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09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70.84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54.9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61.09pt"/>
    </style:style>
    <style:style style:name="co9" style:family="table-column">
      <style:table-column-properties fo:break-before="auto" style:column-width="52.1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45.84pt"/>
    </style:style>
    <style:style style:name="co13" style:family="table-column">
      <style:table-column-properties fo:break-before="auto" style:column-width="40.31pt"/>
    </style:style>
    <style:style style:name="co14" style:family="table-column">
      <style:table-column-properties fo:break-before="auto" style:column-width="70.16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.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EURAU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3">
      <style:table-cell-properties fo:border-bottom="0.74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" style:family="table-cell" style:parent-style-name="Default" style:data-style-name="N127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27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27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30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27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27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2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2" style:family="table-cell" style:parent-style-name="Default" style:data-style-name="N128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28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28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29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28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28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4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=&quot;50%&quot;" style:apply-style-name="ConditionalStyle_5f_5" style:base-cell-address="EURAUD.E2"/>
    </style:style>
    <style:style style:name="ce4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LEN(TRIM([.E2]))&gt;0)" style:apply-style-name="ConditionalStyle_5f_1" style:base-cell-address="EURAUD.E2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3" style:base-cell-address="EURAUD.E5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3" style:base-cell-address="EURAUD.E5"/>
    </style:style>
    <style:style style:name="ce4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3" style:base-cell-address="EURAUD.E5"/>
    </style:style>
    <style:style style:name="ce4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3" style:base-cell-address="EURAUD.E5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3" style:base-cell-address="EURAUD.E5"/>
    </style:style>
    <style:style style:name="ce4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3" style:base-cell-address="EURAUD.E5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3" style:base-cell-address="EURAUD.E5"/>
    </style:style>
    <style:style style:name="ce51" style:family="table-cell" style:parent-style-name="Default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3" style:base-cell-address="EURAUD.E5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3" style:base-cell-address="EURAUD.E5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3" style:base-cell-address="EURAUD.E5"/>
    </style:style>
    <style:style style:name="ce5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E2]))&gt;0)" style:apply-style-name="ConditionalStyle_5f_1" style:base-cell-address="EURAUD.E2"/>
    </style:style>
    <style:style style:name="ce5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1" style:base-cell-address="EURAUD.F5"/>
    </style:style>
    <style:style style:name="ce5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1" style:base-cell-address="EURAUD.F5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1" style:base-cell-address="EURAUD.F5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1" style:base-cell-address="EURAUD.F5"/>
    </style:style>
    <style:style style:name="ce61" style:family="table-cell" style:parent-style-name="Default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1" style:base-cell-address="EURAUD.F5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1" style:base-cell-address="EURAUD.F5"/>
    </style:style>
    <style:style style:name="ce6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0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1" style:base-cell-address="EURAUD.G5"/>
    </style:style>
    <style:style style:name="ce6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0" style:apply-style-name="ConditionalStyle_5f_11" style:base-cell-address="EURAUD.G5"/>
    </style:style>
    <style:style style:name="ce6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0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=&quot;0%&quot;" style:apply-style-name="ConditionalStyle_5f_8" style:base-cell-address="EURAUD.I2"/>
    </style:style>
    <style:style style:name="ce7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=0" style:apply-style-name="ConditionalStyle_5f_1" style:base-cell-address="EURAUD.J1"/>
    </style:style>
    <style:style style:name="ce7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=0" style:apply-style-name="ConditionalStyle_5f_1" style:base-cell-address="EURAUD.J1"/>
    </style:style>
    <style:style style:name="ce79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cell-content()&gt;=0" style:apply-style-name="ConditionalStyle_5f_1" style:base-cell-address="EURAUD.J1"/>
    </style:style>
    <style:style style:name="ce83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=0" style:apply-style-name="ConditionalStyle_5f_1" style:base-cell-address="EURAUD.J1"/>
    </style:style>
    <style:style style:name="ce8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=0" style:apply-style-name="ConditionalStyle_5f_1" style:base-cell-address="EURAUD.J1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cell-content()&gt;=0" style:apply-style-name="ConditionalStyle_5f_1" style:base-cell-address="EURAUD.J1"/>
    </style:style>
    <style:style style:name="ce86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0" style:apply-style-name="ConditionalStyle_5f_13" style:base-cell-address="EURAUD.L5"/>
    </style:style>
    <style:style style:name="ce8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0" style:apply-style-name="ConditionalStyle_5f_13" style:base-cell-address="EURAUD.L5"/>
    </style:style>
    <style:style style:name="ce8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0" style:apply-style-name="ConditionalStyle_5f_1" style:base-cell-address="EURAUD.J1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&gt;=0" style:apply-style-name="ConditionalStyle_5f_10" style:base-cell-address="EURAUD.L4"/>
    </style:style>
    <style:style style:name="ce9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3">
      <style:table-cell-properties fo:border-bottom="0.74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=0" style:apply-style-name="ConditionalStyle_5f_10" style:base-cell-address="EURAUD.L4"/>
    </style:style>
    <style:style style:name="ce92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0" style:apply-style-name="ConditionalStyle_5f_1" style:base-cell-address="EURAUD.J1"/>
    </style:style>
    <style:style style:name="ce93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 style:data-style-name="N3">
      <style:table-cell-properties fo:border-bottom="0.74pt solid #000000" fo:background-color="#b2b2b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Y&quot;" style:apply-style-name="ConditionalStyle_5f_14" style:base-cell-address="EURAUD.O2"/>
    </style:style>
    <style:style style:name="ce99" style:family="table-cell" style:parent-style-name="Default">
      <style:table-cell-properties fo:background-color="#b2b2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EURAUD.O5"/>
    </style:style>
    <style:style style:name="ce10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URAU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otal Pips</text:p>
          </table:table-cell>
          <table:table-cell table:style-name="ce8" office:value-type="string" calcext:value-type="string">
            <text:p>Total Trades</text:p>
          </table:table-cell>
          <table:table-cell table:style-name="ce8" office:value-type="string" calcext:value-type="string">
            <text:p>Total Wins</text:p>
          </table:table-cell>
          <table:table-cell table:style-name="ce8" office:value-type="string" calcext:value-type="string">
            <text:p>Total Losses</text:p>
          </table:table-cell>
          <table:table-cell table:style-name="ce40" office:value-type="string" calcext:value-type="string">
            <text:p>Win %</text:p>
          </table:table-cell>
          <table:table-cell table:style-name="ce8" office:value-type="string" calcext:value-type="string">
            <text:p>Starting Balance</text:p>
          </table:table-cell>
          <table:table-cell table:style-name="ce8" office:value-type="string" calcext:value-type="string">
            <text:p>Risk % / Position</text:p>
          </table:table-cell>
          <table:table-cell table:style-name="ce8" office:value-type="string" calcext:value-type="string">
            <text:p>Total Gain $</text:p>
          </table:table-cell>
          <table:table-cell table:style-name="ce8" office:value-type="string" calcext:value-type="string">
            <text:p>Total Gain %</text:p>
          </table:table-cell>
          <table:table-cell table:style-name="ce77" office:value-type="string" calcext:value-type="string">
            <text:p>Max Drawdown</text:p>
          </table:table-cell>
          <table:table-cell table:style-name="ce8" office:value-type="string" calcext:value-type="string">
            <text:p>Profit Factor</text:p>
          </table:table-cell>
          <table:table-cell table:style-name="ce8" office:value-type="string" calcext:value-type="string">
            <text:p>Result</text:p>
          </table:table-cell>
          <table:table-cell table:style-name="ce89" office:value-type="string" calcext:value-type="string">
            <text:p>T2 %</text:p>
          </table:table-cell>
          <table:table-cell table:style-name="ce89" office:value-type="string" calcext:value-type="string">
            <text:p>T2 Trades</text:p>
          </table:table-cell>
          <table:table-cell table:style-name="ce97"/>
          <table:table-cell table:style-name="ce103" office:value-type="string" calcext:value-type="string">
            <text:p><text:a xlink:href="https://www.youtube.com/watch?v=W_EECZtRBE8" xlink:type="simple">BACKTESTING GUIDE: https://www.youtube.com/watch?v=W_EECZtRBE8</text:a></text:p>
          </table:table-cell>
          <table:table-cell table:style-name="ce97" table:number-columns-repeated="10"/>
          <table:table-cell table:number-columns-repeated="998"/>
        </table:table-row>
        <table:table-row table:style-name="ro2">
          <table:table-cell table:style-name="ce2" table:formula="of:=SUM([.E5:.E1004])" office:value-type="float" office:value="91" calcext:value-type="float">
            <text:p>91.00</text:p>
          </table:table-cell>
          <table:table-cell table:style-name="ce9" table:formula="of:=[.C2]+[.D2]" office:value-type="float" office:value="11" calcext:value-type="float">
            <text:p>11</text:p>
          </table:table-cell>
          <table:table-cell table:style-name="ce9" table:formula="of:=COUNTIF([.E5:.E1004];&quot;&gt;0&quot;)" office:value-type="float" office:value="6" calcext:value-type="float">
            <text:p>6</text:p>
          </table:table-cell>
          <table:table-cell table:style-name="ce9" table:formula="of:=COUNTIF([.E5:.E1004];&quot;&lt;0&quot;)" office:value-type="float" office:value="5" calcext:value-type="float">
            <text:p>5</text:p>
          </table:table-cell>
          <table:table-cell table:style-name="ce41" table:formula="of:=IFERROR([.C2]/([.C2]+[.D2]);&quot;&quot;)" office:value-type="percentage" office:value="0.5454545455" calcext:value-type="percentage">
            <text:p>54.55%</text:p>
          </table:table-cell>
          <table:table-cell table:style-name="ce55" office:value-type="float" office:value="10000" calcext:value-type="float">
            <text:p>$10,000</text:p>
          </table:table-cell>
          <table:table-cell table:style-name="ce64" office:value-type="percentage" office:value="0.01" calcext:value-type="percentage">
            <text:p>1.00%</text:p>
          </table:table-cell>
          <table:table-cell table:style-name="ce69" table:formula="of:=SUM([.G5:.G1004])" office:value-type="currency" office:currency="USD" office:value="656.4087679" calcext:value-type="currency">
            <text:p>$656.41</text:p>
          </table:table-cell>
          <table:table-cell table:style-name="ce72" table:formula="of:=[.H2]/[.F2]" office:value-type="percentage" office:value="0.06564087679" calcext:value-type="percentage">
            <text:p>6.56%</text:p>
          </table:table-cell>
          <table:table-cell table:style-name="ce78" table:formula="of:=MIN([.K5:.K1004])" office:value-type="percentage" office:value="-0.058808" calcext:value-type="percentage">
            <text:p>-5.88%</text:p>
          </table:table-cell>
          <table:table-cell table:style-name="ce81" table:formula="of:=ABS([.I2]/[.J2])" office:value-type="float" office:value="1.116189579" calcext:value-type="float">
            <text:p>1.12</text:p>
          </table:table-cell>
          <table:table-cell table:style-name="ce69" table:formula="of:=[.F2]+[.H2]" office:value-type="currency" office:currency="USD" office:value="10656.40877" calcext:value-type="currency">
            <text:p>$10,656.41</text:p>
          </table:table-cell>
          <table:table-cell table:style-name="ce90" table:formula="of:=IFERROR(COUNTIF([.F5:.F1005];&quot;&gt;0&quot;)/[.B2]; &quot;N/A&quot;)" office:value-type="percentage" office:value="0.4545454545" calcext:value-type="percentage">
            <text:p>45.45%</text:p>
          </table:table-cell>
          <table:table-cell table:style-name="ce93" table:formula="of:=IFERROR(COUNTIF([.F5:.F1005];&quot;&gt;0&quot;); &quot;N/A&quot;)" office:value-type="float" office:value="5" calcext:value-type="float">
            <text:p>5.00</text:p>
          </table:table-cell>
          <table:table-cell table:style-name="ce98" table:number-columns-repeated="12"/>
          <table:table-cell table:number-columns-repeated="998"/>
        </table:table-row>
        <table:table-row table:style-name="ro3">
          <table:table-cell table:style-name="ce3" table:number-columns-repeated="4"/>
          <table:table-cell table:style-name="ce42"/>
          <table:table-cell table:style-name="ce3" table:number-columns-repeated="3"/>
          <table:table-cell table:style-name="ce73" table:formula="of:=[.F2]" office:value-type="float" office:value="10000" calcext:value-type="float">
            <text:p>10,000</text:p>
          </table:table-cell>
          <table:table-cell table:style-name="ce3" table:number-columns-repeated="3"/>
          <table:table-cell table:style-name="ce91"/>
          <table:table-cell table:style-name="ce94"/>
          <table:table-cell table:style-name="ce99" table:number-columns-repeated="12"/>
          <table:table-cell table:number-columns-repeated="998"/>
        </table:table-row>
        <table:table-row table:style-name="ro1">
          <table:table-cell table:style-name="ce4" office:value-type="string" calcext:value-type="string">
            <text:p>Market</text:p>
          </table:table-cell>
          <table:table-cell table:style-name="ce10" office:value-type="string" calcext:value-type="string">
            <text:p>Date</text:p>
          </table:table-cell>
          <table:table-cell table:style-name="ce21" office:value-type="string" calcext:value-type="string">
            <text:p>Time</text:p>
          </table:table-cell>
          <table:table-cell table:style-name="ce31" office:value-type="string" calcext:value-type="string">
            <text:p>Stop Loss</text:p>
          </table:table-cell>
          <table:table-cell table:style-name="ce43" office:value-type="string" calcext:value-type="string">
            <text:p>Target 1</text:p>
          </table:table-cell>
          <table:table-cell table:style-name="ce56" office:value-type="string" calcext:value-type="string">
            <text:p>Target 2</text:p>
          </table:table-cell>
          <table:table-cell table:style-name="ce65" office:value-type="string" calcext:value-type="string">
            <text:p>Result ($)</text:p>
          </table:table-cell>
          <table:table-cell table:style-name="ce65" office:value-type="string" calcext:value-type="string">
            <text:p>Total Pips</text:p>
          </table:table-cell>
          <table:table-cell table:style-name="ce74" office:value-type="string" calcext:value-type="string">
            <text:p>Balance</text:p>
          </table:table-cell>
          <table:table-cell table:style-name="ce65" office:value-type="string" calcext:value-type="string">
            <text:p>Total Gain (%)</text:p>
          </table:table-cell>
          <table:table-cell table:style-name="ce82" office:value-type="string" calcext:value-type="string">
            <text:p>Drawdown (%)</text:p>
          </table:table-cell>
          <table:table-cell table:style-name="ce85" office:value-type="string" calcext:value-type="string">
            <text:p>Result (%)</text:p>
          </table:table-cell>
          <table:table-cell table:style-name="ce65" office:value-type="string" calcext:value-type="string">
            <text:p>Risk ($)</text:p>
          </table:table-cell>
          <table:table-cell table:style-name="ce65" office:value-type="string" calcext:value-type="string">
            <text:p>Risk (%)</text:p>
          </table:table-cell>
          <table:table-cell table:style-name="ce100" table:number-columns-repeated="12"/>
          <table:table-cell table:number-columns-repeated="998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1" office:value-type="date" office:date-value="2020-01-21" calcext:value-type="date">
            <text:p>21/1/20</text:p>
          </table:table-cell>
          <table:table-cell table:style-name="ce22" office:value-type="time" office:time-value="PT20H00M00S" calcext:value-type="time">
            <text:p>8:00:00 PM</text:p>
          </table:table-cell>
          <table:table-cell table:style-name="ce32" office:value-type="float" office:value="19.4" calcext:value-type="float">
            <text:p>19.4</text:p>
          </table:table-cell>
          <table:table-cell table:style-name="ce44" office:value-type="float" office:value="-19.4" calcext:value-type="float">
            <text:p>-19.4</text:p>
          </table:table-cell>
          <table:table-cell table:style-name="ce57" office:value-type="float" office:value="-19.4" calcext:value-type="float">
            <text:p>-19.4</text:p>
          </table:table-cell>
          <table:table-cell table:style-name="ce66" table:formula="of:=IFERROR([.F2]*[.N5]/[.D5]*([.E5]+[.F5]); IFERROR([.F2]*[.N5]/[.D5]*[.E5]; &quot;&quot;))" office:value-type="currency" office:currency="USD" office:value="-200" calcext:value-type="currency">
            <text:p>-$200.00</text:p>
          </table:table-cell>
          <table:table-cell table:style-name="ce70" table:formula="of:=IF([.D5] = &quot;&quot;; &quot;&quot;; IFERROR([.E5]+[.F5]; IFERROR([.E5]; &quot;&quot;)))" office:value-type="float" office:value="-38.8" calcext:value-type="float">
            <text:p>-38.8</text:p>
          </table:table-cell>
          <table:table-cell table:style-name="ce75" table:formula="of:=IFERROR([.F2]+[.G5];&quot;&quot;)" office:value-type="currency" office:currency="USD" office:value="9800" calcext:value-type="currency">
            <text:p>$9,800.00</text:p>
          </table:table-cell>
          <table:table-cell table:style-name="ce79" table:formula="of:=IF([.D5] = &quot;&quot;; &quot;&quot;; IFERROR(([.I5]-[.F$2])/[.F$2];&quot;&quot;))" office:value-type="percentage" office:value="-0.02" calcext:value-type="percentage">
            <text:p>-2.00%</text:p>
          </table:table-cell>
          <table:table-cell table:style-name="ce83" table:formula="of:=IF([.D5] = &quot;&quot;; &quot;&quot;; IFERROR([.I5]/MAX([.F2:.G3])-1;&quot;&quot;))" office:value-type="percentage" office:value="-0.02" calcext:value-type="percentage">
            <text:p>-2.00%</text:p>
          </table:table-cell>
          <table:table-cell table:style-name="ce86" table:formula="of:=IF(ISBLANK([.D5]);&quot;&quot;; [.J5])" office:value-type="percentage" office:value="-0.02" calcext:value-type="percentage">
            <text:p>-2.00%</text:p>
          </table:table-cell>
          <table:table-cell table:style-name="ce75" table:formula="of:=IF([.D5] = &quot;&quot;; &quot;&quot;; IFERROR([.F2]*([.N5]);&quot;&quot;))" office:value-type="currency" office:currency="USD" office:value="100" calcext:value-type="currency">
            <text:p>$100.00</text:p>
          </table:table-cell>
          <table:table-cell table:style-name="ce95" table:formula="of:=IF([.D5] = &quot;&quot;; &quot;&quot;; [.G$2])" office:value-type="percentage" office:value="0.01" calcext:value-type="percentage">
            <text:p>1.00%</text:p>
          </table:table-cell>
          <table:table-cell table:style-name="ce101">
            <draw:frame table:end-cell-address="EURAUD.AA26" table:end-x="39.77pt" table:end-y="10.49pt" draw:z-index="0" draw:name="Chart 1" draw:style-name="gr1" draw:text-style-name="P1" svg:width="521.23pt" svg:height="278.22pt" svg:x="2.15pt" svg:y="0pt">
              <draw:object draw:notify-on-update-of-ranges="EURAUD.J4:EURAUD.J4 EURAUD.J5:EURAUD.J1000 EURAUD.K4:EURAUD.K4 EURAUD.K5:EURAUD.K10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01" table:number-columns-repeated="11"/>
          <table:table-cell table:number-columns-repeated="998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20-01-22" calcext:value-type="date">
            <text:p>22/1/20</text:p>
          </table:table-cell>
          <table:table-cell table:style-name="ce23" office:value-type="time" office:time-value="PT23H00M00S" calcext:value-type="time">
            <text:p>11:00:00 PM</text:p>
          </table:table-cell>
          <table:table-cell table:style-name="ce33" office:value-type="float" office:value="46.4" calcext:value-type="float">
            <text:p>46.4</text:p>
          </table:table-cell>
          <table:table-cell table:style-name="ce45" office:value-type="float" office:value="46.4" calcext:value-type="float">
            <text:p>46.4</text:p>
          </table:table-cell>
          <table:table-cell table:style-name="ce58" office:value-type="float" office:value="78.1" calcext:value-type="float">
            <text:p>78.1</text:p>
          </table:table-cell>
          <table:table-cell table:style-name="ce67" table:formula="of:=IFERROR([.I5]*[.N6]/[.D6]*([.E6]+[.F6]); IFERROR([.I5]*[.N6]/[.D6]*[.E6]; &quot;&quot;))" office:value-type="currency" office:currency="USD" office:value="262.952586206897" calcext:value-type="currency">
            <text:p>$262.95</text:p>
          </table:table-cell>
          <table:table-cell table:style-name="ce71" table:formula="of:=IF([.D6] = &quot;&quot;; &quot;&quot;; IFERROR([.H5]+([.E6]+[.F6]); [.H5]+[.E6]) )" office:value-type="float" office:value="85.7" calcext:value-type="float">
            <text:p>85.7</text:p>
          </table:table-cell>
          <table:table-cell table:style-name="ce76" table:formula="of:=IF([.D6] = &quot;&quot;; &quot;&quot;; IFERROR([.I5]+[.G6];&quot;&quot;))" office:value-type="currency" office:currency="USD" office:value="10062.9525862069" calcext:value-type="currency">
            <text:p>$10,062.95</text:p>
          </table:table-cell>
          <table:table-cell table:style-name="ce80" table:formula="of:=IF([.D6] = &quot;&quot;; &quot;&quot;; IFERROR(([.I6]-[.F$2])/[.F$2];&quot;&quot;))" office:value-type="percentage" office:value="0.00629525862068967" calcext:value-type="percentage">
            <text:p>0.63%</text:p>
          </table:table-cell>
          <table:table-cell table:style-name="ce84" table:formula="of:=IF([.D6] = &quot;&quot;; &quot;&quot;; IFERROR([.I6]/MAX([.$I$2:.I6])-1;&quot;&quot;))" office:value-type="percentage" office:value="0" calcext:value-type="percentage">
            <text:p>0.00%</text:p>
          </table:table-cell>
          <table:table-cell table:style-name="ce87" table:formula="of:=IF(ISBLANK([.D6]);&quot;&quot;; [.G6]/[.I5])" office:value-type="percentage" office:value="0.0268318965517241" calcext:value-type="percentage">
            <text:p>2.68%</text:p>
          </table:table-cell>
          <table:table-cell table:style-name="ce76" table:formula="of:=IF([.D6] = &quot;&quot;; &quot;&quot;; IFERROR([.I5]*([.N6]);&quot;&quot;))" office:value-type="currency" office:currency="USD" office:value="98" calcext:value-type="currency">
            <text:p>$98.00</text:p>
          </table:table-cell>
          <table:table-cell table:style-name="ce95" table:formula="of:=IF([.D6] = &quot;&quot;; &quot;&quot;; [.G$2])" office:value-type="percentage" office:value="0.01" calcext:value-type="percentage">
            <text:p>1.00%</text:p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3" office:value-type="date" office:date-value="2020-01-23" calcext:value-type="date">
            <text:p>23/1/20</text:p>
          </table:table-cell>
          <table:table-cell table:style-name="ce24" office:value-type="time" office:time-value="PT08H30M00S" calcext:value-type="time">
            <text:p>8:30:00 AM</text:p>
          </table:table-cell>
          <table:table-cell table:style-name="ce34" office:value-type="float" office:value="26.9" calcext:value-type="float">
            <text:p>26.9</text:p>
          </table:table-cell>
          <table:table-cell table:style-name="ce46" office:value-type="float" office:value="-26.9" calcext:value-type="float">
            <text:p>-26.9</text:p>
          </table:table-cell>
          <table:table-cell table:style-name="ce59" office:value-type="float" office:value="-26.9" calcext:value-type="float">
            <text:p>-26.9</text:p>
          </table:table-cell>
          <table:table-cell table:style-name="ce67" table:formula="of:=IFERROR([.I6]*[.N7]/[.D7]*([.E7]+[.F7]); IFERROR([.I6]*[.N7]/[.D7]*[.E7]; &quot;&quot;))" office:value-type="currency" office:currency="USD" office:value="-201.259051724138" calcext:value-type="currency">
            <text:p>-$201.26</text:p>
          </table:table-cell>
          <table:table-cell table:style-name="ce71" table:formula="of:=IF([.D7] = &quot;&quot;; &quot;&quot;; IFERROR([.H6]+([.E7]+[.F7]); [.H6]+[.E7]) )" office:value-type="float" office:value="31.9" calcext:value-type="float">
            <text:p>31.9</text:p>
          </table:table-cell>
          <table:table-cell table:style-name="ce76" table:formula="of:=IF([.D7] = &quot;&quot;; &quot;&quot;; IFERROR([.I6]+[.G7];&quot;&quot;))" office:value-type="currency" office:currency="USD" office:value="9861.69353448276" calcext:value-type="currency">
            <text:p>$9,861.69</text:p>
          </table:table-cell>
          <table:table-cell table:style-name="ce80" table:formula="of:=IF([.D7] = &quot;&quot;; &quot;&quot;; IFERROR(([.I7]-[.F$2])/[.F$2];&quot;&quot;))" office:value-type="percentage" office:value="-0.0138306465517242" calcext:value-type="percentage">
            <text:p>-1.38%</text:p>
          </table:table-cell>
          <table:table-cell table:style-name="ce84" table:formula="of:=IF([.D7] = &quot;&quot;; &quot;&quot;; IFERROR([.I7]/MAX([.$I$2:.I7])-1;&quot;&quot;))" office:value-type="percentage" office:value="-0.0200000000000001" calcext:value-type="percentage">
            <text:p>-2.00%</text:p>
          </table:table-cell>
          <table:table-cell table:style-name="ce87" table:formula="of:=IF(ISBLANK([.D7]);&quot;&quot;; [.G7]/[.I6])" office:value-type="percentage" office:value="-0.02" calcext:value-type="percentage">
            <text:p>-2.00%</text:p>
          </table:table-cell>
          <table:table-cell table:style-name="ce76" table:formula="of:=IF([.D7] = &quot;&quot;; &quot;&quot;; IFERROR([.I6]*([.N7]);&quot;&quot;))" office:value-type="currency" office:currency="USD" office:value="100.629525862069" calcext:value-type="currency">
            <text:p>$100.63</text:p>
          </table:table-cell>
          <table:table-cell table:style-name="ce95" table:formula="of:=IF([.D7] = &quot;&quot;; &quot;&quot;; [.G$2])" office:value-type="percentage" office:value="0.01" calcext:value-type="percentage">
            <text:p>1.00%</text:p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20-01-29" calcext:value-type="date">
            <text:p>29/1/20</text:p>
          </table:table-cell>
          <table:table-cell table:style-name="ce23" office:value-type="time" office:time-value="PT16H00M00S" calcext:value-type="time">
            <text:p>4:00:00 PM</text:p>
          </table:table-cell>
          <table:table-cell table:style-name="ce33" office:value-type="float" office:value="33.9" calcext:value-type="float">
            <text:p>33.9</text:p>
          </table:table-cell>
          <table:table-cell table:style-name="ce45" office:value-type="float" office:value="33.9" calcext:value-type="float">
            <text:p>33.9</text:p>
          </table:table-cell>
          <table:table-cell table:style-name="ce58" office:value-type="float" office:value="0" calcext:value-type="float">
            <text:p>0</text:p>
          </table:table-cell>
          <table:table-cell table:style-name="ce67" table:formula="of:=IFERROR([.I7]*[.N8]/[.D8]*([.E8]+[.F8]); IFERROR([.I7]*[.N8]/[.D8]*[.E8]; &quot;&quot;))" office:value-type="currency" office:currency="USD" office:value="98.6169353448276" calcext:value-type="currency">
            <text:p>$98.62</text:p>
          </table:table-cell>
          <table:table-cell table:style-name="ce71" table:formula="of:=IF([.D8] = &quot;&quot;; &quot;&quot;; IFERROR([.H7]+([.E8]+[.F8]); [.H7]+[.E8]) )" office:value-type="float" office:value="65.8" calcext:value-type="float">
            <text:p>65.8</text:p>
          </table:table-cell>
          <table:table-cell table:style-name="ce76" table:formula="of:=IF([.D8] = &quot;&quot;; &quot;&quot;; IFERROR([.I7]+[.G8];&quot;&quot;))" office:value-type="currency" office:currency="USD" office:value="9960.31046982759" calcext:value-type="currency">
            <text:p>$9,960.31</text:p>
          </table:table-cell>
          <table:table-cell table:style-name="ce80" table:formula="of:=IF([.D8] = &quot;&quot;; &quot;&quot;; IFERROR(([.I8]-[.F$2])/[.F$2];&quot;&quot;))" office:value-type="percentage" office:value="-0.00396895301724144" calcext:value-type="percentage">
            <text:p>-0.40%</text:p>
          </table:table-cell>
          <table:table-cell table:style-name="ce84" table:formula="of:=IF([.D8] = &quot;&quot;; &quot;&quot;; IFERROR([.I8]/MAX([.$I$2:.I8])-1;&quot;&quot;))" office:value-type="percentage" office:value="-0.0102000000000001" calcext:value-type="percentage">
            <text:p>-1.02%</text:p>
          </table:table-cell>
          <table:table-cell table:style-name="ce87" table:formula="of:=IF(ISBLANK([.D8]);&quot;&quot;; [.G8]/[.I7])" office:value-type="percentage" office:value="0.01" calcext:value-type="percentage">
            <text:p>1.00%</text:p>
          </table:table-cell>
          <table:table-cell table:style-name="ce76" table:formula="of:=IF([.D8] = &quot;&quot;; &quot;&quot;; IFERROR([.I7]*([.N8]);&quot;&quot;))" office:value-type="currency" office:currency="USD" office:value="98.6169353448276" calcext:value-type="currency">
            <text:p>$98.62</text:p>
          </table:table-cell>
          <table:table-cell table:style-name="ce95" table:formula="of:=IF([.D8] = &quot;&quot;; &quot;&quot;; [.G$2])" office:value-type="percentage" office:value="0.01" calcext:value-type="percentage">
            <text:p>1.00%</text:p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4" office:value-type="date" office:date-value="2020-01-29" calcext:value-type="date">
            <text:p>29/1/20</text:p>
          </table:table-cell>
          <table:table-cell table:style-name="ce25" office:value-type="time" office:time-value="PT20H00M00S" calcext:value-type="time">
            <text:p>8:00:00 PM</text:p>
          </table:table-cell>
          <table:table-cell table:style-name="ce35" office:value-type="float" office:value="41.2" calcext:value-type="float">
            <text:p>41.2</text:p>
          </table:table-cell>
          <table:table-cell table:style-name="ce47" office:value-type="float" office:value="41.2" calcext:value-type="float">
            <text:p>41.2</text:p>
          </table:table-cell>
          <table:table-cell table:style-name="ce59" office:value-type="float" office:value="61" calcext:value-type="float">
            <text:p>61</text:p>
          </table:table-cell>
          <table:table-cell table:style-name="ce67" table:formula="of:=IFERROR([.I8]*[.N9]/[.D9]*([.E9]+[.F9]); IFERROR([.I8]*[.N9]/[.D9]*[.E9]; &quot;&quot;))" office:value-type="currency" office:currency="USD" office:value="247.073720877762" calcext:value-type="currency">
            <text:p>$247.07</text:p>
          </table:table-cell>
          <table:table-cell table:style-name="ce71" table:formula="of:=IF([.D9] = &quot;&quot;; &quot;&quot;; IFERROR([.H8]+([.E9]+[.F9]); [.H8]+[.E9]) )" office:value-type="float" office:value="168" calcext:value-type="float">
            <text:p>168</text:p>
          </table:table-cell>
          <table:table-cell table:style-name="ce76" table:formula="of:=IF([.D9] = &quot;&quot;; &quot;&quot;; IFERROR([.I8]+[.G9];&quot;&quot;))" office:value-type="currency" office:currency="USD" office:value="10207.3841907053" calcext:value-type="currency">
            <text:p>$10,207.38</text:p>
          </table:table-cell>
          <table:table-cell table:style-name="ce80" table:formula="of:=IF([.D9] = &quot;&quot;; &quot;&quot;; IFERROR(([.I9]-[.F$2])/[.F$2];&quot;&quot;))" office:value-type="percentage" office:value="0.0207384190705348" calcext:value-type="percentage">
            <text:p>2.07%</text:p>
          </table:table-cell>
          <table:table-cell table:style-name="ce84" table:formula="of:=IF([.D9] = &quot;&quot;; &quot;&quot;; IFERROR([.I9]/MAX([.$I$2:.I9])-1;&quot;&quot;))" office:value-type="percentage" office:value="0" calcext:value-type="percentage">
            <text:p>0.00%</text:p>
          </table:table-cell>
          <table:table-cell table:style-name="ce87" table:formula="of:=IF(ISBLANK([.D9]);&quot;&quot;; [.G9]/[.I8])" office:value-type="percentage" office:value="0.0248058252427184" calcext:value-type="percentage">
            <text:p>2.48%</text:p>
          </table:table-cell>
          <table:table-cell table:style-name="ce76" table:formula="of:=IF([.D9] = &quot;&quot;; &quot;&quot;; IFERROR([.I8]*([.N9]);&quot;&quot;))" office:value-type="currency" office:currency="USD" office:value="99.6031046982759" calcext:value-type="currency">
            <text:p>$99.60</text:p>
          </table:table-cell>
          <table:table-cell table:style-name="ce95" table:formula="of:=IF([.D9] = &quot;&quot;; &quot;&quot;; [.G$2])" office:value-type="percentage" office:value="0.01" calcext:value-type="percentage">
            <text:p>1.00%</text:p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20-01-31" calcext:value-type="date">
            <text:p>31/1/20</text:p>
          </table:table-cell>
          <table:table-cell table:style-name="ce23" office:value-type="time" office:time-value="PT19H00M00S" calcext:value-type="time">
            <text:p>7:00:00 PM</text:p>
          </table:table-cell>
          <table:table-cell table:style-name="ce36" office:value-type="float" office:value="35.9" calcext:value-type="float">
            <text:p>35.9</text:p>
          </table:table-cell>
          <table:table-cell table:style-name="ce48" office:value-type="float" office:value="35.9" calcext:value-type="float">
            <text:p>35.9</text:p>
          </table:table-cell>
          <table:table-cell table:style-name="ce58" office:value-type="float" office:value="57.2" calcext:value-type="float">
            <text:p>57.2</text:p>
          </table:table-cell>
          <table:table-cell table:style-name="ce67" table:formula="of:=IFERROR([.I9]*[.N10]/[.D10]*([.E10]+[.F10]); IFERROR([.I9]*[.N10]/[.D10]*[.E10]; &quot;&quot;))" office:value-type="currency" office:currency="USD" office:value="264.709601157289" calcext:value-type="currency">
            <text:p>$264.71</text:p>
          </table:table-cell>
          <table:table-cell table:style-name="ce71" table:formula="of:=IF([.D10] = &quot;&quot;; &quot;&quot;; IFERROR([.H9]+([.E10]+[.F10]); [.H9]+[.E10]) )" office:value-type="float" office:value="261.1" calcext:value-type="float">
            <text:p>261.1</text:p>
          </table:table-cell>
          <table:table-cell table:style-name="ce76" table:formula="of:=IF([.D10] = &quot;&quot;; &quot;&quot;; IFERROR([.I9]+[.G10];&quot;&quot;))" office:value-type="currency" office:currency="USD" office:value="10472.0937918626" calcext:value-type="currency">
            <text:p>$10,472.09</text:p>
          </table:table-cell>
          <table:table-cell table:style-name="ce80" table:formula="of:=IF([.D10] = &quot;&quot;; &quot;&quot;; IFERROR(([.I10]-[.F$2])/[.F$2];&quot;&quot;))" office:value-type="percentage" office:value="0.0472093791862637" calcext:value-type="percentage">
            <text:p>4.72%</text:p>
          </table:table-cell>
          <table:table-cell table:style-name="ce84" table:formula="of:=IF([.D10] = &quot;&quot;; &quot;&quot;; IFERROR([.I10]/MAX([.$I$2:.I10])-1;&quot;&quot;))" office:value-type="percentage" office:value="0" calcext:value-type="percentage">
            <text:p>0.00%</text:p>
          </table:table-cell>
          <table:table-cell table:style-name="ce87" table:formula="of:=IF(ISBLANK([.D10]);&quot;&quot;; [.G10]/[.I9])" office:value-type="percentage" office:value="0.025933147632312" calcext:value-type="percentage">
            <text:p>2.59%</text:p>
          </table:table-cell>
          <table:table-cell table:style-name="ce76" table:formula="of:=IF([.D10] = &quot;&quot;; &quot;&quot;; IFERROR([.I9]*([.N10]);&quot;&quot;))" office:value-type="currency" office:currency="USD" office:value="102.073841907053" calcext:value-type="currency">
            <text:p>$102.07</text:p>
          </table:table-cell>
          <table:table-cell table:style-name="ce95" table:formula="of:=IF([.D10] = &quot;&quot;; &quot;&quot;; [.G$2])" office:value-type="percentage" office:value="0.01" calcext:value-type="percentage">
            <text:p>1.00%</text:p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4" office:value-type="date" office:date-value="2020-02-10" calcext:value-type="date">
            <text:p>10/2/20</text:p>
          </table:table-cell>
          <table:table-cell table:style-name="ce25" office:value-type="time" office:time-value="PT09H00M00S" calcext:value-type="time">
            <text:p>9:00:00 AM</text:p>
          </table:table-cell>
          <table:table-cell table:style-name="ce35" office:value-type="float" office:value="43.1" calcext:value-type="float">
            <text:p>43.1</text:p>
          </table:table-cell>
          <table:table-cell table:style-name="ce4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7" table:formula="of:=IFERROR([.I10]*[.N11]/[.D11]*([.E11]+[.F11]); IFERROR([.I10]*[.N11]/[.D11]*[.E11]; &quot;&quot;))" office:value-type="currency" office:currency="USD" office:value="0" calcext:value-type="currency">
            <text:p>$0.00</text:p>
          </table:table-cell>
          <table:table-cell table:style-name="ce71" table:formula="of:=IF([.D11] = &quot;&quot;; &quot;&quot;; IFERROR([.H10]+([.E11]+[.F11]); [.H10]+[.E11]) )" office:value-type="float" office:value="261.1" calcext:value-type="float">
            <text:p>261.1</text:p>
          </table:table-cell>
          <table:table-cell table:style-name="ce76" table:formula="of:=IF([.D11] = &quot;&quot;; &quot;&quot;; IFERROR([.I10]+[.G11];&quot;&quot;))" office:value-type="currency" office:currency="USD" office:value="10472.0937918626" calcext:value-type="currency">
            <text:p>$10,472.09</text:p>
          </table:table-cell>
          <table:table-cell table:style-name="ce80" table:formula="of:=IF([.D11] = &quot;&quot;; &quot;&quot;; IFERROR(([.I11]-[.F$2])/[.F$2];&quot;&quot;))" office:value-type="percentage" office:value="0.0472093791862637" calcext:value-type="percentage">
            <text:p>4.72%</text:p>
          </table:table-cell>
          <table:table-cell table:style-name="ce84" table:formula="of:=IF([.D11] = &quot;&quot;; &quot;&quot;; IFERROR([.I11]/MAX([.$I$2:.I11])-1;&quot;&quot;))" office:value-type="percentage" office:value="0" calcext:value-type="percentage">
            <text:p>0.00%</text:p>
          </table:table-cell>
          <table:table-cell table:style-name="ce87" table:formula="of:=IF(ISBLANK([.D11]);&quot;&quot;; [.G11]/[.I10])" office:value-type="percentage" office:value="0" calcext:value-type="percentage">
            <text:p>0.00%</text:p>
          </table:table-cell>
          <table:table-cell table:style-name="ce76" table:formula="of:=IF([.D11] = &quot;&quot;; &quot;&quot;; IFERROR([.I10]*([.N11]);&quot;&quot;))" office:value-type="currency" office:currency="USD" office:value="104.720937918626" calcext:value-type="currency">
            <text:p>$104.72</text:p>
          </table:table-cell>
          <table:table-cell table:style-name="ce95" table:formula="of:=IF([.D11] = &quot;&quot;; &quot;&quot;; [.G$2])" office:value-type="percentage" office:value="0.01" calcext:value-type="percentage">
            <text:p>1.00%</text:p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20-02-13" calcext:value-type="date">
            <text:p>13/2/20</text:p>
          </table:table-cell>
          <table:table-cell table:style-name="ce23" office:value-type="time" office:time-value="PT22H00M00S" calcext:value-type="time">
            <text:p>10:00:00 PM</text:p>
          </table:table-cell>
          <table:table-cell table:style-name="ce33" office:value-type="float" office:value="27.5" calcext:value-type="float">
            <text:p>27.5</text:p>
          </table:table-cell>
          <table:table-cell table:style-name="ce45" office:value-type="float" office:value="-27.5" calcext:value-type="float">
            <text:p>-27.5</text:p>
          </table:table-cell>
          <table:table-cell table:style-name="ce58" office:value-type="float" office:value="-27.5" calcext:value-type="float">
            <text:p>-27.5</text:p>
          </table:table-cell>
          <table:table-cell table:style-name="ce67" table:formula="of:=IFERROR([.I11]*[.N12]/[.D12]*([.E12]+[.F12]); IFERROR([.I11]*[.N12]/[.D12]*[.E12]; &quot;&quot;))" office:value-type="currency" office:currency="USD" office:value="-209.441875837253" calcext:value-type="currency">
            <text:p>-$209.44</text:p>
          </table:table-cell>
          <table:table-cell table:style-name="ce71" table:formula="of:=IF([.D12] = &quot;&quot;; &quot;&quot;; IFERROR([.H11]+([.E12]+[.F12]); [.H11]+[.E12]) )" office:value-type="float" office:value="206.1" calcext:value-type="float">
            <text:p>206.1</text:p>
          </table:table-cell>
          <table:table-cell table:style-name="ce76" table:formula="of:=IF([.D12] = &quot;&quot;; &quot;&quot;; IFERROR([.I11]+[.G12];&quot;&quot;))" office:value-type="currency" office:currency="USD" office:value="10262.6519160254" calcext:value-type="currency">
            <text:p>$10,262.65</text:p>
          </table:table-cell>
          <table:table-cell table:style-name="ce80" table:formula="of:=IF([.D12] = &quot;&quot;; &quot;&quot;; IFERROR(([.I12]-[.F$2])/[.F$2];&quot;&quot;))" office:value-type="percentage" office:value="0.0262651916025385" calcext:value-type="percentage">
            <text:p>2.63%</text:p>
          </table:table-cell>
          <table:table-cell table:style-name="ce84" table:formula="of:=IF([.D12] = &quot;&quot;; &quot;&quot;; IFERROR([.I12]/MAX([.$I$2:.I12])-1;&quot;&quot;))" office:value-type="percentage" office:value="-0.0199999999999999" calcext:value-type="percentage">
            <text:p>-2.00%</text:p>
          </table:table-cell>
          <table:table-cell table:style-name="ce87" table:formula="of:=IF(ISBLANK([.D12]);&quot;&quot;; [.G12]/[.I11])" office:value-type="percentage" office:value="-0.02" calcext:value-type="percentage">
            <text:p>-2.00%</text:p>
          </table:table-cell>
          <table:table-cell table:style-name="ce76" table:formula="of:=IF([.D12] = &quot;&quot;; &quot;&quot;; IFERROR([.I11]*([.N12]);&quot;&quot;))" office:value-type="currency" office:currency="USD" office:value="104.720937918626" calcext:value-type="currency">
            <text:p>$104.72</text:p>
          </table:table-cell>
          <table:table-cell table:style-name="ce95" table:formula="of:=IF([.D12] = &quot;&quot;; &quot;&quot;; [.G$2])" office:value-type="percentage" office:value="0.01" calcext:value-type="percentage">
            <text:p>1.00%</text:p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3" office:value-type="date" office:date-value="2020-02-20" calcext:value-type="date">
            <text:p>20/2/20</text:p>
          </table:table-cell>
          <table:table-cell table:style-name="ce24" office:value-type="time" office:time-value="PT07H00M00S" calcext:value-type="time">
            <text:p>7:00:00 AM</text:p>
          </table:table-cell>
          <table:table-cell table:style-name="ce34" office:value-type="float" office:value="14.8" calcext:value-type="float">
            <text:p>14.8</text:p>
          </table:table-cell>
          <table:table-cell table:style-name="ce46" office:value-type="float" office:value="-14.8" calcext:value-type="float">
            <text:p>-14.8</text:p>
          </table:table-cell>
          <table:table-cell table:style-name="ce59" office:value-type="float" office:value="-14.8" calcext:value-type="float">
            <text:p>-14.8</text:p>
          </table:table-cell>
          <table:table-cell table:style-name="ce67" table:formula="of:=IFERROR([.I12]*[.N13]/[.D13]*([.E13]+[.F13]); IFERROR([.I12]*[.N13]/[.D13]*[.E13]; &quot;&quot;))" office:value-type="currency" office:currency="USD" office:value="-205.253038320508" calcext:value-type="currency">
            <text:p>-$205.25</text:p>
          </table:table-cell>
          <table:table-cell table:style-name="ce71" table:formula="of:=IF([.D13] = &quot;&quot;; &quot;&quot;; IFERROR([.H12]+([.E13]+[.F13]); [.H12]+[.E13]) )" office:value-type="float" office:value="176.5" calcext:value-type="float">
            <text:p>176.5</text:p>
          </table:table-cell>
          <table:table-cell table:style-name="ce76" table:formula="of:=IF([.D13] = &quot;&quot;; &quot;&quot;; IFERROR([.I12]+[.G13];&quot;&quot;))" office:value-type="currency" office:currency="USD" office:value="10057.3988777049" calcext:value-type="currency">
            <text:p>$10,057.40</text:p>
          </table:table-cell>
          <table:table-cell table:style-name="ce80" table:formula="of:=IF([.D13] = &quot;&quot;; &quot;&quot;; IFERROR(([.I13]-[.F$2])/[.F$2];&quot;&quot;))" office:value-type="percentage" office:value="0.00573988777048762" calcext:value-type="percentage">
            <text:p>0.57%</text:p>
          </table:table-cell>
          <table:table-cell table:style-name="ce84" table:formula="of:=IF([.D13] = &quot;&quot;; &quot;&quot;; IFERROR([.I13]/MAX([.$I$2:.I13])-1;&quot;&quot;))" office:value-type="percentage" office:value="-0.0396" calcext:value-type="percentage">
            <text:p>-3.96%</text:p>
          </table:table-cell>
          <table:table-cell table:style-name="ce87" table:formula="of:=IF(ISBLANK([.D13]);&quot;&quot;; [.G13]/[.I12])" office:value-type="percentage" office:value="-0.02" calcext:value-type="percentage">
            <text:p>-2.00%</text:p>
          </table:table-cell>
          <table:table-cell table:style-name="ce76" table:formula="of:=IF([.D13] = &quot;&quot;; &quot;&quot;; IFERROR([.I12]*([.N13]);&quot;&quot;))" office:value-type="currency" office:currency="USD" office:value="102.626519160254" calcext:value-type="currency">
            <text:p>$102.63</text:p>
          </table:table-cell>
          <table:table-cell table:style-name="ce95" table:formula="of:=IF([.D13] = &quot;&quot;; &quot;&quot;; [.G$2])" office:value-type="percentage" office:value="0.01" calcext:value-type="percentage">
            <text:p>1.00%</text:p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20-02-27" calcext:value-type="date">
            <text:p>27/2/20</text:p>
          </table:table-cell>
          <table:table-cell table:style-name="ce23" office:value-type="time" office:time-value="PT08H00M00S" calcext:value-type="time">
            <text:p>8:00:00 AM</text:p>
          </table:table-cell>
          <table:table-cell table:style-name="ce33" office:value-type="float" office:value="52.1" calcext:value-type="float">
            <text:p>52.1</text:p>
          </table:table-cell>
          <table:table-cell table:style-name="ce45" office:value-type="float" office:value="-52.1" calcext:value-type="float">
            <text:p>-52.1</text:p>
          </table:table-cell>
          <table:table-cell table:style-name="ce58" office:value-type="float" office:value="-52.1" calcext:value-type="float">
            <text:p>-52.1</text:p>
          </table:table-cell>
          <table:table-cell table:style-name="ce67" table:formula="of:=IFERROR([.I13]*[.N14]/[.D14]*([.E14]+[.F14]); IFERROR([.I13]*[.N14]/[.D14]*[.E14]; &quot;&quot;))" office:value-type="currency" office:currency="USD" office:value="-201.147977554098" calcext:value-type="currency">
            <text:p>-$201.15</text:p>
          </table:table-cell>
          <table:table-cell table:style-name="ce71" table:formula="of:=IF([.D14] = &quot;&quot;; &quot;&quot;; IFERROR([.H13]+([.E14]+[.F14]); [.H13]+[.E14]) )" office:value-type="float" office:value="72.3" calcext:value-type="float">
            <text:p>72.3</text:p>
          </table:table-cell>
          <table:table-cell table:style-name="ce76" table:formula="of:=IF([.D14] = &quot;&quot;; &quot;&quot;; IFERROR([.I13]+[.G14];&quot;&quot;))" office:value-type="currency" office:currency="USD" office:value="9856.25090015078" calcext:value-type="currency">
            <text:p>$9,856.25</text:p>
          </table:table-cell>
          <table:table-cell table:style-name="ce80" table:formula="of:=IF([.D14] = &quot;&quot;; &quot;&quot;; IFERROR(([.I14]-[.F$2])/[.F$2];&quot;&quot;))" office:value-type="percentage" office:value="-0.0143749099849221" calcext:value-type="percentage">
            <text:p>-1.44%</text:p>
          </table:table-cell>
          <table:table-cell table:style-name="ce84" table:formula="of:=IF([.D14] = &quot;&quot;; &quot;&quot;; IFERROR([.I14]/MAX([.$I$2:.I14])-1;&quot;&quot;))" office:value-type="percentage" office:value="-0.058808" calcext:value-type="percentage">
            <text:p>-5.88%</text:p>
          </table:table-cell>
          <table:table-cell table:style-name="ce87" table:formula="of:=IF(ISBLANK([.D14]);&quot;&quot;; [.G14]/[.I13])" office:value-type="percentage" office:value="-0.02" calcext:value-type="percentage">
            <text:p>-2.00%</text:p>
          </table:table-cell>
          <table:table-cell table:style-name="ce76" table:formula="of:=IF([.D14] = &quot;&quot;; &quot;&quot;; IFERROR([.I13]*([.N14]);&quot;&quot;))" office:value-type="currency" office:currency="USD" office:value="100.573988777049" calcext:value-type="currency">
            <text:p>$100.57</text:p>
          </table:table-cell>
          <table:table-cell table:style-name="ce95" table:formula="of:=IF([.D14] = &quot;&quot;; &quot;&quot;; [.G$2])" office:value-type="percentage" office:value="0.01" calcext:value-type="percentage">
            <text:p>1.00%</text:p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3" office:value-type="date" office:date-value="2020-02-28" calcext:value-type="date">
            <text:p>28/2/20</text:p>
          </table:table-cell>
          <table:table-cell table:style-name="ce24" office:value-type="time" office:time-value="PT08H00M00S" calcext:value-type="time">
            <text:p>8:00:00 AM</text:p>
          </table:table-cell>
          <table:table-cell table:style-name="ce34" office:value-type="float" office:value="42" calcext:value-type="float">
            <text:p>42</text:p>
          </table:table-cell>
          <table:table-cell table:style-name="ce46" office:value-type="float" office:value="42" calcext:value-type="float">
            <text:p>42</text:p>
          </table:table-cell>
          <table:table-cell table:style-name="ce59" office:value-type="float" office:value="84.9" calcext:value-type="float">
            <text:p>84.9</text:p>
          </table:table-cell>
          <table:table-cell table:style-name="ce67" table:formula="of:=IFERROR([.I14]*[.N15]/[.D15]*([.E15]+[.F15]); IFERROR([.I14]*[.N15]/[.D15]*[.E15]; &quot;&quot;))" office:value-type="currency" office:currency="USD" office:value="297.799580768841" calcext:value-type="currency">
            <text:p>$297.80</text:p>
          </table:table-cell>
          <table:table-cell table:style-name="ce71" table:formula="of:=IF([.D15] = &quot;&quot;; &quot;&quot;; IFERROR([.H14]+([.E15]+[.F15]); [.H14]+[.E15]) )" office:value-type="float" office:value="199.2" calcext:value-type="float">
            <text:p>199.2</text:p>
          </table:table-cell>
          <table:table-cell table:style-name="ce76" table:formula="of:=IF([.D15] = &quot;&quot;; &quot;&quot;; IFERROR([.I14]+[.G15];&quot;&quot;))" office:value-type="currency" office:currency="USD" office:value="10154.0504809196" calcext:value-type="currency">
            <text:p>$10,154.05</text:p>
          </table:table-cell>
          <table:table-cell table:style-name="ce80" table:formula="of:=IF([.D15] = &quot;&quot;; &quot;&quot;; IFERROR(([.I15]-[.F$2])/[.F$2];&quot;&quot;))" office:value-type="percentage" office:value="0.0154050480919621" calcext:value-type="percentage">
            <text:p>1.54%</text:p>
          </table:table-cell>
          <table:table-cell table:style-name="ce84" table:formula="of:=IF([.D15] = &quot;&quot;; &quot;&quot;; IFERROR([.I15]/MAX([.$I$2:.I15])-1;&quot;&quot;))" office:value-type="percentage" office:value="-0.0303705559999999" calcext:value-type="percentage">
            <text:p>-3.04%</text:p>
          </table:table-cell>
          <table:table-cell table:style-name="ce87" table:formula="of:=IF(ISBLANK([.D15]);&quot;&quot;; [.G15]/[.I14])" office:value-type="percentage" office:value="0.0302142857142857" calcext:value-type="percentage">
            <text:p>3.02%</text:p>
          </table:table-cell>
          <table:table-cell table:style-name="ce76" table:formula="of:=IF([.D15] = &quot;&quot;; &quot;&quot;; IFERROR([.I14]*([.N15]);&quot;&quot;))" office:value-type="currency" office:currency="USD" office:value="98.5625090015078" calcext:value-type="currency">
            <text:p>$98.56</text:p>
          </table:table-cell>
          <table:table-cell table:style-name="ce95" table:formula="of:=IF([.D15] = &quot;&quot;; &quot;&quot;; [.G$2])" office:value-type="percentage" office:value="0.01" calcext:value-type="percentage">
            <text:p>1.00%</text:p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20-03-04" calcext:value-type="date">
            <text:p>4/3/20</text:p>
          </table:table-cell>
          <table:table-cell table:style-name="ce23" office:value-type="time" office:time-value="PT20H30M00S" calcext:value-type="time">
            <text:p>8:30:00 PM</text:p>
          </table:table-cell>
          <table:table-cell table:style-name="ce33" office:value-type="float" office:value="32.3" calcext:value-type="float">
            <text:p>32.3</text:p>
          </table:table-cell>
          <table:table-cell table:style-name="ce45" office:value-type="float" office:value="32.3" calcext:value-type="float">
            <text:p>32.3</text:p>
          </table:table-cell>
          <table:table-cell table:style-name="ce58" office:value-type="float" office:value="127.5" calcext:value-type="float">
            <text:p>127.5</text:p>
          </table:table-cell>
          <table:table-cell table:style-name="ce67" table:formula="of:=IFERROR([.I15]*[.N16]/[.D16]*([.E16]+[.F16]); IFERROR([.I15]*[.N16]/[.D16]*[.E16]; &quot;&quot;))" office:value-type="currency" office:currency="USD" office:value="502.35828695076" calcext:value-type="currency">
            <text:p>$502.36</text:p>
          </table:table-cell>
          <table:table-cell table:style-name="ce71" table:formula="of:=IF([.D16] = &quot;&quot;; &quot;&quot;; IFERROR([.H15]+([.E16]+[.F16]); [.H15]+[.E16]) )" office:value-type="float" office:value="359" calcext:value-type="float">
            <text:p>359</text:p>
          </table:table-cell>
          <table:table-cell table:style-name="ce76" table:formula="of:=IF([.D16] = &quot;&quot;; &quot;&quot;; IFERROR([.I15]+[.G16];&quot;&quot;))" office:value-type="currency" office:currency="USD" office:value="10656.4087678704" calcext:value-type="currency">
            <text:p>$10,656.41</text:p>
          </table:table-cell>
          <table:table-cell table:style-name="ce80" table:formula="of:=IF([.D16] = &quot;&quot;; &quot;&quot;; IFERROR(([.I16]-[.F$2])/[.F$2];&quot;&quot;))" office:value-type="percentage" office:value="0.0656408767870382" calcext:value-type="percentage">
            <text:p>6.56%</text:p>
          </table:table-cell>
          <table:table-cell table:style-name="ce84" table:formula="of:=IF([.D16] = &quot;&quot;; &quot;&quot;; IFERROR([.I16]/MAX([.$I$2:.I16])-1;&quot;&quot;))" office:value-type="percentage" office:value="0" calcext:value-type="percentage">
            <text:p>0.00%</text:p>
          </table:table-cell>
          <table:table-cell table:style-name="ce87" table:formula="of:=IF(ISBLANK([.D16]);&quot;&quot;; [.G16]/[.I15])" office:value-type="percentage" office:value="0.0494736842105263" calcext:value-type="percentage">
            <text:p>4.95%</text:p>
          </table:table-cell>
          <table:table-cell table:style-name="ce76" table:formula="of:=IF([.D16] = &quot;&quot;; &quot;&quot;; IFERROR([.I15]*([.N16]);&quot;&quot;))" office:value-type="currency" office:currency="USD" office:value="101.540504809196" calcext:value-type="currency">
            <text:p>$101.54</text:p>
          </table:table-cell>
          <table:table-cell table:style-name="ce95" table:formula="of:=IF([.D16] = &quot;&quot;; &quot;&quot;; [.G$2])" office:value-type="percentage" office:value="0.01" calcext:value-type="percentage">
            <text:p>1.00%</text:p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16]*[.N17]/[.D17]*([.E17]+[.F17]); IFERROR([.I16]*[.N17]/[.D17]*[.E17]; &quot;&quot;))">
            <text:p/>
          </table:table-cell>
          <table:table-cell table:style-name="ce71" table:formula="of:=IF([.D17] = &quot;&quot;; &quot;&quot;; IFERROR([.H16]+([.E17]+[.F17]); [.H16]+[.E17]) )">
            <text:p/>
          </table:table-cell>
          <table:table-cell table:style-name="ce76" table:formula="of:=IF([.D17] = &quot;&quot;; &quot;&quot;; IFERROR([.I16]+[.G17];&quot;&quot;))">
            <text:p/>
          </table:table-cell>
          <table:table-cell table:style-name="ce80" table:formula="of:=IF([.D17] = &quot;&quot;; &quot;&quot;; IFERROR(([.I17]-[.F$2])/[.F$2];&quot;&quot;))">
            <text:p/>
          </table:table-cell>
          <table:table-cell table:style-name="ce84" table:formula="of:=IF([.D17] = &quot;&quot;; &quot;&quot;; IFERROR([.I17]/MAX([.$I$2:.I17])-1;&quot;&quot;))">
            <text:p/>
          </table:table-cell>
          <table:table-cell table:style-name="ce87" table:formula="of:=IF(ISBLANK([.D17]);&quot;&quot;; [.G17]/[.I16])">
            <text:p/>
          </table:table-cell>
          <table:table-cell table:style-name="ce76" table:formula="of:=IF([.D17] = &quot;&quot;; &quot;&quot;; IFERROR([.I16]*([.N17]);&quot;&quot;))">
            <text:p/>
          </table:table-cell>
          <table:table-cell table:style-name="ce95" table:formula="of:=IF([.D1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17]*[.N18]/[.D18]*([.E18]+[.F18]); IFERROR([.I17]*[.N18]/[.D18]*[.E18]; &quot;&quot;))">
            <text:p/>
          </table:table-cell>
          <table:table-cell table:style-name="ce71" table:formula="of:=IF([.D18] = &quot;&quot;; &quot;&quot;; IFERROR([.H17]+([.E18]+[.F18]); [.H17]+[.E18]) )">
            <text:p/>
          </table:table-cell>
          <table:table-cell table:style-name="ce76" table:formula="of:=IF([.D18] = &quot;&quot;; &quot;&quot;; IFERROR([.I17]+[.G18];&quot;&quot;))">
            <text:p/>
          </table:table-cell>
          <table:table-cell table:style-name="ce80" table:formula="of:=IF([.D18] = &quot;&quot;; &quot;&quot;; IFERROR(([.I18]-[.F$2])/[.F$2];&quot;&quot;))">
            <text:p/>
          </table:table-cell>
          <table:table-cell table:style-name="ce84" table:formula="of:=IF([.D18] = &quot;&quot;; &quot;&quot;; IFERROR([.I18]/MAX([.$I$2:.I18])-1;&quot;&quot;))">
            <text:p/>
          </table:table-cell>
          <table:table-cell table:style-name="ce87" table:formula="of:=IF(ISBLANK([.D18]);&quot;&quot;; [.G18]/[.I17])">
            <text:p/>
          </table:table-cell>
          <table:table-cell table:style-name="ce76" table:formula="of:=IF([.D18] = &quot;&quot;; &quot;&quot;; IFERROR([.I17]*([.N18]);&quot;&quot;))">
            <text:p/>
          </table:table-cell>
          <table:table-cell table:style-name="ce96" table:formula="of:=IF([.D1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18]*[.N19]/[.D19]*([.E19]+[.F19]); IFERROR([.I18]*[.N19]/[.D19]*[.E19]; &quot;&quot;))">
            <text:p/>
          </table:table-cell>
          <table:table-cell table:style-name="ce71" table:formula="of:=IF([.D19] = &quot;&quot;; &quot;&quot;; IFERROR([.H18]+([.E19]+[.F19]); [.H18]+[.E19]) )">
            <text:p/>
          </table:table-cell>
          <table:table-cell table:style-name="ce76" table:formula="of:=IF([.D19] = &quot;&quot;; &quot;&quot;; IFERROR([.I18]+[.G19];&quot;&quot;))">
            <text:p/>
          </table:table-cell>
          <table:table-cell table:style-name="ce80" table:formula="of:=IF([.D19] = &quot;&quot;; &quot;&quot;; IFERROR(([.I19]-[.F$2])/[.F$2];&quot;&quot;))">
            <text:p/>
          </table:table-cell>
          <table:table-cell table:style-name="ce84" table:formula="of:=IF([.D19] = &quot;&quot;; &quot;&quot;; IFERROR([.I19]/MAX([.$I$2:.I19])-1;&quot;&quot;))">
            <text:p/>
          </table:table-cell>
          <table:table-cell table:style-name="ce87" table:formula="of:=IF(ISBLANK([.D19]);&quot;&quot;; [.G19]/[.I18])">
            <text:p/>
          </table:table-cell>
          <table:table-cell table:style-name="ce76" table:formula="of:=IF([.D19] = &quot;&quot;; &quot;&quot;; IFERROR([.I18]*([.N19]);&quot;&quot;))">
            <text:p/>
          </table:table-cell>
          <table:table-cell table:style-name="ce95" table:formula="of:=IF([.D1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19]*[.N20]/[.D20]*([.E20]+[.F20]); IFERROR([.I19]*[.N20]/[.D20]*[.E20]; &quot;&quot;))">
            <text:p/>
          </table:table-cell>
          <table:table-cell table:style-name="ce71" table:formula="of:=IF([.D20] = &quot;&quot;; &quot;&quot;; IFERROR([.H19]+([.E20]+[.F20]); [.H19]+[.E20]) )">
            <text:p/>
          </table:table-cell>
          <table:table-cell table:style-name="ce76" table:formula="of:=IF([.D20] = &quot;&quot;; &quot;&quot;; IFERROR([.I19]+[.G20];&quot;&quot;))">
            <text:p/>
          </table:table-cell>
          <table:table-cell table:style-name="ce80" table:formula="of:=IF([.D20] = &quot;&quot;; &quot;&quot;; IFERROR(([.I20]-[.F$2])/[.F$2];&quot;&quot;))">
            <text:p/>
          </table:table-cell>
          <table:table-cell table:style-name="ce84" table:formula="of:=IF([.D20] = &quot;&quot;; &quot;&quot;; IFERROR([.I20]/MAX([.$I$2:.I20])-1;&quot;&quot;))">
            <text:p/>
          </table:table-cell>
          <table:table-cell table:style-name="ce87" table:formula="of:=IF(ISBLANK([.D20]);&quot;&quot;; [.G20]/[.I19])">
            <text:p/>
          </table:table-cell>
          <table:table-cell table:style-name="ce76" table:formula="of:=IF([.D20] = &quot;&quot;; &quot;&quot;; IFERROR([.I19]*([.N20]);&quot;&quot;))">
            <text:p/>
          </table:table-cell>
          <table:table-cell table:style-name="ce96" table:formula="of:=IF([.D2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20]*[.N21]/[.D21]*([.E21]+[.F21]); IFERROR([.I20]*[.N21]/[.D21]*[.E21]; &quot;&quot;))">
            <text:p/>
          </table:table-cell>
          <table:table-cell table:style-name="ce71" table:formula="of:=IF([.D21] = &quot;&quot;; &quot;&quot;; IFERROR([.H20]+([.E21]+[.F21]); [.H20]+[.E21]) )">
            <text:p/>
          </table:table-cell>
          <table:table-cell table:style-name="ce76" table:formula="of:=IF([.D21] = &quot;&quot;; &quot;&quot;; IFERROR([.I20]+[.G21];&quot;&quot;))">
            <text:p/>
          </table:table-cell>
          <table:table-cell table:style-name="ce80" table:formula="of:=IF([.D21] = &quot;&quot;; &quot;&quot;; IFERROR(([.I21]-[.F$2])/[.F$2];&quot;&quot;))">
            <text:p/>
          </table:table-cell>
          <table:table-cell table:style-name="ce84" table:formula="of:=IF([.D21] = &quot;&quot;; &quot;&quot;; IFERROR([.I21]/MAX([.$I$2:.I21])-1;&quot;&quot;))">
            <text:p/>
          </table:table-cell>
          <table:table-cell table:style-name="ce87" table:formula="of:=IF(ISBLANK([.D21]);&quot;&quot;; [.G21]/[.I20])">
            <text:p/>
          </table:table-cell>
          <table:table-cell table:style-name="ce76" table:formula="of:=IF([.D21] = &quot;&quot;; &quot;&quot;; IFERROR([.I20]*([.N21]);&quot;&quot;))">
            <text:p/>
          </table:table-cell>
          <table:table-cell table:style-name="ce95" table:formula="of:=IF([.D2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21]*[.N22]/[.D22]*([.E22]+[.F22]); IFERROR([.I21]*[.N22]/[.D22]*[.E22]; &quot;&quot;))">
            <text:p/>
          </table:table-cell>
          <table:table-cell table:style-name="ce71" table:formula="of:=IF([.D22] = &quot;&quot;; &quot;&quot;; IFERROR([.H21]+([.E22]+[.F22]); [.H21]+[.E22]) )">
            <text:p/>
          </table:table-cell>
          <table:table-cell table:style-name="ce76" table:formula="of:=IF([.D22] = &quot;&quot;; &quot;&quot;; IFERROR([.I21]+[.G22];&quot;&quot;))">
            <text:p/>
          </table:table-cell>
          <table:table-cell table:style-name="ce80" table:formula="of:=IF([.D22] = &quot;&quot;; &quot;&quot;; IFERROR(([.I22]-[.F$2])/[.F$2];&quot;&quot;))">
            <text:p/>
          </table:table-cell>
          <table:table-cell table:style-name="ce84" table:formula="of:=IF([.D22] = &quot;&quot;; &quot;&quot;; IFERROR([.I22]/MAX([.$I$2:.I22])-1;&quot;&quot;))">
            <text:p/>
          </table:table-cell>
          <table:table-cell table:style-name="ce87" table:formula="of:=IF(ISBLANK([.D22]);&quot;&quot;; [.G22]/[.I21])">
            <text:p/>
          </table:table-cell>
          <table:table-cell table:style-name="ce76" table:formula="of:=IF([.D22] = &quot;&quot;; &quot;&quot;; IFERROR([.I21]*([.N22]);&quot;&quot;))">
            <text:p/>
          </table:table-cell>
          <table:table-cell table:style-name="ce96" table:formula="of:=IF([.D2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22]*[.N23]/[.D23]*([.E23]+[.F23]); IFERROR([.I22]*[.N23]/[.D23]*[.E23]; &quot;&quot;))">
            <text:p/>
          </table:table-cell>
          <table:table-cell table:style-name="ce71" table:formula="of:=IF([.D23] = &quot;&quot;; &quot;&quot;; IFERROR([.H22]+([.E23]+[.F23]); [.H22]+[.E23]) )">
            <text:p/>
          </table:table-cell>
          <table:table-cell table:style-name="ce76" table:formula="of:=IF([.D23] = &quot;&quot;; &quot;&quot;; IFERROR([.I22]+[.G23];&quot;&quot;))">
            <text:p/>
          </table:table-cell>
          <table:table-cell table:style-name="ce80" table:formula="of:=IF([.D23] = &quot;&quot;; &quot;&quot;; IFERROR(([.I23]-[.F$2])/[.F$2];&quot;&quot;))">
            <text:p/>
          </table:table-cell>
          <table:table-cell table:style-name="ce84" table:formula="of:=IF([.D23] = &quot;&quot;; &quot;&quot;; IFERROR([.I23]/MAX([.$I$2:.I23])-1;&quot;&quot;))">
            <text:p/>
          </table:table-cell>
          <table:table-cell table:style-name="ce87" table:formula="of:=IF(ISBLANK([.D23]);&quot;&quot;; [.G23]/[.I22])">
            <text:p/>
          </table:table-cell>
          <table:table-cell table:style-name="ce76" table:formula="of:=IF([.D23] = &quot;&quot;; &quot;&quot;; IFERROR([.I22]*([.N23]);&quot;&quot;))">
            <text:p/>
          </table:table-cell>
          <table:table-cell table:style-name="ce95" table:formula="of:=IF([.D2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23]*[.N24]/[.D24]*([.E24]+[.F24]); IFERROR([.I23]*[.N24]/[.D24]*[.E24]; &quot;&quot;))">
            <text:p/>
          </table:table-cell>
          <table:table-cell table:style-name="ce71" table:formula="of:=IF([.D24] = &quot;&quot;; &quot;&quot;; IFERROR([.H23]+([.E24]+[.F24]); [.H23]+[.E24]) )">
            <text:p/>
          </table:table-cell>
          <table:table-cell table:style-name="ce76" table:formula="of:=IF([.D24] = &quot;&quot;; &quot;&quot;; IFERROR([.I23]+[.G24];&quot;&quot;))">
            <text:p/>
          </table:table-cell>
          <table:table-cell table:style-name="ce80" table:formula="of:=IF([.D24] = &quot;&quot;; &quot;&quot;; IFERROR(([.I24]-[.F$2])/[.F$2];&quot;&quot;))">
            <text:p/>
          </table:table-cell>
          <table:table-cell table:style-name="ce84" table:formula="of:=IF([.D24] = &quot;&quot;; &quot;&quot;; IFERROR([.I24]/MAX([.$I$2:.I24])-1;&quot;&quot;))">
            <text:p/>
          </table:table-cell>
          <table:table-cell table:style-name="ce87" table:formula="of:=IF(ISBLANK([.D24]);&quot;&quot;; [.G24]/[.I23])">
            <text:p/>
          </table:table-cell>
          <table:table-cell table:style-name="ce76" table:formula="of:=IF([.D24] = &quot;&quot;; &quot;&quot;; IFERROR([.I23]*([.N24]);&quot;&quot;))">
            <text:p/>
          </table:table-cell>
          <table:table-cell table:style-name="ce96" table:formula="of:=IF([.D2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24]*[.N25]/[.D25]*([.E25]+[.F25]); IFERROR([.I24]*[.N25]/[.D25]*[.E25]; &quot;&quot;))">
            <text:p/>
          </table:table-cell>
          <table:table-cell table:style-name="ce71" table:formula="of:=IF([.D25] = &quot;&quot;; &quot;&quot;; IFERROR([.H24]+([.E25]+[.F25]); [.H24]+[.E25]) )">
            <text:p/>
          </table:table-cell>
          <table:table-cell table:style-name="ce76" table:formula="of:=IF([.D25] = &quot;&quot;; &quot;&quot;; IFERROR([.I24]+[.G25];&quot;&quot;))">
            <text:p/>
          </table:table-cell>
          <table:table-cell table:style-name="ce80" table:formula="of:=IF([.D25] = &quot;&quot;; &quot;&quot;; IFERROR(([.I25]-[.F$2])/[.F$2];&quot;&quot;))">
            <text:p/>
          </table:table-cell>
          <table:table-cell table:style-name="ce84" table:formula="of:=IF([.D25] = &quot;&quot;; &quot;&quot;; IFERROR([.I25]/MAX([.$I$2:.I25])-1;&quot;&quot;))">
            <text:p/>
          </table:table-cell>
          <table:table-cell table:style-name="ce87" table:formula="of:=IF(ISBLANK([.D25]);&quot;&quot;; [.G25]/[.I24])">
            <text:p/>
          </table:table-cell>
          <table:table-cell table:style-name="ce76" table:formula="of:=IF([.D25] = &quot;&quot;; &quot;&quot;; IFERROR([.I24]*([.N25]);&quot;&quot;))">
            <text:p/>
          </table:table-cell>
          <table:table-cell table:style-name="ce95" table:formula="of:=IF([.D25] = &quot;&quot;; &quot;&quot;; [.G$2])">
            <text:p/>
          </table:table-cell>
          <table:table-cell table:style-name="ce101">
            <draw:frame table:end-cell-address="EURAUD.AA46" table:end-x="39.77pt" table:end-y="12.73pt" draw:z-index="1" draw:name="Chart 2" draw:style-name="gr1" draw:text-style-name="P1" svg:width="521.23pt" svg:height="278.22pt" svg:x="2.15pt" svg:y="2.24pt">
              <draw:object draw:notify-on-update-of-ranges="EURAUD.I5:EURAUD.I5 EURAUD.I6:EURAUD.I10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01" table:number-columns-repeated="11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25]*[.N26]/[.D26]*([.E26]+[.F26]); IFERROR([.I25]*[.N26]/[.D26]*[.E26]; &quot;&quot;))">
            <text:p/>
          </table:table-cell>
          <table:table-cell table:style-name="ce71" table:formula="of:=IF([.D26] = &quot;&quot;; &quot;&quot;; IFERROR([.H25]+([.E26]+[.F26]); [.H25]+[.E26]) )">
            <text:p/>
          </table:table-cell>
          <table:table-cell table:style-name="ce76" table:formula="of:=IF([.D26] = &quot;&quot;; &quot;&quot;; IFERROR([.I25]+[.G26];&quot;&quot;))">
            <text:p/>
          </table:table-cell>
          <table:table-cell table:style-name="ce80" table:formula="of:=IF([.D26] = &quot;&quot;; &quot;&quot;; IFERROR(([.I26]-[.F$2])/[.F$2];&quot;&quot;))">
            <text:p/>
          </table:table-cell>
          <table:table-cell table:style-name="ce84" table:formula="of:=IF([.D26] = &quot;&quot;; &quot;&quot;; IFERROR([.I26]/MAX([.$I$2:.I26])-1;&quot;&quot;))">
            <text:p/>
          </table:table-cell>
          <table:table-cell table:style-name="ce87" table:formula="of:=IF(ISBLANK([.D26]);&quot;&quot;; [.G26]/[.I25])">
            <text:p/>
          </table:table-cell>
          <table:table-cell table:style-name="ce76" table:formula="of:=IF([.D26] = &quot;&quot;; &quot;&quot;; IFERROR([.I25]*([.N26]);&quot;&quot;))">
            <text:p/>
          </table:table-cell>
          <table:table-cell table:style-name="ce96" table:formula="of:=IF([.D2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26]*[.N27]/[.D27]*([.E27]+[.F27]); IFERROR([.I26]*[.N27]/[.D27]*[.E27]; &quot;&quot;))">
            <text:p/>
          </table:table-cell>
          <table:table-cell table:style-name="ce71" table:formula="of:=IF([.D27] = &quot;&quot;; &quot;&quot;; IFERROR([.H26]+([.E27]+[.F27]); [.H26]+[.E27]) )">
            <text:p/>
          </table:table-cell>
          <table:table-cell table:style-name="ce76" table:formula="of:=IF([.D27] = &quot;&quot;; &quot;&quot;; IFERROR([.I26]+[.G27];&quot;&quot;))">
            <text:p/>
          </table:table-cell>
          <table:table-cell table:style-name="ce80" table:formula="of:=IF([.D27] = &quot;&quot;; &quot;&quot;; IFERROR(([.I27]-[.F$2])/[.F$2];&quot;&quot;))">
            <text:p/>
          </table:table-cell>
          <table:table-cell table:style-name="ce84" table:formula="of:=IF([.D27] = &quot;&quot;; &quot;&quot;; IFERROR([.I27]/MAX([.$I$2:.I27])-1;&quot;&quot;))">
            <text:p/>
          </table:table-cell>
          <table:table-cell table:style-name="ce87" table:formula="of:=IF(ISBLANK([.D27]);&quot;&quot;; [.G27]/[.I26])">
            <text:p/>
          </table:table-cell>
          <table:table-cell table:style-name="ce76" table:formula="of:=IF([.D27] = &quot;&quot;; &quot;&quot;; IFERROR([.I26]*([.N27]);&quot;&quot;))">
            <text:p/>
          </table:table-cell>
          <table:table-cell table:style-name="ce95" table:formula="of:=IF([.D2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27]*[.N28]/[.D28]*([.E28]+[.F28]); IFERROR([.I27]*[.N28]/[.D28]*[.E28]; &quot;&quot;))">
            <text:p/>
          </table:table-cell>
          <table:table-cell table:style-name="ce71" table:formula="of:=IF([.D28] = &quot;&quot;; &quot;&quot;; IFERROR([.H27]+([.E28]+[.F28]); [.H27]+[.E28]) )">
            <text:p/>
          </table:table-cell>
          <table:table-cell table:style-name="ce76" table:formula="of:=IF([.D28] = &quot;&quot;; &quot;&quot;; IFERROR([.I27]+[.G28];&quot;&quot;))">
            <text:p/>
          </table:table-cell>
          <table:table-cell table:style-name="ce80" table:formula="of:=IF([.D28] = &quot;&quot;; &quot;&quot;; IFERROR(([.I28]-[.F$2])/[.F$2];&quot;&quot;))">
            <text:p/>
          </table:table-cell>
          <table:table-cell table:style-name="ce84" table:formula="of:=IF([.D28] = &quot;&quot;; &quot;&quot;; IFERROR([.I28]/MAX([.$I$2:.I28])-1;&quot;&quot;))">
            <text:p/>
          </table:table-cell>
          <table:table-cell table:style-name="ce87" table:formula="of:=IF(ISBLANK([.D28]);&quot;&quot;; [.G28]/[.I27])">
            <text:p/>
          </table:table-cell>
          <table:table-cell table:style-name="ce76" table:formula="of:=IF([.D28] = &quot;&quot;; &quot;&quot;; IFERROR([.I27]*([.N28]);&quot;&quot;))">
            <text:p/>
          </table:table-cell>
          <table:table-cell table:style-name="ce96" table:formula="of:=IF([.D2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28]*[.N29]/[.D29]*([.E29]+[.F29]); IFERROR([.I28]*[.N29]/[.D29]*[.E29]; &quot;&quot;))">
            <text:p/>
          </table:table-cell>
          <table:table-cell table:style-name="ce71" table:formula="of:=IF([.D29] = &quot;&quot;; &quot;&quot;; IFERROR([.H28]+([.E29]+[.F29]); [.H28]+[.E29]) )">
            <text:p/>
          </table:table-cell>
          <table:table-cell table:style-name="ce76" table:formula="of:=IF([.D29] = &quot;&quot;; &quot;&quot;; IFERROR([.I28]+[.G29];&quot;&quot;))">
            <text:p/>
          </table:table-cell>
          <table:table-cell table:style-name="ce80" table:formula="of:=IF([.D29] = &quot;&quot;; &quot;&quot;; IFERROR(([.I29]-[.F$2])/[.F$2];&quot;&quot;))">
            <text:p/>
          </table:table-cell>
          <table:table-cell table:style-name="ce84" table:formula="of:=IF([.D29] = &quot;&quot;; &quot;&quot;; IFERROR([.I29]/MAX([.$I$2:.I29])-1;&quot;&quot;))">
            <text:p/>
          </table:table-cell>
          <table:table-cell table:style-name="ce87" table:formula="of:=IF(ISBLANK([.D29]);&quot;&quot;; [.G29]/[.I28])">
            <text:p/>
          </table:table-cell>
          <table:table-cell table:style-name="ce76" table:formula="of:=IF([.D29] = &quot;&quot;; &quot;&quot;; IFERROR([.I28]*([.N29]);&quot;&quot;))">
            <text:p/>
          </table:table-cell>
          <table:table-cell table:style-name="ce95" table:formula="of:=IF([.D2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29]*[.N30]/[.D30]*([.E30]+[.F30]); IFERROR([.I29]*[.N30]/[.D30]*[.E30]; &quot;&quot;))">
            <text:p/>
          </table:table-cell>
          <table:table-cell table:style-name="ce71" table:formula="of:=IF([.D30] = &quot;&quot;; &quot;&quot;; IFERROR([.H29]+([.E30]+[.F30]); [.H29]+[.E30]) )">
            <text:p/>
          </table:table-cell>
          <table:table-cell table:style-name="ce76" table:formula="of:=IF([.D30] = &quot;&quot;; &quot;&quot;; IFERROR([.I29]+[.G30];&quot;&quot;))">
            <text:p/>
          </table:table-cell>
          <table:table-cell table:style-name="ce80" table:formula="of:=IF([.D30] = &quot;&quot;; &quot;&quot;; IFERROR(([.I30]-[.F$2])/[.F$2];&quot;&quot;))">
            <text:p/>
          </table:table-cell>
          <table:table-cell table:style-name="ce84" table:formula="of:=IF([.D30] = &quot;&quot;; &quot;&quot;; IFERROR([.I30]/MAX([.$I$2:.I30])-1;&quot;&quot;))">
            <text:p/>
          </table:table-cell>
          <table:table-cell table:style-name="ce87" table:formula="of:=IF(ISBLANK([.D30]);&quot;&quot;; [.G30]/[.I29])">
            <text:p/>
          </table:table-cell>
          <table:table-cell table:style-name="ce76" table:formula="of:=IF([.D30] = &quot;&quot;; &quot;&quot;; IFERROR([.I29]*([.N30]);&quot;&quot;))">
            <text:p/>
          </table:table-cell>
          <table:table-cell table:style-name="ce96" table:formula="of:=IF([.D3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30]*[.N31]/[.D31]*([.E31]+[.F31]); IFERROR([.I30]*[.N31]/[.D31]*[.E31]; &quot;&quot;))">
            <text:p/>
          </table:table-cell>
          <table:table-cell table:style-name="ce71" table:formula="of:=IF([.D31] = &quot;&quot;; &quot;&quot;; IFERROR([.H30]+([.E31]+[.F31]); [.H30]+[.E31]) )">
            <text:p/>
          </table:table-cell>
          <table:table-cell table:style-name="ce76" table:formula="of:=IF([.D31] = &quot;&quot;; &quot;&quot;; IFERROR([.I30]+[.G31];&quot;&quot;))">
            <text:p/>
          </table:table-cell>
          <table:table-cell table:style-name="ce80" table:formula="of:=IF([.D31] = &quot;&quot;; &quot;&quot;; IFERROR(([.I31]-[.F$2])/[.F$2];&quot;&quot;))">
            <text:p/>
          </table:table-cell>
          <table:table-cell table:style-name="ce84" table:formula="of:=IF([.D31] = &quot;&quot;; &quot;&quot;; IFERROR([.I31]/MAX([.$I$2:.I31])-1;&quot;&quot;))">
            <text:p/>
          </table:table-cell>
          <table:table-cell table:style-name="ce87" table:formula="of:=IF(ISBLANK([.D31]);&quot;&quot;; [.G31]/[.I30])">
            <text:p/>
          </table:table-cell>
          <table:table-cell table:style-name="ce76" table:formula="of:=IF([.D31] = &quot;&quot;; &quot;&quot;; IFERROR([.I30]*([.N31]);&quot;&quot;))">
            <text:p/>
          </table:table-cell>
          <table:table-cell table:style-name="ce95" table:formula="of:=IF([.D3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31]*[.N32]/[.D32]*([.E32]+[.F32]); IFERROR([.I31]*[.N32]/[.D32]*[.E32]; &quot;&quot;))">
            <text:p/>
          </table:table-cell>
          <table:table-cell table:style-name="ce71" table:formula="of:=IF([.D32] = &quot;&quot;; &quot;&quot;; IFERROR([.H31]+([.E32]+[.F32]); [.H31]+[.E32]) )">
            <text:p/>
          </table:table-cell>
          <table:table-cell table:style-name="ce76" table:formula="of:=IF([.D32] = &quot;&quot;; &quot;&quot;; IFERROR([.I31]+[.G32];&quot;&quot;))">
            <text:p/>
          </table:table-cell>
          <table:table-cell table:style-name="ce80" table:formula="of:=IF([.D32] = &quot;&quot;; &quot;&quot;; IFERROR(([.I32]-[.F$2])/[.F$2];&quot;&quot;))">
            <text:p/>
          </table:table-cell>
          <table:table-cell table:style-name="ce84" table:formula="of:=IF([.D32] = &quot;&quot;; &quot;&quot;; IFERROR([.I32]/MAX([.$I$2:.I32])-1;&quot;&quot;))">
            <text:p/>
          </table:table-cell>
          <table:table-cell table:style-name="ce87" table:formula="of:=IF(ISBLANK([.D32]);&quot;&quot;; [.G32]/[.I31])">
            <text:p/>
          </table:table-cell>
          <table:table-cell table:style-name="ce76" table:formula="of:=IF([.D32] = &quot;&quot;; &quot;&quot;; IFERROR([.I31]*([.N32]);&quot;&quot;))">
            <text:p/>
          </table:table-cell>
          <table:table-cell table:style-name="ce96" table:formula="of:=IF([.D3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6"/>
          <table:table-cell table:style-name="ce34"/>
          <table:table-cell table:style-name="ce46"/>
          <table:table-cell table:style-name="ce59"/>
          <table:table-cell table:style-name="ce67" table:formula="of:=IFERROR([.I32]*[.N33]/[.D33]*([.E33]+[.F33]); IFERROR([.I32]*[.N33]/[.D33]*[.E33]; &quot;&quot;))">
            <text:p/>
          </table:table-cell>
          <table:table-cell table:style-name="ce71" table:formula="of:=IF([.D33] = &quot;&quot;; &quot;&quot;; IFERROR([.H32]+([.E33]+[.F33]); [.H32]+[.E33]) )">
            <text:p/>
          </table:table-cell>
          <table:table-cell table:style-name="ce76" table:formula="of:=IF([.D33] = &quot;&quot;; &quot;&quot;; IFERROR([.I32]+[.G33];&quot;&quot;))">
            <text:p/>
          </table:table-cell>
          <table:table-cell table:style-name="ce80" table:formula="of:=IF([.D33] = &quot;&quot;; &quot;&quot;; IFERROR(([.I33]-[.F$2])/[.F$2];&quot;&quot;))">
            <text:p/>
          </table:table-cell>
          <table:table-cell table:style-name="ce84" table:formula="of:=IF([.D33] = &quot;&quot;; &quot;&quot;; IFERROR([.I33]/MAX([.$I$2:.I33])-1;&quot;&quot;))">
            <text:p/>
          </table:table-cell>
          <table:table-cell table:style-name="ce87" table:formula="of:=IF(ISBLANK([.D33]);&quot;&quot;; [.G33]/[.I32])">
            <text:p/>
          </table:table-cell>
          <table:table-cell table:style-name="ce76" table:formula="of:=IF([.D33] = &quot;&quot;; &quot;&quot;; IFERROR([.I32]*([.N33]);&quot;&quot;))">
            <text:p/>
          </table:table-cell>
          <table:table-cell table:style-name="ce95" table:formula="of:=IF([.D3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33]*[.N34]/[.D34]*([.E34]+[.F34]); IFERROR([.I33]*[.N34]/[.D34]*[.E34]; &quot;&quot;))">
            <text:p/>
          </table:table-cell>
          <table:table-cell table:style-name="ce71" table:formula="of:=IF([.D34] = &quot;&quot;; &quot;&quot;; IFERROR([.H33]+([.E34]+[.F34]); [.H33]+[.E34]) )">
            <text:p/>
          </table:table-cell>
          <table:table-cell table:style-name="ce76" table:formula="of:=IF([.D34] = &quot;&quot;; &quot;&quot;; IFERROR([.I33]+[.G34];&quot;&quot;))">
            <text:p/>
          </table:table-cell>
          <table:table-cell table:style-name="ce80" table:formula="of:=IF([.D34] = &quot;&quot;; &quot;&quot;; IFERROR(([.I34]-[.F$2])/[.F$2];&quot;&quot;))">
            <text:p/>
          </table:table-cell>
          <table:table-cell table:style-name="ce84" table:formula="of:=IF([.D34] = &quot;&quot;; &quot;&quot;; IFERROR([.I34]/MAX([.$I$2:.I34])-1;&quot;&quot;))">
            <text:p/>
          </table:table-cell>
          <table:table-cell table:style-name="ce87" table:formula="of:=IF(ISBLANK([.D34]);&quot;&quot;; [.G34]/[.I33])">
            <text:p/>
          </table:table-cell>
          <table:table-cell table:style-name="ce76" table:formula="of:=IF([.D34] = &quot;&quot;; &quot;&quot;; IFERROR([.I33]*([.N34]);&quot;&quot;))">
            <text:p/>
          </table:table-cell>
          <table:table-cell table:style-name="ce96" table:formula="of:=IF([.D3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34]*[.N35]/[.D35]*([.E35]+[.F35]); IFERROR([.I34]*[.N35]/[.D35]*[.E35]; &quot;&quot;))">
            <text:p/>
          </table:table-cell>
          <table:table-cell table:style-name="ce71" table:formula="of:=IF([.D35] = &quot;&quot;; &quot;&quot;; IFERROR([.H34]+([.E35]+[.F35]); [.H34]+[.E35]) )">
            <text:p/>
          </table:table-cell>
          <table:table-cell table:style-name="ce76" table:formula="of:=IF([.D35] = &quot;&quot;; &quot;&quot;; IFERROR([.I34]+[.G35];&quot;&quot;))">
            <text:p/>
          </table:table-cell>
          <table:table-cell table:style-name="ce80" table:formula="of:=IF([.D35] = &quot;&quot;; &quot;&quot;; IFERROR(([.I35]-[.F$2])/[.F$2];&quot;&quot;))">
            <text:p/>
          </table:table-cell>
          <table:table-cell table:style-name="ce84" table:formula="of:=IF([.D35] = &quot;&quot;; &quot;&quot;; IFERROR([.I35]/MAX([.$I$2:.I35])-1;&quot;&quot;))">
            <text:p/>
          </table:table-cell>
          <table:table-cell table:style-name="ce87" table:formula="of:=IF(ISBLANK([.D35]);&quot;&quot;; [.G35]/[.I34])">
            <text:p/>
          </table:table-cell>
          <table:table-cell table:style-name="ce76" table:formula="of:=IF([.D35] = &quot;&quot;; &quot;&quot;; IFERROR([.I34]*([.N35]);&quot;&quot;))">
            <text:p/>
          </table:table-cell>
          <table:table-cell table:style-name="ce95" table:formula="of:=IF([.D3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35]*[.N36]/[.D36]*([.E36]+[.F36]); IFERROR([.I35]*[.N36]/[.D36]*[.E36]; &quot;&quot;))">
            <text:p/>
          </table:table-cell>
          <table:table-cell table:style-name="ce71" table:formula="of:=IF([.D36] = &quot;&quot;; &quot;&quot;; IFERROR([.H35]+([.E36]+[.F36]); [.H35]+[.E36]) )">
            <text:p/>
          </table:table-cell>
          <table:table-cell table:style-name="ce76" table:formula="of:=IF([.D36] = &quot;&quot;; &quot;&quot;; IFERROR([.I35]+[.G36];&quot;&quot;))">
            <text:p/>
          </table:table-cell>
          <table:table-cell table:style-name="ce80" table:formula="of:=IF([.D36] = &quot;&quot;; &quot;&quot;; IFERROR(([.I36]-[.F$2])/[.F$2];&quot;&quot;))">
            <text:p/>
          </table:table-cell>
          <table:table-cell table:style-name="ce84" table:formula="of:=IF([.D36] = &quot;&quot;; &quot;&quot;; IFERROR([.I36]/MAX([.$I$2:.I36])-1;&quot;&quot;))">
            <text:p/>
          </table:table-cell>
          <table:table-cell table:style-name="ce87" table:formula="of:=IF(ISBLANK([.D36]);&quot;&quot;; [.G36]/[.I35])">
            <text:p/>
          </table:table-cell>
          <table:table-cell table:style-name="ce76" table:formula="of:=IF([.D36] = &quot;&quot;; &quot;&quot;; IFERROR([.I35]*([.N36]);&quot;&quot;))">
            <text:p/>
          </table:table-cell>
          <table:table-cell table:style-name="ce96" table:formula="of:=IF([.D3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9"/>
          <table:table-cell table:style-name="ce59"/>
          <table:table-cell table:style-name="ce67" table:formula="of:=IFERROR([.I36]*[.N37]/[.D37]*([.E37]+[.F37]); IFERROR([.I36]*[.N37]/[.D37]*[.E37]; &quot;&quot;))">
            <text:p/>
          </table:table-cell>
          <table:table-cell table:style-name="ce71" table:formula="of:=IF([.D37] = &quot;&quot;; &quot;&quot;; IFERROR([.H36]+([.E37]+[.F37]); [.H36]+[.E37]) )">
            <text:p/>
          </table:table-cell>
          <table:table-cell table:style-name="ce76" table:formula="of:=IF([.D37] = &quot;&quot;; &quot;&quot;; IFERROR([.I36]+[.G37];&quot;&quot;))">
            <text:p/>
          </table:table-cell>
          <table:table-cell table:style-name="ce80" table:formula="of:=IF([.D37] = &quot;&quot;; &quot;&quot;; IFERROR(([.I37]-[.F$2])/[.F$2];&quot;&quot;))">
            <text:p/>
          </table:table-cell>
          <table:table-cell table:style-name="ce84" table:formula="of:=IF([.D37] = &quot;&quot;; &quot;&quot;; IFERROR([.I37]/MAX([.$I$2:.I37])-1;&quot;&quot;))">
            <text:p/>
          </table:table-cell>
          <table:table-cell table:style-name="ce87" table:formula="of:=IF(ISBLANK([.D37]);&quot;&quot;; [.G37]/[.I36])">
            <text:p/>
          </table:table-cell>
          <table:table-cell table:style-name="ce76" table:formula="of:=IF([.D37] = &quot;&quot;; &quot;&quot;; IFERROR([.I36]*([.N37]);&quot;&quot;))">
            <text:p/>
          </table:table-cell>
          <table:table-cell table:style-name="ce95" table:formula="of:=IF([.D3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5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37]*[.N38]/[.D38]*([.E38]+[.F38]); IFERROR([.I37]*[.N38]/[.D38]*[.E38]; &quot;&quot;))">
            <text:p/>
          </table:table-cell>
          <table:table-cell table:style-name="ce71" table:formula="of:=IF([.D38] = &quot;&quot;; &quot;&quot;; IFERROR([.H37]+([.E38]+[.F38]); [.H37]+[.E38]) )">
            <text:p/>
          </table:table-cell>
          <table:table-cell table:style-name="ce76" table:formula="of:=IF([.D38] = &quot;&quot;; &quot;&quot;; IFERROR([.I37]+[.G38];&quot;&quot;))">
            <text:p/>
          </table:table-cell>
          <table:table-cell table:style-name="ce80" table:formula="of:=IF([.D38] = &quot;&quot;; &quot;&quot;; IFERROR(([.I38]-[.F$2])/[.F$2];&quot;&quot;))">
            <text:p/>
          </table:table-cell>
          <table:table-cell table:style-name="ce84" table:formula="of:=IF([.D38] = &quot;&quot;; &quot;&quot;; IFERROR([.I38]/MAX([.$I$2:.I38])-1;&quot;&quot;))">
            <text:p/>
          </table:table-cell>
          <table:table-cell table:style-name="ce87" table:formula="of:=IF(ISBLANK([.D38]);&quot;&quot;; [.G38]/[.I37])">
            <text:p/>
          </table:table-cell>
          <table:table-cell table:style-name="ce76" table:formula="of:=IF([.D38] = &quot;&quot;; &quot;&quot;; IFERROR([.I37]*([.N38]);&quot;&quot;))">
            <text:p/>
          </table:table-cell>
          <table:table-cell table:style-name="ce96" table:formula="of:=IF([.D3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6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38]*[.N39]/[.D39]*([.E39]+[.F39]); IFERROR([.I38]*[.N39]/[.D39]*[.E39]; &quot;&quot;))">
            <text:p/>
          </table:table-cell>
          <table:table-cell table:style-name="ce71" table:formula="of:=IF([.D39] = &quot;&quot;; &quot;&quot;; IFERROR([.H38]+([.E39]+[.F39]); [.H38]+[.E39]) )">
            <text:p/>
          </table:table-cell>
          <table:table-cell table:style-name="ce76" table:formula="of:=IF([.D39] = &quot;&quot;; &quot;&quot;; IFERROR([.I38]+[.G39];&quot;&quot;))">
            <text:p/>
          </table:table-cell>
          <table:table-cell table:style-name="ce80" table:formula="of:=IF([.D39] = &quot;&quot;; &quot;&quot;; IFERROR(([.I39]-[.F$2])/[.F$2];&quot;&quot;))">
            <text:p/>
          </table:table-cell>
          <table:table-cell table:style-name="ce84" table:formula="of:=IF([.D39] = &quot;&quot;; &quot;&quot;; IFERROR([.I39]/MAX([.$I$2:.I39])-1;&quot;&quot;))">
            <text:p/>
          </table:table-cell>
          <table:table-cell table:style-name="ce87" table:formula="of:=IF(ISBLANK([.D39]);&quot;&quot;; [.G39]/[.I38])">
            <text:p/>
          </table:table-cell>
          <table:table-cell table:style-name="ce76" table:formula="of:=IF([.D39] = &quot;&quot;; &quot;&quot;; IFERROR([.I38]*([.N39]);&quot;&quot;))">
            <text:p/>
          </table:table-cell>
          <table:table-cell table:style-name="ce95" table:formula="of:=IF([.D3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5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39]*[.N40]/[.D40]*([.E40]+[.F40]); IFERROR([.I39]*[.N40]/[.D40]*[.E40]; &quot;&quot;))">
            <text:p/>
          </table:table-cell>
          <table:table-cell table:style-name="ce71" table:formula="of:=IF([.D40] = &quot;&quot;; &quot;&quot;; IFERROR([.H39]+([.E40]+[.F40]); [.H39]+[.E40]) )">
            <text:p/>
          </table:table-cell>
          <table:table-cell table:style-name="ce76" table:formula="of:=IF([.D40] = &quot;&quot;; &quot;&quot;; IFERROR([.I39]+[.G40];&quot;&quot;))">
            <text:p/>
          </table:table-cell>
          <table:table-cell table:style-name="ce80" table:formula="of:=IF([.D40] = &quot;&quot;; &quot;&quot;; IFERROR(([.I40]-[.F$2])/[.F$2];&quot;&quot;))">
            <text:p/>
          </table:table-cell>
          <table:table-cell table:style-name="ce84" table:formula="of:=IF([.D40] = &quot;&quot;; &quot;&quot;; IFERROR([.I40]/MAX([.$I$2:.I40])-1;&quot;&quot;))">
            <text:p/>
          </table:table-cell>
          <table:table-cell table:style-name="ce87" table:formula="of:=IF(ISBLANK([.D40]);&quot;&quot;; [.G40]/[.I39])">
            <text:p/>
          </table:table-cell>
          <table:table-cell table:style-name="ce76" table:formula="of:=IF([.D40] = &quot;&quot;; &quot;&quot;; IFERROR([.I39]*([.N40]);&quot;&quot;))">
            <text:p/>
          </table:table-cell>
          <table:table-cell table:style-name="ce96" table:formula="of:=IF([.D4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40]*[.N41]/[.D41]*([.E41]+[.F41]); IFERROR([.I40]*[.N41]/[.D41]*[.E41]; &quot;&quot;))">
            <text:p/>
          </table:table-cell>
          <table:table-cell table:style-name="ce71" table:formula="of:=IF([.D41] = &quot;&quot;; &quot;&quot;; IFERROR([.H40]+([.E41]+[.F41]); [.H40]+[.E41]) )">
            <text:p/>
          </table:table-cell>
          <table:table-cell table:style-name="ce76" table:formula="of:=IF([.D41] = &quot;&quot;; &quot;&quot;; IFERROR([.I40]+[.G41];&quot;&quot;))">
            <text:p/>
          </table:table-cell>
          <table:table-cell table:style-name="ce80" table:formula="of:=IF([.D41] = &quot;&quot;; &quot;&quot;; IFERROR(([.I41]-[.F$2])/[.F$2];&quot;&quot;))">
            <text:p/>
          </table:table-cell>
          <table:table-cell table:style-name="ce84" table:formula="of:=IF([.D41] = &quot;&quot;; &quot;&quot;; IFERROR([.I41]/MAX([.$I$2:.I41])-1;&quot;&quot;))">
            <text:p/>
          </table:table-cell>
          <table:table-cell table:style-name="ce87" table:formula="of:=IF(ISBLANK([.D41]);&quot;&quot;; [.G41]/[.I40])">
            <text:p/>
          </table:table-cell>
          <table:table-cell table:style-name="ce76" table:formula="of:=IF([.D41] = &quot;&quot;; &quot;&quot;; IFERROR([.I40]*([.N41]);&quot;&quot;))">
            <text:p/>
          </table:table-cell>
          <table:table-cell table:style-name="ce95" table:formula="of:=IF([.D4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41]*[.N42]/[.D42]*([.E42]+[.F42]); IFERROR([.I41]*[.N42]/[.D42]*[.E42]; &quot;&quot;))">
            <text:p/>
          </table:table-cell>
          <table:table-cell table:style-name="ce71" table:formula="of:=IF([.D42] = &quot;&quot;; &quot;&quot;; IFERROR([.H41]+([.E42]+[.F42]); [.H41]+[.E42]) )">
            <text:p/>
          </table:table-cell>
          <table:table-cell table:style-name="ce76" table:formula="of:=IF([.D42] = &quot;&quot;; &quot;&quot;; IFERROR([.I41]+[.G42];&quot;&quot;))">
            <text:p/>
          </table:table-cell>
          <table:table-cell table:style-name="ce80" table:formula="of:=IF([.D42] = &quot;&quot;; &quot;&quot;; IFERROR(([.I42]-[.F$2])/[.F$2];&quot;&quot;))">
            <text:p/>
          </table:table-cell>
          <table:table-cell table:style-name="ce84" table:formula="of:=IF([.D42] = &quot;&quot;; &quot;&quot;; IFERROR([.I42]/MAX([.$I$2:.I42])-1;&quot;&quot;))">
            <text:p/>
          </table:table-cell>
          <table:table-cell table:style-name="ce87" table:formula="of:=IF(ISBLANK([.D42]);&quot;&quot;; [.G42]/[.I41])">
            <text:p/>
          </table:table-cell>
          <table:table-cell table:style-name="ce76" table:formula="of:=IF([.D42] = &quot;&quot;; &quot;&quot;; IFERROR([.I41]*([.N42]);&quot;&quot;))">
            <text:p/>
          </table:table-cell>
          <table:table-cell table:style-name="ce96" table:formula="of:=IF([.D4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42]*[.N43]/[.D43]*([.E43]+[.F43]); IFERROR([.I42]*[.N43]/[.D43]*[.E43]; &quot;&quot;))">
            <text:p/>
          </table:table-cell>
          <table:table-cell table:style-name="ce71" table:formula="of:=IF([.D43] = &quot;&quot;; &quot;&quot;; IFERROR([.H42]+([.E43]+[.F43]); [.H42]+[.E43]) )">
            <text:p/>
          </table:table-cell>
          <table:table-cell table:style-name="ce76" table:formula="of:=IF([.D43] = &quot;&quot;; &quot;&quot;; IFERROR([.I42]+[.G43];&quot;&quot;))">
            <text:p/>
          </table:table-cell>
          <table:table-cell table:style-name="ce80" table:formula="of:=IF([.D43] = &quot;&quot;; &quot;&quot;; IFERROR(([.I43]-[.F$2])/[.F$2];&quot;&quot;))">
            <text:p/>
          </table:table-cell>
          <table:table-cell table:style-name="ce84" table:formula="of:=IF([.D43] = &quot;&quot;; &quot;&quot;; IFERROR([.I43]/MAX([.$I$2:.I43])-1;&quot;&quot;))">
            <text:p/>
          </table:table-cell>
          <table:table-cell table:style-name="ce87" table:formula="of:=IF(ISBLANK([.D43]);&quot;&quot;; [.G43]/[.I42])">
            <text:p/>
          </table:table-cell>
          <table:table-cell table:style-name="ce76" table:formula="of:=IF([.D43] = &quot;&quot;; &quot;&quot;; IFERROR([.I42]*([.N43]);&quot;&quot;))">
            <text:p/>
          </table:table-cell>
          <table:table-cell table:style-name="ce95" table:formula="of:=IF([.D4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43]*[.N44]/[.D44]*([.E44]+[.F44]); IFERROR([.I43]*[.N44]/[.D44]*[.E44]; &quot;&quot;))">
            <text:p/>
          </table:table-cell>
          <table:table-cell table:style-name="ce71" table:formula="of:=IF([.D44] = &quot;&quot;; &quot;&quot;; IFERROR([.H43]+([.E44]+[.F44]); [.H43]+[.E44]) )">
            <text:p/>
          </table:table-cell>
          <table:table-cell table:style-name="ce76" table:formula="of:=IF([.D44] = &quot;&quot;; &quot;&quot;; IFERROR([.I43]+[.G44];&quot;&quot;))">
            <text:p/>
          </table:table-cell>
          <table:table-cell table:style-name="ce80" table:formula="of:=IF([.D44] = &quot;&quot;; &quot;&quot;; IFERROR(([.I44]-[.F$2])/[.F$2];&quot;&quot;))">
            <text:p/>
          </table:table-cell>
          <table:table-cell table:style-name="ce84" table:formula="of:=IF([.D44] = &quot;&quot;; &quot;&quot;; IFERROR([.I44]/MAX([.$I$2:.I44])-1;&quot;&quot;))">
            <text:p/>
          </table:table-cell>
          <table:table-cell table:style-name="ce87" table:formula="of:=IF(ISBLANK([.D44]);&quot;&quot;; [.G44]/[.I43])">
            <text:p/>
          </table:table-cell>
          <table:table-cell table:style-name="ce76" table:formula="of:=IF([.D44] = &quot;&quot;; &quot;&quot;; IFERROR([.I43]*([.N44]);&quot;&quot;))">
            <text:p/>
          </table:table-cell>
          <table:table-cell table:style-name="ce96" table:formula="of:=IF([.D4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44]*[.N45]/[.D45]*([.E45]+[.F45]); IFERROR([.I44]*[.N45]/[.D45]*[.E45]; &quot;&quot;))">
            <text:p/>
          </table:table-cell>
          <table:table-cell table:style-name="ce71" table:formula="of:=IF([.D45] = &quot;&quot;; &quot;&quot;; IFERROR([.H44]+([.E45]+[.F45]); [.H44]+[.E45]) )">
            <text:p/>
          </table:table-cell>
          <table:table-cell table:style-name="ce76" table:formula="of:=IF([.D45] = &quot;&quot;; &quot;&quot;; IFERROR([.I44]+[.G45];&quot;&quot;))">
            <text:p/>
          </table:table-cell>
          <table:table-cell table:style-name="ce80" table:formula="of:=IF([.D45] = &quot;&quot;; &quot;&quot;; IFERROR(([.I45]-[.F$2])/[.F$2];&quot;&quot;))">
            <text:p/>
          </table:table-cell>
          <table:table-cell table:style-name="ce84" table:formula="of:=IF([.D45] = &quot;&quot;; &quot;&quot;; IFERROR([.I45]/MAX([.$I$2:.I45])-1;&quot;&quot;))">
            <text:p/>
          </table:table-cell>
          <table:table-cell table:style-name="ce87" table:formula="of:=IF(ISBLANK([.D45]);&quot;&quot;; [.G45]/[.I44])">
            <text:p/>
          </table:table-cell>
          <table:table-cell table:style-name="ce76" table:formula="of:=IF([.D45] = &quot;&quot;; &quot;&quot;; IFERROR([.I44]*([.N45]);&quot;&quot;))">
            <text:p/>
          </table:table-cell>
          <table:table-cell table:style-name="ce95" table:formula="of:=IF([.D4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45]*[.N46]/[.D46]*([.E46]+[.F46]); IFERROR([.I45]*[.N46]/[.D46]*[.E46]; &quot;&quot;))">
            <text:p/>
          </table:table-cell>
          <table:table-cell table:style-name="ce71" table:formula="of:=IF([.D46] = &quot;&quot;; &quot;&quot;; IFERROR([.H45]+([.E46]+[.F46]); [.H45]+[.E46]) )">
            <text:p/>
          </table:table-cell>
          <table:table-cell table:style-name="ce76" table:formula="of:=IF([.D46] = &quot;&quot;; &quot;&quot;; IFERROR([.I45]+[.G46];&quot;&quot;))">
            <text:p/>
          </table:table-cell>
          <table:table-cell table:style-name="ce80" table:formula="of:=IF([.D46] = &quot;&quot;; &quot;&quot;; IFERROR(([.I46]-[.F$2])/[.F$2];&quot;&quot;))">
            <text:p/>
          </table:table-cell>
          <table:table-cell table:style-name="ce84" table:formula="of:=IF([.D46] = &quot;&quot;; &quot;&quot;; IFERROR([.I46]/MAX([.$I$2:.I46])-1;&quot;&quot;))">
            <text:p/>
          </table:table-cell>
          <table:table-cell table:style-name="ce87" table:formula="of:=IF(ISBLANK([.D46]);&quot;&quot;; [.G46]/[.I45])">
            <text:p/>
          </table:table-cell>
          <table:table-cell table:style-name="ce76" table:formula="of:=IF([.D46] = &quot;&quot;; &quot;&quot;; IFERROR([.I45]*([.N46]);&quot;&quot;))">
            <text:p/>
          </table:table-cell>
          <table:table-cell table:style-name="ce96" table:formula="of:=IF([.D4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46]*[.N47]/[.D47]*([.E47]+[.F47]); IFERROR([.I46]*[.N47]/[.D47]*[.E47]; &quot;&quot;))">
            <text:p/>
          </table:table-cell>
          <table:table-cell table:style-name="ce71" table:formula="of:=IF([.D47] = &quot;&quot;; &quot;&quot;; IFERROR([.H46]+([.E47]+[.F47]); [.H46]+[.E47]) )">
            <text:p/>
          </table:table-cell>
          <table:table-cell table:style-name="ce76" table:formula="of:=IF([.D47] = &quot;&quot;; &quot;&quot;; IFERROR([.I46]+[.G47];&quot;&quot;))">
            <text:p/>
          </table:table-cell>
          <table:table-cell table:style-name="ce80" table:formula="of:=IF([.D47] = &quot;&quot;; &quot;&quot;; IFERROR(([.I47]-[.F$2])/[.F$2];&quot;&quot;))">
            <text:p/>
          </table:table-cell>
          <table:table-cell table:style-name="ce84" table:formula="of:=IF([.D47] = &quot;&quot;; &quot;&quot;; IFERROR([.I47]/MAX([.$I$2:.I47])-1;&quot;&quot;))">
            <text:p/>
          </table:table-cell>
          <table:table-cell table:style-name="ce87" table:formula="of:=IF(ISBLANK([.D47]);&quot;&quot;; [.G47]/[.I46])">
            <text:p/>
          </table:table-cell>
          <table:table-cell table:style-name="ce76" table:formula="of:=IF([.D47] = &quot;&quot;; &quot;&quot;; IFERROR([.I46]*([.N47]);&quot;&quot;))">
            <text:p/>
          </table:table-cell>
          <table:table-cell table:style-name="ce95" table:formula="of:=IF([.D4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47]*[.N48]/[.D48]*([.E48]+[.F48]); IFERROR([.I47]*[.N48]/[.D48]*[.E48]; &quot;&quot;))">
            <text:p/>
          </table:table-cell>
          <table:table-cell table:style-name="ce71" table:formula="of:=IF([.D48] = &quot;&quot;; &quot;&quot;; IFERROR([.H47]+([.E48]+[.F48]); [.H47]+[.E48]) )">
            <text:p/>
          </table:table-cell>
          <table:table-cell table:style-name="ce76" table:formula="of:=IF([.D48] = &quot;&quot;; &quot;&quot;; IFERROR([.I47]+[.G48];&quot;&quot;))">
            <text:p/>
          </table:table-cell>
          <table:table-cell table:style-name="ce80" table:formula="of:=IF([.D48] = &quot;&quot;; &quot;&quot;; IFERROR(([.I48]-[.F$2])/[.F$2];&quot;&quot;))">
            <text:p/>
          </table:table-cell>
          <table:table-cell table:style-name="ce84" table:formula="of:=IF([.D48] = &quot;&quot;; &quot;&quot;; IFERROR([.I48]/MAX([.$I$2:.I48])-1;&quot;&quot;))">
            <text:p/>
          </table:table-cell>
          <table:table-cell table:style-name="ce87" table:formula="of:=IF(ISBLANK([.D48]);&quot;&quot;; [.G48]/[.I47])">
            <text:p/>
          </table:table-cell>
          <table:table-cell table:style-name="ce76" table:formula="of:=IF([.D48] = &quot;&quot;; &quot;&quot;; IFERROR([.I47]*([.N48]);&quot;&quot;))">
            <text:p/>
          </table:table-cell>
          <table:table-cell table:style-name="ce96" table:formula="of:=IF([.D4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48]*[.N49]/[.D49]*([.E49]+[.F49]); IFERROR([.I48]*[.N49]/[.D49]*[.E49]; &quot;&quot;))">
            <text:p/>
          </table:table-cell>
          <table:table-cell table:style-name="ce71" table:formula="of:=IF([.D49] = &quot;&quot;; &quot;&quot;; IFERROR([.H48]+([.E49]+[.F49]); [.H48]+[.E49]) )">
            <text:p/>
          </table:table-cell>
          <table:table-cell table:style-name="ce76" table:formula="of:=IF([.D49] = &quot;&quot;; &quot;&quot;; IFERROR([.I48]+[.G49];&quot;&quot;))">
            <text:p/>
          </table:table-cell>
          <table:table-cell table:style-name="ce80" table:formula="of:=IF([.D49] = &quot;&quot;; &quot;&quot;; IFERROR(([.I49]-[.F$2])/[.F$2];&quot;&quot;))">
            <text:p/>
          </table:table-cell>
          <table:table-cell table:style-name="ce84" table:formula="of:=IF([.D49] = &quot;&quot;; &quot;&quot;; IFERROR([.I49]/MAX([.$I$2:.I49])-1;&quot;&quot;))">
            <text:p/>
          </table:table-cell>
          <table:table-cell table:style-name="ce87" table:formula="of:=IF(ISBLANK([.D49]);&quot;&quot;; [.G49]/[.I48])">
            <text:p/>
          </table:table-cell>
          <table:table-cell table:style-name="ce76" table:formula="of:=IF([.D49] = &quot;&quot;; &quot;&quot;; IFERROR([.I48]*([.N49]);&quot;&quot;))">
            <text:p/>
          </table:table-cell>
          <table:table-cell table:style-name="ce95" table:formula="of:=IF([.D4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49]*[.N50]/[.D50]*([.E50]+[.F50]); IFERROR([.I49]*[.N50]/[.D50]*[.E50]; &quot;&quot;))">
            <text:p/>
          </table:table-cell>
          <table:table-cell table:style-name="ce71" table:formula="of:=IF([.D50] = &quot;&quot;; &quot;&quot;; IFERROR([.H49]+([.E50]+[.F50]); [.H49]+[.E50]) )">
            <text:p/>
          </table:table-cell>
          <table:table-cell table:style-name="ce76" table:formula="of:=IF([.D50] = &quot;&quot;; &quot;&quot;; IFERROR([.I49]+[.G50];&quot;&quot;))">
            <text:p/>
          </table:table-cell>
          <table:table-cell table:style-name="ce80" table:formula="of:=IF([.D50] = &quot;&quot;; &quot;&quot;; IFERROR(([.I50]-[.F$2])/[.F$2];&quot;&quot;))">
            <text:p/>
          </table:table-cell>
          <table:table-cell table:style-name="ce84" table:formula="of:=IF([.D50] = &quot;&quot;; &quot;&quot;; IFERROR([.I50]/MAX([.$I$2:.I50])-1;&quot;&quot;))">
            <text:p/>
          </table:table-cell>
          <table:table-cell table:style-name="ce87" table:formula="of:=IF(ISBLANK([.D50]);&quot;&quot;; [.G50]/[.I49])">
            <text:p/>
          </table:table-cell>
          <table:table-cell table:style-name="ce76" table:formula="of:=IF([.D50] = &quot;&quot;; &quot;&quot;; IFERROR([.I49]*([.N50]);&quot;&quot;))">
            <text:p/>
          </table:table-cell>
          <table:table-cell table:style-name="ce96" table:formula="of:=IF([.D5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50]*[.N51]/[.D51]*([.E51]+[.F51]); IFERROR([.I50]*[.N51]/[.D51]*[.E51]; &quot;&quot;))">
            <text:p/>
          </table:table-cell>
          <table:table-cell table:style-name="ce71" table:formula="of:=IF([.D51] = &quot;&quot;; &quot;&quot;; IFERROR([.H50]+([.E51]+[.F51]); [.H50]+[.E51]) )">
            <text:p/>
          </table:table-cell>
          <table:table-cell table:style-name="ce76" table:formula="of:=IF([.D51] = &quot;&quot;; &quot;&quot;; IFERROR([.I50]+[.G51];&quot;&quot;))">
            <text:p/>
          </table:table-cell>
          <table:table-cell table:style-name="ce80" table:formula="of:=IF([.D51] = &quot;&quot;; &quot;&quot;; IFERROR(([.I51]-[.F$2])/[.F$2];&quot;&quot;))">
            <text:p/>
          </table:table-cell>
          <table:table-cell table:style-name="ce84" table:formula="of:=IF([.D51] = &quot;&quot;; &quot;&quot;; IFERROR([.I51]/MAX([.$I$2:.I51])-1;&quot;&quot;))">
            <text:p/>
          </table:table-cell>
          <table:table-cell table:style-name="ce87" table:formula="of:=IF(ISBLANK([.D51]);&quot;&quot;; [.G51]/[.I50])">
            <text:p/>
          </table:table-cell>
          <table:table-cell table:style-name="ce76" table:formula="of:=IF([.D51] = &quot;&quot;; &quot;&quot;; IFERROR([.I50]*([.N51]);&quot;&quot;))">
            <text:p/>
          </table:table-cell>
          <table:table-cell table:style-name="ce95" table:formula="of:=IF([.D5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51]*[.N52]/[.D52]*([.E52]+[.F52]); IFERROR([.I51]*[.N52]/[.D52]*[.E52]; &quot;&quot;))">
            <text:p/>
          </table:table-cell>
          <table:table-cell table:style-name="ce71" table:formula="of:=IF([.D52] = &quot;&quot;; &quot;&quot;; IFERROR([.H51]+([.E52]+[.F52]); [.H51]+[.E52]) )">
            <text:p/>
          </table:table-cell>
          <table:table-cell table:style-name="ce76" table:formula="of:=IF([.D52] = &quot;&quot;; &quot;&quot;; IFERROR([.I51]+[.G52];&quot;&quot;))">
            <text:p/>
          </table:table-cell>
          <table:table-cell table:style-name="ce80" table:formula="of:=IF([.D52] = &quot;&quot;; &quot;&quot;; IFERROR(([.I52]-[.F$2])/[.F$2];&quot;&quot;))">
            <text:p/>
          </table:table-cell>
          <table:table-cell table:style-name="ce84" table:formula="of:=IF([.D52] = &quot;&quot;; &quot;&quot;; IFERROR([.I52]/MAX([.$I$2:.I52])-1;&quot;&quot;))">
            <text:p/>
          </table:table-cell>
          <table:table-cell table:style-name="ce87" table:formula="of:=IF(ISBLANK([.D52]);&quot;&quot;; [.G52]/[.I51])">
            <text:p/>
          </table:table-cell>
          <table:table-cell table:style-name="ce76" table:formula="of:=IF([.D52] = &quot;&quot;; &quot;&quot;; IFERROR([.I51]*([.N52]);&quot;&quot;))">
            <text:p/>
          </table:table-cell>
          <table:table-cell table:style-name="ce96" table:formula="of:=IF([.D5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52]*[.N53]/[.D53]*([.E53]+[.F53]); IFERROR([.I52]*[.N53]/[.D53]*[.E53]; &quot;&quot;))">
            <text:p/>
          </table:table-cell>
          <table:table-cell table:style-name="ce71" table:formula="of:=IF([.D53] = &quot;&quot;; &quot;&quot;; IFERROR([.H52]+([.E53]+[.F53]); [.H52]+[.E53]) )">
            <text:p/>
          </table:table-cell>
          <table:table-cell table:style-name="ce76" table:formula="of:=IF([.D53] = &quot;&quot;; &quot;&quot;; IFERROR([.I52]+[.G53];&quot;&quot;))">
            <text:p/>
          </table:table-cell>
          <table:table-cell table:style-name="ce80" table:formula="of:=IF([.D53] = &quot;&quot;; &quot;&quot;; IFERROR(([.I53]-[.F$2])/[.F$2];&quot;&quot;))">
            <text:p/>
          </table:table-cell>
          <table:table-cell table:style-name="ce84" table:formula="of:=IF([.D53] = &quot;&quot;; &quot;&quot;; IFERROR([.I53]/MAX([.$I$2:.I53])-1;&quot;&quot;))">
            <text:p/>
          </table:table-cell>
          <table:table-cell table:style-name="ce87" table:formula="of:=IF(ISBLANK([.D53]);&quot;&quot;; [.G53]/[.I52])">
            <text:p/>
          </table:table-cell>
          <table:table-cell table:style-name="ce76" table:formula="of:=IF([.D53] = &quot;&quot;; &quot;&quot;; IFERROR([.I52]*([.N53]);&quot;&quot;))">
            <text:p/>
          </table:table-cell>
          <table:table-cell table:style-name="ce95" table:formula="of:=IF([.D5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53]*[.N54]/[.D54]*([.E54]+[.F54]); IFERROR([.I53]*[.N54]/[.D54]*[.E54]; &quot;&quot;))">
            <text:p/>
          </table:table-cell>
          <table:table-cell table:style-name="ce71" table:formula="of:=IF([.D54] = &quot;&quot;; &quot;&quot;; IFERROR([.H53]+([.E54]+[.F54]); [.H53]+[.E54]) )">
            <text:p/>
          </table:table-cell>
          <table:table-cell table:style-name="ce76" table:formula="of:=IF([.D54] = &quot;&quot;; &quot;&quot;; IFERROR([.I53]+[.G54];&quot;&quot;))">
            <text:p/>
          </table:table-cell>
          <table:table-cell table:style-name="ce80" table:formula="of:=IF([.D54] = &quot;&quot;; &quot;&quot;; IFERROR(([.I54]-[.F$2])/[.F$2];&quot;&quot;))">
            <text:p/>
          </table:table-cell>
          <table:table-cell table:style-name="ce84" table:formula="of:=IF([.D54] = &quot;&quot;; &quot;&quot;; IFERROR([.I54]/MAX([.$I$2:.I54])-1;&quot;&quot;))">
            <text:p/>
          </table:table-cell>
          <table:table-cell table:style-name="ce87" table:formula="of:=IF(ISBLANK([.D54]);&quot;&quot;; [.G54]/[.I53])">
            <text:p/>
          </table:table-cell>
          <table:table-cell table:style-name="ce76" table:formula="of:=IF([.D54] = &quot;&quot;; &quot;&quot;; IFERROR([.I53]*([.N54]);&quot;&quot;))">
            <text:p/>
          </table:table-cell>
          <table:table-cell table:style-name="ce96" table:formula="of:=IF([.D5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3"/>
          <table:table-cell table:style-name="ce24"/>
          <table:table-cell table:style-name="ce34"/>
          <table:table-cell table:style-name="ce46"/>
          <table:table-cell table:style-name="ce59"/>
          <table:table-cell table:style-name="ce67" table:formula="of:=IFERROR([.I54]*[.N55]/[.D55]*([.E55]+[.F55]); IFERROR([.I54]*[.N55]/[.D55]*[.E55]; &quot;&quot;))">
            <text:p/>
          </table:table-cell>
          <table:table-cell table:style-name="ce71" table:formula="of:=IF([.D55] = &quot;&quot;; &quot;&quot;; IFERROR([.H54]+([.E55]+[.F55]); [.H54]+[.E55]) )">
            <text:p/>
          </table:table-cell>
          <table:table-cell table:style-name="ce76" table:formula="of:=IF([.D55] = &quot;&quot;; &quot;&quot;; IFERROR([.I54]+[.G55];&quot;&quot;))">
            <text:p/>
          </table:table-cell>
          <table:table-cell table:style-name="ce80" table:formula="of:=IF([.D55] = &quot;&quot;; &quot;&quot;; IFERROR(([.I55]-[.F$2])/[.F$2];&quot;&quot;))">
            <text:p/>
          </table:table-cell>
          <table:table-cell table:style-name="ce84" table:formula="of:=IF([.D55] = &quot;&quot;; &quot;&quot;; IFERROR([.I55]/MAX([.$I$2:.I55])-1;&quot;&quot;))">
            <text:p/>
          </table:table-cell>
          <table:table-cell table:style-name="ce87" table:formula="of:=IF(ISBLANK([.D55]);&quot;&quot;; [.G55]/[.I54])">
            <text:p/>
          </table:table-cell>
          <table:table-cell table:style-name="ce76" table:formula="of:=IF([.D55] = &quot;&quot;; &quot;&quot;; IFERROR([.I54]*([.N55]);&quot;&quot;))">
            <text:p/>
          </table:table-cell>
          <table:table-cell table:style-name="ce95" table:formula="of:=IF([.D5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3"/>
          <table:table-cell table:style-name="ce33"/>
          <table:table-cell table:style-name="ce45"/>
          <table:table-cell table:style-name="ce58"/>
          <table:table-cell table:style-name="ce67" table:formula="of:=IFERROR([.I55]*[.N56]/[.D56]*([.E56]+[.F56]); IFERROR([.I55]*[.N56]/[.D56]*[.E56]; &quot;&quot;))">
            <text:p/>
          </table:table-cell>
          <table:table-cell table:style-name="ce71" table:formula="of:=IF([.D56] = &quot;&quot;; &quot;&quot;; IFERROR([.H55]+([.E56]+[.F56]); [.H55]+[.E56]) )">
            <text:p/>
          </table:table-cell>
          <table:table-cell table:style-name="ce76" table:formula="of:=IF([.D56] = &quot;&quot;; &quot;&quot;; IFERROR([.I55]+[.G56];&quot;&quot;))">
            <text:p/>
          </table:table-cell>
          <table:table-cell table:style-name="ce80" table:formula="of:=IF([.D56] = &quot;&quot;; &quot;&quot;; IFERROR(([.I56]-[.F$2])/[.F$2];&quot;&quot;))">
            <text:p/>
          </table:table-cell>
          <table:table-cell table:style-name="ce84" table:formula="of:=IF([.D56] = &quot;&quot;; &quot;&quot;; IFERROR([.I56]/MAX([.$I$2:.I56])-1;&quot;&quot;))">
            <text:p/>
          </table:table-cell>
          <table:table-cell table:style-name="ce87" table:formula="of:=IF(ISBLANK([.D56]);&quot;&quot;; [.G56]/[.I55])">
            <text:p/>
          </table:table-cell>
          <table:table-cell table:style-name="ce76" table:formula="of:=IF([.D56] = &quot;&quot;; &quot;&quot;; IFERROR([.I55]*([.N56]);&quot;&quot;))">
            <text:p/>
          </table:table-cell>
          <table:table-cell table:style-name="ce96" table:formula="of:=IF([.D5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2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6]*[.N57]/[.D57]*([.E57]+[.F57]); IFERROR([.I56]*[.N57]/[.D57]*[.E57]; &quot;&quot;))">
            <text:p/>
          </table:table-cell>
          <table:table-cell table:style-name="ce71" table:formula="of:=IF([.D57] = &quot;&quot;; &quot;&quot;; IFERROR([.H56]+([.E57]+[.F57]); [.H56]+[.E57]) )">
            <text:p/>
          </table:table-cell>
          <table:table-cell table:style-name="ce76" table:formula="of:=IF([.D57] = &quot;&quot;; &quot;&quot;; IFERROR([.I56]+[.G57];&quot;&quot;))">
            <text:p/>
          </table:table-cell>
          <table:table-cell table:style-name="ce80" table:formula="of:=IF([.D57] = &quot;&quot;; &quot;&quot;; IFERROR(([.I57]-[.F$2])/[.F$2];&quot;&quot;))">
            <text:p/>
          </table:table-cell>
          <table:table-cell table:style-name="ce84" table:formula="of:=IF([.D57] = &quot;&quot;; &quot;&quot;; IFERROR([.I57]/MAX([.$I$2:.I57])-1;&quot;&quot;))">
            <text:p/>
          </table:table-cell>
          <table:table-cell table:style-name="ce87" table:formula="of:=IF(ISBLANK([.D57]);&quot;&quot;; [.G57]/[.I56])">
            <text:p/>
          </table:table-cell>
          <table:table-cell table:style-name="ce76" table:formula="of:=IF([.D57] = &quot;&quot;; &quot;&quot;; IFERROR([.I56]*([.N57]);&quot;&quot;))">
            <text:p/>
          </table:table-cell>
          <table:table-cell table:style-name="ce95" table:formula="of:=IF([.D5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7]*[.N58]/[.D58]*([.E58]+[.F58]); IFERROR([.I57]*[.N58]/[.D58]*[.E58]; &quot;&quot;))">
            <text:p/>
          </table:table-cell>
          <table:table-cell table:style-name="ce71" table:formula="of:=IF([.D58] = &quot;&quot;; &quot;&quot;; IFERROR([.H57]+([.E58]+[.F58]); [.H57]+[.E58]) )">
            <text:p/>
          </table:table-cell>
          <table:table-cell table:style-name="ce76" table:formula="of:=IF([.D58] = &quot;&quot;; &quot;&quot;; IFERROR([.I57]+[.G58];&quot;&quot;))">
            <text:p/>
          </table:table-cell>
          <table:table-cell table:style-name="ce80" table:formula="of:=IF([.D58] = &quot;&quot;; &quot;&quot;; IFERROR(([.I58]-[.F$2])/[.F$2];&quot;&quot;))">
            <text:p/>
          </table:table-cell>
          <table:table-cell table:style-name="ce84" table:formula="of:=IF([.D58] = &quot;&quot;; &quot;&quot;; IFERROR([.I58]/MAX([.$I$2:.I58])-1;&quot;&quot;))">
            <text:p/>
          </table:table-cell>
          <table:table-cell table:style-name="ce87" table:formula="of:=IF(ISBLANK([.D58]);&quot;&quot;; [.G58]/[.I57])">
            <text:p/>
          </table:table-cell>
          <table:table-cell table:style-name="ce76" table:formula="of:=IF([.D58] = &quot;&quot;; &quot;&quot;; IFERROR([.I57]*([.N58]);&quot;&quot;))">
            <text:p/>
          </table:table-cell>
          <table:table-cell table:style-name="ce96" table:formula="of:=IF([.D5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8"/>
          <table:table-cell table:style-name="ce38"/>
          <table:table-cell table:style-name="ce50"/>
          <table:table-cell table:style-name="ce60"/>
          <table:table-cell table:style-name="ce67" table:formula="of:=IFERROR([.I58]*[.N59]/[.D59]*([.E59]+[.F59]); IFERROR([.I58]*[.N59]/[.D59]*[.E59]; &quot;&quot;))">
            <text:p/>
          </table:table-cell>
          <table:table-cell table:style-name="ce71" table:formula="of:=IF([.D59] = &quot;&quot;; &quot;&quot;; IFERROR([.H58]+([.E59]+[.F59]); [.H58]+[.E59]) )">
            <text:p/>
          </table:table-cell>
          <table:table-cell table:style-name="ce76" table:formula="of:=IF([.D59] = &quot;&quot;; &quot;&quot;; IFERROR([.I58]+[.G59];&quot;&quot;))">
            <text:p/>
          </table:table-cell>
          <table:table-cell table:style-name="ce80" table:formula="of:=IF([.D59] = &quot;&quot;; &quot;&quot;; IFERROR(([.I59]-[.F$2])/[.F$2];&quot;&quot;))">
            <text:p/>
          </table:table-cell>
          <table:table-cell table:style-name="ce84" table:formula="of:=IF([.D59] = &quot;&quot;; &quot;&quot;; IFERROR([.I59]/MAX([.$I$2:.I59])-1;&quot;&quot;))">
            <text:p/>
          </table:table-cell>
          <table:table-cell table:style-name="ce87" table:formula="of:=IF(ISBLANK([.D59]);&quot;&quot;; [.G59]/[.I58])">
            <text:p/>
          </table:table-cell>
          <table:table-cell table:style-name="ce76" table:formula="of:=IF([.D59] = &quot;&quot;; &quot;&quot;; IFERROR([.I58]*([.N59]);&quot;&quot;))">
            <text:p/>
          </table:table-cell>
          <table:table-cell table:style-name="ce95" table:formula="of:=IF([.D5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9]*[.N60]/[.D60]*([.E60]+[.F60]); IFERROR([.I59]*[.N60]/[.D60]*[.E60]; &quot;&quot;))">
            <text:p/>
          </table:table-cell>
          <table:table-cell table:style-name="ce71" table:formula="of:=IF([.D60] = &quot;&quot;; &quot;&quot;; IFERROR([.H59]+([.E60]+[.F60]); [.H59]+[.E60]) )">
            <text:p/>
          </table:table-cell>
          <table:table-cell table:style-name="ce76" table:formula="of:=IF([.D60] = &quot;&quot;; &quot;&quot;; IFERROR([.I59]+[.G60];&quot;&quot;))">
            <text:p/>
          </table:table-cell>
          <table:table-cell table:style-name="ce80" table:formula="of:=IF([.D60] = &quot;&quot;; &quot;&quot;; IFERROR(([.I60]-[.F$2])/[.F$2];&quot;&quot;))">
            <text:p/>
          </table:table-cell>
          <table:table-cell table:style-name="ce84" table:formula="of:=IF([.D60] = &quot;&quot;; &quot;&quot;; IFERROR([.I60]/MAX([.$I$2:.I60])-1;&quot;&quot;))">
            <text:p/>
          </table:table-cell>
          <table:table-cell table:style-name="ce87" table:formula="of:=IF(ISBLANK([.D60]);&quot;&quot;; [.G60]/[.I59])">
            <text:p/>
          </table:table-cell>
          <table:table-cell table:style-name="ce76" table:formula="of:=IF([.D60] = &quot;&quot;; &quot;&quot;; IFERROR([.I59]*([.N60]);&quot;&quot;))">
            <text:p/>
          </table:table-cell>
          <table:table-cell table:style-name="ce96" table:formula="of:=IF([.D6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8"/>
          <table:table-cell table:style-name="ce38"/>
          <table:table-cell table:style-name="ce50"/>
          <table:table-cell table:style-name="ce60"/>
          <table:table-cell table:style-name="ce67" table:formula="of:=IFERROR([.I60]*[.N61]/[.D61]*([.E61]+[.F61]); IFERROR([.I60]*[.N61]/[.D61]*[.E61]; &quot;&quot;))">
            <text:p/>
          </table:table-cell>
          <table:table-cell table:style-name="ce71" table:formula="of:=IF([.D61] = &quot;&quot;; &quot;&quot;; IFERROR([.H60]+([.E61]+[.F61]); [.H60]+[.E61]) )">
            <text:p/>
          </table:table-cell>
          <table:table-cell table:style-name="ce76" table:formula="of:=IF([.D61] = &quot;&quot;; &quot;&quot;; IFERROR([.I60]+[.G61];&quot;&quot;))">
            <text:p/>
          </table:table-cell>
          <table:table-cell table:style-name="ce80" table:formula="of:=IF([.D61] = &quot;&quot;; &quot;&quot;; IFERROR(([.I61]-[.F$2])/[.F$2];&quot;&quot;))">
            <text:p/>
          </table:table-cell>
          <table:table-cell table:style-name="ce84" table:formula="of:=IF([.D61] = &quot;&quot;; &quot;&quot;; IFERROR([.I61]/MAX([.$I$2:.I61])-1;&quot;&quot;))">
            <text:p/>
          </table:table-cell>
          <table:table-cell table:style-name="ce87" table:formula="of:=IF(ISBLANK([.D61]);&quot;&quot;; [.G61]/[.I60])">
            <text:p/>
          </table:table-cell>
          <table:table-cell table:style-name="ce76" table:formula="of:=IF([.D61] = &quot;&quot;; &quot;&quot;; IFERROR([.I60]*([.N61]);&quot;&quot;))">
            <text:p/>
          </table:table-cell>
          <table:table-cell table:style-name="ce95" table:formula="of:=IF([.D6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1]*[.N62]/[.D62]*([.E62]+[.F62]); IFERROR([.I61]*[.N62]/[.D62]*[.E62]; &quot;&quot;))">
            <text:p/>
          </table:table-cell>
          <table:table-cell table:style-name="ce71" table:formula="of:=IF([.D62] = &quot;&quot;; &quot;&quot;; IFERROR([.H61]+([.E62]+[.F62]); [.H61]+[.E62]) )">
            <text:p/>
          </table:table-cell>
          <table:table-cell table:style-name="ce76" table:formula="of:=IF([.D62] = &quot;&quot;; &quot;&quot;; IFERROR([.I61]+[.G62];&quot;&quot;))">
            <text:p/>
          </table:table-cell>
          <table:table-cell table:style-name="ce80" table:formula="of:=IF([.D62] = &quot;&quot;; &quot;&quot;; IFERROR(([.I62]-[.F$2])/[.F$2];&quot;&quot;))">
            <text:p/>
          </table:table-cell>
          <table:table-cell table:style-name="ce84" table:formula="of:=IF([.D62] = &quot;&quot;; &quot;&quot;; IFERROR([.I62]/MAX([.$I$2:.I62])-1;&quot;&quot;))">
            <text:p/>
          </table:table-cell>
          <table:table-cell table:style-name="ce87" table:formula="of:=IF(ISBLANK([.D62]);&quot;&quot;; [.G62]/[.I61])">
            <text:p/>
          </table:table-cell>
          <table:table-cell table:style-name="ce76" table:formula="of:=IF([.D62] = &quot;&quot;; &quot;&quot;; IFERROR([.I61]*([.N62]);&quot;&quot;))">
            <text:p/>
          </table:table-cell>
          <table:table-cell table:style-name="ce96" table:formula="of:=IF([.D6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8"/>
          <table:table-cell table:style-name="ce38"/>
          <table:table-cell table:style-name="ce50"/>
          <table:table-cell table:style-name="ce60"/>
          <table:table-cell table:style-name="ce67" table:formula="of:=IFERROR([.I62]*[.N63]/[.D63]*([.E63]+[.F63]); IFERROR([.I62]*[.N63]/[.D63]*[.E63]; &quot;&quot;))">
            <text:p/>
          </table:table-cell>
          <table:table-cell table:style-name="ce71" table:formula="of:=IF([.D63] = &quot;&quot;; &quot;&quot;; IFERROR([.H62]+([.E63]+[.F63]); [.H62]+[.E63]) )">
            <text:p/>
          </table:table-cell>
          <table:table-cell table:style-name="ce76" table:formula="of:=IF([.D63] = &quot;&quot;; &quot;&quot;; IFERROR([.I62]+[.G63];&quot;&quot;))">
            <text:p/>
          </table:table-cell>
          <table:table-cell table:style-name="ce80" table:formula="of:=IF([.D63] = &quot;&quot;; &quot;&quot;; IFERROR(([.I63]-[.F$2])/[.F$2];&quot;&quot;))">
            <text:p/>
          </table:table-cell>
          <table:table-cell table:style-name="ce84" table:formula="of:=IF([.D63] = &quot;&quot;; &quot;&quot;; IFERROR([.I63]/MAX([.$I$2:.I63])-1;&quot;&quot;))">
            <text:p/>
          </table:table-cell>
          <table:table-cell table:style-name="ce87" table:formula="of:=IF(ISBLANK([.D63]);&quot;&quot;; [.G63]/[.I62])">
            <text:p/>
          </table:table-cell>
          <table:table-cell table:style-name="ce76" table:formula="of:=IF([.D63] = &quot;&quot;; &quot;&quot;; IFERROR([.I62]*([.N63]);&quot;&quot;))">
            <text:p/>
          </table:table-cell>
          <table:table-cell table:style-name="ce95" table:formula="of:=IF([.D6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3]*[.N64]/[.D64]*([.E64]+[.F64]); IFERROR([.I63]*[.N64]/[.D64]*[.E64]; &quot;&quot;))">
            <text:p/>
          </table:table-cell>
          <table:table-cell table:style-name="ce71" table:formula="of:=IF([.D64] = &quot;&quot;; &quot;&quot;; IFERROR([.H63]+([.E64]+[.F64]); [.H63]+[.E64]) )">
            <text:p/>
          </table:table-cell>
          <table:table-cell table:style-name="ce76" table:formula="of:=IF([.D64] = &quot;&quot;; &quot;&quot;; IFERROR([.I63]+[.G64];&quot;&quot;))">
            <text:p/>
          </table:table-cell>
          <table:table-cell table:style-name="ce80" table:formula="of:=IF([.D64] = &quot;&quot;; &quot;&quot;; IFERROR(([.I64]-[.F$2])/[.F$2];&quot;&quot;))">
            <text:p/>
          </table:table-cell>
          <table:table-cell table:style-name="ce84" table:formula="of:=IF([.D64] = &quot;&quot;; &quot;&quot;; IFERROR([.I64]/MAX([.$I$2:.I64])-1;&quot;&quot;))">
            <text:p/>
          </table:table-cell>
          <table:table-cell table:style-name="ce87" table:formula="of:=IF(ISBLANK([.D64]);&quot;&quot;; [.G64]/[.I63])">
            <text:p/>
          </table:table-cell>
          <table:table-cell table:style-name="ce76" table:formula="of:=IF([.D64] = &quot;&quot;; &quot;&quot;; IFERROR([.I63]*([.N64]);&quot;&quot;))">
            <text:p/>
          </table:table-cell>
          <table:table-cell table:style-name="ce96" table:formula="of:=IF([.D6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8"/>
          <table:table-cell table:style-name="ce38"/>
          <table:table-cell table:style-name="ce50"/>
          <table:table-cell table:style-name="ce60"/>
          <table:table-cell table:style-name="ce67" table:formula="of:=IFERROR([.I64]*[.N65]/[.D65]*([.E65]+[.F65]); IFERROR([.I64]*[.N65]/[.D65]*[.E65]; &quot;&quot;))">
            <text:p/>
          </table:table-cell>
          <table:table-cell table:style-name="ce71" table:formula="of:=IF([.D65] = &quot;&quot;; &quot;&quot;; IFERROR([.H64]+([.E65]+[.F65]); [.H64]+[.E65]) )">
            <text:p/>
          </table:table-cell>
          <table:table-cell table:style-name="ce76" table:formula="of:=IF([.D65] = &quot;&quot;; &quot;&quot;; IFERROR([.I64]+[.G65];&quot;&quot;))">
            <text:p/>
          </table:table-cell>
          <table:table-cell table:style-name="ce80" table:formula="of:=IF([.D65] = &quot;&quot;; &quot;&quot;; IFERROR(([.I65]-[.F$2])/[.F$2];&quot;&quot;))">
            <text:p/>
          </table:table-cell>
          <table:table-cell table:style-name="ce84" table:formula="of:=IF([.D65] = &quot;&quot;; &quot;&quot;; IFERROR([.I65]/MAX([.$I$2:.I65])-1;&quot;&quot;))">
            <text:p/>
          </table:table-cell>
          <table:table-cell table:style-name="ce87" table:formula="of:=IF(ISBLANK([.D65]);&quot;&quot;; [.G65]/[.I64])">
            <text:p/>
          </table:table-cell>
          <table:table-cell table:style-name="ce76" table:formula="of:=IF([.D65] = &quot;&quot;; &quot;&quot;; IFERROR([.I64]*([.N65]);&quot;&quot;))">
            <text:p/>
          </table:table-cell>
          <table:table-cell table:style-name="ce95" table:formula="of:=IF([.D6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5]*[.N66]/[.D66]*([.E66]+[.F66]); IFERROR([.I65]*[.N66]/[.D66]*[.E66]; &quot;&quot;))">
            <text:p/>
          </table:table-cell>
          <table:table-cell table:style-name="ce71" table:formula="of:=IF([.D66] = &quot;&quot;; &quot;&quot;; IFERROR([.H65]+([.E66]+[.F66]); [.H65]+[.E66]) )">
            <text:p/>
          </table:table-cell>
          <table:table-cell table:style-name="ce76" table:formula="of:=IF([.D66] = &quot;&quot;; &quot;&quot;; IFERROR([.I65]+[.G66];&quot;&quot;))">
            <text:p/>
          </table:table-cell>
          <table:table-cell table:style-name="ce80" table:formula="of:=IF([.D66] = &quot;&quot;; &quot;&quot;; IFERROR(([.I66]-[.F$2])/[.F$2];&quot;&quot;))">
            <text:p/>
          </table:table-cell>
          <table:table-cell table:style-name="ce84" table:formula="of:=IF([.D66] = &quot;&quot;; &quot;&quot;; IFERROR([.I66]/MAX([.$I$2:.I66])-1;&quot;&quot;))">
            <text:p/>
          </table:table-cell>
          <table:table-cell table:style-name="ce87" table:formula="of:=IF(ISBLANK([.D66]);&quot;&quot;; [.G66]/[.I65])">
            <text:p/>
          </table:table-cell>
          <table:table-cell table:style-name="ce76" table:formula="of:=IF([.D66] = &quot;&quot;; &quot;&quot;; IFERROR([.I65]*([.N66]);&quot;&quot;))">
            <text:p/>
          </table:table-cell>
          <table:table-cell table:style-name="ce96" table:formula="of:=IF([.D6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6]*[.N67]/[.D67]*([.E67]+[.F67]); IFERROR([.I66]*[.N67]/[.D67]*[.E67]; &quot;&quot;))">
            <text:p/>
          </table:table-cell>
          <table:table-cell table:style-name="ce71" table:formula="of:=IF([.D67] = &quot;&quot;; &quot;&quot;; IFERROR([.H66]+([.E67]+[.F67]); [.H66]+[.E67]) )">
            <text:p/>
          </table:table-cell>
          <table:table-cell table:style-name="ce76" table:formula="of:=IF([.D67] = &quot;&quot;; &quot;&quot;; IFERROR([.I66]+[.G67];&quot;&quot;))">
            <text:p/>
          </table:table-cell>
          <table:table-cell table:style-name="ce80" table:formula="of:=IF([.D67] = &quot;&quot;; &quot;&quot;; IFERROR(([.I67]-[.F$2])/[.F$2];&quot;&quot;))">
            <text:p/>
          </table:table-cell>
          <table:table-cell table:style-name="ce84" table:formula="of:=IF([.D67] = &quot;&quot;; &quot;&quot;; IFERROR([.I67]/MAX([.$I$2:.I67])-1;&quot;&quot;))">
            <text:p/>
          </table:table-cell>
          <table:table-cell table:style-name="ce87" table:formula="of:=IF(ISBLANK([.D67]);&quot;&quot;; [.G67]/[.I66])">
            <text:p/>
          </table:table-cell>
          <table:table-cell table:style-name="ce76" table:formula="of:=IF([.D67] = &quot;&quot;; &quot;&quot;; IFERROR([.I66]*([.N67]);&quot;&quot;))">
            <text:p/>
          </table:table-cell>
          <table:table-cell table:style-name="ce95" table:formula="of:=IF([.D6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7]*[.N68]/[.D68]*([.E68]+[.F68]); IFERROR([.I67]*[.N68]/[.D68]*[.E68]; &quot;&quot;))">
            <text:p/>
          </table:table-cell>
          <table:table-cell table:style-name="ce71" table:formula="of:=IF([.D68] = &quot;&quot;; &quot;&quot;; IFERROR([.H67]+([.E68]+[.F68]); [.H67]+[.E68]) )">
            <text:p/>
          </table:table-cell>
          <table:table-cell table:style-name="ce76" table:formula="of:=IF([.D68] = &quot;&quot;; &quot;&quot;; IFERROR([.I67]+[.G68];&quot;&quot;))">
            <text:p/>
          </table:table-cell>
          <table:table-cell table:style-name="ce80" table:formula="of:=IF([.D68] = &quot;&quot;; &quot;&quot;; IFERROR(([.I68]-[.F$2])/[.F$2];&quot;&quot;))">
            <text:p/>
          </table:table-cell>
          <table:table-cell table:style-name="ce84" table:formula="of:=IF([.D68] = &quot;&quot;; &quot;&quot;; IFERROR([.I68]/MAX([.$I$2:.I68])-1;&quot;&quot;))">
            <text:p/>
          </table:table-cell>
          <table:table-cell table:style-name="ce87" table:formula="of:=IF(ISBLANK([.D68]);&quot;&quot;; [.G68]/[.I67])">
            <text:p/>
          </table:table-cell>
          <table:table-cell table:style-name="ce76" table:formula="of:=IF([.D68] = &quot;&quot;; &quot;&quot;; IFERROR([.I67]*([.N68]);&quot;&quot;))">
            <text:p/>
          </table:table-cell>
          <table:table-cell table:style-name="ce96" table:formula="of:=IF([.D6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8]*[.N69]/[.D69]*([.E69]+[.F69]); IFERROR([.I68]*[.N69]/[.D69]*[.E69]; &quot;&quot;))">
            <text:p/>
          </table:table-cell>
          <table:table-cell table:style-name="ce71" table:formula="of:=IF([.D69] = &quot;&quot;; &quot;&quot;; IFERROR([.H68]+([.E69]+[.F69]); [.H68]+[.E69]) )">
            <text:p/>
          </table:table-cell>
          <table:table-cell table:style-name="ce76" table:formula="of:=IF([.D69] = &quot;&quot;; &quot;&quot;; IFERROR([.I68]+[.G69];&quot;&quot;))">
            <text:p/>
          </table:table-cell>
          <table:table-cell table:style-name="ce80" table:formula="of:=IF([.D69] = &quot;&quot;; &quot;&quot;; IFERROR(([.I69]-[.F$2])/[.F$2];&quot;&quot;))">
            <text:p/>
          </table:table-cell>
          <table:table-cell table:style-name="ce84" table:formula="of:=IF([.D69] = &quot;&quot;; &quot;&quot;; IFERROR([.I69]/MAX([.$I$2:.I69])-1;&quot;&quot;))">
            <text:p/>
          </table:table-cell>
          <table:table-cell table:style-name="ce87" table:formula="of:=IF(ISBLANK([.D69]);&quot;&quot;; [.G69]/[.I68])">
            <text:p/>
          </table:table-cell>
          <table:table-cell table:style-name="ce76" table:formula="of:=IF([.D69] = &quot;&quot;; &quot;&quot;; IFERROR([.I68]*([.N69]);&quot;&quot;))">
            <text:p/>
          </table:table-cell>
          <table:table-cell table:style-name="ce95" table:formula="of:=IF([.D6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9]*[.N70]/[.D70]*([.E70]+[.F70]); IFERROR([.I69]*[.N70]/[.D70]*[.E70]; &quot;&quot;))">
            <text:p/>
          </table:table-cell>
          <table:table-cell table:style-name="ce71" table:formula="of:=IF([.D70] = &quot;&quot;; &quot;&quot;; IFERROR([.H69]+([.E70]+[.F70]); [.H69]+[.E70]) )">
            <text:p/>
          </table:table-cell>
          <table:table-cell table:style-name="ce76" table:formula="of:=IF([.D70] = &quot;&quot;; &quot;&quot;; IFERROR([.I69]+[.G70];&quot;&quot;))">
            <text:p/>
          </table:table-cell>
          <table:table-cell table:style-name="ce80" table:formula="of:=IF([.D70] = &quot;&quot;; &quot;&quot;; IFERROR(([.I70]-[.F$2])/[.F$2];&quot;&quot;))">
            <text:p/>
          </table:table-cell>
          <table:table-cell table:style-name="ce84" table:formula="of:=IF([.D70] = &quot;&quot;; &quot;&quot;; IFERROR([.I70]/MAX([.$I$2:.I70])-1;&quot;&quot;))">
            <text:p/>
          </table:table-cell>
          <table:table-cell table:style-name="ce87" table:formula="of:=IF(ISBLANK([.D70]);&quot;&quot;; [.G70]/[.I69])">
            <text:p/>
          </table:table-cell>
          <table:table-cell table:style-name="ce76" table:formula="of:=IF([.D70] = &quot;&quot;; &quot;&quot;; IFERROR([.I69]*([.N70]);&quot;&quot;))">
            <text:p/>
          </table:table-cell>
          <table:table-cell table:style-name="ce96" table:formula="of:=IF([.D7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0]*[.N71]/[.D71]*([.E71]+[.F71]); IFERROR([.I70]*[.N71]/[.D71]*[.E71]; &quot;&quot;))">
            <text:p/>
          </table:table-cell>
          <table:table-cell table:style-name="ce71" table:formula="of:=IF([.D71] = &quot;&quot;; &quot;&quot;; IFERROR([.H70]+([.E71]+[.F71]); [.H70]+[.E71]) )">
            <text:p/>
          </table:table-cell>
          <table:table-cell table:style-name="ce76" table:formula="of:=IF([.D71] = &quot;&quot;; &quot;&quot;; IFERROR([.I70]+[.G71];&quot;&quot;))">
            <text:p/>
          </table:table-cell>
          <table:table-cell table:style-name="ce80" table:formula="of:=IF([.D71] = &quot;&quot;; &quot;&quot;; IFERROR(([.I71]-[.F$2])/[.F$2];&quot;&quot;))">
            <text:p/>
          </table:table-cell>
          <table:table-cell table:style-name="ce84" table:formula="of:=IF([.D71] = &quot;&quot;; &quot;&quot;; IFERROR([.I71]/MAX([.$I$2:.I71])-1;&quot;&quot;))">
            <text:p/>
          </table:table-cell>
          <table:table-cell table:style-name="ce87" table:formula="of:=IF(ISBLANK([.D71]);&quot;&quot;; [.G71]/[.I70])">
            <text:p/>
          </table:table-cell>
          <table:table-cell table:style-name="ce76" table:formula="of:=IF([.D71] = &quot;&quot;; &quot;&quot;; IFERROR([.I70]*([.N71]);&quot;&quot;))">
            <text:p/>
          </table:table-cell>
          <table:table-cell table:style-name="ce95" table:formula="of:=IF([.D7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1]*[.N72]/[.D72]*([.E72]+[.F72]); IFERROR([.I71]*[.N72]/[.D72]*[.E72]; &quot;&quot;))">
            <text:p/>
          </table:table-cell>
          <table:table-cell table:style-name="ce71" table:formula="of:=IF([.D72] = &quot;&quot;; &quot;&quot;; IFERROR([.H71]+([.E72]+[.F72]); [.H71]+[.E72]) )">
            <text:p/>
          </table:table-cell>
          <table:table-cell table:style-name="ce76" table:formula="of:=IF([.D72] = &quot;&quot;; &quot;&quot;; IFERROR([.I71]+[.G72];&quot;&quot;))">
            <text:p/>
          </table:table-cell>
          <table:table-cell table:style-name="ce80" table:formula="of:=IF([.D72] = &quot;&quot;; &quot;&quot;; IFERROR(([.I72]-[.F$2])/[.F$2];&quot;&quot;))">
            <text:p/>
          </table:table-cell>
          <table:table-cell table:style-name="ce84" table:formula="of:=IF([.D72] = &quot;&quot;; &quot;&quot;; IFERROR([.I72]/MAX([.$I$2:.I72])-1;&quot;&quot;))">
            <text:p/>
          </table:table-cell>
          <table:table-cell table:style-name="ce87" table:formula="of:=IF(ISBLANK([.D72]);&quot;&quot;; [.G72]/[.I71])">
            <text:p/>
          </table:table-cell>
          <table:table-cell table:style-name="ce76" table:formula="of:=IF([.D72] = &quot;&quot;; &quot;&quot;; IFERROR([.I71]*([.N72]);&quot;&quot;))">
            <text:p/>
          </table:table-cell>
          <table:table-cell table:style-name="ce96" table:formula="of:=IF([.D7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2]*[.N73]/[.D73]*([.E73]+[.F73]); IFERROR([.I72]*[.N73]/[.D73]*[.E73]; &quot;&quot;))">
            <text:p/>
          </table:table-cell>
          <table:table-cell table:style-name="ce71" table:formula="of:=IF([.D73] = &quot;&quot;; &quot;&quot;; IFERROR([.H72]+([.E73]+[.F73]); [.H72]+[.E73]) )">
            <text:p/>
          </table:table-cell>
          <table:table-cell table:style-name="ce76" table:formula="of:=IF([.D73] = &quot;&quot;; &quot;&quot;; IFERROR([.I72]+[.G73];&quot;&quot;))">
            <text:p/>
          </table:table-cell>
          <table:table-cell table:style-name="ce80" table:formula="of:=IF([.D73] = &quot;&quot;; &quot;&quot;; IFERROR(([.I73]-[.F$2])/[.F$2];&quot;&quot;))">
            <text:p/>
          </table:table-cell>
          <table:table-cell table:style-name="ce84" table:formula="of:=IF([.D73] = &quot;&quot;; &quot;&quot;; IFERROR([.I73]/MAX([.$I$2:.I73])-1;&quot;&quot;))">
            <text:p/>
          </table:table-cell>
          <table:table-cell table:style-name="ce87" table:formula="of:=IF(ISBLANK([.D73]);&quot;&quot;; [.G73]/[.I72])">
            <text:p/>
          </table:table-cell>
          <table:table-cell table:style-name="ce76" table:formula="of:=IF([.D73] = &quot;&quot;; &quot;&quot;; IFERROR([.I72]*([.N73]);&quot;&quot;))">
            <text:p/>
          </table:table-cell>
          <table:table-cell table:style-name="ce95" table:formula="of:=IF([.D7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3]*[.N74]/[.D74]*([.E74]+[.F74]); IFERROR([.I73]*[.N74]/[.D74]*[.E74]; &quot;&quot;))">
            <text:p/>
          </table:table-cell>
          <table:table-cell table:style-name="ce71" table:formula="of:=IF([.D74] = &quot;&quot;; &quot;&quot;; IFERROR([.H73]+([.E74]+[.F74]); [.H73]+[.E74]) )">
            <text:p/>
          </table:table-cell>
          <table:table-cell table:style-name="ce76" table:formula="of:=IF([.D74] = &quot;&quot;; &quot;&quot;; IFERROR([.I73]+[.G74];&quot;&quot;))">
            <text:p/>
          </table:table-cell>
          <table:table-cell table:style-name="ce80" table:formula="of:=IF([.D74] = &quot;&quot;; &quot;&quot;; IFERROR(([.I74]-[.F$2])/[.F$2];&quot;&quot;))">
            <text:p/>
          </table:table-cell>
          <table:table-cell table:style-name="ce84" table:formula="of:=IF([.D74] = &quot;&quot;; &quot;&quot;; IFERROR([.I74]/MAX([.$I$2:.I74])-1;&quot;&quot;))">
            <text:p/>
          </table:table-cell>
          <table:table-cell table:style-name="ce87" table:formula="of:=IF(ISBLANK([.D74]);&quot;&quot;; [.G74]/[.I73])">
            <text:p/>
          </table:table-cell>
          <table:table-cell table:style-name="ce76" table:formula="of:=IF([.D74] = &quot;&quot;; &quot;&quot;; IFERROR([.I73]*([.N74]);&quot;&quot;))">
            <text:p/>
          </table:table-cell>
          <table:table-cell table:style-name="ce96" table:formula="of:=IF([.D7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4]*[.N75]/[.D75]*([.E75]+[.F75]); IFERROR([.I74]*[.N75]/[.D75]*[.E75]; &quot;&quot;))">
            <text:p/>
          </table:table-cell>
          <table:table-cell table:style-name="ce71" table:formula="of:=IF([.D75] = &quot;&quot;; &quot;&quot;; IFERROR([.H74]+([.E75]+[.F75]); [.H74]+[.E75]) )">
            <text:p/>
          </table:table-cell>
          <table:table-cell table:style-name="ce76" table:formula="of:=IF([.D75] = &quot;&quot;; &quot;&quot;; IFERROR([.I74]+[.G75];&quot;&quot;))">
            <text:p/>
          </table:table-cell>
          <table:table-cell table:style-name="ce80" table:formula="of:=IF([.D75] = &quot;&quot;; &quot;&quot;; IFERROR(([.I75]-[.F$2])/[.F$2];&quot;&quot;))">
            <text:p/>
          </table:table-cell>
          <table:table-cell table:style-name="ce84" table:formula="of:=IF([.D75] = &quot;&quot;; &quot;&quot;; IFERROR([.I75]/MAX([.$I$2:.I75])-1;&quot;&quot;))">
            <text:p/>
          </table:table-cell>
          <table:table-cell table:style-name="ce87" table:formula="of:=IF(ISBLANK([.D75]);&quot;&quot;; [.G75]/[.I74])">
            <text:p/>
          </table:table-cell>
          <table:table-cell table:style-name="ce76" table:formula="of:=IF([.D75] = &quot;&quot;; &quot;&quot;; IFERROR([.I74]*([.N75]);&quot;&quot;))">
            <text:p/>
          </table:table-cell>
          <table:table-cell table:style-name="ce95" table:formula="of:=IF([.D7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5]*[.N76]/[.D76]*([.E76]+[.F76]); IFERROR([.I75]*[.N76]/[.D76]*[.E76]; &quot;&quot;))">
            <text:p/>
          </table:table-cell>
          <table:table-cell table:style-name="ce71" table:formula="of:=IF([.D76] = &quot;&quot;; &quot;&quot;; IFERROR([.H75]+([.E76]+[.F76]); [.H75]+[.E76]) )">
            <text:p/>
          </table:table-cell>
          <table:table-cell table:style-name="ce76" table:formula="of:=IF([.D76] = &quot;&quot;; &quot;&quot;; IFERROR([.I75]+[.G76];&quot;&quot;))">
            <text:p/>
          </table:table-cell>
          <table:table-cell table:style-name="ce80" table:formula="of:=IF([.D76] = &quot;&quot;; &quot;&quot;; IFERROR(([.I76]-[.F$2])/[.F$2];&quot;&quot;))">
            <text:p/>
          </table:table-cell>
          <table:table-cell table:style-name="ce84" table:formula="of:=IF([.D76] = &quot;&quot;; &quot;&quot;; IFERROR([.I76]/MAX([.$I$2:.I76])-1;&quot;&quot;))">
            <text:p/>
          </table:table-cell>
          <table:table-cell table:style-name="ce87" table:formula="of:=IF(ISBLANK([.D76]);&quot;&quot;; [.G76]/[.I75])">
            <text:p/>
          </table:table-cell>
          <table:table-cell table:style-name="ce76" table:formula="of:=IF([.D76] = &quot;&quot;; &quot;&quot;; IFERROR([.I75]*([.N76]);&quot;&quot;))">
            <text:p/>
          </table:table-cell>
          <table:table-cell table:style-name="ce96" table:formula="of:=IF([.D7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6]*[.N77]/[.D77]*([.E77]+[.F77]); IFERROR([.I76]*[.N77]/[.D77]*[.E77]; &quot;&quot;))">
            <text:p/>
          </table:table-cell>
          <table:table-cell table:style-name="ce71" table:formula="of:=IF([.D77] = &quot;&quot;; &quot;&quot;; IFERROR([.H76]+([.E77]+[.F77]); [.H76]+[.E77]) )">
            <text:p/>
          </table:table-cell>
          <table:table-cell table:style-name="ce76" table:formula="of:=IF([.D77] = &quot;&quot;; &quot;&quot;; IFERROR([.I76]+[.G77];&quot;&quot;))">
            <text:p/>
          </table:table-cell>
          <table:table-cell table:style-name="ce80" table:formula="of:=IF([.D77] = &quot;&quot;; &quot;&quot;; IFERROR(([.I77]-[.F$2])/[.F$2];&quot;&quot;))">
            <text:p/>
          </table:table-cell>
          <table:table-cell table:style-name="ce84" table:formula="of:=IF([.D77] = &quot;&quot;; &quot;&quot;; IFERROR([.I77]/MAX([.$I$2:.I77])-1;&quot;&quot;))">
            <text:p/>
          </table:table-cell>
          <table:table-cell table:style-name="ce87" table:formula="of:=IF(ISBLANK([.D77]);&quot;&quot;; [.G77]/[.I76])">
            <text:p/>
          </table:table-cell>
          <table:table-cell table:style-name="ce76" table:formula="of:=IF([.D77] = &quot;&quot;; &quot;&quot;; IFERROR([.I76]*([.N77]);&quot;&quot;))">
            <text:p/>
          </table:table-cell>
          <table:table-cell table:style-name="ce95" table:formula="of:=IF([.D7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7]*[.N78]/[.D78]*([.E78]+[.F78]); IFERROR([.I77]*[.N78]/[.D78]*[.E78]; &quot;&quot;))">
            <text:p/>
          </table:table-cell>
          <table:table-cell table:style-name="ce71" table:formula="of:=IF([.D78] = &quot;&quot;; &quot;&quot;; IFERROR([.H77]+([.E78]+[.F78]); [.H77]+[.E78]) )">
            <text:p/>
          </table:table-cell>
          <table:table-cell table:style-name="ce76" table:formula="of:=IF([.D78] = &quot;&quot;; &quot;&quot;; IFERROR([.I77]+[.G78];&quot;&quot;))">
            <text:p/>
          </table:table-cell>
          <table:table-cell table:style-name="ce80" table:formula="of:=IF([.D78] = &quot;&quot;; &quot;&quot;; IFERROR(([.I78]-[.F$2])/[.F$2];&quot;&quot;))">
            <text:p/>
          </table:table-cell>
          <table:table-cell table:style-name="ce84" table:formula="of:=IF([.D78] = &quot;&quot;; &quot;&quot;; IFERROR([.I78]/MAX([.$I$2:.I78])-1;&quot;&quot;))">
            <text:p/>
          </table:table-cell>
          <table:table-cell table:style-name="ce87" table:formula="of:=IF(ISBLANK([.D78]);&quot;&quot;; [.G78]/[.I77])">
            <text:p/>
          </table:table-cell>
          <table:table-cell table:style-name="ce76" table:formula="of:=IF([.D78] = &quot;&quot;; &quot;&quot;; IFERROR([.I77]*([.N78]);&quot;&quot;))">
            <text:p/>
          </table:table-cell>
          <table:table-cell table:style-name="ce96" table:formula="of:=IF([.D7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8]*[.N79]/[.D79]*([.E79]+[.F79]); IFERROR([.I78]*[.N79]/[.D79]*[.E79]; &quot;&quot;))">
            <text:p/>
          </table:table-cell>
          <table:table-cell table:style-name="ce71" table:formula="of:=IF([.D79] = &quot;&quot;; &quot;&quot;; IFERROR([.H78]+([.E79]+[.F79]); [.H78]+[.E79]) )">
            <text:p/>
          </table:table-cell>
          <table:table-cell table:style-name="ce76" table:formula="of:=IF([.D79] = &quot;&quot;; &quot;&quot;; IFERROR([.I78]+[.G79];&quot;&quot;))">
            <text:p/>
          </table:table-cell>
          <table:table-cell table:style-name="ce80" table:formula="of:=IF([.D79] = &quot;&quot;; &quot;&quot;; IFERROR(([.I79]-[.F$2])/[.F$2];&quot;&quot;))">
            <text:p/>
          </table:table-cell>
          <table:table-cell table:style-name="ce84" table:formula="of:=IF([.D79] = &quot;&quot;; &quot;&quot;; IFERROR([.I79]/MAX([.$I$2:.I79])-1;&quot;&quot;))">
            <text:p/>
          </table:table-cell>
          <table:table-cell table:style-name="ce87" table:formula="of:=IF(ISBLANK([.D79]);&quot;&quot;; [.G79]/[.I78])">
            <text:p/>
          </table:table-cell>
          <table:table-cell table:style-name="ce76" table:formula="of:=IF([.D79] = &quot;&quot;; &quot;&quot;; IFERROR([.I78]*([.N79]);&quot;&quot;))">
            <text:p/>
          </table:table-cell>
          <table:table-cell table:style-name="ce95" table:formula="of:=IF([.D7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9]*[.N80]/[.D80]*([.E80]+[.F80]); IFERROR([.I79]*[.N80]/[.D80]*[.E80]; &quot;&quot;))">
            <text:p/>
          </table:table-cell>
          <table:table-cell table:style-name="ce71" table:formula="of:=IF([.D80] = &quot;&quot;; &quot;&quot;; IFERROR([.H79]+([.E80]+[.F80]); [.H79]+[.E80]) )">
            <text:p/>
          </table:table-cell>
          <table:table-cell table:style-name="ce76" table:formula="of:=IF([.D80] = &quot;&quot;; &quot;&quot;; IFERROR([.I79]+[.G80];&quot;&quot;))">
            <text:p/>
          </table:table-cell>
          <table:table-cell table:style-name="ce80" table:formula="of:=IF([.D80] = &quot;&quot;; &quot;&quot;; IFERROR(([.I80]-[.F$2])/[.F$2];&quot;&quot;))">
            <text:p/>
          </table:table-cell>
          <table:table-cell table:style-name="ce84" table:formula="of:=IF([.D80] = &quot;&quot;; &quot;&quot;; IFERROR([.I80]/MAX([.$I$2:.I80])-1;&quot;&quot;))">
            <text:p/>
          </table:table-cell>
          <table:table-cell table:style-name="ce87" table:formula="of:=IF(ISBLANK([.D80]);&quot;&quot;; [.G80]/[.I79])">
            <text:p/>
          </table:table-cell>
          <table:table-cell table:style-name="ce76" table:formula="of:=IF([.D80] = &quot;&quot;; &quot;&quot;; IFERROR([.I79]*([.N80]);&quot;&quot;))">
            <text:p/>
          </table:table-cell>
          <table:table-cell table:style-name="ce96" table:formula="of:=IF([.D8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0]*[.N81]/[.D81]*([.E81]+[.F81]); IFERROR([.I80]*[.N81]/[.D81]*[.E81]; &quot;&quot;))">
            <text:p/>
          </table:table-cell>
          <table:table-cell table:style-name="ce71" table:formula="of:=IF([.D81] = &quot;&quot;; &quot;&quot;; IFERROR([.H80]+([.E81]+[.F81]); [.H80]+[.E81]) )">
            <text:p/>
          </table:table-cell>
          <table:table-cell table:style-name="ce76" table:formula="of:=IF([.D81] = &quot;&quot;; &quot;&quot;; IFERROR([.I80]+[.G81];&quot;&quot;))">
            <text:p/>
          </table:table-cell>
          <table:table-cell table:style-name="ce80" table:formula="of:=IF([.D81] = &quot;&quot;; &quot;&quot;; IFERROR(([.I81]-[.F$2])/[.F$2];&quot;&quot;))">
            <text:p/>
          </table:table-cell>
          <table:table-cell table:style-name="ce84" table:formula="of:=IF([.D81] = &quot;&quot;; &quot;&quot;; IFERROR([.I81]/MAX([.$I$2:.I81])-1;&quot;&quot;))">
            <text:p/>
          </table:table-cell>
          <table:table-cell table:style-name="ce87" table:formula="of:=IF(ISBLANK([.D81]);&quot;&quot;; [.G81]/[.I80])">
            <text:p/>
          </table:table-cell>
          <table:table-cell table:style-name="ce76" table:formula="of:=IF([.D81] = &quot;&quot;; &quot;&quot;; IFERROR([.I80]*([.N81]);&quot;&quot;))">
            <text:p/>
          </table:table-cell>
          <table:table-cell table:style-name="ce95" table:formula="of:=IF([.D8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1]*[.N82]/[.D82]*([.E82]+[.F82]); IFERROR([.I81]*[.N82]/[.D82]*[.E82]; &quot;&quot;))">
            <text:p/>
          </table:table-cell>
          <table:table-cell table:style-name="ce71" table:formula="of:=IF([.D82] = &quot;&quot;; &quot;&quot;; IFERROR([.H81]+([.E82]+[.F82]); [.H81]+[.E82]) )">
            <text:p/>
          </table:table-cell>
          <table:table-cell table:style-name="ce76" table:formula="of:=IF([.D82] = &quot;&quot;; &quot;&quot;; IFERROR([.I81]+[.G82];&quot;&quot;))">
            <text:p/>
          </table:table-cell>
          <table:table-cell table:style-name="ce80" table:formula="of:=IF([.D82] = &quot;&quot;; &quot;&quot;; IFERROR(([.I82]-[.F$2])/[.F$2];&quot;&quot;))">
            <text:p/>
          </table:table-cell>
          <table:table-cell table:style-name="ce84" table:formula="of:=IF([.D82] = &quot;&quot;; &quot;&quot;; IFERROR([.I82]/MAX([.$I$2:.I82])-1;&quot;&quot;))">
            <text:p/>
          </table:table-cell>
          <table:table-cell table:style-name="ce87" table:formula="of:=IF(ISBLANK([.D82]);&quot;&quot;; [.G82]/[.I81])">
            <text:p/>
          </table:table-cell>
          <table:table-cell table:style-name="ce76" table:formula="of:=IF([.D82] = &quot;&quot;; &quot;&quot;; IFERROR([.I81]*([.N82]);&quot;&quot;))">
            <text:p/>
          </table:table-cell>
          <table:table-cell table:style-name="ce96" table:formula="of:=IF([.D8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2]*[.N83]/[.D83]*([.E83]+[.F83]); IFERROR([.I82]*[.N83]/[.D83]*[.E83]; &quot;&quot;))">
            <text:p/>
          </table:table-cell>
          <table:table-cell table:style-name="ce71" table:formula="of:=IF([.D83] = &quot;&quot;; &quot;&quot;; IFERROR([.H82]+([.E83]+[.F83]); [.H82]+[.E83]) )">
            <text:p/>
          </table:table-cell>
          <table:table-cell table:style-name="ce76" table:formula="of:=IF([.D83] = &quot;&quot;; &quot;&quot;; IFERROR([.I82]+[.G83];&quot;&quot;))">
            <text:p/>
          </table:table-cell>
          <table:table-cell table:style-name="ce80" table:formula="of:=IF([.D83] = &quot;&quot;; &quot;&quot;; IFERROR(([.I83]-[.F$2])/[.F$2];&quot;&quot;))">
            <text:p/>
          </table:table-cell>
          <table:table-cell table:style-name="ce84" table:formula="of:=IF([.D83] = &quot;&quot;; &quot;&quot;; IFERROR([.I83]/MAX([.$I$2:.I83])-1;&quot;&quot;))">
            <text:p/>
          </table:table-cell>
          <table:table-cell table:style-name="ce87" table:formula="of:=IF(ISBLANK([.D83]);&quot;&quot;; [.G83]/[.I82])">
            <text:p/>
          </table:table-cell>
          <table:table-cell table:style-name="ce76" table:formula="of:=IF([.D83] = &quot;&quot;; &quot;&quot;; IFERROR([.I82]*([.N83]);&quot;&quot;))">
            <text:p/>
          </table:table-cell>
          <table:table-cell table:style-name="ce95" table:formula="of:=IF([.D8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3]*[.N84]/[.D84]*([.E84]+[.F84]); IFERROR([.I83]*[.N84]/[.D84]*[.E84]; &quot;&quot;))">
            <text:p/>
          </table:table-cell>
          <table:table-cell table:style-name="ce71" table:formula="of:=IF([.D84] = &quot;&quot;; &quot;&quot;; IFERROR([.H83]+([.E84]+[.F84]); [.H83]+[.E84]) )">
            <text:p/>
          </table:table-cell>
          <table:table-cell table:style-name="ce76" table:formula="of:=IF([.D84] = &quot;&quot;; &quot;&quot;; IFERROR([.I83]+[.G84];&quot;&quot;))">
            <text:p/>
          </table:table-cell>
          <table:table-cell table:style-name="ce80" table:formula="of:=IF([.D84] = &quot;&quot;; &quot;&quot;; IFERROR(([.I84]-[.F$2])/[.F$2];&quot;&quot;))">
            <text:p/>
          </table:table-cell>
          <table:table-cell table:style-name="ce84" table:formula="of:=IF([.D84] = &quot;&quot;; &quot;&quot;; IFERROR([.I84]/MAX([.$I$2:.I84])-1;&quot;&quot;))">
            <text:p/>
          </table:table-cell>
          <table:table-cell table:style-name="ce87" table:formula="of:=IF(ISBLANK([.D84]);&quot;&quot;; [.G84]/[.I83])">
            <text:p/>
          </table:table-cell>
          <table:table-cell table:style-name="ce76" table:formula="of:=IF([.D84] = &quot;&quot;; &quot;&quot;; IFERROR([.I83]*([.N84]);&quot;&quot;))">
            <text:p/>
          </table:table-cell>
          <table:table-cell table:style-name="ce96" table:formula="of:=IF([.D8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4]*[.N85]/[.D85]*([.E85]+[.F85]); IFERROR([.I84]*[.N85]/[.D85]*[.E85]; &quot;&quot;))">
            <text:p/>
          </table:table-cell>
          <table:table-cell table:style-name="ce71" table:formula="of:=IF([.D85] = &quot;&quot;; &quot;&quot;; IFERROR([.H84]+([.E85]+[.F85]); [.H84]+[.E85]) )">
            <text:p/>
          </table:table-cell>
          <table:table-cell table:style-name="ce76" table:formula="of:=IF([.D85] = &quot;&quot;; &quot;&quot;; IFERROR([.I84]+[.G85];&quot;&quot;))">
            <text:p/>
          </table:table-cell>
          <table:table-cell table:style-name="ce80" table:formula="of:=IF([.D85] = &quot;&quot;; &quot;&quot;; IFERROR(([.I85]-[.F$2])/[.F$2];&quot;&quot;))">
            <text:p/>
          </table:table-cell>
          <table:table-cell table:style-name="ce84" table:formula="of:=IF([.D85] = &quot;&quot;; &quot;&quot;; IFERROR([.I85]/MAX([.$I$2:.I85])-1;&quot;&quot;))">
            <text:p/>
          </table:table-cell>
          <table:table-cell table:style-name="ce87" table:formula="of:=IF(ISBLANK([.D85]);&quot;&quot;; [.G85]/[.I84])">
            <text:p/>
          </table:table-cell>
          <table:table-cell table:style-name="ce76" table:formula="of:=IF([.D85] = &quot;&quot;; &quot;&quot;; IFERROR([.I84]*([.N85]);&quot;&quot;))">
            <text:p/>
          </table:table-cell>
          <table:table-cell table:style-name="ce95" table:formula="of:=IF([.D8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5]*[.N86]/[.D86]*([.E86]+[.F86]); IFERROR([.I85]*[.N86]/[.D86]*[.E86]; &quot;&quot;))">
            <text:p/>
          </table:table-cell>
          <table:table-cell table:style-name="ce71" table:formula="of:=IF([.D86] = &quot;&quot;; &quot;&quot;; IFERROR([.H85]+([.E86]+[.F86]); [.H85]+[.E86]) )">
            <text:p/>
          </table:table-cell>
          <table:table-cell table:style-name="ce76" table:formula="of:=IF([.D86] = &quot;&quot;; &quot;&quot;; IFERROR([.I85]+[.G86];&quot;&quot;))">
            <text:p/>
          </table:table-cell>
          <table:table-cell table:style-name="ce80" table:formula="of:=IF([.D86] = &quot;&quot;; &quot;&quot;; IFERROR(([.I86]-[.F$2])/[.F$2];&quot;&quot;))">
            <text:p/>
          </table:table-cell>
          <table:table-cell table:style-name="ce84" table:formula="of:=IF([.D86] = &quot;&quot;; &quot;&quot;; IFERROR([.I86]/MAX([.$I$2:.I86])-1;&quot;&quot;))">
            <text:p/>
          </table:table-cell>
          <table:table-cell table:style-name="ce87" table:formula="of:=IF(ISBLANK([.D86]);&quot;&quot;; [.G86]/[.I85])">
            <text:p/>
          </table:table-cell>
          <table:table-cell table:style-name="ce76" table:formula="of:=IF([.D86] = &quot;&quot;; &quot;&quot;; IFERROR([.I85]*([.N86]);&quot;&quot;))">
            <text:p/>
          </table:table-cell>
          <table:table-cell table:style-name="ce96" table:formula="of:=IF([.D8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6]*[.N87]/[.D87]*([.E87]+[.F87]); IFERROR([.I86]*[.N87]/[.D87]*[.E87]; &quot;&quot;))">
            <text:p/>
          </table:table-cell>
          <table:table-cell table:style-name="ce71" table:formula="of:=IF([.D87] = &quot;&quot;; &quot;&quot;; IFERROR([.H86]+([.E87]+[.F87]); [.H86]+[.E87]) )">
            <text:p/>
          </table:table-cell>
          <table:table-cell table:style-name="ce76" table:formula="of:=IF([.D87] = &quot;&quot;; &quot;&quot;; IFERROR([.I86]+[.G87];&quot;&quot;))">
            <text:p/>
          </table:table-cell>
          <table:table-cell table:style-name="ce80" table:formula="of:=IF([.D87] = &quot;&quot;; &quot;&quot;; IFERROR(([.I87]-[.F$2])/[.F$2];&quot;&quot;))">
            <text:p/>
          </table:table-cell>
          <table:table-cell table:style-name="ce84" table:formula="of:=IF([.D87] = &quot;&quot;; &quot;&quot;; IFERROR([.I87]/MAX([.$I$2:.I87])-1;&quot;&quot;))">
            <text:p/>
          </table:table-cell>
          <table:table-cell table:style-name="ce87" table:formula="of:=IF(ISBLANK([.D87]);&quot;&quot;; [.G87]/[.I86])">
            <text:p/>
          </table:table-cell>
          <table:table-cell table:style-name="ce76" table:formula="of:=IF([.D87] = &quot;&quot;; &quot;&quot;; IFERROR([.I86]*([.N87]);&quot;&quot;))">
            <text:p/>
          </table:table-cell>
          <table:table-cell table:style-name="ce95" table:formula="of:=IF([.D8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7]*[.N88]/[.D88]*([.E88]+[.F88]); IFERROR([.I87]*[.N88]/[.D88]*[.E88]; &quot;&quot;))">
            <text:p/>
          </table:table-cell>
          <table:table-cell table:style-name="ce71" table:formula="of:=IF([.D88] = &quot;&quot;; &quot;&quot;; IFERROR([.H87]+([.E88]+[.F88]); [.H87]+[.E88]) )">
            <text:p/>
          </table:table-cell>
          <table:table-cell table:style-name="ce76" table:formula="of:=IF([.D88] = &quot;&quot;; &quot;&quot;; IFERROR([.I87]+[.G88];&quot;&quot;))">
            <text:p/>
          </table:table-cell>
          <table:table-cell table:style-name="ce80" table:formula="of:=IF([.D88] = &quot;&quot;; &quot;&quot;; IFERROR(([.I88]-[.F$2])/[.F$2];&quot;&quot;))">
            <text:p/>
          </table:table-cell>
          <table:table-cell table:style-name="ce84" table:formula="of:=IF([.D88] = &quot;&quot;; &quot;&quot;; IFERROR([.I88]/MAX([.$I$2:.I88])-1;&quot;&quot;))">
            <text:p/>
          </table:table-cell>
          <table:table-cell table:style-name="ce87" table:formula="of:=IF(ISBLANK([.D88]);&quot;&quot;; [.G88]/[.I87])">
            <text:p/>
          </table:table-cell>
          <table:table-cell table:style-name="ce76" table:formula="of:=IF([.D88] = &quot;&quot;; &quot;&quot;; IFERROR([.I87]*([.N88]);&quot;&quot;))">
            <text:p/>
          </table:table-cell>
          <table:table-cell table:style-name="ce96" table:formula="of:=IF([.D8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8]*[.N89]/[.D89]*([.E89]+[.F89]); IFERROR([.I88]*[.N89]/[.D89]*[.E89]; &quot;&quot;))">
            <text:p/>
          </table:table-cell>
          <table:table-cell table:style-name="ce71" table:formula="of:=IF([.D89] = &quot;&quot;; &quot;&quot;; IFERROR([.H88]+([.E89]+[.F89]); [.H88]+[.E89]) )">
            <text:p/>
          </table:table-cell>
          <table:table-cell table:style-name="ce76" table:formula="of:=IF([.D89] = &quot;&quot;; &quot;&quot;; IFERROR([.I88]+[.G89];&quot;&quot;))">
            <text:p/>
          </table:table-cell>
          <table:table-cell table:style-name="ce80" table:formula="of:=IF([.D89] = &quot;&quot;; &quot;&quot;; IFERROR(([.I89]-[.F$2])/[.F$2];&quot;&quot;))">
            <text:p/>
          </table:table-cell>
          <table:table-cell table:style-name="ce84" table:formula="of:=IF([.D89] = &quot;&quot;; &quot;&quot;; IFERROR([.I89]/MAX([.$I$2:.I89])-1;&quot;&quot;))">
            <text:p/>
          </table:table-cell>
          <table:table-cell table:style-name="ce87" table:formula="of:=IF(ISBLANK([.D89]);&quot;&quot;; [.G89]/[.I88])">
            <text:p/>
          </table:table-cell>
          <table:table-cell table:style-name="ce76" table:formula="of:=IF([.D89] = &quot;&quot;; &quot;&quot;; IFERROR([.I88]*([.N89]);&quot;&quot;))">
            <text:p/>
          </table:table-cell>
          <table:table-cell table:style-name="ce95" table:formula="of:=IF([.D8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9]*[.N90]/[.D90]*([.E90]+[.F90]); IFERROR([.I89]*[.N90]/[.D90]*[.E90]; &quot;&quot;))">
            <text:p/>
          </table:table-cell>
          <table:table-cell table:style-name="ce71" table:formula="of:=IF([.D90] = &quot;&quot;; &quot;&quot;; IFERROR([.H89]+([.E90]+[.F90]); [.H89]+[.E90]) )">
            <text:p/>
          </table:table-cell>
          <table:table-cell table:style-name="ce76" table:formula="of:=IF([.D90] = &quot;&quot;; &quot;&quot;; IFERROR([.I89]+[.G90];&quot;&quot;))">
            <text:p/>
          </table:table-cell>
          <table:table-cell table:style-name="ce80" table:formula="of:=IF([.D90] = &quot;&quot;; &quot;&quot;; IFERROR(([.I90]-[.F$2])/[.F$2];&quot;&quot;))">
            <text:p/>
          </table:table-cell>
          <table:table-cell table:style-name="ce84" table:formula="of:=IF([.D90] = &quot;&quot;; &quot;&quot;; IFERROR([.I90]/MAX([.$I$2:.I90])-1;&quot;&quot;))">
            <text:p/>
          </table:table-cell>
          <table:table-cell table:style-name="ce87" table:formula="of:=IF(ISBLANK([.D90]);&quot;&quot;; [.G90]/[.I89])">
            <text:p/>
          </table:table-cell>
          <table:table-cell table:style-name="ce76" table:formula="of:=IF([.D90] = &quot;&quot;; &quot;&quot;; IFERROR([.I89]*([.N90]);&quot;&quot;))">
            <text:p/>
          </table:table-cell>
          <table:table-cell table:style-name="ce96" table:formula="of:=IF([.D9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0]*[.N91]/[.D91]*([.E91]+[.F91]); IFERROR([.I90]*[.N91]/[.D91]*[.E91]; &quot;&quot;))">
            <text:p/>
          </table:table-cell>
          <table:table-cell table:style-name="ce71" table:formula="of:=IF([.D91] = &quot;&quot;; &quot;&quot;; IFERROR([.H90]+([.E91]+[.F91]); [.H90]+[.E91]) )">
            <text:p/>
          </table:table-cell>
          <table:table-cell table:style-name="ce76" table:formula="of:=IF([.D91] = &quot;&quot;; &quot;&quot;; IFERROR([.I90]+[.G91];&quot;&quot;))">
            <text:p/>
          </table:table-cell>
          <table:table-cell table:style-name="ce80" table:formula="of:=IF([.D91] = &quot;&quot;; &quot;&quot;; IFERROR(([.I91]-[.F$2])/[.F$2];&quot;&quot;))">
            <text:p/>
          </table:table-cell>
          <table:table-cell table:style-name="ce84" table:formula="of:=IF([.D91] = &quot;&quot;; &quot;&quot;; IFERROR([.I91]/MAX([.$I$2:.I91])-1;&quot;&quot;))">
            <text:p/>
          </table:table-cell>
          <table:table-cell table:style-name="ce87" table:formula="of:=IF(ISBLANK([.D91]);&quot;&quot;; [.G91]/[.I90])">
            <text:p/>
          </table:table-cell>
          <table:table-cell table:style-name="ce76" table:formula="of:=IF([.D91] = &quot;&quot;; &quot;&quot;; IFERROR([.I90]*([.N91]);&quot;&quot;))">
            <text:p/>
          </table:table-cell>
          <table:table-cell table:style-name="ce95" table:formula="of:=IF([.D9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1]*[.N92]/[.D92]*([.E92]+[.F92]); IFERROR([.I91]*[.N92]/[.D92]*[.E92]; &quot;&quot;))">
            <text:p/>
          </table:table-cell>
          <table:table-cell table:style-name="ce71" table:formula="of:=IF([.D92] = &quot;&quot;; &quot;&quot;; IFERROR([.H91]+([.E92]+[.F92]); [.H91]+[.E92]) )">
            <text:p/>
          </table:table-cell>
          <table:table-cell table:style-name="ce76" table:formula="of:=IF([.D92] = &quot;&quot;; &quot;&quot;; IFERROR([.I91]+[.G92];&quot;&quot;))">
            <text:p/>
          </table:table-cell>
          <table:table-cell table:style-name="ce80" table:formula="of:=IF([.D92] = &quot;&quot;; &quot;&quot;; IFERROR(([.I92]-[.F$2])/[.F$2];&quot;&quot;))">
            <text:p/>
          </table:table-cell>
          <table:table-cell table:style-name="ce84" table:formula="of:=IF([.D92] = &quot;&quot;; &quot;&quot;; IFERROR([.I92]/MAX([.$I$2:.I92])-1;&quot;&quot;))">
            <text:p/>
          </table:table-cell>
          <table:table-cell table:style-name="ce87" table:formula="of:=IF(ISBLANK([.D92]);&quot;&quot;; [.G92]/[.I91])">
            <text:p/>
          </table:table-cell>
          <table:table-cell table:style-name="ce76" table:formula="of:=IF([.D92] = &quot;&quot;; &quot;&quot;; IFERROR([.I91]*([.N92]);&quot;&quot;))">
            <text:p/>
          </table:table-cell>
          <table:table-cell table:style-name="ce96" table:formula="of:=IF([.D9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2]*[.N93]/[.D93]*([.E93]+[.F93]); IFERROR([.I92]*[.N93]/[.D93]*[.E93]; &quot;&quot;))">
            <text:p/>
          </table:table-cell>
          <table:table-cell table:style-name="ce71" table:formula="of:=IF([.D93] = &quot;&quot;; &quot;&quot;; IFERROR([.H92]+([.E93]+[.F93]); [.H92]+[.E93]) )">
            <text:p/>
          </table:table-cell>
          <table:table-cell table:style-name="ce76" table:formula="of:=IF([.D93] = &quot;&quot;; &quot;&quot;; IFERROR([.I92]+[.G93];&quot;&quot;))">
            <text:p/>
          </table:table-cell>
          <table:table-cell table:style-name="ce80" table:formula="of:=IF([.D93] = &quot;&quot;; &quot;&quot;; IFERROR(([.I93]-[.F$2])/[.F$2];&quot;&quot;))">
            <text:p/>
          </table:table-cell>
          <table:table-cell table:style-name="ce84" table:formula="of:=IF([.D93] = &quot;&quot;; &quot;&quot;; IFERROR([.I93]/MAX([.$I$2:.I93])-1;&quot;&quot;))">
            <text:p/>
          </table:table-cell>
          <table:table-cell table:style-name="ce87" table:formula="of:=IF(ISBLANK([.D93]);&quot;&quot;; [.G93]/[.I92])">
            <text:p/>
          </table:table-cell>
          <table:table-cell table:style-name="ce76" table:formula="of:=IF([.D93] = &quot;&quot;; &quot;&quot;; IFERROR([.I92]*([.N93]);&quot;&quot;))">
            <text:p/>
          </table:table-cell>
          <table:table-cell table:style-name="ce95" table:formula="of:=IF([.D9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3]*[.N94]/[.D94]*([.E94]+[.F94]); IFERROR([.I93]*[.N94]/[.D94]*[.E94]; &quot;&quot;))">
            <text:p/>
          </table:table-cell>
          <table:table-cell table:style-name="ce71" table:formula="of:=IF([.D94] = &quot;&quot;; &quot;&quot;; IFERROR([.H93]+([.E94]+[.F94]); [.H93]+[.E94]) )">
            <text:p/>
          </table:table-cell>
          <table:table-cell table:style-name="ce76" table:formula="of:=IF([.D94] = &quot;&quot;; &quot;&quot;; IFERROR([.I93]+[.G94];&quot;&quot;))">
            <text:p/>
          </table:table-cell>
          <table:table-cell table:style-name="ce80" table:formula="of:=IF([.D94] = &quot;&quot;; &quot;&quot;; IFERROR(([.I94]-[.F$2])/[.F$2];&quot;&quot;))">
            <text:p/>
          </table:table-cell>
          <table:table-cell table:style-name="ce84" table:formula="of:=IF([.D94] = &quot;&quot;; &quot;&quot;; IFERROR([.I94]/MAX([.$I$2:.I94])-1;&quot;&quot;))">
            <text:p/>
          </table:table-cell>
          <table:table-cell table:style-name="ce87" table:formula="of:=IF(ISBLANK([.D94]);&quot;&quot;; [.G94]/[.I93])">
            <text:p/>
          </table:table-cell>
          <table:table-cell table:style-name="ce76" table:formula="of:=IF([.D94] = &quot;&quot;; &quot;&quot;; IFERROR([.I93]*([.N94]);&quot;&quot;))">
            <text:p/>
          </table:table-cell>
          <table:table-cell table:style-name="ce96" table:formula="of:=IF([.D9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4]*[.N95]/[.D95]*([.E95]+[.F95]); IFERROR([.I94]*[.N95]/[.D95]*[.E95]; &quot;&quot;))">
            <text:p/>
          </table:table-cell>
          <table:table-cell table:style-name="ce71" table:formula="of:=IF([.D95] = &quot;&quot;; &quot;&quot;; IFERROR([.H94]+([.E95]+[.F95]); [.H94]+[.E95]) )">
            <text:p/>
          </table:table-cell>
          <table:table-cell table:style-name="ce76" table:formula="of:=IF([.D95] = &quot;&quot;; &quot;&quot;; IFERROR([.I94]+[.G95];&quot;&quot;))">
            <text:p/>
          </table:table-cell>
          <table:table-cell table:style-name="ce80" table:formula="of:=IF([.D95] = &quot;&quot;; &quot;&quot;; IFERROR(([.I95]-[.F$2])/[.F$2];&quot;&quot;))">
            <text:p/>
          </table:table-cell>
          <table:table-cell table:style-name="ce84" table:formula="of:=IF([.D95] = &quot;&quot;; &quot;&quot;; IFERROR([.I95]/MAX([.$I$2:.I95])-1;&quot;&quot;))">
            <text:p/>
          </table:table-cell>
          <table:table-cell table:style-name="ce87" table:formula="of:=IF(ISBLANK([.D95]);&quot;&quot;; [.G95]/[.I94])">
            <text:p/>
          </table:table-cell>
          <table:table-cell table:style-name="ce76" table:formula="of:=IF([.D95] = &quot;&quot;; &quot;&quot;; IFERROR([.I94]*([.N95]);&quot;&quot;))">
            <text:p/>
          </table:table-cell>
          <table:table-cell table:style-name="ce95" table:formula="of:=IF([.D9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5]*[.N96]/[.D96]*([.E96]+[.F96]); IFERROR([.I95]*[.N96]/[.D96]*[.E96]; &quot;&quot;))">
            <text:p/>
          </table:table-cell>
          <table:table-cell table:style-name="ce71" table:formula="of:=IF([.D96] = &quot;&quot;; &quot;&quot;; IFERROR([.H95]+([.E96]+[.F96]); [.H95]+[.E96]) )">
            <text:p/>
          </table:table-cell>
          <table:table-cell table:style-name="ce76" table:formula="of:=IF([.D96] = &quot;&quot;; &quot;&quot;; IFERROR([.I95]+[.G96];&quot;&quot;))">
            <text:p/>
          </table:table-cell>
          <table:table-cell table:style-name="ce80" table:formula="of:=IF([.D96] = &quot;&quot;; &quot;&quot;; IFERROR(([.I96]-[.F$2])/[.F$2];&quot;&quot;))">
            <text:p/>
          </table:table-cell>
          <table:table-cell table:style-name="ce84" table:formula="of:=IF([.D96] = &quot;&quot;; &quot;&quot;; IFERROR([.I96]/MAX([.$I$2:.I96])-1;&quot;&quot;))">
            <text:p/>
          </table:table-cell>
          <table:table-cell table:style-name="ce87" table:formula="of:=IF(ISBLANK([.D96]);&quot;&quot;; [.G96]/[.I95])">
            <text:p/>
          </table:table-cell>
          <table:table-cell table:style-name="ce76" table:formula="of:=IF([.D96] = &quot;&quot;; &quot;&quot;; IFERROR([.I95]*([.N96]);&quot;&quot;))">
            <text:p/>
          </table:table-cell>
          <table:table-cell table:style-name="ce96" table:formula="of:=IF([.D9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6]*[.N97]/[.D97]*([.E97]+[.F97]); IFERROR([.I96]*[.N97]/[.D97]*[.E97]; &quot;&quot;))">
            <text:p/>
          </table:table-cell>
          <table:table-cell table:style-name="ce71" table:formula="of:=IF([.D97] = &quot;&quot;; &quot;&quot;; IFERROR([.H96]+([.E97]+[.F97]); [.H96]+[.E97]) )">
            <text:p/>
          </table:table-cell>
          <table:table-cell table:style-name="ce76" table:formula="of:=IF([.D97] = &quot;&quot;; &quot;&quot;; IFERROR([.I96]+[.G97];&quot;&quot;))">
            <text:p/>
          </table:table-cell>
          <table:table-cell table:style-name="ce80" table:formula="of:=IF([.D97] = &quot;&quot;; &quot;&quot;; IFERROR(([.I97]-[.F$2])/[.F$2];&quot;&quot;))">
            <text:p/>
          </table:table-cell>
          <table:table-cell table:style-name="ce84" table:formula="of:=IF([.D97] = &quot;&quot;; &quot;&quot;; IFERROR([.I97]/MAX([.$I$2:.I97])-1;&quot;&quot;))">
            <text:p/>
          </table:table-cell>
          <table:table-cell table:style-name="ce87" table:formula="of:=IF(ISBLANK([.D97]);&quot;&quot;; [.G97]/[.I96])">
            <text:p/>
          </table:table-cell>
          <table:table-cell table:style-name="ce76" table:formula="of:=IF([.D97] = &quot;&quot;; &quot;&quot;; IFERROR([.I96]*([.N97]);&quot;&quot;))">
            <text:p/>
          </table:table-cell>
          <table:table-cell table:style-name="ce95" table:formula="of:=IF([.D9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7]*[.N98]/[.D98]*([.E98]+[.F98]); IFERROR([.I97]*[.N98]/[.D98]*[.E98]; &quot;&quot;))">
            <text:p/>
          </table:table-cell>
          <table:table-cell table:style-name="ce71" table:formula="of:=IF([.D98] = &quot;&quot;; &quot;&quot;; IFERROR([.H97]+([.E98]+[.F98]); [.H97]+[.E98]) )">
            <text:p/>
          </table:table-cell>
          <table:table-cell table:style-name="ce76" table:formula="of:=IF([.D98] = &quot;&quot;; &quot;&quot;; IFERROR([.I97]+[.G98];&quot;&quot;))">
            <text:p/>
          </table:table-cell>
          <table:table-cell table:style-name="ce80" table:formula="of:=IF([.D98] = &quot;&quot;; &quot;&quot;; IFERROR(([.I98]-[.F$2])/[.F$2];&quot;&quot;))">
            <text:p/>
          </table:table-cell>
          <table:table-cell table:style-name="ce84" table:formula="of:=IF([.D98] = &quot;&quot;; &quot;&quot;; IFERROR([.I98]/MAX([.$I$2:.I98])-1;&quot;&quot;))">
            <text:p/>
          </table:table-cell>
          <table:table-cell table:style-name="ce87" table:formula="of:=IF(ISBLANK([.D98]);&quot;&quot;; [.G98]/[.I97])">
            <text:p/>
          </table:table-cell>
          <table:table-cell table:style-name="ce76" table:formula="of:=IF([.D98] = &quot;&quot;; &quot;&quot;; IFERROR([.I97]*([.N98]);&quot;&quot;))">
            <text:p/>
          </table:table-cell>
          <table:table-cell table:style-name="ce96" table:formula="of:=IF([.D9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8]*[.N99]/[.D99]*([.E99]+[.F99]); IFERROR([.I98]*[.N99]/[.D99]*[.E99]; &quot;&quot;))">
            <text:p/>
          </table:table-cell>
          <table:table-cell table:style-name="ce71" table:formula="of:=IF([.D99] = &quot;&quot;; &quot;&quot;; IFERROR([.H98]+([.E99]+[.F99]); [.H98]+[.E99]) )">
            <text:p/>
          </table:table-cell>
          <table:table-cell table:style-name="ce76" table:formula="of:=IF([.D99] = &quot;&quot;; &quot;&quot;; IFERROR([.I98]+[.G99];&quot;&quot;))">
            <text:p/>
          </table:table-cell>
          <table:table-cell table:style-name="ce80" table:formula="of:=IF([.D99] = &quot;&quot;; &quot;&quot;; IFERROR(([.I99]-[.F$2])/[.F$2];&quot;&quot;))">
            <text:p/>
          </table:table-cell>
          <table:table-cell table:style-name="ce84" table:formula="of:=IF([.D99] = &quot;&quot;; &quot;&quot;; IFERROR([.I99]/MAX([.$I$2:.I99])-1;&quot;&quot;))">
            <text:p/>
          </table:table-cell>
          <table:table-cell table:style-name="ce87" table:formula="of:=IF(ISBLANK([.D99]);&quot;&quot;; [.G99]/[.I98])">
            <text:p/>
          </table:table-cell>
          <table:table-cell table:style-name="ce76" table:formula="of:=IF([.D99] = &quot;&quot;; &quot;&quot;; IFERROR([.I98]*([.N99]);&quot;&quot;))">
            <text:p/>
          </table:table-cell>
          <table:table-cell table:style-name="ce95" table:formula="of:=IF([.D9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9]*[.N100]/[.D100]*([.E100]+[.F100]); IFERROR([.I99]*[.N100]/[.D100]*[.E100]; &quot;&quot;))">
            <text:p/>
          </table:table-cell>
          <table:table-cell table:style-name="ce71" table:formula="of:=IF([.D100] = &quot;&quot;; &quot;&quot;; IFERROR([.H99]+([.E100]+[.F100]); [.H99]+[.E100]) )">
            <text:p/>
          </table:table-cell>
          <table:table-cell table:style-name="ce76" table:formula="of:=IF([.D100] = &quot;&quot;; &quot;&quot;; IFERROR([.I99]+[.G100];&quot;&quot;))">
            <text:p/>
          </table:table-cell>
          <table:table-cell table:style-name="ce80" table:formula="of:=IF([.D100] = &quot;&quot;; &quot;&quot;; IFERROR(([.I100]-[.F$2])/[.F$2];&quot;&quot;))">
            <text:p/>
          </table:table-cell>
          <table:table-cell table:style-name="ce84" table:formula="of:=IF([.D100] = &quot;&quot;; &quot;&quot;; IFERROR([.I100]/MAX([.$I$2:.I100])-1;&quot;&quot;))">
            <text:p/>
          </table:table-cell>
          <table:table-cell table:style-name="ce87" table:formula="of:=IF(ISBLANK([.D100]);&quot;&quot;; [.G100]/[.I99])">
            <text:p/>
          </table:table-cell>
          <table:table-cell table:style-name="ce76" table:formula="of:=IF([.D100] = &quot;&quot;; &quot;&quot;; IFERROR([.I99]*([.N100]);&quot;&quot;))">
            <text:p/>
          </table:table-cell>
          <table:table-cell table:style-name="ce96" table:formula="of:=IF([.D10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00]*[.N101]/[.D101]*([.E101]+[.F101]); IFERROR([.I100]*[.N101]/[.D101]*[.E101]; &quot;&quot;))">
            <text:p/>
          </table:table-cell>
          <table:table-cell table:style-name="ce71" table:formula="of:=IF([.D101] = &quot;&quot;; &quot;&quot;; IFERROR([.H100]+([.E101]+[.F101]); [.H100]+[.E101]) )">
            <text:p/>
          </table:table-cell>
          <table:table-cell table:style-name="ce76" table:formula="of:=IF([.D101] = &quot;&quot;; &quot;&quot;; IFERROR([.I100]+[.G101];&quot;&quot;))">
            <text:p/>
          </table:table-cell>
          <table:table-cell table:style-name="ce80" table:formula="of:=IF([.D101] = &quot;&quot;; &quot;&quot;; IFERROR(([.I101]-[.F$2])/[.F$2];&quot;&quot;))">
            <text:p/>
          </table:table-cell>
          <table:table-cell table:style-name="ce84" table:formula="of:=IF([.D101] = &quot;&quot;; &quot;&quot;; IFERROR([.I101]/MAX([.$I$2:.I101])-1;&quot;&quot;))">
            <text:p/>
          </table:table-cell>
          <table:table-cell table:style-name="ce87" table:formula="of:=IF(ISBLANK([.D101]);&quot;&quot;; [.G101]/[.I100])">
            <text:p/>
          </table:table-cell>
          <table:table-cell table:style-name="ce76" table:formula="of:=IF([.D101] = &quot;&quot;; &quot;&quot;; IFERROR([.I100]*([.N101]);&quot;&quot;))">
            <text:p/>
          </table:table-cell>
          <table:table-cell table:style-name="ce95" table:formula="of:=IF([.D10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01]*[.N102]/[.D102]*([.E102]+[.F102]); IFERROR([.I101]*[.N102]/[.D102]*[.E102]; &quot;&quot;))">
            <text:p/>
          </table:table-cell>
          <table:table-cell table:style-name="ce71" table:formula="of:=IF([.D102] = &quot;&quot;; &quot;&quot;; IFERROR([.H101]+([.E102]+[.F102]); [.H101]+[.E102]) )">
            <text:p/>
          </table:table-cell>
          <table:table-cell table:style-name="ce76" table:formula="of:=IF([.D102] = &quot;&quot;; &quot;&quot;; IFERROR([.I101]+[.G102];&quot;&quot;))">
            <text:p/>
          </table:table-cell>
          <table:table-cell table:style-name="ce80" table:formula="of:=IF([.D102] = &quot;&quot;; &quot;&quot;; IFERROR(([.I102]-[.F$2])/[.F$2];&quot;&quot;))">
            <text:p/>
          </table:table-cell>
          <table:table-cell table:style-name="ce84" table:formula="of:=IF([.D102] = &quot;&quot;; &quot;&quot;; IFERROR([.I102]/MAX([.$I$2:.I102])-1;&quot;&quot;))">
            <text:p/>
          </table:table-cell>
          <table:table-cell table:style-name="ce87" table:formula="of:=IF(ISBLANK([.D102]);&quot;&quot;; [.G102]/[.I101])">
            <text:p/>
          </table:table-cell>
          <table:table-cell table:style-name="ce76" table:formula="of:=IF([.D102] = &quot;&quot;; &quot;&quot;; IFERROR([.I101]*([.N102]);&quot;&quot;))">
            <text:p/>
          </table:table-cell>
          <table:table-cell table:style-name="ce96" table:formula="of:=IF([.D10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02]*[.N103]/[.D103]*([.E103]+[.F103]); IFERROR([.I102]*[.N103]/[.D103]*[.E103]; &quot;&quot;))">
            <text:p/>
          </table:table-cell>
          <table:table-cell table:style-name="ce71" table:formula="of:=IF([.D103] = &quot;&quot;; &quot;&quot;; IFERROR([.H102]+([.E103]+[.F103]); [.H102]+[.E103]) )">
            <text:p/>
          </table:table-cell>
          <table:table-cell table:style-name="ce76" table:formula="of:=IF([.D103] = &quot;&quot;; &quot;&quot;; IFERROR([.I102]+[.G103];&quot;&quot;))">
            <text:p/>
          </table:table-cell>
          <table:table-cell table:style-name="ce80" table:formula="of:=IF([.D103] = &quot;&quot;; &quot;&quot;; IFERROR(([.I103]-[.F$2])/[.F$2];&quot;&quot;))">
            <text:p/>
          </table:table-cell>
          <table:table-cell table:style-name="ce84" table:formula="of:=IF([.D103] = &quot;&quot;; &quot;&quot;; IFERROR([.I103]/MAX([.$I$2:.I103])-1;&quot;&quot;))">
            <text:p/>
          </table:table-cell>
          <table:table-cell table:style-name="ce87" table:formula="of:=IF(ISBLANK([.D103]);&quot;&quot;; [.G103]/[.I102])">
            <text:p/>
          </table:table-cell>
          <table:table-cell table:style-name="ce76" table:formula="of:=IF([.D103] = &quot;&quot;; &quot;&quot;; IFERROR([.I102]*([.N103]);&quot;&quot;))">
            <text:p/>
          </table:table-cell>
          <table:table-cell table:style-name="ce95" table:formula="of:=IF([.D10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03]*[.N104]/[.D104]*([.E104]+[.F104]); IFERROR([.I103]*[.N104]/[.D104]*[.E104]; &quot;&quot;))">
            <text:p/>
          </table:table-cell>
          <table:table-cell table:style-name="ce71" table:formula="of:=IF([.D104] = &quot;&quot;; &quot;&quot;; IFERROR([.H103]+([.E104]+[.F104]); [.H103]+[.E104]) )">
            <text:p/>
          </table:table-cell>
          <table:table-cell table:style-name="ce76" table:formula="of:=IF([.D104] = &quot;&quot;; &quot;&quot;; IFERROR([.I103]+[.G104];&quot;&quot;))">
            <text:p/>
          </table:table-cell>
          <table:table-cell table:style-name="ce80" table:formula="of:=IF([.D104] = &quot;&quot;; &quot;&quot;; IFERROR(([.I104]-[.F$2])/[.F$2];&quot;&quot;))">
            <text:p/>
          </table:table-cell>
          <table:table-cell table:style-name="ce84" table:formula="of:=IF([.D104] = &quot;&quot;; &quot;&quot;; IFERROR([.I104]/MAX([.$I$2:.I104])-1;&quot;&quot;))">
            <text:p/>
          </table:table-cell>
          <table:table-cell table:style-name="ce87" table:formula="of:=IF(ISBLANK([.D104]);&quot;&quot;; [.G104]/[.I103])">
            <text:p/>
          </table:table-cell>
          <table:table-cell table:style-name="ce76" table:formula="of:=IF([.D104] = &quot;&quot;; &quot;&quot;; IFERROR([.I103]*([.N104]);&quot;&quot;))">
            <text:p/>
          </table:table-cell>
          <table:table-cell table:style-name="ce96" table:formula="of:=IF([.D10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04]*[.N105]/[.D105]*([.E105]+[.F105]); IFERROR([.I104]*[.N105]/[.D105]*[.E105]; &quot;&quot;))">
            <text:p/>
          </table:table-cell>
          <table:table-cell table:style-name="ce71" table:formula="of:=IF([.D105] = &quot;&quot;; &quot;&quot;; IFERROR([.H104]+([.E105]+[.F105]); [.H104]+[.E105]) )">
            <text:p/>
          </table:table-cell>
          <table:table-cell table:style-name="ce76" table:formula="of:=IF([.D105] = &quot;&quot;; &quot;&quot;; IFERROR([.I104]+[.G105];&quot;&quot;))">
            <text:p/>
          </table:table-cell>
          <table:table-cell table:style-name="ce80" table:formula="of:=IF([.D105] = &quot;&quot;; &quot;&quot;; IFERROR(([.I105]-[.F$2])/[.F$2];&quot;&quot;))">
            <text:p/>
          </table:table-cell>
          <table:table-cell table:style-name="ce84" table:formula="of:=IF([.D105] = &quot;&quot;; &quot;&quot;; IFERROR([.I105]/MAX([.$I$2:.I105])-1;&quot;&quot;))">
            <text:p/>
          </table:table-cell>
          <table:table-cell table:style-name="ce87" table:formula="of:=IF(ISBLANK([.D105]);&quot;&quot;; [.G105]/[.I104])">
            <text:p/>
          </table:table-cell>
          <table:table-cell table:style-name="ce76" table:formula="of:=IF([.D105] = &quot;&quot;; &quot;&quot;; IFERROR([.I104]*([.N105]);&quot;&quot;))">
            <text:p/>
          </table:table-cell>
          <table:table-cell table:style-name="ce95" table:formula="of:=IF([.D10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05]*[.N106]/[.D106]*([.E106]+[.F106]); IFERROR([.I105]*[.N106]/[.D106]*[.E106]; &quot;&quot;))">
            <text:p/>
          </table:table-cell>
          <table:table-cell table:style-name="ce71" table:formula="of:=IF([.D106] = &quot;&quot;; &quot;&quot;; IFERROR([.H105]+([.E106]+[.F106]); [.H105]+[.E106]) )">
            <text:p/>
          </table:table-cell>
          <table:table-cell table:style-name="ce76" table:formula="of:=IF([.D106] = &quot;&quot;; &quot;&quot;; IFERROR([.I105]+[.G106];&quot;&quot;))">
            <text:p/>
          </table:table-cell>
          <table:table-cell table:style-name="ce80" table:formula="of:=IF([.D106] = &quot;&quot;; &quot;&quot;; IFERROR(([.I106]-[.F$2])/[.F$2];&quot;&quot;))">
            <text:p/>
          </table:table-cell>
          <table:table-cell table:style-name="ce84" table:formula="of:=IF([.D106] = &quot;&quot;; &quot;&quot;; IFERROR([.I106]/MAX([.$I$2:.I106])-1;&quot;&quot;))">
            <text:p/>
          </table:table-cell>
          <table:table-cell table:style-name="ce87" table:formula="of:=IF(ISBLANK([.D106]);&quot;&quot;; [.G106]/[.I105])">
            <text:p/>
          </table:table-cell>
          <table:table-cell table:style-name="ce76" table:formula="of:=IF([.D106] = &quot;&quot;; &quot;&quot;; IFERROR([.I105]*([.N106]);&quot;&quot;))">
            <text:p/>
          </table:table-cell>
          <table:table-cell table:style-name="ce96" table:formula="of:=IF([.D10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06]*[.N107]/[.D107]*([.E107]+[.F107]); IFERROR([.I106]*[.N107]/[.D107]*[.E107]; &quot;&quot;))">
            <text:p/>
          </table:table-cell>
          <table:table-cell table:style-name="ce71" table:formula="of:=IF([.D107] = &quot;&quot;; &quot;&quot;; IFERROR([.H106]+([.E107]+[.F107]); [.H106]+[.E107]) )">
            <text:p/>
          </table:table-cell>
          <table:table-cell table:style-name="ce76" table:formula="of:=IF([.D107] = &quot;&quot;; &quot;&quot;; IFERROR([.I106]+[.G107];&quot;&quot;))">
            <text:p/>
          </table:table-cell>
          <table:table-cell table:style-name="ce80" table:formula="of:=IF([.D107] = &quot;&quot;; &quot;&quot;; IFERROR(([.I107]-[.F$2])/[.F$2];&quot;&quot;))">
            <text:p/>
          </table:table-cell>
          <table:table-cell table:style-name="ce84" table:formula="of:=IF([.D107] = &quot;&quot;; &quot;&quot;; IFERROR([.I107]/MAX([.$I$2:.I107])-1;&quot;&quot;))">
            <text:p/>
          </table:table-cell>
          <table:table-cell table:style-name="ce87" table:formula="of:=IF(ISBLANK([.D107]);&quot;&quot;; [.G107]/[.I106])">
            <text:p/>
          </table:table-cell>
          <table:table-cell table:style-name="ce76" table:formula="of:=IF([.D107] = &quot;&quot;; &quot;&quot;; IFERROR([.I106]*([.N107]);&quot;&quot;))">
            <text:p/>
          </table:table-cell>
          <table:table-cell table:style-name="ce95" table:formula="of:=IF([.D10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07]*[.N108]/[.D108]*([.E108]+[.F108]); IFERROR([.I107]*[.N108]/[.D108]*[.E108]; &quot;&quot;))">
            <text:p/>
          </table:table-cell>
          <table:table-cell table:style-name="ce71" table:formula="of:=IF([.D108] = &quot;&quot;; &quot;&quot;; IFERROR([.H107]+([.E108]+[.F108]); [.H107]+[.E108]) )">
            <text:p/>
          </table:table-cell>
          <table:table-cell table:style-name="ce76" table:formula="of:=IF([.D108] = &quot;&quot;; &quot;&quot;; IFERROR([.I107]+[.G108];&quot;&quot;))">
            <text:p/>
          </table:table-cell>
          <table:table-cell table:style-name="ce80" table:formula="of:=IF([.D108] = &quot;&quot;; &quot;&quot;; IFERROR(([.I108]-[.F$2])/[.F$2];&quot;&quot;))">
            <text:p/>
          </table:table-cell>
          <table:table-cell table:style-name="ce84" table:formula="of:=IF([.D108] = &quot;&quot;; &quot;&quot;; IFERROR([.I108]/MAX([.$I$2:.I108])-1;&quot;&quot;))">
            <text:p/>
          </table:table-cell>
          <table:table-cell table:style-name="ce87" table:formula="of:=IF(ISBLANK([.D108]);&quot;&quot;; [.G108]/[.I107])">
            <text:p/>
          </table:table-cell>
          <table:table-cell table:style-name="ce76" table:formula="of:=IF([.D108] = &quot;&quot;; &quot;&quot;; IFERROR([.I107]*([.N108]);&quot;&quot;))">
            <text:p/>
          </table:table-cell>
          <table:table-cell table:style-name="ce96" table:formula="of:=IF([.D10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08]*[.N109]/[.D109]*([.E109]+[.F109]); IFERROR([.I108]*[.N109]/[.D109]*[.E109]; &quot;&quot;))">
            <text:p/>
          </table:table-cell>
          <table:table-cell table:style-name="ce71" table:formula="of:=IF([.D109] = &quot;&quot;; &quot;&quot;; IFERROR([.H108]+([.E109]+[.F109]); [.H108]+[.E109]) )">
            <text:p/>
          </table:table-cell>
          <table:table-cell table:style-name="ce76" table:formula="of:=IF([.D109] = &quot;&quot;; &quot;&quot;; IFERROR([.I108]+[.G109];&quot;&quot;))">
            <text:p/>
          </table:table-cell>
          <table:table-cell table:style-name="ce80" table:formula="of:=IF([.D109] = &quot;&quot;; &quot;&quot;; IFERROR(([.I109]-[.F$2])/[.F$2];&quot;&quot;))">
            <text:p/>
          </table:table-cell>
          <table:table-cell table:style-name="ce84" table:formula="of:=IF([.D109] = &quot;&quot;; &quot;&quot;; IFERROR([.I109]/MAX([.$I$2:.I109])-1;&quot;&quot;))">
            <text:p/>
          </table:table-cell>
          <table:table-cell table:style-name="ce87" table:formula="of:=IF(ISBLANK([.D109]);&quot;&quot;; [.G109]/[.I108])">
            <text:p/>
          </table:table-cell>
          <table:table-cell table:style-name="ce76" table:formula="of:=IF([.D109] = &quot;&quot;; &quot;&quot;; IFERROR([.I108]*([.N109]);&quot;&quot;))">
            <text:p/>
          </table:table-cell>
          <table:table-cell table:style-name="ce95" table:formula="of:=IF([.D10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09]*[.N110]/[.D110]*([.E110]+[.F110]); IFERROR([.I109]*[.N110]/[.D110]*[.E110]; &quot;&quot;))">
            <text:p/>
          </table:table-cell>
          <table:table-cell table:style-name="ce71" table:formula="of:=IF([.D110] = &quot;&quot;; &quot;&quot;; IFERROR([.H109]+([.E110]+[.F110]); [.H109]+[.E110]) )">
            <text:p/>
          </table:table-cell>
          <table:table-cell table:style-name="ce76" table:formula="of:=IF([.D110] = &quot;&quot;; &quot;&quot;; IFERROR([.I109]+[.G110];&quot;&quot;))">
            <text:p/>
          </table:table-cell>
          <table:table-cell table:style-name="ce80" table:formula="of:=IF([.D110] = &quot;&quot;; &quot;&quot;; IFERROR(([.I110]-[.F$2])/[.F$2];&quot;&quot;))">
            <text:p/>
          </table:table-cell>
          <table:table-cell table:style-name="ce84" table:formula="of:=IF([.D110] = &quot;&quot;; &quot;&quot;; IFERROR([.I110]/MAX([.$I$2:.I110])-1;&quot;&quot;))">
            <text:p/>
          </table:table-cell>
          <table:table-cell table:style-name="ce87" table:formula="of:=IF(ISBLANK([.D110]);&quot;&quot;; [.G110]/[.I109])">
            <text:p/>
          </table:table-cell>
          <table:table-cell table:style-name="ce76" table:formula="of:=IF([.D110] = &quot;&quot;; &quot;&quot;; IFERROR([.I109]*([.N110]);&quot;&quot;))">
            <text:p/>
          </table:table-cell>
          <table:table-cell table:style-name="ce96" table:formula="of:=IF([.D11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10]*[.N111]/[.D111]*([.E111]+[.F111]); IFERROR([.I110]*[.N111]/[.D111]*[.E111]; &quot;&quot;))">
            <text:p/>
          </table:table-cell>
          <table:table-cell table:style-name="ce71" table:formula="of:=IF([.D111] = &quot;&quot;; &quot;&quot;; IFERROR([.H110]+([.E111]+[.F111]); [.H110]+[.E111]) )">
            <text:p/>
          </table:table-cell>
          <table:table-cell table:style-name="ce76" table:formula="of:=IF([.D111] = &quot;&quot;; &quot;&quot;; IFERROR([.I110]+[.G111];&quot;&quot;))">
            <text:p/>
          </table:table-cell>
          <table:table-cell table:style-name="ce80" table:formula="of:=IF([.D111] = &quot;&quot;; &quot;&quot;; IFERROR(([.I111]-[.F$2])/[.F$2];&quot;&quot;))">
            <text:p/>
          </table:table-cell>
          <table:table-cell table:style-name="ce84" table:formula="of:=IF([.D111] = &quot;&quot;; &quot;&quot;; IFERROR([.I111]/MAX([.$I$2:.I111])-1;&quot;&quot;))">
            <text:p/>
          </table:table-cell>
          <table:table-cell table:style-name="ce87" table:formula="of:=IF(ISBLANK([.D111]);&quot;&quot;; [.G111]/[.I110])">
            <text:p/>
          </table:table-cell>
          <table:table-cell table:style-name="ce76" table:formula="of:=IF([.D111] = &quot;&quot;; &quot;&quot;; IFERROR([.I110]*([.N111]);&quot;&quot;))">
            <text:p/>
          </table:table-cell>
          <table:table-cell table:style-name="ce95" table:formula="of:=IF([.D11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11]*[.N112]/[.D112]*([.E112]+[.F112]); IFERROR([.I111]*[.N112]/[.D112]*[.E112]; &quot;&quot;))">
            <text:p/>
          </table:table-cell>
          <table:table-cell table:style-name="ce71" table:formula="of:=IF([.D112] = &quot;&quot;; &quot;&quot;; IFERROR([.H111]+([.E112]+[.F112]); [.H111]+[.E112]) )">
            <text:p/>
          </table:table-cell>
          <table:table-cell table:style-name="ce76" table:formula="of:=IF([.D112] = &quot;&quot;; &quot;&quot;; IFERROR([.I111]+[.G112];&quot;&quot;))">
            <text:p/>
          </table:table-cell>
          <table:table-cell table:style-name="ce80" table:formula="of:=IF([.D112] = &quot;&quot;; &quot;&quot;; IFERROR(([.I112]-[.F$2])/[.F$2];&quot;&quot;))">
            <text:p/>
          </table:table-cell>
          <table:table-cell table:style-name="ce84" table:formula="of:=IF([.D112] = &quot;&quot;; &quot;&quot;; IFERROR([.I112]/MAX([.$I$2:.I112])-1;&quot;&quot;))">
            <text:p/>
          </table:table-cell>
          <table:table-cell table:style-name="ce87" table:formula="of:=IF(ISBLANK([.D112]);&quot;&quot;; [.G112]/[.I111])">
            <text:p/>
          </table:table-cell>
          <table:table-cell table:style-name="ce76" table:formula="of:=IF([.D112] = &quot;&quot;; &quot;&quot;; IFERROR([.I111]*([.N112]);&quot;&quot;))">
            <text:p/>
          </table:table-cell>
          <table:table-cell table:style-name="ce96" table:formula="of:=IF([.D11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12]*[.N113]/[.D113]*([.E113]+[.F113]); IFERROR([.I112]*[.N113]/[.D113]*[.E113]; &quot;&quot;))">
            <text:p/>
          </table:table-cell>
          <table:table-cell table:style-name="ce71" table:formula="of:=IF([.D113] = &quot;&quot;; &quot;&quot;; IFERROR([.H112]+([.E113]+[.F113]); [.H112]+[.E113]) )">
            <text:p/>
          </table:table-cell>
          <table:table-cell table:style-name="ce76" table:formula="of:=IF([.D113] = &quot;&quot;; &quot;&quot;; IFERROR([.I112]+[.G113];&quot;&quot;))">
            <text:p/>
          </table:table-cell>
          <table:table-cell table:style-name="ce80" table:formula="of:=IF([.D113] = &quot;&quot;; &quot;&quot;; IFERROR(([.I113]-[.F$2])/[.F$2];&quot;&quot;))">
            <text:p/>
          </table:table-cell>
          <table:table-cell table:style-name="ce84" table:formula="of:=IF([.D113] = &quot;&quot;; &quot;&quot;; IFERROR([.I113]/MAX([.$I$2:.I113])-1;&quot;&quot;))">
            <text:p/>
          </table:table-cell>
          <table:table-cell table:style-name="ce87" table:formula="of:=IF(ISBLANK([.D113]);&quot;&quot;; [.G113]/[.I112])">
            <text:p/>
          </table:table-cell>
          <table:table-cell table:style-name="ce76" table:formula="of:=IF([.D113] = &quot;&quot;; &quot;&quot;; IFERROR([.I112]*([.N113]);&quot;&quot;))">
            <text:p/>
          </table:table-cell>
          <table:table-cell table:style-name="ce95" table:formula="of:=IF([.D11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13]*[.N114]/[.D114]*([.E114]+[.F114]); IFERROR([.I113]*[.N114]/[.D114]*[.E114]; &quot;&quot;))">
            <text:p/>
          </table:table-cell>
          <table:table-cell table:style-name="ce71" table:formula="of:=IF([.D114] = &quot;&quot;; &quot;&quot;; IFERROR([.H113]+([.E114]+[.F114]); [.H113]+[.E114]) )">
            <text:p/>
          </table:table-cell>
          <table:table-cell table:style-name="ce76" table:formula="of:=IF([.D114] = &quot;&quot;; &quot;&quot;; IFERROR([.I113]+[.G114];&quot;&quot;))">
            <text:p/>
          </table:table-cell>
          <table:table-cell table:style-name="ce80" table:formula="of:=IF([.D114] = &quot;&quot;; &quot;&quot;; IFERROR(([.I114]-[.F$2])/[.F$2];&quot;&quot;))">
            <text:p/>
          </table:table-cell>
          <table:table-cell table:style-name="ce84" table:formula="of:=IF([.D114] = &quot;&quot;; &quot;&quot;; IFERROR([.I114]/MAX([.$I$2:.I114])-1;&quot;&quot;))">
            <text:p/>
          </table:table-cell>
          <table:table-cell table:style-name="ce87" table:formula="of:=IF(ISBLANK([.D114]);&quot;&quot;; [.G114]/[.I113])">
            <text:p/>
          </table:table-cell>
          <table:table-cell table:style-name="ce76" table:formula="of:=IF([.D114] = &quot;&quot;; &quot;&quot;; IFERROR([.I113]*([.N114]);&quot;&quot;))">
            <text:p/>
          </table:table-cell>
          <table:table-cell table:style-name="ce96" table:formula="of:=IF([.D11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14]*[.N115]/[.D115]*([.E115]+[.F115]); IFERROR([.I114]*[.N115]/[.D115]*[.E115]; &quot;&quot;))">
            <text:p/>
          </table:table-cell>
          <table:table-cell table:style-name="ce71" table:formula="of:=IF([.D115] = &quot;&quot;; &quot;&quot;; IFERROR([.H114]+([.E115]+[.F115]); [.H114]+[.E115]) )">
            <text:p/>
          </table:table-cell>
          <table:table-cell table:style-name="ce76" table:formula="of:=IF([.D115] = &quot;&quot;; &quot;&quot;; IFERROR([.I114]+[.G115];&quot;&quot;))">
            <text:p/>
          </table:table-cell>
          <table:table-cell table:style-name="ce80" table:formula="of:=IF([.D115] = &quot;&quot;; &quot;&quot;; IFERROR(([.I115]-[.F$2])/[.F$2];&quot;&quot;))">
            <text:p/>
          </table:table-cell>
          <table:table-cell table:style-name="ce84" table:formula="of:=IF([.D115] = &quot;&quot;; &quot;&quot;; IFERROR([.I115]/MAX([.$I$2:.I115])-1;&quot;&quot;))">
            <text:p/>
          </table:table-cell>
          <table:table-cell table:style-name="ce87" table:formula="of:=IF(ISBLANK([.D115]);&quot;&quot;; [.G115]/[.I114])">
            <text:p/>
          </table:table-cell>
          <table:table-cell table:style-name="ce76" table:formula="of:=IF([.D115] = &quot;&quot;; &quot;&quot;; IFERROR([.I114]*([.N115]);&quot;&quot;))">
            <text:p/>
          </table:table-cell>
          <table:table-cell table:style-name="ce95" table:formula="of:=IF([.D11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15]*[.N116]/[.D116]*([.E116]+[.F116]); IFERROR([.I115]*[.N116]/[.D116]*[.E116]; &quot;&quot;))">
            <text:p/>
          </table:table-cell>
          <table:table-cell table:style-name="ce71" table:formula="of:=IF([.D116] = &quot;&quot;; &quot;&quot;; IFERROR([.H115]+([.E116]+[.F116]); [.H115]+[.E116]) )">
            <text:p/>
          </table:table-cell>
          <table:table-cell table:style-name="ce76" table:formula="of:=IF([.D116] = &quot;&quot;; &quot;&quot;; IFERROR([.I115]+[.G116];&quot;&quot;))">
            <text:p/>
          </table:table-cell>
          <table:table-cell table:style-name="ce80" table:formula="of:=IF([.D116] = &quot;&quot;; &quot;&quot;; IFERROR(([.I116]-[.F$2])/[.F$2];&quot;&quot;))">
            <text:p/>
          </table:table-cell>
          <table:table-cell table:style-name="ce84" table:formula="of:=IF([.D116] = &quot;&quot;; &quot;&quot;; IFERROR([.I116]/MAX([.$I$2:.I116])-1;&quot;&quot;))">
            <text:p/>
          </table:table-cell>
          <table:table-cell table:style-name="ce87" table:formula="of:=IF(ISBLANK([.D116]);&quot;&quot;; [.G116]/[.I115])">
            <text:p/>
          </table:table-cell>
          <table:table-cell table:style-name="ce76" table:formula="of:=IF([.D116] = &quot;&quot;; &quot;&quot;; IFERROR([.I115]*([.N116]);&quot;&quot;))">
            <text:p/>
          </table:table-cell>
          <table:table-cell table:style-name="ce96" table:formula="of:=IF([.D11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16]*[.N117]/[.D117]*([.E117]+[.F117]); IFERROR([.I116]*[.N117]/[.D117]*[.E117]; &quot;&quot;))">
            <text:p/>
          </table:table-cell>
          <table:table-cell table:style-name="ce71" table:formula="of:=IF([.D117] = &quot;&quot;; &quot;&quot;; IFERROR([.H116]+([.E117]+[.F117]); [.H116]+[.E117]) )">
            <text:p/>
          </table:table-cell>
          <table:table-cell table:style-name="ce76" table:formula="of:=IF([.D117] = &quot;&quot;; &quot;&quot;; IFERROR([.I116]+[.G117];&quot;&quot;))">
            <text:p/>
          </table:table-cell>
          <table:table-cell table:style-name="ce80" table:formula="of:=IF([.D117] = &quot;&quot;; &quot;&quot;; IFERROR(([.I117]-[.F$2])/[.F$2];&quot;&quot;))">
            <text:p/>
          </table:table-cell>
          <table:table-cell table:style-name="ce84" table:formula="of:=IF([.D117] = &quot;&quot;; &quot;&quot;; IFERROR([.I117]/MAX([.$I$2:.I117])-1;&quot;&quot;))">
            <text:p/>
          </table:table-cell>
          <table:table-cell table:style-name="ce87" table:formula="of:=IF(ISBLANK([.D117]);&quot;&quot;; [.G117]/[.I116])">
            <text:p/>
          </table:table-cell>
          <table:table-cell table:style-name="ce76" table:formula="of:=IF([.D117] = &quot;&quot;; &quot;&quot;; IFERROR([.I116]*([.N117]);&quot;&quot;))">
            <text:p/>
          </table:table-cell>
          <table:table-cell table:style-name="ce95" table:formula="of:=IF([.D11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17]*[.N118]/[.D118]*([.E118]+[.F118]); IFERROR([.I117]*[.N118]/[.D118]*[.E118]; &quot;&quot;))">
            <text:p/>
          </table:table-cell>
          <table:table-cell table:style-name="ce71" table:formula="of:=IF([.D118] = &quot;&quot;; &quot;&quot;; IFERROR([.H117]+([.E118]+[.F118]); [.H117]+[.E118]) )">
            <text:p/>
          </table:table-cell>
          <table:table-cell table:style-name="ce76" table:formula="of:=IF([.D118] = &quot;&quot;; &quot;&quot;; IFERROR([.I117]+[.G118];&quot;&quot;))">
            <text:p/>
          </table:table-cell>
          <table:table-cell table:style-name="ce80" table:formula="of:=IF([.D118] = &quot;&quot;; &quot;&quot;; IFERROR(([.I118]-[.F$2])/[.F$2];&quot;&quot;))">
            <text:p/>
          </table:table-cell>
          <table:table-cell table:style-name="ce84" table:formula="of:=IF([.D118] = &quot;&quot;; &quot;&quot;; IFERROR([.I118]/MAX([.$I$2:.I118])-1;&quot;&quot;))">
            <text:p/>
          </table:table-cell>
          <table:table-cell table:style-name="ce87" table:formula="of:=IF(ISBLANK([.D118]);&quot;&quot;; [.G118]/[.I117])">
            <text:p/>
          </table:table-cell>
          <table:table-cell table:style-name="ce76" table:formula="of:=IF([.D118] = &quot;&quot;; &quot;&quot;; IFERROR([.I117]*([.N118]);&quot;&quot;))">
            <text:p/>
          </table:table-cell>
          <table:table-cell table:style-name="ce96" table:formula="of:=IF([.D11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18]*[.N119]/[.D119]*([.E119]+[.F119]); IFERROR([.I118]*[.N119]/[.D119]*[.E119]; &quot;&quot;))">
            <text:p/>
          </table:table-cell>
          <table:table-cell table:style-name="ce71" table:formula="of:=IF([.D119] = &quot;&quot;; &quot;&quot;; IFERROR([.H118]+([.E119]+[.F119]); [.H118]+[.E119]) )">
            <text:p/>
          </table:table-cell>
          <table:table-cell table:style-name="ce76" table:formula="of:=IF([.D119] = &quot;&quot;; &quot;&quot;; IFERROR([.I118]+[.G119];&quot;&quot;))">
            <text:p/>
          </table:table-cell>
          <table:table-cell table:style-name="ce80" table:formula="of:=IF([.D119] = &quot;&quot;; &quot;&quot;; IFERROR(([.I119]-[.F$2])/[.F$2];&quot;&quot;))">
            <text:p/>
          </table:table-cell>
          <table:table-cell table:style-name="ce84" table:formula="of:=IF([.D119] = &quot;&quot;; &quot;&quot;; IFERROR([.I119]/MAX([.$I$2:.I119])-1;&quot;&quot;))">
            <text:p/>
          </table:table-cell>
          <table:table-cell table:style-name="ce87" table:formula="of:=IF(ISBLANK([.D119]);&quot;&quot;; [.G119]/[.I118])">
            <text:p/>
          </table:table-cell>
          <table:table-cell table:style-name="ce76" table:formula="of:=IF([.D119] = &quot;&quot;; &quot;&quot;; IFERROR([.I118]*([.N119]);&quot;&quot;))">
            <text:p/>
          </table:table-cell>
          <table:table-cell table:style-name="ce95" table:formula="of:=IF([.D11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19]*[.N120]/[.D120]*([.E120]+[.F120]); IFERROR([.I119]*[.N120]/[.D120]*[.E120]; &quot;&quot;))">
            <text:p/>
          </table:table-cell>
          <table:table-cell table:style-name="ce71" table:formula="of:=IF([.D120] = &quot;&quot;; &quot;&quot;; IFERROR([.H119]+([.E120]+[.F120]); [.H119]+[.E120]) )">
            <text:p/>
          </table:table-cell>
          <table:table-cell table:style-name="ce76" table:formula="of:=IF([.D120] = &quot;&quot;; &quot;&quot;; IFERROR([.I119]+[.G120];&quot;&quot;))">
            <text:p/>
          </table:table-cell>
          <table:table-cell table:style-name="ce80" table:formula="of:=IF([.D120] = &quot;&quot;; &quot;&quot;; IFERROR(([.I120]-[.F$2])/[.F$2];&quot;&quot;))">
            <text:p/>
          </table:table-cell>
          <table:table-cell table:style-name="ce84" table:formula="of:=IF([.D120] = &quot;&quot;; &quot;&quot;; IFERROR([.I120]/MAX([.$I$2:.I120])-1;&quot;&quot;))">
            <text:p/>
          </table:table-cell>
          <table:table-cell table:style-name="ce87" table:formula="of:=IF(ISBLANK([.D120]);&quot;&quot;; [.G120]/[.I119])">
            <text:p/>
          </table:table-cell>
          <table:table-cell table:style-name="ce76" table:formula="of:=IF([.D120] = &quot;&quot;; &quot;&quot;; IFERROR([.I119]*([.N120]);&quot;&quot;))">
            <text:p/>
          </table:table-cell>
          <table:table-cell table:style-name="ce96" table:formula="of:=IF([.D12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20]*[.N121]/[.D121]*([.E121]+[.F121]); IFERROR([.I120]*[.N121]/[.D121]*[.E121]; &quot;&quot;))">
            <text:p/>
          </table:table-cell>
          <table:table-cell table:style-name="ce71" table:formula="of:=IF([.D121] = &quot;&quot;; &quot;&quot;; IFERROR([.H120]+([.E121]+[.F121]); [.H120]+[.E121]) )">
            <text:p/>
          </table:table-cell>
          <table:table-cell table:style-name="ce76" table:formula="of:=IF([.D121] = &quot;&quot;; &quot;&quot;; IFERROR([.I120]+[.G121];&quot;&quot;))">
            <text:p/>
          </table:table-cell>
          <table:table-cell table:style-name="ce80" table:formula="of:=IF([.D121] = &quot;&quot;; &quot;&quot;; IFERROR(([.I121]-[.F$2])/[.F$2];&quot;&quot;))">
            <text:p/>
          </table:table-cell>
          <table:table-cell table:style-name="ce84" table:formula="of:=IF([.D121] = &quot;&quot;; &quot;&quot;; IFERROR([.I121]/MAX([.$I$2:.I121])-1;&quot;&quot;))">
            <text:p/>
          </table:table-cell>
          <table:table-cell table:style-name="ce87" table:formula="of:=IF(ISBLANK([.D121]);&quot;&quot;; [.G121]/[.I120])">
            <text:p/>
          </table:table-cell>
          <table:table-cell table:style-name="ce76" table:formula="of:=IF([.D121] = &quot;&quot;; &quot;&quot;; IFERROR([.I120]*([.N121]);&quot;&quot;))">
            <text:p/>
          </table:table-cell>
          <table:table-cell table:style-name="ce95" table:formula="of:=IF([.D12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21]*[.N122]/[.D122]*([.E122]+[.F122]); IFERROR([.I121]*[.N122]/[.D122]*[.E122]; &quot;&quot;))">
            <text:p/>
          </table:table-cell>
          <table:table-cell table:style-name="ce71" table:formula="of:=IF([.D122] = &quot;&quot;; &quot;&quot;; IFERROR([.H121]+([.E122]+[.F122]); [.H121]+[.E122]) )">
            <text:p/>
          </table:table-cell>
          <table:table-cell table:style-name="ce76" table:formula="of:=IF([.D122] = &quot;&quot;; &quot;&quot;; IFERROR([.I121]+[.G122];&quot;&quot;))">
            <text:p/>
          </table:table-cell>
          <table:table-cell table:style-name="ce80" table:formula="of:=IF([.D122] = &quot;&quot;; &quot;&quot;; IFERROR(([.I122]-[.F$2])/[.F$2];&quot;&quot;))">
            <text:p/>
          </table:table-cell>
          <table:table-cell table:style-name="ce84" table:formula="of:=IF([.D122] = &quot;&quot;; &quot;&quot;; IFERROR([.I122]/MAX([.$I$2:.I122])-1;&quot;&quot;))">
            <text:p/>
          </table:table-cell>
          <table:table-cell table:style-name="ce87" table:formula="of:=IF(ISBLANK([.D122]);&quot;&quot;; [.G122]/[.I121])">
            <text:p/>
          </table:table-cell>
          <table:table-cell table:style-name="ce76" table:formula="of:=IF([.D122] = &quot;&quot;; &quot;&quot;; IFERROR([.I121]*([.N122]);&quot;&quot;))">
            <text:p/>
          </table:table-cell>
          <table:table-cell table:style-name="ce96" table:formula="of:=IF([.D12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22]*[.N123]/[.D123]*([.E123]+[.F123]); IFERROR([.I122]*[.N123]/[.D123]*[.E123]; &quot;&quot;))">
            <text:p/>
          </table:table-cell>
          <table:table-cell table:style-name="ce71" table:formula="of:=IF([.D123] = &quot;&quot;; &quot;&quot;; IFERROR([.H122]+([.E123]+[.F123]); [.H122]+[.E123]) )">
            <text:p/>
          </table:table-cell>
          <table:table-cell table:style-name="ce76" table:formula="of:=IF([.D123] = &quot;&quot;; &quot;&quot;; IFERROR([.I122]+[.G123];&quot;&quot;))">
            <text:p/>
          </table:table-cell>
          <table:table-cell table:style-name="ce80" table:formula="of:=IF([.D123] = &quot;&quot;; &quot;&quot;; IFERROR(([.I123]-[.F$2])/[.F$2];&quot;&quot;))">
            <text:p/>
          </table:table-cell>
          <table:table-cell table:style-name="ce84" table:formula="of:=IF([.D123] = &quot;&quot;; &quot;&quot;; IFERROR([.I123]/MAX([.$I$2:.I123])-1;&quot;&quot;))">
            <text:p/>
          </table:table-cell>
          <table:table-cell table:style-name="ce87" table:formula="of:=IF(ISBLANK([.D123]);&quot;&quot;; [.G123]/[.I122])">
            <text:p/>
          </table:table-cell>
          <table:table-cell table:style-name="ce76" table:formula="of:=IF([.D123] = &quot;&quot;; &quot;&quot;; IFERROR([.I122]*([.N123]);&quot;&quot;))">
            <text:p/>
          </table:table-cell>
          <table:table-cell table:style-name="ce95" table:formula="of:=IF([.D12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23]*[.N124]/[.D124]*([.E124]+[.F124]); IFERROR([.I123]*[.N124]/[.D124]*[.E124]; &quot;&quot;))">
            <text:p/>
          </table:table-cell>
          <table:table-cell table:style-name="ce71" table:formula="of:=IF([.D124] = &quot;&quot;; &quot;&quot;; IFERROR([.H123]+([.E124]+[.F124]); [.H123]+[.E124]) )">
            <text:p/>
          </table:table-cell>
          <table:table-cell table:style-name="ce76" table:formula="of:=IF([.D124] = &quot;&quot;; &quot;&quot;; IFERROR([.I123]+[.G124];&quot;&quot;))">
            <text:p/>
          </table:table-cell>
          <table:table-cell table:style-name="ce80" table:formula="of:=IF([.D124] = &quot;&quot;; &quot;&quot;; IFERROR(([.I124]-[.F$2])/[.F$2];&quot;&quot;))">
            <text:p/>
          </table:table-cell>
          <table:table-cell table:style-name="ce84" table:formula="of:=IF([.D124] = &quot;&quot;; &quot;&quot;; IFERROR([.I124]/MAX([.$I$2:.I124])-1;&quot;&quot;))">
            <text:p/>
          </table:table-cell>
          <table:table-cell table:style-name="ce87" table:formula="of:=IF(ISBLANK([.D124]);&quot;&quot;; [.G124]/[.I123])">
            <text:p/>
          </table:table-cell>
          <table:table-cell table:style-name="ce76" table:formula="of:=IF([.D124] = &quot;&quot;; &quot;&quot;; IFERROR([.I123]*([.N124]);&quot;&quot;))">
            <text:p/>
          </table:table-cell>
          <table:table-cell table:style-name="ce96" table:formula="of:=IF([.D12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24]*[.N125]/[.D125]*([.E125]+[.F125]); IFERROR([.I124]*[.N125]/[.D125]*[.E125]; &quot;&quot;))">
            <text:p/>
          </table:table-cell>
          <table:table-cell table:style-name="ce71" table:formula="of:=IF([.D125] = &quot;&quot;; &quot;&quot;; IFERROR([.H124]+([.E125]+[.F125]); [.H124]+[.E125]) )">
            <text:p/>
          </table:table-cell>
          <table:table-cell table:style-name="ce76" table:formula="of:=IF([.D125] = &quot;&quot;; &quot;&quot;; IFERROR([.I124]+[.G125];&quot;&quot;))">
            <text:p/>
          </table:table-cell>
          <table:table-cell table:style-name="ce80" table:formula="of:=IF([.D125] = &quot;&quot;; &quot;&quot;; IFERROR(([.I125]-[.F$2])/[.F$2];&quot;&quot;))">
            <text:p/>
          </table:table-cell>
          <table:table-cell table:style-name="ce84" table:formula="of:=IF([.D125] = &quot;&quot;; &quot;&quot;; IFERROR([.I125]/MAX([.$I$2:.I125])-1;&quot;&quot;))">
            <text:p/>
          </table:table-cell>
          <table:table-cell table:style-name="ce87" table:formula="of:=IF(ISBLANK([.D125]);&quot;&quot;; [.G125]/[.I124])">
            <text:p/>
          </table:table-cell>
          <table:table-cell table:style-name="ce76" table:formula="of:=IF([.D125] = &quot;&quot;; &quot;&quot;; IFERROR([.I124]*([.N125]);&quot;&quot;))">
            <text:p/>
          </table:table-cell>
          <table:table-cell table:style-name="ce95" table:formula="of:=IF([.D12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25]*[.N126]/[.D126]*([.E126]+[.F126]); IFERROR([.I125]*[.N126]/[.D126]*[.E126]; &quot;&quot;))">
            <text:p/>
          </table:table-cell>
          <table:table-cell table:style-name="ce71" table:formula="of:=IF([.D126] = &quot;&quot;; &quot;&quot;; IFERROR([.H125]+([.E126]+[.F126]); [.H125]+[.E126]) )">
            <text:p/>
          </table:table-cell>
          <table:table-cell table:style-name="ce76" table:formula="of:=IF([.D126] = &quot;&quot;; &quot;&quot;; IFERROR([.I125]+[.G126];&quot;&quot;))">
            <text:p/>
          </table:table-cell>
          <table:table-cell table:style-name="ce80" table:formula="of:=IF([.D126] = &quot;&quot;; &quot;&quot;; IFERROR(([.I126]-[.F$2])/[.F$2];&quot;&quot;))">
            <text:p/>
          </table:table-cell>
          <table:table-cell table:style-name="ce84" table:formula="of:=IF([.D126] = &quot;&quot;; &quot;&quot;; IFERROR([.I126]/MAX([.$I$2:.I126])-1;&quot;&quot;))">
            <text:p/>
          </table:table-cell>
          <table:table-cell table:style-name="ce87" table:formula="of:=IF(ISBLANK([.D126]);&quot;&quot;; [.G126]/[.I125])">
            <text:p/>
          </table:table-cell>
          <table:table-cell table:style-name="ce76" table:formula="of:=IF([.D126] = &quot;&quot;; &quot;&quot;; IFERROR([.I125]*([.N126]);&quot;&quot;))">
            <text:p/>
          </table:table-cell>
          <table:table-cell table:style-name="ce96" table:formula="of:=IF([.D12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26]*[.N127]/[.D127]*([.E127]+[.F127]); IFERROR([.I126]*[.N127]/[.D127]*[.E127]; &quot;&quot;))">
            <text:p/>
          </table:table-cell>
          <table:table-cell table:style-name="ce71" table:formula="of:=IF([.D127] = &quot;&quot;; &quot;&quot;; IFERROR([.H126]+([.E127]+[.F127]); [.H126]+[.E127]) )">
            <text:p/>
          </table:table-cell>
          <table:table-cell table:style-name="ce76" table:formula="of:=IF([.D127] = &quot;&quot;; &quot;&quot;; IFERROR([.I126]+[.G127];&quot;&quot;))">
            <text:p/>
          </table:table-cell>
          <table:table-cell table:style-name="ce80" table:formula="of:=IF([.D127] = &quot;&quot;; &quot;&quot;; IFERROR(([.I127]-[.F$2])/[.F$2];&quot;&quot;))">
            <text:p/>
          </table:table-cell>
          <table:table-cell table:style-name="ce84" table:formula="of:=IF([.D127] = &quot;&quot;; &quot;&quot;; IFERROR([.I127]/MAX([.$I$2:.I127])-1;&quot;&quot;))">
            <text:p/>
          </table:table-cell>
          <table:table-cell table:style-name="ce87" table:formula="of:=IF(ISBLANK([.D127]);&quot;&quot;; [.G127]/[.I126])">
            <text:p/>
          </table:table-cell>
          <table:table-cell table:style-name="ce76" table:formula="of:=IF([.D127] = &quot;&quot;; &quot;&quot;; IFERROR([.I126]*([.N127]);&quot;&quot;))">
            <text:p/>
          </table:table-cell>
          <table:table-cell table:style-name="ce95" table:formula="of:=IF([.D12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27]*[.N128]/[.D128]*([.E128]+[.F128]); IFERROR([.I127]*[.N128]/[.D128]*[.E128]; &quot;&quot;))">
            <text:p/>
          </table:table-cell>
          <table:table-cell table:style-name="ce71" table:formula="of:=IF([.D128] = &quot;&quot;; &quot;&quot;; IFERROR([.H127]+([.E128]+[.F128]); [.H127]+[.E128]) )">
            <text:p/>
          </table:table-cell>
          <table:table-cell table:style-name="ce76" table:formula="of:=IF([.D128] = &quot;&quot;; &quot;&quot;; IFERROR([.I127]+[.G128];&quot;&quot;))">
            <text:p/>
          </table:table-cell>
          <table:table-cell table:style-name="ce80" table:formula="of:=IF([.D128] = &quot;&quot;; &quot;&quot;; IFERROR(([.I128]-[.F$2])/[.F$2];&quot;&quot;))">
            <text:p/>
          </table:table-cell>
          <table:table-cell table:style-name="ce84" table:formula="of:=IF([.D128] = &quot;&quot;; &quot;&quot;; IFERROR([.I128]/MAX([.$I$2:.I128])-1;&quot;&quot;))">
            <text:p/>
          </table:table-cell>
          <table:table-cell table:style-name="ce87" table:formula="of:=IF(ISBLANK([.D128]);&quot;&quot;; [.G128]/[.I127])">
            <text:p/>
          </table:table-cell>
          <table:table-cell table:style-name="ce76" table:formula="of:=IF([.D128] = &quot;&quot;; &quot;&quot;; IFERROR([.I127]*([.N128]);&quot;&quot;))">
            <text:p/>
          </table:table-cell>
          <table:table-cell table:style-name="ce96" table:formula="of:=IF([.D12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28]*[.N129]/[.D129]*([.E129]+[.F129]); IFERROR([.I128]*[.N129]/[.D129]*[.E129]; &quot;&quot;))">
            <text:p/>
          </table:table-cell>
          <table:table-cell table:style-name="ce71" table:formula="of:=IF([.D129] = &quot;&quot;; &quot;&quot;; IFERROR([.H128]+([.E129]+[.F129]); [.H128]+[.E129]) )">
            <text:p/>
          </table:table-cell>
          <table:table-cell table:style-name="ce76" table:formula="of:=IF([.D129] = &quot;&quot;; &quot;&quot;; IFERROR([.I128]+[.G129];&quot;&quot;))">
            <text:p/>
          </table:table-cell>
          <table:table-cell table:style-name="ce80" table:formula="of:=IF([.D129] = &quot;&quot;; &quot;&quot;; IFERROR(([.I129]-[.F$2])/[.F$2];&quot;&quot;))">
            <text:p/>
          </table:table-cell>
          <table:table-cell table:style-name="ce84" table:formula="of:=IF([.D129] = &quot;&quot;; &quot;&quot;; IFERROR([.I129]/MAX([.$I$2:.I129])-1;&quot;&quot;))">
            <text:p/>
          </table:table-cell>
          <table:table-cell table:style-name="ce87" table:formula="of:=IF(ISBLANK([.D129]);&quot;&quot;; [.G129]/[.I128])">
            <text:p/>
          </table:table-cell>
          <table:table-cell table:style-name="ce76" table:formula="of:=IF([.D129] = &quot;&quot;; &quot;&quot;; IFERROR([.I128]*([.N129]);&quot;&quot;))">
            <text:p/>
          </table:table-cell>
          <table:table-cell table:style-name="ce95" table:formula="of:=IF([.D12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29]*[.N130]/[.D130]*([.E130]+[.F130]); IFERROR([.I129]*[.N130]/[.D130]*[.E130]; &quot;&quot;))">
            <text:p/>
          </table:table-cell>
          <table:table-cell table:style-name="ce71" table:formula="of:=IF([.D130] = &quot;&quot;; &quot;&quot;; IFERROR([.H129]+([.E130]+[.F130]); [.H129]+[.E130]) )">
            <text:p/>
          </table:table-cell>
          <table:table-cell table:style-name="ce76" table:formula="of:=IF([.D130] = &quot;&quot;; &quot;&quot;; IFERROR([.I129]+[.G130];&quot;&quot;))">
            <text:p/>
          </table:table-cell>
          <table:table-cell table:style-name="ce80" table:formula="of:=IF([.D130] = &quot;&quot;; &quot;&quot;; IFERROR(([.I130]-[.F$2])/[.F$2];&quot;&quot;))">
            <text:p/>
          </table:table-cell>
          <table:table-cell table:style-name="ce84" table:formula="of:=IF([.D130] = &quot;&quot;; &quot;&quot;; IFERROR([.I130]/MAX([.$I$2:.I130])-1;&quot;&quot;))">
            <text:p/>
          </table:table-cell>
          <table:table-cell table:style-name="ce87" table:formula="of:=IF(ISBLANK([.D130]);&quot;&quot;; [.G130]/[.I129])">
            <text:p/>
          </table:table-cell>
          <table:table-cell table:style-name="ce76" table:formula="of:=IF([.D130] = &quot;&quot;; &quot;&quot;; IFERROR([.I129]*([.N130]);&quot;&quot;))">
            <text:p/>
          </table:table-cell>
          <table:table-cell table:style-name="ce96" table:formula="of:=IF([.D13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30]*[.N131]/[.D131]*([.E131]+[.F131]); IFERROR([.I130]*[.N131]/[.D131]*[.E131]; &quot;&quot;))">
            <text:p/>
          </table:table-cell>
          <table:table-cell table:style-name="ce71" table:formula="of:=IF([.D131] = &quot;&quot;; &quot;&quot;; IFERROR([.H130]+([.E131]+[.F131]); [.H130]+[.E131]) )">
            <text:p/>
          </table:table-cell>
          <table:table-cell table:style-name="ce76" table:formula="of:=IF([.D131] = &quot;&quot;; &quot;&quot;; IFERROR([.I130]+[.G131];&quot;&quot;))">
            <text:p/>
          </table:table-cell>
          <table:table-cell table:style-name="ce80" table:formula="of:=IF([.D131] = &quot;&quot;; &quot;&quot;; IFERROR(([.I131]-[.F$2])/[.F$2];&quot;&quot;))">
            <text:p/>
          </table:table-cell>
          <table:table-cell table:style-name="ce84" table:formula="of:=IF([.D131] = &quot;&quot;; &quot;&quot;; IFERROR([.I131]/MAX([.$I$2:.I131])-1;&quot;&quot;))">
            <text:p/>
          </table:table-cell>
          <table:table-cell table:style-name="ce87" table:formula="of:=IF(ISBLANK([.D131]);&quot;&quot;; [.G131]/[.I130])">
            <text:p/>
          </table:table-cell>
          <table:table-cell table:style-name="ce76" table:formula="of:=IF([.D131] = &quot;&quot;; &quot;&quot;; IFERROR([.I130]*([.N131]);&quot;&quot;))">
            <text:p/>
          </table:table-cell>
          <table:table-cell table:style-name="ce95" table:formula="of:=IF([.D13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31]*[.N132]/[.D132]*([.E132]+[.F132]); IFERROR([.I131]*[.N132]/[.D132]*[.E132]; &quot;&quot;))">
            <text:p/>
          </table:table-cell>
          <table:table-cell table:style-name="ce71" table:formula="of:=IF([.D132] = &quot;&quot;; &quot;&quot;; IFERROR([.H131]+([.E132]+[.F132]); [.H131]+[.E132]) )">
            <text:p/>
          </table:table-cell>
          <table:table-cell table:style-name="ce76" table:formula="of:=IF([.D132] = &quot;&quot;; &quot;&quot;; IFERROR([.I131]+[.G132];&quot;&quot;))">
            <text:p/>
          </table:table-cell>
          <table:table-cell table:style-name="ce80" table:formula="of:=IF([.D132] = &quot;&quot;; &quot;&quot;; IFERROR(([.I132]-[.F$2])/[.F$2];&quot;&quot;))">
            <text:p/>
          </table:table-cell>
          <table:table-cell table:style-name="ce84" table:formula="of:=IF([.D132] = &quot;&quot;; &quot;&quot;; IFERROR([.I132]/MAX([.$I$2:.I132])-1;&quot;&quot;))">
            <text:p/>
          </table:table-cell>
          <table:table-cell table:style-name="ce87" table:formula="of:=IF(ISBLANK([.D132]);&quot;&quot;; [.G132]/[.I131])">
            <text:p/>
          </table:table-cell>
          <table:table-cell table:style-name="ce76" table:formula="of:=IF([.D132] = &quot;&quot;; &quot;&quot;; IFERROR([.I131]*([.N132]);&quot;&quot;))">
            <text:p/>
          </table:table-cell>
          <table:table-cell table:style-name="ce96" table:formula="of:=IF([.D13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32]*[.N133]/[.D133]*([.E133]+[.F133]); IFERROR([.I132]*[.N133]/[.D133]*[.E133]; &quot;&quot;))">
            <text:p/>
          </table:table-cell>
          <table:table-cell table:style-name="ce71" table:formula="of:=IF([.D133] = &quot;&quot;; &quot;&quot;; IFERROR([.H132]+([.E133]+[.F133]); [.H132]+[.E133]) )">
            <text:p/>
          </table:table-cell>
          <table:table-cell table:style-name="ce76" table:formula="of:=IF([.D133] = &quot;&quot;; &quot;&quot;; IFERROR([.I132]+[.G133];&quot;&quot;))">
            <text:p/>
          </table:table-cell>
          <table:table-cell table:style-name="ce80" table:formula="of:=IF([.D133] = &quot;&quot;; &quot;&quot;; IFERROR(([.I133]-[.F$2])/[.F$2];&quot;&quot;))">
            <text:p/>
          </table:table-cell>
          <table:table-cell table:style-name="ce84" table:formula="of:=IF([.D133] = &quot;&quot;; &quot;&quot;; IFERROR([.I133]/MAX([.$I$2:.I133])-1;&quot;&quot;))">
            <text:p/>
          </table:table-cell>
          <table:table-cell table:style-name="ce87" table:formula="of:=IF(ISBLANK([.D133]);&quot;&quot;; [.G133]/[.I132])">
            <text:p/>
          </table:table-cell>
          <table:table-cell table:style-name="ce76" table:formula="of:=IF([.D133] = &quot;&quot;; &quot;&quot;; IFERROR([.I132]*([.N133]);&quot;&quot;))">
            <text:p/>
          </table:table-cell>
          <table:table-cell table:style-name="ce95" table:formula="of:=IF([.D13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33]*[.N134]/[.D134]*([.E134]+[.F134]); IFERROR([.I133]*[.N134]/[.D134]*[.E134]; &quot;&quot;))">
            <text:p/>
          </table:table-cell>
          <table:table-cell table:style-name="ce71" table:formula="of:=IF([.D134] = &quot;&quot;; &quot;&quot;; IFERROR([.H133]+([.E134]+[.F134]); [.H133]+[.E134]) )">
            <text:p/>
          </table:table-cell>
          <table:table-cell table:style-name="ce76" table:formula="of:=IF([.D134] = &quot;&quot;; &quot;&quot;; IFERROR([.I133]+[.G134];&quot;&quot;))">
            <text:p/>
          </table:table-cell>
          <table:table-cell table:style-name="ce80" table:formula="of:=IF([.D134] = &quot;&quot;; &quot;&quot;; IFERROR(([.I134]-[.F$2])/[.F$2];&quot;&quot;))">
            <text:p/>
          </table:table-cell>
          <table:table-cell table:style-name="ce84" table:formula="of:=IF([.D134] = &quot;&quot;; &quot;&quot;; IFERROR([.I134]/MAX([.$I$2:.I134])-1;&quot;&quot;))">
            <text:p/>
          </table:table-cell>
          <table:table-cell table:style-name="ce87" table:formula="of:=IF(ISBLANK([.D134]);&quot;&quot;; [.G134]/[.I133])">
            <text:p/>
          </table:table-cell>
          <table:table-cell table:style-name="ce76" table:formula="of:=IF([.D134] = &quot;&quot;; &quot;&quot;; IFERROR([.I133]*([.N134]);&quot;&quot;))">
            <text:p/>
          </table:table-cell>
          <table:table-cell table:style-name="ce96" table:formula="of:=IF([.D13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34]*[.N135]/[.D135]*([.E135]+[.F135]); IFERROR([.I134]*[.N135]/[.D135]*[.E135]; &quot;&quot;))">
            <text:p/>
          </table:table-cell>
          <table:table-cell table:style-name="ce71" table:formula="of:=IF([.D135] = &quot;&quot;; &quot;&quot;; IFERROR([.H134]+([.E135]+[.F135]); [.H134]+[.E135]) )">
            <text:p/>
          </table:table-cell>
          <table:table-cell table:style-name="ce76" table:formula="of:=IF([.D135] = &quot;&quot;; &quot;&quot;; IFERROR([.I134]+[.G135];&quot;&quot;))">
            <text:p/>
          </table:table-cell>
          <table:table-cell table:style-name="ce80" table:formula="of:=IF([.D135] = &quot;&quot;; &quot;&quot;; IFERROR(([.I135]-[.F$2])/[.F$2];&quot;&quot;))">
            <text:p/>
          </table:table-cell>
          <table:table-cell table:style-name="ce84" table:formula="of:=IF([.D135] = &quot;&quot;; &quot;&quot;; IFERROR([.I135]/MAX([.$I$2:.I135])-1;&quot;&quot;))">
            <text:p/>
          </table:table-cell>
          <table:table-cell table:style-name="ce87" table:formula="of:=IF(ISBLANK([.D135]);&quot;&quot;; [.G135]/[.I134])">
            <text:p/>
          </table:table-cell>
          <table:table-cell table:style-name="ce76" table:formula="of:=IF([.D135] = &quot;&quot;; &quot;&quot;; IFERROR([.I134]*([.N135]);&quot;&quot;))">
            <text:p/>
          </table:table-cell>
          <table:table-cell table:style-name="ce95" table:formula="of:=IF([.D13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35]*[.N136]/[.D136]*([.E136]+[.F136]); IFERROR([.I135]*[.N136]/[.D136]*[.E136]; &quot;&quot;))">
            <text:p/>
          </table:table-cell>
          <table:table-cell table:style-name="ce71" table:formula="of:=IF([.D136] = &quot;&quot;; &quot;&quot;; IFERROR([.H135]+([.E136]+[.F136]); [.H135]+[.E136]) )">
            <text:p/>
          </table:table-cell>
          <table:table-cell table:style-name="ce76" table:formula="of:=IF([.D136] = &quot;&quot;; &quot;&quot;; IFERROR([.I135]+[.G136];&quot;&quot;))">
            <text:p/>
          </table:table-cell>
          <table:table-cell table:style-name="ce80" table:formula="of:=IF([.D136] = &quot;&quot;; &quot;&quot;; IFERROR(([.I136]-[.F$2])/[.F$2];&quot;&quot;))">
            <text:p/>
          </table:table-cell>
          <table:table-cell table:style-name="ce84" table:formula="of:=IF([.D136] = &quot;&quot;; &quot;&quot;; IFERROR([.I136]/MAX([.$I$2:.I136])-1;&quot;&quot;))">
            <text:p/>
          </table:table-cell>
          <table:table-cell table:style-name="ce87" table:formula="of:=IF(ISBLANK([.D136]);&quot;&quot;; [.G136]/[.I135])">
            <text:p/>
          </table:table-cell>
          <table:table-cell table:style-name="ce76" table:formula="of:=IF([.D136] = &quot;&quot;; &quot;&quot;; IFERROR([.I135]*([.N136]);&quot;&quot;))">
            <text:p/>
          </table:table-cell>
          <table:table-cell table:style-name="ce96" table:formula="of:=IF([.D13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36]*[.N137]/[.D137]*([.E137]+[.F137]); IFERROR([.I136]*[.N137]/[.D137]*[.E137]; &quot;&quot;))">
            <text:p/>
          </table:table-cell>
          <table:table-cell table:style-name="ce71" table:formula="of:=IF([.D137] = &quot;&quot;; &quot;&quot;; IFERROR([.H136]+([.E137]+[.F137]); [.H136]+[.E137]) )">
            <text:p/>
          </table:table-cell>
          <table:table-cell table:style-name="ce76" table:formula="of:=IF([.D137] = &quot;&quot;; &quot;&quot;; IFERROR([.I136]+[.G137];&quot;&quot;))">
            <text:p/>
          </table:table-cell>
          <table:table-cell table:style-name="ce80" table:formula="of:=IF([.D137] = &quot;&quot;; &quot;&quot;; IFERROR(([.I137]-[.F$2])/[.F$2];&quot;&quot;))">
            <text:p/>
          </table:table-cell>
          <table:table-cell table:style-name="ce84" table:formula="of:=IF([.D137] = &quot;&quot;; &quot;&quot;; IFERROR([.I137]/MAX([.$I$2:.I137])-1;&quot;&quot;))">
            <text:p/>
          </table:table-cell>
          <table:table-cell table:style-name="ce87" table:formula="of:=IF(ISBLANK([.D137]);&quot;&quot;; [.G137]/[.I136])">
            <text:p/>
          </table:table-cell>
          <table:table-cell table:style-name="ce76" table:formula="of:=IF([.D137] = &quot;&quot;; &quot;&quot;; IFERROR([.I136]*([.N137]);&quot;&quot;))">
            <text:p/>
          </table:table-cell>
          <table:table-cell table:style-name="ce95" table:formula="of:=IF([.D13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37]*[.N138]/[.D138]*([.E138]+[.F138]); IFERROR([.I137]*[.N138]/[.D138]*[.E138]; &quot;&quot;))">
            <text:p/>
          </table:table-cell>
          <table:table-cell table:style-name="ce71" table:formula="of:=IF([.D138] = &quot;&quot;; &quot;&quot;; IFERROR([.H137]+([.E138]+[.F138]); [.H137]+[.E138]) )">
            <text:p/>
          </table:table-cell>
          <table:table-cell table:style-name="ce76" table:formula="of:=IF([.D138] = &quot;&quot;; &quot;&quot;; IFERROR([.I137]+[.G138];&quot;&quot;))">
            <text:p/>
          </table:table-cell>
          <table:table-cell table:style-name="ce80" table:formula="of:=IF([.D138] = &quot;&quot;; &quot;&quot;; IFERROR(([.I138]-[.F$2])/[.F$2];&quot;&quot;))">
            <text:p/>
          </table:table-cell>
          <table:table-cell table:style-name="ce84" table:formula="of:=IF([.D138] = &quot;&quot;; &quot;&quot;; IFERROR([.I138]/MAX([.$I$2:.I138])-1;&quot;&quot;))">
            <text:p/>
          </table:table-cell>
          <table:table-cell table:style-name="ce87" table:formula="of:=IF(ISBLANK([.D138]);&quot;&quot;; [.G138]/[.I137])">
            <text:p/>
          </table:table-cell>
          <table:table-cell table:style-name="ce76" table:formula="of:=IF([.D138] = &quot;&quot;; &quot;&quot;; IFERROR([.I137]*([.N138]);&quot;&quot;))">
            <text:p/>
          </table:table-cell>
          <table:table-cell table:style-name="ce96" table:formula="of:=IF([.D13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38]*[.N139]/[.D139]*([.E139]+[.F139]); IFERROR([.I138]*[.N139]/[.D139]*[.E139]; &quot;&quot;))">
            <text:p/>
          </table:table-cell>
          <table:table-cell table:style-name="ce71" table:formula="of:=IF([.D139] = &quot;&quot;; &quot;&quot;; IFERROR([.H138]+([.E139]+[.F139]); [.H138]+[.E139]) )">
            <text:p/>
          </table:table-cell>
          <table:table-cell table:style-name="ce76" table:formula="of:=IF([.D139] = &quot;&quot;; &quot;&quot;; IFERROR([.I138]+[.G139];&quot;&quot;))">
            <text:p/>
          </table:table-cell>
          <table:table-cell table:style-name="ce80" table:formula="of:=IF([.D139] = &quot;&quot;; &quot;&quot;; IFERROR(([.I139]-[.F$2])/[.F$2];&quot;&quot;))">
            <text:p/>
          </table:table-cell>
          <table:table-cell table:style-name="ce84" table:formula="of:=IF([.D139] = &quot;&quot;; &quot;&quot;; IFERROR([.I139]/MAX([.$I$2:.I139])-1;&quot;&quot;))">
            <text:p/>
          </table:table-cell>
          <table:table-cell table:style-name="ce87" table:formula="of:=IF(ISBLANK([.D139]);&quot;&quot;; [.G139]/[.I138])">
            <text:p/>
          </table:table-cell>
          <table:table-cell table:style-name="ce76" table:formula="of:=IF([.D139] = &quot;&quot;; &quot;&quot;; IFERROR([.I138]*([.N139]);&quot;&quot;))">
            <text:p/>
          </table:table-cell>
          <table:table-cell table:style-name="ce95" table:formula="of:=IF([.D13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5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39]*[.N140]/[.D140]*([.E140]+[.F140]); IFERROR([.I139]*[.N140]/[.D140]*[.E140]; &quot;&quot;))">
            <text:p/>
          </table:table-cell>
          <table:table-cell table:style-name="ce71" table:formula="of:=IF([.D140] = &quot;&quot;; &quot;&quot;; IFERROR([.H139]+([.E140]+[.F140]); [.H139]+[.E140]) )">
            <text:p/>
          </table:table-cell>
          <table:table-cell table:style-name="ce76" table:formula="of:=IF([.D140] = &quot;&quot;; &quot;&quot;; IFERROR([.I139]+[.G140];&quot;&quot;))">
            <text:p/>
          </table:table-cell>
          <table:table-cell table:style-name="ce80" table:formula="of:=IF([.D140] = &quot;&quot;; &quot;&quot;; IFERROR(([.I140]-[.F$2])/[.F$2];&quot;&quot;))">
            <text:p/>
          </table:table-cell>
          <table:table-cell table:style-name="ce84" table:formula="of:=IF([.D140] = &quot;&quot;; &quot;&quot;; IFERROR([.I140]/MAX([.$I$2:.I140])-1;&quot;&quot;))">
            <text:p/>
          </table:table-cell>
          <table:table-cell table:style-name="ce87" table:formula="of:=IF(ISBLANK([.D140]);&quot;&quot;; [.G140]/[.I139])">
            <text:p/>
          </table:table-cell>
          <table:table-cell table:style-name="ce76" table:formula="of:=IF([.D140] = &quot;&quot;; &quot;&quot;; IFERROR([.I139]*([.N140]);&quot;&quot;))">
            <text:p/>
          </table:table-cell>
          <table:table-cell table:style-name="ce96" table:formula="of:=IF([.D14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6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40]*[.N141]/[.D141]*([.E141]+[.F141]); IFERROR([.I140]*[.N141]/[.D141]*[.E141]; &quot;&quot;))">
            <text:p/>
          </table:table-cell>
          <table:table-cell table:style-name="ce71" table:formula="of:=IF([.D141] = &quot;&quot;; &quot;&quot;; IFERROR([.H140]+([.E141]+[.F141]); [.H140]+[.E141]) )">
            <text:p/>
          </table:table-cell>
          <table:table-cell table:style-name="ce76" table:formula="of:=IF([.D141] = &quot;&quot;; &quot;&quot;; IFERROR([.I140]+[.G141];&quot;&quot;))">
            <text:p/>
          </table:table-cell>
          <table:table-cell table:style-name="ce80" table:formula="of:=IF([.D141] = &quot;&quot;; &quot;&quot;; IFERROR(([.I141]-[.F$2])/[.F$2];&quot;&quot;))">
            <text:p/>
          </table:table-cell>
          <table:table-cell table:style-name="ce84" table:formula="of:=IF([.D141] = &quot;&quot;; &quot;&quot;; IFERROR([.I141]/MAX([.$I$2:.I141])-1;&quot;&quot;))">
            <text:p/>
          </table:table-cell>
          <table:table-cell table:style-name="ce87" table:formula="of:=IF(ISBLANK([.D141]);&quot;&quot;; [.G141]/[.I140])">
            <text:p/>
          </table:table-cell>
          <table:table-cell table:style-name="ce76" table:formula="of:=IF([.D141] = &quot;&quot;; &quot;&quot;; IFERROR([.I140]*([.N141]);&quot;&quot;))">
            <text:p/>
          </table:table-cell>
          <table:table-cell table:style-name="ce95" table:formula="of:=IF([.D14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41]*[.N142]/[.D142]*([.E142]+[.F142]); IFERROR([.I141]*[.N142]/[.D142]*[.E142]; &quot;&quot;))">
            <text:p/>
          </table:table-cell>
          <table:table-cell table:style-name="ce71" table:formula="of:=IF([.D142] = &quot;&quot;; &quot;&quot;; IFERROR([.H141]+([.E142]+[.F142]); [.H141]+[.E142]) )">
            <text:p/>
          </table:table-cell>
          <table:table-cell table:style-name="ce76" table:formula="of:=IF([.D142] = &quot;&quot;; &quot;&quot;; IFERROR([.I141]+[.G142];&quot;&quot;))">
            <text:p/>
          </table:table-cell>
          <table:table-cell table:style-name="ce80" table:formula="of:=IF([.D142] = &quot;&quot;; &quot;&quot;; IFERROR(([.I142]-[.F$2])/[.F$2];&quot;&quot;))">
            <text:p/>
          </table:table-cell>
          <table:table-cell table:style-name="ce84" table:formula="of:=IF([.D142] = &quot;&quot;; &quot;&quot;; IFERROR([.I142]/MAX([.$I$2:.I142])-1;&quot;&quot;))">
            <text:p/>
          </table:table-cell>
          <table:table-cell table:style-name="ce87" table:formula="of:=IF(ISBLANK([.D142]);&quot;&quot;; [.G142]/[.I141])">
            <text:p/>
          </table:table-cell>
          <table:table-cell table:style-name="ce76" table:formula="of:=IF([.D142] = &quot;&quot;; &quot;&quot;; IFERROR([.I141]*([.N142]);&quot;&quot;))">
            <text:p/>
          </table:table-cell>
          <table:table-cell table:style-name="ce96" table:formula="of:=IF([.D14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2"/>
          <table:table-cell table:style-name="ce60"/>
          <table:table-cell table:style-name="ce67" table:formula="of:=IFERROR([.I142]*[.N143]/[.D143]*([.E143]+[.F143]); IFERROR([.I142]*[.N143]/[.D143]*[.E143]; &quot;&quot;))">
            <text:p/>
          </table:table-cell>
          <table:table-cell table:style-name="ce71" table:formula="of:=IF([.D143] = &quot;&quot;; &quot;&quot;; IFERROR([.H142]+([.E143]+[.F143]); [.H142]+[.E143]) )">
            <text:p/>
          </table:table-cell>
          <table:table-cell table:style-name="ce76" table:formula="of:=IF([.D143] = &quot;&quot;; &quot;&quot;; IFERROR([.I142]+[.G143];&quot;&quot;))">
            <text:p/>
          </table:table-cell>
          <table:table-cell table:style-name="ce80" table:formula="of:=IF([.D143] = &quot;&quot;; &quot;&quot;; IFERROR(([.I143]-[.F$2])/[.F$2];&quot;&quot;))">
            <text:p/>
          </table:table-cell>
          <table:table-cell table:style-name="ce84" table:formula="of:=IF([.D143] = &quot;&quot;; &quot;&quot;; IFERROR([.I143]/MAX([.$I$2:.I143])-1;&quot;&quot;))">
            <text:p/>
          </table:table-cell>
          <table:table-cell table:style-name="ce87" table:formula="of:=IF(ISBLANK([.D143]);&quot;&quot;; [.G143]/[.I142])">
            <text:p/>
          </table:table-cell>
          <table:table-cell table:style-name="ce76" table:formula="of:=IF([.D143] = &quot;&quot;; &quot;&quot;; IFERROR([.I142]*([.N143]);&quot;&quot;))">
            <text:p/>
          </table:table-cell>
          <table:table-cell table:style-name="ce95" table:formula="of:=IF([.D14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43]*[.N144]/[.D144]*([.E144]+[.F144]); IFERROR([.I143]*[.N144]/[.D144]*[.E144]; &quot;&quot;))">
            <text:p/>
          </table:table-cell>
          <table:table-cell table:style-name="ce71" table:formula="of:=IF([.D144] = &quot;&quot;; &quot;&quot;; IFERROR([.H143]+([.E144]+[.F144]); [.H143]+[.E144]) )">
            <text:p/>
          </table:table-cell>
          <table:table-cell table:style-name="ce76" table:formula="of:=IF([.D144] = &quot;&quot;; &quot;&quot;; IFERROR([.I143]+[.G144];&quot;&quot;))">
            <text:p/>
          </table:table-cell>
          <table:table-cell table:style-name="ce80" table:formula="of:=IF([.D144] = &quot;&quot;; &quot;&quot;; IFERROR(([.I144]-[.F$2])/[.F$2];&quot;&quot;))">
            <text:p/>
          </table:table-cell>
          <table:table-cell table:style-name="ce84" table:formula="of:=IF([.D144] = &quot;&quot;; &quot;&quot;; IFERROR([.I144]/MAX([.$I$2:.I144])-1;&quot;&quot;))">
            <text:p/>
          </table:table-cell>
          <table:table-cell table:style-name="ce87" table:formula="of:=IF(ISBLANK([.D144]);&quot;&quot;; [.G144]/[.I143])">
            <text:p/>
          </table:table-cell>
          <table:table-cell table:style-name="ce76" table:formula="of:=IF([.D144] = &quot;&quot;; &quot;&quot;; IFERROR([.I143]*([.N144]);&quot;&quot;))">
            <text:p/>
          </table:table-cell>
          <table:table-cell table:style-name="ce96" table:formula="of:=IF([.D14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44]*[.N145]/[.D145]*([.E145]+[.F145]); IFERROR([.I144]*[.N145]/[.D145]*[.E145]; &quot;&quot;))">
            <text:p/>
          </table:table-cell>
          <table:table-cell table:style-name="ce71" table:formula="of:=IF([.D145] = &quot;&quot;; &quot;&quot;; IFERROR([.H144]+([.E145]+[.F145]); [.H144]+[.E145]) )">
            <text:p/>
          </table:table-cell>
          <table:table-cell table:style-name="ce76" table:formula="of:=IF([.D145] = &quot;&quot;; &quot;&quot;; IFERROR([.I144]+[.G145];&quot;&quot;))">
            <text:p/>
          </table:table-cell>
          <table:table-cell table:style-name="ce80" table:formula="of:=IF([.D145] = &quot;&quot;; &quot;&quot;; IFERROR(([.I145]-[.F$2])/[.F$2];&quot;&quot;))">
            <text:p/>
          </table:table-cell>
          <table:table-cell table:style-name="ce84" table:formula="of:=IF([.D145] = &quot;&quot;; &quot;&quot;; IFERROR([.I145]/MAX([.$I$2:.I145])-1;&quot;&quot;))">
            <text:p/>
          </table:table-cell>
          <table:table-cell table:style-name="ce87" table:formula="of:=IF(ISBLANK([.D145]);&quot;&quot;; [.G145]/[.I144])">
            <text:p/>
          </table:table-cell>
          <table:table-cell table:style-name="ce76" table:formula="of:=IF([.D145] = &quot;&quot;; &quot;&quot;; IFERROR([.I144]*([.N145]);&quot;&quot;))">
            <text:p/>
          </table:table-cell>
          <table:table-cell table:style-name="ce95" table:formula="of:=IF([.D14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45]*[.N146]/[.D146]*([.E146]+[.F146]); IFERROR([.I145]*[.N146]/[.D146]*[.E146]; &quot;&quot;))">
            <text:p/>
          </table:table-cell>
          <table:table-cell table:style-name="ce71" table:formula="of:=IF([.D146] = &quot;&quot;; &quot;&quot;; IFERROR([.H145]+([.E146]+[.F146]); [.H145]+[.E146]) )">
            <text:p/>
          </table:table-cell>
          <table:table-cell table:style-name="ce76" table:formula="of:=IF([.D146] = &quot;&quot;; &quot;&quot;; IFERROR([.I145]+[.G146];&quot;&quot;))">
            <text:p/>
          </table:table-cell>
          <table:table-cell table:style-name="ce80" table:formula="of:=IF([.D146] = &quot;&quot;; &quot;&quot;; IFERROR(([.I146]-[.F$2])/[.F$2];&quot;&quot;))">
            <text:p/>
          </table:table-cell>
          <table:table-cell table:style-name="ce84" table:formula="of:=IF([.D146] = &quot;&quot;; &quot;&quot;; IFERROR([.I146]/MAX([.$I$2:.I146])-1;&quot;&quot;))">
            <text:p/>
          </table:table-cell>
          <table:table-cell table:style-name="ce87" table:formula="of:=IF(ISBLANK([.D146]);&quot;&quot;; [.G146]/[.I145])">
            <text:p/>
          </table:table-cell>
          <table:table-cell table:style-name="ce76" table:formula="of:=IF([.D146] = &quot;&quot;; &quot;&quot;; IFERROR([.I145]*([.N146]);&quot;&quot;))">
            <text:p/>
          </table:table-cell>
          <table:table-cell table:style-name="ce96" table:formula="of:=IF([.D14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46]*[.N147]/[.D147]*([.E147]+[.F147]); IFERROR([.I146]*[.N147]/[.D147]*[.E147]; &quot;&quot;))">
            <text:p/>
          </table:table-cell>
          <table:table-cell table:style-name="ce71" table:formula="of:=IF([.D147] = &quot;&quot;; &quot;&quot;; IFERROR([.H146]+([.E147]+[.F147]); [.H146]+[.E147]) )">
            <text:p/>
          </table:table-cell>
          <table:table-cell table:style-name="ce76" table:formula="of:=IF([.D147] = &quot;&quot;; &quot;&quot;; IFERROR([.I146]+[.G147];&quot;&quot;))">
            <text:p/>
          </table:table-cell>
          <table:table-cell table:style-name="ce80" table:formula="of:=IF([.D147] = &quot;&quot;; &quot;&quot;; IFERROR(([.I147]-[.F$2])/[.F$2];&quot;&quot;))">
            <text:p/>
          </table:table-cell>
          <table:table-cell table:style-name="ce84" table:formula="of:=IF([.D147] = &quot;&quot;; &quot;&quot;; IFERROR([.I147]/MAX([.$I$2:.I147])-1;&quot;&quot;))">
            <text:p/>
          </table:table-cell>
          <table:table-cell table:style-name="ce87" table:formula="of:=IF(ISBLANK([.D147]);&quot;&quot;; [.G147]/[.I146])">
            <text:p/>
          </table:table-cell>
          <table:table-cell table:style-name="ce76" table:formula="of:=IF([.D147] = &quot;&quot;; &quot;&quot;; IFERROR([.I146]*([.N147]);&quot;&quot;))">
            <text:p/>
          </table:table-cell>
          <table:table-cell table:style-name="ce95" table:formula="of:=IF([.D14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47]*[.N148]/[.D148]*([.E148]+[.F148]); IFERROR([.I147]*[.N148]/[.D148]*[.E148]; &quot;&quot;))">
            <text:p/>
          </table:table-cell>
          <table:table-cell table:style-name="ce71" table:formula="of:=IF([.D148] = &quot;&quot;; &quot;&quot;; IFERROR([.H147]+([.E148]+[.F148]); [.H147]+[.E148]) )">
            <text:p/>
          </table:table-cell>
          <table:table-cell table:style-name="ce76" table:formula="of:=IF([.D148] = &quot;&quot;; &quot;&quot;; IFERROR([.I147]+[.G148];&quot;&quot;))">
            <text:p/>
          </table:table-cell>
          <table:table-cell table:style-name="ce80" table:formula="of:=IF([.D148] = &quot;&quot;; &quot;&quot;; IFERROR(([.I148]-[.F$2])/[.F$2];&quot;&quot;))">
            <text:p/>
          </table:table-cell>
          <table:table-cell table:style-name="ce84" table:formula="of:=IF([.D148] = &quot;&quot;; &quot;&quot;; IFERROR([.I148]/MAX([.$I$2:.I148])-1;&quot;&quot;))">
            <text:p/>
          </table:table-cell>
          <table:table-cell table:style-name="ce87" table:formula="of:=IF(ISBLANK([.D148]);&quot;&quot;; [.G148]/[.I147])">
            <text:p/>
          </table:table-cell>
          <table:table-cell table:style-name="ce76" table:formula="of:=IF([.D148] = &quot;&quot;; &quot;&quot;; IFERROR([.I147]*([.N148]);&quot;&quot;))">
            <text:p/>
          </table:table-cell>
          <table:table-cell table:style-name="ce96" table:formula="of:=IF([.D14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48]*[.N149]/[.D149]*([.E149]+[.F149]); IFERROR([.I148]*[.N149]/[.D149]*[.E149]; &quot;&quot;))">
            <text:p/>
          </table:table-cell>
          <table:table-cell table:style-name="ce71" table:formula="of:=IF([.D149] = &quot;&quot;; &quot;&quot;; IFERROR([.H148]+([.E149]+[.F149]); [.H148]+[.E149]) )">
            <text:p/>
          </table:table-cell>
          <table:table-cell table:style-name="ce76" table:formula="of:=IF([.D149] = &quot;&quot;; &quot;&quot;; IFERROR([.I148]+[.G149];&quot;&quot;))">
            <text:p/>
          </table:table-cell>
          <table:table-cell table:style-name="ce80" table:formula="of:=IF([.D149] = &quot;&quot;; &quot;&quot;; IFERROR(([.I149]-[.F$2])/[.F$2];&quot;&quot;))">
            <text:p/>
          </table:table-cell>
          <table:table-cell table:style-name="ce84" table:formula="of:=IF([.D149] = &quot;&quot;; &quot;&quot;; IFERROR([.I149]/MAX([.$I$2:.I149])-1;&quot;&quot;))">
            <text:p/>
          </table:table-cell>
          <table:table-cell table:style-name="ce87" table:formula="of:=IF(ISBLANK([.D149]);&quot;&quot;; [.G149]/[.I148])">
            <text:p/>
          </table:table-cell>
          <table:table-cell table:style-name="ce76" table:formula="of:=IF([.D149] = &quot;&quot;; &quot;&quot;; IFERROR([.I148]*([.N149]);&quot;&quot;))">
            <text:p/>
          </table:table-cell>
          <table:table-cell table:style-name="ce95" table:formula="of:=IF([.D14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49]*[.N150]/[.D150]*([.E150]+[.F150]); IFERROR([.I149]*[.N150]/[.D150]*[.E150]; &quot;&quot;))">
            <text:p/>
          </table:table-cell>
          <table:table-cell table:style-name="ce71" table:formula="of:=IF([.D150] = &quot;&quot;; &quot;&quot;; IFERROR([.H149]+([.E150]+[.F150]); [.H149]+[.E150]) )">
            <text:p/>
          </table:table-cell>
          <table:table-cell table:style-name="ce76" table:formula="of:=IF([.D150] = &quot;&quot;; &quot;&quot;; IFERROR([.I149]+[.G150];&quot;&quot;))">
            <text:p/>
          </table:table-cell>
          <table:table-cell table:style-name="ce80" table:formula="of:=IF([.D150] = &quot;&quot;; &quot;&quot;; IFERROR(([.I150]-[.F$2])/[.F$2];&quot;&quot;))">
            <text:p/>
          </table:table-cell>
          <table:table-cell table:style-name="ce84" table:formula="of:=IF([.D150] = &quot;&quot;; &quot;&quot;; IFERROR([.I150]/MAX([.$I$2:.I150])-1;&quot;&quot;))">
            <text:p/>
          </table:table-cell>
          <table:table-cell table:style-name="ce87" table:formula="of:=IF(ISBLANK([.D150]);&quot;&quot;; [.G150]/[.I149])">
            <text:p/>
          </table:table-cell>
          <table:table-cell table:style-name="ce76" table:formula="of:=IF([.D150] = &quot;&quot;; &quot;&quot;; IFERROR([.I149]*([.N150]);&quot;&quot;))">
            <text:p/>
          </table:table-cell>
          <table:table-cell table:style-name="ce96" table:formula="of:=IF([.D15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50]*[.N151]/[.D151]*([.E151]+[.F151]); IFERROR([.I150]*[.N151]/[.D151]*[.E151]; &quot;&quot;))">
            <text:p/>
          </table:table-cell>
          <table:table-cell table:style-name="ce71" table:formula="of:=IF([.D151] = &quot;&quot;; &quot;&quot;; IFERROR([.H150]+([.E151]+[.F151]); [.H150]+[.E151]) )">
            <text:p/>
          </table:table-cell>
          <table:table-cell table:style-name="ce76" table:formula="of:=IF([.D151] = &quot;&quot;; &quot;&quot;; IFERROR([.I150]+[.G151];&quot;&quot;))">
            <text:p/>
          </table:table-cell>
          <table:table-cell table:style-name="ce80" table:formula="of:=IF([.D151] = &quot;&quot;; &quot;&quot;; IFERROR(([.I151]-[.F$2])/[.F$2];&quot;&quot;))">
            <text:p/>
          </table:table-cell>
          <table:table-cell table:style-name="ce84" table:formula="of:=IF([.D151] = &quot;&quot;; &quot;&quot;; IFERROR([.I151]/MAX([.$I$2:.I151])-1;&quot;&quot;))">
            <text:p/>
          </table:table-cell>
          <table:table-cell table:style-name="ce87" table:formula="of:=IF(ISBLANK([.D151]);&quot;&quot;; [.G151]/[.I150])">
            <text:p/>
          </table:table-cell>
          <table:table-cell table:style-name="ce76" table:formula="of:=IF([.D151] = &quot;&quot;; &quot;&quot;; IFERROR([.I150]*([.N151]);&quot;&quot;))">
            <text:p/>
          </table:table-cell>
          <table:table-cell table:style-name="ce95" table:formula="of:=IF([.D15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51]*[.N152]/[.D152]*([.E152]+[.F152]); IFERROR([.I151]*[.N152]/[.D152]*[.E152]; &quot;&quot;))">
            <text:p/>
          </table:table-cell>
          <table:table-cell table:style-name="ce71" table:formula="of:=IF([.D152] = &quot;&quot;; &quot;&quot;; IFERROR([.H151]+([.E152]+[.F152]); [.H151]+[.E152]) )">
            <text:p/>
          </table:table-cell>
          <table:table-cell table:style-name="ce76" table:formula="of:=IF([.D152] = &quot;&quot;; &quot;&quot;; IFERROR([.I151]+[.G152];&quot;&quot;))">
            <text:p/>
          </table:table-cell>
          <table:table-cell table:style-name="ce80" table:formula="of:=IF([.D152] = &quot;&quot;; &quot;&quot;; IFERROR(([.I152]-[.F$2])/[.F$2];&quot;&quot;))">
            <text:p/>
          </table:table-cell>
          <table:table-cell table:style-name="ce84" table:formula="of:=IF([.D152] = &quot;&quot;; &quot;&quot;; IFERROR([.I152]/MAX([.$I$2:.I152])-1;&quot;&quot;))">
            <text:p/>
          </table:table-cell>
          <table:table-cell table:style-name="ce87" table:formula="of:=IF(ISBLANK([.D152]);&quot;&quot;; [.G152]/[.I151])">
            <text:p/>
          </table:table-cell>
          <table:table-cell table:style-name="ce76" table:formula="of:=IF([.D152] = &quot;&quot;; &quot;&quot;; IFERROR([.I151]*([.N152]);&quot;&quot;))">
            <text:p/>
          </table:table-cell>
          <table:table-cell table:style-name="ce96" table:formula="of:=IF([.D15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52]*[.N153]/[.D153]*([.E153]+[.F153]); IFERROR([.I152]*[.N153]/[.D153]*[.E153]; &quot;&quot;))">
            <text:p/>
          </table:table-cell>
          <table:table-cell table:style-name="ce71" table:formula="of:=IF([.D153] = &quot;&quot;; &quot;&quot;; IFERROR([.H152]+([.E153]+[.F153]); [.H152]+[.E153]) )">
            <text:p/>
          </table:table-cell>
          <table:table-cell table:style-name="ce76" table:formula="of:=IF([.D153] = &quot;&quot;; &quot;&quot;; IFERROR([.I152]+[.G153];&quot;&quot;))">
            <text:p/>
          </table:table-cell>
          <table:table-cell table:style-name="ce80" table:formula="of:=IF([.D153] = &quot;&quot;; &quot;&quot;; IFERROR(([.I153]-[.F$2])/[.F$2];&quot;&quot;))">
            <text:p/>
          </table:table-cell>
          <table:table-cell table:style-name="ce84" table:formula="of:=IF([.D153] = &quot;&quot;; &quot;&quot;; IFERROR([.I153]/MAX([.$I$2:.I153])-1;&quot;&quot;))">
            <text:p/>
          </table:table-cell>
          <table:table-cell table:style-name="ce87" table:formula="of:=IF(ISBLANK([.D153]);&quot;&quot;; [.G153]/[.I152])">
            <text:p/>
          </table:table-cell>
          <table:table-cell table:style-name="ce76" table:formula="of:=IF([.D153] = &quot;&quot;; &quot;&quot;; IFERROR([.I152]*([.N153]);&quot;&quot;))">
            <text:p/>
          </table:table-cell>
          <table:table-cell table:style-name="ce95" table:formula="of:=IF([.D15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53]*[.N154]/[.D154]*([.E154]+[.F154]); IFERROR([.I153]*[.N154]/[.D154]*[.E154]; &quot;&quot;))">
            <text:p/>
          </table:table-cell>
          <table:table-cell table:style-name="ce71" table:formula="of:=IF([.D154] = &quot;&quot;; &quot;&quot;; IFERROR([.H153]+([.E154]+[.F154]); [.H153]+[.E154]) )">
            <text:p/>
          </table:table-cell>
          <table:table-cell table:style-name="ce76" table:formula="of:=IF([.D154] = &quot;&quot;; &quot;&quot;; IFERROR([.I153]+[.G154];&quot;&quot;))">
            <text:p/>
          </table:table-cell>
          <table:table-cell table:style-name="ce80" table:formula="of:=IF([.D154] = &quot;&quot;; &quot;&quot;; IFERROR(([.I154]-[.F$2])/[.F$2];&quot;&quot;))">
            <text:p/>
          </table:table-cell>
          <table:table-cell table:style-name="ce84" table:formula="of:=IF([.D154] = &quot;&quot;; &quot;&quot;; IFERROR([.I154]/MAX([.$I$2:.I154])-1;&quot;&quot;))">
            <text:p/>
          </table:table-cell>
          <table:table-cell table:style-name="ce87" table:formula="of:=IF(ISBLANK([.D154]);&quot;&quot;; [.G154]/[.I153])">
            <text:p/>
          </table:table-cell>
          <table:table-cell table:style-name="ce76" table:formula="of:=IF([.D154] = &quot;&quot;; &quot;&quot;; IFERROR([.I153]*([.N154]);&quot;&quot;))">
            <text:p/>
          </table:table-cell>
          <table:table-cell table:style-name="ce96" table:formula="of:=IF([.D15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54]*[.N155]/[.D155]*([.E155]+[.F155]); IFERROR([.I154]*[.N155]/[.D155]*[.E155]; &quot;&quot;))">
            <text:p/>
          </table:table-cell>
          <table:table-cell table:style-name="ce71" table:formula="of:=IF([.D155] = &quot;&quot;; &quot;&quot;; IFERROR([.H154]+([.E155]+[.F155]); [.H154]+[.E155]) )">
            <text:p/>
          </table:table-cell>
          <table:table-cell table:style-name="ce76" table:formula="of:=IF([.D155] = &quot;&quot;; &quot;&quot;; IFERROR([.I154]+[.G155];&quot;&quot;))">
            <text:p/>
          </table:table-cell>
          <table:table-cell table:style-name="ce80" table:formula="of:=IF([.D155] = &quot;&quot;; &quot;&quot;; IFERROR(([.I155]-[.F$2])/[.F$2];&quot;&quot;))">
            <text:p/>
          </table:table-cell>
          <table:table-cell table:style-name="ce84" table:formula="of:=IF([.D155] = &quot;&quot;; &quot;&quot;; IFERROR([.I155]/MAX([.$I$2:.I155])-1;&quot;&quot;))">
            <text:p/>
          </table:table-cell>
          <table:table-cell table:style-name="ce87" table:formula="of:=IF(ISBLANK([.D155]);&quot;&quot;; [.G155]/[.I154])">
            <text:p/>
          </table:table-cell>
          <table:table-cell table:style-name="ce76" table:formula="of:=IF([.D155] = &quot;&quot;; &quot;&quot;; IFERROR([.I154]*([.N155]);&quot;&quot;))">
            <text:p/>
          </table:table-cell>
          <table:table-cell table:style-name="ce95" table:formula="of:=IF([.D15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55]*[.N156]/[.D156]*([.E156]+[.F156]); IFERROR([.I155]*[.N156]/[.D156]*[.E156]; &quot;&quot;))">
            <text:p/>
          </table:table-cell>
          <table:table-cell table:style-name="ce71" table:formula="of:=IF([.D156] = &quot;&quot;; &quot;&quot;; IFERROR([.H155]+([.E156]+[.F156]); [.H155]+[.E156]) )">
            <text:p/>
          </table:table-cell>
          <table:table-cell table:style-name="ce76" table:formula="of:=IF([.D156] = &quot;&quot;; &quot;&quot;; IFERROR([.I155]+[.G156];&quot;&quot;))">
            <text:p/>
          </table:table-cell>
          <table:table-cell table:style-name="ce80" table:formula="of:=IF([.D156] = &quot;&quot;; &quot;&quot;; IFERROR(([.I156]-[.F$2])/[.F$2];&quot;&quot;))">
            <text:p/>
          </table:table-cell>
          <table:table-cell table:style-name="ce84" table:formula="of:=IF([.D156] = &quot;&quot;; &quot;&quot;; IFERROR([.I156]/MAX([.$I$2:.I156])-1;&quot;&quot;))">
            <text:p/>
          </table:table-cell>
          <table:table-cell table:style-name="ce87" table:formula="of:=IF(ISBLANK([.D156]);&quot;&quot;; [.G156]/[.I155])">
            <text:p/>
          </table:table-cell>
          <table:table-cell table:style-name="ce76" table:formula="of:=IF([.D156] = &quot;&quot;; &quot;&quot;; IFERROR([.I155]*([.N156]);&quot;&quot;))">
            <text:p/>
          </table:table-cell>
          <table:table-cell table:style-name="ce96" table:formula="of:=IF([.D15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9"/>
          <table:table-cell table:style-name="ce29"/>
          <table:table-cell table:style-name="ce39"/>
          <table:table-cell table:style-name="ce53"/>
          <table:table-cell table:style-name="ce62"/>
          <table:table-cell table:style-name="ce67" table:formula="of:=IFERROR([.I156]*[.N157]/[.D157]*([.E157]+[.F157]); IFERROR([.I156]*[.N157]/[.D157]*[.E157]; &quot;&quot;))">
            <text:p/>
          </table:table-cell>
          <table:table-cell table:style-name="ce71" table:formula="of:=IF([.D157] = &quot;&quot;; &quot;&quot;; IFERROR([.H156]+([.E157]+[.F157]); [.H156]+[.E157]) )">
            <text:p/>
          </table:table-cell>
          <table:table-cell table:style-name="ce76" table:formula="of:=IF([.D157] = &quot;&quot;; &quot;&quot;; IFERROR([.I156]+[.G157];&quot;&quot;))">
            <text:p/>
          </table:table-cell>
          <table:table-cell table:style-name="ce80" table:formula="of:=IF([.D157] = &quot;&quot;; &quot;&quot;; IFERROR(([.I157]-[.F$2])/[.F$2];&quot;&quot;))">
            <text:p/>
          </table:table-cell>
          <table:table-cell table:style-name="ce84" table:formula="of:=IF([.D157] = &quot;&quot;; &quot;&quot;; IFERROR([.I157]/MAX([.$I$2:.I157])-1;&quot;&quot;))">
            <text:p/>
          </table:table-cell>
          <table:table-cell table:style-name="ce87" table:formula="of:=IF(ISBLANK([.D157]);&quot;&quot;; [.G157]/[.I156])">
            <text:p/>
          </table:table-cell>
          <table:table-cell table:style-name="ce76" table:formula="of:=IF([.D157] = &quot;&quot;; &quot;&quot;; IFERROR([.I156]*([.N157]);&quot;&quot;))">
            <text:p/>
          </table:table-cell>
          <table:table-cell table:style-name="ce95" table:formula="of:=IF([.D15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57]*[.N158]/[.D158]*([.E158]+[.F158]); IFERROR([.I157]*[.N158]/[.D158]*[.E158]; &quot;&quot;))">
            <text:p/>
          </table:table-cell>
          <table:table-cell table:style-name="ce71" table:formula="of:=IF([.D158] = &quot;&quot;; &quot;&quot;; IFERROR([.H157]+([.E158]+[.F158]); [.H157]+[.E158]) )">
            <text:p/>
          </table:table-cell>
          <table:table-cell table:style-name="ce76" table:formula="of:=IF([.D158] = &quot;&quot;; &quot;&quot;; IFERROR([.I157]+[.G158];&quot;&quot;))">
            <text:p/>
          </table:table-cell>
          <table:table-cell table:style-name="ce80" table:formula="of:=IF([.D158] = &quot;&quot;; &quot;&quot;; IFERROR(([.I158]-[.F$2])/[.F$2];&quot;&quot;))">
            <text:p/>
          </table:table-cell>
          <table:table-cell table:style-name="ce84" table:formula="of:=IF([.D158] = &quot;&quot;; &quot;&quot;; IFERROR([.I158]/MAX([.$I$2:.I158])-1;&quot;&quot;))">
            <text:p/>
          </table:table-cell>
          <table:table-cell table:style-name="ce87" table:formula="of:=IF(ISBLANK([.D158]);&quot;&quot;; [.G158]/[.I157])">
            <text:p/>
          </table:table-cell>
          <table:table-cell table:style-name="ce76" table:formula="of:=IF([.D158] = &quot;&quot;; &quot;&quot;; IFERROR([.I157]*([.N158]);&quot;&quot;))">
            <text:p/>
          </table:table-cell>
          <table:table-cell table:style-name="ce96" table:formula="of:=IF([.D15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58]*[.N159]/[.D159]*([.E159]+[.F159]); IFERROR([.I158]*[.N159]/[.D159]*[.E159]; &quot;&quot;))">
            <text:p/>
          </table:table-cell>
          <table:table-cell table:style-name="ce71" table:formula="of:=IF([.D159] = &quot;&quot;; &quot;&quot;; IFERROR([.H158]+([.E159]+[.F159]); [.H158]+[.E159]) )">
            <text:p/>
          </table:table-cell>
          <table:table-cell table:style-name="ce76" table:formula="of:=IF([.D159] = &quot;&quot;; &quot;&quot;; IFERROR([.I158]+[.G159];&quot;&quot;))">
            <text:p/>
          </table:table-cell>
          <table:table-cell table:style-name="ce80" table:formula="of:=IF([.D159] = &quot;&quot;; &quot;&quot;; IFERROR(([.I159]-[.F$2])/[.F$2];&quot;&quot;))">
            <text:p/>
          </table:table-cell>
          <table:table-cell table:style-name="ce84" table:formula="of:=IF([.D159] = &quot;&quot;; &quot;&quot;; IFERROR([.I159]/MAX([.$I$2:.I159])-1;&quot;&quot;))">
            <text:p/>
          </table:table-cell>
          <table:table-cell table:style-name="ce87" table:formula="of:=IF(ISBLANK([.D159]);&quot;&quot;; [.G159]/[.I158])">
            <text:p/>
          </table:table-cell>
          <table:table-cell table:style-name="ce76" table:formula="of:=IF([.D159] = &quot;&quot;; &quot;&quot;; IFERROR([.I158]*([.N159]);&quot;&quot;))">
            <text:p/>
          </table:table-cell>
          <table:table-cell table:style-name="ce95" table:formula="of:=IF([.D15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59]*[.N160]/[.D160]*([.E160]+[.F160]); IFERROR([.I159]*[.N160]/[.D160]*[.E160]; &quot;&quot;))">
            <text:p/>
          </table:table-cell>
          <table:table-cell table:style-name="ce71" table:formula="of:=IF([.D160] = &quot;&quot;; &quot;&quot;; IFERROR([.H159]+([.E160]+[.F160]); [.H159]+[.E160]) )">
            <text:p/>
          </table:table-cell>
          <table:table-cell table:style-name="ce76" table:formula="of:=IF([.D160] = &quot;&quot;; &quot;&quot;; IFERROR([.I159]+[.G160];&quot;&quot;))">
            <text:p/>
          </table:table-cell>
          <table:table-cell table:style-name="ce80" table:formula="of:=IF([.D160] = &quot;&quot;; &quot;&quot;; IFERROR(([.I160]-[.F$2])/[.F$2];&quot;&quot;))">
            <text:p/>
          </table:table-cell>
          <table:table-cell table:style-name="ce84" table:formula="of:=IF([.D160] = &quot;&quot;; &quot;&quot;; IFERROR([.I160]/MAX([.$I$2:.I160])-1;&quot;&quot;))">
            <text:p/>
          </table:table-cell>
          <table:table-cell table:style-name="ce87" table:formula="of:=IF(ISBLANK([.D160]);&quot;&quot;; [.G160]/[.I159])">
            <text:p/>
          </table:table-cell>
          <table:table-cell table:style-name="ce76" table:formula="of:=IF([.D160] = &quot;&quot;; &quot;&quot;; IFERROR([.I159]*([.N160]);&quot;&quot;))">
            <text:p/>
          </table:table-cell>
          <table:table-cell table:style-name="ce96" table:formula="of:=IF([.D16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60]*[.N161]/[.D161]*([.E161]+[.F161]); IFERROR([.I160]*[.N161]/[.D161]*[.E161]; &quot;&quot;))">
            <text:p/>
          </table:table-cell>
          <table:table-cell table:style-name="ce71" table:formula="of:=IF([.D161] = &quot;&quot;; &quot;&quot;; IFERROR([.H160]+([.E161]+[.F161]); [.H160]+[.E161]) )">
            <text:p/>
          </table:table-cell>
          <table:table-cell table:style-name="ce76" table:formula="of:=IF([.D161] = &quot;&quot;; &quot;&quot;; IFERROR([.I160]+[.G161];&quot;&quot;))">
            <text:p/>
          </table:table-cell>
          <table:table-cell table:style-name="ce80" table:formula="of:=IF([.D161] = &quot;&quot;; &quot;&quot;; IFERROR(([.I161]-[.F$2])/[.F$2];&quot;&quot;))">
            <text:p/>
          </table:table-cell>
          <table:table-cell table:style-name="ce84" table:formula="of:=IF([.D161] = &quot;&quot;; &quot;&quot;; IFERROR([.I161]/MAX([.$I$2:.I161])-1;&quot;&quot;))">
            <text:p/>
          </table:table-cell>
          <table:table-cell table:style-name="ce87" table:formula="of:=IF(ISBLANK([.D161]);&quot;&quot;; [.G161]/[.I160])">
            <text:p/>
          </table:table-cell>
          <table:table-cell table:style-name="ce76" table:formula="of:=IF([.D161] = &quot;&quot;; &quot;&quot;; IFERROR([.I160]*([.N161]);&quot;&quot;))">
            <text:p/>
          </table:table-cell>
          <table:table-cell table:style-name="ce95" table:formula="of:=IF([.D16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61]*[.N162]/[.D162]*([.E162]+[.F162]); IFERROR([.I161]*[.N162]/[.D162]*[.E162]; &quot;&quot;))">
            <text:p/>
          </table:table-cell>
          <table:table-cell table:style-name="ce71" table:formula="of:=IF([.D162] = &quot;&quot;; &quot;&quot;; IFERROR([.H161]+([.E162]+[.F162]); [.H161]+[.E162]) )">
            <text:p/>
          </table:table-cell>
          <table:table-cell table:style-name="ce76" table:formula="of:=IF([.D162] = &quot;&quot;; &quot;&quot;; IFERROR([.I161]+[.G162];&quot;&quot;))">
            <text:p/>
          </table:table-cell>
          <table:table-cell table:style-name="ce80" table:formula="of:=IF([.D162] = &quot;&quot;; &quot;&quot;; IFERROR(([.I162]-[.F$2])/[.F$2];&quot;&quot;))">
            <text:p/>
          </table:table-cell>
          <table:table-cell table:style-name="ce84" table:formula="of:=IF([.D162] = &quot;&quot;; &quot;&quot;; IFERROR([.I162]/MAX([.$I$2:.I162])-1;&quot;&quot;))">
            <text:p/>
          </table:table-cell>
          <table:table-cell table:style-name="ce87" table:formula="of:=IF(ISBLANK([.D162]);&quot;&quot;; [.G162]/[.I161])">
            <text:p/>
          </table:table-cell>
          <table:table-cell table:style-name="ce76" table:formula="of:=IF([.D162] = &quot;&quot;; &quot;&quot;; IFERROR([.I161]*([.N162]);&quot;&quot;))">
            <text:p/>
          </table:table-cell>
          <table:table-cell table:style-name="ce96" table:formula="of:=IF([.D16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62]*[.N163]/[.D163]*([.E163]+[.F163]); IFERROR([.I162]*[.N163]/[.D163]*[.E163]; &quot;&quot;))">
            <text:p/>
          </table:table-cell>
          <table:table-cell table:style-name="ce71" table:formula="of:=IF([.D163] = &quot;&quot;; &quot;&quot;; IFERROR([.H162]+([.E163]+[.F163]); [.H162]+[.E163]) )">
            <text:p/>
          </table:table-cell>
          <table:table-cell table:style-name="ce76" table:formula="of:=IF([.D163] = &quot;&quot;; &quot;&quot;; IFERROR([.I162]+[.G163];&quot;&quot;))">
            <text:p/>
          </table:table-cell>
          <table:table-cell table:style-name="ce80" table:formula="of:=IF([.D163] = &quot;&quot;; &quot;&quot;; IFERROR(([.I163]-[.F$2])/[.F$2];&quot;&quot;))">
            <text:p/>
          </table:table-cell>
          <table:table-cell table:style-name="ce84" table:formula="of:=IF([.D163] = &quot;&quot;; &quot;&quot;; IFERROR([.I163]/MAX([.$I$2:.I163])-1;&quot;&quot;))">
            <text:p/>
          </table:table-cell>
          <table:table-cell table:style-name="ce87" table:formula="of:=IF(ISBLANK([.D163]);&quot;&quot;; [.G163]/[.I162])">
            <text:p/>
          </table:table-cell>
          <table:table-cell table:style-name="ce76" table:formula="of:=IF([.D163] = &quot;&quot;; &quot;&quot;; IFERROR([.I162]*([.N163]);&quot;&quot;))">
            <text:p/>
          </table:table-cell>
          <table:table-cell table:style-name="ce95" table:formula="of:=IF([.D16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63]*[.N164]/[.D164]*([.E164]+[.F164]); IFERROR([.I163]*[.N164]/[.D164]*[.E164]; &quot;&quot;))">
            <text:p/>
          </table:table-cell>
          <table:table-cell table:style-name="ce71" table:formula="of:=IF([.D164] = &quot;&quot;; &quot;&quot;; IFERROR([.H163]+([.E164]+[.F164]); [.H163]+[.E164]) )">
            <text:p/>
          </table:table-cell>
          <table:table-cell table:style-name="ce76" table:formula="of:=IF([.D164] = &quot;&quot;; &quot;&quot;; IFERROR([.I163]+[.G164];&quot;&quot;))">
            <text:p/>
          </table:table-cell>
          <table:table-cell table:style-name="ce80" table:formula="of:=IF([.D164] = &quot;&quot;; &quot;&quot;; IFERROR(([.I164]-[.F$2])/[.F$2];&quot;&quot;))">
            <text:p/>
          </table:table-cell>
          <table:table-cell table:style-name="ce84" table:formula="of:=IF([.D164] = &quot;&quot;; &quot;&quot;; IFERROR([.I164]/MAX([.$I$2:.I164])-1;&quot;&quot;))">
            <text:p/>
          </table:table-cell>
          <table:table-cell table:style-name="ce87" table:formula="of:=IF(ISBLANK([.D164]);&quot;&quot;; [.G164]/[.I163])">
            <text:p/>
          </table:table-cell>
          <table:table-cell table:style-name="ce76" table:formula="of:=IF([.D164] = &quot;&quot;; &quot;&quot;; IFERROR([.I163]*([.N164]);&quot;&quot;))">
            <text:p/>
          </table:table-cell>
          <table:table-cell table:style-name="ce96" table:formula="of:=IF([.D16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64]*[.N165]/[.D165]*([.E165]+[.F165]); IFERROR([.I164]*[.N165]/[.D165]*[.E165]; &quot;&quot;))">
            <text:p/>
          </table:table-cell>
          <table:table-cell table:style-name="ce71" table:formula="of:=IF([.D165] = &quot;&quot;; &quot;&quot;; IFERROR([.H164]+([.E165]+[.F165]); [.H164]+[.E165]) )">
            <text:p/>
          </table:table-cell>
          <table:table-cell table:style-name="ce76" table:formula="of:=IF([.D165] = &quot;&quot;; &quot;&quot;; IFERROR([.I164]+[.G165];&quot;&quot;))">
            <text:p/>
          </table:table-cell>
          <table:table-cell table:style-name="ce80" table:formula="of:=IF([.D165] = &quot;&quot;; &quot;&quot;; IFERROR(([.I165]-[.F$2])/[.F$2];&quot;&quot;))">
            <text:p/>
          </table:table-cell>
          <table:table-cell table:style-name="ce84" table:formula="of:=IF([.D165] = &quot;&quot;; &quot;&quot;; IFERROR([.I165]/MAX([.$I$2:.I165])-1;&quot;&quot;))">
            <text:p/>
          </table:table-cell>
          <table:table-cell table:style-name="ce87" table:formula="of:=IF(ISBLANK([.D165]);&quot;&quot;; [.G165]/[.I164])">
            <text:p/>
          </table:table-cell>
          <table:table-cell table:style-name="ce76" table:formula="of:=IF([.D165] = &quot;&quot;; &quot;&quot;; IFERROR([.I164]*([.N165]);&quot;&quot;))">
            <text:p/>
          </table:table-cell>
          <table:table-cell table:style-name="ce95" table:formula="of:=IF([.D16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65]*[.N166]/[.D166]*([.E166]+[.F166]); IFERROR([.I165]*[.N166]/[.D166]*[.E166]; &quot;&quot;))">
            <text:p/>
          </table:table-cell>
          <table:table-cell table:style-name="ce71" table:formula="of:=IF([.D166] = &quot;&quot;; &quot;&quot;; IFERROR([.H165]+([.E166]+[.F166]); [.H165]+[.E166]) )">
            <text:p/>
          </table:table-cell>
          <table:table-cell table:style-name="ce76" table:formula="of:=IF([.D166] = &quot;&quot;; &quot;&quot;; IFERROR([.I165]+[.G166];&quot;&quot;))">
            <text:p/>
          </table:table-cell>
          <table:table-cell table:style-name="ce80" table:formula="of:=IF([.D166] = &quot;&quot;; &quot;&quot;; IFERROR(([.I166]-[.F$2])/[.F$2];&quot;&quot;))">
            <text:p/>
          </table:table-cell>
          <table:table-cell table:style-name="ce84" table:formula="of:=IF([.D166] = &quot;&quot;; &quot;&quot;; IFERROR([.I166]/MAX([.$I$2:.I166])-1;&quot;&quot;))">
            <text:p/>
          </table:table-cell>
          <table:table-cell table:style-name="ce87" table:formula="of:=IF(ISBLANK([.D166]);&quot;&quot;; [.G166]/[.I165])">
            <text:p/>
          </table:table-cell>
          <table:table-cell table:style-name="ce76" table:formula="of:=IF([.D166] = &quot;&quot;; &quot;&quot;; IFERROR([.I165]*([.N166]);&quot;&quot;))">
            <text:p/>
          </table:table-cell>
          <table:table-cell table:style-name="ce96" table:formula="of:=IF([.D16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66]*[.N167]/[.D167]*([.E167]+[.F167]); IFERROR([.I166]*[.N167]/[.D167]*[.E167]; &quot;&quot;))">
            <text:p/>
          </table:table-cell>
          <table:table-cell table:style-name="ce71" table:formula="of:=IF([.D167] = &quot;&quot;; &quot;&quot;; IFERROR([.H166]+([.E167]+[.F167]); [.H166]+[.E167]) )">
            <text:p/>
          </table:table-cell>
          <table:table-cell table:style-name="ce76" table:formula="of:=IF([.D167] = &quot;&quot;; &quot;&quot;; IFERROR([.I166]+[.G167];&quot;&quot;))">
            <text:p/>
          </table:table-cell>
          <table:table-cell table:style-name="ce80" table:formula="of:=IF([.D167] = &quot;&quot;; &quot;&quot;; IFERROR(([.I167]-[.F$2])/[.F$2];&quot;&quot;))">
            <text:p/>
          </table:table-cell>
          <table:table-cell table:style-name="ce84" table:formula="of:=IF([.D167] = &quot;&quot;; &quot;&quot;; IFERROR([.I167]/MAX([.$I$2:.I167])-1;&quot;&quot;))">
            <text:p/>
          </table:table-cell>
          <table:table-cell table:style-name="ce87" table:formula="of:=IF(ISBLANK([.D167]);&quot;&quot;; [.G167]/[.I166])">
            <text:p/>
          </table:table-cell>
          <table:table-cell table:style-name="ce76" table:formula="of:=IF([.D167] = &quot;&quot;; &quot;&quot;; IFERROR([.I166]*([.N167]);&quot;&quot;))">
            <text:p/>
          </table:table-cell>
          <table:table-cell table:style-name="ce95" table:formula="of:=IF([.D16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67]*[.N168]/[.D168]*([.E168]+[.F168]); IFERROR([.I167]*[.N168]/[.D168]*[.E168]; &quot;&quot;))">
            <text:p/>
          </table:table-cell>
          <table:table-cell table:style-name="ce71" table:formula="of:=IF([.D168] = &quot;&quot;; &quot;&quot;; IFERROR([.H167]+([.E168]+[.F168]); [.H167]+[.E168]) )">
            <text:p/>
          </table:table-cell>
          <table:table-cell table:style-name="ce76" table:formula="of:=IF([.D168] = &quot;&quot;; &quot;&quot;; IFERROR([.I167]+[.G168];&quot;&quot;))">
            <text:p/>
          </table:table-cell>
          <table:table-cell table:style-name="ce80" table:formula="of:=IF([.D168] = &quot;&quot;; &quot;&quot;; IFERROR(([.I168]-[.F$2])/[.F$2];&quot;&quot;))">
            <text:p/>
          </table:table-cell>
          <table:table-cell table:style-name="ce84" table:formula="of:=IF([.D168] = &quot;&quot;; &quot;&quot;; IFERROR([.I168]/MAX([.$I$2:.I168])-1;&quot;&quot;))">
            <text:p/>
          </table:table-cell>
          <table:table-cell table:style-name="ce87" table:formula="of:=IF(ISBLANK([.D168]);&quot;&quot;; [.G168]/[.I167])">
            <text:p/>
          </table:table-cell>
          <table:table-cell table:style-name="ce76" table:formula="of:=IF([.D168] = &quot;&quot;; &quot;&quot;; IFERROR([.I167]*([.N168]);&quot;&quot;))">
            <text:p/>
          </table:table-cell>
          <table:table-cell table:style-name="ce96" table:formula="of:=IF([.D16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8"/>
          <table:table-cell table:style-name="ce37"/>
          <table:table-cell table:style-name="ce50"/>
          <table:table-cell table:style-name="ce60"/>
          <table:table-cell table:style-name="ce67" table:formula="of:=IFERROR([.I168]*[.N169]/[.D169]*([.E169]+[.F169]); IFERROR([.I168]*[.N169]/[.D169]*[.E169]; &quot;&quot;))">
            <text:p/>
          </table:table-cell>
          <table:table-cell table:style-name="ce71" table:formula="of:=IF([.D169] = &quot;&quot;; &quot;&quot;; IFERROR([.H168]+([.E169]+[.F169]); [.H168]+[.E169]) )">
            <text:p/>
          </table:table-cell>
          <table:table-cell table:style-name="ce76" table:formula="of:=IF([.D169] = &quot;&quot;; &quot;&quot;; IFERROR([.I168]+[.G169];&quot;&quot;))">
            <text:p/>
          </table:table-cell>
          <table:table-cell table:style-name="ce80" table:formula="of:=IF([.D169] = &quot;&quot;; &quot;&quot;; IFERROR(([.I169]-[.F$2])/[.F$2];&quot;&quot;))">
            <text:p/>
          </table:table-cell>
          <table:table-cell table:style-name="ce84" table:formula="of:=IF([.D169] = &quot;&quot;; &quot;&quot;; IFERROR([.I169]/MAX([.$I$2:.I169])-1;&quot;&quot;))">
            <text:p/>
          </table:table-cell>
          <table:table-cell table:style-name="ce87" table:formula="of:=IF(ISBLANK([.D169]);&quot;&quot;; [.G169]/[.I168])">
            <text:p/>
          </table:table-cell>
          <table:table-cell table:style-name="ce76" table:formula="of:=IF([.D169] = &quot;&quot;; &quot;&quot;; IFERROR([.I168]*([.N169]);&quot;&quot;))">
            <text:p/>
          </table:table-cell>
          <table:table-cell table:style-name="ce95" table:formula="of:=IF([.D16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69]*[.N170]/[.D170]*([.E170]+[.F170]); IFERROR([.I169]*[.N170]/[.D170]*[.E170]; &quot;&quot;))">
            <text:p/>
          </table:table-cell>
          <table:table-cell table:style-name="ce71" table:formula="of:=IF([.D170] = &quot;&quot;; &quot;&quot;; IFERROR([.H169]+([.E170]+[.F170]); [.H169]+[.E170]) )">
            <text:p/>
          </table:table-cell>
          <table:table-cell table:style-name="ce76" table:formula="of:=IF([.D170] = &quot;&quot;; &quot;&quot;; IFERROR([.I169]+[.G170];&quot;&quot;))">
            <text:p/>
          </table:table-cell>
          <table:table-cell table:style-name="ce80" table:formula="of:=IF([.D170] = &quot;&quot;; &quot;&quot;; IFERROR(([.I170]-[.F$2])/[.F$2];&quot;&quot;))">
            <text:p/>
          </table:table-cell>
          <table:table-cell table:style-name="ce84" table:formula="of:=IF([.D170] = &quot;&quot;; &quot;&quot;; IFERROR([.I170]/MAX([.$I$2:.I170])-1;&quot;&quot;))">
            <text:p/>
          </table:table-cell>
          <table:table-cell table:style-name="ce87" table:formula="of:=IF(ISBLANK([.D170]);&quot;&quot;; [.G170]/[.I169])">
            <text:p/>
          </table:table-cell>
          <table:table-cell table:style-name="ce76" table:formula="of:=IF([.D170] = &quot;&quot;; &quot;&quot;; IFERROR([.I169]*([.N170]);&quot;&quot;))">
            <text:p/>
          </table:table-cell>
          <table:table-cell table:style-name="ce96" table:formula="of:=IF([.D17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70]*[.N171]/[.D171]*([.E171]+[.F171]); IFERROR([.I170]*[.N171]/[.D171]*[.E171]; &quot;&quot;))">
            <text:p/>
          </table:table-cell>
          <table:table-cell table:style-name="ce71" table:formula="of:=IF([.D171] = &quot;&quot;; &quot;&quot;; IFERROR([.H170]+([.E171]+[.F171]); [.H170]+[.E171]) )">
            <text:p/>
          </table:table-cell>
          <table:table-cell table:style-name="ce76" table:formula="of:=IF([.D171] = &quot;&quot;; &quot;&quot;; IFERROR([.I170]+[.G171];&quot;&quot;))">
            <text:p/>
          </table:table-cell>
          <table:table-cell table:style-name="ce80" table:formula="of:=IF([.D171] = &quot;&quot;; &quot;&quot;; IFERROR(([.I171]-[.F$2])/[.F$2];&quot;&quot;))">
            <text:p/>
          </table:table-cell>
          <table:table-cell table:style-name="ce84" table:formula="of:=IF([.D171] = &quot;&quot;; &quot;&quot;; IFERROR([.I171]/MAX([.$I$2:.I171])-1;&quot;&quot;))">
            <text:p/>
          </table:table-cell>
          <table:table-cell table:style-name="ce87" table:formula="of:=IF(ISBLANK([.D171]);&quot;&quot;; [.G171]/[.I170])">
            <text:p/>
          </table:table-cell>
          <table:table-cell table:style-name="ce76" table:formula="of:=IF([.D171] = &quot;&quot;; &quot;&quot;; IFERROR([.I170]*([.N171]);&quot;&quot;))">
            <text:p/>
          </table:table-cell>
          <table:table-cell table:style-name="ce95" table:formula="of:=IF([.D17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71]*[.N172]/[.D172]*([.E172]+[.F172]); IFERROR([.I171]*[.N172]/[.D172]*[.E172]; &quot;&quot;))">
            <text:p/>
          </table:table-cell>
          <table:table-cell table:style-name="ce71" table:formula="of:=IF([.D172] = &quot;&quot;; &quot;&quot;; IFERROR([.H171]+([.E172]+[.F172]); [.H171]+[.E172]) )">
            <text:p/>
          </table:table-cell>
          <table:table-cell table:style-name="ce76" table:formula="of:=IF([.D172] = &quot;&quot;; &quot;&quot;; IFERROR([.I171]+[.G172];&quot;&quot;))">
            <text:p/>
          </table:table-cell>
          <table:table-cell table:style-name="ce80" table:formula="of:=IF([.D172] = &quot;&quot;; &quot;&quot;; IFERROR(([.I172]-[.F$2])/[.F$2];&quot;&quot;))">
            <text:p/>
          </table:table-cell>
          <table:table-cell table:style-name="ce84" table:formula="of:=IF([.D172] = &quot;&quot;; &quot;&quot;; IFERROR([.I172]/MAX([.$I$2:.I172])-1;&quot;&quot;))">
            <text:p/>
          </table:table-cell>
          <table:table-cell table:style-name="ce87" table:formula="of:=IF(ISBLANK([.D172]);&quot;&quot;; [.G172]/[.I171])">
            <text:p/>
          </table:table-cell>
          <table:table-cell table:style-name="ce76" table:formula="of:=IF([.D172] = &quot;&quot;; &quot;&quot;; IFERROR([.I171]*([.N172]);&quot;&quot;))">
            <text:p/>
          </table:table-cell>
          <table:table-cell table:style-name="ce96" table:formula="of:=IF([.D17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72]*[.N173]/[.D173]*([.E173]+[.F173]); IFERROR([.I172]*[.N173]/[.D173]*[.E173]; &quot;&quot;))">
            <text:p/>
          </table:table-cell>
          <table:table-cell table:style-name="ce71" table:formula="of:=IF([.D173] = &quot;&quot;; &quot;&quot;; IFERROR([.H172]+([.E173]+[.F173]); [.H172]+[.E173]) )">
            <text:p/>
          </table:table-cell>
          <table:table-cell table:style-name="ce76" table:formula="of:=IF([.D173] = &quot;&quot;; &quot;&quot;; IFERROR([.I172]+[.G173];&quot;&quot;))">
            <text:p/>
          </table:table-cell>
          <table:table-cell table:style-name="ce80" table:formula="of:=IF([.D173] = &quot;&quot;; &quot;&quot;; IFERROR(([.I173]-[.F$2])/[.F$2];&quot;&quot;))">
            <text:p/>
          </table:table-cell>
          <table:table-cell table:style-name="ce84" table:formula="of:=IF([.D173] = &quot;&quot;; &quot;&quot;; IFERROR([.I173]/MAX([.$I$2:.I173])-1;&quot;&quot;))">
            <text:p/>
          </table:table-cell>
          <table:table-cell table:style-name="ce87" table:formula="of:=IF(ISBLANK([.D173]);&quot;&quot;; [.G173]/[.I172])">
            <text:p/>
          </table:table-cell>
          <table:table-cell table:style-name="ce76" table:formula="of:=IF([.D173] = &quot;&quot;; &quot;&quot;; IFERROR([.I172]*([.N173]);&quot;&quot;))">
            <text:p/>
          </table:table-cell>
          <table:table-cell table:style-name="ce95" table:formula="of:=IF([.D17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73]*[.N174]/[.D174]*([.E174]+[.F174]); IFERROR([.I173]*[.N174]/[.D174]*[.E174]; &quot;&quot;))">
            <text:p/>
          </table:table-cell>
          <table:table-cell table:style-name="ce71" table:formula="of:=IF([.D174] = &quot;&quot;; &quot;&quot;; IFERROR([.H173]+([.E174]+[.F174]); [.H173]+[.E174]) )">
            <text:p/>
          </table:table-cell>
          <table:table-cell table:style-name="ce76" table:formula="of:=IF([.D174] = &quot;&quot;; &quot;&quot;; IFERROR([.I173]+[.G174];&quot;&quot;))">
            <text:p/>
          </table:table-cell>
          <table:table-cell table:style-name="ce80" table:formula="of:=IF([.D174] = &quot;&quot;; &quot;&quot;; IFERROR(([.I174]-[.F$2])/[.F$2];&quot;&quot;))">
            <text:p/>
          </table:table-cell>
          <table:table-cell table:style-name="ce84" table:formula="of:=IF([.D174] = &quot;&quot;; &quot;&quot;; IFERROR([.I174]/MAX([.$I$2:.I174])-1;&quot;&quot;))">
            <text:p/>
          </table:table-cell>
          <table:table-cell table:style-name="ce87" table:formula="of:=IF(ISBLANK([.D174]);&quot;&quot;; [.G174]/[.I173])">
            <text:p/>
          </table:table-cell>
          <table:table-cell table:style-name="ce76" table:formula="of:=IF([.D174] = &quot;&quot;; &quot;&quot;; IFERROR([.I173]*([.N174]);&quot;&quot;))">
            <text:p/>
          </table:table-cell>
          <table:table-cell table:style-name="ce96" table:formula="of:=IF([.D17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74]*[.N175]/[.D175]*([.E175]+[.F175]); IFERROR([.I174]*[.N175]/[.D175]*[.E175]; &quot;&quot;))">
            <text:p/>
          </table:table-cell>
          <table:table-cell table:style-name="ce71" table:formula="of:=IF([.D175] = &quot;&quot;; &quot;&quot;; IFERROR([.H174]+([.E175]+[.F175]); [.H174]+[.E175]) )">
            <text:p/>
          </table:table-cell>
          <table:table-cell table:style-name="ce76" table:formula="of:=IF([.D175] = &quot;&quot;; &quot;&quot;; IFERROR([.I174]+[.G175];&quot;&quot;))">
            <text:p/>
          </table:table-cell>
          <table:table-cell table:style-name="ce80" table:formula="of:=IF([.D175] = &quot;&quot;; &quot;&quot;; IFERROR(([.I175]-[.F$2])/[.F$2];&quot;&quot;))">
            <text:p/>
          </table:table-cell>
          <table:table-cell table:style-name="ce84" table:formula="of:=IF([.D175] = &quot;&quot;; &quot;&quot;; IFERROR([.I175]/MAX([.$I$2:.I175])-1;&quot;&quot;))">
            <text:p/>
          </table:table-cell>
          <table:table-cell table:style-name="ce87" table:formula="of:=IF(ISBLANK([.D175]);&quot;&quot;; [.G175]/[.I174])">
            <text:p/>
          </table:table-cell>
          <table:table-cell table:style-name="ce76" table:formula="of:=IF([.D175] = &quot;&quot;; &quot;&quot;; IFERROR([.I174]*([.N175]);&quot;&quot;))">
            <text:p/>
          </table:table-cell>
          <table:table-cell table:style-name="ce95" table:formula="of:=IF([.D17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75]*[.N176]/[.D176]*([.E176]+[.F176]); IFERROR([.I175]*[.N176]/[.D176]*[.E176]; &quot;&quot;))">
            <text:p/>
          </table:table-cell>
          <table:table-cell table:style-name="ce71" table:formula="of:=IF([.D176] = &quot;&quot;; &quot;&quot;; IFERROR([.H175]+([.E176]+[.F176]); [.H175]+[.E176]) )">
            <text:p/>
          </table:table-cell>
          <table:table-cell table:style-name="ce76" table:formula="of:=IF([.D176] = &quot;&quot;; &quot;&quot;; IFERROR([.I175]+[.G176];&quot;&quot;))">
            <text:p/>
          </table:table-cell>
          <table:table-cell table:style-name="ce80" table:formula="of:=IF([.D176] = &quot;&quot;; &quot;&quot;; IFERROR(([.I176]-[.F$2])/[.F$2];&quot;&quot;))">
            <text:p/>
          </table:table-cell>
          <table:table-cell table:style-name="ce84" table:formula="of:=IF([.D176] = &quot;&quot;; &quot;&quot;; IFERROR([.I176]/MAX([.$I$2:.I176])-1;&quot;&quot;))">
            <text:p/>
          </table:table-cell>
          <table:table-cell table:style-name="ce87" table:formula="of:=IF(ISBLANK([.D176]);&quot;&quot;; [.G176]/[.I175])">
            <text:p/>
          </table:table-cell>
          <table:table-cell table:style-name="ce76" table:formula="of:=IF([.D176] = &quot;&quot;; &quot;&quot;; IFERROR([.I175]*([.N176]);&quot;&quot;))">
            <text:p/>
          </table:table-cell>
          <table:table-cell table:style-name="ce96" table:formula="of:=IF([.D17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76]*[.N177]/[.D177]*([.E177]+[.F177]); IFERROR([.I176]*[.N177]/[.D177]*[.E177]; &quot;&quot;))">
            <text:p/>
          </table:table-cell>
          <table:table-cell table:style-name="ce71" table:formula="of:=IF([.D177] = &quot;&quot;; &quot;&quot;; IFERROR([.H176]+([.E177]+[.F177]); [.H176]+[.E177]) )">
            <text:p/>
          </table:table-cell>
          <table:table-cell table:style-name="ce76" table:formula="of:=IF([.D177] = &quot;&quot;; &quot;&quot;; IFERROR([.I176]+[.G177];&quot;&quot;))">
            <text:p/>
          </table:table-cell>
          <table:table-cell table:style-name="ce80" table:formula="of:=IF([.D177] = &quot;&quot;; &quot;&quot;; IFERROR(([.I177]-[.F$2])/[.F$2];&quot;&quot;))">
            <text:p/>
          </table:table-cell>
          <table:table-cell table:style-name="ce84" table:formula="of:=IF([.D177] = &quot;&quot;; &quot;&quot;; IFERROR([.I177]/MAX([.$I$2:.I177])-1;&quot;&quot;))">
            <text:p/>
          </table:table-cell>
          <table:table-cell table:style-name="ce87" table:formula="of:=IF(ISBLANK([.D177]);&quot;&quot;; [.G177]/[.I176])">
            <text:p/>
          </table:table-cell>
          <table:table-cell table:style-name="ce76" table:formula="of:=IF([.D177] = &quot;&quot;; &quot;&quot;; IFERROR([.I176]*([.N177]);&quot;&quot;))">
            <text:p/>
          </table:table-cell>
          <table:table-cell table:style-name="ce95" table:formula="of:=IF([.D17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77]*[.N178]/[.D178]*([.E178]+[.F178]); IFERROR([.I177]*[.N178]/[.D178]*[.E178]; &quot;&quot;))">
            <text:p/>
          </table:table-cell>
          <table:table-cell table:style-name="ce71" table:formula="of:=IF([.D178] = &quot;&quot;; &quot;&quot;; IFERROR([.H177]+([.E178]+[.F178]); [.H177]+[.E178]) )">
            <text:p/>
          </table:table-cell>
          <table:table-cell table:style-name="ce76" table:formula="of:=IF([.D178] = &quot;&quot;; &quot;&quot;; IFERROR([.I177]+[.G178];&quot;&quot;))">
            <text:p/>
          </table:table-cell>
          <table:table-cell table:style-name="ce80" table:formula="of:=IF([.D178] = &quot;&quot;; &quot;&quot;; IFERROR(([.I178]-[.F$2])/[.F$2];&quot;&quot;))">
            <text:p/>
          </table:table-cell>
          <table:table-cell table:style-name="ce84" table:formula="of:=IF([.D178] = &quot;&quot;; &quot;&quot;; IFERROR([.I178]/MAX([.$I$2:.I178])-1;&quot;&quot;))">
            <text:p/>
          </table:table-cell>
          <table:table-cell table:style-name="ce87" table:formula="of:=IF(ISBLANK([.D178]);&quot;&quot;; [.G178]/[.I177])">
            <text:p/>
          </table:table-cell>
          <table:table-cell table:style-name="ce76" table:formula="of:=IF([.D178] = &quot;&quot;; &quot;&quot;; IFERROR([.I177]*([.N178]);&quot;&quot;))">
            <text:p/>
          </table:table-cell>
          <table:table-cell table:style-name="ce96" table:formula="of:=IF([.D17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78]*[.N179]/[.D179]*([.E179]+[.F179]); IFERROR([.I178]*[.N179]/[.D179]*[.E179]; &quot;&quot;))">
            <text:p/>
          </table:table-cell>
          <table:table-cell table:style-name="ce71" table:formula="of:=IF([.D179] = &quot;&quot;; &quot;&quot;; IFERROR([.H178]+([.E179]+[.F179]); [.H178]+[.E179]) )">
            <text:p/>
          </table:table-cell>
          <table:table-cell table:style-name="ce76" table:formula="of:=IF([.D179] = &quot;&quot;; &quot;&quot;; IFERROR([.I178]+[.G179];&quot;&quot;))">
            <text:p/>
          </table:table-cell>
          <table:table-cell table:style-name="ce80" table:formula="of:=IF([.D179] = &quot;&quot;; &quot;&quot;; IFERROR(([.I179]-[.F$2])/[.F$2];&quot;&quot;))">
            <text:p/>
          </table:table-cell>
          <table:table-cell table:style-name="ce84" table:formula="of:=IF([.D179] = &quot;&quot;; &quot;&quot;; IFERROR([.I179]/MAX([.$I$2:.I179])-1;&quot;&quot;))">
            <text:p/>
          </table:table-cell>
          <table:table-cell table:style-name="ce87" table:formula="of:=IF(ISBLANK([.D179]);&quot;&quot;; [.G179]/[.I178])">
            <text:p/>
          </table:table-cell>
          <table:table-cell table:style-name="ce76" table:formula="of:=IF([.D179] = &quot;&quot;; &quot;&quot;; IFERROR([.I178]*([.N179]);&quot;&quot;))">
            <text:p/>
          </table:table-cell>
          <table:table-cell table:style-name="ce95" table:formula="of:=IF([.D17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79]*[.N180]/[.D180]*([.E180]+[.F180]); IFERROR([.I179]*[.N180]/[.D180]*[.E180]; &quot;&quot;))">
            <text:p/>
          </table:table-cell>
          <table:table-cell table:style-name="ce71" table:formula="of:=IF([.D180] = &quot;&quot;; &quot;&quot;; IFERROR([.H179]+([.E180]+[.F180]); [.H179]+[.E180]) )">
            <text:p/>
          </table:table-cell>
          <table:table-cell table:style-name="ce76" table:formula="of:=IF([.D180] = &quot;&quot;; &quot;&quot;; IFERROR([.I179]+[.G180];&quot;&quot;))">
            <text:p/>
          </table:table-cell>
          <table:table-cell table:style-name="ce80" table:formula="of:=IF([.D180] = &quot;&quot;; &quot;&quot;; IFERROR(([.I180]-[.F$2])/[.F$2];&quot;&quot;))">
            <text:p/>
          </table:table-cell>
          <table:table-cell table:style-name="ce84" table:formula="of:=IF([.D180] = &quot;&quot;; &quot;&quot;; IFERROR([.I180]/MAX([.$I$2:.I180])-1;&quot;&quot;))">
            <text:p/>
          </table:table-cell>
          <table:table-cell table:style-name="ce87" table:formula="of:=IF(ISBLANK([.D180]);&quot;&quot;; [.G180]/[.I179])">
            <text:p/>
          </table:table-cell>
          <table:table-cell table:style-name="ce76" table:formula="of:=IF([.D180] = &quot;&quot;; &quot;&quot;; IFERROR([.I179]*([.N180]);&quot;&quot;))">
            <text:p/>
          </table:table-cell>
          <table:table-cell table:style-name="ce96" table:formula="of:=IF([.D18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80]*[.N181]/[.D181]*([.E181]+[.F181]); IFERROR([.I180]*[.N181]/[.D181]*[.E181]; &quot;&quot;))">
            <text:p/>
          </table:table-cell>
          <table:table-cell table:style-name="ce71" table:formula="of:=IF([.D181] = &quot;&quot;; &quot;&quot;; IFERROR([.H180]+([.E181]+[.F181]); [.H180]+[.E181]) )">
            <text:p/>
          </table:table-cell>
          <table:table-cell table:style-name="ce76" table:formula="of:=IF([.D181] = &quot;&quot;; &quot;&quot;; IFERROR([.I180]+[.G181];&quot;&quot;))">
            <text:p/>
          </table:table-cell>
          <table:table-cell table:style-name="ce80" table:formula="of:=IF([.D181] = &quot;&quot;; &quot;&quot;; IFERROR(([.I181]-[.F$2])/[.F$2];&quot;&quot;))">
            <text:p/>
          </table:table-cell>
          <table:table-cell table:style-name="ce84" table:formula="of:=IF([.D181] = &quot;&quot;; &quot;&quot;; IFERROR([.I181]/MAX([.$I$2:.I181])-1;&quot;&quot;))">
            <text:p/>
          </table:table-cell>
          <table:table-cell table:style-name="ce87" table:formula="of:=IF(ISBLANK([.D181]);&quot;&quot;; [.G181]/[.I180])">
            <text:p/>
          </table:table-cell>
          <table:table-cell table:style-name="ce76" table:formula="of:=IF([.D181] = &quot;&quot;; &quot;&quot;; IFERROR([.I180]*([.N181]);&quot;&quot;))">
            <text:p/>
          </table:table-cell>
          <table:table-cell table:style-name="ce95" table:formula="of:=IF([.D18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81]*[.N182]/[.D182]*([.E182]+[.F182]); IFERROR([.I181]*[.N182]/[.D182]*[.E182]; &quot;&quot;))">
            <text:p/>
          </table:table-cell>
          <table:table-cell table:style-name="ce71" table:formula="of:=IF([.D182] = &quot;&quot;; &quot;&quot;; IFERROR([.H181]+([.E182]+[.F182]); [.H181]+[.E182]) )">
            <text:p/>
          </table:table-cell>
          <table:table-cell table:style-name="ce76" table:formula="of:=IF([.D182] = &quot;&quot;; &quot;&quot;; IFERROR([.I181]+[.G182];&quot;&quot;))">
            <text:p/>
          </table:table-cell>
          <table:table-cell table:style-name="ce80" table:formula="of:=IF([.D182] = &quot;&quot;; &quot;&quot;; IFERROR(([.I182]-[.F$2])/[.F$2];&quot;&quot;))">
            <text:p/>
          </table:table-cell>
          <table:table-cell table:style-name="ce84" table:formula="of:=IF([.D182] = &quot;&quot;; &quot;&quot;; IFERROR([.I182]/MAX([.$I$2:.I182])-1;&quot;&quot;))">
            <text:p/>
          </table:table-cell>
          <table:table-cell table:style-name="ce87" table:formula="of:=IF(ISBLANK([.D182]);&quot;&quot;; [.G182]/[.I181])">
            <text:p/>
          </table:table-cell>
          <table:table-cell table:style-name="ce76" table:formula="of:=IF([.D182] = &quot;&quot;; &quot;&quot;; IFERROR([.I181]*([.N182]);&quot;&quot;))">
            <text:p/>
          </table:table-cell>
          <table:table-cell table:style-name="ce96" table:formula="of:=IF([.D18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82]*[.N183]/[.D183]*([.E183]+[.F183]); IFERROR([.I182]*[.N183]/[.D183]*[.E183]; &quot;&quot;))">
            <text:p/>
          </table:table-cell>
          <table:table-cell table:style-name="ce71" table:formula="of:=IF([.D183] = &quot;&quot;; &quot;&quot;; IFERROR([.H182]+([.E183]+[.F183]); [.H182]+[.E183]) )">
            <text:p/>
          </table:table-cell>
          <table:table-cell table:style-name="ce76" table:formula="of:=IF([.D183] = &quot;&quot;; &quot;&quot;; IFERROR([.I182]+[.G183];&quot;&quot;))">
            <text:p/>
          </table:table-cell>
          <table:table-cell table:style-name="ce80" table:formula="of:=IF([.D183] = &quot;&quot;; &quot;&quot;; IFERROR(([.I183]-[.F$2])/[.F$2];&quot;&quot;))">
            <text:p/>
          </table:table-cell>
          <table:table-cell table:style-name="ce84" table:formula="of:=IF([.D183] = &quot;&quot;; &quot;&quot;; IFERROR([.I183]/MAX([.$I$2:.I183])-1;&quot;&quot;))">
            <text:p/>
          </table:table-cell>
          <table:table-cell table:style-name="ce87" table:formula="of:=IF(ISBLANK([.D183]);&quot;&quot;; [.G183]/[.I182])">
            <text:p/>
          </table:table-cell>
          <table:table-cell table:style-name="ce76" table:formula="of:=IF([.D183] = &quot;&quot;; &quot;&quot;; IFERROR([.I182]*([.N183]);&quot;&quot;))">
            <text:p/>
          </table:table-cell>
          <table:table-cell table:style-name="ce95" table:formula="of:=IF([.D18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83]*[.N184]/[.D184]*([.E184]+[.F184]); IFERROR([.I183]*[.N184]/[.D184]*[.E184]; &quot;&quot;))">
            <text:p/>
          </table:table-cell>
          <table:table-cell table:style-name="ce71" table:formula="of:=IF([.D184] = &quot;&quot;; &quot;&quot;; IFERROR([.H183]+([.E184]+[.F184]); [.H183]+[.E184]) )">
            <text:p/>
          </table:table-cell>
          <table:table-cell table:style-name="ce76" table:formula="of:=IF([.D184] = &quot;&quot;; &quot;&quot;; IFERROR([.I183]+[.G184];&quot;&quot;))">
            <text:p/>
          </table:table-cell>
          <table:table-cell table:style-name="ce80" table:formula="of:=IF([.D184] = &quot;&quot;; &quot;&quot;; IFERROR(([.I184]-[.F$2])/[.F$2];&quot;&quot;))">
            <text:p/>
          </table:table-cell>
          <table:table-cell table:style-name="ce84" table:formula="of:=IF([.D184] = &quot;&quot;; &quot;&quot;; IFERROR([.I184]/MAX([.$I$2:.I184])-1;&quot;&quot;))">
            <text:p/>
          </table:table-cell>
          <table:table-cell table:style-name="ce87" table:formula="of:=IF(ISBLANK([.D184]);&quot;&quot;; [.G184]/[.I183])">
            <text:p/>
          </table:table-cell>
          <table:table-cell table:style-name="ce76" table:formula="of:=IF([.D184] = &quot;&quot;; &quot;&quot;; IFERROR([.I183]*([.N184]);&quot;&quot;))">
            <text:p/>
          </table:table-cell>
          <table:table-cell table:style-name="ce96" table:formula="of:=IF([.D18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84]*[.N185]/[.D185]*([.E185]+[.F185]); IFERROR([.I184]*[.N185]/[.D185]*[.E185]; &quot;&quot;))">
            <text:p/>
          </table:table-cell>
          <table:table-cell table:style-name="ce71" table:formula="of:=IF([.D185] = &quot;&quot;; &quot;&quot;; IFERROR([.H184]+([.E185]+[.F185]); [.H184]+[.E185]) )">
            <text:p/>
          </table:table-cell>
          <table:table-cell table:style-name="ce76" table:formula="of:=IF([.D185] = &quot;&quot;; &quot;&quot;; IFERROR([.I184]+[.G185];&quot;&quot;))">
            <text:p/>
          </table:table-cell>
          <table:table-cell table:style-name="ce80" table:formula="of:=IF([.D185] = &quot;&quot;; &quot;&quot;; IFERROR(([.I185]-[.F$2])/[.F$2];&quot;&quot;))">
            <text:p/>
          </table:table-cell>
          <table:table-cell table:style-name="ce84" table:formula="of:=IF([.D185] = &quot;&quot;; &quot;&quot;; IFERROR([.I185]/MAX([.$I$2:.I185])-1;&quot;&quot;))">
            <text:p/>
          </table:table-cell>
          <table:table-cell table:style-name="ce87" table:formula="of:=IF(ISBLANK([.D185]);&quot;&quot;; [.G185]/[.I184])">
            <text:p/>
          </table:table-cell>
          <table:table-cell table:style-name="ce76" table:formula="of:=IF([.D185] = &quot;&quot;; &quot;&quot;; IFERROR([.I184]*([.N185]);&quot;&quot;))">
            <text:p/>
          </table:table-cell>
          <table:table-cell table:style-name="ce95" table:formula="of:=IF([.D18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85]*[.N186]/[.D186]*([.E186]+[.F186]); IFERROR([.I185]*[.N186]/[.D186]*[.E186]; &quot;&quot;))">
            <text:p/>
          </table:table-cell>
          <table:table-cell table:style-name="ce71" table:formula="of:=IF([.D186] = &quot;&quot;; &quot;&quot;; IFERROR([.H185]+([.E186]+[.F186]); [.H185]+[.E186]) )">
            <text:p/>
          </table:table-cell>
          <table:table-cell table:style-name="ce76" table:formula="of:=IF([.D186] = &quot;&quot;; &quot;&quot;; IFERROR([.I185]+[.G186];&quot;&quot;))">
            <text:p/>
          </table:table-cell>
          <table:table-cell table:style-name="ce80" table:formula="of:=IF([.D186] = &quot;&quot;; &quot;&quot;; IFERROR(([.I186]-[.F$2])/[.F$2];&quot;&quot;))">
            <text:p/>
          </table:table-cell>
          <table:table-cell table:style-name="ce84" table:formula="of:=IF([.D186] = &quot;&quot;; &quot;&quot;; IFERROR([.I186]/MAX([.$I$2:.I186])-1;&quot;&quot;))">
            <text:p/>
          </table:table-cell>
          <table:table-cell table:style-name="ce87" table:formula="of:=IF(ISBLANK([.D186]);&quot;&quot;; [.G186]/[.I185])">
            <text:p/>
          </table:table-cell>
          <table:table-cell table:style-name="ce76" table:formula="of:=IF([.D186] = &quot;&quot;; &quot;&quot;; IFERROR([.I185]*([.N186]);&quot;&quot;))">
            <text:p/>
          </table:table-cell>
          <table:table-cell table:style-name="ce96" table:formula="of:=IF([.D18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86]*[.N187]/[.D187]*([.E187]+[.F187]); IFERROR([.I186]*[.N187]/[.D187]*[.E187]; &quot;&quot;))">
            <text:p/>
          </table:table-cell>
          <table:table-cell table:style-name="ce71" table:formula="of:=IF([.D187] = &quot;&quot;; &quot;&quot;; IFERROR([.H186]+([.E187]+[.F187]); [.H186]+[.E187]) )">
            <text:p/>
          </table:table-cell>
          <table:table-cell table:style-name="ce76" table:formula="of:=IF([.D187] = &quot;&quot;; &quot;&quot;; IFERROR([.I186]+[.G187];&quot;&quot;))">
            <text:p/>
          </table:table-cell>
          <table:table-cell table:style-name="ce80" table:formula="of:=IF([.D187] = &quot;&quot;; &quot;&quot;; IFERROR(([.I187]-[.F$2])/[.F$2];&quot;&quot;))">
            <text:p/>
          </table:table-cell>
          <table:table-cell table:style-name="ce84" table:formula="of:=IF([.D187] = &quot;&quot;; &quot;&quot;; IFERROR([.I187]/MAX([.$I$2:.I187])-1;&quot;&quot;))">
            <text:p/>
          </table:table-cell>
          <table:table-cell table:style-name="ce87" table:formula="of:=IF(ISBLANK([.D187]);&quot;&quot;; [.G187]/[.I186])">
            <text:p/>
          </table:table-cell>
          <table:table-cell table:style-name="ce76" table:formula="of:=IF([.D187] = &quot;&quot;; &quot;&quot;; IFERROR([.I186]*([.N187]);&quot;&quot;))">
            <text:p/>
          </table:table-cell>
          <table:table-cell table:style-name="ce95" table:formula="of:=IF([.D18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87]*[.N188]/[.D188]*([.E188]+[.F188]); IFERROR([.I187]*[.N188]/[.D188]*[.E188]; &quot;&quot;))">
            <text:p/>
          </table:table-cell>
          <table:table-cell table:style-name="ce71" table:formula="of:=IF([.D188] = &quot;&quot;; &quot;&quot;; IFERROR([.H187]+([.E188]+[.F188]); [.H187]+[.E188]) )">
            <text:p/>
          </table:table-cell>
          <table:table-cell table:style-name="ce76" table:formula="of:=IF([.D188] = &quot;&quot;; &quot;&quot;; IFERROR([.I187]+[.G188];&quot;&quot;))">
            <text:p/>
          </table:table-cell>
          <table:table-cell table:style-name="ce80" table:formula="of:=IF([.D188] = &quot;&quot;; &quot;&quot;; IFERROR(([.I188]-[.F$2])/[.F$2];&quot;&quot;))">
            <text:p/>
          </table:table-cell>
          <table:table-cell table:style-name="ce84" table:formula="of:=IF([.D188] = &quot;&quot;; &quot;&quot;; IFERROR([.I188]/MAX([.$I$2:.I188])-1;&quot;&quot;))">
            <text:p/>
          </table:table-cell>
          <table:table-cell table:style-name="ce87" table:formula="of:=IF(ISBLANK([.D188]);&quot;&quot;; [.G188]/[.I187])">
            <text:p/>
          </table:table-cell>
          <table:table-cell table:style-name="ce76" table:formula="of:=IF([.D188] = &quot;&quot;; &quot;&quot;; IFERROR([.I187]*([.N188]);&quot;&quot;))">
            <text:p/>
          </table:table-cell>
          <table:table-cell table:style-name="ce96" table:formula="of:=IF([.D18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88]*[.N189]/[.D189]*([.E189]+[.F189]); IFERROR([.I188]*[.N189]/[.D189]*[.E189]; &quot;&quot;))">
            <text:p/>
          </table:table-cell>
          <table:table-cell table:style-name="ce71" table:formula="of:=IF([.D189] = &quot;&quot;; &quot;&quot;; IFERROR([.H188]+([.E189]+[.F189]); [.H188]+[.E189]) )">
            <text:p/>
          </table:table-cell>
          <table:table-cell table:style-name="ce76" table:formula="of:=IF([.D189] = &quot;&quot;; &quot;&quot;; IFERROR([.I188]+[.G189];&quot;&quot;))">
            <text:p/>
          </table:table-cell>
          <table:table-cell table:style-name="ce80" table:formula="of:=IF([.D189] = &quot;&quot;; &quot;&quot;; IFERROR(([.I189]-[.F$2])/[.F$2];&quot;&quot;))">
            <text:p/>
          </table:table-cell>
          <table:table-cell table:style-name="ce84" table:formula="of:=IF([.D189] = &quot;&quot;; &quot;&quot;; IFERROR([.I189]/MAX([.$I$2:.I189])-1;&quot;&quot;))">
            <text:p/>
          </table:table-cell>
          <table:table-cell table:style-name="ce87" table:formula="of:=IF(ISBLANK([.D189]);&quot;&quot;; [.G189]/[.I188])">
            <text:p/>
          </table:table-cell>
          <table:table-cell table:style-name="ce76" table:formula="of:=IF([.D189] = &quot;&quot;; &quot;&quot;; IFERROR([.I188]*([.N189]);&quot;&quot;))">
            <text:p/>
          </table:table-cell>
          <table:table-cell table:style-name="ce95" table:formula="of:=IF([.D18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89]*[.N190]/[.D190]*([.E190]+[.F190]); IFERROR([.I189]*[.N190]/[.D190]*[.E190]; &quot;&quot;))">
            <text:p/>
          </table:table-cell>
          <table:table-cell table:style-name="ce71" table:formula="of:=IF([.D190] = &quot;&quot;; &quot;&quot;; IFERROR([.H189]+([.E190]+[.F190]); [.H189]+[.E190]) )">
            <text:p/>
          </table:table-cell>
          <table:table-cell table:style-name="ce76" table:formula="of:=IF([.D190] = &quot;&quot;; &quot;&quot;; IFERROR([.I189]+[.G190];&quot;&quot;))">
            <text:p/>
          </table:table-cell>
          <table:table-cell table:style-name="ce80" table:formula="of:=IF([.D190] = &quot;&quot;; &quot;&quot;; IFERROR(([.I190]-[.F$2])/[.F$2];&quot;&quot;))">
            <text:p/>
          </table:table-cell>
          <table:table-cell table:style-name="ce84" table:formula="of:=IF([.D190] = &quot;&quot;; &quot;&quot;; IFERROR([.I190]/MAX([.$I$2:.I190])-1;&quot;&quot;))">
            <text:p/>
          </table:table-cell>
          <table:table-cell table:style-name="ce87" table:formula="of:=IF(ISBLANK([.D190]);&quot;&quot;; [.G190]/[.I189])">
            <text:p/>
          </table:table-cell>
          <table:table-cell table:style-name="ce76" table:formula="of:=IF([.D190] = &quot;&quot;; &quot;&quot;; IFERROR([.I189]*([.N190]);&quot;&quot;))">
            <text:p/>
          </table:table-cell>
          <table:table-cell table:style-name="ce96" table:formula="of:=IF([.D19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90]*[.N191]/[.D191]*([.E191]+[.F191]); IFERROR([.I190]*[.N191]/[.D191]*[.E191]; &quot;&quot;))">
            <text:p/>
          </table:table-cell>
          <table:table-cell table:style-name="ce71" table:formula="of:=IF([.D191] = &quot;&quot;; &quot;&quot;; IFERROR([.H190]+([.E191]+[.F191]); [.H190]+[.E191]) )">
            <text:p/>
          </table:table-cell>
          <table:table-cell table:style-name="ce76" table:formula="of:=IF([.D191] = &quot;&quot;; &quot;&quot;; IFERROR([.I190]+[.G191];&quot;&quot;))">
            <text:p/>
          </table:table-cell>
          <table:table-cell table:style-name="ce80" table:formula="of:=IF([.D191] = &quot;&quot;; &quot;&quot;; IFERROR(([.I191]-[.F$2])/[.F$2];&quot;&quot;))">
            <text:p/>
          </table:table-cell>
          <table:table-cell table:style-name="ce84" table:formula="of:=IF([.D191] = &quot;&quot;; &quot;&quot;; IFERROR([.I191]/MAX([.$I$2:.I191])-1;&quot;&quot;))">
            <text:p/>
          </table:table-cell>
          <table:table-cell table:style-name="ce87" table:formula="of:=IF(ISBLANK([.D191]);&quot;&quot;; [.G191]/[.I190])">
            <text:p/>
          </table:table-cell>
          <table:table-cell table:style-name="ce76" table:formula="of:=IF([.D191] = &quot;&quot;; &quot;&quot;; IFERROR([.I190]*([.N191]);&quot;&quot;))">
            <text:p/>
          </table:table-cell>
          <table:table-cell table:style-name="ce95" table:formula="of:=IF([.D19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91]*[.N192]/[.D192]*([.E192]+[.F192]); IFERROR([.I191]*[.N192]/[.D192]*[.E192]; &quot;&quot;))">
            <text:p/>
          </table:table-cell>
          <table:table-cell table:style-name="ce71" table:formula="of:=IF([.D192] = &quot;&quot;; &quot;&quot;; IFERROR([.H191]+([.E192]+[.F192]); [.H191]+[.E192]) )">
            <text:p/>
          </table:table-cell>
          <table:table-cell table:style-name="ce76" table:formula="of:=IF([.D192] = &quot;&quot;; &quot;&quot;; IFERROR([.I191]+[.G192];&quot;&quot;))">
            <text:p/>
          </table:table-cell>
          <table:table-cell table:style-name="ce80" table:formula="of:=IF([.D192] = &quot;&quot;; &quot;&quot;; IFERROR(([.I192]-[.F$2])/[.F$2];&quot;&quot;))">
            <text:p/>
          </table:table-cell>
          <table:table-cell table:style-name="ce84" table:formula="of:=IF([.D192] = &quot;&quot;; &quot;&quot;; IFERROR([.I192]/MAX([.$I$2:.I192])-1;&quot;&quot;))">
            <text:p/>
          </table:table-cell>
          <table:table-cell table:style-name="ce87" table:formula="of:=IF(ISBLANK([.D192]);&quot;&quot;; [.G192]/[.I191])">
            <text:p/>
          </table:table-cell>
          <table:table-cell table:style-name="ce76" table:formula="of:=IF([.D192] = &quot;&quot;; &quot;&quot;; IFERROR([.I191]*([.N192]);&quot;&quot;))">
            <text:p/>
          </table:table-cell>
          <table:table-cell table:style-name="ce96" table:formula="of:=IF([.D19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92]*[.N193]/[.D193]*([.E193]+[.F193]); IFERROR([.I192]*[.N193]/[.D193]*[.E193]; &quot;&quot;))">
            <text:p/>
          </table:table-cell>
          <table:table-cell table:style-name="ce71" table:formula="of:=IF([.D193] = &quot;&quot;; &quot;&quot;; IFERROR([.H192]+([.E193]+[.F193]); [.H192]+[.E193]) )">
            <text:p/>
          </table:table-cell>
          <table:table-cell table:style-name="ce76" table:formula="of:=IF([.D193] = &quot;&quot;; &quot;&quot;; IFERROR([.I192]+[.G193];&quot;&quot;))">
            <text:p/>
          </table:table-cell>
          <table:table-cell table:style-name="ce80" table:formula="of:=IF([.D193] = &quot;&quot;; &quot;&quot;; IFERROR(([.I193]-[.F$2])/[.F$2];&quot;&quot;))">
            <text:p/>
          </table:table-cell>
          <table:table-cell table:style-name="ce84" table:formula="of:=IF([.D193] = &quot;&quot;; &quot;&quot;; IFERROR([.I193]/MAX([.$I$2:.I193])-1;&quot;&quot;))">
            <text:p/>
          </table:table-cell>
          <table:table-cell table:style-name="ce87" table:formula="of:=IF(ISBLANK([.D193]);&quot;&quot;; [.G193]/[.I192])">
            <text:p/>
          </table:table-cell>
          <table:table-cell table:style-name="ce76" table:formula="of:=IF([.D193] = &quot;&quot;; &quot;&quot;; IFERROR([.I192]*([.N193]);&quot;&quot;))">
            <text:p/>
          </table:table-cell>
          <table:table-cell table:style-name="ce95" table:formula="of:=IF([.D19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93]*[.N194]/[.D194]*([.E194]+[.F194]); IFERROR([.I193]*[.N194]/[.D194]*[.E194]; &quot;&quot;))">
            <text:p/>
          </table:table-cell>
          <table:table-cell table:style-name="ce71" table:formula="of:=IF([.D194] = &quot;&quot;; &quot;&quot;; IFERROR([.H193]+([.E194]+[.F194]); [.H193]+[.E194]) )">
            <text:p/>
          </table:table-cell>
          <table:table-cell table:style-name="ce76" table:formula="of:=IF([.D194] = &quot;&quot;; &quot;&quot;; IFERROR([.I193]+[.G194];&quot;&quot;))">
            <text:p/>
          </table:table-cell>
          <table:table-cell table:style-name="ce80" table:formula="of:=IF([.D194] = &quot;&quot;; &quot;&quot;; IFERROR(([.I194]-[.F$2])/[.F$2];&quot;&quot;))">
            <text:p/>
          </table:table-cell>
          <table:table-cell table:style-name="ce84" table:formula="of:=IF([.D194] = &quot;&quot;; &quot;&quot;; IFERROR([.I194]/MAX([.$I$2:.I194])-1;&quot;&quot;))">
            <text:p/>
          </table:table-cell>
          <table:table-cell table:style-name="ce87" table:formula="of:=IF(ISBLANK([.D194]);&quot;&quot;; [.G194]/[.I193])">
            <text:p/>
          </table:table-cell>
          <table:table-cell table:style-name="ce76" table:formula="of:=IF([.D194] = &quot;&quot;; &quot;&quot;; IFERROR([.I193]*([.N194]);&quot;&quot;))">
            <text:p/>
          </table:table-cell>
          <table:table-cell table:style-name="ce96" table:formula="of:=IF([.D19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94]*[.N195]/[.D195]*([.E195]+[.F195]); IFERROR([.I194]*[.N195]/[.D195]*[.E195]; &quot;&quot;))">
            <text:p/>
          </table:table-cell>
          <table:table-cell table:style-name="ce71" table:formula="of:=IF([.D195] = &quot;&quot;; &quot;&quot;; IFERROR([.H194]+([.E195]+[.F195]); [.H194]+[.E195]) )">
            <text:p/>
          </table:table-cell>
          <table:table-cell table:style-name="ce76" table:formula="of:=IF([.D195] = &quot;&quot;; &quot;&quot;; IFERROR([.I194]+[.G195];&quot;&quot;))">
            <text:p/>
          </table:table-cell>
          <table:table-cell table:style-name="ce80" table:formula="of:=IF([.D195] = &quot;&quot;; &quot;&quot;; IFERROR(([.I195]-[.F$2])/[.F$2];&quot;&quot;))">
            <text:p/>
          </table:table-cell>
          <table:table-cell table:style-name="ce84" table:formula="of:=IF([.D195] = &quot;&quot;; &quot;&quot;; IFERROR([.I195]/MAX([.$I$2:.I195])-1;&quot;&quot;))">
            <text:p/>
          </table:table-cell>
          <table:table-cell table:style-name="ce87" table:formula="of:=IF(ISBLANK([.D195]);&quot;&quot;; [.G195]/[.I194])">
            <text:p/>
          </table:table-cell>
          <table:table-cell table:style-name="ce76" table:formula="of:=IF([.D195] = &quot;&quot;; &quot;&quot;; IFERROR([.I194]*([.N195]);&quot;&quot;))">
            <text:p/>
          </table:table-cell>
          <table:table-cell table:style-name="ce95" table:formula="of:=IF([.D19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95]*[.N196]/[.D196]*([.E196]+[.F196]); IFERROR([.I195]*[.N196]/[.D196]*[.E196]; &quot;&quot;))">
            <text:p/>
          </table:table-cell>
          <table:table-cell table:style-name="ce71" table:formula="of:=IF([.D196] = &quot;&quot;; &quot;&quot;; IFERROR([.H195]+([.E196]+[.F196]); [.H195]+[.E196]) )">
            <text:p/>
          </table:table-cell>
          <table:table-cell table:style-name="ce76" table:formula="of:=IF([.D196] = &quot;&quot;; &quot;&quot;; IFERROR([.I195]+[.G196];&quot;&quot;))">
            <text:p/>
          </table:table-cell>
          <table:table-cell table:style-name="ce80" table:formula="of:=IF([.D196] = &quot;&quot;; &quot;&quot;; IFERROR(([.I196]-[.F$2])/[.F$2];&quot;&quot;))">
            <text:p/>
          </table:table-cell>
          <table:table-cell table:style-name="ce84" table:formula="of:=IF([.D196] = &quot;&quot;; &quot;&quot;; IFERROR([.I196]/MAX([.$I$2:.I196])-1;&quot;&quot;))">
            <text:p/>
          </table:table-cell>
          <table:table-cell table:style-name="ce87" table:formula="of:=IF(ISBLANK([.D196]);&quot;&quot;; [.G196]/[.I195])">
            <text:p/>
          </table:table-cell>
          <table:table-cell table:style-name="ce76" table:formula="of:=IF([.D196] = &quot;&quot;; &quot;&quot;; IFERROR([.I195]*([.N196]);&quot;&quot;))">
            <text:p/>
          </table:table-cell>
          <table:table-cell table:style-name="ce96" table:formula="of:=IF([.D19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96]*[.N197]/[.D197]*([.E197]+[.F197]); IFERROR([.I196]*[.N197]/[.D197]*[.E197]; &quot;&quot;))">
            <text:p/>
          </table:table-cell>
          <table:table-cell table:style-name="ce71" table:formula="of:=IF([.D197] = &quot;&quot;; &quot;&quot;; IFERROR([.H196]+([.E197]+[.F197]); [.H196]+[.E197]) )">
            <text:p/>
          </table:table-cell>
          <table:table-cell table:style-name="ce76" table:formula="of:=IF([.D197] = &quot;&quot;; &quot;&quot;; IFERROR([.I196]+[.G197];&quot;&quot;))">
            <text:p/>
          </table:table-cell>
          <table:table-cell table:style-name="ce80" table:formula="of:=IF([.D197] = &quot;&quot;; &quot;&quot;; IFERROR(([.I197]-[.F$2])/[.F$2];&quot;&quot;))">
            <text:p/>
          </table:table-cell>
          <table:table-cell table:style-name="ce84" table:formula="of:=IF([.D197] = &quot;&quot;; &quot;&quot;; IFERROR([.I197]/MAX([.$I$2:.I197])-1;&quot;&quot;))">
            <text:p/>
          </table:table-cell>
          <table:table-cell table:style-name="ce87" table:formula="of:=IF(ISBLANK([.D197]);&quot;&quot;; [.G197]/[.I196])">
            <text:p/>
          </table:table-cell>
          <table:table-cell table:style-name="ce76" table:formula="of:=IF([.D197] = &quot;&quot;; &quot;&quot;; IFERROR([.I196]*([.N197]);&quot;&quot;))">
            <text:p/>
          </table:table-cell>
          <table:table-cell table:style-name="ce95" table:formula="of:=IF([.D19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97]*[.N198]/[.D198]*([.E198]+[.F198]); IFERROR([.I197]*[.N198]/[.D198]*[.E198]; &quot;&quot;))">
            <text:p/>
          </table:table-cell>
          <table:table-cell table:style-name="ce71" table:formula="of:=IF([.D198] = &quot;&quot;; &quot;&quot;; IFERROR([.H197]+([.E198]+[.F198]); [.H197]+[.E198]) )">
            <text:p/>
          </table:table-cell>
          <table:table-cell table:style-name="ce76" table:formula="of:=IF([.D198] = &quot;&quot;; &quot;&quot;; IFERROR([.I197]+[.G198];&quot;&quot;))">
            <text:p/>
          </table:table-cell>
          <table:table-cell table:style-name="ce80" table:formula="of:=IF([.D198] = &quot;&quot;; &quot;&quot;; IFERROR(([.I198]-[.F$2])/[.F$2];&quot;&quot;))">
            <text:p/>
          </table:table-cell>
          <table:table-cell table:style-name="ce84" table:formula="of:=IF([.D198] = &quot;&quot;; &quot;&quot;; IFERROR([.I198]/MAX([.$I$2:.I198])-1;&quot;&quot;))">
            <text:p/>
          </table:table-cell>
          <table:table-cell table:style-name="ce87" table:formula="of:=IF(ISBLANK([.D198]);&quot;&quot;; [.G198]/[.I197])">
            <text:p/>
          </table:table-cell>
          <table:table-cell table:style-name="ce76" table:formula="of:=IF([.D198] = &quot;&quot;; &quot;&quot;; IFERROR([.I197]*([.N198]);&quot;&quot;))">
            <text:p/>
          </table:table-cell>
          <table:table-cell table:style-name="ce96" table:formula="of:=IF([.D19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98]*[.N199]/[.D199]*([.E199]+[.F199]); IFERROR([.I198]*[.N199]/[.D199]*[.E199]; &quot;&quot;))">
            <text:p/>
          </table:table-cell>
          <table:table-cell table:style-name="ce71" table:formula="of:=IF([.D199] = &quot;&quot;; &quot;&quot;; IFERROR([.H198]+([.E199]+[.F199]); [.H198]+[.E199]) )">
            <text:p/>
          </table:table-cell>
          <table:table-cell table:style-name="ce76" table:formula="of:=IF([.D199] = &quot;&quot;; &quot;&quot;; IFERROR([.I198]+[.G199];&quot;&quot;))">
            <text:p/>
          </table:table-cell>
          <table:table-cell table:style-name="ce80" table:formula="of:=IF([.D199] = &quot;&quot;; &quot;&quot;; IFERROR(([.I199]-[.F$2])/[.F$2];&quot;&quot;))">
            <text:p/>
          </table:table-cell>
          <table:table-cell table:style-name="ce84" table:formula="of:=IF([.D199] = &quot;&quot;; &quot;&quot;; IFERROR([.I199]/MAX([.$I$2:.I199])-1;&quot;&quot;))">
            <text:p/>
          </table:table-cell>
          <table:table-cell table:style-name="ce87" table:formula="of:=IF(ISBLANK([.D199]);&quot;&quot;; [.G199]/[.I198])">
            <text:p/>
          </table:table-cell>
          <table:table-cell table:style-name="ce76" table:formula="of:=IF([.D199] = &quot;&quot;; &quot;&quot;; IFERROR([.I198]*([.N199]);&quot;&quot;))">
            <text:p/>
          </table:table-cell>
          <table:table-cell table:style-name="ce95" table:formula="of:=IF([.D19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99]*[.N200]/[.D200]*([.E200]+[.F200]); IFERROR([.I199]*[.N200]/[.D200]*[.E200]; &quot;&quot;))">
            <text:p/>
          </table:table-cell>
          <table:table-cell table:style-name="ce71" table:formula="of:=IF([.D200] = &quot;&quot;; &quot;&quot;; IFERROR([.H199]+([.E200]+[.F200]); [.H199]+[.E200]) )">
            <text:p/>
          </table:table-cell>
          <table:table-cell table:style-name="ce76" table:formula="of:=IF([.D200] = &quot;&quot;; &quot;&quot;; IFERROR([.I199]+[.G200];&quot;&quot;))">
            <text:p/>
          </table:table-cell>
          <table:table-cell table:style-name="ce80" table:formula="of:=IF([.D200] = &quot;&quot;; &quot;&quot;; IFERROR(([.I200]-[.F$2])/[.F$2];&quot;&quot;))">
            <text:p/>
          </table:table-cell>
          <table:table-cell table:style-name="ce84" table:formula="of:=IF([.D200] = &quot;&quot;; &quot;&quot;; IFERROR([.I200]/MAX([.$I$2:.I200])-1;&quot;&quot;))">
            <text:p/>
          </table:table-cell>
          <table:table-cell table:style-name="ce87" table:formula="of:=IF(ISBLANK([.D200]);&quot;&quot;; [.G200]/[.I199])">
            <text:p/>
          </table:table-cell>
          <table:table-cell table:style-name="ce76" table:formula="of:=IF([.D200] = &quot;&quot;; &quot;&quot;; IFERROR([.I199]*([.N200]);&quot;&quot;))">
            <text:p/>
          </table:table-cell>
          <table:table-cell table:style-name="ce96" table:formula="of:=IF([.D20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00]*[.N201]/[.D201]*([.E201]+[.F201]); IFERROR([.I200]*[.N201]/[.D201]*[.E201]; &quot;&quot;))">
            <text:p/>
          </table:table-cell>
          <table:table-cell table:style-name="ce71" table:formula="of:=IF([.D201] = &quot;&quot;; &quot;&quot;; IFERROR([.H200]+([.E201]+[.F201]); [.H200]+[.E201]) )">
            <text:p/>
          </table:table-cell>
          <table:table-cell table:style-name="ce76" table:formula="of:=IF([.D201] = &quot;&quot;; &quot;&quot;; IFERROR([.I200]+[.G201];&quot;&quot;))">
            <text:p/>
          </table:table-cell>
          <table:table-cell table:style-name="ce80" table:formula="of:=IF([.D201] = &quot;&quot;; &quot;&quot;; IFERROR(([.I201]-[.F$2])/[.F$2];&quot;&quot;))">
            <text:p/>
          </table:table-cell>
          <table:table-cell table:style-name="ce84" table:formula="of:=IF([.D201] = &quot;&quot;; &quot;&quot;; IFERROR([.I201]/MAX([.$I$2:.I201])-1;&quot;&quot;))">
            <text:p/>
          </table:table-cell>
          <table:table-cell table:style-name="ce87" table:formula="of:=IF(ISBLANK([.D201]);&quot;&quot;; [.G201]/[.I200])">
            <text:p/>
          </table:table-cell>
          <table:table-cell table:style-name="ce76" table:formula="of:=IF([.D201] = &quot;&quot;; &quot;&quot;; IFERROR([.I200]*([.N201]);&quot;&quot;))">
            <text:p/>
          </table:table-cell>
          <table:table-cell table:style-name="ce95" table:formula="of:=IF([.D20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01]*[.N202]/[.D202]*([.E202]+[.F202]); IFERROR([.I201]*[.N202]/[.D202]*[.E202]; &quot;&quot;))">
            <text:p/>
          </table:table-cell>
          <table:table-cell table:style-name="ce71" table:formula="of:=IF([.D202] = &quot;&quot;; &quot;&quot;; IFERROR([.H201]+([.E202]+[.F202]); [.H201]+[.E202]) )">
            <text:p/>
          </table:table-cell>
          <table:table-cell table:style-name="ce76" table:formula="of:=IF([.D202] = &quot;&quot;; &quot;&quot;; IFERROR([.I201]+[.G202];&quot;&quot;))">
            <text:p/>
          </table:table-cell>
          <table:table-cell table:style-name="ce80" table:formula="of:=IF([.D202] = &quot;&quot;; &quot;&quot;; IFERROR(([.I202]-[.F$2])/[.F$2];&quot;&quot;))">
            <text:p/>
          </table:table-cell>
          <table:table-cell table:style-name="ce84" table:formula="of:=IF([.D202] = &quot;&quot;; &quot;&quot;; IFERROR([.I202]/MAX([.$I$2:.I202])-1;&quot;&quot;))">
            <text:p/>
          </table:table-cell>
          <table:table-cell table:style-name="ce87" table:formula="of:=IF(ISBLANK([.D202]);&quot;&quot;; [.G202]/[.I201])">
            <text:p/>
          </table:table-cell>
          <table:table-cell table:style-name="ce76" table:formula="of:=IF([.D202] = &quot;&quot;; &quot;&quot;; IFERROR([.I201]*([.N202]);&quot;&quot;))">
            <text:p/>
          </table:table-cell>
          <table:table-cell table:style-name="ce96" table:formula="of:=IF([.D20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02]*[.N203]/[.D203]*([.E203]+[.F203]); IFERROR([.I202]*[.N203]/[.D203]*[.E203]; &quot;&quot;))">
            <text:p/>
          </table:table-cell>
          <table:table-cell table:style-name="ce71" table:formula="of:=IF([.D203] = &quot;&quot;; &quot;&quot;; IFERROR([.H202]+([.E203]+[.F203]); [.H202]+[.E203]) )">
            <text:p/>
          </table:table-cell>
          <table:table-cell table:style-name="ce76" table:formula="of:=IF([.D203] = &quot;&quot;; &quot;&quot;; IFERROR([.I202]+[.G203];&quot;&quot;))">
            <text:p/>
          </table:table-cell>
          <table:table-cell table:style-name="ce80" table:formula="of:=IF([.D203] = &quot;&quot;; &quot;&quot;; IFERROR(([.I203]-[.F$2])/[.F$2];&quot;&quot;))">
            <text:p/>
          </table:table-cell>
          <table:table-cell table:style-name="ce84" table:formula="of:=IF([.D203] = &quot;&quot;; &quot;&quot;; IFERROR([.I203]/MAX([.$I$2:.I203])-1;&quot;&quot;))">
            <text:p/>
          </table:table-cell>
          <table:table-cell table:style-name="ce87" table:formula="of:=IF(ISBLANK([.D203]);&quot;&quot;; [.G203]/[.I202])">
            <text:p/>
          </table:table-cell>
          <table:table-cell table:style-name="ce76" table:formula="of:=IF([.D203] = &quot;&quot;; &quot;&quot;; IFERROR([.I202]*([.N203]);&quot;&quot;))">
            <text:p/>
          </table:table-cell>
          <table:table-cell table:style-name="ce95" table:formula="of:=IF([.D20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03]*[.N204]/[.D204]*([.E204]+[.F204]); IFERROR([.I203]*[.N204]/[.D204]*[.E204]; &quot;&quot;))">
            <text:p/>
          </table:table-cell>
          <table:table-cell table:style-name="ce71" table:formula="of:=IF([.D204] = &quot;&quot;; &quot;&quot;; IFERROR([.H203]+([.E204]+[.F204]); [.H203]+[.E204]) )">
            <text:p/>
          </table:table-cell>
          <table:table-cell table:style-name="ce76" table:formula="of:=IF([.D204] = &quot;&quot;; &quot;&quot;; IFERROR([.I203]+[.G204];&quot;&quot;))">
            <text:p/>
          </table:table-cell>
          <table:table-cell table:style-name="ce80" table:formula="of:=IF([.D204] = &quot;&quot;; &quot;&quot;; IFERROR(([.I204]-[.F$2])/[.F$2];&quot;&quot;))">
            <text:p/>
          </table:table-cell>
          <table:table-cell table:style-name="ce84" table:formula="of:=IF([.D204] = &quot;&quot;; &quot;&quot;; IFERROR([.I204]/MAX([.$I$2:.I204])-1;&quot;&quot;))">
            <text:p/>
          </table:table-cell>
          <table:table-cell table:style-name="ce87" table:formula="of:=IF(ISBLANK([.D204]);&quot;&quot;; [.G204]/[.I203])">
            <text:p/>
          </table:table-cell>
          <table:table-cell table:style-name="ce76" table:formula="of:=IF([.D204] = &quot;&quot;; &quot;&quot;; IFERROR([.I203]*([.N204]);&quot;&quot;))">
            <text:p/>
          </table:table-cell>
          <table:table-cell table:style-name="ce96" table:formula="of:=IF([.D20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04]*[.N205]/[.D205]*([.E205]+[.F205]); IFERROR([.I204]*[.N205]/[.D205]*[.E205]; &quot;&quot;))">
            <text:p/>
          </table:table-cell>
          <table:table-cell table:style-name="ce71" table:formula="of:=IF([.D205] = &quot;&quot;; &quot;&quot;; IFERROR([.H204]+([.E205]+[.F205]); [.H204]+[.E205]) )">
            <text:p/>
          </table:table-cell>
          <table:table-cell table:style-name="ce76" table:formula="of:=IF([.D205] = &quot;&quot;; &quot;&quot;; IFERROR([.I204]+[.G205];&quot;&quot;))">
            <text:p/>
          </table:table-cell>
          <table:table-cell table:style-name="ce80" table:formula="of:=IF([.D205] = &quot;&quot;; &quot;&quot;; IFERROR(([.I205]-[.F$2])/[.F$2];&quot;&quot;))">
            <text:p/>
          </table:table-cell>
          <table:table-cell table:style-name="ce84" table:formula="of:=IF([.D205] = &quot;&quot;; &quot;&quot;; IFERROR([.I205]/MAX([.$I$2:.I205])-1;&quot;&quot;))">
            <text:p/>
          </table:table-cell>
          <table:table-cell table:style-name="ce87" table:formula="of:=IF(ISBLANK([.D205]);&quot;&quot;; [.G205]/[.I204])">
            <text:p/>
          </table:table-cell>
          <table:table-cell table:style-name="ce76" table:formula="of:=IF([.D205] = &quot;&quot;; &quot;&quot;; IFERROR([.I204]*([.N205]);&quot;&quot;))">
            <text:p/>
          </table:table-cell>
          <table:table-cell table:style-name="ce95" table:formula="of:=IF([.D20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05]*[.N206]/[.D206]*([.E206]+[.F206]); IFERROR([.I205]*[.N206]/[.D206]*[.E206]; &quot;&quot;))">
            <text:p/>
          </table:table-cell>
          <table:table-cell table:style-name="ce71" table:formula="of:=IF([.D206] = &quot;&quot;; &quot;&quot;; IFERROR([.H205]+([.E206]+[.F206]); [.H205]+[.E206]) )">
            <text:p/>
          </table:table-cell>
          <table:table-cell table:style-name="ce76" table:formula="of:=IF([.D206] = &quot;&quot;; &quot;&quot;; IFERROR([.I205]+[.G206];&quot;&quot;))">
            <text:p/>
          </table:table-cell>
          <table:table-cell table:style-name="ce80" table:formula="of:=IF([.D206] = &quot;&quot;; &quot;&quot;; IFERROR(([.I206]-[.F$2])/[.F$2];&quot;&quot;))">
            <text:p/>
          </table:table-cell>
          <table:table-cell table:style-name="ce84" table:formula="of:=IF([.D206] = &quot;&quot;; &quot;&quot;; IFERROR([.I206]/MAX([.$I$2:.I206])-1;&quot;&quot;))">
            <text:p/>
          </table:table-cell>
          <table:table-cell table:style-name="ce87" table:formula="of:=IF(ISBLANK([.D206]);&quot;&quot;; [.G206]/[.I205])">
            <text:p/>
          </table:table-cell>
          <table:table-cell table:style-name="ce76" table:formula="of:=IF([.D206] = &quot;&quot;; &quot;&quot;; IFERROR([.I205]*([.N206]);&quot;&quot;))">
            <text:p/>
          </table:table-cell>
          <table:table-cell table:style-name="ce96" table:formula="of:=IF([.D20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06]*[.N207]/[.D207]*([.E207]+[.F207]); IFERROR([.I206]*[.N207]/[.D207]*[.E207]; &quot;&quot;))">
            <text:p/>
          </table:table-cell>
          <table:table-cell table:style-name="ce71" table:formula="of:=IF([.D207] = &quot;&quot;; &quot;&quot;; IFERROR([.H206]+([.E207]+[.F207]); [.H206]+[.E207]) )">
            <text:p/>
          </table:table-cell>
          <table:table-cell table:style-name="ce76" table:formula="of:=IF([.D207] = &quot;&quot;; &quot;&quot;; IFERROR([.I206]+[.G207];&quot;&quot;))">
            <text:p/>
          </table:table-cell>
          <table:table-cell table:style-name="ce80" table:formula="of:=IF([.D207] = &quot;&quot;; &quot;&quot;; IFERROR(([.I207]-[.F$2])/[.F$2];&quot;&quot;))">
            <text:p/>
          </table:table-cell>
          <table:table-cell table:style-name="ce84" table:formula="of:=IF([.D207] = &quot;&quot;; &quot;&quot;; IFERROR([.I207]/MAX([.$I$2:.I207])-1;&quot;&quot;))">
            <text:p/>
          </table:table-cell>
          <table:table-cell table:style-name="ce87" table:formula="of:=IF(ISBLANK([.D207]);&quot;&quot;; [.G207]/[.I206])">
            <text:p/>
          </table:table-cell>
          <table:table-cell table:style-name="ce76" table:formula="of:=IF([.D207] = &quot;&quot;; &quot;&quot;; IFERROR([.I206]*([.N207]);&quot;&quot;))">
            <text:p/>
          </table:table-cell>
          <table:table-cell table:style-name="ce95" table:formula="of:=IF([.D20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07]*[.N208]/[.D208]*([.E208]+[.F208]); IFERROR([.I207]*[.N208]/[.D208]*[.E208]; &quot;&quot;))">
            <text:p/>
          </table:table-cell>
          <table:table-cell table:style-name="ce71" table:formula="of:=IF([.D208] = &quot;&quot;; &quot;&quot;; IFERROR([.H207]+([.E208]+[.F208]); [.H207]+[.E208]) )">
            <text:p/>
          </table:table-cell>
          <table:table-cell table:style-name="ce76" table:formula="of:=IF([.D208] = &quot;&quot;; &quot;&quot;; IFERROR([.I207]+[.G208];&quot;&quot;))">
            <text:p/>
          </table:table-cell>
          <table:table-cell table:style-name="ce80" table:formula="of:=IF([.D208] = &quot;&quot;; &quot;&quot;; IFERROR(([.I208]-[.F$2])/[.F$2];&quot;&quot;))">
            <text:p/>
          </table:table-cell>
          <table:table-cell table:style-name="ce84" table:formula="of:=IF([.D208] = &quot;&quot;; &quot;&quot;; IFERROR([.I208]/MAX([.$I$2:.I208])-1;&quot;&quot;))">
            <text:p/>
          </table:table-cell>
          <table:table-cell table:style-name="ce87" table:formula="of:=IF(ISBLANK([.D208]);&quot;&quot;; [.G208]/[.I207])">
            <text:p/>
          </table:table-cell>
          <table:table-cell table:style-name="ce76" table:formula="of:=IF([.D208] = &quot;&quot;; &quot;&quot;; IFERROR([.I207]*([.N208]);&quot;&quot;))">
            <text:p/>
          </table:table-cell>
          <table:table-cell table:style-name="ce96" table:formula="of:=IF([.D20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08]*[.N209]/[.D209]*([.E209]+[.F209]); IFERROR([.I208]*[.N209]/[.D209]*[.E209]; &quot;&quot;))">
            <text:p/>
          </table:table-cell>
          <table:table-cell table:style-name="ce71" table:formula="of:=IF([.D209] = &quot;&quot;; &quot;&quot;; IFERROR([.H208]+([.E209]+[.F209]); [.H208]+[.E209]) )">
            <text:p/>
          </table:table-cell>
          <table:table-cell table:style-name="ce76" table:formula="of:=IF([.D209] = &quot;&quot;; &quot;&quot;; IFERROR([.I208]+[.G209];&quot;&quot;))">
            <text:p/>
          </table:table-cell>
          <table:table-cell table:style-name="ce80" table:formula="of:=IF([.D209] = &quot;&quot;; &quot;&quot;; IFERROR(([.I209]-[.F$2])/[.F$2];&quot;&quot;))">
            <text:p/>
          </table:table-cell>
          <table:table-cell table:style-name="ce84" table:formula="of:=IF([.D209] = &quot;&quot;; &quot;&quot;; IFERROR([.I209]/MAX([.$I$2:.I209])-1;&quot;&quot;))">
            <text:p/>
          </table:table-cell>
          <table:table-cell table:style-name="ce87" table:formula="of:=IF(ISBLANK([.D209]);&quot;&quot;; [.G209]/[.I208])">
            <text:p/>
          </table:table-cell>
          <table:table-cell table:style-name="ce76" table:formula="of:=IF([.D209] = &quot;&quot;; &quot;&quot;; IFERROR([.I208]*([.N209]);&quot;&quot;))">
            <text:p/>
          </table:table-cell>
          <table:table-cell table:style-name="ce95" table:formula="of:=IF([.D20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09]*[.N210]/[.D210]*([.E210]+[.F210]); IFERROR([.I209]*[.N210]/[.D210]*[.E210]; &quot;&quot;))">
            <text:p/>
          </table:table-cell>
          <table:table-cell table:style-name="ce71" table:formula="of:=IF([.D210] = &quot;&quot;; &quot;&quot;; IFERROR([.H209]+([.E210]+[.F210]); [.H209]+[.E210]) )">
            <text:p/>
          </table:table-cell>
          <table:table-cell table:style-name="ce76" table:formula="of:=IF([.D210] = &quot;&quot;; &quot;&quot;; IFERROR([.I209]+[.G210];&quot;&quot;))">
            <text:p/>
          </table:table-cell>
          <table:table-cell table:style-name="ce80" table:formula="of:=IF([.D210] = &quot;&quot;; &quot;&quot;; IFERROR(([.I210]-[.F$2])/[.F$2];&quot;&quot;))">
            <text:p/>
          </table:table-cell>
          <table:table-cell table:style-name="ce84" table:formula="of:=IF([.D210] = &quot;&quot;; &quot;&quot;; IFERROR([.I210]/MAX([.$I$2:.I210])-1;&quot;&quot;))">
            <text:p/>
          </table:table-cell>
          <table:table-cell table:style-name="ce87" table:formula="of:=IF(ISBLANK([.D210]);&quot;&quot;; [.G210]/[.I209])">
            <text:p/>
          </table:table-cell>
          <table:table-cell table:style-name="ce76" table:formula="of:=IF([.D210] = &quot;&quot;; &quot;&quot;; IFERROR([.I209]*([.N210]);&quot;&quot;))">
            <text:p/>
          </table:table-cell>
          <table:table-cell table:style-name="ce96" table:formula="of:=IF([.D21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10]*[.N211]/[.D211]*([.E211]+[.F211]); IFERROR([.I210]*[.N211]/[.D211]*[.E211]; &quot;&quot;))">
            <text:p/>
          </table:table-cell>
          <table:table-cell table:style-name="ce71" table:formula="of:=IF([.D211] = &quot;&quot;; &quot;&quot;; IFERROR([.H210]+([.E211]+[.F211]); [.H210]+[.E211]) )">
            <text:p/>
          </table:table-cell>
          <table:table-cell table:style-name="ce76" table:formula="of:=IF([.D211] = &quot;&quot;; &quot;&quot;; IFERROR([.I210]+[.G211];&quot;&quot;))">
            <text:p/>
          </table:table-cell>
          <table:table-cell table:style-name="ce80" table:formula="of:=IF([.D211] = &quot;&quot;; &quot;&quot;; IFERROR(([.I211]-[.F$2])/[.F$2];&quot;&quot;))">
            <text:p/>
          </table:table-cell>
          <table:table-cell table:style-name="ce84" table:formula="of:=IF([.D211] = &quot;&quot;; &quot;&quot;; IFERROR([.I211]/MAX([.$I$2:.I211])-1;&quot;&quot;))">
            <text:p/>
          </table:table-cell>
          <table:table-cell table:style-name="ce87" table:formula="of:=IF(ISBLANK([.D211]);&quot;&quot;; [.G211]/[.I210])">
            <text:p/>
          </table:table-cell>
          <table:table-cell table:style-name="ce76" table:formula="of:=IF([.D211] = &quot;&quot;; &quot;&quot;; IFERROR([.I210]*([.N211]);&quot;&quot;))">
            <text:p/>
          </table:table-cell>
          <table:table-cell table:style-name="ce95" table:formula="of:=IF([.D21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11]*[.N212]/[.D212]*([.E212]+[.F212]); IFERROR([.I211]*[.N212]/[.D212]*[.E212]; &quot;&quot;))">
            <text:p/>
          </table:table-cell>
          <table:table-cell table:style-name="ce71" table:formula="of:=IF([.D212] = &quot;&quot;; &quot;&quot;; IFERROR([.H211]+([.E212]+[.F212]); [.H211]+[.E212]) )">
            <text:p/>
          </table:table-cell>
          <table:table-cell table:style-name="ce76" table:formula="of:=IF([.D212] = &quot;&quot;; &quot;&quot;; IFERROR([.I211]+[.G212];&quot;&quot;))">
            <text:p/>
          </table:table-cell>
          <table:table-cell table:style-name="ce80" table:formula="of:=IF([.D212] = &quot;&quot;; &quot;&quot;; IFERROR(([.I212]-[.F$2])/[.F$2];&quot;&quot;))">
            <text:p/>
          </table:table-cell>
          <table:table-cell table:style-name="ce84" table:formula="of:=IF([.D212] = &quot;&quot;; &quot;&quot;; IFERROR([.I212]/MAX([.$I$2:.I212])-1;&quot;&quot;))">
            <text:p/>
          </table:table-cell>
          <table:table-cell table:style-name="ce87" table:formula="of:=IF(ISBLANK([.D212]);&quot;&quot;; [.G212]/[.I211])">
            <text:p/>
          </table:table-cell>
          <table:table-cell table:style-name="ce76" table:formula="of:=IF([.D212] = &quot;&quot;; &quot;&quot;; IFERROR([.I211]*([.N212]);&quot;&quot;))">
            <text:p/>
          </table:table-cell>
          <table:table-cell table:style-name="ce96" table:formula="of:=IF([.D21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12]*[.N213]/[.D213]*([.E213]+[.F213]); IFERROR([.I212]*[.N213]/[.D213]*[.E213]; &quot;&quot;))">
            <text:p/>
          </table:table-cell>
          <table:table-cell table:style-name="ce71" table:formula="of:=IF([.D213] = &quot;&quot;; &quot;&quot;; IFERROR([.H212]+([.E213]+[.F213]); [.H212]+[.E213]) )">
            <text:p/>
          </table:table-cell>
          <table:table-cell table:style-name="ce76" table:formula="of:=IF([.D213] = &quot;&quot;; &quot;&quot;; IFERROR([.I212]+[.G213];&quot;&quot;))">
            <text:p/>
          </table:table-cell>
          <table:table-cell table:style-name="ce80" table:formula="of:=IF([.D213] = &quot;&quot;; &quot;&quot;; IFERROR(([.I213]-[.F$2])/[.F$2];&quot;&quot;))">
            <text:p/>
          </table:table-cell>
          <table:table-cell table:style-name="ce84" table:formula="of:=IF([.D213] = &quot;&quot;; &quot;&quot;; IFERROR([.I213]/MAX([.$I$2:.I213])-1;&quot;&quot;))">
            <text:p/>
          </table:table-cell>
          <table:table-cell table:style-name="ce87" table:formula="of:=IF(ISBLANK([.D213]);&quot;&quot;; [.G213]/[.I212])">
            <text:p/>
          </table:table-cell>
          <table:table-cell table:style-name="ce76" table:formula="of:=IF([.D213] = &quot;&quot;; &quot;&quot;; IFERROR([.I212]*([.N213]);&quot;&quot;))">
            <text:p/>
          </table:table-cell>
          <table:table-cell table:style-name="ce95" table:formula="of:=IF([.D21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13]*[.N214]/[.D214]*([.E214]+[.F214]); IFERROR([.I213]*[.N214]/[.D214]*[.E214]; &quot;&quot;))">
            <text:p/>
          </table:table-cell>
          <table:table-cell table:style-name="ce71" table:formula="of:=IF([.D214] = &quot;&quot;; &quot;&quot;; IFERROR([.H213]+([.E214]+[.F214]); [.H213]+[.E214]) )">
            <text:p/>
          </table:table-cell>
          <table:table-cell table:style-name="ce76" table:formula="of:=IF([.D214] = &quot;&quot;; &quot;&quot;; IFERROR([.I213]+[.G214];&quot;&quot;))">
            <text:p/>
          </table:table-cell>
          <table:table-cell table:style-name="ce80" table:formula="of:=IF([.D214] = &quot;&quot;; &quot;&quot;; IFERROR(([.I214]-[.F$2])/[.F$2];&quot;&quot;))">
            <text:p/>
          </table:table-cell>
          <table:table-cell table:style-name="ce84" table:formula="of:=IF([.D214] = &quot;&quot;; &quot;&quot;; IFERROR([.I214]/MAX([.$I$2:.I214])-1;&quot;&quot;))">
            <text:p/>
          </table:table-cell>
          <table:table-cell table:style-name="ce87" table:formula="of:=IF(ISBLANK([.D214]);&quot;&quot;; [.G214]/[.I213])">
            <text:p/>
          </table:table-cell>
          <table:table-cell table:style-name="ce76" table:formula="of:=IF([.D214] = &quot;&quot;; &quot;&quot;; IFERROR([.I213]*([.N214]);&quot;&quot;))">
            <text:p/>
          </table:table-cell>
          <table:table-cell table:style-name="ce96" table:formula="of:=IF([.D21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14]*[.N215]/[.D215]*([.E215]+[.F215]); IFERROR([.I214]*[.N215]/[.D215]*[.E215]; &quot;&quot;))">
            <text:p/>
          </table:table-cell>
          <table:table-cell table:style-name="ce71" table:formula="of:=IF([.D215] = &quot;&quot;; &quot;&quot;; IFERROR([.H214]+([.E215]+[.F215]); [.H214]+[.E215]) )">
            <text:p/>
          </table:table-cell>
          <table:table-cell table:style-name="ce76" table:formula="of:=IF([.D215] = &quot;&quot;; &quot;&quot;; IFERROR([.I214]+[.G215];&quot;&quot;))">
            <text:p/>
          </table:table-cell>
          <table:table-cell table:style-name="ce80" table:formula="of:=IF([.D215] = &quot;&quot;; &quot;&quot;; IFERROR(([.I215]-[.F$2])/[.F$2];&quot;&quot;))">
            <text:p/>
          </table:table-cell>
          <table:table-cell table:style-name="ce84" table:formula="of:=IF([.D215] = &quot;&quot;; &quot;&quot;; IFERROR([.I215]/MAX([.$I$2:.I215])-1;&quot;&quot;))">
            <text:p/>
          </table:table-cell>
          <table:table-cell table:style-name="ce87" table:formula="of:=IF(ISBLANK([.D215]);&quot;&quot;; [.G215]/[.I214])">
            <text:p/>
          </table:table-cell>
          <table:table-cell table:style-name="ce76" table:formula="of:=IF([.D215] = &quot;&quot;; &quot;&quot;; IFERROR([.I214]*([.N215]);&quot;&quot;))">
            <text:p/>
          </table:table-cell>
          <table:table-cell table:style-name="ce95" table:formula="of:=IF([.D21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15]*[.N216]/[.D216]*([.E216]+[.F216]); IFERROR([.I215]*[.N216]/[.D216]*[.E216]; &quot;&quot;))">
            <text:p/>
          </table:table-cell>
          <table:table-cell table:style-name="ce71" table:formula="of:=IF([.D216] = &quot;&quot;; &quot;&quot;; IFERROR([.H215]+([.E216]+[.F216]); [.H215]+[.E216]) )">
            <text:p/>
          </table:table-cell>
          <table:table-cell table:style-name="ce76" table:formula="of:=IF([.D216] = &quot;&quot;; &quot;&quot;; IFERROR([.I215]+[.G216];&quot;&quot;))">
            <text:p/>
          </table:table-cell>
          <table:table-cell table:style-name="ce80" table:formula="of:=IF([.D216] = &quot;&quot;; &quot;&quot;; IFERROR(([.I216]-[.F$2])/[.F$2];&quot;&quot;))">
            <text:p/>
          </table:table-cell>
          <table:table-cell table:style-name="ce84" table:formula="of:=IF([.D216] = &quot;&quot;; &quot;&quot;; IFERROR([.I216]/MAX([.$I$2:.I216])-1;&quot;&quot;))">
            <text:p/>
          </table:table-cell>
          <table:table-cell table:style-name="ce87" table:formula="of:=IF(ISBLANK([.D216]);&quot;&quot;; [.G216]/[.I215])">
            <text:p/>
          </table:table-cell>
          <table:table-cell table:style-name="ce76" table:formula="of:=IF([.D216] = &quot;&quot;; &quot;&quot;; IFERROR([.I215]*([.N216]);&quot;&quot;))">
            <text:p/>
          </table:table-cell>
          <table:table-cell table:style-name="ce96" table:formula="of:=IF([.D21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16]*[.N217]/[.D217]*([.E217]+[.F217]); IFERROR([.I216]*[.N217]/[.D217]*[.E217]; &quot;&quot;))">
            <text:p/>
          </table:table-cell>
          <table:table-cell table:style-name="ce71" table:formula="of:=IF([.D217] = &quot;&quot;; &quot;&quot;; IFERROR([.H216]+([.E217]+[.F217]); [.H216]+[.E217]) )">
            <text:p/>
          </table:table-cell>
          <table:table-cell table:style-name="ce76" table:formula="of:=IF([.D217] = &quot;&quot;; &quot;&quot;; IFERROR([.I216]+[.G217];&quot;&quot;))">
            <text:p/>
          </table:table-cell>
          <table:table-cell table:style-name="ce80" table:formula="of:=IF([.D217] = &quot;&quot;; &quot;&quot;; IFERROR(([.I217]-[.F$2])/[.F$2];&quot;&quot;))">
            <text:p/>
          </table:table-cell>
          <table:table-cell table:style-name="ce84" table:formula="of:=IF([.D217] = &quot;&quot;; &quot;&quot;; IFERROR([.I217]/MAX([.$I$2:.I217])-1;&quot;&quot;))">
            <text:p/>
          </table:table-cell>
          <table:table-cell table:style-name="ce87" table:formula="of:=IF(ISBLANK([.D217]);&quot;&quot;; [.G217]/[.I216])">
            <text:p/>
          </table:table-cell>
          <table:table-cell table:style-name="ce76" table:formula="of:=IF([.D217] = &quot;&quot;; &quot;&quot;; IFERROR([.I216]*([.N217]);&quot;&quot;))">
            <text:p/>
          </table:table-cell>
          <table:table-cell table:style-name="ce95" table:formula="of:=IF([.D21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17]*[.N218]/[.D218]*([.E218]+[.F218]); IFERROR([.I217]*[.N218]/[.D218]*[.E218]; &quot;&quot;))">
            <text:p/>
          </table:table-cell>
          <table:table-cell table:style-name="ce71" table:formula="of:=IF([.D218] = &quot;&quot;; &quot;&quot;; IFERROR([.H217]+([.E218]+[.F218]); [.H217]+[.E218]) )">
            <text:p/>
          </table:table-cell>
          <table:table-cell table:style-name="ce76" table:formula="of:=IF([.D218] = &quot;&quot;; &quot;&quot;; IFERROR([.I217]+[.G218];&quot;&quot;))">
            <text:p/>
          </table:table-cell>
          <table:table-cell table:style-name="ce80" table:formula="of:=IF([.D218] = &quot;&quot;; &quot;&quot;; IFERROR(([.I218]-[.F$2])/[.F$2];&quot;&quot;))">
            <text:p/>
          </table:table-cell>
          <table:table-cell table:style-name="ce84" table:formula="of:=IF([.D218] = &quot;&quot;; &quot;&quot;; IFERROR([.I218]/MAX([.$I$2:.I218])-1;&quot;&quot;))">
            <text:p/>
          </table:table-cell>
          <table:table-cell table:style-name="ce87" table:formula="of:=IF(ISBLANK([.D218]);&quot;&quot;; [.G218]/[.I217])">
            <text:p/>
          </table:table-cell>
          <table:table-cell table:style-name="ce76" table:formula="of:=IF([.D218] = &quot;&quot;; &quot;&quot;; IFERROR([.I217]*([.N218]);&quot;&quot;))">
            <text:p/>
          </table:table-cell>
          <table:table-cell table:style-name="ce96" table:formula="of:=IF([.D21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18]*[.N219]/[.D219]*([.E219]+[.F219]); IFERROR([.I218]*[.N219]/[.D219]*[.E219]; &quot;&quot;))">
            <text:p/>
          </table:table-cell>
          <table:table-cell table:style-name="ce71" table:formula="of:=IF([.D219] = &quot;&quot;; &quot;&quot;; IFERROR([.H218]+([.E219]+[.F219]); [.H218]+[.E219]) )">
            <text:p/>
          </table:table-cell>
          <table:table-cell table:style-name="ce76" table:formula="of:=IF([.D219] = &quot;&quot;; &quot;&quot;; IFERROR([.I218]+[.G219];&quot;&quot;))">
            <text:p/>
          </table:table-cell>
          <table:table-cell table:style-name="ce80" table:formula="of:=IF([.D219] = &quot;&quot;; &quot;&quot;; IFERROR(([.I219]-[.F$2])/[.F$2];&quot;&quot;))">
            <text:p/>
          </table:table-cell>
          <table:table-cell table:style-name="ce84" table:formula="of:=IF([.D219] = &quot;&quot;; &quot;&quot;; IFERROR([.I219]/MAX([.$I$2:.I219])-1;&quot;&quot;))">
            <text:p/>
          </table:table-cell>
          <table:table-cell table:style-name="ce87" table:formula="of:=IF(ISBLANK([.D219]);&quot;&quot;; [.G219]/[.I218])">
            <text:p/>
          </table:table-cell>
          <table:table-cell table:style-name="ce76" table:formula="of:=IF([.D219] = &quot;&quot;; &quot;&quot;; IFERROR([.I218]*([.N219]);&quot;&quot;))">
            <text:p/>
          </table:table-cell>
          <table:table-cell table:style-name="ce95" table:formula="of:=IF([.D21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19]*[.N220]/[.D220]*([.E220]+[.F220]); IFERROR([.I219]*[.N220]/[.D220]*[.E220]; &quot;&quot;))">
            <text:p/>
          </table:table-cell>
          <table:table-cell table:style-name="ce71" table:formula="of:=IF([.D220] = &quot;&quot;; &quot;&quot;; IFERROR([.H219]+([.E220]+[.F220]); [.H219]+[.E220]) )">
            <text:p/>
          </table:table-cell>
          <table:table-cell table:style-name="ce76" table:formula="of:=IF([.D220] = &quot;&quot;; &quot;&quot;; IFERROR([.I219]+[.G220];&quot;&quot;))">
            <text:p/>
          </table:table-cell>
          <table:table-cell table:style-name="ce80" table:formula="of:=IF([.D220] = &quot;&quot;; &quot;&quot;; IFERROR(([.I220]-[.F$2])/[.F$2];&quot;&quot;))">
            <text:p/>
          </table:table-cell>
          <table:table-cell table:style-name="ce84" table:formula="of:=IF([.D220] = &quot;&quot;; &quot;&quot;; IFERROR([.I220]/MAX([.$I$2:.I220])-1;&quot;&quot;))">
            <text:p/>
          </table:table-cell>
          <table:table-cell table:style-name="ce87" table:formula="of:=IF(ISBLANK([.D220]);&quot;&quot;; [.G220]/[.I219])">
            <text:p/>
          </table:table-cell>
          <table:table-cell table:style-name="ce76" table:formula="of:=IF([.D220] = &quot;&quot;; &quot;&quot;; IFERROR([.I219]*([.N220]);&quot;&quot;))">
            <text:p/>
          </table:table-cell>
          <table:table-cell table:style-name="ce96" table:formula="of:=IF([.D22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20]*[.N221]/[.D221]*([.E221]+[.F221]); IFERROR([.I220]*[.N221]/[.D221]*[.E221]; &quot;&quot;))">
            <text:p/>
          </table:table-cell>
          <table:table-cell table:style-name="ce71" table:formula="of:=IF([.D221] = &quot;&quot;; &quot;&quot;; IFERROR([.H220]+([.E221]+[.F221]); [.H220]+[.E221]) )">
            <text:p/>
          </table:table-cell>
          <table:table-cell table:style-name="ce76" table:formula="of:=IF([.D221] = &quot;&quot;; &quot;&quot;; IFERROR([.I220]+[.G221];&quot;&quot;))">
            <text:p/>
          </table:table-cell>
          <table:table-cell table:style-name="ce80" table:formula="of:=IF([.D221] = &quot;&quot;; &quot;&quot;; IFERROR(([.I221]-[.F$2])/[.F$2];&quot;&quot;))">
            <text:p/>
          </table:table-cell>
          <table:table-cell table:style-name="ce84" table:formula="of:=IF([.D221] = &quot;&quot;; &quot;&quot;; IFERROR([.I221]/MAX([.$I$2:.I221])-1;&quot;&quot;))">
            <text:p/>
          </table:table-cell>
          <table:table-cell table:style-name="ce87" table:formula="of:=IF(ISBLANK([.D221]);&quot;&quot;; [.G221]/[.I220])">
            <text:p/>
          </table:table-cell>
          <table:table-cell table:style-name="ce76" table:formula="of:=IF([.D221] = &quot;&quot;; &quot;&quot;; IFERROR([.I220]*([.N221]);&quot;&quot;))">
            <text:p/>
          </table:table-cell>
          <table:table-cell table:style-name="ce95" table:formula="of:=IF([.D22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21]*[.N222]/[.D222]*([.E222]+[.F222]); IFERROR([.I221]*[.N222]/[.D222]*[.E222]; &quot;&quot;))">
            <text:p/>
          </table:table-cell>
          <table:table-cell table:style-name="ce71" table:formula="of:=IF([.D222] = &quot;&quot;; &quot;&quot;; IFERROR([.H221]+([.E222]+[.F222]); [.H221]+[.E222]) )">
            <text:p/>
          </table:table-cell>
          <table:table-cell table:style-name="ce76" table:formula="of:=IF([.D222] = &quot;&quot;; &quot;&quot;; IFERROR([.I221]+[.G222];&quot;&quot;))">
            <text:p/>
          </table:table-cell>
          <table:table-cell table:style-name="ce80" table:formula="of:=IF([.D222] = &quot;&quot;; &quot;&quot;; IFERROR(([.I222]-[.F$2])/[.F$2];&quot;&quot;))">
            <text:p/>
          </table:table-cell>
          <table:table-cell table:style-name="ce84" table:formula="of:=IF([.D222] = &quot;&quot;; &quot;&quot;; IFERROR([.I222]/MAX([.$I$2:.I222])-1;&quot;&quot;))">
            <text:p/>
          </table:table-cell>
          <table:table-cell table:style-name="ce87" table:formula="of:=IF(ISBLANK([.D222]);&quot;&quot;; [.G222]/[.I221])">
            <text:p/>
          </table:table-cell>
          <table:table-cell table:style-name="ce76" table:formula="of:=IF([.D222] = &quot;&quot;; &quot;&quot;; IFERROR([.I221]*([.N222]);&quot;&quot;))">
            <text:p/>
          </table:table-cell>
          <table:table-cell table:style-name="ce96" table:formula="of:=IF([.D22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22]*[.N223]/[.D223]*([.E223]+[.F223]); IFERROR([.I222]*[.N223]/[.D223]*[.E223]; &quot;&quot;))">
            <text:p/>
          </table:table-cell>
          <table:table-cell table:style-name="ce71" table:formula="of:=IF([.D223] = &quot;&quot;; &quot;&quot;; IFERROR([.H222]+([.E223]+[.F223]); [.H222]+[.E223]) )">
            <text:p/>
          </table:table-cell>
          <table:table-cell table:style-name="ce76" table:formula="of:=IF([.D223] = &quot;&quot;; &quot;&quot;; IFERROR([.I222]+[.G223];&quot;&quot;))">
            <text:p/>
          </table:table-cell>
          <table:table-cell table:style-name="ce80" table:formula="of:=IF([.D223] = &quot;&quot;; &quot;&quot;; IFERROR(([.I223]-[.F$2])/[.F$2];&quot;&quot;))">
            <text:p/>
          </table:table-cell>
          <table:table-cell table:style-name="ce84" table:formula="of:=IF([.D223] = &quot;&quot;; &quot;&quot;; IFERROR([.I223]/MAX([.$I$2:.I223])-1;&quot;&quot;))">
            <text:p/>
          </table:table-cell>
          <table:table-cell table:style-name="ce87" table:formula="of:=IF(ISBLANK([.D223]);&quot;&quot;; [.G223]/[.I222])">
            <text:p/>
          </table:table-cell>
          <table:table-cell table:style-name="ce76" table:formula="of:=IF([.D223] = &quot;&quot;; &quot;&quot;; IFERROR([.I222]*([.N223]);&quot;&quot;))">
            <text:p/>
          </table:table-cell>
          <table:table-cell table:style-name="ce95" table:formula="of:=IF([.D22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8"/>
          <table:table-cell table:style-name="ce51"/>
          <table:table-cell table:style-name="ce61"/>
          <table:table-cell table:style-name="ce67" table:formula="of:=IFERROR([.I223]*[.N224]/[.D224]*([.E224]+[.F224]); IFERROR([.I223]*[.N224]/[.D224]*[.E224]; &quot;&quot;))">
            <text:p/>
          </table:table-cell>
          <table:table-cell table:style-name="ce71" table:formula="of:=IF([.D224] = &quot;&quot;; &quot;&quot;; IFERROR([.H223]+([.E224]+[.F224]); [.H223]+[.E224]) )">
            <text:p/>
          </table:table-cell>
          <table:table-cell table:style-name="ce76" table:formula="of:=IF([.D224] = &quot;&quot;; &quot;&quot;; IFERROR([.I223]+[.G224];&quot;&quot;))">
            <text:p/>
          </table:table-cell>
          <table:table-cell table:style-name="ce80" table:formula="of:=IF([.D224] = &quot;&quot;; &quot;&quot;; IFERROR(([.I224]-[.F$2])/[.F$2];&quot;&quot;))">
            <text:p/>
          </table:table-cell>
          <table:table-cell table:style-name="ce84" table:formula="of:=IF([.D224] = &quot;&quot;; &quot;&quot;; IFERROR([.I224]/MAX([.$I$2:.I224])-1;&quot;&quot;))">
            <text:p/>
          </table:table-cell>
          <table:table-cell table:style-name="ce87" table:formula="of:=IF(ISBLANK([.D224]);&quot;&quot;; [.G224]/[.I223])">
            <text:p/>
          </table:table-cell>
          <table:table-cell table:style-name="ce76" table:formula="of:=IF([.D224] = &quot;&quot;; &quot;&quot;; IFERROR([.I223]*([.N224]);&quot;&quot;))">
            <text:p/>
          </table:table-cell>
          <table:table-cell table:style-name="ce96" table:formula="of:=IF([.D22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24]*[.N225]/[.D225]*([.E225]+[.F225]); IFERROR([.I224]*[.N225]/[.D225]*[.E225]; &quot;&quot;))">
            <text:p/>
          </table:table-cell>
          <table:table-cell table:style-name="ce71" table:formula="of:=IF([.D225] = &quot;&quot;; &quot;&quot;; IFERROR([.H224]+([.E225]+[.F225]); [.H224]+[.E225]) )">
            <text:p/>
          </table:table-cell>
          <table:table-cell table:style-name="ce76" table:formula="of:=IF([.D225] = &quot;&quot;; &quot;&quot;; IFERROR([.I224]+[.G225];&quot;&quot;))">
            <text:p/>
          </table:table-cell>
          <table:table-cell table:style-name="ce80" table:formula="of:=IF([.D225] = &quot;&quot;; &quot;&quot;; IFERROR(([.I225]-[.F$2])/[.F$2];&quot;&quot;))">
            <text:p/>
          </table:table-cell>
          <table:table-cell table:style-name="ce84" table:formula="of:=IF([.D225] = &quot;&quot;; &quot;&quot;; IFERROR([.I225]/MAX([.$I$2:.I225])-1;&quot;&quot;))">
            <text:p/>
          </table:table-cell>
          <table:table-cell table:style-name="ce87" table:formula="of:=IF(ISBLANK([.D225]);&quot;&quot;; [.G225]/[.I224])">
            <text:p/>
          </table:table-cell>
          <table:table-cell table:style-name="ce76" table:formula="of:=IF([.D225] = &quot;&quot;; &quot;&quot;; IFERROR([.I224]*([.N225]);&quot;&quot;))">
            <text:p/>
          </table:table-cell>
          <table:table-cell table:style-name="ce95" table:formula="of:=IF([.D22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25]*[.N226]/[.D226]*([.E226]+[.F226]); IFERROR([.I225]*[.N226]/[.D226]*[.E226]; &quot;&quot;))">
            <text:p/>
          </table:table-cell>
          <table:table-cell table:style-name="ce71" table:formula="of:=IF([.D226] = &quot;&quot;; &quot;&quot;; IFERROR([.H225]+([.E226]+[.F226]); [.H225]+[.E226]) )">
            <text:p/>
          </table:table-cell>
          <table:table-cell table:style-name="ce76" table:formula="of:=IF([.D226] = &quot;&quot;; &quot;&quot;; IFERROR([.I225]+[.G226];&quot;&quot;))">
            <text:p/>
          </table:table-cell>
          <table:table-cell table:style-name="ce80" table:formula="of:=IF([.D226] = &quot;&quot;; &quot;&quot;; IFERROR(([.I226]-[.F$2])/[.F$2];&quot;&quot;))">
            <text:p/>
          </table:table-cell>
          <table:table-cell table:style-name="ce84" table:formula="of:=IF([.D226] = &quot;&quot;; &quot;&quot;; IFERROR([.I226]/MAX([.$I$2:.I226])-1;&quot;&quot;))">
            <text:p/>
          </table:table-cell>
          <table:table-cell table:style-name="ce87" table:formula="of:=IF(ISBLANK([.D226]);&quot;&quot;; [.G226]/[.I225])">
            <text:p/>
          </table:table-cell>
          <table:table-cell table:style-name="ce76" table:formula="of:=IF([.D226] = &quot;&quot;; &quot;&quot;; IFERROR([.I225]*([.N226]);&quot;&quot;))">
            <text:p/>
          </table:table-cell>
          <table:table-cell table:style-name="ce96" table:formula="of:=IF([.D22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26]*[.N227]/[.D227]*([.E227]+[.F227]); IFERROR([.I226]*[.N227]/[.D227]*[.E227]; &quot;&quot;))">
            <text:p/>
          </table:table-cell>
          <table:table-cell table:style-name="ce71" table:formula="of:=IF([.D227] = &quot;&quot;; &quot;&quot;; IFERROR([.H226]+([.E227]+[.F227]); [.H226]+[.E227]) )">
            <text:p/>
          </table:table-cell>
          <table:table-cell table:style-name="ce76" table:formula="of:=IF([.D227] = &quot;&quot;; &quot;&quot;; IFERROR([.I226]+[.G227];&quot;&quot;))">
            <text:p/>
          </table:table-cell>
          <table:table-cell table:style-name="ce80" table:formula="of:=IF([.D227] = &quot;&quot;; &quot;&quot;; IFERROR(([.I227]-[.F$2])/[.F$2];&quot;&quot;))">
            <text:p/>
          </table:table-cell>
          <table:table-cell table:style-name="ce84" table:formula="of:=IF([.D227] = &quot;&quot;; &quot;&quot;; IFERROR([.I227]/MAX([.$I$2:.I227])-1;&quot;&quot;))">
            <text:p/>
          </table:table-cell>
          <table:table-cell table:style-name="ce87" table:formula="of:=IF(ISBLANK([.D227]);&quot;&quot;; [.G227]/[.I226])">
            <text:p/>
          </table:table-cell>
          <table:table-cell table:style-name="ce76" table:formula="of:=IF([.D227] = &quot;&quot;; &quot;&quot;; IFERROR([.I226]*([.N227]);&quot;&quot;))">
            <text:p/>
          </table:table-cell>
          <table:table-cell table:style-name="ce95" table:formula="of:=IF([.D22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27]*[.N228]/[.D228]*([.E228]+[.F228]); IFERROR([.I227]*[.N228]/[.D228]*[.E228]; &quot;&quot;))">
            <text:p/>
          </table:table-cell>
          <table:table-cell table:style-name="ce71" table:formula="of:=IF([.D228] = &quot;&quot;; &quot;&quot;; IFERROR([.H227]+([.E228]+[.F228]); [.H227]+[.E228]) )">
            <text:p/>
          </table:table-cell>
          <table:table-cell table:style-name="ce76" table:formula="of:=IF([.D228] = &quot;&quot;; &quot;&quot;; IFERROR([.I227]+[.G228];&quot;&quot;))">
            <text:p/>
          </table:table-cell>
          <table:table-cell table:style-name="ce80" table:formula="of:=IF([.D228] = &quot;&quot;; &quot;&quot;; IFERROR(([.I228]-[.F$2])/[.F$2];&quot;&quot;))">
            <text:p/>
          </table:table-cell>
          <table:table-cell table:style-name="ce84" table:formula="of:=IF([.D228] = &quot;&quot;; &quot;&quot;; IFERROR([.I228]/MAX([.$I$2:.I228])-1;&quot;&quot;))">
            <text:p/>
          </table:table-cell>
          <table:table-cell table:style-name="ce87" table:formula="of:=IF(ISBLANK([.D228]);&quot;&quot;; [.G228]/[.I227])">
            <text:p/>
          </table:table-cell>
          <table:table-cell table:style-name="ce76" table:formula="of:=IF([.D228] = &quot;&quot;; &quot;&quot;; IFERROR([.I227]*([.N228]);&quot;&quot;))">
            <text:p/>
          </table:table-cell>
          <table:table-cell table:style-name="ce96" table:formula="of:=IF([.D22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28]*[.N229]/[.D229]*([.E229]+[.F229]); IFERROR([.I228]*[.N229]/[.D229]*[.E229]; &quot;&quot;))">
            <text:p/>
          </table:table-cell>
          <table:table-cell table:style-name="ce71" table:formula="of:=IF([.D229] = &quot;&quot;; &quot;&quot;; IFERROR([.H228]+([.E229]+[.F229]); [.H228]+[.E229]) )">
            <text:p/>
          </table:table-cell>
          <table:table-cell table:style-name="ce76" table:formula="of:=IF([.D229] = &quot;&quot;; &quot;&quot;; IFERROR([.I228]+[.G229];&quot;&quot;))">
            <text:p/>
          </table:table-cell>
          <table:table-cell table:style-name="ce80" table:formula="of:=IF([.D229] = &quot;&quot;; &quot;&quot;; IFERROR(([.I229]-[.F$2])/[.F$2];&quot;&quot;))">
            <text:p/>
          </table:table-cell>
          <table:table-cell table:style-name="ce84" table:formula="of:=IF([.D229] = &quot;&quot;; &quot;&quot;; IFERROR([.I229]/MAX([.$I$2:.I229])-1;&quot;&quot;))">
            <text:p/>
          </table:table-cell>
          <table:table-cell table:style-name="ce87" table:formula="of:=IF(ISBLANK([.D229]);&quot;&quot;; [.G229]/[.I228])">
            <text:p/>
          </table:table-cell>
          <table:table-cell table:style-name="ce76" table:formula="of:=IF([.D229] = &quot;&quot;; &quot;&quot;; IFERROR([.I228]*([.N229]);&quot;&quot;))">
            <text:p/>
          </table:table-cell>
          <table:table-cell table:style-name="ce95" table:formula="of:=IF([.D22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29]*[.N230]/[.D230]*([.E230]+[.F230]); IFERROR([.I229]*[.N230]/[.D230]*[.E230]; &quot;&quot;))">
            <text:p/>
          </table:table-cell>
          <table:table-cell table:style-name="ce71" table:formula="of:=IF([.D230] = &quot;&quot;; &quot;&quot;; IFERROR([.H229]+([.E230]+[.F230]); [.H229]+[.E230]) )">
            <text:p/>
          </table:table-cell>
          <table:table-cell table:style-name="ce76" table:formula="of:=IF([.D230] = &quot;&quot;; &quot;&quot;; IFERROR([.I229]+[.G230];&quot;&quot;))">
            <text:p/>
          </table:table-cell>
          <table:table-cell table:style-name="ce80" table:formula="of:=IF([.D230] = &quot;&quot;; &quot;&quot;; IFERROR(([.I230]-[.F$2])/[.F$2];&quot;&quot;))">
            <text:p/>
          </table:table-cell>
          <table:table-cell table:style-name="ce84" table:formula="of:=IF([.D230] = &quot;&quot;; &quot;&quot;; IFERROR([.I230]/MAX([.$I$2:.I230])-1;&quot;&quot;))">
            <text:p/>
          </table:table-cell>
          <table:table-cell table:style-name="ce87" table:formula="of:=IF(ISBLANK([.D230]);&quot;&quot;; [.G230]/[.I229])">
            <text:p/>
          </table:table-cell>
          <table:table-cell table:style-name="ce76" table:formula="of:=IF([.D230] = &quot;&quot;; &quot;&quot;; IFERROR([.I229]*([.N230]);&quot;&quot;))">
            <text:p/>
          </table:table-cell>
          <table:table-cell table:style-name="ce96" table:formula="of:=IF([.D23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30]*[.N231]/[.D231]*([.E231]+[.F231]); IFERROR([.I230]*[.N231]/[.D231]*[.E231]; &quot;&quot;))">
            <text:p/>
          </table:table-cell>
          <table:table-cell table:style-name="ce71" table:formula="of:=IF([.D231] = &quot;&quot;; &quot;&quot;; IFERROR([.H230]+([.E231]+[.F231]); [.H230]+[.E231]) )">
            <text:p/>
          </table:table-cell>
          <table:table-cell table:style-name="ce76" table:formula="of:=IF([.D231] = &quot;&quot;; &quot;&quot;; IFERROR([.I230]+[.G231];&quot;&quot;))">
            <text:p/>
          </table:table-cell>
          <table:table-cell table:style-name="ce80" table:formula="of:=IF([.D231] = &quot;&quot;; &quot;&quot;; IFERROR(([.I231]-[.F$2])/[.F$2];&quot;&quot;))">
            <text:p/>
          </table:table-cell>
          <table:table-cell table:style-name="ce84" table:formula="of:=IF([.D231] = &quot;&quot;; &quot;&quot;; IFERROR([.I231]/MAX([.$I$2:.I231])-1;&quot;&quot;))">
            <text:p/>
          </table:table-cell>
          <table:table-cell table:style-name="ce87" table:formula="of:=IF(ISBLANK([.D231]);&quot;&quot;; [.G231]/[.I230])">
            <text:p/>
          </table:table-cell>
          <table:table-cell table:style-name="ce76" table:formula="of:=IF([.D231] = &quot;&quot;; &quot;&quot;; IFERROR([.I230]*([.N231]);&quot;&quot;))">
            <text:p/>
          </table:table-cell>
          <table:table-cell table:style-name="ce95" table:formula="of:=IF([.D23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31]*[.N232]/[.D232]*([.E232]+[.F232]); IFERROR([.I231]*[.N232]/[.D232]*[.E232]; &quot;&quot;))">
            <text:p/>
          </table:table-cell>
          <table:table-cell table:style-name="ce71" table:formula="of:=IF([.D232] = &quot;&quot;; &quot;&quot;; IFERROR([.H231]+([.E232]+[.F232]); [.H231]+[.E232]) )">
            <text:p/>
          </table:table-cell>
          <table:table-cell table:style-name="ce76" table:formula="of:=IF([.D232] = &quot;&quot;; &quot;&quot;; IFERROR([.I231]+[.G232];&quot;&quot;))">
            <text:p/>
          </table:table-cell>
          <table:table-cell table:style-name="ce80" table:formula="of:=IF([.D232] = &quot;&quot;; &quot;&quot;; IFERROR(([.I232]-[.F$2])/[.F$2];&quot;&quot;))">
            <text:p/>
          </table:table-cell>
          <table:table-cell table:style-name="ce84" table:formula="of:=IF([.D232] = &quot;&quot;; &quot;&quot;; IFERROR([.I232]/MAX([.$I$2:.I232])-1;&quot;&quot;))">
            <text:p/>
          </table:table-cell>
          <table:table-cell table:style-name="ce87" table:formula="of:=IF(ISBLANK([.D232]);&quot;&quot;; [.G232]/[.I231])">
            <text:p/>
          </table:table-cell>
          <table:table-cell table:style-name="ce76" table:formula="of:=IF([.D232] = &quot;&quot;; &quot;&quot;; IFERROR([.I231]*([.N232]);&quot;&quot;))">
            <text:p/>
          </table:table-cell>
          <table:table-cell table:style-name="ce96" table:formula="of:=IF([.D23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32]*[.N233]/[.D233]*([.E233]+[.F233]); IFERROR([.I232]*[.N233]/[.D233]*[.E233]; &quot;&quot;))">
            <text:p/>
          </table:table-cell>
          <table:table-cell table:style-name="ce71" table:formula="of:=IF([.D233] = &quot;&quot;; &quot;&quot;; IFERROR([.H232]+([.E233]+[.F233]); [.H232]+[.E233]) )">
            <text:p/>
          </table:table-cell>
          <table:table-cell table:style-name="ce76" table:formula="of:=IF([.D233] = &quot;&quot;; &quot;&quot;; IFERROR([.I232]+[.G233];&quot;&quot;))">
            <text:p/>
          </table:table-cell>
          <table:table-cell table:style-name="ce80" table:formula="of:=IF([.D233] = &quot;&quot;; &quot;&quot;; IFERROR(([.I233]-[.F$2])/[.F$2];&quot;&quot;))">
            <text:p/>
          </table:table-cell>
          <table:table-cell table:style-name="ce84" table:formula="of:=IF([.D233] = &quot;&quot;; &quot;&quot;; IFERROR([.I233]/MAX([.$I$2:.I233])-1;&quot;&quot;))">
            <text:p/>
          </table:table-cell>
          <table:table-cell table:style-name="ce87" table:formula="of:=IF(ISBLANK([.D233]);&quot;&quot;; [.G233]/[.I232])">
            <text:p/>
          </table:table-cell>
          <table:table-cell table:style-name="ce76" table:formula="of:=IF([.D233] = &quot;&quot;; &quot;&quot;; IFERROR([.I232]*([.N233]);&quot;&quot;))">
            <text:p/>
          </table:table-cell>
          <table:table-cell table:style-name="ce95" table:formula="of:=IF([.D23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33]*[.N234]/[.D234]*([.E234]+[.F234]); IFERROR([.I233]*[.N234]/[.D234]*[.E234]; &quot;&quot;))">
            <text:p/>
          </table:table-cell>
          <table:table-cell table:style-name="ce71" table:formula="of:=IF([.D234] = &quot;&quot;; &quot;&quot;; IFERROR([.H233]+([.E234]+[.F234]); [.H233]+[.E234]) )">
            <text:p/>
          </table:table-cell>
          <table:table-cell table:style-name="ce76" table:formula="of:=IF([.D234] = &quot;&quot;; &quot;&quot;; IFERROR([.I233]+[.G234];&quot;&quot;))">
            <text:p/>
          </table:table-cell>
          <table:table-cell table:style-name="ce80" table:formula="of:=IF([.D234] = &quot;&quot;; &quot;&quot;; IFERROR(([.I234]-[.F$2])/[.F$2];&quot;&quot;))">
            <text:p/>
          </table:table-cell>
          <table:table-cell table:style-name="ce84" table:formula="of:=IF([.D234] = &quot;&quot;; &quot;&quot;; IFERROR([.I234]/MAX([.$I$2:.I234])-1;&quot;&quot;))">
            <text:p/>
          </table:table-cell>
          <table:table-cell table:style-name="ce87" table:formula="of:=IF(ISBLANK([.D234]);&quot;&quot;; [.G234]/[.I233])">
            <text:p/>
          </table:table-cell>
          <table:table-cell table:style-name="ce76" table:formula="of:=IF([.D234] = &quot;&quot;; &quot;&quot;; IFERROR([.I233]*([.N234]);&quot;&quot;))">
            <text:p/>
          </table:table-cell>
          <table:table-cell table:style-name="ce96" table:formula="of:=IF([.D23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34]*[.N235]/[.D235]*([.E235]+[.F235]); IFERROR([.I234]*[.N235]/[.D235]*[.E235]; &quot;&quot;))">
            <text:p/>
          </table:table-cell>
          <table:table-cell table:style-name="ce71" table:formula="of:=IF([.D235] = &quot;&quot;; &quot;&quot;; IFERROR([.H234]+([.E235]+[.F235]); [.H234]+[.E235]) )">
            <text:p/>
          </table:table-cell>
          <table:table-cell table:style-name="ce76" table:formula="of:=IF([.D235] = &quot;&quot;; &quot;&quot;; IFERROR([.I234]+[.G235];&quot;&quot;))">
            <text:p/>
          </table:table-cell>
          <table:table-cell table:style-name="ce80" table:formula="of:=IF([.D235] = &quot;&quot;; &quot;&quot;; IFERROR(([.I235]-[.F$2])/[.F$2];&quot;&quot;))">
            <text:p/>
          </table:table-cell>
          <table:table-cell table:style-name="ce84" table:formula="of:=IF([.D235] = &quot;&quot;; &quot;&quot;; IFERROR([.I235]/MAX([.$I$2:.I235])-1;&quot;&quot;))">
            <text:p/>
          </table:table-cell>
          <table:table-cell table:style-name="ce87" table:formula="of:=IF(ISBLANK([.D235]);&quot;&quot;; [.G235]/[.I234])">
            <text:p/>
          </table:table-cell>
          <table:table-cell table:style-name="ce76" table:formula="of:=IF([.D235] = &quot;&quot;; &quot;&quot;; IFERROR([.I234]*([.N235]);&quot;&quot;))">
            <text:p/>
          </table:table-cell>
          <table:table-cell table:style-name="ce95" table:formula="of:=IF([.D23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35]*[.N236]/[.D236]*([.E236]+[.F236]); IFERROR([.I235]*[.N236]/[.D236]*[.E236]; &quot;&quot;))">
            <text:p/>
          </table:table-cell>
          <table:table-cell table:style-name="ce71" table:formula="of:=IF([.D236] = &quot;&quot;; &quot;&quot;; IFERROR([.H235]+([.E236]+[.F236]); [.H235]+[.E236]) )">
            <text:p/>
          </table:table-cell>
          <table:table-cell table:style-name="ce76" table:formula="of:=IF([.D236] = &quot;&quot;; &quot;&quot;; IFERROR([.I235]+[.G236];&quot;&quot;))">
            <text:p/>
          </table:table-cell>
          <table:table-cell table:style-name="ce80" table:formula="of:=IF([.D236] = &quot;&quot;; &quot;&quot;; IFERROR(([.I236]-[.F$2])/[.F$2];&quot;&quot;))">
            <text:p/>
          </table:table-cell>
          <table:table-cell table:style-name="ce84" table:formula="of:=IF([.D236] = &quot;&quot;; &quot;&quot;; IFERROR([.I236]/MAX([.$I$2:.I236])-1;&quot;&quot;))">
            <text:p/>
          </table:table-cell>
          <table:table-cell table:style-name="ce87" table:formula="of:=IF(ISBLANK([.D236]);&quot;&quot;; [.G236]/[.I235])">
            <text:p/>
          </table:table-cell>
          <table:table-cell table:style-name="ce76" table:formula="of:=IF([.D236] = &quot;&quot;; &quot;&quot;; IFERROR([.I235]*([.N236]);&quot;&quot;))">
            <text:p/>
          </table:table-cell>
          <table:table-cell table:style-name="ce96" table:formula="of:=IF([.D23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36]*[.N237]/[.D237]*([.E237]+[.F237]); IFERROR([.I236]*[.N237]/[.D237]*[.E237]; &quot;&quot;))">
            <text:p/>
          </table:table-cell>
          <table:table-cell table:style-name="ce71" table:formula="of:=IF([.D237] = &quot;&quot;; &quot;&quot;; IFERROR([.H236]+([.E237]+[.F237]); [.H236]+[.E237]) )">
            <text:p/>
          </table:table-cell>
          <table:table-cell table:style-name="ce76" table:formula="of:=IF([.D237] = &quot;&quot;; &quot;&quot;; IFERROR([.I236]+[.G237];&quot;&quot;))">
            <text:p/>
          </table:table-cell>
          <table:table-cell table:style-name="ce80" table:formula="of:=IF([.D237] = &quot;&quot;; &quot;&quot;; IFERROR(([.I237]-[.F$2])/[.F$2];&quot;&quot;))">
            <text:p/>
          </table:table-cell>
          <table:table-cell table:style-name="ce84" table:formula="of:=IF([.D237] = &quot;&quot;; &quot;&quot;; IFERROR([.I237]/MAX([.$I$2:.I237])-1;&quot;&quot;))">
            <text:p/>
          </table:table-cell>
          <table:table-cell table:style-name="ce87" table:formula="of:=IF(ISBLANK([.D237]);&quot;&quot;; [.G237]/[.I236])">
            <text:p/>
          </table:table-cell>
          <table:table-cell table:style-name="ce76" table:formula="of:=IF([.D237] = &quot;&quot;; &quot;&quot;; IFERROR([.I236]*([.N237]);&quot;&quot;))">
            <text:p/>
          </table:table-cell>
          <table:table-cell table:style-name="ce95" table:formula="of:=IF([.D23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37]*[.N238]/[.D238]*([.E238]+[.F238]); IFERROR([.I237]*[.N238]/[.D238]*[.E238]; &quot;&quot;))">
            <text:p/>
          </table:table-cell>
          <table:table-cell table:style-name="ce71" table:formula="of:=IF([.D238] = &quot;&quot;; &quot;&quot;; IFERROR([.H237]+([.E238]+[.F238]); [.H237]+[.E238]) )">
            <text:p/>
          </table:table-cell>
          <table:table-cell table:style-name="ce76" table:formula="of:=IF([.D238] = &quot;&quot;; &quot;&quot;; IFERROR([.I237]+[.G238];&quot;&quot;))">
            <text:p/>
          </table:table-cell>
          <table:table-cell table:style-name="ce80" table:formula="of:=IF([.D238] = &quot;&quot;; &quot;&quot;; IFERROR(([.I238]-[.F$2])/[.F$2];&quot;&quot;))">
            <text:p/>
          </table:table-cell>
          <table:table-cell table:style-name="ce84" table:formula="of:=IF([.D238] = &quot;&quot;; &quot;&quot;; IFERROR([.I238]/MAX([.$I$2:.I238])-1;&quot;&quot;))">
            <text:p/>
          </table:table-cell>
          <table:table-cell table:style-name="ce87" table:formula="of:=IF(ISBLANK([.D238]);&quot;&quot;; [.G238]/[.I237])">
            <text:p/>
          </table:table-cell>
          <table:table-cell table:style-name="ce76" table:formula="of:=IF([.D238] = &quot;&quot;; &quot;&quot;; IFERROR([.I237]*([.N238]);&quot;&quot;))">
            <text:p/>
          </table:table-cell>
          <table:table-cell table:style-name="ce96" table:formula="of:=IF([.D23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38]*[.N239]/[.D239]*([.E239]+[.F239]); IFERROR([.I238]*[.N239]/[.D239]*[.E239]; &quot;&quot;))">
            <text:p/>
          </table:table-cell>
          <table:table-cell table:style-name="ce71" table:formula="of:=IF([.D239] = &quot;&quot;; &quot;&quot;; IFERROR([.H238]+([.E239]+[.F239]); [.H238]+[.E239]) )">
            <text:p/>
          </table:table-cell>
          <table:table-cell table:style-name="ce76" table:formula="of:=IF([.D239] = &quot;&quot;; &quot;&quot;; IFERROR([.I238]+[.G239];&quot;&quot;))">
            <text:p/>
          </table:table-cell>
          <table:table-cell table:style-name="ce80" table:formula="of:=IF([.D239] = &quot;&quot;; &quot;&quot;; IFERROR(([.I239]-[.F$2])/[.F$2];&quot;&quot;))">
            <text:p/>
          </table:table-cell>
          <table:table-cell table:style-name="ce84" table:formula="of:=IF([.D239] = &quot;&quot;; &quot;&quot;; IFERROR([.I239]/MAX([.$I$2:.I239])-1;&quot;&quot;))">
            <text:p/>
          </table:table-cell>
          <table:table-cell table:style-name="ce87" table:formula="of:=IF(ISBLANK([.D239]);&quot;&quot;; [.G239]/[.I238])">
            <text:p/>
          </table:table-cell>
          <table:table-cell table:style-name="ce76" table:formula="of:=IF([.D239] = &quot;&quot;; &quot;&quot;; IFERROR([.I238]*([.N239]);&quot;&quot;))">
            <text:p/>
          </table:table-cell>
          <table:table-cell table:style-name="ce95" table:formula="of:=IF([.D23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39]*[.N240]/[.D240]*([.E240]+[.F240]); IFERROR([.I239]*[.N240]/[.D240]*[.E240]; &quot;&quot;))">
            <text:p/>
          </table:table-cell>
          <table:table-cell table:style-name="ce71" table:formula="of:=IF([.D240] = &quot;&quot;; &quot;&quot;; IFERROR([.H239]+([.E240]+[.F240]); [.H239]+[.E240]) )">
            <text:p/>
          </table:table-cell>
          <table:table-cell table:style-name="ce76" table:formula="of:=IF([.D240] = &quot;&quot;; &quot;&quot;; IFERROR([.I239]+[.G240];&quot;&quot;))">
            <text:p/>
          </table:table-cell>
          <table:table-cell table:style-name="ce80" table:formula="of:=IF([.D240] = &quot;&quot;; &quot;&quot;; IFERROR(([.I240]-[.F$2])/[.F$2];&quot;&quot;))">
            <text:p/>
          </table:table-cell>
          <table:table-cell table:style-name="ce84" table:formula="of:=IF([.D240] = &quot;&quot;; &quot;&quot;; IFERROR([.I240]/MAX([.$I$2:.I240])-1;&quot;&quot;))">
            <text:p/>
          </table:table-cell>
          <table:table-cell table:style-name="ce87" table:formula="of:=IF(ISBLANK([.D240]);&quot;&quot;; [.G240]/[.I239])">
            <text:p/>
          </table:table-cell>
          <table:table-cell table:style-name="ce76" table:formula="of:=IF([.D240] = &quot;&quot;; &quot;&quot;; IFERROR([.I239]*([.N240]);&quot;&quot;))">
            <text:p/>
          </table:table-cell>
          <table:table-cell table:style-name="ce96" table:formula="of:=IF([.D24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40]*[.N241]/[.D241]*([.E241]+[.F241]); IFERROR([.I240]*[.N241]/[.D241]*[.E241]; &quot;&quot;))">
            <text:p/>
          </table:table-cell>
          <table:table-cell table:style-name="ce71" table:formula="of:=IF([.D241] = &quot;&quot;; &quot;&quot;; IFERROR([.H240]+([.E241]+[.F241]); [.H240]+[.E241]) )">
            <text:p/>
          </table:table-cell>
          <table:table-cell table:style-name="ce76" table:formula="of:=IF([.D241] = &quot;&quot;; &quot;&quot;; IFERROR([.I240]+[.G241];&quot;&quot;))">
            <text:p/>
          </table:table-cell>
          <table:table-cell table:style-name="ce80" table:formula="of:=IF([.D241] = &quot;&quot;; &quot;&quot;; IFERROR(([.I241]-[.F$2])/[.F$2];&quot;&quot;))">
            <text:p/>
          </table:table-cell>
          <table:table-cell table:style-name="ce84" table:formula="of:=IF([.D241] = &quot;&quot;; &quot;&quot;; IFERROR([.I241]/MAX([.$I$2:.I241])-1;&quot;&quot;))">
            <text:p/>
          </table:table-cell>
          <table:table-cell table:style-name="ce87" table:formula="of:=IF(ISBLANK([.D241]);&quot;&quot;; [.G241]/[.I240])">
            <text:p/>
          </table:table-cell>
          <table:table-cell table:style-name="ce76" table:formula="of:=IF([.D241] = &quot;&quot;; &quot;&quot;; IFERROR([.I240]*([.N241]);&quot;&quot;))">
            <text:p/>
          </table:table-cell>
          <table:table-cell table:style-name="ce95" table:formula="of:=IF([.D24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41]*[.N242]/[.D242]*([.E242]+[.F242]); IFERROR([.I241]*[.N242]/[.D242]*[.E242]; &quot;&quot;))">
            <text:p/>
          </table:table-cell>
          <table:table-cell table:style-name="ce71" table:formula="of:=IF([.D242] = &quot;&quot;; &quot;&quot;; IFERROR([.H241]+([.E242]+[.F242]); [.H241]+[.E242]) )">
            <text:p/>
          </table:table-cell>
          <table:table-cell table:style-name="ce76" table:formula="of:=IF([.D242] = &quot;&quot;; &quot;&quot;; IFERROR([.I241]+[.G242];&quot;&quot;))">
            <text:p/>
          </table:table-cell>
          <table:table-cell table:style-name="ce80" table:formula="of:=IF([.D242] = &quot;&quot;; &quot;&quot;; IFERROR(([.I242]-[.F$2])/[.F$2];&quot;&quot;))">
            <text:p/>
          </table:table-cell>
          <table:table-cell table:style-name="ce84" table:formula="of:=IF([.D242] = &quot;&quot;; &quot;&quot;; IFERROR([.I242]/MAX([.$I$2:.I242])-1;&quot;&quot;))">
            <text:p/>
          </table:table-cell>
          <table:table-cell table:style-name="ce87" table:formula="of:=IF(ISBLANK([.D242]);&quot;&quot;; [.G242]/[.I241])">
            <text:p/>
          </table:table-cell>
          <table:table-cell table:style-name="ce76" table:formula="of:=IF([.D242] = &quot;&quot;; &quot;&quot;; IFERROR([.I241]*([.N242]);&quot;&quot;))">
            <text:p/>
          </table:table-cell>
          <table:table-cell table:style-name="ce96" table:formula="of:=IF([.D24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42]*[.N243]/[.D243]*([.E243]+[.F243]); IFERROR([.I242]*[.N243]/[.D243]*[.E243]; &quot;&quot;))">
            <text:p/>
          </table:table-cell>
          <table:table-cell table:style-name="ce71" table:formula="of:=IF([.D243] = &quot;&quot;; &quot;&quot;; IFERROR([.H242]+([.E243]+[.F243]); [.H242]+[.E243]) )">
            <text:p/>
          </table:table-cell>
          <table:table-cell table:style-name="ce76" table:formula="of:=IF([.D243] = &quot;&quot;; &quot;&quot;; IFERROR([.I242]+[.G243];&quot;&quot;))">
            <text:p/>
          </table:table-cell>
          <table:table-cell table:style-name="ce80" table:formula="of:=IF([.D243] = &quot;&quot;; &quot;&quot;; IFERROR(([.I243]-[.F$2])/[.F$2];&quot;&quot;))">
            <text:p/>
          </table:table-cell>
          <table:table-cell table:style-name="ce84" table:formula="of:=IF([.D243] = &quot;&quot;; &quot;&quot;; IFERROR([.I243]/MAX([.$I$2:.I243])-1;&quot;&quot;))">
            <text:p/>
          </table:table-cell>
          <table:table-cell table:style-name="ce87" table:formula="of:=IF(ISBLANK([.D243]);&quot;&quot;; [.G243]/[.I242])">
            <text:p/>
          </table:table-cell>
          <table:table-cell table:style-name="ce76" table:formula="of:=IF([.D243] = &quot;&quot;; &quot;&quot;; IFERROR([.I242]*([.N243]);&quot;&quot;))">
            <text:p/>
          </table:table-cell>
          <table:table-cell table:style-name="ce95" table:formula="of:=IF([.D24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43]*[.N244]/[.D244]*([.E244]+[.F244]); IFERROR([.I243]*[.N244]/[.D244]*[.E244]; &quot;&quot;))">
            <text:p/>
          </table:table-cell>
          <table:table-cell table:style-name="ce71" table:formula="of:=IF([.D244] = &quot;&quot;; &quot;&quot;; IFERROR([.H243]+([.E244]+[.F244]); [.H243]+[.E244]) )">
            <text:p/>
          </table:table-cell>
          <table:table-cell table:style-name="ce76" table:formula="of:=IF([.D244] = &quot;&quot;; &quot;&quot;; IFERROR([.I243]+[.G244];&quot;&quot;))">
            <text:p/>
          </table:table-cell>
          <table:table-cell table:style-name="ce80" table:formula="of:=IF([.D244] = &quot;&quot;; &quot;&quot;; IFERROR(([.I244]-[.F$2])/[.F$2];&quot;&quot;))">
            <text:p/>
          </table:table-cell>
          <table:table-cell table:style-name="ce84" table:formula="of:=IF([.D244] = &quot;&quot;; &quot;&quot;; IFERROR([.I244]/MAX([.$I$2:.I244])-1;&quot;&quot;))">
            <text:p/>
          </table:table-cell>
          <table:table-cell table:style-name="ce87" table:formula="of:=IF(ISBLANK([.D244]);&quot;&quot;; [.G244]/[.I243])">
            <text:p/>
          </table:table-cell>
          <table:table-cell table:style-name="ce76" table:formula="of:=IF([.D244] = &quot;&quot;; &quot;&quot;; IFERROR([.I243]*([.N244]);&quot;&quot;))">
            <text:p/>
          </table:table-cell>
          <table:table-cell table:style-name="ce96" table:formula="of:=IF([.D24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44]*[.N245]/[.D245]*([.E245]+[.F245]); IFERROR([.I244]*[.N245]/[.D245]*[.E245]; &quot;&quot;))">
            <text:p/>
          </table:table-cell>
          <table:table-cell table:style-name="ce71" table:formula="of:=IF([.D245] = &quot;&quot;; &quot;&quot;; IFERROR([.H244]+([.E245]+[.F245]); [.H244]+[.E245]) )">
            <text:p/>
          </table:table-cell>
          <table:table-cell table:style-name="ce76" table:formula="of:=IF([.D245] = &quot;&quot;; &quot;&quot;; IFERROR([.I244]+[.G245];&quot;&quot;))">
            <text:p/>
          </table:table-cell>
          <table:table-cell table:style-name="ce80" table:formula="of:=IF([.D245] = &quot;&quot;; &quot;&quot;; IFERROR(([.I245]-[.F$2])/[.F$2];&quot;&quot;))">
            <text:p/>
          </table:table-cell>
          <table:table-cell table:style-name="ce84" table:formula="of:=IF([.D245] = &quot;&quot;; &quot;&quot;; IFERROR([.I245]/MAX([.$I$2:.I245])-1;&quot;&quot;))">
            <text:p/>
          </table:table-cell>
          <table:table-cell table:style-name="ce87" table:formula="of:=IF(ISBLANK([.D245]);&quot;&quot;; [.G245]/[.I244])">
            <text:p/>
          </table:table-cell>
          <table:table-cell table:style-name="ce76" table:formula="of:=IF([.D245] = &quot;&quot;; &quot;&quot;; IFERROR([.I244]*([.N245]);&quot;&quot;))">
            <text:p/>
          </table:table-cell>
          <table:table-cell table:style-name="ce95" table:formula="of:=IF([.D24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45]*[.N246]/[.D246]*([.E246]+[.F246]); IFERROR([.I245]*[.N246]/[.D246]*[.E246]; &quot;&quot;))">
            <text:p/>
          </table:table-cell>
          <table:table-cell table:style-name="ce71" table:formula="of:=IF([.D246] = &quot;&quot;; &quot;&quot;; IFERROR([.H245]+([.E246]+[.F246]); [.H245]+[.E246]) )">
            <text:p/>
          </table:table-cell>
          <table:table-cell table:style-name="ce76" table:formula="of:=IF([.D246] = &quot;&quot;; &quot;&quot;; IFERROR([.I245]+[.G246];&quot;&quot;))">
            <text:p/>
          </table:table-cell>
          <table:table-cell table:style-name="ce80" table:formula="of:=IF([.D246] = &quot;&quot;; &quot;&quot;; IFERROR(([.I246]-[.F$2])/[.F$2];&quot;&quot;))">
            <text:p/>
          </table:table-cell>
          <table:table-cell table:style-name="ce84" table:formula="of:=IF([.D246] = &quot;&quot;; &quot;&quot;; IFERROR([.I246]/MAX([.$I$2:.I246])-1;&quot;&quot;))">
            <text:p/>
          </table:table-cell>
          <table:table-cell table:style-name="ce87" table:formula="of:=IF(ISBLANK([.D246]);&quot;&quot;; [.G246]/[.I245])">
            <text:p/>
          </table:table-cell>
          <table:table-cell table:style-name="ce76" table:formula="of:=IF([.D246] = &quot;&quot;; &quot;&quot;; IFERROR([.I245]*([.N246]);&quot;&quot;))">
            <text:p/>
          </table:table-cell>
          <table:table-cell table:style-name="ce96" table:formula="of:=IF([.D24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46]*[.N247]/[.D247]*([.E247]+[.F247]); IFERROR([.I246]*[.N247]/[.D247]*[.E247]; &quot;&quot;))">
            <text:p/>
          </table:table-cell>
          <table:table-cell table:style-name="ce71" table:formula="of:=IF([.D247] = &quot;&quot;; &quot;&quot;; IFERROR([.H246]+([.E247]+[.F247]); [.H246]+[.E247]) )">
            <text:p/>
          </table:table-cell>
          <table:table-cell table:style-name="ce76" table:formula="of:=IF([.D247] = &quot;&quot;; &quot;&quot;; IFERROR([.I246]+[.G247];&quot;&quot;))">
            <text:p/>
          </table:table-cell>
          <table:table-cell table:style-name="ce80" table:formula="of:=IF([.D247] = &quot;&quot;; &quot;&quot;; IFERROR(([.I247]-[.F$2])/[.F$2];&quot;&quot;))">
            <text:p/>
          </table:table-cell>
          <table:table-cell table:style-name="ce84" table:formula="of:=IF([.D247] = &quot;&quot;; &quot;&quot;; IFERROR([.I247]/MAX([.$I$2:.I247])-1;&quot;&quot;))">
            <text:p/>
          </table:table-cell>
          <table:table-cell table:style-name="ce87" table:formula="of:=IF(ISBLANK([.D247]);&quot;&quot;; [.G247]/[.I246])">
            <text:p/>
          </table:table-cell>
          <table:table-cell table:style-name="ce76" table:formula="of:=IF([.D247] = &quot;&quot;; &quot;&quot;; IFERROR([.I246]*([.N247]);&quot;&quot;))">
            <text:p/>
          </table:table-cell>
          <table:table-cell table:style-name="ce95" table:formula="of:=IF([.D24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47]*[.N248]/[.D248]*([.E248]+[.F248]); IFERROR([.I247]*[.N248]/[.D248]*[.E248]; &quot;&quot;))">
            <text:p/>
          </table:table-cell>
          <table:table-cell table:style-name="ce71" table:formula="of:=IF([.D248] = &quot;&quot;; &quot;&quot;; IFERROR([.H247]+([.E248]+[.F248]); [.H247]+[.E248]) )">
            <text:p/>
          </table:table-cell>
          <table:table-cell table:style-name="ce76" table:formula="of:=IF([.D248] = &quot;&quot;; &quot;&quot;; IFERROR([.I247]+[.G248];&quot;&quot;))">
            <text:p/>
          </table:table-cell>
          <table:table-cell table:style-name="ce80" table:formula="of:=IF([.D248] = &quot;&quot;; &quot;&quot;; IFERROR(([.I248]-[.F$2])/[.F$2];&quot;&quot;))">
            <text:p/>
          </table:table-cell>
          <table:table-cell table:style-name="ce84" table:formula="of:=IF([.D248] = &quot;&quot;; &quot;&quot;; IFERROR([.I248]/MAX([.$I$2:.I248])-1;&quot;&quot;))">
            <text:p/>
          </table:table-cell>
          <table:table-cell table:style-name="ce87" table:formula="of:=IF(ISBLANK([.D248]);&quot;&quot;; [.G248]/[.I247])">
            <text:p/>
          </table:table-cell>
          <table:table-cell table:style-name="ce76" table:formula="of:=IF([.D248] = &quot;&quot;; &quot;&quot;; IFERROR([.I247]*([.N248]);&quot;&quot;))">
            <text:p/>
          </table:table-cell>
          <table:table-cell table:style-name="ce96" table:formula="of:=IF([.D24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48]*[.N249]/[.D249]*([.E249]+[.F249]); IFERROR([.I248]*[.N249]/[.D249]*[.E249]; &quot;&quot;))">
            <text:p/>
          </table:table-cell>
          <table:table-cell table:style-name="ce71" table:formula="of:=IF([.D249] = &quot;&quot;; &quot;&quot;; IFERROR([.H248]+([.E249]+[.F249]); [.H248]+[.E249]) )">
            <text:p/>
          </table:table-cell>
          <table:table-cell table:style-name="ce76" table:formula="of:=IF([.D249] = &quot;&quot;; &quot;&quot;; IFERROR([.I248]+[.G249];&quot;&quot;))">
            <text:p/>
          </table:table-cell>
          <table:table-cell table:style-name="ce80" table:formula="of:=IF([.D249] = &quot;&quot;; &quot;&quot;; IFERROR(([.I249]-[.F$2])/[.F$2];&quot;&quot;))">
            <text:p/>
          </table:table-cell>
          <table:table-cell table:style-name="ce84" table:formula="of:=IF([.D249] = &quot;&quot;; &quot;&quot;; IFERROR([.I249]/MAX([.$I$2:.I249])-1;&quot;&quot;))">
            <text:p/>
          </table:table-cell>
          <table:table-cell table:style-name="ce87" table:formula="of:=IF(ISBLANK([.D249]);&quot;&quot;; [.G249]/[.I248])">
            <text:p/>
          </table:table-cell>
          <table:table-cell table:style-name="ce76" table:formula="of:=IF([.D249] = &quot;&quot;; &quot;&quot;; IFERROR([.I248]*([.N249]);&quot;&quot;))">
            <text:p/>
          </table:table-cell>
          <table:table-cell table:style-name="ce95" table:formula="of:=IF([.D24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49]*[.N250]/[.D250]*([.E250]+[.F250]); IFERROR([.I249]*[.N250]/[.D250]*[.E250]; &quot;&quot;))">
            <text:p/>
          </table:table-cell>
          <table:table-cell table:style-name="ce71" table:formula="of:=IF([.D250] = &quot;&quot;; &quot;&quot;; IFERROR([.H249]+([.E250]+[.F250]); [.H249]+[.E250]) )">
            <text:p/>
          </table:table-cell>
          <table:table-cell table:style-name="ce76" table:formula="of:=IF([.D250] = &quot;&quot;; &quot;&quot;; IFERROR([.I249]+[.G250];&quot;&quot;))">
            <text:p/>
          </table:table-cell>
          <table:table-cell table:style-name="ce80" table:formula="of:=IF([.D250] = &quot;&quot;; &quot;&quot;; IFERROR(([.I250]-[.F$2])/[.F$2];&quot;&quot;))">
            <text:p/>
          </table:table-cell>
          <table:table-cell table:style-name="ce84" table:formula="of:=IF([.D250] = &quot;&quot;; &quot;&quot;; IFERROR([.I250]/MAX([.$I$2:.I250])-1;&quot;&quot;))">
            <text:p/>
          </table:table-cell>
          <table:table-cell table:style-name="ce87" table:formula="of:=IF(ISBLANK([.D250]);&quot;&quot;; [.G250]/[.I249])">
            <text:p/>
          </table:table-cell>
          <table:table-cell table:style-name="ce76" table:formula="of:=IF([.D250] = &quot;&quot;; &quot;&quot;; IFERROR([.I249]*([.N250]);&quot;&quot;))">
            <text:p/>
          </table:table-cell>
          <table:table-cell table:style-name="ce96" table:formula="of:=IF([.D25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50]*[.N251]/[.D251]*([.E251]+[.F251]); IFERROR([.I250]*[.N251]/[.D251]*[.E251]; &quot;&quot;))">
            <text:p/>
          </table:table-cell>
          <table:table-cell table:style-name="ce71" table:formula="of:=IF([.D251] = &quot;&quot;; &quot;&quot;; IFERROR([.H250]+([.E251]+[.F251]); [.H250]+[.E251]) )">
            <text:p/>
          </table:table-cell>
          <table:table-cell table:style-name="ce76" table:formula="of:=IF([.D251] = &quot;&quot;; &quot;&quot;; IFERROR([.I250]+[.G251];&quot;&quot;))">
            <text:p/>
          </table:table-cell>
          <table:table-cell table:style-name="ce80" table:formula="of:=IF([.D251] = &quot;&quot;; &quot;&quot;; IFERROR(([.I251]-[.F$2])/[.F$2];&quot;&quot;))">
            <text:p/>
          </table:table-cell>
          <table:table-cell table:style-name="ce84" table:formula="of:=IF([.D251] = &quot;&quot;; &quot;&quot;; IFERROR([.I251]/MAX([.$I$2:.I251])-1;&quot;&quot;))">
            <text:p/>
          </table:table-cell>
          <table:table-cell table:style-name="ce87" table:formula="of:=IF(ISBLANK([.D251]);&quot;&quot;; [.G251]/[.I250])">
            <text:p/>
          </table:table-cell>
          <table:table-cell table:style-name="ce76" table:formula="of:=IF([.D251] = &quot;&quot;; &quot;&quot;; IFERROR([.I250]*([.N251]);&quot;&quot;))">
            <text:p/>
          </table:table-cell>
          <table:table-cell table:style-name="ce95" table:formula="of:=IF([.D25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51]*[.N252]/[.D252]*([.E252]+[.F252]); IFERROR([.I251]*[.N252]/[.D252]*[.E252]; &quot;&quot;))">
            <text:p/>
          </table:table-cell>
          <table:table-cell table:style-name="ce71" table:formula="of:=IF([.D252] = &quot;&quot;; &quot;&quot;; IFERROR([.H251]+([.E252]+[.F252]); [.H251]+[.E252]) )">
            <text:p/>
          </table:table-cell>
          <table:table-cell table:style-name="ce76" table:formula="of:=IF([.D252] = &quot;&quot;; &quot;&quot;; IFERROR([.I251]+[.G252];&quot;&quot;))">
            <text:p/>
          </table:table-cell>
          <table:table-cell table:style-name="ce80" table:formula="of:=IF([.D252] = &quot;&quot;; &quot;&quot;; IFERROR(([.I252]-[.F$2])/[.F$2];&quot;&quot;))">
            <text:p/>
          </table:table-cell>
          <table:table-cell table:style-name="ce84" table:formula="of:=IF([.D252] = &quot;&quot;; &quot;&quot;; IFERROR([.I252]/MAX([.$I$2:.I252])-1;&quot;&quot;))">
            <text:p/>
          </table:table-cell>
          <table:table-cell table:style-name="ce87" table:formula="of:=IF(ISBLANK([.D252]);&quot;&quot;; [.G252]/[.I251])">
            <text:p/>
          </table:table-cell>
          <table:table-cell table:style-name="ce76" table:formula="of:=IF([.D252] = &quot;&quot;; &quot;&quot;; IFERROR([.I251]*([.N252]);&quot;&quot;))">
            <text:p/>
          </table:table-cell>
          <table:table-cell table:style-name="ce96" table:formula="of:=IF([.D25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52]*[.N253]/[.D253]*([.E253]+[.F253]); IFERROR([.I252]*[.N253]/[.D253]*[.E253]; &quot;&quot;))">
            <text:p/>
          </table:table-cell>
          <table:table-cell table:style-name="ce71" table:formula="of:=IF([.D253] = &quot;&quot;; &quot;&quot;; IFERROR([.H252]+([.E253]+[.F253]); [.H252]+[.E253]) )">
            <text:p/>
          </table:table-cell>
          <table:table-cell table:style-name="ce76" table:formula="of:=IF([.D253] = &quot;&quot;; &quot;&quot;; IFERROR([.I252]+[.G253];&quot;&quot;))">
            <text:p/>
          </table:table-cell>
          <table:table-cell table:style-name="ce80" table:formula="of:=IF([.D253] = &quot;&quot;; &quot;&quot;; IFERROR(([.I253]-[.F$2])/[.F$2];&quot;&quot;))">
            <text:p/>
          </table:table-cell>
          <table:table-cell table:style-name="ce84" table:formula="of:=IF([.D253] = &quot;&quot;; &quot;&quot;; IFERROR([.I253]/MAX([.$I$2:.I253])-1;&quot;&quot;))">
            <text:p/>
          </table:table-cell>
          <table:table-cell table:style-name="ce87" table:formula="of:=IF(ISBLANK([.D253]);&quot;&quot;; [.G253]/[.I252])">
            <text:p/>
          </table:table-cell>
          <table:table-cell table:style-name="ce76" table:formula="of:=IF([.D253] = &quot;&quot;; &quot;&quot;; IFERROR([.I252]*([.N253]);&quot;&quot;))">
            <text:p/>
          </table:table-cell>
          <table:table-cell table:style-name="ce95" table:formula="of:=IF([.D25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53]*[.N254]/[.D254]*([.E254]+[.F254]); IFERROR([.I253]*[.N254]/[.D254]*[.E254]; &quot;&quot;))">
            <text:p/>
          </table:table-cell>
          <table:table-cell table:style-name="ce71" table:formula="of:=IF([.D254] = &quot;&quot;; &quot;&quot;; IFERROR([.H253]+([.E254]+[.F254]); [.H253]+[.E254]) )">
            <text:p/>
          </table:table-cell>
          <table:table-cell table:style-name="ce76" table:formula="of:=IF([.D254] = &quot;&quot;; &quot;&quot;; IFERROR([.I253]+[.G254];&quot;&quot;))">
            <text:p/>
          </table:table-cell>
          <table:table-cell table:style-name="ce80" table:formula="of:=IF([.D254] = &quot;&quot;; &quot;&quot;; IFERROR(([.I254]-[.F$2])/[.F$2];&quot;&quot;))">
            <text:p/>
          </table:table-cell>
          <table:table-cell table:style-name="ce84" table:formula="of:=IF([.D254] = &quot;&quot;; &quot;&quot;; IFERROR([.I254]/MAX([.$I$2:.I254])-1;&quot;&quot;))">
            <text:p/>
          </table:table-cell>
          <table:table-cell table:style-name="ce87" table:formula="of:=IF(ISBLANK([.D254]);&quot;&quot;; [.G254]/[.I253])">
            <text:p/>
          </table:table-cell>
          <table:table-cell table:style-name="ce76" table:formula="of:=IF([.D254] = &quot;&quot;; &quot;&quot;; IFERROR([.I253]*([.N254]);&quot;&quot;))">
            <text:p/>
          </table:table-cell>
          <table:table-cell table:style-name="ce96" table:formula="of:=IF([.D25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54]*[.N255]/[.D255]*([.E255]+[.F255]); IFERROR([.I254]*[.N255]/[.D255]*[.E255]; &quot;&quot;))">
            <text:p/>
          </table:table-cell>
          <table:table-cell table:style-name="ce71" table:formula="of:=IF([.D255] = &quot;&quot;; &quot;&quot;; IFERROR([.H254]+([.E255]+[.F255]); [.H254]+[.E255]) )">
            <text:p/>
          </table:table-cell>
          <table:table-cell table:style-name="ce76" table:formula="of:=IF([.D255] = &quot;&quot;; &quot;&quot;; IFERROR([.I254]+[.G255];&quot;&quot;))">
            <text:p/>
          </table:table-cell>
          <table:table-cell table:style-name="ce80" table:formula="of:=IF([.D255] = &quot;&quot;; &quot;&quot;; IFERROR(([.I255]-[.F$2])/[.F$2];&quot;&quot;))">
            <text:p/>
          </table:table-cell>
          <table:table-cell table:style-name="ce84" table:formula="of:=IF([.D255] = &quot;&quot;; &quot;&quot;; IFERROR([.I255]/MAX([.$I$2:.I255])-1;&quot;&quot;))">
            <text:p/>
          </table:table-cell>
          <table:table-cell table:style-name="ce87" table:formula="of:=IF(ISBLANK([.D255]);&quot;&quot;; [.G255]/[.I254])">
            <text:p/>
          </table:table-cell>
          <table:table-cell table:style-name="ce76" table:formula="of:=IF([.D255] = &quot;&quot;; &quot;&quot;; IFERROR([.I254]*([.N255]);&quot;&quot;))">
            <text:p/>
          </table:table-cell>
          <table:table-cell table:style-name="ce95" table:formula="of:=IF([.D25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55]*[.N256]/[.D256]*([.E256]+[.F256]); IFERROR([.I255]*[.N256]/[.D256]*[.E256]; &quot;&quot;))">
            <text:p/>
          </table:table-cell>
          <table:table-cell table:style-name="ce71" table:formula="of:=IF([.D256] = &quot;&quot;; &quot;&quot;; IFERROR([.H255]+([.E256]+[.F256]); [.H255]+[.E256]) )">
            <text:p/>
          </table:table-cell>
          <table:table-cell table:style-name="ce76" table:formula="of:=IF([.D256] = &quot;&quot;; &quot;&quot;; IFERROR([.I255]+[.G256];&quot;&quot;))">
            <text:p/>
          </table:table-cell>
          <table:table-cell table:style-name="ce80" table:formula="of:=IF([.D256] = &quot;&quot;; &quot;&quot;; IFERROR(([.I256]-[.F$2])/[.F$2];&quot;&quot;))">
            <text:p/>
          </table:table-cell>
          <table:table-cell table:style-name="ce84" table:formula="of:=IF([.D256] = &quot;&quot;; &quot;&quot;; IFERROR([.I256]/MAX([.$I$2:.I256])-1;&quot;&quot;))">
            <text:p/>
          </table:table-cell>
          <table:table-cell table:style-name="ce87" table:formula="of:=IF(ISBLANK([.D256]);&quot;&quot;; [.G256]/[.I255])">
            <text:p/>
          </table:table-cell>
          <table:table-cell table:style-name="ce76" table:formula="of:=IF([.D256] = &quot;&quot;; &quot;&quot;; IFERROR([.I255]*([.N256]);&quot;&quot;))">
            <text:p/>
          </table:table-cell>
          <table:table-cell table:style-name="ce96" table:formula="of:=IF([.D25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56]*[.N257]/[.D257]*([.E257]+[.F257]); IFERROR([.I256]*[.N257]/[.D257]*[.E257]; &quot;&quot;))">
            <text:p/>
          </table:table-cell>
          <table:table-cell table:style-name="ce71" table:formula="of:=IF([.D257] = &quot;&quot;; &quot;&quot;; IFERROR([.H256]+([.E257]+[.F257]); [.H256]+[.E257]) )">
            <text:p/>
          </table:table-cell>
          <table:table-cell table:style-name="ce76" table:formula="of:=IF([.D257] = &quot;&quot;; &quot;&quot;; IFERROR([.I256]+[.G257];&quot;&quot;))">
            <text:p/>
          </table:table-cell>
          <table:table-cell table:style-name="ce80" table:formula="of:=IF([.D257] = &quot;&quot;; &quot;&quot;; IFERROR(([.I257]-[.F$2])/[.F$2];&quot;&quot;))">
            <text:p/>
          </table:table-cell>
          <table:table-cell table:style-name="ce84" table:formula="of:=IF([.D257] = &quot;&quot;; &quot;&quot;; IFERROR([.I257]/MAX([.$I$2:.I257])-1;&quot;&quot;))">
            <text:p/>
          </table:table-cell>
          <table:table-cell table:style-name="ce87" table:formula="of:=IF(ISBLANK([.D257]);&quot;&quot;; [.G257]/[.I256])">
            <text:p/>
          </table:table-cell>
          <table:table-cell table:style-name="ce76" table:formula="of:=IF([.D257] = &quot;&quot;; &quot;&quot;; IFERROR([.I256]*([.N257]);&quot;&quot;))">
            <text:p/>
          </table:table-cell>
          <table:table-cell table:style-name="ce95" table:formula="of:=IF([.D25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57]*[.N258]/[.D258]*([.E258]+[.F258]); IFERROR([.I257]*[.N258]/[.D258]*[.E258]; &quot;&quot;))">
            <text:p/>
          </table:table-cell>
          <table:table-cell table:style-name="ce71" table:formula="of:=IF([.D258] = &quot;&quot;; &quot;&quot;; IFERROR([.H257]+([.E258]+[.F258]); [.H257]+[.E258]) )">
            <text:p/>
          </table:table-cell>
          <table:table-cell table:style-name="ce76" table:formula="of:=IF([.D258] = &quot;&quot;; &quot;&quot;; IFERROR([.I257]+[.G258];&quot;&quot;))">
            <text:p/>
          </table:table-cell>
          <table:table-cell table:style-name="ce80" table:formula="of:=IF([.D258] = &quot;&quot;; &quot;&quot;; IFERROR(([.I258]-[.F$2])/[.F$2];&quot;&quot;))">
            <text:p/>
          </table:table-cell>
          <table:table-cell table:style-name="ce84" table:formula="of:=IF([.D258] = &quot;&quot;; &quot;&quot;; IFERROR([.I258]/MAX([.$I$2:.I258])-1;&quot;&quot;))">
            <text:p/>
          </table:table-cell>
          <table:table-cell table:style-name="ce87" table:formula="of:=IF(ISBLANK([.D258]);&quot;&quot;; [.G258]/[.I257])">
            <text:p/>
          </table:table-cell>
          <table:table-cell table:style-name="ce76" table:formula="of:=IF([.D258] = &quot;&quot;; &quot;&quot;; IFERROR([.I257]*([.N258]);&quot;&quot;))">
            <text:p/>
          </table:table-cell>
          <table:table-cell table:style-name="ce96" table:formula="of:=IF([.D25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58]*[.N259]/[.D259]*([.E259]+[.F259]); IFERROR([.I258]*[.N259]/[.D259]*[.E259]; &quot;&quot;))">
            <text:p/>
          </table:table-cell>
          <table:table-cell table:style-name="ce71" table:formula="of:=IF([.D259] = &quot;&quot;; &quot;&quot;; IFERROR([.H258]+([.E259]+[.F259]); [.H258]+[.E259]) )">
            <text:p/>
          </table:table-cell>
          <table:table-cell table:style-name="ce76" table:formula="of:=IF([.D259] = &quot;&quot;; &quot;&quot;; IFERROR([.I258]+[.G259];&quot;&quot;))">
            <text:p/>
          </table:table-cell>
          <table:table-cell table:style-name="ce80" table:formula="of:=IF([.D259] = &quot;&quot;; &quot;&quot;; IFERROR(([.I259]-[.F$2])/[.F$2];&quot;&quot;))">
            <text:p/>
          </table:table-cell>
          <table:table-cell table:style-name="ce84" table:formula="of:=IF([.D259] = &quot;&quot;; &quot;&quot;; IFERROR([.I259]/MAX([.$I$2:.I259])-1;&quot;&quot;))">
            <text:p/>
          </table:table-cell>
          <table:table-cell table:style-name="ce87" table:formula="of:=IF(ISBLANK([.D259]);&quot;&quot;; [.G259]/[.I258])">
            <text:p/>
          </table:table-cell>
          <table:table-cell table:style-name="ce76" table:formula="of:=IF([.D259] = &quot;&quot;; &quot;&quot;; IFERROR([.I258]*([.N259]);&quot;&quot;))">
            <text:p/>
          </table:table-cell>
          <table:table-cell table:style-name="ce95" table:formula="of:=IF([.D25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59]*[.N260]/[.D260]*([.E260]+[.F260]); IFERROR([.I259]*[.N260]/[.D260]*[.E260]; &quot;&quot;))">
            <text:p/>
          </table:table-cell>
          <table:table-cell table:style-name="ce71" table:formula="of:=IF([.D260] = &quot;&quot;; &quot;&quot;; IFERROR([.H259]+([.E260]+[.F260]); [.H259]+[.E260]) )">
            <text:p/>
          </table:table-cell>
          <table:table-cell table:style-name="ce76" table:formula="of:=IF([.D260] = &quot;&quot;; &quot;&quot;; IFERROR([.I259]+[.G260];&quot;&quot;))">
            <text:p/>
          </table:table-cell>
          <table:table-cell table:style-name="ce80" table:formula="of:=IF([.D260] = &quot;&quot;; &quot;&quot;; IFERROR(([.I260]-[.F$2])/[.F$2];&quot;&quot;))">
            <text:p/>
          </table:table-cell>
          <table:table-cell table:style-name="ce84" table:formula="of:=IF([.D260] = &quot;&quot;; &quot;&quot;; IFERROR([.I260]/MAX([.$I$2:.I260])-1;&quot;&quot;))">
            <text:p/>
          </table:table-cell>
          <table:table-cell table:style-name="ce87" table:formula="of:=IF(ISBLANK([.D260]);&quot;&quot;; [.G260]/[.I259])">
            <text:p/>
          </table:table-cell>
          <table:table-cell table:style-name="ce76" table:formula="of:=IF([.D260] = &quot;&quot;; &quot;&quot;; IFERROR([.I259]*([.N260]);&quot;&quot;))">
            <text:p/>
          </table:table-cell>
          <table:table-cell table:style-name="ce96" table:formula="of:=IF([.D26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60]*[.N261]/[.D261]*([.E261]+[.F261]); IFERROR([.I260]*[.N261]/[.D261]*[.E261]; &quot;&quot;))">
            <text:p/>
          </table:table-cell>
          <table:table-cell table:style-name="ce71" table:formula="of:=IF([.D261] = &quot;&quot;; &quot;&quot;; IFERROR([.H260]+([.E261]+[.F261]); [.H260]+[.E261]) )">
            <text:p/>
          </table:table-cell>
          <table:table-cell table:style-name="ce76" table:formula="of:=IF([.D261] = &quot;&quot;; &quot;&quot;; IFERROR([.I260]+[.G261];&quot;&quot;))">
            <text:p/>
          </table:table-cell>
          <table:table-cell table:style-name="ce80" table:formula="of:=IF([.D261] = &quot;&quot;; &quot;&quot;; IFERROR(([.I261]-[.F$2])/[.F$2];&quot;&quot;))">
            <text:p/>
          </table:table-cell>
          <table:table-cell table:style-name="ce84" table:formula="of:=IF([.D261] = &quot;&quot;; &quot;&quot;; IFERROR([.I261]/MAX([.$I$2:.I261])-1;&quot;&quot;))">
            <text:p/>
          </table:table-cell>
          <table:table-cell table:style-name="ce87" table:formula="of:=IF(ISBLANK([.D261]);&quot;&quot;; [.G261]/[.I260])">
            <text:p/>
          </table:table-cell>
          <table:table-cell table:style-name="ce76" table:formula="of:=IF([.D261] = &quot;&quot;; &quot;&quot;; IFERROR([.I260]*([.N261]);&quot;&quot;))">
            <text:p/>
          </table:table-cell>
          <table:table-cell table:style-name="ce95" table:formula="of:=IF([.D26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61]*[.N262]/[.D262]*([.E262]+[.F262]); IFERROR([.I261]*[.N262]/[.D262]*[.E262]; &quot;&quot;))">
            <text:p/>
          </table:table-cell>
          <table:table-cell table:style-name="ce71" table:formula="of:=IF([.D262] = &quot;&quot;; &quot;&quot;; IFERROR([.H261]+([.E262]+[.F262]); [.H261]+[.E262]) )">
            <text:p/>
          </table:table-cell>
          <table:table-cell table:style-name="ce76" table:formula="of:=IF([.D262] = &quot;&quot;; &quot;&quot;; IFERROR([.I261]+[.G262];&quot;&quot;))">
            <text:p/>
          </table:table-cell>
          <table:table-cell table:style-name="ce80" table:formula="of:=IF([.D262] = &quot;&quot;; &quot;&quot;; IFERROR(([.I262]-[.F$2])/[.F$2];&quot;&quot;))">
            <text:p/>
          </table:table-cell>
          <table:table-cell table:style-name="ce84" table:formula="of:=IF([.D262] = &quot;&quot;; &quot;&quot;; IFERROR([.I262]/MAX([.$I$2:.I262])-1;&quot;&quot;))">
            <text:p/>
          </table:table-cell>
          <table:table-cell table:style-name="ce87" table:formula="of:=IF(ISBLANK([.D262]);&quot;&quot;; [.G262]/[.I261])">
            <text:p/>
          </table:table-cell>
          <table:table-cell table:style-name="ce76" table:formula="of:=IF([.D262] = &quot;&quot;; &quot;&quot;; IFERROR([.I261]*([.N262]);&quot;&quot;))">
            <text:p/>
          </table:table-cell>
          <table:table-cell table:style-name="ce96" table:formula="of:=IF([.D26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62]*[.N263]/[.D263]*([.E263]+[.F263]); IFERROR([.I262]*[.N263]/[.D263]*[.E263]; &quot;&quot;))">
            <text:p/>
          </table:table-cell>
          <table:table-cell table:style-name="ce71" table:formula="of:=IF([.D263] = &quot;&quot;; &quot;&quot;; IFERROR([.H262]+([.E263]+[.F263]); [.H262]+[.E263]) )">
            <text:p/>
          </table:table-cell>
          <table:table-cell table:style-name="ce76" table:formula="of:=IF([.D263] = &quot;&quot;; &quot;&quot;; IFERROR([.I262]+[.G263];&quot;&quot;))">
            <text:p/>
          </table:table-cell>
          <table:table-cell table:style-name="ce80" table:formula="of:=IF([.D263] = &quot;&quot;; &quot;&quot;; IFERROR(([.I263]-[.F$2])/[.F$2];&quot;&quot;))">
            <text:p/>
          </table:table-cell>
          <table:table-cell table:style-name="ce84" table:formula="of:=IF([.D263] = &quot;&quot;; &quot;&quot;; IFERROR([.I263]/MAX([.$I$2:.I263])-1;&quot;&quot;))">
            <text:p/>
          </table:table-cell>
          <table:table-cell table:style-name="ce87" table:formula="of:=IF(ISBLANK([.D263]);&quot;&quot;; [.G263]/[.I262])">
            <text:p/>
          </table:table-cell>
          <table:table-cell table:style-name="ce76" table:formula="of:=IF([.D263] = &quot;&quot;; &quot;&quot;; IFERROR([.I262]*([.N263]);&quot;&quot;))">
            <text:p/>
          </table:table-cell>
          <table:table-cell table:style-name="ce95" table:formula="of:=IF([.D26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63]*[.N264]/[.D264]*([.E264]+[.F264]); IFERROR([.I263]*[.N264]/[.D264]*[.E264]; &quot;&quot;))">
            <text:p/>
          </table:table-cell>
          <table:table-cell table:style-name="ce71" table:formula="of:=IF([.D264] = &quot;&quot;; &quot;&quot;; IFERROR([.H263]+([.E264]+[.F264]); [.H263]+[.E264]) )">
            <text:p/>
          </table:table-cell>
          <table:table-cell table:style-name="ce76" table:formula="of:=IF([.D264] = &quot;&quot;; &quot;&quot;; IFERROR([.I263]+[.G264];&quot;&quot;))">
            <text:p/>
          </table:table-cell>
          <table:table-cell table:style-name="ce80" table:formula="of:=IF([.D264] = &quot;&quot;; &quot;&quot;; IFERROR(([.I264]-[.F$2])/[.F$2];&quot;&quot;))">
            <text:p/>
          </table:table-cell>
          <table:table-cell table:style-name="ce84" table:formula="of:=IF([.D264] = &quot;&quot;; &quot;&quot;; IFERROR([.I264]/MAX([.$I$2:.I264])-1;&quot;&quot;))">
            <text:p/>
          </table:table-cell>
          <table:table-cell table:style-name="ce87" table:formula="of:=IF(ISBLANK([.D264]);&quot;&quot;; [.G264]/[.I263])">
            <text:p/>
          </table:table-cell>
          <table:table-cell table:style-name="ce76" table:formula="of:=IF([.D264] = &quot;&quot;; &quot;&quot;; IFERROR([.I263]*([.N264]);&quot;&quot;))">
            <text:p/>
          </table:table-cell>
          <table:table-cell table:style-name="ce96" table:formula="of:=IF([.D26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64]*[.N265]/[.D265]*([.E265]+[.F265]); IFERROR([.I264]*[.N265]/[.D265]*[.E265]; &quot;&quot;))">
            <text:p/>
          </table:table-cell>
          <table:table-cell table:style-name="ce71" table:formula="of:=IF([.D265] = &quot;&quot;; &quot;&quot;; IFERROR([.H264]+([.E265]+[.F265]); [.H264]+[.E265]) )">
            <text:p/>
          </table:table-cell>
          <table:table-cell table:style-name="ce76" table:formula="of:=IF([.D265] = &quot;&quot;; &quot;&quot;; IFERROR([.I264]+[.G265];&quot;&quot;))">
            <text:p/>
          </table:table-cell>
          <table:table-cell table:style-name="ce80" table:formula="of:=IF([.D265] = &quot;&quot;; &quot;&quot;; IFERROR(([.I265]-[.F$2])/[.F$2];&quot;&quot;))">
            <text:p/>
          </table:table-cell>
          <table:table-cell table:style-name="ce84" table:formula="of:=IF([.D265] = &quot;&quot;; &quot;&quot;; IFERROR([.I265]/MAX([.$I$2:.I265])-1;&quot;&quot;))">
            <text:p/>
          </table:table-cell>
          <table:table-cell table:style-name="ce87" table:formula="of:=IF(ISBLANK([.D265]);&quot;&quot;; [.G265]/[.I264])">
            <text:p/>
          </table:table-cell>
          <table:table-cell table:style-name="ce76" table:formula="of:=IF([.D265] = &quot;&quot;; &quot;&quot;; IFERROR([.I264]*([.N265]);&quot;&quot;))">
            <text:p/>
          </table:table-cell>
          <table:table-cell table:style-name="ce95" table:formula="of:=IF([.D26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65]*[.N266]/[.D266]*([.E266]+[.F266]); IFERROR([.I265]*[.N266]/[.D266]*[.E266]; &quot;&quot;))">
            <text:p/>
          </table:table-cell>
          <table:table-cell table:style-name="ce71" table:formula="of:=IF([.D266] = &quot;&quot;; &quot;&quot;; IFERROR([.H265]+([.E266]+[.F266]); [.H265]+[.E266]) )">
            <text:p/>
          </table:table-cell>
          <table:table-cell table:style-name="ce76" table:formula="of:=IF([.D266] = &quot;&quot;; &quot;&quot;; IFERROR([.I265]+[.G266];&quot;&quot;))">
            <text:p/>
          </table:table-cell>
          <table:table-cell table:style-name="ce80" table:formula="of:=IF([.D266] = &quot;&quot;; &quot;&quot;; IFERROR(([.I266]-[.F$2])/[.F$2];&quot;&quot;))">
            <text:p/>
          </table:table-cell>
          <table:table-cell table:style-name="ce84" table:formula="of:=IF([.D266] = &quot;&quot;; &quot;&quot;; IFERROR([.I266]/MAX([.$I$2:.I266])-1;&quot;&quot;))">
            <text:p/>
          </table:table-cell>
          <table:table-cell table:style-name="ce87" table:formula="of:=IF(ISBLANK([.D266]);&quot;&quot;; [.G266]/[.I265])">
            <text:p/>
          </table:table-cell>
          <table:table-cell table:style-name="ce76" table:formula="of:=IF([.D266] = &quot;&quot;; &quot;&quot;; IFERROR([.I265]*([.N266]);&quot;&quot;))">
            <text:p/>
          </table:table-cell>
          <table:table-cell table:style-name="ce96" table:formula="of:=IF([.D26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66]*[.N267]/[.D267]*([.E267]+[.F267]); IFERROR([.I266]*[.N267]/[.D267]*[.E267]; &quot;&quot;))">
            <text:p/>
          </table:table-cell>
          <table:table-cell table:style-name="ce71" table:formula="of:=IF([.D267] = &quot;&quot;; &quot;&quot;; IFERROR([.H266]+([.E267]+[.F267]); [.H266]+[.E267]) )">
            <text:p/>
          </table:table-cell>
          <table:table-cell table:style-name="ce76" table:formula="of:=IF([.D267] = &quot;&quot;; &quot;&quot;; IFERROR([.I266]+[.G267];&quot;&quot;))">
            <text:p/>
          </table:table-cell>
          <table:table-cell table:style-name="ce80" table:formula="of:=IF([.D267] = &quot;&quot;; &quot;&quot;; IFERROR(([.I267]-[.F$2])/[.F$2];&quot;&quot;))">
            <text:p/>
          </table:table-cell>
          <table:table-cell table:style-name="ce84" table:formula="of:=IF([.D267] = &quot;&quot;; &quot;&quot;; IFERROR([.I267]/MAX([.$I$2:.I267])-1;&quot;&quot;))">
            <text:p/>
          </table:table-cell>
          <table:table-cell table:style-name="ce87" table:formula="of:=IF(ISBLANK([.D267]);&quot;&quot;; [.G267]/[.I266])">
            <text:p/>
          </table:table-cell>
          <table:table-cell table:style-name="ce76" table:formula="of:=IF([.D267] = &quot;&quot;; &quot;&quot;; IFERROR([.I266]*([.N267]);&quot;&quot;))">
            <text:p/>
          </table:table-cell>
          <table:table-cell table:style-name="ce95" table:formula="of:=IF([.D26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67]*[.N268]/[.D268]*([.E268]+[.F268]); IFERROR([.I267]*[.N268]/[.D268]*[.E268]; &quot;&quot;))">
            <text:p/>
          </table:table-cell>
          <table:table-cell table:style-name="ce71" table:formula="of:=IF([.D268] = &quot;&quot;; &quot;&quot;; IFERROR([.H267]+([.E268]+[.F268]); [.H267]+[.E268]) )">
            <text:p/>
          </table:table-cell>
          <table:table-cell table:style-name="ce76" table:formula="of:=IF([.D268] = &quot;&quot;; &quot;&quot;; IFERROR([.I267]+[.G268];&quot;&quot;))">
            <text:p/>
          </table:table-cell>
          <table:table-cell table:style-name="ce80" table:formula="of:=IF([.D268] = &quot;&quot;; &quot;&quot;; IFERROR(([.I268]-[.F$2])/[.F$2];&quot;&quot;))">
            <text:p/>
          </table:table-cell>
          <table:table-cell table:style-name="ce84" table:formula="of:=IF([.D268] = &quot;&quot;; &quot;&quot;; IFERROR([.I268]/MAX([.$I$2:.I268])-1;&quot;&quot;))">
            <text:p/>
          </table:table-cell>
          <table:table-cell table:style-name="ce87" table:formula="of:=IF(ISBLANK([.D268]);&quot;&quot;; [.G268]/[.I267])">
            <text:p/>
          </table:table-cell>
          <table:table-cell table:style-name="ce76" table:formula="of:=IF([.D268] = &quot;&quot;; &quot;&quot;; IFERROR([.I267]*([.N268]);&quot;&quot;))">
            <text:p/>
          </table:table-cell>
          <table:table-cell table:style-name="ce96" table:formula="of:=IF([.D26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68]*[.N269]/[.D269]*([.E269]+[.F269]); IFERROR([.I268]*[.N269]/[.D269]*[.E269]; &quot;&quot;))">
            <text:p/>
          </table:table-cell>
          <table:table-cell table:style-name="ce71" table:formula="of:=IF([.D269] = &quot;&quot;; &quot;&quot;; IFERROR([.H268]+([.E269]+[.F269]); [.H268]+[.E269]) )">
            <text:p/>
          </table:table-cell>
          <table:table-cell table:style-name="ce76" table:formula="of:=IF([.D269] = &quot;&quot;; &quot;&quot;; IFERROR([.I268]+[.G269];&quot;&quot;))">
            <text:p/>
          </table:table-cell>
          <table:table-cell table:style-name="ce80" table:formula="of:=IF([.D269] = &quot;&quot;; &quot;&quot;; IFERROR(([.I269]-[.F$2])/[.F$2];&quot;&quot;))">
            <text:p/>
          </table:table-cell>
          <table:table-cell table:style-name="ce84" table:formula="of:=IF([.D269] = &quot;&quot;; &quot;&quot;; IFERROR([.I269]/MAX([.$I$2:.I269])-1;&quot;&quot;))">
            <text:p/>
          </table:table-cell>
          <table:table-cell table:style-name="ce87" table:formula="of:=IF(ISBLANK([.D269]);&quot;&quot;; [.G269]/[.I268])">
            <text:p/>
          </table:table-cell>
          <table:table-cell table:style-name="ce76" table:formula="of:=IF([.D269] = &quot;&quot;; &quot;&quot;; IFERROR([.I268]*([.N269]);&quot;&quot;))">
            <text:p/>
          </table:table-cell>
          <table:table-cell table:style-name="ce95" table:formula="of:=IF([.D26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69]*[.N270]/[.D270]*([.E270]+[.F270]); IFERROR([.I269]*[.N270]/[.D270]*[.E270]; &quot;&quot;))">
            <text:p/>
          </table:table-cell>
          <table:table-cell table:style-name="ce71" table:formula="of:=IF([.D270] = &quot;&quot;; &quot;&quot;; IFERROR([.H269]+([.E270]+[.F270]); [.H269]+[.E270]) )">
            <text:p/>
          </table:table-cell>
          <table:table-cell table:style-name="ce76" table:formula="of:=IF([.D270] = &quot;&quot;; &quot;&quot;; IFERROR([.I269]+[.G270];&quot;&quot;))">
            <text:p/>
          </table:table-cell>
          <table:table-cell table:style-name="ce80" table:formula="of:=IF([.D270] = &quot;&quot;; &quot;&quot;; IFERROR(([.I270]-[.F$2])/[.F$2];&quot;&quot;))">
            <text:p/>
          </table:table-cell>
          <table:table-cell table:style-name="ce84" table:formula="of:=IF([.D270] = &quot;&quot;; &quot;&quot;; IFERROR([.I270]/MAX([.$I$2:.I270])-1;&quot;&quot;))">
            <text:p/>
          </table:table-cell>
          <table:table-cell table:style-name="ce87" table:formula="of:=IF(ISBLANK([.D270]);&quot;&quot;; [.G270]/[.I269])">
            <text:p/>
          </table:table-cell>
          <table:table-cell table:style-name="ce76" table:formula="of:=IF([.D270] = &quot;&quot;; &quot;&quot;; IFERROR([.I269]*([.N270]);&quot;&quot;))">
            <text:p/>
          </table:table-cell>
          <table:table-cell table:style-name="ce96" table:formula="of:=IF([.D27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70]*[.N271]/[.D271]*([.E271]+[.F271]); IFERROR([.I270]*[.N271]/[.D271]*[.E271]; &quot;&quot;))">
            <text:p/>
          </table:table-cell>
          <table:table-cell table:style-name="ce71" table:formula="of:=IF([.D271] = &quot;&quot;; &quot;&quot;; IFERROR([.H270]+([.E271]+[.F271]); [.H270]+[.E271]) )">
            <text:p/>
          </table:table-cell>
          <table:table-cell table:style-name="ce76" table:formula="of:=IF([.D271] = &quot;&quot;; &quot;&quot;; IFERROR([.I270]+[.G271];&quot;&quot;))">
            <text:p/>
          </table:table-cell>
          <table:table-cell table:style-name="ce80" table:formula="of:=IF([.D271] = &quot;&quot;; &quot;&quot;; IFERROR(([.I271]-[.F$2])/[.F$2];&quot;&quot;))">
            <text:p/>
          </table:table-cell>
          <table:table-cell table:style-name="ce84" table:formula="of:=IF([.D271] = &quot;&quot;; &quot;&quot;; IFERROR([.I271]/MAX([.$I$2:.I271])-1;&quot;&quot;))">
            <text:p/>
          </table:table-cell>
          <table:table-cell table:style-name="ce87" table:formula="of:=IF(ISBLANK([.D271]);&quot;&quot;; [.G271]/[.I270])">
            <text:p/>
          </table:table-cell>
          <table:table-cell table:style-name="ce76" table:formula="of:=IF([.D271] = &quot;&quot;; &quot;&quot;; IFERROR([.I270]*([.N271]);&quot;&quot;))">
            <text:p/>
          </table:table-cell>
          <table:table-cell table:style-name="ce95" table:formula="of:=IF([.D27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71]*[.N272]/[.D272]*([.E272]+[.F272]); IFERROR([.I271]*[.N272]/[.D272]*[.E272]; &quot;&quot;))">
            <text:p/>
          </table:table-cell>
          <table:table-cell table:style-name="ce71" table:formula="of:=IF([.D272] = &quot;&quot;; &quot;&quot;; IFERROR([.H271]+([.E272]+[.F272]); [.H271]+[.E272]) )">
            <text:p/>
          </table:table-cell>
          <table:table-cell table:style-name="ce76" table:formula="of:=IF([.D272] = &quot;&quot;; &quot;&quot;; IFERROR([.I271]+[.G272];&quot;&quot;))">
            <text:p/>
          </table:table-cell>
          <table:table-cell table:style-name="ce80" table:formula="of:=IF([.D272] = &quot;&quot;; &quot;&quot;; IFERROR(([.I272]-[.F$2])/[.F$2];&quot;&quot;))">
            <text:p/>
          </table:table-cell>
          <table:table-cell table:style-name="ce84" table:formula="of:=IF([.D272] = &quot;&quot;; &quot;&quot;; IFERROR([.I272]/MAX([.$I$2:.I272])-1;&quot;&quot;))">
            <text:p/>
          </table:table-cell>
          <table:table-cell table:style-name="ce87" table:formula="of:=IF(ISBLANK([.D272]);&quot;&quot;; [.G272]/[.I271])">
            <text:p/>
          </table:table-cell>
          <table:table-cell table:style-name="ce76" table:formula="of:=IF([.D272] = &quot;&quot;; &quot;&quot;; IFERROR([.I271]*([.N272]);&quot;&quot;))">
            <text:p/>
          </table:table-cell>
          <table:table-cell table:style-name="ce96" table:formula="of:=IF([.D27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72]*[.N273]/[.D273]*([.E273]+[.F273]); IFERROR([.I272]*[.N273]/[.D273]*[.E273]; &quot;&quot;))">
            <text:p/>
          </table:table-cell>
          <table:table-cell table:style-name="ce71" table:formula="of:=IF([.D273] = &quot;&quot;; &quot;&quot;; IFERROR([.H272]+([.E273]+[.F273]); [.H272]+[.E273]) )">
            <text:p/>
          </table:table-cell>
          <table:table-cell table:style-name="ce76" table:formula="of:=IF([.D273] = &quot;&quot;; &quot;&quot;; IFERROR([.I272]+[.G273];&quot;&quot;))">
            <text:p/>
          </table:table-cell>
          <table:table-cell table:style-name="ce80" table:formula="of:=IF([.D273] = &quot;&quot;; &quot;&quot;; IFERROR(([.I273]-[.F$2])/[.F$2];&quot;&quot;))">
            <text:p/>
          </table:table-cell>
          <table:table-cell table:style-name="ce84" table:formula="of:=IF([.D273] = &quot;&quot;; &quot;&quot;; IFERROR([.I273]/MAX([.$I$2:.I273])-1;&quot;&quot;))">
            <text:p/>
          </table:table-cell>
          <table:table-cell table:style-name="ce87" table:formula="of:=IF(ISBLANK([.D273]);&quot;&quot;; [.G273]/[.I272])">
            <text:p/>
          </table:table-cell>
          <table:table-cell table:style-name="ce76" table:formula="of:=IF([.D273] = &quot;&quot;; &quot;&quot;; IFERROR([.I272]*([.N273]);&quot;&quot;))">
            <text:p/>
          </table:table-cell>
          <table:table-cell table:style-name="ce95" table:formula="of:=IF([.D27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73]*[.N274]/[.D274]*([.E274]+[.F274]); IFERROR([.I273]*[.N274]/[.D274]*[.E274]; &quot;&quot;))">
            <text:p/>
          </table:table-cell>
          <table:table-cell table:style-name="ce71" table:formula="of:=IF([.D274] = &quot;&quot;; &quot;&quot;; IFERROR([.H273]+([.E274]+[.F274]); [.H273]+[.E274]) )">
            <text:p/>
          </table:table-cell>
          <table:table-cell table:style-name="ce76" table:formula="of:=IF([.D274] = &quot;&quot;; &quot;&quot;; IFERROR([.I273]+[.G274];&quot;&quot;))">
            <text:p/>
          </table:table-cell>
          <table:table-cell table:style-name="ce80" table:formula="of:=IF([.D274] = &quot;&quot;; &quot;&quot;; IFERROR(([.I274]-[.F$2])/[.F$2];&quot;&quot;))">
            <text:p/>
          </table:table-cell>
          <table:table-cell table:style-name="ce84" table:formula="of:=IF([.D274] = &quot;&quot;; &quot;&quot;; IFERROR([.I274]/MAX([.$I$2:.I274])-1;&quot;&quot;))">
            <text:p/>
          </table:table-cell>
          <table:table-cell table:style-name="ce87" table:formula="of:=IF(ISBLANK([.D274]);&quot;&quot;; [.G274]/[.I273])">
            <text:p/>
          </table:table-cell>
          <table:table-cell table:style-name="ce76" table:formula="of:=IF([.D274] = &quot;&quot;; &quot;&quot;; IFERROR([.I273]*([.N274]);&quot;&quot;))">
            <text:p/>
          </table:table-cell>
          <table:table-cell table:style-name="ce96" table:formula="of:=IF([.D27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74]*[.N275]/[.D275]*([.E275]+[.F275]); IFERROR([.I274]*[.N275]/[.D275]*[.E275]; &quot;&quot;))">
            <text:p/>
          </table:table-cell>
          <table:table-cell table:style-name="ce71" table:formula="of:=IF([.D275] = &quot;&quot;; &quot;&quot;; IFERROR([.H274]+([.E275]+[.F275]); [.H274]+[.E275]) )">
            <text:p/>
          </table:table-cell>
          <table:table-cell table:style-name="ce76" table:formula="of:=IF([.D275] = &quot;&quot;; &quot;&quot;; IFERROR([.I274]+[.G275];&quot;&quot;))">
            <text:p/>
          </table:table-cell>
          <table:table-cell table:style-name="ce80" table:formula="of:=IF([.D275] = &quot;&quot;; &quot;&quot;; IFERROR(([.I275]-[.F$2])/[.F$2];&quot;&quot;))">
            <text:p/>
          </table:table-cell>
          <table:table-cell table:style-name="ce84" table:formula="of:=IF([.D275] = &quot;&quot;; &quot;&quot;; IFERROR([.I275]/MAX([.$I$2:.I275])-1;&quot;&quot;))">
            <text:p/>
          </table:table-cell>
          <table:table-cell table:style-name="ce87" table:formula="of:=IF(ISBLANK([.D275]);&quot;&quot;; [.G275]/[.I274])">
            <text:p/>
          </table:table-cell>
          <table:table-cell table:style-name="ce76" table:formula="of:=IF([.D275] = &quot;&quot;; &quot;&quot;; IFERROR([.I274]*([.N275]);&quot;&quot;))">
            <text:p/>
          </table:table-cell>
          <table:table-cell table:style-name="ce95" table:formula="of:=IF([.D27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75]*[.N276]/[.D276]*([.E276]+[.F276]); IFERROR([.I275]*[.N276]/[.D276]*[.E276]; &quot;&quot;))">
            <text:p/>
          </table:table-cell>
          <table:table-cell table:style-name="ce71" table:formula="of:=IF([.D276] = &quot;&quot;; &quot;&quot;; IFERROR([.H275]+([.E276]+[.F276]); [.H275]+[.E276]) )">
            <text:p/>
          </table:table-cell>
          <table:table-cell table:style-name="ce76" table:formula="of:=IF([.D276] = &quot;&quot;; &quot;&quot;; IFERROR([.I275]+[.G276];&quot;&quot;))">
            <text:p/>
          </table:table-cell>
          <table:table-cell table:style-name="ce80" table:formula="of:=IF([.D276] = &quot;&quot;; &quot;&quot;; IFERROR(([.I276]-[.F$2])/[.F$2];&quot;&quot;))">
            <text:p/>
          </table:table-cell>
          <table:table-cell table:style-name="ce84" table:formula="of:=IF([.D276] = &quot;&quot;; &quot;&quot;; IFERROR([.I276]/MAX([.$I$2:.I276])-1;&quot;&quot;))">
            <text:p/>
          </table:table-cell>
          <table:table-cell table:style-name="ce87" table:formula="of:=IF(ISBLANK([.D276]);&quot;&quot;; [.G276]/[.I275])">
            <text:p/>
          </table:table-cell>
          <table:table-cell table:style-name="ce76" table:formula="of:=IF([.D276] = &quot;&quot;; &quot;&quot;; IFERROR([.I275]*([.N276]);&quot;&quot;))">
            <text:p/>
          </table:table-cell>
          <table:table-cell table:style-name="ce96" table:formula="of:=IF([.D27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76]*[.N277]/[.D277]*([.E277]+[.F277]); IFERROR([.I276]*[.N277]/[.D277]*[.E277]; &quot;&quot;))">
            <text:p/>
          </table:table-cell>
          <table:table-cell table:style-name="ce71" table:formula="of:=IF([.D277] = &quot;&quot;; &quot;&quot;; IFERROR([.H276]+([.E277]+[.F277]); [.H276]+[.E277]) )">
            <text:p/>
          </table:table-cell>
          <table:table-cell table:style-name="ce76" table:formula="of:=IF([.D277] = &quot;&quot;; &quot;&quot;; IFERROR([.I276]+[.G277];&quot;&quot;))">
            <text:p/>
          </table:table-cell>
          <table:table-cell table:style-name="ce80" table:formula="of:=IF([.D277] = &quot;&quot;; &quot;&quot;; IFERROR(([.I277]-[.F$2])/[.F$2];&quot;&quot;))">
            <text:p/>
          </table:table-cell>
          <table:table-cell table:style-name="ce84" table:formula="of:=IF([.D277] = &quot;&quot;; &quot;&quot;; IFERROR([.I277]/MAX([.$I$2:.I277])-1;&quot;&quot;))">
            <text:p/>
          </table:table-cell>
          <table:table-cell table:style-name="ce87" table:formula="of:=IF(ISBLANK([.D277]);&quot;&quot;; [.G277]/[.I276])">
            <text:p/>
          </table:table-cell>
          <table:table-cell table:style-name="ce76" table:formula="of:=IF([.D277] = &quot;&quot;; &quot;&quot;; IFERROR([.I276]*([.N277]);&quot;&quot;))">
            <text:p/>
          </table:table-cell>
          <table:table-cell table:style-name="ce95" table:formula="of:=IF([.D27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77]*[.N278]/[.D278]*([.E278]+[.F278]); IFERROR([.I277]*[.N278]/[.D278]*[.E278]; &quot;&quot;))">
            <text:p/>
          </table:table-cell>
          <table:table-cell table:style-name="ce71" table:formula="of:=IF([.D278] = &quot;&quot;; &quot;&quot;; IFERROR([.H277]+([.E278]+[.F278]); [.H277]+[.E278]) )">
            <text:p/>
          </table:table-cell>
          <table:table-cell table:style-name="ce76" table:formula="of:=IF([.D278] = &quot;&quot;; &quot;&quot;; IFERROR([.I277]+[.G278];&quot;&quot;))">
            <text:p/>
          </table:table-cell>
          <table:table-cell table:style-name="ce80" table:formula="of:=IF([.D278] = &quot;&quot;; &quot;&quot;; IFERROR(([.I278]-[.F$2])/[.F$2];&quot;&quot;))">
            <text:p/>
          </table:table-cell>
          <table:table-cell table:style-name="ce84" table:formula="of:=IF([.D278] = &quot;&quot;; &quot;&quot;; IFERROR([.I278]/MAX([.$I$2:.I278])-1;&quot;&quot;))">
            <text:p/>
          </table:table-cell>
          <table:table-cell table:style-name="ce87" table:formula="of:=IF(ISBLANK([.D278]);&quot;&quot;; [.G278]/[.I277])">
            <text:p/>
          </table:table-cell>
          <table:table-cell table:style-name="ce76" table:formula="of:=IF([.D278] = &quot;&quot;; &quot;&quot;; IFERROR([.I277]*([.N278]);&quot;&quot;))">
            <text:p/>
          </table:table-cell>
          <table:table-cell table:style-name="ce96" table:formula="of:=IF([.D27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78]*[.N279]/[.D279]*([.E279]+[.F279]); IFERROR([.I278]*[.N279]/[.D279]*[.E279]; &quot;&quot;))">
            <text:p/>
          </table:table-cell>
          <table:table-cell table:style-name="ce71" table:formula="of:=IF([.D279] = &quot;&quot;; &quot;&quot;; IFERROR([.H278]+([.E279]+[.F279]); [.H278]+[.E279]) )">
            <text:p/>
          </table:table-cell>
          <table:table-cell table:style-name="ce76" table:formula="of:=IF([.D279] = &quot;&quot;; &quot;&quot;; IFERROR([.I278]+[.G279];&quot;&quot;))">
            <text:p/>
          </table:table-cell>
          <table:table-cell table:style-name="ce80" table:formula="of:=IF([.D279] = &quot;&quot;; &quot;&quot;; IFERROR(([.I279]-[.F$2])/[.F$2];&quot;&quot;))">
            <text:p/>
          </table:table-cell>
          <table:table-cell table:style-name="ce84" table:formula="of:=IF([.D279] = &quot;&quot;; &quot;&quot;; IFERROR([.I279]/MAX([.$I$2:.I279])-1;&quot;&quot;))">
            <text:p/>
          </table:table-cell>
          <table:table-cell table:style-name="ce87" table:formula="of:=IF(ISBLANK([.D279]);&quot;&quot;; [.G279]/[.I278])">
            <text:p/>
          </table:table-cell>
          <table:table-cell table:style-name="ce76" table:formula="of:=IF([.D279] = &quot;&quot;; &quot;&quot;; IFERROR([.I278]*([.N279]);&quot;&quot;))">
            <text:p/>
          </table:table-cell>
          <table:table-cell table:style-name="ce95" table:formula="of:=IF([.D27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79]*[.N280]/[.D280]*([.E280]+[.F280]); IFERROR([.I279]*[.N280]/[.D280]*[.E280]; &quot;&quot;))">
            <text:p/>
          </table:table-cell>
          <table:table-cell table:style-name="ce71" table:formula="of:=IF([.D280] = &quot;&quot;; &quot;&quot;; IFERROR([.H279]+([.E280]+[.F280]); [.H279]+[.E280]) )">
            <text:p/>
          </table:table-cell>
          <table:table-cell table:style-name="ce76" table:formula="of:=IF([.D280] = &quot;&quot;; &quot;&quot;; IFERROR([.I279]+[.G280];&quot;&quot;))">
            <text:p/>
          </table:table-cell>
          <table:table-cell table:style-name="ce80" table:formula="of:=IF([.D280] = &quot;&quot;; &quot;&quot;; IFERROR(([.I280]-[.F$2])/[.F$2];&quot;&quot;))">
            <text:p/>
          </table:table-cell>
          <table:table-cell table:style-name="ce84" table:formula="of:=IF([.D280] = &quot;&quot;; &quot;&quot;; IFERROR([.I280]/MAX([.$I$2:.I280])-1;&quot;&quot;))">
            <text:p/>
          </table:table-cell>
          <table:table-cell table:style-name="ce87" table:formula="of:=IF(ISBLANK([.D280]);&quot;&quot;; [.G280]/[.I279])">
            <text:p/>
          </table:table-cell>
          <table:table-cell table:style-name="ce76" table:formula="of:=IF([.D280] = &quot;&quot;; &quot;&quot;; IFERROR([.I279]*([.N280]);&quot;&quot;))">
            <text:p/>
          </table:table-cell>
          <table:table-cell table:style-name="ce96" table:formula="of:=IF([.D28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80]*[.N281]/[.D281]*([.E281]+[.F281]); IFERROR([.I280]*[.N281]/[.D281]*[.E281]; &quot;&quot;))">
            <text:p/>
          </table:table-cell>
          <table:table-cell table:style-name="ce71" table:formula="of:=IF([.D281] = &quot;&quot;; &quot;&quot;; IFERROR([.H280]+([.E281]+[.F281]); [.H280]+[.E281]) )">
            <text:p/>
          </table:table-cell>
          <table:table-cell table:style-name="ce76" table:formula="of:=IF([.D281] = &quot;&quot;; &quot;&quot;; IFERROR([.I280]+[.G281];&quot;&quot;))">
            <text:p/>
          </table:table-cell>
          <table:table-cell table:style-name="ce80" table:formula="of:=IF([.D281] = &quot;&quot;; &quot;&quot;; IFERROR(([.I281]-[.F$2])/[.F$2];&quot;&quot;))">
            <text:p/>
          </table:table-cell>
          <table:table-cell table:style-name="ce84" table:formula="of:=IF([.D281] = &quot;&quot;; &quot;&quot;; IFERROR([.I281]/MAX([.$I$2:.I281])-1;&quot;&quot;))">
            <text:p/>
          </table:table-cell>
          <table:table-cell table:style-name="ce87" table:formula="of:=IF(ISBLANK([.D281]);&quot;&quot;; [.G281]/[.I280])">
            <text:p/>
          </table:table-cell>
          <table:table-cell table:style-name="ce76" table:formula="of:=IF([.D281] = &quot;&quot;; &quot;&quot;; IFERROR([.I280]*([.N281]);&quot;&quot;))">
            <text:p/>
          </table:table-cell>
          <table:table-cell table:style-name="ce95" table:formula="of:=IF([.D28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81]*[.N282]/[.D282]*([.E282]+[.F282]); IFERROR([.I281]*[.N282]/[.D282]*[.E282]; &quot;&quot;))">
            <text:p/>
          </table:table-cell>
          <table:table-cell table:style-name="ce71" table:formula="of:=IF([.D282] = &quot;&quot;; &quot;&quot;; IFERROR([.H281]+([.E282]+[.F282]); [.H281]+[.E282]) )">
            <text:p/>
          </table:table-cell>
          <table:table-cell table:style-name="ce76" table:formula="of:=IF([.D282] = &quot;&quot;; &quot;&quot;; IFERROR([.I281]+[.G282];&quot;&quot;))">
            <text:p/>
          </table:table-cell>
          <table:table-cell table:style-name="ce80" table:formula="of:=IF([.D282] = &quot;&quot;; &quot;&quot;; IFERROR(([.I282]-[.F$2])/[.F$2];&quot;&quot;))">
            <text:p/>
          </table:table-cell>
          <table:table-cell table:style-name="ce84" table:formula="of:=IF([.D282] = &quot;&quot;; &quot;&quot;; IFERROR([.I282]/MAX([.$I$2:.I282])-1;&quot;&quot;))">
            <text:p/>
          </table:table-cell>
          <table:table-cell table:style-name="ce87" table:formula="of:=IF(ISBLANK([.D282]);&quot;&quot;; [.G282]/[.I281])">
            <text:p/>
          </table:table-cell>
          <table:table-cell table:style-name="ce76" table:formula="of:=IF([.D282] = &quot;&quot;; &quot;&quot;; IFERROR([.I281]*([.N282]);&quot;&quot;))">
            <text:p/>
          </table:table-cell>
          <table:table-cell table:style-name="ce96" table:formula="of:=IF([.D28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82]*[.N283]/[.D283]*([.E283]+[.F283]); IFERROR([.I282]*[.N283]/[.D283]*[.E283]; &quot;&quot;))">
            <text:p/>
          </table:table-cell>
          <table:table-cell table:style-name="ce71" table:formula="of:=IF([.D283] = &quot;&quot;; &quot;&quot;; IFERROR([.H282]+([.E283]+[.F283]); [.H282]+[.E283]) )">
            <text:p/>
          </table:table-cell>
          <table:table-cell table:style-name="ce76" table:formula="of:=IF([.D283] = &quot;&quot;; &quot;&quot;; IFERROR([.I282]+[.G283];&quot;&quot;))">
            <text:p/>
          </table:table-cell>
          <table:table-cell table:style-name="ce80" table:formula="of:=IF([.D283] = &quot;&quot;; &quot;&quot;; IFERROR(([.I283]-[.F$2])/[.F$2];&quot;&quot;))">
            <text:p/>
          </table:table-cell>
          <table:table-cell table:style-name="ce84" table:formula="of:=IF([.D283] = &quot;&quot;; &quot;&quot;; IFERROR([.I283]/MAX([.$I$2:.I283])-1;&quot;&quot;))">
            <text:p/>
          </table:table-cell>
          <table:table-cell table:style-name="ce87" table:formula="of:=IF(ISBLANK([.D283]);&quot;&quot;; [.G283]/[.I282])">
            <text:p/>
          </table:table-cell>
          <table:table-cell table:style-name="ce76" table:formula="of:=IF([.D283] = &quot;&quot;; &quot;&quot;; IFERROR([.I282]*([.N283]);&quot;&quot;))">
            <text:p/>
          </table:table-cell>
          <table:table-cell table:style-name="ce95" table:formula="of:=IF([.D28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83]*[.N284]/[.D284]*([.E284]+[.F284]); IFERROR([.I283]*[.N284]/[.D284]*[.E284]; &quot;&quot;))">
            <text:p/>
          </table:table-cell>
          <table:table-cell table:style-name="ce71" table:formula="of:=IF([.D284] = &quot;&quot;; &quot;&quot;; IFERROR([.H283]+([.E284]+[.F284]); [.H283]+[.E284]) )">
            <text:p/>
          </table:table-cell>
          <table:table-cell table:style-name="ce76" table:formula="of:=IF([.D284] = &quot;&quot;; &quot;&quot;; IFERROR([.I283]+[.G284];&quot;&quot;))">
            <text:p/>
          </table:table-cell>
          <table:table-cell table:style-name="ce80" table:formula="of:=IF([.D284] = &quot;&quot;; &quot;&quot;; IFERROR(([.I284]-[.F$2])/[.F$2];&quot;&quot;))">
            <text:p/>
          </table:table-cell>
          <table:table-cell table:style-name="ce84" table:formula="of:=IF([.D284] = &quot;&quot;; &quot;&quot;; IFERROR([.I284]/MAX([.$I$2:.I284])-1;&quot;&quot;))">
            <text:p/>
          </table:table-cell>
          <table:table-cell table:style-name="ce87" table:formula="of:=IF(ISBLANK([.D284]);&quot;&quot;; [.G284]/[.I283])">
            <text:p/>
          </table:table-cell>
          <table:table-cell table:style-name="ce76" table:formula="of:=IF([.D284] = &quot;&quot;; &quot;&quot;; IFERROR([.I283]*([.N284]);&quot;&quot;))">
            <text:p/>
          </table:table-cell>
          <table:table-cell table:style-name="ce96" table:formula="of:=IF([.D28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84]*[.N285]/[.D285]*([.E285]+[.F285]); IFERROR([.I284]*[.N285]/[.D285]*[.E285]; &quot;&quot;))">
            <text:p/>
          </table:table-cell>
          <table:table-cell table:style-name="ce71" table:formula="of:=IF([.D285] = &quot;&quot;; &quot;&quot;; IFERROR([.H284]+([.E285]+[.F285]); [.H284]+[.E285]) )">
            <text:p/>
          </table:table-cell>
          <table:table-cell table:style-name="ce76" table:formula="of:=IF([.D285] = &quot;&quot;; &quot;&quot;; IFERROR([.I284]+[.G285];&quot;&quot;))">
            <text:p/>
          </table:table-cell>
          <table:table-cell table:style-name="ce80" table:formula="of:=IF([.D285] = &quot;&quot;; &quot;&quot;; IFERROR(([.I285]-[.F$2])/[.F$2];&quot;&quot;))">
            <text:p/>
          </table:table-cell>
          <table:table-cell table:style-name="ce84" table:formula="of:=IF([.D285] = &quot;&quot;; &quot;&quot;; IFERROR([.I285]/MAX([.$I$2:.I285])-1;&quot;&quot;))">
            <text:p/>
          </table:table-cell>
          <table:table-cell table:style-name="ce87" table:formula="of:=IF(ISBLANK([.D285]);&quot;&quot;; [.G285]/[.I284])">
            <text:p/>
          </table:table-cell>
          <table:table-cell table:style-name="ce76" table:formula="of:=IF([.D285] = &quot;&quot;; &quot;&quot;; IFERROR([.I284]*([.N285]);&quot;&quot;))">
            <text:p/>
          </table:table-cell>
          <table:table-cell table:style-name="ce95" table:formula="of:=IF([.D28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85]*[.N286]/[.D286]*([.E286]+[.F286]); IFERROR([.I285]*[.N286]/[.D286]*[.E286]; &quot;&quot;))">
            <text:p/>
          </table:table-cell>
          <table:table-cell table:style-name="ce71" table:formula="of:=IF([.D286] = &quot;&quot;; &quot;&quot;; IFERROR([.H285]+([.E286]+[.F286]); [.H285]+[.E286]) )">
            <text:p/>
          </table:table-cell>
          <table:table-cell table:style-name="ce76" table:formula="of:=IF([.D286] = &quot;&quot;; &quot;&quot;; IFERROR([.I285]+[.G286];&quot;&quot;))">
            <text:p/>
          </table:table-cell>
          <table:table-cell table:style-name="ce80" table:formula="of:=IF([.D286] = &quot;&quot;; &quot;&quot;; IFERROR(([.I286]-[.F$2])/[.F$2];&quot;&quot;))">
            <text:p/>
          </table:table-cell>
          <table:table-cell table:style-name="ce84" table:formula="of:=IF([.D286] = &quot;&quot;; &quot;&quot;; IFERROR([.I286]/MAX([.$I$2:.I286])-1;&quot;&quot;))">
            <text:p/>
          </table:table-cell>
          <table:table-cell table:style-name="ce87" table:formula="of:=IF(ISBLANK([.D286]);&quot;&quot;; [.G286]/[.I285])">
            <text:p/>
          </table:table-cell>
          <table:table-cell table:style-name="ce76" table:formula="of:=IF([.D286] = &quot;&quot;; &quot;&quot;; IFERROR([.I285]*([.N286]);&quot;&quot;))">
            <text:p/>
          </table:table-cell>
          <table:table-cell table:style-name="ce96" table:formula="of:=IF([.D28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86]*[.N287]/[.D287]*([.E287]+[.F287]); IFERROR([.I286]*[.N287]/[.D287]*[.E287]; &quot;&quot;))">
            <text:p/>
          </table:table-cell>
          <table:table-cell table:style-name="ce71" table:formula="of:=IF([.D287] = &quot;&quot;; &quot;&quot;; IFERROR([.H286]+([.E287]+[.F287]); [.H286]+[.E287]) )">
            <text:p/>
          </table:table-cell>
          <table:table-cell table:style-name="ce76" table:formula="of:=IF([.D287] = &quot;&quot;; &quot;&quot;; IFERROR([.I286]+[.G287];&quot;&quot;))">
            <text:p/>
          </table:table-cell>
          <table:table-cell table:style-name="ce80" table:formula="of:=IF([.D287] = &quot;&quot;; &quot;&quot;; IFERROR(([.I287]-[.F$2])/[.F$2];&quot;&quot;))">
            <text:p/>
          </table:table-cell>
          <table:table-cell table:style-name="ce84" table:formula="of:=IF([.D287] = &quot;&quot;; &quot;&quot;; IFERROR([.I287]/MAX([.$I$2:.I287])-1;&quot;&quot;))">
            <text:p/>
          </table:table-cell>
          <table:table-cell table:style-name="ce87" table:formula="of:=IF(ISBLANK([.D287]);&quot;&quot;; [.G287]/[.I286])">
            <text:p/>
          </table:table-cell>
          <table:table-cell table:style-name="ce76" table:formula="of:=IF([.D287] = &quot;&quot;; &quot;&quot;; IFERROR([.I286]*([.N287]);&quot;&quot;))">
            <text:p/>
          </table:table-cell>
          <table:table-cell table:style-name="ce96" table:formula="of:=IF([.D28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87]*[.N288]/[.D288]*([.E288]+[.F288]); IFERROR([.I287]*[.N288]/[.D288]*[.E288]; &quot;&quot;))">
            <text:p/>
          </table:table-cell>
          <table:table-cell table:style-name="ce71" table:formula="of:=IF([.D288] = &quot;&quot;; &quot;&quot;; IFERROR([.H287]+([.E288]+[.F288]); [.H287]+[.E288]) )">
            <text:p/>
          </table:table-cell>
          <table:table-cell table:style-name="ce76" table:formula="of:=IF([.D288] = &quot;&quot;; &quot;&quot;; IFERROR([.I287]+[.G288];&quot;&quot;))">
            <text:p/>
          </table:table-cell>
          <table:table-cell table:style-name="ce80" table:formula="of:=IF([.D288] = &quot;&quot;; &quot;&quot;; IFERROR(([.I288]-[.F$2])/[.F$2];&quot;&quot;))">
            <text:p/>
          </table:table-cell>
          <table:table-cell table:style-name="ce84" table:formula="of:=IF([.D288] = &quot;&quot;; &quot;&quot;; IFERROR([.I288]/MAX([.$I$2:.I288])-1;&quot;&quot;))">
            <text:p/>
          </table:table-cell>
          <table:table-cell table:style-name="ce87" table:formula="of:=IF(ISBLANK([.D288]);&quot;&quot;; [.G288]/[.I287])">
            <text:p/>
          </table:table-cell>
          <table:table-cell table:style-name="ce76" table:formula="of:=IF([.D288] = &quot;&quot;; &quot;&quot;; IFERROR([.I287]*([.N288]);&quot;&quot;))">
            <text:p/>
          </table:table-cell>
          <table:table-cell table:style-name="ce96" table:formula="of:=IF([.D28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88]*[.N289]/[.D289]*([.E289]+[.F289]); IFERROR([.I288]*[.N289]/[.D289]*[.E289]; &quot;&quot;))">
            <text:p/>
          </table:table-cell>
          <table:table-cell table:style-name="ce71" table:formula="of:=IF([.D289] = &quot;&quot;; &quot;&quot;; IFERROR([.H288]+([.E289]+[.F289]); [.H288]+[.E289]) )">
            <text:p/>
          </table:table-cell>
          <table:table-cell table:style-name="ce76" table:formula="of:=IF([.D289] = &quot;&quot;; &quot;&quot;; IFERROR([.I288]+[.G289];&quot;&quot;))">
            <text:p/>
          </table:table-cell>
          <table:table-cell table:style-name="ce80" table:formula="of:=IF([.D289] = &quot;&quot;; &quot;&quot;; IFERROR(([.I289]-[.F$2])/[.F$2];&quot;&quot;))">
            <text:p/>
          </table:table-cell>
          <table:table-cell table:style-name="ce84" table:formula="of:=IF([.D289] = &quot;&quot;; &quot;&quot;; IFERROR([.I289]/MAX([.$I$2:.I289])-1;&quot;&quot;))">
            <text:p/>
          </table:table-cell>
          <table:table-cell table:style-name="ce87" table:formula="of:=IF(ISBLANK([.D289]);&quot;&quot;; [.G289]/[.I288])">
            <text:p/>
          </table:table-cell>
          <table:table-cell table:style-name="ce76" table:formula="of:=IF([.D289] = &quot;&quot;; &quot;&quot;; IFERROR([.I288]*([.N289]);&quot;&quot;))">
            <text:p/>
          </table:table-cell>
          <table:table-cell table:style-name="ce96" table:formula="of:=IF([.D28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89]*[.N290]/[.D290]*([.E290]+[.F290]); IFERROR([.I289]*[.N290]/[.D290]*[.E290]; &quot;&quot;))">
            <text:p/>
          </table:table-cell>
          <table:table-cell table:style-name="ce71" table:formula="of:=IF([.D290] = &quot;&quot;; &quot;&quot;; IFERROR([.H289]+([.E290]+[.F290]); [.H289]+[.E290]) )">
            <text:p/>
          </table:table-cell>
          <table:table-cell table:style-name="ce76" table:formula="of:=IF([.D290] = &quot;&quot;; &quot;&quot;; IFERROR([.I289]+[.G290];&quot;&quot;))">
            <text:p/>
          </table:table-cell>
          <table:table-cell table:style-name="ce80" table:formula="of:=IF([.D290] = &quot;&quot;; &quot;&quot;; IFERROR(([.I290]-[.F$2])/[.F$2];&quot;&quot;))">
            <text:p/>
          </table:table-cell>
          <table:table-cell table:style-name="ce84" table:formula="of:=IF([.D290] = &quot;&quot;; &quot;&quot;; IFERROR([.I290]/MAX([.$I$2:.I290])-1;&quot;&quot;))">
            <text:p/>
          </table:table-cell>
          <table:table-cell table:style-name="ce87" table:formula="of:=IF(ISBLANK([.D290]);&quot;&quot;; [.G290]/[.I289])">
            <text:p/>
          </table:table-cell>
          <table:table-cell table:style-name="ce76" table:formula="of:=IF([.D290] = &quot;&quot;; &quot;&quot;; IFERROR([.I289]*([.N290]);&quot;&quot;))">
            <text:p/>
          </table:table-cell>
          <table:table-cell table:style-name="ce96" table:formula="of:=IF([.D29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90]*[.N291]/[.D291]*([.E291]+[.F291]); IFERROR([.I290]*[.N291]/[.D291]*[.E291]; &quot;&quot;))">
            <text:p/>
          </table:table-cell>
          <table:table-cell table:style-name="ce71" table:formula="of:=IF([.D291] = &quot;&quot;; &quot;&quot;; IFERROR([.H290]+([.E291]+[.F291]); [.H290]+[.E291]) )">
            <text:p/>
          </table:table-cell>
          <table:table-cell table:style-name="ce76" table:formula="of:=IF([.D291] = &quot;&quot;; &quot;&quot;; IFERROR([.I290]+[.G291];&quot;&quot;))">
            <text:p/>
          </table:table-cell>
          <table:table-cell table:style-name="ce80" table:formula="of:=IF([.D291] = &quot;&quot;; &quot;&quot;; IFERROR(([.I291]-[.F$2])/[.F$2];&quot;&quot;))">
            <text:p/>
          </table:table-cell>
          <table:table-cell table:style-name="ce84" table:formula="of:=IF([.D291] = &quot;&quot;; &quot;&quot;; IFERROR([.I291]/MAX([.$I$2:.I291])-1;&quot;&quot;))">
            <text:p/>
          </table:table-cell>
          <table:table-cell table:style-name="ce87" table:formula="of:=IF(ISBLANK([.D291]);&quot;&quot;; [.G291]/[.I290])">
            <text:p/>
          </table:table-cell>
          <table:table-cell table:style-name="ce76" table:formula="of:=IF([.D291] = &quot;&quot;; &quot;&quot;; IFERROR([.I290]*([.N291]);&quot;&quot;))">
            <text:p/>
          </table:table-cell>
          <table:table-cell table:style-name="ce96" table:formula="of:=IF([.D29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91]*[.N292]/[.D292]*([.E292]+[.F292]); IFERROR([.I291]*[.N292]/[.D292]*[.E292]; &quot;&quot;))">
            <text:p/>
          </table:table-cell>
          <table:table-cell table:style-name="ce71" table:formula="of:=IF([.D292] = &quot;&quot;; &quot;&quot;; IFERROR([.H291]+([.E292]+[.F292]); [.H291]+[.E292]) )">
            <text:p/>
          </table:table-cell>
          <table:table-cell table:style-name="ce76" table:formula="of:=IF([.D292] = &quot;&quot;; &quot;&quot;; IFERROR([.I291]+[.G292];&quot;&quot;))">
            <text:p/>
          </table:table-cell>
          <table:table-cell table:style-name="ce80" table:formula="of:=IF([.D292] = &quot;&quot;; &quot;&quot;; IFERROR(([.I292]-[.F$2])/[.F$2];&quot;&quot;))">
            <text:p/>
          </table:table-cell>
          <table:table-cell table:style-name="ce84" table:formula="of:=IF([.D292] = &quot;&quot;; &quot;&quot;; IFERROR([.I292]/MAX([.$I$2:.I292])-1;&quot;&quot;))">
            <text:p/>
          </table:table-cell>
          <table:table-cell table:style-name="ce87" table:formula="of:=IF(ISBLANK([.D292]);&quot;&quot;; [.G292]/[.I291])">
            <text:p/>
          </table:table-cell>
          <table:table-cell table:style-name="ce76" table:formula="of:=IF([.D292] = &quot;&quot;; &quot;&quot;; IFERROR([.I291]*([.N292]);&quot;&quot;))">
            <text:p/>
          </table:table-cell>
          <table:table-cell table:style-name="ce96" table:formula="of:=IF([.D29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92]*[.N293]/[.D293]*([.E293]+[.F293]); IFERROR([.I292]*[.N293]/[.D293]*[.E293]; &quot;&quot;))">
            <text:p/>
          </table:table-cell>
          <table:table-cell table:style-name="ce71" table:formula="of:=IF([.D293] = &quot;&quot;; &quot;&quot;; IFERROR([.H292]+([.E293]+[.F293]); [.H292]+[.E293]) )">
            <text:p/>
          </table:table-cell>
          <table:table-cell table:style-name="ce76" table:formula="of:=IF([.D293] = &quot;&quot;; &quot;&quot;; IFERROR([.I292]+[.G293];&quot;&quot;))">
            <text:p/>
          </table:table-cell>
          <table:table-cell table:style-name="ce80" table:formula="of:=IF([.D293] = &quot;&quot;; &quot;&quot;; IFERROR(([.I293]-[.F$2])/[.F$2];&quot;&quot;))">
            <text:p/>
          </table:table-cell>
          <table:table-cell table:style-name="ce84" table:formula="of:=IF([.D293] = &quot;&quot;; &quot;&quot;; IFERROR([.I293]/MAX([.$I$2:.I293])-1;&quot;&quot;))">
            <text:p/>
          </table:table-cell>
          <table:table-cell table:style-name="ce87" table:formula="of:=IF(ISBLANK([.D293]);&quot;&quot;; [.G293]/[.I292])">
            <text:p/>
          </table:table-cell>
          <table:table-cell table:style-name="ce76" table:formula="of:=IF([.D293] = &quot;&quot;; &quot;&quot;; IFERROR([.I292]*([.N293]);&quot;&quot;))">
            <text:p/>
          </table:table-cell>
          <table:table-cell table:style-name="ce96" table:formula="of:=IF([.D29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93]*[.N294]/[.D294]*([.E294]+[.F294]); IFERROR([.I293]*[.N294]/[.D294]*[.E294]; &quot;&quot;))">
            <text:p/>
          </table:table-cell>
          <table:table-cell table:style-name="ce71" table:formula="of:=IF([.D294] = &quot;&quot;; &quot;&quot;; IFERROR([.H293]+([.E294]+[.F294]); [.H293]+[.E294]) )">
            <text:p/>
          </table:table-cell>
          <table:table-cell table:style-name="ce76" table:formula="of:=IF([.D294] = &quot;&quot;; &quot;&quot;; IFERROR([.I293]+[.G294];&quot;&quot;))">
            <text:p/>
          </table:table-cell>
          <table:table-cell table:style-name="ce80" table:formula="of:=IF([.D294] = &quot;&quot;; &quot;&quot;; IFERROR(([.I294]-[.F$2])/[.F$2];&quot;&quot;))">
            <text:p/>
          </table:table-cell>
          <table:table-cell table:style-name="ce84" table:formula="of:=IF([.D294] = &quot;&quot;; &quot;&quot;; IFERROR([.I294]/MAX([.$I$2:.I294])-1;&quot;&quot;))">
            <text:p/>
          </table:table-cell>
          <table:table-cell table:style-name="ce87" table:formula="of:=IF(ISBLANK([.D294]);&quot;&quot;; [.G294]/[.I293])">
            <text:p/>
          </table:table-cell>
          <table:table-cell table:style-name="ce76" table:formula="of:=IF([.D294] = &quot;&quot;; &quot;&quot;; IFERROR([.I293]*([.N294]);&quot;&quot;))">
            <text:p/>
          </table:table-cell>
          <table:table-cell table:style-name="ce96" table:formula="of:=IF([.D29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94]*[.N295]/[.D295]*([.E295]+[.F295]); IFERROR([.I294]*[.N295]/[.D295]*[.E295]; &quot;&quot;))">
            <text:p/>
          </table:table-cell>
          <table:table-cell table:style-name="ce71" table:formula="of:=IF([.D295] = &quot;&quot;; &quot;&quot;; IFERROR([.H294]+([.E295]+[.F295]); [.H294]+[.E295]) )">
            <text:p/>
          </table:table-cell>
          <table:table-cell table:style-name="ce76" table:formula="of:=IF([.D295] = &quot;&quot;; &quot;&quot;; IFERROR([.I294]+[.G295];&quot;&quot;))">
            <text:p/>
          </table:table-cell>
          <table:table-cell table:style-name="ce80" table:formula="of:=IF([.D295] = &quot;&quot;; &quot;&quot;; IFERROR(([.I295]-[.F$2])/[.F$2];&quot;&quot;))">
            <text:p/>
          </table:table-cell>
          <table:table-cell table:style-name="ce84" table:formula="of:=IF([.D295] = &quot;&quot;; &quot;&quot;; IFERROR([.I295]/MAX([.$I$2:.I295])-1;&quot;&quot;))">
            <text:p/>
          </table:table-cell>
          <table:table-cell table:style-name="ce87" table:formula="of:=IF(ISBLANK([.D295]);&quot;&quot;; [.G295]/[.I294])">
            <text:p/>
          </table:table-cell>
          <table:table-cell table:style-name="ce76" table:formula="of:=IF([.D295] = &quot;&quot;; &quot;&quot;; IFERROR([.I294]*([.N295]);&quot;&quot;))">
            <text:p/>
          </table:table-cell>
          <table:table-cell table:style-name="ce96" table:formula="of:=IF([.D29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95]*[.N296]/[.D296]*([.E296]+[.F296]); IFERROR([.I295]*[.N296]/[.D296]*[.E296]; &quot;&quot;))">
            <text:p/>
          </table:table-cell>
          <table:table-cell table:style-name="ce71" table:formula="of:=IF([.D296] = &quot;&quot;; &quot;&quot;; IFERROR([.H295]+([.E296]+[.F296]); [.H295]+[.E296]) )">
            <text:p/>
          </table:table-cell>
          <table:table-cell table:style-name="ce76" table:formula="of:=IF([.D296] = &quot;&quot;; &quot;&quot;; IFERROR([.I295]+[.G296];&quot;&quot;))">
            <text:p/>
          </table:table-cell>
          <table:table-cell table:style-name="ce80" table:formula="of:=IF([.D296] = &quot;&quot;; &quot;&quot;; IFERROR(([.I296]-[.F$2])/[.F$2];&quot;&quot;))">
            <text:p/>
          </table:table-cell>
          <table:table-cell table:style-name="ce84" table:formula="of:=IF([.D296] = &quot;&quot;; &quot;&quot;; IFERROR([.I296]/MAX([.$I$2:.I296])-1;&quot;&quot;))">
            <text:p/>
          </table:table-cell>
          <table:table-cell table:style-name="ce87" table:formula="of:=IF(ISBLANK([.D296]);&quot;&quot;; [.G296]/[.I295])">
            <text:p/>
          </table:table-cell>
          <table:table-cell table:style-name="ce76" table:formula="of:=IF([.D296] = &quot;&quot;; &quot;&quot;; IFERROR([.I295]*([.N296]);&quot;&quot;))">
            <text:p/>
          </table:table-cell>
          <table:table-cell table:style-name="ce96" table:formula="of:=IF([.D29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96]*[.N297]/[.D297]*([.E297]+[.F297]); IFERROR([.I296]*[.N297]/[.D297]*[.E297]; &quot;&quot;))">
            <text:p/>
          </table:table-cell>
          <table:table-cell table:style-name="ce71" table:formula="of:=IF([.D297] = &quot;&quot;; &quot;&quot;; IFERROR([.H296]+([.E297]+[.F297]); [.H296]+[.E297]) )">
            <text:p/>
          </table:table-cell>
          <table:table-cell table:style-name="ce76" table:formula="of:=IF([.D297] = &quot;&quot;; &quot;&quot;; IFERROR([.I296]+[.G297];&quot;&quot;))">
            <text:p/>
          </table:table-cell>
          <table:table-cell table:style-name="ce80" table:formula="of:=IF([.D297] = &quot;&quot;; &quot;&quot;; IFERROR(([.I297]-[.F$2])/[.F$2];&quot;&quot;))">
            <text:p/>
          </table:table-cell>
          <table:table-cell table:style-name="ce84" table:formula="of:=IF([.D297] = &quot;&quot;; &quot;&quot;; IFERROR([.I297]/MAX([.$I$2:.I297])-1;&quot;&quot;))">
            <text:p/>
          </table:table-cell>
          <table:table-cell table:style-name="ce87" table:formula="of:=IF(ISBLANK([.D297]);&quot;&quot;; [.G297]/[.I296])">
            <text:p/>
          </table:table-cell>
          <table:table-cell table:style-name="ce76" table:formula="of:=IF([.D297] = &quot;&quot;; &quot;&quot;; IFERROR([.I296]*([.N297]);&quot;&quot;))">
            <text:p/>
          </table:table-cell>
          <table:table-cell table:style-name="ce96" table:formula="of:=IF([.D29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97]*[.N298]/[.D298]*([.E298]+[.F298]); IFERROR([.I297]*[.N298]/[.D298]*[.E298]; &quot;&quot;))">
            <text:p/>
          </table:table-cell>
          <table:table-cell table:style-name="ce71" table:formula="of:=IF([.D298] = &quot;&quot;; &quot;&quot;; IFERROR([.H297]+([.E298]+[.F298]); [.H297]+[.E298]) )">
            <text:p/>
          </table:table-cell>
          <table:table-cell table:style-name="ce76" table:formula="of:=IF([.D298] = &quot;&quot;; &quot;&quot;; IFERROR([.I297]+[.G298];&quot;&quot;))">
            <text:p/>
          </table:table-cell>
          <table:table-cell table:style-name="ce80" table:formula="of:=IF([.D298] = &quot;&quot;; &quot;&quot;; IFERROR(([.I298]-[.F$2])/[.F$2];&quot;&quot;))">
            <text:p/>
          </table:table-cell>
          <table:table-cell table:style-name="ce84" table:formula="of:=IF([.D298] = &quot;&quot;; &quot;&quot;; IFERROR([.I298]/MAX([.$I$2:.I298])-1;&quot;&quot;))">
            <text:p/>
          </table:table-cell>
          <table:table-cell table:style-name="ce87" table:formula="of:=IF(ISBLANK([.D298]);&quot;&quot;; [.G298]/[.I297])">
            <text:p/>
          </table:table-cell>
          <table:table-cell table:style-name="ce76" table:formula="of:=IF([.D298] = &quot;&quot;; &quot;&quot;; IFERROR([.I297]*([.N298]);&quot;&quot;))">
            <text:p/>
          </table:table-cell>
          <table:table-cell table:style-name="ce96" table:formula="of:=IF([.D29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298]*[.N299]/[.D299]*([.E299]+[.F299]); IFERROR([.I298]*[.N299]/[.D299]*[.E299]; &quot;&quot;))">
            <text:p/>
          </table:table-cell>
          <table:table-cell table:style-name="ce71" table:formula="of:=IF([.D299] = &quot;&quot;; &quot;&quot;; IFERROR([.H298]+([.E299]+[.F299]); [.H298]+[.E299]) )">
            <text:p/>
          </table:table-cell>
          <table:table-cell table:style-name="ce76" table:formula="of:=IF([.D299] = &quot;&quot;; &quot;&quot;; IFERROR([.I298]+[.G299];&quot;&quot;))">
            <text:p/>
          </table:table-cell>
          <table:table-cell table:style-name="ce80" table:formula="of:=IF([.D299] = &quot;&quot;; &quot;&quot;; IFERROR(([.I299]-[.F$2])/[.F$2];&quot;&quot;))">
            <text:p/>
          </table:table-cell>
          <table:table-cell table:style-name="ce84" table:formula="of:=IF([.D299] = &quot;&quot;; &quot;&quot;; IFERROR([.I299]/MAX([.$I$2:.I299])-1;&quot;&quot;))">
            <text:p/>
          </table:table-cell>
          <table:table-cell table:style-name="ce87" table:formula="of:=IF(ISBLANK([.D299]);&quot;&quot;; [.G299]/[.I298])">
            <text:p/>
          </table:table-cell>
          <table:table-cell table:style-name="ce76" table:formula="of:=IF([.D299] = &quot;&quot;; &quot;&quot;; IFERROR([.I298]*([.N299]);&quot;&quot;))">
            <text:p/>
          </table:table-cell>
          <table:table-cell table:style-name="ce96" table:formula="of:=IF([.D29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299]*[.N300]/[.D300]*([.E300]+[.F300]); IFERROR([.I299]*[.N300]/[.D300]*[.E300]; &quot;&quot;))">
            <text:p/>
          </table:table-cell>
          <table:table-cell table:style-name="ce71" table:formula="of:=IF([.D300] = &quot;&quot;; &quot;&quot;; IFERROR([.H299]+([.E300]+[.F300]); [.H299]+[.E300]) )">
            <text:p/>
          </table:table-cell>
          <table:table-cell table:style-name="ce76" table:formula="of:=IF([.D300] = &quot;&quot;; &quot;&quot;; IFERROR([.I299]+[.G300];&quot;&quot;))">
            <text:p/>
          </table:table-cell>
          <table:table-cell table:style-name="ce80" table:formula="of:=IF([.D300] = &quot;&quot;; &quot;&quot;; IFERROR(([.I300]-[.F$2])/[.F$2];&quot;&quot;))">
            <text:p/>
          </table:table-cell>
          <table:table-cell table:style-name="ce84" table:formula="of:=IF([.D300] = &quot;&quot;; &quot;&quot;; IFERROR([.I300]/MAX([.$I$2:.I300])-1;&quot;&quot;))">
            <text:p/>
          </table:table-cell>
          <table:table-cell table:style-name="ce87" table:formula="of:=IF(ISBLANK([.D300]);&quot;&quot;; [.G300]/[.I299])">
            <text:p/>
          </table:table-cell>
          <table:table-cell table:style-name="ce76" table:formula="of:=IF([.D300] = &quot;&quot;; &quot;&quot;; IFERROR([.I299]*([.N300]);&quot;&quot;))">
            <text:p/>
          </table:table-cell>
          <table:table-cell table:style-name="ce96" table:formula="of:=IF([.D30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00]*[.N301]/[.D301]*([.E301]+[.F301]); IFERROR([.I300]*[.N301]/[.D301]*[.E301]; &quot;&quot;))">
            <text:p/>
          </table:table-cell>
          <table:table-cell table:style-name="ce71" table:formula="of:=IF([.D301] = &quot;&quot;; &quot;&quot;; IFERROR([.H300]+([.E301]+[.F301]); [.H300]+[.E301]) )">
            <text:p/>
          </table:table-cell>
          <table:table-cell table:style-name="ce76" table:formula="of:=IF([.D301] = &quot;&quot;; &quot;&quot;; IFERROR([.I300]+[.G301];&quot;&quot;))">
            <text:p/>
          </table:table-cell>
          <table:table-cell table:style-name="ce80" table:formula="of:=IF([.D301] = &quot;&quot;; &quot;&quot;; IFERROR(([.I301]-[.F$2])/[.F$2];&quot;&quot;))">
            <text:p/>
          </table:table-cell>
          <table:table-cell table:style-name="ce84" table:formula="of:=IF([.D301] = &quot;&quot;; &quot;&quot;; IFERROR([.I301]/MAX([.$I$2:.I301])-1;&quot;&quot;))">
            <text:p/>
          </table:table-cell>
          <table:table-cell table:style-name="ce87" table:formula="of:=IF(ISBLANK([.D301]);&quot;&quot;; [.G301]/[.I300])">
            <text:p/>
          </table:table-cell>
          <table:table-cell table:style-name="ce76" table:formula="of:=IF([.D301] = &quot;&quot;; &quot;&quot;; IFERROR([.I300]*([.N301]);&quot;&quot;))">
            <text:p/>
          </table:table-cell>
          <table:table-cell table:style-name="ce96" table:formula="of:=IF([.D30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01]*[.N302]/[.D302]*([.E302]+[.F302]); IFERROR([.I301]*[.N302]/[.D302]*[.E302]; &quot;&quot;))">
            <text:p/>
          </table:table-cell>
          <table:table-cell table:style-name="ce71" table:formula="of:=IF([.D302] = &quot;&quot;; &quot;&quot;; IFERROR([.H301]+([.E302]+[.F302]); [.H301]+[.E302]) )">
            <text:p/>
          </table:table-cell>
          <table:table-cell table:style-name="ce76" table:formula="of:=IF([.D302] = &quot;&quot;; &quot;&quot;; IFERROR([.I301]+[.G302];&quot;&quot;))">
            <text:p/>
          </table:table-cell>
          <table:table-cell table:style-name="ce80" table:formula="of:=IF([.D302] = &quot;&quot;; &quot;&quot;; IFERROR(([.I302]-[.F$2])/[.F$2];&quot;&quot;))">
            <text:p/>
          </table:table-cell>
          <table:table-cell table:style-name="ce84" table:formula="of:=IF([.D302] = &quot;&quot;; &quot;&quot;; IFERROR([.I302]/MAX([.$I$2:.I302])-1;&quot;&quot;))">
            <text:p/>
          </table:table-cell>
          <table:table-cell table:style-name="ce87" table:formula="of:=IF(ISBLANK([.D302]);&quot;&quot;; [.G302]/[.I301])">
            <text:p/>
          </table:table-cell>
          <table:table-cell table:style-name="ce76" table:formula="of:=IF([.D302] = &quot;&quot;; &quot;&quot;; IFERROR([.I301]*([.N302]);&quot;&quot;))">
            <text:p/>
          </table:table-cell>
          <table:table-cell table:style-name="ce96" table:formula="of:=IF([.D30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02]*[.N303]/[.D303]*([.E303]+[.F303]); IFERROR([.I302]*[.N303]/[.D303]*[.E303]; &quot;&quot;))">
            <text:p/>
          </table:table-cell>
          <table:table-cell table:style-name="ce71" table:formula="of:=IF([.D303] = &quot;&quot;; &quot;&quot;; IFERROR([.H302]+([.E303]+[.F303]); [.H302]+[.E303]) )">
            <text:p/>
          </table:table-cell>
          <table:table-cell table:style-name="ce76" table:formula="of:=IF([.D303] = &quot;&quot;; &quot;&quot;; IFERROR([.I302]+[.G303];&quot;&quot;))">
            <text:p/>
          </table:table-cell>
          <table:table-cell table:style-name="ce80" table:formula="of:=IF([.D303] = &quot;&quot;; &quot;&quot;; IFERROR(([.I303]-[.F$2])/[.F$2];&quot;&quot;))">
            <text:p/>
          </table:table-cell>
          <table:table-cell table:style-name="ce84" table:formula="of:=IF([.D303] = &quot;&quot;; &quot;&quot;; IFERROR([.I303]/MAX([.$I$2:.I303])-1;&quot;&quot;))">
            <text:p/>
          </table:table-cell>
          <table:table-cell table:style-name="ce87" table:formula="of:=IF(ISBLANK([.D303]);&quot;&quot;; [.G303]/[.I302])">
            <text:p/>
          </table:table-cell>
          <table:table-cell table:style-name="ce76" table:formula="of:=IF([.D303] = &quot;&quot;; &quot;&quot;; IFERROR([.I302]*([.N303]);&quot;&quot;))">
            <text:p/>
          </table:table-cell>
          <table:table-cell table:style-name="ce96" table:formula="of:=IF([.D30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03]*[.N304]/[.D304]*([.E304]+[.F304]); IFERROR([.I303]*[.N304]/[.D304]*[.E304]; &quot;&quot;))">
            <text:p/>
          </table:table-cell>
          <table:table-cell table:style-name="ce71" table:formula="of:=IF([.D304] = &quot;&quot;; &quot;&quot;; IFERROR([.H303]+([.E304]+[.F304]); [.H303]+[.E304]) )">
            <text:p/>
          </table:table-cell>
          <table:table-cell table:style-name="ce76" table:formula="of:=IF([.D304] = &quot;&quot;; &quot;&quot;; IFERROR([.I303]+[.G304];&quot;&quot;))">
            <text:p/>
          </table:table-cell>
          <table:table-cell table:style-name="ce80" table:formula="of:=IF([.D304] = &quot;&quot;; &quot;&quot;; IFERROR(([.I304]-[.F$2])/[.F$2];&quot;&quot;))">
            <text:p/>
          </table:table-cell>
          <table:table-cell table:style-name="ce84" table:formula="of:=IF([.D304] = &quot;&quot;; &quot;&quot;; IFERROR([.I304]/MAX([.$I$2:.I304])-1;&quot;&quot;))">
            <text:p/>
          </table:table-cell>
          <table:table-cell table:style-name="ce87" table:formula="of:=IF(ISBLANK([.D304]);&quot;&quot;; [.G304]/[.I303])">
            <text:p/>
          </table:table-cell>
          <table:table-cell table:style-name="ce76" table:formula="of:=IF([.D304] = &quot;&quot;; &quot;&quot;; IFERROR([.I303]*([.N304]);&quot;&quot;))">
            <text:p/>
          </table:table-cell>
          <table:table-cell table:style-name="ce96" table:formula="of:=IF([.D30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04]*[.N305]/[.D305]*([.E305]+[.F305]); IFERROR([.I304]*[.N305]/[.D305]*[.E305]; &quot;&quot;))">
            <text:p/>
          </table:table-cell>
          <table:table-cell table:style-name="ce71" table:formula="of:=IF([.D305] = &quot;&quot;; &quot;&quot;; IFERROR([.H304]+([.E305]+[.F305]); [.H304]+[.E305]) )">
            <text:p/>
          </table:table-cell>
          <table:table-cell table:style-name="ce76" table:formula="of:=IF([.D305] = &quot;&quot;; &quot;&quot;; IFERROR([.I304]+[.G305];&quot;&quot;))">
            <text:p/>
          </table:table-cell>
          <table:table-cell table:style-name="ce80" table:formula="of:=IF([.D305] = &quot;&quot;; &quot;&quot;; IFERROR(([.I305]-[.F$2])/[.F$2];&quot;&quot;))">
            <text:p/>
          </table:table-cell>
          <table:table-cell table:style-name="ce84" table:formula="of:=IF([.D305] = &quot;&quot;; &quot;&quot;; IFERROR([.I305]/MAX([.$I$2:.I305])-1;&quot;&quot;))">
            <text:p/>
          </table:table-cell>
          <table:table-cell table:style-name="ce87" table:formula="of:=IF(ISBLANK([.D305]);&quot;&quot;; [.G305]/[.I304])">
            <text:p/>
          </table:table-cell>
          <table:table-cell table:style-name="ce76" table:formula="of:=IF([.D305] = &quot;&quot;; &quot;&quot;; IFERROR([.I304]*([.N305]);&quot;&quot;))">
            <text:p/>
          </table:table-cell>
          <table:table-cell table:style-name="ce96" table:formula="of:=IF([.D30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05]*[.N306]/[.D306]*([.E306]+[.F306]); IFERROR([.I305]*[.N306]/[.D306]*[.E306]; &quot;&quot;))">
            <text:p/>
          </table:table-cell>
          <table:table-cell table:style-name="ce71" table:formula="of:=IF([.D306] = &quot;&quot;; &quot;&quot;; IFERROR([.H305]+([.E306]+[.F306]); [.H305]+[.E306]) )">
            <text:p/>
          </table:table-cell>
          <table:table-cell table:style-name="ce76" table:formula="of:=IF([.D306] = &quot;&quot;; &quot;&quot;; IFERROR([.I305]+[.G306];&quot;&quot;))">
            <text:p/>
          </table:table-cell>
          <table:table-cell table:style-name="ce80" table:formula="of:=IF([.D306] = &quot;&quot;; &quot;&quot;; IFERROR(([.I306]-[.F$2])/[.F$2];&quot;&quot;))">
            <text:p/>
          </table:table-cell>
          <table:table-cell table:style-name="ce84" table:formula="of:=IF([.D306] = &quot;&quot;; &quot;&quot;; IFERROR([.I306]/MAX([.$I$2:.I306])-1;&quot;&quot;))">
            <text:p/>
          </table:table-cell>
          <table:table-cell table:style-name="ce87" table:formula="of:=IF(ISBLANK([.D306]);&quot;&quot;; [.G306]/[.I305])">
            <text:p/>
          </table:table-cell>
          <table:table-cell table:style-name="ce76" table:formula="of:=IF([.D306] = &quot;&quot;; &quot;&quot;; IFERROR([.I305]*([.N306]);&quot;&quot;))">
            <text:p/>
          </table:table-cell>
          <table:table-cell table:style-name="ce96" table:formula="of:=IF([.D30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06]*[.N307]/[.D307]*([.E307]+[.F307]); IFERROR([.I306]*[.N307]/[.D307]*[.E307]; &quot;&quot;))">
            <text:p/>
          </table:table-cell>
          <table:table-cell table:style-name="ce71" table:formula="of:=IF([.D307] = &quot;&quot;; &quot;&quot;; IFERROR([.H306]+([.E307]+[.F307]); [.H306]+[.E307]) )">
            <text:p/>
          </table:table-cell>
          <table:table-cell table:style-name="ce76" table:formula="of:=IF([.D307] = &quot;&quot;; &quot;&quot;; IFERROR([.I306]+[.G307];&quot;&quot;))">
            <text:p/>
          </table:table-cell>
          <table:table-cell table:style-name="ce80" table:formula="of:=IF([.D307] = &quot;&quot;; &quot;&quot;; IFERROR(([.I307]-[.F$2])/[.F$2];&quot;&quot;))">
            <text:p/>
          </table:table-cell>
          <table:table-cell table:style-name="ce84" table:formula="of:=IF([.D307] = &quot;&quot;; &quot;&quot;; IFERROR([.I307]/MAX([.$I$2:.I307])-1;&quot;&quot;))">
            <text:p/>
          </table:table-cell>
          <table:table-cell table:style-name="ce87" table:formula="of:=IF(ISBLANK([.D307]);&quot;&quot;; [.G307]/[.I306])">
            <text:p/>
          </table:table-cell>
          <table:table-cell table:style-name="ce76" table:formula="of:=IF([.D307] = &quot;&quot;; &quot;&quot;; IFERROR([.I306]*([.N307]);&quot;&quot;))">
            <text:p/>
          </table:table-cell>
          <table:table-cell table:style-name="ce96" table:formula="of:=IF([.D30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07]*[.N308]/[.D308]*([.E308]+[.F308]); IFERROR([.I307]*[.N308]/[.D308]*[.E308]; &quot;&quot;))">
            <text:p/>
          </table:table-cell>
          <table:table-cell table:style-name="ce71" table:formula="of:=IF([.D308] = &quot;&quot;; &quot;&quot;; IFERROR([.H307]+([.E308]+[.F308]); [.H307]+[.E308]) )">
            <text:p/>
          </table:table-cell>
          <table:table-cell table:style-name="ce76" table:formula="of:=IF([.D308] = &quot;&quot;; &quot;&quot;; IFERROR([.I307]+[.G308];&quot;&quot;))">
            <text:p/>
          </table:table-cell>
          <table:table-cell table:style-name="ce80" table:formula="of:=IF([.D308] = &quot;&quot;; &quot;&quot;; IFERROR(([.I308]-[.F$2])/[.F$2];&quot;&quot;))">
            <text:p/>
          </table:table-cell>
          <table:table-cell table:style-name="ce84" table:formula="of:=IF([.D308] = &quot;&quot;; &quot;&quot;; IFERROR([.I308]/MAX([.$I$2:.I308])-1;&quot;&quot;))">
            <text:p/>
          </table:table-cell>
          <table:table-cell table:style-name="ce87" table:formula="of:=IF(ISBLANK([.D308]);&quot;&quot;; [.G308]/[.I307])">
            <text:p/>
          </table:table-cell>
          <table:table-cell table:style-name="ce76" table:formula="of:=IF([.D308] = &quot;&quot;; &quot;&quot;; IFERROR([.I307]*([.N308]);&quot;&quot;))">
            <text:p/>
          </table:table-cell>
          <table:table-cell table:style-name="ce96" table:formula="of:=IF([.D30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08]*[.N309]/[.D309]*([.E309]+[.F309]); IFERROR([.I308]*[.N309]/[.D309]*[.E309]; &quot;&quot;))">
            <text:p/>
          </table:table-cell>
          <table:table-cell table:style-name="ce71" table:formula="of:=IF([.D309] = &quot;&quot;; &quot;&quot;; IFERROR([.H308]+([.E309]+[.F309]); [.H308]+[.E309]) )">
            <text:p/>
          </table:table-cell>
          <table:table-cell table:style-name="ce76" table:formula="of:=IF([.D309] = &quot;&quot;; &quot;&quot;; IFERROR([.I308]+[.G309];&quot;&quot;))">
            <text:p/>
          </table:table-cell>
          <table:table-cell table:style-name="ce80" table:formula="of:=IF([.D309] = &quot;&quot;; &quot;&quot;; IFERROR(([.I309]-[.F$2])/[.F$2];&quot;&quot;))">
            <text:p/>
          </table:table-cell>
          <table:table-cell table:style-name="ce84" table:formula="of:=IF([.D309] = &quot;&quot;; &quot;&quot;; IFERROR([.I309]/MAX([.$I$2:.I309])-1;&quot;&quot;))">
            <text:p/>
          </table:table-cell>
          <table:table-cell table:style-name="ce87" table:formula="of:=IF(ISBLANK([.D309]);&quot;&quot;; [.G309]/[.I308])">
            <text:p/>
          </table:table-cell>
          <table:table-cell table:style-name="ce76" table:formula="of:=IF([.D309] = &quot;&quot;; &quot;&quot;; IFERROR([.I308]*([.N309]);&quot;&quot;))">
            <text:p/>
          </table:table-cell>
          <table:table-cell table:style-name="ce96" table:formula="of:=IF([.D30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09]*[.N310]/[.D310]*([.E310]+[.F310]); IFERROR([.I309]*[.N310]/[.D310]*[.E310]; &quot;&quot;))">
            <text:p/>
          </table:table-cell>
          <table:table-cell table:style-name="ce71" table:formula="of:=IF([.D310] = &quot;&quot;; &quot;&quot;; IFERROR([.H309]+([.E310]+[.F310]); [.H309]+[.E310]) )">
            <text:p/>
          </table:table-cell>
          <table:table-cell table:style-name="ce76" table:formula="of:=IF([.D310] = &quot;&quot;; &quot;&quot;; IFERROR([.I309]+[.G310];&quot;&quot;))">
            <text:p/>
          </table:table-cell>
          <table:table-cell table:style-name="ce80" table:formula="of:=IF([.D310] = &quot;&quot;; &quot;&quot;; IFERROR(([.I310]-[.F$2])/[.F$2];&quot;&quot;))">
            <text:p/>
          </table:table-cell>
          <table:table-cell table:style-name="ce84" table:formula="of:=IF([.D310] = &quot;&quot;; &quot;&quot;; IFERROR([.I310]/MAX([.$I$2:.I310])-1;&quot;&quot;))">
            <text:p/>
          </table:table-cell>
          <table:table-cell table:style-name="ce87" table:formula="of:=IF(ISBLANK([.D310]);&quot;&quot;; [.G310]/[.I309])">
            <text:p/>
          </table:table-cell>
          <table:table-cell table:style-name="ce76" table:formula="of:=IF([.D310] = &quot;&quot;; &quot;&quot;; IFERROR([.I309]*([.N310]);&quot;&quot;))">
            <text:p/>
          </table:table-cell>
          <table:table-cell table:style-name="ce96" table:formula="of:=IF([.D31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10]*[.N311]/[.D311]*([.E311]+[.F311]); IFERROR([.I310]*[.N311]/[.D311]*[.E311]; &quot;&quot;))">
            <text:p/>
          </table:table-cell>
          <table:table-cell table:style-name="ce71" table:formula="of:=IF([.D311] = &quot;&quot;; &quot;&quot;; IFERROR([.H310]+([.E311]+[.F311]); [.H310]+[.E311]) )">
            <text:p/>
          </table:table-cell>
          <table:table-cell table:style-name="ce76" table:formula="of:=IF([.D311] = &quot;&quot;; &quot;&quot;; IFERROR([.I310]+[.G311];&quot;&quot;))">
            <text:p/>
          </table:table-cell>
          <table:table-cell table:style-name="ce80" table:formula="of:=IF([.D311] = &quot;&quot;; &quot;&quot;; IFERROR(([.I311]-[.F$2])/[.F$2];&quot;&quot;))">
            <text:p/>
          </table:table-cell>
          <table:table-cell table:style-name="ce84" table:formula="of:=IF([.D311] = &quot;&quot;; &quot;&quot;; IFERROR([.I311]/MAX([.$I$2:.I311])-1;&quot;&quot;))">
            <text:p/>
          </table:table-cell>
          <table:table-cell table:style-name="ce87" table:formula="of:=IF(ISBLANK([.D311]);&quot;&quot;; [.G311]/[.I310])">
            <text:p/>
          </table:table-cell>
          <table:table-cell table:style-name="ce76" table:formula="of:=IF([.D311] = &quot;&quot;; &quot;&quot;; IFERROR([.I310]*([.N311]);&quot;&quot;))">
            <text:p/>
          </table:table-cell>
          <table:table-cell table:style-name="ce96" table:formula="of:=IF([.D31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11]*[.N312]/[.D312]*([.E312]+[.F312]); IFERROR([.I311]*[.N312]/[.D312]*[.E312]; &quot;&quot;))">
            <text:p/>
          </table:table-cell>
          <table:table-cell table:style-name="ce71" table:formula="of:=IF([.D312] = &quot;&quot;; &quot;&quot;; IFERROR([.H311]+([.E312]+[.F312]); [.H311]+[.E312]) )">
            <text:p/>
          </table:table-cell>
          <table:table-cell table:style-name="ce76" table:formula="of:=IF([.D312] = &quot;&quot;; &quot;&quot;; IFERROR([.I311]+[.G312];&quot;&quot;))">
            <text:p/>
          </table:table-cell>
          <table:table-cell table:style-name="ce80" table:formula="of:=IF([.D312] = &quot;&quot;; &quot;&quot;; IFERROR(([.I312]-[.F$2])/[.F$2];&quot;&quot;))">
            <text:p/>
          </table:table-cell>
          <table:table-cell table:style-name="ce84" table:formula="of:=IF([.D312] = &quot;&quot;; &quot;&quot;; IFERROR([.I312]/MAX([.$I$2:.I312])-1;&quot;&quot;))">
            <text:p/>
          </table:table-cell>
          <table:table-cell table:style-name="ce87" table:formula="of:=IF(ISBLANK([.D312]);&quot;&quot;; [.G312]/[.I311])">
            <text:p/>
          </table:table-cell>
          <table:table-cell table:style-name="ce76" table:formula="of:=IF([.D312] = &quot;&quot;; &quot;&quot;; IFERROR([.I311]*([.N312]);&quot;&quot;))">
            <text:p/>
          </table:table-cell>
          <table:table-cell table:style-name="ce96" table:formula="of:=IF([.D31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12]*[.N313]/[.D313]*([.E313]+[.F313]); IFERROR([.I312]*[.N313]/[.D313]*[.E313]; &quot;&quot;))">
            <text:p/>
          </table:table-cell>
          <table:table-cell table:style-name="ce71" table:formula="of:=IF([.D313] = &quot;&quot;; &quot;&quot;; IFERROR([.H312]+([.E313]+[.F313]); [.H312]+[.E313]) )">
            <text:p/>
          </table:table-cell>
          <table:table-cell table:style-name="ce76" table:formula="of:=IF([.D313] = &quot;&quot;; &quot;&quot;; IFERROR([.I312]+[.G313];&quot;&quot;))">
            <text:p/>
          </table:table-cell>
          <table:table-cell table:style-name="ce80" table:formula="of:=IF([.D313] = &quot;&quot;; &quot;&quot;; IFERROR(([.I313]-[.F$2])/[.F$2];&quot;&quot;))">
            <text:p/>
          </table:table-cell>
          <table:table-cell table:style-name="ce84" table:formula="of:=IF([.D313] = &quot;&quot;; &quot;&quot;; IFERROR([.I313]/MAX([.$I$2:.I313])-1;&quot;&quot;))">
            <text:p/>
          </table:table-cell>
          <table:table-cell table:style-name="ce87" table:formula="of:=IF(ISBLANK([.D313]);&quot;&quot;; [.G313]/[.I312])">
            <text:p/>
          </table:table-cell>
          <table:table-cell table:style-name="ce76" table:formula="of:=IF([.D313] = &quot;&quot;; &quot;&quot;; IFERROR([.I312]*([.N313]);&quot;&quot;))">
            <text:p/>
          </table:table-cell>
          <table:table-cell table:style-name="ce96" table:formula="of:=IF([.D31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13]*[.N314]/[.D314]*([.E314]+[.F314]); IFERROR([.I313]*[.N314]/[.D314]*[.E314]; &quot;&quot;))">
            <text:p/>
          </table:table-cell>
          <table:table-cell table:style-name="ce71" table:formula="of:=IF([.D314] = &quot;&quot;; &quot;&quot;; IFERROR([.H313]+([.E314]+[.F314]); [.H313]+[.E314]) )">
            <text:p/>
          </table:table-cell>
          <table:table-cell table:style-name="ce76" table:formula="of:=IF([.D314] = &quot;&quot;; &quot;&quot;; IFERROR([.I313]+[.G314];&quot;&quot;))">
            <text:p/>
          </table:table-cell>
          <table:table-cell table:style-name="ce80" table:formula="of:=IF([.D314] = &quot;&quot;; &quot;&quot;; IFERROR(([.I314]-[.F$2])/[.F$2];&quot;&quot;))">
            <text:p/>
          </table:table-cell>
          <table:table-cell table:style-name="ce84" table:formula="of:=IF([.D314] = &quot;&quot;; &quot;&quot;; IFERROR([.I314]/MAX([.$I$2:.I314])-1;&quot;&quot;))">
            <text:p/>
          </table:table-cell>
          <table:table-cell table:style-name="ce87" table:formula="of:=IF(ISBLANK([.D314]);&quot;&quot;; [.G314]/[.I313])">
            <text:p/>
          </table:table-cell>
          <table:table-cell table:style-name="ce76" table:formula="of:=IF([.D314] = &quot;&quot;; &quot;&quot;; IFERROR([.I313]*([.N314]);&quot;&quot;))">
            <text:p/>
          </table:table-cell>
          <table:table-cell table:style-name="ce96" table:formula="of:=IF([.D31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14]*[.N315]/[.D315]*([.E315]+[.F315]); IFERROR([.I314]*[.N315]/[.D315]*[.E315]; &quot;&quot;))">
            <text:p/>
          </table:table-cell>
          <table:table-cell table:style-name="ce71" table:formula="of:=IF([.D315] = &quot;&quot;; &quot;&quot;; IFERROR([.H314]+([.E315]+[.F315]); [.H314]+[.E315]) )">
            <text:p/>
          </table:table-cell>
          <table:table-cell table:style-name="ce76" table:formula="of:=IF([.D315] = &quot;&quot;; &quot;&quot;; IFERROR([.I314]+[.G315];&quot;&quot;))">
            <text:p/>
          </table:table-cell>
          <table:table-cell table:style-name="ce80" table:formula="of:=IF([.D315] = &quot;&quot;; &quot;&quot;; IFERROR(([.I315]-[.F$2])/[.F$2];&quot;&quot;))">
            <text:p/>
          </table:table-cell>
          <table:table-cell table:style-name="ce84" table:formula="of:=IF([.D315] = &quot;&quot;; &quot;&quot;; IFERROR([.I315]/MAX([.$I$2:.I315])-1;&quot;&quot;))">
            <text:p/>
          </table:table-cell>
          <table:table-cell table:style-name="ce87" table:formula="of:=IF(ISBLANK([.D315]);&quot;&quot;; [.G315]/[.I314])">
            <text:p/>
          </table:table-cell>
          <table:table-cell table:style-name="ce76" table:formula="of:=IF([.D315] = &quot;&quot;; &quot;&quot;; IFERROR([.I314]*([.N315]);&quot;&quot;))">
            <text:p/>
          </table:table-cell>
          <table:table-cell table:style-name="ce96" table:formula="of:=IF([.D31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15]*[.N316]/[.D316]*([.E316]+[.F316]); IFERROR([.I315]*[.N316]/[.D316]*[.E316]; &quot;&quot;))">
            <text:p/>
          </table:table-cell>
          <table:table-cell table:style-name="ce71" table:formula="of:=IF([.D316] = &quot;&quot;; &quot;&quot;; IFERROR([.H315]+([.E316]+[.F316]); [.H315]+[.E316]) )">
            <text:p/>
          </table:table-cell>
          <table:table-cell table:style-name="ce76" table:formula="of:=IF([.D316] = &quot;&quot;; &quot;&quot;; IFERROR([.I315]+[.G316];&quot;&quot;))">
            <text:p/>
          </table:table-cell>
          <table:table-cell table:style-name="ce80" table:formula="of:=IF([.D316] = &quot;&quot;; &quot;&quot;; IFERROR(([.I316]-[.F$2])/[.F$2];&quot;&quot;))">
            <text:p/>
          </table:table-cell>
          <table:table-cell table:style-name="ce84" table:formula="of:=IF([.D316] = &quot;&quot;; &quot;&quot;; IFERROR([.I316]/MAX([.$I$2:.I316])-1;&quot;&quot;))">
            <text:p/>
          </table:table-cell>
          <table:table-cell table:style-name="ce87" table:formula="of:=IF(ISBLANK([.D316]);&quot;&quot;; [.G316]/[.I315])">
            <text:p/>
          </table:table-cell>
          <table:table-cell table:style-name="ce76" table:formula="of:=IF([.D316] = &quot;&quot;; &quot;&quot;; IFERROR([.I315]*([.N316]);&quot;&quot;))">
            <text:p/>
          </table:table-cell>
          <table:table-cell table:style-name="ce96" table:formula="of:=IF([.D31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16]*[.N317]/[.D317]*([.E317]+[.F317]); IFERROR([.I316]*[.N317]/[.D317]*[.E317]; &quot;&quot;))">
            <text:p/>
          </table:table-cell>
          <table:table-cell table:style-name="ce71" table:formula="of:=IF([.D317] = &quot;&quot;; &quot;&quot;; IFERROR([.H316]+([.E317]+[.F317]); [.H316]+[.E317]) )">
            <text:p/>
          </table:table-cell>
          <table:table-cell table:style-name="ce76" table:formula="of:=IF([.D317] = &quot;&quot;; &quot;&quot;; IFERROR([.I316]+[.G317];&quot;&quot;))">
            <text:p/>
          </table:table-cell>
          <table:table-cell table:style-name="ce80" table:formula="of:=IF([.D317] = &quot;&quot;; &quot;&quot;; IFERROR(([.I317]-[.F$2])/[.F$2];&quot;&quot;))">
            <text:p/>
          </table:table-cell>
          <table:table-cell table:style-name="ce84" table:formula="of:=IF([.D317] = &quot;&quot;; &quot;&quot;; IFERROR([.I317]/MAX([.$I$2:.I317])-1;&quot;&quot;))">
            <text:p/>
          </table:table-cell>
          <table:table-cell table:style-name="ce87" table:formula="of:=IF(ISBLANK([.D317]);&quot;&quot;; [.G317]/[.I316])">
            <text:p/>
          </table:table-cell>
          <table:table-cell table:style-name="ce76" table:formula="of:=IF([.D317] = &quot;&quot;; &quot;&quot;; IFERROR([.I316]*([.N317]);&quot;&quot;))">
            <text:p/>
          </table:table-cell>
          <table:table-cell table:style-name="ce96" table:formula="of:=IF([.D31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17]*[.N318]/[.D318]*([.E318]+[.F318]); IFERROR([.I317]*[.N318]/[.D318]*[.E318]; &quot;&quot;))">
            <text:p/>
          </table:table-cell>
          <table:table-cell table:style-name="ce71" table:formula="of:=IF([.D318] = &quot;&quot;; &quot;&quot;; IFERROR([.H317]+([.E318]+[.F318]); [.H317]+[.E318]) )">
            <text:p/>
          </table:table-cell>
          <table:table-cell table:style-name="ce76" table:formula="of:=IF([.D318] = &quot;&quot;; &quot;&quot;; IFERROR([.I317]+[.G318];&quot;&quot;))">
            <text:p/>
          </table:table-cell>
          <table:table-cell table:style-name="ce80" table:formula="of:=IF([.D318] = &quot;&quot;; &quot;&quot;; IFERROR(([.I318]-[.F$2])/[.F$2];&quot;&quot;))">
            <text:p/>
          </table:table-cell>
          <table:table-cell table:style-name="ce84" table:formula="of:=IF([.D318] = &quot;&quot;; &quot;&quot;; IFERROR([.I318]/MAX([.$I$2:.I318])-1;&quot;&quot;))">
            <text:p/>
          </table:table-cell>
          <table:table-cell table:style-name="ce87" table:formula="of:=IF(ISBLANK([.D318]);&quot;&quot;; [.G318]/[.I317])">
            <text:p/>
          </table:table-cell>
          <table:table-cell table:style-name="ce76" table:formula="of:=IF([.D318] = &quot;&quot;; &quot;&quot;; IFERROR([.I317]*([.N318]);&quot;&quot;))">
            <text:p/>
          </table:table-cell>
          <table:table-cell table:style-name="ce96" table:formula="of:=IF([.D31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18]*[.N319]/[.D319]*([.E319]+[.F319]); IFERROR([.I318]*[.N319]/[.D319]*[.E319]; &quot;&quot;))">
            <text:p/>
          </table:table-cell>
          <table:table-cell table:style-name="ce71" table:formula="of:=IF([.D319] = &quot;&quot;; &quot;&quot;; IFERROR([.H318]+([.E319]+[.F319]); [.H318]+[.E319]) )">
            <text:p/>
          </table:table-cell>
          <table:table-cell table:style-name="ce76" table:formula="of:=IF([.D319] = &quot;&quot;; &quot;&quot;; IFERROR([.I318]+[.G319];&quot;&quot;))">
            <text:p/>
          </table:table-cell>
          <table:table-cell table:style-name="ce80" table:formula="of:=IF([.D319] = &quot;&quot;; &quot;&quot;; IFERROR(([.I319]-[.F$2])/[.F$2];&quot;&quot;))">
            <text:p/>
          </table:table-cell>
          <table:table-cell table:style-name="ce84" table:formula="of:=IF([.D319] = &quot;&quot;; &quot;&quot;; IFERROR([.I319]/MAX([.$I$2:.I319])-1;&quot;&quot;))">
            <text:p/>
          </table:table-cell>
          <table:table-cell table:style-name="ce87" table:formula="of:=IF(ISBLANK([.D319]);&quot;&quot;; [.G319]/[.I318])">
            <text:p/>
          </table:table-cell>
          <table:table-cell table:style-name="ce76" table:formula="of:=IF([.D319] = &quot;&quot;; &quot;&quot;; IFERROR([.I318]*([.N319]);&quot;&quot;))">
            <text:p/>
          </table:table-cell>
          <table:table-cell table:style-name="ce96" table:formula="of:=IF([.D31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19]*[.N320]/[.D320]*([.E320]+[.F320]); IFERROR([.I319]*[.N320]/[.D320]*[.E320]; &quot;&quot;))">
            <text:p/>
          </table:table-cell>
          <table:table-cell table:style-name="ce71" table:formula="of:=IF([.D320] = &quot;&quot;; &quot;&quot;; IFERROR([.H319]+([.E320]+[.F320]); [.H319]+[.E320]) )">
            <text:p/>
          </table:table-cell>
          <table:table-cell table:style-name="ce76" table:formula="of:=IF([.D320] = &quot;&quot;; &quot;&quot;; IFERROR([.I319]+[.G320];&quot;&quot;))">
            <text:p/>
          </table:table-cell>
          <table:table-cell table:style-name="ce80" table:formula="of:=IF([.D320] = &quot;&quot;; &quot;&quot;; IFERROR(([.I320]-[.F$2])/[.F$2];&quot;&quot;))">
            <text:p/>
          </table:table-cell>
          <table:table-cell table:style-name="ce84" table:formula="of:=IF([.D320] = &quot;&quot;; &quot;&quot;; IFERROR([.I320]/MAX([.$I$2:.I320])-1;&quot;&quot;))">
            <text:p/>
          </table:table-cell>
          <table:table-cell table:style-name="ce87" table:formula="of:=IF(ISBLANK([.D320]);&quot;&quot;; [.G320]/[.I319])">
            <text:p/>
          </table:table-cell>
          <table:table-cell table:style-name="ce76" table:formula="of:=IF([.D320] = &quot;&quot;; &quot;&quot;; IFERROR([.I319]*([.N320]);&quot;&quot;))">
            <text:p/>
          </table:table-cell>
          <table:table-cell table:style-name="ce96" table:formula="of:=IF([.D32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20]*[.N321]/[.D321]*([.E321]+[.F321]); IFERROR([.I320]*[.N321]/[.D321]*[.E321]; &quot;&quot;))">
            <text:p/>
          </table:table-cell>
          <table:table-cell table:style-name="ce71" table:formula="of:=IF([.D321] = &quot;&quot;; &quot;&quot;; IFERROR([.H320]+([.E321]+[.F321]); [.H320]+[.E321]) )">
            <text:p/>
          </table:table-cell>
          <table:table-cell table:style-name="ce76" table:formula="of:=IF([.D321] = &quot;&quot;; &quot;&quot;; IFERROR([.I320]+[.G321];&quot;&quot;))">
            <text:p/>
          </table:table-cell>
          <table:table-cell table:style-name="ce80" table:formula="of:=IF([.D321] = &quot;&quot;; &quot;&quot;; IFERROR(([.I321]-[.F$2])/[.F$2];&quot;&quot;))">
            <text:p/>
          </table:table-cell>
          <table:table-cell table:style-name="ce84" table:formula="of:=IF([.D321] = &quot;&quot;; &quot;&quot;; IFERROR([.I321]/MAX([.$I$2:.I321])-1;&quot;&quot;))">
            <text:p/>
          </table:table-cell>
          <table:table-cell table:style-name="ce87" table:formula="of:=IF(ISBLANK([.D321]);&quot;&quot;; [.G321]/[.I320])">
            <text:p/>
          </table:table-cell>
          <table:table-cell table:style-name="ce76" table:formula="of:=IF([.D321] = &quot;&quot;; &quot;&quot;; IFERROR([.I320]*([.N321]);&quot;&quot;))">
            <text:p/>
          </table:table-cell>
          <table:table-cell table:style-name="ce96" table:formula="of:=IF([.D32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21]*[.N322]/[.D322]*([.E322]+[.F322]); IFERROR([.I321]*[.N322]/[.D322]*[.E322]; &quot;&quot;))">
            <text:p/>
          </table:table-cell>
          <table:table-cell table:style-name="ce71" table:formula="of:=IF([.D322] = &quot;&quot;; &quot;&quot;; IFERROR([.H321]+([.E322]+[.F322]); [.H321]+[.E322]) )">
            <text:p/>
          </table:table-cell>
          <table:table-cell table:style-name="ce76" table:formula="of:=IF([.D322] = &quot;&quot;; &quot;&quot;; IFERROR([.I321]+[.G322];&quot;&quot;))">
            <text:p/>
          </table:table-cell>
          <table:table-cell table:style-name="ce80" table:formula="of:=IF([.D322] = &quot;&quot;; &quot;&quot;; IFERROR(([.I322]-[.F$2])/[.F$2];&quot;&quot;))">
            <text:p/>
          </table:table-cell>
          <table:table-cell table:style-name="ce84" table:formula="of:=IF([.D322] = &quot;&quot;; &quot;&quot;; IFERROR([.I322]/MAX([.$I$2:.I322])-1;&quot;&quot;))">
            <text:p/>
          </table:table-cell>
          <table:table-cell table:style-name="ce87" table:formula="of:=IF(ISBLANK([.D322]);&quot;&quot;; [.G322]/[.I321])">
            <text:p/>
          </table:table-cell>
          <table:table-cell table:style-name="ce76" table:formula="of:=IF([.D322] = &quot;&quot;; &quot;&quot;; IFERROR([.I321]*([.N322]);&quot;&quot;))">
            <text:p/>
          </table:table-cell>
          <table:table-cell table:style-name="ce96" table:formula="of:=IF([.D32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22]*[.N323]/[.D323]*([.E323]+[.F323]); IFERROR([.I322]*[.N323]/[.D323]*[.E323]; &quot;&quot;))">
            <text:p/>
          </table:table-cell>
          <table:table-cell table:style-name="ce71" table:formula="of:=IF([.D323] = &quot;&quot;; &quot;&quot;; IFERROR([.H322]+([.E323]+[.F323]); [.H322]+[.E323]) )">
            <text:p/>
          </table:table-cell>
          <table:table-cell table:style-name="ce76" table:formula="of:=IF([.D323] = &quot;&quot;; &quot;&quot;; IFERROR([.I322]+[.G323];&quot;&quot;))">
            <text:p/>
          </table:table-cell>
          <table:table-cell table:style-name="ce80" table:formula="of:=IF([.D323] = &quot;&quot;; &quot;&quot;; IFERROR(([.I323]-[.F$2])/[.F$2];&quot;&quot;))">
            <text:p/>
          </table:table-cell>
          <table:table-cell table:style-name="ce84" table:formula="of:=IF([.D323] = &quot;&quot;; &quot;&quot;; IFERROR([.I323]/MAX([.$I$2:.I323])-1;&quot;&quot;))">
            <text:p/>
          </table:table-cell>
          <table:table-cell table:style-name="ce87" table:formula="of:=IF(ISBLANK([.D323]);&quot;&quot;; [.G323]/[.I322])">
            <text:p/>
          </table:table-cell>
          <table:table-cell table:style-name="ce76" table:formula="of:=IF([.D323] = &quot;&quot;; &quot;&quot;; IFERROR([.I322]*([.N323]);&quot;&quot;))">
            <text:p/>
          </table:table-cell>
          <table:table-cell table:style-name="ce96" table:formula="of:=IF([.D32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23]*[.N324]/[.D324]*([.E324]+[.F324]); IFERROR([.I323]*[.N324]/[.D324]*[.E324]; &quot;&quot;))">
            <text:p/>
          </table:table-cell>
          <table:table-cell table:style-name="ce71" table:formula="of:=IF([.D324] = &quot;&quot;; &quot;&quot;; IFERROR([.H323]+([.E324]+[.F324]); [.H323]+[.E324]) )">
            <text:p/>
          </table:table-cell>
          <table:table-cell table:style-name="ce76" table:formula="of:=IF([.D324] = &quot;&quot;; &quot;&quot;; IFERROR([.I323]+[.G324];&quot;&quot;))">
            <text:p/>
          </table:table-cell>
          <table:table-cell table:style-name="ce80" table:formula="of:=IF([.D324] = &quot;&quot;; &quot;&quot;; IFERROR(([.I324]-[.F$2])/[.F$2];&quot;&quot;))">
            <text:p/>
          </table:table-cell>
          <table:table-cell table:style-name="ce84" table:formula="of:=IF([.D324] = &quot;&quot;; &quot;&quot;; IFERROR([.I324]/MAX([.$I$2:.I324])-1;&quot;&quot;))">
            <text:p/>
          </table:table-cell>
          <table:table-cell table:style-name="ce87" table:formula="of:=IF(ISBLANK([.D324]);&quot;&quot;; [.G324]/[.I323])">
            <text:p/>
          </table:table-cell>
          <table:table-cell table:style-name="ce76" table:formula="of:=IF([.D324] = &quot;&quot;; &quot;&quot;; IFERROR([.I323]*([.N324]);&quot;&quot;))">
            <text:p/>
          </table:table-cell>
          <table:table-cell table:style-name="ce96" table:formula="of:=IF([.D32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24]*[.N325]/[.D325]*([.E325]+[.F325]); IFERROR([.I324]*[.N325]/[.D325]*[.E325]; &quot;&quot;))">
            <text:p/>
          </table:table-cell>
          <table:table-cell table:style-name="ce71" table:formula="of:=IF([.D325] = &quot;&quot;; &quot;&quot;; IFERROR([.H324]+([.E325]+[.F325]); [.H324]+[.E325]) )">
            <text:p/>
          </table:table-cell>
          <table:table-cell table:style-name="ce76" table:formula="of:=IF([.D325] = &quot;&quot;; &quot;&quot;; IFERROR([.I324]+[.G325];&quot;&quot;))">
            <text:p/>
          </table:table-cell>
          <table:table-cell table:style-name="ce80" table:formula="of:=IF([.D325] = &quot;&quot;; &quot;&quot;; IFERROR(([.I325]-[.F$2])/[.F$2];&quot;&quot;))">
            <text:p/>
          </table:table-cell>
          <table:table-cell table:style-name="ce84" table:formula="of:=IF([.D325] = &quot;&quot;; &quot;&quot;; IFERROR([.I325]/MAX([.$I$2:.I325])-1;&quot;&quot;))">
            <text:p/>
          </table:table-cell>
          <table:table-cell table:style-name="ce87" table:formula="of:=IF(ISBLANK([.D325]);&quot;&quot;; [.G325]/[.I324])">
            <text:p/>
          </table:table-cell>
          <table:table-cell table:style-name="ce76" table:formula="of:=IF([.D325] = &quot;&quot;; &quot;&quot;; IFERROR([.I324]*([.N325]);&quot;&quot;))">
            <text:p/>
          </table:table-cell>
          <table:table-cell table:style-name="ce96" table:formula="of:=IF([.D32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25]*[.N326]/[.D326]*([.E326]+[.F326]); IFERROR([.I325]*[.N326]/[.D326]*[.E326]; &quot;&quot;))">
            <text:p/>
          </table:table-cell>
          <table:table-cell table:style-name="ce71" table:formula="of:=IF([.D326] = &quot;&quot;; &quot;&quot;; IFERROR([.H325]+([.E326]+[.F326]); [.H325]+[.E326]) )">
            <text:p/>
          </table:table-cell>
          <table:table-cell table:style-name="ce76" table:formula="of:=IF([.D326] = &quot;&quot;; &quot;&quot;; IFERROR([.I325]+[.G326];&quot;&quot;))">
            <text:p/>
          </table:table-cell>
          <table:table-cell table:style-name="ce80" table:formula="of:=IF([.D326] = &quot;&quot;; &quot;&quot;; IFERROR(([.I326]-[.F$2])/[.F$2];&quot;&quot;))">
            <text:p/>
          </table:table-cell>
          <table:table-cell table:style-name="ce84" table:formula="of:=IF([.D326] = &quot;&quot;; &quot;&quot;; IFERROR([.I326]/MAX([.$I$2:.I326])-1;&quot;&quot;))">
            <text:p/>
          </table:table-cell>
          <table:table-cell table:style-name="ce87" table:formula="of:=IF(ISBLANK([.D326]);&quot;&quot;; [.G326]/[.I325])">
            <text:p/>
          </table:table-cell>
          <table:table-cell table:style-name="ce76" table:formula="of:=IF([.D326] = &quot;&quot;; &quot;&quot;; IFERROR([.I325]*([.N326]);&quot;&quot;))">
            <text:p/>
          </table:table-cell>
          <table:table-cell table:style-name="ce96" table:formula="of:=IF([.D32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26]*[.N327]/[.D327]*([.E327]+[.F327]); IFERROR([.I326]*[.N327]/[.D327]*[.E327]; &quot;&quot;))">
            <text:p/>
          </table:table-cell>
          <table:table-cell table:style-name="ce71" table:formula="of:=IF([.D327] = &quot;&quot;; &quot;&quot;; IFERROR([.H326]+([.E327]+[.F327]); [.H326]+[.E327]) )">
            <text:p/>
          </table:table-cell>
          <table:table-cell table:style-name="ce76" table:formula="of:=IF([.D327] = &quot;&quot;; &quot;&quot;; IFERROR([.I326]+[.G327];&quot;&quot;))">
            <text:p/>
          </table:table-cell>
          <table:table-cell table:style-name="ce80" table:formula="of:=IF([.D327] = &quot;&quot;; &quot;&quot;; IFERROR(([.I327]-[.F$2])/[.F$2];&quot;&quot;))">
            <text:p/>
          </table:table-cell>
          <table:table-cell table:style-name="ce84" table:formula="of:=IF([.D327] = &quot;&quot;; &quot;&quot;; IFERROR([.I327]/MAX([.$I$2:.I327])-1;&quot;&quot;))">
            <text:p/>
          </table:table-cell>
          <table:table-cell table:style-name="ce87" table:formula="of:=IF(ISBLANK([.D327]);&quot;&quot;; [.G327]/[.I326])">
            <text:p/>
          </table:table-cell>
          <table:table-cell table:style-name="ce76" table:formula="of:=IF([.D327] = &quot;&quot;; &quot;&quot;; IFERROR([.I326]*([.N327]);&quot;&quot;))">
            <text:p/>
          </table:table-cell>
          <table:table-cell table:style-name="ce96" table:formula="of:=IF([.D32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27]*[.N328]/[.D328]*([.E328]+[.F328]); IFERROR([.I327]*[.N328]/[.D328]*[.E328]; &quot;&quot;))">
            <text:p/>
          </table:table-cell>
          <table:table-cell table:style-name="ce71" table:formula="of:=IF([.D328] = &quot;&quot;; &quot;&quot;; IFERROR([.H327]+([.E328]+[.F328]); [.H327]+[.E328]) )">
            <text:p/>
          </table:table-cell>
          <table:table-cell table:style-name="ce76" table:formula="of:=IF([.D328] = &quot;&quot;; &quot;&quot;; IFERROR([.I327]+[.G328];&quot;&quot;))">
            <text:p/>
          </table:table-cell>
          <table:table-cell table:style-name="ce80" table:formula="of:=IF([.D328] = &quot;&quot;; &quot;&quot;; IFERROR(([.I328]-[.F$2])/[.F$2];&quot;&quot;))">
            <text:p/>
          </table:table-cell>
          <table:table-cell table:style-name="ce84" table:formula="of:=IF([.D328] = &quot;&quot;; &quot;&quot;; IFERROR([.I328]/MAX([.$I$2:.I328])-1;&quot;&quot;))">
            <text:p/>
          </table:table-cell>
          <table:table-cell table:style-name="ce87" table:formula="of:=IF(ISBLANK([.D328]);&quot;&quot;; [.G328]/[.I327])">
            <text:p/>
          </table:table-cell>
          <table:table-cell table:style-name="ce76" table:formula="of:=IF([.D328] = &quot;&quot;; &quot;&quot;; IFERROR([.I327]*([.N328]);&quot;&quot;))">
            <text:p/>
          </table:table-cell>
          <table:table-cell table:style-name="ce96" table:formula="of:=IF([.D32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28]*[.N329]/[.D329]*([.E329]+[.F329]); IFERROR([.I328]*[.N329]/[.D329]*[.E329]; &quot;&quot;))">
            <text:p/>
          </table:table-cell>
          <table:table-cell table:style-name="ce71" table:formula="of:=IF([.D329] = &quot;&quot;; &quot;&quot;; IFERROR([.H328]+([.E329]+[.F329]); [.H328]+[.E329]) )">
            <text:p/>
          </table:table-cell>
          <table:table-cell table:style-name="ce76" table:formula="of:=IF([.D329] = &quot;&quot;; &quot;&quot;; IFERROR([.I328]+[.G329];&quot;&quot;))">
            <text:p/>
          </table:table-cell>
          <table:table-cell table:style-name="ce80" table:formula="of:=IF([.D329] = &quot;&quot;; &quot;&quot;; IFERROR(([.I329]-[.F$2])/[.F$2];&quot;&quot;))">
            <text:p/>
          </table:table-cell>
          <table:table-cell table:style-name="ce84" table:formula="of:=IF([.D329] = &quot;&quot;; &quot;&quot;; IFERROR([.I329]/MAX([.$I$2:.I329])-1;&quot;&quot;))">
            <text:p/>
          </table:table-cell>
          <table:table-cell table:style-name="ce87" table:formula="of:=IF(ISBLANK([.D329]);&quot;&quot;; [.G329]/[.I328])">
            <text:p/>
          </table:table-cell>
          <table:table-cell table:style-name="ce76" table:formula="of:=IF([.D329] = &quot;&quot;; &quot;&quot;; IFERROR([.I328]*([.N329]);&quot;&quot;))">
            <text:p/>
          </table:table-cell>
          <table:table-cell table:style-name="ce96" table:formula="of:=IF([.D32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29]*[.N330]/[.D330]*([.E330]+[.F330]); IFERROR([.I329]*[.N330]/[.D330]*[.E330]; &quot;&quot;))">
            <text:p/>
          </table:table-cell>
          <table:table-cell table:style-name="ce71" table:formula="of:=IF([.D330] = &quot;&quot;; &quot;&quot;; IFERROR([.H329]+([.E330]+[.F330]); [.H329]+[.E330]) )">
            <text:p/>
          </table:table-cell>
          <table:table-cell table:style-name="ce76" table:formula="of:=IF([.D330] = &quot;&quot;; &quot;&quot;; IFERROR([.I329]+[.G330];&quot;&quot;))">
            <text:p/>
          </table:table-cell>
          <table:table-cell table:style-name="ce80" table:formula="of:=IF([.D330] = &quot;&quot;; &quot;&quot;; IFERROR(([.I330]-[.F$2])/[.F$2];&quot;&quot;))">
            <text:p/>
          </table:table-cell>
          <table:table-cell table:style-name="ce84" table:formula="of:=IF([.D330] = &quot;&quot;; &quot;&quot;; IFERROR([.I330]/MAX([.$I$2:.I330])-1;&quot;&quot;))">
            <text:p/>
          </table:table-cell>
          <table:table-cell table:style-name="ce87" table:formula="of:=IF(ISBLANK([.D330]);&quot;&quot;; [.G330]/[.I329])">
            <text:p/>
          </table:table-cell>
          <table:table-cell table:style-name="ce76" table:formula="of:=IF([.D330] = &quot;&quot;; &quot;&quot;; IFERROR([.I329]*([.N330]);&quot;&quot;))">
            <text:p/>
          </table:table-cell>
          <table:table-cell table:style-name="ce96" table:formula="of:=IF([.D33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30]*[.N331]/[.D331]*([.E331]+[.F331]); IFERROR([.I330]*[.N331]/[.D331]*[.E331]; &quot;&quot;))">
            <text:p/>
          </table:table-cell>
          <table:table-cell table:style-name="ce71" table:formula="of:=IF([.D331] = &quot;&quot;; &quot;&quot;; IFERROR([.H330]+([.E331]+[.F331]); [.H330]+[.E331]) )">
            <text:p/>
          </table:table-cell>
          <table:table-cell table:style-name="ce76" table:formula="of:=IF([.D331] = &quot;&quot;; &quot;&quot;; IFERROR([.I330]+[.G331];&quot;&quot;))">
            <text:p/>
          </table:table-cell>
          <table:table-cell table:style-name="ce80" table:formula="of:=IF([.D331] = &quot;&quot;; &quot;&quot;; IFERROR(([.I331]-[.F$2])/[.F$2];&quot;&quot;))">
            <text:p/>
          </table:table-cell>
          <table:table-cell table:style-name="ce84" table:formula="of:=IF([.D331] = &quot;&quot;; &quot;&quot;; IFERROR([.I331]/MAX([.$I$2:.I331])-1;&quot;&quot;))">
            <text:p/>
          </table:table-cell>
          <table:table-cell table:style-name="ce87" table:formula="of:=IF(ISBLANK([.D331]);&quot;&quot;; [.G331]/[.I330])">
            <text:p/>
          </table:table-cell>
          <table:table-cell table:style-name="ce76" table:formula="of:=IF([.D331] = &quot;&quot;; &quot;&quot;; IFERROR([.I330]*([.N331]);&quot;&quot;))">
            <text:p/>
          </table:table-cell>
          <table:table-cell table:style-name="ce96" table:formula="of:=IF([.D33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31]*[.N332]/[.D332]*([.E332]+[.F332]); IFERROR([.I331]*[.N332]/[.D332]*[.E332]; &quot;&quot;))">
            <text:p/>
          </table:table-cell>
          <table:table-cell table:style-name="ce71" table:formula="of:=IF([.D332] = &quot;&quot;; &quot;&quot;; IFERROR([.H331]+([.E332]+[.F332]); [.H331]+[.E332]) )">
            <text:p/>
          </table:table-cell>
          <table:table-cell table:style-name="ce76" table:formula="of:=IF([.D332] = &quot;&quot;; &quot;&quot;; IFERROR([.I331]+[.G332];&quot;&quot;))">
            <text:p/>
          </table:table-cell>
          <table:table-cell table:style-name="ce80" table:formula="of:=IF([.D332] = &quot;&quot;; &quot;&quot;; IFERROR(([.I332]-[.F$2])/[.F$2];&quot;&quot;))">
            <text:p/>
          </table:table-cell>
          <table:table-cell table:style-name="ce84" table:formula="of:=IF([.D332] = &quot;&quot;; &quot;&quot;; IFERROR([.I332]/MAX([.$I$2:.I332])-1;&quot;&quot;))">
            <text:p/>
          </table:table-cell>
          <table:table-cell table:style-name="ce87" table:formula="of:=IF(ISBLANK([.D332]);&quot;&quot;; [.G332]/[.I331])">
            <text:p/>
          </table:table-cell>
          <table:table-cell table:style-name="ce76" table:formula="of:=IF([.D332] = &quot;&quot;; &quot;&quot;; IFERROR([.I331]*([.N332]);&quot;&quot;))">
            <text:p/>
          </table:table-cell>
          <table:table-cell table:style-name="ce96" table:formula="of:=IF([.D33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32]*[.N333]/[.D333]*([.E333]+[.F333]); IFERROR([.I332]*[.N333]/[.D333]*[.E333]; &quot;&quot;))">
            <text:p/>
          </table:table-cell>
          <table:table-cell table:style-name="ce71" table:formula="of:=IF([.D333] = &quot;&quot;; &quot;&quot;; IFERROR([.H332]+([.E333]+[.F333]); [.H332]+[.E333]) )">
            <text:p/>
          </table:table-cell>
          <table:table-cell table:style-name="ce76" table:formula="of:=IF([.D333] = &quot;&quot;; &quot;&quot;; IFERROR([.I332]+[.G333];&quot;&quot;))">
            <text:p/>
          </table:table-cell>
          <table:table-cell table:style-name="ce80" table:formula="of:=IF([.D333] = &quot;&quot;; &quot;&quot;; IFERROR(([.I333]-[.F$2])/[.F$2];&quot;&quot;))">
            <text:p/>
          </table:table-cell>
          <table:table-cell table:style-name="ce84" table:formula="of:=IF([.D333] = &quot;&quot;; &quot;&quot;; IFERROR([.I333]/MAX([.$I$2:.I333])-1;&quot;&quot;))">
            <text:p/>
          </table:table-cell>
          <table:table-cell table:style-name="ce87" table:formula="of:=IF(ISBLANK([.D333]);&quot;&quot;; [.G333]/[.I332])">
            <text:p/>
          </table:table-cell>
          <table:table-cell table:style-name="ce76" table:formula="of:=IF([.D333] = &quot;&quot;; &quot;&quot;; IFERROR([.I332]*([.N333]);&quot;&quot;))">
            <text:p/>
          </table:table-cell>
          <table:table-cell table:style-name="ce96" table:formula="of:=IF([.D33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33]*[.N334]/[.D334]*([.E334]+[.F334]); IFERROR([.I333]*[.N334]/[.D334]*[.E334]; &quot;&quot;))">
            <text:p/>
          </table:table-cell>
          <table:table-cell table:style-name="ce71" table:formula="of:=IF([.D334] = &quot;&quot;; &quot;&quot;; IFERROR([.H333]+([.E334]+[.F334]); [.H333]+[.E334]) )">
            <text:p/>
          </table:table-cell>
          <table:table-cell table:style-name="ce76" table:formula="of:=IF([.D334] = &quot;&quot;; &quot;&quot;; IFERROR([.I333]+[.G334];&quot;&quot;))">
            <text:p/>
          </table:table-cell>
          <table:table-cell table:style-name="ce80" table:formula="of:=IF([.D334] = &quot;&quot;; &quot;&quot;; IFERROR(([.I334]-[.F$2])/[.F$2];&quot;&quot;))">
            <text:p/>
          </table:table-cell>
          <table:table-cell table:style-name="ce84" table:formula="of:=IF([.D334] = &quot;&quot;; &quot;&quot;; IFERROR([.I334]/MAX([.$I$2:.I334])-1;&quot;&quot;))">
            <text:p/>
          </table:table-cell>
          <table:table-cell table:style-name="ce87" table:formula="of:=IF(ISBLANK([.D334]);&quot;&quot;; [.G334]/[.I333])">
            <text:p/>
          </table:table-cell>
          <table:table-cell table:style-name="ce76" table:formula="of:=IF([.D334] = &quot;&quot;; &quot;&quot;; IFERROR([.I333]*([.N334]);&quot;&quot;))">
            <text:p/>
          </table:table-cell>
          <table:table-cell table:style-name="ce96" table:formula="of:=IF([.D33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34]*[.N335]/[.D335]*([.E335]+[.F335]); IFERROR([.I334]*[.N335]/[.D335]*[.E335]; &quot;&quot;))">
            <text:p/>
          </table:table-cell>
          <table:table-cell table:style-name="ce71" table:formula="of:=IF([.D335] = &quot;&quot;; &quot;&quot;; IFERROR([.H334]+([.E335]+[.F335]); [.H334]+[.E335]) )">
            <text:p/>
          </table:table-cell>
          <table:table-cell table:style-name="ce76" table:formula="of:=IF([.D335] = &quot;&quot;; &quot;&quot;; IFERROR([.I334]+[.G335];&quot;&quot;))">
            <text:p/>
          </table:table-cell>
          <table:table-cell table:style-name="ce80" table:formula="of:=IF([.D335] = &quot;&quot;; &quot;&quot;; IFERROR(([.I335]-[.F$2])/[.F$2];&quot;&quot;))">
            <text:p/>
          </table:table-cell>
          <table:table-cell table:style-name="ce84" table:formula="of:=IF([.D335] = &quot;&quot;; &quot;&quot;; IFERROR([.I335]/MAX([.$I$2:.I335])-1;&quot;&quot;))">
            <text:p/>
          </table:table-cell>
          <table:table-cell table:style-name="ce87" table:formula="of:=IF(ISBLANK([.D335]);&quot;&quot;; [.G335]/[.I334])">
            <text:p/>
          </table:table-cell>
          <table:table-cell table:style-name="ce76" table:formula="of:=IF([.D335] = &quot;&quot;; &quot;&quot;; IFERROR([.I334]*([.N335]);&quot;&quot;))">
            <text:p/>
          </table:table-cell>
          <table:table-cell table:style-name="ce96" table:formula="of:=IF([.D33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35]*[.N336]/[.D336]*([.E336]+[.F336]); IFERROR([.I335]*[.N336]/[.D336]*[.E336]; &quot;&quot;))">
            <text:p/>
          </table:table-cell>
          <table:table-cell table:style-name="ce71" table:formula="of:=IF([.D336] = &quot;&quot;; &quot;&quot;; IFERROR([.H335]+([.E336]+[.F336]); [.H335]+[.E336]) )">
            <text:p/>
          </table:table-cell>
          <table:table-cell table:style-name="ce76" table:formula="of:=IF([.D336] = &quot;&quot;; &quot;&quot;; IFERROR([.I335]+[.G336];&quot;&quot;))">
            <text:p/>
          </table:table-cell>
          <table:table-cell table:style-name="ce80" table:formula="of:=IF([.D336] = &quot;&quot;; &quot;&quot;; IFERROR(([.I336]-[.F$2])/[.F$2];&quot;&quot;))">
            <text:p/>
          </table:table-cell>
          <table:table-cell table:style-name="ce84" table:formula="of:=IF([.D336] = &quot;&quot;; &quot;&quot;; IFERROR([.I336]/MAX([.$I$2:.I336])-1;&quot;&quot;))">
            <text:p/>
          </table:table-cell>
          <table:table-cell table:style-name="ce87" table:formula="of:=IF(ISBLANK([.D336]);&quot;&quot;; [.G336]/[.I335])">
            <text:p/>
          </table:table-cell>
          <table:table-cell table:style-name="ce76" table:formula="of:=IF([.D336] = &quot;&quot;; &quot;&quot;; IFERROR([.I335]*([.N336]);&quot;&quot;))">
            <text:p/>
          </table:table-cell>
          <table:table-cell table:style-name="ce96" table:formula="of:=IF([.D33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36]*[.N337]/[.D337]*([.E337]+[.F337]); IFERROR([.I336]*[.N337]/[.D337]*[.E337]; &quot;&quot;))">
            <text:p/>
          </table:table-cell>
          <table:table-cell table:style-name="ce71" table:formula="of:=IF([.D337] = &quot;&quot;; &quot;&quot;; IFERROR([.H336]+([.E337]+[.F337]); [.H336]+[.E337]) )">
            <text:p/>
          </table:table-cell>
          <table:table-cell table:style-name="ce76" table:formula="of:=IF([.D337] = &quot;&quot;; &quot;&quot;; IFERROR([.I336]+[.G337];&quot;&quot;))">
            <text:p/>
          </table:table-cell>
          <table:table-cell table:style-name="ce80" table:formula="of:=IF([.D337] = &quot;&quot;; &quot;&quot;; IFERROR(([.I337]-[.F$2])/[.F$2];&quot;&quot;))">
            <text:p/>
          </table:table-cell>
          <table:table-cell table:style-name="ce84" table:formula="of:=IF([.D337] = &quot;&quot;; &quot;&quot;; IFERROR([.I337]/MAX([.$I$2:.I337])-1;&quot;&quot;))">
            <text:p/>
          </table:table-cell>
          <table:table-cell table:style-name="ce87" table:formula="of:=IF(ISBLANK([.D337]);&quot;&quot;; [.G337]/[.I336])">
            <text:p/>
          </table:table-cell>
          <table:table-cell table:style-name="ce76" table:formula="of:=IF([.D337] = &quot;&quot;; &quot;&quot;; IFERROR([.I336]*([.N337]);&quot;&quot;))">
            <text:p/>
          </table:table-cell>
          <table:table-cell table:style-name="ce96" table:formula="of:=IF([.D33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37]*[.N338]/[.D338]*([.E338]+[.F338]); IFERROR([.I337]*[.N338]/[.D338]*[.E338]; &quot;&quot;))">
            <text:p/>
          </table:table-cell>
          <table:table-cell table:style-name="ce71" table:formula="of:=IF([.D338] = &quot;&quot;; &quot;&quot;; IFERROR([.H337]+([.E338]+[.F338]); [.H337]+[.E338]) )">
            <text:p/>
          </table:table-cell>
          <table:table-cell table:style-name="ce76" table:formula="of:=IF([.D338] = &quot;&quot;; &quot;&quot;; IFERROR([.I337]+[.G338];&quot;&quot;))">
            <text:p/>
          </table:table-cell>
          <table:table-cell table:style-name="ce80" table:formula="of:=IF([.D338] = &quot;&quot;; &quot;&quot;; IFERROR(([.I338]-[.F$2])/[.F$2];&quot;&quot;))">
            <text:p/>
          </table:table-cell>
          <table:table-cell table:style-name="ce84" table:formula="of:=IF([.D338] = &quot;&quot;; &quot;&quot;; IFERROR([.I338]/MAX([.$I$2:.I338])-1;&quot;&quot;))">
            <text:p/>
          </table:table-cell>
          <table:table-cell table:style-name="ce87" table:formula="of:=IF(ISBLANK([.D338]);&quot;&quot;; [.G338]/[.I337])">
            <text:p/>
          </table:table-cell>
          <table:table-cell table:style-name="ce76" table:formula="of:=IF([.D338] = &quot;&quot;; &quot;&quot;; IFERROR([.I337]*([.N338]);&quot;&quot;))">
            <text:p/>
          </table:table-cell>
          <table:table-cell table:style-name="ce96" table:formula="of:=IF([.D33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38]*[.N339]/[.D339]*([.E339]+[.F339]); IFERROR([.I338]*[.N339]/[.D339]*[.E339]; &quot;&quot;))">
            <text:p/>
          </table:table-cell>
          <table:table-cell table:style-name="ce71" table:formula="of:=IF([.D339] = &quot;&quot;; &quot;&quot;; IFERROR([.H338]+([.E339]+[.F339]); [.H338]+[.E339]) )">
            <text:p/>
          </table:table-cell>
          <table:table-cell table:style-name="ce76" table:formula="of:=IF([.D339] = &quot;&quot;; &quot;&quot;; IFERROR([.I338]+[.G339];&quot;&quot;))">
            <text:p/>
          </table:table-cell>
          <table:table-cell table:style-name="ce80" table:formula="of:=IF([.D339] = &quot;&quot;; &quot;&quot;; IFERROR(([.I339]-[.F$2])/[.F$2];&quot;&quot;))">
            <text:p/>
          </table:table-cell>
          <table:table-cell table:style-name="ce84" table:formula="of:=IF([.D339] = &quot;&quot;; &quot;&quot;; IFERROR([.I339]/MAX([.$I$2:.I339])-1;&quot;&quot;))">
            <text:p/>
          </table:table-cell>
          <table:table-cell table:style-name="ce87" table:formula="of:=IF(ISBLANK([.D339]);&quot;&quot;; [.G339]/[.I338])">
            <text:p/>
          </table:table-cell>
          <table:table-cell table:style-name="ce76" table:formula="of:=IF([.D339] = &quot;&quot;; &quot;&quot;; IFERROR([.I338]*([.N339]);&quot;&quot;))">
            <text:p/>
          </table:table-cell>
          <table:table-cell table:style-name="ce96" table:formula="of:=IF([.D33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39]*[.N340]/[.D340]*([.E340]+[.F340]); IFERROR([.I339]*[.N340]/[.D340]*[.E340]; &quot;&quot;))">
            <text:p/>
          </table:table-cell>
          <table:table-cell table:style-name="ce71" table:formula="of:=IF([.D340] = &quot;&quot;; &quot;&quot;; IFERROR([.H339]+([.E340]+[.F340]); [.H339]+[.E340]) )">
            <text:p/>
          </table:table-cell>
          <table:table-cell table:style-name="ce76" table:formula="of:=IF([.D340] = &quot;&quot;; &quot;&quot;; IFERROR([.I339]+[.G340];&quot;&quot;))">
            <text:p/>
          </table:table-cell>
          <table:table-cell table:style-name="ce80" table:formula="of:=IF([.D340] = &quot;&quot;; &quot;&quot;; IFERROR(([.I340]-[.F$2])/[.F$2];&quot;&quot;))">
            <text:p/>
          </table:table-cell>
          <table:table-cell table:style-name="ce84" table:formula="of:=IF([.D340] = &quot;&quot;; &quot;&quot;; IFERROR([.I340]/MAX([.$I$2:.I340])-1;&quot;&quot;))">
            <text:p/>
          </table:table-cell>
          <table:table-cell table:style-name="ce87" table:formula="of:=IF(ISBLANK([.D340]);&quot;&quot;; [.G340]/[.I339])">
            <text:p/>
          </table:table-cell>
          <table:table-cell table:style-name="ce76" table:formula="of:=IF([.D340] = &quot;&quot;; &quot;&quot;; IFERROR([.I339]*([.N340]);&quot;&quot;))">
            <text:p/>
          </table:table-cell>
          <table:table-cell table:style-name="ce96" table:formula="of:=IF([.D34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40]*[.N341]/[.D341]*([.E341]+[.F341]); IFERROR([.I340]*[.N341]/[.D341]*[.E341]; &quot;&quot;))">
            <text:p/>
          </table:table-cell>
          <table:table-cell table:style-name="ce71" table:formula="of:=IF([.D341] = &quot;&quot;; &quot;&quot;; IFERROR([.H340]+([.E341]+[.F341]); [.H340]+[.E341]) )">
            <text:p/>
          </table:table-cell>
          <table:table-cell table:style-name="ce76" table:formula="of:=IF([.D341] = &quot;&quot;; &quot;&quot;; IFERROR([.I340]+[.G341];&quot;&quot;))">
            <text:p/>
          </table:table-cell>
          <table:table-cell table:style-name="ce80" table:formula="of:=IF([.D341] = &quot;&quot;; &quot;&quot;; IFERROR(([.I341]-[.F$2])/[.F$2];&quot;&quot;))">
            <text:p/>
          </table:table-cell>
          <table:table-cell table:style-name="ce84" table:formula="of:=IF([.D341] = &quot;&quot;; &quot;&quot;; IFERROR([.I341]/MAX([.$I$2:.I341])-1;&quot;&quot;))">
            <text:p/>
          </table:table-cell>
          <table:table-cell table:style-name="ce87" table:formula="of:=IF(ISBLANK([.D341]);&quot;&quot;; [.G341]/[.I340])">
            <text:p/>
          </table:table-cell>
          <table:table-cell table:style-name="ce76" table:formula="of:=IF([.D341] = &quot;&quot;; &quot;&quot;; IFERROR([.I340]*([.N341]);&quot;&quot;))">
            <text:p/>
          </table:table-cell>
          <table:table-cell table:style-name="ce96" table:formula="of:=IF([.D34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41]*[.N342]/[.D342]*([.E342]+[.F342]); IFERROR([.I341]*[.N342]/[.D342]*[.E342]; &quot;&quot;))">
            <text:p/>
          </table:table-cell>
          <table:table-cell table:style-name="ce71" table:formula="of:=IF([.D342] = &quot;&quot;; &quot;&quot;; IFERROR([.H341]+([.E342]+[.F342]); [.H341]+[.E342]) )">
            <text:p/>
          </table:table-cell>
          <table:table-cell table:style-name="ce76" table:formula="of:=IF([.D342] = &quot;&quot;; &quot;&quot;; IFERROR([.I341]+[.G342];&quot;&quot;))">
            <text:p/>
          </table:table-cell>
          <table:table-cell table:style-name="ce80" table:formula="of:=IF([.D342] = &quot;&quot;; &quot;&quot;; IFERROR(([.I342]-[.F$2])/[.F$2];&quot;&quot;))">
            <text:p/>
          </table:table-cell>
          <table:table-cell table:style-name="ce84" table:formula="of:=IF([.D342] = &quot;&quot;; &quot;&quot;; IFERROR([.I342]/MAX([.$I$2:.I342])-1;&quot;&quot;))">
            <text:p/>
          </table:table-cell>
          <table:table-cell table:style-name="ce87" table:formula="of:=IF(ISBLANK([.D342]);&quot;&quot;; [.G342]/[.I341])">
            <text:p/>
          </table:table-cell>
          <table:table-cell table:style-name="ce76" table:formula="of:=IF([.D342] = &quot;&quot;; &quot;&quot;; IFERROR([.I341]*([.N342]);&quot;&quot;))">
            <text:p/>
          </table:table-cell>
          <table:table-cell table:style-name="ce96" table:formula="of:=IF([.D34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42]*[.N343]/[.D343]*([.E343]+[.F343]); IFERROR([.I342]*[.N343]/[.D343]*[.E343]; &quot;&quot;))">
            <text:p/>
          </table:table-cell>
          <table:table-cell table:style-name="ce71" table:formula="of:=IF([.D343] = &quot;&quot;; &quot;&quot;; IFERROR([.H342]+([.E343]+[.F343]); [.H342]+[.E343]) )">
            <text:p/>
          </table:table-cell>
          <table:table-cell table:style-name="ce76" table:formula="of:=IF([.D343] = &quot;&quot;; &quot;&quot;; IFERROR([.I342]+[.G343];&quot;&quot;))">
            <text:p/>
          </table:table-cell>
          <table:table-cell table:style-name="ce80" table:formula="of:=IF([.D343] = &quot;&quot;; &quot;&quot;; IFERROR(([.I343]-[.F$2])/[.F$2];&quot;&quot;))">
            <text:p/>
          </table:table-cell>
          <table:table-cell table:style-name="ce84" table:formula="of:=IF([.D343] = &quot;&quot;; &quot;&quot;; IFERROR([.I343]/MAX([.$I$2:.I343])-1;&quot;&quot;))">
            <text:p/>
          </table:table-cell>
          <table:table-cell table:style-name="ce87" table:formula="of:=IF(ISBLANK([.D343]);&quot;&quot;; [.G343]/[.I342])">
            <text:p/>
          </table:table-cell>
          <table:table-cell table:style-name="ce76" table:formula="of:=IF([.D343] = &quot;&quot;; &quot;&quot;; IFERROR([.I342]*([.N343]);&quot;&quot;))">
            <text:p/>
          </table:table-cell>
          <table:table-cell table:style-name="ce96" table:formula="of:=IF([.D34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43]*[.N344]/[.D344]*([.E344]+[.F344]); IFERROR([.I343]*[.N344]/[.D344]*[.E344]; &quot;&quot;))">
            <text:p/>
          </table:table-cell>
          <table:table-cell table:style-name="ce71" table:formula="of:=IF([.D344] = &quot;&quot;; &quot;&quot;; IFERROR([.H343]+([.E344]+[.F344]); [.H343]+[.E344]) )">
            <text:p/>
          </table:table-cell>
          <table:table-cell table:style-name="ce76" table:formula="of:=IF([.D344] = &quot;&quot;; &quot;&quot;; IFERROR([.I343]+[.G344];&quot;&quot;))">
            <text:p/>
          </table:table-cell>
          <table:table-cell table:style-name="ce80" table:formula="of:=IF([.D344] = &quot;&quot;; &quot;&quot;; IFERROR(([.I344]-[.F$2])/[.F$2];&quot;&quot;))">
            <text:p/>
          </table:table-cell>
          <table:table-cell table:style-name="ce84" table:formula="of:=IF([.D344] = &quot;&quot;; &quot;&quot;; IFERROR([.I344]/MAX([.$I$2:.I344])-1;&quot;&quot;))">
            <text:p/>
          </table:table-cell>
          <table:table-cell table:style-name="ce87" table:formula="of:=IF(ISBLANK([.D344]);&quot;&quot;; [.G344]/[.I343])">
            <text:p/>
          </table:table-cell>
          <table:table-cell table:style-name="ce76" table:formula="of:=IF([.D344] = &quot;&quot;; &quot;&quot;; IFERROR([.I343]*([.N344]);&quot;&quot;))">
            <text:p/>
          </table:table-cell>
          <table:table-cell table:style-name="ce96" table:formula="of:=IF([.D34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44]*[.N345]/[.D345]*([.E345]+[.F345]); IFERROR([.I344]*[.N345]/[.D345]*[.E345]; &quot;&quot;))">
            <text:p/>
          </table:table-cell>
          <table:table-cell table:style-name="ce71" table:formula="of:=IF([.D345] = &quot;&quot;; &quot;&quot;; IFERROR([.H344]+([.E345]+[.F345]); [.H344]+[.E345]) )">
            <text:p/>
          </table:table-cell>
          <table:table-cell table:style-name="ce76" table:formula="of:=IF([.D345] = &quot;&quot;; &quot;&quot;; IFERROR([.I344]+[.G345];&quot;&quot;))">
            <text:p/>
          </table:table-cell>
          <table:table-cell table:style-name="ce80" table:formula="of:=IF([.D345] = &quot;&quot;; &quot;&quot;; IFERROR(([.I345]-[.F$2])/[.F$2];&quot;&quot;))">
            <text:p/>
          </table:table-cell>
          <table:table-cell table:style-name="ce84" table:formula="of:=IF([.D345] = &quot;&quot;; &quot;&quot;; IFERROR([.I345]/MAX([.$I$2:.I345])-1;&quot;&quot;))">
            <text:p/>
          </table:table-cell>
          <table:table-cell table:style-name="ce87" table:formula="of:=IF(ISBLANK([.D345]);&quot;&quot;; [.G345]/[.I344])">
            <text:p/>
          </table:table-cell>
          <table:table-cell table:style-name="ce76" table:formula="of:=IF([.D345] = &quot;&quot;; &quot;&quot;; IFERROR([.I344]*([.N345]);&quot;&quot;))">
            <text:p/>
          </table:table-cell>
          <table:table-cell table:style-name="ce96" table:formula="of:=IF([.D34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45]*[.N346]/[.D346]*([.E346]+[.F346]); IFERROR([.I345]*[.N346]/[.D346]*[.E346]; &quot;&quot;))">
            <text:p/>
          </table:table-cell>
          <table:table-cell table:style-name="ce71" table:formula="of:=IF([.D346] = &quot;&quot;; &quot;&quot;; IFERROR([.H345]+([.E346]+[.F346]); [.H345]+[.E346]) )">
            <text:p/>
          </table:table-cell>
          <table:table-cell table:style-name="ce76" table:formula="of:=IF([.D346] = &quot;&quot;; &quot;&quot;; IFERROR([.I345]+[.G346];&quot;&quot;))">
            <text:p/>
          </table:table-cell>
          <table:table-cell table:style-name="ce80" table:formula="of:=IF([.D346] = &quot;&quot;; &quot;&quot;; IFERROR(([.I346]-[.F$2])/[.F$2];&quot;&quot;))">
            <text:p/>
          </table:table-cell>
          <table:table-cell table:style-name="ce84" table:formula="of:=IF([.D346] = &quot;&quot;; &quot;&quot;; IFERROR([.I346]/MAX([.$I$2:.I346])-1;&quot;&quot;))">
            <text:p/>
          </table:table-cell>
          <table:table-cell table:style-name="ce87" table:formula="of:=IF(ISBLANK([.D346]);&quot;&quot;; [.G346]/[.I345])">
            <text:p/>
          </table:table-cell>
          <table:table-cell table:style-name="ce76" table:formula="of:=IF([.D346] = &quot;&quot;; &quot;&quot;; IFERROR([.I345]*([.N346]);&quot;&quot;))">
            <text:p/>
          </table:table-cell>
          <table:table-cell table:style-name="ce96" table:formula="of:=IF([.D34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46]*[.N347]/[.D347]*([.E347]+[.F347]); IFERROR([.I346]*[.N347]/[.D347]*[.E347]; &quot;&quot;))">
            <text:p/>
          </table:table-cell>
          <table:table-cell table:style-name="ce71" table:formula="of:=IF([.D347] = &quot;&quot;; &quot;&quot;; IFERROR([.H346]+([.E347]+[.F347]); [.H346]+[.E347]) )">
            <text:p/>
          </table:table-cell>
          <table:table-cell table:style-name="ce76" table:formula="of:=IF([.D347] = &quot;&quot;; &quot;&quot;; IFERROR([.I346]+[.G347];&quot;&quot;))">
            <text:p/>
          </table:table-cell>
          <table:table-cell table:style-name="ce80" table:formula="of:=IF([.D347] = &quot;&quot;; &quot;&quot;; IFERROR(([.I347]-[.F$2])/[.F$2];&quot;&quot;))">
            <text:p/>
          </table:table-cell>
          <table:table-cell table:style-name="ce84" table:formula="of:=IF([.D347] = &quot;&quot;; &quot;&quot;; IFERROR([.I347]/MAX([.$I$2:.I347])-1;&quot;&quot;))">
            <text:p/>
          </table:table-cell>
          <table:table-cell table:style-name="ce87" table:formula="of:=IF(ISBLANK([.D347]);&quot;&quot;; [.G347]/[.I346])">
            <text:p/>
          </table:table-cell>
          <table:table-cell table:style-name="ce76" table:formula="of:=IF([.D347] = &quot;&quot;; &quot;&quot;; IFERROR([.I346]*([.N347]);&quot;&quot;))">
            <text:p/>
          </table:table-cell>
          <table:table-cell table:style-name="ce96" table:formula="of:=IF([.D34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47]*[.N348]/[.D348]*([.E348]+[.F348]); IFERROR([.I347]*[.N348]/[.D348]*[.E348]; &quot;&quot;))">
            <text:p/>
          </table:table-cell>
          <table:table-cell table:style-name="ce71" table:formula="of:=IF([.D348] = &quot;&quot;; &quot;&quot;; IFERROR([.H347]+([.E348]+[.F348]); [.H347]+[.E348]) )">
            <text:p/>
          </table:table-cell>
          <table:table-cell table:style-name="ce76" table:formula="of:=IF([.D348] = &quot;&quot;; &quot;&quot;; IFERROR([.I347]+[.G348];&quot;&quot;))">
            <text:p/>
          </table:table-cell>
          <table:table-cell table:style-name="ce80" table:formula="of:=IF([.D348] = &quot;&quot;; &quot;&quot;; IFERROR(([.I348]-[.F$2])/[.F$2];&quot;&quot;))">
            <text:p/>
          </table:table-cell>
          <table:table-cell table:style-name="ce84" table:formula="of:=IF([.D348] = &quot;&quot;; &quot;&quot;; IFERROR([.I348]/MAX([.$I$2:.I348])-1;&quot;&quot;))">
            <text:p/>
          </table:table-cell>
          <table:table-cell table:style-name="ce87" table:formula="of:=IF(ISBLANK([.D348]);&quot;&quot;; [.G348]/[.I347])">
            <text:p/>
          </table:table-cell>
          <table:table-cell table:style-name="ce76" table:formula="of:=IF([.D348] = &quot;&quot;; &quot;&quot;; IFERROR([.I347]*([.N348]);&quot;&quot;))">
            <text:p/>
          </table:table-cell>
          <table:table-cell table:style-name="ce96" table:formula="of:=IF([.D34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48]*[.N349]/[.D349]*([.E349]+[.F349]); IFERROR([.I348]*[.N349]/[.D349]*[.E349]; &quot;&quot;))">
            <text:p/>
          </table:table-cell>
          <table:table-cell table:style-name="ce71" table:formula="of:=IF([.D349] = &quot;&quot;; &quot;&quot;; IFERROR([.H348]+([.E349]+[.F349]); [.H348]+[.E349]) )">
            <text:p/>
          </table:table-cell>
          <table:table-cell table:style-name="ce76" table:formula="of:=IF([.D349] = &quot;&quot;; &quot;&quot;; IFERROR([.I348]+[.G349];&quot;&quot;))">
            <text:p/>
          </table:table-cell>
          <table:table-cell table:style-name="ce80" table:formula="of:=IF([.D349] = &quot;&quot;; &quot;&quot;; IFERROR(([.I349]-[.F$2])/[.F$2];&quot;&quot;))">
            <text:p/>
          </table:table-cell>
          <table:table-cell table:style-name="ce84" table:formula="of:=IF([.D349] = &quot;&quot;; &quot;&quot;; IFERROR([.I349]/MAX([.$I$2:.I349])-1;&quot;&quot;))">
            <text:p/>
          </table:table-cell>
          <table:table-cell table:style-name="ce87" table:formula="of:=IF(ISBLANK([.D349]);&quot;&quot;; [.G349]/[.I348])">
            <text:p/>
          </table:table-cell>
          <table:table-cell table:style-name="ce76" table:formula="of:=IF([.D349] = &quot;&quot;; &quot;&quot;; IFERROR([.I348]*([.N349]);&quot;&quot;))">
            <text:p/>
          </table:table-cell>
          <table:table-cell table:style-name="ce96" table:formula="of:=IF([.D34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49]*[.N350]/[.D350]*([.E350]+[.F350]); IFERROR([.I349]*[.N350]/[.D350]*[.E350]; &quot;&quot;))">
            <text:p/>
          </table:table-cell>
          <table:table-cell table:style-name="ce71" table:formula="of:=IF([.D350] = &quot;&quot;; &quot;&quot;; IFERROR([.H349]+([.E350]+[.F350]); [.H349]+[.E350]) )">
            <text:p/>
          </table:table-cell>
          <table:table-cell table:style-name="ce76" table:formula="of:=IF([.D350] = &quot;&quot;; &quot;&quot;; IFERROR([.I349]+[.G350];&quot;&quot;))">
            <text:p/>
          </table:table-cell>
          <table:table-cell table:style-name="ce80" table:formula="of:=IF([.D350] = &quot;&quot;; &quot;&quot;; IFERROR(([.I350]-[.F$2])/[.F$2];&quot;&quot;))">
            <text:p/>
          </table:table-cell>
          <table:table-cell table:style-name="ce84" table:formula="of:=IF([.D350] = &quot;&quot;; &quot;&quot;; IFERROR([.I350]/MAX([.$I$2:.I350])-1;&quot;&quot;))">
            <text:p/>
          </table:table-cell>
          <table:table-cell table:style-name="ce87" table:formula="of:=IF(ISBLANK([.D350]);&quot;&quot;; [.G350]/[.I349])">
            <text:p/>
          </table:table-cell>
          <table:table-cell table:style-name="ce76" table:formula="of:=IF([.D350] = &quot;&quot;; &quot;&quot;; IFERROR([.I349]*([.N350]);&quot;&quot;))">
            <text:p/>
          </table:table-cell>
          <table:table-cell table:style-name="ce96" table:formula="of:=IF([.D35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50]*[.N351]/[.D351]*([.E351]+[.F351]); IFERROR([.I350]*[.N351]/[.D351]*[.E351]; &quot;&quot;))">
            <text:p/>
          </table:table-cell>
          <table:table-cell table:style-name="ce71" table:formula="of:=IF([.D351] = &quot;&quot;; &quot;&quot;; IFERROR([.H350]+([.E351]+[.F351]); [.H350]+[.E351]) )">
            <text:p/>
          </table:table-cell>
          <table:table-cell table:style-name="ce76" table:formula="of:=IF([.D351] = &quot;&quot;; &quot;&quot;; IFERROR([.I350]+[.G351];&quot;&quot;))">
            <text:p/>
          </table:table-cell>
          <table:table-cell table:style-name="ce80" table:formula="of:=IF([.D351] = &quot;&quot;; &quot;&quot;; IFERROR(([.I351]-[.F$2])/[.F$2];&quot;&quot;))">
            <text:p/>
          </table:table-cell>
          <table:table-cell table:style-name="ce84" table:formula="of:=IF([.D351] = &quot;&quot;; &quot;&quot;; IFERROR([.I351]/MAX([.$I$2:.I351])-1;&quot;&quot;))">
            <text:p/>
          </table:table-cell>
          <table:table-cell table:style-name="ce87" table:formula="of:=IF(ISBLANK([.D351]);&quot;&quot;; [.G351]/[.I350])">
            <text:p/>
          </table:table-cell>
          <table:table-cell table:style-name="ce76" table:formula="of:=IF([.D351] = &quot;&quot;; &quot;&quot;; IFERROR([.I350]*([.N351]);&quot;&quot;))">
            <text:p/>
          </table:table-cell>
          <table:table-cell table:style-name="ce96" table:formula="of:=IF([.D35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51]*[.N352]/[.D352]*([.E352]+[.F352]); IFERROR([.I351]*[.N352]/[.D352]*[.E352]; &quot;&quot;))">
            <text:p/>
          </table:table-cell>
          <table:table-cell table:style-name="ce71" table:formula="of:=IF([.D352] = &quot;&quot;; &quot;&quot;; IFERROR([.H351]+([.E352]+[.F352]); [.H351]+[.E352]) )">
            <text:p/>
          </table:table-cell>
          <table:table-cell table:style-name="ce76" table:formula="of:=IF([.D352] = &quot;&quot;; &quot;&quot;; IFERROR([.I351]+[.G352];&quot;&quot;))">
            <text:p/>
          </table:table-cell>
          <table:table-cell table:style-name="ce80" table:formula="of:=IF([.D352] = &quot;&quot;; &quot;&quot;; IFERROR(([.I352]-[.F$2])/[.F$2];&quot;&quot;))">
            <text:p/>
          </table:table-cell>
          <table:table-cell table:style-name="ce84" table:formula="of:=IF([.D352] = &quot;&quot;; &quot;&quot;; IFERROR([.I352]/MAX([.$I$2:.I352])-1;&quot;&quot;))">
            <text:p/>
          </table:table-cell>
          <table:table-cell table:style-name="ce87" table:formula="of:=IF(ISBLANK([.D352]);&quot;&quot;; [.G352]/[.I351])">
            <text:p/>
          </table:table-cell>
          <table:table-cell table:style-name="ce76" table:formula="of:=IF([.D352] = &quot;&quot;; &quot;&quot;; IFERROR([.I351]*([.N352]);&quot;&quot;))">
            <text:p/>
          </table:table-cell>
          <table:table-cell table:style-name="ce96" table:formula="of:=IF([.D35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52]*[.N353]/[.D353]*([.E353]+[.F353]); IFERROR([.I352]*[.N353]/[.D353]*[.E353]; &quot;&quot;))">
            <text:p/>
          </table:table-cell>
          <table:table-cell table:style-name="ce71" table:formula="of:=IF([.D353] = &quot;&quot;; &quot;&quot;; IFERROR([.H352]+([.E353]+[.F353]); [.H352]+[.E353]) )">
            <text:p/>
          </table:table-cell>
          <table:table-cell table:style-name="ce76" table:formula="of:=IF([.D353] = &quot;&quot;; &quot;&quot;; IFERROR([.I352]+[.G353];&quot;&quot;))">
            <text:p/>
          </table:table-cell>
          <table:table-cell table:style-name="ce80" table:formula="of:=IF([.D353] = &quot;&quot;; &quot;&quot;; IFERROR(([.I353]-[.F$2])/[.F$2];&quot;&quot;))">
            <text:p/>
          </table:table-cell>
          <table:table-cell table:style-name="ce84" table:formula="of:=IF([.D353] = &quot;&quot;; &quot;&quot;; IFERROR([.I353]/MAX([.$I$2:.I353])-1;&quot;&quot;))">
            <text:p/>
          </table:table-cell>
          <table:table-cell table:style-name="ce87" table:formula="of:=IF(ISBLANK([.D353]);&quot;&quot;; [.G353]/[.I352])">
            <text:p/>
          </table:table-cell>
          <table:table-cell table:style-name="ce76" table:formula="of:=IF([.D353] = &quot;&quot;; &quot;&quot;; IFERROR([.I352]*([.N353]);&quot;&quot;))">
            <text:p/>
          </table:table-cell>
          <table:table-cell table:style-name="ce96" table:formula="of:=IF([.D35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53]*[.N354]/[.D354]*([.E354]+[.F354]); IFERROR([.I353]*[.N354]/[.D354]*[.E354]; &quot;&quot;))">
            <text:p/>
          </table:table-cell>
          <table:table-cell table:style-name="ce71" table:formula="of:=IF([.D354] = &quot;&quot;; &quot;&quot;; IFERROR([.H353]+([.E354]+[.F354]); [.H353]+[.E354]) )">
            <text:p/>
          </table:table-cell>
          <table:table-cell table:style-name="ce76" table:formula="of:=IF([.D354] = &quot;&quot;; &quot;&quot;; IFERROR([.I353]+[.G354];&quot;&quot;))">
            <text:p/>
          </table:table-cell>
          <table:table-cell table:style-name="ce80" table:formula="of:=IF([.D354] = &quot;&quot;; &quot;&quot;; IFERROR(([.I354]-[.F$2])/[.F$2];&quot;&quot;))">
            <text:p/>
          </table:table-cell>
          <table:table-cell table:style-name="ce84" table:formula="of:=IF([.D354] = &quot;&quot;; &quot;&quot;; IFERROR([.I354]/MAX([.$I$2:.I354])-1;&quot;&quot;))">
            <text:p/>
          </table:table-cell>
          <table:table-cell table:style-name="ce87" table:formula="of:=IF(ISBLANK([.D354]);&quot;&quot;; [.G354]/[.I353])">
            <text:p/>
          </table:table-cell>
          <table:table-cell table:style-name="ce76" table:formula="of:=IF([.D354] = &quot;&quot;; &quot;&quot;; IFERROR([.I353]*([.N354]);&quot;&quot;))">
            <text:p/>
          </table:table-cell>
          <table:table-cell table:style-name="ce96" table:formula="of:=IF([.D35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54]*[.N355]/[.D355]*([.E355]+[.F355]); IFERROR([.I354]*[.N355]/[.D355]*[.E355]; &quot;&quot;))">
            <text:p/>
          </table:table-cell>
          <table:table-cell table:style-name="ce71" table:formula="of:=IF([.D355] = &quot;&quot;; &quot;&quot;; IFERROR([.H354]+([.E355]+[.F355]); [.H354]+[.E355]) )">
            <text:p/>
          </table:table-cell>
          <table:table-cell table:style-name="ce76" table:formula="of:=IF([.D355] = &quot;&quot;; &quot;&quot;; IFERROR([.I354]+[.G355];&quot;&quot;))">
            <text:p/>
          </table:table-cell>
          <table:table-cell table:style-name="ce80" table:formula="of:=IF([.D355] = &quot;&quot;; &quot;&quot;; IFERROR(([.I355]-[.F$2])/[.F$2];&quot;&quot;))">
            <text:p/>
          </table:table-cell>
          <table:table-cell table:style-name="ce84" table:formula="of:=IF([.D355] = &quot;&quot;; &quot;&quot;; IFERROR([.I355]/MAX([.$I$2:.I355])-1;&quot;&quot;))">
            <text:p/>
          </table:table-cell>
          <table:table-cell table:style-name="ce87" table:formula="of:=IF(ISBLANK([.D355]);&quot;&quot;; [.G355]/[.I354])">
            <text:p/>
          </table:table-cell>
          <table:table-cell table:style-name="ce76" table:formula="of:=IF([.D355] = &quot;&quot;; &quot;&quot;; IFERROR([.I354]*([.N355]);&quot;&quot;))">
            <text:p/>
          </table:table-cell>
          <table:table-cell table:style-name="ce96" table:formula="of:=IF([.D35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55]*[.N356]/[.D356]*([.E356]+[.F356]); IFERROR([.I355]*[.N356]/[.D356]*[.E356]; &quot;&quot;))">
            <text:p/>
          </table:table-cell>
          <table:table-cell table:style-name="ce71" table:formula="of:=IF([.D356] = &quot;&quot;; &quot;&quot;; IFERROR([.H355]+([.E356]+[.F356]); [.H355]+[.E356]) )">
            <text:p/>
          </table:table-cell>
          <table:table-cell table:style-name="ce76" table:formula="of:=IF([.D356] = &quot;&quot;; &quot;&quot;; IFERROR([.I355]+[.G356];&quot;&quot;))">
            <text:p/>
          </table:table-cell>
          <table:table-cell table:style-name="ce80" table:formula="of:=IF([.D356] = &quot;&quot;; &quot;&quot;; IFERROR(([.I356]-[.F$2])/[.F$2];&quot;&quot;))">
            <text:p/>
          </table:table-cell>
          <table:table-cell table:style-name="ce84" table:formula="of:=IF([.D356] = &quot;&quot;; &quot;&quot;; IFERROR([.I356]/MAX([.$I$2:.I356])-1;&quot;&quot;))">
            <text:p/>
          </table:table-cell>
          <table:table-cell table:style-name="ce87" table:formula="of:=IF(ISBLANK([.D356]);&quot;&quot;; [.G356]/[.I355])">
            <text:p/>
          </table:table-cell>
          <table:table-cell table:style-name="ce76" table:formula="of:=IF([.D356] = &quot;&quot;; &quot;&quot;; IFERROR([.I355]*([.N356]);&quot;&quot;))">
            <text:p/>
          </table:table-cell>
          <table:table-cell table:style-name="ce96" table:formula="of:=IF([.D35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56]*[.N357]/[.D357]*([.E357]+[.F357]); IFERROR([.I356]*[.N357]/[.D357]*[.E357]; &quot;&quot;))">
            <text:p/>
          </table:table-cell>
          <table:table-cell table:style-name="ce71" table:formula="of:=IF([.D357] = &quot;&quot;; &quot;&quot;; IFERROR([.H356]+([.E357]+[.F357]); [.H356]+[.E357]) )">
            <text:p/>
          </table:table-cell>
          <table:table-cell table:style-name="ce76" table:formula="of:=IF([.D357] = &quot;&quot;; &quot;&quot;; IFERROR([.I356]+[.G357];&quot;&quot;))">
            <text:p/>
          </table:table-cell>
          <table:table-cell table:style-name="ce80" table:formula="of:=IF([.D357] = &quot;&quot;; &quot;&quot;; IFERROR(([.I357]-[.F$2])/[.F$2];&quot;&quot;))">
            <text:p/>
          </table:table-cell>
          <table:table-cell table:style-name="ce84" table:formula="of:=IF([.D357] = &quot;&quot;; &quot;&quot;; IFERROR([.I357]/MAX([.$I$2:.I357])-1;&quot;&quot;))">
            <text:p/>
          </table:table-cell>
          <table:table-cell table:style-name="ce87" table:formula="of:=IF(ISBLANK([.D357]);&quot;&quot;; [.G357]/[.I356])">
            <text:p/>
          </table:table-cell>
          <table:table-cell table:style-name="ce76" table:formula="of:=IF([.D357] = &quot;&quot;; &quot;&quot;; IFERROR([.I356]*([.N357]);&quot;&quot;))">
            <text:p/>
          </table:table-cell>
          <table:table-cell table:style-name="ce96" table:formula="of:=IF([.D35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57]*[.N358]/[.D358]*([.E358]+[.F358]); IFERROR([.I357]*[.N358]/[.D358]*[.E358]; &quot;&quot;))">
            <text:p/>
          </table:table-cell>
          <table:table-cell table:style-name="ce71" table:formula="of:=IF([.D358] = &quot;&quot;; &quot;&quot;; IFERROR([.H357]+([.E358]+[.F358]); [.H357]+[.E358]) )">
            <text:p/>
          </table:table-cell>
          <table:table-cell table:style-name="ce76" table:formula="of:=IF([.D358] = &quot;&quot;; &quot;&quot;; IFERROR([.I357]+[.G358];&quot;&quot;))">
            <text:p/>
          </table:table-cell>
          <table:table-cell table:style-name="ce80" table:formula="of:=IF([.D358] = &quot;&quot;; &quot;&quot;; IFERROR(([.I358]-[.F$2])/[.F$2];&quot;&quot;))">
            <text:p/>
          </table:table-cell>
          <table:table-cell table:style-name="ce84" table:formula="of:=IF([.D358] = &quot;&quot;; &quot;&quot;; IFERROR([.I358]/MAX([.$I$2:.I358])-1;&quot;&quot;))">
            <text:p/>
          </table:table-cell>
          <table:table-cell table:style-name="ce87" table:formula="of:=IF(ISBLANK([.D358]);&quot;&quot;; [.G358]/[.I357])">
            <text:p/>
          </table:table-cell>
          <table:table-cell table:style-name="ce76" table:formula="of:=IF([.D358] = &quot;&quot;; &quot;&quot;; IFERROR([.I357]*([.N358]);&quot;&quot;))">
            <text:p/>
          </table:table-cell>
          <table:table-cell table:style-name="ce96" table:formula="of:=IF([.D35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58]*[.N359]/[.D359]*([.E359]+[.F359]); IFERROR([.I358]*[.N359]/[.D359]*[.E359]; &quot;&quot;))">
            <text:p/>
          </table:table-cell>
          <table:table-cell table:style-name="ce71" table:formula="of:=IF([.D359] = &quot;&quot;; &quot;&quot;; IFERROR([.H358]+([.E359]+[.F359]); [.H358]+[.E359]) )">
            <text:p/>
          </table:table-cell>
          <table:table-cell table:style-name="ce76" table:formula="of:=IF([.D359] = &quot;&quot;; &quot;&quot;; IFERROR([.I358]+[.G359];&quot;&quot;))">
            <text:p/>
          </table:table-cell>
          <table:table-cell table:style-name="ce80" table:formula="of:=IF([.D359] = &quot;&quot;; &quot;&quot;; IFERROR(([.I359]-[.F$2])/[.F$2];&quot;&quot;))">
            <text:p/>
          </table:table-cell>
          <table:table-cell table:style-name="ce84" table:formula="of:=IF([.D359] = &quot;&quot;; &quot;&quot;; IFERROR([.I359]/MAX([.$I$2:.I359])-1;&quot;&quot;))">
            <text:p/>
          </table:table-cell>
          <table:table-cell table:style-name="ce87" table:formula="of:=IF(ISBLANK([.D359]);&quot;&quot;; [.G359]/[.I358])">
            <text:p/>
          </table:table-cell>
          <table:table-cell table:style-name="ce76" table:formula="of:=IF([.D359] = &quot;&quot;; &quot;&quot;; IFERROR([.I358]*([.N359]);&quot;&quot;))">
            <text:p/>
          </table:table-cell>
          <table:table-cell table:style-name="ce96" table:formula="of:=IF([.D35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59]*[.N360]/[.D360]*([.E360]+[.F360]); IFERROR([.I359]*[.N360]/[.D360]*[.E360]; &quot;&quot;))">
            <text:p/>
          </table:table-cell>
          <table:table-cell table:style-name="ce71" table:formula="of:=IF([.D360] = &quot;&quot;; &quot;&quot;; IFERROR([.H359]+([.E360]+[.F360]); [.H359]+[.E360]) )">
            <text:p/>
          </table:table-cell>
          <table:table-cell table:style-name="ce76" table:formula="of:=IF([.D360] = &quot;&quot;; &quot;&quot;; IFERROR([.I359]+[.G360];&quot;&quot;))">
            <text:p/>
          </table:table-cell>
          <table:table-cell table:style-name="ce80" table:formula="of:=IF([.D360] = &quot;&quot;; &quot;&quot;; IFERROR(([.I360]-[.F$2])/[.F$2];&quot;&quot;))">
            <text:p/>
          </table:table-cell>
          <table:table-cell table:style-name="ce84" table:formula="of:=IF([.D360] = &quot;&quot;; &quot;&quot;; IFERROR([.I360]/MAX([.$I$2:.I360])-1;&quot;&quot;))">
            <text:p/>
          </table:table-cell>
          <table:table-cell table:style-name="ce87" table:formula="of:=IF(ISBLANK([.D360]);&quot;&quot;; [.G360]/[.I359])">
            <text:p/>
          </table:table-cell>
          <table:table-cell table:style-name="ce76" table:formula="of:=IF([.D360] = &quot;&quot;; &quot;&quot;; IFERROR([.I359]*([.N360]);&quot;&quot;))">
            <text:p/>
          </table:table-cell>
          <table:table-cell table:style-name="ce96" table:formula="of:=IF([.D36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60]*[.N361]/[.D361]*([.E361]+[.F361]); IFERROR([.I360]*[.N361]/[.D361]*[.E361]; &quot;&quot;))">
            <text:p/>
          </table:table-cell>
          <table:table-cell table:style-name="ce71" table:formula="of:=IF([.D361] = &quot;&quot;; &quot;&quot;; IFERROR([.H360]+([.E361]+[.F361]); [.H360]+[.E361]) )">
            <text:p/>
          </table:table-cell>
          <table:table-cell table:style-name="ce76" table:formula="of:=IF([.D361] = &quot;&quot;; &quot;&quot;; IFERROR([.I360]+[.G361];&quot;&quot;))">
            <text:p/>
          </table:table-cell>
          <table:table-cell table:style-name="ce80" table:formula="of:=IF([.D361] = &quot;&quot;; &quot;&quot;; IFERROR(([.I361]-[.F$2])/[.F$2];&quot;&quot;))">
            <text:p/>
          </table:table-cell>
          <table:table-cell table:style-name="ce84" table:formula="of:=IF([.D361] = &quot;&quot;; &quot;&quot;; IFERROR([.I361]/MAX([.$I$2:.I361])-1;&quot;&quot;))">
            <text:p/>
          </table:table-cell>
          <table:table-cell table:style-name="ce87" table:formula="of:=IF(ISBLANK([.D361]);&quot;&quot;; [.G361]/[.I360])">
            <text:p/>
          </table:table-cell>
          <table:table-cell table:style-name="ce76" table:formula="of:=IF([.D361] = &quot;&quot;; &quot;&quot;; IFERROR([.I360]*([.N361]);&quot;&quot;))">
            <text:p/>
          </table:table-cell>
          <table:table-cell table:style-name="ce96" table:formula="of:=IF([.D36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61]*[.N362]/[.D362]*([.E362]+[.F362]); IFERROR([.I361]*[.N362]/[.D362]*[.E362]; &quot;&quot;))">
            <text:p/>
          </table:table-cell>
          <table:table-cell table:style-name="ce71" table:formula="of:=IF([.D362] = &quot;&quot;; &quot;&quot;; IFERROR([.H361]+([.E362]+[.F362]); [.H361]+[.E362]) )">
            <text:p/>
          </table:table-cell>
          <table:table-cell table:style-name="ce76" table:formula="of:=IF([.D362] = &quot;&quot;; &quot;&quot;; IFERROR([.I361]+[.G362];&quot;&quot;))">
            <text:p/>
          </table:table-cell>
          <table:table-cell table:style-name="ce80" table:formula="of:=IF([.D362] = &quot;&quot;; &quot;&quot;; IFERROR(([.I362]-[.F$2])/[.F$2];&quot;&quot;))">
            <text:p/>
          </table:table-cell>
          <table:table-cell table:style-name="ce84" table:formula="of:=IF([.D362] = &quot;&quot;; &quot;&quot;; IFERROR([.I362]/MAX([.$I$2:.I362])-1;&quot;&quot;))">
            <text:p/>
          </table:table-cell>
          <table:table-cell table:style-name="ce87" table:formula="of:=IF(ISBLANK([.D362]);&quot;&quot;; [.G362]/[.I361])">
            <text:p/>
          </table:table-cell>
          <table:table-cell table:style-name="ce76" table:formula="of:=IF([.D362] = &quot;&quot;; &quot;&quot;; IFERROR([.I361]*([.N362]);&quot;&quot;))">
            <text:p/>
          </table:table-cell>
          <table:table-cell table:style-name="ce96" table:formula="of:=IF([.D36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62]*[.N363]/[.D363]*([.E363]+[.F363]); IFERROR([.I362]*[.N363]/[.D363]*[.E363]; &quot;&quot;))">
            <text:p/>
          </table:table-cell>
          <table:table-cell table:style-name="ce71" table:formula="of:=IF([.D363] = &quot;&quot;; &quot;&quot;; IFERROR([.H362]+([.E363]+[.F363]); [.H362]+[.E363]) )">
            <text:p/>
          </table:table-cell>
          <table:table-cell table:style-name="ce76" table:formula="of:=IF([.D363] = &quot;&quot;; &quot;&quot;; IFERROR([.I362]+[.G363];&quot;&quot;))">
            <text:p/>
          </table:table-cell>
          <table:table-cell table:style-name="ce80" table:formula="of:=IF([.D363] = &quot;&quot;; &quot;&quot;; IFERROR(([.I363]-[.F$2])/[.F$2];&quot;&quot;))">
            <text:p/>
          </table:table-cell>
          <table:table-cell table:style-name="ce84" table:formula="of:=IF([.D363] = &quot;&quot;; &quot;&quot;; IFERROR([.I363]/MAX([.$I$2:.I363])-1;&quot;&quot;))">
            <text:p/>
          </table:table-cell>
          <table:table-cell table:style-name="ce87" table:formula="of:=IF(ISBLANK([.D363]);&quot;&quot;; [.G363]/[.I362])">
            <text:p/>
          </table:table-cell>
          <table:table-cell table:style-name="ce76" table:formula="of:=IF([.D363] = &quot;&quot;; &quot;&quot;; IFERROR([.I362]*([.N363]);&quot;&quot;))">
            <text:p/>
          </table:table-cell>
          <table:table-cell table:style-name="ce96" table:formula="of:=IF([.D36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63]*[.N364]/[.D364]*([.E364]+[.F364]); IFERROR([.I363]*[.N364]/[.D364]*[.E364]; &quot;&quot;))">
            <text:p/>
          </table:table-cell>
          <table:table-cell table:style-name="ce71" table:formula="of:=IF([.D364] = &quot;&quot;; &quot;&quot;; IFERROR([.H363]+([.E364]+[.F364]); [.H363]+[.E364]) )">
            <text:p/>
          </table:table-cell>
          <table:table-cell table:style-name="ce76" table:formula="of:=IF([.D364] = &quot;&quot;; &quot;&quot;; IFERROR([.I363]+[.G364];&quot;&quot;))">
            <text:p/>
          </table:table-cell>
          <table:table-cell table:style-name="ce80" table:formula="of:=IF([.D364] = &quot;&quot;; &quot;&quot;; IFERROR(([.I364]-[.F$2])/[.F$2];&quot;&quot;))">
            <text:p/>
          </table:table-cell>
          <table:table-cell table:style-name="ce84" table:formula="of:=IF([.D364] = &quot;&quot;; &quot;&quot;; IFERROR([.I364]/MAX([.$I$2:.I364])-1;&quot;&quot;))">
            <text:p/>
          </table:table-cell>
          <table:table-cell table:style-name="ce87" table:formula="of:=IF(ISBLANK([.D364]);&quot;&quot;; [.G364]/[.I363])">
            <text:p/>
          </table:table-cell>
          <table:table-cell table:style-name="ce76" table:formula="of:=IF([.D364] = &quot;&quot;; &quot;&quot;; IFERROR([.I363]*([.N364]);&quot;&quot;))">
            <text:p/>
          </table:table-cell>
          <table:table-cell table:style-name="ce96" table:formula="of:=IF([.D36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64]*[.N365]/[.D365]*([.E365]+[.F365]); IFERROR([.I364]*[.N365]/[.D365]*[.E365]; &quot;&quot;))">
            <text:p/>
          </table:table-cell>
          <table:table-cell table:style-name="ce71" table:formula="of:=IF([.D365] = &quot;&quot;; &quot;&quot;; IFERROR([.H364]+([.E365]+[.F365]); [.H364]+[.E365]) )">
            <text:p/>
          </table:table-cell>
          <table:table-cell table:style-name="ce76" table:formula="of:=IF([.D365] = &quot;&quot;; &quot;&quot;; IFERROR([.I364]+[.G365];&quot;&quot;))">
            <text:p/>
          </table:table-cell>
          <table:table-cell table:style-name="ce80" table:formula="of:=IF([.D365] = &quot;&quot;; &quot;&quot;; IFERROR(([.I365]-[.F$2])/[.F$2];&quot;&quot;))">
            <text:p/>
          </table:table-cell>
          <table:table-cell table:style-name="ce84" table:formula="of:=IF([.D365] = &quot;&quot;; &quot;&quot;; IFERROR([.I365]/MAX([.$I$2:.I365])-1;&quot;&quot;))">
            <text:p/>
          </table:table-cell>
          <table:table-cell table:style-name="ce87" table:formula="of:=IF(ISBLANK([.D365]);&quot;&quot;; [.G365]/[.I364])">
            <text:p/>
          </table:table-cell>
          <table:table-cell table:style-name="ce76" table:formula="of:=IF([.D365] = &quot;&quot;; &quot;&quot;; IFERROR([.I364]*([.N365]);&quot;&quot;))">
            <text:p/>
          </table:table-cell>
          <table:table-cell table:style-name="ce96" table:formula="of:=IF([.D36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65]*[.N366]/[.D366]*([.E366]+[.F366]); IFERROR([.I365]*[.N366]/[.D366]*[.E366]; &quot;&quot;))">
            <text:p/>
          </table:table-cell>
          <table:table-cell table:style-name="ce71" table:formula="of:=IF([.D366] = &quot;&quot;; &quot;&quot;; IFERROR([.H365]+([.E366]+[.F366]); [.H365]+[.E366]) )">
            <text:p/>
          </table:table-cell>
          <table:table-cell table:style-name="ce76" table:formula="of:=IF([.D366] = &quot;&quot;; &quot;&quot;; IFERROR([.I365]+[.G366];&quot;&quot;))">
            <text:p/>
          </table:table-cell>
          <table:table-cell table:style-name="ce80" table:formula="of:=IF([.D366] = &quot;&quot;; &quot;&quot;; IFERROR(([.I366]-[.F$2])/[.F$2];&quot;&quot;))">
            <text:p/>
          </table:table-cell>
          <table:table-cell table:style-name="ce84" table:formula="of:=IF([.D366] = &quot;&quot;; &quot;&quot;; IFERROR([.I366]/MAX([.$I$2:.I366])-1;&quot;&quot;))">
            <text:p/>
          </table:table-cell>
          <table:table-cell table:style-name="ce87" table:formula="of:=IF(ISBLANK([.D366]);&quot;&quot;; [.G366]/[.I365])">
            <text:p/>
          </table:table-cell>
          <table:table-cell table:style-name="ce76" table:formula="of:=IF([.D366] = &quot;&quot;; &quot;&quot;; IFERROR([.I365]*([.N366]);&quot;&quot;))">
            <text:p/>
          </table:table-cell>
          <table:table-cell table:style-name="ce96" table:formula="of:=IF([.D36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66]*[.N367]/[.D367]*([.E367]+[.F367]); IFERROR([.I366]*[.N367]/[.D367]*[.E367]; &quot;&quot;))">
            <text:p/>
          </table:table-cell>
          <table:table-cell table:style-name="ce71" table:formula="of:=IF([.D367] = &quot;&quot;; &quot;&quot;; IFERROR([.H366]+([.E367]+[.F367]); [.H366]+[.E367]) )">
            <text:p/>
          </table:table-cell>
          <table:table-cell table:style-name="ce76" table:formula="of:=IF([.D367] = &quot;&quot;; &quot;&quot;; IFERROR([.I366]+[.G367];&quot;&quot;))">
            <text:p/>
          </table:table-cell>
          <table:table-cell table:style-name="ce80" table:formula="of:=IF([.D367] = &quot;&quot;; &quot;&quot;; IFERROR(([.I367]-[.F$2])/[.F$2];&quot;&quot;))">
            <text:p/>
          </table:table-cell>
          <table:table-cell table:style-name="ce84" table:formula="of:=IF([.D367] = &quot;&quot;; &quot;&quot;; IFERROR([.I367]/MAX([.$I$2:.I367])-1;&quot;&quot;))">
            <text:p/>
          </table:table-cell>
          <table:table-cell table:style-name="ce87" table:formula="of:=IF(ISBLANK([.D367]);&quot;&quot;; [.G367]/[.I366])">
            <text:p/>
          </table:table-cell>
          <table:table-cell table:style-name="ce76" table:formula="of:=IF([.D367] = &quot;&quot;; &quot;&quot;; IFERROR([.I366]*([.N367]);&quot;&quot;))">
            <text:p/>
          </table:table-cell>
          <table:table-cell table:style-name="ce96" table:formula="of:=IF([.D36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67]*[.N368]/[.D368]*([.E368]+[.F368]); IFERROR([.I367]*[.N368]/[.D368]*[.E368]; &quot;&quot;))">
            <text:p/>
          </table:table-cell>
          <table:table-cell table:style-name="ce71" table:formula="of:=IF([.D368] = &quot;&quot;; &quot;&quot;; IFERROR([.H367]+([.E368]+[.F368]); [.H367]+[.E368]) )">
            <text:p/>
          </table:table-cell>
          <table:table-cell table:style-name="ce76" table:formula="of:=IF([.D368] = &quot;&quot;; &quot;&quot;; IFERROR([.I367]+[.G368];&quot;&quot;))">
            <text:p/>
          </table:table-cell>
          <table:table-cell table:style-name="ce80" table:formula="of:=IF([.D368] = &quot;&quot;; &quot;&quot;; IFERROR(([.I368]-[.F$2])/[.F$2];&quot;&quot;))">
            <text:p/>
          </table:table-cell>
          <table:table-cell table:style-name="ce84" table:formula="of:=IF([.D368] = &quot;&quot;; &quot;&quot;; IFERROR([.I368]/MAX([.$I$2:.I368])-1;&quot;&quot;))">
            <text:p/>
          </table:table-cell>
          <table:table-cell table:style-name="ce87" table:formula="of:=IF(ISBLANK([.D368]);&quot;&quot;; [.G368]/[.I367])">
            <text:p/>
          </table:table-cell>
          <table:table-cell table:style-name="ce76" table:formula="of:=IF([.D368] = &quot;&quot;; &quot;&quot;; IFERROR([.I367]*([.N368]);&quot;&quot;))">
            <text:p/>
          </table:table-cell>
          <table:table-cell table:style-name="ce96" table:formula="of:=IF([.D36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68]*[.N369]/[.D369]*([.E369]+[.F369]); IFERROR([.I368]*[.N369]/[.D369]*[.E369]; &quot;&quot;))">
            <text:p/>
          </table:table-cell>
          <table:table-cell table:style-name="ce71" table:formula="of:=IF([.D369] = &quot;&quot;; &quot;&quot;; IFERROR([.H368]+([.E369]+[.F369]); [.H368]+[.E369]) )">
            <text:p/>
          </table:table-cell>
          <table:table-cell table:style-name="ce76" table:formula="of:=IF([.D369] = &quot;&quot;; &quot;&quot;; IFERROR([.I368]+[.G369];&quot;&quot;))">
            <text:p/>
          </table:table-cell>
          <table:table-cell table:style-name="ce80" table:formula="of:=IF([.D369] = &quot;&quot;; &quot;&quot;; IFERROR(([.I369]-[.F$2])/[.F$2];&quot;&quot;))">
            <text:p/>
          </table:table-cell>
          <table:table-cell table:style-name="ce84" table:formula="of:=IF([.D369] = &quot;&quot;; &quot;&quot;; IFERROR([.I369]/MAX([.$I$2:.I369])-1;&quot;&quot;))">
            <text:p/>
          </table:table-cell>
          <table:table-cell table:style-name="ce87" table:formula="of:=IF(ISBLANK([.D369]);&quot;&quot;; [.G369]/[.I368])">
            <text:p/>
          </table:table-cell>
          <table:table-cell table:style-name="ce76" table:formula="of:=IF([.D369] = &quot;&quot;; &quot;&quot;; IFERROR([.I368]*([.N369]);&quot;&quot;))">
            <text:p/>
          </table:table-cell>
          <table:table-cell table:style-name="ce96" table:formula="of:=IF([.D36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69]*[.N370]/[.D370]*([.E370]+[.F370]); IFERROR([.I369]*[.N370]/[.D370]*[.E370]; &quot;&quot;))">
            <text:p/>
          </table:table-cell>
          <table:table-cell table:style-name="ce71" table:formula="of:=IF([.D370] = &quot;&quot;; &quot;&quot;; IFERROR([.H369]+([.E370]+[.F370]); [.H369]+[.E370]) )">
            <text:p/>
          </table:table-cell>
          <table:table-cell table:style-name="ce76" table:formula="of:=IF([.D370] = &quot;&quot;; &quot;&quot;; IFERROR([.I369]+[.G370];&quot;&quot;))">
            <text:p/>
          </table:table-cell>
          <table:table-cell table:style-name="ce80" table:formula="of:=IF([.D370] = &quot;&quot;; &quot;&quot;; IFERROR(([.I370]-[.F$2])/[.F$2];&quot;&quot;))">
            <text:p/>
          </table:table-cell>
          <table:table-cell table:style-name="ce84" table:formula="of:=IF([.D370] = &quot;&quot;; &quot;&quot;; IFERROR([.I370]/MAX([.$I$2:.I370])-1;&quot;&quot;))">
            <text:p/>
          </table:table-cell>
          <table:table-cell table:style-name="ce87" table:formula="of:=IF(ISBLANK([.D370]);&quot;&quot;; [.G370]/[.I369])">
            <text:p/>
          </table:table-cell>
          <table:table-cell table:style-name="ce76" table:formula="of:=IF([.D370] = &quot;&quot;; &quot;&quot;; IFERROR([.I369]*([.N370]);&quot;&quot;))">
            <text:p/>
          </table:table-cell>
          <table:table-cell table:style-name="ce96" table:formula="of:=IF([.D37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70]*[.N371]/[.D371]*([.E371]+[.F371]); IFERROR([.I370]*[.N371]/[.D371]*[.E371]; &quot;&quot;))">
            <text:p/>
          </table:table-cell>
          <table:table-cell table:style-name="ce71" table:formula="of:=IF([.D371] = &quot;&quot;; &quot;&quot;; IFERROR([.H370]+([.E371]+[.F371]); [.H370]+[.E371]) )">
            <text:p/>
          </table:table-cell>
          <table:table-cell table:style-name="ce76" table:formula="of:=IF([.D371] = &quot;&quot;; &quot;&quot;; IFERROR([.I370]+[.G371];&quot;&quot;))">
            <text:p/>
          </table:table-cell>
          <table:table-cell table:style-name="ce80" table:formula="of:=IF([.D371] = &quot;&quot;; &quot;&quot;; IFERROR(([.I371]-[.F$2])/[.F$2];&quot;&quot;))">
            <text:p/>
          </table:table-cell>
          <table:table-cell table:style-name="ce84" table:formula="of:=IF([.D371] = &quot;&quot;; &quot;&quot;; IFERROR([.I371]/MAX([.$I$2:.I371])-1;&quot;&quot;))">
            <text:p/>
          </table:table-cell>
          <table:table-cell table:style-name="ce87" table:formula="of:=IF(ISBLANK([.D371]);&quot;&quot;; [.G371]/[.I370])">
            <text:p/>
          </table:table-cell>
          <table:table-cell table:style-name="ce76" table:formula="of:=IF([.D371] = &quot;&quot;; &quot;&quot;; IFERROR([.I370]*([.N371]);&quot;&quot;))">
            <text:p/>
          </table:table-cell>
          <table:table-cell table:style-name="ce96" table:formula="of:=IF([.D37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71]*[.N372]/[.D372]*([.E372]+[.F372]); IFERROR([.I371]*[.N372]/[.D372]*[.E372]; &quot;&quot;))">
            <text:p/>
          </table:table-cell>
          <table:table-cell table:style-name="ce71" table:formula="of:=IF([.D372] = &quot;&quot;; &quot;&quot;; IFERROR([.H371]+([.E372]+[.F372]); [.H371]+[.E372]) )">
            <text:p/>
          </table:table-cell>
          <table:table-cell table:style-name="ce76" table:formula="of:=IF([.D372] = &quot;&quot;; &quot;&quot;; IFERROR([.I371]+[.G372];&quot;&quot;))">
            <text:p/>
          </table:table-cell>
          <table:table-cell table:style-name="ce80" table:formula="of:=IF([.D372] = &quot;&quot;; &quot;&quot;; IFERROR(([.I372]-[.F$2])/[.F$2];&quot;&quot;))">
            <text:p/>
          </table:table-cell>
          <table:table-cell table:style-name="ce84" table:formula="of:=IF([.D372] = &quot;&quot;; &quot;&quot;; IFERROR([.I372]/MAX([.$I$2:.I372])-1;&quot;&quot;))">
            <text:p/>
          </table:table-cell>
          <table:table-cell table:style-name="ce87" table:formula="of:=IF(ISBLANK([.D372]);&quot;&quot;; [.G372]/[.I371])">
            <text:p/>
          </table:table-cell>
          <table:table-cell table:style-name="ce76" table:formula="of:=IF([.D372] = &quot;&quot;; &quot;&quot;; IFERROR([.I371]*([.N372]);&quot;&quot;))">
            <text:p/>
          </table:table-cell>
          <table:table-cell table:style-name="ce96" table:formula="of:=IF([.D37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72]*[.N373]/[.D373]*([.E373]+[.F373]); IFERROR([.I372]*[.N373]/[.D373]*[.E373]; &quot;&quot;))">
            <text:p/>
          </table:table-cell>
          <table:table-cell table:style-name="ce71" table:formula="of:=IF([.D373] = &quot;&quot;; &quot;&quot;; IFERROR([.H372]+([.E373]+[.F373]); [.H372]+[.E373]) )">
            <text:p/>
          </table:table-cell>
          <table:table-cell table:style-name="ce76" table:formula="of:=IF([.D373] = &quot;&quot;; &quot;&quot;; IFERROR([.I372]+[.G373];&quot;&quot;))">
            <text:p/>
          </table:table-cell>
          <table:table-cell table:style-name="ce80" table:formula="of:=IF([.D373] = &quot;&quot;; &quot;&quot;; IFERROR(([.I373]-[.F$2])/[.F$2];&quot;&quot;))">
            <text:p/>
          </table:table-cell>
          <table:table-cell table:style-name="ce84" table:formula="of:=IF([.D373] = &quot;&quot;; &quot;&quot;; IFERROR([.I373]/MAX([.$I$2:.I373])-1;&quot;&quot;))">
            <text:p/>
          </table:table-cell>
          <table:table-cell table:style-name="ce87" table:formula="of:=IF(ISBLANK([.D373]);&quot;&quot;; [.G373]/[.I372])">
            <text:p/>
          </table:table-cell>
          <table:table-cell table:style-name="ce76" table:formula="of:=IF([.D373] = &quot;&quot;; &quot;&quot;; IFERROR([.I372]*([.N373]);&quot;&quot;))">
            <text:p/>
          </table:table-cell>
          <table:table-cell table:style-name="ce96" table:formula="of:=IF([.D37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73]*[.N374]/[.D374]*([.E374]+[.F374]); IFERROR([.I373]*[.N374]/[.D374]*[.E374]; &quot;&quot;))">
            <text:p/>
          </table:table-cell>
          <table:table-cell table:style-name="ce71" table:formula="of:=IF([.D374] = &quot;&quot;; &quot;&quot;; IFERROR([.H373]+([.E374]+[.F374]); [.H373]+[.E374]) )">
            <text:p/>
          </table:table-cell>
          <table:table-cell table:style-name="ce76" table:formula="of:=IF([.D374] = &quot;&quot;; &quot;&quot;; IFERROR([.I373]+[.G374];&quot;&quot;))">
            <text:p/>
          </table:table-cell>
          <table:table-cell table:style-name="ce80" table:formula="of:=IF([.D374] = &quot;&quot;; &quot;&quot;; IFERROR(([.I374]-[.F$2])/[.F$2];&quot;&quot;))">
            <text:p/>
          </table:table-cell>
          <table:table-cell table:style-name="ce84" table:formula="of:=IF([.D374] = &quot;&quot;; &quot;&quot;; IFERROR([.I374]/MAX([.$I$2:.I374])-1;&quot;&quot;))">
            <text:p/>
          </table:table-cell>
          <table:table-cell table:style-name="ce87" table:formula="of:=IF(ISBLANK([.D374]);&quot;&quot;; [.G374]/[.I373])">
            <text:p/>
          </table:table-cell>
          <table:table-cell table:style-name="ce76" table:formula="of:=IF([.D374] = &quot;&quot;; &quot;&quot;; IFERROR([.I373]*([.N374]);&quot;&quot;))">
            <text:p/>
          </table:table-cell>
          <table:table-cell table:style-name="ce96" table:formula="of:=IF([.D37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74]*[.N375]/[.D375]*([.E375]+[.F375]); IFERROR([.I374]*[.N375]/[.D375]*[.E375]; &quot;&quot;))">
            <text:p/>
          </table:table-cell>
          <table:table-cell table:style-name="ce71" table:formula="of:=IF([.D375] = &quot;&quot;; &quot;&quot;; IFERROR([.H374]+([.E375]+[.F375]); [.H374]+[.E375]) )">
            <text:p/>
          </table:table-cell>
          <table:table-cell table:style-name="ce76" table:formula="of:=IF([.D375] = &quot;&quot;; &quot;&quot;; IFERROR([.I374]+[.G375];&quot;&quot;))">
            <text:p/>
          </table:table-cell>
          <table:table-cell table:style-name="ce80" table:formula="of:=IF([.D375] = &quot;&quot;; &quot;&quot;; IFERROR(([.I375]-[.F$2])/[.F$2];&quot;&quot;))">
            <text:p/>
          </table:table-cell>
          <table:table-cell table:style-name="ce84" table:formula="of:=IF([.D375] = &quot;&quot;; &quot;&quot;; IFERROR([.I375]/MAX([.$I$2:.I375])-1;&quot;&quot;))">
            <text:p/>
          </table:table-cell>
          <table:table-cell table:style-name="ce87" table:formula="of:=IF(ISBLANK([.D375]);&quot;&quot;; [.G375]/[.I374])">
            <text:p/>
          </table:table-cell>
          <table:table-cell table:style-name="ce76" table:formula="of:=IF([.D375] = &quot;&quot;; &quot;&quot;; IFERROR([.I374]*([.N375]);&quot;&quot;))">
            <text:p/>
          </table:table-cell>
          <table:table-cell table:style-name="ce96" table:formula="of:=IF([.D37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75]*[.N376]/[.D376]*([.E376]+[.F376]); IFERROR([.I375]*[.N376]/[.D376]*[.E376]; &quot;&quot;))">
            <text:p/>
          </table:table-cell>
          <table:table-cell table:style-name="ce71" table:formula="of:=IF([.D376] = &quot;&quot;; &quot;&quot;; IFERROR([.H375]+([.E376]+[.F376]); [.H375]+[.E376]) )">
            <text:p/>
          </table:table-cell>
          <table:table-cell table:style-name="ce76" table:formula="of:=IF([.D376] = &quot;&quot;; &quot;&quot;; IFERROR([.I375]+[.G376];&quot;&quot;))">
            <text:p/>
          </table:table-cell>
          <table:table-cell table:style-name="ce80" table:formula="of:=IF([.D376] = &quot;&quot;; &quot;&quot;; IFERROR(([.I376]-[.F$2])/[.F$2];&quot;&quot;))">
            <text:p/>
          </table:table-cell>
          <table:table-cell table:style-name="ce84" table:formula="of:=IF([.D376] = &quot;&quot;; &quot;&quot;; IFERROR([.I376]/MAX([.$I$2:.I376])-1;&quot;&quot;))">
            <text:p/>
          </table:table-cell>
          <table:table-cell table:style-name="ce87" table:formula="of:=IF(ISBLANK([.D376]);&quot;&quot;; [.G376]/[.I375])">
            <text:p/>
          </table:table-cell>
          <table:table-cell table:style-name="ce76" table:formula="of:=IF([.D376] = &quot;&quot;; &quot;&quot;; IFERROR([.I375]*([.N376]);&quot;&quot;))">
            <text:p/>
          </table:table-cell>
          <table:table-cell table:style-name="ce96" table:formula="of:=IF([.D37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76]*[.N377]/[.D377]*([.E377]+[.F377]); IFERROR([.I376]*[.N377]/[.D377]*[.E377]; &quot;&quot;))">
            <text:p/>
          </table:table-cell>
          <table:table-cell table:style-name="ce71" table:formula="of:=IF([.D377] = &quot;&quot;; &quot;&quot;; IFERROR([.H376]+([.E377]+[.F377]); [.H376]+[.E377]) )">
            <text:p/>
          </table:table-cell>
          <table:table-cell table:style-name="ce76" table:formula="of:=IF([.D377] = &quot;&quot;; &quot;&quot;; IFERROR([.I376]+[.G377];&quot;&quot;))">
            <text:p/>
          </table:table-cell>
          <table:table-cell table:style-name="ce80" table:formula="of:=IF([.D377] = &quot;&quot;; &quot;&quot;; IFERROR(([.I377]-[.F$2])/[.F$2];&quot;&quot;))">
            <text:p/>
          </table:table-cell>
          <table:table-cell table:style-name="ce84" table:formula="of:=IF([.D377] = &quot;&quot;; &quot;&quot;; IFERROR([.I377]/MAX([.$I$2:.I377])-1;&quot;&quot;))">
            <text:p/>
          </table:table-cell>
          <table:table-cell table:style-name="ce87" table:formula="of:=IF(ISBLANK([.D377]);&quot;&quot;; [.G377]/[.I376])">
            <text:p/>
          </table:table-cell>
          <table:table-cell table:style-name="ce76" table:formula="of:=IF([.D377] = &quot;&quot;; &quot;&quot;; IFERROR([.I376]*([.N377]);&quot;&quot;))">
            <text:p/>
          </table:table-cell>
          <table:table-cell table:style-name="ce96" table:formula="of:=IF([.D37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77]*[.N378]/[.D378]*([.E378]+[.F378]); IFERROR([.I377]*[.N378]/[.D378]*[.E378]; &quot;&quot;))">
            <text:p/>
          </table:table-cell>
          <table:table-cell table:style-name="ce71" table:formula="of:=IF([.D378] = &quot;&quot;; &quot;&quot;; IFERROR([.H377]+([.E378]+[.F378]); [.H377]+[.E378]) )">
            <text:p/>
          </table:table-cell>
          <table:table-cell table:style-name="ce76" table:formula="of:=IF([.D378] = &quot;&quot;; &quot;&quot;; IFERROR([.I377]+[.G378];&quot;&quot;))">
            <text:p/>
          </table:table-cell>
          <table:table-cell table:style-name="ce80" table:formula="of:=IF([.D378] = &quot;&quot;; &quot;&quot;; IFERROR(([.I378]-[.F$2])/[.F$2];&quot;&quot;))">
            <text:p/>
          </table:table-cell>
          <table:table-cell table:style-name="ce84" table:formula="of:=IF([.D378] = &quot;&quot;; &quot;&quot;; IFERROR([.I378]/MAX([.$I$2:.I378])-1;&quot;&quot;))">
            <text:p/>
          </table:table-cell>
          <table:table-cell table:style-name="ce87" table:formula="of:=IF(ISBLANK([.D378]);&quot;&quot;; [.G378]/[.I377])">
            <text:p/>
          </table:table-cell>
          <table:table-cell table:style-name="ce76" table:formula="of:=IF([.D378] = &quot;&quot;; &quot;&quot;; IFERROR([.I377]*([.N378]);&quot;&quot;))">
            <text:p/>
          </table:table-cell>
          <table:table-cell table:style-name="ce96" table:formula="of:=IF([.D37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78]*[.N379]/[.D379]*([.E379]+[.F379]); IFERROR([.I378]*[.N379]/[.D379]*[.E379]; &quot;&quot;))">
            <text:p/>
          </table:table-cell>
          <table:table-cell table:style-name="ce71" table:formula="of:=IF([.D379] = &quot;&quot;; &quot;&quot;; IFERROR([.H378]+([.E379]+[.F379]); [.H378]+[.E379]) )">
            <text:p/>
          </table:table-cell>
          <table:table-cell table:style-name="ce76" table:formula="of:=IF([.D379] = &quot;&quot;; &quot;&quot;; IFERROR([.I378]+[.G379];&quot;&quot;))">
            <text:p/>
          </table:table-cell>
          <table:table-cell table:style-name="ce80" table:formula="of:=IF([.D379] = &quot;&quot;; &quot;&quot;; IFERROR(([.I379]-[.F$2])/[.F$2];&quot;&quot;))">
            <text:p/>
          </table:table-cell>
          <table:table-cell table:style-name="ce84" table:formula="of:=IF([.D379] = &quot;&quot;; &quot;&quot;; IFERROR([.I379]/MAX([.$I$2:.I379])-1;&quot;&quot;))">
            <text:p/>
          </table:table-cell>
          <table:table-cell table:style-name="ce87" table:formula="of:=IF(ISBLANK([.D379]);&quot;&quot;; [.G379]/[.I378])">
            <text:p/>
          </table:table-cell>
          <table:table-cell table:style-name="ce76" table:formula="of:=IF([.D379] = &quot;&quot;; &quot;&quot;; IFERROR([.I378]*([.N379]);&quot;&quot;))">
            <text:p/>
          </table:table-cell>
          <table:table-cell table:style-name="ce96" table:formula="of:=IF([.D37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79]*[.N380]/[.D380]*([.E380]+[.F380]); IFERROR([.I379]*[.N380]/[.D380]*[.E380]; &quot;&quot;))">
            <text:p/>
          </table:table-cell>
          <table:table-cell table:style-name="ce71" table:formula="of:=IF([.D380] = &quot;&quot;; &quot;&quot;; IFERROR([.H379]+([.E380]+[.F380]); [.H379]+[.E380]) )">
            <text:p/>
          </table:table-cell>
          <table:table-cell table:style-name="ce76" table:formula="of:=IF([.D380] = &quot;&quot;; &quot;&quot;; IFERROR([.I379]+[.G380];&quot;&quot;))">
            <text:p/>
          </table:table-cell>
          <table:table-cell table:style-name="ce80" table:formula="of:=IF([.D380] = &quot;&quot;; &quot;&quot;; IFERROR(([.I380]-[.F$2])/[.F$2];&quot;&quot;))">
            <text:p/>
          </table:table-cell>
          <table:table-cell table:style-name="ce84" table:formula="of:=IF([.D380] = &quot;&quot;; &quot;&quot;; IFERROR([.I380]/MAX([.$I$2:.I380])-1;&quot;&quot;))">
            <text:p/>
          </table:table-cell>
          <table:table-cell table:style-name="ce87" table:formula="of:=IF(ISBLANK([.D380]);&quot;&quot;; [.G380]/[.I379])">
            <text:p/>
          </table:table-cell>
          <table:table-cell table:style-name="ce76" table:formula="of:=IF([.D380] = &quot;&quot;; &quot;&quot;; IFERROR([.I379]*([.N380]);&quot;&quot;))">
            <text:p/>
          </table:table-cell>
          <table:table-cell table:style-name="ce96" table:formula="of:=IF([.D38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80]*[.N381]/[.D381]*([.E381]+[.F381]); IFERROR([.I380]*[.N381]/[.D381]*[.E381]; &quot;&quot;))">
            <text:p/>
          </table:table-cell>
          <table:table-cell table:style-name="ce71" table:formula="of:=IF([.D381] = &quot;&quot;; &quot;&quot;; IFERROR([.H380]+([.E381]+[.F381]); [.H380]+[.E381]) )">
            <text:p/>
          </table:table-cell>
          <table:table-cell table:style-name="ce76" table:formula="of:=IF([.D381] = &quot;&quot;; &quot;&quot;; IFERROR([.I380]+[.G381];&quot;&quot;))">
            <text:p/>
          </table:table-cell>
          <table:table-cell table:style-name="ce80" table:formula="of:=IF([.D381] = &quot;&quot;; &quot;&quot;; IFERROR(([.I381]-[.F$2])/[.F$2];&quot;&quot;))">
            <text:p/>
          </table:table-cell>
          <table:table-cell table:style-name="ce84" table:formula="of:=IF([.D381] = &quot;&quot;; &quot;&quot;; IFERROR([.I381]/MAX([.$I$2:.I381])-1;&quot;&quot;))">
            <text:p/>
          </table:table-cell>
          <table:table-cell table:style-name="ce87" table:formula="of:=IF(ISBLANK([.D381]);&quot;&quot;; [.G381]/[.I380])">
            <text:p/>
          </table:table-cell>
          <table:table-cell table:style-name="ce76" table:formula="of:=IF([.D381] = &quot;&quot;; &quot;&quot;; IFERROR([.I380]*([.N381]);&quot;&quot;))">
            <text:p/>
          </table:table-cell>
          <table:table-cell table:style-name="ce96" table:formula="of:=IF([.D38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81]*[.N382]/[.D382]*([.E382]+[.F382]); IFERROR([.I381]*[.N382]/[.D382]*[.E382]; &quot;&quot;))">
            <text:p/>
          </table:table-cell>
          <table:table-cell table:style-name="ce71" table:formula="of:=IF([.D382] = &quot;&quot;; &quot;&quot;; IFERROR([.H381]+([.E382]+[.F382]); [.H381]+[.E382]) )">
            <text:p/>
          </table:table-cell>
          <table:table-cell table:style-name="ce76" table:formula="of:=IF([.D382] = &quot;&quot;; &quot;&quot;; IFERROR([.I381]+[.G382];&quot;&quot;))">
            <text:p/>
          </table:table-cell>
          <table:table-cell table:style-name="ce80" table:formula="of:=IF([.D382] = &quot;&quot;; &quot;&quot;; IFERROR(([.I382]-[.F$2])/[.F$2];&quot;&quot;))">
            <text:p/>
          </table:table-cell>
          <table:table-cell table:style-name="ce84" table:formula="of:=IF([.D382] = &quot;&quot;; &quot;&quot;; IFERROR([.I382]/MAX([.$I$2:.I382])-1;&quot;&quot;))">
            <text:p/>
          </table:table-cell>
          <table:table-cell table:style-name="ce87" table:formula="of:=IF(ISBLANK([.D382]);&quot;&quot;; [.G382]/[.I381])">
            <text:p/>
          </table:table-cell>
          <table:table-cell table:style-name="ce76" table:formula="of:=IF([.D382] = &quot;&quot;; &quot;&quot;; IFERROR([.I381]*([.N382]);&quot;&quot;))">
            <text:p/>
          </table:table-cell>
          <table:table-cell table:style-name="ce96" table:formula="of:=IF([.D38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82]*[.N383]/[.D383]*([.E383]+[.F383]); IFERROR([.I382]*[.N383]/[.D383]*[.E383]; &quot;&quot;))">
            <text:p/>
          </table:table-cell>
          <table:table-cell table:style-name="ce71" table:formula="of:=IF([.D383] = &quot;&quot;; &quot;&quot;; IFERROR([.H382]+([.E383]+[.F383]); [.H382]+[.E383]) )">
            <text:p/>
          </table:table-cell>
          <table:table-cell table:style-name="ce76" table:formula="of:=IF([.D383] = &quot;&quot;; &quot;&quot;; IFERROR([.I382]+[.G383];&quot;&quot;))">
            <text:p/>
          </table:table-cell>
          <table:table-cell table:style-name="ce80" table:formula="of:=IF([.D383] = &quot;&quot;; &quot;&quot;; IFERROR(([.I383]-[.F$2])/[.F$2];&quot;&quot;))">
            <text:p/>
          </table:table-cell>
          <table:table-cell table:style-name="ce84" table:formula="of:=IF([.D383] = &quot;&quot;; &quot;&quot;; IFERROR([.I383]/MAX([.$I$2:.I383])-1;&quot;&quot;))">
            <text:p/>
          </table:table-cell>
          <table:table-cell table:style-name="ce87" table:formula="of:=IF(ISBLANK([.D383]);&quot;&quot;; [.G383]/[.I382])">
            <text:p/>
          </table:table-cell>
          <table:table-cell table:style-name="ce76" table:formula="of:=IF([.D383] = &quot;&quot;; &quot;&quot;; IFERROR([.I382]*([.N383]);&quot;&quot;))">
            <text:p/>
          </table:table-cell>
          <table:table-cell table:style-name="ce96" table:formula="of:=IF([.D38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83]*[.N384]/[.D384]*([.E384]+[.F384]); IFERROR([.I383]*[.N384]/[.D384]*[.E384]; &quot;&quot;))">
            <text:p/>
          </table:table-cell>
          <table:table-cell table:style-name="ce71" table:formula="of:=IF([.D384] = &quot;&quot;; &quot;&quot;; IFERROR([.H383]+([.E384]+[.F384]); [.H383]+[.E384]) )">
            <text:p/>
          </table:table-cell>
          <table:table-cell table:style-name="ce76" table:formula="of:=IF([.D384] = &quot;&quot;; &quot;&quot;; IFERROR([.I383]+[.G384];&quot;&quot;))">
            <text:p/>
          </table:table-cell>
          <table:table-cell table:style-name="ce80" table:formula="of:=IF([.D384] = &quot;&quot;; &quot;&quot;; IFERROR(([.I384]-[.F$2])/[.F$2];&quot;&quot;))">
            <text:p/>
          </table:table-cell>
          <table:table-cell table:style-name="ce84" table:formula="of:=IF([.D384] = &quot;&quot;; &quot;&quot;; IFERROR([.I384]/MAX([.$I$2:.I384])-1;&quot;&quot;))">
            <text:p/>
          </table:table-cell>
          <table:table-cell table:style-name="ce87" table:formula="of:=IF(ISBLANK([.D384]);&quot;&quot;; [.G384]/[.I383])">
            <text:p/>
          </table:table-cell>
          <table:table-cell table:style-name="ce76" table:formula="of:=IF([.D384] = &quot;&quot;; &quot;&quot;; IFERROR([.I383]*([.N384]);&quot;&quot;))">
            <text:p/>
          </table:table-cell>
          <table:table-cell table:style-name="ce96" table:formula="of:=IF([.D38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84]*[.N385]/[.D385]*([.E385]+[.F385]); IFERROR([.I384]*[.N385]/[.D385]*[.E385]; &quot;&quot;))">
            <text:p/>
          </table:table-cell>
          <table:table-cell table:style-name="ce71" table:formula="of:=IF([.D385] = &quot;&quot;; &quot;&quot;; IFERROR([.H384]+([.E385]+[.F385]); [.H384]+[.E385]) )">
            <text:p/>
          </table:table-cell>
          <table:table-cell table:style-name="ce76" table:formula="of:=IF([.D385] = &quot;&quot;; &quot;&quot;; IFERROR([.I384]+[.G385];&quot;&quot;))">
            <text:p/>
          </table:table-cell>
          <table:table-cell table:style-name="ce80" table:formula="of:=IF([.D385] = &quot;&quot;; &quot;&quot;; IFERROR(([.I385]-[.F$2])/[.F$2];&quot;&quot;))">
            <text:p/>
          </table:table-cell>
          <table:table-cell table:style-name="ce84" table:formula="of:=IF([.D385] = &quot;&quot;; &quot;&quot;; IFERROR([.I385]/MAX([.$I$2:.I385])-1;&quot;&quot;))">
            <text:p/>
          </table:table-cell>
          <table:table-cell table:style-name="ce87" table:formula="of:=IF(ISBLANK([.D385]);&quot;&quot;; [.G385]/[.I384])">
            <text:p/>
          </table:table-cell>
          <table:table-cell table:style-name="ce76" table:formula="of:=IF([.D385] = &quot;&quot;; &quot;&quot;; IFERROR([.I384]*([.N385]);&quot;&quot;))">
            <text:p/>
          </table:table-cell>
          <table:table-cell table:style-name="ce96" table:formula="of:=IF([.D38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85]*[.N386]/[.D386]*([.E386]+[.F386]); IFERROR([.I385]*[.N386]/[.D386]*[.E386]; &quot;&quot;))">
            <text:p/>
          </table:table-cell>
          <table:table-cell table:style-name="ce71" table:formula="of:=IF([.D386] = &quot;&quot;; &quot;&quot;; IFERROR([.H385]+([.E386]+[.F386]); [.H385]+[.E386]) )">
            <text:p/>
          </table:table-cell>
          <table:table-cell table:style-name="ce76" table:formula="of:=IF([.D386] = &quot;&quot;; &quot;&quot;; IFERROR([.I385]+[.G386];&quot;&quot;))">
            <text:p/>
          </table:table-cell>
          <table:table-cell table:style-name="ce80" table:formula="of:=IF([.D386] = &quot;&quot;; &quot;&quot;; IFERROR(([.I386]-[.F$2])/[.F$2];&quot;&quot;))">
            <text:p/>
          </table:table-cell>
          <table:table-cell table:style-name="ce84" table:formula="of:=IF([.D386] = &quot;&quot;; &quot;&quot;; IFERROR([.I386]/MAX([.$I$2:.I386])-1;&quot;&quot;))">
            <text:p/>
          </table:table-cell>
          <table:table-cell table:style-name="ce87" table:formula="of:=IF(ISBLANK([.D386]);&quot;&quot;; [.G386]/[.I385])">
            <text:p/>
          </table:table-cell>
          <table:table-cell table:style-name="ce76" table:formula="of:=IF([.D386] = &quot;&quot;; &quot;&quot;; IFERROR([.I385]*([.N386]);&quot;&quot;))">
            <text:p/>
          </table:table-cell>
          <table:table-cell table:style-name="ce96" table:formula="of:=IF([.D38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86]*[.N387]/[.D387]*([.E387]+[.F387]); IFERROR([.I386]*[.N387]/[.D387]*[.E387]; &quot;&quot;))">
            <text:p/>
          </table:table-cell>
          <table:table-cell table:style-name="ce71" table:formula="of:=IF([.D387] = &quot;&quot;; &quot;&quot;; IFERROR([.H386]+([.E387]+[.F387]); [.H386]+[.E387]) )">
            <text:p/>
          </table:table-cell>
          <table:table-cell table:style-name="ce76" table:formula="of:=IF([.D387] = &quot;&quot;; &quot;&quot;; IFERROR([.I386]+[.G387];&quot;&quot;))">
            <text:p/>
          </table:table-cell>
          <table:table-cell table:style-name="ce80" table:formula="of:=IF([.D387] = &quot;&quot;; &quot;&quot;; IFERROR(([.I387]-[.F$2])/[.F$2];&quot;&quot;))">
            <text:p/>
          </table:table-cell>
          <table:table-cell table:style-name="ce84" table:formula="of:=IF([.D387] = &quot;&quot;; &quot;&quot;; IFERROR([.I387]/MAX([.$I$2:.I387])-1;&quot;&quot;))">
            <text:p/>
          </table:table-cell>
          <table:table-cell table:style-name="ce87" table:formula="of:=IF(ISBLANK([.D387]);&quot;&quot;; [.G387]/[.I386])">
            <text:p/>
          </table:table-cell>
          <table:table-cell table:style-name="ce76" table:formula="of:=IF([.D387] = &quot;&quot;; &quot;&quot;; IFERROR([.I386]*([.N387]);&quot;&quot;))">
            <text:p/>
          </table:table-cell>
          <table:table-cell table:style-name="ce96" table:formula="of:=IF([.D38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87]*[.N388]/[.D388]*([.E388]+[.F388]); IFERROR([.I387]*[.N388]/[.D388]*[.E388]; &quot;&quot;))">
            <text:p/>
          </table:table-cell>
          <table:table-cell table:style-name="ce71" table:formula="of:=IF([.D388] = &quot;&quot;; &quot;&quot;; IFERROR([.H387]+([.E388]+[.F388]); [.H387]+[.E388]) )">
            <text:p/>
          </table:table-cell>
          <table:table-cell table:style-name="ce76" table:formula="of:=IF([.D388] = &quot;&quot;; &quot;&quot;; IFERROR([.I387]+[.G388];&quot;&quot;))">
            <text:p/>
          </table:table-cell>
          <table:table-cell table:style-name="ce80" table:formula="of:=IF([.D388] = &quot;&quot;; &quot;&quot;; IFERROR(([.I388]-[.F$2])/[.F$2];&quot;&quot;))">
            <text:p/>
          </table:table-cell>
          <table:table-cell table:style-name="ce84" table:formula="of:=IF([.D388] = &quot;&quot;; &quot;&quot;; IFERROR([.I388]/MAX([.$I$2:.I388])-1;&quot;&quot;))">
            <text:p/>
          </table:table-cell>
          <table:table-cell table:style-name="ce87" table:formula="of:=IF(ISBLANK([.D388]);&quot;&quot;; [.G388]/[.I387])">
            <text:p/>
          </table:table-cell>
          <table:table-cell table:style-name="ce76" table:formula="of:=IF([.D388] = &quot;&quot;; &quot;&quot;; IFERROR([.I387]*([.N388]);&quot;&quot;))">
            <text:p/>
          </table:table-cell>
          <table:table-cell table:style-name="ce96" table:formula="of:=IF([.D38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88]*[.N389]/[.D389]*([.E389]+[.F389]); IFERROR([.I388]*[.N389]/[.D389]*[.E389]; &quot;&quot;))">
            <text:p/>
          </table:table-cell>
          <table:table-cell table:style-name="ce71" table:formula="of:=IF([.D389] = &quot;&quot;; &quot;&quot;; IFERROR([.H388]+([.E389]+[.F389]); [.H388]+[.E389]) )">
            <text:p/>
          </table:table-cell>
          <table:table-cell table:style-name="ce76" table:formula="of:=IF([.D389] = &quot;&quot;; &quot;&quot;; IFERROR([.I388]+[.G389];&quot;&quot;))">
            <text:p/>
          </table:table-cell>
          <table:table-cell table:style-name="ce80" table:formula="of:=IF([.D389] = &quot;&quot;; &quot;&quot;; IFERROR(([.I389]-[.F$2])/[.F$2];&quot;&quot;))">
            <text:p/>
          </table:table-cell>
          <table:table-cell table:style-name="ce84" table:formula="of:=IF([.D389] = &quot;&quot;; &quot;&quot;; IFERROR([.I389]/MAX([.$I$2:.I389])-1;&quot;&quot;))">
            <text:p/>
          </table:table-cell>
          <table:table-cell table:style-name="ce87" table:formula="of:=IF(ISBLANK([.D389]);&quot;&quot;; [.G389]/[.I388])">
            <text:p/>
          </table:table-cell>
          <table:table-cell table:style-name="ce76" table:formula="of:=IF([.D389] = &quot;&quot;; &quot;&quot;; IFERROR([.I388]*([.N389]);&quot;&quot;))">
            <text:p/>
          </table:table-cell>
          <table:table-cell table:style-name="ce96" table:formula="of:=IF([.D38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89]*[.N390]/[.D390]*([.E390]+[.F390]); IFERROR([.I389]*[.N390]/[.D390]*[.E390]; &quot;&quot;))">
            <text:p/>
          </table:table-cell>
          <table:table-cell table:style-name="ce71" table:formula="of:=IF([.D390] = &quot;&quot;; &quot;&quot;; IFERROR([.H389]+([.E390]+[.F390]); [.H389]+[.E390]) )">
            <text:p/>
          </table:table-cell>
          <table:table-cell table:style-name="ce76" table:formula="of:=IF([.D390] = &quot;&quot;; &quot;&quot;; IFERROR([.I389]+[.G390];&quot;&quot;))">
            <text:p/>
          </table:table-cell>
          <table:table-cell table:style-name="ce80" table:formula="of:=IF([.D390] = &quot;&quot;; &quot;&quot;; IFERROR(([.I390]-[.F$2])/[.F$2];&quot;&quot;))">
            <text:p/>
          </table:table-cell>
          <table:table-cell table:style-name="ce84" table:formula="of:=IF([.D390] = &quot;&quot;; &quot;&quot;; IFERROR([.I390]/MAX([.$I$2:.I390])-1;&quot;&quot;))">
            <text:p/>
          </table:table-cell>
          <table:table-cell table:style-name="ce87" table:formula="of:=IF(ISBLANK([.D390]);&quot;&quot;; [.G390]/[.I389])">
            <text:p/>
          </table:table-cell>
          <table:table-cell table:style-name="ce76" table:formula="of:=IF([.D390] = &quot;&quot;; &quot;&quot;; IFERROR([.I389]*([.N390]);&quot;&quot;))">
            <text:p/>
          </table:table-cell>
          <table:table-cell table:style-name="ce96" table:formula="of:=IF([.D39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90]*[.N391]/[.D391]*([.E391]+[.F391]); IFERROR([.I390]*[.N391]/[.D391]*[.E391]; &quot;&quot;))">
            <text:p/>
          </table:table-cell>
          <table:table-cell table:style-name="ce71" table:formula="of:=IF([.D391] = &quot;&quot;; &quot;&quot;; IFERROR([.H390]+([.E391]+[.F391]); [.H390]+[.E391]) )">
            <text:p/>
          </table:table-cell>
          <table:table-cell table:style-name="ce76" table:formula="of:=IF([.D391] = &quot;&quot;; &quot;&quot;; IFERROR([.I390]+[.G391];&quot;&quot;))">
            <text:p/>
          </table:table-cell>
          <table:table-cell table:style-name="ce80" table:formula="of:=IF([.D391] = &quot;&quot;; &quot;&quot;; IFERROR(([.I391]-[.F$2])/[.F$2];&quot;&quot;))">
            <text:p/>
          </table:table-cell>
          <table:table-cell table:style-name="ce84" table:formula="of:=IF([.D391] = &quot;&quot;; &quot;&quot;; IFERROR([.I391]/MAX([.$I$2:.I391])-1;&quot;&quot;))">
            <text:p/>
          </table:table-cell>
          <table:table-cell table:style-name="ce87" table:formula="of:=IF(ISBLANK([.D391]);&quot;&quot;; [.G391]/[.I390])">
            <text:p/>
          </table:table-cell>
          <table:table-cell table:style-name="ce76" table:formula="of:=IF([.D391] = &quot;&quot;; &quot;&quot;; IFERROR([.I390]*([.N391]);&quot;&quot;))">
            <text:p/>
          </table:table-cell>
          <table:table-cell table:style-name="ce96" table:formula="of:=IF([.D39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91]*[.N392]/[.D392]*([.E392]+[.F392]); IFERROR([.I391]*[.N392]/[.D392]*[.E392]; &quot;&quot;))">
            <text:p/>
          </table:table-cell>
          <table:table-cell table:style-name="ce71" table:formula="of:=IF([.D392] = &quot;&quot;; &quot;&quot;; IFERROR([.H391]+([.E392]+[.F392]); [.H391]+[.E392]) )">
            <text:p/>
          </table:table-cell>
          <table:table-cell table:style-name="ce76" table:formula="of:=IF([.D392] = &quot;&quot;; &quot;&quot;; IFERROR([.I391]+[.G392];&quot;&quot;))">
            <text:p/>
          </table:table-cell>
          <table:table-cell table:style-name="ce80" table:formula="of:=IF([.D392] = &quot;&quot;; &quot;&quot;; IFERROR(([.I392]-[.F$2])/[.F$2];&quot;&quot;))">
            <text:p/>
          </table:table-cell>
          <table:table-cell table:style-name="ce84" table:formula="of:=IF([.D392] = &quot;&quot;; &quot;&quot;; IFERROR([.I392]/MAX([.$I$2:.I392])-1;&quot;&quot;))">
            <text:p/>
          </table:table-cell>
          <table:table-cell table:style-name="ce87" table:formula="of:=IF(ISBLANK([.D392]);&quot;&quot;; [.G392]/[.I391])">
            <text:p/>
          </table:table-cell>
          <table:table-cell table:style-name="ce76" table:formula="of:=IF([.D392] = &quot;&quot;; &quot;&quot;; IFERROR([.I391]*([.N392]);&quot;&quot;))">
            <text:p/>
          </table:table-cell>
          <table:table-cell table:style-name="ce96" table:formula="of:=IF([.D39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92]*[.N393]/[.D393]*([.E393]+[.F393]); IFERROR([.I392]*[.N393]/[.D393]*[.E393]; &quot;&quot;))">
            <text:p/>
          </table:table-cell>
          <table:table-cell table:style-name="ce71" table:formula="of:=IF([.D393] = &quot;&quot;; &quot;&quot;; IFERROR([.H392]+([.E393]+[.F393]); [.H392]+[.E393]) )">
            <text:p/>
          </table:table-cell>
          <table:table-cell table:style-name="ce76" table:formula="of:=IF([.D393] = &quot;&quot;; &quot;&quot;; IFERROR([.I392]+[.G393];&quot;&quot;))">
            <text:p/>
          </table:table-cell>
          <table:table-cell table:style-name="ce80" table:formula="of:=IF([.D393] = &quot;&quot;; &quot;&quot;; IFERROR(([.I393]-[.F$2])/[.F$2];&quot;&quot;))">
            <text:p/>
          </table:table-cell>
          <table:table-cell table:style-name="ce84" table:formula="of:=IF([.D393] = &quot;&quot;; &quot;&quot;; IFERROR([.I393]/MAX([.$I$2:.I393])-1;&quot;&quot;))">
            <text:p/>
          </table:table-cell>
          <table:table-cell table:style-name="ce87" table:formula="of:=IF(ISBLANK([.D393]);&quot;&quot;; [.G393]/[.I392])">
            <text:p/>
          </table:table-cell>
          <table:table-cell table:style-name="ce76" table:formula="of:=IF([.D393] = &quot;&quot;; &quot;&quot;; IFERROR([.I392]*([.N393]);&quot;&quot;))">
            <text:p/>
          </table:table-cell>
          <table:table-cell table:style-name="ce96" table:formula="of:=IF([.D39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93]*[.N394]/[.D394]*([.E394]+[.F394]); IFERROR([.I393]*[.N394]/[.D394]*[.E394]; &quot;&quot;))">
            <text:p/>
          </table:table-cell>
          <table:table-cell table:style-name="ce71" table:formula="of:=IF([.D394] = &quot;&quot;; &quot;&quot;; IFERROR([.H393]+([.E394]+[.F394]); [.H393]+[.E394]) )">
            <text:p/>
          </table:table-cell>
          <table:table-cell table:style-name="ce76" table:formula="of:=IF([.D394] = &quot;&quot;; &quot;&quot;; IFERROR([.I393]+[.G394];&quot;&quot;))">
            <text:p/>
          </table:table-cell>
          <table:table-cell table:style-name="ce80" table:formula="of:=IF([.D394] = &quot;&quot;; &quot;&quot;; IFERROR(([.I394]-[.F$2])/[.F$2];&quot;&quot;))">
            <text:p/>
          </table:table-cell>
          <table:table-cell table:style-name="ce84" table:formula="of:=IF([.D394] = &quot;&quot;; &quot;&quot;; IFERROR([.I394]/MAX([.$I$2:.I394])-1;&quot;&quot;))">
            <text:p/>
          </table:table-cell>
          <table:table-cell table:style-name="ce87" table:formula="of:=IF(ISBLANK([.D394]);&quot;&quot;; [.G394]/[.I393])">
            <text:p/>
          </table:table-cell>
          <table:table-cell table:style-name="ce76" table:formula="of:=IF([.D394] = &quot;&quot;; &quot;&quot;; IFERROR([.I393]*([.N394]);&quot;&quot;))">
            <text:p/>
          </table:table-cell>
          <table:table-cell table:style-name="ce96" table:formula="of:=IF([.D39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94]*[.N395]/[.D395]*([.E395]+[.F395]); IFERROR([.I394]*[.N395]/[.D395]*[.E395]; &quot;&quot;))">
            <text:p/>
          </table:table-cell>
          <table:table-cell table:style-name="ce71" table:formula="of:=IF([.D395] = &quot;&quot;; &quot;&quot;; IFERROR([.H394]+([.E395]+[.F395]); [.H394]+[.E395]) )">
            <text:p/>
          </table:table-cell>
          <table:table-cell table:style-name="ce76" table:formula="of:=IF([.D395] = &quot;&quot;; &quot;&quot;; IFERROR([.I394]+[.G395];&quot;&quot;))">
            <text:p/>
          </table:table-cell>
          <table:table-cell table:style-name="ce80" table:formula="of:=IF([.D395] = &quot;&quot;; &quot;&quot;; IFERROR(([.I395]-[.F$2])/[.F$2];&quot;&quot;))">
            <text:p/>
          </table:table-cell>
          <table:table-cell table:style-name="ce84" table:formula="of:=IF([.D395] = &quot;&quot;; &quot;&quot;; IFERROR([.I395]/MAX([.$I$2:.I395])-1;&quot;&quot;))">
            <text:p/>
          </table:table-cell>
          <table:table-cell table:style-name="ce87" table:formula="of:=IF(ISBLANK([.D395]);&quot;&quot;; [.G395]/[.I394])">
            <text:p/>
          </table:table-cell>
          <table:table-cell table:style-name="ce76" table:formula="of:=IF([.D395] = &quot;&quot;; &quot;&quot;; IFERROR([.I394]*([.N395]);&quot;&quot;))">
            <text:p/>
          </table:table-cell>
          <table:table-cell table:style-name="ce96" table:formula="of:=IF([.D39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95]*[.N396]/[.D396]*([.E396]+[.F396]); IFERROR([.I395]*[.N396]/[.D396]*[.E396]; &quot;&quot;))">
            <text:p/>
          </table:table-cell>
          <table:table-cell table:style-name="ce71" table:formula="of:=IF([.D396] = &quot;&quot;; &quot;&quot;; IFERROR([.H395]+([.E396]+[.F396]); [.H395]+[.E396]) )">
            <text:p/>
          </table:table-cell>
          <table:table-cell table:style-name="ce76" table:formula="of:=IF([.D396] = &quot;&quot;; &quot;&quot;; IFERROR([.I395]+[.G396];&quot;&quot;))">
            <text:p/>
          </table:table-cell>
          <table:table-cell table:style-name="ce80" table:formula="of:=IF([.D396] = &quot;&quot;; &quot;&quot;; IFERROR(([.I396]-[.F$2])/[.F$2];&quot;&quot;))">
            <text:p/>
          </table:table-cell>
          <table:table-cell table:style-name="ce84" table:formula="of:=IF([.D396] = &quot;&quot;; &quot;&quot;; IFERROR([.I396]/MAX([.$I$2:.I396])-1;&quot;&quot;))">
            <text:p/>
          </table:table-cell>
          <table:table-cell table:style-name="ce87" table:formula="of:=IF(ISBLANK([.D396]);&quot;&quot;; [.G396]/[.I395])">
            <text:p/>
          </table:table-cell>
          <table:table-cell table:style-name="ce76" table:formula="of:=IF([.D396] = &quot;&quot;; &quot;&quot;; IFERROR([.I395]*([.N396]);&quot;&quot;))">
            <text:p/>
          </table:table-cell>
          <table:table-cell table:style-name="ce96" table:formula="of:=IF([.D39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96]*[.N397]/[.D397]*([.E397]+[.F397]); IFERROR([.I396]*[.N397]/[.D397]*[.E397]; &quot;&quot;))">
            <text:p/>
          </table:table-cell>
          <table:table-cell table:style-name="ce71" table:formula="of:=IF([.D397] = &quot;&quot;; &quot;&quot;; IFERROR([.H396]+([.E397]+[.F397]); [.H396]+[.E397]) )">
            <text:p/>
          </table:table-cell>
          <table:table-cell table:style-name="ce76" table:formula="of:=IF([.D397] = &quot;&quot;; &quot;&quot;; IFERROR([.I396]+[.G397];&quot;&quot;))">
            <text:p/>
          </table:table-cell>
          <table:table-cell table:style-name="ce80" table:formula="of:=IF([.D397] = &quot;&quot;; &quot;&quot;; IFERROR(([.I397]-[.F$2])/[.F$2];&quot;&quot;))">
            <text:p/>
          </table:table-cell>
          <table:table-cell table:style-name="ce84" table:formula="of:=IF([.D397] = &quot;&quot;; &quot;&quot;; IFERROR([.I397]/MAX([.$I$2:.I397])-1;&quot;&quot;))">
            <text:p/>
          </table:table-cell>
          <table:table-cell table:style-name="ce87" table:formula="of:=IF(ISBLANK([.D397]);&quot;&quot;; [.G397]/[.I396])">
            <text:p/>
          </table:table-cell>
          <table:table-cell table:style-name="ce76" table:formula="of:=IF([.D397] = &quot;&quot;; &quot;&quot;; IFERROR([.I396]*([.N397]);&quot;&quot;))">
            <text:p/>
          </table:table-cell>
          <table:table-cell table:style-name="ce96" table:formula="of:=IF([.D39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97]*[.N398]/[.D398]*([.E398]+[.F398]); IFERROR([.I397]*[.N398]/[.D398]*[.E398]; &quot;&quot;))">
            <text:p/>
          </table:table-cell>
          <table:table-cell table:style-name="ce71" table:formula="of:=IF([.D398] = &quot;&quot;; &quot;&quot;; IFERROR([.H397]+([.E398]+[.F398]); [.H397]+[.E398]) )">
            <text:p/>
          </table:table-cell>
          <table:table-cell table:style-name="ce76" table:formula="of:=IF([.D398] = &quot;&quot;; &quot;&quot;; IFERROR([.I397]+[.G398];&quot;&quot;))">
            <text:p/>
          </table:table-cell>
          <table:table-cell table:style-name="ce80" table:formula="of:=IF([.D398] = &quot;&quot;; &quot;&quot;; IFERROR(([.I398]-[.F$2])/[.F$2];&quot;&quot;))">
            <text:p/>
          </table:table-cell>
          <table:table-cell table:style-name="ce84" table:formula="of:=IF([.D398] = &quot;&quot;; &quot;&quot;; IFERROR([.I398]/MAX([.$I$2:.I398])-1;&quot;&quot;))">
            <text:p/>
          </table:table-cell>
          <table:table-cell table:style-name="ce87" table:formula="of:=IF(ISBLANK([.D398]);&quot;&quot;; [.G398]/[.I397])">
            <text:p/>
          </table:table-cell>
          <table:table-cell table:style-name="ce76" table:formula="of:=IF([.D398] = &quot;&quot;; &quot;&quot;; IFERROR([.I397]*([.N398]);&quot;&quot;))">
            <text:p/>
          </table:table-cell>
          <table:table-cell table:style-name="ce96" table:formula="of:=IF([.D39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398]*[.N399]/[.D399]*([.E399]+[.F399]); IFERROR([.I398]*[.N399]/[.D399]*[.E399]; &quot;&quot;))">
            <text:p/>
          </table:table-cell>
          <table:table-cell table:style-name="ce71" table:formula="of:=IF([.D399] = &quot;&quot;; &quot;&quot;; IFERROR([.H398]+([.E399]+[.F399]); [.H398]+[.E399]) )">
            <text:p/>
          </table:table-cell>
          <table:table-cell table:style-name="ce76" table:formula="of:=IF([.D399] = &quot;&quot;; &quot;&quot;; IFERROR([.I398]+[.G399];&quot;&quot;))">
            <text:p/>
          </table:table-cell>
          <table:table-cell table:style-name="ce80" table:formula="of:=IF([.D399] = &quot;&quot;; &quot;&quot;; IFERROR(([.I399]-[.F$2])/[.F$2];&quot;&quot;))">
            <text:p/>
          </table:table-cell>
          <table:table-cell table:style-name="ce84" table:formula="of:=IF([.D399] = &quot;&quot;; &quot;&quot;; IFERROR([.I399]/MAX([.$I$2:.I399])-1;&quot;&quot;))">
            <text:p/>
          </table:table-cell>
          <table:table-cell table:style-name="ce87" table:formula="of:=IF(ISBLANK([.D399]);&quot;&quot;; [.G399]/[.I398])">
            <text:p/>
          </table:table-cell>
          <table:table-cell table:style-name="ce76" table:formula="of:=IF([.D399] = &quot;&quot;; &quot;&quot;; IFERROR([.I398]*([.N399]);&quot;&quot;))">
            <text:p/>
          </table:table-cell>
          <table:table-cell table:style-name="ce96" table:formula="of:=IF([.D39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399]*[.N400]/[.D400]*([.E400]+[.F400]); IFERROR([.I399]*[.N400]/[.D400]*[.E400]; &quot;&quot;))">
            <text:p/>
          </table:table-cell>
          <table:table-cell table:style-name="ce71" table:formula="of:=IF([.D400] = &quot;&quot;; &quot;&quot;; IFERROR([.H399]+([.E400]+[.F400]); [.H399]+[.E400]) )">
            <text:p/>
          </table:table-cell>
          <table:table-cell table:style-name="ce76" table:formula="of:=IF([.D400] = &quot;&quot;; &quot;&quot;; IFERROR([.I399]+[.G400];&quot;&quot;))">
            <text:p/>
          </table:table-cell>
          <table:table-cell table:style-name="ce80" table:formula="of:=IF([.D400] = &quot;&quot;; &quot;&quot;; IFERROR(([.I400]-[.F$2])/[.F$2];&quot;&quot;))">
            <text:p/>
          </table:table-cell>
          <table:table-cell table:style-name="ce84" table:formula="of:=IF([.D400] = &quot;&quot;; &quot;&quot;; IFERROR([.I400]/MAX([.$I$2:.I400])-1;&quot;&quot;))">
            <text:p/>
          </table:table-cell>
          <table:table-cell table:style-name="ce87" table:formula="of:=IF(ISBLANK([.D400]);&quot;&quot;; [.G400]/[.I399])">
            <text:p/>
          </table:table-cell>
          <table:table-cell table:style-name="ce76" table:formula="of:=IF([.D400] = &quot;&quot;; &quot;&quot;; IFERROR([.I399]*([.N400]);&quot;&quot;))">
            <text:p/>
          </table:table-cell>
          <table:table-cell table:style-name="ce96" table:formula="of:=IF([.D40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00]*[.N401]/[.D401]*([.E401]+[.F401]); IFERROR([.I400]*[.N401]/[.D401]*[.E401]; &quot;&quot;))">
            <text:p/>
          </table:table-cell>
          <table:table-cell table:style-name="ce71" table:formula="of:=IF([.D401] = &quot;&quot;; &quot;&quot;; IFERROR([.H400]+([.E401]+[.F401]); [.H400]+[.E401]) )">
            <text:p/>
          </table:table-cell>
          <table:table-cell table:style-name="ce76" table:formula="of:=IF([.D401] = &quot;&quot;; &quot;&quot;; IFERROR([.I400]+[.G401];&quot;&quot;))">
            <text:p/>
          </table:table-cell>
          <table:table-cell table:style-name="ce80" table:formula="of:=IF([.D401] = &quot;&quot;; &quot;&quot;; IFERROR(([.I401]-[.F$2])/[.F$2];&quot;&quot;))">
            <text:p/>
          </table:table-cell>
          <table:table-cell table:style-name="ce84" table:formula="of:=IF([.D401] = &quot;&quot;; &quot;&quot;; IFERROR([.I401]/MAX([.$I$2:.I401])-1;&quot;&quot;))">
            <text:p/>
          </table:table-cell>
          <table:table-cell table:style-name="ce87" table:formula="of:=IF(ISBLANK([.D401]);&quot;&quot;; [.G401]/[.I400])">
            <text:p/>
          </table:table-cell>
          <table:table-cell table:style-name="ce76" table:formula="of:=IF([.D401] = &quot;&quot;; &quot;&quot;; IFERROR([.I400]*([.N401]);&quot;&quot;))">
            <text:p/>
          </table:table-cell>
          <table:table-cell table:style-name="ce96" table:formula="of:=IF([.D40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01]*[.N402]/[.D402]*([.E402]+[.F402]); IFERROR([.I401]*[.N402]/[.D402]*[.E402]; &quot;&quot;))">
            <text:p/>
          </table:table-cell>
          <table:table-cell table:style-name="ce71" table:formula="of:=IF([.D402] = &quot;&quot;; &quot;&quot;; IFERROR([.H401]+([.E402]+[.F402]); [.H401]+[.E402]) )">
            <text:p/>
          </table:table-cell>
          <table:table-cell table:style-name="ce76" table:formula="of:=IF([.D402] = &quot;&quot;; &quot;&quot;; IFERROR([.I401]+[.G402];&quot;&quot;))">
            <text:p/>
          </table:table-cell>
          <table:table-cell table:style-name="ce80" table:formula="of:=IF([.D402] = &quot;&quot;; &quot;&quot;; IFERROR(([.I402]-[.F$2])/[.F$2];&quot;&quot;))">
            <text:p/>
          </table:table-cell>
          <table:table-cell table:style-name="ce84" table:formula="of:=IF([.D402] = &quot;&quot;; &quot;&quot;; IFERROR([.I402]/MAX([.$I$2:.I402])-1;&quot;&quot;))">
            <text:p/>
          </table:table-cell>
          <table:table-cell table:style-name="ce87" table:formula="of:=IF(ISBLANK([.D402]);&quot;&quot;; [.G402]/[.I401])">
            <text:p/>
          </table:table-cell>
          <table:table-cell table:style-name="ce76" table:formula="of:=IF([.D402] = &quot;&quot;; &quot;&quot;; IFERROR([.I401]*([.N402]);&quot;&quot;))">
            <text:p/>
          </table:table-cell>
          <table:table-cell table:style-name="ce96" table:formula="of:=IF([.D40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02]*[.N403]/[.D403]*([.E403]+[.F403]); IFERROR([.I402]*[.N403]/[.D403]*[.E403]; &quot;&quot;))">
            <text:p/>
          </table:table-cell>
          <table:table-cell table:style-name="ce71" table:formula="of:=IF([.D403] = &quot;&quot;; &quot;&quot;; IFERROR([.H402]+([.E403]+[.F403]); [.H402]+[.E403]) )">
            <text:p/>
          </table:table-cell>
          <table:table-cell table:style-name="ce76" table:formula="of:=IF([.D403] = &quot;&quot;; &quot;&quot;; IFERROR([.I402]+[.G403];&quot;&quot;))">
            <text:p/>
          </table:table-cell>
          <table:table-cell table:style-name="ce80" table:formula="of:=IF([.D403] = &quot;&quot;; &quot;&quot;; IFERROR(([.I403]-[.F$2])/[.F$2];&quot;&quot;))">
            <text:p/>
          </table:table-cell>
          <table:table-cell table:style-name="ce84" table:formula="of:=IF([.D403] = &quot;&quot;; &quot;&quot;; IFERROR([.I403]/MAX([.$I$2:.I403])-1;&quot;&quot;))">
            <text:p/>
          </table:table-cell>
          <table:table-cell table:style-name="ce87" table:formula="of:=IF(ISBLANK([.D403]);&quot;&quot;; [.G403]/[.I402])">
            <text:p/>
          </table:table-cell>
          <table:table-cell table:style-name="ce76" table:formula="of:=IF([.D403] = &quot;&quot;; &quot;&quot;; IFERROR([.I402]*([.N403]);&quot;&quot;))">
            <text:p/>
          </table:table-cell>
          <table:table-cell table:style-name="ce96" table:formula="of:=IF([.D40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03]*[.N404]/[.D404]*([.E404]+[.F404]); IFERROR([.I403]*[.N404]/[.D404]*[.E404]; &quot;&quot;))">
            <text:p/>
          </table:table-cell>
          <table:table-cell table:style-name="ce71" table:formula="of:=IF([.D404] = &quot;&quot;; &quot;&quot;; IFERROR([.H403]+([.E404]+[.F404]); [.H403]+[.E404]) )">
            <text:p/>
          </table:table-cell>
          <table:table-cell table:style-name="ce76" table:formula="of:=IF([.D404] = &quot;&quot;; &quot;&quot;; IFERROR([.I403]+[.G404];&quot;&quot;))">
            <text:p/>
          </table:table-cell>
          <table:table-cell table:style-name="ce80" table:formula="of:=IF([.D404] = &quot;&quot;; &quot;&quot;; IFERROR(([.I404]-[.F$2])/[.F$2];&quot;&quot;))">
            <text:p/>
          </table:table-cell>
          <table:table-cell table:style-name="ce84" table:formula="of:=IF([.D404] = &quot;&quot;; &quot;&quot;; IFERROR([.I404]/MAX([.$I$2:.I404])-1;&quot;&quot;))">
            <text:p/>
          </table:table-cell>
          <table:table-cell table:style-name="ce87" table:formula="of:=IF(ISBLANK([.D404]);&quot;&quot;; [.G404]/[.I403])">
            <text:p/>
          </table:table-cell>
          <table:table-cell table:style-name="ce76" table:formula="of:=IF([.D404] = &quot;&quot;; &quot;&quot;; IFERROR([.I403]*([.N404]);&quot;&quot;))">
            <text:p/>
          </table:table-cell>
          <table:table-cell table:style-name="ce96" table:formula="of:=IF([.D40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04]*[.N405]/[.D405]*([.E405]+[.F405]); IFERROR([.I404]*[.N405]/[.D405]*[.E405]; &quot;&quot;))">
            <text:p/>
          </table:table-cell>
          <table:table-cell table:style-name="ce71" table:formula="of:=IF([.D405] = &quot;&quot;; &quot;&quot;; IFERROR([.H404]+([.E405]+[.F405]); [.H404]+[.E405]) )">
            <text:p/>
          </table:table-cell>
          <table:table-cell table:style-name="ce76" table:formula="of:=IF([.D405] = &quot;&quot;; &quot;&quot;; IFERROR([.I404]+[.G405];&quot;&quot;))">
            <text:p/>
          </table:table-cell>
          <table:table-cell table:style-name="ce80" table:formula="of:=IF([.D405] = &quot;&quot;; &quot;&quot;; IFERROR(([.I405]-[.F$2])/[.F$2];&quot;&quot;))">
            <text:p/>
          </table:table-cell>
          <table:table-cell table:style-name="ce84" table:formula="of:=IF([.D405] = &quot;&quot;; &quot;&quot;; IFERROR([.I405]/MAX([.$I$2:.I405])-1;&quot;&quot;))">
            <text:p/>
          </table:table-cell>
          <table:table-cell table:style-name="ce87" table:formula="of:=IF(ISBLANK([.D405]);&quot;&quot;; [.G405]/[.I404])">
            <text:p/>
          </table:table-cell>
          <table:table-cell table:style-name="ce76" table:formula="of:=IF([.D405] = &quot;&quot;; &quot;&quot;; IFERROR([.I404]*([.N405]);&quot;&quot;))">
            <text:p/>
          </table:table-cell>
          <table:table-cell table:style-name="ce96" table:formula="of:=IF([.D40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05]*[.N406]/[.D406]*([.E406]+[.F406]); IFERROR([.I405]*[.N406]/[.D406]*[.E406]; &quot;&quot;))">
            <text:p/>
          </table:table-cell>
          <table:table-cell table:style-name="ce71" table:formula="of:=IF([.D406] = &quot;&quot;; &quot;&quot;; IFERROR([.H405]+([.E406]+[.F406]); [.H405]+[.E406]) )">
            <text:p/>
          </table:table-cell>
          <table:table-cell table:style-name="ce76" table:formula="of:=IF([.D406] = &quot;&quot;; &quot;&quot;; IFERROR([.I405]+[.G406];&quot;&quot;))">
            <text:p/>
          </table:table-cell>
          <table:table-cell table:style-name="ce80" table:formula="of:=IF([.D406] = &quot;&quot;; &quot;&quot;; IFERROR(([.I406]-[.F$2])/[.F$2];&quot;&quot;))">
            <text:p/>
          </table:table-cell>
          <table:table-cell table:style-name="ce84" table:formula="of:=IF([.D406] = &quot;&quot;; &quot;&quot;; IFERROR([.I406]/MAX([.$I$2:.I406])-1;&quot;&quot;))">
            <text:p/>
          </table:table-cell>
          <table:table-cell table:style-name="ce87" table:formula="of:=IF(ISBLANK([.D406]);&quot;&quot;; [.G406]/[.I405])">
            <text:p/>
          </table:table-cell>
          <table:table-cell table:style-name="ce76" table:formula="of:=IF([.D406] = &quot;&quot;; &quot;&quot;; IFERROR([.I405]*([.N406]);&quot;&quot;))">
            <text:p/>
          </table:table-cell>
          <table:table-cell table:style-name="ce96" table:formula="of:=IF([.D40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06]*[.N407]/[.D407]*([.E407]+[.F407]); IFERROR([.I406]*[.N407]/[.D407]*[.E407]; &quot;&quot;))">
            <text:p/>
          </table:table-cell>
          <table:table-cell table:style-name="ce71" table:formula="of:=IF([.D407] = &quot;&quot;; &quot;&quot;; IFERROR([.H406]+([.E407]+[.F407]); [.H406]+[.E407]) )">
            <text:p/>
          </table:table-cell>
          <table:table-cell table:style-name="ce76" table:formula="of:=IF([.D407] = &quot;&quot;; &quot;&quot;; IFERROR([.I406]+[.G407];&quot;&quot;))">
            <text:p/>
          </table:table-cell>
          <table:table-cell table:style-name="ce80" table:formula="of:=IF([.D407] = &quot;&quot;; &quot;&quot;; IFERROR(([.I407]-[.F$2])/[.F$2];&quot;&quot;))">
            <text:p/>
          </table:table-cell>
          <table:table-cell table:style-name="ce84" table:formula="of:=IF([.D407] = &quot;&quot;; &quot;&quot;; IFERROR([.I407]/MAX([.$I$2:.I407])-1;&quot;&quot;))">
            <text:p/>
          </table:table-cell>
          <table:table-cell table:style-name="ce87" table:formula="of:=IF(ISBLANK([.D407]);&quot;&quot;; [.G407]/[.I406])">
            <text:p/>
          </table:table-cell>
          <table:table-cell table:style-name="ce76" table:formula="of:=IF([.D407] = &quot;&quot;; &quot;&quot;; IFERROR([.I406]*([.N407]);&quot;&quot;))">
            <text:p/>
          </table:table-cell>
          <table:table-cell table:style-name="ce96" table:formula="of:=IF([.D40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07]*[.N408]/[.D408]*([.E408]+[.F408]); IFERROR([.I407]*[.N408]/[.D408]*[.E408]; &quot;&quot;))">
            <text:p/>
          </table:table-cell>
          <table:table-cell table:style-name="ce71" table:formula="of:=IF([.D408] = &quot;&quot;; &quot;&quot;; IFERROR([.H407]+([.E408]+[.F408]); [.H407]+[.E408]) )">
            <text:p/>
          </table:table-cell>
          <table:table-cell table:style-name="ce76" table:formula="of:=IF([.D408] = &quot;&quot;; &quot;&quot;; IFERROR([.I407]+[.G408];&quot;&quot;))">
            <text:p/>
          </table:table-cell>
          <table:table-cell table:style-name="ce80" table:formula="of:=IF([.D408] = &quot;&quot;; &quot;&quot;; IFERROR(([.I408]-[.F$2])/[.F$2];&quot;&quot;))">
            <text:p/>
          </table:table-cell>
          <table:table-cell table:style-name="ce84" table:formula="of:=IF([.D408] = &quot;&quot;; &quot;&quot;; IFERROR([.I408]/MAX([.$I$2:.I408])-1;&quot;&quot;))">
            <text:p/>
          </table:table-cell>
          <table:table-cell table:style-name="ce87" table:formula="of:=IF(ISBLANK([.D408]);&quot;&quot;; [.G408]/[.I407])">
            <text:p/>
          </table:table-cell>
          <table:table-cell table:style-name="ce76" table:formula="of:=IF([.D408] = &quot;&quot;; &quot;&quot;; IFERROR([.I407]*([.N408]);&quot;&quot;))">
            <text:p/>
          </table:table-cell>
          <table:table-cell table:style-name="ce96" table:formula="of:=IF([.D40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08]*[.N409]/[.D409]*([.E409]+[.F409]); IFERROR([.I408]*[.N409]/[.D409]*[.E409]; &quot;&quot;))">
            <text:p/>
          </table:table-cell>
          <table:table-cell table:style-name="ce71" table:formula="of:=IF([.D409] = &quot;&quot;; &quot;&quot;; IFERROR([.H408]+([.E409]+[.F409]); [.H408]+[.E409]) )">
            <text:p/>
          </table:table-cell>
          <table:table-cell table:style-name="ce76" table:formula="of:=IF([.D409] = &quot;&quot;; &quot;&quot;; IFERROR([.I408]+[.G409];&quot;&quot;))">
            <text:p/>
          </table:table-cell>
          <table:table-cell table:style-name="ce80" table:formula="of:=IF([.D409] = &quot;&quot;; &quot;&quot;; IFERROR(([.I409]-[.F$2])/[.F$2];&quot;&quot;))">
            <text:p/>
          </table:table-cell>
          <table:table-cell table:style-name="ce84" table:formula="of:=IF([.D409] = &quot;&quot;; &quot;&quot;; IFERROR([.I409]/MAX([.$I$2:.I409])-1;&quot;&quot;))">
            <text:p/>
          </table:table-cell>
          <table:table-cell table:style-name="ce87" table:formula="of:=IF(ISBLANK([.D409]);&quot;&quot;; [.G409]/[.I408])">
            <text:p/>
          </table:table-cell>
          <table:table-cell table:style-name="ce76" table:formula="of:=IF([.D409] = &quot;&quot;; &quot;&quot;; IFERROR([.I408]*([.N409]);&quot;&quot;))">
            <text:p/>
          </table:table-cell>
          <table:table-cell table:style-name="ce96" table:formula="of:=IF([.D40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09]*[.N410]/[.D410]*([.E410]+[.F410]); IFERROR([.I409]*[.N410]/[.D410]*[.E410]; &quot;&quot;))">
            <text:p/>
          </table:table-cell>
          <table:table-cell table:style-name="ce71" table:formula="of:=IF([.D410] = &quot;&quot;; &quot;&quot;; IFERROR([.H409]+([.E410]+[.F410]); [.H409]+[.E410]) )">
            <text:p/>
          </table:table-cell>
          <table:table-cell table:style-name="ce76" table:formula="of:=IF([.D410] = &quot;&quot;; &quot;&quot;; IFERROR([.I409]+[.G410];&quot;&quot;))">
            <text:p/>
          </table:table-cell>
          <table:table-cell table:style-name="ce80" table:formula="of:=IF([.D410] = &quot;&quot;; &quot;&quot;; IFERROR(([.I410]-[.F$2])/[.F$2];&quot;&quot;))">
            <text:p/>
          </table:table-cell>
          <table:table-cell table:style-name="ce84" table:formula="of:=IF([.D410] = &quot;&quot;; &quot;&quot;; IFERROR([.I410]/MAX([.$I$2:.I410])-1;&quot;&quot;))">
            <text:p/>
          </table:table-cell>
          <table:table-cell table:style-name="ce87" table:formula="of:=IF(ISBLANK([.D410]);&quot;&quot;; [.G410]/[.I409])">
            <text:p/>
          </table:table-cell>
          <table:table-cell table:style-name="ce76" table:formula="of:=IF([.D410] = &quot;&quot;; &quot;&quot;; IFERROR([.I409]*([.N410]);&quot;&quot;))">
            <text:p/>
          </table:table-cell>
          <table:table-cell table:style-name="ce96" table:formula="of:=IF([.D41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10]*[.N411]/[.D411]*([.E411]+[.F411]); IFERROR([.I410]*[.N411]/[.D411]*[.E411]; &quot;&quot;))">
            <text:p/>
          </table:table-cell>
          <table:table-cell table:style-name="ce71" table:formula="of:=IF([.D411] = &quot;&quot;; &quot;&quot;; IFERROR([.H410]+([.E411]+[.F411]); [.H410]+[.E411]) )">
            <text:p/>
          </table:table-cell>
          <table:table-cell table:style-name="ce76" table:formula="of:=IF([.D411] = &quot;&quot;; &quot;&quot;; IFERROR([.I410]+[.G411];&quot;&quot;))">
            <text:p/>
          </table:table-cell>
          <table:table-cell table:style-name="ce80" table:formula="of:=IF([.D411] = &quot;&quot;; &quot;&quot;; IFERROR(([.I411]-[.F$2])/[.F$2];&quot;&quot;))">
            <text:p/>
          </table:table-cell>
          <table:table-cell table:style-name="ce84" table:formula="of:=IF([.D411] = &quot;&quot;; &quot;&quot;; IFERROR([.I411]/MAX([.$I$2:.I411])-1;&quot;&quot;))">
            <text:p/>
          </table:table-cell>
          <table:table-cell table:style-name="ce87" table:formula="of:=IF(ISBLANK([.D411]);&quot;&quot;; [.G411]/[.I410])">
            <text:p/>
          </table:table-cell>
          <table:table-cell table:style-name="ce76" table:formula="of:=IF([.D411] = &quot;&quot;; &quot;&quot;; IFERROR([.I410]*([.N411]);&quot;&quot;))">
            <text:p/>
          </table:table-cell>
          <table:table-cell table:style-name="ce96" table:formula="of:=IF([.D41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11]*[.N412]/[.D412]*([.E412]+[.F412]); IFERROR([.I411]*[.N412]/[.D412]*[.E412]; &quot;&quot;))">
            <text:p/>
          </table:table-cell>
          <table:table-cell table:style-name="ce71" table:formula="of:=IF([.D412] = &quot;&quot;; &quot;&quot;; IFERROR([.H411]+([.E412]+[.F412]); [.H411]+[.E412]) )">
            <text:p/>
          </table:table-cell>
          <table:table-cell table:style-name="ce76" table:formula="of:=IF([.D412] = &quot;&quot;; &quot;&quot;; IFERROR([.I411]+[.G412];&quot;&quot;))">
            <text:p/>
          </table:table-cell>
          <table:table-cell table:style-name="ce80" table:formula="of:=IF([.D412] = &quot;&quot;; &quot;&quot;; IFERROR(([.I412]-[.F$2])/[.F$2];&quot;&quot;))">
            <text:p/>
          </table:table-cell>
          <table:table-cell table:style-name="ce84" table:formula="of:=IF([.D412] = &quot;&quot;; &quot;&quot;; IFERROR([.I412]/MAX([.$I$2:.I412])-1;&quot;&quot;))">
            <text:p/>
          </table:table-cell>
          <table:table-cell table:style-name="ce87" table:formula="of:=IF(ISBLANK([.D412]);&quot;&quot;; [.G412]/[.I411])">
            <text:p/>
          </table:table-cell>
          <table:table-cell table:style-name="ce76" table:formula="of:=IF([.D412] = &quot;&quot;; &quot;&quot;; IFERROR([.I411]*([.N412]);&quot;&quot;))">
            <text:p/>
          </table:table-cell>
          <table:table-cell table:style-name="ce96" table:formula="of:=IF([.D41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12]*[.N413]/[.D413]*([.E413]+[.F413]); IFERROR([.I412]*[.N413]/[.D413]*[.E413]; &quot;&quot;))">
            <text:p/>
          </table:table-cell>
          <table:table-cell table:style-name="ce71" table:formula="of:=IF([.D413] = &quot;&quot;; &quot;&quot;; IFERROR([.H412]+([.E413]+[.F413]); [.H412]+[.E413]) )">
            <text:p/>
          </table:table-cell>
          <table:table-cell table:style-name="ce76" table:formula="of:=IF([.D413] = &quot;&quot;; &quot;&quot;; IFERROR([.I412]+[.G413];&quot;&quot;))">
            <text:p/>
          </table:table-cell>
          <table:table-cell table:style-name="ce80" table:formula="of:=IF([.D413] = &quot;&quot;; &quot;&quot;; IFERROR(([.I413]-[.F$2])/[.F$2];&quot;&quot;))">
            <text:p/>
          </table:table-cell>
          <table:table-cell table:style-name="ce84" table:formula="of:=IF([.D413] = &quot;&quot;; &quot;&quot;; IFERROR([.I413]/MAX([.$I$2:.I413])-1;&quot;&quot;))">
            <text:p/>
          </table:table-cell>
          <table:table-cell table:style-name="ce87" table:formula="of:=IF(ISBLANK([.D413]);&quot;&quot;; [.G413]/[.I412])">
            <text:p/>
          </table:table-cell>
          <table:table-cell table:style-name="ce76" table:formula="of:=IF([.D413] = &quot;&quot;; &quot;&quot;; IFERROR([.I412]*([.N413]);&quot;&quot;))">
            <text:p/>
          </table:table-cell>
          <table:table-cell table:style-name="ce96" table:formula="of:=IF([.D41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13]*[.N414]/[.D414]*([.E414]+[.F414]); IFERROR([.I413]*[.N414]/[.D414]*[.E414]; &quot;&quot;))">
            <text:p/>
          </table:table-cell>
          <table:table-cell table:style-name="ce71" table:formula="of:=IF([.D414] = &quot;&quot;; &quot;&quot;; IFERROR([.H413]+([.E414]+[.F414]); [.H413]+[.E414]) )">
            <text:p/>
          </table:table-cell>
          <table:table-cell table:style-name="ce76" table:formula="of:=IF([.D414] = &quot;&quot;; &quot;&quot;; IFERROR([.I413]+[.G414];&quot;&quot;))">
            <text:p/>
          </table:table-cell>
          <table:table-cell table:style-name="ce80" table:formula="of:=IF([.D414] = &quot;&quot;; &quot;&quot;; IFERROR(([.I414]-[.F$2])/[.F$2];&quot;&quot;))">
            <text:p/>
          </table:table-cell>
          <table:table-cell table:style-name="ce84" table:formula="of:=IF([.D414] = &quot;&quot;; &quot;&quot;; IFERROR([.I414]/MAX([.$I$2:.I414])-1;&quot;&quot;))">
            <text:p/>
          </table:table-cell>
          <table:table-cell table:style-name="ce87" table:formula="of:=IF(ISBLANK([.D414]);&quot;&quot;; [.G414]/[.I413])">
            <text:p/>
          </table:table-cell>
          <table:table-cell table:style-name="ce76" table:formula="of:=IF([.D414] = &quot;&quot;; &quot;&quot;; IFERROR([.I413]*([.N414]);&quot;&quot;))">
            <text:p/>
          </table:table-cell>
          <table:table-cell table:style-name="ce96" table:formula="of:=IF([.D41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14]*[.N415]/[.D415]*([.E415]+[.F415]); IFERROR([.I414]*[.N415]/[.D415]*[.E415]; &quot;&quot;))">
            <text:p/>
          </table:table-cell>
          <table:table-cell table:style-name="ce71" table:formula="of:=IF([.D415] = &quot;&quot;; &quot;&quot;; IFERROR([.H414]+([.E415]+[.F415]); [.H414]+[.E415]) )">
            <text:p/>
          </table:table-cell>
          <table:table-cell table:style-name="ce76" table:formula="of:=IF([.D415] = &quot;&quot;; &quot;&quot;; IFERROR([.I414]+[.G415];&quot;&quot;))">
            <text:p/>
          </table:table-cell>
          <table:table-cell table:style-name="ce80" table:formula="of:=IF([.D415] = &quot;&quot;; &quot;&quot;; IFERROR(([.I415]-[.F$2])/[.F$2];&quot;&quot;))">
            <text:p/>
          </table:table-cell>
          <table:table-cell table:style-name="ce84" table:formula="of:=IF([.D415] = &quot;&quot;; &quot;&quot;; IFERROR([.I415]/MAX([.$I$2:.I415])-1;&quot;&quot;))">
            <text:p/>
          </table:table-cell>
          <table:table-cell table:style-name="ce87" table:formula="of:=IF(ISBLANK([.D415]);&quot;&quot;; [.G415]/[.I414])">
            <text:p/>
          </table:table-cell>
          <table:table-cell table:style-name="ce76" table:formula="of:=IF([.D415] = &quot;&quot;; &quot;&quot;; IFERROR([.I414]*([.N415]);&quot;&quot;))">
            <text:p/>
          </table:table-cell>
          <table:table-cell table:style-name="ce96" table:formula="of:=IF([.D41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15]*[.N416]/[.D416]*([.E416]+[.F416]); IFERROR([.I415]*[.N416]/[.D416]*[.E416]; &quot;&quot;))">
            <text:p/>
          </table:table-cell>
          <table:table-cell table:style-name="ce71" table:formula="of:=IF([.D416] = &quot;&quot;; &quot;&quot;; IFERROR([.H415]+([.E416]+[.F416]); [.H415]+[.E416]) )">
            <text:p/>
          </table:table-cell>
          <table:table-cell table:style-name="ce76" table:formula="of:=IF([.D416] = &quot;&quot;; &quot;&quot;; IFERROR([.I415]+[.G416];&quot;&quot;))">
            <text:p/>
          </table:table-cell>
          <table:table-cell table:style-name="ce80" table:formula="of:=IF([.D416] = &quot;&quot;; &quot;&quot;; IFERROR(([.I416]-[.F$2])/[.F$2];&quot;&quot;))">
            <text:p/>
          </table:table-cell>
          <table:table-cell table:style-name="ce84" table:formula="of:=IF([.D416] = &quot;&quot;; &quot;&quot;; IFERROR([.I416]/MAX([.$I$2:.I416])-1;&quot;&quot;))">
            <text:p/>
          </table:table-cell>
          <table:table-cell table:style-name="ce87" table:formula="of:=IF(ISBLANK([.D416]);&quot;&quot;; [.G416]/[.I415])">
            <text:p/>
          </table:table-cell>
          <table:table-cell table:style-name="ce76" table:formula="of:=IF([.D416] = &quot;&quot;; &quot;&quot;; IFERROR([.I415]*([.N416]);&quot;&quot;))">
            <text:p/>
          </table:table-cell>
          <table:table-cell table:style-name="ce96" table:formula="of:=IF([.D41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16]*[.N417]/[.D417]*([.E417]+[.F417]); IFERROR([.I416]*[.N417]/[.D417]*[.E417]; &quot;&quot;))">
            <text:p/>
          </table:table-cell>
          <table:table-cell table:style-name="ce71" table:formula="of:=IF([.D417] = &quot;&quot;; &quot;&quot;; IFERROR([.H416]+([.E417]+[.F417]); [.H416]+[.E417]) )">
            <text:p/>
          </table:table-cell>
          <table:table-cell table:style-name="ce76" table:formula="of:=IF([.D417] = &quot;&quot;; &quot;&quot;; IFERROR([.I416]+[.G417];&quot;&quot;))">
            <text:p/>
          </table:table-cell>
          <table:table-cell table:style-name="ce80" table:formula="of:=IF([.D417] = &quot;&quot;; &quot;&quot;; IFERROR(([.I417]-[.F$2])/[.F$2];&quot;&quot;))">
            <text:p/>
          </table:table-cell>
          <table:table-cell table:style-name="ce84" table:formula="of:=IF([.D417] = &quot;&quot;; &quot;&quot;; IFERROR([.I417]/MAX([.$I$2:.I417])-1;&quot;&quot;))">
            <text:p/>
          </table:table-cell>
          <table:table-cell table:style-name="ce87" table:formula="of:=IF(ISBLANK([.D417]);&quot;&quot;; [.G417]/[.I416])">
            <text:p/>
          </table:table-cell>
          <table:table-cell table:style-name="ce76" table:formula="of:=IF([.D417] = &quot;&quot;; &quot;&quot;; IFERROR([.I416]*([.N417]);&quot;&quot;))">
            <text:p/>
          </table:table-cell>
          <table:table-cell table:style-name="ce96" table:formula="of:=IF([.D41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17]*[.N418]/[.D418]*([.E418]+[.F418]); IFERROR([.I417]*[.N418]/[.D418]*[.E418]; &quot;&quot;))">
            <text:p/>
          </table:table-cell>
          <table:table-cell table:style-name="ce71" table:formula="of:=IF([.D418] = &quot;&quot;; &quot;&quot;; IFERROR([.H417]+([.E418]+[.F418]); [.H417]+[.E418]) )">
            <text:p/>
          </table:table-cell>
          <table:table-cell table:style-name="ce76" table:formula="of:=IF([.D418] = &quot;&quot;; &quot;&quot;; IFERROR([.I417]+[.G418];&quot;&quot;))">
            <text:p/>
          </table:table-cell>
          <table:table-cell table:style-name="ce80" table:formula="of:=IF([.D418] = &quot;&quot;; &quot;&quot;; IFERROR(([.I418]-[.F$2])/[.F$2];&quot;&quot;))">
            <text:p/>
          </table:table-cell>
          <table:table-cell table:style-name="ce84" table:formula="of:=IF([.D418] = &quot;&quot;; &quot;&quot;; IFERROR([.I418]/MAX([.$I$2:.I418])-1;&quot;&quot;))">
            <text:p/>
          </table:table-cell>
          <table:table-cell table:style-name="ce87" table:formula="of:=IF(ISBLANK([.D418]);&quot;&quot;; [.G418]/[.I417])">
            <text:p/>
          </table:table-cell>
          <table:table-cell table:style-name="ce76" table:formula="of:=IF([.D418] = &quot;&quot;; &quot;&quot;; IFERROR([.I417]*([.N418]);&quot;&quot;))">
            <text:p/>
          </table:table-cell>
          <table:table-cell table:style-name="ce96" table:formula="of:=IF([.D41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18]*[.N419]/[.D419]*([.E419]+[.F419]); IFERROR([.I418]*[.N419]/[.D419]*[.E419]; &quot;&quot;))">
            <text:p/>
          </table:table-cell>
          <table:table-cell table:style-name="ce71" table:formula="of:=IF([.D419] = &quot;&quot;; &quot;&quot;; IFERROR([.H418]+([.E419]+[.F419]); [.H418]+[.E419]) )">
            <text:p/>
          </table:table-cell>
          <table:table-cell table:style-name="ce76" table:formula="of:=IF([.D419] = &quot;&quot;; &quot;&quot;; IFERROR([.I418]+[.G419];&quot;&quot;))">
            <text:p/>
          </table:table-cell>
          <table:table-cell table:style-name="ce80" table:formula="of:=IF([.D419] = &quot;&quot;; &quot;&quot;; IFERROR(([.I419]-[.F$2])/[.F$2];&quot;&quot;))">
            <text:p/>
          </table:table-cell>
          <table:table-cell table:style-name="ce84" table:formula="of:=IF([.D419] = &quot;&quot;; &quot;&quot;; IFERROR([.I419]/MAX([.$I$2:.I419])-1;&quot;&quot;))">
            <text:p/>
          </table:table-cell>
          <table:table-cell table:style-name="ce87" table:formula="of:=IF(ISBLANK([.D419]);&quot;&quot;; [.G419]/[.I418])">
            <text:p/>
          </table:table-cell>
          <table:table-cell table:style-name="ce76" table:formula="of:=IF([.D419] = &quot;&quot;; &quot;&quot;; IFERROR([.I418]*([.N419]);&quot;&quot;))">
            <text:p/>
          </table:table-cell>
          <table:table-cell table:style-name="ce96" table:formula="of:=IF([.D41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19]*[.N420]/[.D420]*([.E420]+[.F420]); IFERROR([.I419]*[.N420]/[.D420]*[.E420]; &quot;&quot;))">
            <text:p/>
          </table:table-cell>
          <table:table-cell table:style-name="ce71" table:formula="of:=IF([.D420] = &quot;&quot;; &quot;&quot;; IFERROR([.H419]+([.E420]+[.F420]); [.H419]+[.E420]) )">
            <text:p/>
          </table:table-cell>
          <table:table-cell table:style-name="ce76" table:formula="of:=IF([.D420] = &quot;&quot;; &quot;&quot;; IFERROR([.I419]+[.G420];&quot;&quot;))">
            <text:p/>
          </table:table-cell>
          <table:table-cell table:style-name="ce80" table:formula="of:=IF([.D420] = &quot;&quot;; &quot;&quot;; IFERROR(([.I420]-[.F$2])/[.F$2];&quot;&quot;))">
            <text:p/>
          </table:table-cell>
          <table:table-cell table:style-name="ce84" table:formula="of:=IF([.D420] = &quot;&quot;; &quot;&quot;; IFERROR([.I420]/MAX([.$I$2:.I420])-1;&quot;&quot;))">
            <text:p/>
          </table:table-cell>
          <table:table-cell table:style-name="ce87" table:formula="of:=IF(ISBLANK([.D420]);&quot;&quot;; [.G420]/[.I419])">
            <text:p/>
          </table:table-cell>
          <table:table-cell table:style-name="ce76" table:formula="of:=IF([.D420] = &quot;&quot;; &quot;&quot;; IFERROR([.I419]*([.N420]);&quot;&quot;))">
            <text:p/>
          </table:table-cell>
          <table:table-cell table:style-name="ce96" table:formula="of:=IF([.D42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20]*[.N421]/[.D421]*([.E421]+[.F421]); IFERROR([.I420]*[.N421]/[.D421]*[.E421]; &quot;&quot;))">
            <text:p/>
          </table:table-cell>
          <table:table-cell table:style-name="ce71" table:formula="of:=IF([.D421] = &quot;&quot;; &quot;&quot;; IFERROR([.H420]+([.E421]+[.F421]); [.H420]+[.E421]) )">
            <text:p/>
          </table:table-cell>
          <table:table-cell table:style-name="ce76" table:formula="of:=IF([.D421] = &quot;&quot;; &quot;&quot;; IFERROR([.I420]+[.G421];&quot;&quot;))">
            <text:p/>
          </table:table-cell>
          <table:table-cell table:style-name="ce80" table:formula="of:=IF([.D421] = &quot;&quot;; &quot;&quot;; IFERROR(([.I421]-[.F$2])/[.F$2];&quot;&quot;))">
            <text:p/>
          </table:table-cell>
          <table:table-cell table:style-name="ce84" table:formula="of:=IF([.D421] = &quot;&quot;; &quot;&quot;; IFERROR([.I421]/MAX([.$I$2:.I421])-1;&quot;&quot;))">
            <text:p/>
          </table:table-cell>
          <table:table-cell table:style-name="ce87" table:formula="of:=IF(ISBLANK([.D421]);&quot;&quot;; [.G421]/[.I420])">
            <text:p/>
          </table:table-cell>
          <table:table-cell table:style-name="ce76" table:formula="of:=IF([.D421] = &quot;&quot;; &quot;&quot;; IFERROR([.I420]*([.N421]);&quot;&quot;))">
            <text:p/>
          </table:table-cell>
          <table:table-cell table:style-name="ce96" table:formula="of:=IF([.D42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21]*[.N422]/[.D422]*([.E422]+[.F422]); IFERROR([.I421]*[.N422]/[.D422]*[.E422]; &quot;&quot;))">
            <text:p/>
          </table:table-cell>
          <table:table-cell table:style-name="ce71" table:formula="of:=IF([.D422] = &quot;&quot;; &quot;&quot;; IFERROR([.H421]+([.E422]+[.F422]); [.H421]+[.E422]) )">
            <text:p/>
          </table:table-cell>
          <table:table-cell table:style-name="ce76" table:formula="of:=IF([.D422] = &quot;&quot;; &quot;&quot;; IFERROR([.I421]+[.G422];&quot;&quot;))">
            <text:p/>
          </table:table-cell>
          <table:table-cell table:style-name="ce80" table:formula="of:=IF([.D422] = &quot;&quot;; &quot;&quot;; IFERROR(([.I422]-[.F$2])/[.F$2];&quot;&quot;))">
            <text:p/>
          </table:table-cell>
          <table:table-cell table:style-name="ce84" table:formula="of:=IF([.D422] = &quot;&quot;; &quot;&quot;; IFERROR([.I422]/MAX([.$I$2:.I422])-1;&quot;&quot;))">
            <text:p/>
          </table:table-cell>
          <table:table-cell table:style-name="ce87" table:formula="of:=IF(ISBLANK([.D422]);&quot;&quot;; [.G422]/[.I421])">
            <text:p/>
          </table:table-cell>
          <table:table-cell table:style-name="ce76" table:formula="of:=IF([.D422] = &quot;&quot;; &quot;&quot;; IFERROR([.I421]*([.N422]);&quot;&quot;))">
            <text:p/>
          </table:table-cell>
          <table:table-cell table:style-name="ce96" table:formula="of:=IF([.D42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22]*[.N423]/[.D423]*([.E423]+[.F423]); IFERROR([.I422]*[.N423]/[.D423]*[.E423]; &quot;&quot;))">
            <text:p/>
          </table:table-cell>
          <table:table-cell table:style-name="ce71" table:formula="of:=IF([.D423] = &quot;&quot;; &quot;&quot;; IFERROR([.H422]+([.E423]+[.F423]); [.H422]+[.E423]) )">
            <text:p/>
          </table:table-cell>
          <table:table-cell table:style-name="ce76" table:formula="of:=IF([.D423] = &quot;&quot;; &quot;&quot;; IFERROR([.I422]+[.G423];&quot;&quot;))">
            <text:p/>
          </table:table-cell>
          <table:table-cell table:style-name="ce80" table:formula="of:=IF([.D423] = &quot;&quot;; &quot;&quot;; IFERROR(([.I423]-[.F$2])/[.F$2];&quot;&quot;))">
            <text:p/>
          </table:table-cell>
          <table:table-cell table:style-name="ce84" table:formula="of:=IF([.D423] = &quot;&quot;; &quot;&quot;; IFERROR([.I423]/MAX([.$I$2:.I423])-1;&quot;&quot;))">
            <text:p/>
          </table:table-cell>
          <table:table-cell table:style-name="ce87" table:formula="of:=IF(ISBLANK([.D423]);&quot;&quot;; [.G423]/[.I422])">
            <text:p/>
          </table:table-cell>
          <table:table-cell table:style-name="ce76" table:formula="of:=IF([.D423] = &quot;&quot;; &quot;&quot;; IFERROR([.I422]*([.N423]);&quot;&quot;))">
            <text:p/>
          </table:table-cell>
          <table:table-cell table:style-name="ce96" table:formula="of:=IF([.D42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23]*[.N424]/[.D424]*([.E424]+[.F424]); IFERROR([.I423]*[.N424]/[.D424]*[.E424]; &quot;&quot;))">
            <text:p/>
          </table:table-cell>
          <table:table-cell table:style-name="ce71" table:formula="of:=IF([.D424] = &quot;&quot;; &quot;&quot;; IFERROR([.H423]+([.E424]+[.F424]); [.H423]+[.E424]) )">
            <text:p/>
          </table:table-cell>
          <table:table-cell table:style-name="ce76" table:formula="of:=IF([.D424] = &quot;&quot;; &quot;&quot;; IFERROR([.I423]+[.G424];&quot;&quot;))">
            <text:p/>
          </table:table-cell>
          <table:table-cell table:style-name="ce80" table:formula="of:=IF([.D424] = &quot;&quot;; &quot;&quot;; IFERROR(([.I424]-[.F$2])/[.F$2];&quot;&quot;))">
            <text:p/>
          </table:table-cell>
          <table:table-cell table:style-name="ce84" table:formula="of:=IF([.D424] = &quot;&quot;; &quot;&quot;; IFERROR([.I424]/MAX([.$I$2:.I424])-1;&quot;&quot;))">
            <text:p/>
          </table:table-cell>
          <table:table-cell table:style-name="ce87" table:formula="of:=IF(ISBLANK([.D424]);&quot;&quot;; [.G424]/[.I423])">
            <text:p/>
          </table:table-cell>
          <table:table-cell table:style-name="ce76" table:formula="of:=IF([.D424] = &quot;&quot;; &quot;&quot;; IFERROR([.I423]*([.N424]);&quot;&quot;))">
            <text:p/>
          </table:table-cell>
          <table:table-cell table:style-name="ce96" table:formula="of:=IF([.D42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24]*[.N425]/[.D425]*([.E425]+[.F425]); IFERROR([.I424]*[.N425]/[.D425]*[.E425]; &quot;&quot;))">
            <text:p/>
          </table:table-cell>
          <table:table-cell table:style-name="ce71" table:formula="of:=IF([.D425] = &quot;&quot;; &quot;&quot;; IFERROR([.H424]+([.E425]+[.F425]); [.H424]+[.E425]) )">
            <text:p/>
          </table:table-cell>
          <table:table-cell table:style-name="ce76" table:formula="of:=IF([.D425] = &quot;&quot;; &quot;&quot;; IFERROR([.I424]+[.G425];&quot;&quot;))">
            <text:p/>
          </table:table-cell>
          <table:table-cell table:style-name="ce80" table:formula="of:=IF([.D425] = &quot;&quot;; &quot;&quot;; IFERROR(([.I425]-[.F$2])/[.F$2];&quot;&quot;))">
            <text:p/>
          </table:table-cell>
          <table:table-cell table:style-name="ce84" table:formula="of:=IF([.D425] = &quot;&quot;; &quot;&quot;; IFERROR([.I425]/MAX([.$I$2:.I425])-1;&quot;&quot;))">
            <text:p/>
          </table:table-cell>
          <table:table-cell table:style-name="ce87" table:formula="of:=IF(ISBLANK([.D425]);&quot;&quot;; [.G425]/[.I424])">
            <text:p/>
          </table:table-cell>
          <table:table-cell table:style-name="ce76" table:formula="of:=IF([.D425] = &quot;&quot;; &quot;&quot;; IFERROR([.I424]*([.N425]);&quot;&quot;))">
            <text:p/>
          </table:table-cell>
          <table:table-cell table:style-name="ce96" table:formula="of:=IF([.D42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25]*[.N426]/[.D426]*([.E426]+[.F426]); IFERROR([.I425]*[.N426]/[.D426]*[.E426]; &quot;&quot;))">
            <text:p/>
          </table:table-cell>
          <table:table-cell table:style-name="ce71" table:formula="of:=IF([.D426] = &quot;&quot;; &quot;&quot;; IFERROR([.H425]+([.E426]+[.F426]); [.H425]+[.E426]) )">
            <text:p/>
          </table:table-cell>
          <table:table-cell table:style-name="ce76" table:formula="of:=IF([.D426] = &quot;&quot;; &quot;&quot;; IFERROR([.I425]+[.G426];&quot;&quot;))">
            <text:p/>
          </table:table-cell>
          <table:table-cell table:style-name="ce80" table:formula="of:=IF([.D426] = &quot;&quot;; &quot;&quot;; IFERROR(([.I426]-[.F$2])/[.F$2];&quot;&quot;))">
            <text:p/>
          </table:table-cell>
          <table:table-cell table:style-name="ce84" table:formula="of:=IF([.D426] = &quot;&quot;; &quot;&quot;; IFERROR([.I426]/MAX([.$I$2:.I426])-1;&quot;&quot;))">
            <text:p/>
          </table:table-cell>
          <table:table-cell table:style-name="ce87" table:formula="of:=IF(ISBLANK([.D426]);&quot;&quot;; [.G426]/[.I425])">
            <text:p/>
          </table:table-cell>
          <table:table-cell table:style-name="ce76" table:formula="of:=IF([.D426] = &quot;&quot;; &quot;&quot;; IFERROR([.I425]*([.N426]);&quot;&quot;))">
            <text:p/>
          </table:table-cell>
          <table:table-cell table:style-name="ce96" table:formula="of:=IF([.D42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26]*[.N427]/[.D427]*([.E427]+[.F427]); IFERROR([.I426]*[.N427]/[.D427]*[.E427]; &quot;&quot;))">
            <text:p/>
          </table:table-cell>
          <table:table-cell table:style-name="ce71" table:formula="of:=IF([.D427] = &quot;&quot;; &quot;&quot;; IFERROR([.H426]+([.E427]+[.F427]); [.H426]+[.E427]) )">
            <text:p/>
          </table:table-cell>
          <table:table-cell table:style-name="ce76" table:formula="of:=IF([.D427] = &quot;&quot;; &quot;&quot;; IFERROR([.I426]+[.G427];&quot;&quot;))">
            <text:p/>
          </table:table-cell>
          <table:table-cell table:style-name="ce80" table:formula="of:=IF([.D427] = &quot;&quot;; &quot;&quot;; IFERROR(([.I427]-[.F$2])/[.F$2];&quot;&quot;))">
            <text:p/>
          </table:table-cell>
          <table:table-cell table:style-name="ce84" table:formula="of:=IF([.D427] = &quot;&quot;; &quot;&quot;; IFERROR([.I427]/MAX([.$I$2:.I427])-1;&quot;&quot;))">
            <text:p/>
          </table:table-cell>
          <table:table-cell table:style-name="ce87" table:formula="of:=IF(ISBLANK([.D427]);&quot;&quot;; [.G427]/[.I426])">
            <text:p/>
          </table:table-cell>
          <table:table-cell table:style-name="ce76" table:formula="of:=IF([.D427] = &quot;&quot;; &quot;&quot;; IFERROR([.I426]*([.N427]);&quot;&quot;))">
            <text:p/>
          </table:table-cell>
          <table:table-cell table:style-name="ce96" table:formula="of:=IF([.D42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27]*[.N428]/[.D428]*([.E428]+[.F428]); IFERROR([.I427]*[.N428]/[.D428]*[.E428]; &quot;&quot;))">
            <text:p/>
          </table:table-cell>
          <table:table-cell table:style-name="ce71" table:formula="of:=IF([.D428] = &quot;&quot;; &quot;&quot;; IFERROR([.H427]+([.E428]+[.F428]); [.H427]+[.E428]) )">
            <text:p/>
          </table:table-cell>
          <table:table-cell table:style-name="ce76" table:formula="of:=IF([.D428] = &quot;&quot;; &quot;&quot;; IFERROR([.I427]+[.G428];&quot;&quot;))">
            <text:p/>
          </table:table-cell>
          <table:table-cell table:style-name="ce80" table:formula="of:=IF([.D428] = &quot;&quot;; &quot;&quot;; IFERROR(([.I428]-[.F$2])/[.F$2];&quot;&quot;))">
            <text:p/>
          </table:table-cell>
          <table:table-cell table:style-name="ce84" table:formula="of:=IF([.D428] = &quot;&quot;; &quot;&quot;; IFERROR([.I428]/MAX([.$I$2:.I428])-1;&quot;&quot;))">
            <text:p/>
          </table:table-cell>
          <table:table-cell table:style-name="ce87" table:formula="of:=IF(ISBLANK([.D428]);&quot;&quot;; [.G428]/[.I427])">
            <text:p/>
          </table:table-cell>
          <table:table-cell table:style-name="ce76" table:formula="of:=IF([.D428] = &quot;&quot;; &quot;&quot;; IFERROR([.I427]*([.N428]);&quot;&quot;))">
            <text:p/>
          </table:table-cell>
          <table:table-cell table:style-name="ce96" table:formula="of:=IF([.D42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28]*[.N429]/[.D429]*([.E429]+[.F429]); IFERROR([.I428]*[.N429]/[.D429]*[.E429]; &quot;&quot;))">
            <text:p/>
          </table:table-cell>
          <table:table-cell table:style-name="ce71" table:formula="of:=IF([.D429] = &quot;&quot;; &quot;&quot;; IFERROR([.H428]+([.E429]+[.F429]); [.H428]+[.E429]) )">
            <text:p/>
          </table:table-cell>
          <table:table-cell table:style-name="ce76" table:formula="of:=IF([.D429] = &quot;&quot;; &quot;&quot;; IFERROR([.I428]+[.G429];&quot;&quot;))">
            <text:p/>
          </table:table-cell>
          <table:table-cell table:style-name="ce80" table:formula="of:=IF([.D429] = &quot;&quot;; &quot;&quot;; IFERROR(([.I429]-[.F$2])/[.F$2];&quot;&quot;))">
            <text:p/>
          </table:table-cell>
          <table:table-cell table:style-name="ce84" table:formula="of:=IF([.D429] = &quot;&quot;; &quot;&quot;; IFERROR([.I429]/MAX([.$I$2:.I429])-1;&quot;&quot;))">
            <text:p/>
          </table:table-cell>
          <table:table-cell table:style-name="ce87" table:formula="of:=IF(ISBLANK([.D429]);&quot;&quot;; [.G429]/[.I428])">
            <text:p/>
          </table:table-cell>
          <table:table-cell table:style-name="ce76" table:formula="of:=IF([.D429] = &quot;&quot;; &quot;&quot;; IFERROR([.I428]*([.N429]);&quot;&quot;))">
            <text:p/>
          </table:table-cell>
          <table:table-cell table:style-name="ce96" table:formula="of:=IF([.D42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29]*[.N430]/[.D430]*([.E430]+[.F430]); IFERROR([.I429]*[.N430]/[.D430]*[.E430]; &quot;&quot;))">
            <text:p/>
          </table:table-cell>
          <table:table-cell table:style-name="ce71" table:formula="of:=IF([.D430] = &quot;&quot;; &quot;&quot;; IFERROR([.H429]+([.E430]+[.F430]); [.H429]+[.E430]) )">
            <text:p/>
          </table:table-cell>
          <table:table-cell table:style-name="ce76" table:formula="of:=IF([.D430] = &quot;&quot;; &quot;&quot;; IFERROR([.I429]+[.G430];&quot;&quot;))">
            <text:p/>
          </table:table-cell>
          <table:table-cell table:style-name="ce80" table:formula="of:=IF([.D430] = &quot;&quot;; &quot;&quot;; IFERROR(([.I430]-[.F$2])/[.F$2];&quot;&quot;))">
            <text:p/>
          </table:table-cell>
          <table:table-cell table:style-name="ce84" table:formula="of:=IF([.D430] = &quot;&quot;; &quot;&quot;; IFERROR([.I430]/MAX([.$I$2:.I430])-1;&quot;&quot;))">
            <text:p/>
          </table:table-cell>
          <table:table-cell table:style-name="ce87" table:formula="of:=IF(ISBLANK([.D430]);&quot;&quot;; [.G430]/[.I429])">
            <text:p/>
          </table:table-cell>
          <table:table-cell table:style-name="ce76" table:formula="of:=IF([.D430] = &quot;&quot;; &quot;&quot;; IFERROR([.I429]*([.N430]);&quot;&quot;))">
            <text:p/>
          </table:table-cell>
          <table:table-cell table:style-name="ce96" table:formula="of:=IF([.D43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30]*[.N431]/[.D431]*([.E431]+[.F431]); IFERROR([.I430]*[.N431]/[.D431]*[.E431]; &quot;&quot;))">
            <text:p/>
          </table:table-cell>
          <table:table-cell table:style-name="ce71" table:formula="of:=IF([.D431] = &quot;&quot;; &quot;&quot;; IFERROR([.H430]+([.E431]+[.F431]); [.H430]+[.E431]) )">
            <text:p/>
          </table:table-cell>
          <table:table-cell table:style-name="ce76" table:formula="of:=IF([.D431] = &quot;&quot;; &quot;&quot;; IFERROR([.I430]+[.G431];&quot;&quot;))">
            <text:p/>
          </table:table-cell>
          <table:table-cell table:style-name="ce80" table:formula="of:=IF([.D431] = &quot;&quot;; &quot;&quot;; IFERROR(([.I431]-[.F$2])/[.F$2];&quot;&quot;))">
            <text:p/>
          </table:table-cell>
          <table:table-cell table:style-name="ce84" table:formula="of:=IF([.D431] = &quot;&quot;; &quot;&quot;; IFERROR([.I431]/MAX([.$I$2:.I431])-1;&quot;&quot;))">
            <text:p/>
          </table:table-cell>
          <table:table-cell table:style-name="ce87" table:formula="of:=IF(ISBLANK([.D431]);&quot;&quot;; [.G431]/[.I430])">
            <text:p/>
          </table:table-cell>
          <table:table-cell table:style-name="ce76" table:formula="of:=IF([.D431] = &quot;&quot;; &quot;&quot;; IFERROR([.I430]*([.N431]);&quot;&quot;))">
            <text:p/>
          </table:table-cell>
          <table:table-cell table:style-name="ce96" table:formula="of:=IF([.D43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31]*[.N432]/[.D432]*([.E432]+[.F432]); IFERROR([.I431]*[.N432]/[.D432]*[.E432]; &quot;&quot;))">
            <text:p/>
          </table:table-cell>
          <table:table-cell table:style-name="ce71" table:formula="of:=IF([.D432] = &quot;&quot;; &quot;&quot;; IFERROR([.H431]+([.E432]+[.F432]); [.H431]+[.E432]) )">
            <text:p/>
          </table:table-cell>
          <table:table-cell table:style-name="ce76" table:formula="of:=IF([.D432] = &quot;&quot;; &quot;&quot;; IFERROR([.I431]+[.G432];&quot;&quot;))">
            <text:p/>
          </table:table-cell>
          <table:table-cell table:style-name="ce80" table:formula="of:=IF([.D432] = &quot;&quot;; &quot;&quot;; IFERROR(([.I432]-[.F$2])/[.F$2];&quot;&quot;))">
            <text:p/>
          </table:table-cell>
          <table:table-cell table:style-name="ce84" table:formula="of:=IF([.D432] = &quot;&quot;; &quot;&quot;; IFERROR([.I432]/MAX([.$I$2:.I432])-1;&quot;&quot;))">
            <text:p/>
          </table:table-cell>
          <table:table-cell table:style-name="ce87" table:formula="of:=IF(ISBLANK([.D432]);&quot;&quot;; [.G432]/[.I431])">
            <text:p/>
          </table:table-cell>
          <table:table-cell table:style-name="ce76" table:formula="of:=IF([.D432] = &quot;&quot;; &quot;&quot;; IFERROR([.I431]*([.N432]);&quot;&quot;))">
            <text:p/>
          </table:table-cell>
          <table:table-cell table:style-name="ce96" table:formula="of:=IF([.D43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32]*[.N433]/[.D433]*([.E433]+[.F433]); IFERROR([.I432]*[.N433]/[.D433]*[.E433]; &quot;&quot;))">
            <text:p/>
          </table:table-cell>
          <table:table-cell table:style-name="ce71" table:formula="of:=IF([.D433] = &quot;&quot;; &quot;&quot;; IFERROR([.H432]+([.E433]+[.F433]); [.H432]+[.E433]) )">
            <text:p/>
          </table:table-cell>
          <table:table-cell table:style-name="ce76" table:formula="of:=IF([.D433] = &quot;&quot;; &quot;&quot;; IFERROR([.I432]+[.G433];&quot;&quot;))">
            <text:p/>
          </table:table-cell>
          <table:table-cell table:style-name="ce80" table:formula="of:=IF([.D433] = &quot;&quot;; &quot;&quot;; IFERROR(([.I433]-[.F$2])/[.F$2];&quot;&quot;))">
            <text:p/>
          </table:table-cell>
          <table:table-cell table:style-name="ce84" table:formula="of:=IF([.D433] = &quot;&quot;; &quot;&quot;; IFERROR([.I433]/MAX([.$I$2:.I433])-1;&quot;&quot;))">
            <text:p/>
          </table:table-cell>
          <table:table-cell table:style-name="ce87" table:formula="of:=IF(ISBLANK([.D433]);&quot;&quot;; [.G433]/[.I432])">
            <text:p/>
          </table:table-cell>
          <table:table-cell table:style-name="ce76" table:formula="of:=IF([.D433] = &quot;&quot;; &quot;&quot;; IFERROR([.I432]*([.N433]);&quot;&quot;))">
            <text:p/>
          </table:table-cell>
          <table:table-cell table:style-name="ce96" table:formula="of:=IF([.D43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33]*[.N434]/[.D434]*([.E434]+[.F434]); IFERROR([.I433]*[.N434]/[.D434]*[.E434]; &quot;&quot;))">
            <text:p/>
          </table:table-cell>
          <table:table-cell table:style-name="ce71" table:formula="of:=IF([.D434] = &quot;&quot;; &quot;&quot;; IFERROR([.H433]+([.E434]+[.F434]); [.H433]+[.E434]) )">
            <text:p/>
          </table:table-cell>
          <table:table-cell table:style-name="ce76" table:formula="of:=IF([.D434] = &quot;&quot;; &quot;&quot;; IFERROR([.I433]+[.G434];&quot;&quot;))">
            <text:p/>
          </table:table-cell>
          <table:table-cell table:style-name="ce80" table:formula="of:=IF([.D434] = &quot;&quot;; &quot;&quot;; IFERROR(([.I434]-[.F$2])/[.F$2];&quot;&quot;))">
            <text:p/>
          </table:table-cell>
          <table:table-cell table:style-name="ce84" table:formula="of:=IF([.D434] = &quot;&quot;; &quot;&quot;; IFERROR([.I434]/MAX([.$I$2:.I434])-1;&quot;&quot;))">
            <text:p/>
          </table:table-cell>
          <table:table-cell table:style-name="ce87" table:formula="of:=IF(ISBLANK([.D434]);&quot;&quot;; [.G434]/[.I433])">
            <text:p/>
          </table:table-cell>
          <table:table-cell table:style-name="ce76" table:formula="of:=IF([.D434] = &quot;&quot;; &quot;&quot;; IFERROR([.I433]*([.N434]);&quot;&quot;))">
            <text:p/>
          </table:table-cell>
          <table:table-cell table:style-name="ce96" table:formula="of:=IF([.D43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34]*[.N435]/[.D435]*([.E435]+[.F435]); IFERROR([.I434]*[.N435]/[.D435]*[.E435]; &quot;&quot;))">
            <text:p/>
          </table:table-cell>
          <table:table-cell table:style-name="ce71" table:formula="of:=IF([.D435] = &quot;&quot;; &quot;&quot;; IFERROR([.H434]+([.E435]+[.F435]); [.H434]+[.E435]) )">
            <text:p/>
          </table:table-cell>
          <table:table-cell table:style-name="ce76" table:formula="of:=IF([.D435] = &quot;&quot;; &quot;&quot;; IFERROR([.I434]+[.G435];&quot;&quot;))">
            <text:p/>
          </table:table-cell>
          <table:table-cell table:style-name="ce80" table:formula="of:=IF([.D435] = &quot;&quot;; &quot;&quot;; IFERROR(([.I435]-[.F$2])/[.F$2];&quot;&quot;))">
            <text:p/>
          </table:table-cell>
          <table:table-cell table:style-name="ce84" table:formula="of:=IF([.D435] = &quot;&quot;; &quot;&quot;; IFERROR([.I435]/MAX([.$I$2:.I435])-1;&quot;&quot;))">
            <text:p/>
          </table:table-cell>
          <table:table-cell table:style-name="ce87" table:formula="of:=IF(ISBLANK([.D435]);&quot;&quot;; [.G435]/[.I434])">
            <text:p/>
          </table:table-cell>
          <table:table-cell table:style-name="ce76" table:formula="of:=IF([.D435] = &quot;&quot;; &quot;&quot;; IFERROR([.I434]*([.N435]);&quot;&quot;))">
            <text:p/>
          </table:table-cell>
          <table:table-cell table:style-name="ce96" table:formula="of:=IF([.D43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35]*[.N436]/[.D436]*([.E436]+[.F436]); IFERROR([.I435]*[.N436]/[.D436]*[.E436]; &quot;&quot;))">
            <text:p/>
          </table:table-cell>
          <table:table-cell table:style-name="ce71" table:formula="of:=IF([.D436] = &quot;&quot;; &quot;&quot;; IFERROR([.H435]+([.E436]+[.F436]); [.H435]+[.E436]) )">
            <text:p/>
          </table:table-cell>
          <table:table-cell table:style-name="ce76" table:formula="of:=IF([.D436] = &quot;&quot;; &quot;&quot;; IFERROR([.I435]+[.G436];&quot;&quot;))">
            <text:p/>
          </table:table-cell>
          <table:table-cell table:style-name="ce80" table:formula="of:=IF([.D436] = &quot;&quot;; &quot;&quot;; IFERROR(([.I436]-[.F$2])/[.F$2];&quot;&quot;))">
            <text:p/>
          </table:table-cell>
          <table:table-cell table:style-name="ce84" table:formula="of:=IF([.D436] = &quot;&quot;; &quot;&quot;; IFERROR([.I436]/MAX([.$I$2:.I436])-1;&quot;&quot;))">
            <text:p/>
          </table:table-cell>
          <table:table-cell table:style-name="ce87" table:formula="of:=IF(ISBLANK([.D436]);&quot;&quot;; [.G436]/[.I435])">
            <text:p/>
          </table:table-cell>
          <table:table-cell table:style-name="ce76" table:formula="of:=IF([.D436] = &quot;&quot;; &quot;&quot;; IFERROR([.I435]*([.N436]);&quot;&quot;))">
            <text:p/>
          </table:table-cell>
          <table:table-cell table:style-name="ce96" table:formula="of:=IF([.D43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36]*[.N437]/[.D437]*([.E437]+[.F437]); IFERROR([.I436]*[.N437]/[.D437]*[.E437]; &quot;&quot;))">
            <text:p/>
          </table:table-cell>
          <table:table-cell table:style-name="ce71" table:formula="of:=IF([.D437] = &quot;&quot;; &quot;&quot;; IFERROR([.H436]+([.E437]+[.F437]); [.H436]+[.E437]) )">
            <text:p/>
          </table:table-cell>
          <table:table-cell table:style-name="ce76" table:formula="of:=IF([.D437] = &quot;&quot;; &quot;&quot;; IFERROR([.I436]+[.G437];&quot;&quot;))">
            <text:p/>
          </table:table-cell>
          <table:table-cell table:style-name="ce80" table:formula="of:=IF([.D437] = &quot;&quot;; &quot;&quot;; IFERROR(([.I437]-[.F$2])/[.F$2];&quot;&quot;))">
            <text:p/>
          </table:table-cell>
          <table:table-cell table:style-name="ce84" table:formula="of:=IF([.D437] = &quot;&quot;; &quot;&quot;; IFERROR([.I437]/MAX([.$I$2:.I437])-1;&quot;&quot;))">
            <text:p/>
          </table:table-cell>
          <table:table-cell table:style-name="ce87" table:formula="of:=IF(ISBLANK([.D437]);&quot;&quot;; [.G437]/[.I436])">
            <text:p/>
          </table:table-cell>
          <table:table-cell table:style-name="ce76" table:formula="of:=IF([.D437] = &quot;&quot;; &quot;&quot;; IFERROR([.I436]*([.N437]);&quot;&quot;))">
            <text:p/>
          </table:table-cell>
          <table:table-cell table:style-name="ce96" table:formula="of:=IF([.D43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37]*[.N438]/[.D438]*([.E438]+[.F438]); IFERROR([.I437]*[.N438]/[.D438]*[.E438]; &quot;&quot;))">
            <text:p/>
          </table:table-cell>
          <table:table-cell table:style-name="ce71" table:formula="of:=IF([.D438] = &quot;&quot;; &quot;&quot;; IFERROR([.H437]+([.E438]+[.F438]); [.H437]+[.E438]) )">
            <text:p/>
          </table:table-cell>
          <table:table-cell table:style-name="ce76" table:formula="of:=IF([.D438] = &quot;&quot;; &quot;&quot;; IFERROR([.I437]+[.G438];&quot;&quot;))">
            <text:p/>
          </table:table-cell>
          <table:table-cell table:style-name="ce80" table:formula="of:=IF([.D438] = &quot;&quot;; &quot;&quot;; IFERROR(([.I438]-[.F$2])/[.F$2];&quot;&quot;))">
            <text:p/>
          </table:table-cell>
          <table:table-cell table:style-name="ce84" table:formula="of:=IF([.D438] = &quot;&quot;; &quot;&quot;; IFERROR([.I438]/MAX([.$I$2:.I438])-1;&quot;&quot;))">
            <text:p/>
          </table:table-cell>
          <table:table-cell table:style-name="ce87" table:formula="of:=IF(ISBLANK([.D438]);&quot;&quot;; [.G438]/[.I437])">
            <text:p/>
          </table:table-cell>
          <table:table-cell table:style-name="ce76" table:formula="of:=IF([.D438] = &quot;&quot;; &quot;&quot;; IFERROR([.I437]*([.N438]);&quot;&quot;))">
            <text:p/>
          </table:table-cell>
          <table:table-cell table:style-name="ce96" table:formula="of:=IF([.D43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38]*[.N439]/[.D439]*([.E439]+[.F439]); IFERROR([.I438]*[.N439]/[.D439]*[.E439]; &quot;&quot;))">
            <text:p/>
          </table:table-cell>
          <table:table-cell table:style-name="ce71" table:formula="of:=IF([.D439] = &quot;&quot;; &quot;&quot;; IFERROR([.H438]+([.E439]+[.F439]); [.H438]+[.E439]) )">
            <text:p/>
          </table:table-cell>
          <table:table-cell table:style-name="ce76" table:formula="of:=IF([.D439] = &quot;&quot;; &quot;&quot;; IFERROR([.I438]+[.G439];&quot;&quot;))">
            <text:p/>
          </table:table-cell>
          <table:table-cell table:style-name="ce80" table:formula="of:=IF([.D439] = &quot;&quot;; &quot;&quot;; IFERROR(([.I439]-[.F$2])/[.F$2];&quot;&quot;))">
            <text:p/>
          </table:table-cell>
          <table:table-cell table:style-name="ce84" table:formula="of:=IF([.D439] = &quot;&quot;; &quot;&quot;; IFERROR([.I439]/MAX([.$I$2:.I439])-1;&quot;&quot;))">
            <text:p/>
          </table:table-cell>
          <table:table-cell table:style-name="ce87" table:formula="of:=IF(ISBLANK([.D439]);&quot;&quot;; [.G439]/[.I438])">
            <text:p/>
          </table:table-cell>
          <table:table-cell table:style-name="ce76" table:formula="of:=IF([.D439] = &quot;&quot;; &quot;&quot;; IFERROR([.I438]*([.N439]);&quot;&quot;))">
            <text:p/>
          </table:table-cell>
          <table:table-cell table:style-name="ce96" table:formula="of:=IF([.D43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39]*[.N440]/[.D440]*([.E440]+[.F440]); IFERROR([.I439]*[.N440]/[.D440]*[.E440]; &quot;&quot;))">
            <text:p/>
          </table:table-cell>
          <table:table-cell table:style-name="ce71" table:formula="of:=IF([.D440] = &quot;&quot;; &quot;&quot;; IFERROR([.H439]+([.E440]+[.F440]); [.H439]+[.E440]) )">
            <text:p/>
          </table:table-cell>
          <table:table-cell table:style-name="ce76" table:formula="of:=IF([.D440] = &quot;&quot;; &quot;&quot;; IFERROR([.I439]+[.G440];&quot;&quot;))">
            <text:p/>
          </table:table-cell>
          <table:table-cell table:style-name="ce80" table:formula="of:=IF([.D440] = &quot;&quot;; &quot;&quot;; IFERROR(([.I440]-[.F$2])/[.F$2];&quot;&quot;))">
            <text:p/>
          </table:table-cell>
          <table:table-cell table:style-name="ce84" table:formula="of:=IF([.D440] = &quot;&quot;; &quot;&quot;; IFERROR([.I440]/MAX([.$I$2:.I440])-1;&quot;&quot;))">
            <text:p/>
          </table:table-cell>
          <table:table-cell table:style-name="ce87" table:formula="of:=IF(ISBLANK([.D440]);&quot;&quot;; [.G440]/[.I439])">
            <text:p/>
          </table:table-cell>
          <table:table-cell table:style-name="ce76" table:formula="of:=IF([.D440] = &quot;&quot;; &quot;&quot;; IFERROR([.I439]*([.N440]);&quot;&quot;))">
            <text:p/>
          </table:table-cell>
          <table:table-cell table:style-name="ce96" table:formula="of:=IF([.D44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40]*[.N441]/[.D441]*([.E441]+[.F441]); IFERROR([.I440]*[.N441]/[.D441]*[.E441]; &quot;&quot;))">
            <text:p/>
          </table:table-cell>
          <table:table-cell table:style-name="ce71" table:formula="of:=IF([.D441] = &quot;&quot;; &quot;&quot;; IFERROR([.H440]+([.E441]+[.F441]); [.H440]+[.E441]) )">
            <text:p/>
          </table:table-cell>
          <table:table-cell table:style-name="ce76" table:formula="of:=IF([.D441] = &quot;&quot;; &quot;&quot;; IFERROR([.I440]+[.G441];&quot;&quot;))">
            <text:p/>
          </table:table-cell>
          <table:table-cell table:style-name="ce80" table:formula="of:=IF([.D441] = &quot;&quot;; &quot;&quot;; IFERROR(([.I441]-[.F$2])/[.F$2];&quot;&quot;))">
            <text:p/>
          </table:table-cell>
          <table:table-cell table:style-name="ce84" table:formula="of:=IF([.D441] = &quot;&quot;; &quot;&quot;; IFERROR([.I441]/MAX([.$I$2:.I441])-1;&quot;&quot;))">
            <text:p/>
          </table:table-cell>
          <table:table-cell table:style-name="ce87" table:formula="of:=IF(ISBLANK([.D441]);&quot;&quot;; [.G441]/[.I440])">
            <text:p/>
          </table:table-cell>
          <table:table-cell table:style-name="ce76" table:formula="of:=IF([.D441] = &quot;&quot;; &quot;&quot;; IFERROR([.I440]*([.N441]);&quot;&quot;))">
            <text:p/>
          </table:table-cell>
          <table:table-cell table:style-name="ce96" table:formula="of:=IF([.D44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41]*[.N442]/[.D442]*([.E442]+[.F442]); IFERROR([.I441]*[.N442]/[.D442]*[.E442]; &quot;&quot;))">
            <text:p/>
          </table:table-cell>
          <table:table-cell table:style-name="ce71" table:formula="of:=IF([.D442] = &quot;&quot;; &quot;&quot;; IFERROR([.H441]+([.E442]+[.F442]); [.H441]+[.E442]) )">
            <text:p/>
          </table:table-cell>
          <table:table-cell table:style-name="ce76" table:formula="of:=IF([.D442] = &quot;&quot;; &quot;&quot;; IFERROR([.I441]+[.G442];&quot;&quot;))">
            <text:p/>
          </table:table-cell>
          <table:table-cell table:style-name="ce80" table:formula="of:=IF([.D442] = &quot;&quot;; &quot;&quot;; IFERROR(([.I442]-[.F$2])/[.F$2];&quot;&quot;))">
            <text:p/>
          </table:table-cell>
          <table:table-cell table:style-name="ce84" table:formula="of:=IF([.D442] = &quot;&quot;; &quot;&quot;; IFERROR([.I442]/MAX([.$I$2:.I442])-1;&quot;&quot;))">
            <text:p/>
          </table:table-cell>
          <table:table-cell table:style-name="ce87" table:formula="of:=IF(ISBLANK([.D442]);&quot;&quot;; [.G442]/[.I441])">
            <text:p/>
          </table:table-cell>
          <table:table-cell table:style-name="ce76" table:formula="of:=IF([.D442] = &quot;&quot;; &quot;&quot;; IFERROR([.I441]*([.N442]);&quot;&quot;))">
            <text:p/>
          </table:table-cell>
          <table:table-cell table:style-name="ce96" table:formula="of:=IF([.D44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42]*[.N443]/[.D443]*([.E443]+[.F443]); IFERROR([.I442]*[.N443]/[.D443]*[.E443]; &quot;&quot;))">
            <text:p/>
          </table:table-cell>
          <table:table-cell table:style-name="ce71" table:formula="of:=IF([.D443] = &quot;&quot;; &quot;&quot;; IFERROR([.H442]+([.E443]+[.F443]); [.H442]+[.E443]) )">
            <text:p/>
          </table:table-cell>
          <table:table-cell table:style-name="ce76" table:formula="of:=IF([.D443] = &quot;&quot;; &quot;&quot;; IFERROR([.I442]+[.G443];&quot;&quot;))">
            <text:p/>
          </table:table-cell>
          <table:table-cell table:style-name="ce80" table:formula="of:=IF([.D443] = &quot;&quot;; &quot;&quot;; IFERROR(([.I443]-[.F$2])/[.F$2];&quot;&quot;))">
            <text:p/>
          </table:table-cell>
          <table:table-cell table:style-name="ce84" table:formula="of:=IF([.D443] = &quot;&quot;; &quot;&quot;; IFERROR([.I443]/MAX([.$I$2:.I443])-1;&quot;&quot;))">
            <text:p/>
          </table:table-cell>
          <table:table-cell table:style-name="ce87" table:formula="of:=IF(ISBLANK([.D443]);&quot;&quot;; [.G443]/[.I442])">
            <text:p/>
          </table:table-cell>
          <table:table-cell table:style-name="ce76" table:formula="of:=IF([.D443] = &quot;&quot;; &quot;&quot;; IFERROR([.I442]*([.N443]);&quot;&quot;))">
            <text:p/>
          </table:table-cell>
          <table:table-cell table:style-name="ce96" table:formula="of:=IF([.D44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43]*[.N444]/[.D444]*([.E444]+[.F444]); IFERROR([.I443]*[.N444]/[.D444]*[.E444]; &quot;&quot;))">
            <text:p/>
          </table:table-cell>
          <table:table-cell table:style-name="ce71" table:formula="of:=IF([.D444] = &quot;&quot;; &quot;&quot;; IFERROR([.H443]+([.E444]+[.F444]); [.H443]+[.E444]) )">
            <text:p/>
          </table:table-cell>
          <table:table-cell table:style-name="ce76" table:formula="of:=IF([.D444] = &quot;&quot;; &quot;&quot;; IFERROR([.I443]+[.G444];&quot;&quot;))">
            <text:p/>
          </table:table-cell>
          <table:table-cell table:style-name="ce80" table:formula="of:=IF([.D444] = &quot;&quot;; &quot;&quot;; IFERROR(([.I444]-[.F$2])/[.F$2];&quot;&quot;))">
            <text:p/>
          </table:table-cell>
          <table:table-cell table:style-name="ce84" table:formula="of:=IF([.D444] = &quot;&quot;; &quot;&quot;; IFERROR([.I444]/MAX([.$I$2:.I444])-1;&quot;&quot;))">
            <text:p/>
          </table:table-cell>
          <table:table-cell table:style-name="ce87" table:formula="of:=IF(ISBLANK([.D444]);&quot;&quot;; [.G444]/[.I443])">
            <text:p/>
          </table:table-cell>
          <table:table-cell table:style-name="ce76" table:formula="of:=IF([.D444] = &quot;&quot;; &quot;&quot;; IFERROR([.I443]*([.N444]);&quot;&quot;))">
            <text:p/>
          </table:table-cell>
          <table:table-cell table:style-name="ce96" table:formula="of:=IF([.D44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44]*[.N445]/[.D445]*([.E445]+[.F445]); IFERROR([.I444]*[.N445]/[.D445]*[.E445]; &quot;&quot;))">
            <text:p/>
          </table:table-cell>
          <table:table-cell table:style-name="ce71" table:formula="of:=IF([.D445] = &quot;&quot;; &quot;&quot;; IFERROR([.H444]+([.E445]+[.F445]); [.H444]+[.E445]) )">
            <text:p/>
          </table:table-cell>
          <table:table-cell table:style-name="ce76" table:formula="of:=IF([.D445] = &quot;&quot;; &quot;&quot;; IFERROR([.I444]+[.G445];&quot;&quot;))">
            <text:p/>
          </table:table-cell>
          <table:table-cell table:style-name="ce80" table:formula="of:=IF([.D445] = &quot;&quot;; &quot;&quot;; IFERROR(([.I445]-[.F$2])/[.F$2];&quot;&quot;))">
            <text:p/>
          </table:table-cell>
          <table:table-cell table:style-name="ce84" table:formula="of:=IF([.D445] = &quot;&quot;; &quot;&quot;; IFERROR([.I445]/MAX([.$I$2:.I445])-1;&quot;&quot;))">
            <text:p/>
          </table:table-cell>
          <table:table-cell table:style-name="ce87" table:formula="of:=IF(ISBLANK([.D445]);&quot;&quot;; [.G445]/[.I444])">
            <text:p/>
          </table:table-cell>
          <table:table-cell table:style-name="ce76" table:formula="of:=IF([.D445] = &quot;&quot;; &quot;&quot;; IFERROR([.I444]*([.N445]);&quot;&quot;))">
            <text:p/>
          </table:table-cell>
          <table:table-cell table:style-name="ce96" table:formula="of:=IF([.D44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45]*[.N446]/[.D446]*([.E446]+[.F446]); IFERROR([.I445]*[.N446]/[.D446]*[.E446]; &quot;&quot;))">
            <text:p/>
          </table:table-cell>
          <table:table-cell table:style-name="ce71" table:formula="of:=IF([.D446] = &quot;&quot;; &quot;&quot;; IFERROR([.H445]+([.E446]+[.F446]); [.H445]+[.E446]) )">
            <text:p/>
          </table:table-cell>
          <table:table-cell table:style-name="ce76" table:formula="of:=IF([.D446] = &quot;&quot;; &quot;&quot;; IFERROR([.I445]+[.G446];&quot;&quot;))">
            <text:p/>
          </table:table-cell>
          <table:table-cell table:style-name="ce80" table:formula="of:=IF([.D446] = &quot;&quot;; &quot;&quot;; IFERROR(([.I446]-[.F$2])/[.F$2];&quot;&quot;))">
            <text:p/>
          </table:table-cell>
          <table:table-cell table:style-name="ce84" table:formula="of:=IF([.D446] = &quot;&quot;; &quot;&quot;; IFERROR([.I446]/MAX([.$I$2:.I446])-1;&quot;&quot;))">
            <text:p/>
          </table:table-cell>
          <table:table-cell table:style-name="ce87" table:formula="of:=IF(ISBLANK([.D446]);&quot;&quot;; [.G446]/[.I445])">
            <text:p/>
          </table:table-cell>
          <table:table-cell table:style-name="ce76" table:formula="of:=IF([.D446] = &quot;&quot;; &quot;&quot;; IFERROR([.I445]*([.N446]);&quot;&quot;))">
            <text:p/>
          </table:table-cell>
          <table:table-cell table:style-name="ce96" table:formula="of:=IF([.D44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46]*[.N447]/[.D447]*([.E447]+[.F447]); IFERROR([.I446]*[.N447]/[.D447]*[.E447]; &quot;&quot;))">
            <text:p/>
          </table:table-cell>
          <table:table-cell table:style-name="ce71" table:formula="of:=IF([.D447] = &quot;&quot;; &quot;&quot;; IFERROR([.H446]+([.E447]+[.F447]); [.H446]+[.E447]) )">
            <text:p/>
          </table:table-cell>
          <table:table-cell table:style-name="ce76" table:formula="of:=IF([.D447] = &quot;&quot;; &quot;&quot;; IFERROR([.I446]+[.G447];&quot;&quot;))">
            <text:p/>
          </table:table-cell>
          <table:table-cell table:style-name="ce80" table:formula="of:=IF([.D447] = &quot;&quot;; &quot;&quot;; IFERROR(([.I447]-[.F$2])/[.F$2];&quot;&quot;))">
            <text:p/>
          </table:table-cell>
          <table:table-cell table:style-name="ce84" table:formula="of:=IF([.D447] = &quot;&quot;; &quot;&quot;; IFERROR([.I447]/MAX([.$I$2:.I447])-1;&quot;&quot;))">
            <text:p/>
          </table:table-cell>
          <table:table-cell table:style-name="ce87" table:formula="of:=IF(ISBLANK([.D447]);&quot;&quot;; [.G447]/[.I446])">
            <text:p/>
          </table:table-cell>
          <table:table-cell table:style-name="ce76" table:formula="of:=IF([.D447] = &quot;&quot;; &quot;&quot;; IFERROR([.I446]*([.N447]);&quot;&quot;))">
            <text:p/>
          </table:table-cell>
          <table:table-cell table:style-name="ce96" table:formula="of:=IF([.D44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47]*[.N448]/[.D448]*([.E448]+[.F448]); IFERROR([.I447]*[.N448]/[.D448]*[.E448]; &quot;&quot;))">
            <text:p/>
          </table:table-cell>
          <table:table-cell table:style-name="ce71" table:formula="of:=IF([.D448] = &quot;&quot;; &quot;&quot;; IFERROR([.H447]+([.E448]+[.F448]); [.H447]+[.E448]) )">
            <text:p/>
          </table:table-cell>
          <table:table-cell table:style-name="ce76" table:formula="of:=IF([.D448] = &quot;&quot;; &quot;&quot;; IFERROR([.I447]+[.G448];&quot;&quot;))">
            <text:p/>
          </table:table-cell>
          <table:table-cell table:style-name="ce80" table:formula="of:=IF([.D448] = &quot;&quot;; &quot;&quot;; IFERROR(([.I448]-[.F$2])/[.F$2];&quot;&quot;))">
            <text:p/>
          </table:table-cell>
          <table:table-cell table:style-name="ce84" table:formula="of:=IF([.D448] = &quot;&quot;; &quot;&quot;; IFERROR([.I448]/MAX([.$I$2:.I448])-1;&quot;&quot;))">
            <text:p/>
          </table:table-cell>
          <table:table-cell table:style-name="ce87" table:formula="of:=IF(ISBLANK([.D448]);&quot;&quot;; [.G448]/[.I447])">
            <text:p/>
          </table:table-cell>
          <table:table-cell table:style-name="ce76" table:formula="of:=IF([.D448] = &quot;&quot;; &quot;&quot;; IFERROR([.I447]*([.N448]);&quot;&quot;))">
            <text:p/>
          </table:table-cell>
          <table:table-cell table:style-name="ce96" table:formula="of:=IF([.D44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48]*[.N449]/[.D449]*([.E449]+[.F449]); IFERROR([.I448]*[.N449]/[.D449]*[.E449]; &quot;&quot;))">
            <text:p/>
          </table:table-cell>
          <table:table-cell table:style-name="ce71" table:formula="of:=IF([.D449] = &quot;&quot;; &quot;&quot;; IFERROR([.H448]+([.E449]+[.F449]); [.H448]+[.E449]) )">
            <text:p/>
          </table:table-cell>
          <table:table-cell table:style-name="ce76" table:formula="of:=IF([.D449] = &quot;&quot;; &quot;&quot;; IFERROR([.I448]+[.G449];&quot;&quot;))">
            <text:p/>
          </table:table-cell>
          <table:table-cell table:style-name="ce80" table:formula="of:=IF([.D449] = &quot;&quot;; &quot;&quot;; IFERROR(([.I449]-[.F$2])/[.F$2];&quot;&quot;))">
            <text:p/>
          </table:table-cell>
          <table:table-cell table:style-name="ce84" table:formula="of:=IF([.D449] = &quot;&quot;; &quot;&quot;; IFERROR([.I449]/MAX([.$I$2:.I449])-1;&quot;&quot;))">
            <text:p/>
          </table:table-cell>
          <table:table-cell table:style-name="ce87" table:formula="of:=IF(ISBLANK([.D449]);&quot;&quot;; [.G449]/[.I448])">
            <text:p/>
          </table:table-cell>
          <table:table-cell table:style-name="ce76" table:formula="of:=IF([.D449] = &quot;&quot;; &quot;&quot;; IFERROR([.I448]*([.N449]);&quot;&quot;))">
            <text:p/>
          </table:table-cell>
          <table:table-cell table:style-name="ce96" table:formula="of:=IF([.D44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49]*[.N450]/[.D450]*([.E450]+[.F450]); IFERROR([.I449]*[.N450]/[.D450]*[.E450]; &quot;&quot;))">
            <text:p/>
          </table:table-cell>
          <table:table-cell table:style-name="ce71" table:formula="of:=IF([.D450] = &quot;&quot;; &quot;&quot;; IFERROR([.H449]+([.E450]+[.F450]); [.H449]+[.E450]) )">
            <text:p/>
          </table:table-cell>
          <table:table-cell table:style-name="ce76" table:formula="of:=IF([.D450] = &quot;&quot;; &quot;&quot;; IFERROR([.I449]+[.G450];&quot;&quot;))">
            <text:p/>
          </table:table-cell>
          <table:table-cell table:style-name="ce80" table:formula="of:=IF([.D450] = &quot;&quot;; &quot;&quot;; IFERROR(([.I450]-[.F$2])/[.F$2];&quot;&quot;))">
            <text:p/>
          </table:table-cell>
          <table:table-cell table:style-name="ce84" table:formula="of:=IF([.D450] = &quot;&quot;; &quot;&quot;; IFERROR([.I450]/MAX([.$I$2:.I450])-1;&quot;&quot;))">
            <text:p/>
          </table:table-cell>
          <table:table-cell table:style-name="ce87" table:formula="of:=IF(ISBLANK([.D450]);&quot;&quot;; [.G450]/[.I449])">
            <text:p/>
          </table:table-cell>
          <table:table-cell table:style-name="ce76" table:formula="of:=IF([.D450] = &quot;&quot;; &quot;&quot;; IFERROR([.I449]*([.N450]);&quot;&quot;))">
            <text:p/>
          </table:table-cell>
          <table:table-cell table:style-name="ce96" table:formula="of:=IF([.D45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50]*[.N451]/[.D451]*([.E451]+[.F451]); IFERROR([.I450]*[.N451]/[.D451]*[.E451]; &quot;&quot;))">
            <text:p/>
          </table:table-cell>
          <table:table-cell table:style-name="ce71" table:formula="of:=IF([.D451] = &quot;&quot;; &quot;&quot;; IFERROR([.H450]+([.E451]+[.F451]); [.H450]+[.E451]) )">
            <text:p/>
          </table:table-cell>
          <table:table-cell table:style-name="ce76" table:formula="of:=IF([.D451] = &quot;&quot;; &quot;&quot;; IFERROR([.I450]+[.G451];&quot;&quot;))">
            <text:p/>
          </table:table-cell>
          <table:table-cell table:style-name="ce80" table:formula="of:=IF([.D451] = &quot;&quot;; &quot;&quot;; IFERROR(([.I451]-[.F$2])/[.F$2];&quot;&quot;))">
            <text:p/>
          </table:table-cell>
          <table:table-cell table:style-name="ce84" table:formula="of:=IF([.D451] = &quot;&quot;; &quot;&quot;; IFERROR([.I451]/MAX([.$I$2:.I451])-1;&quot;&quot;))">
            <text:p/>
          </table:table-cell>
          <table:table-cell table:style-name="ce87" table:formula="of:=IF(ISBLANK([.D451]);&quot;&quot;; [.G451]/[.I450])">
            <text:p/>
          </table:table-cell>
          <table:table-cell table:style-name="ce76" table:formula="of:=IF([.D451] = &quot;&quot;; &quot;&quot;; IFERROR([.I450]*([.N451]);&quot;&quot;))">
            <text:p/>
          </table:table-cell>
          <table:table-cell table:style-name="ce96" table:formula="of:=IF([.D45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51]*[.N452]/[.D452]*([.E452]+[.F452]); IFERROR([.I451]*[.N452]/[.D452]*[.E452]; &quot;&quot;))">
            <text:p/>
          </table:table-cell>
          <table:table-cell table:style-name="ce71" table:formula="of:=IF([.D452] = &quot;&quot;; &quot;&quot;; IFERROR([.H451]+([.E452]+[.F452]); [.H451]+[.E452]) )">
            <text:p/>
          </table:table-cell>
          <table:table-cell table:style-name="ce76" table:formula="of:=IF([.D452] = &quot;&quot;; &quot;&quot;; IFERROR([.I451]+[.G452];&quot;&quot;))">
            <text:p/>
          </table:table-cell>
          <table:table-cell table:style-name="ce80" table:formula="of:=IF([.D452] = &quot;&quot;; &quot;&quot;; IFERROR(([.I452]-[.F$2])/[.F$2];&quot;&quot;))">
            <text:p/>
          </table:table-cell>
          <table:table-cell table:style-name="ce84" table:formula="of:=IF([.D452] = &quot;&quot;; &quot;&quot;; IFERROR([.I452]/MAX([.$I$2:.I452])-1;&quot;&quot;))">
            <text:p/>
          </table:table-cell>
          <table:table-cell table:style-name="ce87" table:formula="of:=IF(ISBLANK([.D452]);&quot;&quot;; [.G452]/[.I451])">
            <text:p/>
          </table:table-cell>
          <table:table-cell table:style-name="ce76" table:formula="of:=IF([.D452] = &quot;&quot;; &quot;&quot;; IFERROR([.I451]*([.N452]);&quot;&quot;))">
            <text:p/>
          </table:table-cell>
          <table:table-cell table:style-name="ce96" table:formula="of:=IF([.D45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52]*[.N453]/[.D453]*([.E453]+[.F453]); IFERROR([.I452]*[.N453]/[.D453]*[.E453]; &quot;&quot;))">
            <text:p/>
          </table:table-cell>
          <table:table-cell table:style-name="ce71" table:formula="of:=IF([.D453] = &quot;&quot;; &quot;&quot;; IFERROR([.H452]+([.E453]+[.F453]); [.H452]+[.E453]) )">
            <text:p/>
          </table:table-cell>
          <table:table-cell table:style-name="ce76" table:formula="of:=IF([.D453] = &quot;&quot;; &quot;&quot;; IFERROR([.I452]+[.G453];&quot;&quot;))">
            <text:p/>
          </table:table-cell>
          <table:table-cell table:style-name="ce80" table:formula="of:=IF([.D453] = &quot;&quot;; &quot;&quot;; IFERROR(([.I453]-[.F$2])/[.F$2];&quot;&quot;))">
            <text:p/>
          </table:table-cell>
          <table:table-cell table:style-name="ce84" table:formula="of:=IF([.D453] = &quot;&quot;; &quot;&quot;; IFERROR([.I453]/MAX([.$I$2:.I453])-1;&quot;&quot;))">
            <text:p/>
          </table:table-cell>
          <table:table-cell table:style-name="ce87" table:formula="of:=IF(ISBLANK([.D453]);&quot;&quot;; [.G453]/[.I452])">
            <text:p/>
          </table:table-cell>
          <table:table-cell table:style-name="ce76" table:formula="of:=IF([.D453] = &quot;&quot;; &quot;&quot;; IFERROR([.I452]*([.N453]);&quot;&quot;))">
            <text:p/>
          </table:table-cell>
          <table:table-cell table:style-name="ce96" table:formula="of:=IF([.D45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53]*[.N454]/[.D454]*([.E454]+[.F454]); IFERROR([.I453]*[.N454]/[.D454]*[.E454]; &quot;&quot;))">
            <text:p/>
          </table:table-cell>
          <table:table-cell table:style-name="ce71" table:formula="of:=IF([.D454] = &quot;&quot;; &quot;&quot;; IFERROR([.H453]+([.E454]+[.F454]); [.H453]+[.E454]) )">
            <text:p/>
          </table:table-cell>
          <table:table-cell table:style-name="ce76" table:formula="of:=IF([.D454] = &quot;&quot;; &quot;&quot;; IFERROR([.I453]+[.G454];&quot;&quot;))">
            <text:p/>
          </table:table-cell>
          <table:table-cell table:style-name="ce80" table:formula="of:=IF([.D454] = &quot;&quot;; &quot;&quot;; IFERROR(([.I454]-[.F$2])/[.F$2];&quot;&quot;))">
            <text:p/>
          </table:table-cell>
          <table:table-cell table:style-name="ce84" table:formula="of:=IF([.D454] = &quot;&quot;; &quot;&quot;; IFERROR([.I454]/MAX([.$I$2:.I454])-1;&quot;&quot;))">
            <text:p/>
          </table:table-cell>
          <table:table-cell table:style-name="ce87" table:formula="of:=IF(ISBLANK([.D454]);&quot;&quot;; [.G454]/[.I453])">
            <text:p/>
          </table:table-cell>
          <table:table-cell table:style-name="ce76" table:formula="of:=IF([.D454] = &quot;&quot;; &quot;&quot;; IFERROR([.I453]*([.N454]);&quot;&quot;))">
            <text:p/>
          </table:table-cell>
          <table:table-cell table:style-name="ce96" table:formula="of:=IF([.D45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54]*[.N455]/[.D455]*([.E455]+[.F455]); IFERROR([.I454]*[.N455]/[.D455]*[.E455]; &quot;&quot;))">
            <text:p/>
          </table:table-cell>
          <table:table-cell table:style-name="ce71" table:formula="of:=IF([.D455] = &quot;&quot;; &quot;&quot;; IFERROR([.H454]+([.E455]+[.F455]); [.H454]+[.E455]) )">
            <text:p/>
          </table:table-cell>
          <table:table-cell table:style-name="ce76" table:formula="of:=IF([.D455] = &quot;&quot;; &quot;&quot;; IFERROR([.I454]+[.G455];&quot;&quot;))">
            <text:p/>
          </table:table-cell>
          <table:table-cell table:style-name="ce80" table:formula="of:=IF([.D455] = &quot;&quot;; &quot;&quot;; IFERROR(([.I455]-[.F$2])/[.F$2];&quot;&quot;))">
            <text:p/>
          </table:table-cell>
          <table:table-cell table:style-name="ce84" table:formula="of:=IF([.D455] = &quot;&quot;; &quot;&quot;; IFERROR([.I455]/MAX([.$I$2:.I455])-1;&quot;&quot;))">
            <text:p/>
          </table:table-cell>
          <table:table-cell table:style-name="ce87" table:formula="of:=IF(ISBLANK([.D455]);&quot;&quot;; [.G455]/[.I454])">
            <text:p/>
          </table:table-cell>
          <table:table-cell table:style-name="ce76" table:formula="of:=IF([.D455] = &quot;&quot;; &quot;&quot;; IFERROR([.I454]*([.N455]);&quot;&quot;))">
            <text:p/>
          </table:table-cell>
          <table:table-cell table:style-name="ce96" table:formula="of:=IF([.D45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55]*[.N456]/[.D456]*([.E456]+[.F456]); IFERROR([.I455]*[.N456]/[.D456]*[.E456]; &quot;&quot;))">
            <text:p/>
          </table:table-cell>
          <table:table-cell table:style-name="ce71" table:formula="of:=IF([.D456] = &quot;&quot;; &quot;&quot;; IFERROR([.H455]+([.E456]+[.F456]); [.H455]+[.E456]) )">
            <text:p/>
          </table:table-cell>
          <table:table-cell table:style-name="ce76" table:formula="of:=IF([.D456] = &quot;&quot;; &quot;&quot;; IFERROR([.I455]+[.G456];&quot;&quot;))">
            <text:p/>
          </table:table-cell>
          <table:table-cell table:style-name="ce80" table:formula="of:=IF([.D456] = &quot;&quot;; &quot;&quot;; IFERROR(([.I456]-[.F$2])/[.F$2];&quot;&quot;))">
            <text:p/>
          </table:table-cell>
          <table:table-cell table:style-name="ce84" table:formula="of:=IF([.D456] = &quot;&quot;; &quot;&quot;; IFERROR([.I456]/MAX([.$I$2:.I456])-1;&quot;&quot;))">
            <text:p/>
          </table:table-cell>
          <table:table-cell table:style-name="ce87" table:formula="of:=IF(ISBLANK([.D456]);&quot;&quot;; [.G456]/[.I455])">
            <text:p/>
          </table:table-cell>
          <table:table-cell table:style-name="ce76" table:formula="of:=IF([.D456] = &quot;&quot;; &quot;&quot;; IFERROR([.I455]*([.N456]);&quot;&quot;))">
            <text:p/>
          </table:table-cell>
          <table:table-cell table:style-name="ce96" table:formula="of:=IF([.D45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56]*[.N457]/[.D457]*([.E457]+[.F457]); IFERROR([.I456]*[.N457]/[.D457]*[.E457]; &quot;&quot;))">
            <text:p/>
          </table:table-cell>
          <table:table-cell table:style-name="ce71" table:formula="of:=IF([.D457] = &quot;&quot;; &quot;&quot;; IFERROR([.H456]+([.E457]+[.F457]); [.H456]+[.E457]) )">
            <text:p/>
          </table:table-cell>
          <table:table-cell table:style-name="ce76" table:formula="of:=IF([.D457] = &quot;&quot;; &quot;&quot;; IFERROR([.I456]+[.G457];&quot;&quot;))">
            <text:p/>
          </table:table-cell>
          <table:table-cell table:style-name="ce80" table:formula="of:=IF([.D457] = &quot;&quot;; &quot;&quot;; IFERROR(([.I457]-[.F$2])/[.F$2];&quot;&quot;))">
            <text:p/>
          </table:table-cell>
          <table:table-cell table:style-name="ce84" table:formula="of:=IF([.D457] = &quot;&quot;; &quot;&quot;; IFERROR([.I457]/MAX([.$I$2:.I457])-1;&quot;&quot;))">
            <text:p/>
          </table:table-cell>
          <table:table-cell table:style-name="ce87" table:formula="of:=IF(ISBLANK([.D457]);&quot;&quot;; [.G457]/[.I456])">
            <text:p/>
          </table:table-cell>
          <table:table-cell table:style-name="ce76" table:formula="of:=IF([.D457] = &quot;&quot;; &quot;&quot;; IFERROR([.I456]*([.N457]);&quot;&quot;))">
            <text:p/>
          </table:table-cell>
          <table:table-cell table:style-name="ce96" table:formula="of:=IF([.D45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57]*[.N458]/[.D458]*([.E458]+[.F458]); IFERROR([.I457]*[.N458]/[.D458]*[.E458]; &quot;&quot;))">
            <text:p/>
          </table:table-cell>
          <table:table-cell table:style-name="ce71" table:formula="of:=IF([.D458] = &quot;&quot;; &quot;&quot;; IFERROR([.H457]+([.E458]+[.F458]); [.H457]+[.E458]) )">
            <text:p/>
          </table:table-cell>
          <table:table-cell table:style-name="ce76" table:formula="of:=IF([.D458] = &quot;&quot;; &quot;&quot;; IFERROR([.I457]+[.G458];&quot;&quot;))">
            <text:p/>
          </table:table-cell>
          <table:table-cell table:style-name="ce80" table:formula="of:=IF([.D458] = &quot;&quot;; &quot;&quot;; IFERROR(([.I458]-[.F$2])/[.F$2];&quot;&quot;))">
            <text:p/>
          </table:table-cell>
          <table:table-cell table:style-name="ce84" table:formula="of:=IF([.D458] = &quot;&quot;; &quot;&quot;; IFERROR([.I458]/MAX([.$I$2:.I458])-1;&quot;&quot;))">
            <text:p/>
          </table:table-cell>
          <table:table-cell table:style-name="ce87" table:formula="of:=IF(ISBLANK([.D458]);&quot;&quot;; [.G458]/[.I457])">
            <text:p/>
          </table:table-cell>
          <table:table-cell table:style-name="ce76" table:formula="of:=IF([.D458] = &quot;&quot;; &quot;&quot;; IFERROR([.I457]*([.N458]);&quot;&quot;))">
            <text:p/>
          </table:table-cell>
          <table:table-cell table:style-name="ce96" table:formula="of:=IF([.D45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58]*[.N459]/[.D459]*([.E459]+[.F459]); IFERROR([.I458]*[.N459]/[.D459]*[.E459]; &quot;&quot;))">
            <text:p/>
          </table:table-cell>
          <table:table-cell table:style-name="ce71" table:formula="of:=IF([.D459] = &quot;&quot;; &quot;&quot;; IFERROR([.H458]+([.E459]+[.F459]); [.H458]+[.E459]) )">
            <text:p/>
          </table:table-cell>
          <table:table-cell table:style-name="ce76" table:formula="of:=IF([.D459] = &quot;&quot;; &quot;&quot;; IFERROR([.I458]+[.G459];&quot;&quot;))">
            <text:p/>
          </table:table-cell>
          <table:table-cell table:style-name="ce80" table:formula="of:=IF([.D459] = &quot;&quot;; &quot;&quot;; IFERROR(([.I459]-[.F$2])/[.F$2];&quot;&quot;))">
            <text:p/>
          </table:table-cell>
          <table:table-cell table:style-name="ce84" table:formula="of:=IF([.D459] = &quot;&quot;; &quot;&quot;; IFERROR([.I459]/MAX([.$I$2:.I459])-1;&quot;&quot;))">
            <text:p/>
          </table:table-cell>
          <table:table-cell table:style-name="ce87" table:formula="of:=IF(ISBLANK([.D459]);&quot;&quot;; [.G459]/[.I458])">
            <text:p/>
          </table:table-cell>
          <table:table-cell table:style-name="ce76" table:formula="of:=IF([.D459] = &quot;&quot;; &quot;&quot;; IFERROR([.I458]*([.N459]);&quot;&quot;))">
            <text:p/>
          </table:table-cell>
          <table:table-cell table:style-name="ce96" table:formula="of:=IF([.D45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59]*[.N460]/[.D460]*([.E460]+[.F460]); IFERROR([.I459]*[.N460]/[.D460]*[.E460]; &quot;&quot;))">
            <text:p/>
          </table:table-cell>
          <table:table-cell table:style-name="ce71" table:formula="of:=IF([.D460] = &quot;&quot;; &quot;&quot;; IFERROR([.H459]+([.E460]+[.F460]); [.H459]+[.E460]) )">
            <text:p/>
          </table:table-cell>
          <table:table-cell table:style-name="ce76" table:formula="of:=IF([.D460] = &quot;&quot;; &quot;&quot;; IFERROR([.I459]+[.G460];&quot;&quot;))">
            <text:p/>
          </table:table-cell>
          <table:table-cell table:style-name="ce80" table:formula="of:=IF([.D460] = &quot;&quot;; &quot;&quot;; IFERROR(([.I460]-[.F$2])/[.F$2];&quot;&quot;))">
            <text:p/>
          </table:table-cell>
          <table:table-cell table:style-name="ce84" table:formula="of:=IF([.D460] = &quot;&quot;; &quot;&quot;; IFERROR([.I460]/MAX([.$I$2:.I460])-1;&quot;&quot;))">
            <text:p/>
          </table:table-cell>
          <table:table-cell table:style-name="ce87" table:formula="of:=IF(ISBLANK([.D460]);&quot;&quot;; [.G460]/[.I459])">
            <text:p/>
          </table:table-cell>
          <table:table-cell table:style-name="ce76" table:formula="of:=IF([.D460] = &quot;&quot;; &quot;&quot;; IFERROR([.I459]*([.N460]);&quot;&quot;))">
            <text:p/>
          </table:table-cell>
          <table:table-cell table:style-name="ce96" table:formula="of:=IF([.D46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60]*[.N461]/[.D461]*([.E461]+[.F461]); IFERROR([.I460]*[.N461]/[.D461]*[.E461]; &quot;&quot;))">
            <text:p/>
          </table:table-cell>
          <table:table-cell table:style-name="ce71" table:formula="of:=IF([.D461] = &quot;&quot;; &quot;&quot;; IFERROR([.H460]+([.E461]+[.F461]); [.H460]+[.E461]) )">
            <text:p/>
          </table:table-cell>
          <table:table-cell table:style-name="ce76" table:formula="of:=IF([.D461] = &quot;&quot;; &quot;&quot;; IFERROR([.I460]+[.G461];&quot;&quot;))">
            <text:p/>
          </table:table-cell>
          <table:table-cell table:style-name="ce80" table:formula="of:=IF([.D461] = &quot;&quot;; &quot;&quot;; IFERROR(([.I461]-[.F$2])/[.F$2];&quot;&quot;))">
            <text:p/>
          </table:table-cell>
          <table:table-cell table:style-name="ce84" table:formula="of:=IF([.D461] = &quot;&quot;; &quot;&quot;; IFERROR([.I461]/MAX([.$I$2:.I461])-1;&quot;&quot;))">
            <text:p/>
          </table:table-cell>
          <table:table-cell table:style-name="ce87" table:formula="of:=IF(ISBLANK([.D461]);&quot;&quot;; [.G461]/[.I460])">
            <text:p/>
          </table:table-cell>
          <table:table-cell table:style-name="ce76" table:formula="of:=IF([.D461] = &quot;&quot;; &quot;&quot;; IFERROR([.I460]*([.N461]);&quot;&quot;))">
            <text:p/>
          </table:table-cell>
          <table:table-cell table:style-name="ce96" table:formula="of:=IF([.D46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61]*[.N462]/[.D462]*([.E462]+[.F462]); IFERROR([.I461]*[.N462]/[.D462]*[.E462]; &quot;&quot;))">
            <text:p/>
          </table:table-cell>
          <table:table-cell table:style-name="ce71" table:formula="of:=IF([.D462] = &quot;&quot;; &quot;&quot;; IFERROR([.H461]+([.E462]+[.F462]); [.H461]+[.E462]) )">
            <text:p/>
          </table:table-cell>
          <table:table-cell table:style-name="ce76" table:formula="of:=IF([.D462] = &quot;&quot;; &quot;&quot;; IFERROR([.I461]+[.G462];&quot;&quot;))">
            <text:p/>
          </table:table-cell>
          <table:table-cell table:style-name="ce80" table:formula="of:=IF([.D462] = &quot;&quot;; &quot;&quot;; IFERROR(([.I462]-[.F$2])/[.F$2];&quot;&quot;))">
            <text:p/>
          </table:table-cell>
          <table:table-cell table:style-name="ce84" table:formula="of:=IF([.D462] = &quot;&quot;; &quot;&quot;; IFERROR([.I462]/MAX([.$I$2:.I462])-1;&quot;&quot;))">
            <text:p/>
          </table:table-cell>
          <table:table-cell table:style-name="ce87" table:formula="of:=IF(ISBLANK([.D462]);&quot;&quot;; [.G462]/[.I461])">
            <text:p/>
          </table:table-cell>
          <table:table-cell table:style-name="ce76" table:formula="of:=IF([.D462] = &quot;&quot;; &quot;&quot;; IFERROR([.I461]*([.N462]);&quot;&quot;))">
            <text:p/>
          </table:table-cell>
          <table:table-cell table:style-name="ce96" table:formula="of:=IF([.D46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62]*[.N463]/[.D463]*([.E463]+[.F463]); IFERROR([.I462]*[.N463]/[.D463]*[.E463]; &quot;&quot;))">
            <text:p/>
          </table:table-cell>
          <table:table-cell table:style-name="ce71" table:formula="of:=IF([.D463] = &quot;&quot;; &quot;&quot;; IFERROR([.H462]+([.E463]+[.F463]); [.H462]+[.E463]) )">
            <text:p/>
          </table:table-cell>
          <table:table-cell table:style-name="ce76" table:formula="of:=IF([.D463] = &quot;&quot;; &quot;&quot;; IFERROR([.I462]+[.G463];&quot;&quot;))">
            <text:p/>
          </table:table-cell>
          <table:table-cell table:style-name="ce80" table:formula="of:=IF([.D463] = &quot;&quot;; &quot;&quot;; IFERROR(([.I463]-[.F$2])/[.F$2];&quot;&quot;))">
            <text:p/>
          </table:table-cell>
          <table:table-cell table:style-name="ce84" table:formula="of:=IF([.D463] = &quot;&quot;; &quot;&quot;; IFERROR([.I463]/MAX([.$I$2:.I463])-1;&quot;&quot;))">
            <text:p/>
          </table:table-cell>
          <table:table-cell table:style-name="ce87" table:formula="of:=IF(ISBLANK([.D463]);&quot;&quot;; [.G463]/[.I462])">
            <text:p/>
          </table:table-cell>
          <table:table-cell table:style-name="ce76" table:formula="of:=IF([.D463] = &quot;&quot;; &quot;&quot;; IFERROR([.I462]*([.N463]);&quot;&quot;))">
            <text:p/>
          </table:table-cell>
          <table:table-cell table:style-name="ce96" table:formula="of:=IF([.D46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63]*[.N464]/[.D464]*([.E464]+[.F464]); IFERROR([.I463]*[.N464]/[.D464]*[.E464]; &quot;&quot;))">
            <text:p/>
          </table:table-cell>
          <table:table-cell table:style-name="ce71" table:formula="of:=IF([.D464] = &quot;&quot;; &quot;&quot;; IFERROR([.H463]+([.E464]+[.F464]); [.H463]+[.E464]) )">
            <text:p/>
          </table:table-cell>
          <table:table-cell table:style-name="ce76" table:formula="of:=IF([.D464] = &quot;&quot;; &quot;&quot;; IFERROR([.I463]+[.G464];&quot;&quot;))">
            <text:p/>
          </table:table-cell>
          <table:table-cell table:style-name="ce80" table:formula="of:=IF([.D464] = &quot;&quot;; &quot;&quot;; IFERROR(([.I464]-[.F$2])/[.F$2];&quot;&quot;))">
            <text:p/>
          </table:table-cell>
          <table:table-cell table:style-name="ce84" table:formula="of:=IF([.D464] = &quot;&quot;; &quot;&quot;; IFERROR([.I464]/MAX([.$I$2:.I464])-1;&quot;&quot;))">
            <text:p/>
          </table:table-cell>
          <table:table-cell table:style-name="ce87" table:formula="of:=IF(ISBLANK([.D464]);&quot;&quot;; [.G464]/[.I463])">
            <text:p/>
          </table:table-cell>
          <table:table-cell table:style-name="ce76" table:formula="of:=IF([.D464] = &quot;&quot;; &quot;&quot;; IFERROR([.I463]*([.N464]);&quot;&quot;))">
            <text:p/>
          </table:table-cell>
          <table:table-cell table:style-name="ce96" table:formula="of:=IF([.D46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64]*[.N465]/[.D465]*([.E465]+[.F465]); IFERROR([.I464]*[.N465]/[.D465]*[.E465]; &quot;&quot;))">
            <text:p/>
          </table:table-cell>
          <table:table-cell table:style-name="ce71" table:formula="of:=IF([.D465] = &quot;&quot;; &quot;&quot;; IFERROR([.H464]+([.E465]+[.F465]); [.H464]+[.E465]) )">
            <text:p/>
          </table:table-cell>
          <table:table-cell table:style-name="ce76" table:formula="of:=IF([.D465] = &quot;&quot;; &quot;&quot;; IFERROR([.I464]+[.G465];&quot;&quot;))">
            <text:p/>
          </table:table-cell>
          <table:table-cell table:style-name="ce80" table:formula="of:=IF([.D465] = &quot;&quot;; &quot;&quot;; IFERROR(([.I465]-[.F$2])/[.F$2];&quot;&quot;))">
            <text:p/>
          </table:table-cell>
          <table:table-cell table:style-name="ce84" table:formula="of:=IF([.D465] = &quot;&quot;; &quot;&quot;; IFERROR([.I465]/MAX([.$I$2:.I465])-1;&quot;&quot;))">
            <text:p/>
          </table:table-cell>
          <table:table-cell table:style-name="ce87" table:formula="of:=IF(ISBLANK([.D465]);&quot;&quot;; [.G465]/[.I464])">
            <text:p/>
          </table:table-cell>
          <table:table-cell table:style-name="ce76" table:formula="of:=IF([.D465] = &quot;&quot;; &quot;&quot;; IFERROR([.I464]*([.N465]);&quot;&quot;))">
            <text:p/>
          </table:table-cell>
          <table:table-cell table:style-name="ce96" table:formula="of:=IF([.D46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65]*[.N466]/[.D466]*([.E466]+[.F466]); IFERROR([.I465]*[.N466]/[.D466]*[.E466]; &quot;&quot;))">
            <text:p/>
          </table:table-cell>
          <table:table-cell table:style-name="ce71" table:formula="of:=IF([.D466] = &quot;&quot;; &quot;&quot;; IFERROR([.H465]+([.E466]+[.F466]); [.H465]+[.E466]) )">
            <text:p/>
          </table:table-cell>
          <table:table-cell table:style-name="ce76" table:formula="of:=IF([.D466] = &quot;&quot;; &quot;&quot;; IFERROR([.I465]+[.G466];&quot;&quot;))">
            <text:p/>
          </table:table-cell>
          <table:table-cell table:style-name="ce80" table:formula="of:=IF([.D466] = &quot;&quot;; &quot;&quot;; IFERROR(([.I466]-[.F$2])/[.F$2];&quot;&quot;))">
            <text:p/>
          </table:table-cell>
          <table:table-cell table:style-name="ce84" table:formula="of:=IF([.D466] = &quot;&quot;; &quot;&quot;; IFERROR([.I466]/MAX([.$I$2:.I466])-1;&quot;&quot;))">
            <text:p/>
          </table:table-cell>
          <table:table-cell table:style-name="ce87" table:formula="of:=IF(ISBLANK([.D466]);&quot;&quot;; [.G466]/[.I465])">
            <text:p/>
          </table:table-cell>
          <table:table-cell table:style-name="ce76" table:formula="of:=IF([.D466] = &quot;&quot;; &quot;&quot;; IFERROR([.I465]*([.N466]);&quot;&quot;))">
            <text:p/>
          </table:table-cell>
          <table:table-cell table:style-name="ce96" table:formula="of:=IF([.D46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66]*[.N467]/[.D467]*([.E467]+[.F467]); IFERROR([.I466]*[.N467]/[.D467]*[.E467]; &quot;&quot;))">
            <text:p/>
          </table:table-cell>
          <table:table-cell table:style-name="ce71" table:formula="of:=IF([.D467] = &quot;&quot;; &quot;&quot;; IFERROR([.H466]+([.E467]+[.F467]); [.H466]+[.E467]) )">
            <text:p/>
          </table:table-cell>
          <table:table-cell table:style-name="ce76" table:formula="of:=IF([.D467] = &quot;&quot;; &quot;&quot;; IFERROR([.I466]+[.G467];&quot;&quot;))">
            <text:p/>
          </table:table-cell>
          <table:table-cell table:style-name="ce80" table:formula="of:=IF([.D467] = &quot;&quot;; &quot;&quot;; IFERROR(([.I467]-[.F$2])/[.F$2];&quot;&quot;))">
            <text:p/>
          </table:table-cell>
          <table:table-cell table:style-name="ce84" table:formula="of:=IF([.D467] = &quot;&quot;; &quot;&quot;; IFERROR([.I467]/MAX([.$I$2:.I467])-1;&quot;&quot;))">
            <text:p/>
          </table:table-cell>
          <table:table-cell table:style-name="ce87" table:formula="of:=IF(ISBLANK([.D467]);&quot;&quot;; [.G467]/[.I466])">
            <text:p/>
          </table:table-cell>
          <table:table-cell table:style-name="ce76" table:formula="of:=IF([.D467] = &quot;&quot;; &quot;&quot;; IFERROR([.I466]*([.N467]);&quot;&quot;))">
            <text:p/>
          </table:table-cell>
          <table:table-cell table:style-name="ce96" table:formula="of:=IF([.D46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67]*[.N468]/[.D468]*([.E468]+[.F468]); IFERROR([.I467]*[.N468]/[.D468]*[.E468]; &quot;&quot;))">
            <text:p/>
          </table:table-cell>
          <table:table-cell table:style-name="ce71" table:formula="of:=IF([.D468] = &quot;&quot;; &quot;&quot;; IFERROR([.H467]+([.E468]+[.F468]); [.H467]+[.E468]) )">
            <text:p/>
          </table:table-cell>
          <table:table-cell table:style-name="ce76" table:formula="of:=IF([.D468] = &quot;&quot;; &quot;&quot;; IFERROR([.I467]+[.G468];&quot;&quot;))">
            <text:p/>
          </table:table-cell>
          <table:table-cell table:style-name="ce80" table:formula="of:=IF([.D468] = &quot;&quot;; &quot;&quot;; IFERROR(([.I468]-[.F$2])/[.F$2];&quot;&quot;))">
            <text:p/>
          </table:table-cell>
          <table:table-cell table:style-name="ce84" table:formula="of:=IF([.D468] = &quot;&quot;; &quot;&quot;; IFERROR([.I468]/MAX([.$I$2:.I468])-1;&quot;&quot;))">
            <text:p/>
          </table:table-cell>
          <table:table-cell table:style-name="ce87" table:formula="of:=IF(ISBLANK([.D468]);&quot;&quot;; [.G468]/[.I467])">
            <text:p/>
          </table:table-cell>
          <table:table-cell table:style-name="ce76" table:formula="of:=IF([.D468] = &quot;&quot;; &quot;&quot;; IFERROR([.I467]*([.N468]);&quot;&quot;))">
            <text:p/>
          </table:table-cell>
          <table:table-cell table:style-name="ce96" table:formula="of:=IF([.D46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68]*[.N469]/[.D469]*([.E469]+[.F469]); IFERROR([.I468]*[.N469]/[.D469]*[.E469]; &quot;&quot;))">
            <text:p/>
          </table:table-cell>
          <table:table-cell table:style-name="ce71" table:formula="of:=IF([.D469] = &quot;&quot;; &quot;&quot;; IFERROR([.H468]+([.E469]+[.F469]); [.H468]+[.E469]) )">
            <text:p/>
          </table:table-cell>
          <table:table-cell table:style-name="ce76" table:formula="of:=IF([.D469] = &quot;&quot;; &quot;&quot;; IFERROR([.I468]+[.G469];&quot;&quot;))">
            <text:p/>
          </table:table-cell>
          <table:table-cell table:style-name="ce80" table:formula="of:=IF([.D469] = &quot;&quot;; &quot;&quot;; IFERROR(([.I469]-[.F$2])/[.F$2];&quot;&quot;))">
            <text:p/>
          </table:table-cell>
          <table:table-cell table:style-name="ce84" table:formula="of:=IF([.D469] = &quot;&quot;; &quot;&quot;; IFERROR([.I469]/MAX([.$I$2:.I469])-1;&quot;&quot;))">
            <text:p/>
          </table:table-cell>
          <table:table-cell table:style-name="ce87" table:formula="of:=IF(ISBLANK([.D469]);&quot;&quot;; [.G469]/[.I468])">
            <text:p/>
          </table:table-cell>
          <table:table-cell table:style-name="ce76" table:formula="of:=IF([.D469] = &quot;&quot;; &quot;&quot;; IFERROR([.I468]*([.N469]);&quot;&quot;))">
            <text:p/>
          </table:table-cell>
          <table:table-cell table:style-name="ce96" table:formula="of:=IF([.D46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69]*[.N470]/[.D470]*([.E470]+[.F470]); IFERROR([.I469]*[.N470]/[.D470]*[.E470]; &quot;&quot;))">
            <text:p/>
          </table:table-cell>
          <table:table-cell table:style-name="ce71" table:formula="of:=IF([.D470] = &quot;&quot;; &quot;&quot;; IFERROR([.H469]+([.E470]+[.F470]); [.H469]+[.E470]) )">
            <text:p/>
          </table:table-cell>
          <table:table-cell table:style-name="ce76" table:formula="of:=IF([.D470] = &quot;&quot;; &quot;&quot;; IFERROR([.I469]+[.G470];&quot;&quot;))">
            <text:p/>
          </table:table-cell>
          <table:table-cell table:style-name="ce80" table:formula="of:=IF([.D470] = &quot;&quot;; &quot;&quot;; IFERROR(([.I470]-[.F$2])/[.F$2];&quot;&quot;))">
            <text:p/>
          </table:table-cell>
          <table:table-cell table:style-name="ce84" table:formula="of:=IF([.D470] = &quot;&quot;; &quot;&quot;; IFERROR([.I470]/MAX([.$I$2:.I470])-1;&quot;&quot;))">
            <text:p/>
          </table:table-cell>
          <table:table-cell table:style-name="ce87" table:formula="of:=IF(ISBLANK([.D470]);&quot;&quot;; [.G470]/[.I469])">
            <text:p/>
          </table:table-cell>
          <table:table-cell table:style-name="ce76" table:formula="of:=IF([.D470] = &quot;&quot;; &quot;&quot;; IFERROR([.I469]*([.N470]);&quot;&quot;))">
            <text:p/>
          </table:table-cell>
          <table:table-cell table:style-name="ce96" table:formula="of:=IF([.D47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70]*[.N471]/[.D471]*([.E471]+[.F471]); IFERROR([.I470]*[.N471]/[.D471]*[.E471]; &quot;&quot;))">
            <text:p/>
          </table:table-cell>
          <table:table-cell table:style-name="ce71" table:formula="of:=IF([.D471] = &quot;&quot;; &quot;&quot;; IFERROR([.H470]+([.E471]+[.F471]); [.H470]+[.E471]) )">
            <text:p/>
          </table:table-cell>
          <table:table-cell table:style-name="ce76" table:formula="of:=IF([.D471] = &quot;&quot;; &quot;&quot;; IFERROR([.I470]+[.G471];&quot;&quot;))">
            <text:p/>
          </table:table-cell>
          <table:table-cell table:style-name="ce80" table:formula="of:=IF([.D471] = &quot;&quot;; &quot;&quot;; IFERROR(([.I471]-[.F$2])/[.F$2];&quot;&quot;))">
            <text:p/>
          </table:table-cell>
          <table:table-cell table:style-name="ce84" table:formula="of:=IF([.D471] = &quot;&quot;; &quot;&quot;; IFERROR([.I471]/MAX([.$I$2:.I471])-1;&quot;&quot;))">
            <text:p/>
          </table:table-cell>
          <table:table-cell table:style-name="ce87" table:formula="of:=IF(ISBLANK([.D471]);&quot;&quot;; [.G471]/[.I470])">
            <text:p/>
          </table:table-cell>
          <table:table-cell table:style-name="ce76" table:formula="of:=IF([.D471] = &quot;&quot;; &quot;&quot;; IFERROR([.I470]*([.N471]);&quot;&quot;))">
            <text:p/>
          </table:table-cell>
          <table:table-cell table:style-name="ce96" table:formula="of:=IF([.D47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71]*[.N472]/[.D472]*([.E472]+[.F472]); IFERROR([.I471]*[.N472]/[.D472]*[.E472]; &quot;&quot;))">
            <text:p/>
          </table:table-cell>
          <table:table-cell table:style-name="ce71" table:formula="of:=IF([.D472] = &quot;&quot;; &quot;&quot;; IFERROR([.H471]+([.E472]+[.F472]); [.H471]+[.E472]) )">
            <text:p/>
          </table:table-cell>
          <table:table-cell table:style-name="ce76" table:formula="of:=IF([.D472] = &quot;&quot;; &quot;&quot;; IFERROR([.I471]+[.G472];&quot;&quot;))">
            <text:p/>
          </table:table-cell>
          <table:table-cell table:style-name="ce80" table:formula="of:=IF([.D472] = &quot;&quot;; &quot;&quot;; IFERROR(([.I472]-[.F$2])/[.F$2];&quot;&quot;))">
            <text:p/>
          </table:table-cell>
          <table:table-cell table:style-name="ce84" table:formula="of:=IF([.D472] = &quot;&quot;; &quot;&quot;; IFERROR([.I472]/MAX([.$I$2:.I472])-1;&quot;&quot;))">
            <text:p/>
          </table:table-cell>
          <table:table-cell table:style-name="ce87" table:formula="of:=IF(ISBLANK([.D472]);&quot;&quot;; [.G472]/[.I471])">
            <text:p/>
          </table:table-cell>
          <table:table-cell table:style-name="ce76" table:formula="of:=IF([.D472] = &quot;&quot;; &quot;&quot;; IFERROR([.I471]*([.N472]);&quot;&quot;))">
            <text:p/>
          </table:table-cell>
          <table:table-cell table:style-name="ce96" table:formula="of:=IF([.D47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72]*[.N473]/[.D473]*([.E473]+[.F473]); IFERROR([.I472]*[.N473]/[.D473]*[.E473]; &quot;&quot;))">
            <text:p/>
          </table:table-cell>
          <table:table-cell table:style-name="ce71" table:formula="of:=IF([.D473] = &quot;&quot;; &quot;&quot;; IFERROR([.H472]+([.E473]+[.F473]); [.H472]+[.E473]) )">
            <text:p/>
          </table:table-cell>
          <table:table-cell table:style-name="ce76" table:formula="of:=IF([.D473] = &quot;&quot;; &quot;&quot;; IFERROR([.I472]+[.G473];&quot;&quot;))">
            <text:p/>
          </table:table-cell>
          <table:table-cell table:style-name="ce80" table:formula="of:=IF([.D473] = &quot;&quot;; &quot;&quot;; IFERROR(([.I473]-[.F$2])/[.F$2];&quot;&quot;))">
            <text:p/>
          </table:table-cell>
          <table:table-cell table:style-name="ce84" table:formula="of:=IF([.D473] = &quot;&quot;; &quot;&quot;; IFERROR([.I473]/MAX([.$I$2:.I473])-1;&quot;&quot;))">
            <text:p/>
          </table:table-cell>
          <table:table-cell table:style-name="ce87" table:formula="of:=IF(ISBLANK([.D473]);&quot;&quot;; [.G473]/[.I472])">
            <text:p/>
          </table:table-cell>
          <table:table-cell table:style-name="ce76" table:formula="of:=IF([.D473] = &quot;&quot;; &quot;&quot;; IFERROR([.I472]*([.N473]);&quot;&quot;))">
            <text:p/>
          </table:table-cell>
          <table:table-cell table:style-name="ce96" table:formula="of:=IF([.D47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73]*[.N474]/[.D474]*([.E474]+[.F474]); IFERROR([.I473]*[.N474]/[.D474]*[.E474]; &quot;&quot;))">
            <text:p/>
          </table:table-cell>
          <table:table-cell table:style-name="ce71" table:formula="of:=IF([.D474] = &quot;&quot;; &quot;&quot;; IFERROR([.H473]+([.E474]+[.F474]); [.H473]+[.E474]) )">
            <text:p/>
          </table:table-cell>
          <table:table-cell table:style-name="ce76" table:formula="of:=IF([.D474] = &quot;&quot;; &quot;&quot;; IFERROR([.I473]+[.G474];&quot;&quot;))">
            <text:p/>
          </table:table-cell>
          <table:table-cell table:style-name="ce80" table:formula="of:=IF([.D474] = &quot;&quot;; &quot;&quot;; IFERROR(([.I474]-[.F$2])/[.F$2];&quot;&quot;))">
            <text:p/>
          </table:table-cell>
          <table:table-cell table:style-name="ce84" table:formula="of:=IF([.D474] = &quot;&quot;; &quot;&quot;; IFERROR([.I474]/MAX([.$I$2:.I474])-1;&quot;&quot;))">
            <text:p/>
          </table:table-cell>
          <table:table-cell table:style-name="ce87" table:formula="of:=IF(ISBLANK([.D474]);&quot;&quot;; [.G474]/[.I473])">
            <text:p/>
          </table:table-cell>
          <table:table-cell table:style-name="ce76" table:formula="of:=IF([.D474] = &quot;&quot;; &quot;&quot;; IFERROR([.I473]*([.N474]);&quot;&quot;))">
            <text:p/>
          </table:table-cell>
          <table:table-cell table:style-name="ce96" table:formula="of:=IF([.D47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74]*[.N475]/[.D475]*([.E475]+[.F475]); IFERROR([.I474]*[.N475]/[.D475]*[.E475]; &quot;&quot;))">
            <text:p/>
          </table:table-cell>
          <table:table-cell table:style-name="ce71" table:formula="of:=IF([.D475] = &quot;&quot;; &quot;&quot;; IFERROR([.H474]+([.E475]+[.F475]); [.H474]+[.E475]) )">
            <text:p/>
          </table:table-cell>
          <table:table-cell table:style-name="ce76" table:formula="of:=IF([.D475] = &quot;&quot;; &quot;&quot;; IFERROR([.I474]+[.G475];&quot;&quot;))">
            <text:p/>
          </table:table-cell>
          <table:table-cell table:style-name="ce80" table:formula="of:=IF([.D475] = &quot;&quot;; &quot;&quot;; IFERROR(([.I475]-[.F$2])/[.F$2];&quot;&quot;))">
            <text:p/>
          </table:table-cell>
          <table:table-cell table:style-name="ce84" table:formula="of:=IF([.D475] = &quot;&quot;; &quot;&quot;; IFERROR([.I475]/MAX([.$I$2:.I475])-1;&quot;&quot;))">
            <text:p/>
          </table:table-cell>
          <table:table-cell table:style-name="ce87" table:formula="of:=IF(ISBLANK([.D475]);&quot;&quot;; [.G475]/[.I474])">
            <text:p/>
          </table:table-cell>
          <table:table-cell table:style-name="ce76" table:formula="of:=IF([.D475] = &quot;&quot;; &quot;&quot;; IFERROR([.I474]*([.N475]);&quot;&quot;))">
            <text:p/>
          </table:table-cell>
          <table:table-cell table:style-name="ce96" table:formula="of:=IF([.D47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75]*[.N476]/[.D476]*([.E476]+[.F476]); IFERROR([.I475]*[.N476]/[.D476]*[.E476]; &quot;&quot;))">
            <text:p/>
          </table:table-cell>
          <table:table-cell table:style-name="ce71" table:formula="of:=IF([.D476] = &quot;&quot;; &quot;&quot;; IFERROR([.H475]+([.E476]+[.F476]); [.H475]+[.E476]) )">
            <text:p/>
          </table:table-cell>
          <table:table-cell table:style-name="ce76" table:formula="of:=IF([.D476] = &quot;&quot;; &quot;&quot;; IFERROR([.I475]+[.G476];&quot;&quot;))">
            <text:p/>
          </table:table-cell>
          <table:table-cell table:style-name="ce80" table:formula="of:=IF([.D476] = &quot;&quot;; &quot;&quot;; IFERROR(([.I476]-[.F$2])/[.F$2];&quot;&quot;))">
            <text:p/>
          </table:table-cell>
          <table:table-cell table:style-name="ce84" table:formula="of:=IF([.D476] = &quot;&quot;; &quot;&quot;; IFERROR([.I476]/MAX([.$I$2:.I476])-1;&quot;&quot;))">
            <text:p/>
          </table:table-cell>
          <table:table-cell table:style-name="ce87" table:formula="of:=IF(ISBLANK([.D476]);&quot;&quot;; [.G476]/[.I475])">
            <text:p/>
          </table:table-cell>
          <table:table-cell table:style-name="ce76" table:formula="of:=IF([.D476] = &quot;&quot;; &quot;&quot;; IFERROR([.I475]*([.N476]);&quot;&quot;))">
            <text:p/>
          </table:table-cell>
          <table:table-cell table:style-name="ce96" table:formula="of:=IF([.D47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76]*[.N477]/[.D477]*([.E477]+[.F477]); IFERROR([.I476]*[.N477]/[.D477]*[.E477]; &quot;&quot;))">
            <text:p/>
          </table:table-cell>
          <table:table-cell table:style-name="ce71" table:formula="of:=IF([.D477] = &quot;&quot;; &quot;&quot;; IFERROR([.H476]+([.E477]+[.F477]); [.H476]+[.E477]) )">
            <text:p/>
          </table:table-cell>
          <table:table-cell table:style-name="ce76" table:formula="of:=IF([.D477] = &quot;&quot;; &quot;&quot;; IFERROR([.I476]+[.G477];&quot;&quot;))">
            <text:p/>
          </table:table-cell>
          <table:table-cell table:style-name="ce80" table:formula="of:=IF([.D477] = &quot;&quot;; &quot;&quot;; IFERROR(([.I477]-[.F$2])/[.F$2];&quot;&quot;))">
            <text:p/>
          </table:table-cell>
          <table:table-cell table:style-name="ce84" table:formula="of:=IF([.D477] = &quot;&quot;; &quot;&quot;; IFERROR([.I477]/MAX([.$I$2:.I477])-1;&quot;&quot;))">
            <text:p/>
          </table:table-cell>
          <table:table-cell table:style-name="ce87" table:formula="of:=IF(ISBLANK([.D477]);&quot;&quot;; [.G477]/[.I476])">
            <text:p/>
          </table:table-cell>
          <table:table-cell table:style-name="ce76" table:formula="of:=IF([.D477] = &quot;&quot;; &quot;&quot;; IFERROR([.I476]*([.N477]);&quot;&quot;))">
            <text:p/>
          </table:table-cell>
          <table:table-cell table:style-name="ce96" table:formula="of:=IF([.D47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77]*[.N478]/[.D478]*([.E478]+[.F478]); IFERROR([.I477]*[.N478]/[.D478]*[.E478]; &quot;&quot;))">
            <text:p/>
          </table:table-cell>
          <table:table-cell table:style-name="ce71" table:formula="of:=IF([.D478] = &quot;&quot;; &quot;&quot;; IFERROR([.H477]+([.E478]+[.F478]); [.H477]+[.E478]) )">
            <text:p/>
          </table:table-cell>
          <table:table-cell table:style-name="ce76" table:formula="of:=IF([.D478] = &quot;&quot;; &quot;&quot;; IFERROR([.I477]+[.G478];&quot;&quot;))">
            <text:p/>
          </table:table-cell>
          <table:table-cell table:style-name="ce80" table:formula="of:=IF([.D478] = &quot;&quot;; &quot;&quot;; IFERROR(([.I478]-[.F$2])/[.F$2];&quot;&quot;))">
            <text:p/>
          </table:table-cell>
          <table:table-cell table:style-name="ce84" table:formula="of:=IF([.D478] = &quot;&quot;; &quot;&quot;; IFERROR([.I478]/MAX([.$I$2:.I478])-1;&quot;&quot;))">
            <text:p/>
          </table:table-cell>
          <table:table-cell table:style-name="ce87" table:formula="of:=IF(ISBLANK([.D478]);&quot;&quot;; [.G478]/[.I477])">
            <text:p/>
          </table:table-cell>
          <table:table-cell table:style-name="ce76" table:formula="of:=IF([.D478] = &quot;&quot;; &quot;&quot;; IFERROR([.I477]*([.N478]);&quot;&quot;))">
            <text:p/>
          </table:table-cell>
          <table:table-cell table:style-name="ce96" table:formula="of:=IF([.D47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78]*[.N479]/[.D479]*([.E479]+[.F479]); IFERROR([.I478]*[.N479]/[.D479]*[.E479]; &quot;&quot;))">
            <text:p/>
          </table:table-cell>
          <table:table-cell table:style-name="ce71" table:formula="of:=IF([.D479] = &quot;&quot;; &quot;&quot;; IFERROR([.H478]+([.E479]+[.F479]); [.H478]+[.E479]) )">
            <text:p/>
          </table:table-cell>
          <table:table-cell table:style-name="ce76" table:formula="of:=IF([.D479] = &quot;&quot;; &quot;&quot;; IFERROR([.I478]+[.G479];&quot;&quot;))">
            <text:p/>
          </table:table-cell>
          <table:table-cell table:style-name="ce80" table:formula="of:=IF([.D479] = &quot;&quot;; &quot;&quot;; IFERROR(([.I479]-[.F$2])/[.F$2];&quot;&quot;))">
            <text:p/>
          </table:table-cell>
          <table:table-cell table:style-name="ce84" table:formula="of:=IF([.D479] = &quot;&quot;; &quot;&quot;; IFERROR([.I479]/MAX([.$I$2:.I479])-1;&quot;&quot;))">
            <text:p/>
          </table:table-cell>
          <table:table-cell table:style-name="ce87" table:formula="of:=IF(ISBLANK([.D479]);&quot;&quot;; [.G479]/[.I478])">
            <text:p/>
          </table:table-cell>
          <table:table-cell table:style-name="ce76" table:formula="of:=IF([.D479] = &quot;&quot;; &quot;&quot;; IFERROR([.I478]*([.N479]);&quot;&quot;))">
            <text:p/>
          </table:table-cell>
          <table:table-cell table:style-name="ce96" table:formula="of:=IF([.D47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79]*[.N480]/[.D480]*([.E480]+[.F480]); IFERROR([.I479]*[.N480]/[.D480]*[.E480]; &quot;&quot;))">
            <text:p/>
          </table:table-cell>
          <table:table-cell table:style-name="ce71" table:formula="of:=IF([.D480] = &quot;&quot;; &quot;&quot;; IFERROR([.H479]+([.E480]+[.F480]); [.H479]+[.E480]) )">
            <text:p/>
          </table:table-cell>
          <table:table-cell table:style-name="ce76" table:formula="of:=IF([.D480] = &quot;&quot;; &quot;&quot;; IFERROR([.I479]+[.G480];&quot;&quot;))">
            <text:p/>
          </table:table-cell>
          <table:table-cell table:style-name="ce80" table:formula="of:=IF([.D480] = &quot;&quot;; &quot;&quot;; IFERROR(([.I480]-[.F$2])/[.F$2];&quot;&quot;))">
            <text:p/>
          </table:table-cell>
          <table:table-cell table:style-name="ce84" table:formula="of:=IF([.D480] = &quot;&quot;; &quot;&quot;; IFERROR([.I480]/MAX([.$I$2:.I480])-1;&quot;&quot;))">
            <text:p/>
          </table:table-cell>
          <table:table-cell table:style-name="ce87" table:formula="of:=IF(ISBLANK([.D480]);&quot;&quot;; [.G480]/[.I479])">
            <text:p/>
          </table:table-cell>
          <table:table-cell table:style-name="ce76" table:formula="of:=IF([.D480] = &quot;&quot;; &quot;&quot;; IFERROR([.I479]*([.N480]);&quot;&quot;))">
            <text:p/>
          </table:table-cell>
          <table:table-cell table:style-name="ce96" table:formula="of:=IF([.D48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80]*[.N481]/[.D481]*([.E481]+[.F481]); IFERROR([.I480]*[.N481]/[.D481]*[.E481]; &quot;&quot;))">
            <text:p/>
          </table:table-cell>
          <table:table-cell table:style-name="ce71" table:formula="of:=IF([.D481] = &quot;&quot;; &quot;&quot;; IFERROR([.H480]+([.E481]+[.F481]); [.H480]+[.E481]) )">
            <text:p/>
          </table:table-cell>
          <table:table-cell table:style-name="ce76" table:formula="of:=IF([.D481] = &quot;&quot;; &quot;&quot;; IFERROR([.I480]+[.G481];&quot;&quot;))">
            <text:p/>
          </table:table-cell>
          <table:table-cell table:style-name="ce80" table:formula="of:=IF([.D481] = &quot;&quot;; &quot;&quot;; IFERROR(([.I481]-[.F$2])/[.F$2];&quot;&quot;))">
            <text:p/>
          </table:table-cell>
          <table:table-cell table:style-name="ce84" table:formula="of:=IF([.D481] = &quot;&quot;; &quot;&quot;; IFERROR([.I481]/MAX([.$I$2:.I481])-1;&quot;&quot;))">
            <text:p/>
          </table:table-cell>
          <table:table-cell table:style-name="ce87" table:formula="of:=IF(ISBLANK([.D481]);&quot;&quot;; [.G481]/[.I480])">
            <text:p/>
          </table:table-cell>
          <table:table-cell table:style-name="ce76" table:formula="of:=IF([.D481] = &quot;&quot;; &quot;&quot;; IFERROR([.I480]*([.N481]);&quot;&quot;))">
            <text:p/>
          </table:table-cell>
          <table:table-cell table:style-name="ce96" table:formula="of:=IF([.D48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81]*[.N482]/[.D482]*([.E482]+[.F482]); IFERROR([.I481]*[.N482]/[.D482]*[.E482]; &quot;&quot;))">
            <text:p/>
          </table:table-cell>
          <table:table-cell table:style-name="ce71" table:formula="of:=IF([.D482] = &quot;&quot;; &quot;&quot;; IFERROR([.H481]+([.E482]+[.F482]); [.H481]+[.E482]) )">
            <text:p/>
          </table:table-cell>
          <table:table-cell table:style-name="ce76" table:formula="of:=IF([.D482] = &quot;&quot;; &quot;&quot;; IFERROR([.I481]+[.G482];&quot;&quot;))">
            <text:p/>
          </table:table-cell>
          <table:table-cell table:style-name="ce80" table:formula="of:=IF([.D482] = &quot;&quot;; &quot;&quot;; IFERROR(([.I482]-[.F$2])/[.F$2];&quot;&quot;))">
            <text:p/>
          </table:table-cell>
          <table:table-cell table:style-name="ce84" table:formula="of:=IF([.D482] = &quot;&quot;; &quot;&quot;; IFERROR([.I482]/MAX([.$I$2:.I482])-1;&quot;&quot;))">
            <text:p/>
          </table:table-cell>
          <table:table-cell table:style-name="ce87" table:formula="of:=IF(ISBLANK([.D482]);&quot;&quot;; [.G482]/[.I481])">
            <text:p/>
          </table:table-cell>
          <table:table-cell table:style-name="ce76" table:formula="of:=IF([.D482] = &quot;&quot;; &quot;&quot;; IFERROR([.I481]*([.N482]);&quot;&quot;))">
            <text:p/>
          </table:table-cell>
          <table:table-cell table:style-name="ce96" table:formula="of:=IF([.D48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82]*[.N483]/[.D483]*([.E483]+[.F483]); IFERROR([.I482]*[.N483]/[.D483]*[.E483]; &quot;&quot;))">
            <text:p/>
          </table:table-cell>
          <table:table-cell table:style-name="ce71" table:formula="of:=IF([.D483] = &quot;&quot;; &quot;&quot;; IFERROR([.H482]+([.E483]+[.F483]); [.H482]+[.E483]) )">
            <text:p/>
          </table:table-cell>
          <table:table-cell table:style-name="ce76" table:formula="of:=IF([.D483] = &quot;&quot;; &quot;&quot;; IFERROR([.I482]+[.G483];&quot;&quot;))">
            <text:p/>
          </table:table-cell>
          <table:table-cell table:style-name="ce80" table:formula="of:=IF([.D483] = &quot;&quot;; &quot;&quot;; IFERROR(([.I483]-[.F$2])/[.F$2];&quot;&quot;))">
            <text:p/>
          </table:table-cell>
          <table:table-cell table:style-name="ce84" table:formula="of:=IF([.D483] = &quot;&quot;; &quot;&quot;; IFERROR([.I483]/MAX([.$I$2:.I483])-1;&quot;&quot;))">
            <text:p/>
          </table:table-cell>
          <table:table-cell table:style-name="ce87" table:formula="of:=IF(ISBLANK([.D483]);&quot;&quot;; [.G483]/[.I482])">
            <text:p/>
          </table:table-cell>
          <table:table-cell table:style-name="ce76" table:formula="of:=IF([.D483] = &quot;&quot;; &quot;&quot;; IFERROR([.I482]*([.N483]);&quot;&quot;))">
            <text:p/>
          </table:table-cell>
          <table:table-cell table:style-name="ce96" table:formula="of:=IF([.D48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83]*[.N484]/[.D484]*([.E484]+[.F484]); IFERROR([.I483]*[.N484]/[.D484]*[.E484]; &quot;&quot;))">
            <text:p/>
          </table:table-cell>
          <table:table-cell table:style-name="ce71" table:formula="of:=IF([.D484] = &quot;&quot;; &quot;&quot;; IFERROR([.H483]+([.E484]+[.F484]); [.H483]+[.E484]) )">
            <text:p/>
          </table:table-cell>
          <table:table-cell table:style-name="ce76" table:formula="of:=IF([.D484] = &quot;&quot;; &quot;&quot;; IFERROR([.I483]+[.G484];&quot;&quot;))">
            <text:p/>
          </table:table-cell>
          <table:table-cell table:style-name="ce80" table:formula="of:=IF([.D484] = &quot;&quot;; &quot;&quot;; IFERROR(([.I484]-[.F$2])/[.F$2];&quot;&quot;))">
            <text:p/>
          </table:table-cell>
          <table:table-cell table:style-name="ce84" table:formula="of:=IF([.D484] = &quot;&quot;; &quot;&quot;; IFERROR([.I484]/MAX([.$I$2:.I484])-1;&quot;&quot;))">
            <text:p/>
          </table:table-cell>
          <table:table-cell table:style-name="ce87" table:formula="of:=IF(ISBLANK([.D484]);&quot;&quot;; [.G484]/[.I483])">
            <text:p/>
          </table:table-cell>
          <table:table-cell table:style-name="ce76" table:formula="of:=IF([.D484] = &quot;&quot;; &quot;&quot;; IFERROR([.I483]*([.N484]);&quot;&quot;))">
            <text:p/>
          </table:table-cell>
          <table:table-cell table:style-name="ce96" table:formula="of:=IF([.D48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84]*[.N485]/[.D485]*([.E485]+[.F485]); IFERROR([.I484]*[.N485]/[.D485]*[.E485]; &quot;&quot;))">
            <text:p/>
          </table:table-cell>
          <table:table-cell table:style-name="ce71" table:formula="of:=IF([.D485] = &quot;&quot;; &quot;&quot;; IFERROR([.H484]+([.E485]+[.F485]); [.H484]+[.E485]) )">
            <text:p/>
          </table:table-cell>
          <table:table-cell table:style-name="ce76" table:formula="of:=IF([.D485] = &quot;&quot;; &quot;&quot;; IFERROR([.I484]+[.G485];&quot;&quot;))">
            <text:p/>
          </table:table-cell>
          <table:table-cell table:style-name="ce80" table:formula="of:=IF([.D485] = &quot;&quot;; &quot;&quot;; IFERROR(([.I485]-[.F$2])/[.F$2];&quot;&quot;))">
            <text:p/>
          </table:table-cell>
          <table:table-cell table:style-name="ce84" table:formula="of:=IF([.D485] = &quot;&quot;; &quot;&quot;; IFERROR([.I485]/MAX([.$I$2:.I485])-1;&quot;&quot;))">
            <text:p/>
          </table:table-cell>
          <table:table-cell table:style-name="ce87" table:formula="of:=IF(ISBLANK([.D485]);&quot;&quot;; [.G485]/[.I484])">
            <text:p/>
          </table:table-cell>
          <table:table-cell table:style-name="ce76" table:formula="of:=IF([.D485] = &quot;&quot;; &quot;&quot;; IFERROR([.I484]*([.N485]);&quot;&quot;))">
            <text:p/>
          </table:table-cell>
          <table:table-cell table:style-name="ce96" table:formula="of:=IF([.D48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85]*[.N486]/[.D486]*([.E486]+[.F486]); IFERROR([.I485]*[.N486]/[.D486]*[.E486]; &quot;&quot;))">
            <text:p/>
          </table:table-cell>
          <table:table-cell table:style-name="ce71" table:formula="of:=IF([.D486] = &quot;&quot;; &quot;&quot;; IFERROR([.H485]+([.E486]+[.F486]); [.H485]+[.E486]) )">
            <text:p/>
          </table:table-cell>
          <table:table-cell table:style-name="ce76" table:formula="of:=IF([.D486] = &quot;&quot;; &quot;&quot;; IFERROR([.I485]+[.G486];&quot;&quot;))">
            <text:p/>
          </table:table-cell>
          <table:table-cell table:style-name="ce80" table:formula="of:=IF([.D486] = &quot;&quot;; &quot;&quot;; IFERROR(([.I486]-[.F$2])/[.F$2];&quot;&quot;))">
            <text:p/>
          </table:table-cell>
          <table:table-cell table:style-name="ce84" table:formula="of:=IF([.D486] = &quot;&quot;; &quot;&quot;; IFERROR([.I486]/MAX([.$I$2:.I486])-1;&quot;&quot;))">
            <text:p/>
          </table:table-cell>
          <table:table-cell table:style-name="ce87" table:formula="of:=IF(ISBLANK([.D486]);&quot;&quot;; [.G486]/[.I485])">
            <text:p/>
          </table:table-cell>
          <table:table-cell table:style-name="ce76" table:formula="of:=IF([.D486] = &quot;&quot;; &quot;&quot;; IFERROR([.I485]*([.N486]);&quot;&quot;))">
            <text:p/>
          </table:table-cell>
          <table:table-cell table:style-name="ce96" table:formula="of:=IF([.D48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86]*[.N487]/[.D487]*([.E487]+[.F487]); IFERROR([.I486]*[.N487]/[.D487]*[.E487]; &quot;&quot;))">
            <text:p/>
          </table:table-cell>
          <table:table-cell table:style-name="ce71" table:formula="of:=IF([.D487] = &quot;&quot;; &quot;&quot;; IFERROR([.H486]+([.E487]+[.F487]); [.H486]+[.E487]) )">
            <text:p/>
          </table:table-cell>
          <table:table-cell table:style-name="ce76" table:formula="of:=IF([.D487] = &quot;&quot;; &quot;&quot;; IFERROR([.I486]+[.G487];&quot;&quot;))">
            <text:p/>
          </table:table-cell>
          <table:table-cell table:style-name="ce80" table:formula="of:=IF([.D487] = &quot;&quot;; &quot;&quot;; IFERROR(([.I487]-[.F$2])/[.F$2];&quot;&quot;))">
            <text:p/>
          </table:table-cell>
          <table:table-cell table:style-name="ce84" table:formula="of:=IF([.D487] = &quot;&quot;; &quot;&quot;; IFERROR([.I487]/MAX([.$I$2:.I487])-1;&quot;&quot;))">
            <text:p/>
          </table:table-cell>
          <table:table-cell table:style-name="ce87" table:formula="of:=IF(ISBLANK([.D487]);&quot;&quot;; [.G487]/[.I486])">
            <text:p/>
          </table:table-cell>
          <table:table-cell table:style-name="ce76" table:formula="of:=IF([.D487] = &quot;&quot;; &quot;&quot;; IFERROR([.I486]*([.N487]);&quot;&quot;))">
            <text:p/>
          </table:table-cell>
          <table:table-cell table:style-name="ce96" table:formula="of:=IF([.D48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87]*[.N488]/[.D488]*([.E488]+[.F488]); IFERROR([.I487]*[.N488]/[.D488]*[.E488]; &quot;&quot;))">
            <text:p/>
          </table:table-cell>
          <table:table-cell table:style-name="ce71" table:formula="of:=IF([.D488] = &quot;&quot;; &quot;&quot;; IFERROR([.H487]+([.E488]+[.F488]); [.H487]+[.E488]) )">
            <text:p/>
          </table:table-cell>
          <table:table-cell table:style-name="ce76" table:formula="of:=IF([.D488] = &quot;&quot;; &quot;&quot;; IFERROR([.I487]+[.G488];&quot;&quot;))">
            <text:p/>
          </table:table-cell>
          <table:table-cell table:style-name="ce80" table:formula="of:=IF([.D488] = &quot;&quot;; &quot;&quot;; IFERROR(([.I488]-[.F$2])/[.F$2];&quot;&quot;))">
            <text:p/>
          </table:table-cell>
          <table:table-cell table:style-name="ce84" table:formula="of:=IF([.D488] = &quot;&quot;; &quot;&quot;; IFERROR([.I488]/MAX([.$I$2:.I488])-1;&quot;&quot;))">
            <text:p/>
          </table:table-cell>
          <table:table-cell table:style-name="ce87" table:formula="of:=IF(ISBLANK([.D488]);&quot;&quot;; [.G488]/[.I487])">
            <text:p/>
          </table:table-cell>
          <table:table-cell table:style-name="ce76" table:formula="of:=IF([.D488] = &quot;&quot;; &quot;&quot;; IFERROR([.I487]*([.N488]);&quot;&quot;))">
            <text:p/>
          </table:table-cell>
          <table:table-cell table:style-name="ce96" table:formula="of:=IF([.D48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88]*[.N489]/[.D489]*([.E489]+[.F489]); IFERROR([.I488]*[.N489]/[.D489]*[.E489]; &quot;&quot;))">
            <text:p/>
          </table:table-cell>
          <table:table-cell table:style-name="ce71" table:formula="of:=IF([.D489] = &quot;&quot;; &quot;&quot;; IFERROR([.H488]+([.E489]+[.F489]); [.H488]+[.E489]) )">
            <text:p/>
          </table:table-cell>
          <table:table-cell table:style-name="ce76" table:formula="of:=IF([.D489] = &quot;&quot;; &quot;&quot;; IFERROR([.I488]+[.G489];&quot;&quot;))">
            <text:p/>
          </table:table-cell>
          <table:table-cell table:style-name="ce80" table:formula="of:=IF([.D489] = &quot;&quot;; &quot;&quot;; IFERROR(([.I489]-[.F$2])/[.F$2];&quot;&quot;))">
            <text:p/>
          </table:table-cell>
          <table:table-cell table:style-name="ce84" table:formula="of:=IF([.D489] = &quot;&quot;; &quot;&quot;; IFERROR([.I489]/MAX([.$I$2:.I489])-1;&quot;&quot;))">
            <text:p/>
          </table:table-cell>
          <table:table-cell table:style-name="ce87" table:formula="of:=IF(ISBLANK([.D489]);&quot;&quot;; [.G489]/[.I488])">
            <text:p/>
          </table:table-cell>
          <table:table-cell table:style-name="ce76" table:formula="of:=IF([.D489] = &quot;&quot;; &quot;&quot;; IFERROR([.I488]*([.N489]);&quot;&quot;))">
            <text:p/>
          </table:table-cell>
          <table:table-cell table:style-name="ce96" table:formula="of:=IF([.D48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89]*[.N490]/[.D490]*([.E490]+[.F490]); IFERROR([.I489]*[.N490]/[.D490]*[.E490]; &quot;&quot;))">
            <text:p/>
          </table:table-cell>
          <table:table-cell table:style-name="ce71" table:formula="of:=IF([.D490] = &quot;&quot;; &quot;&quot;; IFERROR([.H489]+([.E490]+[.F490]); [.H489]+[.E490]) )">
            <text:p/>
          </table:table-cell>
          <table:table-cell table:style-name="ce76" table:formula="of:=IF([.D490] = &quot;&quot;; &quot;&quot;; IFERROR([.I489]+[.G490];&quot;&quot;))">
            <text:p/>
          </table:table-cell>
          <table:table-cell table:style-name="ce80" table:formula="of:=IF([.D490] = &quot;&quot;; &quot;&quot;; IFERROR(([.I490]-[.F$2])/[.F$2];&quot;&quot;))">
            <text:p/>
          </table:table-cell>
          <table:table-cell table:style-name="ce84" table:formula="of:=IF([.D490] = &quot;&quot;; &quot;&quot;; IFERROR([.I490]/MAX([.$I$2:.I490])-1;&quot;&quot;))">
            <text:p/>
          </table:table-cell>
          <table:table-cell table:style-name="ce87" table:formula="of:=IF(ISBLANK([.D490]);&quot;&quot;; [.G490]/[.I489])">
            <text:p/>
          </table:table-cell>
          <table:table-cell table:style-name="ce76" table:formula="of:=IF([.D490] = &quot;&quot;; &quot;&quot;; IFERROR([.I489]*([.N490]);&quot;&quot;))">
            <text:p/>
          </table:table-cell>
          <table:table-cell table:style-name="ce96" table:formula="of:=IF([.D49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90]*[.N491]/[.D491]*([.E491]+[.F491]); IFERROR([.I490]*[.N491]/[.D491]*[.E491]; &quot;&quot;))">
            <text:p/>
          </table:table-cell>
          <table:table-cell table:style-name="ce71" table:formula="of:=IF([.D491] = &quot;&quot;; &quot;&quot;; IFERROR([.H490]+([.E491]+[.F491]); [.H490]+[.E491]) )">
            <text:p/>
          </table:table-cell>
          <table:table-cell table:style-name="ce76" table:formula="of:=IF([.D491] = &quot;&quot;; &quot;&quot;; IFERROR([.I490]+[.G491];&quot;&quot;))">
            <text:p/>
          </table:table-cell>
          <table:table-cell table:style-name="ce80" table:formula="of:=IF([.D491] = &quot;&quot;; &quot;&quot;; IFERROR(([.I491]-[.F$2])/[.F$2];&quot;&quot;))">
            <text:p/>
          </table:table-cell>
          <table:table-cell table:style-name="ce84" table:formula="of:=IF([.D491] = &quot;&quot;; &quot;&quot;; IFERROR([.I491]/MAX([.$I$2:.I491])-1;&quot;&quot;))">
            <text:p/>
          </table:table-cell>
          <table:table-cell table:style-name="ce87" table:formula="of:=IF(ISBLANK([.D491]);&quot;&quot;; [.G491]/[.I490])">
            <text:p/>
          </table:table-cell>
          <table:table-cell table:style-name="ce76" table:formula="of:=IF([.D491] = &quot;&quot;; &quot;&quot;; IFERROR([.I490]*([.N491]);&quot;&quot;))">
            <text:p/>
          </table:table-cell>
          <table:table-cell table:style-name="ce96" table:formula="of:=IF([.D49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91]*[.N492]/[.D492]*([.E492]+[.F492]); IFERROR([.I491]*[.N492]/[.D492]*[.E492]; &quot;&quot;))">
            <text:p/>
          </table:table-cell>
          <table:table-cell table:style-name="ce71" table:formula="of:=IF([.D492] = &quot;&quot;; &quot;&quot;; IFERROR([.H491]+([.E492]+[.F492]); [.H491]+[.E492]) )">
            <text:p/>
          </table:table-cell>
          <table:table-cell table:style-name="ce76" table:formula="of:=IF([.D492] = &quot;&quot;; &quot;&quot;; IFERROR([.I491]+[.G492];&quot;&quot;))">
            <text:p/>
          </table:table-cell>
          <table:table-cell table:style-name="ce80" table:formula="of:=IF([.D492] = &quot;&quot;; &quot;&quot;; IFERROR(([.I492]-[.F$2])/[.F$2];&quot;&quot;))">
            <text:p/>
          </table:table-cell>
          <table:table-cell table:style-name="ce84" table:formula="of:=IF([.D492] = &quot;&quot;; &quot;&quot;; IFERROR([.I492]/MAX([.$I$2:.I492])-1;&quot;&quot;))">
            <text:p/>
          </table:table-cell>
          <table:table-cell table:style-name="ce87" table:formula="of:=IF(ISBLANK([.D492]);&quot;&quot;; [.G492]/[.I491])">
            <text:p/>
          </table:table-cell>
          <table:table-cell table:style-name="ce76" table:formula="of:=IF([.D492] = &quot;&quot;; &quot;&quot;; IFERROR([.I491]*([.N492]);&quot;&quot;))">
            <text:p/>
          </table:table-cell>
          <table:table-cell table:style-name="ce96" table:formula="of:=IF([.D49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92]*[.N493]/[.D493]*([.E493]+[.F493]); IFERROR([.I492]*[.N493]/[.D493]*[.E493]; &quot;&quot;))">
            <text:p/>
          </table:table-cell>
          <table:table-cell table:style-name="ce71" table:formula="of:=IF([.D493] = &quot;&quot;; &quot;&quot;; IFERROR([.H492]+([.E493]+[.F493]); [.H492]+[.E493]) )">
            <text:p/>
          </table:table-cell>
          <table:table-cell table:style-name="ce76" table:formula="of:=IF([.D493] = &quot;&quot;; &quot;&quot;; IFERROR([.I492]+[.G493];&quot;&quot;))">
            <text:p/>
          </table:table-cell>
          <table:table-cell table:style-name="ce80" table:formula="of:=IF([.D493] = &quot;&quot;; &quot;&quot;; IFERROR(([.I493]-[.F$2])/[.F$2];&quot;&quot;))">
            <text:p/>
          </table:table-cell>
          <table:table-cell table:style-name="ce84" table:formula="of:=IF([.D493] = &quot;&quot;; &quot;&quot;; IFERROR([.I493]/MAX([.$I$2:.I493])-1;&quot;&quot;))">
            <text:p/>
          </table:table-cell>
          <table:table-cell table:style-name="ce87" table:formula="of:=IF(ISBLANK([.D493]);&quot;&quot;; [.G493]/[.I492])">
            <text:p/>
          </table:table-cell>
          <table:table-cell table:style-name="ce76" table:formula="of:=IF([.D493] = &quot;&quot;; &quot;&quot;; IFERROR([.I492]*([.N493]);&quot;&quot;))">
            <text:p/>
          </table:table-cell>
          <table:table-cell table:style-name="ce96" table:formula="of:=IF([.D49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93]*[.N494]/[.D494]*([.E494]+[.F494]); IFERROR([.I493]*[.N494]/[.D494]*[.E494]; &quot;&quot;))">
            <text:p/>
          </table:table-cell>
          <table:table-cell table:style-name="ce71" table:formula="of:=IF([.D494] = &quot;&quot;; &quot;&quot;; IFERROR([.H493]+([.E494]+[.F494]); [.H493]+[.E494]) )">
            <text:p/>
          </table:table-cell>
          <table:table-cell table:style-name="ce76" table:formula="of:=IF([.D494] = &quot;&quot;; &quot;&quot;; IFERROR([.I493]+[.G494];&quot;&quot;))">
            <text:p/>
          </table:table-cell>
          <table:table-cell table:style-name="ce80" table:formula="of:=IF([.D494] = &quot;&quot;; &quot;&quot;; IFERROR(([.I494]-[.F$2])/[.F$2];&quot;&quot;))">
            <text:p/>
          </table:table-cell>
          <table:table-cell table:style-name="ce84" table:formula="of:=IF([.D494] = &quot;&quot;; &quot;&quot;; IFERROR([.I494]/MAX([.$I$2:.I494])-1;&quot;&quot;))">
            <text:p/>
          </table:table-cell>
          <table:table-cell table:style-name="ce87" table:formula="of:=IF(ISBLANK([.D494]);&quot;&quot;; [.G494]/[.I493])">
            <text:p/>
          </table:table-cell>
          <table:table-cell table:style-name="ce76" table:formula="of:=IF([.D494] = &quot;&quot;; &quot;&quot;; IFERROR([.I493]*([.N494]);&quot;&quot;))">
            <text:p/>
          </table:table-cell>
          <table:table-cell table:style-name="ce96" table:formula="of:=IF([.D49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94]*[.N495]/[.D495]*([.E495]+[.F495]); IFERROR([.I494]*[.N495]/[.D495]*[.E495]; &quot;&quot;))">
            <text:p/>
          </table:table-cell>
          <table:table-cell table:style-name="ce71" table:formula="of:=IF([.D495] = &quot;&quot;; &quot;&quot;; IFERROR([.H494]+([.E495]+[.F495]); [.H494]+[.E495]) )">
            <text:p/>
          </table:table-cell>
          <table:table-cell table:style-name="ce76" table:formula="of:=IF([.D495] = &quot;&quot;; &quot;&quot;; IFERROR([.I494]+[.G495];&quot;&quot;))">
            <text:p/>
          </table:table-cell>
          <table:table-cell table:style-name="ce80" table:formula="of:=IF([.D495] = &quot;&quot;; &quot;&quot;; IFERROR(([.I495]-[.F$2])/[.F$2];&quot;&quot;))">
            <text:p/>
          </table:table-cell>
          <table:table-cell table:style-name="ce84" table:formula="of:=IF([.D495] = &quot;&quot;; &quot;&quot;; IFERROR([.I495]/MAX([.$I$2:.I495])-1;&quot;&quot;))">
            <text:p/>
          </table:table-cell>
          <table:table-cell table:style-name="ce87" table:formula="of:=IF(ISBLANK([.D495]);&quot;&quot;; [.G495]/[.I494])">
            <text:p/>
          </table:table-cell>
          <table:table-cell table:style-name="ce76" table:formula="of:=IF([.D495] = &quot;&quot;; &quot;&quot;; IFERROR([.I494]*([.N495]);&quot;&quot;))">
            <text:p/>
          </table:table-cell>
          <table:table-cell table:style-name="ce96" table:formula="of:=IF([.D49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95]*[.N496]/[.D496]*([.E496]+[.F496]); IFERROR([.I495]*[.N496]/[.D496]*[.E496]; &quot;&quot;))">
            <text:p/>
          </table:table-cell>
          <table:table-cell table:style-name="ce71" table:formula="of:=IF([.D496] = &quot;&quot;; &quot;&quot;; IFERROR([.H495]+([.E496]+[.F496]); [.H495]+[.E496]) )">
            <text:p/>
          </table:table-cell>
          <table:table-cell table:style-name="ce76" table:formula="of:=IF([.D496] = &quot;&quot;; &quot;&quot;; IFERROR([.I495]+[.G496];&quot;&quot;))">
            <text:p/>
          </table:table-cell>
          <table:table-cell table:style-name="ce80" table:formula="of:=IF([.D496] = &quot;&quot;; &quot;&quot;; IFERROR(([.I496]-[.F$2])/[.F$2];&quot;&quot;))">
            <text:p/>
          </table:table-cell>
          <table:table-cell table:style-name="ce84" table:formula="of:=IF([.D496] = &quot;&quot;; &quot;&quot;; IFERROR([.I496]/MAX([.$I$2:.I496])-1;&quot;&quot;))">
            <text:p/>
          </table:table-cell>
          <table:table-cell table:style-name="ce87" table:formula="of:=IF(ISBLANK([.D496]);&quot;&quot;; [.G496]/[.I495])">
            <text:p/>
          </table:table-cell>
          <table:table-cell table:style-name="ce76" table:formula="of:=IF([.D496] = &quot;&quot;; &quot;&quot;; IFERROR([.I495]*([.N496]);&quot;&quot;))">
            <text:p/>
          </table:table-cell>
          <table:table-cell table:style-name="ce96" table:formula="of:=IF([.D49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96]*[.N497]/[.D497]*([.E497]+[.F497]); IFERROR([.I496]*[.N497]/[.D497]*[.E497]; &quot;&quot;))">
            <text:p/>
          </table:table-cell>
          <table:table-cell table:style-name="ce71" table:formula="of:=IF([.D497] = &quot;&quot;; &quot;&quot;; IFERROR([.H496]+([.E497]+[.F497]); [.H496]+[.E497]) )">
            <text:p/>
          </table:table-cell>
          <table:table-cell table:style-name="ce76" table:formula="of:=IF([.D497] = &quot;&quot;; &quot;&quot;; IFERROR([.I496]+[.G497];&quot;&quot;))">
            <text:p/>
          </table:table-cell>
          <table:table-cell table:style-name="ce80" table:formula="of:=IF([.D497] = &quot;&quot;; &quot;&quot;; IFERROR(([.I497]-[.F$2])/[.F$2];&quot;&quot;))">
            <text:p/>
          </table:table-cell>
          <table:table-cell table:style-name="ce84" table:formula="of:=IF([.D497] = &quot;&quot;; &quot;&quot;; IFERROR([.I497]/MAX([.$I$2:.I497])-1;&quot;&quot;))">
            <text:p/>
          </table:table-cell>
          <table:table-cell table:style-name="ce87" table:formula="of:=IF(ISBLANK([.D497]);&quot;&quot;; [.G497]/[.I496])">
            <text:p/>
          </table:table-cell>
          <table:table-cell table:style-name="ce76" table:formula="of:=IF([.D497] = &quot;&quot;; &quot;&quot;; IFERROR([.I496]*([.N497]);&quot;&quot;))">
            <text:p/>
          </table:table-cell>
          <table:table-cell table:style-name="ce96" table:formula="of:=IF([.D49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97]*[.N498]/[.D498]*([.E498]+[.F498]); IFERROR([.I497]*[.N498]/[.D498]*[.E498]; &quot;&quot;))">
            <text:p/>
          </table:table-cell>
          <table:table-cell table:style-name="ce71" table:formula="of:=IF([.D498] = &quot;&quot;; &quot;&quot;; IFERROR([.H497]+([.E498]+[.F498]); [.H497]+[.E498]) )">
            <text:p/>
          </table:table-cell>
          <table:table-cell table:style-name="ce76" table:formula="of:=IF([.D498] = &quot;&quot;; &quot;&quot;; IFERROR([.I497]+[.G498];&quot;&quot;))">
            <text:p/>
          </table:table-cell>
          <table:table-cell table:style-name="ce80" table:formula="of:=IF([.D498] = &quot;&quot;; &quot;&quot;; IFERROR(([.I498]-[.F$2])/[.F$2];&quot;&quot;))">
            <text:p/>
          </table:table-cell>
          <table:table-cell table:style-name="ce84" table:formula="of:=IF([.D498] = &quot;&quot;; &quot;&quot;; IFERROR([.I498]/MAX([.$I$2:.I498])-1;&quot;&quot;))">
            <text:p/>
          </table:table-cell>
          <table:table-cell table:style-name="ce87" table:formula="of:=IF(ISBLANK([.D498]);&quot;&quot;; [.G498]/[.I497])">
            <text:p/>
          </table:table-cell>
          <table:table-cell table:style-name="ce76" table:formula="of:=IF([.D498] = &quot;&quot;; &quot;&quot;; IFERROR([.I497]*([.N498]);&quot;&quot;))">
            <text:p/>
          </table:table-cell>
          <table:table-cell table:style-name="ce96" table:formula="of:=IF([.D49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498]*[.N499]/[.D499]*([.E499]+[.F499]); IFERROR([.I498]*[.N499]/[.D499]*[.E499]; &quot;&quot;))">
            <text:p/>
          </table:table-cell>
          <table:table-cell table:style-name="ce71" table:formula="of:=IF([.D499] = &quot;&quot;; &quot;&quot;; IFERROR([.H498]+([.E499]+[.F499]); [.H498]+[.E499]) )">
            <text:p/>
          </table:table-cell>
          <table:table-cell table:style-name="ce76" table:formula="of:=IF([.D499] = &quot;&quot;; &quot;&quot;; IFERROR([.I498]+[.G499];&quot;&quot;))">
            <text:p/>
          </table:table-cell>
          <table:table-cell table:style-name="ce80" table:formula="of:=IF([.D499] = &quot;&quot;; &quot;&quot;; IFERROR(([.I499]-[.F$2])/[.F$2];&quot;&quot;))">
            <text:p/>
          </table:table-cell>
          <table:table-cell table:style-name="ce84" table:formula="of:=IF([.D499] = &quot;&quot;; &quot;&quot;; IFERROR([.I499]/MAX([.$I$2:.I499])-1;&quot;&quot;))">
            <text:p/>
          </table:table-cell>
          <table:table-cell table:style-name="ce87" table:formula="of:=IF(ISBLANK([.D499]);&quot;&quot;; [.G499]/[.I498])">
            <text:p/>
          </table:table-cell>
          <table:table-cell table:style-name="ce76" table:formula="of:=IF([.D499] = &quot;&quot;; &quot;&quot;; IFERROR([.I498]*([.N499]);&quot;&quot;))">
            <text:p/>
          </table:table-cell>
          <table:table-cell table:style-name="ce96" table:formula="of:=IF([.D49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499]*[.N500]/[.D500]*([.E500]+[.F500]); IFERROR([.I499]*[.N500]/[.D500]*[.E500]; &quot;&quot;))">
            <text:p/>
          </table:table-cell>
          <table:table-cell table:style-name="ce71" table:formula="of:=IF([.D500] = &quot;&quot;; &quot;&quot;; IFERROR([.H499]+([.E500]+[.F500]); [.H499]+[.E500]) )">
            <text:p/>
          </table:table-cell>
          <table:table-cell table:style-name="ce76" table:formula="of:=IF([.D500] = &quot;&quot;; &quot;&quot;; IFERROR([.I499]+[.G500];&quot;&quot;))">
            <text:p/>
          </table:table-cell>
          <table:table-cell table:style-name="ce80" table:formula="of:=IF([.D500] = &quot;&quot;; &quot;&quot;; IFERROR(([.I500]-[.F$2])/[.F$2];&quot;&quot;))">
            <text:p/>
          </table:table-cell>
          <table:table-cell table:style-name="ce84" table:formula="of:=IF([.D500] = &quot;&quot;; &quot;&quot;; IFERROR([.I500]/MAX([.$I$2:.I500])-1;&quot;&quot;))">
            <text:p/>
          </table:table-cell>
          <table:table-cell table:style-name="ce87" table:formula="of:=IF(ISBLANK([.D500]);&quot;&quot;; [.G500]/[.I499])">
            <text:p/>
          </table:table-cell>
          <table:table-cell table:style-name="ce76" table:formula="of:=IF([.D500] = &quot;&quot;; &quot;&quot;; IFERROR([.I499]*([.N500]);&quot;&quot;))">
            <text:p/>
          </table:table-cell>
          <table:table-cell table:style-name="ce96" table:formula="of:=IF([.D50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00]*[.N501]/[.D501]*([.E501]+[.F501]); IFERROR([.I500]*[.N501]/[.D501]*[.E501]; &quot;&quot;))">
            <text:p/>
          </table:table-cell>
          <table:table-cell table:style-name="ce71" table:formula="of:=IF([.D501] = &quot;&quot;; &quot;&quot;; IFERROR([.H500]+([.E501]+[.F501]); [.H500]+[.E501]) )">
            <text:p/>
          </table:table-cell>
          <table:table-cell table:style-name="ce76" table:formula="of:=IF([.D501] = &quot;&quot;; &quot;&quot;; IFERROR([.I500]+[.G501];&quot;&quot;))">
            <text:p/>
          </table:table-cell>
          <table:table-cell table:style-name="ce80" table:formula="of:=IF([.D501] = &quot;&quot;; &quot;&quot;; IFERROR(([.I501]-[.F$2])/[.F$2];&quot;&quot;))">
            <text:p/>
          </table:table-cell>
          <table:table-cell table:style-name="ce84" table:formula="of:=IF([.D501] = &quot;&quot;; &quot;&quot;; IFERROR([.I501]/MAX([.$I$2:.I501])-1;&quot;&quot;))">
            <text:p/>
          </table:table-cell>
          <table:table-cell table:style-name="ce87" table:formula="of:=IF(ISBLANK([.D501]);&quot;&quot;; [.G501]/[.I500])">
            <text:p/>
          </table:table-cell>
          <table:table-cell table:style-name="ce76" table:formula="of:=IF([.D501] = &quot;&quot;; &quot;&quot;; IFERROR([.I500]*([.N501]);&quot;&quot;))">
            <text:p/>
          </table:table-cell>
          <table:table-cell table:style-name="ce96" table:formula="of:=IF([.D50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01]*[.N502]/[.D502]*([.E502]+[.F502]); IFERROR([.I501]*[.N502]/[.D502]*[.E502]; &quot;&quot;))">
            <text:p/>
          </table:table-cell>
          <table:table-cell table:style-name="ce71" table:formula="of:=IF([.D502] = &quot;&quot;; &quot;&quot;; IFERROR([.H501]+([.E502]+[.F502]); [.H501]+[.E502]) )">
            <text:p/>
          </table:table-cell>
          <table:table-cell table:style-name="ce76" table:formula="of:=IF([.D502] = &quot;&quot;; &quot;&quot;; IFERROR([.I501]+[.G502];&quot;&quot;))">
            <text:p/>
          </table:table-cell>
          <table:table-cell table:style-name="ce80" table:formula="of:=IF([.D502] = &quot;&quot;; &quot;&quot;; IFERROR(([.I502]-[.F$2])/[.F$2];&quot;&quot;))">
            <text:p/>
          </table:table-cell>
          <table:table-cell table:style-name="ce84" table:formula="of:=IF([.D502] = &quot;&quot;; &quot;&quot;; IFERROR([.I502]/MAX([.$I$2:.I502])-1;&quot;&quot;))">
            <text:p/>
          </table:table-cell>
          <table:table-cell table:style-name="ce87" table:formula="of:=IF(ISBLANK([.D502]);&quot;&quot;; [.G502]/[.I501])">
            <text:p/>
          </table:table-cell>
          <table:table-cell table:style-name="ce76" table:formula="of:=IF([.D502] = &quot;&quot;; &quot;&quot;; IFERROR([.I501]*([.N502]);&quot;&quot;))">
            <text:p/>
          </table:table-cell>
          <table:table-cell table:style-name="ce96" table:formula="of:=IF([.D50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02]*[.N503]/[.D503]*([.E503]+[.F503]); IFERROR([.I502]*[.N503]/[.D503]*[.E503]; &quot;&quot;))">
            <text:p/>
          </table:table-cell>
          <table:table-cell table:style-name="ce71" table:formula="of:=IF([.D503] = &quot;&quot;; &quot;&quot;; IFERROR([.H502]+([.E503]+[.F503]); [.H502]+[.E503]) )">
            <text:p/>
          </table:table-cell>
          <table:table-cell table:style-name="ce76" table:formula="of:=IF([.D503] = &quot;&quot;; &quot;&quot;; IFERROR([.I502]+[.G503];&quot;&quot;))">
            <text:p/>
          </table:table-cell>
          <table:table-cell table:style-name="ce80" table:formula="of:=IF([.D503] = &quot;&quot;; &quot;&quot;; IFERROR(([.I503]-[.F$2])/[.F$2];&quot;&quot;))">
            <text:p/>
          </table:table-cell>
          <table:table-cell table:style-name="ce84" table:formula="of:=IF([.D503] = &quot;&quot;; &quot;&quot;; IFERROR([.I503]/MAX([.$I$2:.I503])-1;&quot;&quot;))">
            <text:p/>
          </table:table-cell>
          <table:table-cell table:style-name="ce87" table:formula="of:=IF(ISBLANK([.D503]);&quot;&quot;; [.G503]/[.I502])">
            <text:p/>
          </table:table-cell>
          <table:table-cell table:style-name="ce76" table:formula="of:=IF([.D503] = &quot;&quot;; &quot;&quot;; IFERROR([.I502]*([.N503]);&quot;&quot;))">
            <text:p/>
          </table:table-cell>
          <table:table-cell table:style-name="ce96" table:formula="of:=IF([.D50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03]*[.N504]/[.D504]*([.E504]+[.F504]); IFERROR([.I503]*[.N504]/[.D504]*[.E504]; &quot;&quot;))">
            <text:p/>
          </table:table-cell>
          <table:table-cell table:style-name="ce71" table:formula="of:=IF([.D504] = &quot;&quot;; &quot;&quot;; IFERROR([.H503]+([.E504]+[.F504]); [.H503]+[.E504]) )">
            <text:p/>
          </table:table-cell>
          <table:table-cell table:style-name="ce76" table:formula="of:=IF([.D504] = &quot;&quot;; &quot;&quot;; IFERROR([.I503]+[.G504];&quot;&quot;))">
            <text:p/>
          </table:table-cell>
          <table:table-cell table:style-name="ce80" table:formula="of:=IF([.D504] = &quot;&quot;; &quot;&quot;; IFERROR(([.I504]-[.F$2])/[.F$2];&quot;&quot;))">
            <text:p/>
          </table:table-cell>
          <table:table-cell table:style-name="ce84" table:formula="of:=IF([.D504] = &quot;&quot;; &quot;&quot;; IFERROR([.I504]/MAX([.$I$2:.I504])-1;&quot;&quot;))">
            <text:p/>
          </table:table-cell>
          <table:table-cell table:style-name="ce87" table:formula="of:=IF(ISBLANK([.D504]);&quot;&quot;; [.G504]/[.I503])">
            <text:p/>
          </table:table-cell>
          <table:table-cell table:style-name="ce76" table:formula="of:=IF([.D504] = &quot;&quot;; &quot;&quot;; IFERROR([.I503]*([.N504]);&quot;&quot;))">
            <text:p/>
          </table:table-cell>
          <table:table-cell table:style-name="ce96" table:formula="of:=IF([.D50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04]*[.N505]/[.D505]*([.E505]+[.F505]); IFERROR([.I504]*[.N505]/[.D505]*[.E505]; &quot;&quot;))">
            <text:p/>
          </table:table-cell>
          <table:table-cell table:style-name="ce71" table:formula="of:=IF([.D505] = &quot;&quot;; &quot;&quot;; IFERROR([.H504]+([.E505]+[.F505]); [.H504]+[.E505]) )">
            <text:p/>
          </table:table-cell>
          <table:table-cell table:style-name="ce76" table:formula="of:=IF([.D505] = &quot;&quot;; &quot;&quot;; IFERROR([.I504]+[.G505];&quot;&quot;))">
            <text:p/>
          </table:table-cell>
          <table:table-cell table:style-name="ce80" table:formula="of:=IF([.D505] = &quot;&quot;; &quot;&quot;; IFERROR(([.I505]-[.F$2])/[.F$2];&quot;&quot;))">
            <text:p/>
          </table:table-cell>
          <table:table-cell table:style-name="ce84" table:formula="of:=IF([.D505] = &quot;&quot;; &quot;&quot;; IFERROR([.I505]/MAX([.$I$2:.I505])-1;&quot;&quot;))">
            <text:p/>
          </table:table-cell>
          <table:table-cell table:style-name="ce87" table:formula="of:=IF(ISBLANK([.D505]);&quot;&quot;; [.G505]/[.I504])">
            <text:p/>
          </table:table-cell>
          <table:table-cell table:style-name="ce76" table:formula="of:=IF([.D505] = &quot;&quot;; &quot;&quot;; IFERROR([.I504]*([.N505]);&quot;&quot;))">
            <text:p/>
          </table:table-cell>
          <table:table-cell table:style-name="ce96" table:formula="of:=IF([.D50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05]*[.N506]/[.D506]*([.E506]+[.F506]); IFERROR([.I505]*[.N506]/[.D506]*[.E506]; &quot;&quot;))">
            <text:p/>
          </table:table-cell>
          <table:table-cell table:style-name="ce71" table:formula="of:=IF([.D506] = &quot;&quot;; &quot;&quot;; IFERROR([.H505]+([.E506]+[.F506]); [.H505]+[.E506]) )">
            <text:p/>
          </table:table-cell>
          <table:table-cell table:style-name="ce76" table:formula="of:=IF([.D506] = &quot;&quot;; &quot;&quot;; IFERROR([.I505]+[.G506];&quot;&quot;))">
            <text:p/>
          </table:table-cell>
          <table:table-cell table:style-name="ce80" table:formula="of:=IF([.D506] = &quot;&quot;; &quot;&quot;; IFERROR(([.I506]-[.F$2])/[.F$2];&quot;&quot;))">
            <text:p/>
          </table:table-cell>
          <table:table-cell table:style-name="ce84" table:formula="of:=IF([.D506] = &quot;&quot;; &quot;&quot;; IFERROR([.I506]/MAX([.$I$2:.I506])-1;&quot;&quot;))">
            <text:p/>
          </table:table-cell>
          <table:table-cell table:style-name="ce87" table:formula="of:=IF(ISBLANK([.D506]);&quot;&quot;; [.G506]/[.I505])">
            <text:p/>
          </table:table-cell>
          <table:table-cell table:style-name="ce76" table:formula="of:=IF([.D506] = &quot;&quot;; &quot;&quot;; IFERROR([.I505]*([.N506]);&quot;&quot;))">
            <text:p/>
          </table:table-cell>
          <table:table-cell table:style-name="ce96" table:formula="of:=IF([.D50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06]*[.N507]/[.D507]*([.E507]+[.F507]); IFERROR([.I506]*[.N507]/[.D507]*[.E507]; &quot;&quot;))">
            <text:p/>
          </table:table-cell>
          <table:table-cell table:style-name="ce71" table:formula="of:=IF([.D507] = &quot;&quot;; &quot;&quot;; IFERROR([.H506]+([.E507]+[.F507]); [.H506]+[.E507]) )">
            <text:p/>
          </table:table-cell>
          <table:table-cell table:style-name="ce76" table:formula="of:=IF([.D507] = &quot;&quot;; &quot;&quot;; IFERROR([.I506]+[.G507];&quot;&quot;))">
            <text:p/>
          </table:table-cell>
          <table:table-cell table:style-name="ce80" table:formula="of:=IF([.D507] = &quot;&quot;; &quot;&quot;; IFERROR(([.I507]-[.F$2])/[.F$2];&quot;&quot;))">
            <text:p/>
          </table:table-cell>
          <table:table-cell table:style-name="ce84" table:formula="of:=IF([.D507] = &quot;&quot;; &quot;&quot;; IFERROR([.I507]/MAX([.$I$2:.I507])-1;&quot;&quot;))">
            <text:p/>
          </table:table-cell>
          <table:table-cell table:style-name="ce87" table:formula="of:=IF(ISBLANK([.D507]);&quot;&quot;; [.G507]/[.I506])">
            <text:p/>
          </table:table-cell>
          <table:table-cell table:style-name="ce76" table:formula="of:=IF([.D507] = &quot;&quot;; &quot;&quot;; IFERROR([.I506]*([.N507]);&quot;&quot;))">
            <text:p/>
          </table:table-cell>
          <table:table-cell table:style-name="ce96" table:formula="of:=IF([.D50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07]*[.N508]/[.D508]*([.E508]+[.F508]); IFERROR([.I507]*[.N508]/[.D508]*[.E508]; &quot;&quot;))">
            <text:p/>
          </table:table-cell>
          <table:table-cell table:style-name="ce71" table:formula="of:=IF([.D508] = &quot;&quot;; &quot;&quot;; IFERROR([.H507]+([.E508]+[.F508]); [.H507]+[.E508]) )">
            <text:p/>
          </table:table-cell>
          <table:table-cell table:style-name="ce76" table:formula="of:=IF([.D508] = &quot;&quot;; &quot;&quot;; IFERROR([.I507]+[.G508];&quot;&quot;))">
            <text:p/>
          </table:table-cell>
          <table:table-cell table:style-name="ce80" table:formula="of:=IF([.D508] = &quot;&quot;; &quot;&quot;; IFERROR(([.I508]-[.F$2])/[.F$2];&quot;&quot;))">
            <text:p/>
          </table:table-cell>
          <table:table-cell table:style-name="ce84" table:formula="of:=IF([.D508] = &quot;&quot;; &quot;&quot;; IFERROR([.I508]/MAX([.$I$2:.I508])-1;&quot;&quot;))">
            <text:p/>
          </table:table-cell>
          <table:table-cell table:style-name="ce87" table:formula="of:=IF(ISBLANK([.D508]);&quot;&quot;; [.G508]/[.I507])">
            <text:p/>
          </table:table-cell>
          <table:table-cell table:style-name="ce76" table:formula="of:=IF([.D508] = &quot;&quot;; &quot;&quot;; IFERROR([.I507]*([.N508]);&quot;&quot;))">
            <text:p/>
          </table:table-cell>
          <table:table-cell table:style-name="ce96" table:formula="of:=IF([.D50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08]*[.N509]/[.D509]*([.E509]+[.F509]); IFERROR([.I508]*[.N509]/[.D509]*[.E509]; &quot;&quot;))">
            <text:p/>
          </table:table-cell>
          <table:table-cell table:style-name="ce71" table:formula="of:=IF([.D509] = &quot;&quot;; &quot;&quot;; IFERROR([.H508]+([.E509]+[.F509]); [.H508]+[.E509]) )">
            <text:p/>
          </table:table-cell>
          <table:table-cell table:style-name="ce76" table:formula="of:=IF([.D509] = &quot;&quot;; &quot;&quot;; IFERROR([.I508]+[.G509];&quot;&quot;))">
            <text:p/>
          </table:table-cell>
          <table:table-cell table:style-name="ce80" table:formula="of:=IF([.D509] = &quot;&quot;; &quot;&quot;; IFERROR(([.I509]-[.F$2])/[.F$2];&quot;&quot;))">
            <text:p/>
          </table:table-cell>
          <table:table-cell table:style-name="ce84" table:formula="of:=IF([.D509] = &quot;&quot;; &quot;&quot;; IFERROR([.I509]/MAX([.$I$2:.I509])-1;&quot;&quot;))">
            <text:p/>
          </table:table-cell>
          <table:table-cell table:style-name="ce87" table:formula="of:=IF(ISBLANK([.D509]);&quot;&quot;; [.G509]/[.I508])">
            <text:p/>
          </table:table-cell>
          <table:table-cell table:style-name="ce76" table:formula="of:=IF([.D509] = &quot;&quot;; &quot;&quot;; IFERROR([.I508]*([.N509]);&quot;&quot;))">
            <text:p/>
          </table:table-cell>
          <table:table-cell table:style-name="ce96" table:formula="of:=IF([.D50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09]*[.N510]/[.D510]*([.E510]+[.F510]); IFERROR([.I509]*[.N510]/[.D510]*[.E510]; &quot;&quot;))">
            <text:p/>
          </table:table-cell>
          <table:table-cell table:style-name="ce71" table:formula="of:=IF([.D510] = &quot;&quot;; &quot;&quot;; IFERROR([.H509]+([.E510]+[.F510]); [.H509]+[.E510]) )">
            <text:p/>
          </table:table-cell>
          <table:table-cell table:style-name="ce76" table:formula="of:=IF([.D510] = &quot;&quot;; &quot;&quot;; IFERROR([.I509]+[.G510];&quot;&quot;))">
            <text:p/>
          </table:table-cell>
          <table:table-cell table:style-name="ce80" table:formula="of:=IF([.D510] = &quot;&quot;; &quot;&quot;; IFERROR(([.I510]-[.F$2])/[.F$2];&quot;&quot;))">
            <text:p/>
          </table:table-cell>
          <table:table-cell table:style-name="ce84" table:formula="of:=IF([.D510] = &quot;&quot;; &quot;&quot;; IFERROR([.I510]/MAX([.$I$2:.I510])-1;&quot;&quot;))">
            <text:p/>
          </table:table-cell>
          <table:table-cell table:style-name="ce87" table:formula="of:=IF(ISBLANK([.D510]);&quot;&quot;; [.G510]/[.I509])">
            <text:p/>
          </table:table-cell>
          <table:table-cell table:style-name="ce76" table:formula="of:=IF([.D510] = &quot;&quot;; &quot;&quot;; IFERROR([.I509]*([.N510]);&quot;&quot;))">
            <text:p/>
          </table:table-cell>
          <table:table-cell table:style-name="ce96" table:formula="of:=IF([.D51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10]*[.N511]/[.D511]*([.E511]+[.F511]); IFERROR([.I510]*[.N511]/[.D511]*[.E511]; &quot;&quot;))">
            <text:p/>
          </table:table-cell>
          <table:table-cell table:style-name="ce71" table:formula="of:=IF([.D511] = &quot;&quot;; &quot;&quot;; IFERROR([.H510]+([.E511]+[.F511]); [.H510]+[.E511]) )">
            <text:p/>
          </table:table-cell>
          <table:table-cell table:style-name="ce76" table:formula="of:=IF([.D511] = &quot;&quot;; &quot;&quot;; IFERROR([.I510]+[.G511];&quot;&quot;))">
            <text:p/>
          </table:table-cell>
          <table:table-cell table:style-name="ce80" table:formula="of:=IF([.D511] = &quot;&quot;; &quot;&quot;; IFERROR(([.I511]-[.F$2])/[.F$2];&quot;&quot;))">
            <text:p/>
          </table:table-cell>
          <table:table-cell table:style-name="ce84" table:formula="of:=IF([.D511] = &quot;&quot;; &quot;&quot;; IFERROR([.I511]/MAX([.$I$2:.I511])-1;&quot;&quot;))">
            <text:p/>
          </table:table-cell>
          <table:table-cell table:style-name="ce87" table:formula="of:=IF(ISBLANK([.D511]);&quot;&quot;; [.G511]/[.I510])">
            <text:p/>
          </table:table-cell>
          <table:table-cell table:style-name="ce76" table:formula="of:=IF([.D511] = &quot;&quot;; &quot;&quot;; IFERROR([.I510]*([.N511]);&quot;&quot;))">
            <text:p/>
          </table:table-cell>
          <table:table-cell table:style-name="ce96" table:formula="of:=IF([.D51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11]*[.N512]/[.D512]*([.E512]+[.F512]); IFERROR([.I511]*[.N512]/[.D512]*[.E512]; &quot;&quot;))">
            <text:p/>
          </table:table-cell>
          <table:table-cell table:style-name="ce71" table:formula="of:=IF([.D512] = &quot;&quot;; &quot;&quot;; IFERROR([.H511]+([.E512]+[.F512]); [.H511]+[.E512]) )">
            <text:p/>
          </table:table-cell>
          <table:table-cell table:style-name="ce76" table:formula="of:=IF([.D512] = &quot;&quot;; &quot;&quot;; IFERROR([.I511]+[.G512];&quot;&quot;))">
            <text:p/>
          </table:table-cell>
          <table:table-cell table:style-name="ce80" table:formula="of:=IF([.D512] = &quot;&quot;; &quot;&quot;; IFERROR(([.I512]-[.F$2])/[.F$2];&quot;&quot;))">
            <text:p/>
          </table:table-cell>
          <table:table-cell table:style-name="ce84" table:formula="of:=IF([.D512] = &quot;&quot;; &quot;&quot;; IFERROR([.I512]/MAX([.$I$2:.I512])-1;&quot;&quot;))">
            <text:p/>
          </table:table-cell>
          <table:table-cell table:style-name="ce87" table:formula="of:=IF(ISBLANK([.D512]);&quot;&quot;; [.G512]/[.I511])">
            <text:p/>
          </table:table-cell>
          <table:table-cell table:style-name="ce76" table:formula="of:=IF([.D512] = &quot;&quot;; &quot;&quot;; IFERROR([.I511]*([.N512]);&quot;&quot;))">
            <text:p/>
          </table:table-cell>
          <table:table-cell table:style-name="ce96" table:formula="of:=IF([.D51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12]*[.N513]/[.D513]*([.E513]+[.F513]); IFERROR([.I512]*[.N513]/[.D513]*[.E513]; &quot;&quot;))">
            <text:p/>
          </table:table-cell>
          <table:table-cell table:style-name="ce71" table:formula="of:=IF([.D513] = &quot;&quot;; &quot;&quot;; IFERROR([.H512]+([.E513]+[.F513]); [.H512]+[.E513]) )">
            <text:p/>
          </table:table-cell>
          <table:table-cell table:style-name="ce76" table:formula="of:=IF([.D513] = &quot;&quot;; &quot;&quot;; IFERROR([.I512]+[.G513];&quot;&quot;))">
            <text:p/>
          </table:table-cell>
          <table:table-cell table:style-name="ce80" table:formula="of:=IF([.D513] = &quot;&quot;; &quot;&quot;; IFERROR(([.I513]-[.F$2])/[.F$2];&quot;&quot;))">
            <text:p/>
          </table:table-cell>
          <table:table-cell table:style-name="ce84" table:formula="of:=IF([.D513] = &quot;&quot;; &quot;&quot;; IFERROR([.I513]/MAX([.$I$2:.I513])-1;&quot;&quot;))">
            <text:p/>
          </table:table-cell>
          <table:table-cell table:style-name="ce87" table:formula="of:=IF(ISBLANK([.D513]);&quot;&quot;; [.G513]/[.I512])">
            <text:p/>
          </table:table-cell>
          <table:table-cell table:style-name="ce76" table:formula="of:=IF([.D513] = &quot;&quot;; &quot;&quot;; IFERROR([.I512]*([.N513]);&quot;&quot;))">
            <text:p/>
          </table:table-cell>
          <table:table-cell table:style-name="ce96" table:formula="of:=IF([.D51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13]*[.N514]/[.D514]*([.E514]+[.F514]); IFERROR([.I513]*[.N514]/[.D514]*[.E514]; &quot;&quot;))">
            <text:p/>
          </table:table-cell>
          <table:table-cell table:style-name="ce71" table:formula="of:=IF([.D514] = &quot;&quot;; &quot;&quot;; IFERROR([.H513]+([.E514]+[.F514]); [.H513]+[.E514]) )">
            <text:p/>
          </table:table-cell>
          <table:table-cell table:style-name="ce76" table:formula="of:=IF([.D514] = &quot;&quot;; &quot;&quot;; IFERROR([.I513]+[.G514];&quot;&quot;))">
            <text:p/>
          </table:table-cell>
          <table:table-cell table:style-name="ce80" table:formula="of:=IF([.D514] = &quot;&quot;; &quot;&quot;; IFERROR(([.I514]-[.F$2])/[.F$2];&quot;&quot;))">
            <text:p/>
          </table:table-cell>
          <table:table-cell table:style-name="ce84" table:formula="of:=IF([.D514] = &quot;&quot;; &quot;&quot;; IFERROR([.I514]/MAX([.$I$2:.I514])-1;&quot;&quot;))">
            <text:p/>
          </table:table-cell>
          <table:table-cell table:style-name="ce87" table:formula="of:=IF(ISBLANK([.D514]);&quot;&quot;; [.G514]/[.I513])">
            <text:p/>
          </table:table-cell>
          <table:table-cell table:style-name="ce76" table:formula="of:=IF([.D514] = &quot;&quot;; &quot;&quot;; IFERROR([.I513]*([.N514]);&quot;&quot;))">
            <text:p/>
          </table:table-cell>
          <table:table-cell table:style-name="ce96" table:formula="of:=IF([.D51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14]*[.N515]/[.D515]*([.E515]+[.F515]); IFERROR([.I514]*[.N515]/[.D515]*[.E515]; &quot;&quot;))">
            <text:p/>
          </table:table-cell>
          <table:table-cell table:style-name="ce71" table:formula="of:=IF([.D515] = &quot;&quot;; &quot;&quot;; IFERROR([.H514]+([.E515]+[.F515]); [.H514]+[.E515]) )">
            <text:p/>
          </table:table-cell>
          <table:table-cell table:style-name="ce76" table:formula="of:=IF([.D515] = &quot;&quot;; &quot;&quot;; IFERROR([.I514]+[.G515];&quot;&quot;))">
            <text:p/>
          </table:table-cell>
          <table:table-cell table:style-name="ce80" table:formula="of:=IF([.D515] = &quot;&quot;; &quot;&quot;; IFERROR(([.I515]-[.F$2])/[.F$2];&quot;&quot;))">
            <text:p/>
          </table:table-cell>
          <table:table-cell table:style-name="ce84" table:formula="of:=IF([.D515] = &quot;&quot;; &quot;&quot;; IFERROR([.I515]/MAX([.$I$2:.I515])-1;&quot;&quot;))">
            <text:p/>
          </table:table-cell>
          <table:table-cell table:style-name="ce87" table:formula="of:=IF(ISBLANK([.D515]);&quot;&quot;; [.G515]/[.I514])">
            <text:p/>
          </table:table-cell>
          <table:table-cell table:style-name="ce76" table:formula="of:=IF([.D515] = &quot;&quot;; &quot;&quot;; IFERROR([.I514]*([.N515]);&quot;&quot;))">
            <text:p/>
          </table:table-cell>
          <table:table-cell table:style-name="ce96" table:formula="of:=IF([.D51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15]*[.N516]/[.D516]*([.E516]+[.F516]); IFERROR([.I515]*[.N516]/[.D516]*[.E516]; &quot;&quot;))">
            <text:p/>
          </table:table-cell>
          <table:table-cell table:style-name="ce71" table:formula="of:=IF([.D516] = &quot;&quot;; &quot;&quot;; IFERROR([.H515]+([.E516]+[.F516]); [.H515]+[.E516]) )">
            <text:p/>
          </table:table-cell>
          <table:table-cell table:style-name="ce76" table:formula="of:=IF([.D516] = &quot;&quot;; &quot;&quot;; IFERROR([.I515]+[.G516];&quot;&quot;))">
            <text:p/>
          </table:table-cell>
          <table:table-cell table:style-name="ce80" table:formula="of:=IF([.D516] = &quot;&quot;; &quot;&quot;; IFERROR(([.I516]-[.F$2])/[.F$2];&quot;&quot;))">
            <text:p/>
          </table:table-cell>
          <table:table-cell table:style-name="ce84" table:formula="of:=IF([.D516] = &quot;&quot;; &quot;&quot;; IFERROR([.I516]/MAX([.$I$2:.I516])-1;&quot;&quot;))">
            <text:p/>
          </table:table-cell>
          <table:table-cell table:style-name="ce87" table:formula="of:=IF(ISBLANK([.D516]);&quot;&quot;; [.G516]/[.I515])">
            <text:p/>
          </table:table-cell>
          <table:table-cell table:style-name="ce76" table:formula="of:=IF([.D516] = &quot;&quot;; &quot;&quot;; IFERROR([.I515]*([.N516]);&quot;&quot;))">
            <text:p/>
          </table:table-cell>
          <table:table-cell table:style-name="ce96" table:formula="of:=IF([.D51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16]*[.N517]/[.D517]*([.E517]+[.F517]); IFERROR([.I516]*[.N517]/[.D517]*[.E517]; &quot;&quot;))">
            <text:p/>
          </table:table-cell>
          <table:table-cell table:style-name="ce71" table:formula="of:=IF([.D517] = &quot;&quot;; &quot;&quot;; IFERROR([.H516]+([.E517]+[.F517]); [.H516]+[.E517]) )">
            <text:p/>
          </table:table-cell>
          <table:table-cell table:style-name="ce76" table:formula="of:=IF([.D517] = &quot;&quot;; &quot;&quot;; IFERROR([.I516]+[.G517];&quot;&quot;))">
            <text:p/>
          </table:table-cell>
          <table:table-cell table:style-name="ce80" table:formula="of:=IF([.D517] = &quot;&quot;; &quot;&quot;; IFERROR(([.I517]-[.F$2])/[.F$2];&quot;&quot;))">
            <text:p/>
          </table:table-cell>
          <table:table-cell table:style-name="ce84" table:formula="of:=IF([.D517] = &quot;&quot;; &quot;&quot;; IFERROR([.I517]/MAX([.$I$2:.I517])-1;&quot;&quot;))">
            <text:p/>
          </table:table-cell>
          <table:table-cell table:style-name="ce87" table:formula="of:=IF(ISBLANK([.D517]);&quot;&quot;; [.G517]/[.I516])">
            <text:p/>
          </table:table-cell>
          <table:table-cell table:style-name="ce76" table:formula="of:=IF([.D517] = &quot;&quot;; &quot;&quot;; IFERROR([.I516]*([.N517]);&quot;&quot;))">
            <text:p/>
          </table:table-cell>
          <table:table-cell table:style-name="ce96" table:formula="of:=IF([.D51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17]*[.N518]/[.D518]*([.E518]+[.F518]); IFERROR([.I517]*[.N518]/[.D518]*[.E518]; &quot;&quot;))">
            <text:p/>
          </table:table-cell>
          <table:table-cell table:style-name="ce71" table:formula="of:=IF([.D518] = &quot;&quot;; &quot;&quot;; IFERROR([.H517]+([.E518]+[.F518]); [.H517]+[.E518]) )">
            <text:p/>
          </table:table-cell>
          <table:table-cell table:style-name="ce76" table:formula="of:=IF([.D518] = &quot;&quot;; &quot;&quot;; IFERROR([.I517]+[.G518];&quot;&quot;))">
            <text:p/>
          </table:table-cell>
          <table:table-cell table:style-name="ce80" table:formula="of:=IF([.D518] = &quot;&quot;; &quot;&quot;; IFERROR(([.I518]-[.F$2])/[.F$2];&quot;&quot;))">
            <text:p/>
          </table:table-cell>
          <table:table-cell table:style-name="ce84" table:formula="of:=IF([.D518] = &quot;&quot;; &quot;&quot;; IFERROR([.I518]/MAX([.$I$2:.I518])-1;&quot;&quot;))">
            <text:p/>
          </table:table-cell>
          <table:table-cell table:style-name="ce87" table:formula="of:=IF(ISBLANK([.D518]);&quot;&quot;; [.G518]/[.I517])">
            <text:p/>
          </table:table-cell>
          <table:table-cell table:style-name="ce76" table:formula="of:=IF([.D518] = &quot;&quot;; &quot;&quot;; IFERROR([.I517]*([.N518]);&quot;&quot;))">
            <text:p/>
          </table:table-cell>
          <table:table-cell table:style-name="ce96" table:formula="of:=IF([.D51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18]*[.N519]/[.D519]*([.E519]+[.F519]); IFERROR([.I518]*[.N519]/[.D519]*[.E519]; &quot;&quot;))">
            <text:p/>
          </table:table-cell>
          <table:table-cell table:style-name="ce71" table:formula="of:=IF([.D519] = &quot;&quot;; &quot;&quot;; IFERROR([.H518]+([.E519]+[.F519]); [.H518]+[.E519]) )">
            <text:p/>
          </table:table-cell>
          <table:table-cell table:style-name="ce76" table:formula="of:=IF([.D519] = &quot;&quot;; &quot;&quot;; IFERROR([.I518]+[.G519];&quot;&quot;))">
            <text:p/>
          </table:table-cell>
          <table:table-cell table:style-name="ce80" table:formula="of:=IF([.D519] = &quot;&quot;; &quot;&quot;; IFERROR(([.I519]-[.F$2])/[.F$2];&quot;&quot;))">
            <text:p/>
          </table:table-cell>
          <table:table-cell table:style-name="ce84" table:formula="of:=IF([.D519] = &quot;&quot;; &quot;&quot;; IFERROR([.I519]/MAX([.$I$2:.I519])-1;&quot;&quot;))">
            <text:p/>
          </table:table-cell>
          <table:table-cell table:style-name="ce87" table:formula="of:=IF(ISBLANK([.D519]);&quot;&quot;; [.G519]/[.I518])">
            <text:p/>
          </table:table-cell>
          <table:table-cell table:style-name="ce76" table:formula="of:=IF([.D519] = &quot;&quot;; &quot;&quot;; IFERROR([.I518]*([.N519]);&quot;&quot;))">
            <text:p/>
          </table:table-cell>
          <table:table-cell table:style-name="ce96" table:formula="of:=IF([.D51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19]*[.N520]/[.D520]*([.E520]+[.F520]); IFERROR([.I519]*[.N520]/[.D520]*[.E520]; &quot;&quot;))">
            <text:p/>
          </table:table-cell>
          <table:table-cell table:style-name="ce71" table:formula="of:=IF([.D520] = &quot;&quot;; &quot;&quot;; IFERROR([.H519]+([.E520]+[.F520]); [.H519]+[.E520]) )">
            <text:p/>
          </table:table-cell>
          <table:table-cell table:style-name="ce76" table:formula="of:=IF([.D520] = &quot;&quot;; &quot;&quot;; IFERROR([.I519]+[.G520];&quot;&quot;))">
            <text:p/>
          </table:table-cell>
          <table:table-cell table:style-name="ce80" table:formula="of:=IF([.D520] = &quot;&quot;; &quot;&quot;; IFERROR(([.I520]-[.F$2])/[.F$2];&quot;&quot;))">
            <text:p/>
          </table:table-cell>
          <table:table-cell table:style-name="ce84" table:formula="of:=IF([.D520] = &quot;&quot;; &quot;&quot;; IFERROR([.I520]/MAX([.$I$2:.I520])-1;&quot;&quot;))">
            <text:p/>
          </table:table-cell>
          <table:table-cell table:style-name="ce87" table:formula="of:=IF(ISBLANK([.D520]);&quot;&quot;; [.G520]/[.I519])">
            <text:p/>
          </table:table-cell>
          <table:table-cell table:style-name="ce76" table:formula="of:=IF([.D520] = &quot;&quot;; &quot;&quot;; IFERROR([.I519]*([.N520]);&quot;&quot;))">
            <text:p/>
          </table:table-cell>
          <table:table-cell table:style-name="ce96" table:formula="of:=IF([.D52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20]*[.N521]/[.D521]*([.E521]+[.F521]); IFERROR([.I520]*[.N521]/[.D521]*[.E521]; &quot;&quot;))">
            <text:p/>
          </table:table-cell>
          <table:table-cell table:style-name="ce71" table:formula="of:=IF([.D521] = &quot;&quot;; &quot;&quot;; IFERROR([.H520]+([.E521]+[.F521]); [.H520]+[.E521]) )">
            <text:p/>
          </table:table-cell>
          <table:table-cell table:style-name="ce76" table:formula="of:=IF([.D521] = &quot;&quot;; &quot;&quot;; IFERROR([.I520]+[.G521];&quot;&quot;))">
            <text:p/>
          </table:table-cell>
          <table:table-cell table:style-name="ce80" table:formula="of:=IF([.D521] = &quot;&quot;; &quot;&quot;; IFERROR(([.I521]-[.F$2])/[.F$2];&quot;&quot;))">
            <text:p/>
          </table:table-cell>
          <table:table-cell table:style-name="ce84" table:formula="of:=IF([.D521] = &quot;&quot;; &quot;&quot;; IFERROR([.I521]/MAX([.$I$2:.I521])-1;&quot;&quot;))">
            <text:p/>
          </table:table-cell>
          <table:table-cell table:style-name="ce87" table:formula="of:=IF(ISBLANK([.D521]);&quot;&quot;; [.G521]/[.I520])">
            <text:p/>
          </table:table-cell>
          <table:table-cell table:style-name="ce76" table:formula="of:=IF([.D521] = &quot;&quot;; &quot;&quot;; IFERROR([.I520]*([.N521]);&quot;&quot;))">
            <text:p/>
          </table:table-cell>
          <table:table-cell table:style-name="ce96" table:formula="of:=IF([.D52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21]*[.N522]/[.D522]*([.E522]+[.F522]); IFERROR([.I521]*[.N522]/[.D522]*[.E522]; &quot;&quot;))">
            <text:p/>
          </table:table-cell>
          <table:table-cell table:style-name="ce71" table:formula="of:=IF([.D522] = &quot;&quot;; &quot;&quot;; IFERROR([.H521]+([.E522]+[.F522]); [.H521]+[.E522]) )">
            <text:p/>
          </table:table-cell>
          <table:table-cell table:style-name="ce76" table:formula="of:=IF([.D522] = &quot;&quot;; &quot;&quot;; IFERROR([.I521]+[.G522];&quot;&quot;))">
            <text:p/>
          </table:table-cell>
          <table:table-cell table:style-name="ce80" table:formula="of:=IF([.D522] = &quot;&quot;; &quot;&quot;; IFERROR(([.I522]-[.F$2])/[.F$2];&quot;&quot;))">
            <text:p/>
          </table:table-cell>
          <table:table-cell table:style-name="ce84" table:formula="of:=IF([.D522] = &quot;&quot;; &quot;&quot;; IFERROR([.I522]/MAX([.$I$2:.I522])-1;&quot;&quot;))">
            <text:p/>
          </table:table-cell>
          <table:table-cell table:style-name="ce87" table:formula="of:=IF(ISBLANK([.D522]);&quot;&quot;; [.G522]/[.I521])">
            <text:p/>
          </table:table-cell>
          <table:table-cell table:style-name="ce76" table:formula="of:=IF([.D522] = &quot;&quot;; &quot;&quot;; IFERROR([.I521]*([.N522]);&quot;&quot;))">
            <text:p/>
          </table:table-cell>
          <table:table-cell table:style-name="ce96" table:formula="of:=IF([.D52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22]*[.N523]/[.D523]*([.E523]+[.F523]); IFERROR([.I522]*[.N523]/[.D523]*[.E523]; &quot;&quot;))">
            <text:p/>
          </table:table-cell>
          <table:table-cell table:style-name="ce71" table:formula="of:=IF([.D523] = &quot;&quot;; &quot;&quot;; IFERROR([.H522]+([.E523]+[.F523]); [.H522]+[.E523]) )">
            <text:p/>
          </table:table-cell>
          <table:table-cell table:style-name="ce76" table:formula="of:=IF([.D523] = &quot;&quot;; &quot;&quot;; IFERROR([.I522]+[.G523];&quot;&quot;))">
            <text:p/>
          </table:table-cell>
          <table:table-cell table:style-name="ce80" table:formula="of:=IF([.D523] = &quot;&quot;; &quot;&quot;; IFERROR(([.I523]-[.F$2])/[.F$2];&quot;&quot;))">
            <text:p/>
          </table:table-cell>
          <table:table-cell table:style-name="ce84" table:formula="of:=IF([.D523] = &quot;&quot;; &quot;&quot;; IFERROR([.I523]/MAX([.$I$2:.I523])-1;&quot;&quot;))">
            <text:p/>
          </table:table-cell>
          <table:table-cell table:style-name="ce87" table:formula="of:=IF(ISBLANK([.D523]);&quot;&quot;; [.G523]/[.I522])">
            <text:p/>
          </table:table-cell>
          <table:table-cell table:style-name="ce76" table:formula="of:=IF([.D523] = &quot;&quot;; &quot;&quot;; IFERROR([.I522]*([.N523]);&quot;&quot;))">
            <text:p/>
          </table:table-cell>
          <table:table-cell table:style-name="ce96" table:formula="of:=IF([.D52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23]*[.N524]/[.D524]*([.E524]+[.F524]); IFERROR([.I523]*[.N524]/[.D524]*[.E524]; &quot;&quot;))">
            <text:p/>
          </table:table-cell>
          <table:table-cell table:style-name="ce71" table:formula="of:=IF([.D524] = &quot;&quot;; &quot;&quot;; IFERROR([.H523]+([.E524]+[.F524]); [.H523]+[.E524]) )">
            <text:p/>
          </table:table-cell>
          <table:table-cell table:style-name="ce76" table:formula="of:=IF([.D524] = &quot;&quot;; &quot;&quot;; IFERROR([.I523]+[.G524];&quot;&quot;))">
            <text:p/>
          </table:table-cell>
          <table:table-cell table:style-name="ce80" table:formula="of:=IF([.D524] = &quot;&quot;; &quot;&quot;; IFERROR(([.I524]-[.F$2])/[.F$2];&quot;&quot;))">
            <text:p/>
          </table:table-cell>
          <table:table-cell table:style-name="ce84" table:formula="of:=IF([.D524] = &quot;&quot;; &quot;&quot;; IFERROR([.I524]/MAX([.$I$2:.I524])-1;&quot;&quot;))">
            <text:p/>
          </table:table-cell>
          <table:table-cell table:style-name="ce87" table:formula="of:=IF(ISBLANK([.D524]);&quot;&quot;; [.G524]/[.I523])">
            <text:p/>
          </table:table-cell>
          <table:table-cell table:style-name="ce76" table:formula="of:=IF([.D524] = &quot;&quot;; &quot;&quot;; IFERROR([.I523]*([.N524]);&quot;&quot;))">
            <text:p/>
          </table:table-cell>
          <table:table-cell table:style-name="ce96" table:formula="of:=IF([.D52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24]*[.N525]/[.D525]*([.E525]+[.F525]); IFERROR([.I524]*[.N525]/[.D525]*[.E525]; &quot;&quot;))">
            <text:p/>
          </table:table-cell>
          <table:table-cell table:style-name="ce71" table:formula="of:=IF([.D525] = &quot;&quot;; &quot;&quot;; IFERROR([.H524]+([.E525]+[.F525]); [.H524]+[.E525]) )">
            <text:p/>
          </table:table-cell>
          <table:table-cell table:style-name="ce76" table:formula="of:=IF([.D525] = &quot;&quot;; &quot;&quot;; IFERROR([.I524]+[.G525];&quot;&quot;))">
            <text:p/>
          </table:table-cell>
          <table:table-cell table:style-name="ce80" table:formula="of:=IF([.D525] = &quot;&quot;; &quot;&quot;; IFERROR(([.I525]-[.F$2])/[.F$2];&quot;&quot;))">
            <text:p/>
          </table:table-cell>
          <table:table-cell table:style-name="ce84" table:formula="of:=IF([.D525] = &quot;&quot;; &quot;&quot;; IFERROR([.I525]/MAX([.$I$2:.I525])-1;&quot;&quot;))">
            <text:p/>
          </table:table-cell>
          <table:table-cell table:style-name="ce87" table:formula="of:=IF(ISBLANK([.D525]);&quot;&quot;; [.G525]/[.I524])">
            <text:p/>
          </table:table-cell>
          <table:table-cell table:style-name="ce76" table:formula="of:=IF([.D525] = &quot;&quot;; &quot;&quot;; IFERROR([.I524]*([.N525]);&quot;&quot;))">
            <text:p/>
          </table:table-cell>
          <table:table-cell table:style-name="ce96" table:formula="of:=IF([.D52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25]*[.N526]/[.D526]*([.E526]+[.F526]); IFERROR([.I525]*[.N526]/[.D526]*[.E526]; &quot;&quot;))">
            <text:p/>
          </table:table-cell>
          <table:table-cell table:style-name="ce71" table:formula="of:=IF([.D526] = &quot;&quot;; &quot;&quot;; IFERROR([.H525]+([.E526]+[.F526]); [.H525]+[.E526]) )">
            <text:p/>
          </table:table-cell>
          <table:table-cell table:style-name="ce76" table:formula="of:=IF([.D526] = &quot;&quot;; &quot;&quot;; IFERROR([.I525]+[.G526];&quot;&quot;))">
            <text:p/>
          </table:table-cell>
          <table:table-cell table:style-name="ce80" table:formula="of:=IF([.D526] = &quot;&quot;; &quot;&quot;; IFERROR(([.I526]-[.F$2])/[.F$2];&quot;&quot;))">
            <text:p/>
          </table:table-cell>
          <table:table-cell table:style-name="ce84" table:formula="of:=IF([.D526] = &quot;&quot;; &quot;&quot;; IFERROR([.I526]/MAX([.$I$2:.I526])-1;&quot;&quot;))">
            <text:p/>
          </table:table-cell>
          <table:table-cell table:style-name="ce87" table:formula="of:=IF(ISBLANK([.D526]);&quot;&quot;; [.G526]/[.I525])">
            <text:p/>
          </table:table-cell>
          <table:table-cell table:style-name="ce76" table:formula="of:=IF([.D526] = &quot;&quot;; &quot;&quot;; IFERROR([.I525]*([.N526]);&quot;&quot;))">
            <text:p/>
          </table:table-cell>
          <table:table-cell table:style-name="ce96" table:formula="of:=IF([.D52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26]*[.N527]/[.D527]*([.E527]+[.F527]); IFERROR([.I526]*[.N527]/[.D527]*[.E527]; &quot;&quot;))">
            <text:p/>
          </table:table-cell>
          <table:table-cell table:style-name="ce71" table:formula="of:=IF([.D527] = &quot;&quot;; &quot;&quot;; IFERROR([.H526]+([.E527]+[.F527]); [.H526]+[.E527]) )">
            <text:p/>
          </table:table-cell>
          <table:table-cell table:style-name="ce76" table:formula="of:=IF([.D527] = &quot;&quot;; &quot;&quot;; IFERROR([.I526]+[.G527];&quot;&quot;))">
            <text:p/>
          </table:table-cell>
          <table:table-cell table:style-name="ce80" table:formula="of:=IF([.D527] = &quot;&quot;; &quot;&quot;; IFERROR(([.I527]-[.F$2])/[.F$2];&quot;&quot;))">
            <text:p/>
          </table:table-cell>
          <table:table-cell table:style-name="ce84" table:formula="of:=IF([.D527] = &quot;&quot;; &quot;&quot;; IFERROR([.I527]/MAX([.$I$2:.I527])-1;&quot;&quot;))">
            <text:p/>
          </table:table-cell>
          <table:table-cell table:style-name="ce87" table:formula="of:=IF(ISBLANK([.D527]);&quot;&quot;; [.G527]/[.I526])">
            <text:p/>
          </table:table-cell>
          <table:table-cell table:style-name="ce76" table:formula="of:=IF([.D527] = &quot;&quot;; &quot;&quot;; IFERROR([.I526]*([.N527]);&quot;&quot;))">
            <text:p/>
          </table:table-cell>
          <table:table-cell table:style-name="ce96" table:formula="of:=IF([.D52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27]*[.N528]/[.D528]*([.E528]+[.F528]); IFERROR([.I527]*[.N528]/[.D528]*[.E528]; &quot;&quot;))">
            <text:p/>
          </table:table-cell>
          <table:table-cell table:style-name="ce71" table:formula="of:=IF([.D528] = &quot;&quot;; &quot;&quot;; IFERROR([.H527]+([.E528]+[.F528]); [.H527]+[.E528]) )">
            <text:p/>
          </table:table-cell>
          <table:table-cell table:style-name="ce76" table:formula="of:=IF([.D528] = &quot;&quot;; &quot;&quot;; IFERROR([.I527]+[.G528];&quot;&quot;))">
            <text:p/>
          </table:table-cell>
          <table:table-cell table:style-name="ce80" table:formula="of:=IF([.D528] = &quot;&quot;; &quot;&quot;; IFERROR(([.I528]-[.F$2])/[.F$2];&quot;&quot;))">
            <text:p/>
          </table:table-cell>
          <table:table-cell table:style-name="ce84" table:formula="of:=IF([.D528] = &quot;&quot;; &quot;&quot;; IFERROR([.I528]/MAX([.$I$2:.I528])-1;&quot;&quot;))">
            <text:p/>
          </table:table-cell>
          <table:table-cell table:style-name="ce87" table:formula="of:=IF(ISBLANK([.D528]);&quot;&quot;; [.G528]/[.I527])">
            <text:p/>
          </table:table-cell>
          <table:table-cell table:style-name="ce76" table:formula="of:=IF([.D528] = &quot;&quot;; &quot;&quot;; IFERROR([.I527]*([.N528]);&quot;&quot;))">
            <text:p/>
          </table:table-cell>
          <table:table-cell table:style-name="ce96" table:formula="of:=IF([.D52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28]*[.N529]/[.D529]*([.E529]+[.F529]); IFERROR([.I528]*[.N529]/[.D529]*[.E529]; &quot;&quot;))">
            <text:p/>
          </table:table-cell>
          <table:table-cell table:style-name="ce71" table:formula="of:=IF([.D529] = &quot;&quot;; &quot;&quot;; IFERROR([.H528]+([.E529]+[.F529]); [.H528]+[.E529]) )">
            <text:p/>
          </table:table-cell>
          <table:table-cell table:style-name="ce76" table:formula="of:=IF([.D529] = &quot;&quot;; &quot;&quot;; IFERROR([.I528]+[.G529];&quot;&quot;))">
            <text:p/>
          </table:table-cell>
          <table:table-cell table:style-name="ce80" table:formula="of:=IF([.D529] = &quot;&quot;; &quot;&quot;; IFERROR(([.I529]-[.F$2])/[.F$2];&quot;&quot;))">
            <text:p/>
          </table:table-cell>
          <table:table-cell table:style-name="ce84" table:formula="of:=IF([.D529] = &quot;&quot;; &quot;&quot;; IFERROR([.I529]/MAX([.$I$2:.I529])-1;&quot;&quot;))">
            <text:p/>
          </table:table-cell>
          <table:table-cell table:style-name="ce87" table:formula="of:=IF(ISBLANK([.D529]);&quot;&quot;; [.G529]/[.I528])">
            <text:p/>
          </table:table-cell>
          <table:table-cell table:style-name="ce76" table:formula="of:=IF([.D529] = &quot;&quot;; &quot;&quot;; IFERROR([.I528]*([.N529]);&quot;&quot;))">
            <text:p/>
          </table:table-cell>
          <table:table-cell table:style-name="ce96" table:formula="of:=IF([.D52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29]*[.N530]/[.D530]*([.E530]+[.F530]); IFERROR([.I529]*[.N530]/[.D530]*[.E530]; &quot;&quot;))">
            <text:p/>
          </table:table-cell>
          <table:table-cell table:style-name="ce71" table:formula="of:=IF([.D530] = &quot;&quot;; &quot;&quot;; IFERROR([.H529]+([.E530]+[.F530]); [.H529]+[.E530]) )">
            <text:p/>
          </table:table-cell>
          <table:table-cell table:style-name="ce76" table:formula="of:=IF([.D530] = &quot;&quot;; &quot;&quot;; IFERROR([.I529]+[.G530];&quot;&quot;))">
            <text:p/>
          </table:table-cell>
          <table:table-cell table:style-name="ce80" table:formula="of:=IF([.D530] = &quot;&quot;; &quot;&quot;; IFERROR(([.I530]-[.F$2])/[.F$2];&quot;&quot;))">
            <text:p/>
          </table:table-cell>
          <table:table-cell table:style-name="ce84" table:formula="of:=IF([.D530] = &quot;&quot;; &quot;&quot;; IFERROR([.I530]/MAX([.$I$2:.I530])-1;&quot;&quot;))">
            <text:p/>
          </table:table-cell>
          <table:table-cell table:style-name="ce87" table:formula="of:=IF(ISBLANK([.D530]);&quot;&quot;; [.G530]/[.I529])">
            <text:p/>
          </table:table-cell>
          <table:table-cell table:style-name="ce76" table:formula="of:=IF([.D530] = &quot;&quot;; &quot;&quot;; IFERROR([.I529]*([.N530]);&quot;&quot;))">
            <text:p/>
          </table:table-cell>
          <table:table-cell table:style-name="ce96" table:formula="of:=IF([.D53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30]*[.N531]/[.D531]*([.E531]+[.F531]); IFERROR([.I530]*[.N531]/[.D531]*[.E531]; &quot;&quot;))">
            <text:p/>
          </table:table-cell>
          <table:table-cell table:style-name="ce71" table:formula="of:=IF([.D531] = &quot;&quot;; &quot;&quot;; IFERROR([.H530]+([.E531]+[.F531]); [.H530]+[.E531]) )">
            <text:p/>
          </table:table-cell>
          <table:table-cell table:style-name="ce76" table:formula="of:=IF([.D531] = &quot;&quot;; &quot;&quot;; IFERROR([.I530]+[.G531];&quot;&quot;))">
            <text:p/>
          </table:table-cell>
          <table:table-cell table:style-name="ce80" table:formula="of:=IF([.D531] = &quot;&quot;; &quot;&quot;; IFERROR(([.I531]-[.F$2])/[.F$2];&quot;&quot;))">
            <text:p/>
          </table:table-cell>
          <table:table-cell table:style-name="ce84" table:formula="of:=IF([.D531] = &quot;&quot;; &quot;&quot;; IFERROR([.I531]/MAX([.$I$2:.I531])-1;&quot;&quot;))">
            <text:p/>
          </table:table-cell>
          <table:table-cell table:style-name="ce87" table:formula="of:=IF(ISBLANK([.D531]);&quot;&quot;; [.G531]/[.I530])">
            <text:p/>
          </table:table-cell>
          <table:table-cell table:style-name="ce76" table:formula="of:=IF([.D531] = &quot;&quot;; &quot;&quot;; IFERROR([.I530]*([.N531]);&quot;&quot;))">
            <text:p/>
          </table:table-cell>
          <table:table-cell table:style-name="ce96" table:formula="of:=IF([.D53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31]*[.N532]/[.D532]*([.E532]+[.F532]); IFERROR([.I531]*[.N532]/[.D532]*[.E532]; &quot;&quot;))">
            <text:p/>
          </table:table-cell>
          <table:table-cell table:style-name="ce71" table:formula="of:=IF([.D532] = &quot;&quot;; &quot;&quot;; IFERROR([.H531]+([.E532]+[.F532]); [.H531]+[.E532]) )">
            <text:p/>
          </table:table-cell>
          <table:table-cell table:style-name="ce76" table:formula="of:=IF([.D532] = &quot;&quot;; &quot;&quot;; IFERROR([.I531]+[.G532];&quot;&quot;))">
            <text:p/>
          </table:table-cell>
          <table:table-cell table:style-name="ce80" table:formula="of:=IF([.D532] = &quot;&quot;; &quot;&quot;; IFERROR(([.I532]-[.F$2])/[.F$2];&quot;&quot;))">
            <text:p/>
          </table:table-cell>
          <table:table-cell table:style-name="ce84" table:formula="of:=IF([.D532] = &quot;&quot;; &quot;&quot;; IFERROR([.I532]/MAX([.$I$2:.I532])-1;&quot;&quot;))">
            <text:p/>
          </table:table-cell>
          <table:table-cell table:style-name="ce87" table:formula="of:=IF(ISBLANK([.D532]);&quot;&quot;; [.G532]/[.I531])">
            <text:p/>
          </table:table-cell>
          <table:table-cell table:style-name="ce76" table:formula="of:=IF([.D532] = &quot;&quot;; &quot;&quot;; IFERROR([.I531]*([.N532]);&quot;&quot;))">
            <text:p/>
          </table:table-cell>
          <table:table-cell table:style-name="ce96" table:formula="of:=IF([.D53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32]*[.N533]/[.D533]*([.E533]+[.F533]); IFERROR([.I532]*[.N533]/[.D533]*[.E533]; &quot;&quot;))">
            <text:p/>
          </table:table-cell>
          <table:table-cell table:style-name="ce71" table:formula="of:=IF([.D533] = &quot;&quot;; &quot;&quot;; IFERROR([.H532]+([.E533]+[.F533]); [.H532]+[.E533]) )">
            <text:p/>
          </table:table-cell>
          <table:table-cell table:style-name="ce76" table:formula="of:=IF([.D533] = &quot;&quot;; &quot;&quot;; IFERROR([.I532]+[.G533];&quot;&quot;))">
            <text:p/>
          </table:table-cell>
          <table:table-cell table:style-name="ce80" table:formula="of:=IF([.D533] = &quot;&quot;; &quot;&quot;; IFERROR(([.I533]-[.F$2])/[.F$2];&quot;&quot;))">
            <text:p/>
          </table:table-cell>
          <table:table-cell table:style-name="ce84" table:formula="of:=IF([.D533] = &quot;&quot;; &quot;&quot;; IFERROR([.I533]/MAX([.$I$2:.I533])-1;&quot;&quot;))">
            <text:p/>
          </table:table-cell>
          <table:table-cell table:style-name="ce87" table:formula="of:=IF(ISBLANK([.D533]);&quot;&quot;; [.G533]/[.I532])">
            <text:p/>
          </table:table-cell>
          <table:table-cell table:style-name="ce76" table:formula="of:=IF([.D533] = &quot;&quot;; &quot;&quot;; IFERROR([.I532]*([.N533]);&quot;&quot;))">
            <text:p/>
          </table:table-cell>
          <table:table-cell table:style-name="ce96" table:formula="of:=IF([.D53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33]*[.N534]/[.D534]*([.E534]+[.F534]); IFERROR([.I533]*[.N534]/[.D534]*[.E534]; &quot;&quot;))">
            <text:p/>
          </table:table-cell>
          <table:table-cell table:style-name="ce71" table:formula="of:=IF([.D534] = &quot;&quot;; &quot;&quot;; IFERROR([.H533]+([.E534]+[.F534]); [.H533]+[.E534]) )">
            <text:p/>
          </table:table-cell>
          <table:table-cell table:style-name="ce76" table:formula="of:=IF([.D534] = &quot;&quot;; &quot;&quot;; IFERROR([.I533]+[.G534];&quot;&quot;))">
            <text:p/>
          </table:table-cell>
          <table:table-cell table:style-name="ce80" table:formula="of:=IF([.D534] = &quot;&quot;; &quot;&quot;; IFERROR(([.I534]-[.F$2])/[.F$2];&quot;&quot;))">
            <text:p/>
          </table:table-cell>
          <table:table-cell table:style-name="ce84" table:formula="of:=IF([.D534] = &quot;&quot;; &quot;&quot;; IFERROR([.I534]/MAX([.$I$2:.I534])-1;&quot;&quot;))">
            <text:p/>
          </table:table-cell>
          <table:table-cell table:style-name="ce87" table:formula="of:=IF(ISBLANK([.D534]);&quot;&quot;; [.G534]/[.I533])">
            <text:p/>
          </table:table-cell>
          <table:table-cell table:style-name="ce76" table:formula="of:=IF([.D534] = &quot;&quot;; &quot;&quot;; IFERROR([.I533]*([.N534]);&quot;&quot;))">
            <text:p/>
          </table:table-cell>
          <table:table-cell table:style-name="ce96" table:formula="of:=IF([.D53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34]*[.N535]/[.D535]*([.E535]+[.F535]); IFERROR([.I534]*[.N535]/[.D535]*[.E535]; &quot;&quot;))">
            <text:p/>
          </table:table-cell>
          <table:table-cell table:style-name="ce71" table:formula="of:=IF([.D535] = &quot;&quot;; &quot;&quot;; IFERROR([.H534]+([.E535]+[.F535]); [.H534]+[.E535]) )">
            <text:p/>
          </table:table-cell>
          <table:table-cell table:style-name="ce76" table:formula="of:=IF([.D535] = &quot;&quot;; &quot;&quot;; IFERROR([.I534]+[.G535];&quot;&quot;))">
            <text:p/>
          </table:table-cell>
          <table:table-cell table:style-name="ce80" table:formula="of:=IF([.D535] = &quot;&quot;; &quot;&quot;; IFERROR(([.I535]-[.F$2])/[.F$2];&quot;&quot;))">
            <text:p/>
          </table:table-cell>
          <table:table-cell table:style-name="ce84" table:formula="of:=IF([.D535] = &quot;&quot;; &quot;&quot;; IFERROR([.I535]/MAX([.$I$2:.I535])-1;&quot;&quot;))">
            <text:p/>
          </table:table-cell>
          <table:table-cell table:style-name="ce87" table:formula="of:=IF(ISBLANK([.D535]);&quot;&quot;; [.G535]/[.I534])">
            <text:p/>
          </table:table-cell>
          <table:table-cell table:style-name="ce76" table:formula="of:=IF([.D535] = &quot;&quot;; &quot;&quot;; IFERROR([.I534]*([.N535]);&quot;&quot;))">
            <text:p/>
          </table:table-cell>
          <table:table-cell table:style-name="ce96" table:formula="of:=IF([.D53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35]*[.N536]/[.D536]*([.E536]+[.F536]); IFERROR([.I535]*[.N536]/[.D536]*[.E536]; &quot;&quot;))">
            <text:p/>
          </table:table-cell>
          <table:table-cell table:style-name="ce71" table:formula="of:=IF([.D536] = &quot;&quot;; &quot;&quot;; IFERROR([.H535]+([.E536]+[.F536]); [.H535]+[.E536]) )">
            <text:p/>
          </table:table-cell>
          <table:table-cell table:style-name="ce76" table:formula="of:=IF([.D536] = &quot;&quot;; &quot;&quot;; IFERROR([.I535]+[.G536];&quot;&quot;))">
            <text:p/>
          </table:table-cell>
          <table:table-cell table:style-name="ce80" table:formula="of:=IF([.D536] = &quot;&quot;; &quot;&quot;; IFERROR(([.I536]-[.F$2])/[.F$2];&quot;&quot;))">
            <text:p/>
          </table:table-cell>
          <table:table-cell table:style-name="ce84" table:formula="of:=IF([.D536] = &quot;&quot;; &quot;&quot;; IFERROR([.I536]/MAX([.$I$2:.I536])-1;&quot;&quot;))">
            <text:p/>
          </table:table-cell>
          <table:table-cell table:style-name="ce87" table:formula="of:=IF(ISBLANK([.D536]);&quot;&quot;; [.G536]/[.I535])">
            <text:p/>
          </table:table-cell>
          <table:table-cell table:style-name="ce76" table:formula="of:=IF([.D536] = &quot;&quot;; &quot;&quot;; IFERROR([.I535]*([.N536]);&quot;&quot;))">
            <text:p/>
          </table:table-cell>
          <table:table-cell table:style-name="ce96" table:formula="of:=IF([.D53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36]*[.N537]/[.D537]*([.E537]+[.F537]); IFERROR([.I536]*[.N537]/[.D537]*[.E537]; &quot;&quot;))">
            <text:p/>
          </table:table-cell>
          <table:table-cell table:style-name="ce71" table:formula="of:=IF([.D537] = &quot;&quot;; &quot;&quot;; IFERROR([.H536]+([.E537]+[.F537]); [.H536]+[.E537]) )">
            <text:p/>
          </table:table-cell>
          <table:table-cell table:style-name="ce76" table:formula="of:=IF([.D537] = &quot;&quot;; &quot;&quot;; IFERROR([.I536]+[.G537];&quot;&quot;))">
            <text:p/>
          </table:table-cell>
          <table:table-cell table:style-name="ce80" table:formula="of:=IF([.D537] = &quot;&quot;; &quot;&quot;; IFERROR(([.I537]-[.F$2])/[.F$2];&quot;&quot;))">
            <text:p/>
          </table:table-cell>
          <table:table-cell table:style-name="ce84" table:formula="of:=IF([.D537] = &quot;&quot;; &quot;&quot;; IFERROR([.I537]/MAX([.$I$2:.I537])-1;&quot;&quot;))">
            <text:p/>
          </table:table-cell>
          <table:table-cell table:style-name="ce87" table:formula="of:=IF(ISBLANK([.D537]);&quot;&quot;; [.G537]/[.I536])">
            <text:p/>
          </table:table-cell>
          <table:table-cell table:style-name="ce76" table:formula="of:=IF([.D537] = &quot;&quot;; &quot;&quot;; IFERROR([.I536]*([.N537]);&quot;&quot;))">
            <text:p/>
          </table:table-cell>
          <table:table-cell table:style-name="ce96" table:formula="of:=IF([.D53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37]*[.N538]/[.D538]*([.E538]+[.F538]); IFERROR([.I537]*[.N538]/[.D538]*[.E538]; &quot;&quot;))">
            <text:p/>
          </table:table-cell>
          <table:table-cell table:style-name="ce71" table:formula="of:=IF([.D538] = &quot;&quot;; &quot;&quot;; IFERROR([.H537]+([.E538]+[.F538]); [.H537]+[.E538]) )">
            <text:p/>
          </table:table-cell>
          <table:table-cell table:style-name="ce76" table:formula="of:=IF([.D538] = &quot;&quot;; &quot;&quot;; IFERROR([.I537]+[.G538];&quot;&quot;))">
            <text:p/>
          </table:table-cell>
          <table:table-cell table:style-name="ce80" table:formula="of:=IF([.D538] = &quot;&quot;; &quot;&quot;; IFERROR(([.I538]-[.F$2])/[.F$2];&quot;&quot;))">
            <text:p/>
          </table:table-cell>
          <table:table-cell table:style-name="ce84" table:formula="of:=IF([.D538] = &quot;&quot;; &quot;&quot;; IFERROR([.I538]/MAX([.$I$2:.I538])-1;&quot;&quot;))">
            <text:p/>
          </table:table-cell>
          <table:table-cell table:style-name="ce87" table:formula="of:=IF(ISBLANK([.D538]);&quot;&quot;; [.G538]/[.I537])">
            <text:p/>
          </table:table-cell>
          <table:table-cell table:style-name="ce76" table:formula="of:=IF([.D538] = &quot;&quot;; &quot;&quot;; IFERROR([.I537]*([.N538]);&quot;&quot;))">
            <text:p/>
          </table:table-cell>
          <table:table-cell table:style-name="ce96" table:formula="of:=IF([.D53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38]*[.N539]/[.D539]*([.E539]+[.F539]); IFERROR([.I538]*[.N539]/[.D539]*[.E539]; &quot;&quot;))">
            <text:p/>
          </table:table-cell>
          <table:table-cell table:style-name="ce71" table:formula="of:=IF([.D539] = &quot;&quot;; &quot;&quot;; IFERROR([.H538]+([.E539]+[.F539]); [.H538]+[.E539]) )">
            <text:p/>
          </table:table-cell>
          <table:table-cell table:style-name="ce76" table:formula="of:=IF([.D539] = &quot;&quot;; &quot;&quot;; IFERROR([.I538]+[.G539];&quot;&quot;))">
            <text:p/>
          </table:table-cell>
          <table:table-cell table:style-name="ce80" table:formula="of:=IF([.D539] = &quot;&quot;; &quot;&quot;; IFERROR(([.I539]-[.F$2])/[.F$2];&quot;&quot;))">
            <text:p/>
          </table:table-cell>
          <table:table-cell table:style-name="ce84" table:formula="of:=IF([.D539] = &quot;&quot;; &quot;&quot;; IFERROR([.I539]/MAX([.$I$2:.I539])-1;&quot;&quot;))">
            <text:p/>
          </table:table-cell>
          <table:table-cell table:style-name="ce87" table:formula="of:=IF(ISBLANK([.D539]);&quot;&quot;; [.G539]/[.I538])">
            <text:p/>
          </table:table-cell>
          <table:table-cell table:style-name="ce76" table:formula="of:=IF([.D539] = &quot;&quot;; &quot;&quot;; IFERROR([.I538]*([.N539]);&quot;&quot;))">
            <text:p/>
          </table:table-cell>
          <table:table-cell table:style-name="ce96" table:formula="of:=IF([.D53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39]*[.N540]/[.D540]*([.E540]+[.F540]); IFERROR([.I539]*[.N540]/[.D540]*[.E540]; &quot;&quot;))">
            <text:p/>
          </table:table-cell>
          <table:table-cell table:style-name="ce71" table:formula="of:=IF([.D540] = &quot;&quot;; &quot;&quot;; IFERROR([.H539]+([.E540]+[.F540]); [.H539]+[.E540]) )">
            <text:p/>
          </table:table-cell>
          <table:table-cell table:style-name="ce76" table:formula="of:=IF([.D540] = &quot;&quot;; &quot;&quot;; IFERROR([.I539]+[.G540];&quot;&quot;))">
            <text:p/>
          </table:table-cell>
          <table:table-cell table:style-name="ce80" table:formula="of:=IF([.D540] = &quot;&quot;; &quot;&quot;; IFERROR(([.I540]-[.F$2])/[.F$2];&quot;&quot;))">
            <text:p/>
          </table:table-cell>
          <table:table-cell table:style-name="ce84" table:formula="of:=IF([.D540] = &quot;&quot;; &quot;&quot;; IFERROR([.I540]/MAX([.$I$2:.I540])-1;&quot;&quot;))">
            <text:p/>
          </table:table-cell>
          <table:table-cell table:style-name="ce87" table:formula="of:=IF(ISBLANK([.D540]);&quot;&quot;; [.G540]/[.I539])">
            <text:p/>
          </table:table-cell>
          <table:table-cell table:style-name="ce76" table:formula="of:=IF([.D540] = &quot;&quot;; &quot;&quot;; IFERROR([.I539]*([.N540]);&quot;&quot;))">
            <text:p/>
          </table:table-cell>
          <table:table-cell table:style-name="ce96" table:formula="of:=IF([.D54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40]*[.N541]/[.D541]*([.E541]+[.F541]); IFERROR([.I540]*[.N541]/[.D541]*[.E541]; &quot;&quot;))">
            <text:p/>
          </table:table-cell>
          <table:table-cell table:style-name="ce71" table:formula="of:=IF([.D541] = &quot;&quot;; &quot;&quot;; IFERROR([.H540]+([.E541]+[.F541]); [.H540]+[.E541]) )">
            <text:p/>
          </table:table-cell>
          <table:table-cell table:style-name="ce76" table:formula="of:=IF([.D541] = &quot;&quot;; &quot;&quot;; IFERROR([.I540]+[.G541];&quot;&quot;))">
            <text:p/>
          </table:table-cell>
          <table:table-cell table:style-name="ce80" table:formula="of:=IF([.D541] = &quot;&quot;; &quot;&quot;; IFERROR(([.I541]-[.F$2])/[.F$2];&quot;&quot;))">
            <text:p/>
          </table:table-cell>
          <table:table-cell table:style-name="ce84" table:formula="of:=IF([.D541] = &quot;&quot;; &quot;&quot;; IFERROR([.I541]/MAX([.$I$2:.I541])-1;&quot;&quot;))">
            <text:p/>
          </table:table-cell>
          <table:table-cell table:style-name="ce87" table:formula="of:=IF(ISBLANK([.D541]);&quot;&quot;; [.G541]/[.I540])">
            <text:p/>
          </table:table-cell>
          <table:table-cell table:style-name="ce76" table:formula="of:=IF([.D541] = &quot;&quot;; &quot;&quot;; IFERROR([.I540]*([.N541]);&quot;&quot;))">
            <text:p/>
          </table:table-cell>
          <table:table-cell table:style-name="ce96" table:formula="of:=IF([.D54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41]*[.N542]/[.D542]*([.E542]+[.F542]); IFERROR([.I541]*[.N542]/[.D542]*[.E542]; &quot;&quot;))">
            <text:p/>
          </table:table-cell>
          <table:table-cell table:style-name="ce71" table:formula="of:=IF([.D542] = &quot;&quot;; &quot;&quot;; IFERROR([.H541]+([.E542]+[.F542]); [.H541]+[.E542]) )">
            <text:p/>
          </table:table-cell>
          <table:table-cell table:style-name="ce76" table:formula="of:=IF([.D542] = &quot;&quot;; &quot;&quot;; IFERROR([.I541]+[.G542];&quot;&quot;))">
            <text:p/>
          </table:table-cell>
          <table:table-cell table:style-name="ce80" table:formula="of:=IF([.D542] = &quot;&quot;; &quot;&quot;; IFERROR(([.I542]-[.F$2])/[.F$2];&quot;&quot;))">
            <text:p/>
          </table:table-cell>
          <table:table-cell table:style-name="ce84" table:formula="of:=IF([.D542] = &quot;&quot;; &quot;&quot;; IFERROR([.I542]/MAX([.$I$2:.I542])-1;&quot;&quot;))">
            <text:p/>
          </table:table-cell>
          <table:table-cell table:style-name="ce87" table:formula="of:=IF(ISBLANK([.D542]);&quot;&quot;; [.G542]/[.I541])">
            <text:p/>
          </table:table-cell>
          <table:table-cell table:style-name="ce76" table:formula="of:=IF([.D542] = &quot;&quot;; &quot;&quot;; IFERROR([.I541]*([.N542]);&quot;&quot;))">
            <text:p/>
          </table:table-cell>
          <table:table-cell table:style-name="ce96" table:formula="of:=IF([.D54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42]*[.N543]/[.D543]*([.E543]+[.F543]); IFERROR([.I542]*[.N543]/[.D543]*[.E543]; &quot;&quot;))">
            <text:p/>
          </table:table-cell>
          <table:table-cell table:style-name="ce71" table:formula="of:=IF([.D543] = &quot;&quot;; &quot;&quot;; IFERROR([.H542]+([.E543]+[.F543]); [.H542]+[.E543]) )">
            <text:p/>
          </table:table-cell>
          <table:table-cell table:style-name="ce76" table:formula="of:=IF([.D543] = &quot;&quot;; &quot;&quot;; IFERROR([.I542]+[.G543];&quot;&quot;))">
            <text:p/>
          </table:table-cell>
          <table:table-cell table:style-name="ce80" table:formula="of:=IF([.D543] = &quot;&quot;; &quot;&quot;; IFERROR(([.I543]-[.F$2])/[.F$2];&quot;&quot;))">
            <text:p/>
          </table:table-cell>
          <table:table-cell table:style-name="ce84" table:formula="of:=IF([.D543] = &quot;&quot;; &quot;&quot;; IFERROR([.I543]/MAX([.$I$2:.I543])-1;&quot;&quot;))">
            <text:p/>
          </table:table-cell>
          <table:table-cell table:style-name="ce87" table:formula="of:=IF(ISBLANK([.D543]);&quot;&quot;; [.G543]/[.I542])">
            <text:p/>
          </table:table-cell>
          <table:table-cell table:style-name="ce76" table:formula="of:=IF([.D543] = &quot;&quot;; &quot;&quot;; IFERROR([.I542]*([.N543]);&quot;&quot;))">
            <text:p/>
          </table:table-cell>
          <table:table-cell table:style-name="ce96" table:formula="of:=IF([.D54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43]*[.N544]/[.D544]*([.E544]+[.F544]); IFERROR([.I543]*[.N544]/[.D544]*[.E544]; &quot;&quot;))">
            <text:p/>
          </table:table-cell>
          <table:table-cell table:style-name="ce71" table:formula="of:=IF([.D544] = &quot;&quot;; &quot;&quot;; IFERROR([.H543]+([.E544]+[.F544]); [.H543]+[.E544]) )">
            <text:p/>
          </table:table-cell>
          <table:table-cell table:style-name="ce76" table:formula="of:=IF([.D544] = &quot;&quot;; &quot;&quot;; IFERROR([.I543]+[.G544];&quot;&quot;))">
            <text:p/>
          </table:table-cell>
          <table:table-cell table:style-name="ce80" table:formula="of:=IF([.D544] = &quot;&quot;; &quot;&quot;; IFERROR(([.I544]-[.F$2])/[.F$2];&quot;&quot;))">
            <text:p/>
          </table:table-cell>
          <table:table-cell table:style-name="ce84" table:formula="of:=IF([.D544] = &quot;&quot;; &quot;&quot;; IFERROR([.I544]/MAX([.$I$2:.I544])-1;&quot;&quot;))">
            <text:p/>
          </table:table-cell>
          <table:table-cell table:style-name="ce87" table:formula="of:=IF(ISBLANK([.D544]);&quot;&quot;; [.G544]/[.I543])">
            <text:p/>
          </table:table-cell>
          <table:table-cell table:style-name="ce76" table:formula="of:=IF([.D544] = &quot;&quot;; &quot;&quot;; IFERROR([.I543]*([.N544]);&quot;&quot;))">
            <text:p/>
          </table:table-cell>
          <table:table-cell table:style-name="ce96" table:formula="of:=IF([.D54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44]*[.N545]/[.D545]*([.E545]+[.F545]); IFERROR([.I544]*[.N545]/[.D545]*[.E545]; &quot;&quot;))">
            <text:p/>
          </table:table-cell>
          <table:table-cell table:style-name="ce71" table:formula="of:=IF([.D545] = &quot;&quot;; &quot;&quot;; IFERROR([.H544]+([.E545]+[.F545]); [.H544]+[.E545]) )">
            <text:p/>
          </table:table-cell>
          <table:table-cell table:style-name="ce76" table:formula="of:=IF([.D545] = &quot;&quot;; &quot;&quot;; IFERROR([.I544]+[.G545];&quot;&quot;))">
            <text:p/>
          </table:table-cell>
          <table:table-cell table:style-name="ce80" table:formula="of:=IF([.D545] = &quot;&quot;; &quot;&quot;; IFERROR(([.I545]-[.F$2])/[.F$2];&quot;&quot;))">
            <text:p/>
          </table:table-cell>
          <table:table-cell table:style-name="ce84" table:formula="of:=IF([.D545] = &quot;&quot;; &quot;&quot;; IFERROR([.I545]/MAX([.$I$2:.I545])-1;&quot;&quot;))">
            <text:p/>
          </table:table-cell>
          <table:table-cell table:style-name="ce87" table:formula="of:=IF(ISBLANK([.D545]);&quot;&quot;; [.G545]/[.I544])">
            <text:p/>
          </table:table-cell>
          <table:table-cell table:style-name="ce76" table:formula="of:=IF([.D545] = &quot;&quot;; &quot;&quot;; IFERROR([.I544]*([.N545]);&quot;&quot;))">
            <text:p/>
          </table:table-cell>
          <table:table-cell table:style-name="ce96" table:formula="of:=IF([.D54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45]*[.N546]/[.D546]*([.E546]+[.F546]); IFERROR([.I545]*[.N546]/[.D546]*[.E546]; &quot;&quot;))">
            <text:p/>
          </table:table-cell>
          <table:table-cell table:style-name="ce71" table:formula="of:=IF([.D546] = &quot;&quot;; &quot;&quot;; IFERROR([.H545]+([.E546]+[.F546]); [.H545]+[.E546]) )">
            <text:p/>
          </table:table-cell>
          <table:table-cell table:style-name="ce76" table:formula="of:=IF([.D546] = &quot;&quot;; &quot;&quot;; IFERROR([.I545]+[.G546];&quot;&quot;))">
            <text:p/>
          </table:table-cell>
          <table:table-cell table:style-name="ce80" table:formula="of:=IF([.D546] = &quot;&quot;; &quot;&quot;; IFERROR(([.I546]-[.F$2])/[.F$2];&quot;&quot;))">
            <text:p/>
          </table:table-cell>
          <table:table-cell table:style-name="ce84" table:formula="of:=IF([.D546] = &quot;&quot;; &quot;&quot;; IFERROR([.I546]/MAX([.$I$2:.I546])-1;&quot;&quot;))">
            <text:p/>
          </table:table-cell>
          <table:table-cell table:style-name="ce87" table:formula="of:=IF(ISBLANK([.D546]);&quot;&quot;; [.G546]/[.I545])">
            <text:p/>
          </table:table-cell>
          <table:table-cell table:style-name="ce76" table:formula="of:=IF([.D546] = &quot;&quot;; &quot;&quot;; IFERROR([.I545]*([.N546]);&quot;&quot;))">
            <text:p/>
          </table:table-cell>
          <table:table-cell table:style-name="ce96" table:formula="of:=IF([.D54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46]*[.N547]/[.D547]*([.E547]+[.F547]); IFERROR([.I546]*[.N547]/[.D547]*[.E547]; &quot;&quot;))">
            <text:p/>
          </table:table-cell>
          <table:table-cell table:style-name="ce71" table:formula="of:=IF([.D547] = &quot;&quot;; &quot;&quot;; IFERROR([.H546]+([.E547]+[.F547]); [.H546]+[.E547]) )">
            <text:p/>
          </table:table-cell>
          <table:table-cell table:style-name="ce76" table:formula="of:=IF([.D547] = &quot;&quot;; &quot;&quot;; IFERROR([.I546]+[.G547];&quot;&quot;))">
            <text:p/>
          </table:table-cell>
          <table:table-cell table:style-name="ce80" table:formula="of:=IF([.D547] = &quot;&quot;; &quot;&quot;; IFERROR(([.I547]-[.F$2])/[.F$2];&quot;&quot;))">
            <text:p/>
          </table:table-cell>
          <table:table-cell table:style-name="ce84" table:formula="of:=IF([.D547] = &quot;&quot;; &quot;&quot;; IFERROR([.I547]/MAX([.$I$2:.I547])-1;&quot;&quot;))">
            <text:p/>
          </table:table-cell>
          <table:table-cell table:style-name="ce87" table:formula="of:=IF(ISBLANK([.D547]);&quot;&quot;; [.G547]/[.I546])">
            <text:p/>
          </table:table-cell>
          <table:table-cell table:style-name="ce76" table:formula="of:=IF([.D547] = &quot;&quot;; &quot;&quot;; IFERROR([.I546]*([.N547]);&quot;&quot;))">
            <text:p/>
          </table:table-cell>
          <table:table-cell table:style-name="ce96" table:formula="of:=IF([.D54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47]*[.N548]/[.D548]*([.E548]+[.F548]); IFERROR([.I547]*[.N548]/[.D548]*[.E548]; &quot;&quot;))">
            <text:p/>
          </table:table-cell>
          <table:table-cell table:style-name="ce71" table:formula="of:=IF([.D548] = &quot;&quot;; &quot;&quot;; IFERROR([.H547]+([.E548]+[.F548]); [.H547]+[.E548]) )">
            <text:p/>
          </table:table-cell>
          <table:table-cell table:style-name="ce76" table:formula="of:=IF([.D548] = &quot;&quot;; &quot;&quot;; IFERROR([.I547]+[.G548];&quot;&quot;))">
            <text:p/>
          </table:table-cell>
          <table:table-cell table:style-name="ce80" table:formula="of:=IF([.D548] = &quot;&quot;; &quot;&quot;; IFERROR(([.I548]-[.F$2])/[.F$2];&quot;&quot;))">
            <text:p/>
          </table:table-cell>
          <table:table-cell table:style-name="ce84" table:formula="of:=IF([.D548] = &quot;&quot;; &quot;&quot;; IFERROR([.I548]/MAX([.$I$2:.I548])-1;&quot;&quot;))">
            <text:p/>
          </table:table-cell>
          <table:table-cell table:style-name="ce87" table:formula="of:=IF(ISBLANK([.D548]);&quot;&quot;; [.G548]/[.I547])">
            <text:p/>
          </table:table-cell>
          <table:table-cell table:style-name="ce76" table:formula="of:=IF([.D548] = &quot;&quot;; &quot;&quot;; IFERROR([.I547]*([.N548]);&quot;&quot;))">
            <text:p/>
          </table:table-cell>
          <table:table-cell table:style-name="ce96" table:formula="of:=IF([.D54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48]*[.N549]/[.D549]*([.E549]+[.F549]); IFERROR([.I548]*[.N549]/[.D549]*[.E549]; &quot;&quot;))">
            <text:p/>
          </table:table-cell>
          <table:table-cell table:style-name="ce71" table:formula="of:=IF([.D549] = &quot;&quot;; &quot;&quot;; IFERROR([.H548]+([.E549]+[.F549]); [.H548]+[.E549]) )">
            <text:p/>
          </table:table-cell>
          <table:table-cell table:style-name="ce76" table:formula="of:=IF([.D549] = &quot;&quot;; &quot;&quot;; IFERROR([.I548]+[.G549];&quot;&quot;))">
            <text:p/>
          </table:table-cell>
          <table:table-cell table:style-name="ce80" table:formula="of:=IF([.D549] = &quot;&quot;; &quot;&quot;; IFERROR(([.I549]-[.F$2])/[.F$2];&quot;&quot;))">
            <text:p/>
          </table:table-cell>
          <table:table-cell table:style-name="ce84" table:formula="of:=IF([.D549] = &quot;&quot;; &quot;&quot;; IFERROR([.I549]/MAX([.$I$2:.I549])-1;&quot;&quot;))">
            <text:p/>
          </table:table-cell>
          <table:table-cell table:style-name="ce87" table:formula="of:=IF(ISBLANK([.D549]);&quot;&quot;; [.G549]/[.I548])">
            <text:p/>
          </table:table-cell>
          <table:table-cell table:style-name="ce76" table:formula="of:=IF([.D549] = &quot;&quot;; &quot;&quot;; IFERROR([.I548]*([.N549]);&quot;&quot;))">
            <text:p/>
          </table:table-cell>
          <table:table-cell table:style-name="ce96" table:formula="of:=IF([.D54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49]*[.N550]/[.D550]*([.E550]+[.F550]); IFERROR([.I549]*[.N550]/[.D550]*[.E550]; &quot;&quot;))">
            <text:p/>
          </table:table-cell>
          <table:table-cell table:style-name="ce71" table:formula="of:=IF([.D550] = &quot;&quot;; &quot;&quot;; IFERROR([.H549]+([.E550]+[.F550]); [.H549]+[.E550]) )">
            <text:p/>
          </table:table-cell>
          <table:table-cell table:style-name="ce76" table:formula="of:=IF([.D550] = &quot;&quot;; &quot;&quot;; IFERROR([.I549]+[.G550];&quot;&quot;))">
            <text:p/>
          </table:table-cell>
          <table:table-cell table:style-name="ce80" table:formula="of:=IF([.D550] = &quot;&quot;; &quot;&quot;; IFERROR(([.I550]-[.F$2])/[.F$2];&quot;&quot;))">
            <text:p/>
          </table:table-cell>
          <table:table-cell table:style-name="ce84" table:formula="of:=IF([.D550] = &quot;&quot;; &quot;&quot;; IFERROR([.I550]/MAX([.$I$2:.I550])-1;&quot;&quot;))">
            <text:p/>
          </table:table-cell>
          <table:table-cell table:style-name="ce87" table:formula="of:=IF(ISBLANK([.D550]);&quot;&quot;; [.G550]/[.I549])">
            <text:p/>
          </table:table-cell>
          <table:table-cell table:style-name="ce76" table:formula="of:=IF([.D550] = &quot;&quot;; &quot;&quot;; IFERROR([.I549]*([.N550]);&quot;&quot;))">
            <text:p/>
          </table:table-cell>
          <table:table-cell table:style-name="ce96" table:formula="of:=IF([.D55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50]*[.N551]/[.D551]*([.E551]+[.F551]); IFERROR([.I550]*[.N551]/[.D551]*[.E551]; &quot;&quot;))">
            <text:p/>
          </table:table-cell>
          <table:table-cell table:style-name="ce71" table:formula="of:=IF([.D551] = &quot;&quot;; &quot;&quot;; IFERROR([.H550]+([.E551]+[.F551]); [.H550]+[.E551]) )">
            <text:p/>
          </table:table-cell>
          <table:table-cell table:style-name="ce76" table:formula="of:=IF([.D551] = &quot;&quot;; &quot;&quot;; IFERROR([.I550]+[.G551];&quot;&quot;))">
            <text:p/>
          </table:table-cell>
          <table:table-cell table:style-name="ce80" table:formula="of:=IF([.D551] = &quot;&quot;; &quot;&quot;; IFERROR(([.I551]-[.F$2])/[.F$2];&quot;&quot;))">
            <text:p/>
          </table:table-cell>
          <table:table-cell table:style-name="ce84" table:formula="of:=IF([.D551] = &quot;&quot;; &quot;&quot;; IFERROR([.I551]/MAX([.$I$2:.I551])-1;&quot;&quot;))">
            <text:p/>
          </table:table-cell>
          <table:table-cell table:style-name="ce87" table:formula="of:=IF(ISBLANK([.D551]);&quot;&quot;; [.G551]/[.I550])">
            <text:p/>
          </table:table-cell>
          <table:table-cell table:style-name="ce76" table:formula="of:=IF([.D551] = &quot;&quot;; &quot;&quot;; IFERROR([.I550]*([.N551]);&quot;&quot;))">
            <text:p/>
          </table:table-cell>
          <table:table-cell table:style-name="ce96" table:formula="of:=IF([.D55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51]*[.N552]/[.D552]*([.E552]+[.F552]); IFERROR([.I551]*[.N552]/[.D552]*[.E552]; &quot;&quot;))">
            <text:p/>
          </table:table-cell>
          <table:table-cell table:style-name="ce71" table:formula="of:=IF([.D552] = &quot;&quot;; &quot;&quot;; IFERROR([.H551]+([.E552]+[.F552]); [.H551]+[.E552]) )">
            <text:p/>
          </table:table-cell>
          <table:table-cell table:style-name="ce76" table:formula="of:=IF([.D552] = &quot;&quot;; &quot;&quot;; IFERROR([.I551]+[.G552];&quot;&quot;))">
            <text:p/>
          </table:table-cell>
          <table:table-cell table:style-name="ce80" table:formula="of:=IF([.D552] = &quot;&quot;; &quot;&quot;; IFERROR(([.I552]-[.F$2])/[.F$2];&quot;&quot;))">
            <text:p/>
          </table:table-cell>
          <table:table-cell table:style-name="ce84" table:formula="of:=IF([.D552] = &quot;&quot;; &quot;&quot;; IFERROR([.I552]/MAX([.$I$2:.I552])-1;&quot;&quot;))">
            <text:p/>
          </table:table-cell>
          <table:table-cell table:style-name="ce87" table:formula="of:=IF(ISBLANK([.D552]);&quot;&quot;; [.G552]/[.I551])">
            <text:p/>
          </table:table-cell>
          <table:table-cell table:style-name="ce76" table:formula="of:=IF([.D552] = &quot;&quot;; &quot;&quot;; IFERROR([.I551]*([.N552]);&quot;&quot;))">
            <text:p/>
          </table:table-cell>
          <table:table-cell table:style-name="ce96" table:formula="of:=IF([.D55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52]*[.N553]/[.D553]*([.E553]+[.F553]); IFERROR([.I552]*[.N553]/[.D553]*[.E553]; &quot;&quot;))">
            <text:p/>
          </table:table-cell>
          <table:table-cell table:style-name="ce71" table:formula="of:=IF([.D553] = &quot;&quot;; &quot;&quot;; IFERROR([.H552]+([.E553]+[.F553]); [.H552]+[.E553]) )">
            <text:p/>
          </table:table-cell>
          <table:table-cell table:style-name="ce76" table:formula="of:=IF([.D553] = &quot;&quot;; &quot;&quot;; IFERROR([.I552]+[.G553];&quot;&quot;))">
            <text:p/>
          </table:table-cell>
          <table:table-cell table:style-name="ce80" table:formula="of:=IF([.D553] = &quot;&quot;; &quot;&quot;; IFERROR(([.I553]-[.F$2])/[.F$2];&quot;&quot;))">
            <text:p/>
          </table:table-cell>
          <table:table-cell table:style-name="ce84" table:formula="of:=IF([.D553] = &quot;&quot;; &quot;&quot;; IFERROR([.I553]/MAX([.$I$2:.I553])-1;&quot;&quot;))">
            <text:p/>
          </table:table-cell>
          <table:table-cell table:style-name="ce87" table:formula="of:=IF(ISBLANK([.D553]);&quot;&quot;; [.G553]/[.I552])">
            <text:p/>
          </table:table-cell>
          <table:table-cell table:style-name="ce76" table:formula="of:=IF([.D553] = &quot;&quot;; &quot;&quot;; IFERROR([.I552]*([.N553]);&quot;&quot;))">
            <text:p/>
          </table:table-cell>
          <table:table-cell table:style-name="ce96" table:formula="of:=IF([.D55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53]*[.N554]/[.D554]*([.E554]+[.F554]); IFERROR([.I553]*[.N554]/[.D554]*[.E554]; &quot;&quot;))">
            <text:p/>
          </table:table-cell>
          <table:table-cell table:style-name="ce71" table:formula="of:=IF([.D554] = &quot;&quot;; &quot;&quot;; IFERROR([.H553]+([.E554]+[.F554]); [.H553]+[.E554]) )">
            <text:p/>
          </table:table-cell>
          <table:table-cell table:style-name="ce76" table:formula="of:=IF([.D554] = &quot;&quot;; &quot;&quot;; IFERROR([.I553]+[.G554];&quot;&quot;))">
            <text:p/>
          </table:table-cell>
          <table:table-cell table:style-name="ce80" table:formula="of:=IF([.D554] = &quot;&quot;; &quot;&quot;; IFERROR(([.I554]-[.F$2])/[.F$2];&quot;&quot;))">
            <text:p/>
          </table:table-cell>
          <table:table-cell table:style-name="ce84" table:formula="of:=IF([.D554] = &quot;&quot;; &quot;&quot;; IFERROR([.I554]/MAX([.$I$2:.I554])-1;&quot;&quot;))">
            <text:p/>
          </table:table-cell>
          <table:table-cell table:style-name="ce87" table:formula="of:=IF(ISBLANK([.D554]);&quot;&quot;; [.G554]/[.I553])">
            <text:p/>
          </table:table-cell>
          <table:table-cell table:style-name="ce76" table:formula="of:=IF([.D554] = &quot;&quot;; &quot;&quot;; IFERROR([.I553]*([.N554]);&quot;&quot;))">
            <text:p/>
          </table:table-cell>
          <table:table-cell table:style-name="ce96" table:formula="of:=IF([.D55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54]*[.N555]/[.D555]*([.E555]+[.F555]); IFERROR([.I554]*[.N555]/[.D555]*[.E555]; &quot;&quot;))">
            <text:p/>
          </table:table-cell>
          <table:table-cell table:style-name="ce71" table:formula="of:=IF([.D555] = &quot;&quot;; &quot;&quot;; IFERROR([.H554]+([.E555]+[.F555]); [.H554]+[.E555]) )">
            <text:p/>
          </table:table-cell>
          <table:table-cell table:style-name="ce76" table:formula="of:=IF([.D555] = &quot;&quot;; &quot;&quot;; IFERROR([.I554]+[.G555];&quot;&quot;))">
            <text:p/>
          </table:table-cell>
          <table:table-cell table:style-name="ce80" table:formula="of:=IF([.D555] = &quot;&quot;; &quot;&quot;; IFERROR(([.I555]-[.F$2])/[.F$2];&quot;&quot;))">
            <text:p/>
          </table:table-cell>
          <table:table-cell table:style-name="ce84" table:formula="of:=IF([.D555] = &quot;&quot;; &quot;&quot;; IFERROR([.I555]/MAX([.$I$2:.I555])-1;&quot;&quot;))">
            <text:p/>
          </table:table-cell>
          <table:table-cell table:style-name="ce87" table:formula="of:=IF(ISBLANK([.D555]);&quot;&quot;; [.G555]/[.I554])">
            <text:p/>
          </table:table-cell>
          <table:table-cell table:style-name="ce76" table:formula="of:=IF([.D555] = &quot;&quot;; &quot;&quot;; IFERROR([.I554]*([.N555]);&quot;&quot;))">
            <text:p/>
          </table:table-cell>
          <table:table-cell table:style-name="ce96" table:formula="of:=IF([.D55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55]*[.N556]/[.D556]*([.E556]+[.F556]); IFERROR([.I555]*[.N556]/[.D556]*[.E556]; &quot;&quot;))">
            <text:p/>
          </table:table-cell>
          <table:table-cell table:style-name="ce71" table:formula="of:=IF([.D556] = &quot;&quot;; &quot;&quot;; IFERROR([.H555]+([.E556]+[.F556]); [.H555]+[.E556]) )">
            <text:p/>
          </table:table-cell>
          <table:table-cell table:style-name="ce76" table:formula="of:=IF([.D556] = &quot;&quot;; &quot;&quot;; IFERROR([.I555]+[.G556];&quot;&quot;))">
            <text:p/>
          </table:table-cell>
          <table:table-cell table:style-name="ce80" table:formula="of:=IF([.D556] = &quot;&quot;; &quot;&quot;; IFERROR(([.I556]-[.F$2])/[.F$2];&quot;&quot;))">
            <text:p/>
          </table:table-cell>
          <table:table-cell table:style-name="ce84" table:formula="of:=IF([.D556] = &quot;&quot;; &quot;&quot;; IFERROR([.I556]/MAX([.$I$2:.I556])-1;&quot;&quot;))">
            <text:p/>
          </table:table-cell>
          <table:table-cell table:style-name="ce87" table:formula="of:=IF(ISBLANK([.D556]);&quot;&quot;; [.G556]/[.I555])">
            <text:p/>
          </table:table-cell>
          <table:table-cell table:style-name="ce76" table:formula="of:=IF([.D556] = &quot;&quot;; &quot;&quot;; IFERROR([.I555]*([.N556]);&quot;&quot;))">
            <text:p/>
          </table:table-cell>
          <table:table-cell table:style-name="ce96" table:formula="of:=IF([.D55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56]*[.N557]/[.D557]*([.E557]+[.F557]); IFERROR([.I556]*[.N557]/[.D557]*[.E557]; &quot;&quot;))">
            <text:p/>
          </table:table-cell>
          <table:table-cell table:style-name="ce71" table:formula="of:=IF([.D557] = &quot;&quot;; &quot;&quot;; IFERROR([.H556]+([.E557]+[.F557]); [.H556]+[.E557]) )">
            <text:p/>
          </table:table-cell>
          <table:table-cell table:style-name="ce76" table:formula="of:=IF([.D557] = &quot;&quot;; &quot;&quot;; IFERROR([.I556]+[.G557];&quot;&quot;))">
            <text:p/>
          </table:table-cell>
          <table:table-cell table:style-name="ce80" table:formula="of:=IF([.D557] = &quot;&quot;; &quot;&quot;; IFERROR(([.I557]-[.F$2])/[.F$2];&quot;&quot;))">
            <text:p/>
          </table:table-cell>
          <table:table-cell table:style-name="ce84" table:formula="of:=IF([.D557] = &quot;&quot;; &quot;&quot;; IFERROR([.I557]/MAX([.$I$2:.I557])-1;&quot;&quot;))">
            <text:p/>
          </table:table-cell>
          <table:table-cell table:style-name="ce87" table:formula="of:=IF(ISBLANK([.D557]);&quot;&quot;; [.G557]/[.I556])">
            <text:p/>
          </table:table-cell>
          <table:table-cell table:style-name="ce76" table:formula="of:=IF([.D557] = &quot;&quot;; &quot;&quot;; IFERROR([.I556]*([.N557]);&quot;&quot;))">
            <text:p/>
          </table:table-cell>
          <table:table-cell table:style-name="ce96" table:formula="of:=IF([.D55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57]*[.N558]/[.D558]*([.E558]+[.F558]); IFERROR([.I557]*[.N558]/[.D558]*[.E558]; &quot;&quot;))">
            <text:p/>
          </table:table-cell>
          <table:table-cell table:style-name="ce71" table:formula="of:=IF([.D558] = &quot;&quot;; &quot;&quot;; IFERROR([.H557]+([.E558]+[.F558]); [.H557]+[.E558]) )">
            <text:p/>
          </table:table-cell>
          <table:table-cell table:style-name="ce76" table:formula="of:=IF([.D558] = &quot;&quot;; &quot;&quot;; IFERROR([.I557]+[.G558];&quot;&quot;))">
            <text:p/>
          </table:table-cell>
          <table:table-cell table:style-name="ce80" table:formula="of:=IF([.D558] = &quot;&quot;; &quot;&quot;; IFERROR(([.I558]-[.F$2])/[.F$2];&quot;&quot;))">
            <text:p/>
          </table:table-cell>
          <table:table-cell table:style-name="ce84" table:formula="of:=IF([.D558] = &quot;&quot;; &quot;&quot;; IFERROR([.I558]/MAX([.$I$2:.I558])-1;&quot;&quot;))">
            <text:p/>
          </table:table-cell>
          <table:table-cell table:style-name="ce87" table:formula="of:=IF(ISBLANK([.D558]);&quot;&quot;; [.G558]/[.I557])">
            <text:p/>
          </table:table-cell>
          <table:table-cell table:style-name="ce76" table:formula="of:=IF([.D558] = &quot;&quot;; &quot;&quot;; IFERROR([.I557]*([.N558]);&quot;&quot;))">
            <text:p/>
          </table:table-cell>
          <table:table-cell table:style-name="ce96" table:formula="of:=IF([.D55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58]*[.N559]/[.D559]*([.E559]+[.F559]); IFERROR([.I558]*[.N559]/[.D559]*[.E559]; &quot;&quot;))">
            <text:p/>
          </table:table-cell>
          <table:table-cell table:style-name="ce71" table:formula="of:=IF([.D559] = &quot;&quot;; &quot;&quot;; IFERROR([.H558]+([.E559]+[.F559]); [.H558]+[.E559]) )">
            <text:p/>
          </table:table-cell>
          <table:table-cell table:style-name="ce76" table:formula="of:=IF([.D559] = &quot;&quot;; &quot;&quot;; IFERROR([.I558]+[.G559];&quot;&quot;))">
            <text:p/>
          </table:table-cell>
          <table:table-cell table:style-name="ce80" table:formula="of:=IF([.D559] = &quot;&quot;; &quot;&quot;; IFERROR(([.I559]-[.F$2])/[.F$2];&quot;&quot;))">
            <text:p/>
          </table:table-cell>
          <table:table-cell table:style-name="ce84" table:formula="of:=IF([.D559] = &quot;&quot;; &quot;&quot;; IFERROR([.I559]/MAX([.$I$2:.I559])-1;&quot;&quot;))">
            <text:p/>
          </table:table-cell>
          <table:table-cell table:style-name="ce87" table:formula="of:=IF(ISBLANK([.D559]);&quot;&quot;; [.G559]/[.I558])">
            <text:p/>
          </table:table-cell>
          <table:table-cell table:style-name="ce76" table:formula="of:=IF([.D559] = &quot;&quot;; &quot;&quot;; IFERROR([.I558]*([.N559]);&quot;&quot;))">
            <text:p/>
          </table:table-cell>
          <table:table-cell table:style-name="ce96" table:formula="of:=IF([.D55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59]*[.N560]/[.D560]*([.E560]+[.F560]); IFERROR([.I559]*[.N560]/[.D560]*[.E560]; &quot;&quot;))">
            <text:p/>
          </table:table-cell>
          <table:table-cell table:style-name="ce71" table:formula="of:=IF([.D560] = &quot;&quot;; &quot;&quot;; IFERROR([.H559]+([.E560]+[.F560]); [.H559]+[.E560]) )">
            <text:p/>
          </table:table-cell>
          <table:table-cell table:style-name="ce76" table:formula="of:=IF([.D560] = &quot;&quot;; &quot;&quot;; IFERROR([.I559]+[.G560];&quot;&quot;))">
            <text:p/>
          </table:table-cell>
          <table:table-cell table:style-name="ce80" table:formula="of:=IF([.D560] = &quot;&quot;; &quot;&quot;; IFERROR(([.I560]-[.F$2])/[.F$2];&quot;&quot;))">
            <text:p/>
          </table:table-cell>
          <table:table-cell table:style-name="ce84" table:formula="of:=IF([.D560] = &quot;&quot;; &quot;&quot;; IFERROR([.I560]/MAX([.$I$2:.I560])-1;&quot;&quot;))">
            <text:p/>
          </table:table-cell>
          <table:table-cell table:style-name="ce87" table:formula="of:=IF(ISBLANK([.D560]);&quot;&quot;; [.G560]/[.I559])">
            <text:p/>
          </table:table-cell>
          <table:table-cell table:style-name="ce76" table:formula="of:=IF([.D560] = &quot;&quot;; &quot;&quot;; IFERROR([.I559]*([.N560]);&quot;&quot;))">
            <text:p/>
          </table:table-cell>
          <table:table-cell table:style-name="ce96" table:formula="of:=IF([.D56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60]*[.N561]/[.D561]*([.E561]+[.F561]); IFERROR([.I560]*[.N561]/[.D561]*[.E561]; &quot;&quot;))">
            <text:p/>
          </table:table-cell>
          <table:table-cell table:style-name="ce71" table:formula="of:=IF([.D561] = &quot;&quot;; &quot;&quot;; IFERROR([.H560]+([.E561]+[.F561]); [.H560]+[.E561]) )">
            <text:p/>
          </table:table-cell>
          <table:table-cell table:style-name="ce76" table:formula="of:=IF([.D561] = &quot;&quot;; &quot;&quot;; IFERROR([.I560]+[.G561];&quot;&quot;))">
            <text:p/>
          </table:table-cell>
          <table:table-cell table:style-name="ce80" table:formula="of:=IF([.D561] = &quot;&quot;; &quot;&quot;; IFERROR(([.I561]-[.F$2])/[.F$2];&quot;&quot;))">
            <text:p/>
          </table:table-cell>
          <table:table-cell table:style-name="ce84" table:formula="of:=IF([.D561] = &quot;&quot;; &quot;&quot;; IFERROR([.I561]/MAX([.$I$2:.I561])-1;&quot;&quot;))">
            <text:p/>
          </table:table-cell>
          <table:table-cell table:style-name="ce87" table:formula="of:=IF(ISBLANK([.D561]);&quot;&quot;; [.G561]/[.I560])">
            <text:p/>
          </table:table-cell>
          <table:table-cell table:style-name="ce76" table:formula="of:=IF([.D561] = &quot;&quot;; &quot;&quot;; IFERROR([.I560]*([.N561]);&quot;&quot;))">
            <text:p/>
          </table:table-cell>
          <table:table-cell table:style-name="ce96" table:formula="of:=IF([.D56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61]*[.N562]/[.D562]*([.E562]+[.F562]); IFERROR([.I561]*[.N562]/[.D562]*[.E562]; &quot;&quot;))">
            <text:p/>
          </table:table-cell>
          <table:table-cell table:style-name="ce71" table:formula="of:=IF([.D562] = &quot;&quot;; &quot;&quot;; IFERROR([.H561]+([.E562]+[.F562]); [.H561]+[.E562]) )">
            <text:p/>
          </table:table-cell>
          <table:table-cell table:style-name="ce76" table:formula="of:=IF([.D562] = &quot;&quot;; &quot;&quot;; IFERROR([.I561]+[.G562];&quot;&quot;))">
            <text:p/>
          </table:table-cell>
          <table:table-cell table:style-name="ce80" table:formula="of:=IF([.D562] = &quot;&quot;; &quot;&quot;; IFERROR(([.I562]-[.F$2])/[.F$2];&quot;&quot;))">
            <text:p/>
          </table:table-cell>
          <table:table-cell table:style-name="ce84" table:formula="of:=IF([.D562] = &quot;&quot;; &quot;&quot;; IFERROR([.I562]/MAX([.$I$2:.I562])-1;&quot;&quot;))">
            <text:p/>
          </table:table-cell>
          <table:table-cell table:style-name="ce87" table:formula="of:=IF(ISBLANK([.D562]);&quot;&quot;; [.G562]/[.I561])">
            <text:p/>
          </table:table-cell>
          <table:table-cell table:style-name="ce76" table:formula="of:=IF([.D562] = &quot;&quot;; &quot;&quot;; IFERROR([.I561]*([.N562]);&quot;&quot;))">
            <text:p/>
          </table:table-cell>
          <table:table-cell table:style-name="ce96" table:formula="of:=IF([.D56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62]*[.N563]/[.D563]*([.E563]+[.F563]); IFERROR([.I562]*[.N563]/[.D563]*[.E563]; &quot;&quot;))">
            <text:p/>
          </table:table-cell>
          <table:table-cell table:style-name="ce71" table:formula="of:=IF([.D563] = &quot;&quot;; &quot;&quot;; IFERROR([.H562]+([.E563]+[.F563]); [.H562]+[.E563]) )">
            <text:p/>
          </table:table-cell>
          <table:table-cell table:style-name="ce76" table:formula="of:=IF([.D563] = &quot;&quot;; &quot;&quot;; IFERROR([.I562]+[.G563];&quot;&quot;))">
            <text:p/>
          </table:table-cell>
          <table:table-cell table:style-name="ce80" table:formula="of:=IF([.D563] = &quot;&quot;; &quot;&quot;; IFERROR(([.I563]-[.F$2])/[.F$2];&quot;&quot;))">
            <text:p/>
          </table:table-cell>
          <table:table-cell table:style-name="ce84" table:formula="of:=IF([.D563] = &quot;&quot;; &quot;&quot;; IFERROR([.I563]/MAX([.$I$2:.I563])-1;&quot;&quot;))">
            <text:p/>
          </table:table-cell>
          <table:table-cell table:style-name="ce87" table:formula="of:=IF(ISBLANK([.D563]);&quot;&quot;; [.G563]/[.I562])">
            <text:p/>
          </table:table-cell>
          <table:table-cell table:style-name="ce76" table:formula="of:=IF([.D563] = &quot;&quot;; &quot;&quot;; IFERROR([.I562]*([.N563]);&quot;&quot;))">
            <text:p/>
          </table:table-cell>
          <table:table-cell table:style-name="ce96" table:formula="of:=IF([.D56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63]*[.N564]/[.D564]*([.E564]+[.F564]); IFERROR([.I563]*[.N564]/[.D564]*[.E564]; &quot;&quot;))">
            <text:p/>
          </table:table-cell>
          <table:table-cell table:style-name="ce71" table:formula="of:=IF([.D564] = &quot;&quot;; &quot;&quot;; IFERROR([.H563]+([.E564]+[.F564]); [.H563]+[.E564]) )">
            <text:p/>
          </table:table-cell>
          <table:table-cell table:style-name="ce76" table:formula="of:=IF([.D564] = &quot;&quot;; &quot;&quot;; IFERROR([.I563]+[.G564];&quot;&quot;))">
            <text:p/>
          </table:table-cell>
          <table:table-cell table:style-name="ce80" table:formula="of:=IF([.D564] = &quot;&quot;; &quot;&quot;; IFERROR(([.I564]-[.F$2])/[.F$2];&quot;&quot;))">
            <text:p/>
          </table:table-cell>
          <table:table-cell table:style-name="ce84" table:formula="of:=IF([.D564] = &quot;&quot;; &quot;&quot;; IFERROR([.I564]/MAX([.$I$2:.I564])-1;&quot;&quot;))">
            <text:p/>
          </table:table-cell>
          <table:table-cell table:style-name="ce87" table:formula="of:=IF(ISBLANK([.D564]);&quot;&quot;; [.G564]/[.I563])">
            <text:p/>
          </table:table-cell>
          <table:table-cell table:style-name="ce76" table:formula="of:=IF([.D564] = &quot;&quot;; &quot;&quot;; IFERROR([.I563]*([.N564]);&quot;&quot;))">
            <text:p/>
          </table:table-cell>
          <table:table-cell table:style-name="ce96" table:formula="of:=IF([.D56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64]*[.N565]/[.D565]*([.E565]+[.F565]); IFERROR([.I564]*[.N565]/[.D565]*[.E565]; &quot;&quot;))">
            <text:p/>
          </table:table-cell>
          <table:table-cell table:style-name="ce71" table:formula="of:=IF([.D565] = &quot;&quot;; &quot;&quot;; IFERROR([.H564]+([.E565]+[.F565]); [.H564]+[.E565]) )">
            <text:p/>
          </table:table-cell>
          <table:table-cell table:style-name="ce76" table:formula="of:=IF([.D565] = &quot;&quot;; &quot;&quot;; IFERROR([.I564]+[.G565];&quot;&quot;))">
            <text:p/>
          </table:table-cell>
          <table:table-cell table:style-name="ce80" table:formula="of:=IF([.D565] = &quot;&quot;; &quot;&quot;; IFERROR(([.I565]-[.F$2])/[.F$2];&quot;&quot;))">
            <text:p/>
          </table:table-cell>
          <table:table-cell table:style-name="ce84" table:formula="of:=IF([.D565] = &quot;&quot;; &quot;&quot;; IFERROR([.I565]/MAX([.$I$2:.I565])-1;&quot;&quot;))">
            <text:p/>
          </table:table-cell>
          <table:table-cell table:style-name="ce87" table:formula="of:=IF(ISBLANK([.D565]);&quot;&quot;; [.G565]/[.I564])">
            <text:p/>
          </table:table-cell>
          <table:table-cell table:style-name="ce76" table:formula="of:=IF([.D565] = &quot;&quot;; &quot;&quot;; IFERROR([.I564]*([.N565]);&quot;&quot;))">
            <text:p/>
          </table:table-cell>
          <table:table-cell table:style-name="ce96" table:formula="of:=IF([.D56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65]*[.N566]/[.D566]*([.E566]+[.F566]); IFERROR([.I565]*[.N566]/[.D566]*[.E566]; &quot;&quot;))">
            <text:p/>
          </table:table-cell>
          <table:table-cell table:style-name="ce71" table:formula="of:=IF([.D566] = &quot;&quot;; &quot;&quot;; IFERROR([.H565]+([.E566]+[.F566]); [.H565]+[.E566]) )">
            <text:p/>
          </table:table-cell>
          <table:table-cell table:style-name="ce76" table:formula="of:=IF([.D566] = &quot;&quot;; &quot;&quot;; IFERROR([.I565]+[.G566];&quot;&quot;))">
            <text:p/>
          </table:table-cell>
          <table:table-cell table:style-name="ce80" table:formula="of:=IF([.D566] = &quot;&quot;; &quot;&quot;; IFERROR(([.I566]-[.F$2])/[.F$2];&quot;&quot;))">
            <text:p/>
          </table:table-cell>
          <table:table-cell table:style-name="ce84" table:formula="of:=IF([.D566] = &quot;&quot;; &quot;&quot;; IFERROR([.I566]/MAX([.$I$2:.I566])-1;&quot;&quot;))">
            <text:p/>
          </table:table-cell>
          <table:table-cell table:style-name="ce87" table:formula="of:=IF(ISBLANK([.D566]);&quot;&quot;; [.G566]/[.I565])">
            <text:p/>
          </table:table-cell>
          <table:table-cell table:style-name="ce76" table:formula="of:=IF([.D566] = &quot;&quot;; &quot;&quot;; IFERROR([.I565]*([.N566]);&quot;&quot;))">
            <text:p/>
          </table:table-cell>
          <table:table-cell table:style-name="ce96" table:formula="of:=IF([.D56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66]*[.N567]/[.D567]*([.E567]+[.F567]); IFERROR([.I566]*[.N567]/[.D567]*[.E567]; &quot;&quot;))">
            <text:p/>
          </table:table-cell>
          <table:table-cell table:style-name="ce71" table:formula="of:=IF([.D567] = &quot;&quot;; &quot;&quot;; IFERROR([.H566]+([.E567]+[.F567]); [.H566]+[.E567]) )">
            <text:p/>
          </table:table-cell>
          <table:table-cell table:style-name="ce76" table:formula="of:=IF([.D567] = &quot;&quot;; &quot;&quot;; IFERROR([.I566]+[.G567];&quot;&quot;))">
            <text:p/>
          </table:table-cell>
          <table:table-cell table:style-name="ce80" table:formula="of:=IF([.D567] = &quot;&quot;; &quot;&quot;; IFERROR(([.I567]-[.F$2])/[.F$2];&quot;&quot;))">
            <text:p/>
          </table:table-cell>
          <table:table-cell table:style-name="ce84" table:formula="of:=IF([.D567] = &quot;&quot;; &quot;&quot;; IFERROR([.I567]/MAX([.$I$2:.I567])-1;&quot;&quot;))">
            <text:p/>
          </table:table-cell>
          <table:table-cell table:style-name="ce87" table:formula="of:=IF(ISBLANK([.D567]);&quot;&quot;; [.G567]/[.I566])">
            <text:p/>
          </table:table-cell>
          <table:table-cell table:style-name="ce76" table:formula="of:=IF([.D567] = &quot;&quot;; &quot;&quot;; IFERROR([.I566]*([.N567]);&quot;&quot;))">
            <text:p/>
          </table:table-cell>
          <table:table-cell table:style-name="ce96" table:formula="of:=IF([.D56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67]*[.N568]/[.D568]*([.E568]+[.F568]); IFERROR([.I567]*[.N568]/[.D568]*[.E568]; &quot;&quot;))">
            <text:p/>
          </table:table-cell>
          <table:table-cell table:style-name="ce71" table:formula="of:=IF([.D568] = &quot;&quot;; &quot;&quot;; IFERROR([.H567]+([.E568]+[.F568]); [.H567]+[.E568]) )">
            <text:p/>
          </table:table-cell>
          <table:table-cell table:style-name="ce76" table:formula="of:=IF([.D568] = &quot;&quot;; &quot;&quot;; IFERROR([.I567]+[.G568];&quot;&quot;))">
            <text:p/>
          </table:table-cell>
          <table:table-cell table:style-name="ce80" table:formula="of:=IF([.D568] = &quot;&quot;; &quot;&quot;; IFERROR(([.I568]-[.F$2])/[.F$2];&quot;&quot;))">
            <text:p/>
          </table:table-cell>
          <table:table-cell table:style-name="ce84" table:formula="of:=IF([.D568] = &quot;&quot;; &quot;&quot;; IFERROR([.I568]/MAX([.$I$2:.I568])-1;&quot;&quot;))">
            <text:p/>
          </table:table-cell>
          <table:table-cell table:style-name="ce87" table:formula="of:=IF(ISBLANK([.D568]);&quot;&quot;; [.G568]/[.I567])">
            <text:p/>
          </table:table-cell>
          <table:table-cell table:style-name="ce76" table:formula="of:=IF([.D568] = &quot;&quot;; &quot;&quot;; IFERROR([.I567]*([.N568]);&quot;&quot;))">
            <text:p/>
          </table:table-cell>
          <table:table-cell table:style-name="ce96" table:formula="of:=IF([.D56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68]*[.N569]/[.D569]*([.E569]+[.F569]); IFERROR([.I568]*[.N569]/[.D569]*[.E569]; &quot;&quot;))">
            <text:p/>
          </table:table-cell>
          <table:table-cell table:style-name="ce71" table:formula="of:=IF([.D569] = &quot;&quot;; &quot;&quot;; IFERROR([.H568]+([.E569]+[.F569]); [.H568]+[.E569]) )">
            <text:p/>
          </table:table-cell>
          <table:table-cell table:style-name="ce76" table:formula="of:=IF([.D569] = &quot;&quot;; &quot;&quot;; IFERROR([.I568]+[.G569];&quot;&quot;))">
            <text:p/>
          </table:table-cell>
          <table:table-cell table:style-name="ce80" table:formula="of:=IF([.D569] = &quot;&quot;; &quot;&quot;; IFERROR(([.I569]-[.F$2])/[.F$2];&quot;&quot;))">
            <text:p/>
          </table:table-cell>
          <table:table-cell table:style-name="ce84" table:formula="of:=IF([.D569] = &quot;&quot;; &quot;&quot;; IFERROR([.I569]/MAX([.$I$2:.I569])-1;&quot;&quot;))">
            <text:p/>
          </table:table-cell>
          <table:table-cell table:style-name="ce87" table:formula="of:=IF(ISBLANK([.D569]);&quot;&quot;; [.G569]/[.I568])">
            <text:p/>
          </table:table-cell>
          <table:table-cell table:style-name="ce76" table:formula="of:=IF([.D569] = &quot;&quot;; &quot;&quot;; IFERROR([.I568]*([.N569]);&quot;&quot;))">
            <text:p/>
          </table:table-cell>
          <table:table-cell table:style-name="ce96" table:formula="of:=IF([.D56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69]*[.N570]/[.D570]*([.E570]+[.F570]); IFERROR([.I569]*[.N570]/[.D570]*[.E570]; &quot;&quot;))">
            <text:p/>
          </table:table-cell>
          <table:table-cell table:style-name="ce71" table:formula="of:=IF([.D570] = &quot;&quot;; &quot;&quot;; IFERROR([.H569]+([.E570]+[.F570]); [.H569]+[.E570]) )">
            <text:p/>
          </table:table-cell>
          <table:table-cell table:style-name="ce76" table:formula="of:=IF([.D570] = &quot;&quot;; &quot;&quot;; IFERROR([.I569]+[.G570];&quot;&quot;))">
            <text:p/>
          </table:table-cell>
          <table:table-cell table:style-name="ce80" table:formula="of:=IF([.D570] = &quot;&quot;; &quot;&quot;; IFERROR(([.I570]-[.F$2])/[.F$2];&quot;&quot;))">
            <text:p/>
          </table:table-cell>
          <table:table-cell table:style-name="ce84" table:formula="of:=IF([.D570] = &quot;&quot;; &quot;&quot;; IFERROR([.I570]/MAX([.$I$2:.I570])-1;&quot;&quot;))">
            <text:p/>
          </table:table-cell>
          <table:table-cell table:style-name="ce87" table:formula="of:=IF(ISBLANK([.D570]);&quot;&quot;; [.G570]/[.I569])">
            <text:p/>
          </table:table-cell>
          <table:table-cell table:style-name="ce76" table:formula="of:=IF([.D570] = &quot;&quot;; &quot;&quot;; IFERROR([.I569]*([.N570]);&quot;&quot;))">
            <text:p/>
          </table:table-cell>
          <table:table-cell table:style-name="ce96" table:formula="of:=IF([.D57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70]*[.N571]/[.D571]*([.E571]+[.F571]); IFERROR([.I570]*[.N571]/[.D571]*[.E571]; &quot;&quot;))">
            <text:p/>
          </table:table-cell>
          <table:table-cell table:style-name="ce71" table:formula="of:=IF([.D571] = &quot;&quot;; &quot;&quot;; IFERROR([.H570]+([.E571]+[.F571]); [.H570]+[.E571]) )">
            <text:p/>
          </table:table-cell>
          <table:table-cell table:style-name="ce76" table:formula="of:=IF([.D571] = &quot;&quot;; &quot;&quot;; IFERROR([.I570]+[.G571];&quot;&quot;))">
            <text:p/>
          </table:table-cell>
          <table:table-cell table:style-name="ce80" table:formula="of:=IF([.D571] = &quot;&quot;; &quot;&quot;; IFERROR(([.I571]-[.F$2])/[.F$2];&quot;&quot;))">
            <text:p/>
          </table:table-cell>
          <table:table-cell table:style-name="ce84" table:formula="of:=IF([.D571] = &quot;&quot;; &quot;&quot;; IFERROR([.I571]/MAX([.$I$2:.I571])-1;&quot;&quot;))">
            <text:p/>
          </table:table-cell>
          <table:table-cell table:style-name="ce87" table:formula="of:=IF(ISBLANK([.D571]);&quot;&quot;; [.G571]/[.I570])">
            <text:p/>
          </table:table-cell>
          <table:table-cell table:style-name="ce76" table:formula="of:=IF([.D571] = &quot;&quot;; &quot;&quot;; IFERROR([.I570]*([.N571]);&quot;&quot;))">
            <text:p/>
          </table:table-cell>
          <table:table-cell table:style-name="ce96" table:formula="of:=IF([.D57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71]*[.N572]/[.D572]*([.E572]+[.F572]); IFERROR([.I571]*[.N572]/[.D572]*[.E572]; &quot;&quot;))">
            <text:p/>
          </table:table-cell>
          <table:table-cell table:style-name="ce71" table:formula="of:=IF([.D572] = &quot;&quot;; &quot;&quot;; IFERROR([.H571]+([.E572]+[.F572]); [.H571]+[.E572]) )">
            <text:p/>
          </table:table-cell>
          <table:table-cell table:style-name="ce76" table:formula="of:=IF([.D572] = &quot;&quot;; &quot;&quot;; IFERROR([.I571]+[.G572];&quot;&quot;))">
            <text:p/>
          </table:table-cell>
          <table:table-cell table:style-name="ce80" table:formula="of:=IF([.D572] = &quot;&quot;; &quot;&quot;; IFERROR(([.I572]-[.F$2])/[.F$2];&quot;&quot;))">
            <text:p/>
          </table:table-cell>
          <table:table-cell table:style-name="ce84" table:formula="of:=IF([.D572] = &quot;&quot;; &quot;&quot;; IFERROR([.I572]/MAX([.$I$2:.I572])-1;&quot;&quot;))">
            <text:p/>
          </table:table-cell>
          <table:table-cell table:style-name="ce87" table:formula="of:=IF(ISBLANK([.D572]);&quot;&quot;; [.G572]/[.I571])">
            <text:p/>
          </table:table-cell>
          <table:table-cell table:style-name="ce76" table:formula="of:=IF([.D572] = &quot;&quot;; &quot;&quot;; IFERROR([.I571]*([.N572]);&quot;&quot;))">
            <text:p/>
          </table:table-cell>
          <table:table-cell table:style-name="ce96" table:formula="of:=IF([.D57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72]*[.N573]/[.D573]*([.E573]+[.F573]); IFERROR([.I572]*[.N573]/[.D573]*[.E573]; &quot;&quot;))">
            <text:p/>
          </table:table-cell>
          <table:table-cell table:style-name="ce71" table:formula="of:=IF([.D573] = &quot;&quot;; &quot;&quot;; IFERROR([.H572]+([.E573]+[.F573]); [.H572]+[.E573]) )">
            <text:p/>
          </table:table-cell>
          <table:table-cell table:style-name="ce76" table:formula="of:=IF([.D573] = &quot;&quot;; &quot;&quot;; IFERROR([.I572]+[.G573];&quot;&quot;))">
            <text:p/>
          </table:table-cell>
          <table:table-cell table:style-name="ce80" table:formula="of:=IF([.D573] = &quot;&quot;; &quot;&quot;; IFERROR(([.I573]-[.F$2])/[.F$2];&quot;&quot;))">
            <text:p/>
          </table:table-cell>
          <table:table-cell table:style-name="ce84" table:formula="of:=IF([.D573] = &quot;&quot;; &quot;&quot;; IFERROR([.I573]/MAX([.$I$2:.I573])-1;&quot;&quot;))">
            <text:p/>
          </table:table-cell>
          <table:table-cell table:style-name="ce87" table:formula="of:=IF(ISBLANK([.D573]);&quot;&quot;; [.G573]/[.I572])">
            <text:p/>
          </table:table-cell>
          <table:table-cell table:style-name="ce76" table:formula="of:=IF([.D573] = &quot;&quot;; &quot;&quot;; IFERROR([.I572]*([.N573]);&quot;&quot;))">
            <text:p/>
          </table:table-cell>
          <table:table-cell table:style-name="ce96" table:formula="of:=IF([.D57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73]*[.N574]/[.D574]*([.E574]+[.F574]); IFERROR([.I573]*[.N574]/[.D574]*[.E574]; &quot;&quot;))">
            <text:p/>
          </table:table-cell>
          <table:table-cell table:style-name="ce71" table:formula="of:=IF([.D574] = &quot;&quot;; &quot;&quot;; IFERROR([.H573]+([.E574]+[.F574]); [.H573]+[.E574]) )">
            <text:p/>
          </table:table-cell>
          <table:table-cell table:style-name="ce76" table:formula="of:=IF([.D574] = &quot;&quot;; &quot;&quot;; IFERROR([.I573]+[.G574];&quot;&quot;))">
            <text:p/>
          </table:table-cell>
          <table:table-cell table:style-name="ce80" table:formula="of:=IF([.D574] = &quot;&quot;; &quot;&quot;; IFERROR(([.I574]-[.F$2])/[.F$2];&quot;&quot;))">
            <text:p/>
          </table:table-cell>
          <table:table-cell table:style-name="ce84" table:formula="of:=IF([.D574] = &quot;&quot;; &quot;&quot;; IFERROR([.I574]/MAX([.$I$2:.I574])-1;&quot;&quot;))">
            <text:p/>
          </table:table-cell>
          <table:table-cell table:style-name="ce87" table:formula="of:=IF(ISBLANK([.D574]);&quot;&quot;; [.G574]/[.I573])">
            <text:p/>
          </table:table-cell>
          <table:table-cell table:style-name="ce76" table:formula="of:=IF([.D574] = &quot;&quot;; &quot;&quot;; IFERROR([.I573]*([.N574]);&quot;&quot;))">
            <text:p/>
          </table:table-cell>
          <table:table-cell table:style-name="ce96" table:formula="of:=IF([.D57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74]*[.N575]/[.D575]*([.E575]+[.F575]); IFERROR([.I574]*[.N575]/[.D575]*[.E575]; &quot;&quot;))">
            <text:p/>
          </table:table-cell>
          <table:table-cell table:style-name="ce71" table:formula="of:=IF([.D575] = &quot;&quot;; &quot;&quot;; IFERROR([.H574]+([.E575]+[.F575]); [.H574]+[.E575]) )">
            <text:p/>
          </table:table-cell>
          <table:table-cell table:style-name="ce76" table:formula="of:=IF([.D575] = &quot;&quot;; &quot;&quot;; IFERROR([.I574]+[.G575];&quot;&quot;))">
            <text:p/>
          </table:table-cell>
          <table:table-cell table:style-name="ce80" table:formula="of:=IF([.D575] = &quot;&quot;; &quot;&quot;; IFERROR(([.I575]-[.F$2])/[.F$2];&quot;&quot;))">
            <text:p/>
          </table:table-cell>
          <table:table-cell table:style-name="ce84" table:formula="of:=IF([.D575] = &quot;&quot;; &quot;&quot;; IFERROR([.I575]/MAX([.$I$2:.I575])-1;&quot;&quot;))">
            <text:p/>
          </table:table-cell>
          <table:table-cell table:style-name="ce87" table:formula="of:=IF(ISBLANK([.D575]);&quot;&quot;; [.G575]/[.I574])">
            <text:p/>
          </table:table-cell>
          <table:table-cell table:style-name="ce76" table:formula="of:=IF([.D575] = &quot;&quot;; &quot;&quot;; IFERROR([.I574]*([.N575]);&quot;&quot;))">
            <text:p/>
          </table:table-cell>
          <table:table-cell table:style-name="ce96" table:formula="of:=IF([.D57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75]*[.N576]/[.D576]*([.E576]+[.F576]); IFERROR([.I575]*[.N576]/[.D576]*[.E576]; &quot;&quot;))">
            <text:p/>
          </table:table-cell>
          <table:table-cell table:style-name="ce71" table:formula="of:=IF([.D576] = &quot;&quot;; &quot;&quot;; IFERROR([.H575]+([.E576]+[.F576]); [.H575]+[.E576]) )">
            <text:p/>
          </table:table-cell>
          <table:table-cell table:style-name="ce76" table:formula="of:=IF([.D576] = &quot;&quot;; &quot;&quot;; IFERROR([.I575]+[.G576];&quot;&quot;))">
            <text:p/>
          </table:table-cell>
          <table:table-cell table:style-name="ce80" table:formula="of:=IF([.D576] = &quot;&quot;; &quot;&quot;; IFERROR(([.I576]-[.F$2])/[.F$2];&quot;&quot;))">
            <text:p/>
          </table:table-cell>
          <table:table-cell table:style-name="ce84" table:formula="of:=IF([.D576] = &quot;&quot;; &quot;&quot;; IFERROR([.I576]/MAX([.$I$2:.I576])-1;&quot;&quot;))">
            <text:p/>
          </table:table-cell>
          <table:table-cell table:style-name="ce87" table:formula="of:=IF(ISBLANK([.D576]);&quot;&quot;; [.G576]/[.I575])">
            <text:p/>
          </table:table-cell>
          <table:table-cell table:style-name="ce76" table:formula="of:=IF([.D576] = &quot;&quot;; &quot;&quot;; IFERROR([.I575]*([.N576]);&quot;&quot;))">
            <text:p/>
          </table:table-cell>
          <table:table-cell table:style-name="ce96" table:formula="of:=IF([.D57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76]*[.N577]/[.D577]*([.E577]+[.F577]); IFERROR([.I576]*[.N577]/[.D577]*[.E577]; &quot;&quot;))">
            <text:p/>
          </table:table-cell>
          <table:table-cell table:style-name="ce71" table:formula="of:=IF([.D577] = &quot;&quot;; &quot;&quot;; IFERROR([.H576]+([.E577]+[.F577]); [.H576]+[.E577]) )">
            <text:p/>
          </table:table-cell>
          <table:table-cell table:style-name="ce76" table:formula="of:=IF([.D577] = &quot;&quot;; &quot;&quot;; IFERROR([.I576]+[.G577];&quot;&quot;))">
            <text:p/>
          </table:table-cell>
          <table:table-cell table:style-name="ce80" table:formula="of:=IF([.D577] = &quot;&quot;; &quot;&quot;; IFERROR(([.I577]-[.F$2])/[.F$2];&quot;&quot;))">
            <text:p/>
          </table:table-cell>
          <table:table-cell table:style-name="ce84" table:formula="of:=IF([.D577] = &quot;&quot;; &quot;&quot;; IFERROR([.I577]/MAX([.$I$2:.I577])-1;&quot;&quot;))">
            <text:p/>
          </table:table-cell>
          <table:table-cell table:style-name="ce87" table:formula="of:=IF(ISBLANK([.D577]);&quot;&quot;; [.G577]/[.I576])">
            <text:p/>
          </table:table-cell>
          <table:table-cell table:style-name="ce76" table:formula="of:=IF([.D577] = &quot;&quot;; &quot;&quot;; IFERROR([.I576]*([.N577]);&quot;&quot;))">
            <text:p/>
          </table:table-cell>
          <table:table-cell table:style-name="ce96" table:formula="of:=IF([.D57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77]*[.N578]/[.D578]*([.E578]+[.F578]); IFERROR([.I577]*[.N578]/[.D578]*[.E578]; &quot;&quot;))">
            <text:p/>
          </table:table-cell>
          <table:table-cell table:style-name="ce71" table:formula="of:=IF([.D578] = &quot;&quot;; &quot;&quot;; IFERROR([.H577]+([.E578]+[.F578]); [.H577]+[.E578]) )">
            <text:p/>
          </table:table-cell>
          <table:table-cell table:style-name="ce76" table:formula="of:=IF([.D578] = &quot;&quot;; &quot;&quot;; IFERROR([.I577]+[.G578];&quot;&quot;))">
            <text:p/>
          </table:table-cell>
          <table:table-cell table:style-name="ce80" table:formula="of:=IF([.D578] = &quot;&quot;; &quot;&quot;; IFERROR(([.I578]-[.F$2])/[.F$2];&quot;&quot;))">
            <text:p/>
          </table:table-cell>
          <table:table-cell table:style-name="ce84" table:formula="of:=IF([.D578] = &quot;&quot;; &quot;&quot;; IFERROR([.I578]/MAX([.$I$2:.I578])-1;&quot;&quot;))">
            <text:p/>
          </table:table-cell>
          <table:table-cell table:style-name="ce87" table:formula="of:=IF(ISBLANK([.D578]);&quot;&quot;; [.G578]/[.I577])">
            <text:p/>
          </table:table-cell>
          <table:table-cell table:style-name="ce76" table:formula="of:=IF([.D578] = &quot;&quot;; &quot;&quot;; IFERROR([.I577]*([.N578]);&quot;&quot;))">
            <text:p/>
          </table:table-cell>
          <table:table-cell table:style-name="ce96" table:formula="of:=IF([.D57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78]*[.N579]/[.D579]*([.E579]+[.F579]); IFERROR([.I578]*[.N579]/[.D579]*[.E579]; &quot;&quot;))">
            <text:p/>
          </table:table-cell>
          <table:table-cell table:style-name="ce71" table:formula="of:=IF([.D579] = &quot;&quot;; &quot;&quot;; IFERROR([.H578]+([.E579]+[.F579]); [.H578]+[.E579]) )">
            <text:p/>
          </table:table-cell>
          <table:table-cell table:style-name="ce76" table:formula="of:=IF([.D579] = &quot;&quot;; &quot;&quot;; IFERROR([.I578]+[.G579];&quot;&quot;))">
            <text:p/>
          </table:table-cell>
          <table:table-cell table:style-name="ce80" table:formula="of:=IF([.D579] = &quot;&quot;; &quot;&quot;; IFERROR(([.I579]-[.F$2])/[.F$2];&quot;&quot;))">
            <text:p/>
          </table:table-cell>
          <table:table-cell table:style-name="ce84" table:formula="of:=IF([.D579] = &quot;&quot;; &quot;&quot;; IFERROR([.I579]/MAX([.$I$2:.I579])-1;&quot;&quot;))">
            <text:p/>
          </table:table-cell>
          <table:table-cell table:style-name="ce87" table:formula="of:=IF(ISBLANK([.D579]);&quot;&quot;; [.G579]/[.I578])">
            <text:p/>
          </table:table-cell>
          <table:table-cell table:style-name="ce76" table:formula="of:=IF([.D579] = &quot;&quot;; &quot;&quot;; IFERROR([.I578]*([.N579]);&quot;&quot;))">
            <text:p/>
          </table:table-cell>
          <table:table-cell table:style-name="ce96" table:formula="of:=IF([.D57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79]*[.N580]/[.D580]*([.E580]+[.F580]); IFERROR([.I579]*[.N580]/[.D580]*[.E580]; &quot;&quot;))">
            <text:p/>
          </table:table-cell>
          <table:table-cell table:style-name="ce71" table:formula="of:=IF([.D580] = &quot;&quot;; &quot;&quot;; IFERROR([.H579]+([.E580]+[.F580]); [.H579]+[.E580]) )">
            <text:p/>
          </table:table-cell>
          <table:table-cell table:style-name="ce76" table:formula="of:=IF([.D580] = &quot;&quot;; &quot;&quot;; IFERROR([.I579]+[.G580];&quot;&quot;))">
            <text:p/>
          </table:table-cell>
          <table:table-cell table:style-name="ce80" table:formula="of:=IF([.D580] = &quot;&quot;; &quot;&quot;; IFERROR(([.I580]-[.F$2])/[.F$2];&quot;&quot;))">
            <text:p/>
          </table:table-cell>
          <table:table-cell table:style-name="ce84" table:formula="of:=IF([.D580] = &quot;&quot;; &quot;&quot;; IFERROR([.I580]/MAX([.$I$2:.I580])-1;&quot;&quot;))">
            <text:p/>
          </table:table-cell>
          <table:table-cell table:style-name="ce87" table:formula="of:=IF(ISBLANK([.D580]);&quot;&quot;; [.G580]/[.I579])">
            <text:p/>
          </table:table-cell>
          <table:table-cell table:style-name="ce76" table:formula="of:=IF([.D580] = &quot;&quot;; &quot;&quot;; IFERROR([.I579]*([.N580]);&quot;&quot;))">
            <text:p/>
          </table:table-cell>
          <table:table-cell table:style-name="ce96" table:formula="of:=IF([.D58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80]*[.N581]/[.D581]*([.E581]+[.F581]); IFERROR([.I580]*[.N581]/[.D581]*[.E581]; &quot;&quot;))">
            <text:p/>
          </table:table-cell>
          <table:table-cell table:style-name="ce71" table:formula="of:=IF([.D581] = &quot;&quot;; &quot;&quot;; IFERROR([.H580]+([.E581]+[.F581]); [.H580]+[.E581]) )">
            <text:p/>
          </table:table-cell>
          <table:table-cell table:style-name="ce76" table:formula="of:=IF([.D581] = &quot;&quot;; &quot;&quot;; IFERROR([.I580]+[.G581];&quot;&quot;))">
            <text:p/>
          </table:table-cell>
          <table:table-cell table:style-name="ce80" table:formula="of:=IF([.D581] = &quot;&quot;; &quot;&quot;; IFERROR(([.I581]-[.F$2])/[.F$2];&quot;&quot;))">
            <text:p/>
          </table:table-cell>
          <table:table-cell table:style-name="ce84" table:formula="of:=IF([.D581] = &quot;&quot;; &quot;&quot;; IFERROR([.I581]/MAX([.$I$2:.I581])-1;&quot;&quot;))">
            <text:p/>
          </table:table-cell>
          <table:table-cell table:style-name="ce87" table:formula="of:=IF(ISBLANK([.D581]);&quot;&quot;; [.G581]/[.I580])">
            <text:p/>
          </table:table-cell>
          <table:table-cell table:style-name="ce76" table:formula="of:=IF([.D581] = &quot;&quot;; &quot;&quot;; IFERROR([.I580]*([.N581]);&quot;&quot;))">
            <text:p/>
          </table:table-cell>
          <table:table-cell table:style-name="ce96" table:formula="of:=IF([.D58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81]*[.N582]/[.D582]*([.E582]+[.F582]); IFERROR([.I581]*[.N582]/[.D582]*[.E582]; &quot;&quot;))">
            <text:p/>
          </table:table-cell>
          <table:table-cell table:style-name="ce71" table:formula="of:=IF([.D582] = &quot;&quot;; &quot;&quot;; IFERROR([.H581]+([.E582]+[.F582]); [.H581]+[.E582]) )">
            <text:p/>
          </table:table-cell>
          <table:table-cell table:style-name="ce76" table:formula="of:=IF([.D582] = &quot;&quot;; &quot;&quot;; IFERROR([.I581]+[.G582];&quot;&quot;))">
            <text:p/>
          </table:table-cell>
          <table:table-cell table:style-name="ce80" table:formula="of:=IF([.D582] = &quot;&quot;; &quot;&quot;; IFERROR(([.I582]-[.F$2])/[.F$2];&quot;&quot;))">
            <text:p/>
          </table:table-cell>
          <table:table-cell table:style-name="ce84" table:formula="of:=IF([.D582] = &quot;&quot;; &quot;&quot;; IFERROR([.I582]/MAX([.$I$2:.I582])-1;&quot;&quot;))">
            <text:p/>
          </table:table-cell>
          <table:table-cell table:style-name="ce87" table:formula="of:=IF(ISBLANK([.D582]);&quot;&quot;; [.G582]/[.I581])">
            <text:p/>
          </table:table-cell>
          <table:table-cell table:style-name="ce76" table:formula="of:=IF([.D582] = &quot;&quot;; &quot;&quot;; IFERROR([.I581]*([.N582]);&quot;&quot;))">
            <text:p/>
          </table:table-cell>
          <table:table-cell table:style-name="ce96" table:formula="of:=IF([.D58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82]*[.N583]/[.D583]*([.E583]+[.F583]); IFERROR([.I582]*[.N583]/[.D583]*[.E583]; &quot;&quot;))">
            <text:p/>
          </table:table-cell>
          <table:table-cell table:style-name="ce71" table:formula="of:=IF([.D583] = &quot;&quot;; &quot;&quot;; IFERROR([.H582]+([.E583]+[.F583]); [.H582]+[.E583]) )">
            <text:p/>
          </table:table-cell>
          <table:table-cell table:style-name="ce76" table:formula="of:=IF([.D583] = &quot;&quot;; &quot;&quot;; IFERROR([.I582]+[.G583];&quot;&quot;))">
            <text:p/>
          </table:table-cell>
          <table:table-cell table:style-name="ce80" table:formula="of:=IF([.D583] = &quot;&quot;; &quot;&quot;; IFERROR(([.I583]-[.F$2])/[.F$2];&quot;&quot;))">
            <text:p/>
          </table:table-cell>
          <table:table-cell table:style-name="ce84" table:formula="of:=IF([.D583] = &quot;&quot;; &quot;&quot;; IFERROR([.I583]/MAX([.$I$2:.I583])-1;&quot;&quot;))">
            <text:p/>
          </table:table-cell>
          <table:table-cell table:style-name="ce87" table:formula="of:=IF(ISBLANK([.D583]);&quot;&quot;; [.G583]/[.I582])">
            <text:p/>
          </table:table-cell>
          <table:table-cell table:style-name="ce76" table:formula="of:=IF([.D583] = &quot;&quot;; &quot;&quot;; IFERROR([.I582]*([.N583]);&quot;&quot;))">
            <text:p/>
          </table:table-cell>
          <table:table-cell table:style-name="ce96" table:formula="of:=IF([.D58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83]*[.N584]/[.D584]*([.E584]+[.F584]); IFERROR([.I583]*[.N584]/[.D584]*[.E584]; &quot;&quot;))">
            <text:p/>
          </table:table-cell>
          <table:table-cell table:style-name="ce71" table:formula="of:=IF([.D584] = &quot;&quot;; &quot;&quot;; IFERROR([.H583]+([.E584]+[.F584]); [.H583]+[.E584]) )">
            <text:p/>
          </table:table-cell>
          <table:table-cell table:style-name="ce76" table:formula="of:=IF([.D584] = &quot;&quot;; &quot;&quot;; IFERROR([.I583]+[.G584];&quot;&quot;))">
            <text:p/>
          </table:table-cell>
          <table:table-cell table:style-name="ce80" table:formula="of:=IF([.D584] = &quot;&quot;; &quot;&quot;; IFERROR(([.I584]-[.F$2])/[.F$2];&quot;&quot;))">
            <text:p/>
          </table:table-cell>
          <table:table-cell table:style-name="ce84" table:formula="of:=IF([.D584] = &quot;&quot;; &quot;&quot;; IFERROR([.I584]/MAX([.$I$2:.I584])-1;&quot;&quot;))">
            <text:p/>
          </table:table-cell>
          <table:table-cell table:style-name="ce87" table:formula="of:=IF(ISBLANK([.D584]);&quot;&quot;; [.G584]/[.I583])">
            <text:p/>
          </table:table-cell>
          <table:table-cell table:style-name="ce76" table:formula="of:=IF([.D584] = &quot;&quot;; &quot;&quot;; IFERROR([.I583]*([.N584]);&quot;&quot;))">
            <text:p/>
          </table:table-cell>
          <table:table-cell table:style-name="ce96" table:formula="of:=IF([.D58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84]*[.N585]/[.D585]*([.E585]+[.F585]); IFERROR([.I584]*[.N585]/[.D585]*[.E585]; &quot;&quot;))">
            <text:p/>
          </table:table-cell>
          <table:table-cell table:style-name="ce71" table:formula="of:=IF([.D585] = &quot;&quot;; &quot;&quot;; IFERROR([.H584]+([.E585]+[.F585]); [.H584]+[.E585]) )">
            <text:p/>
          </table:table-cell>
          <table:table-cell table:style-name="ce76" table:formula="of:=IF([.D585] = &quot;&quot;; &quot;&quot;; IFERROR([.I584]+[.G585];&quot;&quot;))">
            <text:p/>
          </table:table-cell>
          <table:table-cell table:style-name="ce80" table:formula="of:=IF([.D585] = &quot;&quot;; &quot;&quot;; IFERROR(([.I585]-[.F$2])/[.F$2];&quot;&quot;))">
            <text:p/>
          </table:table-cell>
          <table:table-cell table:style-name="ce84" table:formula="of:=IF([.D585] = &quot;&quot;; &quot;&quot;; IFERROR([.I585]/MAX([.$I$2:.I585])-1;&quot;&quot;))">
            <text:p/>
          </table:table-cell>
          <table:table-cell table:style-name="ce87" table:formula="of:=IF(ISBLANK([.D585]);&quot;&quot;; [.G585]/[.I584])">
            <text:p/>
          </table:table-cell>
          <table:table-cell table:style-name="ce76" table:formula="of:=IF([.D585] = &quot;&quot;; &quot;&quot;; IFERROR([.I584]*([.N585]);&quot;&quot;))">
            <text:p/>
          </table:table-cell>
          <table:table-cell table:style-name="ce96" table:formula="of:=IF([.D58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85]*[.N586]/[.D586]*([.E586]+[.F586]); IFERROR([.I585]*[.N586]/[.D586]*[.E586]; &quot;&quot;))">
            <text:p/>
          </table:table-cell>
          <table:table-cell table:style-name="ce71" table:formula="of:=IF([.D586] = &quot;&quot;; &quot;&quot;; IFERROR([.H585]+([.E586]+[.F586]); [.H585]+[.E586]) )">
            <text:p/>
          </table:table-cell>
          <table:table-cell table:style-name="ce76" table:formula="of:=IF([.D586] = &quot;&quot;; &quot;&quot;; IFERROR([.I585]+[.G586];&quot;&quot;))">
            <text:p/>
          </table:table-cell>
          <table:table-cell table:style-name="ce80" table:formula="of:=IF([.D586] = &quot;&quot;; &quot;&quot;; IFERROR(([.I586]-[.F$2])/[.F$2];&quot;&quot;))">
            <text:p/>
          </table:table-cell>
          <table:table-cell table:style-name="ce84" table:formula="of:=IF([.D586] = &quot;&quot;; &quot;&quot;; IFERROR([.I586]/MAX([.$I$2:.I586])-1;&quot;&quot;))">
            <text:p/>
          </table:table-cell>
          <table:table-cell table:style-name="ce87" table:formula="of:=IF(ISBLANK([.D586]);&quot;&quot;; [.G586]/[.I585])">
            <text:p/>
          </table:table-cell>
          <table:table-cell table:style-name="ce76" table:formula="of:=IF([.D586] = &quot;&quot;; &quot;&quot;; IFERROR([.I585]*([.N586]);&quot;&quot;))">
            <text:p/>
          </table:table-cell>
          <table:table-cell table:style-name="ce96" table:formula="of:=IF([.D58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86]*[.N587]/[.D587]*([.E587]+[.F587]); IFERROR([.I586]*[.N587]/[.D587]*[.E587]; &quot;&quot;))">
            <text:p/>
          </table:table-cell>
          <table:table-cell table:style-name="ce71" table:formula="of:=IF([.D587] = &quot;&quot;; &quot;&quot;; IFERROR([.H586]+([.E587]+[.F587]); [.H586]+[.E587]) )">
            <text:p/>
          </table:table-cell>
          <table:table-cell table:style-name="ce76" table:formula="of:=IF([.D587] = &quot;&quot;; &quot;&quot;; IFERROR([.I586]+[.G587];&quot;&quot;))">
            <text:p/>
          </table:table-cell>
          <table:table-cell table:style-name="ce80" table:formula="of:=IF([.D587] = &quot;&quot;; &quot;&quot;; IFERROR(([.I587]-[.F$2])/[.F$2];&quot;&quot;))">
            <text:p/>
          </table:table-cell>
          <table:table-cell table:style-name="ce84" table:formula="of:=IF([.D587] = &quot;&quot;; &quot;&quot;; IFERROR([.I587]/MAX([.$I$2:.I587])-1;&quot;&quot;))">
            <text:p/>
          </table:table-cell>
          <table:table-cell table:style-name="ce87" table:formula="of:=IF(ISBLANK([.D587]);&quot;&quot;; [.G587]/[.I586])">
            <text:p/>
          </table:table-cell>
          <table:table-cell table:style-name="ce76" table:formula="of:=IF([.D587] = &quot;&quot;; &quot;&quot;; IFERROR([.I586]*([.N587]);&quot;&quot;))">
            <text:p/>
          </table:table-cell>
          <table:table-cell table:style-name="ce96" table:formula="of:=IF([.D58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87]*[.N588]/[.D588]*([.E588]+[.F588]); IFERROR([.I587]*[.N588]/[.D588]*[.E588]; &quot;&quot;))">
            <text:p/>
          </table:table-cell>
          <table:table-cell table:style-name="ce71" table:formula="of:=IF([.D588] = &quot;&quot;; &quot;&quot;; IFERROR([.H587]+([.E588]+[.F588]); [.H587]+[.E588]) )">
            <text:p/>
          </table:table-cell>
          <table:table-cell table:style-name="ce76" table:formula="of:=IF([.D588] = &quot;&quot;; &quot;&quot;; IFERROR([.I587]+[.G588];&quot;&quot;))">
            <text:p/>
          </table:table-cell>
          <table:table-cell table:style-name="ce80" table:formula="of:=IF([.D588] = &quot;&quot;; &quot;&quot;; IFERROR(([.I588]-[.F$2])/[.F$2];&quot;&quot;))">
            <text:p/>
          </table:table-cell>
          <table:table-cell table:style-name="ce84" table:formula="of:=IF([.D588] = &quot;&quot;; &quot;&quot;; IFERROR([.I588]/MAX([.$I$2:.I588])-1;&quot;&quot;))">
            <text:p/>
          </table:table-cell>
          <table:table-cell table:style-name="ce87" table:formula="of:=IF(ISBLANK([.D588]);&quot;&quot;; [.G588]/[.I587])">
            <text:p/>
          </table:table-cell>
          <table:table-cell table:style-name="ce76" table:formula="of:=IF([.D588] = &quot;&quot;; &quot;&quot;; IFERROR([.I587]*([.N588]);&quot;&quot;))">
            <text:p/>
          </table:table-cell>
          <table:table-cell table:style-name="ce96" table:formula="of:=IF([.D58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88]*[.N589]/[.D589]*([.E589]+[.F589]); IFERROR([.I588]*[.N589]/[.D589]*[.E589]; &quot;&quot;))">
            <text:p/>
          </table:table-cell>
          <table:table-cell table:style-name="ce71" table:formula="of:=IF([.D589] = &quot;&quot;; &quot;&quot;; IFERROR([.H588]+([.E589]+[.F589]); [.H588]+[.E589]) )">
            <text:p/>
          </table:table-cell>
          <table:table-cell table:style-name="ce76" table:formula="of:=IF([.D589] = &quot;&quot;; &quot;&quot;; IFERROR([.I588]+[.G589];&quot;&quot;))">
            <text:p/>
          </table:table-cell>
          <table:table-cell table:style-name="ce80" table:formula="of:=IF([.D589] = &quot;&quot;; &quot;&quot;; IFERROR(([.I589]-[.F$2])/[.F$2];&quot;&quot;))">
            <text:p/>
          </table:table-cell>
          <table:table-cell table:style-name="ce84" table:formula="of:=IF([.D589] = &quot;&quot;; &quot;&quot;; IFERROR([.I589]/MAX([.$I$2:.I589])-1;&quot;&quot;))">
            <text:p/>
          </table:table-cell>
          <table:table-cell table:style-name="ce87" table:formula="of:=IF(ISBLANK([.D589]);&quot;&quot;; [.G589]/[.I588])">
            <text:p/>
          </table:table-cell>
          <table:table-cell table:style-name="ce76" table:formula="of:=IF([.D589] = &quot;&quot;; &quot;&quot;; IFERROR([.I588]*([.N589]);&quot;&quot;))">
            <text:p/>
          </table:table-cell>
          <table:table-cell table:style-name="ce96" table:formula="of:=IF([.D58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89]*[.N590]/[.D590]*([.E590]+[.F590]); IFERROR([.I589]*[.N590]/[.D590]*[.E590]; &quot;&quot;))">
            <text:p/>
          </table:table-cell>
          <table:table-cell table:style-name="ce71" table:formula="of:=IF([.D590] = &quot;&quot;; &quot;&quot;; IFERROR([.H589]+([.E590]+[.F590]); [.H589]+[.E590]) )">
            <text:p/>
          </table:table-cell>
          <table:table-cell table:style-name="ce76" table:formula="of:=IF([.D590] = &quot;&quot;; &quot;&quot;; IFERROR([.I589]+[.G590];&quot;&quot;))">
            <text:p/>
          </table:table-cell>
          <table:table-cell table:style-name="ce80" table:formula="of:=IF([.D590] = &quot;&quot;; &quot;&quot;; IFERROR(([.I590]-[.F$2])/[.F$2];&quot;&quot;))">
            <text:p/>
          </table:table-cell>
          <table:table-cell table:style-name="ce84" table:formula="of:=IF([.D590] = &quot;&quot;; &quot;&quot;; IFERROR([.I590]/MAX([.$I$2:.I590])-1;&quot;&quot;))">
            <text:p/>
          </table:table-cell>
          <table:table-cell table:style-name="ce87" table:formula="of:=IF(ISBLANK([.D590]);&quot;&quot;; [.G590]/[.I589])">
            <text:p/>
          </table:table-cell>
          <table:table-cell table:style-name="ce76" table:formula="of:=IF([.D590] = &quot;&quot;; &quot;&quot;; IFERROR([.I589]*([.N590]);&quot;&quot;))">
            <text:p/>
          </table:table-cell>
          <table:table-cell table:style-name="ce96" table:formula="of:=IF([.D59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90]*[.N591]/[.D591]*([.E591]+[.F591]); IFERROR([.I590]*[.N591]/[.D591]*[.E591]; &quot;&quot;))">
            <text:p/>
          </table:table-cell>
          <table:table-cell table:style-name="ce71" table:formula="of:=IF([.D591] = &quot;&quot;; &quot;&quot;; IFERROR([.H590]+([.E591]+[.F591]); [.H590]+[.E591]) )">
            <text:p/>
          </table:table-cell>
          <table:table-cell table:style-name="ce76" table:formula="of:=IF([.D591] = &quot;&quot;; &quot;&quot;; IFERROR([.I590]+[.G591];&quot;&quot;))">
            <text:p/>
          </table:table-cell>
          <table:table-cell table:style-name="ce80" table:formula="of:=IF([.D591] = &quot;&quot;; &quot;&quot;; IFERROR(([.I591]-[.F$2])/[.F$2];&quot;&quot;))">
            <text:p/>
          </table:table-cell>
          <table:table-cell table:style-name="ce84" table:formula="of:=IF([.D591] = &quot;&quot;; &quot;&quot;; IFERROR([.I591]/MAX([.$I$2:.I591])-1;&quot;&quot;))">
            <text:p/>
          </table:table-cell>
          <table:table-cell table:style-name="ce87" table:formula="of:=IF(ISBLANK([.D591]);&quot;&quot;; [.G591]/[.I590])">
            <text:p/>
          </table:table-cell>
          <table:table-cell table:style-name="ce76" table:formula="of:=IF([.D591] = &quot;&quot;; &quot;&quot;; IFERROR([.I590]*([.N591]);&quot;&quot;))">
            <text:p/>
          </table:table-cell>
          <table:table-cell table:style-name="ce96" table:formula="of:=IF([.D59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91]*[.N592]/[.D592]*([.E592]+[.F592]); IFERROR([.I591]*[.N592]/[.D592]*[.E592]; &quot;&quot;))">
            <text:p/>
          </table:table-cell>
          <table:table-cell table:style-name="ce71" table:formula="of:=IF([.D592] = &quot;&quot;; &quot;&quot;; IFERROR([.H591]+([.E592]+[.F592]); [.H591]+[.E592]) )">
            <text:p/>
          </table:table-cell>
          <table:table-cell table:style-name="ce76" table:formula="of:=IF([.D592] = &quot;&quot;; &quot;&quot;; IFERROR([.I591]+[.G592];&quot;&quot;))">
            <text:p/>
          </table:table-cell>
          <table:table-cell table:style-name="ce80" table:formula="of:=IF([.D592] = &quot;&quot;; &quot;&quot;; IFERROR(([.I592]-[.F$2])/[.F$2];&quot;&quot;))">
            <text:p/>
          </table:table-cell>
          <table:table-cell table:style-name="ce84" table:formula="of:=IF([.D592] = &quot;&quot;; &quot;&quot;; IFERROR([.I592]/MAX([.$I$2:.I592])-1;&quot;&quot;))">
            <text:p/>
          </table:table-cell>
          <table:table-cell table:style-name="ce87" table:formula="of:=IF(ISBLANK([.D592]);&quot;&quot;; [.G592]/[.I591])">
            <text:p/>
          </table:table-cell>
          <table:table-cell table:style-name="ce76" table:formula="of:=IF([.D592] = &quot;&quot;; &quot;&quot;; IFERROR([.I591]*([.N592]);&quot;&quot;))">
            <text:p/>
          </table:table-cell>
          <table:table-cell table:style-name="ce96" table:formula="of:=IF([.D59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92]*[.N593]/[.D593]*([.E593]+[.F593]); IFERROR([.I592]*[.N593]/[.D593]*[.E593]; &quot;&quot;))">
            <text:p/>
          </table:table-cell>
          <table:table-cell table:style-name="ce71" table:formula="of:=IF([.D593] = &quot;&quot;; &quot;&quot;; IFERROR([.H592]+([.E593]+[.F593]); [.H592]+[.E593]) )">
            <text:p/>
          </table:table-cell>
          <table:table-cell table:style-name="ce76" table:formula="of:=IF([.D593] = &quot;&quot;; &quot;&quot;; IFERROR([.I592]+[.G593];&quot;&quot;))">
            <text:p/>
          </table:table-cell>
          <table:table-cell table:style-name="ce80" table:formula="of:=IF([.D593] = &quot;&quot;; &quot;&quot;; IFERROR(([.I593]-[.F$2])/[.F$2];&quot;&quot;))">
            <text:p/>
          </table:table-cell>
          <table:table-cell table:style-name="ce84" table:formula="of:=IF([.D593] = &quot;&quot;; &quot;&quot;; IFERROR([.I593]/MAX([.$I$2:.I593])-1;&quot;&quot;))">
            <text:p/>
          </table:table-cell>
          <table:table-cell table:style-name="ce87" table:formula="of:=IF(ISBLANK([.D593]);&quot;&quot;; [.G593]/[.I592])">
            <text:p/>
          </table:table-cell>
          <table:table-cell table:style-name="ce76" table:formula="of:=IF([.D593] = &quot;&quot;; &quot;&quot;; IFERROR([.I592]*([.N593]);&quot;&quot;))">
            <text:p/>
          </table:table-cell>
          <table:table-cell table:style-name="ce96" table:formula="of:=IF([.D59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93]*[.N594]/[.D594]*([.E594]+[.F594]); IFERROR([.I593]*[.N594]/[.D594]*[.E594]; &quot;&quot;))">
            <text:p/>
          </table:table-cell>
          <table:table-cell table:style-name="ce71" table:formula="of:=IF([.D594] = &quot;&quot;; &quot;&quot;; IFERROR([.H593]+([.E594]+[.F594]); [.H593]+[.E594]) )">
            <text:p/>
          </table:table-cell>
          <table:table-cell table:style-name="ce76" table:formula="of:=IF([.D594] = &quot;&quot;; &quot;&quot;; IFERROR([.I593]+[.G594];&quot;&quot;))">
            <text:p/>
          </table:table-cell>
          <table:table-cell table:style-name="ce80" table:formula="of:=IF([.D594] = &quot;&quot;; &quot;&quot;; IFERROR(([.I594]-[.F$2])/[.F$2];&quot;&quot;))">
            <text:p/>
          </table:table-cell>
          <table:table-cell table:style-name="ce84" table:formula="of:=IF([.D594] = &quot;&quot;; &quot;&quot;; IFERROR([.I594]/MAX([.$I$2:.I594])-1;&quot;&quot;))">
            <text:p/>
          </table:table-cell>
          <table:table-cell table:style-name="ce87" table:formula="of:=IF(ISBLANK([.D594]);&quot;&quot;; [.G594]/[.I593])">
            <text:p/>
          </table:table-cell>
          <table:table-cell table:style-name="ce76" table:formula="of:=IF([.D594] = &quot;&quot;; &quot;&quot;; IFERROR([.I593]*([.N594]);&quot;&quot;))">
            <text:p/>
          </table:table-cell>
          <table:table-cell table:style-name="ce96" table:formula="of:=IF([.D59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94]*[.N595]/[.D595]*([.E595]+[.F595]); IFERROR([.I594]*[.N595]/[.D595]*[.E595]; &quot;&quot;))">
            <text:p/>
          </table:table-cell>
          <table:table-cell table:style-name="ce71" table:formula="of:=IF([.D595] = &quot;&quot;; &quot;&quot;; IFERROR([.H594]+([.E595]+[.F595]); [.H594]+[.E595]) )">
            <text:p/>
          </table:table-cell>
          <table:table-cell table:style-name="ce76" table:formula="of:=IF([.D595] = &quot;&quot;; &quot;&quot;; IFERROR([.I594]+[.G595];&quot;&quot;))">
            <text:p/>
          </table:table-cell>
          <table:table-cell table:style-name="ce80" table:formula="of:=IF([.D595] = &quot;&quot;; &quot;&quot;; IFERROR(([.I595]-[.F$2])/[.F$2];&quot;&quot;))">
            <text:p/>
          </table:table-cell>
          <table:table-cell table:style-name="ce84" table:formula="of:=IF([.D595] = &quot;&quot;; &quot;&quot;; IFERROR([.I595]/MAX([.$I$2:.I595])-1;&quot;&quot;))">
            <text:p/>
          </table:table-cell>
          <table:table-cell table:style-name="ce87" table:formula="of:=IF(ISBLANK([.D595]);&quot;&quot;; [.G595]/[.I594])">
            <text:p/>
          </table:table-cell>
          <table:table-cell table:style-name="ce76" table:formula="of:=IF([.D595] = &quot;&quot;; &quot;&quot;; IFERROR([.I594]*([.N595]);&quot;&quot;))">
            <text:p/>
          </table:table-cell>
          <table:table-cell table:style-name="ce96" table:formula="of:=IF([.D59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95]*[.N596]/[.D596]*([.E596]+[.F596]); IFERROR([.I595]*[.N596]/[.D596]*[.E596]; &quot;&quot;))">
            <text:p/>
          </table:table-cell>
          <table:table-cell table:style-name="ce71" table:formula="of:=IF([.D596] = &quot;&quot;; &quot;&quot;; IFERROR([.H595]+([.E596]+[.F596]); [.H595]+[.E596]) )">
            <text:p/>
          </table:table-cell>
          <table:table-cell table:style-name="ce76" table:formula="of:=IF([.D596] = &quot;&quot;; &quot;&quot;; IFERROR([.I595]+[.G596];&quot;&quot;))">
            <text:p/>
          </table:table-cell>
          <table:table-cell table:style-name="ce80" table:formula="of:=IF([.D596] = &quot;&quot;; &quot;&quot;; IFERROR(([.I596]-[.F$2])/[.F$2];&quot;&quot;))">
            <text:p/>
          </table:table-cell>
          <table:table-cell table:style-name="ce84" table:formula="of:=IF([.D596] = &quot;&quot;; &quot;&quot;; IFERROR([.I596]/MAX([.$I$2:.I596])-1;&quot;&quot;))">
            <text:p/>
          </table:table-cell>
          <table:table-cell table:style-name="ce87" table:formula="of:=IF(ISBLANK([.D596]);&quot;&quot;; [.G596]/[.I595])">
            <text:p/>
          </table:table-cell>
          <table:table-cell table:style-name="ce76" table:formula="of:=IF([.D596] = &quot;&quot;; &quot;&quot;; IFERROR([.I595]*([.N596]);&quot;&quot;))">
            <text:p/>
          </table:table-cell>
          <table:table-cell table:style-name="ce96" table:formula="of:=IF([.D59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96]*[.N597]/[.D597]*([.E597]+[.F597]); IFERROR([.I596]*[.N597]/[.D597]*[.E597]; &quot;&quot;))">
            <text:p/>
          </table:table-cell>
          <table:table-cell table:style-name="ce71" table:formula="of:=IF([.D597] = &quot;&quot;; &quot;&quot;; IFERROR([.H596]+([.E597]+[.F597]); [.H596]+[.E597]) )">
            <text:p/>
          </table:table-cell>
          <table:table-cell table:style-name="ce76" table:formula="of:=IF([.D597] = &quot;&quot;; &quot;&quot;; IFERROR([.I596]+[.G597];&quot;&quot;))">
            <text:p/>
          </table:table-cell>
          <table:table-cell table:style-name="ce80" table:formula="of:=IF([.D597] = &quot;&quot;; &quot;&quot;; IFERROR(([.I597]-[.F$2])/[.F$2];&quot;&quot;))">
            <text:p/>
          </table:table-cell>
          <table:table-cell table:style-name="ce84" table:formula="of:=IF([.D597] = &quot;&quot;; &quot;&quot;; IFERROR([.I597]/MAX([.$I$2:.I597])-1;&quot;&quot;))">
            <text:p/>
          </table:table-cell>
          <table:table-cell table:style-name="ce87" table:formula="of:=IF(ISBLANK([.D597]);&quot;&quot;; [.G597]/[.I596])">
            <text:p/>
          </table:table-cell>
          <table:table-cell table:style-name="ce76" table:formula="of:=IF([.D597] = &quot;&quot;; &quot;&quot;; IFERROR([.I596]*([.N597]);&quot;&quot;))">
            <text:p/>
          </table:table-cell>
          <table:table-cell table:style-name="ce96" table:formula="of:=IF([.D59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97]*[.N598]/[.D598]*([.E598]+[.F598]); IFERROR([.I597]*[.N598]/[.D598]*[.E598]; &quot;&quot;))">
            <text:p/>
          </table:table-cell>
          <table:table-cell table:style-name="ce71" table:formula="of:=IF([.D598] = &quot;&quot;; &quot;&quot;; IFERROR([.H597]+([.E598]+[.F598]); [.H597]+[.E598]) )">
            <text:p/>
          </table:table-cell>
          <table:table-cell table:style-name="ce76" table:formula="of:=IF([.D598] = &quot;&quot;; &quot;&quot;; IFERROR([.I597]+[.G598];&quot;&quot;))">
            <text:p/>
          </table:table-cell>
          <table:table-cell table:style-name="ce80" table:formula="of:=IF([.D598] = &quot;&quot;; &quot;&quot;; IFERROR(([.I598]-[.F$2])/[.F$2];&quot;&quot;))">
            <text:p/>
          </table:table-cell>
          <table:table-cell table:style-name="ce84" table:formula="of:=IF([.D598] = &quot;&quot;; &quot;&quot;; IFERROR([.I598]/MAX([.$I$2:.I598])-1;&quot;&quot;))">
            <text:p/>
          </table:table-cell>
          <table:table-cell table:style-name="ce87" table:formula="of:=IF(ISBLANK([.D598]);&quot;&quot;; [.G598]/[.I597])">
            <text:p/>
          </table:table-cell>
          <table:table-cell table:style-name="ce76" table:formula="of:=IF([.D598] = &quot;&quot;; &quot;&quot;; IFERROR([.I597]*([.N598]);&quot;&quot;))">
            <text:p/>
          </table:table-cell>
          <table:table-cell table:style-name="ce96" table:formula="of:=IF([.D59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598]*[.N599]/[.D599]*([.E599]+[.F599]); IFERROR([.I598]*[.N599]/[.D599]*[.E599]; &quot;&quot;))">
            <text:p/>
          </table:table-cell>
          <table:table-cell table:style-name="ce71" table:formula="of:=IF([.D599] = &quot;&quot;; &quot;&quot;; IFERROR([.H598]+([.E599]+[.F599]); [.H598]+[.E599]) )">
            <text:p/>
          </table:table-cell>
          <table:table-cell table:style-name="ce76" table:formula="of:=IF([.D599] = &quot;&quot;; &quot;&quot;; IFERROR([.I598]+[.G599];&quot;&quot;))">
            <text:p/>
          </table:table-cell>
          <table:table-cell table:style-name="ce80" table:formula="of:=IF([.D599] = &quot;&quot;; &quot;&quot;; IFERROR(([.I599]-[.F$2])/[.F$2];&quot;&quot;))">
            <text:p/>
          </table:table-cell>
          <table:table-cell table:style-name="ce84" table:formula="of:=IF([.D599] = &quot;&quot;; &quot;&quot;; IFERROR([.I599]/MAX([.$I$2:.I599])-1;&quot;&quot;))">
            <text:p/>
          </table:table-cell>
          <table:table-cell table:style-name="ce87" table:formula="of:=IF(ISBLANK([.D599]);&quot;&quot;; [.G599]/[.I598])">
            <text:p/>
          </table:table-cell>
          <table:table-cell table:style-name="ce76" table:formula="of:=IF([.D599] = &quot;&quot;; &quot;&quot;; IFERROR([.I598]*([.N599]);&quot;&quot;))">
            <text:p/>
          </table:table-cell>
          <table:table-cell table:style-name="ce96" table:formula="of:=IF([.D59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599]*[.N600]/[.D600]*([.E600]+[.F600]); IFERROR([.I599]*[.N600]/[.D600]*[.E600]; &quot;&quot;))">
            <text:p/>
          </table:table-cell>
          <table:table-cell table:style-name="ce71" table:formula="of:=IF([.D600] = &quot;&quot;; &quot;&quot;; IFERROR([.H599]+([.E600]+[.F600]); [.H599]+[.E600]) )">
            <text:p/>
          </table:table-cell>
          <table:table-cell table:style-name="ce76" table:formula="of:=IF([.D600] = &quot;&quot;; &quot;&quot;; IFERROR([.I599]+[.G600];&quot;&quot;))">
            <text:p/>
          </table:table-cell>
          <table:table-cell table:style-name="ce80" table:formula="of:=IF([.D600] = &quot;&quot;; &quot;&quot;; IFERROR(([.I600]-[.F$2])/[.F$2];&quot;&quot;))">
            <text:p/>
          </table:table-cell>
          <table:table-cell table:style-name="ce84" table:formula="of:=IF([.D600] = &quot;&quot;; &quot;&quot;; IFERROR([.I600]/MAX([.$I$2:.I600])-1;&quot;&quot;))">
            <text:p/>
          </table:table-cell>
          <table:table-cell table:style-name="ce87" table:formula="of:=IF(ISBLANK([.D600]);&quot;&quot;; [.G600]/[.I599])">
            <text:p/>
          </table:table-cell>
          <table:table-cell table:style-name="ce76" table:formula="of:=IF([.D600] = &quot;&quot;; &quot;&quot;; IFERROR([.I599]*([.N600]);&quot;&quot;))">
            <text:p/>
          </table:table-cell>
          <table:table-cell table:style-name="ce96" table:formula="of:=IF([.D60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00]*[.N601]/[.D601]*([.E601]+[.F601]); IFERROR([.I600]*[.N601]/[.D601]*[.E601]; &quot;&quot;))">
            <text:p/>
          </table:table-cell>
          <table:table-cell table:style-name="ce71" table:formula="of:=IF([.D601] = &quot;&quot;; &quot;&quot;; IFERROR([.H600]+([.E601]+[.F601]); [.H600]+[.E601]) )">
            <text:p/>
          </table:table-cell>
          <table:table-cell table:style-name="ce76" table:formula="of:=IF([.D601] = &quot;&quot;; &quot;&quot;; IFERROR([.I600]+[.G601];&quot;&quot;))">
            <text:p/>
          </table:table-cell>
          <table:table-cell table:style-name="ce80" table:formula="of:=IF([.D601] = &quot;&quot;; &quot;&quot;; IFERROR(([.I601]-[.F$2])/[.F$2];&quot;&quot;))">
            <text:p/>
          </table:table-cell>
          <table:table-cell table:style-name="ce84" table:formula="of:=IF([.D601] = &quot;&quot;; &quot;&quot;; IFERROR([.I601]/MAX([.$I$2:.I601])-1;&quot;&quot;))">
            <text:p/>
          </table:table-cell>
          <table:table-cell table:style-name="ce87" table:formula="of:=IF(ISBLANK([.D601]);&quot;&quot;; [.G601]/[.I600])">
            <text:p/>
          </table:table-cell>
          <table:table-cell table:style-name="ce76" table:formula="of:=IF([.D601] = &quot;&quot;; &quot;&quot;; IFERROR([.I600]*([.N601]);&quot;&quot;))">
            <text:p/>
          </table:table-cell>
          <table:table-cell table:style-name="ce96" table:formula="of:=IF([.D60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01]*[.N602]/[.D602]*([.E602]+[.F602]); IFERROR([.I601]*[.N602]/[.D602]*[.E602]; &quot;&quot;))">
            <text:p/>
          </table:table-cell>
          <table:table-cell table:style-name="ce71" table:formula="of:=IF([.D602] = &quot;&quot;; &quot;&quot;; IFERROR([.H601]+([.E602]+[.F602]); [.H601]+[.E602]) )">
            <text:p/>
          </table:table-cell>
          <table:table-cell table:style-name="ce76" table:formula="of:=IF([.D602] = &quot;&quot;; &quot;&quot;; IFERROR([.I601]+[.G602];&quot;&quot;))">
            <text:p/>
          </table:table-cell>
          <table:table-cell table:style-name="ce80" table:formula="of:=IF([.D602] = &quot;&quot;; &quot;&quot;; IFERROR(([.I602]-[.F$2])/[.F$2];&quot;&quot;))">
            <text:p/>
          </table:table-cell>
          <table:table-cell table:style-name="ce84" table:formula="of:=IF([.D602] = &quot;&quot;; &quot;&quot;; IFERROR([.I602]/MAX([.$I$2:.I602])-1;&quot;&quot;))">
            <text:p/>
          </table:table-cell>
          <table:table-cell table:style-name="ce87" table:formula="of:=IF(ISBLANK([.D602]);&quot;&quot;; [.G602]/[.I601])">
            <text:p/>
          </table:table-cell>
          <table:table-cell table:style-name="ce76" table:formula="of:=IF([.D602] = &quot;&quot;; &quot;&quot;; IFERROR([.I601]*([.N602]);&quot;&quot;))">
            <text:p/>
          </table:table-cell>
          <table:table-cell table:style-name="ce96" table:formula="of:=IF([.D60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02]*[.N603]/[.D603]*([.E603]+[.F603]); IFERROR([.I602]*[.N603]/[.D603]*[.E603]; &quot;&quot;))">
            <text:p/>
          </table:table-cell>
          <table:table-cell table:style-name="ce71" table:formula="of:=IF([.D603] = &quot;&quot;; &quot;&quot;; IFERROR([.H602]+([.E603]+[.F603]); [.H602]+[.E603]) )">
            <text:p/>
          </table:table-cell>
          <table:table-cell table:style-name="ce76" table:formula="of:=IF([.D603] = &quot;&quot;; &quot;&quot;; IFERROR([.I602]+[.G603];&quot;&quot;))">
            <text:p/>
          </table:table-cell>
          <table:table-cell table:style-name="ce80" table:formula="of:=IF([.D603] = &quot;&quot;; &quot;&quot;; IFERROR(([.I603]-[.F$2])/[.F$2];&quot;&quot;))">
            <text:p/>
          </table:table-cell>
          <table:table-cell table:style-name="ce84" table:formula="of:=IF([.D603] = &quot;&quot;; &quot;&quot;; IFERROR([.I603]/MAX([.$I$2:.I603])-1;&quot;&quot;))">
            <text:p/>
          </table:table-cell>
          <table:table-cell table:style-name="ce87" table:formula="of:=IF(ISBLANK([.D603]);&quot;&quot;; [.G603]/[.I602])">
            <text:p/>
          </table:table-cell>
          <table:table-cell table:style-name="ce76" table:formula="of:=IF([.D603] = &quot;&quot;; &quot;&quot;; IFERROR([.I602]*([.N603]);&quot;&quot;))">
            <text:p/>
          </table:table-cell>
          <table:table-cell table:style-name="ce96" table:formula="of:=IF([.D60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03]*[.N604]/[.D604]*([.E604]+[.F604]); IFERROR([.I603]*[.N604]/[.D604]*[.E604]; &quot;&quot;))">
            <text:p/>
          </table:table-cell>
          <table:table-cell table:style-name="ce71" table:formula="of:=IF([.D604] = &quot;&quot;; &quot;&quot;; IFERROR([.H603]+([.E604]+[.F604]); [.H603]+[.E604]) )">
            <text:p/>
          </table:table-cell>
          <table:table-cell table:style-name="ce76" table:formula="of:=IF([.D604] = &quot;&quot;; &quot;&quot;; IFERROR([.I603]+[.G604];&quot;&quot;))">
            <text:p/>
          </table:table-cell>
          <table:table-cell table:style-name="ce80" table:formula="of:=IF([.D604] = &quot;&quot;; &quot;&quot;; IFERROR(([.I604]-[.F$2])/[.F$2];&quot;&quot;))">
            <text:p/>
          </table:table-cell>
          <table:table-cell table:style-name="ce84" table:formula="of:=IF([.D604] = &quot;&quot;; &quot;&quot;; IFERROR([.I604]/MAX([.$I$2:.I604])-1;&quot;&quot;))">
            <text:p/>
          </table:table-cell>
          <table:table-cell table:style-name="ce87" table:formula="of:=IF(ISBLANK([.D604]);&quot;&quot;; [.G604]/[.I603])">
            <text:p/>
          </table:table-cell>
          <table:table-cell table:style-name="ce76" table:formula="of:=IF([.D604] = &quot;&quot;; &quot;&quot;; IFERROR([.I603]*([.N604]);&quot;&quot;))">
            <text:p/>
          </table:table-cell>
          <table:table-cell table:style-name="ce96" table:formula="of:=IF([.D60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04]*[.N605]/[.D605]*([.E605]+[.F605]); IFERROR([.I604]*[.N605]/[.D605]*[.E605]; &quot;&quot;))">
            <text:p/>
          </table:table-cell>
          <table:table-cell table:style-name="ce71" table:formula="of:=IF([.D605] = &quot;&quot;; &quot;&quot;; IFERROR([.H604]+([.E605]+[.F605]); [.H604]+[.E605]) )">
            <text:p/>
          </table:table-cell>
          <table:table-cell table:style-name="ce76" table:formula="of:=IF([.D605] = &quot;&quot;; &quot;&quot;; IFERROR([.I604]+[.G605];&quot;&quot;))">
            <text:p/>
          </table:table-cell>
          <table:table-cell table:style-name="ce80" table:formula="of:=IF([.D605] = &quot;&quot;; &quot;&quot;; IFERROR(([.I605]-[.F$2])/[.F$2];&quot;&quot;))">
            <text:p/>
          </table:table-cell>
          <table:table-cell table:style-name="ce84" table:formula="of:=IF([.D605] = &quot;&quot;; &quot;&quot;; IFERROR([.I605]/MAX([.$I$2:.I605])-1;&quot;&quot;))">
            <text:p/>
          </table:table-cell>
          <table:table-cell table:style-name="ce87" table:formula="of:=IF(ISBLANK([.D605]);&quot;&quot;; [.G605]/[.I604])">
            <text:p/>
          </table:table-cell>
          <table:table-cell table:style-name="ce76" table:formula="of:=IF([.D605] = &quot;&quot;; &quot;&quot;; IFERROR([.I604]*([.N605]);&quot;&quot;))">
            <text:p/>
          </table:table-cell>
          <table:table-cell table:style-name="ce96" table:formula="of:=IF([.D60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05]*[.N606]/[.D606]*([.E606]+[.F606]); IFERROR([.I605]*[.N606]/[.D606]*[.E606]; &quot;&quot;))">
            <text:p/>
          </table:table-cell>
          <table:table-cell table:style-name="ce71" table:formula="of:=IF([.D606] = &quot;&quot;; &quot;&quot;; IFERROR([.H605]+([.E606]+[.F606]); [.H605]+[.E606]) )">
            <text:p/>
          </table:table-cell>
          <table:table-cell table:style-name="ce76" table:formula="of:=IF([.D606] = &quot;&quot;; &quot;&quot;; IFERROR([.I605]+[.G606];&quot;&quot;))">
            <text:p/>
          </table:table-cell>
          <table:table-cell table:style-name="ce80" table:formula="of:=IF([.D606] = &quot;&quot;; &quot;&quot;; IFERROR(([.I606]-[.F$2])/[.F$2];&quot;&quot;))">
            <text:p/>
          </table:table-cell>
          <table:table-cell table:style-name="ce84" table:formula="of:=IF([.D606] = &quot;&quot;; &quot;&quot;; IFERROR([.I606]/MAX([.$I$2:.I606])-1;&quot;&quot;))">
            <text:p/>
          </table:table-cell>
          <table:table-cell table:style-name="ce87" table:formula="of:=IF(ISBLANK([.D606]);&quot;&quot;; [.G606]/[.I605])">
            <text:p/>
          </table:table-cell>
          <table:table-cell table:style-name="ce76" table:formula="of:=IF([.D606] = &quot;&quot;; &quot;&quot;; IFERROR([.I605]*([.N606]);&quot;&quot;))">
            <text:p/>
          </table:table-cell>
          <table:table-cell table:style-name="ce96" table:formula="of:=IF([.D60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06]*[.N607]/[.D607]*([.E607]+[.F607]); IFERROR([.I606]*[.N607]/[.D607]*[.E607]; &quot;&quot;))">
            <text:p/>
          </table:table-cell>
          <table:table-cell table:style-name="ce71" table:formula="of:=IF([.D607] = &quot;&quot;; &quot;&quot;; IFERROR([.H606]+([.E607]+[.F607]); [.H606]+[.E607]) )">
            <text:p/>
          </table:table-cell>
          <table:table-cell table:style-name="ce76" table:formula="of:=IF([.D607] = &quot;&quot;; &quot;&quot;; IFERROR([.I606]+[.G607];&quot;&quot;))">
            <text:p/>
          </table:table-cell>
          <table:table-cell table:style-name="ce80" table:formula="of:=IF([.D607] = &quot;&quot;; &quot;&quot;; IFERROR(([.I607]-[.F$2])/[.F$2];&quot;&quot;))">
            <text:p/>
          </table:table-cell>
          <table:table-cell table:style-name="ce84" table:formula="of:=IF([.D607] = &quot;&quot;; &quot;&quot;; IFERROR([.I607]/MAX([.$I$2:.I607])-1;&quot;&quot;))">
            <text:p/>
          </table:table-cell>
          <table:table-cell table:style-name="ce87" table:formula="of:=IF(ISBLANK([.D607]);&quot;&quot;; [.G607]/[.I606])">
            <text:p/>
          </table:table-cell>
          <table:table-cell table:style-name="ce76" table:formula="of:=IF([.D607] = &quot;&quot;; &quot;&quot;; IFERROR([.I606]*([.N607]);&quot;&quot;))">
            <text:p/>
          </table:table-cell>
          <table:table-cell table:style-name="ce96" table:formula="of:=IF([.D60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07]*[.N608]/[.D608]*([.E608]+[.F608]); IFERROR([.I607]*[.N608]/[.D608]*[.E608]; &quot;&quot;))">
            <text:p/>
          </table:table-cell>
          <table:table-cell table:style-name="ce71" table:formula="of:=IF([.D608] = &quot;&quot;; &quot;&quot;; IFERROR([.H607]+([.E608]+[.F608]); [.H607]+[.E608]) )">
            <text:p/>
          </table:table-cell>
          <table:table-cell table:style-name="ce76" table:formula="of:=IF([.D608] = &quot;&quot;; &quot;&quot;; IFERROR([.I607]+[.G608];&quot;&quot;))">
            <text:p/>
          </table:table-cell>
          <table:table-cell table:style-name="ce80" table:formula="of:=IF([.D608] = &quot;&quot;; &quot;&quot;; IFERROR(([.I608]-[.F$2])/[.F$2];&quot;&quot;))">
            <text:p/>
          </table:table-cell>
          <table:table-cell table:style-name="ce84" table:formula="of:=IF([.D608] = &quot;&quot;; &quot;&quot;; IFERROR([.I608]/MAX([.$I$2:.I608])-1;&quot;&quot;))">
            <text:p/>
          </table:table-cell>
          <table:table-cell table:style-name="ce87" table:formula="of:=IF(ISBLANK([.D608]);&quot;&quot;; [.G608]/[.I607])">
            <text:p/>
          </table:table-cell>
          <table:table-cell table:style-name="ce76" table:formula="of:=IF([.D608] = &quot;&quot;; &quot;&quot;; IFERROR([.I607]*([.N608]);&quot;&quot;))">
            <text:p/>
          </table:table-cell>
          <table:table-cell table:style-name="ce96" table:formula="of:=IF([.D60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08]*[.N609]/[.D609]*([.E609]+[.F609]); IFERROR([.I608]*[.N609]/[.D609]*[.E609]; &quot;&quot;))">
            <text:p/>
          </table:table-cell>
          <table:table-cell table:style-name="ce71" table:formula="of:=IF([.D609] = &quot;&quot;; &quot;&quot;; IFERROR([.H608]+([.E609]+[.F609]); [.H608]+[.E609]) )">
            <text:p/>
          </table:table-cell>
          <table:table-cell table:style-name="ce76" table:formula="of:=IF([.D609] = &quot;&quot;; &quot;&quot;; IFERROR([.I608]+[.G609];&quot;&quot;))">
            <text:p/>
          </table:table-cell>
          <table:table-cell table:style-name="ce80" table:formula="of:=IF([.D609] = &quot;&quot;; &quot;&quot;; IFERROR(([.I609]-[.F$2])/[.F$2];&quot;&quot;))">
            <text:p/>
          </table:table-cell>
          <table:table-cell table:style-name="ce84" table:formula="of:=IF([.D609] = &quot;&quot;; &quot;&quot;; IFERROR([.I609]/MAX([.$I$2:.I609])-1;&quot;&quot;))">
            <text:p/>
          </table:table-cell>
          <table:table-cell table:style-name="ce87" table:formula="of:=IF(ISBLANK([.D609]);&quot;&quot;; [.G609]/[.I608])">
            <text:p/>
          </table:table-cell>
          <table:table-cell table:style-name="ce76" table:formula="of:=IF([.D609] = &quot;&quot;; &quot;&quot;; IFERROR([.I608]*([.N609]);&quot;&quot;))">
            <text:p/>
          </table:table-cell>
          <table:table-cell table:style-name="ce96" table:formula="of:=IF([.D60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09]*[.N610]/[.D610]*([.E610]+[.F610]); IFERROR([.I609]*[.N610]/[.D610]*[.E610]; &quot;&quot;))">
            <text:p/>
          </table:table-cell>
          <table:table-cell table:style-name="ce71" table:formula="of:=IF([.D610] = &quot;&quot;; &quot;&quot;; IFERROR([.H609]+([.E610]+[.F610]); [.H609]+[.E610]) )">
            <text:p/>
          </table:table-cell>
          <table:table-cell table:style-name="ce76" table:formula="of:=IF([.D610] = &quot;&quot;; &quot;&quot;; IFERROR([.I609]+[.G610];&quot;&quot;))">
            <text:p/>
          </table:table-cell>
          <table:table-cell table:style-name="ce80" table:formula="of:=IF([.D610] = &quot;&quot;; &quot;&quot;; IFERROR(([.I610]-[.F$2])/[.F$2];&quot;&quot;))">
            <text:p/>
          </table:table-cell>
          <table:table-cell table:style-name="ce84" table:formula="of:=IF([.D610] = &quot;&quot;; &quot;&quot;; IFERROR([.I610]/MAX([.$I$2:.I610])-1;&quot;&quot;))">
            <text:p/>
          </table:table-cell>
          <table:table-cell table:style-name="ce87" table:formula="of:=IF(ISBLANK([.D610]);&quot;&quot;; [.G610]/[.I609])">
            <text:p/>
          </table:table-cell>
          <table:table-cell table:style-name="ce76" table:formula="of:=IF([.D610] = &quot;&quot;; &quot;&quot;; IFERROR([.I609]*([.N610]);&quot;&quot;))">
            <text:p/>
          </table:table-cell>
          <table:table-cell table:style-name="ce96" table:formula="of:=IF([.D61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10]*[.N611]/[.D611]*([.E611]+[.F611]); IFERROR([.I610]*[.N611]/[.D611]*[.E611]; &quot;&quot;))">
            <text:p/>
          </table:table-cell>
          <table:table-cell table:style-name="ce71" table:formula="of:=IF([.D611] = &quot;&quot;; &quot;&quot;; IFERROR([.H610]+([.E611]+[.F611]); [.H610]+[.E611]) )">
            <text:p/>
          </table:table-cell>
          <table:table-cell table:style-name="ce76" table:formula="of:=IF([.D611] = &quot;&quot;; &quot;&quot;; IFERROR([.I610]+[.G611];&quot;&quot;))">
            <text:p/>
          </table:table-cell>
          <table:table-cell table:style-name="ce80" table:formula="of:=IF([.D611] = &quot;&quot;; &quot;&quot;; IFERROR(([.I611]-[.F$2])/[.F$2];&quot;&quot;))">
            <text:p/>
          </table:table-cell>
          <table:table-cell table:style-name="ce84" table:formula="of:=IF([.D611] = &quot;&quot;; &quot;&quot;; IFERROR([.I611]/MAX([.$I$2:.I611])-1;&quot;&quot;))">
            <text:p/>
          </table:table-cell>
          <table:table-cell table:style-name="ce87" table:formula="of:=IF(ISBLANK([.D611]);&quot;&quot;; [.G611]/[.I610])">
            <text:p/>
          </table:table-cell>
          <table:table-cell table:style-name="ce76" table:formula="of:=IF([.D611] = &quot;&quot;; &quot;&quot;; IFERROR([.I610]*([.N611]);&quot;&quot;))">
            <text:p/>
          </table:table-cell>
          <table:table-cell table:style-name="ce96" table:formula="of:=IF([.D61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11]*[.N612]/[.D612]*([.E612]+[.F612]); IFERROR([.I611]*[.N612]/[.D612]*[.E612]; &quot;&quot;))">
            <text:p/>
          </table:table-cell>
          <table:table-cell table:style-name="ce71" table:formula="of:=IF([.D612] = &quot;&quot;; &quot;&quot;; IFERROR([.H611]+([.E612]+[.F612]); [.H611]+[.E612]) )">
            <text:p/>
          </table:table-cell>
          <table:table-cell table:style-name="ce76" table:formula="of:=IF([.D612] = &quot;&quot;; &quot;&quot;; IFERROR([.I611]+[.G612];&quot;&quot;))">
            <text:p/>
          </table:table-cell>
          <table:table-cell table:style-name="ce80" table:formula="of:=IF([.D612] = &quot;&quot;; &quot;&quot;; IFERROR(([.I612]-[.F$2])/[.F$2];&quot;&quot;))">
            <text:p/>
          </table:table-cell>
          <table:table-cell table:style-name="ce84" table:formula="of:=IF([.D612] = &quot;&quot;; &quot;&quot;; IFERROR([.I612]/MAX([.$I$2:.I612])-1;&quot;&quot;))">
            <text:p/>
          </table:table-cell>
          <table:table-cell table:style-name="ce87" table:formula="of:=IF(ISBLANK([.D612]);&quot;&quot;; [.G612]/[.I611])">
            <text:p/>
          </table:table-cell>
          <table:table-cell table:style-name="ce76" table:formula="of:=IF([.D612] = &quot;&quot;; &quot;&quot;; IFERROR([.I611]*([.N612]);&quot;&quot;))">
            <text:p/>
          </table:table-cell>
          <table:table-cell table:style-name="ce96" table:formula="of:=IF([.D61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12]*[.N613]/[.D613]*([.E613]+[.F613]); IFERROR([.I612]*[.N613]/[.D613]*[.E613]; &quot;&quot;))">
            <text:p/>
          </table:table-cell>
          <table:table-cell table:style-name="ce71" table:formula="of:=IF([.D613] = &quot;&quot;; &quot;&quot;; IFERROR([.H612]+([.E613]+[.F613]); [.H612]+[.E613]) )">
            <text:p/>
          </table:table-cell>
          <table:table-cell table:style-name="ce76" table:formula="of:=IF([.D613] = &quot;&quot;; &quot;&quot;; IFERROR([.I612]+[.G613];&quot;&quot;))">
            <text:p/>
          </table:table-cell>
          <table:table-cell table:style-name="ce80" table:formula="of:=IF([.D613] = &quot;&quot;; &quot;&quot;; IFERROR(([.I613]-[.F$2])/[.F$2];&quot;&quot;))">
            <text:p/>
          </table:table-cell>
          <table:table-cell table:style-name="ce84" table:formula="of:=IF([.D613] = &quot;&quot;; &quot;&quot;; IFERROR([.I613]/MAX([.$I$2:.I613])-1;&quot;&quot;))">
            <text:p/>
          </table:table-cell>
          <table:table-cell table:style-name="ce87" table:formula="of:=IF(ISBLANK([.D613]);&quot;&quot;; [.G613]/[.I612])">
            <text:p/>
          </table:table-cell>
          <table:table-cell table:style-name="ce76" table:formula="of:=IF([.D613] = &quot;&quot;; &quot;&quot;; IFERROR([.I612]*([.N613]);&quot;&quot;))">
            <text:p/>
          </table:table-cell>
          <table:table-cell table:style-name="ce96" table:formula="of:=IF([.D61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13]*[.N614]/[.D614]*([.E614]+[.F614]); IFERROR([.I613]*[.N614]/[.D614]*[.E614]; &quot;&quot;))">
            <text:p/>
          </table:table-cell>
          <table:table-cell table:style-name="ce71" table:formula="of:=IF([.D614] = &quot;&quot;; &quot;&quot;; IFERROR([.H613]+([.E614]+[.F614]); [.H613]+[.E614]) )">
            <text:p/>
          </table:table-cell>
          <table:table-cell table:style-name="ce76" table:formula="of:=IF([.D614] = &quot;&quot;; &quot;&quot;; IFERROR([.I613]+[.G614];&quot;&quot;))">
            <text:p/>
          </table:table-cell>
          <table:table-cell table:style-name="ce80" table:formula="of:=IF([.D614] = &quot;&quot;; &quot;&quot;; IFERROR(([.I614]-[.F$2])/[.F$2];&quot;&quot;))">
            <text:p/>
          </table:table-cell>
          <table:table-cell table:style-name="ce84" table:formula="of:=IF([.D614] = &quot;&quot;; &quot;&quot;; IFERROR([.I614]/MAX([.$I$2:.I614])-1;&quot;&quot;))">
            <text:p/>
          </table:table-cell>
          <table:table-cell table:style-name="ce87" table:formula="of:=IF(ISBLANK([.D614]);&quot;&quot;; [.G614]/[.I613])">
            <text:p/>
          </table:table-cell>
          <table:table-cell table:style-name="ce76" table:formula="of:=IF([.D614] = &quot;&quot;; &quot;&quot;; IFERROR([.I613]*([.N614]);&quot;&quot;))">
            <text:p/>
          </table:table-cell>
          <table:table-cell table:style-name="ce96" table:formula="of:=IF([.D61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14]*[.N615]/[.D615]*([.E615]+[.F615]); IFERROR([.I614]*[.N615]/[.D615]*[.E615]; &quot;&quot;))">
            <text:p/>
          </table:table-cell>
          <table:table-cell table:style-name="ce71" table:formula="of:=IF([.D615] = &quot;&quot;; &quot;&quot;; IFERROR([.H614]+([.E615]+[.F615]); [.H614]+[.E615]) )">
            <text:p/>
          </table:table-cell>
          <table:table-cell table:style-name="ce76" table:formula="of:=IF([.D615] = &quot;&quot;; &quot;&quot;; IFERROR([.I614]+[.G615];&quot;&quot;))">
            <text:p/>
          </table:table-cell>
          <table:table-cell table:style-name="ce80" table:formula="of:=IF([.D615] = &quot;&quot;; &quot;&quot;; IFERROR(([.I615]-[.F$2])/[.F$2];&quot;&quot;))">
            <text:p/>
          </table:table-cell>
          <table:table-cell table:style-name="ce84" table:formula="of:=IF([.D615] = &quot;&quot;; &quot;&quot;; IFERROR([.I615]/MAX([.$I$2:.I615])-1;&quot;&quot;))">
            <text:p/>
          </table:table-cell>
          <table:table-cell table:style-name="ce87" table:formula="of:=IF(ISBLANK([.D615]);&quot;&quot;; [.G615]/[.I614])">
            <text:p/>
          </table:table-cell>
          <table:table-cell table:style-name="ce76" table:formula="of:=IF([.D615] = &quot;&quot;; &quot;&quot;; IFERROR([.I614]*([.N615]);&quot;&quot;))">
            <text:p/>
          </table:table-cell>
          <table:table-cell table:style-name="ce96" table:formula="of:=IF([.D61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15]*[.N616]/[.D616]*([.E616]+[.F616]); IFERROR([.I615]*[.N616]/[.D616]*[.E616]; &quot;&quot;))">
            <text:p/>
          </table:table-cell>
          <table:table-cell table:style-name="ce71" table:formula="of:=IF([.D616] = &quot;&quot;; &quot;&quot;; IFERROR([.H615]+([.E616]+[.F616]); [.H615]+[.E616]) )">
            <text:p/>
          </table:table-cell>
          <table:table-cell table:style-name="ce76" table:formula="of:=IF([.D616] = &quot;&quot;; &quot;&quot;; IFERROR([.I615]+[.G616];&quot;&quot;))">
            <text:p/>
          </table:table-cell>
          <table:table-cell table:style-name="ce80" table:formula="of:=IF([.D616] = &quot;&quot;; &quot;&quot;; IFERROR(([.I616]-[.F$2])/[.F$2];&quot;&quot;))">
            <text:p/>
          </table:table-cell>
          <table:table-cell table:style-name="ce84" table:formula="of:=IF([.D616] = &quot;&quot;; &quot;&quot;; IFERROR([.I616]/MAX([.$I$2:.I616])-1;&quot;&quot;))">
            <text:p/>
          </table:table-cell>
          <table:table-cell table:style-name="ce87" table:formula="of:=IF(ISBLANK([.D616]);&quot;&quot;; [.G616]/[.I615])">
            <text:p/>
          </table:table-cell>
          <table:table-cell table:style-name="ce76" table:formula="of:=IF([.D616] = &quot;&quot;; &quot;&quot;; IFERROR([.I615]*([.N616]);&quot;&quot;))">
            <text:p/>
          </table:table-cell>
          <table:table-cell table:style-name="ce96" table:formula="of:=IF([.D61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16]*[.N617]/[.D617]*([.E617]+[.F617]); IFERROR([.I616]*[.N617]/[.D617]*[.E617]; &quot;&quot;))">
            <text:p/>
          </table:table-cell>
          <table:table-cell table:style-name="ce71" table:formula="of:=IF([.D617] = &quot;&quot;; &quot;&quot;; IFERROR([.H616]+([.E617]+[.F617]); [.H616]+[.E617]) )">
            <text:p/>
          </table:table-cell>
          <table:table-cell table:style-name="ce76" table:formula="of:=IF([.D617] = &quot;&quot;; &quot;&quot;; IFERROR([.I616]+[.G617];&quot;&quot;))">
            <text:p/>
          </table:table-cell>
          <table:table-cell table:style-name="ce80" table:formula="of:=IF([.D617] = &quot;&quot;; &quot;&quot;; IFERROR(([.I617]-[.F$2])/[.F$2];&quot;&quot;))">
            <text:p/>
          </table:table-cell>
          <table:table-cell table:style-name="ce84" table:formula="of:=IF([.D617] = &quot;&quot;; &quot;&quot;; IFERROR([.I617]/MAX([.$I$2:.I617])-1;&quot;&quot;))">
            <text:p/>
          </table:table-cell>
          <table:table-cell table:style-name="ce87" table:formula="of:=IF(ISBLANK([.D617]);&quot;&quot;; [.G617]/[.I616])">
            <text:p/>
          </table:table-cell>
          <table:table-cell table:style-name="ce76" table:formula="of:=IF([.D617] = &quot;&quot;; &quot;&quot;; IFERROR([.I616]*([.N617]);&quot;&quot;))">
            <text:p/>
          </table:table-cell>
          <table:table-cell table:style-name="ce96" table:formula="of:=IF([.D61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17]*[.N618]/[.D618]*([.E618]+[.F618]); IFERROR([.I617]*[.N618]/[.D618]*[.E618]; &quot;&quot;))">
            <text:p/>
          </table:table-cell>
          <table:table-cell table:style-name="ce71" table:formula="of:=IF([.D618] = &quot;&quot;; &quot;&quot;; IFERROR([.H617]+([.E618]+[.F618]); [.H617]+[.E618]) )">
            <text:p/>
          </table:table-cell>
          <table:table-cell table:style-name="ce76" table:formula="of:=IF([.D618] = &quot;&quot;; &quot;&quot;; IFERROR([.I617]+[.G618];&quot;&quot;))">
            <text:p/>
          </table:table-cell>
          <table:table-cell table:style-name="ce80" table:formula="of:=IF([.D618] = &quot;&quot;; &quot;&quot;; IFERROR(([.I618]-[.F$2])/[.F$2];&quot;&quot;))">
            <text:p/>
          </table:table-cell>
          <table:table-cell table:style-name="ce84" table:formula="of:=IF([.D618] = &quot;&quot;; &quot;&quot;; IFERROR([.I618]/MAX([.$I$2:.I618])-1;&quot;&quot;))">
            <text:p/>
          </table:table-cell>
          <table:table-cell table:style-name="ce87" table:formula="of:=IF(ISBLANK([.D618]);&quot;&quot;; [.G618]/[.I617])">
            <text:p/>
          </table:table-cell>
          <table:table-cell table:style-name="ce76" table:formula="of:=IF([.D618] = &quot;&quot;; &quot;&quot;; IFERROR([.I617]*([.N618]);&quot;&quot;))">
            <text:p/>
          </table:table-cell>
          <table:table-cell table:style-name="ce96" table:formula="of:=IF([.D61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18]*[.N619]/[.D619]*([.E619]+[.F619]); IFERROR([.I618]*[.N619]/[.D619]*[.E619]; &quot;&quot;))">
            <text:p/>
          </table:table-cell>
          <table:table-cell table:style-name="ce71" table:formula="of:=IF([.D619] = &quot;&quot;; &quot;&quot;; IFERROR([.H618]+([.E619]+[.F619]); [.H618]+[.E619]) )">
            <text:p/>
          </table:table-cell>
          <table:table-cell table:style-name="ce76" table:formula="of:=IF([.D619] = &quot;&quot;; &quot;&quot;; IFERROR([.I618]+[.G619];&quot;&quot;))">
            <text:p/>
          </table:table-cell>
          <table:table-cell table:style-name="ce80" table:formula="of:=IF([.D619] = &quot;&quot;; &quot;&quot;; IFERROR(([.I619]-[.F$2])/[.F$2];&quot;&quot;))">
            <text:p/>
          </table:table-cell>
          <table:table-cell table:style-name="ce84" table:formula="of:=IF([.D619] = &quot;&quot;; &quot;&quot;; IFERROR([.I619]/MAX([.$I$2:.I619])-1;&quot;&quot;))">
            <text:p/>
          </table:table-cell>
          <table:table-cell table:style-name="ce87" table:formula="of:=IF(ISBLANK([.D619]);&quot;&quot;; [.G619]/[.I618])">
            <text:p/>
          </table:table-cell>
          <table:table-cell table:style-name="ce76" table:formula="of:=IF([.D619] = &quot;&quot;; &quot;&quot;; IFERROR([.I618]*([.N619]);&quot;&quot;))">
            <text:p/>
          </table:table-cell>
          <table:table-cell table:style-name="ce96" table:formula="of:=IF([.D61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19]*[.N620]/[.D620]*([.E620]+[.F620]); IFERROR([.I619]*[.N620]/[.D620]*[.E620]; &quot;&quot;))">
            <text:p/>
          </table:table-cell>
          <table:table-cell table:style-name="ce71" table:formula="of:=IF([.D620] = &quot;&quot;; &quot;&quot;; IFERROR([.H619]+([.E620]+[.F620]); [.H619]+[.E620]) )">
            <text:p/>
          </table:table-cell>
          <table:table-cell table:style-name="ce76" table:formula="of:=IF([.D620] = &quot;&quot;; &quot;&quot;; IFERROR([.I619]+[.G620];&quot;&quot;))">
            <text:p/>
          </table:table-cell>
          <table:table-cell table:style-name="ce80" table:formula="of:=IF([.D620] = &quot;&quot;; &quot;&quot;; IFERROR(([.I620]-[.F$2])/[.F$2];&quot;&quot;))">
            <text:p/>
          </table:table-cell>
          <table:table-cell table:style-name="ce84" table:formula="of:=IF([.D620] = &quot;&quot;; &quot;&quot;; IFERROR([.I620]/MAX([.$I$2:.I620])-1;&quot;&quot;))">
            <text:p/>
          </table:table-cell>
          <table:table-cell table:style-name="ce87" table:formula="of:=IF(ISBLANK([.D620]);&quot;&quot;; [.G620]/[.I619])">
            <text:p/>
          </table:table-cell>
          <table:table-cell table:style-name="ce76" table:formula="of:=IF([.D620] = &quot;&quot;; &quot;&quot;; IFERROR([.I619]*([.N620]);&quot;&quot;))">
            <text:p/>
          </table:table-cell>
          <table:table-cell table:style-name="ce96" table:formula="of:=IF([.D62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20]*[.N621]/[.D621]*([.E621]+[.F621]); IFERROR([.I620]*[.N621]/[.D621]*[.E621]; &quot;&quot;))">
            <text:p/>
          </table:table-cell>
          <table:table-cell table:style-name="ce71" table:formula="of:=IF([.D621] = &quot;&quot;; &quot;&quot;; IFERROR([.H620]+([.E621]+[.F621]); [.H620]+[.E621]) )">
            <text:p/>
          </table:table-cell>
          <table:table-cell table:style-name="ce76" table:formula="of:=IF([.D621] = &quot;&quot;; &quot;&quot;; IFERROR([.I620]+[.G621];&quot;&quot;))">
            <text:p/>
          </table:table-cell>
          <table:table-cell table:style-name="ce80" table:formula="of:=IF([.D621] = &quot;&quot;; &quot;&quot;; IFERROR(([.I621]-[.F$2])/[.F$2];&quot;&quot;))">
            <text:p/>
          </table:table-cell>
          <table:table-cell table:style-name="ce84" table:formula="of:=IF([.D621] = &quot;&quot;; &quot;&quot;; IFERROR([.I621]/MAX([.$I$2:.I621])-1;&quot;&quot;))">
            <text:p/>
          </table:table-cell>
          <table:table-cell table:style-name="ce87" table:formula="of:=IF(ISBLANK([.D621]);&quot;&quot;; [.G621]/[.I620])">
            <text:p/>
          </table:table-cell>
          <table:table-cell table:style-name="ce76" table:formula="of:=IF([.D621] = &quot;&quot;; &quot;&quot;; IFERROR([.I620]*([.N621]);&quot;&quot;))">
            <text:p/>
          </table:table-cell>
          <table:table-cell table:style-name="ce96" table:formula="of:=IF([.D62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21]*[.N622]/[.D622]*([.E622]+[.F622]); IFERROR([.I621]*[.N622]/[.D622]*[.E622]; &quot;&quot;))">
            <text:p/>
          </table:table-cell>
          <table:table-cell table:style-name="ce71" table:formula="of:=IF([.D622] = &quot;&quot;; &quot;&quot;; IFERROR([.H621]+([.E622]+[.F622]); [.H621]+[.E622]) )">
            <text:p/>
          </table:table-cell>
          <table:table-cell table:style-name="ce76" table:formula="of:=IF([.D622] = &quot;&quot;; &quot;&quot;; IFERROR([.I621]+[.G622];&quot;&quot;))">
            <text:p/>
          </table:table-cell>
          <table:table-cell table:style-name="ce80" table:formula="of:=IF([.D622] = &quot;&quot;; &quot;&quot;; IFERROR(([.I622]-[.F$2])/[.F$2];&quot;&quot;))">
            <text:p/>
          </table:table-cell>
          <table:table-cell table:style-name="ce84" table:formula="of:=IF([.D622] = &quot;&quot;; &quot;&quot;; IFERROR([.I622]/MAX([.$I$2:.I622])-1;&quot;&quot;))">
            <text:p/>
          </table:table-cell>
          <table:table-cell table:style-name="ce87" table:formula="of:=IF(ISBLANK([.D622]);&quot;&quot;; [.G622]/[.I621])">
            <text:p/>
          </table:table-cell>
          <table:table-cell table:style-name="ce76" table:formula="of:=IF([.D622] = &quot;&quot;; &quot;&quot;; IFERROR([.I621]*([.N622]);&quot;&quot;))">
            <text:p/>
          </table:table-cell>
          <table:table-cell table:style-name="ce96" table:formula="of:=IF([.D62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22]*[.N623]/[.D623]*([.E623]+[.F623]); IFERROR([.I622]*[.N623]/[.D623]*[.E623]; &quot;&quot;))">
            <text:p/>
          </table:table-cell>
          <table:table-cell table:style-name="ce71" table:formula="of:=IF([.D623] = &quot;&quot;; &quot;&quot;; IFERROR([.H622]+([.E623]+[.F623]); [.H622]+[.E623]) )">
            <text:p/>
          </table:table-cell>
          <table:table-cell table:style-name="ce76" table:formula="of:=IF([.D623] = &quot;&quot;; &quot;&quot;; IFERROR([.I622]+[.G623];&quot;&quot;))">
            <text:p/>
          </table:table-cell>
          <table:table-cell table:style-name="ce80" table:formula="of:=IF([.D623] = &quot;&quot;; &quot;&quot;; IFERROR(([.I623]-[.F$2])/[.F$2];&quot;&quot;))">
            <text:p/>
          </table:table-cell>
          <table:table-cell table:style-name="ce84" table:formula="of:=IF([.D623] = &quot;&quot;; &quot;&quot;; IFERROR([.I623]/MAX([.$I$2:.I623])-1;&quot;&quot;))">
            <text:p/>
          </table:table-cell>
          <table:table-cell table:style-name="ce87" table:formula="of:=IF(ISBLANK([.D623]);&quot;&quot;; [.G623]/[.I622])">
            <text:p/>
          </table:table-cell>
          <table:table-cell table:style-name="ce76" table:formula="of:=IF([.D623] = &quot;&quot;; &quot;&quot;; IFERROR([.I622]*([.N623]);&quot;&quot;))">
            <text:p/>
          </table:table-cell>
          <table:table-cell table:style-name="ce96" table:formula="of:=IF([.D62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23]*[.N624]/[.D624]*([.E624]+[.F624]); IFERROR([.I623]*[.N624]/[.D624]*[.E624]; &quot;&quot;))">
            <text:p/>
          </table:table-cell>
          <table:table-cell table:style-name="ce71" table:formula="of:=IF([.D624] = &quot;&quot;; &quot;&quot;; IFERROR([.H623]+([.E624]+[.F624]); [.H623]+[.E624]) )">
            <text:p/>
          </table:table-cell>
          <table:table-cell table:style-name="ce76" table:formula="of:=IF([.D624] = &quot;&quot;; &quot;&quot;; IFERROR([.I623]+[.G624];&quot;&quot;))">
            <text:p/>
          </table:table-cell>
          <table:table-cell table:style-name="ce80" table:formula="of:=IF([.D624] = &quot;&quot;; &quot;&quot;; IFERROR(([.I624]-[.F$2])/[.F$2];&quot;&quot;))">
            <text:p/>
          </table:table-cell>
          <table:table-cell table:style-name="ce84" table:formula="of:=IF([.D624] = &quot;&quot;; &quot;&quot;; IFERROR([.I624]/MAX([.$I$2:.I624])-1;&quot;&quot;))">
            <text:p/>
          </table:table-cell>
          <table:table-cell table:style-name="ce87" table:formula="of:=IF(ISBLANK([.D624]);&quot;&quot;; [.G624]/[.I623])">
            <text:p/>
          </table:table-cell>
          <table:table-cell table:style-name="ce76" table:formula="of:=IF([.D624] = &quot;&quot;; &quot;&quot;; IFERROR([.I623]*([.N624]);&quot;&quot;))">
            <text:p/>
          </table:table-cell>
          <table:table-cell table:style-name="ce96" table:formula="of:=IF([.D62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24]*[.N625]/[.D625]*([.E625]+[.F625]); IFERROR([.I624]*[.N625]/[.D625]*[.E625]; &quot;&quot;))">
            <text:p/>
          </table:table-cell>
          <table:table-cell table:style-name="ce71" table:formula="of:=IF([.D625] = &quot;&quot;; &quot;&quot;; IFERROR([.H624]+([.E625]+[.F625]); [.H624]+[.E625]) )">
            <text:p/>
          </table:table-cell>
          <table:table-cell table:style-name="ce76" table:formula="of:=IF([.D625] = &quot;&quot;; &quot;&quot;; IFERROR([.I624]+[.G625];&quot;&quot;))">
            <text:p/>
          </table:table-cell>
          <table:table-cell table:style-name="ce80" table:formula="of:=IF([.D625] = &quot;&quot;; &quot;&quot;; IFERROR(([.I625]-[.F$2])/[.F$2];&quot;&quot;))">
            <text:p/>
          </table:table-cell>
          <table:table-cell table:style-name="ce84" table:formula="of:=IF([.D625] = &quot;&quot;; &quot;&quot;; IFERROR([.I625]/MAX([.$I$2:.I625])-1;&quot;&quot;))">
            <text:p/>
          </table:table-cell>
          <table:table-cell table:style-name="ce87" table:formula="of:=IF(ISBLANK([.D625]);&quot;&quot;; [.G625]/[.I624])">
            <text:p/>
          </table:table-cell>
          <table:table-cell table:style-name="ce76" table:formula="of:=IF([.D625] = &quot;&quot;; &quot;&quot;; IFERROR([.I624]*([.N625]);&quot;&quot;))">
            <text:p/>
          </table:table-cell>
          <table:table-cell table:style-name="ce96" table:formula="of:=IF([.D62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25]*[.N626]/[.D626]*([.E626]+[.F626]); IFERROR([.I625]*[.N626]/[.D626]*[.E626]; &quot;&quot;))">
            <text:p/>
          </table:table-cell>
          <table:table-cell table:style-name="ce71" table:formula="of:=IF([.D626] = &quot;&quot;; &quot;&quot;; IFERROR([.H625]+([.E626]+[.F626]); [.H625]+[.E626]) )">
            <text:p/>
          </table:table-cell>
          <table:table-cell table:style-name="ce76" table:formula="of:=IF([.D626] = &quot;&quot;; &quot;&quot;; IFERROR([.I625]+[.G626];&quot;&quot;))">
            <text:p/>
          </table:table-cell>
          <table:table-cell table:style-name="ce80" table:formula="of:=IF([.D626] = &quot;&quot;; &quot;&quot;; IFERROR(([.I626]-[.F$2])/[.F$2];&quot;&quot;))">
            <text:p/>
          </table:table-cell>
          <table:table-cell table:style-name="ce84" table:formula="of:=IF([.D626] = &quot;&quot;; &quot;&quot;; IFERROR([.I626]/MAX([.$I$2:.I626])-1;&quot;&quot;))">
            <text:p/>
          </table:table-cell>
          <table:table-cell table:style-name="ce87" table:formula="of:=IF(ISBLANK([.D626]);&quot;&quot;; [.G626]/[.I625])">
            <text:p/>
          </table:table-cell>
          <table:table-cell table:style-name="ce76" table:formula="of:=IF([.D626] = &quot;&quot;; &quot;&quot;; IFERROR([.I625]*([.N626]);&quot;&quot;))">
            <text:p/>
          </table:table-cell>
          <table:table-cell table:style-name="ce96" table:formula="of:=IF([.D62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26]*[.N627]/[.D627]*([.E627]+[.F627]); IFERROR([.I626]*[.N627]/[.D627]*[.E627]; &quot;&quot;))">
            <text:p/>
          </table:table-cell>
          <table:table-cell table:style-name="ce71" table:formula="of:=IF([.D627] = &quot;&quot;; &quot;&quot;; IFERROR([.H626]+([.E627]+[.F627]); [.H626]+[.E627]) )">
            <text:p/>
          </table:table-cell>
          <table:table-cell table:style-name="ce76" table:formula="of:=IF([.D627] = &quot;&quot;; &quot;&quot;; IFERROR([.I626]+[.G627];&quot;&quot;))">
            <text:p/>
          </table:table-cell>
          <table:table-cell table:style-name="ce80" table:formula="of:=IF([.D627] = &quot;&quot;; &quot;&quot;; IFERROR(([.I627]-[.F$2])/[.F$2];&quot;&quot;))">
            <text:p/>
          </table:table-cell>
          <table:table-cell table:style-name="ce84" table:formula="of:=IF([.D627] = &quot;&quot;; &quot;&quot;; IFERROR([.I627]/MAX([.$I$2:.I627])-1;&quot;&quot;))">
            <text:p/>
          </table:table-cell>
          <table:table-cell table:style-name="ce87" table:formula="of:=IF(ISBLANK([.D627]);&quot;&quot;; [.G627]/[.I626])">
            <text:p/>
          </table:table-cell>
          <table:table-cell table:style-name="ce76" table:formula="of:=IF([.D627] = &quot;&quot;; &quot;&quot;; IFERROR([.I626]*([.N627]);&quot;&quot;))">
            <text:p/>
          </table:table-cell>
          <table:table-cell table:style-name="ce96" table:formula="of:=IF([.D62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27]*[.N628]/[.D628]*([.E628]+[.F628]); IFERROR([.I627]*[.N628]/[.D628]*[.E628]; &quot;&quot;))">
            <text:p/>
          </table:table-cell>
          <table:table-cell table:style-name="ce71" table:formula="of:=IF([.D628] = &quot;&quot;; &quot;&quot;; IFERROR([.H627]+([.E628]+[.F628]); [.H627]+[.E628]) )">
            <text:p/>
          </table:table-cell>
          <table:table-cell table:style-name="ce76" table:formula="of:=IF([.D628] = &quot;&quot;; &quot;&quot;; IFERROR([.I627]+[.G628];&quot;&quot;))">
            <text:p/>
          </table:table-cell>
          <table:table-cell table:style-name="ce80" table:formula="of:=IF([.D628] = &quot;&quot;; &quot;&quot;; IFERROR(([.I628]-[.F$2])/[.F$2];&quot;&quot;))">
            <text:p/>
          </table:table-cell>
          <table:table-cell table:style-name="ce84" table:formula="of:=IF([.D628] = &quot;&quot;; &quot;&quot;; IFERROR([.I628]/MAX([.$I$2:.I628])-1;&quot;&quot;))">
            <text:p/>
          </table:table-cell>
          <table:table-cell table:style-name="ce87" table:formula="of:=IF(ISBLANK([.D628]);&quot;&quot;; [.G628]/[.I627])">
            <text:p/>
          </table:table-cell>
          <table:table-cell table:style-name="ce76" table:formula="of:=IF([.D628] = &quot;&quot;; &quot;&quot;; IFERROR([.I627]*([.N628]);&quot;&quot;))">
            <text:p/>
          </table:table-cell>
          <table:table-cell table:style-name="ce96" table:formula="of:=IF([.D62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28]*[.N629]/[.D629]*([.E629]+[.F629]); IFERROR([.I628]*[.N629]/[.D629]*[.E629]; &quot;&quot;))">
            <text:p/>
          </table:table-cell>
          <table:table-cell table:style-name="ce71" table:formula="of:=IF([.D629] = &quot;&quot;; &quot;&quot;; IFERROR([.H628]+([.E629]+[.F629]); [.H628]+[.E629]) )">
            <text:p/>
          </table:table-cell>
          <table:table-cell table:style-name="ce76" table:formula="of:=IF([.D629] = &quot;&quot;; &quot;&quot;; IFERROR([.I628]+[.G629];&quot;&quot;))">
            <text:p/>
          </table:table-cell>
          <table:table-cell table:style-name="ce80" table:formula="of:=IF([.D629] = &quot;&quot;; &quot;&quot;; IFERROR(([.I629]-[.F$2])/[.F$2];&quot;&quot;))">
            <text:p/>
          </table:table-cell>
          <table:table-cell table:style-name="ce84" table:formula="of:=IF([.D629] = &quot;&quot;; &quot;&quot;; IFERROR([.I629]/MAX([.$I$2:.I629])-1;&quot;&quot;))">
            <text:p/>
          </table:table-cell>
          <table:table-cell table:style-name="ce87" table:formula="of:=IF(ISBLANK([.D629]);&quot;&quot;; [.G629]/[.I628])">
            <text:p/>
          </table:table-cell>
          <table:table-cell table:style-name="ce76" table:formula="of:=IF([.D629] = &quot;&quot;; &quot;&quot;; IFERROR([.I628]*([.N629]);&quot;&quot;))">
            <text:p/>
          </table:table-cell>
          <table:table-cell table:style-name="ce96" table:formula="of:=IF([.D62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29]*[.N630]/[.D630]*([.E630]+[.F630]); IFERROR([.I629]*[.N630]/[.D630]*[.E630]; &quot;&quot;))">
            <text:p/>
          </table:table-cell>
          <table:table-cell table:style-name="ce71" table:formula="of:=IF([.D630] = &quot;&quot;; &quot;&quot;; IFERROR([.H629]+([.E630]+[.F630]); [.H629]+[.E630]) )">
            <text:p/>
          </table:table-cell>
          <table:table-cell table:style-name="ce76" table:formula="of:=IF([.D630] = &quot;&quot;; &quot;&quot;; IFERROR([.I629]+[.G630];&quot;&quot;))">
            <text:p/>
          </table:table-cell>
          <table:table-cell table:style-name="ce80" table:formula="of:=IF([.D630] = &quot;&quot;; &quot;&quot;; IFERROR(([.I630]-[.F$2])/[.F$2];&quot;&quot;))">
            <text:p/>
          </table:table-cell>
          <table:table-cell table:style-name="ce84" table:formula="of:=IF([.D630] = &quot;&quot;; &quot;&quot;; IFERROR([.I630]/MAX([.$I$2:.I630])-1;&quot;&quot;))">
            <text:p/>
          </table:table-cell>
          <table:table-cell table:style-name="ce87" table:formula="of:=IF(ISBLANK([.D630]);&quot;&quot;; [.G630]/[.I629])">
            <text:p/>
          </table:table-cell>
          <table:table-cell table:style-name="ce76" table:formula="of:=IF([.D630] = &quot;&quot;; &quot;&quot;; IFERROR([.I629]*([.N630]);&quot;&quot;))">
            <text:p/>
          </table:table-cell>
          <table:table-cell table:style-name="ce96" table:formula="of:=IF([.D63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30]*[.N631]/[.D631]*([.E631]+[.F631]); IFERROR([.I630]*[.N631]/[.D631]*[.E631]; &quot;&quot;))">
            <text:p/>
          </table:table-cell>
          <table:table-cell table:style-name="ce71" table:formula="of:=IF([.D631] = &quot;&quot;; &quot;&quot;; IFERROR([.H630]+([.E631]+[.F631]); [.H630]+[.E631]) )">
            <text:p/>
          </table:table-cell>
          <table:table-cell table:style-name="ce76" table:formula="of:=IF([.D631] = &quot;&quot;; &quot;&quot;; IFERROR([.I630]+[.G631];&quot;&quot;))">
            <text:p/>
          </table:table-cell>
          <table:table-cell table:style-name="ce80" table:formula="of:=IF([.D631] = &quot;&quot;; &quot;&quot;; IFERROR(([.I631]-[.F$2])/[.F$2];&quot;&quot;))">
            <text:p/>
          </table:table-cell>
          <table:table-cell table:style-name="ce84" table:formula="of:=IF([.D631] = &quot;&quot;; &quot;&quot;; IFERROR([.I631]/MAX([.$I$2:.I631])-1;&quot;&quot;))">
            <text:p/>
          </table:table-cell>
          <table:table-cell table:style-name="ce87" table:formula="of:=IF(ISBLANK([.D631]);&quot;&quot;; [.G631]/[.I630])">
            <text:p/>
          </table:table-cell>
          <table:table-cell table:style-name="ce76" table:formula="of:=IF([.D631] = &quot;&quot;; &quot;&quot;; IFERROR([.I630]*([.N631]);&quot;&quot;))">
            <text:p/>
          </table:table-cell>
          <table:table-cell table:style-name="ce96" table:formula="of:=IF([.D63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31]*[.N632]/[.D632]*([.E632]+[.F632]); IFERROR([.I631]*[.N632]/[.D632]*[.E632]; &quot;&quot;))">
            <text:p/>
          </table:table-cell>
          <table:table-cell table:style-name="ce71" table:formula="of:=IF([.D632] = &quot;&quot;; &quot;&quot;; IFERROR([.H631]+([.E632]+[.F632]); [.H631]+[.E632]) )">
            <text:p/>
          </table:table-cell>
          <table:table-cell table:style-name="ce76" table:formula="of:=IF([.D632] = &quot;&quot;; &quot;&quot;; IFERROR([.I631]+[.G632];&quot;&quot;))">
            <text:p/>
          </table:table-cell>
          <table:table-cell table:style-name="ce80" table:formula="of:=IF([.D632] = &quot;&quot;; &quot;&quot;; IFERROR(([.I632]-[.F$2])/[.F$2];&quot;&quot;))">
            <text:p/>
          </table:table-cell>
          <table:table-cell table:style-name="ce84" table:formula="of:=IF([.D632] = &quot;&quot;; &quot;&quot;; IFERROR([.I632]/MAX([.$I$2:.I632])-1;&quot;&quot;))">
            <text:p/>
          </table:table-cell>
          <table:table-cell table:style-name="ce87" table:formula="of:=IF(ISBLANK([.D632]);&quot;&quot;; [.G632]/[.I631])">
            <text:p/>
          </table:table-cell>
          <table:table-cell table:style-name="ce76" table:formula="of:=IF([.D632] = &quot;&quot;; &quot;&quot;; IFERROR([.I631]*([.N632]);&quot;&quot;))">
            <text:p/>
          </table:table-cell>
          <table:table-cell table:style-name="ce96" table:formula="of:=IF([.D63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32]*[.N633]/[.D633]*([.E633]+[.F633]); IFERROR([.I632]*[.N633]/[.D633]*[.E633]; &quot;&quot;))">
            <text:p/>
          </table:table-cell>
          <table:table-cell table:style-name="ce71" table:formula="of:=IF([.D633] = &quot;&quot;; &quot;&quot;; IFERROR([.H632]+([.E633]+[.F633]); [.H632]+[.E633]) )">
            <text:p/>
          </table:table-cell>
          <table:table-cell table:style-name="ce76" table:formula="of:=IF([.D633] = &quot;&quot;; &quot;&quot;; IFERROR([.I632]+[.G633];&quot;&quot;))">
            <text:p/>
          </table:table-cell>
          <table:table-cell table:style-name="ce80" table:formula="of:=IF([.D633] = &quot;&quot;; &quot;&quot;; IFERROR(([.I633]-[.F$2])/[.F$2];&quot;&quot;))">
            <text:p/>
          </table:table-cell>
          <table:table-cell table:style-name="ce84" table:formula="of:=IF([.D633] = &quot;&quot;; &quot;&quot;; IFERROR([.I633]/MAX([.$I$2:.I633])-1;&quot;&quot;))">
            <text:p/>
          </table:table-cell>
          <table:table-cell table:style-name="ce87" table:formula="of:=IF(ISBLANK([.D633]);&quot;&quot;; [.G633]/[.I632])">
            <text:p/>
          </table:table-cell>
          <table:table-cell table:style-name="ce76" table:formula="of:=IF([.D633] = &quot;&quot;; &quot;&quot;; IFERROR([.I632]*([.N633]);&quot;&quot;))">
            <text:p/>
          </table:table-cell>
          <table:table-cell table:style-name="ce96" table:formula="of:=IF([.D63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33]*[.N634]/[.D634]*([.E634]+[.F634]); IFERROR([.I633]*[.N634]/[.D634]*[.E634]; &quot;&quot;))">
            <text:p/>
          </table:table-cell>
          <table:table-cell table:style-name="ce71" table:formula="of:=IF([.D634] = &quot;&quot;; &quot;&quot;; IFERROR([.H633]+([.E634]+[.F634]); [.H633]+[.E634]) )">
            <text:p/>
          </table:table-cell>
          <table:table-cell table:style-name="ce76" table:formula="of:=IF([.D634] = &quot;&quot;; &quot;&quot;; IFERROR([.I633]+[.G634];&quot;&quot;))">
            <text:p/>
          </table:table-cell>
          <table:table-cell table:style-name="ce80" table:formula="of:=IF([.D634] = &quot;&quot;; &quot;&quot;; IFERROR(([.I634]-[.F$2])/[.F$2];&quot;&quot;))">
            <text:p/>
          </table:table-cell>
          <table:table-cell table:style-name="ce84" table:formula="of:=IF([.D634] = &quot;&quot;; &quot;&quot;; IFERROR([.I634]/MAX([.$I$2:.I634])-1;&quot;&quot;))">
            <text:p/>
          </table:table-cell>
          <table:table-cell table:style-name="ce87" table:formula="of:=IF(ISBLANK([.D634]);&quot;&quot;; [.G634]/[.I633])">
            <text:p/>
          </table:table-cell>
          <table:table-cell table:style-name="ce76" table:formula="of:=IF([.D634] = &quot;&quot;; &quot;&quot;; IFERROR([.I633]*([.N634]);&quot;&quot;))">
            <text:p/>
          </table:table-cell>
          <table:table-cell table:style-name="ce96" table:formula="of:=IF([.D63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34]*[.N635]/[.D635]*([.E635]+[.F635]); IFERROR([.I634]*[.N635]/[.D635]*[.E635]; &quot;&quot;))">
            <text:p/>
          </table:table-cell>
          <table:table-cell table:style-name="ce71" table:formula="of:=IF([.D635] = &quot;&quot;; &quot;&quot;; IFERROR([.H634]+([.E635]+[.F635]); [.H634]+[.E635]) )">
            <text:p/>
          </table:table-cell>
          <table:table-cell table:style-name="ce76" table:formula="of:=IF([.D635] = &quot;&quot;; &quot;&quot;; IFERROR([.I634]+[.G635];&quot;&quot;))">
            <text:p/>
          </table:table-cell>
          <table:table-cell table:style-name="ce80" table:formula="of:=IF([.D635] = &quot;&quot;; &quot;&quot;; IFERROR(([.I635]-[.F$2])/[.F$2];&quot;&quot;))">
            <text:p/>
          </table:table-cell>
          <table:table-cell table:style-name="ce84" table:formula="of:=IF([.D635] = &quot;&quot;; &quot;&quot;; IFERROR([.I635]/MAX([.$I$2:.I635])-1;&quot;&quot;))">
            <text:p/>
          </table:table-cell>
          <table:table-cell table:style-name="ce87" table:formula="of:=IF(ISBLANK([.D635]);&quot;&quot;; [.G635]/[.I634])">
            <text:p/>
          </table:table-cell>
          <table:table-cell table:style-name="ce76" table:formula="of:=IF([.D635] = &quot;&quot;; &quot;&quot;; IFERROR([.I634]*([.N635]);&quot;&quot;))">
            <text:p/>
          </table:table-cell>
          <table:table-cell table:style-name="ce96" table:formula="of:=IF([.D63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35]*[.N636]/[.D636]*([.E636]+[.F636]); IFERROR([.I635]*[.N636]/[.D636]*[.E636]; &quot;&quot;))">
            <text:p/>
          </table:table-cell>
          <table:table-cell table:style-name="ce71" table:formula="of:=IF([.D636] = &quot;&quot;; &quot;&quot;; IFERROR([.H635]+([.E636]+[.F636]); [.H635]+[.E636]) )">
            <text:p/>
          </table:table-cell>
          <table:table-cell table:style-name="ce76" table:formula="of:=IF([.D636] = &quot;&quot;; &quot;&quot;; IFERROR([.I635]+[.G636];&quot;&quot;))">
            <text:p/>
          </table:table-cell>
          <table:table-cell table:style-name="ce80" table:formula="of:=IF([.D636] = &quot;&quot;; &quot;&quot;; IFERROR(([.I636]-[.F$2])/[.F$2];&quot;&quot;))">
            <text:p/>
          </table:table-cell>
          <table:table-cell table:style-name="ce84" table:formula="of:=IF([.D636] = &quot;&quot;; &quot;&quot;; IFERROR([.I636]/MAX([.$I$2:.I636])-1;&quot;&quot;))">
            <text:p/>
          </table:table-cell>
          <table:table-cell table:style-name="ce87" table:formula="of:=IF(ISBLANK([.D636]);&quot;&quot;; [.G636]/[.I635])">
            <text:p/>
          </table:table-cell>
          <table:table-cell table:style-name="ce76" table:formula="of:=IF([.D636] = &quot;&quot;; &quot;&quot;; IFERROR([.I635]*([.N636]);&quot;&quot;))">
            <text:p/>
          </table:table-cell>
          <table:table-cell table:style-name="ce96" table:formula="of:=IF([.D63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36]*[.N637]/[.D637]*([.E637]+[.F637]); IFERROR([.I636]*[.N637]/[.D637]*[.E637]; &quot;&quot;))">
            <text:p/>
          </table:table-cell>
          <table:table-cell table:style-name="ce71" table:formula="of:=IF([.D637] = &quot;&quot;; &quot;&quot;; IFERROR([.H636]+([.E637]+[.F637]); [.H636]+[.E637]) )">
            <text:p/>
          </table:table-cell>
          <table:table-cell table:style-name="ce76" table:formula="of:=IF([.D637] = &quot;&quot;; &quot;&quot;; IFERROR([.I636]+[.G637];&quot;&quot;))">
            <text:p/>
          </table:table-cell>
          <table:table-cell table:style-name="ce80" table:formula="of:=IF([.D637] = &quot;&quot;; &quot;&quot;; IFERROR(([.I637]-[.F$2])/[.F$2];&quot;&quot;))">
            <text:p/>
          </table:table-cell>
          <table:table-cell table:style-name="ce84" table:formula="of:=IF([.D637] = &quot;&quot;; &quot;&quot;; IFERROR([.I637]/MAX([.$I$2:.I637])-1;&quot;&quot;))">
            <text:p/>
          </table:table-cell>
          <table:table-cell table:style-name="ce87" table:formula="of:=IF(ISBLANK([.D637]);&quot;&quot;; [.G637]/[.I636])">
            <text:p/>
          </table:table-cell>
          <table:table-cell table:style-name="ce76" table:formula="of:=IF([.D637] = &quot;&quot;; &quot;&quot;; IFERROR([.I636]*([.N637]);&quot;&quot;))">
            <text:p/>
          </table:table-cell>
          <table:table-cell table:style-name="ce96" table:formula="of:=IF([.D63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37]*[.N638]/[.D638]*([.E638]+[.F638]); IFERROR([.I637]*[.N638]/[.D638]*[.E638]; &quot;&quot;))">
            <text:p/>
          </table:table-cell>
          <table:table-cell table:style-name="ce71" table:formula="of:=IF([.D638] = &quot;&quot;; &quot;&quot;; IFERROR([.H637]+([.E638]+[.F638]); [.H637]+[.E638]) )">
            <text:p/>
          </table:table-cell>
          <table:table-cell table:style-name="ce76" table:formula="of:=IF([.D638] = &quot;&quot;; &quot;&quot;; IFERROR([.I637]+[.G638];&quot;&quot;))">
            <text:p/>
          </table:table-cell>
          <table:table-cell table:style-name="ce80" table:formula="of:=IF([.D638] = &quot;&quot;; &quot;&quot;; IFERROR(([.I638]-[.F$2])/[.F$2];&quot;&quot;))">
            <text:p/>
          </table:table-cell>
          <table:table-cell table:style-name="ce84" table:formula="of:=IF([.D638] = &quot;&quot;; &quot;&quot;; IFERROR([.I638]/MAX([.$I$2:.I638])-1;&quot;&quot;))">
            <text:p/>
          </table:table-cell>
          <table:table-cell table:style-name="ce87" table:formula="of:=IF(ISBLANK([.D638]);&quot;&quot;; [.G638]/[.I637])">
            <text:p/>
          </table:table-cell>
          <table:table-cell table:style-name="ce76" table:formula="of:=IF([.D638] = &quot;&quot;; &quot;&quot;; IFERROR([.I637]*([.N638]);&quot;&quot;))">
            <text:p/>
          </table:table-cell>
          <table:table-cell table:style-name="ce96" table:formula="of:=IF([.D63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38]*[.N639]/[.D639]*([.E639]+[.F639]); IFERROR([.I638]*[.N639]/[.D639]*[.E639]; &quot;&quot;))">
            <text:p/>
          </table:table-cell>
          <table:table-cell table:style-name="ce71" table:formula="of:=IF([.D639] = &quot;&quot;; &quot;&quot;; IFERROR([.H638]+([.E639]+[.F639]); [.H638]+[.E639]) )">
            <text:p/>
          </table:table-cell>
          <table:table-cell table:style-name="ce76" table:formula="of:=IF([.D639] = &quot;&quot;; &quot;&quot;; IFERROR([.I638]+[.G639];&quot;&quot;))">
            <text:p/>
          </table:table-cell>
          <table:table-cell table:style-name="ce80" table:formula="of:=IF([.D639] = &quot;&quot;; &quot;&quot;; IFERROR(([.I639]-[.F$2])/[.F$2];&quot;&quot;))">
            <text:p/>
          </table:table-cell>
          <table:table-cell table:style-name="ce84" table:formula="of:=IF([.D639] = &quot;&quot;; &quot;&quot;; IFERROR([.I639]/MAX([.$I$2:.I639])-1;&quot;&quot;))">
            <text:p/>
          </table:table-cell>
          <table:table-cell table:style-name="ce87" table:formula="of:=IF(ISBLANK([.D639]);&quot;&quot;; [.G639]/[.I638])">
            <text:p/>
          </table:table-cell>
          <table:table-cell table:style-name="ce76" table:formula="of:=IF([.D639] = &quot;&quot;; &quot;&quot;; IFERROR([.I638]*([.N639]);&quot;&quot;))">
            <text:p/>
          </table:table-cell>
          <table:table-cell table:style-name="ce96" table:formula="of:=IF([.D63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39]*[.N640]/[.D640]*([.E640]+[.F640]); IFERROR([.I639]*[.N640]/[.D640]*[.E640]; &quot;&quot;))">
            <text:p/>
          </table:table-cell>
          <table:table-cell table:style-name="ce71" table:formula="of:=IF([.D640] = &quot;&quot;; &quot;&quot;; IFERROR([.H639]+([.E640]+[.F640]); [.H639]+[.E640]) )">
            <text:p/>
          </table:table-cell>
          <table:table-cell table:style-name="ce76" table:formula="of:=IF([.D640] = &quot;&quot;; &quot;&quot;; IFERROR([.I639]+[.G640];&quot;&quot;))">
            <text:p/>
          </table:table-cell>
          <table:table-cell table:style-name="ce80" table:formula="of:=IF([.D640] = &quot;&quot;; &quot;&quot;; IFERROR(([.I640]-[.F$2])/[.F$2];&quot;&quot;))">
            <text:p/>
          </table:table-cell>
          <table:table-cell table:style-name="ce84" table:formula="of:=IF([.D640] = &quot;&quot;; &quot;&quot;; IFERROR([.I640]/MAX([.$I$2:.I640])-1;&quot;&quot;))">
            <text:p/>
          </table:table-cell>
          <table:table-cell table:style-name="ce87" table:formula="of:=IF(ISBLANK([.D640]);&quot;&quot;; [.G640]/[.I639])">
            <text:p/>
          </table:table-cell>
          <table:table-cell table:style-name="ce76" table:formula="of:=IF([.D640] = &quot;&quot;; &quot;&quot;; IFERROR([.I639]*([.N640]);&quot;&quot;))">
            <text:p/>
          </table:table-cell>
          <table:table-cell table:style-name="ce96" table:formula="of:=IF([.D64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40]*[.N641]/[.D641]*([.E641]+[.F641]); IFERROR([.I640]*[.N641]/[.D641]*[.E641]; &quot;&quot;))">
            <text:p/>
          </table:table-cell>
          <table:table-cell table:style-name="ce71" table:formula="of:=IF([.D641] = &quot;&quot;; &quot;&quot;; IFERROR([.H640]+([.E641]+[.F641]); [.H640]+[.E641]) )">
            <text:p/>
          </table:table-cell>
          <table:table-cell table:style-name="ce76" table:formula="of:=IF([.D641] = &quot;&quot;; &quot;&quot;; IFERROR([.I640]+[.G641];&quot;&quot;))">
            <text:p/>
          </table:table-cell>
          <table:table-cell table:style-name="ce80" table:formula="of:=IF([.D641] = &quot;&quot;; &quot;&quot;; IFERROR(([.I641]-[.F$2])/[.F$2];&quot;&quot;))">
            <text:p/>
          </table:table-cell>
          <table:table-cell table:style-name="ce84" table:formula="of:=IF([.D641] = &quot;&quot;; &quot;&quot;; IFERROR([.I641]/MAX([.$I$2:.I641])-1;&quot;&quot;))">
            <text:p/>
          </table:table-cell>
          <table:table-cell table:style-name="ce87" table:formula="of:=IF(ISBLANK([.D641]);&quot;&quot;; [.G641]/[.I640])">
            <text:p/>
          </table:table-cell>
          <table:table-cell table:style-name="ce76" table:formula="of:=IF([.D641] = &quot;&quot;; &quot;&quot;; IFERROR([.I640]*([.N641]);&quot;&quot;))">
            <text:p/>
          </table:table-cell>
          <table:table-cell table:style-name="ce96" table:formula="of:=IF([.D64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41]*[.N642]/[.D642]*([.E642]+[.F642]); IFERROR([.I641]*[.N642]/[.D642]*[.E642]; &quot;&quot;))">
            <text:p/>
          </table:table-cell>
          <table:table-cell table:style-name="ce71" table:formula="of:=IF([.D642] = &quot;&quot;; &quot;&quot;; IFERROR([.H641]+([.E642]+[.F642]); [.H641]+[.E642]) )">
            <text:p/>
          </table:table-cell>
          <table:table-cell table:style-name="ce76" table:formula="of:=IF([.D642] = &quot;&quot;; &quot;&quot;; IFERROR([.I641]+[.G642];&quot;&quot;))">
            <text:p/>
          </table:table-cell>
          <table:table-cell table:style-name="ce80" table:formula="of:=IF([.D642] = &quot;&quot;; &quot;&quot;; IFERROR(([.I642]-[.F$2])/[.F$2];&quot;&quot;))">
            <text:p/>
          </table:table-cell>
          <table:table-cell table:style-name="ce84" table:formula="of:=IF([.D642] = &quot;&quot;; &quot;&quot;; IFERROR([.I642]/MAX([.$I$2:.I642])-1;&quot;&quot;))">
            <text:p/>
          </table:table-cell>
          <table:table-cell table:style-name="ce87" table:formula="of:=IF(ISBLANK([.D642]);&quot;&quot;; [.G642]/[.I641])">
            <text:p/>
          </table:table-cell>
          <table:table-cell table:style-name="ce76" table:formula="of:=IF([.D642] = &quot;&quot;; &quot;&quot;; IFERROR([.I641]*([.N642]);&quot;&quot;))">
            <text:p/>
          </table:table-cell>
          <table:table-cell table:style-name="ce96" table:formula="of:=IF([.D64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42]*[.N643]/[.D643]*([.E643]+[.F643]); IFERROR([.I642]*[.N643]/[.D643]*[.E643]; &quot;&quot;))">
            <text:p/>
          </table:table-cell>
          <table:table-cell table:style-name="ce71" table:formula="of:=IF([.D643] = &quot;&quot;; &quot;&quot;; IFERROR([.H642]+([.E643]+[.F643]); [.H642]+[.E643]) )">
            <text:p/>
          </table:table-cell>
          <table:table-cell table:style-name="ce76" table:formula="of:=IF([.D643] = &quot;&quot;; &quot;&quot;; IFERROR([.I642]+[.G643];&quot;&quot;))">
            <text:p/>
          </table:table-cell>
          <table:table-cell table:style-name="ce80" table:formula="of:=IF([.D643] = &quot;&quot;; &quot;&quot;; IFERROR(([.I643]-[.F$2])/[.F$2];&quot;&quot;))">
            <text:p/>
          </table:table-cell>
          <table:table-cell table:style-name="ce84" table:formula="of:=IF([.D643] = &quot;&quot;; &quot;&quot;; IFERROR([.I643]/MAX([.$I$2:.I643])-1;&quot;&quot;))">
            <text:p/>
          </table:table-cell>
          <table:table-cell table:style-name="ce87" table:formula="of:=IF(ISBLANK([.D643]);&quot;&quot;; [.G643]/[.I642])">
            <text:p/>
          </table:table-cell>
          <table:table-cell table:style-name="ce76" table:formula="of:=IF([.D643] = &quot;&quot;; &quot;&quot;; IFERROR([.I642]*([.N643]);&quot;&quot;))">
            <text:p/>
          </table:table-cell>
          <table:table-cell table:style-name="ce96" table:formula="of:=IF([.D64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43]*[.N644]/[.D644]*([.E644]+[.F644]); IFERROR([.I643]*[.N644]/[.D644]*[.E644]; &quot;&quot;))">
            <text:p/>
          </table:table-cell>
          <table:table-cell table:style-name="ce71" table:formula="of:=IF([.D644] = &quot;&quot;; &quot;&quot;; IFERROR([.H643]+([.E644]+[.F644]); [.H643]+[.E644]) )">
            <text:p/>
          </table:table-cell>
          <table:table-cell table:style-name="ce76" table:formula="of:=IF([.D644] = &quot;&quot;; &quot;&quot;; IFERROR([.I643]+[.G644];&quot;&quot;))">
            <text:p/>
          </table:table-cell>
          <table:table-cell table:style-name="ce80" table:formula="of:=IF([.D644] = &quot;&quot;; &quot;&quot;; IFERROR(([.I644]-[.F$2])/[.F$2];&quot;&quot;))">
            <text:p/>
          </table:table-cell>
          <table:table-cell table:style-name="ce84" table:formula="of:=IF([.D644] = &quot;&quot;; &quot;&quot;; IFERROR([.I644]/MAX([.$I$2:.I644])-1;&quot;&quot;))">
            <text:p/>
          </table:table-cell>
          <table:table-cell table:style-name="ce87" table:formula="of:=IF(ISBLANK([.D644]);&quot;&quot;; [.G644]/[.I643])">
            <text:p/>
          </table:table-cell>
          <table:table-cell table:style-name="ce76" table:formula="of:=IF([.D644] = &quot;&quot;; &quot;&quot;; IFERROR([.I643]*([.N644]);&quot;&quot;))">
            <text:p/>
          </table:table-cell>
          <table:table-cell table:style-name="ce96" table:formula="of:=IF([.D64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44]*[.N645]/[.D645]*([.E645]+[.F645]); IFERROR([.I644]*[.N645]/[.D645]*[.E645]; &quot;&quot;))">
            <text:p/>
          </table:table-cell>
          <table:table-cell table:style-name="ce71" table:formula="of:=IF([.D645] = &quot;&quot;; &quot;&quot;; IFERROR([.H644]+([.E645]+[.F645]); [.H644]+[.E645]) )">
            <text:p/>
          </table:table-cell>
          <table:table-cell table:style-name="ce76" table:formula="of:=IF([.D645] = &quot;&quot;; &quot;&quot;; IFERROR([.I644]+[.G645];&quot;&quot;))">
            <text:p/>
          </table:table-cell>
          <table:table-cell table:style-name="ce80" table:formula="of:=IF([.D645] = &quot;&quot;; &quot;&quot;; IFERROR(([.I645]-[.F$2])/[.F$2];&quot;&quot;))">
            <text:p/>
          </table:table-cell>
          <table:table-cell table:style-name="ce84" table:formula="of:=IF([.D645] = &quot;&quot;; &quot;&quot;; IFERROR([.I645]/MAX([.$I$2:.I645])-1;&quot;&quot;))">
            <text:p/>
          </table:table-cell>
          <table:table-cell table:style-name="ce87" table:formula="of:=IF(ISBLANK([.D645]);&quot;&quot;; [.G645]/[.I644])">
            <text:p/>
          </table:table-cell>
          <table:table-cell table:style-name="ce76" table:formula="of:=IF([.D645] = &quot;&quot;; &quot;&quot;; IFERROR([.I644]*([.N645]);&quot;&quot;))">
            <text:p/>
          </table:table-cell>
          <table:table-cell table:style-name="ce96" table:formula="of:=IF([.D64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45]*[.N646]/[.D646]*([.E646]+[.F646]); IFERROR([.I645]*[.N646]/[.D646]*[.E646]; &quot;&quot;))">
            <text:p/>
          </table:table-cell>
          <table:table-cell table:style-name="ce71" table:formula="of:=IF([.D646] = &quot;&quot;; &quot;&quot;; IFERROR([.H645]+([.E646]+[.F646]); [.H645]+[.E646]) )">
            <text:p/>
          </table:table-cell>
          <table:table-cell table:style-name="ce76" table:formula="of:=IF([.D646] = &quot;&quot;; &quot;&quot;; IFERROR([.I645]+[.G646];&quot;&quot;))">
            <text:p/>
          </table:table-cell>
          <table:table-cell table:style-name="ce80" table:formula="of:=IF([.D646] = &quot;&quot;; &quot;&quot;; IFERROR(([.I646]-[.F$2])/[.F$2];&quot;&quot;))">
            <text:p/>
          </table:table-cell>
          <table:table-cell table:style-name="ce84" table:formula="of:=IF([.D646] = &quot;&quot;; &quot;&quot;; IFERROR([.I646]/MAX([.$I$2:.I646])-1;&quot;&quot;))">
            <text:p/>
          </table:table-cell>
          <table:table-cell table:style-name="ce87" table:formula="of:=IF(ISBLANK([.D646]);&quot;&quot;; [.G646]/[.I645])">
            <text:p/>
          </table:table-cell>
          <table:table-cell table:style-name="ce76" table:formula="of:=IF([.D646] = &quot;&quot;; &quot;&quot;; IFERROR([.I645]*([.N646]);&quot;&quot;))">
            <text:p/>
          </table:table-cell>
          <table:table-cell table:style-name="ce96" table:formula="of:=IF([.D64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46]*[.N647]/[.D647]*([.E647]+[.F647]); IFERROR([.I646]*[.N647]/[.D647]*[.E647]; &quot;&quot;))">
            <text:p/>
          </table:table-cell>
          <table:table-cell table:style-name="ce71" table:formula="of:=IF([.D647] = &quot;&quot;; &quot;&quot;; IFERROR([.H646]+([.E647]+[.F647]); [.H646]+[.E647]) )">
            <text:p/>
          </table:table-cell>
          <table:table-cell table:style-name="ce76" table:formula="of:=IF([.D647] = &quot;&quot;; &quot;&quot;; IFERROR([.I646]+[.G647];&quot;&quot;))">
            <text:p/>
          </table:table-cell>
          <table:table-cell table:style-name="ce80" table:formula="of:=IF([.D647] = &quot;&quot;; &quot;&quot;; IFERROR(([.I647]-[.F$2])/[.F$2];&quot;&quot;))">
            <text:p/>
          </table:table-cell>
          <table:table-cell table:style-name="ce84" table:formula="of:=IF([.D647] = &quot;&quot;; &quot;&quot;; IFERROR([.I647]/MAX([.$I$2:.I647])-1;&quot;&quot;))">
            <text:p/>
          </table:table-cell>
          <table:table-cell table:style-name="ce87" table:formula="of:=IF(ISBLANK([.D647]);&quot;&quot;; [.G647]/[.I646])">
            <text:p/>
          </table:table-cell>
          <table:table-cell table:style-name="ce76" table:formula="of:=IF([.D647] = &quot;&quot;; &quot;&quot;; IFERROR([.I646]*([.N647]);&quot;&quot;))">
            <text:p/>
          </table:table-cell>
          <table:table-cell table:style-name="ce96" table:formula="of:=IF([.D64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47]*[.N648]/[.D648]*([.E648]+[.F648]); IFERROR([.I647]*[.N648]/[.D648]*[.E648]; &quot;&quot;))">
            <text:p/>
          </table:table-cell>
          <table:table-cell table:style-name="ce71" table:formula="of:=IF([.D648] = &quot;&quot;; &quot;&quot;; IFERROR([.H647]+([.E648]+[.F648]); [.H647]+[.E648]) )">
            <text:p/>
          </table:table-cell>
          <table:table-cell table:style-name="ce76" table:formula="of:=IF([.D648] = &quot;&quot;; &quot;&quot;; IFERROR([.I647]+[.G648];&quot;&quot;))">
            <text:p/>
          </table:table-cell>
          <table:table-cell table:style-name="ce80" table:formula="of:=IF([.D648] = &quot;&quot;; &quot;&quot;; IFERROR(([.I648]-[.F$2])/[.F$2];&quot;&quot;))">
            <text:p/>
          </table:table-cell>
          <table:table-cell table:style-name="ce84" table:formula="of:=IF([.D648] = &quot;&quot;; &quot;&quot;; IFERROR([.I648]/MAX([.$I$2:.I648])-1;&quot;&quot;))">
            <text:p/>
          </table:table-cell>
          <table:table-cell table:style-name="ce87" table:formula="of:=IF(ISBLANK([.D648]);&quot;&quot;; [.G648]/[.I647])">
            <text:p/>
          </table:table-cell>
          <table:table-cell table:style-name="ce76" table:formula="of:=IF([.D648] = &quot;&quot;; &quot;&quot;; IFERROR([.I647]*([.N648]);&quot;&quot;))">
            <text:p/>
          </table:table-cell>
          <table:table-cell table:style-name="ce96" table:formula="of:=IF([.D64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48]*[.N649]/[.D649]*([.E649]+[.F649]); IFERROR([.I648]*[.N649]/[.D649]*[.E649]; &quot;&quot;))">
            <text:p/>
          </table:table-cell>
          <table:table-cell table:style-name="ce71" table:formula="of:=IF([.D649] = &quot;&quot;; &quot;&quot;; IFERROR([.H648]+([.E649]+[.F649]); [.H648]+[.E649]) )">
            <text:p/>
          </table:table-cell>
          <table:table-cell table:style-name="ce76" table:formula="of:=IF([.D649] = &quot;&quot;; &quot;&quot;; IFERROR([.I648]+[.G649];&quot;&quot;))">
            <text:p/>
          </table:table-cell>
          <table:table-cell table:style-name="ce80" table:formula="of:=IF([.D649] = &quot;&quot;; &quot;&quot;; IFERROR(([.I649]-[.F$2])/[.F$2];&quot;&quot;))">
            <text:p/>
          </table:table-cell>
          <table:table-cell table:style-name="ce84" table:formula="of:=IF([.D649] = &quot;&quot;; &quot;&quot;; IFERROR([.I649]/MAX([.$I$2:.I649])-1;&quot;&quot;))">
            <text:p/>
          </table:table-cell>
          <table:table-cell table:style-name="ce87" table:formula="of:=IF(ISBLANK([.D649]);&quot;&quot;; [.G649]/[.I648])">
            <text:p/>
          </table:table-cell>
          <table:table-cell table:style-name="ce76" table:formula="of:=IF([.D649] = &quot;&quot;; &quot;&quot;; IFERROR([.I648]*([.N649]);&quot;&quot;))">
            <text:p/>
          </table:table-cell>
          <table:table-cell table:style-name="ce96" table:formula="of:=IF([.D64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49]*[.N650]/[.D650]*([.E650]+[.F650]); IFERROR([.I649]*[.N650]/[.D650]*[.E650]; &quot;&quot;))">
            <text:p/>
          </table:table-cell>
          <table:table-cell table:style-name="ce71" table:formula="of:=IF([.D650] = &quot;&quot;; &quot;&quot;; IFERROR([.H649]+([.E650]+[.F650]); [.H649]+[.E650]) )">
            <text:p/>
          </table:table-cell>
          <table:table-cell table:style-name="ce76" table:formula="of:=IF([.D650] = &quot;&quot;; &quot;&quot;; IFERROR([.I649]+[.G650];&quot;&quot;))">
            <text:p/>
          </table:table-cell>
          <table:table-cell table:style-name="ce80" table:formula="of:=IF([.D650] = &quot;&quot;; &quot;&quot;; IFERROR(([.I650]-[.F$2])/[.F$2];&quot;&quot;))">
            <text:p/>
          </table:table-cell>
          <table:table-cell table:style-name="ce84" table:formula="of:=IF([.D650] = &quot;&quot;; &quot;&quot;; IFERROR([.I650]/MAX([.$I$2:.I650])-1;&quot;&quot;))">
            <text:p/>
          </table:table-cell>
          <table:table-cell table:style-name="ce87" table:formula="of:=IF(ISBLANK([.D650]);&quot;&quot;; [.G650]/[.I649])">
            <text:p/>
          </table:table-cell>
          <table:table-cell table:style-name="ce76" table:formula="of:=IF([.D650] = &quot;&quot;; &quot;&quot;; IFERROR([.I649]*([.N650]);&quot;&quot;))">
            <text:p/>
          </table:table-cell>
          <table:table-cell table:style-name="ce96" table:formula="of:=IF([.D65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50]*[.N651]/[.D651]*([.E651]+[.F651]); IFERROR([.I650]*[.N651]/[.D651]*[.E651]; &quot;&quot;))">
            <text:p/>
          </table:table-cell>
          <table:table-cell table:style-name="ce71" table:formula="of:=IF([.D651] = &quot;&quot;; &quot;&quot;; IFERROR([.H650]+([.E651]+[.F651]); [.H650]+[.E651]) )">
            <text:p/>
          </table:table-cell>
          <table:table-cell table:style-name="ce76" table:formula="of:=IF([.D651] = &quot;&quot;; &quot;&quot;; IFERROR([.I650]+[.G651];&quot;&quot;))">
            <text:p/>
          </table:table-cell>
          <table:table-cell table:style-name="ce80" table:formula="of:=IF([.D651] = &quot;&quot;; &quot;&quot;; IFERROR(([.I651]-[.F$2])/[.F$2];&quot;&quot;))">
            <text:p/>
          </table:table-cell>
          <table:table-cell table:style-name="ce84" table:formula="of:=IF([.D651] = &quot;&quot;; &quot;&quot;; IFERROR([.I651]/MAX([.$I$2:.I651])-1;&quot;&quot;))">
            <text:p/>
          </table:table-cell>
          <table:table-cell table:style-name="ce87" table:formula="of:=IF(ISBLANK([.D651]);&quot;&quot;; [.G651]/[.I650])">
            <text:p/>
          </table:table-cell>
          <table:table-cell table:style-name="ce76" table:formula="of:=IF([.D651] = &quot;&quot;; &quot;&quot;; IFERROR([.I650]*([.N651]);&quot;&quot;))">
            <text:p/>
          </table:table-cell>
          <table:table-cell table:style-name="ce96" table:formula="of:=IF([.D65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51]*[.N652]/[.D652]*([.E652]+[.F652]); IFERROR([.I651]*[.N652]/[.D652]*[.E652]; &quot;&quot;))">
            <text:p/>
          </table:table-cell>
          <table:table-cell table:style-name="ce71" table:formula="of:=IF([.D652] = &quot;&quot;; &quot;&quot;; IFERROR([.H651]+([.E652]+[.F652]); [.H651]+[.E652]) )">
            <text:p/>
          </table:table-cell>
          <table:table-cell table:style-name="ce76" table:formula="of:=IF([.D652] = &quot;&quot;; &quot;&quot;; IFERROR([.I651]+[.G652];&quot;&quot;))">
            <text:p/>
          </table:table-cell>
          <table:table-cell table:style-name="ce80" table:formula="of:=IF([.D652] = &quot;&quot;; &quot;&quot;; IFERROR(([.I652]-[.F$2])/[.F$2];&quot;&quot;))">
            <text:p/>
          </table:table-cell>
          <table:table-cell table:style-name="ce84" table:formula="of:=IF([.D652] = &quot;&quot;; &quot;&quot;; IFERROR([.I652]/MAX([.$I$2:.I652])-1;&quot;&quot;))">
            <text:p/>
          </table:table-cell>
          <table:table-cell table:style-name="ce87" table:formula="of:=IF(ISBLANK([.D652]);&quot;&quot;; [.G652]/[.I651])">
            <text:p/>
          </table:table-cell>
          <table:table-cell table:style-name="ce76" table:formula="of:=IF([.D652] = &quot;&quot;; &quot;&quot;; IFERROR([.I651]*([.N652]);&quot;&quot;))">
            <text:p/>
          </table:table-cell>
          <table:table-cell table:style-name="ce96" table:formula="of:=IF([.D65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52]*[.N653]/[.D653]*([.E653]+[.F653]); IFERROR([.I652]*[.N653]/[.D653]*[.E653]; &quot;&quot;))">
            <text:p/>
          </table:table-cell>
          <table:table-cell table:style-name="ce71" table:formula="of:=IF([.D653] = &quot;&quot;; &quot;&quot;; IFERROR([.H652]+([.E653]+[.F653]); [.H652]+[.E653]) )">
            <text:p/>
          </table:table-cell>
          <table:table-cell table:style-name="ce76" table:formula="of:=IF([.D653] = &quot;&quot;; &quot;&quot;; IFERROR([.I652]+[.G653];&quot;&quot;))">
            <text:p/>
          </table:table-cell>
          <table:table-cell table:style-name="ce80" table:formula="of:=IF([.D653] = &quot;&quot;; &quot;&quot;; IFERROR(([.I653]-[.F$2])/[.F$2];&quot;&quot;))">
            <text:p/>
          </table:table-cell>
          <table:table-cell table:style-name="ce84" table:formula="of:=IF([.D653] = &quot;&quot;; &quot;&quot;; IFERROR([.I653]/MAX([.$I$2:.I653])-1;&quot;&quot;))">
            <text:p/>
          </table:table-cell>
          <table:table-cell table:style-name="ce87" table:formula="of:=IF(ISBLANK([.D653]);&quot;&quot;; [.G653]/[.I652])">
            <text:p/>
          </table:table-cell>
          <table:table-cell table:style-name="ce76" table:formula="of:=IF([.D653] = &quot;&quot;; &quot;&quot;; IFERROR([.I652]*([.N653]);&quot;&quot;))">
            <text:p/>
          </table:table-cell>
          <table:table-cell table:style-name="ce96" table:formula="of:=IF([.D65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53]*[.N654]/[.D654]*([.E654]+[.F654]); IFERROR([.I653]*[.N654]/[.D654]*[.E654]; &quot;&quot;))">
            <text:p/>
          </table:table-cell>
          <table:table-cell table:style-name="ce71" table:formula="of:=IF([.D654] = &quot;&quot;; &quot;&quot;; IFERROR([.H653]+([.E654]+[.F654]); [.H653]+[.E654]) )">
            <text:p/>
          </table:table-cell>
          <table:table-cell table:style-name="ce76" table:formula="of:=IF([.D654] = &quot;&quot;; &quot;&quot;; IFERROR([.I653]+[.G654];&quot;&quot;))">
            <text:p/>
          </table:table-cell>
          <table:table-cell table:style-name="ce80" table:formula="of:=IF([.D654] = &quot;&quot;; &quot;&quot;; IFERROR(([.I654]-[.F$2])/[.F$2];&quot;&quot;))">
            <text:p/>
          </table:table-cell>
          <table:table-cell table:style-name="ce84" table:formula="of:=IF([.D654] = &quot;&quot;; &quot;&quot;; IFERROR([.I654]/MAX([.$I$2:.I654])-1;&quot;&quot;))">
            <text:p/>
          </table:table-cell>
          <table:table-cell table:style-name="ce87" table:formula="of:=IF(ISBLANK([.D654]);&quot;&quot;; [.G654]/[.I653])">
            <text:p/>
          </table:table-cell>
          <table:table-cell table:style-name="ce76" table:formula="of:=IF([.D654] = &quot;&quot;; &quot;&quot;; IFERROR([.I653]*([.N654]);&quot;&quot;))">
            <text:p/>
          </table:table-cell>
          <table:table-cell table:style-name="ce96" table:formula="of:=IF([.D65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54]*[.N655]/[.D655]*([.E655]+[.F655]); IFERROR([.I654]*[.N655]/[.D655]*[.E655]; &quot;&quot;))">
            <text:p/>
          </table:table-cell>
          <table:table-cell table:style-name="ce71" table:formula="of:=IF([.D655] = &quot;&quot;; &quot;&quot;; IFERROR([.H654]+([.E655]+[.F655]); [.H654]+[.E655]) )">
            <text:p/>
          </table:table-cell>
          <table:table-cell table:style-name="ce76" table:formula="of:=IF([.D655] = &quot;&quot;; &quot;&quot;; IFERROR([.I654]+[.G655];&quot;&quot;))">
            <text:p/>
          </table:table-cell>
          <table:table-cell table:style-name="ce80" table:formula="of:=IF([.D655] = &quot;&quot;; &quot;&quot;; IFERROR(([.I655]-[.F$2])/[.F$2];&quot;&quot;))">
            <text:p/>
          </table:table-cell>
          <table:table-cell table:style-name="ce84" table:formula="of:=IF([.D655] = &quot;&quot;; &quot;&quot;; IFERROR([.I655]/MAX([.$I$2:.I655])-1;&quot;&quot;))">
            <text:p/>
          </table:table-cell>
          <table:table-cell table:style-name="ce87" table:formula="of:=IF(ISBLANK([.D655]);&quot;&quot;; [.G655]/[.I654])">
            <text:p/>
          </table:table-cell>
          <table:table-cell table:style-name="ce76" table:formula="of:=IF([.D655] = &quot;&quot;; &quot;&quot;; IFERROR([.I654]*([.N655]);&quot;&quot;))">
            <text:p/>
          </table:table-cell>
          <table:table-cell table:style-name="ce96" table:formula="of:=IF([.D65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55]*[.N656]/[.D656]*([.E656]+[.F656]); IFERROR([.I655]*[.N656]/[.D656]*[.E656]; &quot;&quot;))">
            <text:p/>
          </table:table-cell>
          <table:table-cell table:style-name="ce71" table:formula="of:=IF([.D656] = &quot;&quot;; &quot;&quot;; IFERROR([.H655]+([.E656]+[.F656]); [.H655]+[.E656]) )">
            <text:p/>
          </table:table-cell>
          <table:table-cell table:style-name="ce76" table:formula="of:=IF([.D656] = &quot;&quot;; &quot;&quot;; IFERROR([.I655]+[.G656];&quot;&quot;))">
            <text:p/>
          </table:table-cell>
          <table:table-cell table:style-name="ce80" table:formula="of:=IF([.D656] = &quot;&quot;; &quot;&quot;; IFERROR(([.I656]-[.F$2])/[.F$2];&quot;&quot;))">
            <text:p/>
          </table:table-cell>
          <table:table-cell table:style-name="ce84" table:formula="of:=IF([.D656] = &quot;&quot;; &quot;&quot;; IFERROR([.I656]/MAX([.$I$2:.I656])-1;&quot;&quot;))">
            <text:p/>
          </table:table-cell>
          <table:table-cell table:style-name="ce87" table:formula="of:=IF(ISBLANK([.D656]);&quot;&quot;; [.G656]/[.I655])">
            <text:p/>
          </table:table-cell>
          <table:table-cell table:style-name="ce76" table:formula="of:=IF([.D656] = &quot;&quot;; &quot;&quot;; IFERROR([.I655]*([.N656]);&quot;&quot;))">
            <text:p/>
          </table:table-cell>
          <table:table-cell table:style-name="ce96" table:formula="of:=IF([.D65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56]*[.N657]/[.D657]*([.E657]+[.F657]); IFERROR([.I656]*[.N657]/[.D657]*[.E657]; &quot;&quot;))">
            <text:p/>
          </table:table-cell>
          <table:table-cell table:style-name="ce71" table:formula="of:=IF([.D657] = &quot;&quot;; &quot;&quot;; IFERROR([.H656]+([.E657]+[.F657]); [.H656]+[.E657]) )">
            <text:p/>
          </table:table-cell>
          <table:table-cell table:style-name="ce76" table:formula="of:=IF([.D657] = &quot;&quot;; &quot;&quot;; IFERROR([.I656]+[.G657];&quot;&quot;))">
            <text:p/>
          </table:table-cell>
          <table:table-cell table:style-name="ce80" table:formula="of:=IF([.D657] = &quot;&quot;; &quot;&quot;; IFERROR(([.I657]-[.F$2])/[.F$2];&quot;&quot;))">
            <text:p/>
          </table:table-cell>
          <table:table-cell table:style-name="ce84" table:formula="of:=IF([.D657] = &quot;&quot;; &quot;&quot;; IFERROR([.I657]/MAX([.$I$2:.I657])-1;&quot;&quot;))">
            <text:p/>
          </table:table-cell>
          <table:table-cell table:style-name="ce87" table:formula="of:=IF(ISBLANK([.D657]);&quot;&quot;; [.G657]/[.I656])">
            <text:p/>
          </table:table-cell>
          <table:table-cell table:style-name="ce76" table:formula="of:=IF([.D657] = &quot;&quot;; &quot;&quot;; IFERROR([.I656]*([.N657]);&quot;&quot;))">
            <text:p/>
          </table:table-cell>
          <table:table-cell table:style-name="ce96" table:formula="of:=IF([.D65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57]*[.N658]/[.D658]*([.E658]+[.F658]); IFERROR([.I657]*[.N658]/[.D658]*[.E658]; &quot;&quot;))">
            <text:p/>
          </table:table-cell>
          <table:table-cell table:style-name="ce71" table:formula="of:=IF([.D658] = &quot;&quot;; &quot;&quot;; IFERROR([.H657]+([.E658]+[.F658]); [.H657]+[.E658]) )">
            <text:p/>
          </table:table-cell>
          <table:table-cell table:style-name="ce76" table:formula="of:=IF([.D658] = &quot;&quot;; &quot;&quot;; IFERROR([.I657]+[.G658];&quot;&quot;))">
            <text:p/>
          </table:table-cell>
          <table:table-cell table:style-name="ce80" table:formula="of:=IF([.D658] = &quot;&quot;; &quot;&quot;; IFERROR(([.I658]-[.F$2])/[.F$2];&quot;&quot;))">
            <text:p/>
          </table:table-cell>
          <table:table-cell table:style-name="ce84" table:formula="of:=IF([.D658] = &quot;&quot;; &quot;&quot;; IFERROR([.I658]/MAX([.$I$2:.I658])-1;&quot;&quot;))">
            <text:p/>
          </table:table-cell>
          <table:table-cell table:style-name="ce87" table:formula="of:=IF(ISBLANK([.D658]);&quot;&quot;; [.G658]/[.I657])">
            <text:p/>
          </table:table-cell>
          <table:table-cell table:style-name="ce76" table:formula="of:=IF([.D658] = &quot;&quot;; &quot;&quot;; IFERROR([.I657]*([.N658]);&quot;&quot;))">
            <text:p/>
          </table:table-cell>
          <table:table-cell table:style-name="ce96" table:formula="of:=IF([.D65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58]*[.N659]/[.D659]*([.E659]+[.F659]); IFERROR([.I658]*[.N659]/[.D659]*[.E659]; &quot;&quot;))">
            <text:p/>
          </table:table-cell>
          <table:table-cell table:style-name="ce71" table:formula="of:=IF([.D659] = &quot;&quot;; &quot;&quot;; IFERROR([.H658]+([.E659]+[.F659]); [.H658]+[.E659]) )">
            <text:p/>
          </table:table-cell>
          <table:table-cell table:style-name="ce76" table:formula="of:=IF([.D659] = &quot;&quot;; &quot;&quot;; IFERROR([.I658]+[.G659];&quot;&quot;))">
            <text:p/>
          </table:table-cell>
          <table:table-cell table:style-name="ce80" table:formula="of:=IF([.D659] = &quot;&quot;; &quot;&quot;; IFERROR(([.I659]-[.F$2])/[.F$2];&quot;&quot;))">
            <text:p/>
          </table:table-cell>
          <table:table-cell table:style-name="ce84" table:formula="of:=IF([.D659] = &quot;&quot;; &quot;&quot;; IFERROR([.I659]/MAX([.$I$2:.I659])-1;&quot;&quot;))">
            <text:p/>
          </table:table-cell>
          <table:table-cell table:style-name="ce87" table:formula="of:=IF(ISBLANK([.D659]);&quot;&quot;; [.G659]/[.I658])">
            <text:p/>
          </table:table-cell>
          <table:table-cell table:style-name="ce76" table:formula="of:=IF([.D659] = &quot;&quot;; &quot;&quot;; IFERROR([.I658]*([.N659]);&quot;&quot;))">
            <text:p/>
          </table:table-cell>
          <table:table-cell table:style-name="ce96" table:formula="of:=IF([.D65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59]*[.N660]/[.D660]*([.E660]+[.F660]); IFERROR([.I659]*[.N660]/[.D660]*[.E660]; &quot;&quot;))">
            <text:p/>
          </table:table-cell>
          <table:table-cell table:style-name="ce71" table:formula="of:=IF([.D660] = &quot;&quot;; &quot;&quot;; IFERROR([.H659]+([.E660]+[.F660]); [.H659]+[.E660]) )">
            <text:p/>
          </table:table-cell>
          <table:table-cell table:style-name="ce76" table:formula="of:=IF([.D660] = &quot;&quot;; &quot;&quot;; IFERROR([.I659]+[.G660];&quot;&quot;))">
            <text:p/>
          </table:table-cell>
          <table:table-cell table:style-name="ce80" table:formula="of:=IF([.D660] = &quot;&quot;; &quot;&quot;; IFERROR(([.I660]-[.F$2])/[.F$2];&quot;&quot;))">
            <text:p/>
          </table:table-cell>
          <table:table-cell table:style-name="ce84" table:formula="of:=IF([.D660] = &quot;&quot;; &quot;&quot;; IFERROR([.I660]/MAX([.$I$2:.I660])-1;&quot;&quot;))">
            <text:p/>
          </table:table-cell>
          <table:table-cell table:style-name="ce87" table:formula="of:=IF(ISBLANK([.D660]);&quot;&quot;; [.G660]/[.I659])">
            <text:p/>
          </table:table-cell>
          <table:table-cell table:style-name="ce76" table:formula="of:=IF([.D660] = &quot;&quot;; &quot;&quot;; IFERROR([.I659]*([.N660]);&quot;&quot;))">
            <text:p/>
          </table:table-cell>
          <table:table-cell table:style-name="ce96" table:formula="of:=IF([.D66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60]*[.N661]/[.D661]*([.E661]+[.F661]); IFERROR([.I660]*[.N661]/[.D661]*[.E661]; &quot;&quot;))">
            <text:p/>
          </table:table-cell>
          <table:table-cell table:style-name="ce71" table:formula="of:=IF([.D661] = &quot;&quot;; &quot;&quot;; IFERROR([.H660]+([.E661]+[.F661]); [.H660]+[.E661]) )">
            <text:p/>
          </table:table-cell>
          <table:table-cell table:style-name="ce76" table:formula="of:=IF([.D661] = &quot;&quot;; &quot;&quot;; IFERROR([.I660]+[.G661];&quot;&quot;))">
            <text:p/>
          </table:table-cell>
          <table:table-cell table:style-name="ce80" table:formula="of:=IF([.D661] = &quot;&quot;; &quot;&quot;; IFERROR(([.I661]-[.F$2])/[.F$2];&quot;&quot;))">
            <text:p/>
          </table:table-cell>
          <table:table-cell table:style-name="ce84" table:formula="of:=IF([.D661] = &quot;&quot;; &quot;&quot;; IFERROR([.I661]/MAX([.$I$2:.I661])-1;&quot;&quot;))">
            <text:p/>
          </table:table-cell>
          <table:table-cell table:style-name="ce87" table:formula="of:=IF(ISBLANK([.D661]);&quot;&quot;; [.G661]/[.I660])">
            <text:p/>
          </table:table-cell>
          <table:table-cell table:style-name="ce76" table:formula="of:=IF([.D661] = &quot;&quot;; &quot;&quot;; IFERROR([.I660]*([.N661]);&quot;&quot;))">
            <text:p/>
          </table:table-cell>
          <table:table-cell table:style-name="ce96" table:formula="of:=IF([.D66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61]*[.N662]/[.D662]*([.E662]+[.F662]); IFERROR([.I661]*[.N662]/[.D662]*[.E662]; &quot;&quot;))">
            <text:p/>
          </table:table-cell>
          <table:table-cell table:style-name="ce71" table:formula="of:=IF([.D662] = &quot;&quot;; &quot;&quot;; IFERROR([.H661]+([.E662]+[.F662]); [.H661]+[.E662]) )">
            <text:p/>
          </table:table-cell>
          <table:table-cell table:style-name="ce76" table:formula="of:=IF([.D662] = &quot;&quot;; &quot;&quot;; IFERROR([.I661]+[.G662];&quot;&quot;))">
            <text:p/>
          </table:table-cell>
          <table:table-cell table:style-name="ce80" table:formula="of:=IF([.D662] = &quot;&quot;; &quot;&quot;; IFERROR(([.I662]-[.F$2])/[.F$2];&quot;&quot;))">
            <text:p/>
          </table:table-cell>
          <table:table-cell table:style-name="ce84" table:formula="of:=IF([.D662] = &quot;&quot;; &quot;&quot;; IFERROR([.I662]/MAX([.$I$2:.I662])-1;&quot;&quot;))">
            <text:p/>
          </table:table-cell>
          <table:table-cell table:style-name="ce87" table:formula="of:=IF(ISBLANK([.D662]);&quot;&quot;; [.G662]/[.I661])">
            <text:p/>
          </table:table-cell>
          <table:table-cell table:style-name="ce76" table:formula="of:=IF([.D662] = &quot;&quot;; &quot;&quot;; IFERROR([.I661]*([.N662]);&quot;&quot;))">
            <text:p/>
          </table:table-cell>
          <table:table-cell table:style-name="ce96" table:formula="of:=IF([.D66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62]*[.N663]/[.D663]*([.E663]+[.F663]); IFERROR([.I662]*[.N663]/[.D663]*[.E663]; &quot;&quot;))">
            <text:p/>
          </table:table-cell>
          <table:table-cell table:style-name="ce71" table:formula="of:=IF([.D663] = &quot;&quot;; &quot;&quot;; IFERROR([.H662]+([.E663]+[.F663]); [.H662]+[.E663]) )">
            <text:p/>
          </table:table-cell>
          <table:table-cell table:style-name="ce76" table:formula="of:=IF([.D663] = &quot;&quot;; &quot;&quot;; IFERROR([.I662]+[.G663];&quot;&quot;))">
            <text:p/>
          </table:table-cell>
          <table:table-cell table:style-name="ce80" table:formula="of:=IF([.D663] = &quot;&quot;; &quot;&quot;; IFERROR(([.I663]-[.F$2])/[.F$2];&quot;&quot;))">
            <text:p/>
          </table:table-cell>
          <table:table-cell table:style-name="ce84" table:formula="of:=IF([.D663] = &quot;&quot;; &quot;&quot;; IFERROR([.I663]/MAX([.$I$2:.I663])-1;&quot;&quot;))">
            <text:p/>
          </table:table-cell>
          <table:table-cell table:style-name="ce87" table:formula="of:=IF(ISBLANK([.D663]);&quot;&quot;; [.G663]/[.I662])">
            <text:p/>
          </table:table-cell>
          <table:table-cell table:style-name="ce76" table:formula="of:=IF([.D663] = &quot;&quot;; &quot;&quot;; IFERROR([.I662]*([.N663]);&quot;&quot;))">
            <text:p/>
          </table:table-cell>
          <table:table-cell table:style-name="ce96" table:formula="of:=IF([.D66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63]*[.N664]/[.D664]*([.E664]+[.F664]); IFERROR([.I663]*[.N664]/[.D664]*[.E664]; &quot;&quot;))">
            <text:p/>
          </table:table-cell>
          <table:table-cell table:style-name="ce71" table:formula="of:=IF([.D664] = &quot;&quot;; &quot;&quot;; IFERROR([.H663]+([.E664]+[.F664]); [.H663]+[.E664]) )">
            <text:p/>
          </table:table-cell>
          <table:table-cell table:style-name="ce76" table:formula="of:=IF([.D664] = &quot;&quot;; &quot;&quot;; IFERROR([.I663]+[.G664];&quot;&quot;))">
            <text:p/>
          </table:table-cell>
          <table:table-cell table:style-name="ce80" table:formula="of:=IF([.D664] = &quot;&quot;; &quot;&quot;; IFERROR(([.I664]-[.F$2])/[.F$2];&quot;&quot;))">
            <text:p/>
          </table:table-cell>
          <table:table-cell table:style-name="ce84" table:formula="of:=IF([.D664] = &quot;&quot;; &quot;&quot;; IFERROR([.I664]/MAX([.$I$2:.I664])-1;&quot;&quot;))">
            <text:p/>
          </table:table-cell>
          <table:table-cell table:style-name="ce87" table:formula="of:=IF(ISBLANK([.D664]);&quot;&quot;; [.G664]/[.I663])">
            <text:p/>
          </table:table-cell>
          <table:table-cell table:style-name="ce76" table:formula="of:=IF([.D664] = &quot;&quot;; &quot;&quot;; IFERROR([.I663]*([.N664]);&quot;&quot;))">
            <text:p/>
          </table:table-cell>
          <table:table-cell table:style-name="ce96" table:formula="of:=IF([.D66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64]*[.N665]/[.D665]*([.E665]+[.F665]); IFERROR([.I664]*[.N665]/[.D665]*[.E665]; &quot;&quot;))">
            <text:p/>
          </table:table-cell>
          <table:table-cell table:style-name="ce71" table:formula="of:=IF([.D665] = &quot;&quot;; &quot;&quot;; IFERROR([.H664]+([.E665]+[.F665]); [.H664]+[.E665]) )">
            <text:p/>
          </table:table-cell>
          <table:table-cell table:style-name="ce76" table:formula="of:=IF([.D665] = &quot;&quot;; &quot;&quot;; IFERROR([.I664]+[.G665];&quot;&quot;))">
            <text:p/>
          </table:table-cell>
          <table:table-cell table:style-name="ce80" table:formula="of:=IF([.D665] = &quot;&quot;; &quot;&quot;; IFERROR(([.I665]-[.F$2])/[.F$2];&quot;&quot;))">
            <text:p/>
          </table:table-cell>
          <table:table-cell table:style-name="ce84" table:formula="of:=IF([.D665] = &quot;&quot;; &quot;&quot;; IFERROR([.I665]/MAX([.$I$2:.I665])-1;&quot;&quot;))">
            <text:p/>
          </table:table-cell>
          <table:table-cell table:style-name="ce87" table:formula="of:=IF(ISBLANK([.D665]);&quot;&quot;; [.G665]/[.I664])">
            <text:p/>
          </table:table-cell>
          <table:table-cell table:style-name="ce76" table:formula="of:=IF([.D665] = &quot;&quot;; &quot;&quot;; IFERROR([.I664]*([.N665]);&quot;&quot;))">
            <text:p/>
          </table:table-cell>
          <table:table-cell table:style-name="ce96" table:formula="of:=IF([.D66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65]*[.N666]/[.D666]*([.E666]+[.F666]); IFERROR([.I665]*[.N666]/[.D666]*[.E666]; &quot;&quot;))">
            <text:p/>
          </table:table-cell>
          <table:table-cell table:style-name="ce71" table:formula="of:=IF([.D666] = &quot;&quot;; &quot;&quot;; IFERROR([.H665]+([.E666]+[.F666]); [.H665]+[.E666]) )">
            <text:p/>
          </table:table-cell>
          <table:table-cell table:style-name="ce76" table:formula="of:=IF([.D666] = &quot;&quot;; &quot;&quot;; IFERROR([.I665]+[.G666];&quot;&quot;))">
            <text:p/>
          </table:table-cell>
          <table:table-cell table:style-name="ce80" table:formula="of:=IF([.D666] = &quot;&quot;; &quot;&quot;; IFERROR(([.I666]-[.F$2])/[.F$2];&quot;&quot;))">
            <text:p/>
          </table:table-cell>
          <table:table-cell table:style-name="ce84" table:formula="of:=IF([.D666] = &quot;&quot;; &quot;&quot;; IFERROR([.I666]/MAX([.$I$2:.I666])-1;&quot;&quot;))">
            <text:p/>
          </table:table-cell>
          <table:table-cell table:style-name="ce87" table:formula="of:=IF(ISBLANK([.D666]);&quot;&quot;; [.G666]/[.I665])">
            <text:p/>
          </table:table-cell>
          <table:table-cell table:style-name="ce76" table:formula="of:=IF([.D666] = &quot;&quot;; &quot;&quot;; IFERROR([.I665]*([.N666]);&quot;&quot;))">
            <text:p/>
          </table:table-cell>
          <table:table-cell table:style-name="ce96" table:formula="of:=IF([.D66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66]*[.N667]/[.D667]*([.E667]+[.F667]); IFERROR([.I666]*[.N667]/[.D667]*[.E667]; &quot;&quot;))">
            <text:p/>
          </table:table-cell>
          <table:table-cell table:style-name="ce71" table:formula="of:=IF([.D667] = &quot;&quot;; &quot;&quot;; IFERROR([.H666]+([.E667]+[.F667]); [.H666]+[.E667]) )">
            <text:p/>
          </table:table-cell>
          <table:table-cell table:style-name="ce76" table:formula="of:=IF([.D667] = &quot;&quot;; &quot;&quot;; IFERROR([.I666]+[.G667];&quot;&quot;))">
            <text:p/>
          </table:table-cell>
          <table:table-cell table:style-name="ce80" table:formula="of:=IF([.D667] = &quot;&quot;; &quot;&quot;; IFERROR(([.I667]-[.F$2])/[.F$2];&quot;&quot;))">
            <text:p/>
          </table:table-cell>
          <table:table-cell table:style-name="ce84" table:formula="of:=IF([.D667] = &quot;&quot;; &quot;&quot;; IFERROR([.I667]/MAX([.$I$2:.I667])-1;&quot;&quot;))">
            <text:p/>
          </table:table-cell>
          <table:table-cell table:style-name="ce87" table:formula="of:=IF(ISBLANK([.D667]);&quot;&quot;; [.G667]/[.I666])">
            <text:p/>
          </table:table-cell>
          <table:table-cell table:style-name="ce76" table:formula="of:=IF([.D667] = &quot;&quot;; &quot;&quot;; IFERROR([.I666]*([.N667]);&quot;&quot;))">
            <text:p/>
          </table:table-cell>
          <table:table-cell table:style-name="ce96" table:formula="of:=IF([.D66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67]*[.N668]/[.D668]*([.E668]+[.F668]); IFERROR([.I667]*[.N668]/[.D668]*[.E668]; &quot;&quot;))">
            <text:p/>
          </table:table-cell>
          <table:table-cell table:style-name="ce71" table:formula="of:=IF([.D668] = &quot;&quot;; &quot;&quot;; IFERROR([.H667]+([.E668]+[.F668]); [.H667]+[.E668]) )">
            <text:p/>
          </table:table-cell>
          <table:table-cell table:style-name="ce76" table:formula="of:=IF([.D668] = &quot;&quot;; &quot;&quot;; IFERROR([.I667]+[.G668];&quot;&quot;))">
            <text:p/>
          </table:table-cell>
          <table:table-cell table:style-name="ce80" table:formula="of:=IF([.D668] = &quot;&quot;; &quot;&quot;; IFERROR(([.I668]-[.F$2])/[.F$2];&quot;&quot;))">
            <text:p/>
          </table:table-cell>
          <table:table-cell table:style-name="ce84" table:formula="of:=IF([.D668] = &quot;&quot;; &quot;&quot;; IFERROR([.I668]/MAX([.$I$2:.I668])-1;&quot;&quot;))">
            <text:p/>
          </table:table-cell>
          <table:table-cell table:style-name="ce87" table:formula="of:=IF(ISBLANK([.D668]);&quot;&quot;; [.G668]/[.I667])">
            <text:p/>
          </table:table-cell>
          <table:table-cell table:style-name="ce76" table:formula="of:=IF([.D668] = &quot;&quot;; &quot;&quot;; IFERROR([.I667]*([.N668]);&quot;&quot;))">
            <text:p/>
          </table:table-cell>
          <table:table-cell table:style-name="ce96" table:formula="of:=IF([.D66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68]*[.N669]/[.D669]*([.E669]+[.F669]); IFERROR([.I668]*[.N669]/[.D669]*[.E669]; &quot;&quot;))">
            <text:p/>
          </table:table-cell>
          <table:table-cell table:style-name="ce71" table:formula="of:=IF([.D669] = &quot;&quot;; &quot;&quot;; IFERROR([.H668]+([.E669]+[.F669]); [.H668]+[.E669]) )">
            <text:p/>
          </table:table-cell>
          <table:table-cell table:style-name="ce76" table:formula="of:=IF([.D669] = &quot;&quot;; &quot;&quot;; IFERROR([.I668]+[.G669];&quot;&quot;))">
            <text:p/>
          </table:table-cell>
          <table:table-cell table:style-name="ce80" table:formula="of:=IF([.D669] = &quot;&quot;; &quot;&quot;; IFERROR(([.I669]-[.F$2])/[.F$2];&quot;&quot;))">
            <text:p/>
          </table:table-cell>
          <table:table-cell table:style-name="ce84" table:formula="of:=IF([.D669] = &quot;&quot;; &quot;&quot;; IFERROR([.I669]/MAX([.$I$2:.I669])-1;&quot;&quot;))">
            <text:p/>
          </table:table-cell>
          <table:table-cell table:style-name="ce87" table:formula="of:=IF(ISBLANK([.D669]);&quot;&quot;; [.G669]/[.I668])">
            <text:p/>
          </table:table-cell>
          <table:table-cell table:style-name="ce76" table:formula="of:=IF([.D669] = &quot;&quot;; &quot;&quot;; IFERROR([.I668]*([.N669]);&quot;&quot;))">
            <text:p/>
          </table:table-cell>
          <table:table-cell table:style-name="ce96" table:formula="of:=IF([.D66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69]*[.N670]/[.D670]*([.E670]+[.F670]); IFERROR([.I669]*[.N670]/[.D670]*[.E670]; &quot;&quot;))">
            <text:p/>
          </table:table-cell>
          <table:table-cell table:style-name="ce71" table:formula="of:=IF([.D670] = &quot;&quot;; &quot;&quot;; IFERROR([.H669]+([.E670]+[.F670]); [.H669]+[.E670]) )">
            <text:p/>
          </table:table-cell>
          <table:table-cell table:style-name="ce76" table:formula="of:=IF([.D670] = &quot;&quot;; &quot;&quot;; IFERROR([.I669]+[.G670];&quot;&quot;))">
            <text:p/>
          </table:table-cell>
          <table:table-cell table:style-name="ce80" table:formula="of:=IF([.D670] = &quot;&quot;; &quot;&quot;; IFERROR(([.I670]-[.F$2])/[.F$2];&quot;&quot;))">
            <text:p/>
          </table:table-cell>
          <table:table-cell table:style-name="ce84" table:formula="of:=IF([.D670] = &quot;&quot;; &quot;&quot;; IFERROR([.I670]/MAX([.$I$2:.I670])-1;&quot;&quot;))">
            <text:p/>
          </table:table-cell>
          <table:table-cell table:style-name="ce87" table:formula="of:=IF(ISBLANK([.D670]);&quot;&quot;; [.G670]/[.I669])">
            <text:p/>
          </table:table-cell>
          <table:table-cell table:style-name="ce76" table:formula="of:=IF([.D670] = &quot;&quot;; &quot;&quot;; IFERROR([.I669]*([.N670]);&quot;&quot;))">
            <text:p/>
          </table:table-cell>
          <table:table-cell table:style-name="ce96" table:formula="of:=IF([.D67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70]*[.N671]/[.D671]*([.E671]+[.F671]); IFERROR([.I670]*[.N671]/[.D671]*[.E671]; &quot;&quot;))">
            <text:p/>
          </table:table-cell>
          <table:table-cell table:style-name="ce71" table:formula="of:=IF([.D671] = &quot;&quot;; &quot;&quot;; IFERROR([.H670]+([.E671]+[.F671]); [.H670]+[.E671]) )">
            <text:p/>
          </table:table-cell>
          <table:table-cell table:style-name="ce76" table:formula="of:=IF([.D671] = &quot;&quot;; &quot;&quot;; IFERROR([.I670]+[.G671];&quot;&quot;))">
            <text:p/>
          </table:table-cell>
          <table:table-cell table:style-name="ce80" table:formula="of:=IF([.D671] = &quot;&quot;; &quot;&quot;; IFERROR(([.I671]-[.F$2])/[.F$2];&quot;&quot;))">
            <text:p/>
          </table:table-cell>
          <table:table-cell table:style-name="ce84" table:formula="of:=IF([.D671] = &quot;&quot;; &quot;&quot;; IFERROR([.I671]/MAX([.$I$2:.I671])-1;&quot;&quot;))">
            <text:p/>
          </table:table-cell>
          <table:table-cell table:style-name="ce87" table:formula="of:=IF(ISBLANK([.D671]);&quot;&quot;; [.G671]/[.I670])">
            <text:p/>
          </table:table-cell>
          <table:table-cell table:style-name="ce76" table:formula="of:=IF([.D671] = &quot;&quot;; &quot;&quot;; IFERROR([.I670]*([.N671]);&quot;&quot;))">
            <text:p/>
          </table:table-cell>
          <table:table-cell table:style-name="ce96" table:formula="of:=IF([.D67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71]*[.N672]/[.D672]*([.E672]+[.F672]); IFERROR([.I671]*[.N672]/[.D672]*[.E672]; &quot;&quot;))">
            <text:p/>
          </table:table-cell>
          <table:table-cell table:style-name="ce71" table:formula="of:=IF([.D672] = &quot;&quot;; &quot;&quot;; IFERROR([.H671]+([.E672]+[.F672]); [.H671]+[.E672]) )">
            <text:p/>
          </table:table-cell>
          <table:table-cell table:style-name="ce76" table:formula="of:=IF([.D672] = &quot;&quot;; &quot;&quot;; IFERROR([.I671]+[.G672];&quot;&quot;))">
            <text:p/>
          </table:table-cell>
          <table:table-cell table:style-name="ce80" table:formula="of:=IF([.D672] = &quot;&quot;; &quot;&quot;; IFERROR(([.I672]-[.F$2])/[.F$2];&quot;&quot;))">
            <text:p/>
          </table:table-cell>
          <table:table-cell table:style-name="ce84" table:formula="of:=IF([.D672] = &quot;&quot;; &quot;&quot;; IFERROR([.I672]/MAX([.$I$2:.I672])-1;&quot;&quot;))">
            <text:p/>
          </table:table-cell>
          <table:table-cell table:style-name="ce87" table:formula="of:=IF(ISBLANK([.D672]);&quot;&quot;; [.G672]/[.I671])">
            <text:p/>
          </table:table-cell>
          <table:table-cell table:style-name="ce76" table:formula="of:=IF([.D672] = &quot;&quot;; &quot;&quot;; IFERROR([.I671]*([.N672]);&quot;&quot;))">
            <text:p/>
          </table:table-cell>
          <table:table-cell table:style-name="ce96" table:formula="of:=IF([.D67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72]*[.N673]/[.D673]*([.E673]+[.F673]); IFERROR([.I672]*[.N673]/[.D673]*[.E673]; &quot;&quot;))">
            <text:p/>
          </table:table-cell>
          <table:table-cell table:style-name="ce71" table:formula="of:=IF([.D673] = &quot;&quot;; &quot;&quot;; IFERROR([.H672]+([.E673]+[.F673]); [.H672]+[.E673]) )">
            <text:p/>
          </table:table-cell>
          <table:table-cell table:style-name="ce76" table:formula="of:=IF([.D673] = &quot;&quot;; &quot;&quot;; IFERROR([.I672]+[.G673];&quot;&quot;))">
            <text:p/>
          </table:table-cell>
          <table:table-cell table:style-name="ce80" table:formula="of:=IF([.D673] = &quot;&quot;; &quot;&quot;; IFERROR(([.I673]-[.F$2])/[.F$2];&quot;&quot;))">
            <text:p/>
          </table:table-cell>
          <table:table-cell table:style-name="ce84" table:formula="of:=IF([.D673] = &quot;&quot;; &quot;&quot;; IFERROR([.I673]/MAX([.$I$2:.I673])-1;&quot;&quot;))">
            <text:p/>
          </table:table-cell>
          <table:table-cell table:style-name="ce87" table:formula="of:=IF(ISBLANK([.D673]);&quot;&quot;; [.G673]/[.I672])">
            <text:p/>
          </table:table-cell>
          <table:table-cell table:style-name="ce76" table:formula="of:=IF([.D673] = &quot;&quot;; &quot;&quot;; IFERROR([.I672]*([.N673]);&quot;&quot;))">
            <text:p/>
          </table:table-cell>
          <table:table-cell table:style-name="ce96" table:formula="of:=IF([.D67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73]*[.N674]/[.D674]*([.E674]+[.F674]); IFERROR([.I673]*[.N674]/[.D674]*[.E674]; &quot;&quot;))">
            <text:p/>
          </table:table-cell>
          <table:table-cell table:style-name="ce71" table:formula="of:=IF([.D674] = &quot;&quot;; &quot;&quot;; IFERROR([.H673]+([.E674]+[.F674]); [.H673]+[.E674]) )">
            <text:p/>
          </table:table-cell>
          <table:table-cell table:style-name="ce76" table:formula="of:=IF([.D674] = &quot;&quot;; &quot;&quot;; IFERROR([.I673]+[.G674];&quot;&quot;))">
            <text:p/>
          </table:table-cell>
          <table:table-cell table:style-name="ce80" table:formula="of:=IF([.D674] = &quot;&quot;; &quot;&quot;; IFERROR(([.I674]-[.F$2])/[.F$2];&quot;&quot;))">
            <text:p/>
          </table:table-cell>
          <table:table-cell table:style-name="ce84" table:formula="of:=IF([.D674] = &quot;&quot;; &quot;&quot;; IFERROR([.I674]/MAX([.$I$2:.I674])-1;&quot;&quot;))">
            <text:p/>
          </table:table-cell>
          <table:table-cell table:style-name="ce87" table:formula="of:=IF(ISBLANK([.D674]);&quot;&quot;; [.G674]/[.I673])">
            <text:p/>
          </table:table-cell>
          <table:table-cell table:style-name="ce76" table:formula="of:=IF([.D674] = &quot;&quot;; &quot;&quot;; IFERROR([.I673]*([.N674]);&quot;&quot;))">
            <text:p/>
          </table:table-cell>
          <table:table-cell table:style-name="ce96" table:formula="of:=IF([.D67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74]*[.N675]/[.D675]*([.E675]+[.F675]); IFERROR([.I674]*[.N675]/[.D675]*[.E675]; &quot;&quot;))">
            <text:p/>
          </table:table-cell>
          <table:table-cell table:style-name="ce71" table:formula="of:=IF([.D675] = &quot;&quot;; &quot;&quot;; IFERROR([.H674]+([.E675]+[.F675]); [.H674]+[.E675]) )">
            <text:p/>
          </table:table-cell>
          <table:table-cell table:style-name="ce76" table:formula="of:=IF([.D675] = &quot;&quot;; &quot;&quot;; IFERROR([.I674]+[.G675];&quot;&quot;))">
            <text:p/>
          </table:table-cell>
          <table:table-cell table:style-name="ce80" table:formula="of:=IF([.D675] = &quot;&quot;; &quot;&quot;; IFERROR(([.I675]-[.F$2])/[.F$2];&quot;&quot;))">
            <text:p/>
          </table:table-cell>
          <table:table-cell table:style-name="ce84" table:formula="of:=IF([.D675] = &quot;&quot;; &quot;&quot;; IFERROR([.I675]/MAX([.$I$2:.I675])-1;&quot;&quot;))">
            <text:p/>
          </table:table-cell>
          <table:table-cell table:style-name="ce87" table:formula="of:=IF(ISBLANK([.D675]);&quot;&quot;; [.G675]/[.I674])">
            <text:p/>
          </table:table-cell>
          <table:table-cell table:style-name="ce76" table:formula="of:=IF([.D675] = &quot;&quot;; &quot;&quot;; IFERROR([.I674]*([.N675]);&quot;&quot;))">
            <text:p/>
          </table:table-cell>
          <table:table-cell table:style-name="ce96" table:formula="of:=IF([.D67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75]*[.N676]/[.D676]*([.E676]+[.F676]); IFERROR([.I675]*[.N676]/[.D676]*[.E676]; &quot;&quot;))">
            <text:p/>
          </table:table-cell>
          <table:table-cell table:style-name="ce71" table:formula="of:=IF([.D676] = &quot;&quot;; &quot;&quot;; IFERROR([.H675]+([.E676]+[.F676]); [.H675]+[.E676]) )">
            <text:p/>
          </table:table-cell>
          <table:table-cell table:style-name="ce76" table:formula="of:=IF([.D676] = &quot;&quot;; &quot;&quot;; IFERROR([.I675]+[.G676];&quot;&quot;))">
            <text:p/>
          </table:table-cell>
          <table:table-cell table:style-name="ce80" table:formula="of:=IF([.D676] = &quot;&quot;; &quot;&quot;; IFERROR(([.I676]-[.F$2])/[.F$2];&quot;&quot;))">
            <text:p/>
          </table:table-cell>
          <table:table-cell table:style-name="ce84" table:formula="of:=IF([.D676] = &quot;&quot;; &quot;&quot;; IFERROR([.I676]/MAX([.$I$2:.I676])-1;&quot;&quot;))">
            <text:p/>
          </table:table-cell>
          <table:table-cell table:style-name="ce87" table:formula="of:=IF(ISBLANK([.D676]);&quot;&quot;; [.G676]/[.I675])">
            <text:p/>
          </table:table-cell>
          <table:table-cell table:style-name="ce76" table:formula="of:=IF([.D676] = &quot;&quot;; &quot;&quot;; IFERROR([.I675]*([.N676]);&quot;&quot;))">
            <text:p/>
          </table:table-cell>
          <table:table-cell table:style-name="ce96" table:formula="of:=IF([.D67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76]*[.N677]/[.D677]*([.E677]+[.F677]); IFERROR([.I676]*[.N677]/[.D677]*[.E677]; &quot;&quot;))">
            <text:p/>
          </table:table-cell>
          <table:table-cell table:style-name="ce71" table:formula="of:=IF([.D677] = &quot;&quot;; &quot;&quot;; IFERROR([.H676]+([.E677]+[.F677]); [.H676]+[.E677]) )">
            <text:p/>
          </table:table-cell>
          <table:table-cell table:style-name="ce76" table:formula="of:=IF([.D677] = &quot;&quot;; &quot;&quot;; IFERROR([.I676]+[.G677];&quot;&quot;))">
            <text:p/>
          </table:table-cell>
          <table:table-cell table:style-name="ce80" table:formula="of:=IF([.D677] = &quot;&quot;; &quot;&quot;; IFERROR(([.I677]-[.F$2])/[.F$2];&quot;&quot;))">
            <text:p/>
          </table:table-cell>
          <table:table-cell table:style-name="ce84" table:formula="of:=IF([.D677] = &quot;&quot;; &quot;&quot;; IFERROR([.I677]/MAX([.$I$2:.I677])-1;&quot;&quot;))">
            <text:p/>
          </table:table-cell>
          <table:table-cell table:style-name="ce87" table:formula="of:=IF(ISBLANK([.D677]);&quot;&quot;; [.G677]/[.I676])">
            <text:p/>
          </table:table-cell>
          <table:table-cell table:style-name="ce76" table:formula="of:=IF([.D677] = &quot;&quot;; &quot;&quot;; IFERROR([.I676]*([.N677]);&quot;&quot;))">
            <text:p/>
          </table:table-cell>
          <table:table-cell table:style-name="ce96" table:formula="of:=IF([.D67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77]*[.N678]/[.D678]*([.E678]+[.F678]); IFERROR([.I677]*[.N678]/[.D678]*[.E678]; &quot;&quot;))">
            <text:p/>
          </table:table-cell>
          <table:table-cell table:style-name="ce71" table:formula="of:=IF([.D678] = &quot;&quot;; &quot;&quot;; IFERROR([.H677]+([.E678]+[.F678]); [.H677]+[.E678]) )">
            <text:p/>
          </table:table-cell>
          <table:table-cell table:style-name="ce76" table:formula="of:=IF([.D678] = &quot;&quot;; &quot;&quot;; IFERROR([.I677]+[.G678];&quot;&quot;))">
            <text:p/>
          </table:table-cell>
          <table:table-cell table:style-name="ce80" table:formula="of:=IF([.D678] = &quot;&quot;; &quot;&quot;; IFERROR(([.I678]-[.F$2])/[.F$2];&quot;&quot;))">
            <text:p/>
          </table:table-cell>
          <table:table-cell table:style-name="ce84" table:formula="of:=IF([.D678] = &quot;&quot;; &quot;&quot;; IFERROR([.I678]/MAX([.$I$2:.I678])-1;&quot;&quot;))">
            <text:p/>
          </table:table-cell>
          <table:table-cell table:style-name="ce87" table:formula="of:=IF(ISBLANK([.D678]);&quot;&quot;; [.G678]/[.I677])">
            <text:p/>
          </table:table-cell>
          <table:table-cell table:style-name="ce76" table:formula="of:=IF([.D678] = &quot;&quot;; &quot;&quot;; IFERROR([.I677]*([.N678]);&quot;&quot;))">
            <text:p/>
          </table:table-cell>
          <table:table-cell table:style-name="ce96" table:formula="of:=IF([.D67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78]*[.N679]/[.D679]*([.E679]+[.F679]); IFERROR([.I678]*[.N679]/[.D679]*[.E679]; &quot;&quot;))">
            <text:p/>
          </table:table-cell>
          <table:table-cell table:style-name="ce71" table:formula="of:=IF([.D679] = &quot;&quot;; &quot;&quot;; IFERROR([.H678]+([.E679]+[.F679]); [.H678]+[.E679]) )">
            <text:p/>
          </table:table-cell>
          <table:table-cell table:style-name="ce76" table:formula="of:=IF([.D679] = &quot;&quot;; &quot;&quot;; IFERROR([.I678]+[.G679];&quot;&quot;))">
            <text:p/>
          </table:table-cell>
          <table:table-cell table:style-name="ce80" table:formula="of:=IF([.D679] = &quot;&quot;; &quot;&quot;; IFERROR(([.I679]-[.F$2])/[.F$2];&quot;&quot;))">
            <text:p/>
          </table:table-cell>
          <table:table-cell table:style-name="ce84" table:formula="of:=IF([.D679] = &quot;&quot;; &quot;&quot;; IFERROR([.I679]/MAX([.$I$2:.I679])-1;&quot;&quot;))">
            <text:p/>
          </table:table-cell>
          <table:table-cell table:style-name="ce87" table:formula="of:=IF(ISBLANK([.D679]);&quot;&quot;; [.G679]/[.I678])">
            <text:p/>
          </table:table-cell>
          <table:table-cell table:style-name="ce76" table:formula="of:=IF([.D679] = &quot;&quot;; &quot;&quot;; IFERROR([.I678]*([.N679]);&quot;&quot;))">
            <text:p/>
          </table:table-cell>
          <table:table-cell table:style-name="ce96" table:formula="of:=IF([.D67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79]*[.N680]/[.D680]*([.E680]+[.F680]); IFERROR([.I679]*[.N680]/[.D680]*[.E680]; &quot;&quot;))">
            <text:p/>
          </table:table-cell>
          <table:table-cell table:style-name="ce71" table:formula="of:=IF([.D680] = &quot;&quot;; &quot;&quot;; IFERROR([.H679]+([.E680]+[.F680]); [.H679]+[.E680]) )">
            <text:p/>
          </table:table-cell>
          <table:table-cell table:style-name="ce76" table:formula="of:=IF([.D680] = &quot;&quot;; &quot;&quot;; IFERROR([.I679]+[.G680];&quot;&quot;))">
            <text:p/>
          </table:table-cell>
          <table:table-cell table:style-name="ce80" table:formula="of:=IF([.D680] = &quot;&quot;; &quot;&quot;; IFERROR(([.I680]-[.F$2])/[.F$2];&quot;&quot;))">
            <text:p/>
          </table:table-cell>
          <table:table-cell table:style-name="ce84" table:formula="of:=IF([.D680] = &quot;&quot;; &quot;&quot;; IFERROR([.I680]/MAX([.$I$2:.I680])-1;&quot;&quot;))">
            <text:p/>
          </table:table-cell>
          <table:table-cell table:style-name="ce87" table:formula="of:=IF(ISBLANK([.D680]);&quot;&quot;; [.G680]/[.I679])">
            <text:p/>
          </table:table-cell>
          <table:table-cell table:style-name="ce76" table:formula="of:=IF([.D680] = &quot;&quot;; &quot;&quot;; IFERROR([.I679]*([.N680]);&quot;&quot;))">
            <text:p/>
          </table:table-cell>
          <table:table-cell table:style-name="ce96" table:formula="of:=IF([.D68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80]*[.N681]/[.D681]*([.E681]+[.F681]); IFERROR([.I680]*[.N681]/[.D681]*[.E681]; &quot;&quot;))">
            <text:p/>
          </table:table-cell>
          <table:table-cell table:style-name="ce71" table:formula="of:=IF([.D681] = &quot;&quot;; &quot;&quot;; IFERROR([.H680]+([.E681]+[.F681]); [.H680]+[.E681]) )">
            <text:p/>
          </table:table-cell>
          <table:table-cell table:style-name="ce76" table:formula="of:=IF([.D681] = &quot;&quot;; &quot;&quot;; IFERROR([.I680]+[.G681];&quot;&quot;))">
            <text:p/>
          </table:table-cell>
          <table:table-cell table:style-name="ce80" table:formula="of:=IF([.D681] = &quot;&quot;; &quot;&quot;; IFERROR(([.I681]-[.F$2])/[.F$2];&quot;&quot;))">
            <text:p/>
          </table:table-cell>
          <table:table-cell table:style-name="ce84" table:formula="of:=IF([.D681] = &quot;&quot;; &quot;&quot;; IFERROR([.I681]/MAX([.$I$2:.I681])-1;&quot;&quot;))">
            <text:p/>
          </table:table-cell>
          <table:table-cell table:style-name="ce87" table:formula="of:=IF(ISBLANK([.D681]);&quot;&quot;; [.G681]/[.I680])">
            <text:p/>
          </table:table-cell>
          <table:table-cell table:style-name="ce76" table:formula="of:=IF([.D681] = &quot;&quot;; &quot;&quot;; IFERROR([.I680]*([.N681]);&quot;&quot;))">
            <text:p/>
          </table:table-cell>
          <table:table-cell table:style-name="ce96" table:formula="of:=IF([.D68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81]*[.N682]/[.D682]*([.E682]+[.F682]); IFERROR([.I681]*[.N682]/[.D682]*[.E682]; &quot;&quot;))">
            <text:p/>
          </table:table-cell>
          <table:table-cell table:style-name="ce71" table:formula="of:=IF([.D682] = &quot;&quot;; &quot;&quot;; IFERROR([.H681]+([.E682]+[.F682]); [.H681]+[.E682]) )">
            <text:p/>
          </table:table-cell>
          <table:table-cell table:style-name="ce76" table:formula="of:=IF([.D682] = &quot;&quot;; &quot;&quot;; IFERROR([.I681]+[.G682];&quot;&quot;))">
            <text:p/>
          </table:table-cell>
          <table:table-cell table:style-name="ce80" table:formula="of:=IF([.D682] = &quot;&quot;; &quot;&quot;; IFERROR(([.I682]-[.F$2])/[.F$2];&quot;&quot;))">
            <text:p/>
          </table:table-cell>
          <table:table-cell table:style-name="ce84" table:formula="of:=IF([.D682] = &quot;&quot;; &quot;&quot;; IFERROR([.I682]/MAX([.$I$2:.I682])-1;&quot;&quot;))">
            <text:p/>
          </table:table-cell>
          <table:table-cell table:style-name="ce87" table:formula="of:=IF(ISBLANK([.D682]);&quot;&quot;; [.G682]/[.I681])">
            <text:p/>
          </table:table-cell>
          <table:table-cell table:style-name="ce76" table:formula="of:=IF([.D682] = &quot;&quot;; &quot;&quot;; IFERROR([.I681]*([.N682]);&quot;&quot;))">
            <text:p/>
          </table:table-cell>
          <table:table-cell table:style-name="ce96" table:formula="of:=IF([.D68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82]*[.N683]/[.D683]*([.E683]+[.F683]); IFERROR([.I682]*[.N683]/[.D683]*[.E683]; &quot;&quot;))">
            <text:p/>
          </table:table-cell>
          <table:table-cell table:style-name="ce71" table:formula="of:=IF([.D683] = &quot;&quot;; &quot;&quot;; IFERROR([.H682]+([.E683]+[.F683]); [.H682]+[.E683]) )">
            <text:p/>
          </table:table-cell>
          <table:table-cell table:style-name="ce76" table:formula="of:=IF([.D683] = &quot;&quot;; &quot;&quot;; IFERROR([.I682]+[.G683];&quot;&quot;))">
            <text:p/>
          </table:table-cell>
          <table:table-cell table:style-name="ce80" table:formula="of:=IF([.D683] = &quot;&quot;; &quot;&quot;; IFERROR(([.I683]-[.F$2])/[.F$2];&quot;&quot;))">
            <text:p/>
          </table:table-cell>
          <table:table-cell table:style-name="ce84" table:formula="of:=IF([.D683] = &quot;&quot;; &quot;&quot;; IFERROR([.I683]/MAX([.$I$2:.I683])-1;&quot;&quot;))">
            <text:p/>
          </table:table-cell>
          <table:table-cell table:style-name="ce87" table:formula="of:=IF(ISBLANK([.D683]);&quot;&quot;; [.G683]/[.I682])">
            <text:p/>
          </table:table-cell>
          <table:table-cell table:style-name="ce76" table:formula="of:=IF([.D683] = &quot;&quot;; &quot;&quot;; IFERROR([.I682]*([.N683]);&quot;&quot;))">
            <text:p/>
          </table:table-cell>
          <table:table-cell table:style-name="ce96" table:formula="of:=IF([.D68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83]*[.N684]/[.D684]*([.E684]+[.F684]); IFERROR([.I683]*[.N684]/[.D684]*[.E684]; &quot;&quot;))">
            <text:p/>
          </table:table-cell>
          <table:table-cell table:style-name="ce71" table:formula="of:=IF([.D684] = &quot;&quot;; &quot;&quot;; IFERROR([.H683]+([.E684]+[.F684]); [.H683]+[.E684]) )">
            <text:p/>
          </table:table-cell>
          <table:table-cell table:style-name="ce76" table:formula="of:=IF([.D684] = &quot;&quot;; &quot;&quot;; IFERROR([.I683]+[.G684];&quot;&quot;))">
            <text:p/>
          </table:table-cell>
          <table:table-cell table:style-name="ce80" table:formula="of:=IF([.D684] = &quot;&quot;; &quot;&quot;; IFERROR(([.I684]-[.F$2])/[.F$2];&quot;&quot;))">
            <text:p/>
          </table:table-cell>
          <table:table-cell table:style-name="ce84" table:formula="of:=IF([.D684] = &quot;&quot;; &quot;&quot;; IFERROR([.I684]/MAX([.$I$2:.I684])-1;&quot;&quot;))">
            <text:p/>
          </table:table-cell>
          <table:table-cell table:style-name="ce87" table:formula="of:=IF(ISBLANK([.D684]);&quot;&quot;; [.G684]/[.I683])">
            <text:p/>
          </table:table-cell>
          <table:table-cell table:style-name="ce76" table:formula="of:=IF([.D684] = &quot;&quot;; &quot;&quot;; IFERROR([.I683]*([.N684]);&quot;&quot;))">
            <text:p/>
          </table:table-cell>
          <table:table-cell table:style-name="ce96" table:formula="of:=IF([.D68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84]*[.N685]/[.D685]*([.E685]+[.F685]); IFERROR([.I684]*[.N685]/[.D685]*[.E685]; &quot;&quot;))">
            <text:p/>
          </table:table-cell>
          <table:table-cell table:style-name="ce71" table:formula="of:=IF([.D685] = &quot;&quot;; &quot;&quot;; IFERROR([.H684]+([.E685]+[.F685]); [.H684]+[.E685]) )">
            <text:p/>
          </table:table-cell>
          <table:table-cell table:style-name="ce76" table:formula="of:=IF([.D685] = &quot;&quot;; &quot;&quot;; IFERROR([.I684]+[.G685];&quot;&quot;))">
            <text:p/>
          </table:table-cell>
          <table:table-cell table:style-name="ce80" table:formula="of:=IF([.D685] = &quot;&quot;; &quot;&quot;; IFERROR(([.I685]-[.F$2])/[.F$2];&quot;&quot;))">
            <text:p/>
          </table:table-cell>
          <table:table-cell table:style-name="ce84" table:formula="of:=IF([.D685] = &quot;&quot;; &quot;&quot;; IFERROR([.I685]/MAX([.$I$2:.I685])-1;&quot;&quot;))">
            <text:p/>
          </table:table-cell>
          <table:table-cell table:style-name="ce87" table:formula="of:=IF(ISBLANK([.D685]);&quot;&quot;; [.G685]/[.I684])">
            <text:p/>
          </table:table-cell>
          <table:table-cell table:style-name="ce76" table:formula="of:=IF([.D685] = &quot;&quot;; &quot;&quot;; IFERROR([.I684]*([.N685]);&quot;&quot;))">
            <text:p/>
          </table:table-cell>
          <table:table-cell table:style-name="ce96" table:formula="of:=IF([.D68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85]*[.N686]/[.D686]*([.E686]+[.F686]); IFERROR([.I685]*[.N686]/[.D686]*[.E686]; &quot;&quot;))">
            <text:p/>
          </table:table-cell>
          <table:table-cell table:style-name="ce71" table:formula="of:=IF([.D686] = &quot;&quot;; &quot;&quot;; IFERROR([.H685]+([.E686]+[.F686]); [.H685]+[.E686]) )">
            <text:p/>
          </table:table-cell>
          <table:table-cell table:style-name="ce76" table:formula="of:=IF([.D686] = &quot;&quot;; &quot;&quot;; IFERROR([.I685]+[.G686];&quot;&quot;))">
            <text:p/>
          </table:table-cell>
          <table:table-cell table:style-name="ce80" table:formula="of:=IF([.D686] = &quot;&quot;; &quot;&quot;; IFERROR(([.I686]-[.F$2])/[.F$2];&quot;&quot;))">
            <text:p/>
          </table:table-cell>
          <table:table-cell table:style-name="ce84" table:formula="of:=IF([.D686] = &quot;&quot;; &quot;&quot;; IFERROR([.I686]/MAX([.$I$2:.I686])-1;&quot;&quot;))">
            <text:p/>
          </table:table-cell>
          <table:table-cell table:style-name="ce87" table:formula="of:=IF(ISBLANK([.D686]);&quot;&quot;; [.G686]/[.I685])">
            <text:p/>
          </table:table-cell>
          <table:table-cell table:style-name="ce76" table:formula="of:=IF([.D686] = &quot;&quot;; &quot;&quot;; IFERROR([.I685]*([.N686]);&quot;&quot;))">
            <text:p/>
          </table:table-cell>
          <table:table-cell table:style-name="ce96" table:formula="of:=IF([.D68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86]*[.N687]/[.D687]*([.E687]+[.F687]); IFERROR([.I686]*[.N687]/[.D687]*[.E687]; &quot;&quot;))">
            <text:p/>
          </table:table-cell>
          <table:table-cell table:style-name="ce71" table:formula="of:=IF([.D687] = &quot;&quot;; &quot;&quot;; IFERROR([.H686]+([.E687]+[.F687]); [.H686]+[.E687]) )">
            <text:p/>
          </table:table-cell>
          <table:table-cell table:style-name="ce76" table:formula="of:=IF([.D687] = &quot;&quot;; &quot;&quot;; IFERROR([.I686]+[.G687];&quot;&quot;))">
            <text:p/>
          </table:table-cell>
          <table:table-cell table:style-name="ce80" table:formula="of:=IF([.D687] = &quot;&quot;; &quot;&quot;; IFERROR(([.I687]-[.F$2])/[.F$2];&quot;&quot;))">
            <text:p/>
          </table:table-cell>
          <table:table-cell table:style-name="ce84" table:formula="of:=IF([.D687] = &quot;&quot;; &quot;&quot;; IFERROR([.I687]/MAX([.$I$2:.I687])-1;&quot;&quot;))">
            <text:p/>
          </table:table-cell>
          <table:table-cell table:style-name="ce87" table:formula="of:=IF(ISBLANK([.D687]);&quot;&quot;; [.G687]/[.I686])">
            <text:p/>
          </table:table-cell>
          <table:table-cell table:style-name="ce76" table:formula="of:=IF([.D687] = &quot;&quot;; &quot;&quot;; IFERROR([.I686]*([.N687]);&quot;&quot;))">
            <text:p/>
          </table:table-cell>
          <table:table-cell table:style-name="ce96" table:formula="of:=IF([.D68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87]*[.N688]/[.D688]*([.E688]+[.F688]); IFERROR([.I687]*[.N688]/[.D688]*[.E688]; &quot;&quot;))">
            <text:p/>
          </table:table-cell>
          <table:table-cell table:style-name="ce71" table:formula="of:=IF([.D688] = &quot;&quot;; &quot;&quot;; IFERROR([.H687]+([.E688]+[.F688]); [.H687]+[.E688]) )">
            <text:p/>
          </table:table-cell>
          <table:table-cell table:style-name="ce76" table:formula="of:=IF([.D688] = &quot;&quot;; &quot;&quot;; IFERROR([.I687]+[.G688];&quot;&quot;))">
            <text:p/>
          </table:table-cell>
          <table:table-cell table:style-name="ce80" table:formula="of:=IF([.D688] = &quot;&quot;; &quot;&quot;; IFERROR(([.I688]-[.F$2])/[.F$2];&quot;&quot;))">
            <text:p/>
          </table:table-cell>
          <table:table-cell table:style-name="ce84" table:formula="of:=IF([.D688] = &quot;&quot;; &quot;&quot;; IFERROR([.I688]/MAX([.$I$2:.I688])-1;&quot;&quot;))">
            <text:p/>
          </table:table-cell>
          <table:table-cell table:style-name="ce87" table:formula="of:=IF(ISBLANK([.D688]);&quot;&quot;; [.G688]/[.I687])">
            <text:p/>
          </table:table-cell>
          <table:table-cell table:style-name="ce76" table:formula="of:=IF([.D688] = &quot;&quot;; &quot;&quot;; IFERROR([.I687]*([.N688]);&quot;&quot;))">
            <text:p/>
          </table:table-cell>
          <table:table-cell table:style-name="ce96" table:formula="of:=IF([.D68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88]*[.N689]/[.D689]*([.E689]+[.F689]); IFERROR([.I688]*[.N689]/[.D689]*[.E689]; &quot;&quot;))">
            <text:p/>
          </table:table-cell>
          <table:table-cell table:style-name="ce71" table:formula="of:=IF([.D689] = &quot;&quot;; &quot;&quot;; IFERROR([.H688]+([.E689]+[.F689]); [.H688]+[.E689]) )">
            <text:p/>
          </table:table-cell>
          <table:table-cell table:style-name="ce76" table:formula="of:=IF([.D689] = &quot;&quot;; &quot;&quot;; IFERROR([.I688]+[.G689];&quot;&quot;))">
            <text:p/>
          </table:table-cell>
          <table:table-cell table:style-name="ce80" table:formula="of:=IF([.D689] = &quot;&quot;; &quot;&quot;; IFERROR(([.I689]-[.F$2])/[.F$2];&quot;&quot;))">
            <text:p/>
          </table:table-cell>
          <table:table-cell table:style-name="ce84" table:formula="of:=IF([.D689] = &quot;&quot;; &quot;&quot;; IFERROR([.I689]/MAX([.$I$2:.I689])-1;&quot;&quot;))">
            <text:p/>
          </table:table-cell>
          <table:table-cell table:style-name="ce87" table:formula="of:=IF(ISBLANK([.D689]);&quot;&quot;; [.G689]/[.I688])">
            <text:p/>
          </table:table-cell>
          <table:table-cell table:style-name="ce76" table:formula="of:=IF([.D689] = &quot;&quot;; &quot;&quot;; IFERROR([.I688]*([.N689]);&quot;&quot;))">
            <text:p/>
          </table:table-cell>
          <table:table-cell table:style-name="ce96" table:formula="of:=IF([.D68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89]*[.N690]/[.D690]*([.E690]+[.F690]); IFERROR([.I689]*[.N690]/[.D690]*[.E690]; &quot;&quot;))">
            <text:p/>
          </table:table-cell>
          <table:table-cell table:style-name="ce71" table:formula="of:=IF([.D690] = &quot;&quot;; &quot;&quot;; IFERROR([.H689]+([.E690]+[.F690]); [.H689]+[.E690]) )">
            <text:p/>
          </table:table-cell>
          <table:table-cell table:style-name="ce76" table:formula="of:=IF([.D690] = &quot;&quot;; &quot;&quot;; IFERROR([.I689]+[.G690];&quot;&quot;))">
            <text:p/>
          </table:table-cell>
          <table:table-cell table:style-name="ce80" table:formula="of:=IF([.D690] = &quot;&quot;; &quot;&quot;; IFERROR(([.I690]-[.F$2])/[.F$2];&quot;&quot;))">
            <text:p/>
          </table:table-cell>
          <table:table-cell table:style-name="ce84" table:formula="of:=IF([.D690] = &quot;&quot;; &quot;&quot;; IFERROR([.I690]/MAX([.$I$2:.I690])-1;&quot;&quot;))">
            <text:p/>
          </table:table-cell>
          <table:table-cell table:style-name="ce87" table:formula="of:=IF(ISBLANK([.D690]);&quot;&quot;; [.G690]/[.I689])">
            <text:p/>
          </table:table-cell>
          <table:table-cell table:style-name="ce76" table:formula="of:=IF([.D690] = &quot;&quot;; &quot;&quot;; IFERROR([.I689]*([.N690]);&quot;&quot;))">
            <text:p/>
          </table:table-cell>
          <table:table-cell table:style-name="ce96" table:formula="of:=IF([.D69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90]*[.N691]/[.D691]*([.E691]+[.F691]); IFERROR([.I690]*[.N691]/[.D691]*[.E691]; &quot;&quot;))">
            <text:p/>
          </table:table-cell>
          <table:table-cell table:style-name="ce71" table:formula="of:=IF([.D691] = &quot;&quot;; &quot;&quot;; IFERROR([.H690]+([.E691]+[.F691]); [.H690]+[.E691]) )">
            <text:p/>
          </table:table-cell>
          <table:table-cell table:style-name="ce76" table:formula="of:=IF([.D691] = &quot;&quot;; &quot;&quot;; IFERROR([.I690]+[.G691];&quot;&quot;))">
            <text:p/>
          </table:table-cell>
          <table:table-cell table:style-name="ce80" table:formula="of:=IF([.D691] = &quot;&quot;; &quot;&quot;; IFERROR(([.I691]-[.F$2])/[.F$2];&quot;&quot;))">
            <text:p/>
          </table:table-cell>
          <table:table-cell table:style-name="ce84" table:formula="of:=IF([.D691] = &quot;&quot;; &quot;&quot;; IFERROR([.I691]/MAX([.$I$2:.I691])-1;&quot;&quot;))">
            <text:p/>
          </table:table-cell>
          <table:table-cell table:style-name="ce87" table:formula="of:=IF(ISBLANK([.D691]);&quot;&quot;; [.G691]/[.I690])">
            <text:p/>
          </table:table-cell>
          <table:table-cell table:style-name="ce76" table:formula="of:=IF([.D691] = &quot;&quot;; &quot;&quot;; IFERROR([.I690]*([.N691]);&quot;&quot;))">
            <text:p/>
          </table:table-cell>
          <table:table-cell table:style-name="ce96" table:formula="of:=IF([.D69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91]*[.N692]/[.D692]*([.E692]+[.F692]); IFERROR([.I691]*[.N692]/[.D692]*[.E692]; &quot;&quot;))">
            <text:p/>
          </table:table-cell>
          <table:table-cell table:style-name="ce71" table:formula="of:=IF([.D692] = &quot;&quot;; &quot;&quot;; IFERROR([.H691]+([.E692]+[.F692]); [.H691]+[.E692]) )">
            <text:p/>
          </table:table-cell>
          <table:table-cell table:style-name="ce76" table:formula="of:=IF([.D692] = &quot;&quot;; &quot;&quot;; IFERROR([.I691]+[.G692];&quot;&quot;))">
            <text:p/>
          </table:table-cell>
          <table:table-cell table:style-name="ce80" table:formula="of:=IF([.D692] = &quot;&quot;; &quot;&quot;; IFERROR(([.I692]-[.F$2])/[.F$2];&quot;&quot;))">
            <text:p/>
          </table:table-cell>
          <table:table-cell table:style-name="ce84" table:formula="of:=IF([.D692] = &quot;&quot;; &quot;&quot;; IFERROR([.I692]/MAX([.$I$2:.I692])-1;&quot;&quot;))">
            <text:p/>
          </table:table-cell>
          <table:table-cell table:style-name="ce87" table:formula="of:=IF(ISBLANK([.D692]);&quot;&quot;; [.G692]/[.I691])">
            <text:p/>
          </table:table-cell>
          <table:table-cell table:style-name="ce76" table:formula="of:=IF([.D692] = &quot;&quot;; &quot;&quot;; IFERROR([.I691]*([.N692]);&quot;&quot;))">
            <text:p/>
          </table:table-cell>
          <table:table-cell table:style-name="ce96" table:formula="of:=IF([.D69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92]*[.N693]/[.D693]*([.E693]+[.F693]); IFERROR([.I692]*[.N693]/[.D693]*[.E693]; &quot;&quot;))">
            <text:p/>
          </table:table-cell>
          <table:table-cell table:style-name="ce71" table:formula="of:=IF([.D693] = &quot;&quot;; &quot;&quot;; IFERROR([.H692]+([.E693]+[.F693]); [.H692]+[.E693]) )">
            <text:p/>
          </table:table-cell>
          <table:table-cell table:style-name="ce76" table:formula="of:=IF([.D693] = &quot;&quot;; &quot;&quot;; IFERROR([.I692]+[.G693];&quot;&quot;))">
            <text:p/>
          </table:table-cell>
          <table:table-cell table:style-name="ce80" table:formula="of:=IF([.D693] = &quot;&quot;; &quot;&quot;; IFERROR(([.I693]-[.F$2])/[.F$2];&quot;&quot;))">
            <text:p/>
          </table:table-cell>
          <table:table-cell table:style-name="ce84" table:formula="of:=IF([.D693] = &quot;&quot;; &quot;&quot;; IFERROR([.I693]/MAX([.$I$2:.I693])-1;&quot;&quot;))">
            <text:p/>
          </table:table-cell>
          <table:table-cell table:style-name="ce87" table:formula="of:=IF(ISBLANK([.D693]);&quot;&quot;; [.G693]/[.I692])">
            <text:p/>
          </table:table-cell>
          <table:table-cell table:style-name="ce76" table:formula="of:=IF([.D693] = &quot;&quot;; &quot;&quot;; IFERROR([.I692]*([.N693]);&quot;&quot;))">
            <text:p/>
          </table:table-cell>
          <table:table-cell table:style-name="ce96" table:formula="of:=IF([.D69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93]*[.N694]/[.D694]*([.E694]+[.F694]); IFERROR([.I693]*[.N694]/[.D694]*[.E694]; &quot;&quot;))">
            <text:p/>
          </table:table-cell>
          <table:table-cell table:style-name="ce71" table:formula="of:=IF([.D694] = &quot;&quot;; &quot;&quot;; IFERROR([.H693]+([.E694]+[.F694]); [.H693]+[.E694]) )">
            <text:p/>
          </table:table-cell>
          <table:table-cell table:style-name="ce76" table:formula="of:=IF([.D694] = &quot;&quot;; &quot;&quot;; IFERROR([.I693]+[.G694];&quot;&quot;))">
            <text:p/>
          </table:table-cell>
          <table:table-cell table:style-name="ce80" table:formula="of:=IF([.D694] = &quot;&quot;; &quot;&quot;; IFERROR(([.I694]-[.F$2])/[.F$2];&quot;&quot;))">
            <text:p/>
          </table:table-cell>
          <table:table-cell table:style-name="ce84" table:formula="of:=IF([.D694] = &quot;&quot;; &quot;&quot;; IFERROR([.I694]/MAX([.$I$2:.I694])-1;&quot;&quot;))">
            <text:p/>
          </table:table-cell>
          <table:table-cell table:style-name="ce87" table:formula="of:=IF(ISBLANK([.D694]);&quot;&quot;; [.G694]/[.I693])">
            <text:p/>
          </table:table-cell>
          <table:table-cell table:style-name="ce76" table:formula="of:=IF([.D694] = &quot;&quot;; &quot;&quot;; IFERROR([.I693]*([.N694]);&quot;&quot;))">
            <text:p/>
          </table:table-cell>
          <table:table-cell table:style-name="ce96" table:formula="of:=IF([.D69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94]*[.N695]/[.D695]*([.E695]+[.F695]); IFERROR([.I694]*[.N695]/[.D695]*[.E695]; &quot;&quot;))">
            <text:p/>
          </table:table-cell>
          <table:table-cell table:style-name="ce71" table:formula="of:=IF([.D695] = &quot;&quot;; &quot;&quot;; IFERROR([.H694]+([.E695]+[.F695]); [.H694]+[.E695]) )">
            <text:p/>
          </table:table-cell>
          <table:table-cell table:style-name="ce76" table:formula="of:=IF([.D695] = &quot;&quot;; &quot;&quot;; IFERROR([.I694]+[.G695];&quot;&quot;))">
            <text:p/>
          </table:table-cell>
          <table:table-cell table:style-name="ce80" table:formula="of:=IF([.D695] = &quot;&quot;; &quot;&quot;; IFERROR(([.I695]-[.F$2])/[.F$2];&quot;&quot;))">
            <text:p/>
          </table:table-cell>
          <table:table-cell table:style-name="ce84" table:formula="of:=IF([.D695] = &quot;&quot;; &quot;&quot;; IFERROR([.I695]/MAX([.$I$2:.I695])-1;&quot;&quot;))">
            <text:p/>
          </table:table-cell>
          <table:table-cell table:style-name="ce87" table:formula="of:=IF(ISBLANK([.D695]);&quot;&quot;; [.G695]/[.I694])">
            <text:p/>
          </table:table-cell>
          <table:table-cell table:style-name="ce76" table:formula="of:=IF([.D695] = &quot;&quot;; &quot;&quot;; IFERROR([.I694]*([.N695]);&quot;&quot;))">
            <text:p/>
          </table:table-cell>
          <table:table-cell table:style-name="ce96" table:formula="of:=IF([.D69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95]*[.N696]/[.D696]*([.E696]+[.F696]); IFERROR([.I695]*[.N696]/[.D696]*[.E696]; &quot;&quot;))">
            <text:p/>
          </table:table-cell>
          <table:table-cell table:style-name="ce71" table:formula="of:=IF([.D696] = &quot;&quot;; &quot;&quot;; IFERROR([.H695]+([.E696]+[.F696]); [.H695]+[.E696]) )">
            <text:p/>
          </table:table-cell>
          <table:table-cell table:style-name="ce76" table:formula="of:=IF([.D696] = &quot;&quot;; &quot;&quot;; IFERROR([.I695]+[.G696];&quot;&quot;))">
            <text:p/>
          </table:table-cell>
          <table:table-cell table:style-name="ce80" table:formula="of:=IF([.D696] = &quot;&quot;; &quot;&quot;; IFERROR(([.I696]-[.F$2])/[.F$2];&quot;&quot;))">
            <text:p/>
          </table:table-cell>
          <table:table-cell table:style-name="ce84" table:formula="of:=IF([.D696] = &quot;&quot;; &quot;&quot;; IFERROR([.I696]/MAX([.$I$2:.I696])-1;&quot;&quot;))">
            <text:p/>
          </table:table-cell>
          <table:table-cell table:style-name="ce87" table:formula="of:=IF(ISBLANK([.D696]);&quot;&quot;; [.G696]/[.I695])">
            <text:p/>
          </table:table-cell>
          <table:table-cell table:style-name="ce76" table:formula="of:=IF([.D696] = &quot;&quot;; &quot;&quot;; IFERROR([.I695]*([.N696]);&quot;&quot;))">
            <text:p/>
          </table:table-cell>
          <table:table-cell table:style-name="ce96" table:formula="of:=IF([.D69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96]*[.N697]/[.D697]*([.E697]+[.F697]); IFERROR([.I696]*[.N697]/[.D697]*[.E697]; &quot;&quot;))">
            <text:p/>
          </table:table-cell>
          <table:table-cell table:style-name="ce71" table:formula="of:=IF([.D697] = &quot;&quot;; &quot;&quot;; IFERROR([.H696]+([.E697]+[.F697]); [.H696]+[.E697]) )">
            <text:p/>
          </table:table-cell>
          <table:table-cell table:style-name="ce76" table:formula="of:=IF([.D697] = &quot;&quot;; &quot;&quot;; IFERROR([.I696]+[.G697];&quot;&quot;))">
            <text:p/>
          </table:table-cell>
          <table:table-cell table:style-name="ce80" table:formula="of:=IF([.D697] = &quot;&quot;; &quot;&quot;; IFERROR(([.I697]-[.F$2])/[.F$2];&quot;&quot;))">
            <text:p/>
          </table:table-cell>
          <table:table-cell table:style-name="ce84" table:formula="of:=IF([.D697] = &quot;&quot;; &quot;&quot;; IFERROR([.I697]/MAX([.$I$2:.I697])-1;&quot;&quot;))">
            <text:p/>
          </table:table-cell>
          <table:table-cell table:style-name="ce87" table:formula="of:=IF(ISBLANK([.D697]);&quot;&quot;; [.G697]/[.I696])">
            <text:p/>
          </table:table-cell>
          <table:table-cell table:style-name="ce76" table:formula="of:=IF([.D697] = &quot;&quot;; &quot;&quot;; IFERROR([.I696]*([.N697]);&quot;&quot;))">
            <text:p/>
          </table:table-cell>
          <table:table-cell table:style-name="ce96" table:formula="of:=IF([.D69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97]*[.N698]/[.D698]*([.E698]+[.F698]); IFERROR([.I697]*[.N698]/[.D698]*[.E698]; &quot;&quot;))">
            <text:p/>
          </table:table-cell>
          <table:table-cell table:style-name="ce71" table:formula="of:=IF([.D698] = &quot;&quot;; &quot;&quot;; IFERROR([.H697]+([.E698]+[.F698]); [.H697]+[.E698]) )">
            <text:p/>
          </table:table-cell>
          <table:table-cell table:style-name="ce76" table:formula="of:=IF([.D698] = &quot;&quot;; &quot;&quot;; IFERROR([.I697]+[.G698];&quot;&quot;))">
            <text:p/>
          </table:table-cell>
          <table:table-cell table:style-name="ce80" table:formula="of:=IF([.D698] = &quot;&quot;; &quot;&quot;; IFERROR(([.I698]-[.F$2])/[.F$2];&quot;&quot;))">
            <text:p/>
          </table:table-cell>
          <table:table-cell table:style-name="ce84" table:formula="of:=IF([.D698] = &quot;&quot;; &quot;&quot;; IFERROR([.I698]/MAX([.$I$2:.I698])-1;&quot;&quot;))">
            <text:p/>
          </table:table-cell>
          <table:table-cell table:style-name="ce87" table:formula="of:=IF(ISBLANK([.D698]);&quot;&quot;; [.G698]/[.I697])">
            <text:p/>
          </table:table-cell>
          <table:table-cell table:style-name="ce76" table:formula="of:=IF([.D698] = &quot;&quot;; &quot;&quot;; IFERROR([.I697]*([.N698]);&quot;&quot;))">
            <text:p/>
          </table:table-cell>
          <table:table-cell table:style-name="ce96" table:formula="of:=IF([.D69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698]*[.N699]/[.D699]*([.E699]+[.F699]); IFERROR([.I698]*[.N699]/[.D699]*[.E699]; &quot;&quot;))">
            <text:p/>
          </table:table-cell>
          <table:table-cell table:style-name="ce71" table:formula="of:=IF([.D699] = &quot;&quot;; &quot;&quot;; IFERROR([.H698]+([.E699]+[.F699]); [.H698]+[.E699]) )">
            <text:p/>
          </table:table-cell>
          <table:table-cell table:style-name="ce76" table:formula="of:=IF([.D699] = &quot;&quot;; &quot;&quot;; IFERROR([.I698]+[.G699];&quot;&quot;))">
            <text:p/>
          </table:table-cell>
          <table:table-cell table:style-name="ce80" table:formula="of:=IF([.D699] = &quot;&quot;; &quot;&quot;; IFERROR(([.I699]-[.F$2])/[.F$2];&quot;&quot;))">
            <text:p/>
          </table:table-cell>
          <table:table-cell table:style-name="ce84" table:formula="of:=IF([.D699] = &quot;&quot;; &quot;&quot;; IFERROR([.I699]/MAX([.$I$2:.I699])-1;&quot;&quot;))">
            <text:p/>
          </table:table-cell>
          <table:table-cell table:style-name="ce87" table:formula="of:=IF(ISBLANK([.D699]);&quot;&quot;; [.G699]/[.I698])">
            <text:p/>
          </table:table-cell>
          <table:table-cell table:style-name="ce76" table:formula="of:=IF([.D699] = &quot;&quot;; &quot;&quot;; IFERROR([.I698]*([.N699]);&quot;&quot;))">
            <text:p/>
          </table:table-cell>
          <table:table-cell table:style-name="ce96" table:formula="of:=IF([.D69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699]*[.N700]/[.D700]*([.E700]+[.F700]); IFERROR([.I699]*[.N700]/[.D700]*[.E700]; &quot;&quot;))">
            <text:p/>
          </table:table-cell>
          <table:table-cell table:style-name="ce71" table:formula="of:=IF([.D700] = &quot;&quot;; &quot;&quot;; IFERROR([.H699]+([.E700]+[.F700]); [.H699]+[.E700]) )">
            <text:p/>
          </table:table-cell>
          <table:table-cell table:style-name="ce76" table:formula="of:=IF([.D700] = &quot;&quot;; &quot;&quot;; IFERROR([.I699]+[.G700];&quot;&quot;))">
            <text:p/>
          </table:table-cell>
          <table:table-cell table:style-name="ce80" table:formula="of:=IF([.D700] = &quot;&quot;; &quot;&quot;; IFERROR(([.I700]-[.F$2])/[.F$2];&quot;&quot;))">
            <text:p/>
          </table:table-cell>
          <table:table-cell table:style-name="ce84" table:formula="of:=IF([.D700] = &quot;&quot;; &quot;&quot;; IFERROR([.I700]/MAX([.$I$2:.I700])-1;&quot;&quot;))">
            <text:p/>
          </table:table-cell>
          <table:table-cell table:style-name="ce87" table:formula="of:=IF(ISBLANK([.D700]);&quot;&quot;; [.G700]/[.I699])">
            <text:p/>
          </table:table-cell>
          <table:table-cell table:style-name="ce76" table:formula="of:=IF([.D700] = &quot;&quot;; &quot;&quot;; IFERROR([.I699]*([.N700]);&quot;&quot;))">
            <text:p/>
          </table:table-cell>
          <table:table-cell table:style-name="ce96" table:formula="of:=IF([.D70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00]*[.N701]/[.D701]*([.E701]+[.F701]); IFERROR([.I700]*[.N701]/[.D701]*[.E701]; &quot;&quot;))">
            <text:p/>
          </table:table-cell>
          <table:table-cell table:style-name="ce71" table:formula="of:=IF([.D701] = &quot;&quot;; &quot;&quot;; IFERROR([.H700]+([.E701]+[.F701]); [.H700]+[.E701]) )">
            <text:p/>
          </table:table-cell>
          <table:table-cell table:style-name="ce76" table:formula="of:=IF([.D701] = &quot;&quot;; &quot;&quot;; IFERROR([.I700]+[.G701];&quot;&quot;))">
            <text:p/>
          </table:table-cell>
          <table:table-cell table:style-name="ce80" table:formula="of:=IF([.D701] = &quot;&quot;; &quot;&quot;; IFERROR(([.I701]-[.F$2])/[.F$2];&quot;&quot;))">
            <text:p/>
          </table:table-cell>
          <table:table-cell table:style-name="ce84" table:formula="of:=IF([.D701] = &quot;&quot;; &quot;&quot;; IFERROR([.I701]/MAX([.$I$2:.I701])-1;&quot;&quot;))">
            <text:p/>
          </table:table-cell>
          <table:table-cell table:style-name="ce87" table:formula="of:=IF(ISBLANK([.D701]);&quot;&quot;; [.G701]/[.I700])">
            <text:p/>
          </table:table-cell>
          <table:table-cell table:style-name="ce76" table:formula="of:=IF([.D701] = &quot;&quot;; &quot;&quot;; IFERROR([.I700]*([.N701]);&quot;&quot;))">
            <text:p/>
          </table:table-cell>
          <table:table-cell table:style-name="ce96" table:formula="of:=IF([.D70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01]*[.N702]/[.D702]*([.E702]+[.F702]); IFERROR([.I701]*[.N702]/[.D702]*[.E702]; &quot;&quot;))">
            <text:p/>
          </table:table-cell>
          <table:table-cell table:style-name="ce71" table:formula="of:=IF([.D702] = &quot;&quot;; &quot;&quot;; IFERROR([.H701]+([.E702]+[.F702]); [.H701]+[.E702]) )">
            <text:p/>
          </table:table-cell>
          <table:table-cell table:style-name="ce76" table:formula="of:=IF([.D702] = &quot;&quot;; &quot;&quot;; IFERROR([.I701]+[.G702];&quot;&quot;))">
            <text:p/>
          </table:table-cell>
          <table:table-cell table:style-name="ce80" table:formula="of:=IF([.D702] = &quot;&quot;; &quot;&quot;; IFERROR(([.I702]-[.F$2])/[.F$2];&quot;&quot;))">
            <text:p/>
          </table:table-cell>
          <table:table-cell table:style-name="ce84" table:formula="of:=IF([.D702] = &quot;&quot;; &quot;&quot;; IFERROR([.I702]/MAX([.$I$2:.I702])-1;&quot;&quot;))">
            <text:p/>
          </table:table-cell>
          <table:table-cell table:style-name="ce87" table:formula="of:=IF(ISBLANK([.D702]);&quot;&quot;; [.G702]/[.I701])">
            <text:p/>
          </table:table-cell>
          <table:table-cell table:style-name="ce76" table:formula="of:=IF([.D702] = &quot;&quot;; &quot;&quot;; IFERROR([.I701]*([.N702]);&quot;&quot;))">
            <text:p/>
          </table:table-cell>
          <table:table-cell table:style-name="ce96" table:formula="of:=IF([.D70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02]*[.N703]/[.D703]*([.E703]+[.F703]); IFERROR([.I702]*[.N703]/[.D703]*[.E703]; &quot;&quot;))">
            <text:p/>
          </table:table-cell>
          <table:table-cell table:style-name="ce71" table:formula="of:=IF([.D703] = &quot;&quot;; &quot;&quot;; IFERROR([.H702]+([.E703]+[.F703]); [.H702]+[.E703]) )">
            <text:p/>
          </table:table-cell>
          <table:table-cell table:style-name="ce76" table:formula="of:=IF([.D703] = &quot;&quot;; &quot;&quot;; IFERROR([.I702]+[.G703];&quot;&quot;))">
            <text:p/>
          </table:table-cell>
          <table:table-cell table:style-name="ce80" table:formula="of:=IF([.D703] = &quot;&quot;; &quot;&quot;; IFERROR(([.I703]-[.F$2])/[.F$2];&quot;&quot;))">
            <text:p/>
          </table:table-cell>
          <table:table-cell table:style-name="ce84" table:formula="of:=IF([.D703] = &quot;&quot;; &quot;&quot;; IFERROR([.I703]/MAX([.$I$2:.I703])-1;&quot;&quot;))">
            <text:p/>
          </table:table-cell>
          <table:table-cell table:style-name="ce87" table:formula="of:=IF(ISBLANK([.D703]);&quot;&quot;; [.G703]/[.I702])">
            <text:p/>
          </table:table-cell>
          <table:table-cell table:style-name="ce76" table:formula="of:=IF([.D703] = &quot;&quot;; &quot;&quot;; IFERROR([.I702]*([.N703]);&quot;&quot;))">
            <text:p/>
          </table:table-cell>
          <table:table-cell table:style-name="ce96" table:formula="of:=IF([.D70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03]*[.N704]/[.D704]*([.E704]+[.F704]); IFERROR([.I703]*[.N704]/[.D704]*[.E704]; &quot;&quot;))">
            <text:p/>
          </table:table-cell>
          <table:table-cell table:style-name="ce71" table:formula="of:=IF([.D704] = &quot;&quot;; &quot;&quot;; IFERROR([.H703]+([.E704]+[.F704]); [.H703]+[.E704]) )">
            <text:p/>
          </table:table-cell>
          <table:table-cell table:style-name="ce76" table:formula="of:=IF([.D704] = &quot;&quot;; &quot;&quot;; IFERROR([.I703]+[.G704];&quot;&quot;))">
            <text:p/>
          </table:table-cell>
          <table:table-cell table:style-name="ce80" table:formula="of:=IF([.D704] = &quot;&quot;; &quot;&quot;; IFERROR(([.I704]-[.F$2])/[.F$2];&quot;&quot;))">
            <text:p/>
          </table:table-cell>
          <table:table-cell table:style-name="ce84" table:formula="of:=IF([.D704] = &quot;&quot;; &quot;&quot;; IFERROR([.I704]/MAX([.$I$2:.I704])-1;&quot;&quot;))">
            <text:p/>
          </table:table-cell>
          <table:table-cell table:style-name="ce87" table:formula="of:=IF(ISBLANK([.D704]);&quot;&quot;; [.G704]/[.I703])">
            <text:p/>
          </table:table-cell>
          <table:table-cell table:style-name="ce76" table:formula="of:=IF([.D704] = &quot;&quot;; &quot;&quot;; IFERROR([.I703]*([.N704]);&quot;&quot;))">
            <text:p/>
          </table:table-cell>
          <table:table-cell table:style-name="ce96" table:formula="of:=IF([.D70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04]*[.N705]/[.D705]*([.E705]+[.F705]); IFERROR([.I704]*[.N705]/[.D705]*[.E705]; &quot;&quot;))">
            <text:p/>
          </table:table-cell>
          <table:table-cell table:style-name="ce71" table:formula="of:=IF([.D705] = &quot;&quot;; &quot;&quot;; IFERROR([.H704]+([.E705]+[.F705]); [.H704]+[.E705]) )">
            <text:p/>
          </table:table-cell>
          <table:table-cell table:style-name="ce76" table:formula="of:=IF([.D705] = &quot;&quot;; &quot;&quot;; IFERROR([.I704]+[.G705];&quot;&quot;))">
            <text:p/>
          </table:table-cell>
          <table:table-cell table:style-name="ce80" table:formula="of:=IF([.D705] = &quot;&quot;; &quot;&quot;; IFERROR(([.I705]-[.F$2])/[.F$2];&quot;&quot;))">
            <text:p/>
          </table:table-cell>
          <table:table-cell table:style-name="ce84" table:formula="of:=IF([.D705] = &quot;&quot;; &quot;&quot;; IFERROR([.I705]/MAX([.$I$2:.I705])-1;&quot;&quot;))">
            <text:p/>
          </table:table-cell>
          <table:table-cell table:style-name="ce87" table:formula="of:=IF(ISBLANK([.D705]);&quot;&quot;; [.G705]/[.I704])">
            <text:p/>
          </table:table-cell>
          <table:table-cell table:style-name="ce76" table:formula="of:=IF([.D705] = &quot;&quot;; &quot;&quot;; IFERROR([.I704]*([.N705]);&quot;&quot;))">
            <text:p/>
          </table:table-cell>
          <table:table-cell table:style-name="ce96" table:formula="of:=IF([.D70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05]*[.N706]/[.D706]*([.E706]+[.F706]); IFERROR([.I705]*[.N706]/[.D706]*[.E706]; &quot;&quot;))">
            <text:p/>
          </table:table-cell>
          <table:table-cell table:style-name="ce71" table:formula="of:=IF([.D706] = &quot;&quot;; &quot;&quot;; IFERROR([.H705]+([.E706]+[.F706]); [.H705]+[.E706]) )">
            <text:p/>
          </table:table-cell>
          <table:table-cell table:style-name="ce76" table:formula="of:=IF([.D706] = &quot;&quot;; &quot;&quot;; IFERROR([.I705]+[.G706];&quot;&quot;))">
            <text:p/>
          </table:table-cell>
          <table:table-cell table:style-name="ce80" table:formula="of:=IF([.D706] = &quot;&quot;; &quot;&quot;; IFERROR(([.I706]-[.F$2])/[.F$2];&quot;&quot;))">
            <text:p/>
          </table:table-cell>
          <table:table-cell table:style-name="ce84" table:formula="of:=IF([.D706] = &quot;&quot;; &quot;&quot;; IFERROR([.I706]/MAX([.$I$2:.I706])-1;&quot;&quot;))">
            <text:p/>
          </table:table-cell>
          <table:table-cell table:style-name="ce87" table:formula="of:=IF(ISBLANK([.D706]);&quot;&quot;; [.G706]/[.I705])">
            <text:p/>
          </table:table-cell>
          <table:table-cell table:style-name="ce76" table:formula="of:=IF([.D706] = &quot;&quot;; &quot;&quot;; IFERROR([.I705]*([.N706]);&quot;&quot;))">
            <text:p/>
          </table:table-cell>
          <table:table-cell table:style-name="ce96" table:formula="of:=IF([.D70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06]*[.N707]/[.D707]*([.E707]+[.F707]); IFERROR([.I706]*[.N707]/[.D707]*[.E707]; &quot;&quot;))">
            <text:p/>
          </table:table-cell>
          <table:table-cell table:style-name="ce71" table:formula="of:=IF([.D707] = &quot;&quot;; &quot;&quot;; IFERROR([.H706]+([.E707]+[.F707]); [.H706]+[.E707]) )">
            <text:p/>
          </table:table-cell>
          <table:table-cell table:style-name="ce76" table:formula="of:=IF([.D707] = &quot;&quot;; &quot;&quot;; IFERROR([.I706]+[.G707];&quot;&quot;))">
            <text:p/>
          </table:table-cell>
          <table:table-cell table:style-name="ce80" table:formula="of:=IF([.D707] = &quot;&quot;; &quot;&quot;; IFERROR(([.I707]-[.F$2])/[.F$2];&quot;&quot;))">
            <text:p/>
          </table:table-cell>
          <table:table-cell table:style-name="ce84" table:formula="of:=IF([.D707] = &quot;&quot;; &quot;&quot;; IFERROR([.I707]/MAX([.$I$2:.I707])-1;&quot;&quot;))">
            <text:p/>
          </table:table-cell>
          <table:table-cell table:style-name="ce87" table:formula="of:=IF(ISBLANK([.D707]);&quot;&quot;; [.G707]/[.I706])">
            <text:p/>
          </table:table-cell>
          <table:table-cell table:style-name="ce76" table:formula="of:=IF([.D707] = &quot;&quot;; &quot;&quot;; IFERROR([.I706]*([.N707]);&quot;&quot;))">
            <text:p/>
          </table:table-cell>
          <table:table-cell table:style-name="ce96" table:formula="of:=IF([.D70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07]*[.N708]/[.D708]*([.E708]+[.F708]); IFERROR([.I707]*[.N708]/[.D708]*[.E708]; &quot;&quot;))">
            <text:p/>
          </table:table-cell>
          <table:table-cell table:style-name="ce71" table:formula="of:=IF([.D708] = &quot;&quot;; &quot;&quot;; IFERROR([.H707]+([.E708]+[.F708]); [.H707]+[.E708]) )">
            <text:p/>
          </table:table-cell>
          <table:table-cell table:style-name="ce76" table:formula="of:=IF([.D708] = &quot;&quot;; &quot;&quot;; IFERROR([.I707]+[.G708];&quot;&quot;))">
            <text:p/>
          </table:table-cell>
          <table:table-cell table:style-name="ce80" table:formula="of:=IF([.D708] = &quot;&quot;; &quot;&quot;; IFERROR(([.I708]-[.F$2])/[.F$2];&quot;&quot;))">
            <text:p/>
          </table:table-cell>
          <table:table-cell table:style-name="ce84" table:formula="of:=IF([.D708] = &quot;&quot;; &quot;&quot;; IFERROR([.I708]/MAX([.$I$2:.I708])-1;&quot;&quot;))">
            <text:p/>
          </table:table-cell>
          <table:table-cell table:style-name="ce87" table:formula="of:=IF(ISBLANK([.D708]);&quot;&quot;; [.G708]/[.I707])">
            <text:p/>
          </table:table-cell>
          <table:table-cell table:style-name="ce76" table:formula="of:=IF([.D708] = &quot;&quot;; &quot;&quot;; IFERROR([.I707]*([.N708]);&quot;&quot;))">
            <text:p/>
          </table:table-cell>
          <table:table-cell table:style-name="ce96" table:formula="of:=IF([.D70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08]*[.N709]/[.D709]*([.E709]+[.F709]); IFERROR([.I708]*[.N709]/[.D709]*[.E709]; &quot;&quot;))">
            <text:p/>
          </table:table-cell>
          <table:table-cell table:style-name="ce71" table:formula="of:=IF([.D709] = &quot;&quot;; &quot;&quot;; IFERROR([.H708]+([.E709]+[.F709]); [.H708]+[.E709]) )">
            <text:p/>
          </table:table-cell>
          <table:table-cell table:style-name="ce76" table:formula="of:=IF([.D709] = &quot;&quot;; &quot;&quot;; IFERROR([.I708]+[.G709];&quot;&quot;))">
            <text:p/>
          </table:table-cell>
          <table:table-cell table:style-name="ce80" table:formula="of:=IF([.D709] = &quot;&quot;; &quot;&quot;; IFERROR(([.I709]-[.F$2])/[.F$2];&quot;&quot;))">
            <text:p/>
          </table:table-cell>
          <table:table-cell table:style-name="ce84" table:formula="of:=IF([.D709] = &quot;&quot;; &quot;&quot;; IFERROR([.I709]/MAX([.$I$2:.I709])-1;&quot;&quot;))">
            <text:p/>
          </table:table-cell>
          <table:table-cell table:style-name="ce87" table:formula="of:=IF(ISBLANK([.D709]);&quot;&quot;; [.G709]/[.I708])">
            <text:p/>
          </table:table-cell>
          <table:table-cell table:style-name="ce76" table:formula="of:=IF([.D709] = &quot;&quot;; &quot;&quot;; IFERROR([.I708]*([.N709]);&quot;&quot;))">
            <text:p/>
          </table:table-cell>
          <table:table-cell table:style-name="ce96" table:formula="of:=IF([.D70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09]*[.N710]/[.D710]*([.E710]+[.F710]); IFERROR([.I709]*[.N710]/[.D710]*[.E710]; &quot;&quot;))">
            <text:p/>
          </table:table-cell>
          <table:table-cell table:style-name="ce71" table:formula="of:=IF([.D710] = &quot;&quot;; &quot;&quot;; IFERROR([.H709]+([.E710]+[.F710]); [.H709]+[.E710]) )">
            <text:p/>
          </table:table-cell>
          <table:table-cell table:style-name="ce76" table:formula="of:=IF([.D710] = &quot;&quot;; &quot;&quot;; IFERROR([.I709]+[.G710];&quot;&quot;))">
            <text:p/>
          </table:table-cell>
          <table:table-cell table:style-name="ce80" table:formula="of:=IF([.D710] = &quot;&quot;; &quot;&quot;; IFERROR(([.I710]-[.F$2])/[.F$2];&quot;&quot;))">
            <text:p/>
          </table:table-cell>
          <table:table-cell table:style-name="ce84" table:formula="of:=IF([.D710] = &quot;&quot;; &quot;&quot;; IFERROR([.I710]/MAX([.$I$2:.I710])-1;&quot;&quot;))">
            <text:p/>
          </table:table-cell>
          <table:table-cell table:style-name="ce87" table:formula="of:=IF(ISBLANK([.D710]);&quot;&quot;; [.G710]/[.I709])">
            <text:p/>
          </table:table-cell>
          <table:table-cell table:style-name="ce76" table:formula="of:=IF([.D710] = &quot;&quot;; &quot;&quot;; IFERROR([.I709]*([.N710]);&quot;&quot;))">
            <text:p/>
          </table:table-cell>
          <table:table-cell table:style-name="ce96" table:formula="of:=IF([.D71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10]*[.N711]/[.D711]*([.E711]+[.F711]); IFERROR([.I710]*[.N711]/[.D711]*[.E711]; &quot;&quot;))">
            <text:p/>
          </table:table-cell>
          <table:table-cell table:style-name="ce71" table:formula="of:=IF([.D711] = &quot;&quot;; &quot;&quot;; IFERROR([.H710]+([.E711]+[.F711]); [.H710]+[.E711]) )">
            <text:p/>
          </table:table-cell>
          <table:table-cell table:style-name="ce76" table:formula="of:=IF([.D711] = &quot;&quot;; &quot;&quot;; IFERROR([.I710]+[.G711];&quot;&quot;))">
            <text:p/>
          </table:table-cell>
          <table:table-cell table:style-name="ce80" table:formula="of:=IF([.D711] = &quot;&quot;; &quot;&quot;; IFERROR(([.I711]-[.F$2])/[.F$2];&quot;&quot;))">
            <text:p/>
          </table:table-cell>
          <table:table-cell table:style-name="ce84" table:formula="of:=IF([.D711] = &quot;&quot;; &quot;&quot;; IFERROR([.I711]/MAX([.$I$2:.I711])-1;&quot;&quot;))">
            <text:p/>
          </table:table-cell>
          <table:table-cell table:style-name="ce87" table:formula="of:=IF(ISBLANK([.D711]);&quot;&quot;; [.G711]/[.I710])">
            <text:p/>
          </table:table-cell>
          <table:table-cell table:style-name="ce76" table:formula="of:=IF([.D711] = &quot;&quot;; &quot;&quot;; IFERROR([.I710]*([.N711]);&quot;&quot;))">
            <text:p/>
          </table:table-cell>
          <table:table-cell table:style-name="ce96" table:formula="of:=IF([.D71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11]*[.N712]/[.D712]*([.E712]+[.F712]); IFERROR([.I711]*[.N712]/[.D712]*[.E712]; &quot;&quot;))">
            <text:p/>
          </table:table-cell>
          <table:table-cell table:style-name="ce71" table:formula="of:=IF([.D712] = &quot;&quot;; &quot;&quot;; IFERROR([.H711]+([.E712]+[.F712]); [.H711]+[.E712]) )">
            <text:p/>
          </table:table-cell>
          <table:table-cell table:style-name="ce76" table:formula="of:=IF([.D712] = &quot;&quot;; &quot;&quot;; IFERROR([.I711]+[.G712];&quot;&quot;))">
            <text:p/>
          </table:table-cell>
          <table:table-cell table:style-name="ce80" table:formula="of:=IF([.D712] = &quot;&quot;; &quot;&quot;; IFERROR(([.I712]-[.F$2])/[.F$2];&quot;&quot;))">
            <text:p/>
          </table:table-cell>
          <table:table-cell table:style-name="ce84" table:formula="of:=IF([.D712] = &quot;&quot;; &quot;&quot;; IFERROR([.I712]/MAX([.$I$2:.I712])-1;&quot;&quot;))">
            <text:p/>
          </table:table-cell>
          <table:table-cell table:style-name="ce87" table:formula="of:=IF(ISBLANK([.D712]);&quot;&quot;; [.G712]/[.I711])">
            <text:p/>
          </table:table-cell>
          <table:table-cell table:style-name="ce76" table:formula="of:=IF([.D712] = &quot;&quot;; &quot;&quot;; IFERROR([.I711]*([.N712]);&quot;&quot;))">
            <text:p/>
          </table:table-cell>
          <table:table-cell table:style-name="ce96" table:formula="of:=IF([.D71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12]*[.N713]/[.D713]*([.E713]+[.F713]); IFERROR([.I712]*[.N713]/[.D713]*[.E713]; &quot;&quot;))">
            <text:p/>
          </table:table-cell>
          <table:table-cell table:style-name="ce71" table:formula="of:=IF([.D713] = &quot;&quot;; &quot;&quot;; IFERROR([.H712]+([.E713]+[.F713]); [.H712]+[.E713]) )">
            <text:p/>
          </table:table-cell>
          <table:table-cell table:style-name="ce76" table:formula="of:=IF([.D713] = &quot;&quot;; &quot;&quot;; IFERROR([.I712]+[.G713];&quot;&quot;))">
            <text:p/>
          </table:table-cell>
          <table:table-cell table:style-name="ce80" table:formula="of:=IF([.D713] = &quot;&quot;; &quot;&quot;; IFERROR(([.I713]-[.F$2])/[.F$2];&quot;&quot;))">
            <text:p/>
          </table:table-cell>
          <table:table-cell table:style-name="ce84" table:formula="of:=IF([.D713] = &quot;&quot;; &quot;&quot;; IFERROR([.I713]/MAX([.$I$2:.I713])-1;&quot;&quot;))">
            <text:p/>
          </table:table-cell>
          <table:table-cell table:style-name="ce87" table:formula="of:=IF(ISBLANK([.D713]);&quot;&quot;; [.G713]/[.I712])">
            <text:p/>
          </table:table-cell>
          <table:table-cell table:style-name="ce76" table:formula="of:=IF([.D713] = &quot;&quot;; &quot;&quot;; IFERROR([.I712]*([.N713]);&quot;&quot;))">
            <text:p/>
          </table:table-cell>
          <table:table-cell table:style-name="ce96" table:formula="of:=IF([.D71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13]*[.N714]/[.D714]*([.E714]+[.F714]); IFERROR([.I713]*[.N714]/[.D714]*[.E714]; &quot;&quot;))">
            <text:p/>
          </table:table-cell>
          <table:table-cell table:style-name="ce71" table:formula="of:=IF([.D714] = &quot;&quot;; &quot;&quot;; IFERROR([.H713]+([.E714]+[.F714]); [.H713]+[.E714]) )">
            <text:p/>
          </table:table-cell>
          <table:table-cell table:style-name="ce76" table:formula="of:=IF([.D714] = &quot;&quot;; &quot;&quot;; IFERROR([.I713]+[.G714];&quot;&quot;))">
            <text:p/>
          </table:table-cell>
          <table:table-cell table:style-name="ce80" table:formula="of:=IF([.D714] = &quot;&quot;; &quot;&quot;; IFERROR(([.I714]-[.F$2])/[.F$2];&quot;&quot;))">
            <text:p/>
          </table:table-cell>
          <table:table-cell table:style-name="ce84" table:formula="of:=IF([.D714] = &quot;&quot;; &quot;&quot;; IFERROR([.I714]/MAX([.$I$2:.I714])-1;&quot;&quot;))">
            <text:p/>
          </table:table-cell>
          <table:table-cell table:style-name="ce87" table:formula="of:=IF(ISBLANK([.D714]);&quot;&quot;; [.G714]/[.I713])">
            <text:p/>
          </table:table-cell>
          <table:table-cell table:style-name="ce76" table:formula="of:=IF([.D714] = &quot;&quot;; &quot;&quot;; IFERROR([.I713]*([.N714]);&quot;&quot;))">
            <text:p/>
          </table:table-cell>
          <table:table-cell table:style-name="ce96" table:formula="of:=IF([.D71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14]*[.N715]/[.D715]*([.E715]+[.F715]); IFERROR([.I714]*[.N715]/[.D715]*[.E715]; &quot;&quot;))">
            <text:p/>
          </table:table-cell>
          <table:table-cell table:style-name="ce71" table:formula="of:=IF([.D715] = &quot;&quot;; &quot;&quot;; IFERROR([.H714]+([.E715]+[.F715]); [.H714]+[.E715]) )">
            <text:p/>
          </table:table-cell>
          <table:table-cell table:style-name="ce76" table:formula="of:=IF([.D715] = &quot;&quot;; &quot;&quot;; IFERROR([.I714]+[.G715];&quot;&quot;))">
            <text:p/>
          </table:table-cell>
          <table:table-cell table:style-name="ce80" table:formula="of:=IF([.D715] = &quot;&quot;; &quot;&quot;; IFERROR(([.I715]-[.F$2])/[.F$2];&quot;&quot;))">
            <text:p/>
          </table:table-cell>
          <table:table-cell table:style-name="ce84" table:formula="of:=IF([.D715] = &quot;&quot;; &quot;&quot;; IFERROR([.I715]/MAX([.$I$2:.I715])-1;&quot;&quot;))">
            <text:p/>
          </table:table-cell>
          <table:table-cell table:style-name="ce87" table:formula="of:=IF(ISBLANK([.D715]);&quot;&quot;; [.G715]/[.I714])">
            <text:p/>
          </table:table-cell>
          <table:table-cell table:style-name="ce76" table:formula="of:=IF([.D715] = &quot;&quot;; &quot;&quot;; IFERROR([.I714]*([.N715]);&quot;&quot;))">
            <text:p/>
          </table:table-cell>
          <table:table-cell table:style-name="ce96" table:formula="of:=IF([.D71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15]*[.N716]/[.D716]*([.E716]+[.F716]); IFERROR([.I715]*[.N716]/[.D716]*[.E716]; &quot;&quot;))">
            <text:p/>
          </table:table-cell>
          <table:table-cell table:style-name="ce71" table:formula="of:=IF([.D716] = &quot;&quot;; &quot;&quot;; IFERROR([.H715]+([.E716]+[.F716]); [.H715]+[.E716]) )">
            <text:p/>
          </table:table-cell>
          <table:table-cell table:style-name="ce76" table:formula="of:=IF([.D716] = &quot;&quot;; &quot;&quot;; IFERROR([.I715]+[.G716];&quot;&quot;))">
            <text:p/>
          </table:table-cell>
          <table:table-cell table:style-name="ce80" table:formula="of:=IF([.D716] = &quot;&quot;; &quot;&quot;; IFERROR(([.I716]-[.F$2])/[.F$2];&quot;&quot;))">
            <text:p/>
          </table:table-cell>
          <table:table-cell table:style-name="ce84" table:formula="of:=IF([.D716] = &quot;&quot;; &quot;&quot;; IFERROR([.I716]/MAX([.$I$2:.I716])-1;&quot;&quot;))">
            <text:p/>
          </table:table-cell>
          <table:table-cell table:style-name="ce87" table:formula="of:=IF(ISBLANK([.D716]);&quot;&quot;; [.G716]/[.I715])">
            <text:p/>
          </table:table-cell>
          <table:table-cell table:style-name="ce76" table:formula="of:=IF([.D716] = &quot;&quot;; &quot;&quot;; IFERROR([.I715]*([.N716]);&quot;&quot;))">
            <text:p/>
          </table:table-cell>
          <table:table-cell table:style-name="ce96" table:formula="of:=IF([.D71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16]*[.N717]/[.D717]*([.E717]+[.F717]); IFERROR([.I716]*[.N717]/[.D717]*[.E717]; &quot;&quot;))">
            <text:p/>
          </table:table-cell>
          <table:table-cell table:style-name="ce71" table:formula="of:=IF([.D717] = &quot;&quot;; &quot;&quot;; IFERROR([.H716]+([.E717]+[.F717]); [.H716]+[.E717]) )">
            <text:p/>
          </table:table-cell>
          <table:table-cell table:style-name="ce76" table:formula="of:=IF([.D717] = &quot;&quot;; &quot;&quot;; IFERROR([.I716]+[.G717];&quot;&quot;))">
            <text:p/>
          </table:table-cell>
          <table:table-cell table:style-name="ce80" table:formula="of:=IF([.D717] = &quot;&quot;; &quot;&quot;; IFERROR(([.I717]-[.F$2])/[.F$2];&quot;&quot;))">
            <text:p/>
          </table:table-cell>
          <table:table-cell table:style-name="ce84" table:formula="of:=IF([.D717] = &quot;&quot;; &quot;&quot;; IFERROR([.I717]/MAX([.$I$2:.I717])-1;&quot;&quot;))">
            <text:p/>
          </table:table-cell>
          <table:table-cell table:style-name="ce87" table:formula="of:=IF(ISBLANK([.D717]);&quot;&quot;; [.G717]/[.I716])">
            <text:p/>
          </table:table-cell>
          <table:table-cell table:style-name="ce76" table:formula="of:=IF([.D717] = &quot;&quot;; &quot;&quot;; IFERROR([.I716]*([.N717]);&quot;&quot;))">
            <text:p/>
          </table:table-cell>
          <table:table-cell table:style-name="ce96" table:formula="of:=IF([.D71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17]*[.N718]/[.D718]*([.E718]+[.F718]); IFERROR([.I717]*[.N718]/[.D718]*[.E718]; &quot;&quot;))">
            <text:p/>
          </table:table-cell>
          <table:table-cell table:style-name="ce71" table:formula="of:=IF([.D718] = &quot;&quot;; &quot;&quot;; IFERROR([.H717]+([.E718]+[.F718]); [.H717]+[.E718]) )">
            <text:p/>
          </table:table-cell>
          <table:table-cell table:style-name="ce76" table:formula="of:=IF([.D718] = &quot;&quot;; &quot;&quot;; IFERROR([.I717]+[.G718];&quot;&quot;))">
            <text:p/>
          </table:table-cell>
          <table:table-cell table:style-name="ce80" table:formula="of:=IF([.D718] = &quot;&quot;; &quot;&quot;; IFERROR(([.I718]-[.F$2])/[.F$2];&quot;&quot;))">
            <text:p/>
          </table:table-cell>
          <table:table-cell table:style-name="ce84" table:formula="of:=IF([.D718] = &quot;&quot;; &quot;&quot;; IFERROR([.I718]/MAX([.$I$2:.I718])-1;&quot;&quot;))">
            <text:p/>
          </table:table-cell>
          <table:table-cell table:style-name="ce87" table:formula="of:=IF(ISBLANK([.D718]);&quot;&quot;; [.G718]/[.I717])">
            <text:p/>
          </table:table-cell>
          <table:table-cell table:style-name="ce76" table:formula="of:=IF([.D718] = &quot;&quot;; &quot;&quot;; IFERROR([.I717]*([.N718]);&quot;&quot;))">
            <text:p/>
          </table:table-cell>
          <table:table-cell table:style-name="ce96" table:formula="of:=IF([.D71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18]*[.N719]/[.D719]*([.E719]+[.F719]); IFERROR([.I718]*[.N719]/[.D719]*[.E719]; &quot;&quot;))">
            <text:p/>
          </table:table-cell>
          <table:table-cell table:style-name="ce71" table:formula="of:=IF([.D719] = &quot;&quot;; &quot;&quot;; IFERROR([.H718]+([.E719]+[.F719]); [.H718]+[.E719]) )">
            <text:p/>
          </table:table-cell>
          <table:table-cell table:style-name="ce76" table:formula="of:=IF([.D719] = &quot;&quot;; &quot;&quot;; IFERROR([.I718]+[.G719];&quot;&quot;))">
            <text:p/>
          </table:table-cell>
          <table:table-cell table:style-name="ce80" table:formula="of:=IF([.D719] = &quot;&quot;; &quot;&quot;; IFERROR(([.I719]-[.F$2])/[.F$2];&quot;&quot;))">
            <text:p/>
          </table:table-cell>
          <table:table-cell table:style-name="ce84" table:formula="of:=IF([.D719] = &quot;&quot;; &quot;&quot;; IFERROR([.I719]/MAX([.$I$2:.I719])-1;&quot;&quot;))">
            <text:p/>
          </table:table-cell>
          <table:table-cell table:style-name="ce87" table:formula="of:=IF(ISBLANK([.D719]);&quot;&quot;; [.G719]/[.I718])">
            <text:p/>
          </table:table-cell>
          <table:table-cell table:style-name="ce76" table:formula="of:=IF([.D719] = &quot;&quot;; &quot;&quot;; IFERROR([.I718]*([.N719]);&quot;&quot;))">
            <text:p/>
          </table:table-cell>
          <table:table-cell table:style-name="ce96" table:formula="of:=IF([.D71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19]*[.N720]/[.D720]*([.E720]+[.F720]); IFERROR([.I719]*[.N720]/[.D720]*[.E720]; &quot;&quot;))">
            <text:p/>
          </table:table-cell>
          <table:table-cell table:style-name="ce71" table:formula="of:=IF([.D720] = &quot;&quot;; &quot;&quot;; IFERROR([.H719]+([.E720]+[.F720]); [.H719]+[.E720]) )">
            <text:p/>
          </table:table-cell>
          <table:table-cell table:style-name="ce76" table:formula="of:=IF([.D720] = &quot;&quot;; &quot;&quot;; IFERROR([.I719]+[.G720];&quot;&quot;))">
            <text:p/>
          </table:table-cell>
          <table:table-cell table:style-name="ce80" table:formula="of:=IF([.D720] = &quot;&quot;; &quot;&quot;; IFERROR(([.I720]-[.F$2])/[.F$2];&quot;&quot;))">
            <text:p/>
          </table:table-cell>
          <table:table-cell table:style-name="ce84" table:formula="of:=IF([.D720] = &quot;&quot;; &quot;&quot;; IFERROR([.I720]/MAX([.$I$2:.I720])-1;&quot;&quot;))">
            <text:p/>
          </table:table-cell>
          <table:table-cell table:style-name="ce87" table:formula="of:=IF(ISBLANK([.D720]);&quot;&quot;; [.G720]/[.I719])">
            <text:p/>
          </table:table-cell>
          <table:table-cell table:style-name="ce76" table:formula="of:=IF([.D720] = &quot;&quot;; &quot;&quot;; IFERROR([.I719]*([.N720]);&quot;&quot;))">
            <text:p/>
          </table:table-cell>
          <table:table-cell table:style-name="ce96" table:formula="of:=IF([.D72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20]*[.N721]/[.D721]*([.E721]+[.F721]); IFERROR([.I720]*[.N721]/[.D721]*[.E721]; &quot;&quot;))">
            <text:p/>
          </table:table-cell>
          <table:table-cell table:style-name="ce71" table:formula="of:=IF([.D721] = &quot;&quot;; &quot;&quot;; IFERROR([.H720]+([.E721]+[.F721]); [.H720]+[.E721]) )">
            <text:p/>
          </table:table-cell>
          <table:table-cell table:style-name="ce76" table:formula="of:=IF([.D721] = &quot;&quot;; &quot;&quot;; IFERROR([.I720]+[.G721];&quot;&quot;))">
            <text:p/>
          </table:table-cell>
          <table:table-cell table:style-name="ce80" table:formula="of:=IF([.D721] = &quot;&quot;; &quot;&quot;; IFERROR(([.I721]-[.F$2])/[.F$2];&quot;&quot;))">
            <text:p/>
          </table:table-cell>
          <table:table-cell table:style-name="ce84" table:formula="of:=IF([.D721] = &quot;&quot;; &quot;&quot;; IFERROR([.I721]/MAX([.$I$2:.I721])-1;&quot;&quot;))">
            <text:p/>
          </table:table-cell>
          <table:table-cell table:style-name="ce87" table:formula="of:=IF(ISBLANK([.D721]);&quot;&quot;; [.G721]/[.I720])">
            <text:p/>
          </table:table-cell>
          <table:table-cell table:style-name="ce76" table:formula="of:=IF([.D721] = &quot;&quot;; &quot;&quot;; IFERROR([.I720]*([.N721]);&quot;&quot;))">
            <text:p/>
          </table:table-cell>
          <table:table-cell table:style-name="ce96" table:formula="of:=IF([.D72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21]*[.N722]/[.D722]*([.E722]+[.F722]); IFERROR([.I721]*[.N722]/[.D722]*[.E722]; &quot;&quot;))">
            <text:p/>
          </table:table-cell>
          <table:table-cell table:style-name="ce71" table:formula="of:=IF([.D722] = &quot;&quot;; &quot;&quot;; IFERROR([.H721]+([.E722]+[.F722]); [.H721]+[.E722]) )">
            <text:p/>
          </table:table-cell>
          <table:table-cell table:style-name="ce76" table:formula="of:=IF([.D722] = &quot;&quot;; &quot;&quot;; IFERROR([.I721]+[.G722];&quot;&quot;))">
            <text:p/>
          </table:table-cell>
          <table:table-cell table:style-name="ce80" table:formula="of:=IF([.D722] = &quot;&quot;; &quot;&quot;; IFERROR(([.I722]-[.F$2])/[.F$2];&quot;&quot;))">
            <text:p/>
          </table:table-cell>
          <table:table-cell table:style-name="ce84" table:formula="of:=IF([.D722] = &quot;&quot;; &quot;&quot;; IFERROR([.I722]/MAX([.$I$2:.I722])-1;&quot;&quot;))">
            <text:p/>
          </table:table-cell>
          <table:table-cell table:style-name="ce87" table:formula="of:=IF(ISBLANK([.D722]);&quot;&quot;; [.G722]/[.I721])">
            <text:p/>
          </table:table-cell>
          <table:table-cell table:style-name="ce76" table:formula="of:=IF([.D722] = &quot;&quot;; &quot;&quot;; IFERROR([.I721]*([.N722]);&quot;&quot;))">
            <text:p/>
          </table:table-cell>
          <table:table-cell table:style-name="ce96" table:formula="of:=IF([.D72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22]*[.N723]/[.D723]*([.E723]+[.F723]); IFERROR([.I722]*[.N723]/[.D723]*[.E723]; &quot;&quot;))">
            <text:p/>
          </table:table-cell>
          <table:table-cell table:style-name="ce71" table:formula="of:=IF([.D723] = &quot;&quot;; &quot;&quot;; IFERROR([.H722]+([.E723]+[.F723]); [.H722]+[.E723]) )">
            <text:p/>
          </table:table-cell>
          <table:table-cell table:style-name="ce76" table:formula="of:=IF([.D723] = &quot;&quot;; &quot;&quot;; IFERROR([.I722]+[.G723];&quot;&quot;))">
            <text:p/>
          </table:table-cell>
          <table:table-cell table:style-name="ce80" table:formula="of:=IF([.D723] = &quot;&quot;; &quot;&quot;; IFERROR(([.I723]-[.F$2])/[.F$2];&quot;&quot;))">
            <text:p/>
          </table:table-cell>
          <table:table-cell table:style-name="ce84" table:formula="of:=IF([.D723] = &quot;&quot;; &quot;&quot;; IFERROR([.I723]/MAX([.$I$2:.I723])-1;&quot;&quot;))">
            <text:p/>
          </table:table-cell>
          <table:table-cell table:style-name="ce87" table:formula="of:=IF(ISBLANK([.D723]);&quot;&quot;; [.G723]/[.I722])">
            <text:p/>
          </table:table-cell>
          <table:table-cell table:style-name="ce76" table:formula="of:=IF([.D723] = &quot;&quot;; &quot;&quot;; IFERROR([.I722]*([.N723]);&quot;&quot;))">
            <text:p/>
          </table:table-cell>
          <table:table-cell table:style-name="ce96" table:formula="of:=IF([.D72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23]*[.N724]/[.D724]*([.E724]+[.F724]); IFERROR([.I723]*[.N724]/[.D724]*[.E724]; &quot;&quot;))">
            <text:p/>
          </table:table-cell>
          <table:table-cell table:style-name="ce71" table:formula="of:=IF([.D724] = &quot;&quot;; &quot;&quot;; IFERROR([.H723]+([.E724]+[.F724]); [.H723]+[.E724]) )">
            <text:p/>
          </table:table-cell>
          <table:table-cell table:style-name="ce76" table:formula="of:=IF([.D724] = &quot;&quot;; &quot;&quot;; IFERROR([.I723]+[.G724];&quot;&quot;))">
            <text:p/>
          </table:table-cell>
          <table:table-cell table:style-name="ce80" table:formula="of:=IF([.D724] = &quot;&quot;; &quot;&quot;; IFERROR(([.I724]-[.F$2])/[.F$2];&quot;&quot;))">
            <text:p/>
          </table:table-cell>
          <table:table-cell table:style-name="ce84" table:formula="of:=IF([.D724] = &quot;&quot;; &quot;&quot;; IFERROR([.I724]/MAX([.$I$2:.I724])-1;&quot;&quot;))">
            <text:p/>
          </table:table-cell>
          <table:table-cell table:style-name="ce87" table:formula="of:=IF(ISBLANK([.D724]);&quot;&quot;; [.G724]/[.I723])">
            <text:p/>
          </table:table-cell>
          <table:table-cell table:style-name="ce76" table:formula="of:=IF([.D724] = &quot;&quot;; &quot;&quot;; IFERROR([.I723]*([.N724]);&quot;&quot;))">
            <text:p/>
          </table:table-cell>
          <table:table-cell table:style-name="ce96" table:formula="of:=IF([.D72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24]*[.N725]/[.D725]*([.E725]+[.F725]); IFERROR([.I724]*[.N725]/[.D725]*[.E725]; &quot;&quot;))">
            <text:p/>
          </table:table-cell>
          <table:table-cell table:style-name="ce71" table:formula="of:=IF([.D725] = &quot;&quot;; &quot;&quot;; IFERROR([.H724]+([.E725]+[.F725]); [.H724]+[.E725]) )">
            <text:p/>
          </table:table-cell>
          <table:table-cell table:style-name="ce76" table:formula="of:=IF([.D725] = &quot;&quot;; &quot;&quot;; IFERROR([.I724]+[.G725];&quot;&quot;))">
            <text:p/>
          </table:table-cell>
          <table:table-cell table:style-name="ce80" table:formula="of:=IF([.D725] = &quot;&quot;; &quot;&quot;; IFERROR(([.I725]-[.F$2])/[.F$2];&quot;&quot;))">
            <text:p/>
          </table:table-cell>
          <table:table-cell table:style-name="ce84" table:formula="of:=IF([.D725] = &quot;&quot;; &quot;&quot;; IFERROR([.I725]/MAX([.$I$2:.I725])-1;&quot;&quot;))">
            <text:p/>
          </table:table-cell>
          <table:table-cell table:style-name="ce87" table:formula="of:=IF(ISBLANK([.D725]);&quot;&quot;; [.G725]/[.I724])">
            <text:p/>
          </table:table-cell>
          <table:table-cell table:style-name="ce76" table:formula="of:=IF([.D725] = &quot;&quot;; &quot;&quot;; IFERROR([.I724]*([.N725]);&quot;&quot;))">
            <text:p/>
          </table:table-cell>
          <table:table-cell table:style-name="ce96" table:formula="of:=IF([.D72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25]*[.N726]/[.D726]*([.E726]+[.F726]); IFERROR([.I725]*[.N726]/[.D726]*[.E726]; &quot;&quot;))">
            <text:p/>
          </table:table-cell>
          <table:table-cell table:style-name="ce71" table:formula="of:=IF([.D726] = &quot;&quot;; &quot;&quot;; IFERROR([.H725]+([.E726]+[.F726]); [.H725]+[.E726]) )">
            <text:p/>
          </table:table-cell>
          <table:table-cell table:style-name="ce76" table:formula="of:=IF([.D726] = &quot;&quot;; &quot;&quot;; IFERROR([.I725]+[.G726];&quot;&quot;))">
            <text:p/>
          </table:table-cell>
          <table:table-cell table:style-name="ce80" table:formula="of:=IF([.D726] = &quot;&quot;; &quot;&quot;; IFERROR(([.I726]-[.F$2])/[.F$2];&quot;&quot;))">
            <text:p/>
          </table:table-cell>
          <table:table-cell table:style-name="ce84" table:formula="of:=IF([.D726] = &quot;&quot;; &quot;&quot;; IFERROR([.I726]/MAX([.$I$2:.I726])-1;&quot;&quot;))">
            <text:p/>
          </table:table-cell>
          <table:table-cell table:style-name="ce87" table:formula="of:=IF(ISBLANK([.D726]);&quot;&quot;; [.G726]/[.I725])">
            <text:p/>
          </table:table-cell>
          <table:table-cell table:style-name="ce76" table:formula="of:=IF([.D726] = &quot;&quot;; &quot;&quot;; IFERROR([.I725]*([.N726]);&quot;&quot;))">
            <text:p/>
          </table:table-cell>
          <table:table-cell table:style-name="ce96" table:formula="of:=IF([.D72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26]*[.N727]/[.D727]*([.E727]+[.F727]); IFERROR([.I726]*[.N727]/[.D727]*[.E727]; &quot;&quot;))">
            <text:p/>
          </table:table-cell>
          <table:table-cell table:style-name="ce71" table:formula="of:=IF([.D727] = &quot;&quot;; &quot;&quot;; IFERROR([.H726]+([.E727]+[.F727]); [.H726]+[.E727]) )">
            <text:p/>
          </table:table-cell>
          <table:table-cell table:style-name="ce76" table:formula="of:=IF([.D727] = &quot;&quot;; &quot;&quot;; IFERROR([.I726]+[.G727];&quot;&quot;))">
            <text:p/>
          </table:table-cell>
          <table:table-cell table:style-name="ce80" table:formula="of:=IF([.D727] = &quot;&quot;; &quot;&quot;; IFERROR(([.I727]-[.F$2])/[.F$2];&quot;&quot;))">
            <text:p/>
          </table:table-cell>
          <table:table-cell table:style-name="ce84" table:formula="of:=IF([.D727] = &quot;&quot;; &quot;&quot;; IFERROR([.I727]/MAX([.$I$2:.I727])-1;&quot;&quot;))">
            <text:p/>
          </table:table-cell>
          <table:table-cell table:style-name="ce87" table:formula="of:=IF(ISBLANK([.D727]);&quot;&quot;; [.G727]/[.I726])">
            <text:p/>
          </table:table-cell>
          <table:table-cell table:style-name="ce76" table:formula="of:=IF([.D727] = &quot;&quot;; &quot;&quot;; IFERROR([.I726]*([.N727]);&quot;&quot;))">
            <text:p/>
          </table:table-cell>
          <table:table-cell table:style-name="ce96" table:formula="of:=IF([.D72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27]*[.N728]/[.D728]*([.E728]+[.F728]); IFERROR([.I727]*[.N728]/[.D728]*[.E728]; &quot;&quot;))">
            <text:p/>
          </table:table-cell>
          <table:table-cell table:style-name="ce71" table:formula="of:=IF([.D728] = &quot;&quot;; &quot;&quot;; IFERROR([.H727]+([.E728]+[.F728]); [.H727]+[.E728]) )">
            <text:p/>
          </table:table-cell>
          <table:table-cell table:style-name="ce76" table:formula="of:=IF([.D728] = &quot;&quot;; &quot;&quot;; IFERROR([.I727]+[.G728];&quot;&quot;))">
            <text:p/>
          </table:table-cell>
          <table:table-cell table:style-name="ce80" table:formula="of:=IF([.D728] = &quot;&quot;; &quot;&quot;; IFERROR(([.I728]-[.F$2])/[.F$2];&quot;&quot;))">
            <text:p/>
          </table:table-cell>
          <table:table-cell table:style-name="ce84" table:formula="of:=IF([.D728] = &quot;&quot;; &quot;&quot;; IFERROR([.I728]/MAX([.$I$2:.I728])-1;&quot;&quot;))">
            <text:p/>
          </table:table-cell>
          <table:table-cell table:style-name="ce87" table:formula="of:=IF(ISBLANK([.D728]);&quot;&quot;; [.G728]/[.I727])">
            <text:p/>
          </table:table-cell>
          <table:table-cell table:style-name="ce76" table:formula="of:=IF([.D728] = &quot;&quot;; &quot;&quot;; IFERROR([.I727]*([.N728]);&quot;&quot;))">
            <text:p/>
          </table:table-cell>
          <table:table-cell table:style-name="ce96" table:formula="of:=IF([.D72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28]*[.N729]/[.D729]*([.E729]+[.F729]); IFERROR([.I728]*[.N729]/[.D729]*[.E729]; &quot;&quot;))">
            <text:p/>
          </table:table-cell>
          <table:table-cell table:style-name="ce71" table:formula="of:=IF([.D729] = &quot;&quot;; &quot;&quot;; IFERROR([.H728]+([.E729]+[.F729]); [.H728]+[.E729]) )">
            <text:p/>
          </table:table-cell>
          <table:table-cell table:style-name="ce76" table:formula="of:=IF([.D729] = &quot;&quot;; &quot;&quot;; IFERROR([.I728]+[.G729];&quot;&quot;))">
            <text:p/>
          </table:table-cell>
          <table:table-cell table:style-name="ce80" table:formula="of:=IF([.D729] = &quot;&quot;; &quot;&quot;; IFERROR(([.I729]-[.F$2])/[.F$2];&quot;&quot;))">
            <text:p/>
          </table:table-cell>
          <table:table-cell table:style-name="ce84" table:formula="of:=IF([.D729] = &quot;&quot;; &quot;&quot;; IFERROR([.I729]/MAX([.$I$2:.I729])-1;&quot;&quot;))">
            <text:p/>
          </table:table-cell>
          <table:table-cell table:style-name="ce87" table:formula="of:=IF(ISBLANK([.D729]);&quot;&quot;; [.G729]/[.I728])">
            <text:p/>
          </table:table-cell>
          <table:table-cell table:style-name="ce76" table:formula="of:=IF([.D729] = &quot;&quot;; &quot;&quot;; IFERROR([.I728]*([.N729]);&quot;&quot;))">
            <text:p/>
          </table:table-cell>
          <table:table-cell table:style-name="ce96" table:formula="of:=IF([.D72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29]*[.N730]/[.D730]*([.E730]+[.F730]); IFERROR([.I729]*[.N730]/[.D730]*[.E730]; &quot;&quot;))">
            <text:p/>
          </table:table-cell>
          <table:table-cell table:style-name="ce71" table:formula="of:=IF([.D730] = &quot;&quot;; &quot;&quot;; IFERROR([.H729]+([.E730]+[.F730]); [.H729]+[.E730]) )">
            <text:p/>
          </table:table-cell>
          <table:table-cell table:style-name="ce76" table:formula="of:=IF([.D730] = &quot;&quot;; &quot;&quot;; IFERROR([.I729]+[.G730];&quot;&quot;))">
            <text:p/>
          </table:table-cell>
          <table:table-cell table:style-name="ce80" table:formula="of:=IF([.D730] = &quot;&quot;; &quot;&quot;; IFERROR(([.I730]-[.F$2])/[.F$2];&quot;&quot;))">
            <text:p/>
          </table:table-cell>
          <table:table-cell table:style-name="ce84" table:formula="of:=IF([.D730] = &quot;&quot;; &quot;&quot;; IFERROR([.I730]/MAX([.$I$2:.I730])-1;&quot;&quot;))">
            <text:p/>
          </table:table-cell>
          <table:table-cell table:style-name="ce87" table:formula="of:=IF(ISBLANK([.D730]);&quot;&quot;; [.G730]/[.I729])">
            <text:p/>
          </table:table-cell>
          <table:table-cell table:style-name="ce76" table:formula="of:=IF([.D730] = &quot;&quot;; &quot;&quot;; IFERROR([.I729]*([.N730]);&quot;&quot;))">
            <text:p/>
          </table:table-cell>
          <table:table-cell table:style-name="ce96" table:formula="of:=IF([.D73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30]*[.N731]/[.D731]*([.E731]+[.F731]); IFERROR([.I730]*[.N731]/[.D731]*[.E731]; &quot;&quot;))">
            <text:p/>
          </table:table-cell>
          <table:table-cell table:style-name="ce71" table:formula="of:=IF([.D731] = &quot;&quot;; &quot;&quot;; IFERROR([.H730]+([.E731]+[.F731]); [.H730]+[.E731]) )">
            <text:p/>
          </table:table-cell>
          <table:table-cell table:style-name="ce76" table:formula="of:=IF([.D731] = &quot;&quot;; &quot;&quot;; IFERROR([.I730]+[.G731];&quot;&quot;))">
            <text:p/>
          </table:table-cell>
          <table:table-cell table:style-name="ce80" table:formula="of:=IF([.D731] = &quot;&quot;; &quot;&quot;; IFERROR(([.I731]-[.F$2])/[.F$2];&quot;&quot;))">
            <text:p/>
          </table:table-cell>
          <table:table-cell table:style-name="ce84" table:formula="of:=IF([.D731] = &quot;&quot;; &quot;&quot;; IFERROR([.I731]/MAX([.$I$2:.I731])-1;&quot;&quot;))">
            <text:p/>
          </table:table-cell>
          <table:table-cell table:style-name="ce87" table:formula="of:=IF(ISBLANK([.D731]);&quot;&quot;; [.G731]/[.I730])">
            <text:p/>
          </table:table-cell>
          <table:table-cell table:style-name="ce76" table:formula="of:=IF([.D731] = &quot;&quot;; &quot;&quot;; IFERROR([.I730]*([.N731]);&quot;&quot;))">
            <text:p/>
          </table:table-cell>
          <table:table-cell table:style-name="ce96" table:formula="of:=IF([.D73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31]*[.N732]/[.D732]*([.E732]+[.F732]); IFERROR([.I731]*[.N732]/[.D732]*[.E732]; &quot;&quot;))">
            <text:p/>
          </table:table-cell>
          <table:table-cell table:style-name="ce71" table:formula="of:=IF([.D732] = &quot;&quot;; &quot;&quot;; IFERROR([.H731]+([.E732]+[.F732]); [.H731]+[.E732]) )">
            <text:p/>
          </table:table-cell>
          <table:table-cell table:style-name="ce76" table:formula="of:=IF([.D732] = &quot;&quot;; &quot;&quot;; IFERROR([.I731]+[.G732];&quot;&quot;))">
            <text:p/>
          </table:table-cell>
          <table:table-cell table:style-name="ce80" table:formula="of:=IF([.D732] = &quot;&quot;; &quot;&quot;; IFERROR(([.I732]-[.F$2])/[.F$2];&quot;&quot;))">
            <text:p/>
          </table:table-cell>
          <table:table-cell table:style-name="ce84" table:formula="of:=IF([.D732] = &quot;&quot;; &quot;&quot;; IFERROR([.I732]/MAX([.$I$2:.I732])-1;&quot;&quot;))">
            <text:p/>
          </table:table-cell>
          <table:table-cell table:style-name="ce87" table:formula="of:=IF(ISBLANK([.D732]);&quot;&quot;; [.G732]/[.I731])">
            <text:p/>
          </table:table-cell>
          <table:table-cell table:style-name="ce76" table:formula="of:=IF([.D732] = &quot;&quot;; &quot;&quot;; IFERROR([.I731]*([.N732]);&quot;&quot;))">
            <text:p/>
          </table:table-cell>
          <table:table-cell table:style-name="ce96" table:formula="of:=IF([.D73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32]*[.N733]/[.D733]*([.E733]+[.F733]); IFERROR([.I732]*[.N733]/[.D733]*[.E733]; &quot;&quot;))">
            <text:p/>
          </table:table-cell>
          <table:table-cell table:style-name="ce71" table:formula="of:=IF([.D733] = &quot;&quot;; &quot;&quot;; IFERROR([.H732]+([.E733]+[.F733]); [.H732]+[.E733]) )">
            <text:p/>
          </table:table-cell>
          <table:table-cell table:style-name="ce76" table:formula="of:=IF([.D733] = &quot;&quot;; &quot;&quot;; IFERROR([.I732]+[.G733];&quot;&quot;))">
            <text:p/>
          </table:table-cell>
          <table:table-cell table:style-name="ce80" table:formula="of:=IF([.D733] = &quot;&quot;; &quot;&quot;; IFERROR(([.I733]-[.F$2])/[.F$2];&quot;&quot;))">
            <text:p/>
          </table:table-cell>
          <table:table-cell table:style-name="ce84" table:formula="of:=IF([.D733] = &quot;&quot;; &quot;&quot;; IFERROR([.I733]/MAX([.$I$2:.I733])-1;&quot;&quot;))">
            <text:p/>
          </table:table-cell>
          <table:table-cell table:style-name="ce87" table:formula="of:=IF(ISBLANK([.D733]);&quot;&quot;; [.G733]/[.I732])">
            <text:p/>
          </table:table-cell>
          <table:table-cell table:style-name="ce76" table:formula="of:=IF([.D733] = &quot;&quot;; &quot;&quot;; IFERROR([.I732]*([.N733]);&quot;&quot;))">
            <text:p/>
          </table:table-cell>
          <table:table-cell table:style-name="ce96" table:formula="of:=IF([.D73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33]*[.N734]/[.D734]*([.E734]+[.F734]); IFERROR([.I733]*[.N734]/[.D734]*[.E734]; &quot;&quot;))">
            <text:p/>
          </table:table-cell>
          <table:table-cell table:style-name="ce71" table:formula="of:=IF([.D734] = &quot;&quot;; &quot;&quot;; IFERROR([.H733]+([.E734]+[.F734]); [.H733]+[.E734]) )">
            <text:p/>
          </table:table-cell>
          <table:table-cell table:style-name="ce76" table:formula="of:=IF([.D734] = &quot;&quot;; &quot;&quot;; IFERROR([.I733]+[.G734];&quot;&quot;))">
            <text:p/>
          </table:table-cell>
          <table:table-cell table:style-name="ce80" table:formula="of:=IF([.D734] = &quot;&quot;; &quot;&quot;; IFERROR(([.I734]-[.F$2])/[.F$2];&quot;&quot;))">
            <text:p/>
          </table:table-cell>
          <table:table-cell table:style-name="ce84" table:formula="of:=IF([.D734] = &quot;&quot;; &quot;&quot;; IFERROR([.I734]/MAX([.$I$2:.I734])-1;&quot;&quot;))">
            <text:p/>
          </table:table-cell>
          <table:table-cell table:style-name="ce87" table:formula="of:=IF(ISBLANK([.D734]);&quot;&quot;; [.G734]/[.I733])">
            <text:p/>
          </table:table-cell>
          <table:table-cell table:style-name="ce76" table:formula="of:=IF([.D734] = &quot;&quot;; &quot;&quot;; IFERROR([.I733]*([.N734]);&quot;&quot;))">
            <text:p/>
          </table:table-cell>
          <table:table-cell table:style-name="ce96" table:formula="of:=IF([.D73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34]*[.N735]/[.D735]*([.E735]+[.F735]); IFERROR([.I734]*[.N735]/[.D735]*[.E735]; &quot;&quot;))">
            <text:p/>
          </table:table-cell>
          <table:table-cell table:style-name="ce71" table:formula="of:=IF([.D735] = &quot;&quot;; &quot;&quot;; IFERROR([.H734]+([.E735]+[.F735]); [.H734]+[.E735]) )">
            <text:p/>
          </table:table-cell>
          <table:table-cell table:style-name="ce76" table:formula="of:=IF([.D735] = &quot;&quot;; &quot;&quot;; IFERROR([.I734]+[.G735];&quot;&quot;))">
            <text:p/>
          </table:table-cell>
          <table:table-cell table:style-name="ce80" table:formula="of:=IF([.D735] = &quot;&quot;; &quot;&quot;; IFERROR(([.I735]-[.F$2])/[.F$2];&quot;&quot;))">
            <text:p/>
          </table:table-cell>
          <table:table-cell table:style-name="ce84" table:formula="of:=IF([.D735] = &quot;&quot;; &quot;&quot;; IFERROR([.I735]/MAX([.$I$2:.I735])-1;&quot;&quot;))">
            <text:p/>
          </table:table-cell>
          <table:table-cell table:style-name="ce87" table:formula="of:=IF(ISBLANK([.D735]);&quot;&quot;; [.G735]/[.I734])">
            <text:p/>
          </table:table-cell>
          <table:table-cell table:style-name="ce76" table:formula="of:=IF([.D735] = &quot;&quot;; &quot;&quot;; IFERROR([.I734]*([.N735]);&quot;&quot;))">
            <text:p/>
          </table:table-cell>
          <table:table-cell table:style-name="ce96" table:formula="of:=IF([.D73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35]*[.N736]/[.D736]*([.E736]+[.F736]); IFERROR([.I735]*[.N736]/[.D736]*[.E736]; &quot;&quot;))">
            <text:p/>
          </table:table-cell>
          <table:table-cell table:style-name="ce71" table:formula="of:=IF([.D736] = &quot;&quot;; &quot;&quot;; IFERROR([.H735]+([.E736]+[.F736]); [.H735]+[.E736]) )">
            <text:p/>
          </table:table-cell>
          <table:table-cell table:style-name="ce76" table:formula="of:=IF([.D736] = &quot;&quot;; &quot;&quot;; IFERROR([.I735]+[.G736];&quot;&quot;))">
            <text:p/>
          </table:table-cell>
          <table:table-cell table:style-name="ce80" table:formula="of:=IF([.D736] = &quot;&quot;; &quot;&quot;; IFERROR(([.I736]-[.F$2])/[.F$2];&quot;&quot;))">
            <text:p/>
          </table:table-cell>
          <table:table-cell table:style-name="ce84" table:formula="of:=IF([.D736] = &quot;&quot;; &quot;&quot;; IFERROR([.I736]/MAX([.$I$2:.I736])-1;&quot;&quot;))">
            <text:p/>
          </table:table-cell>
          <table:table-cell table:style-name="ce87" table:formula="of:=IF(ISBLANK([.D736]);&quot;&quot;; [.G736]/[.I735])">
            <text:p/>
          </table:table-cell>
          <table:table-cell table:style-name="ce76" table:formula="of:=IF([.D736] = &quot;&quot;; &quot;&quot;; IFERROR([.I735]*([.N736]);&quot;&quot;))">
            <text:p/>
          </table:table-cell>
          <table:table-cell table:style-name="ce96" table:formula="of:=IF([.D73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36]*[.N737]/[.D737]*([.E737]+[.F737]); IFERROR([.I736]*[.N737]/[.D737]*[.E737]; &quot;&quot;))">
            <text:p/>
          </table:table-cell>
          <table:table-cell table:style-name="ce71" table:formula="of:=IF([.D737] = &quot;&quot;; &quot;&quot;; IFERROR([.H736]+([.E737]+[.F737]); [.H736]+[.E737]) )">
            <text:p/>
          </table:table-cell>
          <table:table-cell table:style-name="ce76" table:formula="of:=IF([.D737] = &quot;&quot;; &quot;&quot;; IFERROR([.I736]+[.G737];&quot;&quot;))">
            <text:p/>
          </table:table-cell>
          <table:table-cell table:style-name="ce80" table:formula="of:=IF([.D737] = &quot;&quot;; &quot;&quot;; IFERROR(([.I737]-[.F$2])/[.F$2];&quot;&quot;))">
            <text:p/>
          </table:table-cell>
          <table:table-cell table:style-name="ce84" table:formula="of:=IF([.D737] = &quot;&quot;; &quot;&quot;; IFERROR([.I737]/MAX([.$I$2:.I737])-1;&quot;&quot;))">
            <text:p/>
          </table:table-cell>
          <table:table-cell table:style-name="ce87" table:formula="of:=IF(ISBLANK([.D737]);&quot;&quot;; [.G737]/[.I736])">
            <text:p/>
          </table:table-cell>
          <table:table-cell table:style-name="ce76" table:formula="of:=IF([.D737] = &quot;&quot;; &quot;&quot;; IFERROR([.I736]*([.N737]);&quot;&quot;))">
            <text:p/>
          </table:table-cell>
          <table:table-cell table:style-name="ce96" table:formula="of:=IF([.D73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37]*[.N738]/[.D738]*([.E738]+[.F738]); IFERROR([.I737]*[.N738]/[.D738]*[.E738]; &quot;&quot;))">
            <text:p/>
          </table:table-cell>
          <table:table-cell table:style-name="ce71" table:formula="of:=IF([.D738] = &quot;&quot;; &quot;&quot;; IFERROR([.H737]+([.E738]+[.F738]); [.H737]+[.E738]) )">
            <text:p/>
          </table:table-cell>
          <table:table-cell table:style-name="ce76" table:formula="of:=IF([.D738] = &quot;&quot;; &quot;&quot;; IFERROR([.I737]+[.G738];&quot;&quot;))">
            <text:p/>
          </table:table-cell>
          <table:table-cell table:style-name="ce80" table:formula="of:=IF([.D738] = &quot;&quot;; &quot;&quot;; IFERROR(([.I738]-[.F$2])/[.F$2];&quot;&quot;))">
            <text:p/>
          </table:table-cell>
          <table:table-cell table:style-name="ce84" table:formula="of:=IF([.D738] = &quot;&quot;; &quot;&quot;; IFERROR([.I738]/MAX([.$I$2:.I738])-1;&quot;&quot;))">
            <text:p/>
          </table:table-cell>
          <table:table-cell table:style-name="ce87" table:formula="of:=IF(ISBLANK([.D738]);&quot;&quot;; [.G738]/[.I737])">
            <text:p/>
          </table:table-cell>
          <table:table-cell table:style-name="ce76" table:formula="of:=IF([.D738] = &quot;&quot;; &quot;&quot;; IFERROR([.I737]*([.N738]);&quot;&quot;))">
            <text:p/>
          </table:table-cell>
          <table:table-cell table:style-name="ce96" table:formula="of:=IF([.D73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38]*[.N739]/[.D739]*([.E739]+[.F739]); IFERROR([.I738]*[.N739]/[.D739]*[.E739]; &quot;&quot;))">
            <text:p/>
          </table:table-cell>
          <table:table-cell table:style-name="ce71" table:formula="of:=IF([.D739] = &quot;&quot;; &quot;&quot;; IFERROR([.H738]+([.E739]+[.F739]); [.H738]+[.E739]) )">
            <text:p/>
          </table:table-cell>
          <table:table-cell table:style-name="ce76" table:formula="of:=IF([.D739] = &quot;&quot;; &quot;&quot;; IFERROR([.I738]+[.G739];&quot;&quot;))">
            <text:p/>
          </table:table-cell>
          <table:table-cell table:style-name="ce80" table:formula="of:=IF([.D739] = &quot;&quot;; &quot;&quot;; IFERROR(([.I739]-[.F$2])/[.F$2];&quot;&quot;))">
            <text:p/>
          </table:table-cell>
          <table:table-cell table:style-name="ce84" table:formula="of:=IF([.D739] = &quot;&quot;; &quot;&quot;; IFERROR([.I739]/MAX([.$I$2:.I739])-1;&quot;&quot;))">
            <text:p/>
          </table:table-cell>
          <table:table-cell table:style-name="ce87" table:formula="of:=IF(ISBLANK([.D739]);&quot;&quot;; [.G739]/[.I738])">
            <text:p/>
          </table:table-cell>
          <table:table-cell table:style-name="ce76" table:formula="of:=IF([.D739] = &quot;&quot;; &quot;&quot;; IFERROR([.I738]*([.N739]);&quot;&quot;))">
            <text:p/>
          </table:table-cell>
          <table:table-cell table:style-name="ce96" table:formula="of:=IF([.D73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39]*[.N740]/[.D740]*([.E740]+[.F740]); IFERROR([.I739]*[.N740]/[.D740]*[.E740]; &quot;&quot;))">
            <text:p/>
          </table:table-cell>
          <table:table-cell table:style-name="ce71" table:formula="of:=IF([.D740] = &quot;&quot;; &quot;&quot;; IFERROR([.H739]+([.E740]+[.F740]); [.H739]+[.E740]) )">
            <text:p/>
          </table:table-cell>
          <table:table-cell table:style-name="ce76" table:formula="of:=IF([.D740] = &quot;&quot;; &quot;&quot;; IFERROR([.I739]+[.G740];&quot;&quot;))">
            <text:p/>
          </table:table-cell>
          <table:table-cell table:style-name="ce80" table:formula="of:=IF([.D740] = &quot;&quot;; &quot;&quot;; IFERROR(([.I740]-[.F$2])/[.F$2];&quot;&quot;))">
            <text:p/>
          </table:table-cell>
          <table:table-cell table:style-name="ce84" table:formula="of:=IF([.D740] = &quot;&quot;; &quot;&quot;; IFERROR([.I740]/MAX([.$I$2:.I740])-1;&quot;&quot;))">
            <text:p/>
          </table:table-cell>
          <table:table-cell table:style-name="ce87" table:formula="of:=IF(ISBLANK([.D740]);&quot;&quot;; [.G740]/[.I739])">
            <text:p/>
          </table:table-cell>
          <table:table-cell table:style-name="ce76" table:formula="of:=IF([.D740] = &quot;&quot;; &quot;&quot;; IFERROR([.I739]*([.N740]);&quot;&quot;))">
            <text:p/>
          </table:table-cell>
          <table:table-cell table:style-name="ce96" table:formula="of:=IF([.D74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40]*[.N741]/[.D741]*([.E741]+[.F741]); IFERROR([.I740]*[.N741]/[.D741]*[.E741]; &quot;&quot;))">
            <text:p/>
          </table:table-cell>
          <table:table-cell table:style-name="ce71" table:formula="of:=IF([.D741] = &quot;&quot;; &quot;&quot;; IFERROR([.H740]+([.E741]+[.F741]); [.H740]+[.E741]) )">
            <text:p/>
          </table:table-cell>
          <table:table-cell table:style-name="ce76" table:formula="of:=IF([.D741] = &quot;&quot;; &quot;&quot;; IFERROR([.I740]+[.G741];&quot;&quot;))">
            <text:p/>
          </table:table-cell>
          <table:table-cell table:style-name="ce80" table:formula="of:=IF([.D741] = &quot;&quot;; &quot;&quot;; IFERROR(([.I741]-[.F$2])/[.F$2];&quot;&quot;))">
            <text:p/>
          </table:table-cell>
          <table:table-cell table:style-name="ce84" table:formula="of:=IF([.D741] = &quot;&quot;; &quot;&quot;; IFERROR([.I741]/MAX([.$I$2:.I741])-1;&quot;&quot;))">
            <text:p/>
          </table:table-cell>
          <table:table-cell table:style-name="ce87" table:formula="of:=IF(ISBLANK([.D741]);&quot;&quot;; [.G741]/[.I740])">
            <text:p/>
          </table:table-cell>
          <table:table-cell table:style-name="ce76" table:formula="of:=IF([.D741] = &quot;&quot;; &quot;&quot;; IFERROR([.I740]*([.N741]);&quot;&quot;))">
            <text:p/>
          </table:table-cell>
          <table:table-cell table:style-name="ce96" table:formula="of:=IF([.D74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41]*[.N742]/[.D742]*([.E742]+[.F742]); IFERROR([.I741]*[.N742]/[.D742]*[.E742]; &quot;&quot;))">
            <text:p/>
          </table:table-cell>
          <table:table-cell table:style-name="ce71" table:formula="of:=IF([.D742] = &quot;&quot;; &quot;&quot;; IFERROR([.H741]+([.E742]+[.F742]); [.H741]+[.E742]) )">
            <text:p/>
          </table:table-cell>
          <table:table-cell table:style-name="ce76" table:formula="of:=IF([.D742] = &quot;&quot;; &quot;&quot;; IFERROR([.I741]+[.G742];&quot;&quot;))">
            <text:p/>
          </table:table-cell>
          <table:table-cell table:style-name="ce80" table:formula="of:=IF([.D742] = &quot;&quot;; &quot;&quot;; IFERROR(([.I742]-[.F$2])/[.F$2];&quot;&quot;))">
            <text:p/>
          </table:table-cell>
          <table:table-cell table:style-name="ce84" table:formula="of:=IF([.D742] = &quot;&quot;; &quot;&quot;; IFERROR([.I742]/MAX([.$I$2:.I742])-1;&quot;&quot;))">
            <text:p/>
          </table:table-cell>
          <table:table-cell table:style-name="ce87" table:formula="of:=IF(ISBLANK([.D742]);&quot;&quot;; [.G742]/[.I741])">
            <text:p/>
          </table:table-cell>
          <table:table-cell table:style-name="ce76" table:formula="of:=IF([.D742] = &quot;&quot;; &quot;&quot;; IFERROR([.I741]*([.N742]);&quot;&quot;))">
            <text:p/>
          </table:table-cell>
          <table:table-cell table:style-name="ce96" table:formula="of:=IF([.D74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42]*[.N743]/[.D743]*([.E743]+[.F743]); IFERROR([.I742]*[.N743]/[.D743]*[.E743]; &quot;&quot;))">
            <text:p/>
          </table:table-cell>
          <table:table-cell table:style-name="ce71" table:formula="of:=IF([.D743] = &quot;&quot;; &quot;&quot;; IFERROR([.H742]+([.E743]+[.F743]); [.H742]+[.E743]) )">
            <text:p/>
          </table:table-cell>
          <table:table-cell table:style-name="ce76" table:formula="of:=IF([.D743] = &quot;&quot;; &quot;&quot;; IFERROR([.I742]+[.G743];&quot;&quot;))">
            <text:p/>
          </table:table-cell>
          <table:table-cell table:style-name="ce80" table:formula="of:=IF([.D743] = &quot;&quot;; &quot;&quot;; IFERROR(([.I743]-[.F$2])/[.F$2];&quot;&quot;))">
            <text:p/>
          </table:table-cell>
          <table:table-cell table:style-name="ce84" table:formula="of:=IF([.D743] = &quot;&quot;; &quot;&quot;; IFERROR([.I743]/MAX([.$I$2:.I743])-1;&quot;&quot;))">
            <text:p/>
          </table:table-cell>
          <table:table-cell table:style-name="ce87" table:formula="of:=IF(ISBLANK([.D743]);&quot;&quot;; [.G743]/[.I742])">
            <text:p/>
          </table:table-cell>
          <table:table-cell table:style-name="ce76" table:formula="of:=IF([.D743] = &quot;&quot;; &quot;&quot;; IFERROR([.I742]*([.N743]);&quot;&quot;))">
            <text:p/>
          </table:table-cell>
          <table:table-cell table:style-name="ce96" table:formula="of:=IF([.D74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43]*[.N744]/[.D744]*([.E744]+[.F744]); IFERROR([.I743]*[.N744]/[.D744]*[.E744]; &quot;&quot;))">
            <text:p/>
          </table:table-cell>
          <table:table-cell table:style-name="ce71" table:formula="of:=IF([.D744] = &quot;&quot;; &quot;&quot;; IFERROR([.H743]+([.E744]+[.F744]); [.H743]+[.E744]) )">
            <text:p/>
          </table:table-cell>
          <table:table-cell table:style-name="ce76" table:formula="of:=IF([.D744] = &quot;&quot;; &quot;&quot;; IFERROR([.I743]+[.G744];&quot;&quot;))">
            <text:p/>
          </table:table-cell>
          <table:table-cell table:style-name="ce80" table:formula="of:=IF([.D744] = &quot;&quot;; &quot;&quot;; IFERROR(([.I744]-[.F$2])/[.F$2];&quot;&quot;))">
            <text:p/>
          </table:table-cell>
          <table:table-cell table:style-name="ce84" table:formula="of:=IF([.D744] = &quot;&quot;; &quot;&quot;; IFERROR([.I744]/MAX([.$I$2:.I744])-1;&quot;&quot;))">
            <text:p/>
          </table:table-cell>
          <table:table-cell table:style-name="ce87" table:formula="of:=IF(ISBLANK([.D744]);&quot;&quot;; [.G744]/[.I743])">
            <text:p/>
          </table:table-cell>
          <table:table-cell table:style-name="ce76" table:formula="of:=IF([.D744] = &quot;&quot;; &quot;&quot;; IFERROR([.I743]*([.N744]);&quot;&quot;))">
            <text:p/>
          </table:table-cell>
          <table:table-cell table:style-name="ce96" table:formula="of:=IF([.D74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44]*[.N745]/[.D745]*([.E745]+[.F745]); IFERROR([.I744]*[.N745]/[.D745]*[.E745]; &quot;&quot;))">
            <text:p/>
          </table:table-cell>
          <table:table-cell table:style-name="ce71" table:formula="of:=IF([.D745] = &quot;&quot;; &quot;&quot;; IFERROR([.H744]+([.E745]+[.F745]); [.H744]+[.E745]) )">
            <text:p/>
          </table:table-cell>
          <table:table-cell table:style-name="ce76" table:formula="of:=IF([.D745] = &quot;&quot;; &quot;&quot;; IFERROR([.I744]+[.G745];&quot;&quot;))">
            <text:p/>
          </table:table-cell>
          <table:table-cell table:style-name="ce80" table:formula="of:=IF([.D745] = &quot;&quot;; &quot;&quot;; IFERROR(([.I745]-[.F$2])/[.F$2];&quot;&quot;))">
            <text:p/>
          </table:table-cell>
          <table:table-cell table:style-name="ce84" table:formula="of:=IF([.D745] = &quot;&quot;; &quot;&quot;; IFERROR([.I745]/MAX([.$I$2:.I745])-1;&quot;&quot;))">
            <text:p/>
          </table:table-cell>
          <table:table-cell table:style-name="ce87" table:formula="of:=IF(ISBLANK([.D745]);&quot;&quot;; [.G745]/[.I744])">
            <text:p/>
          </table:table-cell>
          <table:table-cell table:style-name="ce76" table:formula="of:=IF([.D745] = &quot;&quot;; &quot;&quot;; IFERROR([.I744]*([.N745]);&quot;&quot;))">
            <text:p/>
          </table:table-cell>
          <table:table-cell table:style-name="ce96" table:formula="of:=IF([.D74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45]*[.N746]/[.D746]*([.E746]+[.F746]); IFERROR([.I745]*[.N746]/[.D746]*[.E746]; &quot;&quot;))">
            <text:p/>
          </table:table-cell>
          <table:table-cell table:style-name="ce71" table:formula="of:=IF([.D746] = &quot;&quot;; &quot;&quot;; IFERROR([.H745]+([.E746]+[.F746]); [.H745]+[.E746]) )">
            <text:p/>
          </table:table-cell>
          <table:table-cell table:style-name="ce76" table:formula="of:=IF([.D746] = &quot;&quot;; &quot;&quot;; IFERROR([.I745]+[.G746];&quot;&quot;))">
            <text:p/>
          </table:table-cell>
          <table:table-cell table:style-name="ce80" table:formula="of:=IF([.D746] = &quot;&quot;; &quot;&quot;; IFERROR(([.I746]-[.F$2])/[.F$2];&quot;&quot;))">
            <text:p/>
          </table:table-cell>
          <table:table-cell table:style-name="ce84" table:formula="of:=IF([.D746] = &quot;&quot;; &quot;&quot;; IFERROR([.I746]/MAX([.$I$2:.I746])-1;&quot;&quot;))">
            <text:p/>
          </table:table-cell>
          <table:table-cell table:style-name="ce87" table:formula="of:=IF(ISBLANK([.D746]);&quot;&quot;; [.G746]/[.I745])">
            <text:p/>
          </table:table-cell>
          <table:table-cell table:style-name="ce76" table:formula="of:=IF([.D746] = &quot;&quot;; &quot;&quot;; IFERROR([.I745]*([.N746]);&quot;&quot;))">
            <text:p/>
          </table:table-cell>
          <table:table-cell table:style-name="ce96" table:formula="of:=IF([.D74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46]*[.N747]/[.D747]*([.E747]+[.F747]); IFERROR([.I746]*[.N747]/[.D747]*[.E747]; &quot;&quot;))">
            <text:p/>
          </table:table-cell>
          <table:table-cell table:style-name="ce71" table:formula="of:=IF([.D747] = &quot;&quot;; &quot;&quot;; IFERROR([.H746]+([.E747]+[.F747]); [.H746]+[.E747]) )">
            <text:p/>
          </table:table-cell>
          <table:table-cell table:style-name="ce76" table:formula="of:=IF([.D747] = &quot;&quot;; &quot;&quot;; IFERROR([.I746]+[.G747];&quot;&quot;))">
            <text:p/>
          </table:table-cell>
          <table:table-cell table:style-name="ce80" table:formula="of:=IF([.D747] = &quot;&quot;; &quot;&quot;; IFERROR(([.I747]-[.F$2])/[.F$2];&quot;&quot;))">
            <text:p/>
          </table:table-cell>
          <table:table-cell table:style-name="ce84" table:formula="of:=IF([.D747] = &quot;&quot;; &quot;&quot;; IFERROR([.I747]/MAX([.$I$2:.I747])-1;&quot;&quot;))">
            <text:p/>
          </table:table-cell>
          <table:table-cell table:style-name="ce87" table:formula="of:=IF(ISBLANK([.D747]);&quot;&quot;; [.G747]/[.I746])">
            <text:p/>
          </table:table-cell>
          <table:table-cell table:style-name="ce76" table:formula="of:=IF([.D747] = &quot;&quot;; &quot;&quot;; IFERROR([.I746]*([.N747]);&quot;&quot;))">
            <text:p/>
          </table:table-cell>
          <table:table-cell table:style-name="ce96" table:formula="of:=IF([.D74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47]*[.N748]/[.D748]*([.E748]+[.F748]); IFERROR([.I747]*[.N748]/[.D748]*[.E748]; &quot;&quot;))">
            <text:p/>
          </table:table-cell>
          <table:table-cell table:style-name="ce71" table:formula="of:=IF([.D748] = &quot;&quot;; &quot;&quot;; IFERROR([.H747]+([.E748]+[.F748]); [.H747]+[.E748]) )">
            <text:p/>
          </table:table-cell>
          <table:table-cell table:style-name="ce76" table:formula="of:=IF([.D748] = &quot;&quot;; &quot;&quot;; IFERROR([.I747]+[.G748];&quot;&quot;))">
            <text:p/>
          </table:table-cell>
          <table:table-cell table:style-name="ce80" table:formula="of:=IF([.D748] = &quot;&quot;; &quot;&quot;; IFERROR(([.I748]-[.F$2])/[.F$2];&quot;&quot;))">
            <text:p/>
          </table:table-cell>
          <table:table-cell table:style-name="ce84" table:formula="of:=IF([.D748] = &quot;&quot;; &quot;&quot;; IFERROR([.I748]/MAX([.$I$2:.I748])-1;&quot;&quot;))">
            <text:p/>
          </table:table-cell>
          <table:table-cell table:style-name="ce87" table:formula="of:=IF(ISBLANK([.D748]);&quot;&quot;; [.G748]/[.I747])">
            <text:p/>
          </table:table-cell>
          <table:table-cell table:style-name="ce76" table:formula="of:=IF([.D748] = &quot;&quot;; &quot;&quot;; IFERROR([.I747]*([.N748]);&quot;&quot;))">
            <text:p/>
          </table:table-cell>
          <table:table-cell table:style-name="ce96" table:formula="of:=IF([.D74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48]*[.N749]/[.D749]*([.E749]+[.F749]); IFERROR([.I748]*[.N749]/[.D749]*[.E749]; &quot;&quot;))">
            <text:p/>
          </table:table-cell>
          <table:table-cell table:style-name="ce71" table:formula="of:=IF([.D749] = &quot;&quot;; &quot;&quot;; IFERROR([.H748]+([.E749]+[.F749]); [.H748]+[.E749]) )">
            <text:p/>
          </table:table-cell>
          <table:table-cell table:style-name="ce76" table:formula="of:=IF([.D749] = &quot;&quot;; &quot;&quot;; IFERROR([.I748]+[.G749];&quot;&quot;))">
            <text:p/>
          </table:table-cell>
          <table:table-cell table:style-name="ce80" table:formula="of:=IF([.D749] = &quot;&quot;; &quot;&quot;; IFERROR(([.I749]-[.F$2])/[.F$2];&quot;&quot;))">
            <text:p/>
          </table:table-cell>
          <table:table-cell table:style-name="ce84" table:formula="of:=IF([.D749] = &quot;&quot;; &quot;&quot;; IFERROR([.I749]/MAX([.$I$2:.I749])-1;&quot;&quot;))">
            <text:p/>
          </table:table-cell>
          <table:table-cell table:style-name="ce87" table:formula="of:=IF(ISBLANK([.D749]);&quot;&quot;; [.G749]/[.I748])">
            <text:p/>
          </table:table-cell>
          <table:table-cell table:style-name="ce76" table:formula="of:=IF([.D749] = &quot;&quot;; &quot;&quot;; IFERROR([.I748]*([.N749]);&quot;&quot;))">
            <text:p/>
          </table:table-cell>
          <table:table-cell table:style-name="ce96" table:formula="of:=IF([.D74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49]*[.N750]/[.D750]*([.E750]+[.F750]); IFERROR([.I749]*[.N750]/[.D750]*[.E750]; &quot;&quot;))">
            <text:p/>
          </table:table-cell>
          <table:table-cell table:style-name="ce71" table:formula="of:=IF([.D750] = &quot;&quot;; &quot;&quot;; IFERROR([.H749]+([.E750]+[.F750]); [.H749]+[.E750]) )">
            <text:p/>
          </table:table-cell>
          <table:table-cell table:style-name="ce76" table:formula="of:=IF([.D750] = &quot;&quot;; &quot;&quot;; IFERROR([.I749]+[.G750];&quot;&quot;))">
            <text:p/>
          </table:table-cell>
          <table:table-cell table:style-name="ce80" table:formula="of:=IF([.D750] = &quot;&quot;; &quot;&quot;; IFERROR(([.I750]-[.F$2])/[.F$2];&quot;&quot;))">
            <text:p/>
          </table:table-cell>
          <table:table-cell table:style-name="ce84" table:formula="of:=IF([.D750] = &quot;&quot;; &quot;&quot;; IFERROR([.I750]/MAX([.$I$2:.I750])-1;&quot;&quot;))">
            <text:p/>
          </table:table-cell>
          <table:table-cell table:style-name="ce87" table:formula="of:=IF(ISBLANK([.D750]);&quot;&quot;; [.G750]/[.I749])">
            <text:p/>
          </table:table-cell>
          <table:table-cell table:style-name="ce76" table:formula="of:=IF([.D750] = &quot;&quot;; &quot;&quot;; IFERROR([.I749]*([.N750]);&quot;&quot;))">
            <text:p/>
          </table:table-cell>
          <table:table-cell table:style-name="ce96" table:formula="of:=IF([.D75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50]*[.N751]/[.D751]*([.E751]+[.F751]); IFERROR([.I750]*[.N751]/[.D751]*[.E751]; &quot;&quot;))">
            <text:p/>
          </table:table-cell>
          <table:table-cell table:style-name="ce71" table:formula="of:=IF([.D751] = &quot;&quot;; &quot;&quot;; IFERROR([.H750]+([.E751]+[.F751]); [.H750]+[.E751]) )">
            <text:p/>
          </table:table-cell>
          <table:table-cell table:style-name="ce76" table:formula="of:=IF([.D751] = &quot;&quot;; &quot;&quot;; IFERROR([.I750]+[.G751];&quot;&quot;))">
            <text:p/>
          </table:table-cell>
          <table:table-cell table:style-name="ce80" table:formula="of:=IF([.D751] = &quot;&quot;; &quot;&quot;; IFERROR(([.I751]-[.F$2])/[.F$2];&quot;&quot;))">
            <text:p/>
          </table:table-cell>
          <table:table-cell table:style-name="ce84" table:formula="of:=IF([.D751] = &quot;&quot;; &quot;&quot;; IFERROR([.I751]/MAX([.$I$2:.I751])-1;&quot;&quot;))">
            <text:p/>
          </table:table-cell>
          <table:table-cell table:style-name="ce87" table:formula="of:=IF(ISBLANK([.D751]);&quot;&quot;; [.G751]/[.I750])">
            <text:p/>
          </table:table-cell>
          <table:table-cell table:style-name="ce76" table:formula="of:=IF([.D751] = &quot;&quot;; &quot;&quot;; IFERROR([.I750]*([.N751]);&quot;&quot;))">
            <text:p/>
          </table:table-cell>
          <table:table-cell table:style-name="ce96" table:formula="of:=IF([.D75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51]*[.N752]/[.D752]*([.E752]+[.F752]); IFERROR([.I751]*[.N752]/[.D752]*[.E752]; &quot;&quot;))">
            <text:p/>
          </table:table-cell>
          <table:table-cell table:style-name="ce71" table:formula="of:=IF([.D752] = &quot;&quot;; &quot;&quot;; IFERROR([.H751]+([.E752]+[.F752]); [.H751]+[.E752]) )">
            <text:p/>
          </table:table-cell>
          <table:table-cell table:style-name="ce76" table:formula="of:=IF([.D752] = &quot;&quot;; &quot;&quot;; IFERROR([.I751]+[.G752];&quot;&quot;))">
            <text:p/>
          </table:table-cell>
          <table:table-cell table:style-name="ce80" table:formula="of:=IF([.D752] = &quot;&quot;; &quot;&quot;; IFERROR(([.I752]-[.F$2])/[.F$2];&quot;&quot;))">
            <text:p/>
          </table:table-cell>
          <table:table-cell table:style-name="ce84" table:formula="of:=IF([.D752] = &quot;&quot;; &quot;&quot;; IFERROR([.I752]/MAX([.$I$2:.I752])-1;&quot;&quot;))">
            <text:p/>
          </table:table-cell>
          <table:table-cell table:style-name="ce87" table:formula="of:=IF(ISBLANK([.D752]);&quot;&quot;; [.G752]/[.I751])">
            <text:p/>
          </table:table-cell>
          <table:table-cell table:style-name="ce76" table:formula="of:=IF([.D752] = &quot;&quot;; &quot;&quot;; IFERROR([.I751]*([.N752]);&quot;&quot;))">
            <text:p/>
          </table:table-cell>
          <table:table-cell table:style-name="ce96" table:formula="of:=IF([.D75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52]*[.N753]/[.D753]*([.E753]+[.F753]); IFERROR([.I752]*[.N753]/[.D753]*[.E753]; &quot;&quot;))">
            <text:p/>
          </table:table-cell>
          <table:table-cell table:style-name="ce71" table:formula="of:=IF([.D753] = &quot;&quot;; &quot;&quot;; IFERROR([.H752]+([.E753]+[.F753]); [.H752]+[.E753]) )">
            <text:p/>
          </table:table-cell>
          <table:table-cell table:style-name="ce76" table:formula="of:=IF([.D753] = &quot;&quot;; &quot;&quot;; IFERROR([.I752]+[.G753];&quot;&quot;))">
            <text:p/>
          </table:table-cell>
          <table:table-cell table:style-name="ce80" table:formula="of:=IF([.D753] = &quot;&quot;; &quot;&quot;; IFERROR(([.I753]-[.F$2])/[.F$2];&quot;&quot;))">
            <text:p/>
          </table:table-cell>
          <table:table-cell table:style-name="ce84" table:formula="of:=IF([.D753] = &quot;&quot;; &quot;&quot;; IFERROR([.I753]/MAX([.$I$2:.I753])-1;&quot;&quot;))">
            <text:p/>
          </table:table-cell>
          <table:table-cell table:style-name="ce87" table:formula="of:=IF(ISBLANK([.D753]);&quot;&quot;; [.G753]/[.I752])">
            <text:p/>
          </table:table-cell>
          <table:table-cell table:style-name="ce76" table:formula="of:=IF([.D753] = &quot;&quot;; &quot;&quot;; IFERROR([.I752]*([.N753]);&quot;&quot;))">
            <text:p/>
          </table:table-cell>
          <table:table-cell table:style-name="ce96" table:formula="of:=IF([.D75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53]*[.N754]/[.D754]*([.E754]+[.F754]); IFERROR([.I753]*[.N754]/[.D754]*[.E754]; &quot;&quot;))">
            <text:p/>
          </table:table-cell>
          <table:table-cell table:style-name="ce71" table:formula="of:=IF([.D754] = &quot;&quot;; &quot;&quot;; IFERROR([.H753]+([.E754]+[.F754]); [.H753]+[.E754]) )">
            <text:p/>
          </table:table-cell>
          <table:table-cell table:style-name="ce76" table:formula="of:=IF([.D754] = &quot;&quot;; &quot;&quot;; IFERROR([.I753]+[.G754];&quot;&quot;))">
            <text:p/>
          </table:table-cell>
          <table:table-cell table:style-name="ce80" table:formula="of:=IF([.D754] = &quot;&quot;; &quot;&quot;; IFERROR(([.I754]-[.F$2])/[.F$2];&quot;&quot;))">
            <text:p/>
          </table:table-cell>
          <table:table-cell table:style-name="ce84" table:formula="of:=IF([.D754] = &quot;&quot;; &quot;&quot;; IFERROR([.I754]/MAX([.$I$2:.I754])-1;&quot;&quot;))">
            <text:p/>
          </table:table-cell>
          <table:table-cell table:style-name="ce87" table:formula="of:=IF(ISBLANK([.D754]);&quot;&quot;; [.G754]/[.I753])">
            <text:p/>
          </table:table-cell>
          <table:table-cell table:style-name="ce76" table:formula="of:=IF([.D754] = &quot;&quot;; &quot;&quot;; IFERROR([.I753]*([.N754]);&quot;&quot;))">
            <text:p/>
          </table:table-cell>
          <table:table-cell table:style-name="ce96" table:formula="of:=IF([.D75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54]*[.N755]/[.D755]*([.E755]+[.F755]); IFERROR([.I754]*[.N755]/[.D755]*[.E755]; &quot;&quot;))">
            <text:p/>
          </table:table-cell>
          <table:table-cell table:style-name="ce71" table:formula="of:=IF([.D755] = &quot;&quot;; &quot;&quot;; IFERROR([.H754]+([.E755]+[.F755]); [.H754]+[.E755]) )">
            <text:p/>
          </table:table-cell>
          <table:table-cell table:style-name="ce76" table:formula="of:=IF([.D755] = &quot;&quot;; &quot;&quot;; IFERROR([.I754]+[.G755];&quot;&quot;))">
            <text:p/>
          </table:table-cell>
          <table:table-cell table:style-name="ce80" table:formula="of:=IF([.D755] = &quot;&quot;; &quot;&quot;; IFERROR(([.I755]-[.F$2])/[.F$2];&quot;&quot;))">
            <text:p/>
          </table:table-cell>
          <table:table-cell table:style-name="ce84" table:formula="of:=IF([.D755] = &quot;&quot;; &quot;&quot;; IFERROR([.I755]/MAX([.$I$2:.I755])-1;&quot;&quot;))">
            <text:p/>
          </table:table-cell>
          <table:table-cell table:style-name="ce87" table:formula="of:=IF(ISBLANK([.D755]);&quot;&quot;; [.G755]/[.I754])">
            <text:p/>
          </table:table-cell>
          <table:table-cell table:style-name="ce76" table:formula="of:=IF([.D755] = &quot;&quot;; &quot;&quot;; IFERROR([.I754]*([.N755]);&quot;&quot;))">
            <text:p/>
          </table:table-cell>
          <table:table-cell table:style-name="ce96" table:formula="of:=IF([.D75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55]*[.N756]/[.D756]*([.E756]+[.F756]); IFERROR([.I755]*[.N756]/[.D756]*[.E756]; &quot;&quot;))">
            <text:p/>
          </table:table-cell>
          <table:table-cell table:style-name="ce71" table:formula="of:=IF([.D756] = &quot;&quot;; &quot;&quot;; IFERROR([.H755]+([.E756]+[.F756]); [.H755]+[.E756]) )">
            <text:p/>
          </table:table-cell>
          <table:table-cell table:style-name="ce76" table:formula="of:=IF([.D756] = &quot;&quot;; &quot;&quot;; IFERROR([.I755]+[.G756];&quot;&quot;))">
            <text:p/>
          </table:table-cell>
          <table:table-cell table:style-name="ce80" table:formula="of:=IF([.D756] = &quot;&quot;; &quot;&quot;; IFERROR(([.I756]-[.F$2])/[.F$2];&quot;&quot;))">
            <text:p/>
          </table:table-cell>
          <table:table-cell table:style-name="ce84" table:formula="of:=IF([.D756] = &quot;&quot;; &quot;&quot;; IFERROR([.I756]/MAX([.$I$2:.I756])-1;&quot;&quot;))">
            <text:p/>
          </table:table-cell>
          <table:table-cell table:style-name="ce87" table:formula="of:=IF(ISBLANK([.D756]);&quot;&quot;; [.G756]/[.I755])">
            <text:p/>
          </table:table-cell>
          <table:table-cell table:style-name="ce76" table:formula="of:=IF([.D756] = &quot;&quot;; &quot;&quot;; IFERROR([.I755]*([.N756]);&quot;&quot;))">
            <text:p/>
          </table:table-cell>
          <table:table-cell table:style-name="ce96" table:formula="of:=IF([.D75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56]*[.N757]/[.D757]*([.E757]+[.F757]); IFERROR([.I756]*[.N757]/[.D757]*[.E757]; &quot;&quot;))">
            <text:p/>
          </table:table-cell>
          <table:table-cell table:style-name="ce71" table:formula="of:=IF([.D757] = &quot;&quot;; &quot;&quot;; IFERROR([.H756]+([.E757]+[.F757]); [.H756]+[.E757]) )">
            <text:p/>
          </table:table-cell>
          <table:table-cell table:style-name="ce76" table:formula="of:=IF([.D757] = &quot;&quot;; &quot;&quot;; IFERROR([.I756]+[.G757];&quot;&quot;))">
            <text:p/>
          </table:table-cell>
          <table:table-cell table:style-name="ce80" table:formula="of:=IF([.D757] = &quot;&quot;; &quot;&quot;; IFERROR(([.I757]-[.F$2])/[.F$2];&quot;&quot;))">
            <text:p/>
          </table:table-cell>
          <table:table-cell table:style-name="ce84" table:formula="of:=IF([.D757] = &quot;&quot;; &quot;&quot;; IFERROR([.I757]/MAX([.$I$2:.I757])-1;&quot;&quot;))">
            <text:p/>
          </table:table-cell>
          <table:table-cell table:style-name="ce87" table:formula="of:=IF(ISBLANK([.D757]);&quot;&quot;; [.G757]/[.I756])">
            <text:p/>
          </table:table-cell>
          <table:table-cell table:style-name="ce76" table:formula="of:=IF([.D757] = &quot;&quot;; &quot;&quot;; IFERROR([.I756]*([.N757]);&quot;&quot;))">
            <text:p/>
          </table:table-cell>
          <table:table-cell table:style-name="ce96" table:formula="of:=IF([.D75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57]*[.N758]/[.D758]*([.E758]+[.F758]); IFERROR([.I757]*[.N758]/[.D758]*[.E758]; &quot;&quot;))">
            <text:p/>
          </table:table-cell>
          <table:table-cell table:style-name="ce71" table:formula="of:=IF([.D758] = &quot;&quot;; &quot;&quot;; IFERROR([.H757]+([.E758]+[.F758]); [.H757]+[.E758]) )">
            <text:p/>
          </table:table-cell>
          <table:table-cell table:style-name="ce76" table:formula="of:=IF([.D758] = &quot;&quot;; &quot;&quot;; IFERROR([.I757]+[.G758];&quot;&quot;))">
            <text:p/>
          </table:table-cell>
          <table:table-cell table:style-name="ce80" table:formula="of:=IF([.D758] = &quot;&quot;; &quot;&quot;; IFERROR(([.I758]-[.F$2])/[.F$2];&quot;&quot;))">
            <text:p/>
          </table:table-cell>
          <table:table-cell table:style-name="ce84" table:formula="of:=IF([.D758] = &quot;&quot;; &quot;&quot;; IFERROR([.I758]/MAX([.$I$2:.I758])-1;&quot;&quot;))">
            <text:p/>
          </table:table-cell>
          <table:table-cell table:style-name="ce87" table:formula="of:=IF(ISBLANK([.D758]);&quot;&quot;; [.G758]/[.I757])">
            <text:p/>
          </table:table-cell>
          <table:table-cell table:style-name="ce76" table:formula="of:=IF([.D758] = &quot;&quot;; &quot;&quot;; IFERROR([.I757]*([.N758]);&quot;&quot;))">
            <text:p/>
          </table:table-cell>
          <table:table-cell table:style-name="ce96" table:formula="of:=IF([.D75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58]*[.N759]/[.D759]*([.E759]+[.F759]); IFERROR([.I758]*[.N759]/[.D759]*[.E759]; &quot;&quot;))">
            <text:p/>
          </table:table-cell>
          <table:table-cell table:style-name="ce71" table:formula="of:=IF([.D759] = &quot;&quot;; &quot;&quot;; IFERROR([.H758]+([.E759]+[.F759]); [.H758]+[.E759]) )">
            <text:p/>
          </table:table-cell>
          <table:table-cell table:style-name="ce76" table:formula="of:=IF([.D759] = &quot;&quot;; &quot;&quot;; IFERROR([.I758]+[.G759];&quot;&quot;))">
            <text:p/>
          </table:table-cell>
          <table:table-cell table:style-name="ce80" table:formula="of:=IF([.D759] = &quot;&quot;; &quot;&quot;; IFERROR(([.I759]-[.F$2])/[.F$2];&quot;&quot;))">
            <text:p/>
          </table:table-cell>
          <table:table-cell table:style-name="ce84" table:formula="of:=IF([.D759] = &quot;&quot;; &quot;&quot;; IFERROR([.I759]/MAX([.$I$2:.I759])-1;&quot;&quot;))">
            <text:p/>
          </table:table-cell>
          <table:table-cell table:style-name="ce87" table:formula="of:=IF(ISBLANK([.D759]);&quot;&quot;; [.G759]/[.I758])">
            <text:p/>
          </table:table-cell>
          <table:table-cell table:style-name="ce76" table:formula="of:=IF([.D759] = &quot;&quot;; &quot;&quot;; IFERROR([.I758]*([.N759]);&quot;&quot;))">
            <text:p/>
          </table:table-cell>
          <table:table-cell table:style-name="ce96" table:formula="of:=IF([.D75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59]*[.N760]/[.D760]*([.E760]+[.F760]); IFERROR([.I759]*[.N760]/[.D760]*[.E760]; &quot;&quot;))">
            <text:p/>
          </table:table-cell>
          <table:table-cell table:style-name="ce71" table:formula="of:=IF([.D760] = &quot;&quot;; &quot;&quot;; IFERROR([.H759]+([.E760]+[.F760]); [.H759]+[.E760]) )">
            <text:p/>
          </table:table-cell>
          <table:table-cell table:style-name="ce76" table:formula="of:=IF([.D760] = &quot;&quot;; &quot;&quot;; IFERROR([.I759]+[.G760];&quot;&quot;))">
            <text:p/>
          </table:table-cell>
          <table:table-cell table:style-name="ce80" table:formula="of:=IF([.D760] = &quot;&quot;; &quot;&quot;; IFERROR(([.I760]-[.F$2])/[.F$2];&quot;&quot;))">
            <text:p/>
          </table:table-cell>
          <table:table-cell table:style-name="ce84" table:formula="of:=IF([.D760] = &quot;&quot;; &quot;&quot;; IFERROR([.I760]/MAX([.$I$2:.I760])-1;&quot;&quot;))">
            <text:p/>
          </table:table-cell>
          <table:table-cell table:style-name="ce87" table:formula="of:=IF(ISBLANK([.D760]);&quot;&quot;; [.G760]/[.I759])">
            <text:p/>
          </table:table-cell>
          <table:table-cell table:style-name="ce76" table:formula="of:=IF([.D760] = &quot;&quot;; &quot;&quot;; IFERROR([.I759]*([.N760]);&quot;&quot;))">
            <text:p/>
          </table:table-cell>
          <table:table-cell table:style-name="ce96" table:formula="of:=IF([.D76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60]*[.N761]/[.D761]*([.E761]+[.F761]); IFERROR([.I760]*[.N761]/[.D761]*[.E761]; &quot;&quot;))">
            <text:p/>
          </table:table-cell>
          <table:table-cell table:style-name="ce71" table:formula="of:=IF([.D761] = &quot;&quot;; &quot;&quot;; IFERROR([.H760]+([.E761]+[.F761]); [.H760]+[.E761]) )">
            <text:p/>
          </table:table-cell>
          <table:table-cell table:style-name="ce76" table:formula="of:=IF([.D761] = &quot;&quot;; &quot;&quot;; IFERROR([.I760]+[.G761];&quot;&quot;))">
            <text:p/>
          </table:table-cell>
          <table:table-cell table:style-name="ce80" table:formula="of:=IF([.D761] = &quot;&quot;; &quot;&quot;; IFERROR(([.I761]-[.F$2])/[.F$2];&quot;&quot;))">
            <text:p/>
          </table:table-cell>
          <table:table-cell table:style-name="ce84" table:formula="of:=IF([.D761] = &quot;&quot;; &quot;&quot;; IFERROR([.I761]/MAX([.$I$2:.I761])-1;&quot;&quot;))">
            <text:p/>
          </table:table-cell>
          <table:table-cell table:style-name="ce87" table:formula="of:=IF(ISBLANK([.D761]);&quot;&quot;; [.G761]/[.I760])">
            <text:p/>
          </table:table-cell>
          <table:table-cell table:style-name="ce76" table:formula="of:=IF([.D761] = &quot;&quot;; &quot;&quot;; IFERROR([.I760]*([.N761]);&quot;&quot;))">
            <text:p/>
          </table:table-cell>
          <table:table-cell table:style-name="ce96" table:formula="of:=IF([.D76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61]*[.N762]/[.D762]*([.E762]+[.F762]); IFERROR([.I761]*[.N762]/[.D762]*[.E762]; &quot;&quot;))">
            <text:p/>
          </table:table-cell>
          <table:table-cell table:style-name="ce71" table:formula="of:=IF([.D762] = &quot;&quot;; &quot;&quot;; IFERROR([.H761]+([.E762]+[.F762]); [.H761]+[.E762]) )">
            <text:p/>
          </table:table-cell>
          <table:table-cell table:style-name="ce76" table:formula="of:=IF([.D762] = &quot;&quot;; &quot;&quot;; IFERROR([.I761]+[.G762];&quot;&quot;))">
            <text:p/>
          </table:table-cell>
          <table:table-cell table:style-name="ce80" table:formula="of:=IF([.D762] = &quot;&quot;; &quot;&quot;; IFERROR(([.I762]-[.F$2])/[.F$2];&quot;&quot;))">
            <text:p/>
          </table:table-cell>
          <table:table-cell table:style-name="ce84" table:formula="of:=IF([.D762] = &quot;&quot;; &quot;&quot;; IFERROR([.I762]/MAX([.$I$2:.I762])-1;&quot;&quot;))">
            <text:p/>
          </table:table-cell>
          <table:table-cell table:style-name="ce87" table:formula="of:=IF(ISBLANK([.D762]);&quot;&quot;; [.G762]/[.I761])">
            <text:p/>
          </table:table-cell>
          <table:table-cell table:style-name="ce76" table:formula="of:=IF([.D762] = &quot;&quot;; &quot;&quot;; IFERROR([.I761]*([.N762]);&quot;&quot;))">
            <text:p/>
          </table:table-cell>
          <table:table-cell table:style-name="ce96" table:formula="of:=IF([.D76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62]*[.N763]/[.D763]*([.E763]+[.F763]); IFERROR([.I762]*[.N763]/[.D763]*[.E763]; &quot;&quot;))">
            <text:p/>
          </table:table-cell>
          <table:table-cell table:style-name="ce71" table:formula="of:=IF([.D763] = &quot;&quot;; &quot;&quot;; IFERROR([.H762]+([.E763]+[.F763]); [.H762]+[.E763]) )">
            <text:p/>
          </table:table-cell>
          <table:table-cell table:style-name="ce76" table:formula="of:=IF([.D763] = &quot;&quot;; &quot;&quot;; IFERROR([.I762]+[.G763];&quot;&quot;))">
            <text:p/>
          </table:table-cell>
          <table:table-cell table:style-name="ce80" table:formula="of:=IF([.D763] = &quot;&quot;; &quot;&quot;; IFERROR(([.I763]-[.F$2])/[.F$2];&quot;&quot;))">
            <text:p/>
          </table:table-cell>
          <table:table-cell table:style-name="ce84" table:formula="of:=IF([.D763] = &quot;&quot;; &quot;&quot;; IFERROR([.I763]/MAX([.$I$2:.I763])-1;&quot;&quot;))">
            <text:p/>
          </table:table-cell>
          <table:table-cell table:style-name="ce87" table:formula="of:=IF(ISBLANK([.D763]);&quot;&quot;; [.G763]/[.I762])">
            <text:p/>
          </table:table-cell>
          <table:table-cell table:style-name="ce76" table:formula="of:=IF([.D763] = &quot;&quot;; &quot;&quot;; IFERROR([.I762]*([.N763]);&quot;&quot;))">
            <text:p/>
          </table:table-cell>
          <table:table-cell table:style-name="ce96" table:formula="of:=IF([.D76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63]*[.N764]/[.D764]*([.E764]+[.F764]); IFERROR([.I763]*[.N764]/[.D764]*[.E764]; &quot;&quot;))">
            <text:p/>
          </table:table-cell>
          <table:table-cell table:style-name="ce71" table:formula="of:=IF([.D764] = &quot;&quot;; &quot;&quot;; IFERROR([.H763]+([.E764]+[.F764]); [.H763]+[.E764]) )">
            <text:p/>
          </table:table-cell>
          <table:table-cell table:style-name="ce76" table:formula="of:=IF([.D764] = &quot;&quot;; &quot;&quot;; IFERROR([.I763]+[.G764];&quot;&quot;))">
            <text:p/>
          </table:table-cell>
          <table:table-cell table:style-name="ce80" table:formula="of:=IF([.D764] = &quot;&quot;; &quot;&quot;; IFERROR(([.I764]-[.F$2])/[.F$2];&quot;&quot;))">
            <text:p/>
          </table:table-cell>
          <table:table-cell table:style-name="ce84" table:formula="of:=IF([.D764] = &quot;&quot;; &quot;&quot;; IFERROR([.I764]/MAX([.$I$2:.I764])-1;&quot;&quot;))">
            <text:p/>
          </table:table-cell>
          <table:table-cell table:style-name="ce87" table:formula="of:=IF(ISBLANK([.D764]);&quot;&quot;; [.G764]/[.I763])">
            <text:p/>
          </table:table-cell>
          <table:table-cell table:style-name="ce76" table:formula="of:=IF([.D764] = &quot;&quot;; &quot;&quot;; IFERROR([.I763]*([.N764]);&quot;&quot;))">
            <text:p/>
          </table:table-cell>
          <table:table-cell table:style-name="ce96" table:formula="of:=IF([.D76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64]*[.N765]/[.D765]*([.E765]+[.F765]); IFERROR([.I764]*[.N765]/[.D765]*[.E765]; &quot;&quot;))">
            <text:p/>
          </table:table-cell>
          <table:table-cell table:style-name="ce71" table:formula="of:=IF([.D765] = &quot;&quot;; &quot;&quot;; IFERROR([.H764]+([.E765]+[.F765]); [.H764]+[.E765]) )">
            <text:p/>
          </table:table-cell>
          <table:table-cell table:style-name="ce76" table:formula="of:=IF([.D765] = &quot;&quot;; &quot;&quot;; IFERROR([.I764]+[.G765];&quot;&quot;))">
            <text:p/>
          </table:table-cell>
          <table:table-cell table:style-name="ce80" table:formula="of:=IF([.D765] = &quot;&quot;; &quot;&quot;; IFERROR(([.I765]-[.F$2])/[.F$2];&quot;&quot;))">
            <text:p/>
          </table:table-cell>
          <table:table-cell table:style-name="ce84" table:formula="of:=IF([.D765] = &quot;&quot;; &quot;&quot;; IFERROR([.I765]/MAX([.$I$2:.I765])-1;&quot;&quot;))">
            <text:p/>
          </table:table-cell>
          <table:table-cell table:style-name="ce87" table:formula="of:=IF(ISBLANK([.D765]);&quot;&quot;; [.G765]/[.I764])">
            <text:p/>
          </table:table-cell>
          <table:table-cell table:style-name="ce76" table:formula="of:=IF([.D765] = &quot;&quot;; &quot;&quot;; IFERROR([.I764]*([.N765]);&quot;&quot;))">
            <text:p/>
          </table:table-cell>
          <table:table-cell table:style-name="ce96" table:formula="of:=IF([.D76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65]*[.N766]/[.D766]*([.E766]+[.F766]); IFERROR([.I765]*[.N766]/[.D766]*[.E766]; &quot;&quot;))">
            <text:p/>
          </table:table-cell>
          <table:table-cell table:style-name="ce71" table:formula="of:=IF([.D766] = &quot;&quot;; &quot;&quot;; IFERROR([.H765]+([.E766]+[.F766]); [.H765]+[.E766]) )">
            <text:p/>
          </table:table-cell>
          <table:table-cell table:style-name="ce76" table:formula="of:=IF([.D766] = &quot;&quot;; &quot;&quot;; IFERROR([.I765]+[.G766];&quot;&quot;))">
            <text:p/>
          </table:table-cell>
          <table:table-cell table:style-name="ce80" table:formula="of:=IF([.D766] = &quot;&quot;; &quot;&quot;; IFERROR(([.I766]-[.F$2])/[.F$2];&quot;&quot;))">
            <text:p/>
          </table:table-cell>
          <table:table-cell table:style-name="ce84" table:formula="of:=IF([.D766] = &quot;&quot;; &quot;&quot;; IFERROR([.I766]/MAX([.$I$2:.I766])-1;&quot;&quot;))">
            <text:p/>
          </table:table-cell>
          <table:table-cell table:style-name="ce87" table:formula="of:=IF(ISBLANK([.D766]);&quot;&quot;; [.G766]/[.I765])">
            <text:p/>
          </table:table-cell>
          <table:table-cell table:style-name="ce76" table:formula="of:=IF([.D766] = &quot;&quot;; &quot;&quot;; IFERROR([.I765]*([.N766]);&quot;&quot;))">
            <text:p/>
          </table:table-cell>
          <table:table-cell table:style-name="ce96" table:formula="of:=IF([.D76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66]*[.N767]/[.D767]*([.E767]+[.F767]); IFERROR([.I766]*[.N767]/[.D767]*[.E767]; &quot;&quot;))">
            <text:p/>
          </table:table-cell>
          <table:table-cell table:style-name="ce71" table:formula="of:=IF([.D767] = &quot;&quot;; &quot;&quot;; IFERROR([.H766]+([.E767]+[.F767]); [.H766]+[.E767]) )">
            <text:p/>
          </table:table-cell>
          <table:table-cell table:style-name="ce76" table:formula="of:=IF([.D767] = &quot;&quot;; &quot;&quot;; IFERROR([.I766]+[.G767];&quot;&quot;))">
            <text:p/>
          </table:table-cell>
          <table:table-cell table:style-name="ce80" table:formula="of:=IF([.D767] = &quot;&quot;; &quot;&quot;; IFERROR(([.I767]-[.F$2])/[.F$2];&quot;&quot;))">
            <text:p/>
          </table:table-cell>
          <table:table-cell table:style-name="ce84" table:formula="of:=IF([.D767] = &quot;&quot;; &quot;&quot;; IFERROR([.I767]/MAX([.$I$2:.I767])-1;&quot;&quot;))">
            <text:p/>
          </table:table-cell>
          <table:table-cell table:style-name="ce87" table:formula="of:=IF(ISBLANK([.D767]);&quot;&quot;; [.G767]/[.I766])">
            <text:p/>
          </table:table-cell>
          <table:table-cell table:style-name="ce76" table:formula="of:=IF([.D767] = &quot;&quot;; &quot;&quot;; IFERROR([.I766]*([.N767]);&quot;&quot;))">
            <text:p/>
          </table:table-cell>
          <table:table-cell table:style-name="ce96" table:formula="of:=IF([.D76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67]*[.N768]/[.D768]*([.E768]+[.F768]); IFERROR([.I767]*[.N768]/[.D768]*[.E768]; &quot;&quot;))">
            <text:p/>
          </table:table-cell>
          <table:table-cell table:style-name="ce71" table:formula="of:=IF([.D768] = &quot;&quot;; &quot;&quot;; IFERROR([.H767]+([.E768]+[.F768]); [.H767]+[.E768]) )">
            <text:p/>
          </table:table-cell>
          <table:table-cell table:style-name="ce76" table:formula="of:=IF([.D768] = &quot;&quot;; &quot;&quot;; IFERROR([.I767]+[.G768];&quot;&quot;))">
            <text:p/>
          </table:table-cell>
          <table:table-cell table:style-name="ce80" table:formula="of:=IF([.D768] = &quot;&quot;; &quot;&quot;; IFERROR(([.I768]-[.F$2])/[.F$2];&quot;&quot;))">
            <text:p/>
          </table:table-cell>
          <table:table-cell table:style-name="ce84" table:formula="of:=IF([.D768] = &quot;&quot;; &quot;&quot;; IFERROR([.I768]/MAX([.$I$2:.I768])-1;&quot;&quot;))">
            <text:p/>
          </table:table-cell>
          <table:table-cell table:style-name="ce87" table:formula="of:=IF(ISBLANK([.D768]);&quot;&quot;; [.G768]/[.I767])">
            <text:p/>
          </table:table-cell>
          <table:table-cell table:style-name="ce76" table:formula="of:=IF([.D768] = &quot;&quot;; &quot;&quot;; IFERROR([.I767]*([.N768]);&quot;&quot;))">
            <text:p/>
          </table:table-cell>
          <table:table-cell table:style-name="ce96" table:formula="of:=IF([.D76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68]*[.N769]/[.D769]*([.E769]+[.F769]); IFERROR([.I768]*[.N769]/[.D769]*[.E769]; &quot;&quot;))">
            <text:p/>
          </table:table-cell>
          <table:table-cell table:style-name="ce71" table:formula="of:=IF([.D769] = &quot;&quot;; &quot;&quot;; IFERROR([.H768]+([.E769]+[.F769]); [.H768]+[.E769]) )">
            <text:p/>
          </table:table-cell>
          <table:table-cell table:style-name="ce76" table:formula="of:=IF([.D769] = &quot;&quot;; &quot;&quot;; IFERROR([.I768]+[.G769];&quot;&quot;))">
            <text:p/>
          </table:table-cell>
          <table:table-cell table:style-name="ce80" table:formula="of:=IF([.D769] = &quot;&quot;; &quot;&quot;; IFERROR(([.I769]-[.F$2])/[.F$2];&quot;&quot;))">
            <text:p/>
          </table:table-cell>
          <table:table-cell table:style-name="ce84" table:formula="of:=IF([.D769] = &quot;&quot;; &quot;&quot;; IFERROR([.I769]/MAX([.$I$2:.I769])-1;&quot;&quot;))">
            <text:p/>
          </table:table-cell>
          <table:table-cell table:style-name="ce87" table:formula="of:=IF(ISBLANK([.D769]);&quot;&quot;; [.G769]/[.I768])">
            <text:p/>
          </table:table-cell>
          <table:table-cell table:style-name="ce76" table:formula="of:=IF([.D769] = &quot;&quot;; &quot;&quot;; IFERROR([.I768]*([.N769]);&quot;&quot;))">
            <text:p/>
          </table:table-cell>
          <table:table-cell table:style-name="ce96" table:formula="of:=IF([.D76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69]*[.N770]/[.D770]*([.E770]+[.F770]); IFERROR([.I769]*[.N770]/[.D770]*[.E770]; &quot;&quot;))">
            <text:p/>
          </table:table-cell>
          <table:table-cell table:style-name="ce71" table:formula="of:=IF([.D770] = &quot;&quot;; &quot;&quot;; IFERROR([.H769]+([.E770]+[.F770]); [.H769]+[.E770]) )">
            <text:p/>
          </table:table-cell>
          <table:table-cell table:style-name="ce76" table:formula="of:=IF([.D770] = &quot;&quot;; &quot;&quot;; IFERROR([.I769]+[.G770];&quot;&quot;))">
            <text:p/>
          </table:table-cell>
          <table:table-cell table:style-name="ce80" table:formula="of:=IF([.D770] = &quot;&quot;; &quot;&quot;; IFERROR(([.I770]-[.F$2])/[.F$2];&quot;&quot;))">
            <text:p/>
          </table:table-cell>
          <table:table-cell table:style-name="ce84" table:formula="of:=IF([.D770] = &quot;&quot;; &quot;&quot;; IFERROR([.I770]/MAX([.$I$2:.I770])-1;&quot;&quot;))">
            <text:p/>
          </table:table-cell>
          <table:table-cell table:style-name="ce87" table:formula="of:=IF(ISBLANK([.D770]);&quot;&quot;; [.G770]/[.I769])">
            <text:p/>
          </table:table-cell>
          <table:table-cell table:style-name="ce76" table:formula="of:=IF([.D770] = &quot;&quot;; &quot;&quot;; IFERROR([.I769]*([.N770]);&quot;&quot;))">
            <text:p/>
          </table:table-cell>
          <table:table-cell table:style-name="ce96" table:formula="of:=IF([.D77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70]*[.N771]/[.D771]*([.E771]+[.F771]); IFERROR([.I770]*[.N771]/[.D771]*[.E771]; &quot;&quot;))">
            <text:p/>
          </table:table-cell>
          <table:table-cell table:style-name="ce71" table:formula="of:=IF([.D771] = &quot;&quot;; &quot;&quot;; IFERROR([.H770]+([.E771]+[.F771]); [.H770]+[.E771]) )">
            <text:p/>
          </table:table-cell>
          <table:table-cell table:style-name="ce76" table:formula="of:=IF([.D771] = &quot;&quot;; &quot;&quot;; IFERROR([.I770]+[.G771];&quot;&quot;))">
            <text:p/>
          </table:table-cell>
          <table:table-cell table:style-name="ce80" table:formula="of:=IF([.D771] = &quot;&quot;; &quot;&quot;; IFERROR(([.I771]-[.F$2])/[.F$2];&quot;&quot;))">
            <text:p/>
          </table:table-cell>
          <table:table-cell table:style-name="ce84" table:formula="of:=IF([.D771] = &quot;&quot;; &quot;&quot;; IFERROR([.I771]/MAX([.$I$2:.I771])-1;&quot;&quot;))">
            <text:p/>
          </table:table-cell>
          <table:table-cell table:style-name="ce87" table:formula="of:=IF(ISBLANK([.D771]);&quot;&quot;; [.G771]/[.I770])">
            <text:p/>
          </table:table-cell>
          <table:table-cell table:style-name="ce76" table:formula="of:=IF([.D771] = &quot;&quot;; &quot;&quot;; IFERROR([.I770]*([.N771]);&quot;&quot;))">
            <text:p/>
          </table:table-cell>
          <table:table-cell table:style-name="ce96" table:formula="of:=IF([.D77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71]*[.N772]/[.D772]*([.E772]+[.F772]); IFERROR([.I771]*[.N772]/[.D772]*[.E772]; &quot;&quot;))">
            <text:p/>
          </table:table-cell>
          <table:table-cell table:style-name="ce71" table:formula="of:=IF([.D772] = &quot;&quot;; &quot;&quot;; IFERROR([.H771]+([.E772]+[.F772]); [.H771]+[.E772]) )">
            <text:p/>
          </table:table-cell>
          <table:table-cell table:style-name="ce76" table:formula="of:=IF([.D772] = &quot;&quot;; &quot;&quot;; IFERROR([.I771]+[.G772];&quot;&quot;))">
            <text:p/>
          </table:table-cell>
          <table:table-cell table:style-name="ce80" table:formula="of:=IF([.D772] = &quot;&quot;; &quot;&quot;; IFERROR(([.I772]-[.F$2])/[.F$2];&quot;&quot;))">
            <text:p/>
          </table:table-cell>
          <table:table-cell table:style-name="ce84" table:formula="of:=IF([.D772] = &quot;&quot;; &quot;&quot;; IFERROR([.I772]/MAX([.$I$2:.I772])-1;&quot;&quot;))">
            <text:p/>
          </table:table-cell>
          <table:table-cell table:style-name="ce87" table:formula="of:=IF(ISBLANK([.D772]);&quot;&quot;; [.G772]/[.I771])">
            <text:p/>
          </table:table-cell>
          <table:table-cell table:style-name="ce76" table:formula="of:=IF([.D772] = &quot;&quot;; &quot;&quot;; IFERROR([.I771]*([.N772]);&quot;&quot;))">
            <text:p/>
          </table:table-cell>
          <table:table-cell table:style-name="ce96" table:formula="of:=IF([.D77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72]*[.N773]/[.D773]*([.E773]+[.F773]); IFERROR([.I772]*[.N773]/[.D773]*[.E773]; &quot;&quot;))">
            <text:p/>
          </table:table-cell>
          <table:table-cell table:style-name="ce71" table:formula="of:=IF([.D773] = &quot;&quot;; &quot;&quot;; IFERROR([.H772]+([.E773]+[.F773]); [.H772]+[.E773]) )">
            <text:p/>
          </table:table-cell>
          <table:table-cell table:style-name="ce76" table:formula="of:=IF([.D773] = &quot;&quot;; &quot;&quot;; IFERROR([.I772]+[.G773];&quot;&quot;))">
            <text:p/>
          </table:table-cell>
          <table:table-cell table:style-name="ce80" table:formula="of:=IF([.D773] = &quot;&quot;; &quot;&quot;; IFERROR(([.I773]-[.F$2])/[.F$2];&quot;&quot;))">
            <text:p/>
          </table:table-cell>
          <table:table-cell table:style-name="ce84" table:formula="of:=IF([.D773] = &quot;&quot;; &quot;&quot;; IFERROR([.I773]/MAX([.$I$2:.I773])-1;&quot;&quot;))">
            <text:p/>
          </table:table-cell>
          <table:table-cell table:style-name="ce87" table:formula="of:=IF(ISBLANK([.D773]);&quot;&quot;; [.G773]/[.I772])">
            <text:p/>
          </table:table-cell>
          <table:table-cell table:style-name="ce76" table:formula="of:=IF([.D773] = &quot;&quot;; &quot;&quot;; IFERROR([.I772]*([.N773]);&quot;&quot;))">
            <text:p/>
          </table:table-cell>
          <table:table-cell table:style-name="ce96" table:formula="of:=IF([.D77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73]*[.N774]/[.D774]*([.E774]+[.F774]); IFERROR([.I773]*[.N774]/[.D774]*[.E774]; &quot;&quot;))">
            <text:p/>
          </table:table-cell>
          <table:table-cell table:style-name="ce71" table:formula="of:=IF([.D774] = &quot;&quot;; &quot;&quot;; IFERROR([.H773]+([.E774]+[.F774]); [.H773]+[.E774]) )">
            <text:p/>
          </table:table-cell>
          <table:table-cell table:style-name="ce76" table:formula="of:=IF([.D774] = &quot;&quot;; &quot;&quot;; IFERROR([.I773]+[.G774];&quot;&quot;))">
            <text:p/>
          </table:table-cell>
          <table:table-cell table:style-name="ce80" table:formula="of:=IF([.D774] = &quot;&quot;; &quot;&quot;; IFERROR(([.I774]-[.F$2])/[.F$2];&quot;&quot;))">
            <text:p/>
          </table:table-cell>
          <table:table-cell table:style-name="ce84" table:formula="of:=IF([.D774] = &quot;&quot;; &quot;&quot;; IFERROR([.I774]/MAX([.$I$2:.I774])-1;&quot;&quot;))">
            <text:p/>
          </table:table-cell>
          <table:table-cell table:style-name="ce87" table:formula="of:=IF(ISBLANK([.D774]);&quot;&quot;; [.G774]/[.I773])">
            <text:p/>
          </table:table-cell>
          <table:table-cell table:style-name="ce76" table:formula="of:=IF([.D774] = &quot;&quot;; &quot;&quot;; IFERROR([.I773]*([.N774]);&quot;&quot;))">
            <text:p/>
          </table:table-cell>
          <table:table-cell table:style-name="ce96" table:formula="of:=IF([.D77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74]*[.N775]/[.D775]*([.E775]+[.F775]); IFERROR([.I774]*[.N775]/[.D775]*[.E775]; &quot;&quot;))">
            <text:p/>
          </table:table-cell>
          <table:table-cell table:style-name="ce71" table:formula="of:=IF([.D775] = &quot;&quot;; &quot;&quot;; IFERROR([.H774]+([.E775]+[.F775]); [.H774]+[.E775]) )">
            <text:p/>
          </table:table-cell>
          <table:table-cell table:style-name="ce76" table:formula="of:=IF([.D775] = &quot;&quot;; &quot;&quot;; IFERROR([.I774]+[.G775];&quot;&quot;))">
            <text:p/>
          </table:table-cell>
          <table:table-cell table:style-name="ce80" table:formula="of:=IF([.D775] = &quot;&quot;; &quot;&quot;; IFERROR(([.I775]-[.F$2])/[.F$2];&quot;&quot;))">
            <text:p/>
          </table:table-cell>
          <table:table-cell table:style-name="ce84" table:formula="of:=IF([.D775] = &quot;&quot;; &quot;&quot;; IFERROR([.I775]/MAX([.$I$2:.I775])-1;&quot;&quot;))">
            <text:p/>
          </table:table-cell>
          <table:table-cell table:style-name="ce87" table:formula="of:=IF(ISBLANK([.D775]);&quot;&quot;; [.G775]/[.I774])">
            <text:p/>
          </table:table-cell>
          <table:table-cell table:style-name="ce76" table:formula="of:=IF([.D775] = &quot;&quot;; &quot;&quot;; IFERROR([.I774]*([.N775]);&quot;&quot;))">
            <text:p/>
          </table:table-cell>
          <table:table-cell table:style-name="ce96" table:formula="of:=IF([.D77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75]*[.N776]/[.D776]*([.E776]+[.F776]); IFERROR([.I775]*[.N776]/[.D776]*[.E776]; &quot;&quot;))">
            <text:p/>
          </table:table-cell>
          <table:table-cell table:style-name="ce71" table:formula="of:=IF([.D776] = &quot;&quot;; &quot;&quot;; IFERROR([.H775]+([.E776]+[.F776]); [.H775]+[.E776]) )">
            <text:p/>
          </table:table-cell>
          <table:table-cell table:style-name="ce76" table:formula="of:=IF([.D776] = &quot;&quot;; &quot;&quot;; IFERROR([.I775]+[.G776];&quot;&quot;))">
            <text:p/>
          </table:table-cell>
          <table:table-cell table:style-name="ce80" table:formula="of:=IF([.D776] = &quot;&quot;; &quot;&quot;; IFERROR(([.I776]-[.F$2])/[.F$2];&quot;&quot;))">
            <text:p/>
          </table:table-cell>
          <table:table-cell table:style-name="ce84" table:formula="of:=IF([.D776] = &quot;&quot;; &quot;&quot;; IFERROR([.I776]/MAX([.$I$2:.I776])-1;&quot;&quot;))">
            <text:p/>
          </table:table-cell>
          <table:table-cell table:style-name="ce87" table:formula="of:=IF(ISBLANK([.D776]);&quot;&quot;; [.G776]/[.I775])">
            <text:p/>
          </table:table-cell>
          <table:table-cell table:style-name="ce76" table:formula="of:=IF([.D776] = &quot;&quot;; &quot;&quot;; IFERROR([.I775]*([.N776]);&quot;&quot;))">
            <text:p/>
          </table:table-cell>
          <table:table-cell table:style-name="ce96" table:formula="of:=IF([.D77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76]*[.N777]/[.D777]*([.E777]+[.F777]); IFERROR([.I776]*[.N777]/[.D777]*[.E777]; &quot;&quot;))">
            <text:p/>
          </table:table-cell>
          <table:table-cell table:style-name="ce71" table:formula="of:=IF([.D777] = &quot;&quot;; &quot;&quot;; IFERROR([.H776]+([.E777]+[.F777]); [.H776]+[.E777]) )">
            <text:p/>
          </table:table-cell>
          <table:table-cell table:style-name="ce76" table:formula="of:=IF([.D777] = &quot;&quot;; &quot;&quot;; IFERROR([.I776]+[.G777];&quot;&quot;))">
            <text:p/>
          </table:table-cell>
          <table:table-cell table:style-name="ce80" table:formula="of:=IF([.D777] = &quot;&quot;; &quot;&quot;; IFERROR(([.I777]-[.F$2])/[.F$2];&quot;&quot;))">
            <text:p/>
          </table:table-cell>
          <table:table-cell table:style-name="ce84" table:formula="of:=IF([.D777] = &quot;&quot;; &quot;&quot;; IFERROR([.I777]/MAX([.$I$2:.I777])-1;&quot;&quot;))">
            <text:p/>
          </table:table-cell>
          <table:table-cell table:style-name="ce87" table:formula="of:=IF(ISBLANK([.D777]);&quot;&quot;; [.G777]/[.I776])">
            <text:p/>
          </table:table-cell>
          <table:table-cell table:style-name="ce76" table:formula="of:=IF([.D777] = &quot;&quot;; &quot;&quot;; IFERROR([.I776]*([.N777]);&quot;&quot;))">
            <text:p/>
          </table:table-cell>
          <table:table-cell table:style-name="ce96" table:formula="of:=IF([.D77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77]*[.N778]/[.D778]*([.E778]+[.F778]); IFERROR([.I777]*[.N778]/[.D778]*[.E778]; &quot;&quot;))">
            <text:p/>
          </table:table-cell>
          <table:table-cell table:style-name="ce71" table:formula="of:=IF([.D778] = &quot;&quot;; &quot;&quot;; IFERROR([.H777]+([.E778]+[.F778]); [.H777]+[.E778]) )">
            <text:p/>
          </table:table-cell>
          <table:table-cell table:style-name="ce76" table:formula="of:=IF([.D778] = &quot;&quot;; &quot;&quot;; IFERROR([.I777]+[.G778];&quot;&quot;))">
            <text:p/>
          </table:table-cell>
          <table:table-cell table:style-name="ce80" table:formula="of:=IF([.D778] = &quot;&quot;; &quot;&quot;; IFERROR(([.I778]-[.F$2])/[.F$2];&quot;&quot;))">
            <text:p/>
          </table:table-cell>
          <table:table-cell table:style-name="ce84" table:formula="of:=IF([.D778] = &quot;&quot;; &quot;&quot;; IFERROR([.I778]/MAX([.$I$2:.I778])-1;&quot;&quot;))">
            <text:p/>
          </table:table-cell>
          <table:table-cell table:style-name="ce87" table:formula="of:=IF(ISBLANK([.D778]);&quot;&quot;; [.G778]/[.I777])">
            <text:p/>
          </table:table-cell>
          <table:table-cell table:style-name="ce76" table:formula="of:=IF([.D778] = &quot;&quot;; &quot;&quot;; IFERROR([.I777]*([.N778]);&quot;&quot;))">
            <text:p/>
          </table:table-cell>
          <table:table-cell table:style-name="ce96" table:formula="of:=IF([.D77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78]*[.N779]/[.D779]*([.E779]+[.F779]); IFERROR([.I778]*[.N779]/[.D779]*[.E779]; &quot;&quot;))">
            <text:p/>
          </table:table-cell>
          <table:table-cell table:style-name="ce71" table:formula="of:=IF([.D779] = &quot;&quot;; &quot;&quot;; IFERROR([.H778]+([.E779]+[.F779]); [.H778]+[.E779]) )">
            <text:p/>
          </table:table-cell>
          <table:table-cell table:style-name="ce76" table:formula="of:=IF([.D779] = &quot;&quot;; &quot;&quot;; IFERROR([.I778]+[.G779];&quot;&quot;))">
            <text:p/>
          </table:table-cell>
          <table:table-cell table:style-name="ce80" table:formula="of:=IF([.D779] = &quot;&quot;; &quot;&quot;; IFERROR(([.I779]-[.F$2])/[.F$2];&quot;&quot;))">
            <text:p/>
          </table:table-cell>
          <table:table-cell table:style-name="ce84" table:formula="of:=IF([.D779] = &quot;&quot;; &quot;&quot;; IFERROR([.I779]/MAX([.$I$2:.I779])-1;&quot;&quot;))">
            <text:p/>
          </table:table-cell>
          <table:table-cell table:style-name="ce87" table:formula="of:=IF(ISBLANK([.D779]);&quot;&quot;; [.G779]/[.I778])">
            <text:p/>
          </table:table-cell>
          <table:table-cell table:style-name="ce76" table:formula="of:=IF([.D779] = &quot;&quot;; &quot;&quot;; IFERROR([.I778]*([.N779]);&quot;&quot;))">
            <text:p/>
          </table:table-cell>
          <table:table-cell table:style-name="ce96" table:formula="of:=IF([.D77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79]*[.N780]/[.D780]*([.E780]+[.F780]); IFERROR([.I779]*[.N780]/[.D780]*[.E780]; &quot;&quot;))">
            <text:p/>
          </table:table-cell>
          <table:table-cell table:style-name="ce71" table:formula="of:=IF([.D780] = &quot;&quot;; &quot;&quot;; IFERROR([.H779]+([.E780]+[.F780]); [.H779]+[.E780]) )">
            <text:p/>
          </table:table-cell>
          <table:table-cell table:style-name="ce76" table:formula="of:=IF([.D780] = &quot;&quot;; &quot;&quot;; IFERROR([.I779]+[.G780];&quot;&quot;))">
            <text:p/>
          </table:table-cell>
          <table:table-cell table:style-name="ce80" table:formula="of:=IF([.D780] = &quot;&quot;; &quot;&quot;; IFERROR(([.I780]-[.F$2])/[.F$2];&quot;&quot;))">
            <text:p/>
          </table:table-cell>
          <table:table-cell table:style-name="ce84" table:formula="of:=IF([.D780] = &quot;&quot;; &quot;&quot;; IFERROR([.I780]/MAX([.$I$2:.I780])-1;&quot;&quot;))">
            <text:p/>
          </table:table-cell>
          <table:table-cell table:style-name="ce87" table:formula="of:=IF(ISBLANK([.D780]);&quot;&quot;; [.G780]/[.I779])">
            <text:p/>
          </table:table-cell>
          <table:table-cell table:style-name="ce76" table:formula="of:=IF([.D780] = &quot;&quot;; &quot;&quot;; IFERROR([.I779]*([.N780]);&quot;&quot;))">
            <text:p/>
          </table:table-cell>
          <table:table-cell table:style-name="ce96" table:formula="of:=IF([.D78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80]*[.N781]/[.D781]*([.E781]+[.F781]); IFERROR([.I780]*[.N781]/[.D781]*[.E781]; &quot;&quot;))">
            <text:p/>
          </table:table-cell>
          <table:table-cell table:style-name="ce71" table:formula="of:=IF([.D781] = &quot;&quot;; &quot;&quot;; IFERROR([.H780]+([.E781]+[.F781]); [.H780]+[.E781]) )">
            <text:p/>
          </table:table-cell>
          <table:table-cell table:style-name="ce76" table:formula="of:=IF([.D781] = &quot;&quot;; &quot;&quot;; IFERROR([.I780]+[.G781];&quot;&quot;))">
            <text:p/>
          </table:table-cell>
          <table:table-cell table:style-name="ce80" table:formula="of:=IF([.D781] = &quot;&quot;; &quot;&quot;; IFERROR(([.I781]-[.F$2])/[.F$2];&quot;&quot;))">
            <text:p/>
          </table:table-cell>
          <table:table-cell table:style-name="ce84" table:formula="of:=IF([.D781] = &quot;&quot;; &quot;&quot;; IFERROR([.I781]/MAX([.$I$2:.I781])-1;&quot;&quot;))">
            <text:p/>
          </table:table-cell>
          <table:table-cell table:style-name="ce87" table:formula="of:=IF(ISBLANK([.D781]);&quot;&quot;; [.G781]/[.I780])">
            <text:p/>
          </table:table-cell>
          <table:table-cell table:style-name="ce76" table:formula="of:=IF([.D781] = &quot;&quot;; &quot;&quot;; IFERROR([.I780]*([.N781]);&quot;&quot;))">
            <text:p/>
          </table:table-cell>
          <table:table-cell table:style-name="ce96" table:formula="of:=IF([.D78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81]*[.N782]/[.D782]*([.E782]+[.F782]); IFERROR([.I781]*[.N782]/[.D782]*[.E782]; &quot;&quot;))">
            <text:p/>
          </table:table-cell>
          <table:table-cell table:style-name="ce71" table:formula="of:=IF([.D782] = &quot;&quot;; &quot;&quot;; IFERROR([.H781]+([.E782]+[.F782]); [.H781]+[.E782]) )">
            <text:p/>
          </table:table-cell>
          <table:table-cell table:style-name="ce76" table:formula="of:=IF([.D782] = &quot;&quot;; &quot;&quot;; IFERROR([.I781]+[.G782];&quot;&quot;))">
            <text:p/>
          </table:table-cell>
          <table:table-cell table:style-name="ce80" table:formula="of:=IF([.D782] = &quot;&quot;; &quot;&quot;; IFERROR(([.I782]-[.F$2])/[.F$2];&quot;&quot;))">
            <text:p/>
          </table:table-cell>
          <table:table-cell table:style-name="ce84" table:formula="of:=IF([.D782] = &quot;&quot;; &quot;&quot;; IFERROR([.I782]/MAX([.$I$2:.I782])-1;&quot;&quot;))">
            <text:p/>
          </table:table-cell>
          <table:table-cell table:style-name="ce87" table:formula="of:=IF(ISBLANK([.D782]);&quot;&quot;; [.G782]/[.I781])">
            <text:p/>
          </table:table-cell>
          <table:table-cell table:style-name="ce76" table:formula="of:=IF([.D782] = &quot;&quot;; &quot;&quot;; IFERROR([.I781]*([.N782]);&quot;&quot;))">
            <text:p/>
          </table:table-cell>
          <table:table-cell table:style-name="ce96" table:formula="of:=IF([.D78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82]*[.N783]/[.D783]*([.E783]+[.F783]); IFERROR([.I782]*[.N783]/[.D783]*[.E783]; &quot;&quot;))">
            <text:p/>
          </table:table-cell>
          <table:table-cell table:style-name="ce71" table:formula="of:=IF([.D783] = &quot;&quot;; &quot;&quot;; IFERROR([.H782]+([.E783]+[.F783]); [.H782]+[.E783]) )">
            <text:p/>
          </table:table-cell>
          <table:table-cell table:style-name="ce76" table:formula="of:=IF([.D783] = &quot;&quot;; &quot;&quot;; IFERROR([.I782]+[.G783];&quot;&quot;))">
            <text:p/>
          </table:table-cell>
          <table:table-cell table:style-name="ce80" table:formula="of:=IF([.D783] = &quot;&quot;; &quot;&quot;; IFERROR(([.I783]-[.F$2])/[.F$2];&quot;&quot;))">
            <text:p/>
          </table:table-cell>
          <table:table-cell table:style-name="ce84" table:formula="of:=IF([.D783] = &quot;&quot;; &quot;&quot;; IFERROR([.I783]/MAX([.$I$2:.I783])-1;&quot;&quot;))">
            <text:p/>
          </table:table-cell>
          <table:table-cell table:style-name="ce87" table:formula="of:=IF(ISBLANK([.D783]);&quot;&quot;; [.G783]/[.I782])">
            <text:p/>
          </table:table-cell>
          <table:table-cell table:style-name="ce76" table:formula="of:=IF([.D783] = &quot;&quot;; &quot;&quot;; IFERROR([.I782]*([.N783]);&quot;&quot;))">
            <text:p/>
          </table:table-cell>
          <table:table-cell table:style-name="ce96" table:formula="of:=IF([.D78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83]*[.N784]/[.D784]*([.E784]+[.F784]); IFERROR([.I783]*[.N784]/[.D784]*[.E784]; &quot;&quot;))">
            <text:p/>
          </table:table-cell>
          <table:table-cell table:style-name="ce71" table:formula="of:=IF([.D784] = &quot;&quot;; &quot;&quot;; IFERROR([.H783]+([.E784]+[.F784]); [.H783]+[.E784]) )">
            <text:p/>
          </table:table-cell>
          <table:table-cell table:style-name="ce76" table:formula="of:=IF([.D784] = &quot;&quot;; &quot;&quot;; IFERROR([.I783]+[.G784];&quot;&quot;))">
            <text:p/>
          </table:table-cell>
          <table:table-cell table:style-name="ce80" table:formula="of:=IF([.D784] = &quot;&quot;; &quot;&quot;; IFERROR(([.I784]-[.F$2])/[.F$2];&quot;&quot;))">
            <text:p/>
          </table:table-cell>
          <table:table-cell table:style-name="ce84" table:formula="of:=IF([.D784] = &quot;&quot;; &quot;&quot;; IFERROR([.I784]/MAX([.$I$2:.I784])-1;&quot;&quot;))">
            <text:p/>
          </table:table-cell>
          <table:table-cell table:style-name="ce87" table:formula="of:=IF(ISBLANK([.D784]);&quot;&quot;; [.G784]/[.I783])">
            <text:p/>
          </table:table-cell>
          <table:table-cell table:style-name="ce76" table:formula="of:=IF([.D784] = &quot;&quot;; &quot;&quot;; IFERROR([.I783]*([.N784]);&quot;&quot;))">
            <text:p/>
          </table:table-cell>
          <table:table-cell table:style-name="ce96" table:formula="of:=IF([.D78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84]*[.N785]/[.D785]*([.E785]+[.F785]); IFERROR([.I784]*[.N785]/[.D785]*[.E785]; &quot;&quot;))">
            <text:p/>
          </table:table-cell>
          <table:table-cell table:style-name="ce71" table:formula="of:=IF([.D785] = &quot;&quot;; &quot;&quot;; IFERROR([.H784]+([.E785]+[.F785]); [.H784]+[.E785]) )">
            <text:p/>
          </table:table-cell>
          <table:table-cell table:style-name="ce76" table:formula="of:=IF([.D785] = &quot;&quot;; &quot;&quot;; IFERROR([.I784]+[.G785];&quot;&quot;))">
            <text:p/>
          </table:table-cell>
          <table:table-cell table:style-name="ce80" table:formula="of:=IF([.D785] = &quot;&quot;; &quot;&quot;; IFERROR(([.I785]-[.F$2])/[.F$2];&quot;&quot;))">
            <text:p/>
          </table:table-cell>
          <table:table-cell table:style-name="ce84" table:formula="of:=IF([.D785] = &quot;&quot;; &quot;&quot;; IFERROR([.I785]/MAX([.$I$2:.I785])-1;&quot;&quot;))">
            <text:p/>
          </table:table-cell>
          <table:table-cell table:style-name="ce87" table:formula="of:=IF(ISBLANK([.D785]);&quot;&quot;; [.G785]/[.I784])">
            <text:p/>
          </table:table-cell>
          <table:table-cell table:style-name="ce76" table:formula="of:=IF([.D785] = &quot;&quot;; &quot;&quot;; IFERROR([.I784]*([.N785]);&quot;&quot;))">
            <text:p/>
          </table:table-cell>
          <table:table-cell table:style-name="ce96" table:formula="of:=IF([.D78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85]*[.N786]/[.D786]*([.E786]+[.F786]); IFERROR([.I785]*[.N786]/[.D786]*[.E786]; &quot;&quot;))">
            <text:p/>
          </table:table-cell>
          <table:table-cell table:style-name="ce71" table:formula="of:=IF([.D786] = &quot;&quot;; &quot;&quot;; IFERROR([.H785]+([.E786]+[.F786]); [.H785]+[.E786]) )">
            <text:p/>
          </table:table-cell>
          <table:table-cell table:style-name="ce76" table:formula="of:=IF([.D786] = &quot;&quot;; &quot;&quot;; IFERROR([.I785]+[.G786];&quot;&quot;))">
            <text:p/>
          </table:table-cell>
          <table:table-cell table:style-name="ce80" table:formula="of:=IF([.D786] = &quot;&quot;; &quot;&quot;; IFERROR(([.I786]-[.F$2])/[.F$2];&quot;&quot;))">
            <text:p/>
          </table:table-cell>
          <table:table-cell table:style-name="ce84" table:formula="of:=IF([.D786] = &quot;&quot;; &quot;&quot;; IFERROR([.I786]/MAX([.$I$2:.I786])-1;&quot;&quot;))">
            <text:p/>
          </table:table-cell>
          <table:table-cell table:style-name="ce87" table:formula="of:=IF(ISBLANK([.D786]);&quot;&quot;; [.G786]/[.I785])">
            <text:p/>
          </table:table-cell>
          <table:table-cell table:style-name="ce76" table:formula="of:=IF([.D786] = &quot;&quot;; &quot;&quot;; IFERROR([.I785]*([.N786]);&quot;&quot;))">
            <text:p/>
          </table:table-cell>
          <table:table-cell table:style-name="ce96" table:formula="of:=IF([.D78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86]*[.N787]/[.D787]*([.E787]+[.F787]); IFERROR([.I786]*[.N787]/[.D787]*[.E787]; &quot;&quot;))">
            <text:p/>
          </table:table-cell>
          <table:table-cell table:style-name="ce71" table:formula="of:=IF([.D787] = &quot;&quot;; &quot;&quot;; IFERROR([.H786]+([.E787]+[.F787]); [.H786]+[.E787]) )">
            <text:p/>
          </table:table-cell>
          <table:table-cell table:style-name="ce76" table:formula="of:=IF([.D787] = &quot;&quot;; &quot;&quot;; IFERROR([.I786]+[.G787];&quot;&quot;))">
            <text:p/>
          </table:table-cell>
          <table:table-cell table:style-name="ce80" table:formula="of:=IF([.D787] = &quot;&quot;; &quot;&quot;; IFERROR(([.I787]-[.F$2])/[.F$2];&quot;&quot;))">
            <text:p/>
          </table:table-cell>
          <table:table-cell table:style-name="ce84" table:formula="of:=IF([.D787] = &quot;&quot;; &quot;&quot;; IFERROR([.I787]/MAX([.$I$2:.I787])-1;&quot;&quot;))">
            <text:p/>
          </table:table-cell>
          <table:table-cell table:style-name="ce87" table:formula="of:=IF(ISBLANK([.D787]);&quot;&quot;; [.G787]/[.I786])">
            <text:p/>
          </table:table-cell>
          <table:table-cell table:style-name="ce76" table:formula="of:=IF([.D787] = &quot;&quot;; &quot;&quot;; IFERROR([.I786]*([.N787]);&quot;&quot;))">
            <text:p/>
          </table:table-cell>
          <table:table-cell table:style-name="ce96" table:formula="of:=IF([.D78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87]*[.N788]/[.D788]*([.E788]+[.F788]); IFERROR([.I787]*[.N788]/[.D788]*[.E788]; &quot;&quot;))">
            <text:p/>
          </table:table-cell>
          <table:table-cell table:style-name="ce71" table:formula="of:=IF([.D788] = &quot;&quot;; &quot;&quot;; IFERROR([.H787]+([.E788]+[.F788]); [.H787]+[.E788]) )">
            <text:p/>
          </table:table-cell>
          <table:table-cell table:style-name="ce76" table:formula="of:=IF([.D788] = &quot;&quot;; &quot;&quot;; IFERROR([.I787]+[.G788];&quot;&quot;))">
            <text:p/>
          </table:table-cell>
          <table:table-cell table:style-name="ce80" table:formula="of:=IF([.D788] = &quot;&quot;; &quot;&quot;; IFERROR(([.I788]-[.F$2])/[.F$2];&quot;&quot;))">
            <text:p/>
          </table:table-cell>
          <table:table-cell table:style-name="ce84" table:formula="of:=IF([.D788] = &quot;&quot;; &quot;&quot;; IFERROR([.I788]/MAX([.$I$2:.I788])-1;&quot;&quot;))">
            <text:p/>
          </table:table-cell>
          <table:table-cell table:style-name="ce87" table:formula="of:=IF(ISBLANK([.D788]);&quot;&quot;; [.G788]/[.I787])">
            <text:p/>
          </table:table-cell>
          <table:table-cell table:style-name="ce76" table:formula="of:=IF([.D788] = &quot;&quot;; &quot;&quot;; IFERROR([.I787]*([.N788]);&quot;&quot;))">
            <text:p/>
          </table:table-cell>
          <table:table-cell table:style-name="ce96" table:formula="of:=IF([.D78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88]*[.N789]/[.D789]*([.E789]+[.F789]); IFERROR([.I788]*[.N789]/[.D789]*[.E789]; &quot;&quot;))">
            <text:p/>
          </table:table-cell>
          <table:table-cell table:style-name="ce71" table:formula="of:=IF([.D789] = &quot;&quot;; &quot;&quot;; IFERROR([.H788]+([.E789]+[.F789]); [.H788]+[.E789]) )">
            <text:p/>
          </table:table-cell>
          <table:table-cell table:style-name="ce76" table:formula="of:=IF([.D789] = &quot;&quot;; &quot;&quot;; IFERROR([.I788]+[.G789];&quot;&quot;))">
            <text:p/>
          </table:table-cell>
          <table:table-cell table:style-name="ce80" table:formula="of:=IF([.D789] = &quot;&quot;; &quot;&quot;; IFERROR(([.I789]-[.F$2])/[.F$2];&quot;&quot;))">
            <text:p/>
          </table:table-cell>
          <table:table-cell table:style-name="ce84" table:formula="of:=IF([.D789] = &quot;&quot;; &quot;&quot;; IFERROR([.I789]/MAX([.$I$2:.I789])-1;&quot;&quot;))">
            <text:p/>
          </table:table-cell>
          <table:table-cell table:style-name="ce87" table:formula="of:=IF(ISBLANK([.D789]);&quot;&quot;; [.G789]/[.I788])">
            <text:p/>
          </table:table-cell>
          <table:table-cell table:style-name="ce76" table:formula="of:=IF([.D789] = &quot;&quot;; &quot;&quot;; IFERROR([.I788]*([.N789]);&quot;&quot;))">
            <text:p/>
          </table:table-cell>
          <table:table-cell table:style-name="ce96" table:formula="of:=IF([.D78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89]*[.N790]/[.D790]*([.E790]+[.F790]); IFERROR([.I789]*[.N790]/[.D790]*[.E790]; &quot;&quot;))">
            <text:p/>
          </table:table-cell>
          <table:table-cell table:style-name="ce71" table:formula="of:=IF([.D790] = &quot;&quot;; &quot;&quot;; IFERROR([.H789]+([.E790]+[.F790]); [.H789]+[.E790]) )">
            <text:p/>
          </table:table-cell>
          <table:table-cell table:style-name="ce76" table:formula="of:=IF([.D790] = &quot;&quot;; &quot;&quot;; IFERROR([.I789]+[.G790];&quot;&quot;))">
            <text:p/>
          </table:table-cell>
          <table:table-cell table:style-name="ce80" table:formula="of:=IF([.D790] = &quot;&quot;; &quot;&quot;; IFERROR(([.I790]-[.F$2])/[.F$2];&quot;&quot;))">
            <text:p/>
          </table:table-cell>
          <table:table-cell table:style-name="ce84" table:formula="of:=IF([.D790] = &quot;&quot;; &quot;&quot;; IFERROR([.I790]/MAX([.$I$2:.I790])-1;&quot;&quot;))">
            <text:p/>
          </table:table-cell>
          <table:table-cell table:style-name="ce87" table:formula="of:=IF(ISBLANK([.D790]);&quot;&quot;; [.G790]/[.I789])">
            <text:p/>
          </table:table-cell>
          <table:table-cell table:style-name="ce76" table:formula="of:=IF([.D790] = &quot;&quot;; &quot;&quot;; IFERROR([.I789]*([.N790]);&quot;&quot;))">
            <text:p/>
          </table:table-cell>
          <table:table-cell table:style-name="ce96" table:formula="of:=IF([.D79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90]*[.N791]/[.D791]*([.E791]+[.F791]); IFERROR([.I790]*[.N791]/[.D791]*[.E791]; &quot;&quot;))">
            <text:p/>
          </table:table-cell>
          <table:table-cell table:style-name="ce71" table:formula="of:=IF([.D791] = &quot;&quot;; &quot;&quot;; IFERROR([.H790]+([.E791]+[.F791]); [.H790]+[.E791]) )">
            <text:p/>
          </table:table-cell>
          <table:table-cell table:style-name="ce76" table:formula="of:=IF([.D791] = &quot;&quot;; &quot;&quot;; IFERROR([.I790]+[.G791];&quot;&quot;))">
            <text:p/>
          </table:table-cell>
          <table:table-cell table:style-name="ce80" table:formula="of:=IF([.D791] = &quot;&quot;; &quot;&quot;; IFERROR(([.I791]-[.F$2])/[.F$2];&quot;&quot;))">
            <text:p/>
          </table:table-cell>
          <table:table-cell table:style-name="ce84" table:formula="of:=IF([.D791] = &quot;&quot;; &quot;&quot;; IFERROR([.I791]/MAX([.$I$2:.I791])-1;&quot;&quot;))">
            <text:p/>
          </table:table-cell>
          <table:table-cell table:style-name="ce87" table:formula="of:=IF(ISBLANK([.D791]);&quot;&quot;; [.G791]/[.I790])">
            <text:p/>
          </table:table-cell>
          <table:table-cell table:style-name="ce76" table:formula="of:=IF([.D791] = &quot;&quot;; &quot;&quot;; IFERROR([.I790]*([.N791]);&quot;&quot;))">
            <text:p/>
          </table:table-cell>
          <table:table-cell table:style-name="ce96" table:formula="of:=IF([.D79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91]*[.N792]/[.D792]*([.E792]+[.F792]); IFERROR([.I791]*[.N792]/[.D792]*[.E792]; &quot;&quot;))">
            <text:p/>
          </table:table-cell>
          <table:table-cell table:style-name="ce71" table:formula="of:=IF([.D792] = &quot;&quot;; &quot;&quot;; IFERROR([.H791]+([.E792]+[.F792]); [.H791]+[.E792]) )">
            <text:p/>
          </table:table-cell>
          <table:table-cell table:style-name="ce76" table:formula="of:=IF([.D792] = &quot;&quot;; &quot;&quot;; IFERROR([.I791]+[.G792];&quot;&quot;))">
            <text:p/>
          </table:table-cell>
          <table:table-cell table:style-name="ce80" table:formula="of:=IF([.D792] = &quot;&quot;; &quot;&quot;; IFERROR(([.I792]-[.F$2])/[.F$2];&quot;&quot;))">
            <text:p/>
          </table:table-cell>
          <table:table-cell table:style-name="ce84" table:formula="of:=IF([.D792] = &quot;&quot;; &quot;&quot;; IFERROR([.I792]/MAX([.$I$2:.I792])-1;&quot;&quot;))">
            <text:p/>
          </table:table-cell>
          <table:table-cell table:style-name="ce87" table:formula="of:=IF(ISBLANK([.D792]);&quot;&quot;; [.G792]/[.I791])">
            <text:p/>
          </table:table-cell>
          <table:table-cell table:style-name="ce76" table:formula="of:=IF([.D792] = &quot;&quot;; &quot;&quot;; IFERROR([.I791]*([.N792]);&quot;&quot;))">
            <text:p/>
          </table:table-cell>
          <table:table-cell table:style-name="ce96" table:formula="of:=IF([.D79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92]*[.N793]/[.D793]*([.E793]+[.F793]); IFERROR([.I792]*[.N793]/[.D793]*[.E793]; &quot;&quot;))">
            <text:p/>
          </table:table-cell>
          <table:table-cell table:style-name="ce71" table:formula="of:=IF([.D793] = &quot;&quot;; &quot;&quot;; IFERROR([.H792]+([.E793]+[.F793]); [.H792]+[.E793]) )">
            <text:p/>
          </table:table-cell>
          <table:table-cell table:style-name="ce76" table:formula="of:=IF([.D793] = &quot;&quot;; &quot;&quot;; IFERROR([.I792]+[.G793];&quot;&quot;))">
            <text:p/>
          </table:table-cell>
          <table:table-cell table:style-name="ce80" table:formula="of:=IF([.D793] = &quot;&quot;; &quot;&quot;; IFERROR(([.I793]-[.F$2])/[.F$2];&quot;&quot;))">
            <text:p/>
          </table:table-cell>
          <table:table-cell table:style-name="ce84" table:formula="of:=IF([.D793] = &quot;&quot;; &quot;&quot;; IFERROR([.I793]/MAX([.$I$2:.I793])-1;&quot;&quot;))">
            <text:p/>
          </table:table-cell>
          <table:table-cell table:style-name="ce87" table:formula="of:=IF(ISBLANK([.D793]);&quot;&quot;; [.G793]/[.I792])">
            <text:p/>
          </table:table-cell>
          <table:table-cell table:style-name="ce76" table:formula="of:=IF([.D793] = &quot;&quot;; &quot;&quot;; IFERROR([.I792]*([.N793]);&quot;&quot;))">
            <text:p/>
          </table:table-cell>
          <table:table-cell table:style-name="ce96" table:formula="of:=IF([.D79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93]*[.N794]/[.D794]*([.E794]+[.F794]); IFERROR([.I793]*[.N794]/[.D794]*[.E794]; &quot;&quot;))">
            <text:p/>
          </table:table-cell>
          <table:table-cell table:style-name="ce71" table:formula="of:=IF([.D794] = &quot;&quot;; &quot;&quot;; IFERROR([.H793]+([.E794]+[.F794]); [.H793]+[.E794]) )">
            <text:p/>
          </table:table-cell>
          <table:table-cell table:style-name="ce76" table:formula="of:=IF([.D794] = &quot;&quot;; &quot;&quot;; IFERROR([.I793]+[.G794];&quot;&quot;))">
            <text:p/>
          </table:table-cell>
          <table:table-cell table:style-name="ce80" table:formula="of:=IF([.D794] = &quot;&quot;; &quot;&quot;; IFERROR(([.I794]-[.F$2])/[.F$2];&quot;&quot;))">
            <text:p/>
          </table:table-cell>
          <table:table-cell table:style-name="ce84" table:formula="of:=IF([.D794] = &quot;&quot;; &quot;&quot;; IFERROR([.I794]/MAX([.$I$2:.I794])-1;&quot;&quot;))">
            <text:p/>
          </table:table-cell>
          <table:table-cell table:style-name="ce87" table:formula="of:=IF(ISBLANK([.D794]);&quot;&quot;; [.G794]/[.I793])">
            <text:p/>
          </table:table-cell>
          <table:table-cell table:style-name="ce76" table:formula="of:=IF([.D794] = &quot;&quot;; &quot;&quot;; IFERROR([.I793]*([.N794]);&quot;&quot;))">
            <text:p/>
          </table:table-cell>
          <table:table-cell table:style-name="ce96" table:formula="of:=IF([.D79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94]*[.N795]/[.D795]*([.E795]+[.F795]); IFERROR([.I794]*[.N795]/[.D795]*[.E795]; &quot;&quot;))">
            <text:p/>
          </table:table-cell>
          <table:table-cell table:style-name="ce71" table:formula="of:=IF([.D795] = &quot;&quot;; &quot;&quot;; IFERROR([.H794]+([.E795]+[.F795]); [.H794]+[.E795]) )">
            <text:p/>
          </table:table-cell>
          <table:table-cell table:style-name="ce76" table:formula="of:=IF([.D795] = &quot;&quot;; &quot;&quot;; IFERROR([.I794]+[.G795];&quot;&quot;))">
            <text:p/>
          </table:table-cell>
          <table:table-cell table:style-name="ce80" table:formula="of:=IF([.D795] = &quot;&quot;; &quot;&quot;; IFERROR(([.I795]-[.F$2])/[.F$2];&quot;&quot;))">
            <text:p/>
          </table:table-cell>
          <table:table-cell table:style-name="ce84" table:formula="of:=IF([.D795] = &quot;&quot;; &quot;&quot;; IFERROR([.I795]/MAX([.$I$2:.I795])-1;&quot;&quot;))">
            <text:p/>
          </table:table-cell>
          <table:table-cell table:style-name="ce87" table:formula="of:=IF(ISBLANK([.D795]);&quot;&quot;; [.G795]/[.I794])">
            <text:p/>
          </table:table-cell>
          <table:table-cell table:style-name="ce76" table:formula="of:=IF([.D795] = &quot;&quot;; &quot;&quot;; IFERROR([.I794]*([.N795]);&quot;&quot;))">
            <text:p/>
          </table:table-cell>
          <table:table-cell table:style-name="ce96" table:formula="of:=IF([.D79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95]*[.N796]/[.D796]*([.E796]+[.F796]); IFERROR([.I795]*[.N796]/[.D796]*[.E796]; &quot;&quot;))">
            <text:p/>
          </table:table-cell>
          <table:table-cell table:style-name="ce71" table:formula="of:=IF([.D796] = &quot;&quot;; &quot;&quot;; IFERROR([.H795]+([.E796]+[.F796]); [.H795]+[.E796]) )">
            <text:p/>
          </table:table-cell>
          <table:table-cell table:style-name="ce76" table:formula="of:=IF([.D796] = &quot;&quot;; &quot;&quot;; IFERROR([.I795]+[.G796];&quot;&quot;))">
            <text:p/>
          </table:table-cell>
          <table:table-cell table:style-name="ce80" table:formula="of:=IF([.D796] = &quot;&quot;; &quot;&quot;; IFERROR(([.I796]-[.F$2])/[.F$2];&quot;&quot;))">
            <text:p/>
          </table:table-cell>
          <table:table-cell table:style-name="ce84" table:formula="of:=IF([.D796] = &quot;&quot;; &quot;&quot;; IFERROR([.I796]/MAX([.$I$2:.I796])-1;&quot;&quot;))">
            <text:p/>
          </table:table-cell>
          <table:table-cell table:style-name="ce87" table:formula="of:=IF(ISBLANK([.D796]);&quot;&quot;; [.G796]/[.I795])">
            <text:p/>
          </table:table-cell>
          <table:table-cell table:style-name="ce76" table:formula="of:=IF([.D796] = &quot;&quot;; &quot;&quot;; IFERROR([.I795]*([.N796]);&quot;&quot;))">
            <text:p/>
          </table:table-cell>
          <table:table-cell table:style-name="ce96" table:formula="of:=IF([.D79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96]*[.N797]/[.D797]*([.E797]+[.F797]); IFERROR([.I796]*[.N797]/[.D797]*[.E797]; &quot;&quot;))">
            <text:p/>
          </table:table-cell>
          <table:table-cell table:style-name="ce71" table:formula="of:=IF([.D797] = &quot;&quot;; &quot;&quot;; IFERROR([.H796]+([.E797]+[.F797]); [.H796]+[.E797]) )">
            <text:p/>
          </table:table-cell>
          <table:table-cell table:style-name="ce76" table:formula="of:=IF([.D797] = &quot;&quot;; &quot;&quot;; IFERROR([.I796]+[.G797];&quot;&quot;))">
            <text:p/>
          </table:table-cell>
          <table:table-cell table:style-name="ce80" table:formula="of:=IF([.D797] = &quot;&quot;; &quot;&quot;; IFERROR(([.I797]-[.F$2])/[.F$2];&quot;&quot;))">
            <text:p/>
          </table:table-cell>
          <table:table-cell table:style-name="ce84" table:formula="of:=IF([.D797] = &quot;&quot;; &quot;&quot;; IFERROR([.I797]/MAX([.$I$2:.I797])-1;&quot;&quot;))">
            <text:p/>
          </table:table-cell>
          <table:table-cell table:style-name="ce87" table:formula="of:=IF(ISBLANK([.D797]);&quot;&quot;; [.G797]/[.I796])">
            <text:p/>
          </table:table-cell>
          <table:table-cell table:style-name="ce76" table:formula="of:=IF([.D797] = &quot;&quot;; &quot;&quot;; IFERROR([.I796]*([.N797]);&quot;&quot;))">
            <text:p/>
          </table:table-cell>
          <table:table-cell table:style-name="ce96" table:formula="of:=IF([.D79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97]*[.N798]/[.D798]*([.E798]+[.F798]); IFERROR([.I797]*[.N798]/[.D798]*[.E798]; &quot;&quot;))">
            <text:p/>
          </table:table-cell>
          <table:table-cell table:style-name="ce71" table:formula="of:=IF([.D798] = &quot;&quot;; &quot;&quot;; IFERROR([.H797]+([.E798]+[.F798]); [.H797]+[.E798]) )">
            <text:p/>
          </table:table-cell>
          <table:table-cell table:style-name="ce76" table:formula="of:=IF([.D798] = &quot;&quot;; &quot;&quot;; IFERROR([.I797]+[.G798];&quot;&quot;))">
            <text:p/>
          </table:table-cell>
          <table:table-cell table:style-name="ce80" table:formula="of:=IF([.D798] = &quot;&quot;; &quot;&quot;; IFERROR(([.I798]-[.F$2])/[.F$2];&quot;&quot;))">
            <text:p/>
          </table:table-cell>
          <table:table-cell table:style-name="ce84" table:formula="of:=IF([.D798] = &quot;&quot;; &quot;&quot;; IFERROR([.I798]/MAX([.$I$2:.I798])-1;&quot;&quot;))">
            <text:p/>
          </table:table-cell>
          <table:table-cell table:style-name="ce87" table:formula="of:=IF(ISBLANK([.D798]);&quot;&quot;; [.G798]/[.I797])">
            <text:p/>
          </table:table-cell>
          <table:table-cell table:style-name="ce76" table:formula="of:=IF([.D798] = &quot;&quot;; &quot;&quot;; IFERROR([.I797]*([.N798]);&quot;&quot;))">
            <text:p/>
          </table:table-cell>
          <table:table-cell table:style-name="ce96" table:formula="of:=IF([.D79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798]*[.N799]/[.D799]*([.E799]+[.F799]); IFERROR([.I798]*[.N799]/[.D799]*[.E799]; &quot;&quot;))">
            <text:p/>
          </table:table-cell>
          <table:table-cell table:style-name="ce71" table:formula="of:=IF([.D799] = &quot;&quot;; &quot;&quot;; IFERROR([.H798]+([.E799]+[.F799]); [.H798]+[.E799]) )">
            <text:p/>
          </table:table-cell>
          <table:table-cell table:style-name="ce76" table:formula="of:=IF([.D799] = &quot;&quot;; &quot;&quot;; IFERROR([.I798]+[.G799];&quot;&quot;))">
            <text:p/>
          </table:table-cell>
          <table:table-cell table:style-name="ce80" table:formula="of:=IF([.D799] = &quot;&quot;; &quot;&quot;; IFERROR(([.I799]-[.F$2])/[.F$2];&quot;&quot;))">
            <text:p/>
          </table:table-cell>
          <table:table-cell table:style-name="ce84" table:formula="of:=IF([.D799] = &quot;&quot;; &quot;&quot;; IFERROR([.I799]/MAX([.$I$2:.I799])-1;&quot;&quot;))">
            <text:p/>
          </table:table-cell>
          <table:table-cell table:style-name="ce87" table:formula="of:=IF(ISBLANK([.D799]);&quot;&quot;; [.G799]/[.I798])">
            <text:p/>
          </table:table-cell>
          <table:table-cell table:style-name="ce76" table:formula="of:=IF([.D799] = &quot;&quot;; &quot;&quot;; IFERROR([.I798]*([.N799]);&quot;&quot;))">
            <text:p/>
          </table:table-cell>
          <table:table-cell table:style-name="ce96" table:formula="of:=IF([.D79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799]*[.N800]/[.D800]*([.E800]+[.F800]); IFERROR([.I799]*[.N800]/[.D800]*[.E800]; &quot;&quot;))">
            <text:p/>
          </table:table-cell>
          <table:table-cell table:style-name="ce71" table:formula="of:=IF([.D800] = &quot;&quot;; &quot;&quot;; IFERROR([.H799]+([.E800]+[.F800]); [.H799]+[.E800]) )">
            <text:p/>
          </table:table-cell>
          <table:table-cell table:style-name="ce76" table:formula="of:=IF([.D800] = &quot;&quot;; &quot;&quot;; IFERROR([.I799]+[.G800];&quot;&quot;))">
            <text:p/>
          </table:table-cell>
          <table:table-cell table:style-name="ce80" table:formula="of:=IF([.D800] = &quot;&quot;; &quot;&quot;; IFERROR(([.I800]-[.F$2])/[.F$2];&quot;&quot;))">
            <text:p/>
          </table:table-cell>
          <table:table-cell table:style-name="ce84" table:formula="of:=IF([.D800] = &quot;&quot;; &quot;&quot;; IFERROR([.I800]/MAX([.$I$2:.I800])-1;&quot;&quot;))">
            <text:p/>
          </table:table-cell>
          <table:table-cell table:style-name="ce87" table:formula="of:=IF(ISBLANK([.D800]);&quot;&quot;; [.G800]/[.I799])">
            <text:p/>
          </table:table-cell>
          <table:table-cell table:style-name="ce76" table:formula="of:=IF([.D800] = &quot;&quot;; &quot;&quot;; IFERROR([.I799]*([.N800]);&quot;&quot;))">
            <text:p/>
          </table:table-cell>
          <table:table-cell table:style-name="ce96" table:formula="of:=IF([.D80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00]*[.N801]/[.D801]*([.E801]+[.F801]); IFERROR([.I800]*[.N801]/[.D801]*[.E801]; &quot;&quot;))">
            <text:p/>
          </table:table-cell>
          <table:table-cell table:style-name="ce71" table:formula="of:=IF([.D801] = &quot;&quot;; &quot;&quot;; IFERROR([.H800]+([.E801]+[.F801]); [.H800]+[.E801]) )">
            <text:p/>
          </table:table-cell>
          <table:table-cell table:style-name="ce76" table:formula="of:=IF([.D801] = &quot;&quot;; &quot;&quot;; IFERROR([.I800]+[.G801];&quot;&quot;))">
            <text:p/>
          </table:table-cell>
          <table:table-cell table:style-name="ce80" table:formula="of:=IF([.D801] = &quot;&quot;; &quot;&quot;; IFERROR(([.I801]-[.F$2])/[.F$2];&quot;&quot;))">
            <text:p/>
          </table:table-cell>
          <table:table-cell table:style-name="ce84" table:formula="of:=IF([.D801] = &quot;&quot;; &quot;&quot;; IFERROR([.I801]/MAX([.$I$2:.I801])-1;&quot;&quot;))">
            <text:p/>
          </table:table-cell>
          <table:table-cell table:style-name="ce87" table:formula="of:=IF(ISBLANK([.D801]);&quot;&quot;; [.G801]/[.I800])">
            <text:p/>
          </table:table-cell>
          <table:table-cell table:style-name="ce76" table:formula="of:=IF([.D801] = &quot;&quot;; &quot;&quot;; IFERROR([.I800]*([.N801]);&quot;&quot;))">
            <text:p/>
          </table:table-cell>
          <table:table-cell table:style-name="ce96" table:formula="of:=IF([.D80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01]*[.N802]/[.D802]*([.E802]+[.F802]); IFERROR([.I801]*[.N802]/[.D802]*[.E802]; &quot;&quot;))">
            <text:p/>
          </table:table-cell>
          <table:table-cell table:style-name="ce71" table:formula="of:=IF([.D802] = &quot;&quot;; &quot;&quot;; IFERROR([.H801]+([.E802]+[.F802]); [.H801]+[.E802]) )">
            <text:p/>
          </table:table-cell>
          <table:table-cell table:style-name="ce76" table:formula="of:=IF([.D802] = &quot;&quot;; &quot;&quot;; IFERROR([.I801]+[.G802];&quot;&quot;))">
            <text:p/>
          </table:table-cell>
          <table:table-cell table:style-name="ce80" table:formula="of:=IF([.D802] = &quot;&quot;; &quot;&quot;; IFERROR(([.I802]-[.F$2])/[.F$2];&quot;&quot;))">
            <text:p/>
          </table:table-cell>
          <table:table-cell table:style-name="ce84" table:formula="of:=IF([.D802] = &quot;&quot;; &quot;&quot;; IFERROR([.I802]/MAX([.$I$2:.I802])-1;&quot;&quot;))">
            <text:p/>
          </table:table-cell>
          <table:table-cell table:style-name="ce87" table:formula="of:=IF(ISBLANK([.D802]);&quot;&quot;; [.G802]/[.I801])">
            <text:p/>
          </table:table-cell>
          <table:table-cell table:style-name="ce76" table:formula="of:=IF([.D802] = &quot;&quot;; &quot;&quot;; IFERROR([.I801]*([.N802]);&quot;&quot;))">
            <text:p/>
          </table:table-cell>
          <table:table-cell table:style-name="ce96" table:formula="of:=IF([.D80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02]*[.N803]/[.D803]*([.E803]+[.F803]); IFERROR([.I802]*[.N803]/[.D803]*[.E803]; &quot;&quot;))">
            <text:p/>
          </table:table-cell>
          <table:table-cell table:style-name="ce71" table:formula="of:=IF([.D803] = &quot;&quot;; &quot;&quot;; IFERROR([.H802]+([.E803]+[.F803]); [.H802]+[.E803]) )">
            <text:p/>
          </table:table-cell>
          <table:table-cell table:style-name="ce76" table:formula="of:=IF([.D803] = &quot;&quot;; &quot;&quot;; IFERROR([.I802]+[.G803];&quot;&quot;))">
            <text:p/>
          </table:table-cell>
          <table:table-cell table:style-name="ce80" table:formula="of:=IF([.D803] = &quot;&quot;; &quot;&quot;; IFERROR(([.I803]-[.F$2])/[.F$2];&quot;&quot;))">
            <text:p/>
          </table:table-cell>
          <table:table-cell table:style-name="ce84" table:formula="of:=IF([.D803] = &quot;&quot;; &quot;&quot;; IFERROR([.I803]/MAX([.$I$2:.I803])-1;&quot;&quot;))">
            <text:p/>
          </table:table-cell>
          <table:table-cell table:style-name="ce87" table:formula="of:=IF(ISBLANK([.D803]);&quot;&quot;; [.G803]/[.I802])">
            <text:p/>
          </table:table-cell>
          <table:table-cell table:style-name="ce76" table:formula="of:=IF([.D803] = &quot;&quot;; &quot;&quot;; IFERROR([.I802]*([.N803]);&quot;&quot;))">
            <text:p/>
          </table:table-cell>
          <table:table-cell table:style-name="ce96" table:formula="of:=IF([.D80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03]*[.N804]/[.D804]*([.E804]+[.F804]); IFERROR([.I803]*[.N804]/[.D804]*[.E804]; &quot;&quot;))">
            <text:p/>
          </table:table-cell>
          <table:table-cell table:style-name="ce71" table:formula="of:=IF([.D804] = &quot;&quot;; &quot;&quot;; IFERROR([.H803]+([.E804]+[.F804]); [.H803]+[.E804]) )">
            <text:p/>
          </table:table-cell>
          <table:table-cell table:style-name="ce76" table:formula="of:=IF([.D804] = &quot;&quot;; &quot;&quot;; IFERROR([.I803]+[.G804];&quot;&quot;))">
            <text:p/>
          </table:table-cell>
          <table:table-cell table:style-name="ce80" table:formula="of:=IF([.D804] = &quot;&quot;; &quot;&quot;; IFERROR(([.I804]-[.F$2])/[.F$2];&quot;&quot;))">
            <text:p/>
          </table:table-cell>
          <table:table-cell table:style-name="ce84" table:formula="of:=IF([.D804] = &quot;&quot;; &quot;&quot;; IFERROR([.I804]/MAX([.$I$2:.I804])-1;&quot;&quot;))">
            <text:p/>
          </table:table-cell>
          <table:table-cell table:style-name="ce87" table:formula="of:=IF(ISBLANK([.D804]);&quot;&quot;; [.G804]/[.I803])">
            <text:p/>
          </table:table-cell>
          <table:table-cell table:style-name="ce76" table:formula="of:=IF([.D804] = &quot;&quot;; &quot;&quot;; IFERROR([.I803]*([.N804]);&quot;&quot;))">
            <text:p/>
          </table:table-cell>
          <table:table-cell table:style-name="ce96" table:formula="of:=IF([.D80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04]*[.N805]/[.D805]*([.E805]+[.F805]); IFERROR([.I804]*[.N805]/[.D805]*[.E805]; &quot;&quot;))">
            <text:p/>
          </table:table-cell>
          <table:table-cell table:style-name="ce71" table:formula="of:=IF([.D805] = &quot;&quot;; &quot;&quot;; IFERROR([.H804]+([.E805]+[.F805]); [.H804]+[.E805]) )">
            <text:p/>
          </table:table-cell>
          <table:table-cell table:style-name="ce76" table:formula="of:=IF([.D805] = &quot;&quot;; &quot;&quot;; IFERROR([.I804]+[.G805];&quot;&quot;))">
            <text:p/>
          </table:table-cell>
          <table:table-cell table:style-name="ce80" table:formula="of:=IF([.D805] = &quot;&quot;; &quot;&quot;; IFERROR(([.I805]-[.F$2])/[.F$2];&quot;&quot;))">
            <text:p/>
          </table:table-cell>
          <table:table-cell table:style-name="ce84" table:formula="of:=IF([.D805] = &quot;&quot;; &quot;&quot;; IFERROR([.I805]/MAX([.$I$2:.I805])-1;&quot;&quot;))">
            <text:p/>
          </table:table-cell>
          <table:table-cell table:style-name="ce87" table:formula="of:=IF(ISBLANK([.D805]);&quot;&quot;; [.G805]/[.I804])">
            <text:p/>
          </table:table-cell>
          <table:table-cell table:style-name="ce76" table:formula="of:=IF([.D805] = &quot;&quot;; &quot;&quot;; IFERROR([.I804]*([.N805]);&quot;&quot;))">
            <text:p/>
          </table:table-cell>
          <table:table-cell table:style-name="ce96" table:formula="of:=IF([.D80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05]*[.N806]/[.D806]*([.E806]+[.F806]); IFERROR([.I805]*[.N806]/[.D806]*[.E806]; &quot;&quot;))">
            <text:p/>
          </table:table-cell>
          <table:table-cell table:style-name="ce71" table:formula="of:=IF([.D806] = &quot;&quot;; &quot;&quot;; IFERROR([.H805]+([.E806]+[.F806]); [.H805]+[.E806]) )">
            <text:p/>
          </table:table-cell>
          <table:table-cell table:style-name="ce76" table:formula="of:=IF([.D806] = &quot;&quot;; &quot;&quot;; IFERROR([.I805]+[.G806];&quot;&quot;))">
            <text:p/>
          </table:table-cell>
          <table:table-cell table:style-name="ce80" table:formula="of:=IF([.D806] = &quot;&quot;; &quot;&quot;; IFERROR(([.I806]-[.F$2])/[.F$2];&quot;&quot;))">
            <text:p/>
          </table:table-cell>
          <table:table-cell table:style-name="ce84" table:formula="of:=IF([.D806] = &quot;&quot;; &quot;&quot;; IFERROR([.I806]/MAX([.$I$2:.I806])-1;&quot;&quot;))">
            <text:p/>
          </table:table-cell>
          <table:table-cell table:style-name="ce87" table:formula="of:=IF(ISBLANK([.D806]);&quot;&quot;; [.G806]/[.I805])">
            <text:p/>
          </table:table-cell>
          <table:table-cell table:style-name="ce76" table:formula="of:=IF([.D806] = &quot;&quot;; &quot;&quot;; IFERROR([.I805]*([.N806]);&quot;&quot;))">
            <text:p/>
          </table:table-cell>
          <table:table-cell table:style-name="ce96" table:formula="of:=IF([.D80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06]*[.N807]/[.D807]*([.E807]+[.F807]); IFERROR([.I806]*[.N807]/[.D807]*[.E807]; &quot;&quot;))">
            <text:p/>
          </table:table-cell>
          <table:table-cell table:style-name="ce71" table:formula="of:=IF([.D807] = &quot;&quot;; &quot;&quot;; IFERROR([.H806]+([.E807]+[.F807]); [.H806]+[.E807]) )">
            <text:p/>
          </table:table-cell>
          <table:table-cell table:style-name="ce76" table:formula="of:=IF([.D807] = &quot;&quot;; &quot;&quot;; IFERROR([.I806]+[.G807];&quot;&quot;))">
            <text:p/>
          </table:table-cell>
          <table:table-cell table:style-name="ce80" table:formula="of:=IF([.D807] = &quot;&quot;; &quot;&quot;; IFERROR(([.I807]-[.F$2])/[.F$2];&quot;&quot;))">
            <text:p/>
          </table:table-cell>
          <table:table-cell table:style-name="ce84" table:formula="of:=IF([.D807] = &quot;&quot;; &quot;&quot;; IFERROR([.I807]/MAX([.$I$2:.I807])-1;&quot;&quot;))">
            <text:p/>
          </table:table-cell>
          <table:table-cell table:style-name="ce87" table:formula="of:=IF(ISBLANK([.D807]);&quot;&quot;; [.G807]/[.I806])">
            <text:p/>
          </table:table-cell>
          <table:table-cell table:style-name="ce76" table:formula="of:=IF([.D807] = &quot;&quot;; &quot;&quot;; IFERROR([.I806]*([.N807]);&quot;&quot;))">
            <text:p/>
          </table:table-cell>
          <table:table-cell table:style-name="ce96" table:formula="of:=IF([.D80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07]*[.N808]/[.D808]*([.E808]+[.F808]); IFERROR([.I807]*[.N808]/[.D808]*[.E808]; &quot;&quot;))">
            <text:p/>
          </table:table-cell>
          <table:table-cell table:style-name="ce71" table:formula="of:=IF([.D808] = &quot;&quot;; &quot;&quot;; IFERROR([.H807]+([.E808]+[.F808]); [.H807]+[.E808]) )">
            <text:p/>
          </table:table-cell>
          <table:table-cell table:style-name="ce76" table:formula="of:=IF([.D808] = &quot;&quot;; &quot;&quot;; IFERROR([.I807]+[.G808];&quot;&quot;))">
            <text:p/>
          </table:table-cell>
          <table:table-cell table:style-name="ce80" table:formula="of:=IF([.D808] = &quot;&quot;; &quot;&quot;; IFERROR(([.I808]-[.F$2])/[.F$2];&quot;&quot;))">
            <text:p/>
          </table:table-cell>
          <table:table-cell table:style-name="ce84" table:formula="of:=IF([.D808] = &quot;&quot;; &quot;&quot;; IFERROR([.I808]/MAX([.$I$2:.I808])-1;&quot;&quot;))">
            <text:p/>
          </table:table-cell>
          <table:table-cell table:style-name="ce87" table:formula="of:=IF(ISBLANK([.D808]);&quot;&quot;; [.G808]/[.I807])">
            <text:p/>
          </table:table-cell>
          <table:table-cell table:style-name="ce76" table:formula="of:=IF([.D808] = &quot;&quot;; &quot;&quot;; IFERROR([.I807]*([.N808]);&quot;&quot;))">
            <text:p/>
          </table:table-cell>
          <table:table-cell table:style-name="ce96" table:formula="of:=IF([.D80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08]*[.N809]/[.D809]*([.E809]+[.F809]); IFERROR([.I808]*[.N809]/[.D809]*[.E809]; &quot;&quot;))">
            <text:p/>
          </table:table-cell>
          <table:table-cell table:style-name="ce71" table:formula="of:=IF([.D809] = &quot;&quot;; &quot;&quot;; IFERROR([.H808]+([.E809]+[.F809]); [.H808]+[.E809]) )">
            <text:p/>
          </table:table-cell>
          <table:table-cell table:style-name="ce76" table:formula="of:=IF([.D809] = &quot;&quot;; &quot;&quot;; IFERROR([.I808]+[.G809];&quot;&quot;))">
            <text:p/>
          </table:table-cell>
          <table:table-cell table:style-name="ce80" table:formula="of:=IF([.D809] = &quot;&quot;; &quot;&quot;; IFERROR(([.I809]-[.F$2])/[.F$2];&quot;&quot;))">
            <text:p/>
          </table:table-cell>
          <table:table-cell table:style-name="ce84" table:formula="of:=IF([.D809] = &quot;&quot;; &quot;&quot;; IFERROR([.I809]/MAX([.$I$2:.I809])-1;&quot;&quot;))">
            <text:p/>
          </table:table-cell>
          <table:table-cell table:style-name="ce87" table:formula="of:=IF(ISBLANK([.D809]);&quot;&quot;; [.G809]/[.I808])">
            <text:p/>
          </table:table-cell>
          <table:table-cell table:style-name="ce76" table:formula="of:=IF([.D809] = &quot;&quot;; &quot;&quot;; IFERROR([.I808]*([.N809]);&quot;&quot;))">
            <text:p/>
          </table:table-cell>
          <table:table-cell table:style-name="ce96" table:formula="of:=IF([.D80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09]*[.N810]/[.D810]*([.E810]+[.F810]); IFERROR([.I809]*[.N810]/[.D810]*[.E810]; &quot;&quot;))">
            <text:p/>
          </table:table-cell>
          <table:table-cell table:style-name="ce71" table:formula="of:=IF([.D810] = &quot;&quot;; &quot;&quot;; IFERROR([.H809]+([.E810]+[.F810]); [.H809]+[.E810]) )">
            <text:p/>
          </table:table-cell>
          <table:table-cell table:style-name="ce76" table:formula="of:=IF([.D810] = &quot;&quot;; &quot;&quot;; IFERROR([.I809]+[.G810];&quot;&quot;))">
            <text:p/>
          </table:table-cell>
          <table:table-cell table:style-name="ce80" table:formula="of:=IF([.D810] = &quot;&quot;; &quot;&quot;; IFERROR(([.I810]-[.F$2])/[.F$2];&quot;&quot;))">
            <text:p/>
          </table:table-cell>
          <table:table-cell table:style-name="ce84" table:formula="of:=IF([.D810] = &quot;&quot;; &quot;&quot;; IFERROR([.I810]/MAX([.$I$2:.I810])-1;&quot;&quot;))">
            <text:p/>
          </table:table-cell>
          <table:table-cell table:style-name="ce87" table:formula="of:=IF(ISBLANK([.D810]);&quot;&quot;; [.G810]/[.I809])">
            <text:p/>
          </table:table-cell>
          <table:table-cell table:style-name="ce76" table:formula="of:=IF([.D810] = &quot;&quot;; &quot;&quot;; IFERROR([.I809]*([.N810]);&quot;&quot;))">
            <text:p/>
          </table:table-cell>
          <table:table-cell table:style-name="ce96" table:formula="of:=IF([.D81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10]*[.N811]/[.D811]*([.E811]+[.F811]); IFERROR([.I810]*[.N811]/[.D811]*[.E811]; &quot;&quot;))">
            <text:p/>
          </table:table-cell>
          <table:table-cell table:style-name="ce71" table:formula="of:=IF([.D811] = &quot;&quot;; &quot;&quot;; IFERROR([.H810]+([.E811]+[.F811]); [.H810]+[.E811]) )">
            <text:p/>
          </table:table-cell>
          <table:table-cell table:style-name="ce76" table:formula="of:=IF([.D811] = &quot;&quot;; &quot;&quot;; IFERROR([.I810]+[.G811];&quot;&quot;))">
            <text:p/>
          </table:table-cell>
          <table:table-cell table:style-name="ce80" table:formula="of:=IF([.D811] = &quot;&quot;; &quot;&quot;; IFERROR(([.I811]-[.F$2])/[.F$2];&quot;&quot;))">
            <text:p/>
          </table:table-cell>
          <table:table-cell table:style-name="ce84" table:formula="of:=IF([.D811] = &quot;&quot;; &quot;&quot;; IFERROR([.I811]/MAX([.$I$2:.I811])-1;&quot;&quot;))">
            <text:p/>
          </table:table-cell>
          <table:table-cell table:style-name="ce87" table:formula="of:=IF(ISBLANK([.D811]);&quot;&quot;; [.G811]/[.I810])">
            <text:p/>
          </table:table-cell>
          <table:table-cell table:style-name="ce76" table:formula="of:=IF([.D811] = &quot;&quot;; &quot;&quot;; IFERROR([.I810]*([.N811]);&quot;&quot;))">
            <text:p/>
          </table:table-cell>
          <table:table-cell table:style-name="ce96" table:formula="of:=IF([.D81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11]*[.N812]/[.D812]*([.E812]+[.F812]); IFERROR([.I811]*[.N812]/[.D812]*[.E812]; &quot;&quot;))">
            <text:p/>
          </table:table-cell>
          <table:table-cell table:style-name="ce71" table:formula="of:=IF([.D812] = &quot;&quot;; &quot;&quot;; IFERROR([.H811]+([.E812]+[.F812]); [.H811]+[.E812]) )">
            <text:p/>
          </table:table-cell>
          <table:table-cell table:style-name="ce76" table:formula="of:=IF([.D812] = &quot;&quot;; &quot;&quot;; IFERROR([.I811]+[.G812];&quot;&quot;))">
            <text:p/>
          </table:table-cell>
          <table:table-cell table:style-name="ce80" table:formula="of:=IF([.D812] = &quot;&quot;; &quot;&quot;; IFERROR(([.I812]-[.F$2])/[.F$2];&quot;&quot;))">
            <text:p/>
          </table:table-cell>
          <table:table-cell table:style-name="ce84" table:formula="of:=IF([.D812] = &quot;&quot;; &quot;&quot;; IFERROR([.I812]/MAX([.$I$2:.I812])-1;&quot;&quot;))">
            <text:p/>
          </table:table-cell>
          <table:table-cell table:style-name="ce87" table:formula="of:=IF(ISBLANK([.D812]);&quot;&quot;; [.G812]/[.I811])">
            <text:p/>
          </table:table-cell>
          <table:table-cell table:style-name="ce76" table:formula="of:=IF([.D812] = &quot;&quot;; &quot;&quot;; IFERROR([.I811]*([.N812]);&quot;&quot;))">
            <text:p/>
          </table:table-cell>
          <table:table-cell table:style-name="ce96" table:formula="of:=IF([.D81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12]*[.N813]/[.D813]*([.E813]+[.F813]); IFERROR([.I812]*[.N813]/[.D813]*[.E813]; &quot;&quot;))">
            <text:p/>
          </table:table-cell>
          <table:table-cell table:style-name="ce71" table:formula="of:=IF([.D813] = &quot;&quot;; &quot;&quot;; IFERROR([.H812]+([.E813]+[.F813]); [.H812]+[.E813]) )">
            <text:p/>
          </table:table-cell>
          <table:table-cell table:style-name="ce76" table:formula="of:=IF([.D813] = &quot;&quot;; &quot;&quot;; IFERROR([.I812]+[.G813];&quot;&quot;))">
            <text:p/>
          </table:table-cell>
          <table:table-cell table:style-name="ce80" table:formula="of:=IF([.D813] = &quot;&quot;; &quot;&quot;; IFERROR(([.I813]-[.F$2])/[.F$2];&quot;&quot;))">
            <text:p/>
          </table:table-cell>
          <table:table-cell table:style-name="ce84" table:formula="of:=IF([.D813] = &quot;&quot;; &quot;&quot;; IFERROR([.I813]/MAX([.$I$2:.I813])-1;&quot;&quot;))">
            <text:p/>
          </table:table-cell>
          <table:table-cell table:style-name="ce87" table:formula="of:=IF(ISBLANK([.D813]);&quot;&quot;; [.G813]/[.I812])">
            <text:p/>
          </table:table-cell>
          <table:table-cell table:style-name="ce76" table:formula="of:=IF([.D813] = &quot;&quot;; &quot;&quot;; IFERROR([.I812]*([.N813]);&quot;&quot;))">
            <text:p/>
          </table:table-cell>
          <table:table-cell table:style-name="ce96" table:formula="of:=IF([.D81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13]*[.N814]/[.D814]*([.E814]+[.F814]); IFERROR([.I813]*[.N814]/[.D814]*[.E814]; &quot;&quot;))">
            <text:p/>
          </table:table-cell>
          <table:table-cell table:style-name="ce71" table:formula="of:=IF([.D814] = &quot;&quot;; &quot;&quot;; IFERROR([.H813]+([.E814]+[.F814]); [.H813]+[.E814]) )">
            <text:p/>
          </table:table-cell>
          <table:table-cell table:style-name="ce76" table:formula="of:=IF([.D814] = &quot;&quot;; &quot;&quot;; IFERROR([.I813]+[.G814];&quot;&quot;))">
            <text:p/>
          </table:table-cell>
          <table:table-cell table:style-name="ce80" table:formula="of:=IF([.D814] = &quot;&quot;; &quot;&quot;; IFERROR(([.I814]-[.F$2])/[.F$2];&quot;&quot;))">
            <text:p/>
          </table:table-cell>
          <table:table-cell table:style-name="ce84" table:formula="of:=IF([.D814] = &quot;&quot;; &quot;&quot;; IFERROR([.I814]/MAX([.$I$2:.I814])-1;&quot;&quot;))">
            <text:p/>
          </table:table-cell>
          <table:table-cell table:style-name="ce87" table:formula="of:=IF(ISBLANK([.D814]);&quot;&quot;; [.G814]/[.I813])">
            <text:p/>
          </table:table-cell>
          <table:table-cell table:style-name="ce76" table:formula="of:=IF([.D814] = &quot;&quot;; &quot;&quot;; IFERROR([.I813]*([.N814]);&quot;&quot;))">
            <text:p/>
          </table:table-cell>
          <table:table-cell table:style-name="ce96" table:formula="of:=IF([.D81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14]*[.N815]/[.D815]*([.E815]+[.F815]); IFERROR([.I814]*[.N815]/[.D815]*[.E815]; &quot;&quot;))">
            <text:p/>
          </table:table-cell>
          <table:table-cell table:style-name="ce71" table:formula="of:=IF([.D815] = &quot;&quot;; &quot;&quot;; IFERROR([.H814]+([.E815]+[.F815]); [.H814]+[.E815]) )">
            <text:p/>
          </table:table-cell>
          <table:table-cell table:style-name="ce76" table:formula="of:=IF([.D815] = &quot;&quot;; &quot;&quot;; IFERROR([.I814]+[.G815];&quot;&quot;))">
            <text:p/>
          </table:table-cell>
          <table:table-cell table:style-name="ce80" table:formula="of:=IF([.D815] = &quot;&quot;; &quot;&quot;; IFERROR(([.I815]-[.F$2])/[.F$2];&quot;&quot;))">
            <text:p/>
          </table:table-cell>
          <table:table-cell table:style-name="ce84" table:formula="of:=IF([.D815] = &quot;&quot;; &quot;&quot;; IFERROR([.I815]/MAX([.$I$2:.I815])-1;&quot;&quot;))">
            <text:p/>
          </table:table-cell>
          <table:table-cell table:style-name="ce87" table:formula="of:=IF(ISBLANK([.D815]);&quot;&quot;; [.G815]/[.I814])">
            <text:p/>
          </table:table-cell>
          <table:table-cell table:style-name="ce76" table:formula="of:=IF([.D815] = &quot;&quot;; &quot;&quot;; IFERROR([.I814]*([.N815]);&quot;&quot;))">
            <text:p/>
          </table:table-cell>
          <table:table-cell table:style-name="ce96" table:formula="of:=IF([.D81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15]*[.N816]/[.D816]*([.E816]+[.F816]); IFERROR([.I815]*[.N816]/[.D816]*[.E816]; &quot;&quot;))">
            <text:p/>
          </table:table-cell>
          <table:table-cell table:style-name="ce71" table:formula="of:=IF([.D816] = &quot;&quot;; &quot;&quot;; IFERROR([.H815]+([.E816]+[.F816]); [.H815]+[.E816]) )">
            <text:p/>
          </table:table-cell>
          <table:table-cell table:style-name="ce76" table:formula="of:=IF([.D816] = &quot;&quot;; &quot;&quot;; IFERROR([.I815]+[.G816];&quot;&quot;))">
            <text:p/>
          </table:table-cell>
          <table:table-cell table:style-name="ce80" table:formula="of:=IF([.D816] = &quot;&quot;; &quot;&quot;; IFERROR(([.I816]-[.F$2])/[.F$2];&quot;&quot;))">
            <text:p/>
          </table:table-cell>
          <table:table-cell table:style-name="ce84" table:formula="of:=IF([.D816] = &quot;&quot;; &quot;&quot;; IFERROR([.I816]/MAX([.$I$2:.I816])-1;&quot;&quot;))">
            <text:p/>
          </table:table-cell>
          <table:table-cell table:style-name="ce87" table:formula="of:=IF(ISBLANK([.D816]);&quot;&quot;; [.G816]/[.I815])">
            <text:p/>
          </table:table-cell>
          <table:table-cell table:style-name="ce76" table:formula="of:=IF([.D816] = &quot;&quot;; &quot;&quot;; IFERROR([.I815]*([.N816]);&quot;&quot;))">
            <text:p/>
          </table:table-cell>
          <table:table-cell table:style-name="ce96" table:formula="of:=IF([.D81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16]*[.N817]/[.D817]*([.E817]+[.F817]); IFERROR([.I816]*[.N817]/[.D817]*[.E817]; &quot;&quot;))">
            <text:p/>
          </table:table-cell>
          <table:table-cell table:style-name="ce71" table:formula="of:=IF([.D817] = &quot;&quot;; &quot;&quot;; IFERROR([.H816]+([.E817]+[.F817]); [.H816]+[.E817]) )">
            <text:p/>
          </table:table-cell>
          <table:table-cell table:style-name="ce76" table:formula="of:=IF([.D817] = &quot;&quot;; &quot;&quot;; IFERROR([.I816]+[.G817];&quot;&quot;))">
            <text:p/>
          </table:table-cell>
          <table:table-cell table:style-name="ce80" table:formula="of:=IF([.D817] = &quot;&quot;; &quot;&quot;; IFERROR(([.I817]-[.F$2])/[.F$2];&quot;&quot;))">
            <text:p/>
          </table:table-cell>
          <table:table-cell table:style-name="ce84" table:formula="of:=IF([.D817] = &quot;&quot;; &quot;&quot;; IFERROR([.I817]/MAX([.$I$2:.I817])-1;&quot;&quot;))">
            <text:p/>
          </table:table-cell>
          <table:table-cell table:style-name="ce87" table:formula="of:=IF(ISBLANK([.D817]);&quot;&quot;; [.G817]/[.I816])">
            <text:p/>
          </table:table-cell>
          <table:table-cell table:style-name="ce76" table:formula="of:=IF([.D817] = &quot;&quot;; &quot;&quot;; IFERROR([.I816]*([.N817]);&quot;&quot;))">
            <text:p/>
          </table:table-cell>
          <table:table-cell table:style-name="ce96" table:formula="of:=IF([.D81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17]*[.N818]/[.D818]*([.E818]+[.F818]); IFERROR([.I817]*[.N818]/[.D818]*[.E818]; &quot;&quot;))">
            <text:p/>
          </table:table-cell>
          <table:table-cell table:style-name="ce71" table:formula="of:=IF([.D818] = &quot;&quot;; &quot;&quot;; IFERROR([.H817]+([.E818]+[.F818]); [.H817]+[.E818]) )">
            <text:p/>
          </table:table-cell>
          <table:table-cell table:style-name="ce76" table:formula="of:=IF([.D818] = &quot;&quot;; &quot;&quot;; IFERROR([.I817]+[.G818];&quot;&quot;))">
            <text:p/>
          </table:table-cell>
          <table:table-cell table:style-name="ce80" table:formula="of:=IF([.D818] = &quot;&quot;; &quot;&quot;; IFERROR(([.I818]-[.F$2])/[.F$2];&quot;&quot;))">
            <text:p/>
          </table:table-cell>
          <table:table-cell table:style-name="ce84" table:formula="of:=IF([.D818] = &quot;&quot;; &quot;&quot;; IFERROR([.I818]/MAX([.$I$2:.I818])-1;&quot;&quot;))">
            <text:p/>
          </table:table-cell>
          <table:table-cell table:style-name="ce87" table:formula="of:=IF(ISBLANK([.D818]);&quot;&quot;; [.G818]/[.I817])">
            <text:p/>
          </table:table-cell>
          <table:table-cell table:style-name="ce76" table:formula="of:=IF([.D818] = &quot;&quot;; &quot;&quot;; IFERROR([.I817]*([.N818]);&quot;&quot;))">
            <text:p/>
          </table:table-cell>
          <table:table-cell table:style-name="ce96" table:formula="of:=IF([.D81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18]*[.N819]/[.D819]*([.E819]+[.F819]); IFERROR([.I818]*[.N819]/[.D819]*[.E819]; &quot;&quot;))">
            <text:p/>
          </table:table-cell>
          <table:table-cell table:style-name="ce71" table:formula="of:=IF([.D819] = &quot;&quot;; &quot;&quot;; IFERROR([.H818]+([.E819]+[.F819]); [.H818]+[.E819]) )">
            <text:p/>
          </table:table-cell>
          <table:table-cell table:style-name="ce76" table:formula="of:=IF([.D819] = &quot;&quot;; &quot;&quot;; IFERROR([.I818]+[.G819];&quot;&quot;))">
            <text:p/>
          </table:table-cell>
          <table:table-cell table:style-name="ce80" table:formula="of:=IF([.D819] = &quot;&quot;; &quot;&quot;; IFERROR(([.I819]-[.F$2])/[.F$2];&quot;&quot;))">
            <text:p/>
          </table:table-cell>
          <table:table-cell table:style-name="ce84" table:formula="of:=IF([.D819] = &quot;&quot;; &quot;&quot;; IFERROR([.I819]/MAX([.$I$2:.I819])-1;&quot;&quot;))">
            <text:p/>
          </table:table-cell>
          <table:table-cell table:style-name="ce87" table:formula="of:=IF(ISBLANK([.D819]);&quot;&quot;; [.G819]/[.I818])">
            <text:p/>
          </table:table-cell>
          <table:table-cell table:style-name="ce76" table:formula="of:=IF([.D819] = &quot;&quot;; &quot;&quot;; IFERROR([.I818]*([.N819]);&quot;&quot;))">
            <text:p/>
          </table:table-cell>
          <table:table-cell table:style-name="ce96" table:formula="of:=IF([.D81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19]*[.N820]/[.D820]*([.E820]+[.F820]); IFERROR([.I819]*[.N820]/[.D820]*[.E820]; &quot;&quot;))">
            <text:p/>
          </table:table-cell>
          <table:table-cell table:style-name="ce71" table:formula="of:=IF([.D820] = &quot;&quot;; &quot;&quot;; IFERROR([.H819]+([.E820]+[.F820]); [.H819]+[.E820]) )">
            <text:p/>
          </table:table-cell>
          <table:table-cell table:style-name="ce76" table:formula="of:=IF([.D820] = &quot;&quot;; &quot;&quot;; IFERROR([.I819]+[.G820];&quot;&quot;))">
            <text:p/>
          </table:table-cell>
          <table:table-cell table:style-name="ce80" table:formula="of:=IF([.D820] = &quot;&quot;; &quot;&quot;; IFERROR(([.I820]-[.F$2])/[.F$2];&quot;&quot;))">
            <text:p/>
          </table:table-cell>
          <table:table-cell table:style-name="ce84" table:formula="of:=IF([.D820] = &quot;&quot;; &quot;&quot;; IFERROR([.I820]/MAX([.$I$2:.I820])-1;&quot;&quot;))">
            <text:p/>
          </table:table-cell>
          <table:table-cell table:style-name="ce87" table:formula="of:=IF(ISBLANK([.D820]);&quot;&quot;; [.G820]/[.I819])">
            <text:p/>
          </table:table-cell>
          <table:table-cell table:style-name="ce76" table:formula="of:=IF([.D820] = &quot;&quot;; &quot;&quot;; IFERROR([.I819]*([.N820]);&quot;&quot;))">
            <text:p/>
          </table:table-cell>
          <table:table-cell table:style-name="ce96" table:formula="of:=IF([.D82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20]*[.N821]/[.D821]*([.E821]+[.F821]); IFERROR([.I820]*[.N821]/[.D821]*[.E821]; &quot;&quot;))">
            <text:p/>
          </table:table-cell>
          <table:table-cell table:style-name="ce71" table:formula="of:=IF([.D821] = &quot;&quot;; &quot;&quot;; IFERROR([.H820]+([.E821]+[.F821]); [.H820]+[.E821]) )">
            <text:p/>
          </table:table-cell>
          <table:table-cell table:style-name="ce76" table:formula="of:=IF([.D821] = &quot;&quot;; &quot;&quot;; IFERROR([.I820]+[.G821];&quot;&quot;))">
            <text:p/>
          </table:table-cell>
          <table:table-cell table:style-name="ce80" table:formula="of:=IF([.D821] = &quot;&quot;; &quot;&quot;; IFERROR(([.I821]-[.F$2])/[.F$2];&quot;&quot;))">
            <text:p/>
          </table:table-cell>
          <table:table-cell table:style-name="ce84" table:formula="of:=IF([.D821] = &quot;&quot;; &quot;&quot;; IFERROR([.I821]/MAX([.$I$2:.I821])-1;&quot;&quot;))">
            <text:p/>
          </table:table-cell>
          <table:table-cell table:style-name="ce87" table:formula="of:=IF(ISBLANK([.D821]);&quot;&quot;; [.G821]/[.I820])">
            <text:p/>
          </table:table-cell>
          <table:table-cell table:style-name="ce76" table:formula="of:=IF([.D821] = &quot;&quot;; &quot;&quot;; IFERROR([.I820]*([.N821]);&quot;&quot;))">
            <text:p/>
          </table:table-cell>
          <table:table-cell table:style-name="ce96" table:formula="of:=IF([.D82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21]*[.N822]/[.D822]*([.E822]+[.F822]); IFERROR([.I821]*[.N822]/[.D822]*[.E822]; &quot;&quot;))">
            <text:p/>
          </table:table-cell>
          <table:table-cell table:style-name="ce71" table:formula="of:=IF([.D822] = &quot;&quot;; &quot;&quot;; IFERROR([.H821]+([.E822]+[.F822]); [.H821]+[.E822]) )">
            <text:p/>
          </table:table-cell>
          <table:table-cell table:style-name="ce76" table:formula="of:=IF([.D822] = &quot;&quot;; &quot;&quot;; IFERROR([.I821]+[.G822];&quot;&quot;))">
            <text:p/>
          </table:table-cell>
          <table:table-cell table:style-name="ce80" table:formula="of:=IF([.D822] = &quot;&quot;; &quot;&quot;; IFERROR(([.I822]-[.F$2])/[.F$2];&quot;&quot;))">
            <text:p/>
          </table:table-cell>
          <table:table-cell table:style-name="ce84" table:formula="of:=IF([.D822] = &quot;&quot;; &quot;&quot;; IFERROR([.I822]/MAX([.$I$2:.I822])-1;&quot;&quot;))">
            <text:p/>
          </table:table-cell>
          <table:table-cell table:style-name="ce87" table:formula="of:=IF(ISBLANK([.D822]);&quot;&quot;; [.G822]/[.I821])">
            <text:p/>
          </table:table-cell>
          <table:table-cell table:style-name="ce76" table:formula="of:=IF([.D822] = &quot;&quot;; &quot;&quot;; IFERROR([.I821]*([.N822]);&quot;&quot;))">
            <text:p/>
          </table:table-cell>
          <table:table-cell table:style-name="ce96" table:formula="of:=IF([.D82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22]*[.N823]/[.D823]*([.E823]+[.F823]); IFERROR([.I822]*[.N823]/[.D823]*[.E823]; &quot;&quot;))">
            <text:p/>
          </table:table-cell>
          <table:table-cell table:style-name="ce71" table:formula="of:=IF([.D823] = &quot;&quot;; &quot;&quot;; IFERROR([.H822]+([.E823]+[.F823]); [.H822]+[.E823]) )">
            <text:p/>
          </table:table-cell>
          <table:table-cell table:style-name="ce76" table:formula="of:=IF([.D823] = &quot;&quot;; &quot;&quot;; IFERROR([.I822]+[.G823];&quot;&quot;))">
            <text:p/>
          </table:table-cell>
          <table:table-cell table:style-name="ce80" table:formula="of:=IF([.D823] = &quot;&quot;; &quot;&quot;; IFERROR(([.I823]-[.F$2])/[.F$2];&quot;&quot;))">
            <text:p/>
          </table:table-cell>
          <table:table-cell table:style-name="ce84" table:formula="of:=IF([.D823] = &quot;&quot;; &quot;&quot;; IFERROR([.I823]/MAX([.$I$2:.I823])-1;&quot;&quot;))">
            <text:p/>
          </table:table-cell>
          <table:table-cell table:style-name="ce87" table:formula="of:=IF(ISBLANK([.D823]);&quot;&quot;; [.G823]/[.I822])">
            <text:p/>
          </table:table-cell>
          <table:table-cell table:style-name="ce76" table:formula="of:=IF([.D823] = &quot;&quot;; &quot;&quot;; IFERROR([.I822]*([.N823]);&quot;&quot;))">
            <text:p/>
          </table:table-cell>
          <table:table-cell table:style-name="ce96" table:formula="of:=IF([.D82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23]*[.N824]/[.D824]*([.E824]+[.F824]); IFERROR([.I823]*[.N824]/[.D824]*[.E824]; &quot;&quot;))">
            <text:p/>
          </table:table-cell>
          <table:table-cell table:style-name="ce71" table:formula="of:=IF([.D824] = &quot;&quot;; &quot;&quot;; IFERROR([.H823]+([.E824]+[.F824]); [.H823]+[.E824]) )">
            <text:p/>
          </table:table-cell>
          <table:table-cell table:style-name="ce76" table:formula="of:=IF([.D824] = &quot;&quot;; &quot;&quot;; IFERROR([.I823]+[.G824];&quot;&quot;))">
            <text:p/>
          </table:table-cell>
          <table:table-cell table:style-name="ce80" table:formula="of:=IF([.D824] = &quot;&quot;; &quot;&quot;; IFERROR(([.I824]-[.F$2])/[.F$2];&quot;&quot;))">
            <text:p/>
          </table:table-cell>
          <table:table-cell table:style-name="ce84" table:formula="of:=IF([.D824] = &quot;&quot;; &quot;&quot;; IFERROR([.I824]/MAX([.$I$2:.I824])-1;&quot;&quot;))">
            <text:p/>
          </table:table-cell>
          <table:table-cell table:style-name="ce87" table:formula="of:=IF(ISBLANK([.D824]);&quot;&quot;; [.G824]/[.I823])">
            <text:p/>
          </table:table-cell>
          <table:table-cell table:style-name="ce76" table:formula="of:=IF([.D824] = &quot;&quot;; &quot;&quot;; IFERROR([.I823]*([.N824]);&quot;&quot;))">
            <text:p/>
          </table:table-cell>
          <table:table-cell table:style-name="ce96" table:formula="of:=IF([.D82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24]*[.N825]/[.D825]*([.E825]+[.F825]); IFERROR([.I824]*[.N825]/[.D825]*[.E825]; &quot;&quot;))">
            <text:p/>
          </table:table-cell>
          <table:table-cell table:style-name="ce71" table:formula="of:=IF([.D825] = &quot;&quot;; &quot;&quot;; IFERROR([.H824]+([.E825]+[.F825]); [.H824]+[.E825]) )">
            <text:p/>
          </table:table-cell>
          <table:table-cell table:style-name="ce76" table:formula="of:=IF([.D825] = &quot;&quot;; &quot;&quot;; IFERROR([.I824]+[.G825];&quot;&quot;))">
            <text:p/>
          </table:table-cell>
          <table:table-cell table:style-name="ce80" table:formula="of:=IF([.D825] = &quot;&quot;; &quot;&quot;; IFERROR(([.I825]-[.F$2])/[.F$2];&quot;&quot;))">
            <text:p/>
          </table:table-cell>
          <table:table-cell table:style-name="ce84" table:formula="of:=IF([.D825] = &quot;&quot;; &quot;&quot;; IFERROR([.I825]/MAX([.$I$2:.I825])-1;&quot;&quot;))">
            <text:p/>
          </table:table-cell>
          <table:table-cell table:style-name="ce87" table:formula="of:=IF(ISBLANK([.D825]);&quot;&quot;; [.G825]/[.I824])">
            <text:p/>
          </table:table-cell>
          <table:table-cell table:style-name="ce76" table:formula="of:=IF([.D825] = &quot;&quot;; &quot;&quot;; IFERROR([.I824]*([.N825]);&quot;&quot;))">
            <text:p/>
          </table:table-cell>
          <table:table-cell table:style-name="ce96" table:formula="of:=IF([.D82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25]*[.N826]/[.D826]*([.E826]+[.F826]); IFERROR([.I825]*[.N826]/[.D826]*[.E826]; &quot;&quot;))">
            <text:p/>
          </table:table-cell>
          <table:table-cell table:style-name="ce71" table:formula="of:=IF([.D826] = &quot;&quot;; &quot;&quot;; IFERROR([.H825]+([.E826]+[.F826]); [.H825]+[.E826]) )">
            <text:p/>
          </table:table-cell>
          <table:table-cell table:style-name="ce76" table:formula="of:=IF([.D826] = &quot;&quot;; &quot;&quot;; IFERROR([.I825]+[.G826];&quot;&quot;))">
            <text:p/>
          </table:table-cell>
          <table:table-cell table:style-name="ce80" table:formula="of:=IF([.D826] = &quot;&quot;; &quot;&quot;; IFERROR(([.I826]-[.F$2])/[.F$2];&quot;&quot;))">
            <text:p/>
          </table:table-cell>
          <table:table-cell table:style-name="ce84" table:formula="of:=IF([.D826] = &quot;&quot;; &quot;&quot;; IFERROR([.I826]/MAX([.$I$2:.I826])-1;&quot;&quot;))">
            <text:p/>
          </table:table-cell>
          <table:table-cell table:style-name="ce87" table:formula="of:=IF(ISBLANK([.D826]);&quot;&quot;; [.G826]/[.I825])">
            <text:p/>
          </table:table-cell>
          <table:table-cell table:style-name="ce76" table:formula="of:=IF([.D826] = &quot;&quot;; &quot;&quot;; IFERROR([.I825]*([.N826]);&quot;&quot;))">
            <text:p/>
          </table:table-cell>
          <table:table-cell table:style-name="ce96" table:formula="of:=IF([.D82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26]*[.N827]/[.D827]*([.E827]+[.F827]); IFERROR([.I826]*[.N827]/[.D827]*[.E827]; &quot;&quot;))">
            <text:p/>
          </table:table-cell>
          <table:table-cell table:style-name="ce71" table:formula="of:=IF([.D827] = &quot;&quot;; &quot;&quot;; IFERROR([.H826]+([.E827]+[.F827]); [.H826]+[.E827]) )">
            <text:p/>
          </table:table-cell>
          <table:table-cell table:style-name="ce76" table:formula="of:=IF([.D827] = &quot;&quot;; &quot;&quot;; IFERROR([.I826]+[.G827];&quot;&quot;))">
            <text:p/>
          </table:table-cell>
          <table:table-cell table:style-name="ce80" table:formula="of:=IF([.D827] = &quot;&quot;; &quot;&quot;; IFERROR(([.I827]-[.F$2])/[.F$2];&quot;&quot;))">
            <text:p/>
          </table:table-cell>
          <table:table-cell table:style-name="ce84" table:formula="of:=IF([.D827] = &quot;&quot;; &quot;&quot;; IFERROR([.I827]/MAX([.$I$2:.I827])-1;&quot;&quot;))">
            <text:p/>
          </table:table-cell>
          <table:table-cell table:style-name="ce87" table:formula="of:=IF(ISBLANK([.D827]);&quot;&quot;; [.G827]/[.I826])">
            <text:p/>
          </table:table-cell>
          <table:table-cell table:style-name="ce76" table:formula="of:=IF([.D827] = &quot;&quot;; &quot;&quot;; IFERROR([.I826]*([.N827]);&quot;&quot;))">
            <text:p/>
          </table:table-cell>
          <table:table-cell table:style-name="ce96" table:formula="of:=IF([.D82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27]*[.N828]/[.D828]*([.E828]+[.F828]); IFERROR([.I827]*[.N828]/[.D828]*[.E828]; &quot;&quot;))">
            <text:p/>
          </table:table-cell>
          <table:table-cell table:style-name="ce71" table:formula="of:=IF([.D828] = &quot;&quot;; &quot;&quot;; IFERROR([.H827]+([.E828]+[.F828]); [.H827]+[.E828]) )">
            <text:p/>
          </table:table-cell>
          <table:table-cell table:style-name="ce76" table:formula="of:=IF([.D828] = &quot;&quot;; &quot;&quot;; IFERROR([.I827]+[.G828];&quot;&quot;))">
            <text:p/>
          </table:table-cell>
          <table:table-cell table:style-name="ce80" table:formula="of:=IF([.D828] = &quot;&quot;; &quot;&quot;; IFERROR(([.I828]-[.F$2])/[.F$2];&quot;&quot;))">
            <text:p/>
          </table:table-cell>
          <table:table-cell table:style-name="ce84" table:formula="of:=IF([.D828] = &quot;&quot;; &quot;&quot;; IFERROR([.I828]/MAX([.$I$2:.I828])-1;&quot;&quot;))">
            <text:p/>
          </table:table-cell>
          <table:table-cell table:style-name="ce87" table:formula="of:=IF(ISBLANK([.D828]);&quot;&quot;; [.G828]/[.I827])">
            <text:p/>
          </table:table-cell>
          <table:table-cell table:style-name="ce76" table:formula="of:=IF([.D828] = &quot;&quot;; &quot;&quot;; IFERROR([.I827]*([.N828]);&quot;&quot;))">
            <text:p/>
          </table:table-cell>
          <table:table-cell table:style-name="ce96" table:formula="of:=IF([.D82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28]*[.N829]/[.D829]*([.E829]+[.F829]); IFERROR([.I828]*[.N829]/[.D829]*[.E829]; &quot;&quot;))">
            <text:p/>
          </table:table-cell>
          <table:table-cell table:style-name="ce71" table:formula="of:=IF([.D829] = &quot;&quot;; &quot;&quot;; IFERROR([.H828]+([.E829]+[.F829]); [.H828]+[.E829]) )">
            <text:p/>
          </table:table-cell>
          <table:table-cell table:style-name="ce76" table:formula="of:=IF([.D829] = &quot;&quot;; &quot;&quot;; IFERROR([.I828]+[.G829];&quot;&quot;))">
            <text:p/>
          </table:table-cell>
          <table:table-cell table:style-name="ce80" table:formula="of:=IF([.D829] = &quot;&quot;; &quot;&quot;; IFERROR(([.I829]-[.F$2])/[.F$2];&quot;&quot;))">
            <text:p/>
          </table:table-cell>
          <table:table-cell table:style-name="ce84" table:formula="of:=IF([.D829] = &quot;&quot;; &quot;&quot;; IFERROR([.I829]/MAX([.$I$2:.I829])-1;&quot;&quot;))">
            <text:p/>
          </table:table-cell>
          <table:table-cell table:style-name="ce87" table:formula="of:=IF(ISBLANK([.D829]);&quot;&quot;; [.G829]/[.I828])">
            <text:p/>
          </table:table-cell>
          <table:table-cell table:style-name="ce76" table:formula="of:=IF([.D829] = &quot;&quot;; &quot;&quot;; IFERROR([.I828]*([.N829]);&quot;&quot;))">
            <text:p/>
          </table:table-cell>
          <table:table-cell table:style-name="ce96" table:formula="of:=IF([.D82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29]*[.N830]/[.D830]*([.E830]+[.F830]); IFERROR([.I829]*[.N830]/[.D830]*[.E830]; &quot;&quot;))">
            <text:p/>
          </table:table-cell>
          <table:table-cell table:style-name="ce71" table:formula="of:=IF([.D830] = &quot;&quot;; &quot;&quot;; IFERROR([.H829]+([.E830]+[.F830]); [.H829]+[.E830]) )">
            <text:p/>
          </table:table-cell>
          <table:table-cell table:style-name="ce76" table:formula="of:=IF([.D830] = &quot;&quot;; &quot;&quot;; IFERROR([.I829]+[.G830];&quot;&quot;))">
            <text:p/>
          </table:table-cell>
          <table:table-cell table:style-name="ce80" table:formula="of:=IF([.D830] = &quot;&quot;; &quot;&quot;; IFERROR(([.I830]-[.F$2])/[.F$2];&quot;&quot;))">
            <text:p/>
          </table:table-cell>
          <table:table-cell table:style-name="ce84" table:formula="of:=IF([.D830] = &quot;&quot;; &quot;&quot;; IFERROR([.I830]/MAX([.$I$2:.I830])-1;&quot;&quot;))">
            <text:p/>
          </table:table-cell>
          <table:table-cell table:style-name="ce87" table:formula="of:=IF(ISBLANK([.D830]);&quot;&quot;; [.G830]/[.I829])">
            <text:p/>
          </table:table-cell>
          <table:table-cell table:style-name="ce76" table:formula="of:=IF([.D830] = &quot;&quot;; &quot;&quot;; IFERROR([.I829]*([.N830]);&quot;&quot;))">
            <text:p/>
          </table:table-cell>
          <table:table-cell table:style-name="ce96" table:formula="of:=IF([.D83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30]*[.N831]/[.D831]*([.E831]+[.F831]); IFERROR([.I830]*[.N831]/[.D831]*[.E831]; &quot;&quot;))">
            <text:p/>
          </table:table-cell>
          <table:table-cell table:style-name="ce71" table:formula="of:=IF([.D831] = &quot;&quot;; &quot;&quot;; IFERROR([.H830]+([.E831]+[.F831]); [.H830]+[.E831]) )">
            <text:p/>
          </table:table-cell>
          <table:table-cell table:style-name="ce76" table:formula="of:=IF([.D831] = &quot;&quot;; &quot;&quot;; IFERROR([.I830]+[.G831];&quot;&quot;))">
            <text:p/>
          </table:table-cell>
          <table:table-cell table:style-name="ce80" table:formula="of:=IF([.D831] = &quot;&quot;; &quot;&quot;; IFERROR(([.I831]-[.F$2])/[.F$2];&quot;&quot;))">
            <text:p/>
          </table:table-cell>
          <table:table-cell table:style-name="ce84" table:formula="of:=IF([.D831] = &quot;&quot;; &quot;&quot;; IFERROR([.I831]/MAX([.$I$2:.I831])-1;&quot;&quot;))">
            <text:p/>
          </table:table-cell>
          <table:table-cell table:style-name="ce87" table:formula="of:=IF(ISBLANK([.D831]);&quot;&quot;; [.G831]/[.I830])">
            <text:p/>
          </table:table-cell>
          <table:table-cell table:style-name="ce76" table:formula="of:=IF([.D831] = &quot;&quot;; &quot;&quot;; IFERROR([.I830]*([.N831]);&quot;&quot;))">
            <text:p/>
          </table:table-cell>
          <table:table-cell table:style-name="ce96" table:formula="of:=IF([.D83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31]*[.N832]/[.D832]*([.E832]+[.F832]); IFERROR([.I831]*[.N832]/[.D832]*[.E832]; &quot;&quot;))">
            <text:p/>
          </table:table-cell>
          <table:table-cell table:style-name="ce71" table:formula="of:=IF([.D832] = &quot;&quot;; &quot;&quot;; IFERROR([.H831]+([.E832]+[.F832]); [.H831]+[.E832]) )">
            <text:p/>
          </table:table-cell>
          <table:table-cell table:style-name="ce76" table:formula="of:=IF([.D832] = &quot;&quot;; &quot;&quot;; IFERROR([.I831]+[.G832];&quot;&quot;))">
            <text:p/>
          </table:table-cell>
          <table:table-cell table:style-name="ce80" table:formula="of:=IF([.D832] = &quot;&quot;; &quot;&quot;; IFERROR(([.I832]-[.F$2])/[.F$2];&quot;&quot;))">
            <text:p/>
          </table:table-cell>
          <table:table-cell table:style-name="ce84" table:formula="of:=IF([.D832] = &quot;&quot;; &quot;&quot;; IFERROR([.I832]/MAX([.$I$2:.I832])-1;&quot;&quot;))">
            <text:p/>
          </table:table-cell>
          <table:table-cell table:style-name="ce87" table:formula="of:=IF(ISBLANK([.D832]);&quot;&quot;; [.G832]/[.I831])">
            <text:p/>
          </table:table-cell>
          <table:table-cell table:style-name="ce76" table:formula="of:=IF([.D832] = &quot;&quot;; &quot;&quot;; IFERROR([.I831]*([.N832]);&quot;&quot;))">
            <text:p/>
          </table:table-cell>
          <table:table-cell table:style-name="ce96" table:formula="of:=IF([.D83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32]*[.N833]/[.D833]*([.E833]+[.F833]); IFERROR([.I832]*[.N833]/[.D833]*[.E833]; &quot;&quot;))">
            <text:p/>
          </table:table-cell>
          <table:table-cell table:style-name="ce71" table:formula="of:=IF([.D833] = &quot;&quot;; &quot;&quot;; IFERROR([.H832]+([.E833]+[.F833]); [.H832]+[.E833]) )">
            <text:p/>
          </table:table-cell>
          <table:table-cell table:style-name="ce76" table:formula="of:=IF([.D833] = &quot;&quot;; &quot;&quot;; IFERROR([.I832]+[.G833];&quot;&quot;))">
            <text:p/>
          </table:table-cell>
          <table:table-cell table:style-name="ce80" table:formula="of:=IF([.D833] = &quot;&quot;; &quot;&quot;; IFERROR(([.I833]-[.F$2])/[.F$2];&quot;&quot;))">
            <text:p/>
          </table:table-cell>
          <table:table-cell table:style-name="ce84" table:formula="of:=IF([.D833] = &quot;&quot;; &quot;&quot;; IFERROR([.I833]/MAX([.$I$2:.I833])-1;&quot;&quot;))">
            <text:p/>
          </table:table-cell>
          <table:table-cell table:style-name="ce87" table:formula="of:=IF(ISBLANK([.D833]);&quot;&quot;; [.G833]/[.I832])">
            <text:p/>
          </table:table-cell>
          <table:table-cell table:style-name="ce76" table:formula="of:=IF([.D833] = &quot;&quot;; &quot;&quot;; IFERROR([.I832]*([.N833]);&quot;&quot;))">
            <text:p/>
          </table:table-cell>
          <table:table-cell table:style-name="ce96" table:formula="of:=IF([.D83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33]*[.N834]/[.D834]*([.E834]+[.F834]); IFERROR([.I833]*[.N834]/[.D834]*[.E834]; &quot;&quot;))">
            <text:p/>
          </table:table-cell>
          <table:table-cell table:style-name="ce71" table:formula="of:=IF([.D834] = &quot;&quot;; &quot;&quot;; IFERROR([.H833]+([.E834]+[.F834]); [.H833]+[.E834]) )">
            <text:p/>
          </table:table-cell>
          <table:table-cell table:style-name="ce76" table:formula="of:=IF([.D834] = &quot;&quot;; &quot;&quot;; IFERROR([.I833]+[.G834];&quot;&quot;))">
            <text:p/>
          </table:table-cell>
          <table:table-cell table:style-name="ce80" table:formula="of:=IF([.D834] = &quot;&quot;; &quot;&quot;; IFERROR(([.I834]-[.F$2])/[.F$2];&quot;&quot;))">
            <text:p/>
          </table:table-cell>
          <table:table-cell table:style-name="ce84" table:formula="of:=IF([.D834] = &quot;&quot;; &quot;&quot;; IFERROR([.I834]/MAX([.$I$2:.I834])-1;&quot;&quot;))">
            <text:p/>
          </table:table-cell>
          <table:table-cell table:style-name="ce87" table:formula="of:=IF(ISBLANK([.D834]);&quot;&quot;; [.G834]/[.I833])">
            <text:p/>
          </table:table-cell>
          <table:table-cell table:style-name="ce76" table:formula="of:=IF([.D834] = &quot;&quot;; &quot;&quot;; IFERROR([.I833]*([.N834]);&quot;&quot;))">
            <text:p/>
          </table:table-cell>
          <table:table-cell table:style-name="ce96" table:formula="of:=IF([.D83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34]*[.N835]/[.D835]*([.E835]+[.F835]); IFERROR([.I834]*[.N835]/[.D835]*[.E835]; &quot;&quot;))">
            <text:p/>
          </table:table-cell>
          <table:table-cell table:style-name="ce71" table:formula="of:=IF([.D835] = &quot;&quot;; &quot;&quot;; IFERROR([.H834]+([.E835]+[.F835]); [.H834]+[.E835]) )">
            <text:p/>
          </table:table-cell>
          <table:table-cell table:style-name="ce76" table:formula="of:=IF([.D835] = &quot;&quot;; &quot;&quot;; IFERROR([.I834]+[.G835];&quot;&quot;))">
            <text:p/>
          </table:table-cell>
          <table:table-cell table:style-name="ce80" table:formula="of:=IF([.D835] = &quot;&quot;; &quot;&quot;; IFERROR(([.I835]-[.F$2])/[.F$2];&quot;&quot;))">
            <text:p/>
          </table:table-cell>
          <table:table-cell table:style-name="ce84" table:formula="of:=IF([.D835] = &quot;&quot;; &quot;&quot;; IFERROR([.I835]/MAX([.$I$2:.I835])-1;&quot;&quot;))">
            <text:p/>
          </table:table-cell>
          <table:table-cell table:style-name="ce87" table:formula="of:=IF(ISBLANK([.D835]);&quot;&quot;; [.G835]/[.I834])">
            <text:p/>
          </table:table-cell>
          <table:table-cell table:style-name="ce76" table:formula="of:=IF([.D835] = &quot;&quot;; &quot;&quot;; IFERROR([.I834]*([.N835]);&quot;&quot;))">
            <text:p/>
          </table:table-cell>
          <table:table-cell table:style-name="ce96" table:formula="of:=IF([.D83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35]*[.N836]/[.D836]*([.E836]+[.F836]); IFERROR([.I835]*[.N836]/[.D836]*[.E836]; &quot;&quot;))">
            <text:p/>
          </table:table-cell>
          <table:table-cell table:style-name="ce71" table:formula="of:=IF([.D836] = &quot;&quot;; &quot;&quot;; IFERROR([.H835]+([.E836]+[.F836]); [.H835]+[.E836]) )">
            <text:p/>
          </table:table-cell>
          <table:table-cell table:style-name="ce76" table:formula="of:=IF([.D836] = &quot;&quot;; &quot;&quot;; IFERROR([.I835]+[.G836];&quot;&quot;))">
            <text:p/>
          </table:table-cell>
          <table:table-cell table:style-name="ce80" table:formula="of:=IF([.D836] = &quot;&quot;; &quot;&quot;; IFERROR(([.I836]-[.F$2])/[.F$2];&quot;&quot;))">
            <text:p/>
          </table:table-cell>
          <table:table-cell table:style-name="ce84" table:formula="of:=IF([.D836] = &quot;&quot;; &quot;&quot;; IFERROR([.I836]/MAX([.$I$2:.I836])-1;&quot;&quot;))">
            <text:p/>
          </table:table-cell>
          <table:table-cell table:style-name="ce87" table:formula="of:=IF(ISBLANK([.D836]);&quot;&quot;; [.G836]/[.I835])">
            <text:p/>
          </table:table-cell>
          <table:table-cell table:style-name="ce76" table:formula="of:=IF([.D836] = &quot;&quot;; &quot;&quot;; IFERROR([.I835]*([.N836]);&quot;&quot;))">
            <text:p/>
          </table:table-cell>
          <table:table-cell table:style-name="ce96" table:formula="of:=IF([.D83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36]*[.N837]/[.D837]*([.E837]+[.F837]); IFERROR([.I836]*[.N837]/[.D837]*[.E837]; &quot;&quot;))">
            <text:p/>
          </table:table-cell>
          <table:table-cell table:style-name="ce71" table:formula="of:=IF([.D837] = &quot;&quot;; &quot;&quot;; IFERROR([.H836]+([.E837]+[.F837]); [.H836]+[.E837]) )">
            <text:p/>
          </table:table-cell>
          <table:table-cell table:style-name="ce76" table:formula="of:=IF([.D837] = &quot;&quot;; &quot;&quot;; IFERROR([.I836]+[.G837];&quot;&quot;))">
            <text:p/>
          </table:table-cell>
          <table:table-cell table:style-name="ce80" table:formula="of:=IF([.D837] = &quot;&quot;; &quot;&quot;; IFERROR(([.I837]-[.F$2])/[.F$2];&quot;&quot;))">
            <text:p/>
          </table:table-cell>
          <table:table-cell table:style-name="ce84" table:formula="of:=IF([.D837] = &quot;&quot;; &quot;&quot;; IFERROR([.I837]/MAX([.$I$2:.I837])-1;&quot;&quot;))">
            <text:p/>
          </table:table-cell>
          <table:table-cell table:style-name="ce87" table:formula="of:=IF(ISBLANK([.D837]);&quot;&quot;; [.G837]/[.I836])">
            <text:p/>
          </table:table-cell>
          <table:table-cell table:style-name="ce76" table:formula="of:=IF([.D837] = &quot;&quot;; &quot;&quot;; IFERROR([.I836]*([.N837]);&quot;&quot;))">
            <text:p/>
          </table:table-cell>
          <table:table-cell table:style-name="ce96" table:formula="of:=IF([.D83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37]*[.N838]/[.D838]*([.E838]+[.F838]); IFERROR([.I837]*[.N838]/[.D838]*[.E838]; &quot;&quot;))">
            <text:p/>
          </table:table-cell>
          <table:table-cell table:style-name="ce71" table:formula="of:=IF([.D838] = &quot;&quot;; &quot;&quot;; IFERROR([.H837]+([.E838]+[.F838]); [.H837]+[.E838]) )">
            <text:p/>
          </table:table-cell>
          <table:table-cell table:style-name="ce76" table:formula="of:=IF([.D838] = &quot;&quot;; &quot;&quot;; IFERROR([.I837]+[.G838];&quot;&quot;))">
            <text:p/>
          </table:table-cell>
          <table:table-cell table:style-name="ce80" table:formula="of:=IF([.D838] = &quot;&quot;; &quot;&quot;; IFERROR(([.I838]-[.F$2])/[.F$2];&quot;&quot;))">
            <text:p/>
          </table:table-cell>
          <table:table-cell table:style-name="ce84" table:formula="of:=IF([.D838] = &quot;&quot;; &quot;&quot;; IFERROR([.I838]/MAX([.$I$2:.I838])-1;&quot;&quot;))">
            <text:p/>
          </table:table-cell>
          <table:table-cell table:style-name="ce87" table:formula="of:=IF(ISBLANK([.D838]);&quot;&quot;; [.G838]/[.I837])">
            <text:p/>
          </table:table-cell>
          <table:table-cell table:style-name="ce76" table:formula="of:=IF([.D838] = &quot;&quot;; &quot;&quot;; IFERROR([.I837]*([.N838]);&quot;&quot;))">
            <text:p/>
          </table:table-cell>
          <table:table-cell table:style-name="ce96" table:formula="of:=IF([.D83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38]*[.N839]/[.D839]*([.E839]+[.F839]); IFERROR([.I838]*[.N839]/[.D839]*[.E839]; &quot;&quot;))">
            <text:p/>
          </table:table-cell>
          <table:table-cell table:style-name="ce71" table:formula="of:=IF([.D839] = &quot;&quot;; &quot;&quot;; IFERROR([.H838]+([.E839]+[.F839]); [.H838]+[.E839]) )">
            <text:p/>
          </table:table-cell>
          <table:table-cell table:style-name="ce76" table:formula="of:=IF([.D839] = &quot;&quot;; &quot;&quot;; IFERROR([.I838]+[.G839];&quot;&quot;))">
            <text:p/>
          </table:table-cell>
          <table:table-cell table:style-name="ce80" table:formula="of:=IF([.D839] = &quot;&quot;; &quot;&quot;; IFERROR(([.I839]-[.F$2])/[.F$2];&quot;&quot;))">
            <text:p/>
          </table:table-cell>
          <table:table-cell table:style-name="ce84" table:formula="of:=IF([.D839] = &quot;&quot;; &quot;&quot;; IFERROR([.I839]/MAX([.$I$2:.I839])-1;&quot;&quot;))">
            <text:p/>
          </table:table-cell>
          <table:table-cell table:style-name="ce87" table:formula="of:=IF(ISBLANK([.D839]);&quot;&quot;; [.G839]/[.I838])">
            <text:p/>
          </table:table-cell>
          <table:table-cell table:style-name="ce76" table:formula="of:=IF([.D839] = &quot;&quot;; &quot;&quot;; IFERROR([.I838]*([.N839]);&quot;&quot;))">
            <text:p/>
          </table:table-cell>
          <table:table-cell table:style-name="ce96" table:formula="of:=IF([.D83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39]*[.N840]/[.D840]*([.E840]+[.F840]); IFERROR([.I839]*[.N840]/[.D840]*[.E840]; &quot;&quot;))">
            <text:p/>
          </table:table-cell>
          <table:table-cell table:style-name="ce71" table:formula="of:=IF([.D840] = &quot;&quot;; &quot;&quot;; IFERROR([.H839]+([.E840]+[.F840]); [.H839]+[.E840]) )">
            <text:p/>
          </table:table-cell>
          <table:table-cell table:style-name="ce76" table:formula="of:=IF([.D840] = &quot;&quot;; &quot;&quot;; IFERROR([.I839]+[.G840];&quot;&quot;))">
            <text:p/>
          </table:table-cell>
          <table:table-cell table:style-name="ce80" table:formula="of:=IF([.D840] = &quot;&quot;; &quot;&quot;; IFERROR(([.I840]-[.F$2])/[.F$2];&quot;&quot;))">
            <text:p/>
          </table:table-cell>
          <table:table-cell table:style-name="ce84" table:formula="of:=IF([.D840] = &quot;&quot;; &quot;&quot;; IFERROR([.I840]/MAX([.$I$2:.I840])-1;&quot;&quot;))">
            <text:p/>
          </table:table-cell>
          <table:table-cell table:style-name="ce87" table:formula="of:=IF(ISBLANK([.D840]);&quot;&quot;; [.G840]/[.I839])">
            <text:p/>
          </table:table-cell>
          <table:table-cell table:style-name="ce76" table:formula="of:=IF([.D840] = &quot;&quot;; &quot;&quot;; IFERROR([.I839]*([.N840]);&quot;&quot;))">
            <text:p/>
          </table:table-cell>
          <table:table-cell table:style-name="ce96" table:formula="of:=IF([.D84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40]*[.N841]/[.D841]*([.E841]+[.F841]); IFERROR([.I840]*[.N841]/[.D841]*[.E841]; &quot;&quot;))">
            <text:p/>
          </table:table-cell>
          <table:table-cell table:style-name="ce71" table:formula="of:=IF([.D841] = &quot;&quot;; &quot;&quot;; IFERROR([.H840]+([.E841]+[.F841]); [.H840]+[.E841]) )">
            <text:p/>
          </table:table-cell>
          <table:table-cell table:style-name="ce76" table:formula="of:=IF([.D841] = &quot;&quot;; &quot;&quot;; IFERROR([.I840]+[.G841];&quot;&quot;))">
            <text:p/>
          </table:table-cell>
          <table:table-cell table:style-name="ce80" table:formula="of:=IF([.D841] = &quot;&quot;; &quot;&quot;; IFERROR(([.I841]-[.F$2])/[.F$2];&quot;&quot;))">
            <text:p/>
          </table:table-cell>
          <table:table-cell table:style-name="ce84" table:formula="of:=IF([.D841] = &quot;&quot;; &quot;&quot;; IFERROR([.I841]/MAX([.$I$2:.I841])-1;&quot;&quot;))">
            <text:p/>
          </table:table-cell>
          <table:table-cell table:style-name="ce87" table:formula="of:=IF(ISBLANK([.D841]);&quot;&quot;; [.G841]/[.I840])">
            <text:p/>
          </table:table-cell>
          <table:table-cell table:style-name="ce76" table:formula="of:=IF([.D841] = &quot;&quot;; &quot;&quot;; IFERROR([.I840]*([.N841]);&quot;&quot;))">
            <text:p/>
          </table:table-cell>
          <table:table-cell table:style-name="ce96" table:formula="of:=IF([.D84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41]*[.N842]/[.D842]*([.E842]+[.F842]); IFERROR([.I841]*[.N842]/[.D842]*[.E842]; &quot;&quot;))">
            <text:p/>
          </table:table-cell>
          <table:table-cell table:style-name="ce71" table:formula="of:=IF([.D842] = &quot;&quot;; &quot;&quot;; IFERROR([.H841]+([.E842]+[.F842]); [.H841]+[.E842]) )">
            <text:p/>
          </table:table-cell>
          <table:table-cell table:style-name="ce76" table:formula="of:=IF([.D842] = &quot;&quot;; &quot;&quot;; IFERROR([.I841]+[.G842];&quot;&quot;))">
            <text:p/>
          </table:table-cell>
          <table:table-cell table:style-name="ce80" table:formula="of:=IF([.D842] = &quot;&quot;; &quot;&quot;; IFERROR(([.I842]-[.F$2])/[.F$2];&quot;&quot;))">
            <text:p/>
          </table:table-cell>
          <table:table-cell table:style-name="ce84" table:formula="of:=IF([.D842] = &quot;&quot;; &quot;&quot;; IFERROR([.I842]/MAX([.$I$2:.I842])-1;&quot;&quot;))">
            <text:p/>
          </table:table-cell>
          <table:table-cell table:style-name="ce87" table:formula="of:=IF(ISBLANK([.D842]);&quot;&quot;; [.G842]/[.I841])">
            <text:p/>
          </table:table-cell>
          <table:table-cell table:style-name="ce76" table:formula="of:=IF([.D842] = &quot;&quot;; &quot;&quot;; IFERROR([.I841]*([.N842]);&quot;&quot;))">
            <text:p/>
          </table:table-cell>
          <table:table-cell table:style-name="ce96" table:formula="of:=IF([.D84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42]*[.N843]/[.D843]*([.E843]+[.F843]); IFERROR([.I842]*[.N843]/[.D843]*[.E843]; &quot;&quot;))">
            <text:p/>
          </table:table-cell>
          <table:table-cell table:style-name="ce71" table:formula="of:=IF([.D843] = &quot;&quot;; &quot;&quot;; IFERROR([.H842]+([.E843]+[.F843]); [.H842]+[.E843]) )">
            <text:p/>
          </table:table-cell>
          <table:table-cell table:style-name="ce76" table:formula="of:=IF([.D843] = &quot;&quot;; &quot;&quot;; IFERROR([.I842]+[.G843];&quot;&quot;))">
            <text:p/>
          </table:table-cell>
          <table:table-cell table:style-name="ce80" table:formula="of:=IF([.D843] = &quot;&quot;; &quot;&quot;; IFERROR(([.I843]-[.F$2])/[.F$2];&quot;&quot;))">
            <text:p/>
          </table:table-cell>
          <table:table-cell table:style-name="ce84" table:formula="of:=IF([.D843] = &quot;&quot;; &quot;&quot;; IFERROR([.I843]/MAX([.$I$2:.I843])-1;&quot;&quot;))">
            <text:p/>
          </table:table-cell>
          <table:table-cell table:style-name="ce87" table:formula="of:=IF(ISBLANK([.D843]);&quot;&quot;; [.G843]/[.I842])">
            <text:p/>
          </table:table-cell>
          <table:table-cell table:style-name="ce76" table:formula="of:=IF([.D843] = &quot;&quot;; &quot;&quot;; IFERROR([.I842]*([.N843]);&quot;&quot;))">
            <text:p/>
          </table:table-cell>
          <table:table-cell table:style-name="ce96" table:formula="of:=IF([.D84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43]*[.N844]/[.D844]*([.E844]+[.F844]); IFERROR([.I843]*[.N844]/[.D844]*[.E844]; &quot;&quot;))">
            <text:p/>
          </table:table-cell>
          <table:table-cell table:style-name="ce71" table:formula="of:=IF([.D844] = &quot;&quot;; &quot;&quot;; IFERROR([.H843]+([.E844]+[.F844]); [.H843]+[.E844]) )">
            <text:p/>
          </table:table-cell>
          <table:table-cell table:style-name="ce76" table:formula="of:=IF([.D844] = &quot;&quot;; &quot;&quot;; IFERROR([.I843]+[.G844];&quot;&quot;))">
            <text:p/>
          </table:table-cell>
          <table:table-cell table:style-name="ce80" table:formula="of:=IF([.D844] = &quot;&quot;; &quot;&quot;; IFERROR(([.I844]-[.F$2])/[.F$2];&quot;&quot;))">
            <text:p/>
          </table:table-cell>
          <table:table-cell table:style-name="ce84" table:formula="of:=IF([.D844] = &quot;&quot;; &quot;&quot;; IFERROR([.I844]/MAX([.$I$2:.I844])-1;&quot;&quot;))">
            <text:p/>
          </table:table-cell>
          <table:table-cell table:style-name="ce87" table:formula="of:=IF(ISBLANK([.D844]);&quot;&quot;; [.G844]/[.I843])">
            <text:p/>
          </table:table-cell>
          <table:table-cell table:style-name="ce76" table:formula="of:=IF([.D844] = &quot;&quot;; &quot;&quot;; IFERROR([.I843]*([.N844]);&quot;&quot;))">
            <text:p/>
          </table:table-cell>
          <table:table-cell table:style-name="ce96" table:formula="of:=IF([.D84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44]*[.N845]/[.D845]*([.E845]+[.F845]); IFERROR([.I844]*[.N845]/[.D845]*[.E845]; &quot;&quot;))">
            <text:p/>
          </table:table-cell>
          <table:table-cell table:style-name="ce71" table:formula="of:=IF([.D845] = &quot;&quot;; &quot;&quot;; IFERROR([.H844]+([.E845]+[.F845]); [.H844]+[.E845]) )">
            <text:p/>
          </table:table-cell>
          <table:table-cell table:style-name="ce76" table:formula="of:=IF([.D845] = &quot;&quot;; &quot;&quot;; IFERROR([.I844]+[.G845];&quot;&quot;))">
            <text:p/>
          </table:table-cell>
          <table:table-cell table:style-name="ce80" table:formula="of:=IF([.D845] = &quot;&quot;; &quot;&quot;; IFERROR(([.I845]-[.F$2])/[.F$2];&quot;&quot;))">
            <text:p/>
          </table:table-cell>
          <table:table-cell table:style-name="ce84" table:formula="of:=IF([.D845] = &quot;&quot;; &quot;&quot;; IFERROR([.I845]/MAX([.$I$2:.I845])-1;&quot;&quot;))">
            <text:p/>
          </table:table-cell>
          <table:table-cell table:style-name="ce87" table:formula="of:=IF(ISBLANK([.D845]);&quot;&quot;; [.G845]/[.I844])">
            <text:p/>
          </table:table-cell>
          <table:table-cell table:style-name="ce76" table:formula="of:=IF([.D845] = &quot;&quot;; &quot;&quot;; IFERROR([.I844]*([.N845]);&quot;&quot;))">
            <text:p/>
          </table:table-cell>
          <table:table-cell table:style-name="ce96" table:formula="of:=IF([.D84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45]*[.N846]/[.D846]*([.E846]+[.F846]); IFERROR([.I845]*[.N846]/[.D846]*[.E846]; &quot;&quot;))">
            <text:p/>
          </table:table-cell>
          <table:table-cell table:style-name="ce71" table:formula="of:=IF([.D846] = &quot;&quot;; &quot;&quot;; IFERROR([.H845]+([.E846]+[.F846]); [.H845]+[.E846]) )">
            <text:p/>
          </table:table-cell>
          <table:table-cell table:style-name="ce76" table:formula="of:=IF([.D846] = &quot;&quot;; &quot;&quot;; IFERROR([.I845]+[.G846];&quot;&quot;))">
            <text:p/>
          </table:table-cell>
          <table:table-cell table:style-name="ce80" table:formula="of:=IF([.D846] = &quot;&quot;; &quot;&quot;; IFERROR(([.I846]-[.F$2])/[.F$2];&quot;&quot;))">
            <text:p/>
          </table:table-cell>
          <table:table-cell table:style-name="ce84" table:formula="of:=IF([.D846] = &quot;&quot;; &quot;&quot;; IFERROR([.I846]/MAX([.$I$2:.I846])-1;&quot;&quot;))">
            <text:p/>
          </table:table-cell>
          <table:table-cell table:style-name="ce87" table:formula="of:=IF(ISBLANK([.D846]);&quot;&quot;; [.G846]/[.I845])">
            <text:p/>
          </table:table-cell>
          <table:table-cell table:style-name="ce76" table:formula="of:=IF([.D846] = &quot;&quot;; &quot;&quot;; IFERROR([.I845]*([.N846]);&quot;&quot;))">
            <text:p/>
          </table:table-cell>
          <table:table-cell table:style-name="ce96" table:formula="of:=IF([.D84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46]*[.N847]/[.D847]*([.E847]+[.F847]); IFERROR([.I846]*[.N847]/[.D847]*[.E847]; &quot;&quot;))">
            <text:p/>
          </table:table-cell>
          <table:table-cell table:style-name="ce71" table:formula="of:=IF([.D847] = &quot;&quot;; &quot;&quot;; IFERROR([.H846]+([.E847]+[.F847]); [.H846]+[.E847]) )">
            <text:p/>
          </table:table-cell>
          <table:table-cell table:style-name="ce76" table:formula="of:=IF([.D847] = &quot;&quot;; &quot;&quot;; IFERROR([.I846]+[.G847];&quot;&quot;))">
            <text:p/>
          </table:table-cell>
          <table:table-cell table:style-name="ce80" table:formula="of:=IF([.D847] = &quot;&quot;; &quot;&quot;; IFERROR(([.I847]-[.F$2])/[.F$2];&quot;&quot;))">
            <text:p/>
          </table:table-cell>
          <table:table-cell table:style-name="ce84" table:formula="of:=IF([.D847] = &quot;&quot;; &quot;&quot;; IFERROR([.I847]/MAX([.$I$2:.I847])-1;&quot;&quot;))">
            <text:p/>
          </table:table-cell>
          <table:table-cell table:style-name="ce87" table:formula="of:=IF(ISBLANK([.D847]);&quot;&quot;; [.G847]/[.I846])">
            <text:p/>
          </table:table-cell>
          <table:table-cell table:style-name="ce76" table:formula="of:=IF([.D847] = &quot;&quot;; &quot;&quot;; IFERROR([.I846]*([.N847]);&quot;&quot;))">
            <text:p/>
          </table:table-cell>
          <table:table-cell table:style-name="ce96" table:formula="of:=IF([.D84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47]*[.N848]/[.D848]*([.E848]+[.F848]); IFERROR([.I847]*[.N848]/[.D848]*[.E848]; &quot;&quot;))">
            <text:p/>
          </table:table-cell>
          <table:table-cell table:style-name="ce71" table:formula="of:=IF([.D848] = &quot;&quot;; &quot;&quot;; IFERROR([.H847]+([.E848]+[.F848]); [.H847]+[.E848]) )">
            <text:p/>
          </table:table-cell>
          <table:table-cell table:style-name="ce76" table:formula="of:=IF([.D848] = &quot;&quot;; &quot;&quot;; IFERROR([.I847]+[.G848];&quot;&quot;))">
            <text:p/>
          </table:table-cell>
          <table:table-cell table:style-name="ce80" table:formula="of:=IF([.D848] = &quot;&quot;; &quot;&quot;; IFERROR(([.I848]-[.F$2])/[.F$2];&quot;&quot;))">
            <text:p/>
          </table:table-cell>
          <table:table-cell table:style-name="ce84" table:formula="of:=IF([.D848] = &quot;&quot;; &quot;&quot;; IFERROR([.I848]/MAX([.$I$2:.I848])-1;&quot;&quot;))">
            <text:p/>
          </table:table-cell>
          <table:table-cell table:style-name="ce87" table:formula="of:=IF(ISBLANK([.D848]);&quot;&quot;; [.G848]/[.I847])">
            <text:p/>
          </table:table-cell>
          <table:table-cell table:style-name="ce76" table:formula="of:=IF([.D848] = &quot;&quot;; &quot;&quot;; IFERROR([.I847]*([.N848]);&quot;&quot;))">
            <text:p/>
          </table:table-cell>
          <table:table-cell table:style-name="ce96" table:formula="of:=IF([.D84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48]*[.N849]/[.D849]*([.E849]+[.F849]); IFERROR([.I848]*[.N849]/[.D849]*[.E849]; &quot;&quot;))">
            <text:p/>
          </table:table-cell>
          <table:table-cell table:style-name="ce71" table:formula="of:=IF([.D849] = &quot;&quot;; &quot;&quot;; IFERROR([.H848]+([.E849]+[.F849]); [.H848]+[.E849]) )">
            <text:p/>
          </table:table-cell>
          <table:table-cell table:style-name="ce76" table:formula="of:=IF([.D849] = &quot;&quot;; &quot;&quot;; IFERROR([.I848]+[.G849];&quot;&quot;))">
            <text:p/>
          </table:table-cell>
          <table:table-cell table:style-name="ce80" table:formula="of:=IF([.D849] = &quot;&quot;; &quot;&quot;; IFERROR(([.I849]-[.F$2])/[.F$2];&quot;&quot;))">
            <text:p/>
          </table:table-cell>
          <table:table-cell table:style-name="ce84" table:formula="of:=IF([.D849] = &quot;&quot;; &quot;&quot;; IFERROR([.I849]/MAX([.$I$2:.I849])-1;&quot;&quot;))">
            <text:p/>
          </table:table-cell>
          <table:table-cell table:style-name="ce87" table:formula="of:=IF(ISBLANK([.D849]);&quot;&quot;; [.G849]/[.I848])">
            <text:p/>
          </table:table-cell>
          <table:table-cell table:style-name="ce76" table:formula="of:=IF([.D849] = &quot;&quot;; &quot;&quot;; IFERROR([.I848]*([.N849]);&quot;&quot;))">
            <text:p/>
          </table:table-cell>
          <table:table-cell table:style-name="ce96" table:formula="of:=IF([.D84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49]*[.N850]/[.D850]*([.E850]+[.F850]); IFERROR([.I849]*[.N850]/[.D850]*[.E850]; &quot;&quot;))">
            <text:p/>
          </table:table-cell>
          <table:table-cell table:style-name="ce71" table:formula="of:=IF([.D850] = &quot;&quot;; &quot;&quot;; IFERROR([.H849]+([.E850]+[.F850]); [.H849]+[.E850]) )">
            <text:p/>
          </table:table-cell>
          <table:table-cell table:style-name="ce76" table:formula="of:=IF([.D850] = &quot;&quot;; &quot;&quot;; IFERROR([.I849]+[.G850];&quot;&quot;))">
            <text:p/>
          </table:table-cell>
          <table:table-cell table:style-name="ce80" table:formula="of:=IF([.D850] = &quot;&quot;; &quot;&quot;; IFERROR(([.I850]-[.F$2])/[.F$2];&quot;&quot;))">
            <text:p/>
          </table:table-cell>
          <table:table-cell table:style-name="ce84" table:formula="of:=IF([.D850] = &quot;&quot;; &quot;&quot;; IFERROR([.I850]/MAX([.$I$2:.I850])-1;&quot;&quot;))">
            <text:p/>
          </table:table-cell>
          <table:table-cell table:style-name="ce87" table:formula="of:=IF(ISBLANK([.D850]);&quot;&quot;; [.G850]/[.I849])">
            <text:p/>
          </table:table-cell>
          <table:table-cell table:style-name="ce76" table:formula="of:=IF([.D850] = &quot;&quot;; &quot;&quot;; IFERROR([.I849]*([.N850]);&quot;&quot;))">
            <text:p/>
          </table:table-cell>
          <table:table-cell table:style-name="ce96" table:formula="of:=IF([.D85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50]*[.N851]/[.D851]*([.E851]+[.F851]); IFERROR([.I850]*[.N851]/[.D851]*[.E851]; &quot;&quot;))">
            <text:p/>
          </table:table-cell>
          <table:table-cell table:style-name="ce71" table:formula="of:=IF([.D851] = &quot;&quot;; &quot;&quot;; IFERROR([.H850]+([.E851]+[.F851]); [.H850]+[.E851]) )">
            <text:p/>
          </table:table-cell>
          <table:table-cell table:style-name="ce76" table:formula="of:=IF([.D851] = &quot;&quot;; &quot;&quot;; IFERROR([.I850]+[.G851];&quot;&quot;))">
            <text:p/>
          </table:table-cell>
          <table:table-cell table:style-name="ce80" table:formula="of:=IF([.D851] = &quot;&quot;; &quot;&quot;; IFERROR(([.I851]-[.F$2])/[.F$2];&quot;&quot;))">
            <text:p/>
          </table:table-cell>
          <table:table-cell table:style-name="ce84" table:formula="of:=IF([.D851] = &quot;&quot;; &quot;&quot;; IFERROR([.I851]/MAX([.$I$2:.I851])-1;&quot;&quot;))">
            <text:p/>
          </table:table-cell>
          <table:table-cell table:style-name="ce87" table:formula="of:=IF(ISBLANK([.D851]);&quot;&quot;; [.G851]/[.I850])">
            <text:p/>
          </table:table-cell>
          <table:table-cell table:style-name="ce76" table:formula="of:=IF([.D851] = &quot;&quot;; &quot;&quot;; IFERROR([.I850]*([.N851]);&quot;&quot;))">
            <text:p/>
          </table:table-cell>
          <table:table-cell table:style-name="ce96" table:formula="of:=IF([.D85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51]*[.N852]/[.D852]*([.E852]+[.F852]); IFERROR([.I851]*[.N852]/[.D852]*[.E852]; &quot;&quot;))">
            <text:p/>
          </table:table-cell>
          <table:table-cell table:style-name="ce71" table:formula="of:=IF([.D852] = &quot;&quot;; &quot;&quot;; IFERROR([.H851]+([.E852]+[.F852]); [.H851]+[.E852]) )">
            <text:p/>
          </table:table-cell>
          <table:table-cell table:style-name="ce76" table:formula="of:=IF([.D852] = &quot;&quot;; &quot;&quot;; IFERROR([.I851]+[.G852];&quot;&quot;))">
            <text:p/>
          </table:table-cell>
          <table:table-cell table:style-name="ce80" table:formula="of:=IF([.D852] = &quot;&quot;; &quot;&quot;; IFERROR(([.I852]-[.F$2])/[.F$2];&quot;&quot;))">
            <text:p/>
          </table:table-cell>
          <table:table-cell table:style-name="ce84" table:formula="of:=IF([.D852] = &quot;&quot;; &quot;&quot;; IFERROR([.I852]/MAX([.$I$2:.I852])-1;&quot;&quot;))">
            <text:p/>
          </table:table-cell>
          <table:table-cell table:style-name="ce87" table:formula="of:=IF(ISBLANK([.D852]);&quot;&quot;; [.G852]/[.I851])">
            <text:p/>
          </table:table-cell>
          <table:table-cell table:style-name="ce76" table:formula="of:=IF([.D852] = &quot;&quot;; &quot;&quot;; IFERROR([.I851]*([.N852]);&quot;&quot;))">
            <text:p/>
          </table:table-cell>
          <table:table-cell table:style-name="ce96" table:formula="of:=IF([.D85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52]*[.N853]/[.D853]*([.E853]+[.F853]); IFERROR([.I852]*[.N853]/[.D853]*[.E853]; &quot;&quot;))">
            <text:p/>
          </table:table-cell>
          <table:table-cell table:style-name="ce71" table:formula="of:=IF([.D853] = &quot;&quot;; &quot;&quot;; IFERROR([.H852]+([.E853]+[.F853]); [.H852]+[.E853]) )">
            <text:p/>
          </table:table-cell>
          <table:table-cell table:style-name="ce76" table:formula="of:=IF([.D853] = &quot;&quot;; &quot;&quot;; IFERROR([.I852]+[.G853];&quot;&quot;))">
            <text:p/>
          </table:table-cell>
          <table:table-cell table:style-name="ce80" table:formula="of:=IF([.D853] = &quot;&quot;; &quot;&quot;; IFERROR(([.I853]-[.F$2])/[.F$2];&quot;&quot;))">
            <text:p/>
          </table:table-cell>
          <table:table-cell table:style-name="ce84" table:formula="of:=IF([.D853] = &quot;&quot;; &quot;&quot;; IFERROR([.I853]/MAX([.$I$2:.I853])-1;&quot;&quot;))">
            <text:p/>
          </table:table-cell>
          <table:table-cell table:style-name="ce87" table:formula="of:=IF(ISBLANK([.D853]);&quot;&quot;; [.G853]/[.I852])">
            <text:p/>
          </table:table-cell>
          <table:table-cell table:style-name="ce76" table:formula="of:=IF([.D853] = &quot;&quot;; &quot;&quot;; IFERROR([.I852]*([.N853]);&quot;&quot;))">
            <text:p/>
          </table:table-cell>
          <table:table-cell table:style-name="ce96" table:formula="of:=IF([.D85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53]*[.N854]/[.D854]*([.E854]+[.F854]); IFERROR([.I853]*[.N854]/[.D854]*[.E854]; &quot;&quot;))">
            <text:p/>
          </table:table-cell>
          <table:table-cell table:style-name="ce71" table:formula="of:=IF([.D854] = &quot;&quot;; &quot;&quot;; IFERROR([.H853]+([.E854]+[.F854]); [.H853]+[.E854]) )">
            <text:p/>
          </table:table-cell>
          <table:table-cell table:style-name="ce76" table:formula="of:=IF([.D854] = &quot;&quot;; &quot;&quot;; IFERROR([.I853]+[.G854];&quot;&quot;))">
            <text:p/>
          </table:table-cell>
          <table:table-cell table:style-name="ce80" table:formula="of:=IF([.D854] = &quot;&quot;; &quot;&quot;; IFERROR(([.I854]-[.F$2])/[.F$2];&quot;&quot;))">
            <text:p/>
          </table:table-cell>
          <table:table-cell table:style-name="ce84" table:formula="of:=IF([.D854] = &quot;&quot;; &quot;&quot;; IFERROR([.I854]/MAX([.$I$2:.I854])-1;&quot;&quot;))">
            <text:p/>
          </table:table-cell>
          <table:table-cell table:style-name="ce87" table:formula="of:=IF(ISBLANK([.D854]);&quot;&quot;; [.G854]/[.I853])">
            <text:p/>
          </table:table-cell>
          <table:table-cell table:style-name="ce76" table:formula="of:=IF([.D854] = &quot;&quot;; &quot;&quot;; IFERROR([.I853]*([.N854]);&quot;&quot;))">
            <text:p/>
          </table:table-cell>
          <table:table-cell table:style-name="ce96" table:formula="of:=IF([.D85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54]*[.N855]/[.D855]*([.E855]+[.F855]); IFERROR([.I854]*[.N855]/[.D855]*[.E855]; &quot;&quot;))">
            <text:p/>
          </table:table-cell>
          <table:table-cell table:style-name="ce71" table:formula="of:=IF([.D855] = &quot;&quot;; &quot;&quot;; IFERROR([.H854]+([.E855]+[.F855]); [.H854]+[.E855]) )">
            <text:p/>
          </table:table-cell>
          <table:table-cell table:style-name="ce76" table:formula="of:=IF([.D855] = &quot;&quot;; &quot;&quot;; IFERROR([.I854]+[.G855];&quot;&quot;))">
            <text:p/>
          </table:table-cell>
          <table:table-cell table:style-name="ce80" table:formula="of:=IF([.D855] = &quot;&quot;; &quot;&quot;; IFERROR(([.I855]-[.F$2])/[.F$2];&quot;&quot;))">
            <text:p/>
          </table:table-cell>
          <table:table-cell table:style-name="ce84" table:formula="of:=IF([.D855] = &quot;&quot;; &quot;&quot;; IFERROR([.I855]/MAX([.$I$2:.I855])-1;&quot;&quot;))">
            <text:p/>
          </table:table-cell>
          <table:table-cell table:style-name="ce87" table:formula="of:=IF(ISBLANK([.D855]);&quot;&quot;; [.G855]/[.I854])">
            <text:p/>
          </table:table-cell>
          <table:table-cell table:style-name="ce76" table:formula="of:=IF([.D855] = &quot;&quot;; &quot;&quot;; IFERROR([.I854]*([.N855]);&quot;&quot;))">
            <text:p/>
          </table:table-cell>
          <table:table-cell table:style-name="ce96" table:formula="of:=IF([.D85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55]*[.N856]/[.D856]*([.E856]+[.F856]); IFERROR([.I855]*[.N856]/[.D856]*[.E856]; &quot;&quot;))">
            <text:p/>
          </table:table-cell>
          <table:table-cell table:style-name="ce71" table:formula="of:=IF([.D856] = &quot;&quot;; &quot;&quot;; IFERROR([.H855]+([.E856]+[.F856]); [.H855]+[.E856]) )">
            <text:p/>
          </table:table-cell>
          <table:table-cell table:style-name="ce76" table:formula="of:=IF([.D856] = &quot;&quot;; &quot;&quot;; IFERROR([.I855]+[.G856];&quot;&quot;))">
            <text:p/>
          </table:table-cell>
          <table:table-cell table:style-name="ce80" table:formula="of:=IF([.D856] = &quot;&quot;; &quot;&quot;; IFERROR(([.I856]-[.F$2])/[.F$2];&quot;&quot;))">
            <text:p/>
          </table:table-cell>
          <table:table-cell table:style-name="ce84" table:formula="of:=IF([.D856] = &quot;&quot;; &quot;&quot;; IFERROR([.I856]/MAX([.$I$2:.I856])-1;&quot;&quot;))">
            <text:p/>
          </table:table-cell>
          <table:table-cell table:style-name="ce87" table:formula="of:=IF(ISBLANK([.D856]);&quot;&quot;; [.G856]/[.I855])">
            <text:p/>
          </table:table-cell>
          <table:table-cell table:style-name="ce76" table:formula="of:=IF([.D856] = &quot;&quot;; &quot;&quot;; IFERROR([.I855]*([.N856]);&quot;&quot;))">
            <text:p/>
          </table:table-cell>
          <table:table-cell table:style-name="ce96" table:formula="of:=IF([.D85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56]*[.N857]/[.D857]*([.E857]+[.F857]); IFERROR([.I856]*[.N857]/[.D857]*[.E857]; &quot;&quot;))">
            <text:p/>
          </table:table-cell>
          <table:table-cell table:style-name="ce71" table:formula="of:=IF([.D857] = &quot;&quot;; &quot;&quot;; IFERROR([.H856]+([.E857]+[.F857]); [.H856]+[.E857]) )">
            <text:p/>
          </table:table-cell>
          <table:table-cell table:style-name="ce76" table:formula="of:=IF([.D857] = &quot;&quot;; &quot;&quot;; IFERROR([.I856]+[.G857];&quot;&quot;))">
            <text:p/>
          </table:table-cell>
          <table:table-cell table:style-name="ce80" table:formula="of:=IF([.D857] = &quot;&quot;; &quot;&quot;; IFERROR(([.I857]-[.F$2])/[.F$2];&quot;&quot;))">
            <text:p/>
          </table:table-cell>
          <table:table-cell table:style-name="ce84" table:formula="of:=IF([.D857] = &quot;&quot;; &quot;&quot;; IFERROR([.I857]/MAX([.$I$2:.I857])-1;&quot;&quot;))">
            <text:p/>
          </table:table-cell>
          <table:table-cell table:style-name="ce87" table:formula="of:=IF(ISBLANK([.D857]);&quot;&quot;; [.G857]/[.I856])">
            <text:p/>
          </table:table-cell>
          <table:table-cell table:style-name="ce76" table:formula="of:=IF([.D857] = &quot;&quot;; &quot;&quot;; IFERROR([.I856]*([.N857]);&quot;&quot;))">
            <text:p/>
          </table:table-cell>
          <table:table-cell table:style-name="ce96" table:formula="of:=IF([.D85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57]*[.N858]/[.D858]*([.E858]+[.F858]); IFERROR([.I857]*[.N858]/[.D858]*[.E858]; &quot;&quot;))">
            <text:p/>
          </table:table-cell>
          <table:table-cell table:style-name="ce71" table:formula="of:=IF([.D858] = &quot;&quot;; &quot;&quot;; IFERROR([.H857]+([.E858]+[.F858]); [.H857]+[.E858]) )">
            <text:p/>
          </table:table-cell>
          <table:table-cell table:style-name="ce76" table:formula="of:=IF([.D858] = &quot;&quot;; &quot;&quot;; IFERROR([.I857]+[.G858];&quot;&quot;))">
            <text:p/>
          </table:table-cell>
          <table:table-cell table:style-name="ce80" table:formula="of:=IF([.D858] = &quot;&quot;; &quot;&quot;; IFERROR(([.I858]-[.F$2])/[.F$2];&quot;&quot;))">
            <text:p/>
          </table:table-cell>
          <table:table-cell table:style-name="ce84" table:formula="of:=IF([.D858] = &quot;&quot;; &quot;&quot;; IFERROR([.I858]/MAX([.$I$2:.I858])-1;&quot;&quot;))">
            <text:p/>
          </table:table-cell>
          <table:table-cell table:style-name="ce87" table:formula="of:=IF(ISBLANK([.D858]);&quot;&quot;; [.G858]/[.I857])">
            <text:p/>
          </table:table-cell>
          <table:table-cell table:style-name="ce76" table:formula="of:=IF([.D858] = &quot;&quot;; &quot;&quot;; IFERROR([.I857]*([.N858]);&quot;&quot;))">
            <text:p/>
          </table:table-cell>
          <table:table-cell table:style-name="ce96" table:formula="of:=IF([.D85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58]*[.N859]/[.D859]*([.E859]+[.F859]); IFERROR([.I858]*[.N859]/[.D859]*[.E859]; &quot;&quot;))">
            <text:p/>
          </table:table-cell>
          <table:table-cell table:style-name="ce71" table:formula="of:=IF([.D859] = &quot;&quot;; &quot;&quot;; IFERROR([.H858]+([.E859]+[.F859]); [.H858]+[.E859]) )">
            <text:p/>
          </table:table-cell>
          <table:table-cell table:style-name="ce76" table:formula="of:=IF([.D859] = &quot;&quot;; &quot;&quot;; IFERROR([.I858]+[.G859];&quot;&quot;))">
            <text:p/>
          </table:table-cell>
          <table:table-cell table:style-name="ce80" table:formula="of:=IF([.D859] = &quot;&quot;; &quot;&quot;; IFERROR(([.I859]-[.F$2])/[.F$2];&quot;&quot;))">
            <text:p/>
          </table:table-cell>
          <table:table-cell table:style-name="ce84" table:formula="of:=IF([.D859] = &quot;&quot;; &quot;&quot;; IFERROR([.I859]/MAX([.$I$2:.I859])-1;&quot;&quot;))">
            <text:p/>
          </table:table-cell>
          <table:table-cell table:style-name="ce87" table:formula="of:=IF(ISBLANK([.D859]);&quot;&quot;; [.G859]/[.I858])">
            <text:p/>
          </table:table-cell>
          <table:table-cell table:style-name="ce76" table:formula="of:=IF([.D859] = &quot;&quot;; &quot;&quot;; IFERROR([.I858]*([.N859]);&quot;&quot;))">
            <text:p/>
          </table:table-cell>
          <table:table-cell table:style-name="ce96" table:formula="of:=IF([.D85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59]*[.N860]/[.D860]*([.E860]+[.F860]); IFERROR([.I859]*[.N860]/[.D860]*[.E860]; &quot;&quot;))">
            <text:p/>
          </table:table-cell>
          <table:table-cell table:style-name="ce71" table:formula="of:=IF([.D860] = &quot;&quot;; &quot;&quot;; IFERROR([.H859]+([.E860]+[.F860]); [.H859]+[.E860]) )">
            <text:p/>
          </table:table-cell>
          <table:table-cell table:style-name="ce76" table:formula="of:=IF([.D860] = &quot;&quot;; &quot;&quot;; IFERROR([.I859]+[.G860];&quot;&quot;))">
            <text:p/>
          </table:table-cell>
          <table:table-cell table:style-name="ce80" table:formula="of:=IF([.D860] = &quot;&quot;; &quot;&quot;; IFERROR(([.I860]-[.F$2])/[.F$2];&quot;&quot;))">
            <text:p/>
          </table:table-cell>
          <table:table-cell table:style-name="ce84" table:formula="of:=IF([.D860] = &quot;&quot;; &quot;&quot;; IFERROR([.I860]/MAX([.$I$2:.I860])-1;&quot;&quot;))">
            <text:p/>
          </table:table-cell>
          <table:table-cell table:style-name="ce87" table:formula="of:=IF(ISBLANK([.D860]);&quot;&quot;; [.G860]/[.I859])">
            <text:p/>
          </table:table-cell>
          <table:table-cell table:style-name="ce76" table:formula="of:=IF([.D860] = &quot;&quot;; &quot;&quot;; IFERROR([.I859]*([.N860]);&quot;&quot;))">
            <text:p/>
          </table:table-cell>
          <table:table-cell table:style-name="ce96" table:formula="of:=IF([.D86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60]*[.N861]/[.D861]*([.E861]+[.F861]); IFERROR([.I860]*[.N861]/[.D861]*[.E861]; &quot;&quot;))">
            <text:p/>
          </table:table-cell>
          <table:table-cell table:style-name="ce71" table:formula="of:=IF([.D861] = &quot;&quot;; &quot;&quot;; IFERROR([.H860]+([.E861]+[.F861]); [.H860]+[.E861]) )">
            <text:p/>
          </table:table-cell>
          <table:table-cell table:style-name="ce76" table:formula="of:=IF([.D861] = &quot;&quot;; &quot;&quot;; IFERROR([.I860]+[.G861];&quot;&quot;))">
            <text:p/>
          </table:table-cell>
          <table:table-cell table:style-name="ce80" table:formula="of:=IF([.D861] = &quot;&quot;; &quot;&quot;; IFERROR(([.I861]-[.F$2])/[.F$2];&quot;&quot;))">
            <text:p/>
          </table:table-cell>
          <table:table-cell table:style-name="ce84" table:formula="of:=IF([.D861] = &quot;&quot;; &quot;&quot;; IFERROR([.I861]/MAX([.$I$2:.I861])-1;&quot;&quot;))">
            <text:p/>
          </table:table-cell>
          <table:table-cell table:style-name="ce87" table:formula="of:=IF(ISBLANK([.D861]);&quot;&quot;; [.G861]/[.I860])">
            <text:p/>
          </table:table-cell>
          <table:table-cell table:style-name="ce76" table:formula="of:=IF([.D861] = &quot;&quot;; &quot;&quot;; IFERROR([.I860]*([.N861]);&quot;&quot;))">
            <text:p/>
          </table:table-cell>
          <table:table-cell table:style-name="ce96" table:formula="of:=IF([.D86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61]*[.N862]/[.D862]*([.E862]+[.F862]); IFERROR([.I861]*[.N862]/[.D862]*[.E862]; &quot;&quot;))">
            <text:p/>
          </table:table-cell>
          <table:table-cell table:style-name="ce71" table:formula="of:=IF([.D862] = &quot;&quot;; &quot;&quot;; IFERROR([.H861]+([.E862]+[.F862]); [.H861]+[.E862]) )">
            <text:p/>
          </table:table-cell>
          <table:table-cell table:style-name="ce76" table:formula="of:=IF([.D862] = &quot;&quot;; &quot;&quot;; IFERROR([.I861]+[.G862];&quot;&quot;))">
            <text:p/>
          </table:table-cell>
          <table:table-cell table:style-name="ce80" table:formula="of:=IF([.D862] = &quot;&quot;; &quot;&quot;; IFERROR(([.I862]-[.F$2])/[.F$2];&quot;&quot;))">
            <text:p/>
          </table:table-cell>
          <table:table-cell table:style-name="ce84" table:formula="of:=IF([.D862] = &quot;&quot;; &quot;&quot;; IFERROR([.I862]/MAX([.$I$2:.I862])-1;&quot;&quot;))">
            <text:p/>
          </table:table-cell>
          <table:table-cell table:style-name="ce87" table:formula="of:=IF(ISBLANK([.D862]);&quot;&quot;; [.G862]/[.I861])">
            <text:p/>
          </table:table-cell>
          <table:table-cell table:style-name="ce76" table:formula="of:=IF([.D862] = &quot;&quot;; &quot;&quot;; IFERROR([.I861]*([.N862]);&quot;&quot;))">
            <text:p/>
          </table:table-cell>
          <table:table-cell table:style-name="ce96" table:formula="of:=IF([.D86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62]*[.N863]/[.D863]*([.E863]+[.F863]); IFERROR([.I862]*[.N863]/[.D863]*[.E863]; &quot;&quot;))">
            <text:p/>
          </table:table-cell>
          <table:table-cell table:style-name="ce71" table:formula="of:=IF([.D863] = &quot;&quot;; &quot;&quot;; IFERROR([.H862]+([.E863]+[.F863]); [.H862]+[.E863]) )">
            <text:p/>
          </table:table-cell>
          <table:table-cell table:style-name="ce76" table:formula="of:=IF([.D863] = &quot;&quot;; &quot;&quot;; IFERROR([.I862]+[.G863];&quot;&quot;))">
            <text:p/>
          </table:table-cell>
          <table:table-cell table:style-name="ce80" table:formula="of:=IF([.D863] = &quot;&quot;; &quot;&quot;; IFERROR(([.I863]-[.F$2])/[.F$2];&quot;&quot;))">
            <text:p/>
          </table:table-cell>
          <table:table-cell table:style-name="ce84" table:formula="of:=IF([.D863] = &quot;&quot;; &quot;&quot;; IFERROR([.I863]/MAX([.$I$2:.I863])-1;&quot;&quot;))">
            <text:p/>
          </table:table-cell>
          <table:table-cell table:style-name="ce87" table:formula="of:=IF(ISBLANK([.D863]);&quot;&quot;; [.G863]/[.I862])">
            <text:p/>
          </table:table-cell>
          <table:table-cell table:style-name="ce76" table:formula="of:=IF([.D863] = &quot;&quot;; &quot;&quot;; IFERROR([.I862]*([.N863]);&quot;&quot;))">
            <text:p/>
          </table:table-cell>
          <table:table-cell table:style-name="ce96" table:formula="of:=IF([.D86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63]*[.N864]/[.D864]*([.E864]+[.F864]); IFERROR([.I863]*[.N864]/[.D864]*[.E864]; &quot;&quot;))">
            <text:p/>
          </table:table-cell>
          <table:table-cell table:style-name="ce71" table:formula="of:=IF([.D864] = &quot;&quot;; &quot;&quot;; IFERROR([.H863]+([.E864]+[.F864]); [.H863]+[.E864]) )">
            <text:p/>
          </table:table-cell>
          <table:table-cell table:style-name="ce76" table:formula="of:=IF([.D864] = &quot;&quot;; &quot;&quot;; IFERROR([.I863]+[.G864];&quot;&quot;))">
            <text:p/>
          </table:table-cell>
          <table:table-cell table:style-name="ce80" table:formula="of:=IF([.D864] = &quot;&quot;; &quot;&quot;; IFERROR(([.I864]-[.F$2])/[.F$2];&quot;&quot;))">
            <text:p/>
          </table:table-cell>
          <table:table-cell table:style-name="ce84" table:formula="of:=IF([.D864] = &quot;&quot;; &quot;&quot;; IFERROR([.I864]/MAX([.$I$2:.I864])-1;&quot;&quot;))">
            <text:p/>
          </table:table-cell>
          <table:table-cell table:style-name="ce87" table:formula="of:=IF(ISBLANK([.D864]);&quot;&quot;; [.G864]/[.I863])">
            <text:p/>
          </table:table-cell>
          <table:table-cell table:style-name="ce76" table:formula="of:=IF([.D864] = &quot;&quot;; &quot;&quot;; IFERROR([.I863]*([.N864]);&quot;&quot;))">
            <text:p/>
          </table:table-cell>
          <table:table-cell table:style-name="ce96" table:formula="of:=IF([.D86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64]*[.N865]/[.D865]*([.E865]+[.F865]); IFERROR([.I864]*[.N865]/[.D865]*[.E865]; &quot;&quot;))">
            <text:p/>
          </table:table-cell>
          <table:table-cell table:style-name="ce71" table:formula="of:=IF([.D865] = &quot;&quot;; &quot;&quot;; IFERROR([.H864]+([.E865]+[.F865]); [.H864]+[.E865]) )">
            <text:p/>
          </table:table-cell>
          <table:table-cell table:style-name="ce76" table:formula="of:=IF([.D865] = &quot;&quot;; &quot;&quot;; IFERROR([.I864]+[.G865];&quot;&quot;))">
            <text:p/>
          </table:table-cell>
          <table:table-cell table:style-name="ce80" table:formula="of:=IF([.D865] = &quot;&quot;; &quot;&quot;; IFERROR(([.I865]-[.F$2])/[.F$2];&quot;&quot;))">
            <text:p/>
          </table:table-cell>
          <table:table-cell table:style-name="ce84" table:formula="of:=IF([.D865] = &quot;&quot;; &quot;&quot;; IFERROR([.I865]/MAX([.$I$2:.I865])-1;&quot;&quot;))">
            <text:p/>
          </table:table-cell>
          <table:table-cell table:style-name="ce87" table:formula="of:=IF(ISBLANK([.D865]);&quot;&quot;; [.G865]/[.I864])">
            <text:p/>
          </table:table-cell>
          <table:table-cell table:style-name="ce76" table:formula="of:=IF([.D865] = &quot;&quot;; &quot;&quot;; IFERROR([.I864]*([.N865]);&quot;&quot;))">
            <text:p/>
          </table:table-cell>
          <table:table-cell table:style-name="ce96" table:formula="of:=IF([.D86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65]*[.N866]/[.D866]*([.E866]+[.F866]); IFERROR([.I865]*[.N866]/[.D866]*[.E866]; &quot;&quot;))">
            <text:p/>
          </table:table-cell>
          <table:table-cell table:style-name="ce71" table:formula="of:=IF([.D866] = &quot;&quot;; &quot;&quot;; IFERROR([.H865]+([.E866]+[.F866]); [.H865]+[.E866]) )">
            <text:p/>
          </table:table-cell>
          <table:table-cell table:style-name="ce76" table:formula="of:=IF([.D866] = &quot;&quot;; &quot;&quot;; IFERROR([.I865]+[.G866];&quot;&quot;))">
            <text:p/>
          </table:table-cell>
          <table:table-cell table:style-name="ce80" table:formula="of:=IF([.D866] = &quot;&quot;; &quot;&quot;; IFERROR(([.I866]-[.F$2])/[.F$2];&quot;&quot;))">
            <text:p/>
          </table:table-cell>
          <table:table-cell table:style-name="ce84" table:formula="of:=IF([.D866] = &quot;&quot;; &quot;&quot;; IFERROR([.I866]/MAX([.$I$2:.I866])-1;&quot;&quot;))">
            <text:p/>
          </table:table-cell>
          <table:table-cell table:style-name="ce87" table:formula="of:=IF(ISBLANK([.D866]);&quot;&quot;; [.G866]/[.I865])">
            <text:p/>
          </table:table-cell>
          <table:table-cell table:style-name="ce76" table:formula="of:=IF([.D866] = &quot;&quot;; &quot;&quot;; IFERROR([.I865]*([.N866]);&quot;&quot;))">
            <text:p/>
          </table:table-cell>
          <table:table-cell table:style-name="ce96" table:formula="of:=IF([.D86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66]*[.N867]/[.D867]*([.E867]+[.F867]); IFERROR([.I866]*[.N867]/[.D867]*[.E867]; &quot;&quot;))">
            <text:p/>
          </table:table-cell>
          <table:table-cell table:style-name="ce71" table:formula="of:=IF([.D867] = &quot;&quot;; &quot;&quot;; IFERROR([.H866]+([.E867]+[.F867]); [.H866]+[.E867]) )">
            <text:p/>
          </table:table-cell>
          <table:table-cell table:style-name="ce76" table:formula="of:=IF([.D867] = &quot;&quot;; &quot;&quot;; IFERROR([.I866]+[.G867];&quot;&quot;))">
            <text:p/>
          </table:table-cell>
          <table:table-cell table:style-name="ce80" table:formula="of:=IF([.D867] = &quot;&quot;; &quot;&quot;; IFERROR(([.I867]-[.F$2])/[.F$2];&quot;&quot;))">
            <text:p/>
          </table:table-cell>
          <table:table-cell table:style-name="ce84" table:formula="of:=IF([.D867] = &quot;&quot;; &quot;&quot;; IFERROR([.I867]/MAX([.$I$2:.I867])-1;&quot;&quot;))">
            <text:p/>
          </table:table-cell>
          <table:table-cell table:style-name="ce87" table:formula="of:=IF(ISBLANK([.D867]);&quot;&quot;; [.G867]/[.I866])">
            <text:p/>
          </table:table-cell>
          <table:table-cell table:style-name="ce76" table:formula="of:=IF([.D867] = &quot;&quot;; &quot;&quot;; IFERROR([.I866]*([.N867]);&quot;&quot;))">
            <text:p/>
          </table:table-cell>
          <table:table-cell table:style-name="ce96" table:formula="of:=IF([.D86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67]*[.N868]/[.D868]*([.E868]+[.F868]); IFERROR([.I867]*[.N868]/[.D868]*[.E868]; &quot;&quot;))">
            <text:p/>
          </table:table-cell>
          <table:table-cell table:style-name="ce71" table:formula="of:=IF([.D868] = &quot;&quot;; &quot;&quot;; IFERROR([.H867]+([.E868]+[.F868]); [.H867]+[.E868]) )">
            <text:p/>
          </table:table-cell>
          <table:table-cell table:style-name="ce76" table:formula="of:=IF([.D868] = &quot;&quot;; &quot;&quot;; IFERROR([.I867]+[.G868];&quot;&quot;))">
            <text:p/>
          </table:table-cell>
          <table:table-cell table:style-name="ce80" table:formula="of:=IF([.D868] = &quot;&quot;; &quot;&quot;; IFERROR(([.I868]-[.F$2])/[.F$2];&quot;&quot;))">
            <text:p/>
          </table:table-cell>
          <table:table-cell table:style-name="ce84" table:formula="of:=IF([.D868] = &quot;&quot;; &quot;&quot;; IFERROR([.I868]/MAX([.$I$2:.I868])-1;&quot;&quot;))">
            <text:p/>
          </table:table-cell>
          <table:table-cell table:style-name="ce87" table:formula="of:=IF(ISBLANK([.D868]);&quot;&quot;; [.G868]/[.I867])">
            <text:p/>
          </table:table-cell>
          <table:table-cell table:style-name="ce76" table:formula="of:=IF([.D868] = &quot;&quot;; &quot;&quot;; IFERROR([.I867]*([.N868]);&quot;&quot;))">
            <text:p/>
          </table:table-cell>
          <table:table-cell table:style-name="ce96" table:formula="of:=IF([.D86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68]*[.N869]/[.D869]*([.E869]+[.F869]); IFERROR([.I868]*[.N869]/[.D869]*[.E869]; &quot;&quot;))">
            <text:p/>
          </table:table-cell>
          <table:table-cell table:style-name="ce71" table:formula="of:=IF([.D869] = &quot;&quot;; &quot;&quot;; IFERROR([.H868]+([.E869]+[.F869]); [.H868]+[.E869]) )">
            <text:p/>
          </table:table-cell>
          <table:table-cell table:style-name="ce76" table:formula="of:=IF([.D869] = &quot;&quot;; &quot;&quot;; IFERROR([.I868]+[.G869];&quot;&quot;))">
            <text:p/>
          </table:table-cell>
          <table:table-cell table:style-name="ce80" table:formula="of:=IF([.D869] = &quot;&quot;; &quot;&quot;; IFERROR(([.I869]-[.F$2])/[.F$2];&quot;&quot;))">
            <text:p/>
          </table:table-cell>
          <table:table-cell table:style-name="ce84" table:formula="of:=IF([.D869] = &quot;&quot;; &quot;&quot;; IFERROR([.I869]/MAX([.$I$2:.I869])-1;&quot;&quot;))">
            <text:p/>
          </table:table-cell>
          <table:table-cell table:style-name="ce87" table:formula="of:=IF(ISBLANK([.D869]);&quot;&quot;; [.G869]/[.I868])">
            <text:p/>
          </table:table-cell>
          <table:table-cell table:style-name="ce76" table:formula="of:=IF([.D869] = &quot;&quot;; &quot;&quot;; IFERROR([.I868]*([.N869]);&quot;&quot;))">
            <text:p/>
          </table:table-cell>
          <table:table-cell table:style-name="ce96" table:formula="of:=IF([.D86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69]*[.N870]/[.D870]*([.E870]+[.F870]); IFERROR([.I869]*[.N870]/[.D870]*[.E870]; &quot;&quot;))">
            <text:p/>
          </table:table-cell>
          <table:table-cell table:style-name="ce71" table:formula="of:=IF([.D870] = &quot;&quot;; &quot;&quot;; IFERROR([.H869]+([.E870]+[.F870]); [.H869]+[.E870]) )">
            <text:p/>
          </table:table-cell>
          <table:table-cell table:style-name="ce76" table:formula="of:=IF([.D870] = &quot;&quot;; &quot;&quot;; IFERROR([.I869]+[.G870];&quot;&quot;))">
            <text:p/>
          </table:table-cell>
          <table:table-cell table:style-name="ce80" table:formula="of:=IF([.D870] = &quot;&quot;; &quot;&quot;; IFERROR(([.I870]-[.F$2])/[.F$2];&quot;&quot;))">
            <text:p/>
          </table:table-cell>
          <table:table-cell table:style-name="ce84" table:formula="of:=IF([.D870] = &quot;&quot;; &quot;&quot;; IFERROR([.I870]/MAX([.$I$2:.I870])-1;&quot;&quot;))">
            <text:p/>
          </table:table-cell>
          <table:table-cell table:style-name="ce87" table:formula="of:=IF(ISBLANK([.D870]);&quot;&quot;; [.G870]/[.I869])">
            <text:p/>
          </table:table-cell>
          <table:table-cell table:style-name="ce76" table:formula="of:=IF([.D870] = &quot;&quot;; &quot;&quot;; IFERROR([.I869]*([.N870]);&quot;&quot;))">
            <text:p/>
          </table:table-cell>
          <table:table-cell table:style-name="ce96" table:formula="of:=IF([.D87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70]*[.N871]/[.D871]*([.E871]+[.F871]); IFERROR([.I870]*[.N871]/[.D871]*[.E871]; &quot;&quot;))">
            <text:p/>
          </table:table-cell>
          <table:table-cell table:style-name="ce71" table:formula="of:=IF([.D871] = &quot;&quot;; &quot;&quot;; IFERROR([.H870]+([.E871]+[.F871]); [.H870]+[.E871]) )">
            <text:p/>
          </table:table-cell>
          <table:table-cell table:style-name="ce76" table:formula="of:=IF([.D871] = &quot;&quot;; &quot;&quot;; IFERROR([.I870]+[.G871];&quot;&quot;))">
            <text:p/>
          </table:table-cell>
          <table:table-cell table:style-name="ce80" table:formula="of:=IF([.D871] = &quot;&quot;; &quot;&quot;; IFERROR(([.I871]-[.F$2])/[.F$2];&quot;&quot;))">
            <text:p/>
          </table:table-cell>
          <table:table-cell table:style-name="ce84" table:formula="of:=IF([.D871] = &quot;&quot;; &quot;&quot;; IFERROR([.I871]/MAX([.$I$2:.I871])-1;&quot;&quot;))">
            <text:p/>
          </table:table-cell>
          <table:table-cell table:style-name="ce87" table:formula="of:=IF(ISBLANK([.D871]);&quot;&quot;; [.G871]/[.I870])">
            <text:p/>
          </table:table-cell>
          <table:table-cell table:style-name="ce76" table:formula="of:=IF([.D871] = &quot;&quot;; &quot;&quot;; IFERROR([.I870]*([.N871]);&quot;&quot;))">
            <text:p/>
          </table:table-cell>
          <table:table-cell table:style-name="ce96" table:formula="of:=IF([.D87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71]*[.N872]/[.D872]*([.E872]+[.F872]); IFERROR([.I871]*[.N872]/[.D872]*[.E872]; &quot;&quot;))">
            <text:p/>
          </table:table-cell>
          <table:table-cell table:style-name="ce71" table:formula="of:=IF([.D872] = &quot;&quot;; &quot;&quot;; IFERROR([.H871]+([.E872]+[.F872]); [.H871]+[.E872]) )">
            <text:p/>
          </table:table-cell>
          <table:table-cell table:style-name="ce76" table:formula="of:=IF([.D872] = &quot;&quot;; &quot;&quot;; IFERROR([.I871]+[.G872];&quot;&quot;))">
            <text:p/>
          </table:table-cell>
          <table:table-cell table:style-name="ce80" table:formula="of:=IF([.D872] = &quot;&quot;; &quot;&quot;; IFERROR(([.I872]-[.F$2])/[.F$2];&quot;&quot;))">
            <text:p/>
          </table:table-cell>
          <table:table-cell table:style-name="ce84" table:formula="of:=IF([.D872] = &quot;&quot;; &quot;&quot;; IFERROR([.I872]/MAX([.$I$2:.I872])-1;&quot;&quot;))">
            <text:p/>
          </table:table-cell>
          <table:table-cell table:style-name="ce87" table:formula="of:=IF(ISBLANK([.D872]);&quot;&quot;; [.G872]/[.I871])">
            <text:p/>
          </table:table-cell>
          <table:table-cell table:style-name="ce76" table:formula="of:=IF([.D872] = &quot;&quot;; &quot;&quot;; IFERROR([.I871]*([.N872]);&quot;&quot;))">
            <text:p/>
          </table:table-cell>
          <table:table-cell table:style-name="ce96" table:formula="of:=IF([.D87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72]*[.N873]/[.D873]*([.E873]+[.F873]); IFERROR([.I872]*[.N873]/[.D873]*[.E873]; &quot;&quot;))">
            <text:p/>
          </table:table-cell>
          <table:table-cell table:style-name="ce71" table:formula="of:=IF([.D873] = &quot;&quot;; &quot;&quot;; IFERROR([.H872]+([.E873]+[.F873]); [.H872]+[.E873]) )">
            <text:p/>
          </table:table-cell>
          <table:table-cell table:style-name="ce76" table:formula="of:=IF([.D873] = &quot;&quot;; &quot;&quot;; IFERROR([.I872]+[.G873];&quot;&quot;))">
            <text:p/>
          </table:table-cell>
          <table:table-cell table:style-name="ce80" table:formula="of:=IF([.D873] = &quot;&quot;; &quot;&quot;; IFERROR(([.I873]-[.F$2])/[.F$2];&quot;&quot;))">
            <text:p/>
          </table:table-cell>
          <table:table-cell table:style-name="ce84" table:formula="of:=IF([.D873] = &quot;&quot;; &quot;&quot;; IFERROR([.I873]/MAX([.$I$2:.I873])-1;&quot;&quot;))">
            <text:p/>
          </table:table-cell>
          <table:table-cell table:style-name="ce87" table:formula="of:=IF(ISBLANK([.D873]);&quot;&quot;; [.G873]/[.I872])">
            <text:p/>
          </table:table-cell>
          <table:table-cell table:style-name="ce76" table:formula="of:=IF([.D873] = &quot;&quot;; &quot;&quot;; IFERROR([.I872]*([.N873]);&quot;&quot;))">
            <text:p/>
          </table:table-cell>
          <table:table-cell table:style-name="ce96" table:formula="of:=IF([.D87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73]*[.N874]/[.D874]*([.E874]+[.F874]); IFERROR([.I873]*[.N874]/[.D874]*[.E874]; &quot;&quot;))">
            <text:p/>
          </table:table-cell>
          <table:table-cell table:style-name="ce71" table:formula="of:=IF([.D874] = &quot;&quot;; &quot;&quot;; IFERROR([.H873]+([.E874]+[.F874]); [.H873]+[.E874]) )">
            <text:p/>
          </table:table-cell>
          <table:table-cell table:style-name="ce76" table:formula="of:=IF([.D874] = &quot;&quot;; &quot;&quot;; IFERROR([.I873]+[.G874];&quot;&quot;))">
            <text:p/>
          </table:table-cell>
          <table:table-cell table:style-name="ce80" table:formula="of:=IF([.D874] = &quot;&quot;; &quot;&quot;; IFERROR(([.I874]-[.F$2])/[.F$2];&quot;&quot;))">
            <text:p/>
          </table:table-cell>
          <table:table-cell table:style-name="ce84" table:formula="of:=IF([.D874] = &quot;&quot;; &quot;&quot;; IFERROR([.I874]/MAX([.$I$2:.I874])-1;&quot;&quot;))">
            <text:p/>
          </table:table-cell>
          <table:table-cell table:style-name="ce87" table:formula="of:=IF(ISBLANK([.D874]);&quot;&quot;; [.G874]/[.I873])">
            <text:p/>
          </table:table-cell>
          <table:table-cell table:style-name="ce76" table:formula="of:=IF([.D874] = &quot;&quot;; &quot;&quot;; IFERROR([.I873]*([.N874]);&quot;&quot;))">
            <text:p/>
          </table:table-cell>
          <table:table-cell table:style-name="ce96" table:formula="of:=IF([.D87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74]*[.N875]/[.D875]*([.E875]+[.F875]); IFERROR([.I874]*[.N875]/[.D875]*[.E875]; &quot;&quot;))">
            <text:p/>
          </table:table-cell>
          <table:table-cell table:style-name="ce71" table:formula="of:=IF([.D875] = &quot;&quot;; &quot;&quot;; IFERROR([.H874]+([.E875]+[.F875]); [.H874]+[.E875]) )">
            <text:p/>
          </table:table-cell>
          <table:table-cell table:style-name="ce76" table:formula="of:=IF([.D875] = &quot;&quot;; &quot;&quot;; IFERROR([.I874]+[.G875];&quot;&quot;))">
            <text:p/>
          </table:table-cell>
          <table:table-cell table:style-name="ce80" table:formula="of:=IF([.D875] = &quot;&quot;; &quot;&quot;; IFERROR(([.I875]-[.F$2])/[.F$2];&quot;&quot;))">
            <text:p/>
          </table:table-cell>
          <table:table-cell table:style-name="ce84" table:formula="of:=IF([.D875] = &quot;&quot;; &quot;&quot;; IFERROR([.I875]/MAX([.$I$2:.I875])-1;&quot;&quot;))">
            <text:p/>
          </table:table-cell>
          <table:table-cell table:style-name="ce87" table:formula="of:=IF(ISBLANK([.D875]);&quot;&quot;; [.G875]/[.I874])">
            <text:p/>
          </table:table-cell>
          <table:table-cell table:style-name="ce76" table:formula="of:=IF([.D875] = &quot;&quot;; &quot;&quot;; IFERROR([.I874]*([.N875]);&quot;&quot;))">
            <text:p/>
          </table:table-cell>
          <table:table-cell table:style-name="ce96" table:formula="of:=IF([.D87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75]*[.N876]/[.D876]*([.E876]+[.F876]); IFERROR([.I875]*[.N876]/[.D876]*[.E876]; &quot;&quot;))">
            <text:p/>
          </table:table-cell>
          <table:table-cell table:style-name="ce71" table:formula="of:=IF([.D876] = &quot;&quot;; &quot;&quot;; IFERROR([.H875]+([.E876]+[.F876]); [.H875]+[.E876]) )">
            <text:p/>
          </table:table-cell>
          <table:table-cell table:style-name="ce76" table:formula="of:=IF([.D876] = &quot;&quot;; &quot;&quot;; IFERROR([.I875]+[.G876];&quot;&quot;))">
            <text:p/>
          </table:table-cell>
          <table:table-cell table:style-name="ce80" table:formula="of:=IF([.D876] = &quot;&quot;; &quot;&quot;; IFERROR(([.I876]-[.F$2])/[.F$2];&quot;&quot;))">
            <text:p/>
          </table:table-cell>
          <table:table-cell table:style-name="ce84" table:formula="of:=IF([.D876] = &quot;&quot;; &quot;&quot;; IFERROR([.I876]/MAX([.$I$2:.I876])-1;&quot;&quot;))">
            <text:p/>
          </table:table-cell>
          <table:table-cell table:style-name="ce87" table:formula="of:=IF(ISBLANK([.D876]);&quot;&quot;; [.G876]/[.I875])">
            <text:p/>
          </table:table-cell>
          <table:table-cell table:style-name="ce76" table:formula="of:=IF([.D876] = &quot;&quot;; &quot;&quot;; IFERROR([.I875]*([.N876]);&quot;&quot;))">
            <text:p/>
          </table:table-cell>
          <table:table-cell table:style-name="ce96" table:formula="of:=IF([.D87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76]*[.N877]/[.D877]*([.E877]+[.F877]); IFERROR([.I876]*[.N877]/[.D877]*[.E877]; &quot;&quot;))">
            <text:p/>
          </table:table-cell>
          <table:table-cell table:style-name="ce71" table:formula="of:=IF([.D877] = &quot;&quot;; &quot;&quot;; IFERROR([.H876]+([.E877]+[.F877]); [.H876]+[.E877]) )">
            <text:p/>
          </table:table-cell>
          <table:table-cell table:style-name="ce76" table:formula="of:=IF([.D877] = &quot;&quot;; &quot;&quot;; IFERROR([.I876]+[.G877];&quot;&quot;))">
            <text:p/>
          </table:table-cell>
          <table:table-cell table:style-name="ce80" table:formula="of:=IF([.D877] = &quot;&quot;; &quot;&quot;; IFERROR(([.I877]-[.F$2])/[.F$2];&quot;&quot;))">
            <text:p/>
          </table:table-cell>
          <table:table-cell table:style-name="ce84" table:formula="of:=IF([.D877] = &quot;&quot;; &quot;&quot;; IFERROR([.I877]/MAX([.$I$2:.I877])-1;&quot;&quot;))">
            <text:p/>
          </table:table-cell>
          <table:table-cell table:style-name="ce87" table:formula="of:=IF(ISBLANK([.D877]);&quot;&quot;; [.G877]/[.I876])">
            <text:p/>
          </table:table-cell>
          <table:table-cell table:style-name="ce76" table:formula="of:=IF([.D877] = &quot;&quot;; &quot;&quot;; IFERROR([.I876]*([.N877]);&quot;&quot;))">
            <text:p/>
          </table:table-cell>
          <table:table-cell table:style-name="ce96" table:formula="of:=IF([.D87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77]*[.N878]/[.D878]*([.E878]+[.F878]); IFERROR([.I877]*[.N878]/[.D878]*[.E878]; &quot;&quot;))">
            <text:p/>
          </table:table-cell>
          <table:table-cell table:style-name="ce71" table:formula="of:=IF([.D878] = &quot;&quot;; &quot;&quot;; IFERROR([.H877]+([.E878]+[.F878]); [.H877]+[.E878]) )">
            <text:p/>
          </table:table-cell>
          <table:table-cell table:style-name="ce76" table:formula="of:=IF([.D878] = &quot;&quot;; &quot;&quot;; IFERROR([.I877]+[.G878];&quot;&quot;))">
            <text:p/>
          </table:table-cell>
          <table:table-cell table:style-name="ce80" table:formula="of:=IF([.D878] = &quot;&quot;; &quot;&quot;; IFERROR(([.I878]-[.F$2])/[.F$2];&quot;&quot;))">
            <text:p/>
          </table:table-cell>
          <table:table-cell table:style-name="ce84" table:formula="of:=IF([.D878] = &quot;&quot;; &quot;&quot;; IFERROR([.I878]/MAX([.$I$2:.I878])-1;&quot;&quot;))">
            <text:p/>
          </table:table-cell>
          <table:table-cell table:style-name="ce87" table:formula="of:=IF(ISBLANK([.D878]);&quot;&quot;; [.G878]/[.I877])">
            <text:p/>
          </table:table-cell>
          <table:table-cell table:style-name="ce76" table:formula="of:=IF([.D878] = &quot;&quot;; &quot;&quot;; IFERROR([.I877]*([.N878]);&quot;&quot;))">
            <text:p/>
          </table:table-cell>
          <table:table-cell table:style-name="ce96" table:formula="of:=IF([.D87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78]*[.N879]/[.D879]*([.E879]+[.F879]); IFERROR([.I878]*[.N879]/[.D879]*[.E879]; &quot;&quot;))">
            <text:p/>
          </table:table-cell>
          <table:table-cell table:style-name="ce71" table:formula="of:=IF([.D879] = &quot;&quot;; &quot;&quot;; IFERROR([.H878]+([.E879]+[.F879]); [.H878]+[.E879]) )">
            <text:p/>
          </table:table-cell>
          <table:table-cell table:style-name="ce76" table:formula="of:=IF([.D879] = &quot;&quot;; &quot;&quot;; IFERROR([.I878]+[.G879];&quot;&quot;))">
            <text:p/>
          </table:table-cell>
          <table:table-cell table:style-name="ce80" table:formula="of:=IF([.D879] = &quot;&quot;; &quot;&quot;; IFERROR(([.I879]-[.F$2])/[.F$2];&quot;&quot;))">
            <text:p/>
          </table:table-cell>
          <table:table-cell table:style-name="ce84" table:formula="of:=IF([.D879] = &quot;&quot;; &quot;&quot;; IFERROR([.I879]/MAX([.$I$2:.I879])-1;&quot;&quot;))">
            <text:p/>
          </table:table-cell>
          <table:table-cell table:style-name="ce87" table:formula="of:=IF(ISBLANK([.D879]);&quot;&quot;; [.G879]/[.I878])">
            <text:p/>
          </table:table-cell>
          <table:table-cell table:style-name="ce76" table:formula="of:=IF([.D879] = &quot;&quot;; &quot;&quot;; IFERROR([.I878]*([.N879]);&quot;&quot;))">
            <text:p/>
          </table:table-cell>
          <table:table-cell table:style-name="ce96" table:formula="of:=IF([.D87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79]*[.N880]/[.D880]*([.E880]+[.F880]); IFERROR([.I879]*[.N880]/[.D880]*[.E880]; &quot;&quot;))">
            <text:p/>
          </table:table-cell>
          <table:table-cell table:style-name="ce71" table:formula="of:=IF([.D880] = &quot;&quot;; &quot;&quot;; IFERROR([.H879]+([.E880]+[.F880]); [.H879]+[.E880]) )">
            <text:p/>
          </table:table-cell>
          <table:table-cell table:style-name="ce76" table:formula="of:=IF([.D880] = &quot;&quot;; &quot;&quot;; IFERROR([.I879]+[.G880];&quot;&quot;))">
            <text:p/>
          </table:table-cell>
          <table:table-cell table:style-name="ce80" table:formula="of:=IF([.D880] = &quot;&quot;; &quot;&quot;; IFERROR(([.I880]-[.F$2])/[.F$2];&quot;&quot;))">
            <text:p/>
          </table:table-cell>
          <table:table-cell table:style-name="ce84" table:formula="of:=IF([.D880] = &quot;&quot;; &quot;&quot;; IFERROR([.I880]/MAX([.$I$2:.I880])-1;&quot;&quot;))">
            <text:p/>
          </table:table-cell>
          <table:table-cell table:style-name="ce87" table:formula="of:=IF(ISBLANK([.D880]);&quot;&quot;; [.G880]/[.I879])">
            <text:p/>
          </table:table-cell>
          <table:table-cell table:style-name="ce76" table:formula="of:=IF([.D880] = &quot;&quot;; &quot;&quot;; IFERROR([.I879]*([.N880]);&quot;&quot;))">
            <text:p/>
          </table:table-cell>
          <table:table-cell table:style-name="ce96" table:formula="of:=IF([.D88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80]*[.N881]/[.D881]*([.E881]+[.F881]); IFERROR([.I880]*[.N881]/[.D881]*[.E881]; &quot;&quot;))">
            <text:p/>
          </table:table-cell>
          <table:table-cell table:style-name="ce71" table:formula="of:=IF([.D881] = &quot;&quot;; &quot;&quot;; IFERROR([.H880]+([.E881]+[.F881]); [.H880]+[.E881]) )">
            <text:p/>
          </table:table-cell>
          <table:table-cell table:style-name="ce76" table:formula="of:=IF([.D881] = &quot;&quot;; &quot;&quot;; IFERROR([.I880]+[.G881];&quot;&quot;))">
            <text:p/>
          </table:table-cell>
          <table:table-cell table:style-name="ce80" table:formula="of:=IF([.D881] = &quot;&quot;; &quot;&quot;; IFERROR(([.I881]-[.F$2])/[.F$2];&quot;&quot;))">
            <text:p/>
          </table:table-cell>
          <table:table-cell table:style-name="ce84" table:formula="of:=IF([.D881] = &quot;&quot;; &quot;&quot;; IFERROR([.I881]/MAX([.$I$2:.I881])-1;&quot;&quot;))">
            <text:p/>
          </table:table-cell>
          <table:table-cell table:style-name="ce87" table:formula="of:=IF(ISBLANK([.D881]);&quot;&quot;; [.G881]/[.I880])">
            <text:p/>
          </table:table-cell>
          <table:table-cell table:style-name="ce76" table:formula="of:=IF([.D881] = &quot;&quot;; &quot;&quot;; IFERROR([.I880]*([.N881]);&quot;&quot;))">
            <text:p/>
          </table:table-cell>
          <table:table-cell table:style-name="ce96" table:formula="of:=IF([.D88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81]*[.N882]/[.D882]*([.E882]+[.F882]); IFERROR([.I881]*[.N882]/[.D882]*[.E882]; &quot;&quot;))">
            <text:p/>
          </table:table-cell>
          <table:table-cell table:style-name="ce71" table:formula="of:=IF([.D882] = &quot;&quot;; &quot;&quot;; IFERROR([.H881]+([.E882]+[.F882]); [.H881]+[.E882]) )">
            <text:p/>
          </table:table-cell>
          <table:table-cell table:style-name="ce76" table:formula="of:=IF([.D882] = &quot;&quot;; &quot;&quot;; IFERROR([.I881]+[.G882];&quot;&quot;))">
            <text:p/>
          </table:table-cell>
          <table:table-cell table:style-name="ce80" table:formula="of:=IF([.D882] = &quot;&quot;; &quot;&quot;; IFERROR(([.I882]-[.F$2])/[.F$2];&quot;&quot;))">
            <text:p/>
          </table:table-cell>
          <table:table-cell table:style-name="ce84" table:formula="of:=IF([.D882] = &quot;&quot;; &quot;&quot;; IFERROR([.I882]/MAX([.$I$2:.I882])-1;&quot;&quot;))">
            <text:p/>
          </table:table-cell>
          <table:table-cell table:style-name="ce87" table:formula="of:=IF(ISBLANK([.D882]);&quot;&quot;; [.G882]/[.I881])">
            <text:p/>
          </table:table-cell>
          <table:table-cell table:style-name="ce76" table:formula="of:=IF([.D882] = &quot;&quot;; &quot;&quot;; IFERROR([.I881]*([.N882]);&quot;&quot;))">
            <text:p/>
          </table:table-cell>
          <table:table-cell table:style-name="ce96" table:formula="of:=IF([.D88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82]*[.N883]/[.D883]*([.E883]+[.F883]); IFERROR([.I882]*[.N883]/[.D883]*[.E883]; &quot;&quot;))">
            <text:p/>
          </table:table-cell>
          <table:table-cell table:style-name="ce71" table:formula="of:=IF([.D883] = &quot;&quot;; &quot;&quot;; IFERROR([.H882]+([.E883]+[.F883]); [.H882]+[.E883]) )">
            <text:p/>
          </table:table-cell>
          <table:table-cell table:style-name="ce76" table:formula="of:=IF([.D883] = &quot;&quot;; &quot;&quot;; IFERROR([.I882]+[.G883];&quot;&quot;))">
            <text:p/>
          </table:table-cell>
          <table:table-cell table:style-name="ce80" table:formula="of:=IF([.D883] = &quot;&quot;; &quot;&quot;; IFERROR(([.I883]-[.F$2])/[.F$2];&quot;&quot;))">
            <text:p/>
          </table:table-cell>
          <table:table-cell table:style-name="ce84" table:formula="of:=IF([.D883] = &quot;&quot;; &quot;&quot;; IFERROR([.I883]/MAX([.$I$2:.I883])-1;&quot;&quot;))">
            <text:p/>
          </table:table-cell>
          <table:table-cell table:style-name="ce87" table:formula="of:=IF(ISBLANK([.D883]);&quot;&quot;; [.G883]/[.I882])">
            <text:p/>
          </table:table-cell>
          <table:table-cell table:style-name="ce76" table:formula="of:=IF([.D883] = &quot;&quot;; &quot;&quot;; IFERROR([.I882]*([.N883]);&quot;&quot;))">
            <text:p/>
          </table:table-cell>
          <table:table-cell table:style-name="ce96" table:formula="of:=IF([.D88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83]*[.N884]/[.D884]*([.E884]+[.F884]); IFERROR([.I883]*[.N884]/[.D884]*[.E884]; &quot;&quot;))">
            <text:p/>
          </table:table-cell>
          <table:table-cell table:style-name="ce71" table:formula="of:=IF([.D884] = &quot;&quot;; &quot;&quot;; IFERROR([.H883]+([.E884]+[.F884]); [.H883]+[.E884]) )">
            <text:p/>
          </table:table-cell>
          <table:table-cell table:style-name="ce76" table:formula="of:=IF([.D884] = &quot;&quot;; &quot;&quot;; IFERROR([.I883]+[.G884];&quot;&quot;))">
            <text:p/>
          </table:table-cell>
          <table:table-cell table:style-name="ce80" table:formula="of:=IF([.D884] = &quot;&quot;; &quot;&quot;; IFERROR(([.I884]-[.F$2])/[.F$2];&quot;&quot;))">
            <text:p/>
          </table:table-cell>
          <table:table-cell table:style-name="ce84" table:formula="of:=IF([.D884] = &quot;&quot;; &quot;&quot;; IFERROR([.I884]/MAX([.$I$2:.I884])-1;&quot;&quot;))">
            <text:p/>
          </table:table-cell>
          <table:table-cell table:style-name="ce87" table:formula="of:=IF(ISBLANK([.D884]);&quot;&quot;; [.G884]/[.I883])">
            <text:p/>
          </table:table-cell>
          <table:table-cell table:style-name="ce76" table:formula="of:=IF([.D884] = &quot;&quot;; &quot;&quot;; IFERROR([.I883]*([.N884]);&quot;&quot;))">
            <text:p/>
          </table:table-cell>
          <table:table-cell table:style-name="ce96" table:formula="of:=IF([.D88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84]*[.N885]/[.D885]*([.E885]+[.F885]); IFERROR([.I884]*[.N885]/[.D885]*[.E885]; &quot;&quot;))">
            <text:p/>
          </table:table-cell>
          <table:table-cell table:style-name="ce71" table:formula="of:=IF([.D885] = &quot;&quot;; &quot;&quot;; IFERROR([.H884]+([.E885]+[.F885]); [.H884]+[.E885]) )">
            <text:p/>
          </table:table-cell>
          <table:table-cell table:style-name="ce76" table:formula="of:=IF([.D885] = &quot;&quot;; &quot;&quot;; IFERROR([.I884]+[.G885];&quot;&quot;))">
            <text:p/>
          </table:table-cell>
          <table:table-cell table:style-name="ce80" table:formula="of:=IF([.D885] = &quot;&quot;; &quot;&quot;; IFERROR(([.I885]-[.F$2])/[.F$2];&quot;&quot;))">
            <text:p/>
          </table:table-cell>
          <table:table-cell table:style-name="ce84" table:formula="of:=IF([.D885] = &quot;&quot;; &quot;&quot;; IFERROR([.I885]/MAX([.$I$2:.I885])-1;&quot;&quot;))">
            <text:p/>
          </table:table-cell>
          <table:table-cell table:style-name="ce87" table:formula="of:=IF(ISBLANK([.D885]);&quot;&quot;; [.G885]/[.I884])">
            <text:p/>
          </table:table-cell>
          <table:table-cell table:style-name="ce76" table:formula="of:=IF([.D885] = &quot;&quot;; &quot;&quot;; IFERROR([.I884]*([.N885]);&quot;&quot;))">
            <text:p/>
          </table:table-cell>
          <table:table-cell table:style-name="ce96" table:formula="of:=IF([.D88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85]*[.N886]/[.D886]*([.E886]+[.F886]); IFERROR([.I885]*[.N886]/[.D886]*[.E886]; &quot;&quot;))">
            <text:p/>
          </table:table-cell>
          <table:table-cell table:style-name="ce71" table:formula="of:=IF([.D886] = &quot;&quot;; &quot;&quot;; IFERROR([.H885]+([.E886]+[.F886]); [.H885]+[.E886]) )">
            <text:p/>
          </table:table-cell>
          <table:table-cell table:style-name="ce76" table:formula="of:=IF([.D886] = &quot;&quot;; &quot;&quot;; IFERROR([.I885]+[.G886];&quot;&quot;))">
            <text:p/>
          </table:table-cell>
          <table:table-cell table:style-name="ce80" table:formula="of:=IF([.D886] = &quot;&quot;; &quot;&quot;; IFERROR(([.I886]-[.F$2])/[.F$2];&quot;&quot;))">
            <text:p/>
          </table:table-cell>
          <table:table-cell table:style-name="ce84" table:formula="of:=IF([.D886] = &quot;&quot;; &quot;&quot;; IFERROR([.I886]/MAX([.$I$2:.I886])-1;&quot;&quot;))">
            <text:p/>
          </table:table-cell>
          <table:table-cell table:style-name="ce87" table:formula="of:=IF(ISBLANK([.D886]);&quot;&quot;; [.G886]/[.I885])">
            <text:p/>
          </table:table-cell>
          <table:table-cell table:style-name="ce76" table:formula="of:=IF([.D886] = &quot;&quot;; &quot;&quot;; IFERROR([.I885]*([.N886]);&quot;&quot;))">
            <text:p/>
          </table:table-cell>
          <table:table-cell table:style-name="ce96" table:formula="of:=IF([.D88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86]*[.N887]/[.D887]*([.E887]+[.F887]); IFERROR([.I886]*[.N887]/[.D887]*[.E887]; &quot;&quot;))">
            <text:p/>
          </table:table-cell>
          <table:table-cell table:style-name="ce71" table:formula="of:=IF([.D887] = &quot;&quot;; &quot;&quot;; IFERROR([.H886]+([.E887]+[.F887]); [.H886]+[.E887]) )">
            <text:p/>
          </table:table-cell>
          <table:table-cell table:style-name="ce76" table:formula="of:=IF([.D887] = &quot;&quot;; &quot;&quot;; IFERROR([.I886]+[.G887];&quot;&quot;))">
            <text:p/>
          </table:table-cell>
          <table:table-cell table:style-name="ce80" table:formula="of:=IF([.D887] = &quot;&quot;; &quot;&quot;; IFERROR(([.I887]-[.F$2])/[.F$2];&quot;&quot;))">
            <text:p/>
          </table:table-cell>
          <table:table-cell table:style-name="ce84" table:formula="of:=IF([.D887] = &quot;&quot;; &quot;&quot;; IFERROR([.I887]/MAX([.$I$2:.I887])-1;&quot;&quot;))">
            <text:p/>
          </table:table-cell>
          <table:table-cell table:style-name="ce87" table:formula="of:=IF(ISBLANK([.D887]);&quot;&quot;; [.G887]/[.I886])">
            <text:p/>
          </table:table-cell>
          <table:table-cell table:style-name="ce76" table:formula="of:=IF([.D887] = &quot;&quot;; &quot;&quot;; IFERROR([.I886]*([.N887]);&quot;&quot;))">
            <text:p/>
          </table:table-cell>
          <table:table-cell table:style-name="ce96" table:formula="of:=IF([.D88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87]*[.N888]/[.D888]*([.E888]+[.F888]); IFERROR([.I887]*[.N888]/[.D888]*[.E888]; &quot;&quot;))">
            <text:p/>
          </table:table-cell>
          <table:table-cell table:style-name="ce71" table:formula="of:=IF([.D888] = &quot;&quot;; &quot;&quot;; IFERROR([.H887]+([.E888]+[.F888]); [.H887]+[.E888]) )">
            <text:p/>
          </table:table-cell>
          <table:table-cell table:style-name="ce76" table:formula="of:=IF([.D888] = &quot;&quot;; &quot;&quot;; IFERROR([.I887]+[.G888];&quot;&quot;))">
            <text:p/>
          </table:table-cell>
          <table:table-cell table:style-name="ce80" table:formula="of:=IF([.D888] = &quot;&quot;; &quot;&quot;; IFERROR(([.I888]-[.F$2])/[.F$2];&quot;&quot;))">
            <text:p/>
          </table:table-cell>
          <table:table-cell table:style-name="ce84" table:formula="of:=IF([.D888] = &quot;&quot;; &quot;&quot;; IFERROR([.I888]/MAX([.$I$2:.I888])-1;&quot;&quot;))">
            <text:p/>
          </table:table-cell>
          <table:table-cell table:style-name="ce87" table:formula="of:=IF(ISBLANK([.D888]);&quot;&quot;; [.G888]/[.I887])">
            <text:p/>
          </table:table-cell>
          <table:table-cell table:style-name="ce76" table:formula="of:=IF([.D888] = &quot;&quot;; &quot;&quot;; IFERROR([.I887]*([.N888]);&quot;&quot;))">
            <text:p/>
          </table:table-cell>
          <table:table-cell table:style-name="ce96" table:formula="of:=IF([.D88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88]*[.N889]/[.D889]*([.E889]+[.F889]); IFERROR([.I888]*[.N889]/[.D889]*[.E889]; &quot;&quot;))">
            <text:p/>
          </table:table-cell>
          <table:table-cell table:style-name="ce71" table:formula="of:=IF([.D889] = &quot;&quot;; &quot;&quot;; IFERROR([.H888]+([.E889]+[.F889]); [.H888]+[.E889]) )">
            <text:p/>
          </table:table-cell>
          <table:table-cell table:style-name="ce76" table:formula="of:=IF([.D889] = &quot;&quot;; &quot;&quot;; IFERROR([.I888]+[.G889];&quot;&quot;))">
            <text:p/>
          </table:table-cell>
          <table:table-cell table:style-name="ce80" table:formula="of:=IF([.D889] = &quot;&quot;; &quot;&quot;; IFERROR(([.I889]-[.F$2])/[.F$2];&quot;&quot;))">
            <text:p/>
          </table:table-cell>
          <table:table-cell table:style-name="ce84" table:formula="of:=IF([.D889] = &quot;&quot;; &quot;&quot;; IFERROR([.I889]/MAX([.$I$2:.I889])-1;&quot;&quot;))">
            <text:p/>
          </table:table-cell>
          <table:table-cell table:style-name="ce87" table:formula="of:=IF(ISBLANK([.D889]);&quot;&quot;; [.G889]/[.I888])">
            <text:p/>
          </table:table-cell>
          <table:table-cell table:style-name="ce76" table:formula="of:=IF([.D889] = &quot;&quot;; &quot;&quot;; IFERROR([.I888]*([.N889]);&quot;&quot;))">
            <text:p/>
          </table:table-cell>
          <table:table-cell table:style-name="ce96" table:formula="of:=IF([.D88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89]*[.N890]/[.D890]*([.E890]+[.F890]); IFERROR([.I889]*[.N890]/[.D890]*[.E890]; &quot;&quot;))">
            <text:p/>
          </table:table-cell>
          <table:table-cell table:style-name="ce71" table:formula="of:=IF([.D890] = &quot;&quot;; &quot;&quot;; IFERROR([.H889]+([.E890]+[.F890]); [.H889]+[.E890]) )">
            <text:p/>
          </table:table-cell>
          <table:table-cell table:style-name="ce76" table:formula="of:=IF([.D890] = &quot;&quot;; &quot;&quot;; IFERROR([.I889]+[.G890];&quot;&quot;))">
            <text:p/>
          </table:table-cell>
          <table:table-cell table:style-name="ce80" table:formula="of:=IF([.D890] = &quot;&quot;; &quot;&quot;; IFERROR(([.I890]-[.F$2])/[.F$2];&quot;&quot;))">
            <text:p/>
          </table:table-cell>
          <table:table-cell table:style-name="ce84" table:formula="of:=IF([.D890] = &quot;&quot;; &quot;&quot;; IFERROR([.I890]/MAX([.$I$2:.I890])-1;&quot;&quot;))">
            <text:p/>
          </table:table-cell>
          <table:table-cell table:style-name="ce87" table:formula="of:=IF(ISBLANK([.D890]);&quot;&quot;; [.G890]/[.I889])">
            <text:p/>
          </table:table-cell>
          <table:table-cell table:style-name="ce76" table:formula="of:=IF([.D890] = &quot;&quot;; &quot;&quot;; IFERROR([.I889]*([.N890]);&quot;&quot;))">
            <text:p/>
          </table:table-cell>
          <table:table-cell table:style-name="ce96" table:formula="of:=IF([.D89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90]*[.N891]/[.D891]*([.E891]+[.F891]); IFERROR([.I890]*[.N891]/[.D891]*[.E891]; &quot;&quot;))">
            <text:p/>
          </table:table-cell>
          <table:table-cell table:style-name="ce71" table:formula="of:=IF([.D891] = &quot;&quot;; &quot;&quot;; IFERROR([.H890]+([.E891]+[.F891]); [.H890]+[.E891]) )">
            <text:p/>
          </table:table-cell>
          <table:table-cell table:style-name="ce76" table:formula="of:=IF([.D891] = &quot;&quot;; &quot;&quot;; IFERROR([.I890]+[.G891];&quot;&quot;))">
            <text:p/>
          </table:table-cell>
          <table:table-cell table:style-name="ce80" table:formula="of:=IF([.D891] = &quot;&quot;; &quot;&quot;; IFERROR(([.I891]-[.F$2])/[.F$2];&quot;&quot;))">
            <text:p/>
          </table:table-cell>
          <table:table-cell table:style-name="ce84" table:formula="of:=IF([.D891] = &quot;&quot;; &quot;&quot;; IFERROR([.I891]/MAX([.$I$2:.I891])-1;&quot;&quot;))">
            <text:p/>
          </table:table-cell>
          <table:table-cell table:style-name="ce87" table:formula="of:=IF(ISBLANK([.D891]);&quot;&quot;; [.G891]/[.I890])">
            <text:p/>
          </table:table-cell>
          <table:table-cell table:style-name="ce76" table:formula="of:=IF([.D891] = &quot;&quot;; &quot;&quot;; IFERROR([.I890]*([.N891]);&quot;&quot;))">
            <text:p/>
          </table:table-cell>
          <table:table-cell table:style-name="ce96" table:formula="of:=IF([.D89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91]*[.N892]/[.D892]*([.E892]+[.F892]); IFERROR([.I891]*[.N892]/[.D892]*[.E892]; &quot;&quot;))">
            <text:p/>
          </table:table-cell>
          <table:table-cell table:style-name="ce71" table:formula="of:=IF([.D892] = &quot;&quot;; &quot;&quot;; IFERROR([.H891]+([.E892]+[.F892]); [.H891]+[.E892]) )">
            <text:p/>
          </table:table-cell>
          <table:table-cell table:style-name="ce76" table:formula="of:=IF([.D892] = &quot;&quot;; &quot;&quot;; IFERROR([.I891]+[.G892];&quot;&quot;))">
            <text:p/>
          </table:table-cell>
          <table:table-cell table:style-name="ce80" table:formula="of:=IF([.D892] = &quot;&quot;; &quot;&quot;; IFERROR(([.I892]-[.F$2])/[.F$2];&quot;&quot;))">
            <text:p/>
          </table:table-cell>
          <table:table-cell table:style-name="ce84" table:formula="of:=IF([.D892] = &quot;&quot;; &quot;&quot;; IFERROR([.I892]/MAX([.$I$2:.I892])-1;&quot;&quot;))">
            <text:p/>
          </table:table-cell>
          <table:table-cell table:style-name="ce87" table:formula="of:=IF(ISBLANK([.D892]);&quot;&quot;; [.G892]/[.I891])">
            <text:p/>
          </table:table-cell>
          <table:table-cell table:style-name="ce76" table:formula="of:=IF([.D892] = &quot;&quot;; &quot;&quot;; IFERROR([.I891]*([.N892]);&quot;&quot;))">
            <text:p/>
          </table:table-cell>
          <table:table-cell table:style-name="ce96" table:formula="of:=IF([.D89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92]*[.N893]/[.D893]*([.E893]+[.F893]); IFERROR([.I892]*[.N893]/[.D893]*[.E893]; &quot;&quot;))">
            <text:p/>
          </table:table-cell>
          <table:table-cell table:style-name="ce71" table:formula="of:=IF([.D893] = &quot;&quot;; &quot;&quot;; IFERROR([.H892]+([.E893]+[.F893]); [.H892]+[.E893]) )">
            <text:p/>
          </table:table-cell>
          <table:table-cell table:style-name="ce76" table:formula="of:=IF([.D893] = &quot;&quot;; &quot;&quot;; IFERROR([.I892]+[.G893];&quot;&quot;))">
            <text:p/>
          </table:table-cell>
          <table:table-cell table:style-name="ce80" table:formula="of:=IF([.D893] = &quot;&quot;; &quot;&quot;; IFERROR(([.I893]-[.F$2])/[.F$2];&quot;&quot;))">
            <text:p/>
          </table:table-cell>
          <table:table-cell table:style-name="ce84" table:formula="of:=IF([.D893] = &quot;&quot;; &quot;&quot;; IFERROR([.I893]/MAX([.$I$2:.I893])-1;&quot;&quot;))">
            <text:p/>
          </table:table-cell>
          <table:table-cell table:style-name="ce87" table:formula="of:=IF(ISBLANK([.D893]);&quot;&quot;; [.G893]/[.I892])">
            <text:p/>
          </table:table-cell>
          <table:table-cell table:style-name="ce76" table:formula="of:=IF([.D893] = &quot;&quot;; &quot;&quot;; IFERROR([.I892]*([.N893]);&quot;&quot;))">
            <text:p/>
          </table:table-cell>
          <table:table-cell table:style-name="ce96" table:formula="of:=IF([.D89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93]*[.N894]/[.D894]*([.E894]+[.F894]); IFERROR([.I893]*[.N894]/[.D894]*[.E894]; &quot;&quot;))">
            <text:p/>
          </table:table-cell>
          <table:table-cell table:style-name="ce71" table:formula="of:=IF([.D894] = &quot;&quot;; &quot;&quot;; IFERROR([.H893]+([.E894]+[.F894]); [.H893]+[.E894]) )">
            <text:p/>
          </table:table-cell>
          <table:table-cell table:style-name="ce76" table:formula="of:=IF([.D894] = &quot;&quot;; &quot;&quot;; IFERROR([.I893]+[.G894];&quot;&quot;))">
            <text:p/>
          </table:table-cell>
          <table:table-cell table:style-name="ce80" table:formula="of:=IF([.D894] = &quot;&quot;; &quot;&quot;; IFERROR(([.I894]-[.F$2])/[.F$2];&quot;&quot;))">
            <text:p/>
          </table:table-cell>
          <table:table-cell table:style-name="ce84" table:formula="of:=IF([.D894] = &quot;&quot;; &quot;&quot;; IFERROR([.I894]/MAX([.$I$2:.I894])-1;&quot;&quot;))">
            <text:p/>
          </table:table-cell>
          <table:table-cell table:style-name="ce87" table:formula="of:=IF(ISBLANK([.D894]);&quot;&quot;; [.G894]/[.I893])">
            <text:p/>
          </table:table-cell>
          <table:table-cell table:style-name="ce76" table:formula="of:=IF([.D894] = &quot;&quot;; &quot;&quot;; IFERROR([.I893]*([.N894]);&quot;&quot;))">
            <text:p/>
          </table:table-cell>
          <table:table-cell table:style-name="ce96" table:formula="of:=IF([.D89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94]*[.N895]/[.D895]*([.E895]+[.F895]); IFERROR([.I894]*[.N895]/[.D895]*[.E895]; &quot;&quot;))">
            <text:p/>
          </table:table-cell>
          <table:table-cell table:style-name="ce71" table:formula="of:=IF([.D895] = &quot;&quot;; &quot;&quot;; IFERROR([.H894]+([.E895]+[.F895]); [.H894]+[.E895]) )">
            <text:p/>
          </table:table-cell>
          <table:table-cell table:style-name="ce76" table:formula="of:=IF([.D895] = &quot;&quot;; &quot;&quot;; IFERROR([.I894]+[.G895];&quot;&quot;))">
            <text:p/>
          </table:table-cell>
          <table:table-cell table:style-name="ce80" table:formula="of:=IF([.D895] = &quot;&quot;; &quot;&quot;; IFERROR(([.I895]-[.F$2])/[.F$2];&quot;&quot;))">
            <text:p/>
          </table:table-cell>
          <table:table-cell table:style-name="ce84" table:formula="of:=IF([.D895] = &quot;&quot;; &quot;&quot;; IFERROR([.I895]/MAX([.$I$2:.I895])-1;&quot;&quot;))">
            <text:p/>
          </table:table-cell>
          <table:table-cell table:style-name="ce87" table:formula="of:=IF(ISBLANK([.D895]);&quot;&quot;; [.G895]/[.I894])">
            <text:p/>
          </table:table-cell>
          <table:table-cell table:style-name="ce76" table:formula="of:=IF([.D895] = &quot;&quot;; &quot;&quot;; IFERROR([.I894]*([.N895]);&quot;&quot;))">
            <text:p/>
          </table:table-cell>
          <table:table-cell table:style-name="ce96" table:formula="of:=IF([.D89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95]*[.N896]/[.D896]*([.E896]+[.F896]); IFERROR([.I895]*[.N896]/[.D896]*[.E896]; &quot;&quot;))">
            <text:p/>
          </table:table-cell>
          <table:table-cell table:style-name="ce71" table:formula="of:=IF([.D896] = &quot;&quot;; &quot;&quot;; IFERROR([.H895]+([.E896]+[.F896]); [.H895]+[.E896]) )">
            <text:p/>
          </table:table-cell>
          <table:table-cell table:style-name="ce76" table:formula="of:=IF([.D896] = &quot;&quot;; &quot;&quot;; IFERROR([.I895]+[.G896];&quot;&quot;))">
            <text:p/>
          </table:table-cell>
          <table:table-cell table:style-name="ce80" table:formula="of:=IF([.D896] = &quot;&quot;; &quot;&quot;; IFERROR(([.I896]-[.F$2])/[.F$2];&quot;&quot;))">
            <text:p/>
          </table:table-cell>
          <table:table-cell table:style-name="ce84" table:formula="of:=IF([.D896] = &quot;&quot;; &quot;&quot;; IFERROR([.I896]/MAX([.$I$2:.I896])-1;&quot;&quot;))">
            <text:p/>
          </table:table-cell>
          <table:table-cell table:style-name="ce87" table:formula="of:=IF(ISBLANK([.D896]);&quot;&quot;; [.G896]/[.I895])">
            <text:p/>
          </table:table-cell>
          <table:table-cell table:style-name="ce76" table:formula="of:=IF([.D896] = &quot;&quot;; &quot;&quot;; IFERROR([.I895]*([.N896]);&quot;&quot;))">
            <text:p/>
          </table:table-cell>
          <table:table-cell table:style-name="ce96" table:formula="of:=IF([.D89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96]*[.N897]/[.D897]*([.E897]+[.F897]); IFERROR([.I896]*[.N897]/[.D897]*[.E897]; &quot;&quot;))">
            <text:p/>
          </table:table-cell>
          <table:table-cell table:style-name="ce71" table:formula="of:=IF([.D897] = &quot;&quot;; &quot;&quot;; IFERROR([.H896]+([.E897]+[.F897]); [.H896]+[.E897]) )">
            <text:p/>
          </table:table-cell>
          <table:table-cell table:style-name="ce76" table:formula="of:=IF([.D897] = &quot;&quot;; &quot;&quot;; IFERROR([.I896]+[.G897];&quot;&quot;))">
            <text:p/>
          </table:table-cell>
          <table:table-cell table:style-name="ce80" table:formula="of:=IF([.D897] = &quot;&quot;; &quot;&quot;; IFERROR(([.I897]-[.F$2])/[.F$2];&quot;&quot;))">
            <text:p/>
          </table:table-cell>
          <table:table-cell table:style-name="ce84" table:formula="of:=IF([.D897] = &quot;&quot;; &quot;&quot;; IFERROR([.I897]/MAX([.$I$2:.I897])-1;&quot;&quot;))">
            <text:p/>
          </table:table-cell>
          <table:table-cell table:style-name="ce87" table:formula="of:=IF(ISBLANK([.D897]);&quot;&quot;; [.G897]/[.I896])">
            <text:p/>
          </table:table-cell>
          <table:table-cell table:style-name="ce76" table:formula="of:=IF([.D897] = &quot;&quot;; &quot;&quot;; IFERROR([.I896]*([.N897]);&quot;&quot;))">
            <text:p/>
          </table:table-cell>
          <table:table-cell table:style-name="ce96" table:formula="of:=IF([.D89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97]*[.N898]/[.D898]*([.E898]+[.F898]); IFERROR([.I897]*[.N898]/[.D898]*[.E898]; &quot;&quot;))">
            <text:p/>
          </table:table-cell>
          <table:table-cell table:style-name="ce71" table:formula="of:=IF([.D898] = &quot;&quot;; &quot;&quot;; IFERROR([.H897]+([.E898]+[.F898]); [.H897]+[.E898]) )">
            <text:p/>
          </table:table-cell>
          <table:table-cell table:style-name="ce76" table:formula="of:=IF([.D898] = &quot;&quot;; &quot;&quot;; IFERROR([.I897]+[.G898];&quot;&quot;))">
            <text:p/>
          </table:table-cell>
          <table:table-cell table:style-name="ce80" table:formula="of:=IF([.D898] = &quot;&quot;; &quot;&quot;; IFERROR(([.I898]-[.F$2])/[.F$2];&quot;&quot;))">
            <text:p/>
          </table:table-cell>
          <table:table-cell table:style-name="ce84" table:formula="of:=IF([.D898] = &quot;&quot;; &quot;&quot;; IFERROR([.I898]/MAX([.$I$2:.I898])-1;&quot;&quot;))">
            <text:p/>
          </table:table-cell>
          <table:table-cell table:style-name="ce87" table:formula="of:=IF(ISBLANK([.D898]);&quot;&quot;; [.G898]/[.I897])">
            <text:p/>
          </table:table-cell>
          <table:table-cell table:style-name="ce76" table:formula="of:=IF([.D898] = &quot;&quot;; &quot;&quot;; IFERROR([.I897]*([.N898]);&quot;&quot;))">
            <text:p/>
          </table:table-cell>
          <table:table-cell table:style-name="ce96" table:formula="of:=IF([.D89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898]*[.N899]/[.D899]*([.E899]+[.F899]); IFERROR([.I898]*[.N899]/[.D899]*[.E899]; &quot;&quot;))">
            <text:p/>
          </table:table-cell>
          <table:table-cell table:style-name="ce71" table:formula="of:=IF([.D899] = &quot;&quot;; &quot;&quot;; IFERROR([.H898]+([.E899]+[.F899]); [.H898]+[.E899]) )">
            <text:p/>
          </table:table-cell>
          <table:table-cell table:style-name="ce76" table:formula="of:=IF([.D899] = &quot;&quot;; &quot;&quot;; IFERROR([.I898]+[.G899];&quot;&quot;))">
            <text:p/>
          </table:table-cell>
          <table:table-cell table:style-name="ce80" table:formula="of:=IF([.D899] = &quot;&quot;; &quot;&quot;; IFERROR(([.I899]-[.F$2])/[.F$2];&quot;&quot;))">
            <text:p/>
          </table:table-cell>
          <table:table-cell table:style-name="ce84" table:formula="of:=IF([.D899] = &quot;&quot;; &quot;&quot;; IFERROR([.I899]/MAX([.$I$2:.I899])-1;&quot;&quot;))">
            <text:p/>
          </table:table-cell>
          <table:table-cell table:style-name="ce87" table:formula="of:=IF(ISBLANK([.D899]);&quot;&quot;; [.G899]/[.I898])">
            <text:p/>
          </table:table-cell>
          <table:table-cell table:style-name="ce76" table:formula="of:=IF([.D899] = &quot;&quot;; &quot;&quot;; IFERROR([.I898]*([.N899]);&quot;&quot;))">
            <text:p/>
          </table:table-cell>
          <table:table-cell table:style-name="ce96" table:formula="of:=IF([.D89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899]*[.N900]/[.D900]*([.E900]+[.F900]); IFERROR([.I899]*[.N900]/[.D900]*[.E900]; &quot;&quot;))">
            <text:p/>
          </table:table-cell>
          <table:table-cell table:style-name="ce71" table:formula="of:=IF([.D900] = &quot;&quot;; &quot;&quot;; IFERROR([.H899]+([.E900]+[.F900]); [.H899]+[.E900]) )">
            <text:p/>
          </table:table-cell>
          <table:table-cell table:style-name="ce76" table:formula="of:=IF([.D900] = &quot;&quot;; &quot;&quot;; IFERROR([.I899]+[.G900];&quot;&quot;))">
            <text:p/>
          </table:table-cell>
          <table:table-cell table:style-name="ce80" table:formula="of:=IF([.D900] = &quot;&quot;; &quot;&quot;; IFERROR(([.I900]-[.F$2])/[.F$2];&quot;&quot;))">
            <text:p/>
          </table:table-cell>
          <table:table-cell table:style-name="ce84" table:formula="of:=IF([.D900] = &quot;&quot;; &quot;&quot;; IFERROR([.I900]/MAX([.$I$2:.I900])-1;&quot;&quot;))">
            <text:p/>
          </table:table-cell>
          <table:table-cell table:style-name="ce87" table:formula="of:=IF(ISBLANK([.D900]);&quot;&quot;; [.G900]/[.I899])">
            <text:p/>
          </table:table-cell>
          <table:table-cell table:style-name="ce76" table:formula="of:=IF([.D900] = &quot;&quot;; &quot;&quot;; IFERROR([.I899]*([.N900]);&quot;&quot;))">
            <text:p/>
          </table:table-cell>
          <table:table-cell table:style-name="ce96" table:formula="of:=IF([.D90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00]*[.N901]/[.D901]*([.E901]+[.F901]); IFERROR([.I900]*[.N901]/[.D901]*[.E901]; &quot;&quot;))">
            <text:p/>
          </table:table-cell>
          <table:table-cell table:style-name="ce71" table:formula="of:=IF([.D901] = &quot;&quot;; &quot;&quot;; IFERROR([.H900]+([.E901]+[.F901]); [.H900]+[.E901]) )">
            <text:p/>
          </table:table-cell>
          <table:table-cell table:style-name="ce76" table:formula="of:=IF([.D901] = &quot;&quot;; &quot;&quot;; IFERROR([.I900]+[.G901];&quot;&quot;))">
            <text:p/>
          </table:table-cell>
          <table:table-cell table:style-name="ce80" table:formula="of:=IF([.D901] = &quot;&quot;; &quot;&quot;; IFERROR(([.I901]-[.F$2])/[.F$2];&quot;&quot;))">
            <text:p/>
          </table:table-cell>
          <table:table-cell table:style-name="ce84" table:formula="of:=IF([.D901] = &quot;&quot;; &quot;&quot;; IFERROR([.I901]/MAX([.$I$2:.I901])-1;&quot;&quot;))">
            <text:p/>
          </table:table-cell>
          <table:table-cell table:style-name="ce87" table:formula="of:=IF(ISBLANK([.D901]);&quot;&quot;; [.G901]/[.I900])">
            <text:p/>
          </table:table-cell>
          <table:table-cell table:style-name="ce76" table:formula="of:=IF([.D901] = &quot;&quot;; &quot;&quot;; IFERROR([.I900]*([.N901]);&quot;&quot;))">
            <text:p/>
          </table:table-cell>
          <table:table-cell table:style-name="ce96" table:formula="of:=IF([.D90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01]*[.N902]/[.D902]*([.E902]+[.F902]); IFERROR([.I901]*[.N902]/[.D902]*[.E902]; &quot;&quot;))">
            <text:p/>
          </table:table-cell>
          <table:table-cell table:style-name="ce71" table:formula="of:=IF([.D902] = &quot;&quot;; &quot;&quot;; IFERROR([.H901]+([.E902]+[.F902]); [.H901]+[.E902]) )">
            <text:p/>
          </table:table-cell>
          <table:table-cell table:style-name="ce76" table:formula="of:=IF([.D902] = &quot;&quot;; &quot;&quot;; IFERROR([.I901]+[.G902];&quot;&quot;))">
            <text:p/>
          </table:table-cell>
          <table:table-cell table:style-name="ce80" table:formula="of:=IF([.D902] = &quot;&quot;; &quot;&quot;; IFERROR(([.I902]-[.F$2])/[.F$2];&quot;&quot;))">
            <text:p/>
          </table:table-cell>
          <table:table-cell table:style-name="ce84" table:formula="of:=IF([.D902] = &quot;&quot;; &quot;&quot;; IFERROR([.I902]/MAX([.$I$2:.I902])-1;&quot;&quot;))">
            <text:p/>
          </table:table-cell>
          <table:table-cell table:style-name="ce87" table:formula="of:=IF(ISBLANK([.D902]);&quot;&quot;; [.G902]/[.I901])">
            <text:p/>
          </table:table-cell>
          <table:table-cell table:style-name="ce76" table:formula="of:=IF([.D902] = &quot;&quot;; &quot;&quot;; IFERROR([.I901]*([.N902]);&quot;&quot;))">
            <text:p/>
          </table:table-cell>
          <table:table-cell table:style-name="ce96" table:formula="of:=IF([.D90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02]*[.N903]/[.D903]*([.E903]+[.F903]); IFERROR([.I902]*[.N903]/[.D903]*[.E903]; &quot;&quot;))">
            <text:p/>
          </table:table-cell>
          <table:table-cell table:style-name="ce71" table:formula="of:=IF([.D903] = &quot;&quot;; &quot;&quot;; IFERROR([.H902]+([.E903]+[.F903]); [.H902]+[.E903]) )">
            <text:p/>
          </table:table-cell>
          <table:table-cell table:style-name="ce76" table:formula="of:=IF([.D903] = &quot;&quot;; &quot;&quot;; IFERROR([.I902]+[.G903];&quot;&quot;))">
            <text:p/>
          </table:table-cell>
          <table:table-cell table:style-name="ce80" table:formula="of:=IF([.D903] = &quot;&quot;; &quot;&quot;; IFERROR(([.I903]-[.F$2])/[.F$2];&quot;&quot;))">
            <text:p/>
          </table:table-cell>
          <table:table-cell table:style-name="ce84" table:formula="of:=IF([.D903] = &quot;&quot;; &quot;&quot;; IFERROR([.I903]/MAX([.$I$2:.I903])-1;&quot;&quot;))">
            <text:p/>
          </table:table-cell>
          <table:table-cell table:style-name="ce87" table:formula="of:=IF(ISBLANK([.D903]);&quot;&quot;; [.G903]/[.I902])">
            <text:p/>
          </table:table-cell>
          <table:table-cell table:style-name="ce76" table:formula="of:=IF([.D903] = &quot;&quot;; &quot;&quot;; IFERROR([.I902]*([.N903]);&quot;&quot;))">
            <text:p/>
          </table:table-cell>
          <table:table-cell table:style-name="ce96" table:formula="of:=IF([.D90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03]*[.N904]/[.D904]*([.E904]+[.F904]); IFERROR([.I903]*[.N904]/[.D904]*[.E904]; &quot;&quot;))">
            <text:p/>
          </table:table-cell>
          <table:table-cell table:style-name="ce71" table:formula="of:=IF([.D904] = &quot;&quot;; &quot;&quot;; IFERROR([.H903]+([.E904]+[.F904]); [.H903]+[.E904]) )">
            <text:p/>
          </table:table-cell>
          <table:table-cell table:style-name="ce76" table:formula="of:=IF([.D904] = &quot;&quot;; &quot;&quot;; IFERROR([.I903]+[.G904];&quot;&quot;))">
            <text:p/>
          </table:table-cell>
          <table:table-cell table:style-name="ce80" table:formula="of:=IF([.D904] = &quot;&quot;; &quot;&quot;; IFERROR(([.I904]-[.F$2])/[.F$2];&quot;&quot;))">
            <text:p/>
          </table:table-cell>
          <table:table-cell table:style-name="ce84" table:formula="of:=IF([.D904] = &quot;&quot;; &quot;&quot;; IFERROR([.I904]/MAX([.$I$2:.I904])-1;&quot;&quot;))">
            <text:p/>
          </table:table-cell>
          <table:table-cell table:style-name="ce87" table:formula="of:=IF(ISBLANK([.D904]);&quot;&quot;; [.G904]/[.I903])">
            <text:p/>
          </table:table-cell>
          <table:table-cell table:style-name="ce76" table:formula="of:=IF([.D904] = &quot;&quot;; &quot;&quot;; IFERROR([.I903]*([.N904]);&quot;&quot;))">
            <text:p/>
          </table:table-cell>
          <table:table-cell table:style-name="ce96" table:formula="of:=IF([.D90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04]*[.N905]/[.D905]*([.E905]+[.F905]); IFERROR([.I904]*[.N905]/[.D905]*[.E905]; &quot;&quot;))">
            <text:p/>
          </table:table-cell>
          <table:table-cell table:style-name="ce71" table:formula="of:=IF([.D905] = &quot;&quot;; &quot;&quot;; IFERROR([.H904]+([.E905]+[.F905]); [.H904]+[.E905]) )">
            <text:p/>
          </table:table-cell>
          <table:table-cell table:style-name="ce76" table:formula="of:=IF([.D905] = &quot;&quot;; &quot;&quot;; IFERROR([.I904]+[.G905];&quot;&quot;))">
            <text:p/>
          </table:table-cell>
          <table:table-cell table:style-name="ce80" table:formula="of:=IF([.D905] = &quot;&quot;; &quot;&quot;; IFERROR(([.I905]-[.F$2])/[.F$2];&quot;&quot;))">
            <text:p/>
          </table:table-cell>
          <table:table-cell table:style-name="ce84" table:formula="of:=IF([.D905] = &quot;&quot;; &quot;&quot;; IFERROR([.I905]/MAX([.$I$2:.I905])-1;&quot;&quot;))">
            <text:p/>
          </table:table-cell>
          <table:table-cell table:style-name="ce87" table:formula="of:=IF(ISBLANK([.D905]);&quot;&quot;; [.G905]/[.I904])">
            <text:p/>
          </table:table-cell>
          <table:table-cell table:style-name="ce76" table:formula="of:=IF([.D905] = &quot;&quot;; &quot;&quot;; IFERROR([.I904]*([.N905]);&quot;&quot;))">
            <text:p/>
          </table:table-cell>
          <table:table-cell table:style-name="ce96" table:formula="of:=IF([.D90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05]*[.N906]/[.D906]*([.E906]+[.F906]); IFERROR([.I905]*[.N906]/[.D906]*[.E906]; &quot;&quot;))">
            <text:p/>
          </table:table-cell>
          <table:table-cell table:style-name="ce71" table:formula="of:=IF([.D906] = &quot;&quot;; &quot;&quot;; IFERROR([.H905]+([.E906]+[.F906]); [.H905]+[.E906]) )">
            <text:p/>
          </table:table-cell>
          <table:table-cell table:style-name="ce76" table:formula="of:=IF([.D906] = &quot;&quot;; &quot;&quot;; IFERROR([.I905]+[.G906];&quot;&quot;))">
            <text:p/>
          </table:table-cell>
          <table:table-cell table:style-name="ce80" table:formula="of:=IF([.D906] = &quot;&quot;; &quot;&quot;; IFERROR(([.I906]-[.F$2])/[.F$2];&quot;&quot;))">
            <text:p/>
          </table:table-cell>
          <table:table-cell table:style-name="ce84" table:formula="of:=IF([.D906] = &quot;&quot;; &quot;&quot;; IFERROR([.I906]/MAX([.$I$2:.I906])-1;&quot;&quot;))">
            <text:p/>
          </table:table-cell>
          <table:table-cell table:style-name="ce87" table:formula="of:=IF(ISBLANK([.D906]);&quot;&quot;; [.G906]/[.I905])">
            <text:p/>
          </table:table-cell>
          <table:table-cell table:style-name="ce76" table:formula="of:=IF([.D906] = &quot;&quot;; &quot;&quot;; IFERROR([.I905]*([.N906]);&quot;&quot;))">
            <text:p/>
          </table:table-cell>
          <table:table-cell table:style-name="ce96" table:formula="of:=IF([.D90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06]*[.N907]/[.D907]*([.E907]+[.F907]); IFERROR([.I906]*[.N907]/[.D907]*[.E907]; &quot;&quot;))">
            <text:p/>
          </table:table-cell>
          <table:table-cell table:style-name="ce71" table:formula="of:=IF([.D907] = &quot;&quot;; &quot;&quot;; IFERROR([.H906]+([.E907]+[.F907]); [.H906]+[.E907]) )">
            <text:p/>
          </table:table-cell>
          <table:table-cell table:style-name="ce76" table:formula="of:=IF([.D907] = &quot;&quot;; &quot;&quot;; IFERROR([.I906]+[.G907];&quot;&quot;))">
            <text:p/>
          </table:table-cell>
          <table:table-cell table:style-name="ce80" table:formula="of:=IF([.D907] = &quot;&quot;; &quot;&quot;; IFERROR(([.I907]-[.F$2])/[.F$2];&quot;&quot;))">
            <text:p/>
          </table:table-cell>
          <table:table-cell table:style-name="ce84" table:formula="of:=IF([.D907] = &quot;&quot;; &quot;&quot;; IFERROR([.I907]/MAX([.$I$2:.I907])-1;&quot;&quot;))">
            <text:p/>
          </table:table-cell>
          <table:table-cell table:style-name="ce87" table:formula="of:=IF(ISBLANK([.D907]);&quot;&quot;; [.G907]/[.I906])">
            <text:p/>
          </table:table-cell>
          <table:table-cell table:style-name="ce76" table:formula="of:=IF([.D907] = &quot;&quot;; &quot;&quot;; IFERROR([.I906]*([.N907]);&quot;&quot;))">
            <text:p/>
          </table:table-cell>
          <table:table-cell table:style-name="ce96" table:formula="of:=IF([.D90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07]*[.N908]/[.D908]*([.E908]+[.F908]); IFERROR([.I907]*[.N908]/[.D908]*[.E908]; &quot;&quot;))">
            <text:p/>
          </table:table-cell>
          <table:table-cell table:style-name="ce71" table:formula="of:=IF([.D908] = &quot;&quot;; &quot;&quot;; IFERROR([.H907]+([.E908]+[.F908]); [.H907]+[.E908]) )">
            <text:p/>
          </table:table-cell>
          <table:table-cell table:style-name="ce76" table:formula="of:=IF([.D908] = &quot;&quot;; &quot;&quot;; IFERROR([.I907]+[.G908];&quot;&quot;))">
            <text:p/>
          </table:table-cell>
          <table:table-cell table:style-name="ce80" table:formula="of:=IF([.D908] = &quot;&quot;; &quot;&quot;; IFERROR(([.I908]-[.F$2])/[.F$2];&quot;&quot;))">
            <text:p/>
          </table:table-cell>
          <table:table-cell table:style-name="ce84" table:formula="of:=IF([.D908] = &quot;&quot;; &quot;&quot;; IFERROR([.I908]/MAX([.$I$2:.I908])-1;&quot;&quot;))">
            <text:p/>
          </table:table-cell>
          <table:table-cell table:style-name="ce87" table:formula="of:=IF(ISBLANK([.D908]);&quot;&quot;; [.G908]/[.I907])">
            <text:p/>
          </table:table-cell>
          <table:table-cell table:style-name="ce76" table:formula="of:=IF([.D908] = &quot;&quot;; &quot;&quot;; IFERROR([.I907]*([.N908]);&quot;&quot;))">
            <text:p/>
          </table:table-cell>
          <table:table-cell table:style-name="ce96" table:formula="of:=IF([.D90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08]*[.N909]/[.D909]*([.E909]+[.F909]); IFERROR([.I908]*[.N909]/[.D909]*[.E909]; &quot;&quot;))">
            <text:p/>
          </table:table-cell>
          <table:table-cell table:style-name="ce71" table:formula="of:=IF([.D909] = &quot;&quot;; &quot;&quot;; IFERROR([.H908]+([.E909]+[.F909]); [.H908]+[.E909]) )">
            <text:p/>
          </table:table-cell>
          <table:table-cell table:style-name="ce76" table:formula="of:=IF([.D909] = &quot;&quot;; &quot;&quot;; IFERROR([.I908]+[.G909];&quot;&quot;))">
            <text:p/>
          </table:table-cell>
          <table:table-cell table:style-name="ce80" table:formula="of:=IF([.D909] = &quot;&quot;; &quot;&quot;; IFERROR(([.I909]-[.F$2])/[.F$2];&quot;&quot;))">
            <text:p/>
          </table:table-cell>
          <table:table-cell table:style-name="ce84" table:formula="of:=IF([.D909] = &quot;&quot;; &quot;&quot;; IFERROR([.I909]/MAX([.$I$2:.I909])-1;&quot;&quot;))">
            <text:p/>
          </table:table-cell>
          <table:table-cell table:style-name="ce87" table:formula="of:=IF(ISBLANK([.D909]);&quot;&quot;; [.G909]/[.I908])">
            <text:p/>
          </table:table-cell>
          <table:table-cell table:style-name="ce76" table:formula="of:=IF([.D909] = &quot;&quot;; &quot;&quot;; IFERROR([.I908]*([.N909]);&quot;&quot;))">
            <text:p/>
          </table:table-cell>
          <table:table-cell table:style-name="ce96" table:formula="of:=IF([.D90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09]*[.N910]/[.D910]*([.E910]+[.F910]); IFERROR([.I909]*[.N910]/[.D910]*[.E910]; &quot;&quot;))">
            <text:p/>
          </table:table-cell>
          <table:table-cell table:style-name="ce71" table:formula="of:=IF([.D910] = &quot;&quot;; &quot;&quot;; IFERROR([.H909]+([.E910]+[.F910]); [.H909]+[.E910]) )">
            <text:p/>
          </table:table-cell>
          <table:table-cell table:style-name="ce76" table:formula="of:=IF([.D910] = &quot;&quot;; &quot;&quot;; IFERROR([.I909]+[.G910];&quot;&quot;))">
            <text:p/>
          </table:table-cell>
          <table:table-cell table:style-name="ce80" table:formula="of:=IF([.D910] = &quot;&quot;; &quot;&quot;; IFERROR(([.I910]-[.F$2])/[.F$2];&quot;&quot;))">
            <text:p/>
          </table:table-cell>
          <table:table-cell table:style-name="ce84" table:formula="of:=IF([.D910] = &quot;&quot;; &quot;&quot;; IFERROR([.I910]/MAX([.$I$2:.I910])-1;&quot;&quot;))">
            <text:p/>
          </table:table-cell>
          <table:table-cell table:style-name="ce87" table:formula="of:=IF(ISBLANK([.D910]);&quot;&quot;; [.G910]/[.I909])">
            <text:p/>
          </table:table-cell>
          <table:table-cell table:style-name="ce76" table:formula="of:=IF([.D910] = &quot;&quot;; &quot;&quot;; IFERROR([.I909]*([.N910]);&quot;&quot;))">
            <text:p/>
          </table:table-cell>
          <table:table-cell table:style-name="ce96" table:formula="of:=IF([.D91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10]*[.N911]/[.D911]*([.E911]+[.F911]); IFERROR([.I910]*[.N911]/[.D911]*[.E911]; &quot;&quot;))">
            <text:p/>
          </table:table-cell>
          <table:table-cell table:style-name="ce71" table:formula="of:=IF([.D911] = &quot;&quot;; &quot;&quot;; IFERROR([.H910]+([.E911]+[.F911]); [.H910]+[.E911]) )">
            <text:p/>
          </table:table-cell>
          <table:table-cell table:style-name="ce76" table:formula="of:=IF([.D911] = &quot;&quot;; &quot;&quot;; IFERROR([.I910]+[.G911];&quot;&quot;))">
            <text:p/>
          </table:table-cell>
          <table:table-cell table:style-name="ce80" table:formula="of:=IF([.D911] = &quot;&quot;; &quot;&quot;; IFERROR(([.I911]-[.F$2])/[.F$2];&quot;&quot;))">
            <text:p/>
          </table:table-cell>
          <table:table-cell table:style-name="ce84" table:formula="of:=IF([.D911] = &quot;&quot;; &quot;&quot;; IFERROR([.I911]/MAX([.$I$2:.I911])-1;&quot;&quot;))">
            <text:p/>
          </table:table-cell>
          <table:table-cell table:style-name="ce87" table:formula="of:=IF(ISBLANK([.D911]);&quot;&quot;; [.G911]/[.I910])">
            <text:p/>
          </table:table-cell>
          <table:table-cell table:style-name="ce76" table:formula="of:=IF([.D911] = &quot;&quot;; &quot;&quot;; IFERROR([.I910]*([.N911]);&quot;&quot;))">
            <text:p/>
          </table:table-cell>
          <table:table-cell table:style-name="ce96" table:formula="of:=IF([.D91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11]*[.N912]/[.D912]*([.E912]+[.F912]); IFERROR([.I911]*[.N912]/[.D912]*[.E912]; &quot;&quot;))">
            <text:p/>
          </table:table-cell>
          <table:table-cell table:style-name="ce71" table:formula="of:=IF([.D912] = &quot;&quot;; &quot;&quot;; IFERROR([.H911]+([.E912]+[.F912]); [.H911]+[.E912]) )">
            <text:p/>
          </table:table-cell>
          <table:table-cell table:style-name="ce76" table:formula="of:=IF([.D912] = &quot;&quot;; &quot;&quot;; IFERROR([.I911]+[.G912];&quot;&quot;))">
            <text:p/>
          </table:table-cell>
          <table:table-cell table:style-name="ce80" table:formula="of:=IF([.D912] = &quot;&quot;; &quot;&quot;; IFERROR(([.I912]-[.F$2])/[.F$2];&quot;&quot;))">
            <text:p/>
          </table:table-cell>
          <table:table-cell table:style-name="ce84" table:formula="of:=IF([.D912] = &quot;&quot;; &quot;&quot;; IFERROR([.I912]/MAX([.$I$2:.I912])-1;&quot;&quot;))">
            <text:p/>
          </table:table-cell>
          <table:table-cell table:style-name="ce87" table:formula="of:=IF(ISBLANK([.D912]);&quot;&quot;; [.G912]/[.I911])">
            <text:p/>
          </table:table-cell>
          <table:table-cell table:style-name="ce76" table:formula="of:=IF([.D912] = &quot;&quot;; &quot;&quot;; IFERROR([.I911]*([.N912]);&quot;&quot;))">
            <text:p/>
          </table:table-cell>
          <table:table-cell table:style-name="ce96" table:formula="of:=IF([.D91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12]*[.N913]/[.D913]*([.E913]+[.F913]); IFERROR([.I912]*[.N913]/[.D913]*[.E913]; &quot;&quot;))">
            <text:p/>
          </table:table-cell>
          <table:table-cell table:style-name="ce71" table:formula="of:=IF([.D913] = &quot;&quot;; &quot;&quot;; IFERROR([.H912]+([.E913]+[.F913]); [.H912]+[.E913]) )">
            <text:p/>
          </table:table-cell>
          <table:table-cell table:style-name="ce76" table:formula="of:=IF([.D913] = &quot;&quot;; &quot;&quot;; IFERROR([.I912]+[.G913];&quot;&quot;))">
            <text:p/>
          </table:table-cell>
          <table:table-cell table:style-name="ce80" table:formula="of:=IF([.D913] = &quot;&quot;; &quot;&quot;; IFERROR(([.I913]-[.F$2])/[.F$2];&quot;&quot;))">
            <text:p/>
          </table:table-cell>
          <table:table-cell table:style-name="ce84" table:formula="of:=IF([.D913] = &quot;&quot;; &quot;&quot;; IFERROR([.I913]/MAX([.$I$2:.I913])-1;&quot;&quot;))">
            <text:p/>
          </table:table-cell>
          <table:table-cell table:style-name="ce87" table:formula="of:=IF(ISBLANK([.D913]);&quot;&quot;; [.G913]/[.I912])">
            <text:p/>
          </table:table-cell>
          <table:table-cell table:style-name="ce76" table:formula="of:=IF([.D913] = &quot;&quot;; &quot;&quot;; IFERROR([.I912]*([.N913]);&quot;&quot;))">
            <text:p/>
          </table:table-cell>
          <table:table-cell table:style-name="ce96" table:formula="of:=IF([.D91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13]*[.N914]/[.D914]*([.E914]+[.F914]); IFERROR([.I913]*[.N914]/[.D914]*[.E914]; &quot;&quot;))">
            <text:p/>
          </table:table-cell>
          <table:table-cell table:style-name="ce71" table:formula="of:=IF([.D914] = &quot;&quot;; &quot;&quot;; IFERROR([.H913]+([.E914]+[.F914]); [.H913]+[.E914]) )">
            <text:p/>
          </table:table-cell>
          <table:table-cell table:style-name="ce76" table:formula="of:=IF([.D914] = &quot;&quot;; &quot;&quot;; IFERROR([.I913]+[.G914];&quot;&quot;))">
            <text:p/>
          </table:table-cell>
          <table:table-cell table:style-name="ce80" table:formula="of:=IF([.D914] = &quot;&quot;; &quot;&quot;; IFERROR(([.I914]-[.F$2])/[.F$2];&quot;&quot;))">
            <text:p/>
          </table:table-cell>
          <table:table-cell table:style-name="ce84" table:formula="of:=IF([.D914] = &quot;&quot;; &quot;&quot;; IFERROR([.I914]/MAX([.$I$2:.I914])-1;&quot;&quot;))">
            <text:p/>
          </table:table-cell>
          <table:table-cell table:style-name="ce87" table:formula="of:=IF(ISBLANK([.D914]);&quot;&quot;; [.G914]/[.I913])">
            <text:p/>
          </table:table-cell>
          <table:table-cell table:style-name="ce76" table:formula="of:=IF([.D914] = &quot;&quot;; &quot;&quot;; IFERROR([.I913]*([.N914]);&quot;&quot;))">
            <text:p/>
          </table:table-cell>
          <table:table-cell table:style-name="ce96" table:formula="of:=IF([.D91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14]*[.N915]/[.D915]*([.E915]+[.F915]); IFERROR([.I914]*[.N915]/[.D915]*[.E915]; &quot;&quot;))">
            <text:p/>
          </table:table-cell>
          <table:table-cell table:style-name="ce71" table:formula="of:=IF([.D915] = &quot;&quot;; &quot;&quot;; IFERROR([.H914]+([.E915]+[.F915]); [.H914]+[.E915]) )">
            <text:p/>
          </table:table-cell>
          <table:table-cell table:style-name="ce76" table:formula="of:=IF([.D915] = &quot;&quot;; &quot;&quot;; IFERROR([.I914]+[.G915];&quot;&quot;))">
            <text:p/>
          </table:table-cell>
          <table:table-cell table:style-name="ce80" table:formula="of:=IF([.D915] = &quot;&quot;; &quot;&quot;; IFERROR(([.I915]-[.F$2])/[.F$2];&quot;&quot;))">
            <text:p/>
          </table:table-cell>
          <table:table-cell table:style-name="ce84" table:formula="of:=IF([.D915] = &quot;&quot;; &quot;&quot;; IFERROR([.I915]/MAX([.$I$2:.I915])-1;&quot;&quot;))">
            <text:p/>
          </table:table-cell>
          <table:table-cell table:style-name="ce87" table:formula="of:=IF(ISBLANK([.D915]);&quot;&quot;; [.G915]/[.I914])">
            <text:p/>
          </table:table-cell>
          <table:table-cell table:style-name="ce76" table:formula="of:=IF([.D915] = &quot;&quot;; &quot;&quot;; IFERROR([.I914]*([.N915]);&quot;&quot;))">
            <text:p/>
          </table:table-cell>
          <table:table-cell table:style-name="ce96" table:formula="of:=IF([.D91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15]*[.N916]/[.D916]*([.E916]+[.F916]); IFERROR([.I915]*[.N916]/[.D916]*[.E916]; &quot;&quot;))">
            <text:p/>
          </table:table-cell>
          <table:table-cell table:style-name="ce71" table:formula="of:=IF([.D916] = &quot;&quot;; &quot;&quot;; IFERROR([.H915]+([.E916]+[.F916]); [.H915]+[.E916]) )">
            <text:p/>
          </table:table-cell>
          <table:table-cell table:style-name="ce76" table:formula="of:=IF([.D916] = &quot;&quot;; &quot;&quot;; IFERROR([.I915]+[.G916];&quot;&quot;))">
            <text:p/>
          </table:table-cell>
          <table:table-cell table:style-name="ce80" table:formula="of:=IF([.D916] = &quot;&quot;; &quot;&quot;; IFERROR(([.I916]-[.F$2])/[.F$2];&quot;&quot;))">
            <text:p/>
          </table:table-cell>
          <table:table-cell table:style-name="ce84" table:formula="of:=IF([.D916] = &quot;&quot;; &quot;&quot;; IFERROR([.I916]/MAX([.$I$2:.I916])-1;&quot;&quot;))">
            <text:p/>
          </table:table-cell>
          <table:table-cell table:style-name="ce87" table:formula="of:=IF(ISBLANK([.D916]);&quot;&quot;; [.G916]/[.I915])">
            <text:p/>
          </table:table-cell>
          <table:table-cell table:style-name="ce76" table:formula="of:=IF([.D916] = &quot;&quot;; &quot;&quot;; IFERROR([.I915]*([.N916]);&quot;&quot;))">
            <text:p/>
          </table:table-cell>
          <table:table-cell table:style-name="ce96" table:formula="of:=IF([.D91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16]*[.N917]/[.D917]*([.E917]+[.F917]); IFERROR([.I916]*[.N917]/[.D917]*[.E917]; &quot;&quot;))">
            <text:p/>
          </table:table-cell>
          <table:table-cell table:style-name="ce71" table:formula="of:=IF([.D917] = &quot;&quot;; &quot;&quot;; IFERROR([.H916]+([.E917]+[.F917]); [.H916]+[.E917]) )">
            <text:p/>
          </table:table-cell>
          <table:table-cell table:style-name="ce76" table:formula="of:=IF([.D917] = &quot;&quot;; &quot;&quot;; IFERROR([.I916]+[.G917];&quot;&quot;))">
            <text:p/>
          </table:table-cell>
          <table:table-cell table:style-name="ce80" table:formula="of:=IF([.D917] = &quot;&quot;; &quot;&quot;; IFERROR(([.I917]-[.F$2])/[.F$2];&quot;&quot;))">
            <text:p/>
          </table:table-cell>
          <table:table-cell table:style-name="ce84" table:formula="of:=IF([.D917] = &quot;&quot;; &quot;&quot;; IFERROR([.I917]/MAX([.$I$2:.I917])-1;&quot;&quot;))">
            <text:p/>
          </table:table-cell>
          <table:table-cell table:style-name="ce87" table:formula="of:=IF(ISBLANK([.D917]);&quot;&quot;; [.G917]/[.I916])">
            <text:p/>
          </table:table-cell>
          <table:table-cell table:style-name="ce76" table:formula="of:=IF([.D917] = &quot;&quot;; &quot;&quot;; IFERROR([.I916]*([.N917]);&quot;&quot;))">
            <text:p/>
          </table:table-cell>
          <table:table-cell table:style-name="ce96" table:formula="of:=IF([.D91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17]*[.N918]/[.D918]*([.E918]+[.F918]); IFERROR([.I917]*[.N918]/[.D918]*[.E918]; &quot;&quot;))">
            <text:p/>
          </table:table-cell>
          <table:table-cell table:style-name="ce71" table:formula="of:=IF([.D918] = &quot;&quot;; &quot;&quot;; IFERROR([.H917]+([.E918]+[.F918]); [.H917]+[.E918]) )">
            <text:p/>
          </table:table-cell>
          <table:table-cell table:style-name="ce76" table:formula="of:=IF([.D918] = &quot;&quot;; &quot;&quot;; IFERROR([.I917]+[.G918];&quot;&quot;))">
            <text:p/>
          </table:table-cell>
          <table:table-cell table:style-name="ce80" table:formula="of:=IF([.D918] = &quot;&quot;; &quot;&quot;; IFERROR(([.I918]-[.F$2])/[.F$2];&quot;&quot;))">
            <text:p/>
          </table:table-cell>
          <table:table-cell table:style-name="ce84" table:formula="of:=IF([.D918] = &quot;&quot;; &quot;&quot;; IFERROR([.I918]/MAX([.$I$2:.I918])-1;&quot;&quot;))">
            <text:p/>
          </table:table-cell>
          <table:table-cell table:style-name="ce87" table:formula="of:=IF(ISBLANK([.D918]);&quot;&quot;; [.G918]/[.I917])">
            <text:p/>
          </table:table-cell>
          <table:table-cell table:style-name="ce76" table:formula="of:=IF([.D918] = &quot;&quot;; &quot;&quot;; IFERROR([.I917]*([.N918]);&quot;&quot;))">
            <text:p/>
          </table:table-cell>
          <table:table-cell table:style-name="ce96" table:formula="of:=IF([.D91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18]*[.N919]/[.D919]*([.E919]+[.F919]); IFERROR([.I918]*[.N919]/[.D919]*[.E919]; &quot;&quot;))">
            <text:p/>
          </table:table-cell>
          <table:table-cell table:style-name="ce71" table:formula="of:=IF([.D919] = &quot;&quot;; &quot;&quot;; IFERROR([.H918]+([.E919]+[.F919]); [.H918]+[.E919]) )">
            <text:p/>
          </table:table-cell>
          <table:table-cell table:style-name="ce76" table:formula="of:=IF([.D919] = &quot;&quot;; &quot;&quot;; IFERROR([.I918]+[.G919];&quot;&quot;))">
            <text:p/>
          </table:table-cell>
          <table:table-cell table:style-name="ce80" table:formula="of:=IF([.D919] = &quot;&quot;; &quot;&quot;; IFERROR(([.I919]-[.F$2])/[.F$2];&quot;&quot;))">
            <text:p/>
          </table:table-cell>
          <table:table-cell table:style-name="ce84" table:formula="of:=IF([.D919] = &quot;&quot;; &quot;&quot;; IFERROR([.I919]/MAX([.$I$2:.I919])-1;&quot;&quot;))">
            <text:p/>
          </table:table-cell>
          <table:table-cell table:style-name="ce87" table:formula="of:=IF(ISBLANK([.D919]);&quot;&quot;; [.G919]/[.I918])">
            <text:p/>
          </table:table-cell>
          <table:table-cell table:style-name="ce76" table:formula="of:=IF([.D919] = &quot;&quot;; &quot;&quot;; IFERROR([.I918]*([.N919]);&quot;&quot;))">
            <text:p/>
          </table:table-cell>
          <table:table-cell table:style-name="ce96" table:formula="of:=IF([.D91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19]*[.N920]/[.D920]*([.E920]+[.F920]); IFERROR([.I919]*[.N920]/[.D920]*[.E920]; &quot;&quot;))">
            <text:p/>
          </table:table-cell>
          <table:table-cell table:style-name="ce71" table:formula="of:=IF([.D920] = &quot;&quot;; &quot;&quot;; IFERROR([.H919]+([.E920]+[.F920]); [.H919]+[.E920]) )">
            <text:p/>
          </table:table-cell>
          <table:table-cell table:style-name="ce76" table:formula="of:=IF([.D920] = &quot;&quot;; &quot;&quot;; IFERROR([.I919]+[.G920];&quot;&quot;))">
            <text:p/>
          </table:table-cell>
          <table:table-cell table:style-name="ce80" table:formula="of:=IF([.D920] = &quot;&quot;; &quot;&quot;; IFERROR(([.I920]-[.F$2])/[.F$2];&quot;&quot;))">
            <text:p/>
          </table:table-cell>
          <table:table-cell table:style-name="ce84" table:formula="of:=IF([.D920] = &quot;&quot;; &quot;&quot;; IFERROR([.I920]/MAX([.$I$2:.I920])-1;&quot;&quot;))">
            <text:p/>
          </table:table-cell>
          <table:table-cell table:style-name="ce87" table:formula="of:=IF(ISBLANK([.D920]);&quot;&quot;; [.G920]/[.I919])">
            <text:p/>
          </table:table-cell>
          <table:table-cell table:style-name="ce76" table:formula="of:=IF([.D920] = &quot;&quot;; &quot;&quot;; IFERROR([.I919]*([.N920]);&quot;&quot;))">
            <text:p/>
          </table:table-cell>
          <table:table-cell table:style-name="ce96" table:formula="of:=IF([.D92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20]*[.N921]/[.D921]*([.E921]+[.F921]); IFERROR([.I920]*[.N921]/[.D921]*[.E921]; &quot;&quot;))">
            <text:p/>
          </table:table-cell>
          <table:table-cell table:style-name="ce71" table:formula="of:=IF([.D921] = &quot;&quot;; &quot;&quot;; IFERROR([.H920]+([.E921]+[.F921]); [.H920]+[.E921]) )">
            <text:p/>
          </table:table-cell>
          <table:table-cell table:style-name="ce76" table:formula="of:=IF([.D921] = &quot;&quot;; &quot;&quot;; IFERROR([.I920]+[.G921];&quot;&quot;))">
            <text:p/>
          </table:table-cell>
          <table:table-cell table:style-name="ce80" table:formula="of:=IF([.D921] = &quot;&quot;; &quot;&quot;; IFERROR(([.I921]-[.F$2])/[.F$2];&quot;&quot;))">
            <text:p/>
          </table:table-cell>
          <table:table-cell table:style-name="ce84" table:formula="of:=IF([.D921] = &quot;&quot;; &quot;&quot;; IFERROR([.I921]/MAX([.$I$2:.I921])-1;&quot;&quot;))">
            <text:p/>
          </table:table-cell>
          <table:table-cell table:style-name="ce87" table:formula="of:=IF(ISBLANK([.D921]);&quot;&quot;; [.G921]/[.I920])">
            <text:p/>
          </table:table-cell>
          <table:table-cell table:style-name="ce76" table:formula="of:=IF([.D921] = &quot;&quot;; &quot;&quot;; IFERROR([.I920]*([.N921]);&quot;&quot;))">
            <text:p/>
          </table:table-cell>
          <table:table-cell table:style-name="ce96" table:formula="of:=IF([.D92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21]*[.N922]/[.D922]*([.E922]+[.F922]); IFERROR([.I921]*[.N922]/[.D922]*[.E922]; &quot;&quot;))">
            <text:p/>
          </table:table-cell>
          <table:table-cell table:style-name="ce71" table:formula="of:=IF([.D922] = &quot;&quot;; &quot;&quot;; IFERROR([.H921]+([.E922]+[.F922]); [.H921]+[.E922]) )">
            <text:p/>
          </table:table-cell>
          <table:table-cell table:style-name="ce76" table:formula="of:=IF([.D922] = &quot;&quot;; &quot;&quot;; IFERROR([.I921]+[.G922];&quot;&quot;))">
            <text:p/>
          </table:table-cell>
          <table:table-cell table:style-name="ce80" table:formula="of:=IF([.D922] = &quot;&quot;; &quot;&quot;; IFERROR(([.I922]-[.F$2])/[.F$2];&quot;&quot;))">
            <text:p/>
          </table:table-cell>
          <table:table-cell table:style-name="ce84" table:formula="of:=IF([.D922] = &quot;&quot;; &quot;&quot;; IFERROR([.I922]/MAX([.$I$2:.I922])-1;&quot;&quot;))">
            <text:p/>
          </table:table-cell>
          <table:table-cell table:style-name="ce87" table:formula="of:=IF(ISBLANK([.D922]);&quot;&quot;; [.G922]/[.I921])">
            <text:p/>
          </table:table-cell>
          <table:table-cell table:style-name="ce76" table:formula="of:=IF([.D922] = &quot;&quot;; &quot;&quot;; IFERROR([.I921]*([.N922]);&quot;&quot;))">
            <text:p/>
          </table:table-cell>
          <table:table-cell table:style-name="ce96" table:formula="of:=IF([.D92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22]*[.N923]/[.D923]*([.E923]+[.F923]); IFERROR([.I922]*[.N923]/[.D923]*[.E923]; &quot;&quot;))">
            <text:p/>
          </table:table-cell>
          <table:table-cell table:style-name="ce71" table:formula="of:=IF([.D923] = &quot;&quot;; &quot;&quot;; IFERROR([.H922]+([.E923]+[.F923]); [.H922]+[.E923]) )">
            <text:p/>
          </table:table-cell>
          <table:table-cell table:style-name="ce76" table:formula="of:=IF([.D923] = &quot;&quot;; &quot;&quot;; IFERROR([.I922]+[.G923];&quot;&quot;))">
            <text:p/>
          </table:table-cell>
          <table:table-cell table:style-name="ce80" table:formula="of:=IF([.D923] = &quot;&quot;; &quot;&quot;; IFERROR(([.I923]-[.F$2])/[.F$2];&quot;&quot;))">
            <text:p/>
          </table:table-cell>
          <table:table-cell table:style-name="ce84" table:formula="of:=IF([.D923] = &quot;&quot;; &quot;&quot;; IFERROR([.I923]/MAX([.$I$2:.I923])-1;&quot;&quot;))">
            <text:p/>
          </table:table-cell>
          <table:table-cell table:style-name="ce87" table:formula="of:=IF(ISBLANK([.D923]);&quot;&quot;; [.G923]/[.I922])">
            <text:p/>
          </table:table-cell>
          <table:table-cell table:style-name="ce76" table:formula="of:=IF([.D923] = &quot;&quot;; &quot;&quot;; IFERROR([.I922]*([.N923]);&quot;&quot;))">
            <text:p/>
          </table:table-cell>
          <table:table-cell table:style-name="ce96" table:formula="of:=IF([.D92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23]*[.N924]/[.D924]*([.E924]+[.F924]); IFERROR([.I923]*[.N924]/[.D924]*[.E924]; &quot;&quot;))">
            <text:p/>
          </table:table-cell>
          <table:table-cell table:style-name="ce71" table:formula="of:=IF([.D924] = &quot;&quot;; &quot;&quot;; IFERROR([.H923]+([.E924]+[.F924]); [.H923]+[.E924]) )">
            <text:p/>
          </table:table-cell>
          <table:table-cell table:style-name="ce76" table:formula="of:=IF([.D924] = &quot;&quot;; &quot;&quot;; IFERROR([.I923]+[.G924];&quot;&quot;))">
            <text:p/>
          </table:table-cell>
          <table:table-cell table:style-name="ce80" table:formula="of:=IF([.D924] = &quot;&quot;; &quot;&quot;; IFERROR(([.I924]-[.F$2])/[.F$2];&quot;&quot;))">
            <text:p/>
          </table:table-cell>
          <table:table-cell table:style-name="ce84" table:formula="of:=IF([.D924] = &quot;&quot;; &quot;&quot;; IFERROR([.I924]/MAX([.$I$2:.I924])-1;&quot;&quot;))">
            <text:p/>
          </table:table-cell>
          <table:table-cell table:style-name="ce87" table:formula="of:=IF(ISBLANK([.D924]);&quot;&quot;; [.G924]/[.I923])">
            <text:p/>
          </table:table-cell>
          <table:table-cell table:style-name="ce76" table:formula="of:=IF([.D924] = &quot;&quot;; &quot;&quot;; IFERROR([.I923]*([.N924]);&quot;&quot;))">
            <text:p/>
          </table:table-cell>
          <table:table-cell table:style-name="ce96" table:formula="of:=IF([.D92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24]*[.N925]/[.D925]*([.E925]+[.F925]); IFERROR([.I924]*[.N925]/[.D925]*[.E925]; &quot;&quot;))">
            <text:p/>
          </table:table-cell>
          <table:table-cell table:style-name="ce71" table:formula="of:=IF([.D925] = &quot;&quot;; &quot;&quot;; IFERROR([.H924]+([.E925]+[.F925]); [.H924]+[.E925]) )">
            <text:p/>
          </table:table-cell>
          <table:table-cell table:style-name="ce76" table:formula="of:=IF([.D925] = &quot;&quot;; &quot;&quot;; IFERROR([.I924]+[.G925];&quot;&quot;))">
            <text:p/>
          </table:table-cell>
          <table:table-cell table:style-name="ce80" table:formula="of:=IF([.D925] = &quot;&quot;; &quot;&quot;; IFERROR(([.I925]-[.F$2])/[.F$2];&quot;&quot;))">
            <text:p/>
          </table:table-cell>
          <table:table-cell table:style-name="ce84" table:formula="of:=IF([.D925] = &quot;&quot;; &quot;&quot;; IFERROR([.I925]/MAX([.$I$2:.I925])-1;&quot;&quot;))">
            <text:p/>
          </table:table-cell>
          <table:table-cell table:style-name="ce87" table:formula="of:=IF(ISBLANK([.D925]);&quot;&quot;; [.G925]/[.I924])">
            <text:p/>
          </table:table-cell>
          <table:table-cell table:style-name="ce76" table:formula="of:=IF([.D925] = &quot;&quot;; &quot;&quot;; IFERROR([.I924]*([.N925]);&quot;&quot;))">
            <text:p/>
          </table:table-cell>
          <table:table-cell table:style-name="ce96" table:formula="of:=IF([.D92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25]*[.N926]/[.D926]*([.E926]+[.F926]); IFERROR([.I925]*[.N926]/[.D926]*[.E926]; &quot;&quot;))">
            <text:p/>
          </table:table-cell>
          <table:table-cell table:style-name="ce71" table:formula="of:=IF([.D926] = &quot;&quot;; &quot;&quot;; IFERROR([.H925]+([.E926]+[.F926]); [.H925]+[.E926]) )">
            <text:p/>
          </table:table-cell>
          <table:table-cell table:style-name="ce76" table:formula="of:=IF([.D926] = &quot;&quot;; &quot;&quot;; IFERROR([.I925]+[.G926];&quot;&quot;))">
            <text:p/>
          </table:table-cell>
          <table:table-cell table:style-name="ce80" table:formula="of:=IF([.D926] = &quot;&quot;; &quot;&quot;; IFERROR(([.I926]-[.F$2])/[.F$2];&quot;&quot;))">
            <text:p/>
          </table:table-cell>
          <table:table-cell table:style-name="ce84" table:formula="of:=IF([.D926] = &quot;&quot;; &quot;&quot;; IFERROR([.I926]/MAX([.$I$2:.I926])-1;&quot;&quot;))">
            <text:p/>
          </table:table-cell>
          <table:table-cell table:style-name="ce87" table:formula="of:=IF(ISBLANK([.D926]);&quot;&quot;; [.G926]/[.I925])">
            <text:p/>
          </table:table-cell>
          <table:table-cell table:style-name="ce76" table:formula="of:=IF([.D926] = &quot;&quot;; &quot;&quot;; IFERROR([.I925]*([.N926]);&quot;&quot;))">
            <text:p/>
          </table:table-cell>
          <table:table-cell table:style-name="ce96" table:formula="of:=IF([.D92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26]*[.N927]/[.D927]*([.E927]+[.F927]); IFERROR([.I926]*[.N927]/[.D927]*[.E927]; &quot;&quot;))">
            <text:p/>
          </table:table-cell>
          <table:table-cell table:style-name="ce71" table:formula="of:=IF([.D927] = &quot;&quot;; &quot;&quot;; IFERROR([.H926]+([.E927]+[.F927]); [.H926]+[.E927]) )">
            <text:p/>
          </table:table-cell>
          <table:table-cell table:style-name="ce76" table:formula="of:=IF([.D927] = &quot;&quot;; &quot;&quot;; IFERROR([.I926]+[.G927];&quot;&quot;))">
            <text:p/>
          </table:table-cell>
          <table:table-cell table:style-name="ce80" table:formula="of:=IF([.D927] = &quot;&quot;; &quot;&quot;; IFERROR(([.I927]-[.F$2])/[.F$2];&quot;&quot;))">
            <text:p/>
          </table:table-cell>
          <table:table-cell table:style-name="ce84" table:formula="of:=IF([.D927] = &quot;&quot;; &quot;&quot;; IFERROR([.I927]/MAX([.$I$2:.I927])-1;&quot;&quot;))">
            <text:p/>
          </table:table-cell>
          <table:table-cell table:style-name="ce87" table:formula="of:=IF(ISBLANK([.D927]);&quot;&quot;; [.G927]/[.I926])">
            <text:p/>
          </table:table-cell>
          <table:table-cell table:style-name="ce76" table:formula="of:=IF([.D927] = &quot;&quot;; &quot;&quot;; IFERROR([.I926]*([.N927]);&quot;&quot;))">
            <text:p/>
          </table:table-cell>
          <table:table-cell table:style-name="ce96" table:formula="of:=IF([.D92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27]*[.N928]/[.D928]*([.E928]+[.F928]); IFERROR([.I927]*[.N928]/[.D928]*[.E928]; &quot;&quot;))">
            <text:p/>
          </table:table-cell>
          <table:table-cell table:style-name="ce71" table:formula="of:=IF([.D928] = &quot;&quot;; &quot;&quot;; IFERROR([.H927]+([.E928]+[.F928]); [.H927]+[.E928]) )">
            <text:p/>
          </table:table-cell>
          <table:table-cell table:style-name="ce76" table:formula="of:=IF([.D928] = &quot;&quot;; &quot;&quot;; IFERROR([.I927]+[.G928];&quot;&quot;))">
            <text:p/>
          </table:table-cell>
          <table:table-cell table:style-name="ce80" table:formula="of:=IF([.D928] = &quot;&quot;; &quot;&quot;; IFERROR(([.I928]-[.F$2])/[.F$2];&quot;&quot;))">
            <text:p/>
          </table:table-cell>
          <table:table-cell table:style-name="ce84" table:formula="of:=IF([.D928] = &quot;&quot;; &quot;&quot;; IFERROR([.I928]/MAX([.$I$2:.I928])-1;&quot;&quot;))">
            <text:p/>
          </table:table-cell>
          <table:table-cell table:style-name="ce87" table:formula="of:=IF(ISBLANK([.D928]);&quot;&quot;; [.G928]/[.I927])">
            <text:p/>
          </table:table-cell>
          <table:table-cell table:style-name="ce76" table:formula="of:=IF([.D928] = &quot;&quot;; &quot;&quot;; IFERROR([.I927]*([.N928]);&quot;&quot;))">
            <text:p/>
          </table:table-cell>
          <table:table-cell table:style-name="ce96" table:formula="of:=IF([.D92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28]*[.N929]/[.D929]*([.E929]+[.F929]); IFERROR([.I928]*[.N929]/[.D929]*[.E929]; &quot;&quot;))">
            <text:p/>
          </table:table-cell>
          <table:table-cell table:style-name="ce71" table:formula="of:=IF([.D929] = &quot;&quot;; &quot;&quot;; IFERROR([.H928]+([.E929]+[.F929]); [.H928]+[.E929]) )">
            <text:p/>
          </table:table-cell>
          <table:table-cell table:style-name="ce76" table:formula="of:=IF([.D929] = &quot;&quot;; &quot;&quot;; IFERROR([.I928]+[.G929];&quot;&quot;))">
            <text:p/>
          </table:table-cell>
          <table:table-cell table:style-name="ce80" table:formula="of:=IF([.D929] = &quot;&quot;; &quot;&quot;; IFERROR(([.I929]-[.F$2])/[.F$2];&quot;&quot;))">
            <text:p/>
          </table:table-cell>
          <table:table-cell table:style-name="ce84" table:formula="of:=IF([.D929] = &quot;&quot;; &quot;&quot;; IFERROR([.I929]/MAX([.$I$2:.I929])-1;&quot;&quot;))">
            <text:p/>
          </table:table-cell>
          <table:table-cell table:style-name="ce87" table:formula="of:=IF(ISBLANK([.D929]);&quot;&quot;; [.G929]/[.I928])">
            <text:p/>
          </table:table-cell>
          <table:table-cell table:style-name="ce76" table:formula="of:=IF([.D929] = &quot;&quot;; &quot;&quot;; IFERROR([.I928]*([.N929]);&quot;&quot;))">
            <text:p/>
          </table:table-cell>
          <table:table-cell table:style-name="ce96" table:formula="of:=IF([.D92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29]*[.N930]/[.D930]*([.E930]+[.F930]); IFERROR([.I929]*[.N930]/[.D930]*[.E930]; &quot;&quot;))">
            <text:p/>
          </table:table-cell>
          <table:table-cell table:style-name="ce71" table:formula="of:=IF([.D930] = &quot;&quot;; &quot;&quot;; IFERROR([.H929]+([.E930]+[.F930]); [.H929]+[.E930]) )">
            <text:p/>
          </table:table-cell>
          <table:table-cell table:style-name="ce76" table:formula="of:=IF([.D930] = &quot;&quot;; &quot;&quot;; IFERROR([.I929]+[.G930];&quot;&quot;))">
            <text:p/>
          </table:table-cell>
          <table:table-cell table:style-name="ce80" table:formula="of:=IF([.D930] = &quot;&quot;; &quot;&quot;; IFERROR(([.I930]-[.F$2])/[.F$2];&quot;&quot;))">
            <text:p/>
          </table:table-cell>
          <table:table-cell table:style-name="ce84" table:formula="of:=IF([.D930] = &quot;&quot;; &quot;&quot;; IFERROR([.I930]/MAX([.$I$2:.I930])-1;&quot;&quot;))">
            <text:p/>
          </table:table-cell>
          <table:table-cell table:style-name="ce87" table:formula="of:=IF(ISBLANK([.D930]);&quot;&quot;; [.G930]/[.I929])">
            <text:p/>
          </table:table-cell>
          <table:table-cell table:style-name="ce76" table:formula="of:=IF([.D930] = &quot;&quot;; &quot;&quot;; IFERROR([.I929]*([.N930]);&quot;&quot;))">
            <text:p/>
          </table:table-cell>
          <table:table-cell table:style-name="ce96" table:formula="of:=IF([.D93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30]*[.N931]/[.D931]*([.E931]+[.F931]); IFERROR([.I930]*[.N931]/[.D931]*[.E931]; &quot;&quot;))">
            <text:p/>
          </table:table-cell>
          <table:table-cell table:style-name="ce71" table:formula="of:=IF([.D931] = &quot;&quot;; &quot;&quot;; IFERROR([.H930]+([.E931]+[.F931]); [.H930]+[.E931]) )">
            <text:p/>
          </table:table-cell>
          <table:table-cell table:style-name="ce76" table:formula="of:=IF([.D931] = &quot;&quot;; &quot;&quot;; IFERROR([.I930]+[.G931];&quot;&quot;))">
            <text:p/>
          </table:table-cell>
          <table:table-cell table:style-name="ce80" table:formula="of:=IF([.D931] = &quot;&quot;; &quot;&quot;; IFERROR(([.I931]-[.F$2])/[.F$2];&quot;&quot;))">
            <text:p/>
          </table:table-cell>
          <table:table-cell table:style-name="ce84" table:formula="of:=IF([.D931] = &quot;&quot;; &quot;&quot;; IFERROR([.I931]/MAX([.$I$2:.I931])-1;&quot;&quot;))">
            <text:p/>
          </table:table-cell>
          <table:table-cell table:style-name="ce87" table:formula="of:=IF(ISBLANK([.D931]);&quot;&quot;; [.G931]/[.I930])">
            <text:p/>
          </table:table-cell>
          <table:table-cell table:style-name="ce76" table:formula="of:=IF([.D931] = &quot;&quot;; &quot;&quot;; IFERROR([.I930]*([.N931]);&quot;&quot;))">
            <text:p/>
          </table:table-cell>
          <table:table-cell table:style-name="ce96" table:formula="of:=IF([.D93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31]*[.N932]/[.D932]*([.E932]+[.F932]); IFERROR([.I931]*[.N932]/[.D932]*[.E932]; &quot;&quot;))">
            <text:p/>
          </table:table-cell>
          <table:table-cell table:style-name="ce71" table:formula="of:=IF([.D932] = &quot;&quot;; &quot;&quot;; IFERROR([.H931]+([.E932]+[.F932]); [.H931]+[.E932]) )">
            <text:p/>
          </table:table-cell>
          <table:table-cell table:style-name="ce76" table:formula="of:=IF([.D932] = &quot;&quot;; &quot;&quot;; IFERROR([.I931]+[.G932];&quot;&quot;))">
            <text:p/>
          </table:table-cell>
          <table:table-cell table:style-name="ce80" table:formula="of:=IF([.D932] = &quot;&quot;; &quot;&quot;; IFERROR(([.I932]-[.F$2])/[.F$2];&quot;&quot;))">
            <text:p/>
          </table:table-cell>
          <table:table-cell table:style-name="ce84" table:formula="of:=IF([.D932] = &quot;&quot;; &quot;&quot;; IFERROR([.I932]/MAX([.$I$2:.I932])-1;&quot;&quot;))">
            <text:p/>
          </table:table-cell>
          <table:table-cell table:style-name="ce87" table:formula="of:=IF(ISBLANK([.D932]);&quot;&quot;; [.G932]/[.I931])">
            <text:p/>
          </table:table-cell>
          <table:table-cell table:style-name="ce76" table:formula="of:=IF([.D932] = &quot;&quot;; &quot;&quot;; IFERROR([.I931]*([.N932]);&quot;&quot;))">
            <text:p/>
          </table:table-cell>
          <table:table-cell table:style-name="ce96" table:formula="of:=IF([.D93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32]*[.N933]/[.D933]*([.E933]+[.F933]); IFERROR([.I932]*[.N933]/[.D933]*[.E933]; &quot;&quot;))">
            <text:p/>
          </table:table-cell>
          <table:table-cell table:style-name="ce71" table:formula="of:=IF([.D933] = &quot;&quot;; &quot;&quot;; IFERROR([.H932]+([.E933]+[.F933]); [.H932]+[.E933]) )">
            <text:p/>
          </table:table-cell>
          <table:table-cell table:style-name="ce76" table:formula="of:=IF([.D933] = &quot;&quot;; &quot;&quot;; IFERROR([.I932]+[.G933];&quot;&quot;))">
            <text:p/>
          </table:table-cell>
          <table:table-cell table:style-name="ce80" table:formula="of:=IF([.D933] = &quot;&quot;; &quot;&quot;; IFERROR(([.I933]-[.F$2])/[.F$2];&quot;&quot;))">
            <text:p/>
          </table:table-cell>
          <table:table-cell table:style-name="ce84" table:formula="of:=IF([.D933] = &quot;&quot;; &quot;&quot;; IFERROR([.I933]/MAX([.$I$2:.I933])-1;&quot;&quot;))">
            <text:p/>
          </table:table-cell>
          <table:table-cell table:style-name="ce87" table:formula="of:=IF(ISBLANK([.D933]);&quot;&quot;; [.G933]/[.I932])">
            <text:p/>
          </table:table-cell>
          <table:table-cell table:style-name="ce76" table:formula="of:=IF([.D933] = &quot;&quot;; &quot;&quot;; IFERROR([.I932]*([.N933]);&quot;&quot;))">
            <text:p/>
          </table:table-cell>
          <table:table-cell table:style-name="ce96" table:formula="of:=IF([.D93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33]*[.N934]/[.D934]*([.E934]+[.F934]); IFERROR([.I933]*[.N934]/[.D934]*[.E934]; &quot;&quot;))">
            <text:p/>
          </table:table-cell>
          <table:table-cell table:style-name="ce71" table:formula="of:=IF([.D934] = &quot;&quot;; &quot;&quot;; IFERROR([.H933]+([.E934]+[.F934]); [.H933]+[.E934]) )">
            <text:p/>
          </table:table-cell>
          <table:table-cell table:style-name="ce76" table:formula="of:=IF([.D934] = &quot;&quot;; &quot;&quot;; IFERROR([.I933]+[.G934];&quot;&quot;))">
            <text:p/>
          </table:table-cell>
          <table:table-cell table:style-name="ce80" table:formula="of:=IF([.D934] = &quot;&quot;; &quot;&quot;; IFERROR(([.I934]-[.F$2])/[.F$2];&quot;&quot;))">
            <text:p/>
          </table:table-cell>
          <table:table-cell table:style-name="ce84" table:formula="of:=IF([.D934] = &quot;&quot;; &quot;&quot;; IFERROR([.I934]/MAX([.$I$2:.I934])-1;&quot;&quot;))">
            <text:p/>
          </table:table-cell>
          <table:table-cell table:style-name="ce87" table:formula="of:=IF(ISBLANK([.D934]);&quot;&quot;; [.G934]/[.I933])">
            <text:p/>
          </table:table-cell>
          <table:table-cell table:style-name="ce76" table:formula="of:=IF([.D934] = &quot;&quot;; &quot;&quot;; IFERROR([.I933]*([.N934]);&quot;&quot;))">
            <text:p/>
          </table:table-cell>
          <table:table-cell table:style-name="ce96" table:formula="of:=IF([.D93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34]*[.N935]/[.D935]*([.E935]+[.F935]); IFERROR([.I934]*[.N935]/[.D935]*[.E935]; &quot;&quot;))">
            <text:p/>
          </table:table-cell>
          <table:table-cell table:style-name="ce71" table:formula="of:=IF([.D935] = &quot;&quot;; &quot;&quot;; IFERROR([.H934]+([.E935]+[.F935]); [.H934]+[.E935]) )">
            <text:p/>
          </table:table-cell>
          <table:table-cell table:style-name="ce76" table:formula="of:=IF([.D935] = &quot;&quot;; &quot;&quot;; IFERROR([.I934]+[.G935];&quot;&quot;))">
            <text:p/>
          </table:table-cell>
          <table:table-cell table:style-name="ce80" table:formula="of:=IF([.D935] = &quot;&quot;; &quot;&quot;; IFERROR(([.I935]-[.F$2])/[.F$2];&quot;&quot;))">
            <text:p/>
          </table:table-cell>
          <table:table-cell table:style-name="ce84" table:formula="of:=IF([.D935] = &quot;&quot;; &quot;&quot;; IFERROR([.I935]/MAX([.$I$2:.I935])-1;&quot;&quot;))">
            <text:p/>
          </table:table-cell>
          <table:table-cell table:style-name="ce87" table:formula="of:=IF(ISBLANK([.D935]);&quot;&quot;; [.G935]/[.I934])">
            <text:p/>
          </table:table-cell>
          <table:table-cell table:style-name="ce76" table:formula="of:=IF([.D935] = &quot;&quot;; &quot;&quot;; IFERROR([.I934]*([.N935]);&quot;&quot;))">
            <text:p/>
          </table:table-cell>
          <table:table-cell table:style-name="ce96" table:formula="of:=IF([.D93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35]*[.N936]/[.D936]*([.E936]+[.F936]); IFERROR([.I935]*[.N936]/[.D936]*[.E936]; &quot;&quot;))">
            <text:p/>
          </table:table-cell>
          <table:table-cell table:style-name="ce71" table:formula="of:=IF([.D936] = &quot;&quot;; &quot;&quot;; IFERROR([.H935]+([.E936]+[.F936]); [.H935]+[.E936]) )">
            <text:p/>
          </table:table-cell>
          <table:table-cell table:style-name="ce76" table:formula="of:=IF([.D936] = &quot;&quot;; &quot;&quot;; IFERROR([.I935]+[.G936];&quot;&quot;))">
            <text:p/>
          </table:table-cell>
          <table:table-cell table:style-name="ce80" table:formula="of:=IF([.D936] = &quot;&quot;; &quot;&quot;; IFERROR(([.I936]-[.F$2])/[.F$2];&quot;&quot;))">
            <text:p/>
          </table:table-cell>
          <table:table-cell table:style-name="ce84" table:formula="of:=IF([.D936] = &quot;&quot;; &quot;&quot;; IFERROR([.I936]/MAX([.$I$2:.I936])-1;&quot;&quot;))">
            <text:p/>
          </table:table-cell>
          <table:table-cell table:style-name="ce87" table:formula="of:=IF(ISBLANK([.D936]);&quot;&quot;; [.G936]/[.I935])">
            <text:p/>
          </table:table-cell>
          <table:table-cell table:style-name="ce76" table:formula="of:=IF([.D936] = &quot;&quot;; &quot;&quot;; IFERROR([.I935]*([.N936]);&quot;&quot;))">
            <text:p/>
          </table:table-cell>
          <table:table-cell table:style-name="ce96" table:formula="of:=IF([.D93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36]*[.N937]/[.D937]*([.E937]+[.F937]); IFERROR([.I936]*[.N937]/[.D937]*[.E937]; &quot;&quot;))">
            <text:p/>
          </table:table-cell>
          <table:table-cell table:style-name="ce71" table:formula="of:=IF([.D937] = &quot;&quot;; &quot;&quot;; IFERROR([.H936]+([.E937]+[.F937]); [.H936]+[.E937]) )">
            <text:p/>
          </table:table-cell>
          <table:table-cell table:style-name="ce76" table:formula="of:=IF([.D937] = &quot;&quot;; &quot;&quot;; IFERROR([.I936]+[.G937];&quot;&quot;))">
            <text:p/>
          </table:table-cell>
          <table:table-cell table:style-name="ce80" table:formula="of:=IF([.D937] = &quot;&quot;; &quot;&quot;; IFERROR(([.I937]-[.F$2])/[.F$2];&quot;&quot;))">
            <text:p/>
          </table:table-cell>
          <table:table-cell table:style-name="ce84" table:formula="of:=IF([.D937] = &quot;&quot;; &quot;&quot;; IFERROR([.I937]/MAX([.$I$2:.I937])-1;&quot;&quot;))">
            <text:p/>
          </table:table-cell>
          <table:table-cell table:style-name="ce87" table:formula="of:=IF(ISBLANK([.D937]);&quot;&quot;; [.G937]/[.I936])">
            <text:p/>
          </table:table-cell>
          <table:table-cell table:style-name="ce76" table:formula="of:=IF([.D937] = &quot;&quot;; &quot;&quot;; IFERROR([.I936]*([.N937]);&quot;&quot;))">
            <text:p/>
          </table:table-cell>
          <table:table-cell table:style-name="ce96" table:formula="of:=IF([.D93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37]*[.N938]/[.D938]*([.E938]+[.F938]); IFERROR([.I937]*[.N938]/[.D938]*[.E938]; &quot;&quot;))">
            <text:p/>
          </table:table-cell>
          <table:table-cell table:style-name="ce71" table:formula="of:=IF([.D938] = &quot;&quot;; &quot;&quot;; IFERROR([.H937]+([.E938]+[.F938]); [.H937]+[.E938]) )">
            <text:p/>
          </table:table-cell>
          <table:table-cell table:style-name="ce76" table:formula="of:=IF([.D938] = &quot;&quot;; &quot;&quot;; IFERROR([.I937]+[.G938];&quot;&quot;))">
            <text:p/>
          </table:table-cell>
          <table:table-cell table:style-name="ce80" table:formula="of:=IF([.D938] = &quot;&quot;; &quot;&quot;; IFERROR(([.I938]-[.F$2])/[.F$2];&quot;&quot;))">
            <text:p/>
          </table:table-cell>
          <table:table-cell table:style-name="ce84" table:formula="of:=IF([.D938] = &quot;&quot;; &quot;&quot;; IFERROR([.I938]/MAX([.$I$2:.I938])-1;&quot;&quot;))">
            <text:p/>
          </table:table-cell>
          <table:table-cell table:style-name="ce87" table:formula="of:=IF(ISBLANK([.D938]);&quot;&quot;; [.G938]/[.I937])">
            <text:p/>
          </table:table-cell>
          <table:table-cell table:style-name="ce76" table:formula="of:=IF([.D938] = &quot;&quot;; &quot;&quot;; IFERROR([.I937]*([.N938]);&quot;&quot;))">
            <text:p/>
          </table:table-cell>
          <table:table-cell table:style-name="ce96" table:formula="of:=IF([.D93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38]*[.N939]/[.D939]*([.E939]+[.F939]); IFERROR([.I938]*[.N939]/[.D939]*[.E939]; &quot;&quot;))">
            <text:p/>
          </table:table-cell>
          <table:table-cell table:style-name="ce71" table:formula="of:=IF([.D939] = &quot;&quot;; &quot;&quot;; IFERROR([.H938]+([.E939]+[.F939]); [.H938]+[.E939]) )">
            <text:p/>
          </table:table-cell>
          <table:table-cell table:style-name="ce76" table:formula="of:=IF([.D939] = &quot;&quot;; &quot;&quot;; IFERROR([.I938]+[.G939];&quot;&quot;))">
            <text:p/>
          </table:table-cell>
          <table:table-cell table:style-name="ce80" table:formula="of:=IF([.D939] = &quot;&quot;; &quot;&quot;; IFERROR(([.I939]-[.F$2])/[.F$2];&quot;&quot;))">
            <text:p/>
          </table:table-cell>
          <table:table-cell table:style-name="ce84" table:formula="of:=IF([.D939] = &quot;&quot;; &quot;&quot;; IFERROR([.I939]/MAX([.$I$2:.I939])-1;&quot;&quot;))">
            <text:p/>
          </table:table-cell>
          <table:table-cell table:style-name="ce87" table:formula="of:=IF(ISBLANK([.D939]);&quot;&quot;; [.G939]/[.I938])">
            <text:p/>
          </table:table-cell>
          <table:table-cell table:style-name="ce76" table:formula="of:=IF([.D939] = &quot;&quot;; &quot;&quot;; IFERROR([.I938]*([.N939]);&quot;&quot;))">
            <text:p/>
          </table:table-cell>
          <table:table-cell table:style-name="ce96" table:formula="of:=IF([.D93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39]*[.N940]/[.D940]*([.E940]+[.F940]); IFERROR([.I939]*[.N940]/[.D940]*[.E940]; &quot;&quot;))">
            <text:p/>
          </table:table-cell>
          <table:table-cell table:style-name="ce71" table:formula="of:=IF([.D940] = &quot;&quot;; &quot;&quot;; IFERROR([.H939]+([.E940]+[.F940]); [.H939]+[.E940]) )">
            <text:p/>
          </table:table-cell>
          <table:table-cell table:style-name="ce76" table:formula="of:=IF([.D940] = &quot;&quot;; &quot;&quot;; IFERROR([.I939]+[.G940];&quot;&quot;))">
            <text:p/>
          </table:table-cell>
          <table:table-cell table:style-name="ce80" table:formula="of:=IF([.D940] = &quot;&quot;; &quot;&quot;; IFERROR(([.I940]-[.F$2])/[.F$2];&quot;&quot;))">
            <text:p/>
          </table:table-cell>
          <table:table-cell table:style-name="ce84" table:formula="of:=IF([.D940] = &quot;&quot;; &quot;&quot;; IFERROR([.I940]/MAX([.$I$2:.I940])-1;&quot;&quot;))">
            <text:p/>
          </table:table-cell>
          <table:table-cell table:style-name="ce87" table:formula="of:=IF(ISBLANK([.D940]);&quot;&quot;; [.G940]/[.I939])">
            <text:p/>
          </table:table-cell>
          <table:table-cell table:style-name="ce76" table:formula="of:=IF([.D940] = &quot;&quot;; &quot;&quot;; IFERROR([.I939]*([.N940]);&quot;&quot;))">
            <text:p/>
          </table:table-cell>
          <table:table-cell table:style-name="ce96" table:formula="of:=IF([.D94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40]*[.N941]/[.D941]*([.E941]+[.F941]); IFERROR([.I940]*[.N941]/[.D941]*[.E941]; &quot;&quot;))">
            <text:p/>
          </table:table-cell>
          <table:table-cell table:style-name="ce71" table:formula="of:=IF([.D941] = &quot;&quot;; &quot;&quot;; IFERROR([.H940]+([.E941]+[.F941]); [.H940]+[.E941]) )">
            <text:p/>
          </table:table-cell>
          <table:table-cell table:style-name="ce76" table:formula="of:=IF([.D941] = &quot;&quot;; &quot;&quot;; IFERROR([.I940]+[.G941];&quot;&quot;))">
            <text:p/>
          </table:table-cell>
          <table:table-cell table:style-name="ce80" table:formula="of:=IF([.D941] = &quot;&quot;; &quot;&quot;; IFERROR(([.I941]-[.F$2])/[.F$2];&quot;&quot;))">
            <text:p/>
          </table:table-cell>
          <table:table-cell table:style-name="ce84" table:formula="of:=IF([.D941] = &quot;&quot;; &quot;&quot;; IFERROR([.I941]/MAX([.$I$2:.I941])-1;&quot;&quot;))">
            <text:p/>
          </table:table-cell>
          <table:table-cell table:style-name="ce87" table:formula="of:=IF(ISBLANK([.D941]);&quot;&quot;; [.G941]/[.I940])">
            <text:p/>
          </table:table-cell>
          <table:table-cell table:style-name="ce76" table:formula="of:=IF([.D941] = &quot;&quot;; &quot;&quot;; IFERROR([.I940]*([.N941]);&quot;&quot;))">
            <text:p/>
          </table:table-cell>
          <table:table-cell table:style-name="ce96" table:formula="of:=IF([.D94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41]*[.N942]/[.D942]*([.E942]+[.F942]); IFERROR([.I941]*[.N942]/[.D942]*[.E942]; &quot;&quot;))">
            <text:p/>
          </table:table-cell>
          <table:table-cell table:style-name="ce71" table:formula="of:=IF([.D942] = &quot;&quot;; &quot;&quot;; IFERROR([.H941]+([.E942]+[.F942]); [.H941]+[.E942]) )">
            <text:p/>
          </table:table-cell>
          <table:table-cell table:style-name="ce76" table:formula="of:=IF([.D942] = &quot;&quot;; &quot;&quot;; IFERROR([.I941]+[.G942];&quot;&quot;))">
            <text:p/>
          </table:table-cell>
          <table:table-cell table:style-name="ce80" table:formula="of:=IF([.D942] = &quot;&quot;; &quot;&quot;; IFERROR(([.I942]-[.F$2])/[.F$2];&quot;&quot;))">
            <text:p/>
          </table:table-cell>
          <table:table-cell table:style-name="ce84" table:formula="of:=IF([.D942] = &quot;&quot;; &quot;&quot;; IFERROR([.I942]/MAX([.$I$2:.I942])-1;&quot;&quot;))">
            <text:p/>
          </table:table-cell>
          <table:table-cell table:style-name="ce87" table:formula="of:=IF(ISBLANK([.D942]);&quot;&quot;; [.G942]/[.I941])">
            <text:p/>
          </table:table-cell>
          <table:table-cell table:style-name="ce76" table:formula="of:=IF([.D942] = &quot;&quot;; &quot;&quot;; IFERROR([.I941]*([.N942]);&quot;&quot;))">
            <text:p/>
          </table:table-cell>
          <table:table-cell table:style-name="ce96" table:formula="of:=IF([.D94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42]*[.N943]/[.D943]*([.E943]+[.F943]); IFERROR([.I942]*[.N943]/[.D943]*[.E943]; &quot;&quot;))">
            <text:p/>
          </table:table-cell>
          <table:table-cell table:style-name="ce71" table:formula="of:=IF([.D943] = &quot;&quot;; &quot;&quot;; IFERROR([.H942]+([.E943]+[.F943]); [.H942]+[.E943]) )">
            <text:p/>
          </table:table-cell>
          <table:table-cell table:style-name="ce76" table:formula="of:=IF([.D943] = &quot;&quot;; &quot;&quot;; IFERROR([.I942]+[.G943];&quot;&quot;))">
            <text:p/>
          </table:table-cell>
          <table:table-cell table:style-name="ce80" table:formula="of:=IF([.D943] = &quot;&quot;; &quot;&quot;; IFERROR(([.I943]-[.F$2])/[.F$2];&quot;&quot;))">
            <text:p/>
          </table:table-cell>
          <table:table-cell table:style-name="ce84" table:formula="of:=IF([.D943] = &quot;&quot;; &quot;&quot;; IFERROR([.I943]/MAX([.$I$2:.I943])-1;&quot;&quot;))">
            <text:p/>
          </table:table-cell>
          <table:table-cell table:style-name="ce87" table:formula="of:=IF(ISBLANK([.D943]);&quot;&quot;; [.G943]/[.I942])">
            <text:p/>
          </table:table-cell>
          <table:table-cell table:style-name="ce76" table:formula="of:=IF([.D943] = &quot;&quot;; &quot;&quot;; IFERROR([.I942]*([.N943]);&quot;&quot;))">
            <text:p/>
          </table:table-cell>
          <table:table-cell table:style-name="ce96" table:formula="of:=IF([.D94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43]*[.N944]/[.D944]*([.E944]+[.F944]); IFERROR([.I943]*[.N944]/[.D944]*[.E944]; &quot;&quot;))">
            <text:p/>
          </table:table-cell>
          <table:table-cell table:style-name="ce71" table:formula="of:=IF([.D944] = &quot;&quot;; &quot;&quot;; IFERROR([.H943]+([.E944]+[.F944]); [.H943]+[.E944]) )">
            <text:p/>
          </table:table-cell>
          <table:table-cell table:style-name="ce76" table:formula="of:=IF([.D944] = &quot;&quot;; &quot;&quot;; IFERROR([.I943]+[.G944];&quot;&quot;))">
            <text:p/>
          </table:table-cell>
          <table:table-cell table:style-name="ce80" table:formula="of:=IF([.D944] = &quot;&quot;; &quot;&quot;; IFERROR(([.I944]-[.F$2])/[.F$2];&quot;&quot;))">
            <text:p/>
          </table:table-cell>
          <table:table-cell table:style-name="ce84" table:formula="of:=IF([.D944] = &quot;&quot;; &quot;&quot;; IFERROR([.I944]/MAX([.$I$2:.I944])-1;&quot;&quot;))">
            <text:p/>
          </table:table-cell>
          <table:table-cell table:style-name="ce87" table:formula="of:=IF(ISBLANK([.D944]);&quot;&quot;; [.G944]/[.I943])">
            <text:p/>
          </table:table-cell>
          <table:table-cell table:style-name="ce76" table:formula="of:=IF([.D944] = &quot;&quot;; &quot;&quot;; IFERROR([.I943]*([.N944]);&quot;&quot;))">
            <text:p/>
          </table:table-cell>
          <table:table-cell table:style-name="ce96" table:formula="of:=IF([.D94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44]*[.N945]/[.D945]*([.E945]+[.F945]); IFERROR([.I944]*[.N945]/[.D945]*[.E945]; &quot;&quot;))">
            <text:p/>
          </table:table-cell>
          <table:table-cell table:style-name="ce71" table:formula="of:=IF([.D945] = &quot;&quot;; &quot;&quot;; IFERROR([.H944]+([.E945]+[.F945]); [.H944]+[.E945]) )">
            <text:p/>
          </table:table-cell>
          <table:table-cell table:style-name="ce76" table:formula="of:=IF([.D945] = &quot;&quot;; &quot;&quot;; IFERROR([.I944]+[.G945];&quot;&quot;))">
            <text:p/>
          </table:table-cell>
          <table:table-cell table:style-name="ce80" table:formula="of:=IF([.D945] = &quot;&quot;; &quot;&quot;; IFERROR(([.I945]-[.F$2])/[.F$2];&quot;&quot;))">
            <text:p/>
          </table:table-cell>
          <table:table-cell table:style-name="ce84" table:formula="of:=IF([.D945] = &quot;&quot;; &quot;&quot;; IFERROR([.I945]/MAX([.$I$2:.I945])-1;&quot;&quot;))">
            <text:p/>
          </table:table-cell>
          <table:table-cell table:style-name="ce87" table:formula="of:=IF(ISBLANK([.D945]);&quot;&quot;; [.G945]/[.I944])">
            <text:p/>
          </table:table-cell>
          <table:table-cell table:style-name="ce76" table:formula="of:=IF([.D945] = &quot;&quot;; &quot;&quot;; IFERROR([.I944]*([.N945]);&quot;&quot;))">
            <text:p/>
          </table:table-cell>
          <table:table-cell table:style-name="ce96" table:formula="of:=IF([.D94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45]*[.N946]/[.D946]*([.E946]+[.F946]); IFERROR([.I945]*[.N946]/[.D946]*[.E946]; &quot;&quot;))">
            <text:p/>
          </table:table-cell>
          <table:table-cell table:style-name="ce71" table:formula="of:=IF([.D946] = &quot;&quot;; &quot;&quot;; IFERROR([.H945]+([.E946]+[.F946]); [.H945]+[.E946]) )">
            <text:p/>
          </table:table-cell>
          <table:table-cell table:style-name="ce76" table:formula="of:=IF([.D946] = &quot;&quot;; &quot;&quot;; IFERROR([.I945]+[.G946];&quot;&quot;))">
            <text:p/>
          </table:table-cell>
          <table:table-cell table:style-name="ce80" table:formula="of:=IF([.D946] = &quot;&quot;; &quot;&quot;; IFERROR(([.I946]-[.F$2])/[.F$2];&quot;&quot;))">
            <text:p/>
          </table:table-cell>
          <table:table-cell table:style-name="ce84" table:formula="of:=IF([.D946] = &quot;&quot;; &quot;&quot;; IFERROR([.I946]/MAX([.$I$2:.I946])-1;&quot;&quot;))">
            <text:p/>
          </table:table-cell>
          <table:table-cell table:style-name="ce87" table:formula="of:=IF(ISBLANK([.D946]);&quot;&quot;; [.G946]/[.I945])">
            <text:p/>
          </table:table-cell>
          <table:table-cell table:style-name="ce76" table:formula="of:=IF([.D946] = &quot;&quot;; &quot;&quot;; IFERROR([.I945]*([.N946]);&quot;&quot;))">
            <text:p/>
          </table:table-cell>
          <table:table-cell table:style-name="ce96" table:formula="of:=IF([.D94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46]*[.N947]/[.D947]*([.E947]+[.F947]); IFERROR([.I946]*[.N947]/[.D947]*[.E947]; &quot;&quot;))">
            <text:p/>
          </table:table-cell>
          <table:table-cell table:style-name="ce71" table:formula="of:=IF([.D947] = &quot;&quot;; &quot;&quot;; IFERROR([.H946]+([.E947]+[.F947]); [.H946]+[.E947]) )">
            <text:p/>
          </table:table-cell>
          <table:table-cell table:style-name="ce76" table:formula="of:=IF([.D947] = &quot;&quot;; &quot;&quot;; IFERROR([.I946]+[.G947];&quot;&quot;))">
            <text:p/>
          </table:table-cell>
          <table:table-cell table:style-name="ce80" table:formula="of:=IF([.D947] = &quot;&quot;; &quot;&quot;; IFERROR(([.I947]-[.F$2])/[.F$2];&quot;&quot;))">
            <text:p/>
          </table:table-cell>
          <table:table-cell table:style-name="ce84" table:formula="of:=IF([.D947] = &quot;&quot;; &quot;&quot;; IFERROR([.I947]/MAX([.$I$2:.I947])-1;&quot;&quot;))">
            <text:p/>
          </table:table-cell>
          <table:table-cell table:style-name="ce87" table:formula="of:=IF(ISBLANK([.D947]);&quot;&quot;; [.G947]/[.I946])">
            <text:p/>
          </table:table-cell>
          <table:table-cell table:style-name="ce76" table:formula="of:=IF([.D947] = &quot;&quot;; &quot;&quot;; IFERROR([.I946]*([.N947]);&quot;&quot;))">
            <text:p/>
          </table:table-cell>
          <table:table-cell table:style-name="ce96" table:formula="of:=IF([.D94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47]*[.N948]/[.D948]*([.E948]+[.F948]); IFERROR([.I947]*[.N948]/[.D948]*[.E948]; &quot;&quot;))">
            <text:p/>
          </table:table-cell>
          <table:table-cell table:style-name="ce71" table:formula="of:=IF([.D948] = &quot;&quot;; &quot;&quot;; IFERROR([.H947]+([.E948]+[.F948]); [.H947]+[.E948]) )">
            <text:p/>
          </table:table-cell>
          <table:table-cell table:style-name="ce76" table:formula="of:=IF([.D948] = &quot;&quot;; &quot;&quot;; IFERROR([.I947]+[.G948];&quot;&quot;))">
            <text:p/>
          </table:table-cell>
          <table:table-cell table:style-name="ce80" table:formula="of:=IF([.D948] = &quot;&quot;; &quot;&quot;; IFERROR(([.I948]-[.F$2])/[.F$2];&quot;&quot;))">
            <text:p/>
          </table:table-cell>
          <table:table-cell table:style-name="ce84" table:formula="of:=IF([.D948] = &quot;&quot;; &quot;&quot;; IFERROR([.I948]/MAX([.$I$2:.I948])-1;&quot;&quot;))">
            <text:p/>
          </table:table-cell>
          <table:table-cell table:style-name="ce87" table:formula="of:=IF(ISBLANK([.D948]);&quot;&quot;; [.G948]/[.I947])">
            <text:p/>
          </table:table-cell>
          <table:table-cell table:style-name="ce76" table:formula="of:=IF([.D948] = &quot;&quot;; &quot;&quot;; IFERROR([.I947]*([.N948]);&quot;&quot;))">
            <text:p/>
          </table:table-cell>
          <table:table-cell table:style-name="ce96" table:formula="of:=IF([.D94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48]*[.N949]/[.D949]*([.E949]+[.F949]); IFERROR([.I948]*[.N949]/[.D949]*[.E949]; &quot;&quot;))">
            <text:p/>
          </table:table-cell>
          <table:table-cell table:style-name="ce71" table:formula="of:=IF([.D949] = &quot;&quot;; &quot;&quot;; IFERROR([.H948]+([.E949]+[.F949]); [.H948]+[.E949]) )">
            <text:p/>
          </table:table-cell>
          <table:table-cell table:style-name="ce76" table:formula="of:=IF([.D949] = &quot;&quot;; &quot;&quot;; IFERROR([.I948]+[.G949];&quot;&quot;))">
            <text:p/>
          </table:table-cell>
          <table:table-cell table:style-name="ce80" table:formula="of:=IF([.D949] = &quot;&quot;; &quot;&quot;; IFERROR(([.I949]-[.F$2])/[.F$2];&quot;&quot;))">
            <text:p/>
          </table:table-cell>
          <table:table-cell table:style-name="ce84" table:formula="of:=IF([.D949] = &quot;&quot;; &quot;&quot;; IFERROR([.I949]/MAX([.$I$2:.I949])-1;&quot;&quot;))">
            <text:p/>
          </table:table-cell>
          <table:table-cell table:style-name="ce87" table:formula="of:=IF(ISBLANK([.D949]);&quot;&quot;; [.G949]/[.I948])">
            <text:p/>
          </table:table-cell>
          <table:table-cell table:style-name="ce76" table:formula="of:=IF([.D949] = &quot;&quot;; &quot;&quot;; IFERROR([.I948]*([.N949]);&quot;&quot;))">
            <text:p/>
          </table:table-cell>
          <table:table-cell table:style-name="ce96" table:formula="of:=IF([.D94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49]*[.N950]/[.D950]*([.E950]+[.F950]); IFERROR([.I949]*[.N950]/[.D950]*[.E950]; &quot;&quot;))">
            <text:p/>
          </table:table-cell>
          <table:table-cell table:style-name="ce71" table:formula="of:=IF([.D950] = &quot;&quot;; &quot;&quot;; IFERROR([.H949]+([.E950]+[.F950]); [.H949]+[.E950]) )">
            <text:p/>
          </table:table-cell>
          <table:table-cell table:style-name="ce76" table:formula="of:=IF([.D950] = &quot;&quot;; &quot;&quot;; IFERROR([.I949]+[.G950];&quot;&quot;))">
            <text:p/>
          </table:table-cell>
          <table:table-cell table:style-name="ce80" table:formula="of:=IF([.D950] = &quot;&quot;; &quot;&quot;; IFERROR(([.I950]-[.F$2])/[.F$2];&quot;&quot;))">
            <text:p/>
          </table:table-cell>
          <table:table-cell table:style-name="ce84" table:formula="of:=IF([.D950] = &quot;&quot;; &quot;&quot;; IFERROR([.I950]/MAX([.$I$2:.I950])-1;&quot;&quot;))">
            <text:p/>
          </table:table-cell>
          <table:table-cell table:style-name="ce87" table:formula="of:=IF(ISBLANK([.D950]);&quot;&quot;; [.G950]/[.I949])">
            <text:p/>
          </table:table-cell>
          <table:table-cell table:style-name="ce76" table:formula="of:=IF([.D950] = &quot;&quot;; &quot;&quot;; IFERROR([.I949]*([.N950]);&quot;&quot;))">
            <text:p/>
          </table:table-cell>
          <table:table-cell table:style-name="ce96" table:formula="of:=IF([.D95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50]*[.N951]/[.D951]*([.E951]+[.F951]); IFERROR([.I950]*[.N951]/[.D951]*[.E951]; &quot;&quot;))">
            <text:p/>
          </table:table-cell>
          <table:table-cell table:style-name="ce71" table:formula="of:=IF([.D951] = &quot;&quot;; &quot;&quot;; IFERROR([.H950]+([.E951]+[.F951]); [.H950]+[.E951]) )">
            <text:p/>
          </table:table-cell>
          <table:table-cell table:style-name="ce76" table:formula="of:=IF([.D951] = &quot;&quot;; &quot;&quot;; IFERROR([.I950]+[.G951];&quot;&quot;))">
            <text:p/>
          </table:table-cell>
          <table:table-cell table:style-name="ce80" table:formula="of:=IF([.D951] = &quot;&quot;; &quot;&quot;; IFERROR(([.I951]-[.F$2])/[.F$2];&quot;&quot;))">
            <text:p/>
          </table:table-cell>
          <table:table-cell table:style-name="ce84" table:formula="of:=IF([.D951] = &quot;&quot;; &quot;&quot;; IFERROR([.I951]/MAX([.$I$2:.I951])-1;&quot;&quot;))">
            <text:p/>
          </table:table-cell>
          <table:table-cell table:style-name="ce87" table:formula="of:=IF(ISBLANK([.D951]);&quot;&quot;; [.G951]/[.I950])">
            <text:p/>
          </table:table-cell>
          <table:table-cell table:style-name="ce76" table:formula="of:=IF([.D951] = &quot;&quot;; &quot;&quot;; IFERROR([.I950]*([.N951]);&quot;&quot;))">
            <text:p/>
          </table:table-cell>
          <table:table-cell table:style-name="ce96" table:formula="of:=IF([.D95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51]*[.N952]/[.D952]*([.E952]+[.F952]); IFERROR([.I951]*[.N952]/[.D952]*[.E952]; &quot;&quot;))">
            <text:p/>
          </table:table-cell>
          <table:table-cell table:style-name="ce71" table:formula="of:=IF([.D952] = &quot;&quot;; &quot;&quot;; IFERROR([.H951]+([.E952]+[.F952]); [.H951]+[.E952]) )">
            <text:p/>
          </table:table-cell>
          <table:table-cell table:style-name="ce76" table:formula="of:=IF([.D952] = &quot;&quot;; &quot;&quot;; IFERROR([.I951]+[.G952];&quot;&quot;))">
            <text:p/>
          </table:table-cell>
          <table:table-cell table:style-name="ce80" table:formula="of:=IF([.D952] = &quot;&quot;; &quot;&quot;; IFERROR(([.I952]-[.F$2])/[.F$2];&quot;&quot;))">
            <text:p/>
          </table:table-cell>
          <table:table-cell table:style-name="ce84" table:formula="of:=IF([.D952] = &quot;&quot;; &quot;&quot;; IFERROR([.I952]/MAX([.$I$2:.I952])-1;&quot;&quot;))">
            <text:p/>
          </table:table-cell>
          <table:table-cell table:style-name="ce87" table:formula="of:=IF(ISBLANK([.D952]);&quot;&quot;; [.G952]/[.I951])">
            <text:p/>
          </table:table-cell>
          <table:table-cell table:style-name="ce76" table:formula="of:=IF([.D952] = &quot;&quot;; &quot;&quot;; IFERROR([.I951]*([.N952]);&quot;&quot;))">
            <text:p/>
          </table:table-cell>
          <table:table-cell table:style-name="ce96" table:formula="of:=IF([.D95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52]*[.N953]/[.D953]*([.E953]+[.F953]); IFERROR([.I952]*[.N953]/[.D953]*[.E953]; &quot;&quot;))">
            <text:p/>
          </table:table-cell>
          <table:table-cell table:style-name="ce71" table:formula="of:=IF([.D953] = &quot;&quot;; &quot;&quot;; IFERROR([.H952]+([.E953]+[.F953]); [.H952]+[.E953]) )">
            <text:p/>
          </table:table-cell>
          <table:table-cell table:style-name="ce76" table:formula="of:=IF([.D953] = &quot;&quot;; &quot;&quot;; IFERROR([.I952]+[.G953];&quot;&quot;))">
            <text:p/>
          </table:table-cell>
          <table:table-cell table:style-name="ce80" table:formula="of:=IF([.D953] = &quot;&quot;; &quot;&quot;; IFERROR(([.I953]-[.F$2])/[.F$2];&quot;&quot;))">
            <text:p/>
          </table:table-cell>
          <table:table-cell table:style-name="ce84" table:formula="of:=IF([.D953] = &quot;&quot;; &quot;&quot;; IFERROR([.I953]/MAX([.$I$2:.I953])-1;&quot;&quot;))">
            <text:p/>
          </table:table-cell>
          <table:table-cell table:style-name="ce87" table:formula="of:=IF(ISBLANK([.D953]);&quot;&quot;; [.G953]/[.I952])">
            <text:p/>
          </table:table-cell>
          <table:table-cell table:style-name="ce76" table:formula="of:=IF([.D953] = &quot;&quot;; &quot;&quot;; IFERROR([.I952]*([.N953]);&quot;&quot;))">
            <text:p/>
          </table:table-cell>
          <table:table-cell table:style-name="ce96" table:formula="of:=IF([.D95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53]*[.N954]/[.D954]*([.E954]+[.F954]); IFERROR([.I953]*[.N954]/[.D954]*[.E954]; &quot;&quot;))">
            <text:p/>
          </table:table-cell>
          <table:table-cell table:style-name="ce71" table:formula="of:=IF([.D954] = &quot;&quot;; &quot;&quot;; IFERROR([.H953]+([.E954]+[.F954]); [.H953]+[.E954]) )">
            <text:p/>
          </table:table-cell>
          <table:table-cell table:style-name="ce76" table:formula="of:=IF([.D954] = &quot;&quot;; &quot;&quot;; IFERROR([.I953]+[.G954];&quot;&quot;))">
            <text:p/>
          </table:table-cell>
          <table:table-cell table:style-name="ce80" table:formula="of:=IF([.D954] = &quot;&quot;; &quot;&quot;; IFERROR(([.I954]-[.F$2])/[.F$2];&quot;&quot;))">
            <text:p/>
          </table:table-cell>
          <table:table-cell table:style-name="ce84" table:formula="of:=IF([.D954] = &quot;&quot;; &quot;&quot;; IFERROR([.I954]/MAX([.$I$2:.I954])-1;&quot;&quot;))">
            <text:p/>
          </table:table-cell>
          <table:table-cell table:style-name="ce87" table:formula="of:=IF(ISBLANK([.D954]);&quot;&quot;; [.G954]/[.I953])">
            <text:p/>
          </table:table-cell>
          <table:table-cell table:style-name="ce76" table:formula="of:=IF([.D954] = &quot;&quot;; &quot;&quot;; IFERROR([.I953]*([.N954]);&quot;&quot;))">
            <text:p/>
          </table:table-cell>
          <table:table-cell table:style-name="ce96" table:formula="of:=IF([.D95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54]*[.N955]/[.D955]*([.E955]+[.F955]); IFERROR([.I954]*[.N955]/[.D955]*[.E955]; &quot;&quot;))">
            <text:p/>
          </table:table-cell>
          <table:table-cell table:style-name="ce71" table:formula="of:=IF([.D955] = &quot;&quot;; &quot;&quot;; IFERROR([.H954]+([.E955]+[.F955]); [.H954]+[.E955]) )">
            <text:p/>
          </table:table-cell>
          <table:table-cell table:style-name="ce76" table:formula="of:=IF([.D955] = &quot;&quot;; &quot;&quot;; IFERROR([.I954]+[.G955];&quot;&quot;))">
            <text:p/>
          </table:table-cell>
          <table:table-cell table:style-name="ce80" table:formula="of:=IF([.D955] = &quot;&quot;; &quot;&quot;; IFERROR(([.I955]-[.F$2])/[.F$2];&quot;&quot;))">
            <text:p/>
          </table:table-cell>
          <table:table-cell table:style-name="ce84" table:formula="of:=IF([.D955] = &quot;&quot;; &quot;&quot;; IFERROR([.I955]/MAX([.$I$2:.I955])-1;&quot;&quot;))">
            <text:p/>
          </table:table-cell>
          <table:table-cell table:style-name="ce87" table:formula="of:=IF(ISBLANK([.D955]);&quot;&quot;; [.G955]/[.I954])">
            <text:p/>
          </table:table-cell>
          <table:table-cell table:style-name="ce76" table:formula="of:=IF([.D955] = &quot;&quot;; &quot;&quot;; IFERROR([.I954]*([.N955]);&quot;&quot;))">
            <text:p/>
          </table:table-cell>
          <table:table-cell table:style-name="ce96" table:formula="of:=IF([.D95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55]*[.N956]/[.D956]*([.E956]+[.F956]); IFERROR([.I955]*[.N956]/[.D956]*[.E956]; &quot;&quot;))">
            <text:p/>
          </table:table-cell>
          <table:table-cell table:style-name="ce71" table:formula="of:=IF([.D956] = &quot;&quot;; &quot;&quot;; IFERROR([.H955]+([.E956]+[.F956]); [.H955]+[.E956]) )">
            <text:p/>
          </table:table-cell>
          <table:table-cell table:style-name="ce76" table:formula="of:=IF([.D956] = &quot;&quot;; &quot;&quot;; IFERROR([.I955]+[.G956];&quot;&quot;))">
            <text:p/>
          </table:table-cell>
          <table:table-cell table:style-name="ce80" table:formula="of:=IF([.D956] = &quot;&quot;; &quot;&quot;; IFERROR(([.I956]-[.F$2])/[.F$2];&quot;&quot;))">
            <text:p/>
          </table:table-cell>
          <table:table-cell table:style-name="ce84" table:formula="of:=IF([.D956] = &quot;&quot;; &quot;&quot;; IFERROR([.I956]/MAX([.$I$2:.I956])-1;&quot;&quot;))">
            <text:p/>
          </table:table-cell>
          <table:table-cell table:style-name="ce87" table:formula="of:=IF(ISBLANK([.D956]);&quot;&quot;; [.G956]/[.I955])">
            <text:p/>
          </table:table-cell>
          <table:table-cell table:style-name="ce76" table:formula="of:=IF([.D956] = &quot;&quot;; &quot;&quot;; IFERROR([.I955]*([.N956]);&quot;&quot;))">
            <text:p/>
          </table:table-cell>
          <table:table-cell table:style-name="ce96" table:formula="of:=IF([.D95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56]*[.N957]/[.D957]*([.E957]+[.F957]); IFERROR([.I956]*[.N957]/[.D957]*[.E957]; &quot;&quot;))">
            <text:p/>
          </table:table-cell>
          <table:table-cell table:style-name="ce71" table:formula="of:=IF([.D957] = &quot;&quot;; &quot;&quot;; IFERROR([.H956]+([.E957]+[.F957]); [.H956]+[.E957]) )">
            <text:p/>
          </table:table-cell>
          <table:table-cell table:style-name="ce76" table:formula="of:=IF([.D957] = &quot;&quot;; &quot;&quot;; IFERROR([.I956]+[.G957];&quot;&quot;))">
            <text:p/>
          </table:table-cell>
          <table:table-cell table:style-name="ce80" table:formula="of:=IF([.D957] = &quot;&quot;; &quot;&quot;; IFERROR(([.I957]-[.F$2])/[.F$2];&quot;&quot;))">
            <text:p/>
          </table:table-cell>
          <table:table-cell table:style-name="ce84" table:formula="of:=IF([.D957] = &quot;&quot;; &quot;&quot;; IFERROR([.I957]/MAX([.$I$2:.I957])-1;&quot;&quot;))">
            <text:p/>
          </table:table-cell>
          <table:table-cell table:style-name="ce87" table:formula="of:=IF(ISBLANK([.D957]);&quot;&quot;; [.G957]/[.I956])">
            <text:p/>
          </table:table-cell>
          <table:table-cell table:style-name="ce76" table:formula="of:=IF([.D957] = &quot;&quot;; &quot;&quot;; IFERROR([.I956]*([.N957]);&quot;&quot;))">
            <text:p/>
          </table:table-cell>
          <table:table-cell table:style-name="ce96" table:formula="of:=IF([.D95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57]*[.N958]/[.D958]*([.E958]+[.F958]); IFERROR([.I957]*[.N958]/[.D958]*[.E958]; &quot;&quot;))">
            <text:p/>
          </table:table-cell>
          <table:table-cell table:style-name="ce71" table:formula="of:=IF([.D958] = &quot;&quot;; &quot;&quot;; IFERROR([.H957]+([.E958]+[.F958]); [.H957]+[.E958]) )">
            <text:p/>
          </table:table-cell>
          <table:table-cell table:style-name="ce76" table:formula="of:=IF([.D958] = &quot;&quot;; &quot;&quot;; IFERROR([.I957]+[.G958];&quot;&quot;))">
            <text:p/>
          </table:table-cell>
          <table:table-cell table:style-name="ce80" table:formula="of:=IF([.D958] = &quot;&quot;; &quot;&quot;; IFERROR(([.I958]-[.F$2])/[.F$2];&quot;&quot;))">
            <text:p/>
          </table:table-cell>
          <table:table-cell table:style-name="ce84" table:formula="of:=IF([.D958] = &quot;&quot;; &quot;&quot;; IFERROR([.I958]/MAX([.$I$2:.I958])-1;&quot;&quot;))">
            <text:p/>
          </table:table-cell>
          <table:table-cell table:style-name="ce87" table:formula="of:=IF(ISBLANK([.D958]);&quot;&quot;; [.G958]/[.I957])">
            <text:p/>
          </table:table-cell>
          <table:table-cell table:style-name="ce76" table:formula="of:=IF([.D958] = &quot;&quot;; &quot;&quot;; IFERROR([.I957]*([.N958]);&quot;&quot;))">
            <text:p/>
          </table:table-cell>
          <table:table-cell table:style-name="ce96" table:formula="of:=IF([.D95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58]*[.N959]/[.D959]*([.E959]+[.F959]); IFERROR([.I958]*[.N959]/[.D959]*[.E959]; &quot;&quot;))">
            <text:p/>
          </table:table-cell>
          <table:table-cell table:style-name="ce71" table:formula="of:=IF([.D959] = &quot;&quot;; &quot;&quot;; IFERROR([.H958]+([.E959]+[.F959]); [.H958]+[.E959]) )">
            <text:p/>
          </table:table-cell>
          <table:table-cell table:style-name="ce76" table:formula="of:=IF([.D959] = &quot;&quot;; &quot;&quot;; IFERROR([.I958]+[.G959];&quot;&quot;))">
            <text:p/>
          </table:table-cell>
          <table:table-cell table:style-name="ce80" table:formula="of:=IF([.D959] = &quot;&quot;; &quot;&quot;; IFERROR(([.I959]-[.F$2])/[.F$2];&quot;&quot;))">
            <text:p/>
          </table:table-cell>
          <table:table-cell table:style-name="ce84" table:formula="of:=IF([.D959] = &quot;&quot;; &quot;&quot;; IFERROR([.I959]/MAX([.$I$2:.I959])-1;&quot;&quot;))">
            <text:p/>
          </table:table-cell>
          <table:table-cell table:style-name="ce87" table:formula="of:=IF(ISBLANK([.D959]);&quot;&quot;; [.G959]/[.I958])">
            <text:p/>
          </table:table-cell>
          <table:table-cell table:style-name="ce76" table:formula="of:=IF([.D959] = &quot;&quot;; &quot;&quot;; IFERROR([.I958]*([.N959]);&quot;&quot;))">
            <text:p/>
          </table:table-cell>
          <table:table-cell table:style-name="ce96" table:formula="of:=IF([.D95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59]*[.N960]/[.D960]*([.E960]+[.F960]); IFERROR([.I959]*[.N960]/[.D960]*[.E960]; &quot;&quot;))">
            <text:p/>
          </table:table-cell>
          <table:table-cell table:style-name="ce71" table:formula="of:=IF([.D960] = &quot;&quot;; &quot;&quot;; IFERROR([.H959]+([.E960]+[.F960]); [.H959]+[.E960]) )">
            <text:p/>
          </table:table-cell>
          <table:table-cell table:style-name="ce76" table:formula="of:=IF([.D960] = &quot;&quot;; &quot;&quot;; IFERROR([.I959]+[.G960];&quot;&quot;))">
            <text:p/>
          </table:table-cell>
          <table:table-cell table:style-name="ce80" table:formula="of:=IF([.D960] = &quot;&quot;; &quot;&quot;; IFERROR(([.I960]-[.F$2])/[.F$2];&quot;&quot;))">
            <text:p/>
          </table:table-cell>
          <table:table-cell table:style-name="ce84" table:formula="of:=IF([.D960] = &quot;&quot;; &quot;&quot;; IFERROR([.I960]/MAX([.$I$2:.I960])-1;&quot;&quot;))">
            <text:p/>
          </table:table-cell>
          <table:table-cell table:style-name="ce87" table:formula="of:=IF(ISBLANK([.D960]);&quot;&quot;; [.G960]/[.I959])">
            <text:p/>
          </table:table-cell>
          <table:table-cell table:style-name="ce76" table:formula="of:=IF([.D960] = &quot;&quot;; &quot;&quot;; IFERROR([.I959]*([.N960]);&quot;&quot;))">
            <text:p/>
          </table:table-cell>
          <table:table-cell table:style-name="ce96" table:formula="of:=IF([.D96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60]*[.N961]/[.D961]*([.E961]+[.F961]); IFERROR([.I960]*[.N961]/[.D961]*[.E961]; &quot;&quot;))">
            <text:p/>
          </table:table-cell>
          <table:table-cell table:style-name="ce71" table:formula="of:=IF([.D961] = &quot;&quot;; &quot;&quot;; IFERROR([.H960]+([.E961]+[.F961]); [.H960]+[.E961]) )">
            <text:p/>
          </table:table-cell>
          <table:table-cell table:style-name="ce76" table:formula="of:=IF([.D961] = &quot;&quot;; &quot;&quot;; IFERROR([.I960]+[.G961];&quot;&quot;))">
            <text:p/>
          </table:table-cell>
          <table:table-cell table:style-name="ce80" table:formula="of:=IF([.D961] = &quot;&quot;; &quot;&quot;; IFERROR(([.I961]-[.F$2])/[.F$2];&quot;&quot;))">
            <text:p/>
          </table:table-cell>
          <table:table-cell table:style-name="ce84" table:formula="of:=IF([.D961] = &quot;&quot;; &quot;&quot;; IFERROR([.I961]/MAX([.$I$2:.I961])-1;&quot;&quot;))">
            <text:p/>
          </table:table-cell>
          <table:table-cell table:style-name="ce87" table:formula="of:=IF(ISBLANK([.D961]);&quot;&quot;; [.G961]/[.I960])">
            <text:p/>
          </table:table-cell>
          <table:table-cell table:style-name="ce76" table:formula="of:=IF([.D961] = &quot;&quot;; &quot;&quot;; IFERROR([.I960]*([.N961]);&quot;&quot;))">
            <text:p/>
          </table:table-cell>
          <table:table-cell table:style-name="ce96" table:formula="of:=IF([.D96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61]*[.N962]/[.D962]*([.E962]+[.F962]); IFERROR([.I961]*[.N962]/[.D962]*[.E962]; &quot;&quot;))">
            <text:p/>
          </table:table-cell>
          <table:table-cell table:style-name="ce71" table:formula="of:=IF([.D962] = &quot;&quot;; &quot;&quot;; IFERROR([.H961]+([.E962]+[.F962]); [.H961]+[.E962]) )">
            <text:p/>
          </table:table-cell>
          <table:table-cell table:style-name="ce76" table:formula="of:=IF([.D962] = &quot;&quot;; &quot;&quot;; IFERROR([.I961]+[.G962];&quot;&quot;))">
            <text:p/>
          </table:table-cell>
          <table:table-cell table:style-name="ce80" table:formula="of:=IF([.D962] = &quot;&quot;; &quot;&quot;; IFERROR(([.I962]-[.F$2])/[.F$2];&quot;&quot;))">
            <text:p/>
          </table:table-cell>
          <table:table-cell table:style-name="ce84" table:formula="of:=IF([.D962] = &quot;&quot;; &quot;&quot;; IFERROR([.I962]/MAX([.$I$2:.I962])-1;&quot;&quot;))">
            <text:p/>
          </table:table-cell>
          <table:table-cell table:style-name="ce87" table:formula="of:=IF(ISBLANK([.D962]);&quot;&quot;; [.G962]/[.I961])">
            <text:p/>
          </table:table-cell>
          <table:table-cell table:style-name="ce76" table:formula="of:=IF([.D962] = &quot;&quot;; &quot;&quot;; IFERROR([.I961]*([.N962]);&quot;&quot;))">
            <text:p/>
          </table:table-cell>
          <table:table-cell table:style-name="ce96" table:formula="of:=IF([.D96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62]*[.N963]/[.D963]*([.E963]+[.F963]); IFERROR([.I962]*[.N963]/[.D963]*[.E963]; &quot;&quot;))">
            <text:p/>
          </table:table-cell>
          <table:table-cell table:style-name="ce71" table:formula="of:=IF([.D963] = &quot;&quot;; &quot;&quot;; IFERROR([.H962]+([.E963]+[.F963]); [.H962]+[.E963]) )">
            <text:p/>
          </table:table-cell>
          <table:table-cell table:style-name="ce76" table:formula="of:=IF([.D963] = &quot;&quot;; &quot;&quot;; IFERROR([.I962]+[.G963];&quot;&quot;))">
            <text:p/>
          </table:table-cell>
          <table:table-cell table:style-name="ce80" table:formula="of:=IF([.D963] = &quot;&quot;; &quot;&quot;; IFERROR(([.I963]-[.F$2])/[.F$2];&quot;&quot;))">
            <text:p/>
          </table:table-cell>
          <table:table-cell table:style-name="ce84" table:formula="of:=IF([.D963] = &quot;&quot;; &quot;&quot;; IFERROR([.I963]/MAX([.$I$2:.I963])-1;&quot;&quot;))">
            <text:p/>
          </table:table-cell>
          <table:table-cell table:style-name="ce87" table:formula="of:=IF(ISBLANK([.D963]);&quot;&quot;; [.G963]/[.I962])">
            <text:p/>
          </table:table-cell>
          <table:table-cell table:style-name="ce76" table:formula="of:=IF([.D963] = &quot;&quot;; &quot;&quot;; IFERROR([.I962]*([.N963]);&quot;&quot;))">
            <text:p/>
          </table:table-cell>
          <table:table-cell table:style-name="ce96" table:formula="of:=IF([.D96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63]*[.N964]/[.D964]*([.E964]+[.F964]); IFERROR([.I963]*[.N964]/[.D964]*[.E964]; &quot;&quot;))">
            <text:p/>
          </table:table-cell>
          <table:table-cell table:style-name="ce71" table:formula="of:=IF([.D964] = &quot;&quot;; &quot;&quot;; IFERROR([.H963]+([.E964]+[.F964]); [.H963]+[.E964]) )">
            <text:p/>
          </table:table-cell>
          <table:table-cell table:style-name="ce76" table:formula="of:=IF([.D964] = &quot;&quot;; &quot;&quot;; IFERROR([.I963]+[.G964];&quot;&quot;))">
            <text:p/>
          </table:table-cell>
          <table:table-cell table:style-name="ce80" table:formula="of:=IF([.D964] = &quot;&quot;; &quot;&quot;; IFERROR(([.I964]-[.F$2])/[.F$2];&quot;&quot;))">
            <text:p/>
          </table:table-cell>
          <table:table-cell table:style-name="ce84" table:formula="of:=IF([.D964] = &quot;&quot;; &quot;&quot;; IFERROR([.I964]/MAX([.$I$2:.I964])-1;&quot;&quot;))">
            <text:p/>
          </table:table-cell>
          <table:table-cell table:style-name="ce87" table:formula="of:=IF(ISBLANK([.D964]);&quot;&quot;; [.G964]/[.I963])">
            <text:p/>
          </table:table-cell>
          <table:table-cell table:style-name="ce76" table:formula="of:=IF([.D964] = &quot;&quot;; &quot;&quot;; IFERROR([.I963]*([.N964]);&quot;&quot;))">
            <text:p/>
          </table:table-cell>
          <table:table-cell table:style-name="ce96" table:formula="of:=IF([.D96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64]*[.N965]/[.D965]*([.E965]+[.F965]); IFERROR([.I964]*[.N965]/[.D965]*[.E965]; &quot;&quot;))">
            <text:p/>
          </table:table-cell>
          <table:table-cell table:style-name="ce71" table:formula="of:=IF([.D965] = &quot;&quot;; &quot;&quot;; IFERROR([.H964]+([.E965]+[.F965]); [.H964]+[.E965]) )">
            <text:p/>
          </table:table-cell>
          <table:table-cell table:style-name="ce76" table:formula="of:=IF([.D965] = &quot;&quot;; &quot;&quot;; IFERROR([.I964]+[.G965];&quot;&quot;))">
            <text:p/>
          </table:table-cell>
          <table:table-cell table:style-name="ce80" table:formula="of:=IF([.D965] = &quot;&quot;; &quot;&quot;; IFERROR(([.I965]-[.F$2])/[.F$2];&quot;&quot;))">
            <text:p/>
          </table:table-cell>
          <table:table-cell table:style-name="ce84" table:formula="of:=IF([.D965] = &quot;&quot;; &quot;&quot;; IFERROR([.I965]/MAX([.$I$2:.I965])-1;&quot;&quot;))">
            <text:p/>
          </table:table-cell>
          <table:table-cell table:style-name="ce87" table:formula="of:=IF(ISBLANK([.D965]);&quot;&quot;; [.G965]/[.I964])">
            <text:p/>
          </table:table-cell>
          <table:table-cell table:style-name="ce76" table:formula="of:=IF([.D965] = &quot;&quot;; &quot;&quot;; IFERROR([.I964]*([.N965]);&quot;&quot;))">
            <text:p/>
          </table:table-cell>
          <table:table-cell table:style-name="ce96" table:formula="of:=IF([.D96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65]*[.N966]/[.D966]*([.E966]+[.F966]); IFERROR([.I965]*[.N966]/[.D966]*[.E966]; &quot;&quot;))">
            <text:p/>
          </table:table-cell>
          <table:table-cell table:style-name="ce71" table:formula="of:=IF([.D966] = &quot;&quot;; &quot;&quot;; IFERROR([.H965]+([.E966]+[.F966]); [.H965]+[.E966]) )">
            <text:p/>
          </table:table-cell>
          <table:table-cell table:style-name="ce76" table:formula="of:=IF([.D966] = &quot;&quot;; &quot;&quot;; IFERROR([.I965]+[.G966];&quot;&quot;))">
            <text:p/>
          </table:table-cell>
          <table:table-cell table:style-name="ce80" table:formula="of:=IF([.D966] = &quot;&quot;; &quot;&quot;; IFERROR(([.I966]-[.F$2])/[.F$2];&quot;&quot;))">
            <text:p/>
          </table:table-cell>
          <table:table-cell table:style-name="ce84" table:formula="of:=IF([.D966] = &quot;&quot;; &quot;&quot;; IFERROR([.I966]/MAX([.$I$2:.I966])-1;&quot;&quot;))">
            <text:p/>
          </table:table-cell>
          <table:table-cell table:style-name="ce87" table:formula="of:=IF(ISBLANK([.D966]);&quot;&quot;; [.G966]/[.I965])">
            <text:p/>
          </table:table-cell>
          <table:table-cell table:style-name="ce76" table:formula="of:=IF([.D966] = &quot;&quot;; &quot;&quot;; IFERROR([.I965]*([.N966]);&quot;&quot;))">
            <text:p/>
          </table:table-cell>
          <table:table-cell table:style-name="ce96" table:formula="of:=IF([.D96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66]*[.N967]/[.D967]*([.E967]+[.F967]); IFERROR([.I966]*[.N967]/[.D967]*[.E967]; &quot;&quot;))">
            <text:p/>
          </table:table-cell>
          <table:table-cell table:style-name="ce71" table:formula="of:=IF([.D967] = &quot;&quot;; &quot;&quot;; IFERROR([.H966]+([.E967]+[.F967]); [.H966]+[.E967]) )">
            <text:p/>
          </table:table-cell>
          <table:table-cell table:style-name="ce76" table:formula="of:=IF([.D967] = &quot;&quot;; &quot;&quot;; IFERROR([.I966]+[.G967];&quot;&quot;))">
            <text:p/>
          </table:table-cell>
          <table:table-cell table:style-name="ce80" table:formula="of:=IF([.D967] = &quot;&quot;; &quot;&quot;; IFERROR(([.I967]-[.F$2])/[.F$2];&quot;&quot;))">
            <text:p/>
          </table:table-cell>
          <table:table-cell table:style-name="ce84" table:formula="of:=IF([.D967] = &quot;&quot;; &quot;&quot;; IFERROR([.I967]/MAX([.$I$2:.I967])-1;&quot;&quot;))">
            <text:p/>
          </table:table-cell>
          <table:table-cell table:style-name="ce87" table:formula="of:=IF(ISBLANK([.D967]);&quot;&quot;; [.G967]/[.I966])">
            <text:p/>
          </table:table-cell>
          <table:table-cell table:style-name="ce76" table:formula="of:=IF([.D967] = &quot;&quot;; &quot;&quot;; IFERROR([.I966]*([.N967]);&quot;&quot;))">
            <text:p/>
          </table:table-cell>
          <table:table-cell table:style-name="ce96" table:formula="of:=IF([.D96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67]*[.N968]/[.D968]*([.E968]+[.F968]); IFERROR([.I967]*[.N968]/[.D968]*[.E968]; &quot;&quot;))">
            <text:p/>
          </table:table-cell>
          <table:table-cell table:style-name="ce71" table:formula="of:=IF([.D968] = &quot;&quot;; &quot;&quot;; IFERROR([.H967]+([.E968]+[.F968]); [.H967]+[.E968]) )">
            <text:p/>
          </table:table-cell>
          <table:table-cell table:style-name="ce76" table:formula="of:=IF([.D968] = &quot;&quot;; &quot;&quot;; IFERROR([.I967]+[.G968];&quot;&quot;))">
            <text:p/>
          </table:table-cell>
          <table:table-cell table:style-name="ce80" table:formula="of:=IF([.D968] = &quot;&quot;; &quot;&quot;; IFERROR(([.I968]-[.F$2])/[.F$2];&quot;&quot;))">
            <text:p/>
          </table:table-cell>
          <table:table-cell table:style-name="ce84" table:formula="of:=IF([.D968] = &quot;&quot;; &quot;&quot;; IFERROR([.I968]/MAX([.$I$2:.I968])-1;&quot;&quot;))">
            <text:p/>
          </table:table-cell>
          <table:table-cell table:style-name="ce87" table:formula="of:=IF(ISBLANK([.D968]);&quot;&quot;; [.G968]/[.I967])">
            <text:p/>
          </table:table-cell>
          <table:table-cell table:style-name="ce76" table:formula="of:=IF([.D968] = &quot;&quot;; &quot;&quot;; IFERROR([.I967]*([.N968]);&quot;&quot;))">
            <text:p/>
          </table:table-cell>
          <table:table-cell table:style-name="ce96" table:formula="of:=IF([.D96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68]*[.N969]/[.D969]*([.E969]+[.F969]); IFERROR([.I968]*[.N969]/[.D969]*[.E969]; &quot;&quot;))">
            <text:p/>
          </table:table-cell>
          <table:table-cell table:style-name="ce71" table:formula="of:=IF([.D969] = &quot;&quot;; &quot;&quot;; IFERROR([.H968]+([.E969]+[.F969]); [.H968]+[.E969]) )">
            <text:p/>
          </table:table-cell>
          <table:table-cell table:style-name="ce76" table:formula="of:=IF([.D969] = &quot;&quot;; &quot;&quot;; IFERROR([.I968]+[.G969];&quot;&quot;))">
            <text:p/>
          </table:table-cell>
          <table:table-cell table:style-name="ce80" table:formula="of:=IF([.D969] = &quot;&quot;; &quot;&quot;; IFERROR(([.I969]-[.F$2])/[.F$2];&quot;&quot;))">
            <text:p/>
          </table:table-cell>
          <table:table-cell table:style-name="ce84" table:formula="of:=IF([.D969] = &quot;&quot;; &quot;&quot;; IFERROR([.I969]/MAX([.$I$2:.I969])-1;&quot;&quot;))">
            <text:p/>
          </table:table-cell>
          <table:table-cell table:style-name="ce87" table:formula="of:=IF(ISBLANK([.D969]);&quot;&quot;; [.G969]/[.I968])">
            <text:p/>
          </table:table-cell>
          <table:table-cell table:style-name="ce76" table:formula="of:=IF([.D969] = &quot;&quot;; &quot;&quot;; IFERROR([.I968]*([.N969]);&quot;&quot;))">
            <text:p/>
          </table:table-cell>
          <table:table-cell table:style-name="ce96" table:formula="of:=IF([.D96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69]*[.N970]/[.D970]*([.E970]+[.F970]); IFERROR([.I969]*[.N970]/[.D970]*[.E970]; &quot;&quot;))">
            <text:p/>
          </table:table-cell>
          <table:table-cell table:style-name="ce71" table:formula="of:=IF([.D970] = &quot;&quot;; &quot;&quot;; IFERROR([.H969]+([.E970]+[.F970]); [.H969]+[.E970]) )">
            <text:p/>
          </table:table-cell>
          <table:table-cell table:style-name="ce76" table:formula="of:=IF([.D970] = &quot;&quot;; &quot;&quot;; IFERROR([.I969]+[.G970];&quot;&quot;))">
            <text:p/>
          </table:table-cell>
          <table:table-cell table:style-name="ce80" table:formula="of:=IF([.D970] = &quot;&quot;; &quot;&quot;; IFERROR(([.I970]-[.F$2])/[.F$2];&quot;&quot;))">
            <text:p/>
          </table:table-cell>
          <table:table-cell table:style-name="ce84" table:formula="of:=IF([.D970] = &quot;&quot;; &quot;&quot;; IFERROR([.I970]/MAX([.$I$2:.I970])-1;&quot;&quot;))">
            <text:p/>
          </table:table-cell>
          <table:table-cell table:style-name="ce87" table:formula="of:=IF(ISBLANK([.D970]);&quot;&quot;; [.G970]/[.I969])">
            <text:p/>
          </table:table-cell>
          <table:table-cell table:style-name="ce76" table:formula="of:=IF([.D970] = &quot;&quot;; &quot;&quot;; IFERROR([.I969]*([.N970]);&quot;&quot;))">
            <text:p/>
          </table:table-cell>
          <table:table-cell table:style-name="ce96" table:formula="of:=IF([.D97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70]*[.N971]/[.D971]*([.E971]+[.F971]); IFERROR([.I970]*[.N971]/[.D971]*[.E971]; &quot;&quot;))">
            <text:p/>
          </table:table-cell>
          <table:table-cell table:style-name="ce71" table:formula="of:=IF([.D971] = &quot;&quot;; &quot;&quot;; IFERROR([.H970]+([.E971]+[.F971]); [.H970]+[.E971]) )">
            <text:p/>
          </table:table-cell>
          <table:table-cell table:style-name="ce76" table:formula="of:=IF([.D971] = &quot;&quot;; &quot;&quot;; IFERROR([.I970]+[.G971];&quot;&quot;))">
            <text:p/>
          </table:table-cell>
          <table:table-cell table:style-name="ce80" table:formula="of:=IF([.D971] = &quot;&quot;; &quot;&quot;; IFERROR(([.I971]-[.F$2])/[.F$2];&quot;&quot;))">
            <text:p/>
          </table:table-cell>
          <table:table-cell table:style-name="ce84" table:formula="of:=IF([.D971] = &quot;&quot;; &quot;&quot;; IFERROR([.I971]/MAX([.$I$2:.I971])-1;&quot;&quot;))">
            <text:p/>
          </table:table-cell>
          <table:table-cell table:style-name="ce87" table:formula="of:=IF(ISBLANK([.D971]);&quot;&quot;; [.G971]/[.I970])">
            <text:p/>
          </table:table-cell>
          <table:table-cell table:style-name="ce76" table:formula="of:=IF([.D971] = &quot;&quot;; &quot;&quot;; IFERROR([.I970]*([.N971]);&quot;&quot;))">
            <text:p/>
          </table:table-cell>
          <table:table-cell table:style-name="ce96" table:formula="of:=IF([.D97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71]*[.N972]/[.D972]*([.E972]+[.F972]); IFERROR([.I971]*[.N972]/[.D972]*[.E972]; &quot;&quot;))">
            <text:p/>
          </table:table-cell>
          <table:table-cell table:style-name="ce71" table:formula="of:=IF([.D972] = &quot;&quot;; &quot;&quot;; IFERROR([.H971]+([.E972]+[.F972]); [.H971]+[.E972]) )">
            <text:p/>
          </table:table-cell>
          <table:table-cell table:style-name="ce76" table:formula="of:=IF([.D972] = &quot;&quot;; &quot;&quot;; IFERROR([.I971]+[.G972];&quot;&quot;))">
            <text:p/>
          </table:table-cell>
          <table:table-cell table:style-name="ce80" table:formula="of:=IF([.D972] = &quot;&quot;; &quot;&quot;; IFERROR(([.I972]-[.F$2])/[.F$2];&quot;&quot;))">
            <text:p/>
          </table:table-cell>
          <table:table-cell table:style-name="ce84" table:formula="of:=IF([.D972] = &quot;&quot;; &quot;&quot;; IFERROR([.I972]/MAX([.$I$2:.I972])-1;&quot;&quot;))">
            <text:p/>
          </table:table-cell>
          <table:table-cell table:style-name="ce87" table:formula="of:=IF(ISBLANK([.D972]);&quot;&quot;; [.G972]/[.I971])">
            <text:p/>
          </table:table-cell>
          <table:table-cell table:style-name="ce76" table:formula="of:=IF([.D972] = &quot;&quot;; &quot;&quot;; IFERROR([.I971]*([.N972]);&quot;&quot;))">
            <text:p/>
          </table:table-cell>
          <table:table-cell table:style-name="ce96" table:formula="of:=IF([.D97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72]*[.N973]/[.D973]*([.E973]+[.F973]); IFERROR([.I972]*[.N973]/[.D973]*[.E973]; &quot;&quot;))">
            <text:p/>
          </table:table-cell>
          <table:table-cell table:style-name="ce71" table:formula="of:=IF([.D973] = &quot;&quot;; &quot;&quot;; IFERROR([.H972]+([.E973]+[.F973]); [.H972]+[.E973]) )">
            <text:p/>
          </table:table-cell>
          <table:table-cell table:style-name="ce76" table:formula="of:=IF([.D973] = &quot;&quot;; &quot;&quot;; IFERROR([.I972]+[.G973];&quot;&quot;))">
            <text:p/>
          </table:table-cell>
          <table:table-cell table:style-name="ce80" table:formula="of:=IF([.D973] = &quot;&quot;; &quot;&quot;; IFERROR(([.I973]-[.F$2])/[.F$2];&quot;&quot;))">
            <text:p/>
          </table:table-cell>
          <table:table-cell table:style-name="ce84" table:formula="of:=IF([.D973] = &quot;&quot;; &quot;&quot;; IFERROR([.I973]/MAX([.$I$2:.I973])-1;&quot;&quot;))">
            <text:p/>
          </table:table-cell>
          <table:table-cell table:style-name="ce87" table:formula="of:=IF(ISBLANK([.D973]);&quot;&quot;; [.G973]/[.I972])">
            <text:p/>
          </table:table-cell>
          <table:table-cell table:style-name="ce76" table:formula="of:=IF([.D973] = &quot;&quot;; &quot;&quot;; IFERROR([.I972]*([.N973]);&quot;&quot;))">
            <text:p/>
          </table:table-cell>
          <table:table-cell table:style-name="ce96" table:formula="of:=IF([.D97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73]*[.N974]/[.D974]*([.E974]+[.F974]); IFERROR([.I973]*[.N974]/[.D974]*[.E974]; &quot;&quot;))">
            <text:p/>
          </table:table-cell>
          <table:table-cell table:style-name="ce71" table:formula="of:=IF([.D974] = &quot;&quot;; &quot;&quot;; IFERROR([.H973]+([.E974]+[.F974]); [.H973]+[.E974]) )">
            <text:p/>
          </table:table-cell>
          <table:table-cell table:style-name="ce76" table:formula="of:=IF([.D974] = &quot;&quot;; &quot;&quot;; IFERROR([.I973]+[.G974];&quot;&quot;))">
            <text:p/>
          </table:table-cell>
          <table:table-cell table:style-name="ce80" table:formula="of:=IF([.D974] = &quot;&quot;; &quot;&quot;; IFERROR(([.I974]-[.F$2])/[.F$2];&quot;&quot;))">
            <text:p/>
          </table:table-cell>
          <table:table-cell table:style-name="ce84" table:formula="of:=IF([.D974] = &quot;&quot;; &quot;&quot;; IFERROR([.I974]/MAX([.$I$2:.I974])-1;&quot;&quot;))">
            <text:p/>
          </table:table-cell>
          <table:table-cell table:style-name="ce87" table:formula="of:=IF(ISBLANK([.D974]);&quot;&quot;; [.G974]/[.I973])">
            <text:p/>
          </table:table-cell>
          <table:table-cell table:style-name="ce76" table:formula="of:=IF([.D974] = &quot;&quot;; &quot;&quot;; IFERROR([.I973]*([.N974]);&quot;&quot;))">
            <text:p/>
          </table:table-cell>
          <table:table-cell table:style-name="ce96" table:formula="of:=IF([.D97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74]*[.N975]/[.D975]*([.E975]+[.F975]); IFERROR([.I974]*[.N975]/[.D975]*[.E975]; &quot;&quot;))">
            <text:p/>
          </table:table-cell>
          <table:table-cell table:style-name="ce71" table:formula="of:=IF([.D975] = &quot;&quot;; &quot;&quot;; IFERROR([.H974]+([.E975]+[.F975]); [.H974]+[.E975]) )">
            <text:p/>
          </table:table-cell>
          <table:table-cell table:style-name="ce76" table:formula="of:=IF([.D975] = &quot;&quot;; &quot;&quot;; IFERROR([.I974]+[.G975];&quot;&quot;))">
            <text:p/>
          </table:table-cell>
          <table:table-cell table:style-name="ce80" table:formula="of:=IF([.D975] = &quot;&quot;; &quot;&quot;; IFERROR(([.I975]-[.F$2])/[.F$2];&quot;&quot;))">
            <text:p/>
          </table:table-cell>
          <table:table-cell table:style-name="ce84" table:formula="of:=IF([.D975] = &quot;&quot;; &quot;&quot;; IFERROR([.I975]/MAX([.$I$2:.I975])-1;&quot;&quot;))">
            <text:p/>
          </table:table-cell>
          <table:table-cell table:style-name="ce87" table:formula="of:=IF(ISBLANK([.D975]);&quot;&quot;; [.G975]/[.I974])">
            <text:p/>
          </table:table-cell>
          <table:table-cell table:style-name="ce76" table:formula="of:=IF([.D975] = &quot;&quot;; &quot;&quot;; IFERROR([.I974]*([.N975]);&quot;&quot;))">
            <text:p/>
          </table:table-cell>
          <table:table-cell table:style-name="ce96" table:formula="of:=IF([.D97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75]*[.N976]/[.D976]*([.E976]+[.F976]); IFERROR([.I975]*[.N976]/[.D976]*[.E976]; &quot;&quot;))">
            <text:p/>
          </table:table-cell>
          <table:table-cell table:style-name="ce71" table:formula="of:=IF([.D976] = &quot;&quot;; &quot;&quot;; IFERROR([.H975]+([.E976]+[.F976]); [.H975]+[.E976]) )">
            <text:p/>
          </table:table-cell>
          <table:table-cell table:style-name="ce76" table:formula="of:=IF([.D976] = &quot;&quot;; &quot;&quot;; IFERROR([.I975]+[.G976];&quot;&quot;))">
            <text:p/>
          </table:table-cell>
          <table:table-cell table:style-name="ce80" table:formula="of:=IF([.D976] = &quot;&quot;; &quot;&quot;; IFERROR(([.I976]-[.F$2])/[.F$2];&quot;&quot;))">
            <text:p/>
          </table:table-cell>
          <table:table-cell table:style-name="ce84" table:formula="of:=IF([.D976] = &quot;&quot;; &quot;&quot;; IFERROR([.I976]/MAX([.$I$2:.I976])-1;&quot;&quot;))">
            <text:p/>
          </table:table-cell>
          <table:table-cell table:style-name="ce87" table:formula="of:=IF(ISBLANK([.D976]);&quot;&quot;; [.G976]/[.I975])">
            <text:p/>
          </table:table-cell>
          <table:table-cell table:style-name="ce76" table:formula="of:=IF([.D976] = &quot;&quot;; &quot;&quot;; IFERROR([.I975]*([.N976]);&quot;&quot;))">
            <text:p/>
          </table:table-cell>
          <table:table-cell table:style-name="ce96" table:formula="of:=IF([.D97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76]*[.N977]/[.D977]*([.E977]+[.F977]); IFERROR([.I976]*[.N977]/[.D977]*[.E977]; &quot;&quot;))">
            <text:p/>
          </table:table-cell>
          <table:table-cell table:style-name="ce71" table:formula="of:=IF([.D977] = &quot;&quot;; &quot;&quot;; IFERROR([.H976]+([.E977]+[.F977]); [.H976]+[.E977]) )">
            <text:p/>
          </table:table-cell>
          <table:table-cell table:style-name="ce76" table:formula="of:=IF([.D977] = &quot;&quot;; &quot;&quot;; IFERROR([.I976]+[.G977];&quot;&quot;))">
            <text:p/>
          </table:table-cell>
          <table:table-cell table:style-name="ce80" table:formula="of:=IF([.D977] = &quot;&quot;; &quot;&quot;; IFERROR(([.I977]-[.F$2])/[.F$2];&quot;&quot;))">
            <text:p/>
          </table:table-cell>
          <table:table-cell table:style-name="ce84" table:formula="of:=IF([.D977] = &quot;&quot;; &quot;&quot;; IFERROR([.I977]/MAX([.$I$2:.I977])-1;&quot;&quot;))">
            <text:p/>
          </table:table-cell>
          <table:table-cell table:style-name="ce87" table:formula="of:=IF(ISBLANK([.D977]);&quot;&quot;; [.G977]/[.I976])">
            <text:p/>
          </table:table-cell>
          <table:table-cell table:style-name="ce76" table:formula="of:=IF([.D977] = &quot;&quot;; &quot;&quot;; IFERROR([.I976]*([.N977]);&quot;&quot;))">
            <text:p/>
          </table:table-cell>
          <table:table-cell table:style-name="ce96" table:formula="of:=IF([.D97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77]*[.N978]/[.D978]*([.E978]+[.F978]); IFERROR([.I977]*[.N978]/[.D978]*[.E978]; &quot;&quot;))">
            <text:p/>
          </table:table-cell>
          <table:table-cell table:style-name="ce71" table:formula="of:=IF([.D978] = &quot;&quot;; &quot;&quot;; IFERROR([.H977]+([.E978]+[.F978]); [.H977]+[.E978]) )">
            <text:p/>
          </table:table-cell>
          <table:table-cell table:style-name="ce76" table:formula="of:=IF([.D978] = &quot;&quot;; &quot;&quot;; IFERROR([.I977]+[.G978];&quot;&quot;))">
            <text:p/>
          </table:table-cell>
          <table:table-cell table:style-name="ce80" table:formula="of:=IF([.D978] = &quot;&quot;; &quot;&quot;; IFERROR(([.I978]-[.F$2])/[.F$2];&quot;&quot;))">
            <text:p/>
          </table:table-cell>
          <table:table-cell table:style-name="ce84" table:formula="of:=IF([.D978] = &quot;&quot;; &quot;&quot;; IFERROR([.I978]/MAX([.$I$2:.I978])-1;&quot;&quot;))">
            <text:p/>
          </table:table-cell>
          <table:table-cell table:style-name="ce87" table:formula="of:=IF(ISBLANK([.D978]);&quot;&quot;; [.G978]/[.I977])">
            <text:p/>
          </table:table-cell>
          <table:table-cell table:style-name="ce76" table:formula="of:=IF([.D978] = &quot;&quot;; &quot;&quot;; IFERROR([.I977]*([.N978]);&quot;&quot;))">
            <text:p/>
          </table:table-cell>
          <table:table-cell table:style-name="ce96" table:formula="of:=IF([.D97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78]*[.N979]/[.D979]*([.E979]+[.F979]); IFERROR([.I978]*[.N979]/[.D979]*[.E979]; &quot;&quot;))">
            <text:p/>
          </table:table-cell>
          <table:table-cell table:style-name="ce71" table:formula="of:=IF([.D979] = &quot;&quot;; &quot;&quot;; IFERROR([.H978]+([.E979]+[.F979]); [.H978]+[.E979]) )">
            <text:p/>
          </table:table-cell>
          <table:table-cell table:style-name="ce76" table:formula="of:=IF([.D979] = &quot;&quot;; &quot;&quot;; IFERROR([.I978]+[.G979];&quot;&quot;))">
            <text:p/>
          </table:table-cell>
          <table:table-cell table:style-name="ce80" table:formula="of:=IF([.D979] = &quot;&quot;; &quot;&quot;; IFERROR(([.I979]-[.F$2])/[.F$2];&quot;&quot;))">
            <text:p/>
          </table:table-cell>
          <table:table-cell table:style-name="ce84" table:formula="of:=IF([.D979] = &quot;&quot;; &quot;&quot;; IFERROR([.I979]/MAX([.$I$2:.I979])-1;&quot;&quot;))">
            <text:p/>
          </table:table-cell>
          <table:table-cell table:style-name="ce87" table:formula="of:=IF(ISBLANK([.D979]);&quot;&quot;; [.G979]/[.I978])">
            <text:p/>
          </table:table-cell>
          <table:table-cell table:style-name="ce76" table:formula="of:=IF([.D979] = &quot;&quot;; &quot;&quot;; IFERROR([.I978]*([.N979]);&quot;&quot;))">
            <text:p/>
          </table:table-cell>
          <table:table-cell table:style-name="ce96" table:formula="of:=IF([.D97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79]*[.N980]/[.D980]*([.E980]+[.F980]); IFERROR([.I979]*[.N980]/[.D980]*[.E980]; &quot;&quot;))">
            <text:p/>
          </table:table-cell>
          <table:table-cell table:style-name="ce71" table:formula="of:=IF([.D980] = &quot;&quot;; &quot;&quot;; IFERROR([.H979]+([.E980]+[.F980]); [.H979]+[.E980]) )">
            <text:p/>
          </table:table-cell>
          <table:table-cell table:style-name="ce76" table:formula="of:=IF([.D980] = &quot;&quot;; &quot;&quot;; IFERROR([.I979]+[.G980];&quot;&quot;))">
            <text:p/>
          </table:table-cell>
          <table:table-cell table:style-name="ce80" table:formula="of:=IF([.D980] = &quot;&quot;; &quot;&quot;; IFERROR(([.I980]-[.F$2])/[.F$2];&quot;&quot;))">
            <text:p/>
          </table:table-cell>
          <table:table-cell table:style-name="ce84" table:formula="of:=IF([.D980] = &quot;&quot;; &quot;&quot;; IFERROR([.I980]/MAX([.$I$2:.I980])-1;&quot;&quot;))">
            <text:p/>
          </table:table-cell>
          <table:table-cell table:style-name="ce87" table:formula="of:=IF(ISBLANK([.D980]);&quot;&quot;; [.G980]/[.I979])">
            <text:p/>
          </table:table-cell>
          <table:table-cell table:style-name="ce76" table:formula="of:=IF([.D980] = &quot;&quot;; &quot;&quot;; IFERROR([.I979]*([.N980]);&quot;&quot;))">
            <text:p/>
          </table:table-cell>
          <table:table-cell table:style-name="ce96" table:formula="of:=IF([.D98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80]*[.N981]/[.D981]*([.E981]+[.F981]); IFERROR([.I980]*[.N981]/[.D981]*[.E981]; &quot;&quot;))">
            <text:p/>
          </table:table-cell>
          <table:table-cell table:style-name="ce71" table:formula="of:=IF([.D981] = &quot;&quot;; &quot;&quot;; IFERROR([.H980]+([.E981]+[.F981]); [.H980]+[.E981]) )">
            <text:p/>
          </table:table-cell>
          <table:table-cell table:style-name="ce76" table:formula="of:=IF([.D981] = &quot;&quot;; &quot;&quot;; IFERROR([.I980]+[.G981];&quot;&quot;))">
            <text:p/>
          </table:table-cell>
          <table:table-cell table:style-name="ce80" table:formula="of:=IF([.D981] = &quot;&quot;; &quot;&quot;; IFERROR(([.I981]-[.F$2])/[.F$2];&quot;&quot;))">
            <text:p/>
          </table:table-cell>
          <table:table-cell table:style-name="ce84" table:formula="of:=IF([.D981] = &quot;&quot;; &quot;&quot;; IFERROR([.I981]/MAX([.$I$2:.I981])-1;&quot;&quot;))">
            <text:p/>
          </table:table-cell>
          <table:table-cell table:style-name="ce87" table:formula="of:=IF(ISBLANK([.D981]);&quot;&quot;; [.G981]/[.I980])">
            <text:p/>
          </table:table-cell>
          <table:table-cell table:style-name="ce76" table:formula="of:=IF([.D981] = &quot;&quot;; &quot;&quot;; IFERROR([.I980]*([.N981]);&quot;&quot;))">
            <text:p/>
          </table:table-cell>
          <table:table-cell table:style-name="ce96" table:formula="of:=IF([.D98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81]*[.N982]/[.D982]*([.E982]+[.F982]); IFERROR([.I981]*[.N982]/[.D982]*[.E982]; &quot;&quot;))">
            <text:p/>
          </table:table-cell>
          <table:table-cell table:style-name="ce71" table:formula="of:=IF([.D982] = &quot;&quot;; &quot;&quot;; IFERROR([.H981]+([.E982]+[.F982]); [.H981]+[.E982]) )">
            <text:p/>
          </table:table-cell>
          <table:table-cell table:style-name="ce76" table:formula="of:=IF([.D982] = &quot;&quot;; &quot;&quot;; IFERROR([.I981]+[.G982];&quot;&quot;))">
            <text:p/>
          </table:table-cell>
          <table:table-cell table:style-name="ce80" table:formula="of:=IF([.D982] = &quot;&quot;; &quot;&quot;; IFERROR(([.I982]-[.F$2])/[.F$2];&quot;&quot;))">
            <text:p/>
          </table:table-cell>
          <table:table-cell table:style-name="ce84" table:formula="of:=IF([.D982] = &quot;&quot;; &quot;&quot;; IFERROR([.I982]/MAX([.$I$2:.I982])-1;&quot;&quot;))">
            <text:p/>
          </table:table-cell>
          <table:table-cell table:style-name="ce87" table:formula="of:=IF(ISBLANK([.D982]);&quot;&quot;; [.G982]/[.I981])">
            <text:p/>
          </table:table-cell>
          <table:table-cell table:style-name="ce76" table:formula="of:=IF([.D982] = &quot;&quot;; &quot;&quot;; IFERROR([.I981]*([.N982]);&quot;&quot;))">
            <text:p/>
          </table:table-cell>
          <table:table-cell table:style-name="ce96" table:formula="of:=IF([.D98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82]*[.N983]/[.D983]*([.E983]+[.F983]); IFERROR([.I982]*[.N983]/[.D983]*[.E983]; &quot;&quot;))">
            <text:p/>
          </table:table-cell>
          <table:table-cell table:style-name="ce71" table:formula="of:=IF([.D983] = &quot;&quot;; &quot;&quot;; IFERROR([.H982]+([.E983]+[.F983]); [.H982]+[.E983]) )">
            <text:p/>
          </table:table-cell>
          <table:table-cell table:style-name="ce76" table:formula="of:=IF([.D983] = &quot;&quot;; &quot;&quot;; IFERROR([.I982]+[.G983];&quot;&quot;))">
            <text:p/>
          </table:table-cell>
          <table:table-cell table:style-name="ce80" table:formula="of:=IF([.D983] = &quot;&quot;; &quot;&quot;; IFERROR(([.I983]-[.F$2])/[.F$2];&quot;&quot;))">
            <text:p/>
          </table:table-cell>
          <table:table-cell table:style-name="ce84" table:formula="of:=IF([.D983] = &quot;&quot;; &quot;&quot;; IFERROR([.I983]/MAX([.$I$2:.I983])-1;&quot;&quot;))">
            <text:p/>
          </table:table-cell>
          <table:table-cell table:style-name="ce87" table:formula="of:=IF(ISBLANK([.D983]);&quot;&quot;; [.G983]/[.I982])">
            <text:p/>
          </table:table-cell>
          <table:table-cell table:style-name="ce76" table:formula="of:=IF([.D983] = &quot;&quot;; &quot;&quot;; IFERROR([.I982]*([.N983]);&quot;&quot;))">
            <text:p/>
          </table:table-cell>
          <table:table-cell table:style-name="ce96" table:formula="of:=IF([.D98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83]*[.N984]/[.D984]*([.E984]+[.F984]); IFERROR([.I983]*[.N984]/[.D984]*[.E984]; &quot;&quot;))">
            <text:p/>
          </table:table-cell>
          <table:table-cell table:style-name="ce71" table:formula="of:=IF([.D984] = &quot;&quot;; &quot;&quot;; IFERROR([.H983]+([.E984]+[.F984]); [.H983]+[.E984]) )">
            <text:p/>
          </table:table-cell>
          <table:table-cell table:style-name="ce76" table:formula="of:=IF([.D984] = &quot;&quot;; &quot;&quot;; IFERROR([.I983]+[.G984];&quot;&quot;))">
            <text:p/>
          </table:table-cell>
          <table:table-cell table:style-name="ce80" table:formula="of:=IF([.D984] = &quot;&quot;; &quot;&quot;; IFERROR(([.I984]-[.F$2])/[.F$2];&quot;&quot;))">
            <text:p/>
          </table:table-cell>
          <table:table-cell table:style-name="ce84" table:formula="of:=IF([.D984] = &quot;&quot;; &quot;&quot;; IFERROR([.I984]/MAX([.$I$2:.I984])-1;&quot;&quot;))">
            <text:p/>
          </table:table-cell>
          <table:table-cell table:style-name="ce87" table:formula="of:=IF(ISBLANK([.D984]);&quot;&quot;; [.G984]/[.I983])">
            <text:p/>
          </table:table-cell>
          <table:table-cell table:style-name="ce76" table:formula="of:=IF([.D984] = &quot;&quot;; &quot;&quot;; IFERROR([.I983]*([.N984]);&quot;&quot;))">
            <text:p/>
          </table:table-cell>
          <table:table-cell table:style-name="ce96" table:formula="of:=IF([.D98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84]*[.N985]/[.D985]*([.E985]+[.F985]); IFERROR([.I984]*[.N985]/[.D985]*[.E985]; &quot;&quot;))">
            <text:p/>
          </table:table-cell>
          <table:table-cell table:style-name="ce71" table:formula="of:=IF([.D985] = &quot;&quot;; &quot;&quot;; IFERROR([.H984]+([.E985]+[.F985]); [.H984]+[.E985]) )">
            <text:p/>
          </table:table-cell>
          <table:table-cell table:style-name="ce76" table:formula="of:=IF([.D985] = &quot;&quot;; &quot;&quot;; IFERROR([.I984]+[.G985];&quot;&quot;))">
            <text:p/>
          </table:table-cell>
          <table:table-cell table:style-name="ce80" table:formula="of:=IF([.D985] = &quot;&quot;; &quot;&quot;; IFERROR(([.I985]-[.F$2])/[.F$2];&quot;&quot;))">
            <text:p/>
          </table:table-cell>
          <table:table-cell table:style-name="ce84" table:formula="of:=IF([.D985] = &quot;&quot;; &quot;&quot;; IFERROR([.I985]/MAX([.$I$2:.I985])-1;&quot;&quot;))">
            <text:p/>
          </table:table-cell>
          <table:table-cell table:style-name="ce87" table:formula="of:=IF(ISBLANK([.D985]);&quot;&quot;; [.G985]/[.I984])">
            <text:p/>
          </table:table-cell>
          <table:table-cell table:style-name="ce76" table:formula="of:=IF([.D985] = &quot;&quot;; &quot;&quot;; IFERROR([.I984]*([.N985]);&quot;&quot;))">
            <text:p/>
          </table:table-cell>
          <table:table-cell table:style-name="ce96" table:formula="of:=IF([.D98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85]*[.N986]/[.D986]*([.E986]+[.F986]); IFERROR([.I985]*[.N986]/[.D986]*[.E986]; &quot;&quot;))">
            <text:p/>
          </table:table-cell>
          <table:table-cell table:style-name="ce71" table:formula="of:=IF([.D986] = &quot;&quot;; &quot;&quot;; IFERROR([.H985]+([.E986]+[.F986]); [.H985]+[.E986]) )">
            <text:p/>
          </table:table-cell>
          <table:table-cell table:style-name="ce76" table:formula="of:=IF([.D986] = &quot;&quot;; &quot;&quot;; IFERROR([.I985]+[.G986];&quot;&quot;))">
            <text:p/>
          </table:table-cell>
          <table:table-cell table:style-name="ce80" table:formula="of:=IF([.D986] = &quot;&quot;; &quot;&quot;; IFERROR(([.I986]-[.F$2])/[.F$2];&quot;&quot;))">
            <text:p/>
          </table:table-cell>
          <table:table-cell table:style-name="ce84" table:formula="of:=IF([.D986] = &quot;&quot;; &quot;&quot;; IFERROR([.I986]/MAX([.$I$2:.I986])-1;&quot;&quot;))">
            <text:p/>
          </table:table-cell>
          <table:table-cell table:style-name="ce87" table:formula="of:=IF(ISBLANK([.D986]);&quot;&quot;; [.G986]/[.I985])">
            <text:p/>
          </table:table-cell>
          <table:table-cell table:style-name="ce76" table:formula="of:=IF([.D986] = &quot;&quot;; &quot;&quot;; IFERROR([.I985]*([.N986]);&quot;&quot;))">
            <text:p/>
          </table:table-cell>
          <table:table-cell table:style-name="ce96" table:formula="of:=IF([.D98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86]*[.N987]/[.D987]*([.E987]+[.F987]); IFERROR([.I986]*[.N987]/[.D987]*[.E987]; &quot;&quot;))">
            <text:p/>
          </table:table-cell>
          <table:table-cell table:style-name="ce71" table:formula="of:=IF([.D987] = &quot;&quot;; &quot;&quot;; IFERROR([.H986]+([.E987]+[.F987]); [.H986]+[.E987]) )">
            <text:p/>
          </table:table-cell>
          <table:table-cell table:style-name="ce76" table:formula="of:=IF([.D987] = &quot;&quot;; &quot;&quot;; IFERROR([.I986]+[.G987];&quot;&quot;))">
            <text:p/>
          </table:table-cell>
          <table:table-cell table:style-name="ce80" table:formula="of:=IF([.D987] = &quot;&quot;; &quot;&quot;; IFERROR(([.I987]-[.F$2])/[.F$2];&quot;&quot;))">
            <text:p/>
          </table:table-cell>
          <table:table-cell table:style-name="ce84" table:formula="of:=IF([.D987] = &quot;&quot;; &quot;&quot;; IFERROR([.I987]/MAX([.$I$2:.I987])-1;&quot;&quot;))">
            <text:p/>
          </table:table-cell>
          <table:table-cell table:style-name="ce87" table:formula="of:=IF(ISBLANK([.D987]);&quot;&quot;; [.G987]/[.I986])">
            <text:p/>
          </table:table-cell>
          <table:table-cell table:style-name="ce76" table:formula="of:=IF([.D987] = &quot;&quot;; &quot;&quot;; IFERROR([.I986]*([.N987]);&quot;&quot;))">
            <text:p/>
          </table:table-cell>
          <table:table-cell table:style-name="ce96" table:formula="of:=IF([.D98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87]*[.N988]/[.D988]*([.E988]+[.F988]); IFERROR([.I987]*[.N988]/[.D988]*[.E988]; &quot;&quot;))">
            <text:p/>
          </table:table-cell>
          <table:table-cell table:style-name="ce71" table:formula="of:=IF([.D988] = &quot;&quot;; &quot;&quot;; IFERROR([.H987]+([.E988]+[.F988]); [.H987]+[.E988]) )">
            <text:p/>
          </table:table-cell>
          <table:table-cell table:style-name="ce76" table:formula="of:=IF([.D988] = &quot;&quot;; &quot;&quot;; IFERROR([.I987]+[.G988];&quot;&quot;))">
            <text:p/>
          </table:table-cell>
          <table:table-cell table:style-name="ce80" table:formula="of:=IF([.D988] = &quot;&quot;; &quot;&quot;; IFERROR(([.I988]-[.F$2])/[.F$2];&quot;&quot;))">
            <text:p/>
          </table:table-cell>
          <table:table-cell table:style-name="ce84" table:formula="of:=IF([.D988] = &quot;&quot;; &quot;&quot;; IFERROR([.I988]/MAX([.$I$2:.I988])-1;&quot;&quot;))">
            <text:p/>
          </table:table-cell>
          <table:table-cell table:style-name="ce87" table:formula="of:=IF(ISBLANK([.D988]);&quot;&quot;; [.G988]/[.I987])">
            <text:p/>
          </table:table-cell>
          <table:table-cell table:style-name="ce76" table:formula="of:=IF([.D988] = &quot;&quot;; &quot;&quot;; IFERROR([.I987]*([.N988]);&quot;&quot;))">
            <text:p/>
          </table:table-cell>
          <table:table-cell table:style-name="ce96" table:formula="of:=IF([.D98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88]*[.N989]/[.D989]*([.E989]+[.F989]); IFERROR([.I988]*[.N989]/[.D989]*[.E989]; &quot;&quot;))">
            <text:p/>
          </table:table-cell>
          <table:table-cell table:style-name="ce71" table:formula="of:=IF([.D989] = &quot;&quot;; &quot;&quot;; IFERROR([.H988]+([.E989]+[.F989]); [.H988]+[.E989]) )">
            <text:p/>
          </table:table-cell>
          <table:table-cell table:style-name="ce76" table:formula="of:=IF([.D989] = &quot;&quot;; &quot;&quot;; IFERROR([.I988]+[.G989];&quot;&quot;))">
            <text:p/>
          </table:table-cell>
          <table:table-cell table:style-name="ce80" table:formula="of:=IF([.D989] = &quot;&quot;; &quot;&quot;; IFERROR(([.I989]-[.F$2])/[.F$2];&quot;&quot;))">
            <text:p/>
          </table:table-cell>
          <table:table-cell table:style-name="ce84" table:formula="of:=IF([.D989] = &quot;&quot;; &quot;&quot;; IFERROR([.I989]/MAX([.$I$2:.I989])-1;&quot;&quot;))">
            <text:p/>
          </table:table-cell>
          <table:table-cell table:style-name="ce87" table:formula="of:=IF(ISBLANK([.D989]);&quot;&quot;; [.G989]/[.I988])">
            <text:p/>
          </table:table-cell>
          <table:table-cell table:style-name="ce76" table:formula="of:=IF([.D989] = &quot;&quot;; &quot;&quot;; IFERROR([.I988]*([.N989]);&quot;&quot;))">
            <text:p/>
          </table:table-cell>
          <table:table-cell table:style-name="ce96" table:formula="of:=IF([.D98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89]*[.N990]/[.D990]*([.E990]+[.F990]); IFERROR([.I989]*[.N990]/[.D990]*[.E990]; &quot;&quot;))">
            <text:p/>
          </table:table-cell>
          <table:table-cell table:style-name="ce71" table:formula="of:=IF([.D990] = &quot;&quot;; &quot;&quot;; IFERROR([.H989]+([.E990]+[.F990]); [.H989]+[.E990]) )">
            <text:p/>
          </table:table-cell>
          <table:table-cell table:style-name="ce76" table:formula="of:=IF([.D990] = &quot;&quot;; &quot;&quot;; IFERROR([.I989]+[.G990];&quot;&quot;))">
            <text:p/>
          </table:table-cell>
          <table:table-cell table:style-name="ce80" table:formula="of:=IF([.D990] = &quot;&quot;; &quot;&quot;; IFERROR(([.I990]-[.F$2])/[.F$2];&quot;&quot;))">
            <text:p/>
          </table:table-cell>
          <table:table-cell table:style-name="ce84" table:formula="of:=IF([.D990] = &quot;&quot;; &quot;&quot;; IFERROR([.I990]/MAX([.$I$2:.I990])-1;&quot;&quot;))">
            <text:p/>
          </table:table-cell>
          <table:table-cell table:style-name="ce87" table:formula="of:=IF(ISBLANK([.D990]);&quot;&quot;; [.G990]/[.I989])">
            <text:p/>
          </table:table-cell>
          <table:table-cell table:style-name="ce76" table:formula="of:=IF([.D990] = &quot;&quot;; &quot;&quot;; IFERROR([.I989]*([.N990]);&quot;&quot;))">
            <text:p/>
          </table:table-cell>
          <table:table-cell table:style-name="ce96" table:formula="of:=IF([.D99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90]*[.N991]/[.D991]*([.E991]+[.F991]); IFERROR([.I990]*[.N991]/[.D991]*[.E991]; &quot;&quot;))">
            <text:p/>
          </table:table-cell>
          <table:table-cell table:style-name="ce71" table:formula="of:=IF([.D991] = &quot;&quot;; &quot;&quot;; IFERROR([.H990]+([.E991]+[.F991]); [.H990]+[.E991]) )">
            <text:p/>
          </table:table-cell>
          <table:table-cell table:style-name="ce76" table:formula="of:=IF([.D991] = &quot;&quot;; &quot;&quot;; IFERROR([.I990]+[.G991];&quot;&quot;))">
            <text:p/>
          </table:table-cell>
          <table:table-cell table:style-name="ce80" table:formula="of:=IF([.D991] = &quot;&quot;; &quot;&quot;; IFERROR(([.I991]-[.F$2])/[.F$2];&quot;&quot;))">
            <text:p/>
          </table:table-cell>
          <table:table-cell table:style-name="ce84" table:formula="of:=IF([.D991] = &quot;&quot;; &quot;&quot;; IFERROR([.I991]/MAX([.$I$2:.I991])-1;&quot;&quot;))">
            <text:p/>
          </table:table-cell>
          <table:table-cell table:style-name="ce87" table:formula="of:=IF(ISBLANK([.D991]);&quot;&quot;; [.G991]/[.I990])">
            <text:p/>
          </table:table-cell>
          <table:table-cell table:style-name="ce76" table:formula="of:=IF([.D991] = &quot;&quot;; &quot;&quot;; IFERROR([.I990]*([.N991]);&quot;&quot;))">
            <text:p/>
          </table:table-cell>
          <table:table-cell table:style-name="ce96" table:formula="of:=IF([.D99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91]*[.N992]/[.D992]*([.E992]+[.F992]); IFERROR([.I991]*[.N992]/[.D992]*[.E992]; &quot;&quot;))">
            <text:p/>
          </table:table-cell>
          <table:table-cell table:style-name="ce71" table:formula="of:=IF([.D992] = &quot;&quot;; &quot;&quot;; IFERROR([.H991]+([.E992]+[.F992]); [.H991]+[.E992]) )">
            <text:p/>
          </table:table-cell>
          <table:table-cell table:style-name="ce76" table:formula="of:=IF([.D992] = &quot;&quot;; &quot;&quot;; IFERROR([.I991]+[.G992];&quot;&quot;))">
            <text:p/>
          </table:table-cell>
          <table:table-cell table:style-name="ce80" table:formula="of:=IF([.D992] = &quot;&quot;; &quot;&quot;; IFERROR(([.I992]-[.F$2])/[.F$2];&quot;&quot;))">
            <text:p/>
          </table:table-cell>
          <table:table-cell table:style-name="ce84" table:formula="of:=IF([.D992] = &quot;&quot;; &quot;&quot;; IFERROR([.I992]/MAX([.$I$2:.I992])-1;&quot;&quot;))">
            <text:p/>
          </table:table-cell>
          <table:table-cell table:style-name="ce87" table:formula="of:=IF(ISBLANK([.D992]);&quot;&quot;; [.G992]/[.I991])">
            <text:p/>
          </table:table-cell>
          <table:table-cell table:style-name="ce76" table:formula="of:=IF([.D992] = &quot;&quot;; &quot;&quot;; IFERROR([.I991]*([.N992]);&quot;&quot;))">
            <text:p/>
          </table:table-cell>
          <table:table-cell table:style-name="ce96" table:formula="of:=IF([.D99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92]*[.N993]/[.D993]*([.E993]+[.F993]); IFERROR([.I992]*[.N993]/[.D993]*[.E993]; &quot;&quot;))">
            <text:p/>
          </table:table-cell>
          <table:table-cell table:style-name="ce71" table:formula="of:=IF([.D993] = &quot;&quot;; &quot;&quot;; IFERROR([.H992]+([.E993]+[.F993]); [.H992]+[.E993]) )">
            <text:p/>
          </table:table-cell>
          <table:table-cell table:style-name="ce76" table:formula="of:=IF([.D993] = &quot;&quot;; &quot;&quot;; IFERROR([.I992]+[.G993];&quot;&quot;))">
            <text:p/>
          </table:table-cell>
          <table:table-cell table:style-name="ce80" table:formula="of:=IF([.D993] = &quot;&quot;; &quot;&quot;; IFERROR(([.I993]-[.F$2])/[.F$2];&quot;&quot;))">
            <text:p/>
          </table:table-cell>
          <table:table-cell table:style-name="ce84" table:formula="of:=IF([.D993] = &quot;&quot;; &quot;&quot;; IFERROR([.I993]/MAX([.$I$2:.I993])-1;&quot;&quot;))">
            <text:p/>
          </table:table-cell>
          <table:table-cell table:style-name="ce87" table:formula="of:=IF(ISBLANK([.D993]);&quot;&quot;; [.G993]/[.I992])">
            <text:p/>
          </table:table-cell>
          <table:table-cell table:style-name="ce76" table:formula="of:=IF([.D993] = &quot;&quot;; &quot;&quot;; IFERROR([.I992]*([.N993]);&quot;&quot;))">
            <text:p/>
          </table:table-cell>
          <table:table-cell table:style-name="ce96" table:formula="of:=IF([.D99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93]*[.N994]/[.D994]*([.E994]+[.F994]); IFERROR([.I993]*[.N994]/[.D994]*[.E994]; &quot;&quot;))">
            <text:p/>
          </table:table-cell>
          <table:table-cell table:style-name="ce71" table:formula="of:=IF([.D994] = &quot;&quot;; &quot;&quot;; IFERROR([.H993]+([.E994]+[.F994]); [.H993]+[.E994]) )">
            <text:p/>
          </table:table-cell>
          <table:table-cell table:style-name="ce76" table:formula="of:=IF([.D994] = &quot;&quot;; &quot;&quot;; IFERROR([.I993]+[.G994];&quot;&quot;))">
            <text:p/>
          </table:table-cell>
          <table:table-cell table:style-name="ce80" table:formula="of:=IF([.D994] = &quot;&quot;; &quot;&quot;; IFERROR(([.I994]-[.F$2])/[.F$2];&quot;&quot;))">
            <text:p/>
          </table:table-cell>
          <table:table-cell table:style-name="ce84" table:formula="of:=IF([.D994] = &quot;&quot;; &quot;&quot;; IFERROR([.I994]/MAX([.$I$2:.I994])-1;&quot;&quot;))">
            <text:p/>
          </table:table-cell>
          <table:table-cell table:style-name="ce87" table:formula="of:=IF(ISBLANK([.D994]);&quot;&quot;; [.G994]/[.I993])">
            <text:p/>
          </table:table-cell>
          <table:table-cell table:style-name="ce76" table:formula="of:=IF([.D994] = &quot;&quot;; &quot;&quot;; IFERROR([.I993]*([.N994]);&quot;&quot;))">
            <text:p/>
          </table:table-cell>
          <table:table-cell table:style-name="ce96" table:formula="of:=IF([.D994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94]*[.N995]/[.D995]*([.E995]+[.F995]); IFERROR([.I994]*[.N995]/[.D995]*[.E995]; &quot;&quot;))">
            <text:p/>
          </table:table-cell>
          <table:table-cell table:style-name="ce71" table:formula="of:=IF([.D995] = &quot;&quot;; &quot;&quot;; IFERROR([.H994]+([.E995]+[.F995]); [.H994]+[.E995]) )">
            <text:p/>
          </table:table-cell>
          <table:table-cell table:style-name="ce76" table:formula="of:=IF([.D995] = &quot;&quot;; &quot;&quot;; IFERROR([.I994]+[.G995];&quot;&quot;))">
            <text:p/>
          </table:table-cell>
          <table:table-cell table:style-name="ce80" table:formula="of:=IF([.D995] = &quot;&quot;; &quot;&quot;; IFERROR(([.I995]-[.F$2])/[.F$2];&quot;&quot;))">
            <text:p/>
          </table:table-cell>
          <table:table-cell table:style-name="ce84" table:formula="of:=IF([.D995] = &quot;&quot;; &quot;&quot;; IFERROR([.I995]/MAX([.$I$2:.I995])-1;&quot;&quot;))">
            <text:p/>
          </table:table-cell>
          <table:table-cell table:style-name="ce87" table:formula="of:=IF(ISBLANK([.D995]);&quot;&quot;; [.G995]/[.I994])">
            <text:p/>
          </table:table-cell>
          <table:table-cell table:style-name="ce76" table:formula="of:=IF([.D995] = &quot;&quot;; &quot;&quot;; IFERROR([.I994]*([.N995]);&quot;&quot;))">
            <text:p/>
          </table:table-cell>
          <table:table-cell table:style-name="ce96" table:formula="of:=IF([.D995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95]*[.N996]/[.D996]*([.E996]+[.F996]); IFERROR([.I995]*[.N996]/[.D996]*[.E996]; &quot;&quot;))">
            <text:p/>
          </table:table-cell>
          <table:table-cell table:style-name="ce71" table:formula="of:=IF([.D996] = &quot;&quot;; &quot;&quot;; IFERROR([.H995]+([.E996]+[.F996]); [.H995]+[.E996]) )">
            <text:p/>
          </table:table-cell>
          <table:table-cell table:style-name="ce76" table:formula="of:=IF([.D996] = &quot;&quot;; &quot;&quot;; IFERROR([.I995]+[.G996];&quot;&quot;))">
            <text:p/>
          </table:table-cell>
          <table:table-cell table:style-name="ce80" table:formula="of:=IF([.D996] = &quot;&quot;; &quot;&quot;; IFERROR(([.I996]-[.F$2])/[.F$2];&quot;&quot;))">
            <text:p/>
          </table:table-cell>
          <table:table-cell table:style-name="ce84" table:formula="of:=IF([.D996] = &quot;&quot;; &quot;&quot;; IFERROR([.I996]/MAX([.$I$2:.I996])-1;&quot;&quot;))">
            <text:p/>
          </table:table-cell>
          <table:table-cell table:style-name="ce87" table:formula="of:=IF(ISBLANK([.D996]);&quot;&quot;; [.G996]/[.I995])">
            <text:p/>
          </table:table-cell>
          <table:table-cell table:style-name="ce76" table:formula="of:=IF([.D996] = &quot;&quot;; &quot;&quot;; IFERROR([.I995]*([.N996]);&quot;&quot;))">
            <text:p/>
          </table:table-cell>
          <table:table-cell table:style-name="ce96" table:formula="of:=IF([.D996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96]*[.N997]/[.D997]*([.E997]+[.F997]); IFERROR([.I996]*[.N997]/[.D997]*[.E997]; &quot;&quot;))">
            <text:p/>
          </table:table-cell>
          <table:table-cell table:style-name="ce71" table:formula="of:=IF([.D997] = &quot;&quot;; &quot;&quot;; IFERROR([.H996]+([.E997]+[.F997]); [.H996]+[.E997]) )">
            <text:p/>
          </table:table-cell>
          <table:table-cell table:style-name="ce76" table:formula="of:=IF([.D997] = &quot;&quot;; &quot;&quot;; IFERROR([.I996]+[.G997];&quot;&quot;))">
            <text:p/>
          </table:table-cell>
          <table:table-cell table:style-name="ce80" table:formula="of:=IF([.D997] = &quot;&quot;; &quot;&quot;; IFERROR(([.I997]-[.F$2])/[.F$2];&quot;&quot;))">
            <text:p/>
          </table:table-cell>
          <table:table-cell table:style-name="ce84" table:formula="of:=IF([.D997] = &quot;&quot;; &quot;&quot;; IFERROR([.I997]/MAX([.$I$2:.I997])-1;&quot;&quot;))">
            <text:p/>
          </table:table-cell>
          <table:table-cell table:style-name="ce87" table:formula="of:=IF(ISBLANK([.D997]);&quot;&quot;; [.G997]/[.I996])">
            <text:p/>
          </table:table-cell>
          <table:table-cell table:style-name="ce76" table:formula="of:=IF([.D997] = &quot;&quot;; &quot;&quot;; IFERROR([.I996]*([.N997]);&quot;&quot;))">
            <text:p/>
          </table:table-cell>
          <table:table-cell table:style-name="ce96" table:formula="of:=IF([.D997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97]*[.N998]/[.D998]*([.E998]+[.F998]); IFERROR([.I997]*[.N998]/[.D998]*[.E998]; &quot;&quot;))">
            <text:p/>
          </table:table-cell>
          <table:table-cell table:style-name="ce71" table:formula="of:=IF([.D998] = &quot;&quot;; &quot;&quot;; IFERROR([.H997]+([.E998]+[.F998]); [.H997]+[.E998]) )">
            <text:p/>
          </table:table-cell>
          <table:table-cell table:style-name="ce76" table:formula="of:=IF([.D998] = &quot;&quot;; &quot;&quot;; IFERROR([.I997]+[.G998];&quot;&quot;))">
            <text:p/>
          </table:table-cell>
          <table:table-cell table:style-name="ce80" table:formula="of:=IF([.D998] = &quot;&quot;; &quot;&quot;; IFERROR(([.I998]-[.F$2])/[.F$2];&quot;&quot;))">
            <text:p/>
          </table:table-cell>
          <table:table-cell table:style-name="ce84" table:formula="of:=IF([.D998] = &quot;&quot;; &quot;&quot;; IFERROR([.I998]/MAX([.$I$2:.I998])-1;&quot;&quot;))">
            <text:p/>
          </table:table-cell>
          <table:table-cell table:style-name="ce87" table:formula="of:=IF(ISBLANK([.D998]);&quot;&quot;; [.G998]/[.I997])">
            <text:p/>
          </table:table-cell>
          <table:table-cell table:style-name="ce76" table:formula="of:=IF([.D998] = &quot;&quot;; &quot;&quot;; IFERROR([.I997]*([.N998]);&quot;&quot;))">
            <text:p/>
          </table:table-cell>
          <table:table-cell table:style-name="ce96" table:formula="of:=IF([.D998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998]*[.N999]/[.D999]*([.E999]+[.F999]); IFERROR([.I998]*[.N999]/[.D999]*[.E999]; &quot;&quot;))">
            <text:p/>
          </table:table-cell>
          <table:table-cell table:style-name="ce71" table:formula="of:=IF([.D999] = &quot;&quot;; &quot;&quot;; IFERROR([.H998]+([.E999]+[.F999]); [.H998]+[.E999]) )">
            <text:p/>
          </table:table-cell>
          <table:table-cell table:style-name="ce76" table:formula="of:=IF([.D999] = &quot;&quot;; &quot;&quot;; IFERROR([.I998]+[.G999];&quot;&quot;))">
            <text:p/>
          </table:table-cell>
          <table:table-cell table:style-name="ce80" table:formula="of:=IF([.D999] = &quot;&quot;; &quot;&quot;; IFERROR(([.I999]-[.F$2])/[.F$2];&quot;&quot;))">
            <text:p/>
          </table:table-cell>
          <table:table-cell table:style-name="ce84" table:formula="of:=IF([.D999] = &quot;&quot;; &quot;&quot;; IFERROR([.I999]/MAX([.$I$2:.I999])-1;&quot;&quot;))">
            <text:p/>
          </table:table-cell>
          <table:table-cell table:style-name="ce87" table:formula="of:=IF(ISBLANK([.D999]);&quot;&quot;; [.G999]/[.I998])">
            <text:p/>
          </table:table-cell>
          <table:table-cell table:style-name="ce76" table:formula="of:=IF([.D999] = &quot;&quot;; &quot;&quot;; IFERROR([.I998]*([.N999]);&quot;&quot;))">
            <text:p/>
          </table:table-cell>
          <table:table-cell table:style-name="ce96" table:formula="of:=IF([.D999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999]*[.N1000]/[.D1000]*([.E1000]+[.F1000]); IFERROR([.I999]*[.N1000]/[.D1000]*[.E1000]; &quot;&quot;))">
            <text:p/>
          </table:table-cell>
          <table:table-cell table:style-name="ce71" table:formula="of:=IF([.D1000] = &quot;&quot;; &quot;&quot;; IFERROR([.H999]+([.E1000]+[.F1000]); [.H999]+[.E1000]) )">
            <text:p/>
          </table:table-cell>
          <table:table-cell table:style-name="ce76" table:formula="of:=IF([.D1000] = &quot;&quot;; &quot;&quot;; IFERROR([.I999]+[.G1000];&quot;&quot;))">
            <text:p/>
          </table:table-cell>
          <table:table-cell table:style-name="ce80" table:formula="of:=IF([.D1000] = &quot;&quot;; &quot;&quot;; IFERROR(([.I1000]-[.F$2])/[.F$2];&quot;&quot;))">
            <text:p/>
          </table:table-cell>
          <table:table-cell table:style-name="ce84" table:formula="of:=IF([.D1000] = &quot;&quot;; &quot;&quot;; IFERROR([.I1000]/MAX([.$I$2:.I1000])-1;&quot;&quot;))">
            <text:p/>
          </table:table-cell>
          <table:table-cell table:style-name="ce87" table:formula="of:=IF(ISBLANK([.D1000]);&quot;&quot;; [.G1000]/[.I999])">
            <text:p/>
          </table:table-cell>
          <table:table-cell table:style-name="ce76" table:formula="of:=IF([.D1000] = &quot;&quot;; &quot;&quot;; IFERROR([.I999]*([.N1000]);&quot;&quot;))">
            <text:p/>
          </table:table-cell>
          <table:table-cell table:style-name="ce96" table:formula="of:=IF([.D1000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000]*[.N1001]/[.D1001]*([.E1001]+[.F1001]); IFERROR([.I1000]*[.N1001]/[.D1001]*[.E1001]; &quot;&quot;))">
            <text:p/>
          </table:table-cell>
          <table:table-cell table:style-name="ce71" table:formula="of:=IF([.D1001] = &quot;&quot;; &quot;&quot;; IFERROR([.H1000]+([.E1001]+[.F1001]); [.H1000]+[.E1001]) )">
            <text:p/>
          </table:table-cell>
          <table:table-cell table:style-name="ce76" table:formula="of:=IF([.D1001] = &quot;&quot;; &quot;&quot;; IFERROR([.I1000]+[.G1001];&quot;&quot;))">
            <text:p/>
          </table:table-cell>
          <table:table-cell table:style-name="ce80" table:formula="of:=IF([.D1001] = &quot;&quot;; &quot;&quot;; IFERROR(([.I1001]-[.F$2])/[.F$2];&quot;&quot;))">
            <text:p/>
          </table:table-cell>
          <table:table-cell table:style-name="ce84" table:formula="of:=IF([.D1001] = &quot;&quot;; &quot;&quot;; IFERROR([.I1001]/MAX([.$I$2:.I1001])-1;&quot;&quot;))">
            <text:p/>
          </table:table-cell>
          <table:table-cell table:style-name="ce87" table:formula="of:=IF(ISBLANK([.D1001]);&quot;&quot;; [.G1001]/[.I1000])">
            <text:p/>
          </table:table-cell>
          <table:table-cell table:style-name="ce76" table:formula="of:=IF([.D1001] = &quot;&quot;; &quot;&quot;; IFERROR([.I1000]*([.N1001]);&quot;&quot;))">
            <text:p/>
          </table:table-cell>
          <table:table-cell table:style-name="ce96" table:formula="of:=IF([.D1001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 table:formula="of:=IFERROR([.I1001]*[.N1002]/[.D1002]*([.E1002]+[.F1002]); IFERROR([.I1001]*[.N1002]/[.D1002]*[.E1002]; &quot;&quot;))">
            <text:p/>
          </table:table-cell>
          <table:table-cell table:style-name="ce71" table:formula="of:=IF([.D1002] = &quot;&quot;; &quot;&quot;; IFERROR([.H1001]+([.E1002]+[.F1002]); [.H1001]+[.E1002]) )">
            <text:p/>
          </table:table-cell>
          <table:table-cell table:style-name="ce76" table:formula="of:=IF([.D1002] = &quot;&quot;; &quot;&quot;; IFERROR([.I1001]+[.G1002];&quot;&quot;))">
            <text:p/>
          </table:table-cell>
          <table:table-cell table:style-name="ce80" table:formula="of:=IF([.D1002] = &quot;&quot;; &quot;&quot;; IFERROR(([.I1002]-[.F$2])/[.F$2];&quot;&quot;))">
            <text:p/>
          </table:table-cell>
          <table:table-cell table:style-name="ce84" table:formula="of:=IF([.D1002] = &quot;&quot;; &quot;&quot;; IFERROR([.I1002]/MAX([.$I$2:.I1002])-1;&quot;&quot;))">
            <text:p/>
          </table:table-cell>
          <table:table-cell table:style-name="ce87" table:formula="of:=IF(ISBLANK([.D1002]);&quot;&quot;; [.G1002]/[.I1001])">
            <text:p/>
          </table:table-cell>
          <table:table-cell table:style-name="ce76" table:formula="of:=IF([.D1002] = &quot;&quot;; &quot;&quot;; IFERROR([.I1001]*([.N1002]);&quot;&quot;))">
            <text:p/>
          </table:table-cell>
          <table:table-cell table:style-name="ce96" table:formula="of:=IF([.D1002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37"/>
          <table:table-cell table:style-name="ce50"/>
          <table:table-cell table:style-name="ce60"/>
          <table:table-cell table:style-name="ce67" table:formula="of:=IFERROR([.I1002]*[.N1003]/[.D1003]*([.E1003]+[.F1003]); IFERROR([.I1002]*[.N1003]/[.D1003]*[.E1003]; &quot;&quot;))">
            <text:p/>
          </table:table-cell>
          <table:table-cell table:style-name="ce71" table:formula="of:=IF([.D1003] = &quot;&quot;; &quot;&quot;; IFERROR([.H1002]+([.E1003]+[.F1003]); [.H1002]+[.E1003]) )">
            <text:p/>
          </table:table-cell>
          <table:table-cell table:style-name="ce76" table:formula="of:=IF([.D1003] = &quot;&quot;; &quot;&quot;; IFERROR([.I1002]+[.G1003];&quot;&quot;))">
            <text:p/>
          </table:table-cell>
          <table:table-cell table:style-name="ce80" table:formula="of:=IF([.D1003] = &quot;&quot;; &quot;&quot;; IFERROR(([.I1003]-[.F$2])/[.F$2];&quot;&quot;))">
            <text:p/>
          </table:table-cell>
          <table:table-cell table:style-name="ce84" table:formula="of:=IF([.D1003] = &quot;&quot;; &quot;&quot;; IFERROR([.I1003]/MAX([.$I$2:.I1003])-1;&quot;&quot;))">
            <text:p/>
          </table:table-cell>
          <table:table-cell table:style-name="ce87" table:formula="of:=IF(ISBLANK([.D1003]);&quot;&quot;; [.G1003]/[.I1002])">
            <text:p/>
          </table:table-cell>
          <table:table-cell table:style-name="ce76" table:formula="of:=IF([.D1003] = &quot;&quot;; &quot;&quot;; IFERROR([.I1002]*([.N1003]);&quot;&quot;))">
            <text:p/>
          </table:table-cell>
          <table:table-cell table:style-name="ce96" table:formula="of:=IF([.D1003] = &quot;&quot;; &quot;&quot;; [.G$2])">
            <text:p/>
          </table:table-cell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6"/>
          <table:table-cell table:style-name="ce17"/>
          <table:table-cell table:style-name="ce28"/>
          <table:table-cell table:style-name="ce38"/>
          <table:table-cell table:style-name="ce51"/>
          <table:table-cell table:style-name="ce61"/>
          <table:table-cell table:style-name="ce67"/>
          <table:table-cell table:style-name="ce71"/>
          <table:table-cell table:style-name="ce76"/>
          <table:table-cell table:style-name="ce80"/>
          <table:table-cell table:style-name="ce84" table:formula="of:=IF([.D1004] = &quot;&quot;; &quot;&quot;; IFERROR([.I1004]/MAX([.$I$2:.I1004])-1;&quot;&quot;))">
            <text:p/>
          </table:table-cell>
          <table:table-cell table:style-name="ce87" table:formula="of:=IF(ISBLANK([.D1004]);&quot;&quot;; [.G1004]/[.I1003])">
            <text:p/>
          </table:table-cell>
          <table:table-cell table:style-name="ce76"/>
          <table:table-cell table:style-name="ce96"/>
          <table:table-cell table:style-name="ce101" table:number-columns-repeated="12"/>
          <table:table-cell table:number-columns-repeated="998"/>
        </table:table-row>
        <table:table-row table:style-name="ro4">
          <table:table-cell table:style-name="ce7"/>
          <table:table-cell table:style-name="ce20"/>
          <table:table-cell table:style-name="ce30" table:number-columns-repeated="2"/>
          <table:table-cell table:style-name="ce54"/>
          <table:table-cell table:style-name="ce63"/>
          <table:table-cell table:style-name="ce68" table:number-columns-repeated="5"/>
          <table:table-cell table:style-name="ce88"/>
          <table:table-cell table:style-name="ce92"/>
          <table:table-cell table:style-name="ce68"/>
          <table:table-cell table:style-name="ce102" table:number-columns-repeated="12"/>
          <table:table-cell table:number-columns-repeated="99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EURAUD.J1:EURAUD.J2 EURAUD.K4:EURAUD.K1004 EURAUD.L4:EURAUD.L4 EURAUD.L1005:EURAUD.M1005">
            <calcext:condition calcext:apply-style-name="ConditionalStyle_1" calcext:value="&gt;=0" calcext:base-cell-address="EURAUD.J1"/>
          </calcext:conditional-format>
          <calcext:conditional-format calcext:target-range-address="EURAUD.J1:EURAUD.J2 EURAUD.K4:EURAUD.K1004 EURAUD.L4:EURAUD.L4 EURAUD.L1005:EURAUD.M1005">
            <calcext:condition calcext:apply-style-name="ConditionalStyle_2" calcext:value="&lt;0" calcext:base-cell-address="EURAUD.J1"/>
          </calcext:conditional-format>
          <calcext:conditional-format calcext:target-range-address="EURAUD.O4:EURAUD.Z4">
            <calcext:condition calcext:apply-style-name="ConditionalStyle_3" calcext:value="begins-with(&quot;N&quot;)" calcext:base-cell-address="EURAUD.O4"/>
          </calcext:conditional-format>
          <calcext:conditional-format calcext:target-range-address="EURAUD.O4:EURAUD.Z4">
            <calcext:condition calcext:apply-style-name="ConditionalStyle_4" calcext:value="begins-with(&quot;Y&quot;)" calcext:base-cell-address="EURAUD.O4"/>
          </calcext:conditional-format>
          <calcext:conditional-format calcext:target-range-address="EURAUD.E2:EURAUD.E2">
            <calcext:condition calcext:apply-style-name="ConditionalStyle_5" calcext:value="&gt;=&quot;50%&quot;" calcext:base-cell-address="EURAUD.E2"/>
          </calcext:conditional-format>
          <calcext:conditional-format calcext:target-range-address="EURAUD.E2:EURAUD.E2">
            <calcext:condition calcext:apply-style-name="ConditionalStyle_6" calcext:value="between(&quot;45%&quot;,&quot;49%&quot;)" calcext:base-cell-address="EURAUD.E2"/>
          </calcext:conditional-format>
          <calcext:conditional-format calcext:target-range-address="EURAUD.E2:EURAUD.E2">
            <calcext:condition calcext:apply-style-name="ConditionalStyle_7" calcext:value="&lt;&quot;45%&quot;" calcext:base-cell-address="EURAUD.E2"/>
          </calcext:conditional-format>
          <calcext:conditional-format calcext:target-range-address="EURAUD.I2:EURAUD.I2">
            <calcext:condition calcext:apply-style-name="ConditionalStyle_8" calcext:value="&gt;=&quot;0%&quot;" calcext:base-cell-address="EURAUD.I2"/>
          </calcext:conditional-format>
          <calcext:conditional-format calcext:target-range-address="EURAUD.I2:EURAUD.I2">
            <calcext:condition calcext:apply-style-name="ConditionalStyle_9" calcext:value="&lt;&quot;0%&quot;" calcext:base-cell-address="EURAUD.I2"/>
          </calcext:conditional-format>
          <calcext:conditional-format calcext:target-range-address="EURAUD.M1:EURAUD.N1 EURAUD.M3:EURAUD.M3 EURAUD.L4:EURAUD.L4 EURAUD.M1005:EURAUD.M1005">
            <calcext:condition calcext:apply-style-name="ConditionalStyle_10" calcext:value="&gt;=0" calcext:base-cell-address="EURAUD.L4"/>
          </calcext:conditional-format>
          <calcext:conditional-format calcext:target-range-address="EURAUD.G5:EURAUD.G1004">
            <calcext:condition calcext:apply-style-name="ConditionalStyle_11" calcext:value="&gt;0" calcext:base-cell-address="EURAUD.G5"/>
          </calcext:conditional-format>
          <calcext:conditional-format calcext:target-range-address="EURAUD.G5:EURAUD.G1004">
            <calcext:condition calcext:apply-style-name="ConditionalStyle_12" calcext:value="&lt;=0" calcext:base-cell-address="EURAUD.G5"/>
          </calcext:conditional-format>
          <calcext:conditional-format calcext:target-range-address="EURAUD.E5:EURAUD.E1004">
            <calcext:condition calcext:apply-style-name="ConditionalStyle_13" calcext:value="&gt;0" calcext:base-cell-address="EURAUD.E5"/>
          </calcext:conditional-format>
          <calcext:conditional-format calcext:target-range-address="EURAUD.E5:EURAUD.E1004">
            <calcext:condition calcext:apply-style-name="ConditionalStyle_12" calcext:value="&lt;=0" calcext:base-cell-address="EURAUD.E5"/>
          </calcext:conditional-format>
          <calcext:conditional-format calcext:target-range-address="EURAUD.F5:EURAUD.F1004">
            <calcext:condition calcext:apply-style-name="ConditionalStyle_11" calcext:value="&gt;0" calcext:base-cell-address="EURAUD.F5"/>
          </calcext:conditional-format>
          <calcext:conditional-format calcext:target-range-address="EURAUD.F5:EURAUD.F1004">
            <calcext:condition calcext:apply-style-name="ConditionalStyle_12" calcext:value="&lt;=0" calcext:base-cell-address="EURAUD.F5"/>
          </calcext:conditional-format>
          <calcext:conditional-format calcext:target-range-address="EURAUD.L5:EURAUD.L1004">
            <calcext:condition calcext:apply-style-name="ConditionalStyle_13" calcext:value="&gt;=0" calcext:base-cell-address="EURAUD.L5"/>
          </calcext:conditional-format>
          <calcext:conditional-format calcext:target-range-address="EURAUD.O2:EURAUD.Z2">
            <calcext:condition calcext:apply-style-name="ConditionalStyle_14" calcext:value="=&quot;Y&quot;" calcext:base-cell-address="EURAUD.O2"/>
          </calcext:conditional-format>
          <calcext:conditional-format calcext:target-range-address="EURAUD.O2:EURAUD.Z2">
            <calcext:condition calcext:apply-style-name="ConditionalStyle_15" calcext:value="=&quot;N&quot;" calcext:base-cell-address="EURAUD.O2"/>
          </calcext:conditional-format>
          <calcext:conditional-format calcext:target-range-address="EURAUD.O5:EURAUD.Z1004">
            <calcext:condition calcext:apply-style-name="ConditionalStyle_1" calcext:value="=&quot;Yes&quot;" calcext:base-cell-address="EURAUD.O5"/>
          </calcext:conditional-format>
          <calcext:conditional-format calcext:target-range-address="EURAUD.O5:EURAUD.Z1004">
            <calcext:condition calcext:apply-style-name="ConditionalStyle_2" calcext:value="=&quot;No&quot;" calcext:base-cell-address="EURAUD.O5"/>
          </calcext:conditional-format>
          <calcext:conditional-format calcext:target-range-address="EURAUD.E2:EURAUD.E3 EURAUD.E5:EURAUD.E1005">
            <calcext:condition calcext:apply-style-name="ConditionalStyle_1" calcext:value="formula-is(LEN(TRIM([.E2]))&gt;0)" calcext:base-cell-address="EURAUD.E2"/>
          </calcext:conditional-format>
          <calcext:conditional-format calcext:target-range-address="EURAUD.E2:EURAUD.E3 EURAUD.E5:EURAUD.E1005">
            <calcext:condition calcext:apply-style-name="ConditionalStyle_1" calcext:value="&gt;0" calcext:base-cell-address="EURAUD.E2"/>
          </calcext:conditional-format>
          <calcext:conditional-format calcext:target-range-address="EURAUD.A1005:EURAUD.A1005">
            <calcext:condition calcext:apply-style-name="ConditionalStyle_16" calcext:value="contains-text(&quot;15M&quot;)" calcext:base-cell-address="EURAUD.A1005"/>
          </calcext:conditional-format>
        </calcext:conditional-formats>
      </table:table>
      <table:named-expressions/>
      <table:database-ranges>
        <table:database-range table:name="Table_1" table:target-range-address="EURAUD.A5:EURAUD.F100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date-style style:name="N127">
      <number:day/>
      <number:text>/</number:text>
      <number:month/>
      <number:text>/</number:text>
      <number:year/>
    </number:dat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ccc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4cccc"/>
      <style:text-properties fo:color="#f4cccc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009900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ff9900"/>
    </style:style>
    <style:style style:name="ConditionalStyle_5f_7" style:display-name="ConditionalStyle_7" style:family="table-cell" style:parent-style-name="Default">
      <style:table-cell-properties fo:background-color="transparent"/>
      <style:text-properties fo:color="#ff0000"/>
    </style:style>
    <style:style style:name="ConditionalStyle_5f_8" style:display-name="ConditionalStyle_8" style:family="table-cell" style:parent-style-name="Default">
      <style:table-cell-properties fo:background-color="#b7e1cd"/>
      <style:text-properties fo:color="#009900"/>
    </style:style>
    <style:style style:name="ConditionalStyle_5f_9" style:display-name="ConditionalStyle_9" style:family="table-cell" style:parent-style-name="Default">
      <style:table-cell-properties fo:background-color="#f4cccc"/>
      <style:text-properties fo:color="#980000"/>
    </style:style>
    <style:style style:name="ConditionalStyle_5f_10" style:display-name="ConditionalStyle_10" style:family="table-cell" style:parent-style-name="Default">
      <style:table-cell-properties fo:background-color="transparent"/>
      <style:text-properties fo:color="#0c343d"/>
    </style:style>
    <style:style style:name="ConditionalStyle_5f_11" style:display-name="ConditionalStyle_11" style:family="table-cell" style:parent-style-name="Default">
      <style:table-cell-properties fo:background-color="transparent"/>
      <style:text-properties fo:color="#1c1c9c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434343"/>
    </style:style>
    <style:style style:name="ConditionalStyle_5f_13" style:display-name="ConditionalStyle_13" style:family="table-cell" style:parent-style-name="Default">
      <style:table-cell-properties fo:background-color="transparent"/>
      <style:text-properties fo:color="#0b0b8f"/>
    </style:style>
    <style:style style:name="ConditionalStyle_5f_14" style:display-name="ConditionalStyle_14" style:family="table-cell" style:parent-style-name="Default">
      <style:table-cell-properties fo:background-color="#ff0000"/>
      <style:text-properties fo:color="#ff0000"/>
    </style:style>
    <style:style style:name="ConditionalStyle_5f_15" style:display-name="ConditionalStyle_15" style:family="table-cell" style:parent-style-name="Default">
      <style:table-cell-properties fo:background-color="#00ff00"/>
      <style:text-properties fo:color="#00ff00"/>
    </style:style>
    <style:style style:name="ConditionalStyle_5f_16" style:display-name="ConditionalStyle_16" style:family="table-cell" style:parent-style-name="Default">
      <style:table-cell-properties fo:background-color="#fff2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URAUD" style:display-name="PageStyle_EURAU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11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389cm" svg:height="9.816cm" xlink:href=".." xlink:type="simple" chart:class="chart:line" chart:style-name="ch1">
        <chart:legend chart:legend-position="end" svg:x="14.955cm" svg:y="4.36cm" style:legend-expansion="high" chart:style-name="ch2"/>
        <chart:plot-area chart:style-name="ch3" table:cell-range-address="EURAUD.J4:EURAUD.K1000" chart:data-source-has-labels="row" svg:x="0.367cm" svg:y="0.196cm" svg:width="14.221cm" svg:height="9.424cm">
          <chartooo:coordinate-region svg:x="1.209cm" svg:y="0.395cm" svg:width="13.379cm" svg:height="9.0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URAUD.J5:EURAUD.J1000" chart:label-cell-address="EURAUD.J4:EURAUD.J4" chart:class="chart:line">
            <chart:data-point chart:repeated="996"/>
          </chart:series>
          <chart:series chart:style-name="ch8" chart:values-cell-range-address="EURAUD.K5:EURAUD.K1000" chart:label-cell-address="EURAUD.K4:EURAUD.K4" chart:class="chart:line">
            <chart:data-point chart:repeated="9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Gain (%)</text:p>
                <draw:g>
                  <svg:desc>EURAUD.J4:EURAUD.J4</svg:desc>
                </draw:g>
              </table:table-cell>
              <table:table-cell office:value-type="string">
                <text:p>Drawdown (%)</text:p>
                <draw:g>
                  <svg:desc>EURAUD.K4:EURAUD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">
                <text:p>-0.02</text:p>
                <draw:g>
                  <svg:desc>EURAUD.J5:EURAUD.J1000</svg:desc>
                </draw:g>
              </table:table-cell>
              <table:table-cell office:value-type="float" office:value="-0.02">
                <text:p>-0.02</text:p>
                <draw:g>
                  <svg:desc>EURAUD.K5:EURAUD.K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29525862068967">
                <text:p>0.0062952586206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38306465517242">
                <text:p>-0.0138306465517242</text:p>
              </table:table-cell>
              <table:table-cell office:value-type="float" office:value="-0.0200000000000001">
                <text:p>-0.020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396895301724144">
                <text:p>-0.00396895301724144</text:p>
              </table:table-cell>
              <table:table-cell office:value-type="float" office:value="-0.0102000000000001">
                <text:p>-0.0102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7384190705348">
                <text:p>0.0207384190705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2093791862637">
                <text:p>0.047209379186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2093791862637">
                <text:p>0.047209379186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2651916025385">
                <text:p>0.0262651916025385</text:p>
              </table:table-cell>
              <table:table-cell office:value-type="float" office:value="-0.0199999999999999">
                <text:p>-0.019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73988777048762">
                <text:p>0.00573988777048762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43749099849221">
                <text:p>-0.0143749099849221</text:p>
              </table:table-cell>
              <table:table-cell office:value-type="float" office:value="-0.058808">
                <text:p>-0.058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4050480919621">
                <text:p>0.0154050480919621</text:p>
              </table:table-cell>
              <table:table-cell office:value-type="float" office:value="-0.0303705559999999">
                <text:p>-0.030370555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56408767870382">
                <text:p>0.0656408767870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389cm" svg:height="9.816cm" xlink:href=".." xlink:type="simple" chart:class="chart:line" chart:style-name="ch1">
        <chart:legend chart:legend-position="end" svg:x="15.775cm" svg:y="4.609cm" style:legend-expansion="high" chart:style-name="ch2"/>
        <chart:plot-area chart:style-name="ch3" table:cell-range-address="EURAUD.I5:EURAUD.I1000" chart:data-source-has-labels="row" svg:x="0.367cm" svg:y="0.196cm" svg:width="15.041cm" svg:height="9.424cm">
          <chartooo:coordinate-region svg:x="1.315cm" svg:y="0.196cm" svg:width="14.093cm" svg:height="8.5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URAUD.I6:EURAUD.I1000" chart:label-cell-address="EURAUD.I5:EURAUD.I5" chart:class="chart:line">
            <chart:data-point chart:repeated="9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9,800.00</text:p>
                <draw:g>
                  <svg:desc>EURAUD.I5:EURAUD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62.9525862069">
                <text:p>10062.9525862069</text:p>
                <draw:g>
                  <svg:desc>EURAUD.I6:EURAUD.I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61.69353448276">
                <text:p>9861.69353448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60.31046982759">
                <text:p>9960.31046982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07.3841907053">
                <text:p>10207.3841907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72.0937918626">
                <text:p>10472.0937918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72.0937918626">
                <text:p>10472.0937918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62.6519160254">
                <text:p>10262.6519160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57.3988777049">
                <text:p>10057.3988777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56.25090015078">
                <text:p>9856.25090015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54.0504809196">
                <text:p>10154.0504809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56.4087678704">
                <text:p>10656.4087678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